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7571in"/>
    </style:style>
    <style:style style:name="co2" style:family="table-column">
      <style:table-column-properties fo:break-before="auto" style:column-width="0.928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2.9291in"/>
    </style:style>
    <style:style style:name="co5" style:family="table-column">
      <style:table-column-properties fo:break-before="auto" style:column-width="2.7909in"/>
    </style:style>
    <style:style style:name="co6" style:family="table-column">
      <style:table-column-properties fo:break-before="auto" style:column-width="3.3429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2.722in"/>
    </style:style>
    <style:style style:name="co9" style:family="table-column">
      <style:table-column-properties fo:break-before="auto" style:column-width="1.2728in"/>
    </style:style>
    <style:style style:name="co10" style:family="table-column">
      <style:table-column-properties fo:break-before="auto" style:column-width="3.2744in"/>
    </style:style>
    <style:style style:name="co11" style:family="table-column">
      <style:table-column-properties fo:break-before="auto" style:column-width="3.1362in"/>
    </style:style>
    <style:style style:name="co12" style:family="table-column">
      <style:table-column-properties fo:break-before="auto" style:column-width="3.688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7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column table:style-name="co6" table:default-cell-style-name="Default"/>
        <table:table-column table:style-name="co3" table:number-columns-repeated="5" table:default-cell-style-name="Default"/>
        <table:table-column table:style-name="co6" table:default-cell-style-name="Default"/>
        <table:table-column table:style-name="co3" table:number-columns-repeated="24" table:default-cell-style-name="Default"/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empty-1/base</text:p>
          </table:table-cell>
          <table:table-cell table:number-columns-repeated="5"/>
          <table:table-cell office:value-type="string" calcext:value-type="string">
            <text:p>empty-1/mod-encoding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empty-1/max-1000-step-1000-size-50-deg-10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empty-1/max-1500-step-1500-size-50-deg-10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empty-1/max-500-step-500-size-50-deg-10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empty-1/max-1000-step-1000-size-50-deg-10-lbd-3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empty-1/max-1000-step-1000-size-50-deg-10-lbd-5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min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median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m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conflicts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ngadd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conflicts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ngadd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conflicts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ngadd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conflicts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ngadd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conflicts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ngadd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conflicts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ngadd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conflicts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ngadd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conflicts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ngadd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conflicts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ngadd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conflicts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ngadded</text:p>
          </table:table-cell>
          <table:table-cell/>
        </table:table-row>
        <table:table-row table:style-name="ro1">
          <table:table-cell office:value-type="string" calcext:value-type="string">
            <text:p>blocks-strips-typed/instances/instance-22.lp</text:p>
          </table:table-cell>
          <table:table-cell office:value-type="float" office:value="1.1" calcext:value-type="float">
            <text:p>1.1</text:p>
          </table:table-cell>
          <table:table-cell office:value-type="float" office:value="0.883" calcext:value-type="float">
            <text:p>0.883</text:p>
          </table:table-cell>
          <table:table-cell office:value-type="float" office:value="1755" calcext:value-type="float">
            <text:p>1755</text:p>
          </table:table-cell>
          <table:table-cell office:value-type="float" office:value="901" calcext:value-type="float">
            <text:p>90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.67" calcext:value-type="float">
            <text:p>3.67</text:p>
          </table:table-cell>
          <table:table-cell office:value-type="float" office:value="3.166" calcext:value-type="float">
            <text:p>3.166</text:p>
          </table:table-cell>
          <table:table-cell office:value-type="float" office:value="4504" calcext:value-type="float">
            <text:p>4504</text:p>
          </table:table-cell>
          <table:table-cell office:value-type="float" office:value="2454" calcext:value-type="float">
            <text:p>2454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4.43" calcext:value-type="float">
            <text:p>4.43</text:p>
          </table:table-cell>
          <table:table-cell office:value-type="float" office:value="3.678" calcext:value-type="float">
            <text:p>3.678</text:p>
          </table:table-cell>
          <table:table-cell office:value-type="float" office:value="4456" calcext:value-type="float">
            <text:p>4456</text:p>
          </table:table-cell>
          <table:table-cell office:value-type="float" office:value="2805" calcext:value-type="float">
            <text:p>2805</text:p>
          </table:table-cell>
          <table:table-cell office:value-type="float" office:value="97" calcext:value-type="float">
            <text:p>97</text:p>
          </table:table-cell>
          <table:table-cell office:value-type="float" office:value="659" calcext:value-type="float">
            <text:p>659</text:p>
          </table:table-cell>
          <table:table-cell office:value-type="float" office:value="4.18" calcext:value-type="float">
            <text:p>4.18</text:p>
          </table:table-cell>
          <table:table-cell office:value-type="float" office:value="3.556" calcext:value-type="float">
            <text:p>3.556</text:p>
          </table:table-cell>
          <table:table-cell office:value-type="float" office:value="4468" calcext:value-type="float">
            <text:p>4468</text:p>
          </table:table-cell>
          <table:table-cell office:value-type="float" office:value="2801" calcext:value-type="float">
            <text:p>2801</text:p>
          </table:table-cell>
          <table:table-cell office:value-type="float" office:value="88" calcext:value-type="float">
            <text:p>88</text:p>
          </table:table-cell>
          <table:table-cell office:value-type="float" office:value="502" calcext:value-type="float">
            <text:p>502</text:p>
          </table:table-cell>
          <table:table-cell office:value-type="float" office:value="3.68" calcext:value-type="float">
            <text:p>3.68</text:p>
          </table:table-cell>
          <table:table-cell office:value-type="float" office:value="3.203" calcext:value-type="float">
            <text:p>3.203</text:p>
          </table:table-cell>
          <table:table-cell office:value-type="float" office:value="4510" calcext:value-type="float">
            <text:p>4510</text:p>
          </table:table-cell>
          <table:table-cell office:value-type="float" office:value="2840" calcext:value-type="float">
            <text:p>2840</text:p>
          </table:table-cell>
          <table:table-cell office:value-type="float" office:value="81" calcext:value-type="float">
            <text:p>81</text:p>
          </table:table-cell>
          <table:table-cell office:value-type="float" office:value="302" calcext:value-type="float">
            <text:p>302</text:p>
          </table:table-cell>
          <table:table-cell office:value-type="float" office:value="3.58" calcext:value-type="float">
            <text:p>3.58</text:p>
          </table:table-cell>
          <table:table-cell office:value-type="float" office:value="3.124" calcext:value-type="float">
            <text:p>3.124</text:p>
          </table:table-cell>
          <table:table-cell office:value-type="float" office:value="3791" calcext:value-type="float">
            <text:p>3791</text:p>
          </table:table-cell>
          <table:table-cell office:value-type="float" office:value="2240" calcext:value-type="float">
            <text:p>2240</text:p>
          </table:table-cell>
          <table:table-cell office:value-type="float" office:value="81" calcext:value-type="float">
            <text:p>81</text:p>
          </table:table-cell>
          <table:table-cell office:value-type="float" office:value="203" calcext:value-type="float">
            <text:p>203</text:p>
          </table:table-cell>
          <table:table-cell office:value-type="float" office:value="3.86" calcext:value-type="float">
            <text:p>3.86</text:p>
          </table:table-cell>
          <table:table-cell office:value-type="float" office:value="3.302" calcext:value-type="float">
            <text:p>3.302</text:p>
          </table:table-cell>
          <table:table-cell office:value-type="float" office:value="3731" calcext:value-type="float">
            <text:p>3731</text:p>
          </table:table-cell>
          <table:table-cell office:value-type="float" office:value="2427" calcext:value-type="float">
            <text:p>2427</text:p>
          </table:table-cell>
          <table:table-cell office:value-type="float" office:value="81" calcext:value-type="float">
            <text:p>81</text:p>
          </table:table-cell>
          <table:table-cell office:value-type="float" office:value="359" calcext:value-type="float">
            <text:p>359</text:p>
          </table:table-cell>
          <table:table-cell table:formula="of:=MIN([.$H3];[#REF!];[.$N3];[#REF!];[.$T3];[#REF!];[.$Z3];[#REF!];[.$AF3];[#REF!];[.$AL3];[#REF!])" office:value-type="string" office:string-value="" calcext:value-type="error">
            <text:p>#REF!</text:p>
          </table:table-cell>
          <table:table-cell table:formula="of:=MIN([.$I3];[#REF!];[.$O3];[#REF!];[.$U3];[#REF!];[.$AA3];[#REF!];[.$AG3];[#REF!];[.$AM3];[#REF!])" office:value-type="string" office:string-value="" calcext:value-type="error">
            <text:p>#REF!</text:p>
          </table:table-cell>
          <table:table-cell table:formula="of:=MIN([.$J3];[#REF!];[.$P3];[#REF!];[.$V3];[#REF!];[.$AB3];[#REF!];[.$AH3];[#REF!];[.$AN3];[#REF!])" office:value-type="string" office:string-value="" calcext:value-type="error">
            <text:p>#REF!</text:p>
          </table:table-cell>
          <table:table-cell table:formula="of:=MIN([.$K3];[#REF!];[.$Q3];[#REF!];[.$W3];[#REF!];[.$AC3];[#REF!];[.$AI3];[#REF!];[.$AO3];[#REF!])" office:value-type="string" office:string-value="" calcext:value-type="error">
            <text:p>#REF!</text:p>
          </table:table-cell>
          <table:table-cell table:formula="of:=MIN([.$L3];[#REF!];[.$R3];[#REF!];[.$X3];[#REF!];[.$AD3];[#REF!];[.$AJ3];[#REF!];[.$AP3];[#REF!])" office:value-type="string" office:string-value="" calcext:value-type="error">
            <text:p>#REF!</text:p>
          </table:table-cell>
          <table:table-cell table:formula="of:=MIN([.$M3];[#REF!];[.$S3];[#REF!];[.$Y3];[#REF!];[.$AE3];[#REF!];[.$AK3];[#REF!];[.$AQ3];[#REF!])" office:value-type="string" office:string-value="" calcext:value-type="error">
            <text:p>#REF!</text:p>
          </table:table-cell>
          <table:table-cell table:formula="of:=MEDIAN([.$H3];[#REF!];[.$N3];[#REF!];[.$T3];[#REF!];[.$Z3];[#REF!];[.$AF3];[#REF!];[.$AL3];[#REF!])" office:value-type="string" office:string-value="" calcext:value-type="error">
            <text:p>#REF!</text:p>
          </table:table-cell>
          <table:table-cell table:formula="of:=MEDIAN([.$I3];[#REF!];[.$O3];[#REF!];[.$U3];[#REF!];[.$AA3];[#REF!];[.$AG3];[#REF!];[.$AM3];[#REF!])" office:value-type="string" office:string-value="" calcext:value-type="error">
            <text:p>#REF!</text:p>
          </table:table-cell>
          <table:table-cell table:formula="of:=MEDIAN([.$J3];[#REF!];[.$P3];[#REF!];[.$V3];[#REF!];[.$AB3];[#REF!];[.$AH3];[#REF!];[.$AN3];[#REF!])" office:value-type="string" office:string-value="" calcext:value-type="error">
            <text:p>#REF!</text:p>
          </table:table-cell>
          <table:table-cell table:formula="of:=MEDIAN([.$K3];[#REF!];[.$Q3];[#REF!];[.$W3];[#REF!];[.$AC3];[#REF!];[.$AI3];[#REF!];[.$AO3];[#REF!])" office:value-type="string" office:string-value="" calcext:value-type="error">
            <text:p>#REF!</text:p>
          </table:table-cell>
          <table:table-cell table:formula="of:=MEDIAN([.$L3];[#REF!];[.$R3];[#REF!];[.$X3];[#REF!];[.$AD3];[#REF!];[.$AJ3];[#REF!];[.$AP3];[#REF!])" office:value-type="string" office:string-value="" calcext:value-type="error">
            <text:p>#REF!</text:p>
          </table:table-cell>
          <table:table-cell table:formula="of:=MEDIAN([.$M3];[#REF!];[.$S3];[#REF!];[.$Y3];[#REF!];[.$AE3];[#REF!];[.$AK3];[#REF!];[.$AQ3];[#REF!])" office:value-type="string" office:string-value="" calcext:value-type="error">
            <text:p>#REF!</text:p>
          </table:table-cell>
          <table:table-cell table:formula="of:=MAX([.$H3];[#REF!];[.$N3];[#REF!];[.$T3];[#REF!];[.$Z3];[#REF!];[.$AF3];[#REF!];[.$AL3];[#REF!])" office:value-type="string" office:string-value="" calcext:value-type="error">
            <text:p>#REF!</text:p>
          </table:table-cell>
          <table:table-cell table:formula="of:=MAX([.$I3];[#REF!];[.$O3];[#REF!];[.$U3];[#REF!];[.$AA3];[#REF!];[.$AG3];[#REF!];[.$AM3];[#REF!])" office:value-type="string" office:string-value="" calcext:value-type="error">
            <text:p>#REF!</text:p>
          </table:table-cell>
          <table:table-cell table:formula="of:=MAX([.$J3];[#REF!];[.$P3];[#REF!];[.$V3];[#REF!];[.$AB3];[#REF!];[.$AH3];[#REF!];[.$AN3];[#REF!])" office:value-type="string" office:string-value="" calcext:value-type="error">
            <text:p>#REF!</text:p>
          </table:table-cell>
          <table:table-cell table:formula="of:=MAX([.$K3];[#REF!];[.$Q3];[#REF!];[.$W3];[#REF!];[.$AC3];[#REF!];[.$AI3];[#REF!];[.$AO3];[#REF!])" office:value-type="string" office:string-value="" calcext:value-type="error">
            <text:p>#REF!</text:p>
          </table:table-cell>
          <table:table-cell table:formula="of:=MAX([.$L3];[#REF!];[.$R3];[#REF!];[.$X3];[#REF!];[.$AD3];[#REF!];[.$AJ3];[#REF!];[.$AP3];[#REF!])" office:value-type="string" office:string-value="" calcext:value-type="error">
            <text:p>#REF!</text:p>
          </table:table-cell>
          <table:table-cell table:formula="of:=MAX([.$M3];[#REF!];[.$S3];[#REF!];[.$Y3];[#REF!];[.$AE3];[#REF!];[.$AK3];[#REF!];[.$AQ3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blocks-strips-typed/instances/instance-24.lp</text:p>
          </table:table-cell>
          <table:table-cell office:value-type="float" office:value="1.18" calcext:value-type="float">
            <text:p>1.18</text:p>
          </table:table-cell>
          <table:table-cell office:value-type="float" office:value="0.936" calcext:value-type="float">
            <text:p>0.936</text:p>
          </table:table-cell>
          <table:table-cell office:value-type="float" office:value="687" calcext:value-type="float">
            <text:p>687</text:p>
          </table:table-cell>
          <table:table-cell office:value-type="float" office:value="286" calcext:value-type="float">
            <text:p>286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3.05" calcext:value-type="float">
            <text:p>3.05</text:p>
          </table:table-cell>
          <table:table-cell office:value-type="float" office:value="2.664" calcext:value-type="float">
            <text:p>2.664</text:p>
          </table:table-cell>
          <table:table-cell office:value-type="float" office:value="2052" calcext:value-type="float">
            <text:p>2052</text:p>
          </table:table-cell>
          <table:table-cell office:value-type="float" office:value="1001" calcext:value-type="float">
            <text:p>100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2.93" calcext:value-type="float">
            <text:p>2.93</text:p>
          </table:table-cell>
          <table:table-cell office:value-type="float" office:value="2.592" calcext:value-type="float">
            <text:p>2.592</text:p>
          </table:table-cell>
          <table:table-cell office:value-type="float" office:value="1251" calcext:value-type="float">
            <text:p>1251</text:p>
          </table:table-cell>
          <table:table-cell office:value-type="float" office:value="506" calcext:value-type="float">
            <text:p>506</text:p>
          </table:table-cell>
          <table:table-cell office:value-type="float" office:value="75" calcext:value-type="float">
            <text:p>75</text:p>
          </table:table-cell>
          <table:table-cell office:value-type="float" office:value="118" calcext:value-type="float">
            <text:p>118</text:p>
          </table:table-cell>
          <table:table-cell office:value-type="float" office:value="2.95" calcext:value-type="float">
            <text:p>2.95</text:p>
          </table:table-cell>
          <table:table-cell office:value-type="float" office:value="2.605" calcext:value-type="float">
            <text:p>2.605</text:p>
          </table:table-cell>
          <table:table-cell office:value-type="float" office:value="1251" calcext:value-type="float">
            <text:p>1251</text:p>
          </table:table-cell>
          <table:table-cell office:value-type="float" office:value="506" calcext:value-type="float">
            <text:p>506</text:p>
          </table:table-cell>
          <table:table-cell office:value-type="float" office:value="71" calcext:value-type="float">
            <text:p>71</text:p>
          </table:table-cell>
          <table:table-cell office:value-type="float" office:value="118" calcext:value-type="float">
            <text:p>118</text:p>
          </table:table-cell>
          <table:table-cell office:value-type="float" office:value="2.76" calcext:value-type="float">
            <text:p>2.76</text:p>
          </table:table-cell>
          <table:table-cell office:value-type="float" office:value="2.455" calcext:value-type="float">
            <text:p>2.455</text:p>
          </table:table-cell>
          <table:table-cell office:value-type="float" office:value="1251" calcext:value-type="float">
            <text:p>1251</text:p>
          </table:table-cell>
          <table:table-cell office:value-type="float" office:value="506" calcext:value-type="float">
            <text:p>506</text:p>
          </table:table-cell>
          <table:table-cell office:value-type="float" office:value="71" calcext:value-type="float">
            <text:p>71</text:p>
          </table:table-cell>
          <table:table-cell office:value-type="float" office:value="118" calcext:value-type="float">
            <text:p>118</text:p>
          </table:table-cell>
          <table:table-cell office:value-type="float" office:value="2.86" calcext:value-type="float">
            <text:p>2.86</text:p>
          </table:table-cell>
          <table:table-cell office:value-type="float" office:value="2.551" calcext:value-type="float">
            <text:p>2.551</text:p>
          </table:table-cell>
          <table:table-cell office:value-type="float" office:value="1293" calcext:value-type="float">
            <text:p>1293</text:p>
          </table:table-cell>
          <table:table-cell office:value-type="float" office:value="535" calcext:value-type="float">
            <text:p>535</text:p>
          </table:table-cell>
          <table:table-cell office:value-type="float" office:value="70" calcext:value-type="float">
            <text:p>70</text:p>
          </table:table-cell>
          <table:table-cell office:value-type="float" office:value="82" calcext:value-type="float">
            <text:p>82</text:p>
          </table:table-cell>
          <table:table-cell office:value-type="float" office:value="2.92" calcext:value-type="float">
            <text:p>2.92</text:p>
          </table:table-cell>
          <table:table-cell office:value-type="float" office:value="2.6" calcext:value-type="float">
            <text:p>2.6</text:p>
          </table:table-cell>
          <table:table-cell office:value-type="float" office:value="1251" calcext:value-type="float">
            <text:p>1251</text:p>
          </table:table-cell>
          <table:table-cell office:value-type="float" office:value="506" calcext:value-type="float">
            <text:p>506</text:p>
          </table:table-cell>
          <table:table-cell office:value-type="float" office:value="75" calcext:value-type="float">
            <text:p>75</text:p>
          </table:table-cell>
          <table:table-cell office:value-type="float" office:value="114" calcext:value-type="float">
            <text:p>114</text:p>
          </table:table-cell>
          <table:table-cell table:formula="of:=MIN([.$H4];[#REF!];[.$N4];[#REF!];[.$T4];[#REF!];[.$Z4];[#REF!];[.$AF4];[#REF!];[.$AL4];[#REF!])" office:value-type="string" office:string-value="" calcext:value-type="error">
            <text:p>#REF!</text:p>
          </table:table-cell>
          <table:table-cell table:formula="of:=MIN([.$I4];[#REF!];[.$O4];[#REF!];[.$U4];[#REF!];[.$AA4];[#REF!];[.$AG4];[#REF!];[.$AM4];[#REF!])" office:value-type="string" office:string-value="" calcext:value-type="error">
            <text:p>#REF!</text:p>
          </table:table-cell>
          <table:table-cell table:formula="of:=MIN([.$J4];[#REF!];[.$P4];[#REF!];[.$V4];[#REF!];[.$AB4];[#REF!];[.$AH4];[#REF!];[.$AN4];[#REF!])" office:value-type="string" office:string-value="" calcext:value-type="error">
            <text:p>#REF!</text:p>
          </table:table-cell>
          <table:table-cell table:formula="of:=MIN([.$K4];[#REF!];[.$Q4];[#REF!];[.$W4];[#REF!];[.$AC4];[#REF!];[.$AI4];[#REF!];[.$AO4];[#REF!])" office:value-type="string" office:string-value="" calcext:value-type="error">
            <text:p>#REF!</text:p>
          </table:table-cell>
          <table:table-cell table:formula="of:=MIN([.$L4];[#REF!];[.$R4];[#REF!];[.$X4];[#REF!];[.$AD4];[#REF!];[.$AJ4];[#REF!];[.$AP4];[#REF!])" office:value-type="string" office:string-value="" calcext:value-type="error">
            <text:p>#REF!</text:p>
          </table:table-cell>
          <table:table-cell table:formula="of:=MIN([.$M4];[#REF!];[.$S4];[#REF!];[.$Y4];[#REF!];[.$AE4];[#REF!];[.$AK4];[#REF!];[.$AQ4];[#REF!])" office:value-type="string" office:string-value="" calcext:value-type="error">
            <text:p>#REF!</text:p>
          </table:table-cell>
          <table:table-cell table:formula="of:=MEDIAN([.$H4];[#REF!];[.$N4];[#REF!];[.$T4];[#REF!];[.$Z4];[#REF!];[.$AF4];[#REF!];[.$AL4];[#REF!])" office:value-type="string" office:string-value="" calcext:value-type="error">
            <text:p>#REF!</text:p>
          </table:table-cell>
          <table:table-cell table:formula="of:=MEDIAN([.$I4];[#REF!];[.$O4];[#REF!];[.$U4];[#REF!];[.$AA4];[#REF!];[.$AG4];[#REF!];[.$AM4];[#REF!])" office:value-type="string" office:string-value="" calcext:value-type="error">
            <text:p>#REF!</text:p>
          </table:table-cell>
          <table:table-cell table:formula="of:=MEDIAN([.$J4];[#REF!];[.$P4];[#REF!];[.$V4];[#REF!];[.$AB4];[#REF!];[.$AH4];[#REF!];[.$AN4];[#REF!])" office:value-type="string" office:string-value="" calcext:value-type="error">
            <text:p>#REF!</text:p>
          </table:table-cell>
          <table:table-cell table:formula="of:=MEDIAN([.$K4];[#REF!];[.$Q4];[#REF!];[.$W4];[#REF!];[.$AC4];[#REF!];[.$AI4];[#REF!];[.$AO4];[#REF!])" office:value-type="string" office:string-value="" calcext:value-type="error">
            <text:p>#REF!</text:p>
          </table:table-cell>
          <table:table-cell table:formula="of:=MEDIAN([.$L4];[#REF!];[.$R4];[#REF!];[.$X4];[#REF!];[.$AD4];[#REF!];[.$AJ4];[#REF!];[.$AP4];[#REF!])" office:value-type="string" office:string-value="" calcext:value-type="error">
            <text:p>#REF!</text:p>
          </table:table-cell>
          <table:table-cell table:formula="of:=MEDIAN([.$M4];[#REF!];[.$S4];[#REF!];[.$Y4];[#REF!];[.$AE4];[#REF!];[.$AK4];[#REF!];[.$AQ4];[#REF!])" office:value-type="string" office:string-value="" calcext:value-type="error">
            <text:p>#REF!</text:p>
          </table:table-cell>
          <table:table-cell table:formula="of:=MAX([.$H4];[#REF!];[.$N4];[#REF!];[.$T4];[#REF!];[.$Z4];[#REF!];[.$AF4];[#REF!];[.$AL4];[#REF!])" office:value-type="string" office:string-value="" calcext:value-type="error">
            <text:p>#REF!</text:p>
          </table:table-cell>
          <table:table-cell table:formula="of:=MAX([.$I4];[#REF!];[.$O4];[#REF!];[.$U4];[#REF!];[.$AA4];[#REF!];[.$AG4];[#REF!];[.$AM4];[#REF!])" office:value-type="string" office:string-value="" calcext:value-type="error">
            <text:p>#REF!</text:p>
          </table:table-cell>
          <table:table-cell table:formula="of:=MAX([.$J4];[#REF!];[.$P4];[#REF!];[.$V4];[#REF!];[.$AB4];[#REF!];[.$AH4];[#REF!];[.$AN4];[#REF!])" office:value-type="string" office:string-value="" calcext:value-type="error">
            <text:p>#REF!</text:p>
          </table:table-cell>
          <table:table-cell table:formula="of:=MAX([.$K4];[#REF!];[.$Q4];[#REF!];[.$W4];[#REF!];[.$AC4];[#REF!];[.$AI4];[#REF!];[.$AO4];[#REF!])" office:value-type="string" office:string-value="" calcext:value-type="error">
            <text:p>#REF!</text:p>
          </table:table-cell>
          <table:table-cell table:formula="of:=MAX([.$L4];[#REF!];[.$R4];[#REF!];[.$X4];[#REF!];[.$AD4];[#REF!];[.$AJ4];[#REF!];[.$AP4];[#REF!])" office:value-type="string" office:string-value="" calcext:value-type="error">
            <text:p>#REF!</text:p>
          </table:table-cell>
          <table:table-cell table:formula="of:=MAX([.$M4];[#REF!];[.$S4];[#REF!];[.$Y4];[#REF!];[.$AE4];[#REF!];[.$AK4];[#REF!];[.$AQ4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blocks-strips-typed/instances/instance-25.lp</text:p>
          </table:table-cell>
          <table:table-cell office:value-type="float" office:value="1.48" calcext:value-type="float">
            <text:p>1.48</text:p>
          </table:table-cell>
          <table:table-cell office:value-type="float" office:value="1.193" calcext:value-type="float">
            <text:p>1.193</text:p>
          </table:table-cell>
          <table:table-cell office:value-type="float" office:value="1699" calcext:value-type="float">
            <text:p>1699</text:p>
          </table:table-cell>
          <table:table-cell office:value-type="float" office:value="806" calcext:value-type="float">
            <text:p>806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3.83" calcext:value-type="float">
            <text:p>3.83</text:p>
          </table:table-cell>
          <table:table-cell office:value-type="float" office:value="3.369" calcext:value-type="float">
            <text:p>3.369</text:p>
          </table:table-cell>
          <table:table-cell office:value-type="float" office:value="2720" calcext:value-type="float">
            <text:p>2720</text:p>
          </table:table-cell>
          <table:table-cell office:value-type="float" office:value="1226" calcext:value-type="float">
            <text:p>1226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4.15" calcext:value-type="float">
            <text:p>4.15</text:p>
          </table:table-cell>
          <table:table-cell office:value-type="float" office:value="3.691" calcext:value-type="float">
            <text:p>3.691</text:p>
          </table:table-cell>
          <table:table-cell office:value-type="float" office:value="2886" calcext:value-type="float">
            <text:p>2886</text:p>
          </table:table-cell>
          <table:table-cell office:value-type="float" office:value="1720" calcext:value-type="float">
            <text:p>1720</text:p>
          </table:table-cell>
          <table:table-cell office:value-type="float" office:value="95" calcext:value-type="float">
            <text:p>95</text:p>
          </table:table-cell>
          <table:table-cell office:value-type="float" office:value="299" calcext:value-type="float">
            <text:p>299</text:p>
          </table:table-cell>
          <table:table-cell office:value-type="float" office:value="4.54" calcext:value-type="float">
            <text:p>4.54</text:p>
          </table:table-cell>
          <table:table-cell office:value-type="float" office:value="4.055" calcext:value-type="float">
            <text:p>4.055</text:p>
          </table:table-cell>
          <table:table-cell office:value-type="float" office:value="2886" calcext:value-type="float">
            <text:p>2886</text:p>
          </table:table-cell>
          <table:table-cell office:value-type="float" office:value="1720" calcext:value-type="float">
            <text:p>1720</text:p>
          </table:table-cell>
          <table:table-cell office:value-type="float" office:value="96" calcext:value-type="float">
            <text:p>96</text:p>
          </table:table-cell>
          <table:table-cell office:value-type="float" office:value="299" calcext:value-type="float">
            <text:p>299</text:p>
          </table:table-cell>
          <table:table-cell office:value-type="float" office:value="4.09" calcext:value-type="float">
            <text:p>4.09</text:p>
          </table:table-cell>
          <table:table-cell office:value-type="float" office:value="3.566" calcext:value-type="float">
            <text:p>3.566</text:p>
          </table:table-cell>
          <table:table-cell office:value-type="float" office:value="2575" calcext:value-type="float">
            <text:p>2575</text:p>
          </table:table-cell>
          <table:table-cell office:value-type="float" office:value="1413" calcext:value-type="float">
            <text:p>1413</text:p>
          </table:table-cell>
          <table:table-cell office:value-type="float" office:value="94" calcext:value-type="float">
            <text:p>94</text:p>
          </table:table-cell>
          <table:table-cell office:value-type="float" office:value="222" calcext:value-type="float">
            <text:p>222</text:p>
          </table:table-cell>
          <table:table-cell office:value-type="float" office:value="4.08" calcext:value-type="float">
            <text:p>4.08</text:p>
          </table:table-cell>
          <table:table-cell office:value-type="float" office:value="3.595" calcext:value-type="float">
            <text:p>3.595</text:p>
          </table:table-cell>
          <table:table-cell office:value-type="float" office:value="2538" calcext:value-type="float">
            <text:p>2538</text:p>
          </table:table-cell>
          <table:table-cell office:value-type="float" office:value="1367" calcext:value-type="float">
            <text:p>1367</text:p>
          </table:table-cell>
          <table:table-cell office:value-type="float" office:value="92" calcext:value-type="float">
            <text:p>92</text:p>
          </table:table-cell>
          <table:table-cell office:value-type="float" office:value="193" calcext:value-type="float">
            <text:p>193</text:p>
          </table:table-cell>
          <table:table-cell office:value-type="float" office:value="4.03" calcext:value-type="float">
            <text:p>4.03</text:p>
          </table:table-cell>
          <table:table-cell office:value-type="float" office:value="3.518" calcext:value-type="float">
            <text:p>3.518</text:p>
          </table:table-cell>
          <table:table-cell office:value-type="float" office:value="2223" calcext:value-type="float">
            <text:p>2223</text:p>
          </table:table-cell>
          <table:table-cell office:value-type="float" office:value="1183" calcext:value-type="float">
            <text:p>1183</text:p>
          </table:table-cell>
          <table:table-cell office:value-type="float" office:value="94" calcext:value-type="float">
            <text:p>94</text:p>
          </table:table-cell>
          <table:table-cell office:value-type="float" office:value="290" calcext:value-type="float">
            <text:p>290</text:p>
          </table:table-cell>
          <table:table-cell table:formula="of:=MIN([.$H5];[#REF!];[.$N5];[#REF!];[.$T5];[#REF!];[.$Z5];[#REF!];[.$AF5];[#REF!];[.$AL5];[#REF!])" office:value-type="string" office:string-value="" calcext:value-type="error">
            <text:p>#REF!</text:p>
          </table:table-cell>
          <table:table-cell table:formula="of:=MIN([.$I5];[#REF!];[.$O5];[#REF!];[.$U5];[#REF!];[.$AA5];[#REF!];[.$AG5];[#REF!];[.$AM5];[#REF!])" office:value-type="string" office:string-value="" calcext:value-type="error">
            <text:p>#REF!</text:p>
          </table:table-cell>
          <table:table-cell table:formula="of:=MIN([.$J5];[#REF!];[.$P5];[#REF!];[.$V5];[#REF!];[.$AB5];[#REF!];[.$AH5];[#REF!];[.$AN5];[#REF!])" office:value-type="string" office:string-value="" calcext:value-type="error">
            <text:p>#REF!</text:p>
          </table:table-cell>
          <table:table-cell table:formula="of:=MIN([.$K5];[#REF!];[.$Q5];[#REF!];[.$W5];[#REF!];[.$AC5];[#REF!];[.$AI5];[#REF!];[.$AO5];[#REF!])" office:value-type="string" office:string-value="" calcext:value-type="error">
            <text:p>#REF!</text:p>
          </table:table-cell>
          <table:table-cell table:formula="of:=MIN([.$L5];[#REF!];[.$R5];[#REF!];[.$X5];[#REF!];[.$AD5];[#REF!];[.$AJ5];[#REF!];[.$AP5];[#REF!])" office:value-type="string" office:string-value="" calcext:value-type="error">
            <text:p>#REF!</text:p>
          </table:table-cell>
          <table:table-cell table:formula="of:=MIN([.$M5];[#REF!];[.$S5];[#REF!];[.$Y5];[#REF!];[.$AE5];[#REF!];[.$AK5];[#REF!];[.$AQ5];[#REF!])" office:value-type="string" office:string-value="" calcext:value-type="error">
            <text:p>#REF!</text:p>
          </table:table-cell>
          <table:table-cell table:formula="of:=MEDIAN([.$H5];[#REF!];[.$N5];[#REF!];[.$T5];[#REF!];[.$Z5];[#REF!];[.$AF5];[#REF!];[.$AL5];[#REF!])" office:value-type="string" office:string-value="" calcext:value-type="error">
            <text:p>#REF!</text:p>
          </table:table-cell>
          <table:table-cell table:formula="of:=MEDIAN([.$I5];[#REF!];[.$O5];[#REF!];[.$U5];[#REF!];[.$AA5];[#REF!];[.$AG5];[#REF!];[.$AM5];[#REF!])" office:value-type="string" office:string-value="" calcext:value-type="error">
            <text:p>#REF!</text:p>
          </table:table-cell>
          <table:table-cell table:formula="of:=MEDIAN([.$J5];[#REF!];[.$P5];[#REF!];[.$V5];[#REF!];[.$AB5];[#REF!];[.$AH5];[#REF!];[.$AN5];[#REF!])" office:value-type="string" office:string-value="" calcext:value-type="error">
            <text:p>#REF!</text:p>
          </table:table-cell>
          <table:table-cell table:formula="of:=MEDIAN([.$K5];[#REF!];[.$Q5];[#REF!];[.$W5];[#REF!];[.$AC5];[#REF!];[.$AI5];[#REF!];[.$AO5];[#REF!])" office:value-type="string" office:string-value="" calcext:value-type="error">
            <text:p>#REF!</text:p>
          </table:table-cell>
          <table:table-cell table:formula="of:=MEDIAN([.$L5];[#REF!];[.$R5];[#REF!];[.$X5];[#REF!];[.$AD5];[#REF!];[.$AJ5];[#REF!];[.$AP5];[#REF!])" office:value-type="string" office:string-value="" calcext:value-type="error">
            <text:p>#REF!</text:p>
          </table:table-cell>
          <table:table-cell table:formula="of:=MEDIAN([.$M5];[#REF!];[.$S5];[#REF!];[.$Y5];[#REF!];[.$AE5];[#REF!];[.$AK5];[#REF!];[.$AQ5];[#REF!])" office:value-type="string" office:string-value="" calcext:value-type="error">
            <text:p>#REF!</text:p>
          </table:table-cell>
          <table:table-cell table:formula="of:=MAX([.$H5];[#REF!];[.$N5];[#REF!];[.$T5];[#REF!];[.$Z5];[#REF!];[.$AF5];[#REF!];[.$AL5];[#REF!])" office:value-type="string" office:string-value="" calcext:value-type="error">
            <text:p>#REF!</text:p>
          </table:table-cell>
          <table:table-cell table:formula="of:=MAX([.$I5];[#REF!];[.$O5];[#REF!];[.$U5];[#REF!];[.$AA5];[#REF!];[.$AG5];[#REF!];[.$AM5];[#REF!])" office:value-type="string" office:string-value="" calcext:value-type="error">
            <text:p>#REF!</text:p>
          </table:table-cell>
          <table:table-cell table:formula="of:=MAX([.$J5];[#REF!];[.$P5];[#REF!];[.$V5];[#REF!];[.$AB5];[#REF!];[.$AH5];[#REF!];[.$AN5];[#REF!])" office:value-type="string" office:string-value="" calcext:value-type="error">
            <text:p>#REF!</text:p>
          </table:table-cell>
          <table:table-cell table:formula="of:=MAX([.$K5];[#REF!];[.$Q5];[#REF!];[.$W5];[#REF!];[.$AC5];[#REF!];[.$AI5];[#REF!];[.$AO5];[#REF!])" office:value-type="string" office:string-value="" calcext:value-type="error">
            <text:p>#REF!</text:p>
          </table:table-cell>
          <table:table-cell table:formula="of:=MAX([.$L5];[#REF!];[.$R5];[#REF!];[.$X5];[#REF!];[.$AD5];[#REF!];[.$AJ5];[#REF!];[.$AP5];[#REF!])" office:value-type="string" office:string-value="" calcext:value-type="error">
            <text:p>#REF!</text:p>
          </table:table-cell>
          <table:table-cell table:formula="of:=MAX([.$M5];[#REF!];[.$S5];[#REF!];[.$Y5];[#REF!];[.$AE5];[#REF!];[.$AK5];[#REF!];[.$AQ5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blocks-strips-typed/instances/instance-26.lp</text:p>
          </table:table-cell>
          <table:table-cell office:value-type="float" office:value="1.38" calcext:value-type="float">
            <text:p>1.38</text:p>
          </table:table-cell>
          <table:table-cell office:value-type="float" office:value="1.091" calcext:value-type="float">
            <text:p>1.091</text:p>
          </table:table-cell>
          <table:table-cell office:value-type="float" office:value="860" calcext:value-type="float">
            <text:p>860</text:p>
          </table:table-cell>
          <table:table-cell office:value-type="float" office:value="379" calcext:value-type="float">
            <text:p>379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3.64" calcext:value-type="float">
            <text:p>3.64</text:p>
          </table:table-cell>
          <table:table-cell office:value-type="float" office:value="3.223" calcext:value-type="float">
            <text:p>3.223</text:p>
          </table:table-cell>
          <table:table-cell office:value-type="float" office:value="1946" calcext:value-type="float">
            <text:p>1946</text:p>
          </table:table-cell>
          <table:table-cell office:value-type="float" office:value="846" calcext:value-type="float">
            <text:p>846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3.82" calcext:value-type="float">
            <text:p>3.82</text:p>
          </table:table-cell>
          <table:table-cell office:value-type="float" office:value="3.384" calcext:value-type="float">
            <text:p>3.384</text:p>
          </table:table-cell>
          <table:table-cell office:value-type="float" office:value="1477" calcext:value-type="float">
            <text:p>1477</text:p>
          </table:table-cell>
          <table:table-cell office:value-type="float" office:value="791" calcext:value-type="float">
            <text:p>791</text:p>
          </table:table-cell>
          <table:table-cell office:value-type="float" office:value="93" calcext:value-type="float">
            <text:p>93</text:p>
          </table:table-cell>
          <table:table-cell office:value-type="float" office:value="205" calcext:value-type="float">
            <text:p>205</text:p>
          </table:table-cell>
          <table:table-cell office:value-type="float" office:value="3.67" calcext:value-type="float">
            <text:p>3.67</text:p>
          </table:table-cell>
          <table:table-cell office:value-type="float" office:value="3.25" calcext:value-type="float">
            <text:p>3.25</text:p>
          </table:table-cell>
          <table:table-cell office:value-type="float" office:value="1477" calcext:value-type="float">
            <text:p>1477</text:p>
          </table:table-cell>
          <table:table-cell office:value-type="float" office:value="791" calcext:value-type="float">
            <text:p>791</text:p>
          </table:table-cell>
          <table:table-cell office:value-type="float" office:value="92" calcext:value-type="float">
            <text:p>92</text:p>
          </table:table-cell>
          <table:table-cell office:value-type="float" office:value="205" calcext:value-type="float">
            <text:p>205</text:p>
          </table:table-cell>
          <table:table-cell office:value-type="float" office:value="3.73" calcext:value-type="float">
            <text:p>3.73</text:p>
          </table:table-cell>
          <table:table-cell office:value-type="float" office:value="3.306" calcext:value-type="float">
            <text:p>3.306</text:p>
          </table:table-cell>
          <table:table-cell office:value-type="float" office:value="1419" calcext:value-type="float">
            <text:p>1419</text:p>
          </table:table-cell>
          <table:table-cell office:value-type="float" office:value="735" calcext:value-type="float">
            <text:p>735</text:p>
          </table:table-cell>
          <table:table-cell office:value-type="float" office:value="92" calcext:value-type="float">
            <text:p>92</text:p>
          </table:table-cell>
          <table:table-cell office:value-type="float" office:value="190" calcext:value-type="float">
            <text:p>190</text:p>
          </table:table-cell>
          <table:table-cell office:value-type="float" office:value="3.65" calcext:value-type="float">
            <text:p>3.65</text:p>
          </table:table-cell>
          <table:table-cell office:value-type="float" office:value="3.221" calcext:value-type="float">
            <text:p>3.221</text:p>
          </table:table-cell>
          <table:table-cell office:value-type="float" office:value="1356" calcext:value-type="float">
            <text:p>1356</text:p>
          </table:table-cell>
          <table:table-cell office:value-type="float" office:value="764" calcext:value-type="float">
            <text:p>764</text:p>
          </table:table-cell>
          <table:table-cell office:value-type="float" office:value="88" calcext:value-type="float">
            <text:p>88</text:p>
          </table:table-cell>
          <table:table-cell office:value-type="float" office:value="174" calcext:value-type="float">
            <text:p>174</text:p>
          </table:table-cell>
          <table:table-cell office:value-type="float" office:value="3.7" calcext:value-type="float">
            <text:p>3.7</text:p>
          </table:table-cell>
          <table:table-cell office:value-type="float" office:value="3.273" calcext:value-type="float">
            <text:p>3.273</text:p>
          </table:table-cell>
          <table:table-cell office:value-type="float" office:value="1432" calcext:value-type="float">
            <text:p>1432</text:p>
          </table:table-cell>
          <table:table-cell office:value-type="float" office:value="788" calcext:value-type="float">
            <text:p>788</text:p>
          </table:table-cell>
          <table:table-cell office:value-type="float" office:value="92" calcext:value-type="float">
            <text:p>92</text:p>
          </table:table-cell>
          <table:table-cell office:value-type="float" office:value="198" calcext:value-type="float">
            <text:p>198</text:p>
          </table:table-cell>
          <table:table-cell table:formula="of:=MIN([.$H6];[#REF!];[.$N6];[#REF!];[.$T6];[#REF!];[.$Z6];[#REF!];[.$AF6];[#REF!];[.$AL6];[#REF!])" office:value-type="string" office:string-value="" calcext:value-type="error">
            <text:p>#REF!</text:p>
          </table:table-cell>
          <table:table-cell table:formula="of:=MIN([.$I6];[#REF!];[.$O6];[#REF!];[.$U6];[#REF!];[.$AA6];[#REF!];[.$AG6];[#REF!];[.$AM6];[#REF!])" office:value-type="string" office:string-value="" calcext:value-type="error">
            <text:p>#REF!</text:p>
          </table:table-cell>
          <table:table-cell table:formula="of:=MIN([.$J6];[#REF!];[.$P6];[#REF!];[.$V6];[#REF!];[.$AB6];[#REF!];[.$AH6];[#REF!];[.$AN6];[#REF!])" office:value-type="string" office:string-value="" calcext:value-type="error">
            <text:p>#REF!</text:p>
          </table:table-cell>
          <table:table-cell table:formula="of:=MIN([.$K6];[#REF!];[.$Q6];[#REF!];[.$W6];[#REF!];[.$AC6];[#REF!];[.$AI6];[#REF!];[.$AO6];[#REF!])" office:value-type="string" office:string-value="" calcext:value-type="error">
            <text:p>#REF!</text:p>
          </table:table-cell>
          <table:table-cell table:formula="of:=MIN([.$L6];[#REF!];[.$R6];[#REF!];[.$X6];[#REF!];[.$AD6];[#REF!];[.$AJ6];[#REF!];[.$AP6];[#REF!])" office:value-type="string" office:string-value="" calcext:value-type="error">
            <text:p>#REF!</text:p>
          </table:table-cell>
          <table:table-cell table:formula="of:=MIN([.$M6];[#REF!];[.$S6];[#REF!];[.$Y6];[#REF!];[.$AE6];[#REF!];[.$AK6];[#REF!];[.$AQ6];[#REF!])" office:value-type="string" office:string-value="" calcext:value-type="error">
            <text:p>#REF!</text:p>
          </table:table-cell>
          <table:table-cell table:formula="of:=MEDIAN([.$H6];[#REF!];[.$N6];[#REF!];[.$T6];[#REF!];[.$Z6];[#REF!];[.$AF6];[#REF!];[.$AL6];[#REF!])" office:value-type="string" office:string-value="" calcext:value-type="error">
            <text:p>#REF!</text:p>
          </table:table-cell>
          <table:table-cell table:formula="of:=MEDIAN([.$I6];[#REF!];[.$O6];[#REF!];[.$U6];[#REF!];[.$AA6];[#REF!];[.$AG6];[#REF!];[.$AM6];[#REF!])" office:value-type="string" office:string-value="" calcext:value-type="error">
            <text:p>#REF!</text:p>
          </table:table-cell>
          <table:table-cell table:formula="of:=MEDIAN([.$J6];[#REF!];[.$P6];[#REF!];[.$V6];[#REF!];[.$AB6];[#REF!];[.$AH6];[#REF!];[.$AN6];[#REF!])" office:value-type="string" office:string-value="" calcext:value-type="error">
            <text:p>#REF!</text:p>
          </table:table-cell>
          <table:table-cell table:formula="of:=MEDIAN([.$K6];[#REF!];[.$Q6];[#REF!];[.$W6];[#REF!];[.$AC6];[#REF!];[.$AI6];[#REF!];[.$AO6];[#REF!])" office:value-type="string" office:string-value="" calcext:value-type="error">
            <text:p>#REF!</text:p>
          </table:table-cell>
          <table:table-cell table:formula="of:=MEDIAN([.$L6];[#REF!];[.$R6];[#REF!];[.$X6];[#REF!];[.$AD6];[#REF!];[.$AJ6];[#REF!];[.$AP6];[#REF!])" office:value-type="string" office:string-value="" calcext:value-type="error">
            <text:p>#REF!</text:p>
          </table:table-cell>
          <table:table-cell table:formula="of:=MEDIAN([.$M6];[#REF!];[.$S6];[#REF!];[.$Y6];[#REF!];[.$AE6];[#REF!];[.$AK6];[#REF!];[.$AQ6];[#REF!])" office:value-type="string" office:string-value="" calcext:value-type="error">
            <text:p>#REF!</text:p>
          </table:table-cell>
          <table:table-cell table:formula="of:=MAX([.$H6];[#REF!];[.$N6];[#REF!];[.$T6];[#REF!];[.$Z6];[#REF!];[.$AF6];[#REF!];[.$AL6];[#REF!])" office:value-type="string" office:string-value="" calcext:value-type="error">
            <text:p>#REF!</text:p>
          </table:table-cell>
          <table:table-cell table:formula="of:=MAX([.$I6];[#REF!];[.$O6];[#REF!];[.$U6];[#REF!];[.$AA6];[#REF!];[.$AG6];[#REF!];[.$AM6];[#REF!])" office:value-type="string" office:string-value="" calcext:value-type="error">
            <text:p>#REF!</text:p>
          </table:table-cell>
          <table:table-cell table:formula="of:=MAX([.$J6];[#REF!];[.$P6];[#REF!];[.$V6];[#REF!];[.$AB6];[#REF!];[.$AH6];[#REF!];[.$AN6];[#REF!])" office:value-type="string" office:string-value="" calcext:value-type="error">
            <text:p>#REF!</text:p>
          </table:table-cell>
          <table:table-cell table:formula="of:=MAX([.$K6];[#REF!];[.$Q6];[#REF!];[.$W6];[#REF!];[.$AC6];[#REF!];[.$AI6];[#REF!];[.$AO6];[#REF!])" office:value-type="string" office:string-value="" calcext:value-type="error">
            <text:p>#REF!</text:p>
          </table:table-cell>
          <table:table-cell table:formula="of:=MAX([.$L6];[#REF!];[.$R6];[#REF!];[.$X6];[#REF!];[.$AD6];[#REF!];[.$AJ6];[#REF!];[.$AP6];[#REF!])" office:value-type="string" office:string-value="" calcext:value-type="error">
            <text:p>#REF!</text:p>
          </table:table-cell>
          <table:table-cell table:formula="of:=MAX([.$M6];[#REF!];[.$S6];[#REF!];[.$Y6];[#REF!];[.$AE6];[#REF!];[.$AK6];[#REF!];[.$AQ6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blocks-strips-typed/instances/instance-27.lp</text:p>
          </table:table-cell>
          <table:table-cell office:value-type="float" office:value="1.96" calcext:value-type="float">
            <text:p>1.96</text:p>
          </table:table-cell>
          <table:table-cell office:value-type="float" office:value="1.525" calcext:value-type="float">
            <text:p>1.525</text:p>
          </table:table-cell>
          <table:table-cell office:value-type="float" office:value="1083" calcext:value-type="float">
            <text:p>1083</text:p>
          </table:table-cell>
          <table:table-cell office:value-type="float" office:value="270" calcext:value-type="float">
            <text:p>27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5.49" calcext:value-type="float">
            <text:p>5.49</text:p>
          </table:table-cell>
          <table:table-cell office:value-type="float" office:value="4.895" calcext:value-type="float">
            <text:p>4.895</text:p>
          </table:table-cell>
          <table:table-cell office:value-type="float" office:value="12134" calcext:value-type="float">
            <text:p>12134</text:p>
          </table:table-cell>
          <table:table-cell office:value-type="float" office:value="2031" calcext:value-type="float">
            <text:p>2031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5.64" calcext:value-type="float">
            <text:p>5.64</text:p>
          </table:table-cell>
          <table:table-cell office:value-type="float" office:value="5.038" calcext:value-type="float">
            <text:p>5.038</text:p>
          </table:table-cell>
          <table:table-cell office:value-type="float" office:value="7263" calcext:value-type="float">
            <text:p>7263</text:p>
          </table:table-cell>
          <table:table-cell office:value-type="float" office:value="1763" calcext:value-type="float">
            <text:p>1763</text:p>
          </table:table-cell>
          <table:table-cell office:value-type="float" office:value="124" calcext:value-type="float">
            <text:p>124</text:p>
          </table:table-cell>
          <table:table-cell office:value-type="float" office:value="340" calcext:value-type="float">
            <text:p>340</text:p>
          </table:table-cell>
          <table:table-cell office:value-type="float" office:value="5.8" calcext:value-type="float">
            <text:p>5.8</text:p>
          </table:table-cell>
          <table:table-cell office:value-type="float" office:value="5.185" calcext:value-type="float">
            <text:p>5.185</text:p>
          </table:table-cell>
          <table:table-cell office:value-type="float" office:value="7263" calcext:value-type="float">
            <text:p>7263</text:p>
          </table:table-cell>
          <table:table-cell office:value-type="float" office:value="1763" calcext:value-type="float">
            <text:p>1763</text:p>
          </table:table-cell>
          <table:table-cell office:value-type="float" office:value="121" calcext:value-type="float">
            <text:p>121</text:p>
          </table:table-cell>
          <table:table-cell office:value-type="float" office:value="323" calcext:value-type="float">
            <text:p>323</text:p>
          </table:table-cell>
          <table:table-cell office:value-type="float" office:value="5.03" calcext:value-type="float">
            <text:p>5.03</text:p>
          </table:table-cell>
          <table:table-cell office:value-type="float" office:value="4.53" calcext:value-type="float">
            <text:p>4.53</text:p>
          </table:table-cell>
          <table:table-cell office:value-type="float" office:value="7262" calcext:value-type="float">
            <text:p>7262</text:p>
          </table:table-cell>
          <table:table-cell office:value-type="float" office:value="1750" calcext:value-type="float">
            <text:p>1750</text:p>
          </table:table-cell>
          <table:table-cell office:value-type="float" office:value="119" calcext:value-type="float">
            <text:p>119</text:p>
          </table:table-cell>
          <table:table-cell office:value-type="float" office:value="189" calcext:value-type="float">
            <text:p>189</text:p>
          </table:table-cell>
          <table:table-cell office:value-type="float" office:value="5.15" calcext:value-type="float">
            <text:p>5.15</text:p>
          </table:table-cell>
          <table:table-cell office:value-type="float" office:value="4.605" calcext:value-type="float">
            <text:p>4.605</text:p>
          </table:table-cell>
          <table:table-cell office:value-type="float" office:value="6392" calcext:value-type="float">
            <text:p>6392</text:p>
          </table:table-cell>
          <table:table-cell office:value-type="float" office:value="1719" calcext:value-type="float">
            <text:p>1719</text:p>
          </table:table-cell>
          <table:table-cell office:value-type="float" office:value="116" calcext:value-type="float">
            <text:p>116</text:p>
          </table:table-cell>
          <table:table-cell office:value-type="float" office:value="163" calcext:value-type="float">
            <text:p>163</text:p>
          </table:table-cell>
          <table:table-cell office:value-type="float" office:value="5.63" calcext:value-type="float">
            <text:p>5.63</text:p>
          </table:table-cell>
          <table:table-cell office:value-type="float" office:value="5.084" calcext:value-type="float">
            <text:p>5.084</text:p>
          </table:table-cell>
          <table:table-cell office:value-type="float" office:value="7276" calcext:value-type="float">
            <text:p>7276</text:p>
          </table:table-cell>
          <table:table-cell office:value-type="float" office:value="1754" calcext:value-type="float">
            <text:p>1754</text:p>
          </table:table-cell>
          <table:table-cell office:value-type="float" office:value="120" calcext:value-type="float">
            <text:p>120</text:p>
          </table:table-cell>
          <table:table-cell office:value-type="float" office:value="240" calcext:value-type="float">
            <text:p>240</text:p>
          </table:table-cell>
          <table:table-cell table:formula="of:=MIN([.$H7];[#REF!];[.$N7];[#REF!];[.$T7];[#REF!];[.$Z7];[#REF!];[.$AF7];[#REF!];[.$AL7];[#REF!])" office:value-type="string" office:string-value="" calcext:value-type="error">
            <text:p>#REF!</text:p>
          </table:table-cell>
          <table:table-cell table:formula="of:=MIN([.$I7];[#REF!];[.$O7];[#REF!];[.$U7];[#REF!];[.$AA7];[#REF!];[.$AG7];[#REF!];[.$AM7];[#REF!])" office:value-type="string" office:string-value="" calcext:value-type="error">
            <text:p>#REF!</text:p>
          </table:table-cell>
          <table:table-cell table:formula="of:=MIN([.$J7];[#REF!];[.$P7];[#REF!];[.$V7];[#REF!];[.$AB7];[#REF!];[.$AH7];[#REF!];[.$AN7];[#REF!])" office:value-type="string" office:string-value="" calcext:value-type="error">
            <text:p>#REF!</text:p>
          </table:table-cell>
          <table:table-cell table:formula="of:=MIN([.$K7];[#REF!];[.$Q7];[#REF!];[.$W7];[#REF!];[.$AC7];[#REF!];[.$AI7];[#REF!];[.$AO7];[#REF!])" office:value-type="string" office:string-value="" calcext:value-type="error">
            <text:p>#REF!</text:p>
          </table:table-cell>
          <table:table-cell table:formula="of:=MIN([.$L7];[#REF!];[.$R7];[#REF!];[.$X7];[#REF!];[.$AD7];[#REF!];[.$AJ7];[#REF!];[.$AP7];[#REF!])" office:value-type="string" office:string-value="" calcext:value-type="error">
            <text:p>#REF!</text:p>
          </table:table-cell>
          <table:table-cell table:formula="of:=MIN([.$M7];[#REF!];[.$S7];[#REF!];[.$Y7];[#REF!];[.$AE7];[#REF!];[.$AK7];[#REF!];[.$AQ7];[#REF!])" office:value-type="string" office:string-value="" calcext:value-type="error">
            <text:p>#REF!</text:p>
          </table:table-cell>
          <table:table-cell table:formula="of:=MEDIAN([.$H7];[#REF!];[.$N7];[#REF!];[.$T7];[#REF!];[.$Z7];[#REF!];[.$AF7];[#REF!];[.$AL7];[#REF!])" office:value-type="string" office:string-value="" calcext:value-type="error">
            <text:p>#REF!</text:p>
          </table:table-cell>
          <table:table-cell table:formula="of:=MEDIAN([.$I7];[#REF!];[.$O7];[#REF!];[.$U7];[#REF!];[.$AA7];[#REF!];[.$AG7];[#REF!];[.$AM7];[#REF!])" office:value-type="string" office:string-value="" calcext:value-type="error">
            <text:p>#REF!</text:p>
          </table:table-cell>
          <table:table-cell table:formula="of:=MEDIAN([.$J7];[#REF!];[.$P7];[#REF!];[.$V7];[#REF!];[.$AB7];[#REF!];[.$AH7];[#REF!];[.$AN7];[#REF!])" office:value-type="string" office:string-value="" calcext:value-type="error">
            <text:p>#REF!</text:p>
          </table:table-cell>
          <table:table-cell table:formula="of:=MEDIAN([.$K7];[#REF!];[.$Q7];[#REF!];[.$W7];[#REF!];[.$AC7];[#REF!];[.$AI7];[#REF!];[.$AO7];[#REF!])" office:value-type="string" office:string-value="" calcext:value-type="error">
            <text:p>#REF!</text:p>
          </table:table-cell>
          <table:table-cell table:formula="of:=MEDIAN([.$L7];[#REF!];[.$R7];[#REF!];[.$X7];[#REF!];[.$AD7];[#REF!];[.$AJ7];[#REF!];[.$AP7];[#REF!])" office:value-type="string" office:string-value="" calcext:value-type="error">
            <text:p>#REF!</text:p>
          </table:table-cell>
          <table:table-cell table:formula="of:=MEDIAN([.$M7];[#REF!];[.$S7];[#REF!];[.$Y7];[#REF!];[.$AE7];[#REF!];[.$AK7];[#REF!];[.$AQ7];[#REF!])" office:value-type="string" office:string-value="" calcext:value-type="error">
            <text:p>#REF!</text:p>
          </table:table-cell>
          <table:table-cell table:formula="of:=MAX([.$H7];[#REF!];[.$N7];[#REF!];[.$T7];[#REF!];[.$Z7];[#REF!];[.$AF7];[#REF!];[.$AL7];[#REF!])" office:value-type="string" office:string-value="" calcext:value-type="error">
            <text:p>#REF!</text:p>
          </table:table-cell>
          <table:table-cell table:formula="of:=MAX([.$I7];[#REF!];[.$O7];[#REF!];[.$U7];[#REF!];[.$AA7];[#REF!];[.$AG7];[#REF!];[.$AM7];[#REF!])" office:value-type="string" office:string-value="" calcext:value-type="error">
            <text:p>#REF!</text:p>
          </table:table-cell>
          <table:table-cell table:formula="of:=MAX([.$J7];[#REF!];[.$P7];[#REF!];[.$V7];[#REF!];[.$AB7];[#REF!];[.$AH7];[#REF!];[.$AN7];[#REF!])" office:value-type="string" office:string-value="" calcext:value-type="error">
            <text:p>#REF!</text:p>
          </table:table-cell>
          <table:table-cell table:formula="of:=MAX([.$K7];[#REF!];[.$Q7];[#REF!];[.$W7];[#REF!];[.$AC7];[#REF!];[.$AI7];[#REF!];[.$AO7];[#REF!])" office:value-type="string" office:string-value="" calcext:value-type="error">
            <text:p>#REF!</text:p>
          </table:table-cell>
          <table:table-cell table:formula="of:=MAX([.$L7];[#REF!];[.$R7];[#REF!];[.$X7];[#REF!];[.$AD7];[#REF!];[.$AJ7];[#REF!];[.$AP7];[#REF!])" office:value-type="string" office:string-value="" calcext:value-type="error">
            <text:p>#REF!</text:p>
          </table:table-cell>
          <table:table-cell table:formula="of:=MAX([.$M7];[#REF!];[.$S7];[#REF!];[.$Y7];[#REF!];[.$AE7];[#REF!];[.$AK7];[#REF!];[.$AQ7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blocks-strips-typed/instances/instance-28.lp</text:p>
          </table:table-cell>
          <table:table-cell office:value-type="float" office:value="2.13" calcext:value-type="float">
            <text:p>2.13</text:p>
          </table:table-cell>
          <table:table-cell office:value-type="float" office:value="1.662" calcext:value-type="float">
            <text:p>1.662</text:p>
          </table:table-cell>
          <table:table-cell office:value-type="float" office:value="2662" calcext:value-type="float">
            <text:p>2662</text:p>
          </table:table-cell>
          <table:table-cell office:value-type="float" office:value="463" calcext:value-type="float">
            <text:p>463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5.52" calcext:value-type="float">
            <text:p>5.52</text:p>
          </table:table-cell>
          <table:table-cell office:value-type="float" office:value="4.953" calcext:value-type="float">
            <text:p>4.953</text:p>
          </table:table-cell>
          <table:table-cell office:value-type="float" office:value="9990" calcext:value-type="float">
            <text:p>9990</text:p>
          </table:table-cell>
          <table:table-cell office:value-type="float" office:value="1466" calcext:value-type="float">
            <text:p>1466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5.25" calcext:value-type="float">
            <text:p>5.25</text:p>
          </table:table-cell>
          <table:table-cell office:value-type="float" office:value="4.658" calcext:value-type="float">
            <text:p>4.658</text:p>
          </table:table-cell>
          <table:table-cell office:value-type="float" office:value="7239" calcext:value-type="float">
            <text:p>7239</text:p>
          </table:table-cell>
          <table:table-cell office:value-type="float" office:value="1267" calcext:value-type="float">
            <text:p>1267</text:p>
          </table:table-cell>
          <table:table-cell office:value-type="float" office:value="118" calcext:value-type="float">
            <text:p>118</text:p>
          </table:table-cell>
          <table:table-cell office:value-type="float" office:value="256" calcext:value-type="float">
            <text:p>256</text:p>
          </table:table-cell>
          <table:table-cell office:value-type="float" office:value="5.54" calcext:value-type="float">
            <text:p>5.54</text:p>
          </table:table-cell>
          <table:table-cell office:value-type="float" office:value="4.919" calcext:value-type="float">
            <text:p>4.919</text:p>
          </table:table-cell>
          <table:table-cell office:value-type="float" office:value="7239" calcext:value-type="float">
            <text:p>7239</text:p>
          </table:table-cell>
          <table:table-cell office:value-type="float" office:value="1267" calcext:value-type="float">
            <text:p>1267</text:p>
          </table:table-cell>
          <table:table-cell office:value-type="float" office:value="117" calcext:value-type="float">
            <text:p>117</text:p>
          </table:table-cell>
          <table:table-cell office:value-type="float" office:value="256" calcext:value-type="float">
            <text:p>256</text:p>
          </table:table-cell>
          <table:table-cell office:value-type="float" office:value="4.96" calcext:value-type="float">
            <text:p>4.96</text:p>
          </table:table-cell>
          <table:table-cell office:value-type="float" office:value="4.449" calcext:value-type="float">
            <text:p>4.449</text:p>
          </table:table-cell>
          <table:table-cell office:value-type="float" office:value="5001" calcext:value-type="float">
            <text:p>5001</text:p>
          </table:table-cell>
          <table:table-cell office:value-type="float" office:value="1124" calcext:value-type="float">
            <text:p>1124</text:p>
          </table:table-cell>
          <table:table-cell office:value-type="float" office:value="116" calcext:value-type="float">
            <text:p>116</text:p>
          </table:table-cell>
          <table:table-cell office:value-type="float" office:value="178" calcext:value-type="float">
            <text:p>178</text:p>
          </table:table-cell>
          <table:table-cell office:value-type="float" office:value="5.13" calcext:value-type="float">
            <text:p>5.13</text:p>
          </table:table-cell>
          <table:table-cell office:value-type="float" office:value="4.603" calcext:value-type="float">
            <text:p>4.603</text:p>
          </table:table-cell>
          <table:table-cell office:value-type="float" office:value="4670" calcext:value-type="float">
            <text:p>4670</text:p>
          </table:table-cell>
          <table:table-cell office:value-type="float" office:value="1162" calcext:value-type="float">
            <text:p>1162</text:p>
          </table:table-cell>
          <table:table-cell office:value-type="float" office:value="114" calcext:value-type="float">
            <text:p>114</text:p>
          </table:table-cell>
          <table:table-cell office:value-type="float" office:value="183" calcext:value-type="float">
            <text:p>183</text:p>
          </table:table-cell>
          <table:table-cell office:value-type="float" office:value="5.39" calcext:value-type="float">
            <text:p>5.39</text:p>
          </table:table-cell>
          <table:table-cell office:value-type="float" office:value="4.813" calcext:value-type="float">
            <text:p>4.813</text:p>
          </table:table-cell>
          <table:table-cell office:value-type="float" office:value="9689" calcext:value-type="float">
            <text:p>9689</text:p>
          </table:table-cell>
          <table:table-cell office:value-type="float" office:value="1345" calcext:value-type="float">
            <text:p>1345</text:p>
          </table:table-cell>
          <table:table-cell office:value-type="float" office:value="116" calcext:value-type="float">
            <text:p>116</text:p>
          </table:table-cell>
          <table:table-cell office:value-type="float" office:value="229" calcext:value-type="float">
            <text:p>229</text:p>
          </table:table-cell>
          <table:table-cell table:formula="of:=MIN([.$H8];[#REF!];[.$N8];[#REF!];[.$T8];[#REF!];[.$Z8];[#REF!];[.$AF8];[#REF!];[.$AL8];[#REF!])" office:value-type="string" office:string-value="" calcext:value-type="error">
            <text:p>#REF!</text:p>
          </table:table-cell>
          <table:table-cell table:formula="of:=MIN([.$I8];[#REF!];[.$O8];[#REF!];[.$U8];[#REF!];[.$AA8];[#REF!];[.$AG8];[#REF!];[.$AM8];[#REF!])" office:value-type="string" office:string-value="" calcext:value-type="error">
            <text:p>#REF!</text:p>
          </table:table-cell>
          <table:table-cell table:formula="of:=MIN([.$J8];[#REF!];[.$P8];[#REF!];[.$V8];[#REF!];[.$AB8];[#REF!];[.$AH8];[#REF!];[.$AN8];[#REF!])" office:value-type="string" office:string-value="" calcext:value-type="error">
            <text:p>#REF!</text:p>
          </table:table-cell>
          <table:table-cell table:formula="of:=MIN([.$K8];[#REF!];[.$Q8];[#REF!];[.$W8];[#REF!];[.$AC8];[#REF!];[.$AI8];[#REF!];[.$AO8];[#REF!])" office:value-type="string" office:string-value="" calcext:value-type="error">
            <text:p>#REF!</text:p>
          </table:table-cell>
          <table:table-cell table:formula="of:=MIN([.$L8];[#REF!];[.$R8];[#REF!];[.$X8];[#REF!];[.$AD8];[#REF!];[.$AJ8];[#REF!];[.$AP8];[#REF!])" office:value-type="string" office:string-value="" calcext:value-type="error">
            <text:p>#REF!</text:p>
          </table:table-cell>
          <table:table-cell table:formula="of:=MIN([.$M8];[#REF!];[.$S8];[#REF!];[.$Y8];[#REF!];[.$AE8];[#REF!];[.$AK8];[#REF!];[.$AQ8];[#REF!])" office:value-type="string" office:string-value="" calcext:value-type="error">
            <text:p>#REF!</text:p>
          </table:table-cell>
          <table:table-cell table:formula="of:=MEDIAN([.$H8];[#REF!];[.$N8];[#REF!];[.$T8];[#REF!];[.$Z8];[#REF!];[.$AF8];[#REF!];[.$AL8];[#REF!])" office:value-type="string" office:string-value="" calcext:value-type="error">
            <text:p>#REF!</text:p>
          </table:table-cell>
          <table:table-cell table:formula="of:=MEDIAN([.$I8];[#REF!];[.$O8];[#REF!];[.$U8];[#REF!];[.$AA8];[#REF!];[.$AG8];[#REF!];[.$AM8];[#REF!])" office:value-type="string" office:string-value="" calcext:value-type="error">
            <text:p>#REF!</text:p>
          </table:table-cell>
          <table:table-cell table:formula="of:=MEDIAN([.$J8];[#REF!];[.$P8];[#REF!];[.$V8];[#REF!];[.$AB8];[#REF!];[.$AH8];[#REF!];[.$AN8];[#REF!])" office:value-type="string" office:string-value="" calcext:value-type="error">
            <text:p>#REF!</text:p>
          </table:table-cell>
          <table:table-cell table:formula="of:=MEDIAN([.$K8];[#REF!];[.$Q8];[#REF!];[.$W8];[#REF!];[.$AC8];[#REF!];[.$AI8];[#REF!];[.$AO8];[#REF!])" office:value-type="string" office:string-value="" calcext:value-type="error">
            <text:p>#REF!</text:p>
          </table:table-cell>
          <table:table-cell table:formula="of:=MEDIAN([.$L8];[#REF!];[.$R8];[#REF!];[.$X8];[#REF!];[.$AD8];[#REF!];[.$AJ8];[#REF!];[.$AP8];[#REF!])" office:value-type="string" office:string-value="" calcext:value-type="error">
            <text:p>#REF!</text:p>
          </table:table-cell>
          <table:table-cell table:formula="of:=MEDIAN([.$M8];[#REF!];[.$S8];[#REF!];[.$Y8];[#REF!];[.$AE8];[#REF!];[.$AK8];[#REF!];[.$AQ8];[#REF!])" office:value-type="string" office:string-value="" calcext:value-type="error">
            <text:p>#REF!</text:p>
          </table:table-cell>
          <table:table-cell table:formula="of:=MAX([.$H8];[#REF!];[.$N8];[#REF!];[.$T8];[#REF!];[.$Z8];[#REF!];[.$AF8];[#REF!];[.$AL8];[#REF!])" office:value-type="string" office:string-value="" calcext:value-type="error">
            <text:p>#REF!</text:p>
          </table:table-cell>
          <table:table-cell table:formula="of:=MAX([.$I8];[#REF!];[.$O8];[#REF!];[.$U8];[#REF!];[.$AA8];[#REF!];[.$AG8];[#REF!];[.$AM8];[#REF!])" office:value-type="string" office:string-value="" calcext:value-type="error">
            <text:p>#REF!</text:p>
          </table:table-cell>
          <table:table-cell table:formula="of:=MAX([.$J8];[#REF!];[.$P8];[#REF!];[.$V8];[#REF!];[.$AB8];[#REF!];[.$AH8];[#REF!];[.$AN8];[#REF!])" office:value-type="string" office:string-value="" calcext:value-type="error">
            <text:p>#REF!</text:p>
          </table:table-cell>
          <table:table-cell table:formula="of:=MAX([.$K8];[#REF!];[.$Q8];[#REF!];[.$W8];[#REF!];[.$AC8];[#REF!];[.$AI8];[#REF!];[.$AO8];[#REF!])" office:value-type="string" office:string-value="" calcext:value-type="error">
            <text:p>#REF!</text:p>
          </table:table-cell>
          <table:table-cell table:formula="of:=MAX([.$L8];[#REF!];[.$R8];[#REF!];[.$X8];[#REF!];[.$AD8];[#REF!];[.$AJ8];[#REF!];[.$AP8];[#REF!])" office:value-type="string" office:string-value="" calcext:value-type="error">
            <text:p>#REF!</text:p>
          </table:table-cell>
          <table:table-cell table:formula="of:=MAX([.$M8];[#REF!];[.$S8];[#REF!];[.$Y8];[#REF!];[.$AE8];[#REF!];[.$AK8];[#REF!];[.$AQ8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blocks-strips-typed/instances/instance-29.lp</text:p>
          </table:table-cell>
          <table:table-cell office:value-type="float" office:value="2.43" calcext:value-type="float">
            <text:p>2.43</text:p>
          </table:table-cell>
          <table:table-cell office:value-type="float" office:value="1.938" calcext:value-type="float">
            <text:p>1.938</text:p>
          </table:table-cell>
          <table:table-cell office:value-type="float" office:value="2543" calcext:value-type="float">
            <text:p>2543</text:p>
          </table:table-cell>
          <table:table-cell office:value-type="float" office:value="1320" calcext:value-type="float">
            <text:p>132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4.92" calcext:value-type="float">
            <text:p>4.92</text:p>
          </table:table-cell>
          <table:table-cell office:value-type="float" office:value="4.474" calcext:value-type="float">
            <text:p>4.474</text:p>
          </table:table-cell>
          <table:table-cell office:value-type="float" office:value="13982" calcext:value-type="float">
            <text:p>13982</text:p>
          </table:table-cell>
          <table:table-cell office:value-type="float" office:value="636" calcext:value-type="float">
            <text:p>636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5.03" calcext:value-type="float">
            <text:p>5.03</text:p>
          </table:table-cell>
          <table:table-cell office:value-type="float" office:value="4.606" calcext:value-type="float">
            <text:p>4.606</text:p>
          </table:table-cell>
          <table:table-cell office:value-type="float" office:value="3083" calcext:value-type="float">
            <text:p>3083</text:p>
          </table:table-cell>
          <table:table-cell office:value-type="float" office:value="699" calcext:value-type="float">
            <text:p>699</text:p>
          </table:table-cell>
          <table:table-cell office:value-type="float" office:value="118" calcext:value-type="float">
            <text:p>118</text:p>
          </table:table-cell>
          <table:table-cell office:value-type="float" office:value="76" calcext:value-type="float">
            <text:p>76</text:p>
          </table:table-cell>
          <table:table-cell office:value-type="float" office:value="4.85" calcext:value-type="float">
            <text:p>4.85</text:p>
          </table:table-cell>
          <table:table-cell office:value-type="float" office:value="4.446" calcext:value-type="float">
            <text:p>4.446</text:p>
          </table:table-cell>
          <table:table-cell office:value-type="float" office:value="3083" calcext:value-type="float">
            <text:p>3083</text:p>
          </table:table-cell>
          <table:table-cell office:value-type="float" office:value="699" calcext:value-type="float">
            <text:p>699</text:p>
          </table:table-cell>
          <table:table-cell office:value-type="float" office:value="118" calcext:value-type="float">
            <text:p>118</text:p>
          </table:table-cell>
          <table:table-cell office:value-type="float" office:value="76" calcext:value-type="float">
            <text:p>76</text:p>
          </table:table-cell>
          <table:table-cell office:value-type="float" office:value="4.93" calcext:value-type="float">
            <text:p>4.93</text:p>
          </table:table-cell>
          <table:table-cell office:value-type="float" office:value="4.528" calcext:value-type="float">
            <text:p>4.528</text:p>
          </table:table-cell>
          <table:table-cell office:value-type="float" office:value="3083" calcext:value-type="float">
            <text:p>3083</text:p>
          </table:table-cell>
          <table:table-cell office:value-type="float" office:value="699" calcext:value-type="float">
            <text:p>699</text:p>
          </table:table-cell>
          <table:table-cell office:value-type="float" office:value="117" calcext:value-type="float">
            <text:p>117</text:p>
          </table:table-cell>
          <table:table-cell office:value-type="float" office:value="76" calcext:value-type="float">
            <text:p>76</text:p>
          </table:table-cell>
          <table:table-cell office:value-type="float" office:value="4.85" calcext:value-type="float">
            <text:p>4.85</text:p>
          </table:table-cell>
          <table:table-cell office:value-type="float" office:value="4.442" calcext:value-type="float">
            <text:p>4.442</text:p>
          </table:table-cell>
          <table:table-cell office:value-type="float" office:value="2318" calcext:value-type="float">
            <text:p>2318</text:p>
          </table:table-cell>
          <table:table-cell office:value-type="float" office:value="546" calcext:value-type="float">
            <text:p>546</text:p>
          </table:table-cell>
          <table:table-cell office:value-type="float" office:value="117" calcext:value-type="float">
            <text:p>117</text:p>
          </table:table-cell>
          <table:table-cell office:value-type="float" office:value="63" calcext:value-type="float">
            <text:p>63</text:p>
          </table:table-cell>
          <table:table-cell office:value-type="float" office:value="4.93" calcext:value-type="float">
            <text:p>4.93</text:p>
          </table:table-cell>
          <table:table-cell office:value-type="float" office:value="4.501" calcext:value-type="float">
            <text:p>4.501</text:p>
          </table:table-cell>
          <table:table-cell office:value-type="float" office:value="2522" calcext:value-type="float">
            <text:p>2522</text:p>
          </table:table-cell>
          <table:table-cell office:value-type="float" office:value="612" calcext:value-type="float">
            <text:p>612</text:p>
          </table:table-cell>
          <table:table-cell office:value-type="float" office:value="116" calcext:value-type="float">
            <text:p>116</text:p>
          </table:table-cell>
          <table:table-cell office:value-type="float" office:value="64" calcext:value-type="float">
            <text:p>64</text:p>
          </table:table-cell>
          <table:table-cell table:formula="of:=MIN([.$H9];[#REF!];[.$N9];[#REF!];[.$T9];[#REF!];[.$Z9];[#REF!];[.$AF9];[#REF!];[.$AL9];[#REF!])" office:value-type="string" office:string-value="" calcext:value-type="error">
            <text:p>#REF!</text:p>
          </table:table-cell>
          <table:table-cell table:formula="of:=MIN([.$I9];[#REF!];[.$O9];[#REF!];[.$U9];[#REF!];[.$AA9];[#REF!];[.$AG9];[#REF!];[.$AM9];[#REF!])" office:value-type="string" office:string-value="" calcext:value-type="error">
            <text:p>#REF!</text:p>
          </table:table-cell>
          <table:table-cell table:formula="of:=MIN([.$J9];[#REF!];[.$P9];[#REF!];[.$V9];[#REF!];[.$AB9];[#REF!];[.$AH9];[#REF!];[.$AN9];[#REF!])" office:value-type="string" office:string-value="" calcext:value-type="error">
            <text:p>#REF!</text:p>
          </table:table-cell>
          <table:table-cell table:formula="of:=MIN([.$K9];[#REF!];[.$Q9];[#REF!];[.$W9];[#REF!];[.$AC9];[#REF!];[.$AI9];[#REF!];[.$AO9];[#REF!])" office:value-type="string" office:string-value="" calcext:value-type="error">
            <text:p>#REF!</text:p>
          </table:table-cell>
          <table:table-cell table:formula="of:=MIN([.$L9];[#REF!];[.$R9];[#REF!];[.$X9];[#REF!];[.$AD9];[#REF!];[.$AJ9];[#REF!];[.$AP9];[#REF!])" office:value-type="string" office:string-value="" calcext:value-type="error">
            <text:p>#REF!</text:p>
          </table:table-cell>
          <table:table-cell table:formula="of:=MIN([.$M9];[#REF!];[.$S9];[#REF!];[.$Y9];[#REF!];[.$AE9];[#REF!];[.$AK9];[#REF!];[.$AQ9];[#REF!])" office:value-type="string" office:string-value="" calcext:value-type="error">
            <text:p>#REF!</text:p>
          </table:table-cell>
          <table:table-cell table:formula="of:=MEDIAN([.$H9];[#REF!];[.$N9];[#REF!];[.$T9];[#REF!];[.$Z9];[#REF!];[.$AF9];[#REF!];[.$AL9];[#REF!])" office:value-type="string" office:string-value="" calcext:value-type="error">
            <text:p>#REF!</text:p>
          </table:table-cell>
          <table:table-cell table:formula="of:=MEDIAN([.$I9];[#REF!];[.$O9];[#REF!];[.$U9];[#REF!];[.$AA9];[#REF!];[.$AG9];[#REF!];[.$AM9];[#REF!])" office:value-type="string" office:string-value="" calcext:value-type="error">
            <text:p>#REF!</text:p>
          </table:table-cell>
          <table:table-cell table:formula="of:=MEDIAN([.$J9];[#REF!];[.$P9];[#REF!];[.$V9];[#REF!];[.$AB9];[#REF!];[.$AH9];[#REF!];[.$AN9];[#REF!])" office:value-type="string" office:string-value="" calcext:value-type="error">
            <text:p>#REF!</text:p>
          </table:table-cell>
          <table:table-cell table:formula="of:=MEDIAN([.$K9];[#REF!];[.$Q9];[#REF!];[.$W9];[#REF!];[.$AC9];[#REF!];[.$AI9];[#REF!];[.$AO9];[#REF!])" office:value-type="string" office:string-value="" calcext:value-type="error">
            <text:p>#REF!</text:p>
          </table:table-cell>
          <table:table-cell table:formula="of:=MEDIAN([.$L9];[#REF!];[.$R9];[#REF!];[.$X9];[#REF!];[.$AD9];[#REF!];[.$AJ9];[#REF!];[.$AP9];[#REF!])" office:value-type="string" office:string-value="" calcext:value-type="error">
            <text:p>#REF!</text:p>
          </table:table-cell>
          <table:table-cell table:formula="of:=MEDIAN([.$M9];[#REF!];[.$S9];[#REF!];[.$Y9];[#REF!];[.$AE9];[#REF!];[.$AK9];[#REF!];[.$AQ9];[#REF!])" office:value-type="string" office:string-value="" calcext:value-type="error">
            <text:p>#REF!</text:p>
          </table:table-cell>
          <table:table-cell table:formula="of:=MAX([.$H9];[#REF!];[.$N9];[#REF!];[.$T9];[#REF!];[.$Z9];[#REF!];[.$AF9];[#REF!];[.$AL9];[#REF!])" office:value-type="string" office:string-value="" calcext:value-type="error">
            <text:p>#REF!</text:p>
          </table:table-cell>
          <table:table-cell table:formula="of:=MAX([.$I9];[#REF!];[.$O9];[#REF!];[.$U9];[#REF!];[.$AA9];[#REF!];[.$AG9];[#REF!];[.$AM9];[#REF!])" office:value-type="string" office:string-value="" calcext:value-type="error">
            <text:p>#REF!</text:p>
          </table:table-cell>
          <table:table-cell table:formula="of:=MAX([.$J9];[#REF!];[.$P9];[#REF!];[.$V9];[#REF!];[.$AB9];[#REF!];[.$AH9];[#REF!];[.$AN9];[#REF!])" office:value-type="string" office:string-value="" calcext:value-type="error">
            <text:p>#REF!</text:p>
          </table:table-cell>
          <table:table-cell table:formula="of:=MAX([.$K9];[#REF!];[.$Q9];[#REF!];[.$W9];[#REF!];[.$AC9];[#REF!];[.$AI9];[#REF!];[.$AO9];[#REF!])" office:value-type="string" office:string-value="" calcext:value-type="error">
            <text:p>#REF!</text:p>
          </table:table-cell>
          <table:table-cell table:formula="of:=MAX([.$L9];[#REF!];[.$R9];[#REF!];[.$X9];[#REF!];[.$AD9];[#REF!];[.$AJ9];[#REF!];[.$AP9];[#REF!])" office:value-type="string" office:string-value="" calcext:value-type="error">
            <text:p>#REF!</text:p>
          </table:table-cell>
          <table:table-cell table:formula="of:=MAX([.$M9];[#REF!];[.$S9];[#REF!];[.$Y9];[#REF!];[.$AE9];[#REF!];[.$AK9];[#REF!];[.$AQ9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blocks-strips-typed/instances/instance-30.lp</text:p>
          </table:table-cell>
          <table:table-cell office:value-type="float" office:value="2.42" calcext:value-type="float">
            <text:p>2.42</text:p>
          </table:table-cell>
          <table:table-cell office:value-type="float" office:value="1.951" calcext:value-type="float">
            <text:p>1.951</text:p>
          </table:table-cell>
          <table:table-cell office:value-type="float" office:value="2367" calcext:value-type="float">
            <text:p>2367</text:p>
          </table:table-cell>
          <table:table-cell office:value-type="float" office:value="1300" calcext:value-type="float">
            <text:p>130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6.02" calcext:value-type="float">
            <text:p>6.02</text:p>
          </table:table-cell>
          <table:table-cell office:value-type="float" office:value="5.433" calcext:value-type="float">
            <text:p>5.433</text:p>
          </table:table-cell>
          <table:table-cell office:value-type="float" office:value="21409" calcext:value-type="float">
            <text:p>21409</text:p>
          </table:table-cell>
          <table:table-cell office:value-type="float" office:value="2245" calcext:value-type="float">
            <text:p>2245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5.45" calcext:value-type="float">
            <text:p>5.45</text:p>
          </table:table-cell>
          <table:table-cell office:value-type="float" office:value="4.894" calcext:value-type="float">
            <text:p>4.894</text:p>
          </table:table-cell>
          <table:table-cell office:value-type="float" office:value="7961" calcext:value-type="float">
            <text:p>7961</text:p>
          </table:table-cell>
          <table:table-cell office:value-type="float" office:value="1228" calcext:value-type="float">
            <text:p>1228</text:p>
          </table:table-cell>
          <table:table-cell office:value-type="float" office:value="123" calcext:value-type="float">
            <text:p>123</text:p>
          </table:table-cell>
          <table:table-cell office:value-type="float" office:value="209" calcext:value-type="float">
            <text:p>209</text:p>
          </table:table-cell>
          <table:table-cell office:value-type="float" office:value="5.52" calcext:value-type="float">
            <text:p>5.52</text:p>
          </table:table-cell>
          <table:table-cell office:value-type="float" office:value="4.962" calcext:value-type="float">
            <text:p>4.962</text:p>
          </table:table-cell>
          <table:table-cell office:value-type="float" office:value="7961" calcext:value-type="float">
            <text:p>7961</text:p>
          </table:table-cell>
          <table:table-cell office:value-type="float" office:value="1228" calcext:value-type="float">
            <text:p>1228</text:p>
          </table:table-cell>
          <table:table-cell office:value-type="float" office:value="123" calcext:value-type="float">
            <text:p>123</text:p>
          </table:table-cell>
          <table:table-cell office:value-type="float" office:value="209" calcext:value-type="float">
            <text:p>209</text:p>
          </table:table-cell>
          <table:table-cell office:value-type="float" office:value="5.84" calcext:value-type="float">
            <text:p>5.84</text:p>
          </table:table-cell>
          <table:table-cell office:value-type="float" office:value="5.208" calcext:value-type="float">
            <text:p>5.208</text:p>
          </table:table-cell>
          <table:table-cell office:value-type="float" office:value="7514" calcext:value-type="float">
            <text:p>7514</text:p>
          </table:table-cell>
          <table:table-cell office:value-type="float" office:value="1377" calcext:value-type="float">
            <text:p>1377</text:p>
          </table:table-cell>
          <table:table-cell office:value-type="float" office:value="123" calcext:value-type="float">
            <text:p>123</text:p>
          </table:table-cell>
          <table:table-cell office:value-type="float" office:value="187" calcext:value-type="float">
            <text:p>187</text:p>
          </table:table-cell>
          <table:table-cell office:value-type="float" office:value="5.44" calcext:value-type="float">
            <text:p>5.44</text:p>
          </table:table-cell>
          <table:table-cell office:value-type="float" office:value="4.907" calcext:value-type="float">
            <text:p>4.907</text:p>
          </table:table-cell>
          <table:table-cell office:value-type="float" office:value="7043" calcext:value-type="float">
            <text:p>7043</text:p>
          </table:table-cell>
          <table:table-cell office:value-type="float" office:value="1202" calcext:value-type="float">
            <text:p>1202</text:p>
          </table:table-cell>
          <table:table-cell office:value-type="float" office:value="120" calcext:value-type="float">
            <text:p>120</text:p>
          </table:table-cell>
          <table:table-cell office:value-type="float" office:value="129" calcext:value-type="float">
            <text:p>129</text:p>
          </table:table-cell>
          <table:table-cell office:value-type="float" office:value="5.52" calcext:value-type="float">
            <text:p>5.52</text:p>
          </table:table-cell>
          <table:table-cell office:value-type="float" office:value="4.949" calcext:value-type="float">
            <text:p>4.949</text:p>
          </table:table-cell>
          <table:table-cell office:value-type="float" office:value="5447" calcext:value-type="float">
            <text:p>5447</text:p>
          </table:table-cell>
          <table:table-cell office:value-type="float" office:value="1177" calcext:value-type="float">
            <text:p>1177</text:p>
          </table:table-cell>
          <table:table-cell office:value-type="float" office:value="121" calcext:value-type="float">
            <text:p>121</text:p>
          </table:table-cell>
          <table:table-cell office:value-type="float" office:value="226" calcext:value-type="float">
            <text:p>226</text:p>
          </table:table-cell>
          <table:table-cell table:formula="of:=MIN([.$H10];[#REF!];[.$N10];[#REF!];[.$T10];[#REF!];[.$Z10];[#REF!];[.$AF10];[#REF!];[.$AL10];[#REF!])" office:value-type="string" office:string-value="" calcext:value-type="error">
            <text:p>#REF!</text:p>
          </table:table-cell>
          <table:table-cell table:formula="of:=MIN([.$I10];[#REF!];[.$O10];[#REF!];[.$U10];[#REF!];[.$AA10];[#REF!];[.$AG10];[#REF!];[.$AM10];[#REF!])" office:value-type="string" office:string-value="" calcext:value-type="error">
            <text:p>#REF!</text:p>
          </table:table-cell>
          <table:table-cell table:formula="of:=MIN([.$J10];[#REF!];[.$P10];[#REF!];[.$V10];[#REF!];[.$AB10];[#REF!];[.$AH10];[#REF!];[.$AN10];[#REF!])" office:value-type="string" office:string-value="" calcext:value-type="error">
            <text:p>#REF!</text:p>
          </table:table-cell>
          <table:table-cell table:formula="of:=MIN([.$K10];[#REF!];[.$Q10];[#REF!];[.$W10];[#REF!];[.$AC10];[#REF!];[.$AI10];[#REF!];[.$AO10];[#REF!])" office:value-type="string" office:string-value="" calcext:value-type="error">
            <text:p>#REF!</text:p>
          </table:table-cell>
          <table:table-cell table:formula="of:=MIN([.$L10];[#REF!];[.$R10];[#REF!];[.$X10];[#REF!];[.$AD10];[#REF!];[.$AJ10];[#REF!];[.$AP10];[#REF!])" office:value-type="string" office:string-value="" calcext:value-type="error">
            <text:p>#REF!</text:p>
          </table:table-cell>
          <table:table-cell table:formula="of:=MIN([.$M10];[#REF!];[.$S10];[#REF!];[.$Y10];[#REF!];[.$AE10];[#REF!];[.$AK10];[#REF!];[.$AQ10];[#REF!])" office:value-type="string" office:string-value="" calcext:value-type="error">
            <text:p>#REF!</text:p>
          </table:table-cell>
          <table:table-cell table:formula="of:=MEDIAN([.$H10];[#REF!];[.$N10];[#REF!];[.$T10];[#REF!];[.$Z10];[#REF!];[.$AF10];[#REF!];[.$AL10];[#REF!])" office:value-type="string" office:string-value="" calcext:value-type="error">
            <text:p>#REF!</text:p>
          </table:table-cell>
          <table:table-cell table:formula="of:=MEDIAN([.$I10];[#REF!];[.$O10];[#REF!];[.$U10];[#REF!];[.$AA10];[#REF!];[.$AG10];[#REF!];[.$AM10];[#REF!])" office:value-type="string" office:string-value="" calcext:value-type="error">
            <text:p>#REF!</text:p>
          </table:table-cell>
          <table:table-cell table:formula="of:=MEDIAN([.$J10];[#REF!];[.$P10];[#REF!];[.$V10];[#REF!];[.$AB10];[#REF!];[.$AH10];[#REF!];[.$AN10];[#REF!])" office:value-type="string" office:string-value="" calcext:value-type="error">
            <text:p>#REF!</text:p>
          </table:table-cell>
          <table:table-cell table:formula="of:=MEDIAN([.$K10];[#REF!];[.$Q10];[#REF!];[.$W10];[#REF!];[.$AC10];[#REF!];[.$AI10];[#REF!];[.$AO10];[#REF!])" office:value-type="string" office:string-value="" calcext:value-type="error">
            <text:p>#REF!</text:p>
          </table:table-cell>
          <table:table-cell table:formula="of:=MEDIAN([.$L10];[#REF!];[.$R10];[#REF!];[.$X10];[#REF!];[.$AD10];[#REF!];[.$AJ10];[#REF!];[.$AP10];[#REF!])" office:value-type="string" office:string-value="" calcext:value-type="error">
            <text:p>#REF!</text:p>
          </table:table-cell>
          <table:table-cell table:formula="of:=MEDIAN([.$M10];[#REF!];[.$S10];[#REF!];[.$Y10];[#REF!];[.$AE10];[#REF!];[.$AK10];[#REF!];[.$AQ10];[#REF!])" office:value-type="string" office:string-value="" calcext:value-type="error">
            <text:p>#REF!</text:p>
          </table:table-cell>
          <table:table-cell table:formula="of:=MAX([.$H10];[#REF!];[.$N10];[#REF!];[.$T10];[#REF!];[.$Z10];[#REF!];[.$AF10];[#REF!];[.$AL10];[#REF!])" office:value-type="string" office:string-value="" calcext:value-type="error">
            <text:p>#REF!</text:p>
          </table:table-cell>
          <table:table-cell table:formula="of:=MAX([.$I10];[#REF!];[.$O10];[#REF!];[.$U10];[#REF!];[.$AA10];[#REF!];[.$AG10];[#REF!];[.$AM10];[#REF!])" office:value-type="string" office:string-value="" calcext:value-type="error">
            <text:p>#REF!</text:p>
          </table:table-cell>
          <table:table-cell table:formula="of:=MAX([.$J10];[#REF!];[.$P10];[#REF!];[.$V10];[#REF!];[.$AB10];[#REF!];[.$AH10];[#REF!];[.$AN10];[#REF!])" office:value-type="string" office:string-value="" calcext:value-type="error">
            <text:p>#REF!</text:p>
          </table:table-cell>
          <table:table-cell table:formula="of:=MAX([.$K10];[#REF!];[.$Q10];[#REF!];[.$W10];[#REF!];[.$AC10];[#REF!];[.$AI10];[#REF!];[.$AO10];[#REF!])" office:value-type="string" office:string-value="" calcext:value-type="error">
            <text:p>#REF!</text:p>
          </table:table-cell>
          <table:table-cell table:formula="of:=MAX([.$L10];[#REF!];[.$R10];[#REF!];[.$X10];[#REF!];[.$AD10];[#REF!];[.$AJ10];[#REF!];[.$AP10];[#REF!])" office:value-type="string" office:string-value="" calcext:value-type="error">
            <text:p>#REF!</text:p>
          </table:table-cell>
          <table:table-cell table:formula="of:=MAX([.$M10];[#REF!];[.$S10];[#REF!];[.$Y10];[#REF!];[.$AE10];[#REF!];[.$AK10];[#REF!];[.$AQ10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blocks-strips-typed/instances/instance-31.lp</text:p>
          </table:table-cell>
          <table:table-cell office:value-type="float" office:value="2.66" calcext:value-type="float">
            <text:p>2.66</text:p>
          </table:table-cell>
          <table:table-cell office:value-type="float" office:value="1.972" calcext:value-type="float">
            <text:p>1.972</text:p>
          </table:table-cell>
          <table:table-cell office:value-type="float" office:value="415" calcext:value-type="float">
            <text:p>415</text:p>
          </table:table-cell>
          <table:table-cell office:value-type="float" office:value="210" calcext:value-type="float">
            <text:p>21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5.79" calcext:value-type="float">
            <text:p>5.79</text:p>
          </table:table-cell>
          <table:table-cell office:value-type="float" office:value="5.364" calcext:value-type="float">
            <text:p>5.364</text:p>
          </table:table-cell>
          <table:table-cell office:value-type="float" office:value="22457" calcext:value-type="float">
            <text:p>22457</text:p>
          </table:table-cell>
          <table:table-cell office:value-type="float" office:value="498" calcext:value-type="float">
            <text:p>498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5.62" calcext:value-type="float">
            <text:p>5.62</text:p>
          </table:table-cell>
          <table:table-cell office:value-type="float" office:value="5.184" calcext:value-type="float">
            <text:p>5.184</text:p>
          </table:table-cell>
          <table:table-cell office:value-type="float" office:value="3181" calcext:value-type="float">
            <text:p>3181</text:p>
          </table:table-cell>
          <table:table-cell office:value-type="float" office:value="181" calcext:value-type="float">
            <text:p>181</text:p>
          </table:table-cell>
          <table:table-cell office:value-type="float" office:value="145" calcext:value-type="float">
            <text:p>145</text:p>
          </table:table-cell>
          <table:table-cell office:value-type="float" office:value="44" calcext:value-type="float">
            <text:p>44</text:p>
          </table:table-cell>
          <table:table-cell office:value-type="float" office:value="5.85" calcext:value-type="float">
            <text:p>5.85</text:p>
          </table:table-cell>
          <table:table-cell office:value-type="float" office:value="5.426" calcext:value-type="float">
            <text:p>5.426</text:p>
          </table:table-cell>
          <table:table-cell office:value-type="float" office:value="3181" calcext:value-type="float">
            <text:p>3181</text:p>
          </table:table-cell>
          <table:table-cell office:value-type="float" office:value="181" calcext:value-type="float">
            <text:p>181</text:p>
          </table:table-cell>
          <table:table-cell office:value-type="float" office:value="145" calcext:value-type="float">
            <text:p>145</text:p>
          </table:table-cell>
          <table:table-cell office:value-type="float" office:value="44" calcext:value-type="float">
            <text:p>44</text:p>
          </table:table-cell>
          <table:table-cell office:value-type="float" office:value="6.07" calcext:value-type="float">
            <text:p>6.07</text:p>
          </table:table-cell>
          <table:table-cell office:value-type="float" office:value="5.554" calcext:value-type="float">
            <text:p>5.554</text:p>
          </table:table-cell>
          <table:table-cell office:value-type="float" office:value="3181" calcext:value-type="float">
            <text:p>3181</text:p>
          </table:table-cell>
          <table:table-cell office:value-type="float" office:value="181" calcext:value-type="float">
            <text:p>181</text:p>
          </table:table-cell>
          <table:table-cell office:value-type="float" office:value="145" calcext:value-type="float">
            <text:p>145</text:p>
          </table:table-cell>
          <table:table-cell office:value-type="float" office:value="44" calcext:value-type="float">
            <text:p>44</text:p>
          </table:table-cell>
          <table:table-cell office:value-type="float" office:value="5.63" calcext:value-type="float">
            <text:p>5.63</text:p>
          </table:table-cell>
          <table:table-cell office:value-type="float" office:value="5.207" calcext:value-type="float">
            <text:p>5.207</text:p>
          </table:table-cell>
          <table:table-cell office:value-type="float" office:value="3034" calcext:value-type="float">
            <text:p>3034</text:p>
          </table:table-cell>
          <table:table-cell office:value-type="float" office:value="152" calcext:value-type="float">
            <text:p>152</text:p>
          </table:table-cell>
          <table:table-cell office:value-type="float" office:value="141" calcext:value-type="float">
            <text:p>141</text:p>
          </table:table-cell>
          <table:table-cell office:value-type="float" office:value="32" calcext:value-type="float">
            <text:p>32</text:p>
          </table:table-cell>
          <table:table-cell office:value-type="float" office:value="5.64" calcext:value-type="float">
            <text:p>5.64</text:p>
          </table:table-cell>
          <table:table-cell office:value-type="float" office:value="5.218" calcext:value-type="float">
            <text:p>5.218</text:p>
          </table:table-cell>
          <table:table-cell office:value-type="float" office:value="3055" calcext:value-type="float">
            <text:p>3055</text:p>
          </table:table-cell>
          <table:table-cell office:value-type="float" office:value="154" calcext:value-type="float">
            <text:p>154</text:p>
          </table:table-cell>
          <table:table-cell office:value-type="float" office:value="144" calcext:value-type="float">
            <text:p>144</text:p>
          </table:table-cell>
          <table:table-cell office:value-type="float" office:value="39" calcext:value-type="float">
            <text:p>39</text:p>
          </table:table-cell>
          <table:table-cell table:formula="of:=MIN([.$H11];[#REF!];[.$N11];[#REF!];[.$T11];[#REF!];[.$Z11];[#REF!];[.$AF11];[#REF!];[.$AL11];[#REF!])" office:value-type="string" office:string-value="" calcext:value-type="error">
            <text:p>#REF!</text:p>
          </table:table-cell>
          <table:table-cell table:formula="of:=MIN([.$I11];[#REF!];[.$O11];[#REF!];[.$U11];[#REF!];[.$AA11];[#REF!];[.$AG11];[#REF!];[.$AM11];[#REF!])" office:value-type="string" office:string-value="" calcext:value-type="error">
            <text:p>#REF!</text:p>
          </table:table-cell>
          <table:table-cell table:formula="of:=MIN([.$J11];[#REF!];[.$P11];[#REF!];[.$V11];[#REF!];[.$AB11];[#REF!];[.$AH11];[#REF!];[.$AN11];[#REF!])" office:value-type="string" office:string-value="" calcext:value-type="error">
            <text:p>#REF!</text:p>
          </table:table-cell>
          <table:table-cell table:formula="of:=MIN([.$K11];[#REF!];[.$Q11];[#REF!];[.$W11];[#REF!];[.$AC11];[#REF!];[.$AI11];[#REF!];[.$AO11];[#REF!])" office:value-type="string" office:string-value="" calcext:value-type="error">
            <text:p>#REF!</text:p>
          </table:table-cell>
          <table:table-cell table:formula="of:=MIN([.$L11];[#REF!];[.$R11];[#REF!];[.$X11];[#REF!];[.$AD11];[#REF!];[.$AJ11];[#REF!];[.$AP11];[#REF!])" office:value-type="string" office:string-value="" calcext:value-type="error">
            <text:p>#REF!</text:p>
          </table:table-cell>
          <table:table-cell table:formula="of:=MIN([.$M11];[#REF!];[.$S11];[#REF!];[.$Y11];[#REF!];[.$AE11];[#REF!];[.$AK11];[#REF!];[.$AQ11];[#REF!])" office:value-type="string" office:string-value="" calcext:value-type="error">
            <text:p>#REF!</text:p>
          </table:table-cell>
          <table:table-cell table:formula="of:=MEDIAN([.$H11];[#REF!];[.$N11];[#REF!];[.$T11];[#REF!];[.$Z11];[#REF!];[.$AF11];[#REF!];[.$AL11];[#REF!])" office:value-type="string" office:string-value="" calcext:value-type="error">
            <text:p>#REF!</text:p>
          </table:table-cell>
          <table:table-cell table:formula="of:=MEDIAN([.$I11];[#REF!];[.$O11];[#REF!];[.$U11];[#REF!];[.$AA11];[#REF!];[.$AG11];[#REF!];[.$AM11];[#REF!])" office:value-type="string" office:string-value="" calcext:value-type="error">
            <text:p>#REF!</text:p>
          </table:table-cell>
          <table:table-cell table:formula="of:=MEDIAN([.$J11];[#REF!];[.$P11];[#REF!];[.$V11];[#REF!];[.$AB11];[#REF!];[.$AH11];[#REF!];[.$AN11];[#REF!])" office:value-type="string" office:string-value="" calcext:value-type="error">
            <text:p>#REF!</text:p>
          </table:table-cell>
          <table:table-cell table:formula="of:=MEDIAN([.$K11];[#REF!];[.$Q11];[#REF!];[.$W11];[#REF!];[.$AC11];[#REF!];[.$AI11];[#REF!];[.$AO11];[#REF!])" office:value-type="string" office:string-value="" calcext:value-type="error">
            <text:p>#REF!</text:p>
          </table:table-cell>
          <table:table-cell table:formula="of:=MEDIAN([.$L11];[#REF!];[.$R11];[#REF!];[.$X11];[#REF!];[.$AD11];[#REF!];[.$AJ11];[#REF!];[.$AP11];[#REF!])" office:value-type="string" office:string-value="" calcext:value-type="error">
            <text:p>#REF!</text:p>
          </table:table-cell>
          <table:table-cell table:formula="of:=MEDIAN([.$M11];[#REF!];[.$S11];[#REF!];[.$Y11];[#REF!];[.$AE11];[#REF!];[.$AK11];[#REF!];[.$AQ11];[#REF!])" office:value-type="string" office:string-value="" calcext:value-type="error">
            <text:p>#REF!</text:p>
          </table:table-cell>
          <table:table-cell table:formula="of:=MAX([.$H11];[#REF!];[.$N11];[#REF!];[.$T11];[#REF!];[.$Z11];[#REF!];[.$AF11];[#REF!];[.$AL11];[#REF!])" office:value-type="string" office:string-value="" calcext:value-type="error">
            <text:p>#REF!</text:p>
          </table:table-cell>
          <table:table-cell table:formula="of:=MAX([.$I11];[#REF!];[.$O11];[#REF!];[.$U11];[#REF!];[.$AA11];[#REF!];[.$AG11];[#REF!];[.$AM11];[#REF!])" office:value-type="string" office:string-value="" calcext:value-type="error">
            <text:p>#REF!</text:p>
          </table:table-cell>
          <table:table-cell table:formula="of:=MAX([.$J11];[#REF!];[.$P11];[#REF!];[.$V11];[#REF!];[.$AB11];[#REF!];[.$AH11];[#REF!];[.$AN11];[#REF!])" office:value-type="string" office:string-value="" calcext:value-type="error">
            <text:p>#REF!</text:p>
          </table:table-cell>
          <table:table-cell table:formula="of:=MAX([.$K11];[#REF!];[.$Q11];[#REF!];[.$W11];[#REF!];[.$AC11];[#REF!];[.$AI11];[#REF!];[.$AO11];[#REF!])" office:value-type="string" office:string-value="" calcext:value-type="error">
            <text:p>#REF!</text:p>
          </table:table-cell>
          <table:table-cell table:formula="of:=MAX([.$L11];[#REF!];[.$R11];[#REF!];[.$X11];[#REF!];[.$AD11];[#REF!];[.$AJ11];[#REF!];[.$AP11];[#REF!])" office:value-type="string" office:string-value="" calcext:value-type="error">
            <text:p>#REF!</text:p>
          </table:table-cell>
          <table:table-cell table:formula="of:=MAX([.$M11];[#REF!];[.$S11];[#REF!];[.$Y11];[#REF!];[.$AE11];[#REF!];[.$AK11];[#REF!];[.$AQ11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blocks-strips-typed/instances/instance-32.lp</text:p>
          </table:table-cell>
          <table:table-cell office:value-type="float" office:value="3.55" calcext:value-type="float">
            <text:p>3.55</text:p>
          </table:table-cell>
          <table:table-cell office:value-type="float" office:value="2.674" calcext:value-type="float">
            <text:p>2.674</text:p>
          </table:table-cell>
          <table:table-cell office:value-type="float" office:value="4802" calcext:value-type="float">
            <text:p>4802</text:p>
          </table:table-cell>
          <table:table-cell office:value-type="float" office:value="603" calcext:value-type="float">
            <text:p>603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0.97" calcext:value-type="float">
            <text:p>10.97</text:p>
          </table:table-cell>
          <table:table-cell office:value-type="float" office:value="9.894" calcext:value-type="float">
            <text:p>9.894</text:p>
          </table:table-cell>
          <table:table-cell office:value-type="float" office:value="22999" calcext:value-type="float">
            <text:p>22999</text:p>
          </table:table-cell>
          <table:table-cell office:value-type="float" office:value="4590" calcext:value-type="float">
            <text:p>459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1.85" calcext:value-type="float">
            <text:p>11.85</text:p>
          </table:table-cell>
          <table:table-cell office:value-type="float" office:value="10.726" calcext:value-type="float">
            <text:p>10.726</text:p>
          </table:table-cell>
          <table:table-cell office:value-type="float" office:value="39772" calcext:value-type="float">
            <text:p>39772</text:p>
          </table:table-cell>
          <table:table-cell office:value-type="float" office:value="4520" calcext:value-type="float">
            <text:p>4520</text:p>
          </table:table-cell>
          <table:table-cell office:value-type="float" office:value="216" calcext:value-type="float">
            <text:p>216</text:p>
          </table:table-cell>
          <table:table-cell office:value-type="float" office:value="690" calcext:value-type="float">
            <text:p>690</text:p>
          </table:table-cell>
          <table:table-cell office:value-type="float" office:value="10.06" calcext:value-type="float">
            <text:p>10.06</text:p>
          </table:table-cell>
          <table:table-cell office:value-type="float" office:value="9.114" calcext:value-type="float">
            <text:p>9.114</text:p>
          </table:table-cell>
          <table:table-cell office:value-type="float" office:value="39843" calcext:value-type="float">
            <text:p>39843</text:p>
          </table:table-cell>
          <table:table-cell office:value-type="float" office:value="4546" calcext:value-type="float">
            <text:p>4546</text:p>
          </table:table-cell>
          <table:table-cell office:value-type="float" office:value="203" calcext:value-type="float">
            <text:p>203</text:p>
          </table:table-cell>
          <table:table-cell office:value-type="float" office:value="443" calcext:value-type="float">
            <text:p>443</text:p>
          </table:table-cell>
          <table:table-cell office:value-type="float" office:value="9.85" calcext:value-type="float">
            <text:p>9.85</text:p>
          </table:table-cell>
          <table:table-cell office:value-type="float" office:value="8.97" calcext:value-type="float">
            <text:p>8.97</text:p>
          </table:table-cell>
          <table:table-cell office:value-type="float" office:value="40180" calcext:value-type="float">
            <text:p>40180</text:p>
          </table:table-cell>
          <table:table-cell office:value-type="float" office:value="4562" calcext:value-type="float">
            <text:p>4562</text:p>
          </table:table-cell>
          <table:table-cell office:value-type="float" office:value="196" calcext:value-type="float">
            <text:p>196</text:p>
          </table:table-cell>
          <table:table-cell office:value-type="float" office:value="256" calcext:value-type="float">
            <text:p>256</text:p>
          </table:table-cell>
          <table:table-cell office:value-type="float" office:value="10.14" calcext:value-type="float">
            <text:p>10.14</text:p>
          </table:table-cell>
          <table:table-cell office:value-type="float" office:value="9.359" calcext:value-type="float">
            <text:p>9.359</text:p>
          </table:table-cell>
          <table:table-cell office:value-type="float" office:value="54516" calcext:value-type="float">
            <text:p>54516</text:p>
          </table:table-cell>
          <table:table-cell office:value-type="float" office:value="6020" calcext:value-type="float">
            <text:p>6020</text:p>
          </table:table-cell>
          <table:table-cell office:value-type="float" office:value="204" calcext:value-type="float">
            <text:p>204</text:p>
          </table:table-cell>
          <table:table-cell office:value-type="float" office:value="142" calcext:value-type="float">
            <text:p>142</text:p>
          </table:table-cell>
          <table:table-cell office:value-type="float" office:value="10.16" calcext:value-type="float">
            <text:p>10.16</text:p>
          </table:table-cell>
          <table:table-cell office:value-type="float" office:value="9.339" calcext:value-type="float">
            <text:p>9.339</text:p>
          </table:table-cell>
          <table:table-cell office:value-type="float" office:value="50516" calcext:value-type="float">
            <text:p>50516</text:p>
          </table:table-cell>
          <table:table-cell office:value-type="float" office:value="5149" calcext:value-type="float">
            <text:p>5149</text:p>
          </table:table-cell>
          <table:table-cell office:value-type="float" office:value="208" calcext:value-type="float">
            <text:p>208</text:p>
          </table:table-cell>
          <table:table-cell office:value-type="float" office:value="260" calcext:value-type="float">
            <text:p>260</text:p>
          </table:table-cell>
          <table:table-cell table:formula="of:=MIN([.$H12];[#REF!];[.$N12];[#REF!];[.$T12];[#REF!];[.$Z12];[#REF!];[.$AF12];[#REF!];[.$AL12];[#REF!])" office:value-type="string" office:string-value="" calcext:value-type="error">
            <text:p>#REF!</text:p>
          </table:table-cell>
          <table:table-cell table:formula="of:=MIN([.$I12];[#REF!];[.$O12];[#REF!];[.$U12];[#REF!];[.$AA12];[#REF!];[.$AG12];[#REF!];[.$AM12];[#REF!])" office:value-type="string" office:string-value="" calcext:value-type="error">
            <text:p>#REF!</text:p>
          </table:table-cell>
          <table:table-cell table:formula="of:=MIN([.$J12];[#REF!];[.$P12];[#REF!];[.$V12];[#REF!];[.$AB12];[#REF!];[.$AH12];[#REF!];[.$AN12];[#REF!])" office:value-type="string" office:string-value="" calcext:value-type="error">
            <text:p>#REF!</text:p>
          </table:table-cell>
          <table:table-cell table:formula="of:=MIN([.$K12];[#REF!];[.$Q12];[#REF!];[.$W12];[#REF!];[.$AC12];[#REF!];[.$AI12];[#REF!];[.$AO12];[#REF!])" office:value-type="string" office:string-value="" calcext:value-type="error">
            <text:p>#REF!</text:p>
          </table:table-cell>
          <table:table-cell table:formula="of:=MIN([.$L12];[#REF!];[.$R12];[#REF!];[.$X12];[#REF!];[.$AD12];[#REF!];[.$AJ12];[#REF!];[.$AP12];[#REF!])" office:value-type="string" office:string-value="" calcext:value-type="error">
            <text:p>#REF!</text:p>
          </table:table-cell>
          <table:table-cell table:formula="of:=MIN([.$M12];[#REF!];[.$S12];[#REF!];[.$Y12];[#REF!];[.$AE12];[#REF!];[.$AK12];[#REF!];[.$AQ12];[#REF!])" office:value-type="string" office:string-value="" calcext:value-type="error">
            <text:p>#REF!</text:p>
          </table:table-cell>
          <table:table-cell table:formula="of:=MEDIAN([.$H12];[#REF!];[.$N12];[#REF!];[.$T12];[#REF!];[.$Z12];[#REF!];[.$AF12];[#REF!];[.$AL12];[#REF!])" office:value-type="string" office:string-value="" calcext:value-type="error">
            <text:p>#REF!</text:p>
          </table:table-cell>
          <table:table-cell table:formula="of:=MEDIAN([.$I12];[#REF!];[.$O12];[#REF!];[.$U12];[#REF!];[.$AA12];[#REF!];[.$AG12];[#REF!];[.$AM12];[#REF!])" office:value-type="string" office:string-value="" calcext:value-type="error">
            <text:p>#REF!</text:p>
          </table:table-cell>
          <table:table-cell table:formula="of:=MEDIAN([.$J12];[#REF!];[.$P12];[#REF!];[.$V12];[#REF!];[.$AB12];[#REF!];[.$AH12];[#REF!];[.$AN12];[#REF!])" office:value-type="string" office:string-value="" calcext:value-type="error">
            <text:p>#REF!</text:p>
          </table:table-cell>
          <table:table-cell table:formula="of:=MEDIAN([.$K12];[#REF!];[.$Q12];[#REF!];[.$W12];[#REF!];[.$AC12];[#REF!];[.$AI12];[#REF!];[.$AO12];[#REF!])" office:value-type="string" office:string-value="" calcext:value-type="error">
            <text:p>#REF!</text:p>
          </table:table-cell>
          <table:table-cell table:formula="of:=MEDIAN([.$L12];[#REF!];[.$R12];[#REF!];[.$X12];[#REF!];[.$AD12];[#REF!];[.$AJ12];[#REF!];[.$AP12];[#REF!])" office:value-type="string" office:string-value="" calcext:value-type="error">
            <text:p>#REF!</text:p>
          </table:table-cell>
          <table:table-cell table:formula="of:=MEDIAN([.$M12];[#REF!];[.$S12];[#REF!];[.$Y12];[#REF!];[.$AE12];[#REF!];[.$AK12];[#REF!];[.$AQ12];[#REF!])" office:value-type="string" office:string-value="" calcext:value-type="error">
            <text:p>#REF!</text:p>
          </table:table-cell>
          <table:table-cell table:formula="of:=MAX([.$H12];[#REF!];[.$N12];[#REF!];[.$T12];[#REF!];[.$Z12];[#REF!];[.$AF12];[#REF!];[.$AL12];[#REF!])" office:value-type="string" office:string-value="" calcext:value-type="error">
            <text:p>#REF!</text:p>
          </table:table-cell>
          <table:table-cell table:formula="of:=MAX([.$I12];[#REF!];[.$O12];[#REF!];[.$U12];[#REF!];[.$AA12];[#REF!];[.$AG12];[#REF!];[.$AM12];[#REF!])" office:value-type="string" office:string-value="" calcext:value-type="error">
            <text:p>#REF!</text:p>
          </table:table-cell>
          <table:table-cell table:formula="of:=MAX([.$J12];[#REF!];[.$P12];[#REF!];[.$V12];[#REF!];[.$AB12];[#REF!];[.$AH12];[#REF!];[.$AN12];[#REF!])" office:value-type="string" office:string-value="" calcext:value-type="error">
            <text:p>#REF!</text:p>
          </table:table-cell>
          <table:table-cell table:formula="of:=MAX([.$K12];[#REF!];[.$Q12];[#REF!];[.$W12];[#REF!];[.$AC12];[#REF!];[.$AI12];[#REF!];[.$AO12];[#REF!])" office:value-type="string" office:string-value="" calcext:value-type="error">
            <text:p>#REF!</text:p>
          </table:table-cell>
          <table:table-cell table:formula="of:=MAX([.$L12];[#REF!];[.$R12];[#REF!];[.$X12];[#REF!];[.$AD12];[#REF!];[.$AJ12];[#REF!];[.$AP12];[#REF!])" office:value-type="string" office:string-value="" calcext:value-type="error">
            <text:p>#REF!</text:p>
          </table:table-cell>
          <table:table-cell table:formula="of:=MAX([.$M12];[#REF!];[.$S12];[#REF!];[.$Y12];[#REF!];[.$AE12];[#REF!];[.$AK12];[#REF!];[.$AQ12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blocks-strips-typed/instances/instance-33.lp</text:p>
          </table:table-cell>
          <table:table-cell office:value-type="float" office:value="5.17" calcext:value-type="float">
            <text:p>5.17</text:p>
          </table:table-cell>
          <table:table-cell office:value-type="float" office:value="4.129" calcext:value-type="float">
            <text:p>4.129</text:p>
          </table:table-cell>
          <table:table-cell office:value-type="float" office:value="33385" calcext:value-type="float">
            <text:p>33385</text:p>
          </table:table-cell>
          <table:table-cell office:value-type="float" office:value="2617" calcext:value-type="float">
            <text:p>2617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12.81" calcext:value-type="float">
            <text:p>12.81</text:p>
          </table:table-cell>
          <table:table-cell office:value-type="float" office:value="11.632" calcext:value-type="float">
            <text:p>11.632</text:p>
          </table:table-cell>
          <table:table-cell office:value-type="float" office:value="73289" calcext:value-type="float">
            <text:p>73289</text:p>
          </table:table-cell>
          <table:table-cell office:value-type="float" office:value="5549" calcext:value-type="float">
            <text:p>5549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16.32" calcext:value-type="float">
            <text:p>16.32</text:p>
          </table:table-cell>
          <table:table-cell office:value-type="float" office:value="15.102" calcext:value-type="float">
            <text:p>15.102</text:p>
          </table:table-cell>
          <table:table-cell office:value-type="float" office:value="39038" calcext:value-type="float">
            <text:p>39038</text:p>
          </table:table-cell>
          <table:table-cell office:value-type="float" office:value="5110" calcext:value-type="float">
            <text:p>5110</text:p>
          </table:table-cell>
          <table:table-cell office:value-type="float" office:value="256" calcext:value-type="float">
            <text:p>256</text:p>
          </table:table-cell>
          <table:table-cell office:value-type="float" office:value="704" calcext:value-type="float">
            <text:p>704</text:p>
          </table:table-cell>
          <table:table-cell office:value-type="float" office:value="12.87" calcext:value-type="float">
            <text:p>12.87</text:p>
          </table:table-cell>
          <table:table-cell office:value-type="float" office:value="11.922" calcext:value-type="float">
            <text:p>11.922</text:p>
          </table:table-cell>
          <table:table-cell office:value-type="float" office:value="39084" calcext:value-type="float">
            <text:p>39084</text:p>
          </table:table-cell>
          <table:table-cell office:value-type="float" office:value="5211" calcext:value-type="float">
            <text:p>5211</text:p>
          </table:table-cell>
          <table:table-cell office:value-type="float" office:value="242" calcext:value-type="float">
            <text:p>242</text:p>
          </table:table-cell>
          <table:table-cell office:value-type="float" office:value="398" calcext:value-type="float">
            <text:p>398</text:p>
          </table:table-cell>
          <table:table-cell office:value-type="float" office:value="11.7" calcext:value-type="float">
            <text:p>11.7</text:p>
          </table:table-cell>
          <table:table-cell office:value-type="float" office:value="10.914" calcext:value-type="float">
            <text:p>10.914</text:p>
          </table:table-cell>
          <table:table-cell office:value-type="float" office:value="35613" calcext:value-type="float">
            <text:p>35613</text:p>
          </table:table-cell>
          <table:table-cell office:value-type="float" office:value="4746" calcext:value-type="float">
            <text:p>4746</text:p>
          </table:table-cell>
          <table:table-cell office:value-type="float" office:value="239" calcext:value-type="float">
            <text:p>239</text:p>
          </table:table-cell>
          <table:table-cell office:value-type="float" office:value="226" calcext:value-type="float">
            <text:p>226</text:p>
          </table:table-cell>
          <table:table-cell office:value-type="float" office:value="11.58" calcext:value-type="float">
            <text:p>11.58</text:p>
          </table:table-cell>
          <table:table-cell office:value-type="float" office:value="10.7" calcext:value-type="float">
            <text:p>10.7</text:p>
          </table:table-cell>
          <table:table-cell office:value-type="float" office:value="58813" calcext:value-type="float">
            <text:p>58813</text:p>
          </table:table-cell>
          <table:table-cell office:value-type="float" office:value="5586" calcext:value-type="float">
            <text:p>5586</text:p>
          </table:table-cell>
          <table:table-cell office:value-type="float" office:value="238" calcext:value-type="float">
            <text:p>238</text:p>
          </table:table-cell>
          <table:table-cell office:value-type="float" office:value="176" calcext:value-type="float">
            <text:p>176</text:p>
          </table:table-cell>
          <table:table-cell office:value-type="float" office:value="11.55" calcext:value-type="float">
            <text:p>11.55</text:p>
          </table:table-cell>
          <table:table-cell office:value-type="float" office:value="10.676" calcext:value-type="float">
            <text:p>10.676</text:p>
          </table:table-cell>
          <table:table-cell office:value-type="float" office:value="43516" calcext:value-type="float">
            <text:p>43516</text:p>
          </table:table-cell>
          <table:table-cell office:value-type="float" office:value="4164" calcext:value-type="float">
            <text:p>4164</text:p>
          </table:table-cell>
          <table:table-cell office:value-type="float" office:value="242" calcext:value-type="float">
            <text:p>242</text:p>
          </table:table-cell>
          <table:table-cell office:value-type="float" office:value="295" calcext:value-type="float">
            <text:p>295</text:p>
          </table:table-cell>
          <table:table-cell table:formula="of:=MIN([.$H13];[#REF!];[.$N13];[#REF!];[.$T13];[#REF!];[.$Z13];[#REF!];[.$AF13];[#REF!];[.$AL13];[#REF!])" office:value-type="string" office:string-value="" calcext:value-type="error">
            <text:p>#REF!</text:p>
          </table:table-cell>
          <table:table-cell table:formula="of:=MIN([.$I13];[#REF!];[.$O13];[#REF!];[.$U13];[#REF!];[.$AA13];[#REF!];[.$AG13];[#REF!];[.$AM13];[#REF!])" office:value-type="string" office:string-value="" calcext:value-type="error">
            <text:p>#REF!</text:p>
          </table:table-cell>
          <table:table-cell table:formula="of:=MIN([.$J13];[#REF!];[.$P13];[#REF!];[.$V13];[#REF!];[.$AB13];[#REF!];[.$AH13];[#REF!];[.$AN13];[#REF!])" office:value-type="string" office:string-value="" calcext:value-type="error">
            <text:p>#REF!</text:p>
          </table:table-cell>
          <table:table-cell table:formula="of:=MIN([.$K13];[#REF!];[.$Q13];[#REF!];[.$W13];[#REF!];[.$AC13];[#REF!];[.$AI13];[#REF!];[.$AO13];[#REF!])" office:value-type="string" office:string-value="" calcext:value-type="error">
            <text:p>#REF!</text:p>
          </table:table-cell>
          <table:table-cell table:formula="of:=MIN([.$L13];[#REF!];[.$R13];[#REF!];[.$X13];[#REF!];[.$AD13];[#REF!];[.$AJ13];[#REF!];[.$AP13];[#REF!])" office:value-type="string" office:string-value="" calcext:value-type="error">
            <text:p>#REF!</text:p>
          </table:table-cell>
          <table:table-cell table:formula="of:=MIN([.$M13];[#REF!];[.$S13];[#REF!];[.$Y13];[#REF!];[.$AE13];[#REF!];[.$AK13];[#REF!];[.$AQ13];[#REF!])" office:value-type="string" office:string-value="" calcext:value-type="error">
            <text:p>#REF!</text:p>
          </table:table-cell>
          <table:table-cell table:formula="of:=MEDIAN([.$H13];[#REF!];[.$N13];[#REF!];[.$T13];[#REF!];[.$Z13];[#REF!];[.$AF13];[#REF!];[.$AL13];[#REF!])" office:value-type="string" office:string-value="" calcext:value-type="error">
            <text:p>#REF!</text:p>
          </table:table-cell>
          <table:table-cell table:formula="of:=MEDIAN([.$I13];[#REF!];[.$O13];[#REF!];[.$U13];[#REF!];[.$AA13];[#REF!];[.$AG13];[#REF!];[.$AM13];[#REF!])" office:value-type="string" office:string-value="" calcext:value-type="error">
            <text:p>#REF!</text:p>
          </table:table-cell>
          <table:table-cell table:formula="of:=MEDIAN([.$J13];[#REF!];[.$P13];[#REF!];[.$V13];[#REF!];[.$AB13];[#REF!];[.$AH13];[#REF!];[.$AN13];[#REF!])" office:value-type="string" office:string-value="" calcext:value-type="error">
            <text:p>#REF!</text:p>
          </table:table-cell>
          <table:table-cell table:formula="of:=MEDIAN([.$K13];[#REF!];[.$Q13];[#REF!];[.$W13];[#REF!];[.$AC13];[#REF!];[.$AI13];[#REF!];[.$AO13];[#REF!])" office:value-type="string" office:string-value="" calcext:value-type="error">
            <text:p>#REF!</text:p>
          </table:table-cell>
          <table:table-cell table:formula="of:=MEDIAN([.$L13];[#REF!];[.$R13];[#REF!];[.$X13];[#REF!];[.$AD13];[#REF!];[.$AJ13];[#REF!];[.$AP13];[#REF!])" office:value-type="string" office:string-value="" calcext:value-type="error">
            <text:p>#REF!</text:p>
          </table:table-cell>
          <table:table-cell table:formula="of:=MEDIAN([.$M13];[#REF!];[.$S13];[#REF!];[.$Y13];[#REF!];[.$AE13];[#REF!];[.$AK13];[#REF!];[.$AQ13];[#REF!])" office:value-type="string" office:string-value="" calcext:value-type="error">
            <text:p>#REF!</text:p>
          </table:table-cell>
          <table:table-cell table:formula="of:=MAX([.$H13];[#REF!];[.$N13];[#REF!];[.$T13];[#REF!];[.$Z13];[#REF!];[.$AF13];[#REF!];[.$AL13];[#REF!])" office:value-type="string" office:string-value="" calcext:value-type="error">
            <text:p>#REF!</text:p>
          </table:table-cell>
          <table:table-cell table:formula="of:=MAX([.$I13];[#REF!];[.$O13];[#REF!];[.$U13];[#REF!];[.$AA13];[#REF!];[.$AG13];[#REF!];[.$AM13];[#REF!])" office:value-type="string" office:string-value="" calcext:value-type="error">
            <text:p>#REF!</text:p>
          </table:table-cell>
          <table:table-cell table:formula="of:=MAX([.$J13];[#REF!];[.$P13];[#REF!];[.$V13];[#REF!];[.$AB13];[#REF!];[.$AH13];[#REF!];[.$AN13];[#REF!])" office:value-type="string" office:string-value="" calcext:value-type="error">
            <text:p>#REF!</text:p>
          </table:table-cell>
          <table:table-cell table:formula="of:=MAX([.$K13];[#REF!];[.$Q13];[#REF!];[.$W13];[#REF!];[.$AC13];[#REF!];[.$AI13];[#REF!];[.$AO13];[#REF!])" office:value-type="string" office:string-value="" calcext:value-type="error">
            <text:p>#REF!</text:p>
          </table:table-cell>
          <table:table-cell table:formula="of:=MAX([.$L13];[#REF!];[.$R13];[#REF!];[.$X13];[#REF!];[.$AD13];[#REF!];[.$AJ13];[#REF!];[.$AP13];[#REF!])" office:value-type="string" office:string-value="" calcext:value-type="error">
            <text:p>#REF!</text:p>
          </table:table-cell>
          <table:table-cell table:formula="of:=MAX([.$M13];[#REF!];[.$S13];[#REF!];[.$Y13];[#REF!];[.$AE13];[#REF!];[.$AK13];[#REF!];[.$AQ13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blocks-strips-typed/instances/instance-34.lp</text:p>
          </table:table-cell>
          <table:table-cell office:value-type="float" office:value="4.69" calcext:value-type="float">
            <text:p>4.69</text:p>
          </table:table-cell>
          <table:table-cell office:value-type="float" office:value="3.665" calcext:value-type="float">
            <text:p>3.665</text:p>
          </table:table-cell>
          <table:table-cell office:value-type="float" office:value="17569" calcext:value-type="float">
            <text:p>17569</text:p>
          </table:table-cell>
          <table:table-cell office:value-type="float" office:value="2104" calcext:value-type="float">
            <text:p>2104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17.94" calcext:value-type="float">
            <text:p>17.94</text:p>
          </table:table-cell>
          <table:table-cell office:value-type="float" office:value="16.737" calcext:value-type="float">
            <text:p>16.737</text:p>
          </table:table-cell>
          <table:table-cell office:value-type="float" office:value="83821" calcext:value-type="float">
            <text:p>83821</text:p>
          </table:table-cell>
          <table:table-cell office:value-type="float" office:value="7327" calcext:value-type="float">
            <text:p>7327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float" office:value="15.82" calcext:value-type="float">
            <text:p>15.82</text:p>
          </table:table-cell>
          <table:table-cell office:value-type="float" office:value="14.387" calcext:value-type="float">
            <text:p>14.387</text:p>
          </table:table-cell>
          <table:table-cell office:value-type="float" office:value="24839" calcext:value-type="float">
            <text:p>24839</text:p>
          </table:table-cell>
          <table:table-cell office:value-type="float" office:value="5290" calcext:value-type="float">
            <text:p>5290</text:p>
          </table:table-cell>
          <table:table-cell office:value-type="float" office:value="270" calcext:value-type="float">
            <text:p>270</text:p>
          </table:table-cell>
          <table:table-cell office:value-type="float" office:value="972" calcext:value-type="float">
            <text:p>972</text:p>
          </table:table-cell>
          <table:table-cell office:value-type="float" office:value="12.72" calcext:value-type="float">
            <text:p>12.72</text:p>
          </table:table-cell>
          <table:table-cell office:value-type="float" office:value="11.742" calcext:value-type="float">
            <text:p>11.742</text:p>
          </table:table-cell>
          <table:table-cell office:value-type="float" office:value="26122" calcext:value-type="float">
            <text:p>26122</text:p>
          </table:table-cell>
          <table:table-cell office:value-type="float" office:value="5541" calcext:value-type="float">
            <text:p>5541</text:p>
          </table:table-cell>
          <table:table-cell office:value-type="float" office:value="245" calcext:value-type="float">
            <text:p>245</text:p>
          </table:table-cell>
          <table:table-cell office:value-type="float" office:value="488" calcext:value-type="float">
            <text:p>488</text:p>
          </table:table-cell>
          <table:table-cell office:value-type="float" office:value="11.98" calcext:value-type="float">
            <text:p>11.98</text:p>
          </table:table-cell>
          <table:table-cell office:value-type="float" office:value="11.184" calcext:value-type="float">
            <text:p>11.184</text:p>
          </table:table-cell>
          <table:table-cell office:value-type="float" office:value="25543" calcext:value-type="float">
            <text:p>25543</text:p>
          </table:table-cell>
          <table:table-cell office:value-type="float" office:value="5314" calcext:value-type="float">
            <text:p>5314</text:p>
          </table:table-cell>
          <table:table-cell office:value-type="float" office:value="238" calcext:value-type="float">
            <text:p>238</text:p>
          </table:table-cell>
          <table:table-cell office:value-type="float" office:value="225" calcext:value-type="float">
            <text:p>225</text:p>
          </table:table-cell>
          <table:table-cell office:value-type="float" office:value="12.46" calcext:value-type="float">
            <text:p>12.46</text:p>
          </table:table-cell>
          <table:table-cell office:value-type="float" office:value="11.548" calcext:value-type="float">
            <text:p>11.548</text:p>
          </table:table-cell>
          <table:table-cell office:value-type="float" office:value="42571" calcext:value-type="float">
            <text:p>42571</text:p>
          </table:table-cell>
          <table:table-cell office:value-type="float" office:value="5699" calcext:value-type="float">
            <text:p>5699</text:p>
          </table:table-cell>
          <table:table-cell office:value-type="float" office:value="229" calcext:value-type="float">
            <text:p>229</text:p>
          </table:table-cell>
          <table:table-cell office:value-type="float" office:value="180" calcext:value-type="float">
            <text:p>180</text:p>
          </table:table-cell>
          <table:table-cell office:value-type="float" office:value="13.63" calcext:value-type="float">
            <text:p>13.63</text:p>
          </table:table-cell>
          <table:table-cell office:value-type="float" office:value="12.641" calcext:value-type="float">
            <text:p>12.641</text:p>
          </table:table-cell>
          <table:table-cell office:value-type="float" office:value="50832" calcext:value-type="float">
            <text:p>50832</text:p>
          </table:table-cell>
          <table:table-cell office:value-type="float" office:value="6544" calcext:value-type="float">
            <text:p>6544</text:p>
          </table:table-cell>
          <table:table-cell office:value-type="float" office:value="271" calcext:value-type="float">
            <text:p>271</text:p>
          </table:table-cell>
          <table:table-cell office:value-type="float" office:value="321" calcext:value-type="float">
            <text:p>321</text:p>
          </table:table-cell>
          <table:table-cell table:formula="of:=MIN([.$H14];[#REF!];[.$N14];[#REF!];[.$T14];[#REF!];[.$Z14];[#REF!];[.$AF14];[#REF!];[.$AL14];[#REF!])" office:value-type="string" office:string-value="" calcext:value-type="error">
            <text:p>#REF!</text:p>
          </table:table-cell>
          <table:table-cell table:formula="of:=MIN([.$I14];[#REF!];[.$O14];[#REF!];[.$U14];[#REF!];[.$AA14];[#REF!];[.$AG14];[#REF!];[.$AM14];[#REF!])" office:value-type="string" office:string-value="" calcext:value-type="error">
            <text:p>#REF!</text:p>
          </table:table-cell>
          <table:table-cell table:formula="of:=MIN([.$J14];[#REF!];[.$P14];[#REF!];[.$V14];[#REF!];[.$AB14];[#REF!];[.$AH14];[#REF!];[.$AN14];[#REF!])" office:value-type="string" office:string-value="" calcext:value-type="error">
            <text:p>#REF!</text:p>
          </table:table-cell>
          <table:table-cell table:formula="of:=MIN([.$K14];[#REF!];[.$Q14];[#REF!];[.$W14];[#REF!];[.$AC14];[#REF!];[.$AI14];[#REF!];[.$AO14];[#REF!])" office:value-type="string" office:string-value="" calcext:value-type="error">
            <text:p>#REF!</text:p>
          </table:table-cell>
          <table:table-cell table:formula="of:=MIN([.$L14];[#REF!];[.$R14];[#REF!];[.$X14];[#REF!];[.$AD14];[#REF!];[.$AJ14];[#REF!];[.$AP14];[#REF!])" office:value-type="string" office:string-value="" calcext:value-type="error">
            <text:p>#REF!</text:p>
          </table:table-cell>
          <table:table-cell table:formula="of:=MIN([.$M14];[#REF!];[.$S14];[#REF!];[.$Y14];[#REF!];[.$AE14];[#REF!];[.$AK14];[#REF!];[.$AQ14];[#REF!])" office:value-type="string" office:string-value="" calcext:value-type="error">
            <text:p>#REF!</text:p>
          </table:table-cell>
          <table:table-cell table:formula="of:=MEDIAN([.$H14];[#REF!];[.$N14];[#REF!];[.$T14];[#REF!];[.$Z14];[#REF!];[.$AF14];[#REF!];[.$AL14];[#REF!])" office:value-type="string" office:string-value="" calcext:value-type="error">
            <text:p>#REF!</text:p>
          </table:table-cell>
          <table:table-cell table:formula="of:=MEDIAN([.$I14];[#REF!];[.$O14];[#REF!];[.$U14];[#REF!];[.$AA14];[#REF!];[.$AG14];[#REF!];[.$AM14];[#REF!])" office:value-type="string" office:string-value="" calcext:value-type="error">
            <text:p>#REF!</text:p>
          </table:table-cell>
          <table:table-cell table:formula="of:=MEDIAN([.$J14];[#REF!];[.$P14];[#REF!];[.$V14];[#REF!];[.$AB14];[#REF!];[.$AH14];[#REF!];[.$AN14];[#REF!])" office:value-type="string" office:string-value="" calcext:value-type="error">
            <text:p>#REF!</text:p>
          </table:table-cell>
          <table:table-cell table:formula="of:=MEDIAN([.$K14];[#REF!];[.$Q14];[#REF!];[.$W14];[#REF!];[.$AC14];[#REF!];[.$AI14];[#REF!];[.$AO14];[#REF!])" office:value-type="string" office:string-value="" calcext:value-type="error">
            <text:p>#REF!</text:p>
          </table:table-cell>
          <table:table-cell table:formula="of:=MEDIAN([.$L14];[#REF!];[.$R14];[#REF!];[.$X14];[#REF!];[.$AD14];[#REF!];[.$AJ14];[#REF!];[.$AP14];[#REF!])" office:value-type="string" office:string-value="" calcext:value-type="error">
            <text:p>#REF!</text:p>
          </table:table-cell>
          <table:table-cell table:formula="of:=MEDIAN([.$M14];[#REF!];[.$S14];[#REF!];[.$Y14];[#REF!];[.$AE14];[#REF!];[.$AK14];[#REF!];[.$AQ14];[#REF!])" office:value-type="string" office:string-value="" calcext:value-type="error">
            <text:p>#REF!</text:p>
          </table:table-cell>
          <table:table-cell table:formula="of:=MAX([.$H14];[#REF!];[.$N14];[#REF!];[.$T14];[#REF!];[.$Z14];[#REF!];[.$AF14];[#REF!];[.$AL14];[#REF!])" office:value-type="string" office:string-value="" calcext:value-type="error">
            <text:p>#REF!</text:p>
          </table:table-cell>
          <table:table-cell table:formula="of:=MAX([.$I14];[#REF!];[.$O14];[#REF!];[.$U14];[#REF!];[.$AA14];[#REF!];[.$AG14];[#REF!];[.$AM14];[#REF!])" office:value-type="string" office:string-value="" calcext:value-type="error">
            <text:p>#REF!</text:p>
          </table:table-cell>
          <table:table-cell table:formula="of:=MAX([.$J14];[#REF!];[.$P14];[#REF!];[.$V14];[#REF!];[.$AB14];[#REF!];[.$AH14];[#REF!];[.$AN14];[#REF!])" office:value-type="string" office:string-value="" calcext:value-type="error">
            <text:p>#REF!</text:p>
          </table:table-cell>
          <table:table-cell table:formula="of:=MAX([.$K14];[#REF!];[.$Q14];[#REF!];[.$W14];[#REF!];[.$AC14];[#REF!];[.$AI14];[#REF!];[.$AO14];[#REF!])" office:value-type="string" office:string-value="" calcext:value-type="error">
            <text:p>#REF!</text:p>
          </table:table-cell>
          <table:table-cell table:formula="of:=MAX([.$L14];[#REF!];[.$R14];[#REF!];[.$X14];[#REF!];[.$AD14];[#REF!];[.$AJ14];[#REF!];[.$AP14];[#REF!])" office:value-type="string" office:string-value="" calcext:value-type="error">
            <text:p>#REF!</text:p>
          </table:table-cell>
          <table:table-cell table:formula="of:=MAX([.$M14];[#REF!];[.$S14];[#REF!];[.$Y14];[#REF!];[.$AE14];[#REF!];[.$AK14];[#REF!];[.$AQ14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blocks-strips-typed/instances/instance-35.lp</text:p>
          </table:table-cell>
          <table:table-cell office:value-type="float" office:value="5.47" calcext:value-type="float">
            <text:p>5.47</text:p>
          </table:table-cell>
          <table:table-cell office:value-type="float" office:value="4.312" calcext:value-type="float">
            <text:p>4.312</text:p>
          </table:table-cell>
          <table:table-cell office:value-type="float" office:value="5667" calcext:value-type="float">
            <text:p>5667</text:p>
          </table:table-cell>
          <table:table-cell office:value-type="float" office:value="2314" calcext:value-type="float">
            <text:p>2314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12.12" calcext:value-type="float">
            <text:p>12.12</text:p>
          </table:table-cell>
          <table:table-cell office:value-type="float" office:value="10.981" calcext:value-type="float">
            <text:p>10.981</text:p>
          </table:table-cell>
          <table:table-cell office:value-type="float" office:value="62601" calcext:value-type="float">
            <text:p>62601</text:p>
          </table:table-cell>
          <table:table-cell office:value-type="float" office:value="3840" calcext:value-type="float">
            <text:p>3840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float" office:value="10.88" calcext:value-type="float">
            <text:p>10.88</text:p>
          </table:table-cell>
          <table:table-cell office:value-type="float" office:value="9.887" calcext:value-type="float">
            <text:p>9.887</text:p>
          </table:table-cell>
          <table:table-cell office:value-type="float" office:value="16802" calcext:value-type="float">
            <text:p>16802</text:p>
          </table:table-cell>
          <table:table-cell office:value-type="float" office:value="2030" calcext:value-type="float">
            <text:p>2030</text:p>
          </table:table-cell>
          <table:table-cell office:value-type="float" office:value="223" calcext:value-type="float">
            <text:p>223</text:p>
          </table:table-cell>
          <table:table-cell office:value-type="float" office:value="360" calcext:value-type="float">
            <text:p>360</text:p>
          </table:table-cell>
          <table:table-cell office:value-type="float" office:value="10.93" calcext:value-type="float">
            <text:p>10.93</text:p>
          </table:table-cell>
          <table:table-cell office:value-type="float" office:value="9.939" calcext:value-type="float">
            <text:p>9.939</text:p>
          </table:table-cell>
          <table:table-cell office:value-type="float" office:value="16802" calcext:value-type="float">
            <text:p>16802</text:p>
          </table:table-cell>
          <table:table-cell office:value-type="float" office:value="2030" calcext:value-type="float">
            <text:p>2030</text:p>
          </table:table-cell>
          <table:table-cell office:value-type="float" office:value="215" calcext:value-type="float">
            <text:p>215</text:p>
          </table:table-cell>
          <table:table-cell office:value-type="float" office:value="360" calcext:value-type="float">
            <text:p>360</text:p>
          </table:table-cell>
          <table:table-cell office:value-type="float" office:value="10.28" calcext:value-type="float">
            <text:p>10.28</text:p>
          </table:table-cell>
          <table:table-cell office:value-type="float" office:value="9.431" calcext:value-type="float">
            <text:p>9.431</text:p>
          </table:table-cell>
          <table:table-cell office:value-type="float" office:value="24550" calcext:value-type="float">
            <text:p>24550</text:p>
          </table:table-cell>
          <table:table-cell office:value-type="float" office:value="2126" calcext:value-type="float">
            <text:p>2126</text:p>
          </table:table-cell>
          <table:table-cell office:value-type="float" office:value="210" calcext:value-type="float">
            <text:p>210</text:p>
          </table:table-cell>
          <table:table-cell office:value-type="float" office:value="232" calcext:value-type="float">
            <text:p>232</text:p>
          </table:table-cell>
          <table:table-cell office:value-type="float" office:value="10.12" calcext:value-type="float">
            <text:p>10.12</text:p>
          </table:table-cell>
          <table:table-cell office:value-type="float" office:value="9.267" calcext:value-type="float">
            <text:p>9.267</text:p>
          </table:table-cell>
          <table:table-cell office:value-type="float" office:value="23224" calcext:value-type="float">
            <text:p>23224</text:p>
          </table:table-cell>
          <table:table-cell office:value-type="float" office:value="1900" calcext:value-type="float">
            <text:p>1900</text:p>
          </table:table-cell>
          <table:table-cell office:value-type="float" office:value="209" calcext:value-type="float">
            <text:p>209</text:p>
          </table:table-cell>
          <table:table-cell office:value-type="float" office:value="136" calcext:value-type="float">
            <text:p>136</text:p>
          </table:table-cell>
          <table:table-cell office:value-type="float" office:value="10.21" calcext:value-type="float">
            <text:p>10.21</text:p>
          </table:table-cell>
          <table:table-cell office:value-type="float" office:value="9.34" calcext:value-type="float">
            <text:p>9.34</text:p>
          </table:table-cell>
          <table:table-cell office:value-type="float" office:value="13965" calcext:value-type="float">
            <text:p>13965</text:p>
          </table:table-cell>
          <table:table-cell office:value-type="float" office:value="1698" calcext:value-type="float">
            <text:p>1698</text:p>
          </table:table-cell>
          <table:table-cell office:value-type="float" office:value="206" calcext:value-type="float">
            <text:p>206</text:p>
          </table:table-cell>
          <table:table-cell office:value-type="float" office:value="234" calcext:value-type="float">
            <text:p>234</text:p>
          </table:table-cell>
          <table:table-cell table:formula="of:=MIN([.$H15];[#REF!];[.$N15];[#REF!];[.$T15];[#REF!];[.$Z15];[#REF!];[.$AF15];[#REF!];[.$AL15];[#REF!])" office:value-type="string" office:string-value="" calcext:value-type="error">
            <text:p>#REF!</text:p>
          </table:table-cell>
          <table:table-cell table:formula="of:=MIN([.$I15];[#REF!];[.$O15];[#REF!];[.$U15];[#REF!];[.$AA15];[#REF!];[.$AG15];[#REF!];[.$AM15];[#REF!])" office:value-type="string" office:string-value="" calcext:value-type="error">
            <text:p>#REF!</text:p>
          </table:table-cell>
          <table:table-cell table:formula="of:=MIN([.$J15];[#REF!];[.$P15];[#REF!];[.$V15];[#REF!];[.$AB15];[#REF!];[.$AH15];[#REF!];[.$AN15];[#REF!])" office:value-type="string" office:string-value="" calcext:value-type="error">
            <text:p>#REF!</text:p>
          </table:table-cell>
          <table:table-cell table:formula="of:=MIN([.$K15];[#REF!];[.$Q15];[#REF!];[.$W15];[#REF!];[.$AC15];[#REF!];[.$AI15];[#REF!];[.$AO15];[#REF!])" office:value-type="string" office:string-value="" calcext:value-type="error">
            <text:p>#REF!</text:p>
          </table:table-cell>
          <table:table-cell table:formula="of:=MIN([.$L15];[#REF!];[.$R15];[#REF!];[.$X15];[#REF!];[.$AD15];[#REF!];[.$AJ15];[#REF!];[.$AP15];[#REF!])" office:value-type="string" office:string-value="" calcext:value-type="error">
            <text:p>#REF!</text:p>
          </table:table-cell>
          <table:table-cell table:formula="of:=MIN([.$M15];[#REF!];[.$S15];[#REF!];[.$Y15];[#REF!];[.$AE15];[#REF!];[.$AK15];[#REF!];[.$AQ15];[#REF!])" office:value-type="string" office:string-value="" calcext:value-type="error">
            <text:p>#REF!</text:p>
          </table:table-cell>
          <table:table-cell table:formula="of:=MEDIAN([.$H15];[#REF!];[.$N15];[#REF!];[.$T15];[#REF!];[.$Z15];[#REF!];[.$AF15];[#REF!];[.$AL15];[#REF!])" office:value-type="string" office:string-value="" calcext:value-type="error">
            <text:p>#REF!</text:p>
          </table:table-cell>
          <table:table-cell table:formula="of:=MEDIAN([.$I15];[#REF!];[.$O15];[#REF!];[.$U15];[#REF!];[.$AA15];[#REF!];[.$AG15];[#REF!];[.$AM15];[#REF!])" office:value-type="string" office:string-value="" calcext:value-type="error">
            <text:p>#REF!</text:p>
          </table:table-cell>
          <table:table-cell table:formula="of:=MEDIAN([.$J15];[#REF!];[.$P15];[#REF!];[.$V15];[#REF!];[.$AB15];[#REF!];[.$AH15];[#REF!];[.$AN15];[#REF!])" office:value-type="string" office:string-value="" calcext:value-type="error">
            <text:p>#REF!</text:p>
          </table:table-cell>
          <table:table-cell table:formula="of:=MEDIAN([.$K15];[#REF!];[.$Q15];[#REF!];[.$W15];[#REF!];[.$AC15];[#REF!];[.$AI15];[#REF!];[.$AO15];[#REF!])" office:value-type="string" office:string-value="" calcext:value-type="error">
            <text:p>#REF!</text:p>
          </table:table-cell>
          <table:table-cell table:formula="of:=MEDIAN([.$L15];[#REF!];[.$R15];[#REF!];[.$X15];[#REF!];[.$AD15];[#REF!];[.$AJ15];[#REF!];[.$AP15];[#REF!])" office:value-type="string" office:string-value="" calcext:value-type="error">
            <text:p>#REF!</text:p>
          </table:table-cell>
          <table:table-cell table:formula="of:=MEDIAN([.$M15];[#REF!];[.$S15];[#REF!];[.$Y15];[#REF!];[.$AE15];[#REF!];[.$AK15];[#REF!];[.$AQ15];[#REF!])" office:value-type="string" office:string-value="" calcext:value-type="error">
            <text:p>#REF!</text:p>
          </table:table-cell>
          <table:table-cell table:formula="of:=MAX([.$H15];[#REF!];[.$N15];[#REF!];[.$T15];[#REF!];[.$Z15];[#REF!];[.$AF15];[#REF!];[.$AL15];[#REF!])" office:value-type="string" office:string-value="" calcext:value-type="error">
            <text:p>#REF!</text:p>
          </table:table-cell>
          <table:table-cell table:formula="of:=MAX([.$I15];[#REF!];[.$O15];[#REF!];[.$U15];[#REF!];[.$AA15];[#REF!];[.$AG15];[#REF!];[.$AM15];[#REF!])" office:value-type="string" office:string-value="" calcext:value-type="error">
            <text:p>#REF!</text:p>
          </table:table-cell>
          <table:table-cell table:formula="of:=MAX([.$J15];[#REF!];[.$P15];[#REF!];[.$V15];[#REF!];[.$AB15];[#REF!];[.$AH15];[#REF!];[.$AN15];[#REF!])" office:value-type="string" office:string-value="" calcext:value-type="error">
            <text:p>#REF!</text:p>
          </table:table-cell>
          <table:table-cell table:formula="of:=MAX([.$K15];[#REF!];[.$Q15];[#REF!];[.$W15];[#REF!];[.$AC15];[#REF!];[.$AI15];[#REF!];[.$AO15];[#REF!])" office:value-type="string" office:string-value="" calcext:value-type="error">
            <text:p>#REF!</text:p>
          </table:table-cell>
          <table:table-cell table:formula="of:=MAX([.$L15];[#REF!];[.$R15];[#REF!];[.$X15];[#REF!];[.$AD15];[#REF!];[.$AJ15];[#REF!];[.$AP15];[#REF!])" office:value-type="string" office:string-value="" calcext:value-type="error">
            <text:p>#REF!</text:p>
          </table:table-cell>
          <table:table-cell table:formula="of:=MAX([.$M15];[#REF!];[.$S15];[#REF!];[.$Y15];[#REF!];[.$AE15];[#REF!];[.$AK15];[#REF!];[.$AQ15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blocks-strips-typed/instances/instance-36.lp</text:p>
          </table:table-cell>
          <table:table-cell office:value-type="float" office:value="6.85" calcext:value-type="float">
            <text:p>6.85</text:p>
          </table:table-cell>
          <table:table-cell office:value-type="float" office:value="5.376" calcext:value-type="float">
            <text:p>5.376</text:p>
          </table:table-cell>
          <table:table-cell office:value-type="float" office:value="40736" calcext:value-type="float">
            <text:p>40736</text:p>
          </table:table-cell>
          <table:table-cell office:value-type="float" office:value="2995" calcext:value-type="float">
            <text:p>2995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12.91" calcext:value-type="float">
            <text:p>12.91</text:p>
          </table:table-cell>
          <table:table-cell office:value-type="float" office:value="11.981" calcext:value-type="float">
            <text:p>11.981</text:p>
          </table:table-cell>
          <table:table-cell office:value-type="float" office:value="66947" calcext:value-type="float">
            <text:p>66947</text:p>
          </table:table-cell>
          <table:table-cell office:value-type="float" office:value="3636" calcext:value-type="float">
            <text:p>3636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11.8" calcext:value-type="float">
            <text:p>11.8</text:p>
          </table:table-cell>
          <table:table-cell office:value-type="float" office:value="10.759" calcext:value-type="float">
            <text:p>10.759</text:p>
          </table:table-cell>
          <table:table-cell office:value-type="float" office:value="27821" calcext:value-type="float">
            <text:p>27821</text:p>
          </table:table-cell>
          <table:table-cell office:value-type="float" office:value="2151" calcext:value-type="float">
            <text:p>2151</text:p>
          </table:table-cell>
          <table:table-cell office:value-type="float" office:value="233" calcext:value-type="float">
            <text:p>233</text:p>
          </table:table-cell>
          <table:table-cell office:value-type="float" office:value="334" calcext:value-type="float">
            <text:p>334</text:p>
          </table:table-cell>
          <table:table-cell office:value-type="float" office:value="12" calcext:value-type="float">
            <text:p>12</text:p>
          </table:table-cell>
          <table:table-cell office:value-type="float" office:value="10.937" calcext:value-type="float">
            <text:p>10.937</text:p>
          </table:table-cell>
          <table:table-cell office:value-type="float" office:value="27821" calcext:value-type="float">
            <text:p>27821</text:p>
          </table:table-cell>
          <table:table-cell office:value-type="float" office:value="2151" calcext:value-type="float">
            <text:p>2151</text:p>
          </table:table-cell>
          <table:table-cell office:value-type="float" office:value="234" calcext:value-type="float">
            <text:p>234</text:p>
          </table:table-cell>
          <table:table-cell office:value-type="float" office:value="334" calcext:value-type="float">
            <text:p>334</text:p>
          </table:table-cell>
          <table:table-cell office:value-type="float" office:value="11.78" calcext:value-type="float">
            <text:p>11.78</text:p>
          </table:table-cell>
          <table:table-cell office:value-type="float" office:value="10.848" calcext:value-type="float">
            <text:p>10.848</text:p>
          </table:table-cell>
          <table:table-cell office:value-type="float" office:value="29432" calcext:value-type="float">
            <text:p>29432</text:p>
          </table:table-cell>
          <table:table-cell office:value-type="float" office:value="2349" calcext:value-type="float">
            <text:p>2349</text:p>
          </table:table-cell>
          <table:table-cell office:value-type="float" office:value="230" calcext:value-type="float">
            <text:p>230</text:p>
          </table:table-cell>
          <table:table-cell office:value-type="float" office:value="198" calcext:value-type="float">
            <text:p>198</text:p>
          </table:table-cell>
          <table:table-cell office:value-type="float" office:value="10.49" calcext:value-type="float">
            <text:p>10.49</text:p>
          </table:table-cell>
          <table:table-cell office:value-type="float" office:value="9.622" calcext:value-type="float">
            <text:p>9.622</text:p>
          </table:table-cell>
          <table:table-cell office:value-type="float" office:value="11687" calcext:value-type="float">
            <text:p>11687</text:p>
          </table:table-cell>
          <table:table-cell office:value-type="float" office:value="1083" calcext:value-type="float">
            <text:p>1083</text:p>
          </table:table-cell>
          <table:table-cell office:value-type="float" office:value="219" calcext:value-type="float">
            <text:p>219</text:p>
          </table:table-cell>
          <table:table-cell office:value-type="float" office:value="90" calcext:value-type="float">
            <text:p>90</text:p>
          </table:table-cell>
          <table:table-cell office:value-type="float" office:value="11.49" calcext:value-type="float">
            <text:p>11.49</text:p>
          </table:table-cell>
          <table:table-cell office:value-type="float" office:value="10.509" calcext:value-type="float">
            <text:p>10.509</text:p>
          </table:table-cell>
          <table:table-cell office:value-type="float" office:value="39586" calcext:value-type="float">
            <text:p>39586</text:p>
          </table:table-cell>
          <table:table-cell office:value-type="float" office:value="2434" calcext:value-type="float">
            <text:p>2434</text:p>
          </table:table-cell>
          <table:table-cell office:value-type="float" office:value="226" calcext:value-type="float">
            <text:p>226</text:p>
          </table:table-cell>
          <table:table-cell office:value-type="float" office:value="192" calcext:value-type="float">
            <text:p>192</text:p>
          </table:table-cell>
          <table:table-cell table:formula="of:=MIN([.$H16];[#REF!];[.$N16];[#REF!];[.$T16];[#REF!];[.$Z16];[#REF!];[.$AF16];[#REF!];[.$AL16];[#REF!])" office:value-type="string" office:string-value="" calcext:value-type="error">
            <text:p>#REF!</text:p>
          </table:table-cell>
          <table:table-cell table:formula="of:=MIN([.$I16];[#REF!];[.$O16];[#REF!];[.$U16];[#REF!];[.$AA16];[#REF!];[.$AG16];[#REF!];[.$AM16];[#REF!])" office:value-type="string" office:string-value="" calcext:value-type="error">
            <text:p>#REF!</text:p>
          </table:table-cell>
          <table:table-cell table:formula="of:=MIN([.$J16];[#REF!];[.$P16];[#REF!];[.$V16];[#REF!];[.$AB16];[#REF!];[.$AH16];[#REF!];[.$AN16];[#REF!])" office:value-type="string" office:string-value="" calcext:value-type="error">
            <text:p>#REF!</text:p>
          </table:table-cell>
          <table:table-cell table:formula="of:=MIN([.$K16];[#REF!];[.$Q16];[#REF!];[.$W16];[#REF!];[.$AC16];[#REF!];[.$AI16];[#REF!];[.$AO16];[#REF!])" office:value-type="string" office:string-value="" calcext:value-type="error">
            <text:p>#REF!</text:p>
          </table:table-cell>
          <table:table-cell table:formula="of:=MIN([.$L16];[#REF!];[.$R16];[#REF!];[.$X16];[#REF!];[.$AD16];[#REF!];[.$AJ16];[#REF!];[.$AP16];[#REF!])" office:value-type="string" office:string-value="" calcext:value-type="error">
            <text:p>#REF!</text:p>
          </table:table-cell>
          <table:table-cell table:formula="of:=MIN([.$M16];[#REF!];[.$S16];[#REF!];[.$Y16];[#REF!];[.$AE16];[#REF!];[.$AK16];[#REF!];[.$AQ16];[#REF!])" office:value-type="string" office:string-value="" calcext:value-type="error">
            <text:p>#REF!</text:p>
          </table:table-cell>
          <table:table-cell table:formula="of:=MEDIAN([.$H16];[#REF!];[.$N16];[#REF!];[.$T16];[#REF!];[.$Z16];[#REF!];[.$AF16];[#REF!];[.$AL16];[#REF!])" office:value-type="string" office:string-value="" calcext:value-type="error">
            <text:p>#REF!</text:p>
          </table:table-cell>
          <table:table-cell table:formula="of:=MEDIAN([.$I16];[#REF!];[.$O16];[#REF!];[.$U16];[#REF!];[.$AA16];[#REF!];[.$AG16];[#REF!];[.$AM16];[#REF!])" office:value-type="string" office:string-value="" calcext:value-type="error">
            <text:p>#REF!</text:p>
          </table:table-cell>
          <table:table-cell table:formula="of:=MEDIAN([.$J16];[#REF!];[.$P16];[#REF!];[.$V16];[#REF!];[.$AB16];[#REF!];[.$AH16];[#REF!];[.$AN16];[#REF!])" office:value-type="string" office:string-value="" calcext:value-type="error">
            <text:p>#REF!</text:p>
          </table:table-cell>
          <table:table-cell table:formula="of:=MEDIAN([.$K16];[#REF!];[.$Q16];[#REF!];[.$W16];[#REF!];[.$AC16];[#REF!];[.$AI16];[#REF!];[.$AO16];[#REF!])" office:value-type="string" office:string-value="" calcext:value-type="error">
            <text:p>#REF!</text:p>
          </table:table-cell>
          <table:table-cell table:formula="of:=MEDIAN([.$L16];[#REF!];[.$R16];[#REF!];[.$X16];[#REF!];[.$AD16];[#REF!];[.$AJ16];[#REF!];[.$AP16];[#REF!])" office:value-type="string" office:string-value="" calcext:value-type="error">
            <text:p>#REF!</text:p>
          </table:table-cell>
          <table:table-cell table:formula="of:=MEDIAN([.$M16];[#REF!];[.$S16];[#REF!];[.$Y16];[#REF!];[.$AE16];[#REF!];[.$AK16];[#REF!];[.$AQ16];[#REF!])" office:value-type="string" office:string-value="" calcext:value-type="error">
            <text:p>#REF!</text:p>
          </table:table-cell>
          <table:table-cell table:formula="of:=MAX([.$H16];[#REF!];[.$N16];[#REF!];[.$T16];[#REF!];[.$Z16];[#REF!];[.$AF16];[#REF!];[.$AL16];[#REF!])" office:value-type="string" office:string-value="" calcext:value-type="error">
            <text:p>#REF!</text:p>
          </table:table-cell>
          <table:table-cell table:formula="of:=MAX([.$I16];[#REF!];[.$O16];[#REF!];[.$U16];[#REF!];[.$AA16];[#REF!];[.$AG16];[#REF!];[.$AM16];[#REF!])" office:value-type="string" office:string-value="" calcext:value-type="error">
            <text:p>#REF!</text:p>
          </table:table-cell>
          <table:table-cell table:formula="of:=MAX([.$J16];[#REF!];[.$P16];[#REF!];[.$V16];[#REF!];[.$AB16];[#REF!];[.$AH16];[#REF!];[.$AN16];[#REF!])" office:value-type="string" office:string-value="" calcext:value-type="error">
            <text:p>#REF!</text:p>
          </table:table-cell>
          <table:table-cell table:formula="of:=MAX([.$K16];[#REF!];[.$Q16];[#REF!];[.$W16];[#REF!];[.$AC16];[#REF!];[.$AI16];[#REF!];[.$AO16];[#REF!])" office:value-type="string" office:string-value="" calcext:value-type="error">
            <text:p>#REF!</text:p>
          </table:table-cell>
          <table:table-cell table:formula="of:=MAX([.$L16];[#REF!];[.$R16];[#REF!];[.$X16];[#REF!];[.$AD16];[#REF!];[.$AJ16];[#REF!];[.$AP16];[#REF!])" office:value-type="string" office:string-value="" calcext:value-type="error">
            <text:p>#REF!</text:p>
          </table:table-cell>
          <table:table-cell table:formula="of:=MAX([.$M16];[#REF!];[.$S16];[#REF!];[.$Y16];[#REF!];[.$AE16];[#REF!];[.$AK16];[#REF!];[.$AQ16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blocks-strips-typed/instances/instance-37.lp</text:p>
          </table:table-cell>
          <table:table-cell office:value-type="float" office:value="9.97" calcext:value-type="float">
            <text:p>9.97</text:p>
          </table:table-cell>
          <table:table-cell office:value-type="float" office:value="8.075" calcext:value-type="float">
            <text:p>8.075</text:p>
          </table:table-cell>
          <table:table-cell office:value-type="float" office:value="112302" calcext:value-type="float">
            <text:p>112302</text:p>
          </table:table-cell>
          <table:table-cell office:value-type="float" office:value="6061" calcext:value-type="float">
            <text:p>6061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14.63" calcext:value-type="float">
            <text:p>14.63</text:p>
          </table:table-cell>
          <table:table-cell office:value-type="float" office:value="13.497" calcext:value-type="float">
            <text:p>13.497</text:p>
          </table:table-cell>
          <table:table-cell office:value-type="float" office:value="94953" calcext:value-type="float">
            <text:p>94953</text:p>
          </table:table-cell>
          <table:table-cell office:value-type="float" office:value="3515" calcext:value-type="float">
            <text:p>3515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13.63" calcext:value-type="float">
            <text:p>13.63</text:p>
          </table:table-cell>
          <table:table-cell office:value-type="float" office:value="12.502" calcext:value-type="float">
            <text:p>12.502</text:p>
          </table:table-cell>
          <table:table-cell office:value-type="float" office:value="22316" calcext:value-type="float">
            <text:p>22316</text:p>
          </table:table-cell>
          <table:table-cell office:value-type="float" office:value="2067" calcext:value-type="float">
            <text:p>2067</text:p>
          </table:table-cell>
          <table:table-cell office:value-type="float" office:value="286" calcext:value-type="float">
            <text:p>286</text:p>
          </table:table-cell>
          <table:table-cell office:value-type="float" office:value="270" calcext:value-type="float">
            <text:p>270</text:p>
          </table:table-cell>
          <table:table-cell office:value-type="float" office:value="13.98" calcext:value-type="float">
            <text:p>13.98</text:p>
          </table:table-cell>
          <table:table-cell office:value-type="float" office:value="12.85" calcext:value-type="float">
            <text:p>12.85</text:p>
          </table:table-cell>
          <table:table-cell office:value-type="float" office:value="22316" calcext:value-type="float">
            <text:p>22316</text:p>
          </table:table-cell>
          <table:table-cell office:value-type="float" office:value="2067" calcext:value-type="float">
            <text:p>2067</text:p>
          </table:table-cell>
          <table:table-cell office:value-type="float" office:value="286" calcext:value-type="float">
            <text:p>286</text:p>
          </table:table-cell>
          <table:table-cell office:value-type="float" office:value="270" calcext:value-type="float">
            <text:p>270</text:p>
          </table:table-cell>
          <table:table-cell office:value-type="float" office:value="12.69" calcext:value-type="float">
            <text:p>12.69</text:p>
          </table:table-cell>
          <table:table-cell office:value-type="float" office:value="11.674" calcext:value-type="float">
            <text:p>11.674</text:p>
          </table:table-cell>
          <table:table-cell office:value-type="float" office:value="16574" calcext:value-type="float">
            <text:p>16574</text:p>
          </table:table-cell>
          <table:table-cell office:value-type="float" office:value="1707" calcext:value-type="float">
            <text:p>1707</text:p>
          </table:table-cell>
          <table:table-cell office:value-type="float" office:value="276" calcext:value-type="float">
            <text:p>276</text:p>
          </table:table-cell>
          <table:table-cell office:value-type="float" office:value="173" calcext:value-type="float">
            <text:p>173</text:p>
          </table:table-cell>
          <table:table-cell office:value-type="float" office:value="13.59" calcext:value-type="float">
            <text:p>13.59</text:p>
          </table:table-cell>
          <table:table-cell office:value-type="float" office:value="12.553" calcext:value-type="float">
            <text:p>12.553</text:p>
          </table:table-cell>
          <table:table-cell office:value-type="float" office:value="38407" calcext:value-type="float">
            <text:p>38407</text:p>
          </table:table-cell>
          <table:table-cell office:value-type="float" office:value="2272" calcext:value-type="float">
            <text:p>2272</text:p>
          </table:table-cell>
          <table:table-cell office:value-type="float" office:value="275" calcext:value-type="float">
            <text:p>275</text:p>
          </table:table-cell>
          <table:table-cell office:value-type="float" office:value="168" calcext:value-type="float">
            <text:p>168</text:p>
          </table:table-cell>
          <table:table-cell office:value-type="float" office:value="13.83" calcext:value-type="float">
            <text:p>13.83</text:p>
          </table:table-cell>
          <table:table-cell office:value-type="float" office:value="12.739" calcext:value-type="float">
            <text:p>12.739</text:p>
          </table:table-cell>
          <table:table-cell office:value-type="float" office:value="41307" calcext:value-type="float">
            <text:p>41307</text:p>
          </table:table-cell>
          <table:table-cell office:value-type="float" office:value="2763" calcext:value-type="float">
            <text:p>2763</text:p>
          </table:table-cell>
          <table:table-cell office:value-type="float" office:value="279" calcext:value-type="float">
            <text:p>279</text:p>
          </table:table-cell>
          <table:table-cell office:value-type="float" office:value="230" calcext:value-type="float">
            <text:p>230</text:p>
          </table:table-cell>
          <table:table-cell table:formula="of:=MIN([.$H17];[#REF!];[.$N17];[#REF!];[.$T17];[#REF!];[.$Z17];[#REF!];[.$AF17];[#REF!];[.$AL17];[#REF!])" office:value-type="string" office:string-value="" calcext:value-type="error">
            <text:p>#REF!</text:p>
          </table:table-cell>
          <table:table-cell table:formula="of:=MIN([.$I17];[#REF!];[.$O17];[#REF!];[.$U17];[#REF!];[.$AA17];[#REF!];[.$AG17];[#REF!];[.$AM17];[#REF!])" office:value-type="string" office:string-value="" calcext:value-type="error">
            <text:p>#REF!</text:p>
          </table:table-cell>
          <table:table-cell table:formula="of:=MIN([.$J17];[#REF!];[.$P17];[#REF!];[.$V17];[#REF!];[.$AB17];[#REF!];[.$AH17];[#REF!];[.$AN17];[#REF!])" office:value-type="string" office:string-value="" calcext:value-type="error">
            <text:p>#REF!</text:p>
          </table:table-cell>
          <table:table-cell table:formula="of:=MIN([.$K17];[#REF!];[.$Q17];[#REF!];[.$W17];[#REF!];[.$AC17];[#REF!];[.$AI17];[#REF!];[.$AO17];[#REF!])" office:value-type="string" office:string-value="" calcext:value-type="error">
            <text:p>#REF!</text:p>
          </table:table-cell>
          <table:table-cell table:formula="of:=MIN([.$L17];[#REF!];[.$R17];[#REF!];[.$X17];[#REF!];[.$AD17];[#REF!];[.$AJ17];[#REF!];[.$AP17];[#REF!])" office:value-type="string" office:string-value="" calcext:value-type="error">
            <text:p>#REF!</text:p>
          </table:table-cell>
          <table:table-cell table:formula="of:=MIN([.$M17];[#REF!];[.$S17];[#REF!];[.$Y17];[#REF!];[.$AE17];[#REF!];[.$AK17];[#REF!];[.$AQ17];[#REF!])" office:value-type="string" office:string-value="" calcext:value-type="error">
            <text:p>#REF!</text:p>
          </table:table-cell>
          <table:table-cell table:formula="of:=MEDIAN([.$H17];[#REF!];[.$N17];[#REF!];[.$T17];[#REF!];[.$Z17];[#REF!];[.$AF17];[#REF!];[.$AL17];[#REF!])" office:value-type="string" office:string-value="" calcext:value-type="error">
            <text:p>#REF!</text:p>
          </table:table-cell>
          <table:table-cell table:formula="of:=MEDIAN([.$I17];[#REF!];[.$O17];[#REF!];[.$U17];[#REF!];[.$AA17];[#REF!];[.$AG17];[#REF!];[.$AM17];[#REF!])" office:value-type="string" office:string-value="" calcext:value-type="error">
            <text:p>#REF!</text:p>
          </table:table-cell>
          <table:table-cell table:formula="of:=MEDIAN([.$J17];[#REF!];[.$P17];[#REF!];[.$V17];[#REF!];[.$AB17];[#REF!];[.$AH17];[#REF!];[.$AN17];[#REF!])" office:value-type="string" office:string-value="" calcext:value-type="error">
            <text:p>#REF!</text:p>
          </table:table-cell>
          <table:table-cell table:formula="of:=MEDIAN([.$K17];[#REF!];[.$Q17];[#REF!];[.$W17];[#REF!];[.$AC17];[#REF!];[.$AI17];[#REF!];[.$AO17];[#REF!])" office:value-type="string" office:string-value="" calcext:value-type="error">
            <text:p>#REF!</text:p>
          </table:table-cell>
          <table:table-cell table:formula="of:=MEDIAN([.$L17];[#REF!];[.$R17];[#REF!];[.$X17];[#REF!];[.$AD17];[#REF!];[.$AJ17];[#REF!];[.$AP17];[#REF!])" office:value-type="string" office:string-value="" calcext:value-type="error">
            <text:p>#REF!</text:p>
          </table:table-cell>
          <table:table-cell table:formula="of:=MEDIAN([.$M17];[#REF!];[.$S17];[#REF!];[.$Y17];[#REF!];[.$AE17];[#REF!];[.$AK17];[#REF!];[.$AQ17];[#REF!])" office:value-type="string" office:string-value="" calcext:value-type="error">
            <text:p>#REF!</text:p>
          </table:table-cell>
          <table:table-cell table:formula="of:=MAX([.$H17];[#REF!];[.$N17];[#REF!];[.$T17];[#REF!];[.$Z17];[#REF!];[.$AF17];[#REF!];[.$AL17];[#REF!])" office:value-type="string" office:string-value="" calcext:value-type="error">
            <text:p>#REF!</text:p>
          </table:table-cell>
          <table:table-cell table:formula="of:=MAX([.$I17];[#REF!];[.$O17];[#REF!];[.$U17];[#REF!];[.$AA17];[#REF!];[.$AG17];[#REF!];[.$AM17];[#REF!])" office:value-type="string" office:string-value="" calcext:value-type="error">
            <text:p>#REF!</text:p>
          </table:table-cell>
          <table:table-cell table:formula="of:=MAX([.$J17];[#REF!];[.$P17];[#REF!];[.$V17];[#REF!];[.$AB17];[#REF!];[.$AH17];[#REF!];[.$AN17];[#REF!])" office:value-type="string" office:string-value="" calcext:value-type="error">
            <text:p>#REF!</text:p>
          </table:table-cell>
          <table:table-cell table:formula="of:=MAX([.$K17];[#REF!];[.$Q17];[#REF!];[.$W17];[#REF!];[.$AC17];[#REF!];[.$AI17];[#REF!];[.$AO17];[#REF!])" office:value-type="string" office:string-value="" calcext:value-type="error">
            <text:p>#REF!</text:p>
          </table:table-cell>
          <table:table-cell table:formula="of:=MAX([.$L17];[#REF!];[.$R17];[#REF!];[.$X17];[#REF!];[.$AD17];[#REF!];[.$AJ17];[#REF!];[.$AP17];[#REF!])" office:value-type="string" office:string-value="" calcext:value-type="error">
            <text:p>#REF!</text:p>
          </table:table-cell>
          <table:table-cell table:formula="of:=MAX([.$M17];[#REF!];[.$S17];[#REF!];[.$Y17];[#REF!];[.$AE17];[#REF!];[.$AK17];[#REF!];[.$AQ17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blocks-strips-typed/instances/instance-38.lp</text:p>
          </table:table-cell>
          <table:table-cell office:value-type="float" office:value="8.7" calcext:value-type="float">
            <text:p>8.7</text:p>
          </table:table-cell>
          <table:table-cell office:value-type="float" office:value="6.585" calcext:value-type="float">
            <text:p>6.585</text:p>
          </table:table-cell>
          <table:table-cell office:value-type="float" office:value="60144" calcext:value-type="float">
            <text:p>60144</text:p>
          </table:table-cell>
          <table:table-cell office:value-type="float" office:value="2662" calcext:value-type="float">
            <text:p>2662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19.25" calcext:value-type="float">
            <text:p>19.25</text:p>
          </table:table-cell>
          <table:table-cell office:value-type="float" office:value="17.72" calcext:value-type="float">
            <text:p>17.72</text:p>
          </table:table-cell>
          <table:table-cell office:value-type="float" office:value="78147" calcext:value-type="float">
            <text:p>78147</text:p>
          </table:table-cell>
          <table:table-cell office:value-type="float" office:value="5171" calcext:value-type="float">
            <text:p>5171</text:p>
          </table:table-cell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float" office:value="28.39" calcext:value-type="float">
            <text:p>28.39</text:p>
          </table:table-cell>
          <table:table-cell office:value-type="float" office:value="26.638" calcext:value-type="float">
            <text:p>26.638</text:p>
          </table:table-cell>
          <table:table-cell office:value-type="float" office:value="113443" calcext:value-type="float">
            <text:p>113443</text:p>
          </table:table-cell>
          <table:table-cell office:value-type="float" office:value="7533" calcext:value-type="float">
            <text:p>7533</text:p>
          </table:table-cell>
          <table:table-cell office:value-type="float" office:value="405" calcext:value-type="float">
            <text:p>405</text:p>
          </table:table-cell>
          <table:table-cell office:value-type="float" office:value="796" calcext:value-type="float">
            <text:p>796</text:p>
          </table:table-cell>
          <table:table-cell office:value-type="float" office:value="20.86" calcext:value-type="float">
            <text:p>20.86</text:p>
          </table:table-cell>
          <table:table-cell office:value-type="float" office:value="19.595" calcext:value-type="float">
            <text:p>19.595</text:p>
          </table:table-cell>
          <table:table-cell office:value-type="float" office:value="112834" calcext:value-type="float">
            <text:p>112834</text:p>
          </table:table-cell>
          <table:table-cell office:value-type="float" office:value="7504" calcext:value-type="float">
            <text:p>7504</text:p>
          </table:table-cell>
          <table:table-cell office:value-type="float" office:value="378" calcext:value-type="float">
            <text:p>378</text:p>
          </table:table-cell>
          <table:table-cell office:value-type="float" office:value="320" calcext:value-type="float">
            <text:p>320</text:p>
          </table:table-cell>
          <table:table-cell office:value-type="float" office:value="20.57" calcext:value-type="float">
            <text:p>20.57</text:p>
          </table:table-cell>
          <table:table-cell office:value-type="float" office:value="19.477" calcext:value-type="float">
            <text:p>19.477</text:p>
          </table:table-cell>
          <table:table-cell office:value-type="float" office:value="112829" calcext:value-type="float">
            <text:p>112829</text:p>
          </table:table-cell>
          <table:table-cell office:value-type="float" office:value="7505" calcext:value-type="float">
            <text:p>7505</text:p>
          </table:table-cell>
          <table:table-cell office:value-type="float" office:value="372" calcext:value-type="float">
            <text:p>372</text:p>
          </table:table-cell>
          <table:table-cell office:value-type="float" office:value="188" calcext:value-type="float">
            <text:p>188</text:p>
          </table:table-cell>
          <table:table-cell office:value-type="float" office:value="18.55" calcext:value-type="float">
            <text:p>18.55</text:p>
          </table:table-cell>
          <table:table-cell office:value-type="float" office:value="17.404" calcext:value-type="float">
            <text:p>17.404</text:p>
          </table:table-cell>
          <table:table-cell office:value-type="float" office:value="87942" calcext:value-type="float">
            <text:p>87942</text:p>
          </table:table-cell>
          <table:table-cell office:value-type="float" office:value="7220" calcext:value-type="float">
            <text:p>7220</text:p>
          </table:table-cell>
          <table:table-cell office:value-type="float" office:value="334" calcext:value-type="float">
            <text:p>334</text:p>
          </table:table-cell>
          <table:table-cell office:value-type="float" office:value="136" calcext:value-type="float">
            <text:p>136</text:p>
          </table:table-cell>
          <table:table-cell office:value-type="float" office:value="19.21" calcext:value-type="float">
            <text:p>19.21</text:p>
          </table:table-cell>
          <table:table-cell office:value-type="float" office:value="18.02" calcext:value-type="float">
            <text:p>18.02</text:p>
          </table:table-cell>
          <table:table-cell office:value-type="float" office:value="104478" calcext:value-type="float">
            <text:p>104478</text:p>
          </table:table-cell>
          <table:table-cell office:value-type="float" office:value="8053" calcext:value-type="float">
            <text:p>8053</text:p>
          </table:table-cell>
          <table:table-cell office:value-type="float" office:value="334" calcext:value-type="float">
            <text:p>334</text:p>
          </table:table-cell>
          <table:table-cell office:value-type="float" office:value="257" calcext:value-type="float">
            <text:p>257</text:p>
          </table:table-cell>
          <table:table-cell table:formula="of:=MIN([.$H18];[#REF!];[.$N18];[#REF!];[.$T18];[#REF!];[.$Z18];[#REF!];[.$AF18];[#REF!];[.$AL18];[#REF!])" office:value-type="string" office:string-value="" calcext:value-type="error">
            <text:p>#REF!</text:p>
          </table:table-cell>
          <table:table-cell table:formula="of:=MIN([.$I18];[#REF!];[.$O18];[#REF!];[.$U18];[#REF!];[.$AA18];[#REF!];[.$AG18];[#REF!];[.$AM18];[#REF!])" office:value-type="string" office:string-value="" calcext:value-type="error">
            <text:p>#REF!</text:p>
          </table:table-cell>
          <table:table-cell table:formula="of:=MIN([.$J18];[#REF!];[.$P18];[#REF!];[.$V18];[#REF!];[.$AB18];[#REF!];[.$AH18];[#REF!];[.$AN18];[#REF!])" office:value-type="string" office:string-value="" calcext:value-type="error">
            <text:p>#REF!</text:p>
          </table:table-cell>
          <table:table-cell table:formula="of:=MIN([.$K18];[#REF!];[.$Q18];[#REF!];[.$W18];[#REF!];[.$AC18];[#REF!];[.$AI18];[#REF!];[.$AO18];[#REF!])" office:value-type="string" office:string-value="" calcext:value-type="error">
            <text:p>#REF!</text:p>
          </table:table-cell>
          <table:table-cell table:formula="of:=MIN([.$L18];[#REF!];[.$R18];[#REF!];[.$X18];[#REF!];[.$AD18];[#REF!];[.$AJ18];[#REF!];[.$AP18];[#REF!])" office:value-type="string" office:string-value="" calcext:value-type="error">
            <text:p>#REF!</text:p>
          </table:table-cell>
          <table:table-cell table:formula="of:=MIN([.$M18];[#REF!];[.$S18];[#REF!];[.$Y18];[#REF!];[.$AE18];[#REF!];[.$AK18];[#REF!];[.$AQ18];[#REF!])" office:value-type="string" office:string-value="" calcext:value-type="error">
            <text:p>#REF!</text:p>
          </table:table-cell>
          <table:table-cell table:formula="of:=MEDIAN([.$H18];[#REF!];[.$N18];[#REF!];[.$T18];[#REF!];[.$Z18];[#REF!];[.$AF18];[#REF!];[.$AL18];[#REF!])" office:value-type="string" office:string-value="" calcext:value-type="error">
            <text:p>#REF!</text:p>
          </table:table-cell>
          <table:table-cell table:formula="of:=MEDIAN([.$I18];[#REF!];[.$O18];[#REF!];[.$U18];[#REF!];[.$AA18];[#REF!];[.$AG18];[#REF!];[.$AM18];[#REF!])" office:value-type="string" office:string-value="" calcext:value-type="error">
            <text:p>#REF!</text:p>
          </table:table-cell>
          <table:table-cell table:formula="of:=MEDIAN([.$J18];[#REF!];[.$P18];[#REF!];[.$V18];[#REF!];[.$AB18];[#REF!];[.$AH18];[#REF!];[.$AN18];[#REF!])" office:value-type="string" office:string-value="" calcext:value-type="error">
            <text:p>#REF!</text:p>
          </table:table-cell>
          <table:table-cell table:formula="of:=MEDIAN([.$K18];[#REF!];[.$Q18];[#REF!];[.$W18];[#REF!];[.$AC18];[#REF!];[.$AI18];[#REF!];[.$AO18];[#REF!])" office:value-type="string" office:string-value="" calcext:value-type="error">
            <text:p>#REF!</text:p>
          </table:table-cell>
          <table:table-cell table:formula="of:=MEDIAN([.$L18];[#REF!];[.$R18];[#REF!];[.$X18];[#REF!];[.$AD18];[#REF!];[.$AJ18];[#REF!];[.$AP18];[#REF!])" office:value-type="string" office:string-value="" calcext:value-type="error">
            <text:p>#REF!</text:p>
          </table:table-cell>
          <table:table-cell table:formula="of:=MEDIAN([.$M18];[#REF!];[.$S18];[#REF!];[.$Y18];[#REF!];[.$AE18];[#REF!];[.$AK18];[#REF!];[.$AQ18];[#REF!])" office:value-type="string" office:string-value="" calcext:value-type="error">
            <text:p>#REF!</text:p>
          </table:table-cell>
          <table:table-cell table:formula="of:=MAX([.$H18];[#REF!];[.$N18];[#REF!];[.$T18];[#REF!];[.$Z18];[#REF!];[.$AF18];[#REF!];[.$AL18];[#REF!])" office:value-type="string" office:string-value="" calcext:value-type="error">
            <text:p>#REF!</text:p>
          </table:table-cell>
          <table:table-cell table:formula="of:=MAX([.$I18];[#REF!];[.$O18];[#REF!];[.$U18];[#REF!];[.$AA18];[#REF!];[.$AG18];[#REF!];[.$AM18];[#REF!])" office:value-type="string" office:string-value="" calcext:value-type="error">
            <text:p>#REF!</text:p>
          </table:table-cell>
          <table:table-cell table:formula="of:=MAX([.$J18];[#REF!];[.$P18];[#REF!];[.$V18];[#REF!];[.$AB18];[#REF!];[.$AH18];[#REF!];[.$AN18];[#REF!])" office:value-type="string" office:string-value="" calcext:value-type="error">
            <text:p>#REF!</text:p>
          </table:table-cell>
          <table:table-cell table:formula="of:=MAX([.$K18];[#REF!];[.$Q18];[#REF!];[.$W18];[#REF!];[.$AC18];[#REF!];[.$AI18];[#REF!];[.$AO18];[#REF!])" office:value-type="string" office:string-value="" calcext:value-type="error">
            <text:p>#REF!</text:p>
          </table:table-cell>
          <table:table-cell table:formula="of:=MAX([.$L18];[#REF!];[.$R18];[#REF!];[.$X18];[#REF!];[.$AD18];[#REF!];[.$AJ18];[#REF!];[.$AP18];[#REF!])" office:value-type="string" office:string-value="" calcext:value-type="error">
            <text:p>#REF!</text:p>
          </table:table-cell>
          <table:table-cell table:formula="of:=MAX([.$M18];[#REF!];[.$S18];[#REF!];[.$Y18];[#REF!];[.$AE18];[#REF!];[.$AK18];[#REF!];[.$AQ18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blocks-strips-typed/instances/instance-39.lp</text:p>
          </table:table-cell>
          <table:table-cell office:value-type="float" office:value="8.19" calcext:value-type="float">
            <text:p>8.19</text:p>
          </table:table-cell>
          <table:table-cell office:value-type="float" office:value="5.998" calcext:value-type="float">
            <text:p>5.998</text:p>
          </table:table-cell>
          <table:table-cell office:value-type="float" office:value="5826" calcext:value-type="float">
            <text:p>5826</text:p>
          </table:table-cell>
          <table:table-cell office:value-type="float" office:value="1122" calcext:value-type="float">
            <text:p>1122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8.396" calcext:value-type="float">
            <text:p>28.396</text:p>
          </table:table-cell>
          <table:table-cell office:value-type="float" office:value="138946" calcext:value-type="float">
            <text:p>138946</text:p>
          </table:table-cell>
          <table:table-cell office:value-type="float" office:value="7887" calcext:value-type="float">
            <text:p>7887</text:p>
          </table:table-cell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office:value-type="float" office:value="26.62" calcext:value-type="float">
            <text:p>26.62</text:p>
          </table:table-cell>
          <table:table-cell office:value-type="float" office:value="24.905" calcext:value-type="float">
            <text:p>24.905</text:p>
          </table:table-cell>
          <table:table-cell office:value-type="float" office:value="63504" calcext:value-type="float">
            <text:p>63504</text:p>
          </table:table-cell>
          <table:table-cell office:value-type="float" office:value="5877" calcext:value-type="float">
            <text:p>5877</text:p>
          </table:table-cell>
          <table:table-cell office:value-type="float" office:value="431" calcext:value-type="float">
            <text:p>431</text:p>
          </table:table-cell>
          <table:table-cell office:value-type="float" office:value="730" calcext:value-type="float">
            <text:p>730</text:p>
          </table:table-cell>
          <table:table-cell office:value-type="float" office:value="20.5" calcext:value-type="float">
            <text:p>20.5</text:p>
          </table:table-cell>
          <table:table-cell office:value-type="float" office:value="19.158" calcext:value-type="float">
            <text:p>19.158</text:p>
          </table:table-cell>
          <table:table-cell office:value-type="float" office:value="64199" calcext:value-type="float">
            <text:p>64199</text:p>
          </table:table-cell>
          <table:table-cell office:value-type="float" office:value="5879" calcext:value-type="float">
            <text:p>5879</text:p>
          </table:table-cell>
          <table:table-cell office:value-type="float" office:value="417" calcext:value-type="float">
            <text:p>417</text:p>
          </table:table-cell>
          <table:table-cell office:value-type="float" office:value="357" calcext:value-type="float">
            <text:p>357</text:p>
          </table:table-cell>
          <table:table-cell office:value-type="float" office:value="19.9" calcext:value-type="float">
            <text:p>19.9</text:p>
          </table:table-cell>
          <table:table-cell office:value-type="float" office:value="18.663" calcext:value-type="float">
            <text:p>18.663</text:p>
          </table:table-cell>
          <table:table-cell office:value-type="float" office:value="65438" calcext:value-type="float">
            <text:p>65438</text:p>
          </table:table-cell>
          <table:table-cell office:value-type="float" office:value="6076" calcext:value-type="float">
            <text:p>6076</text:p>
          </table:table-cell>
          <table:table-cell office:value-type="float" office:value="407" calcext:value-type="float">
            <text:p>407</text:p>
          </table:table-cell>
          <table:table-cell office:value-type="float" office:value="197" calcext:value-type="float">
            <text:p>197</text:p>
          </table:table-cell>
          <table:table-cell office:value-type="float" office:value="19.13" calcext:value-type="float">
            <text:p>19.13</text:p>
          </table:table-cell>
          <table:table-cell office:value-type="float" office:value="17.886" calcext:value-type="float">
            <text:p>17.886</text:p>
          </table:table-cell>
          <table:table-cell office:value-type="float" office:value="48353" calcext:value-type="float">
            <text:p>48353</text:p>
          </table:table-cell>
          <table:table-cell office:value-type="float" office:value="5060" calcext:value-type="float">
            <text:p>5060</text:p>
          </table:table-cell>
          <table:table-cell office:value-type="float" office:value="390" calcext:value-type="float">
            <text:p>390</text:p>
          </table:table-cell>
          <table:table-cell office:value-type="float" office:value="180" calcext:value-type="float">
            <text:p>180</text:p>
          </table:table-cell>
          <table:table-cell office:value-type="float" office:value="19.45" calcext:value-type="float">
            <text:p>19.45</text:p>
          </table:table-cell>
          <table:table-cell office:value-type="float" office:value="18.148" calcext:value-type="float">
            <text:p>18.148</text:p>
          </table:table-cell>
          <table:table-cell office:value-type="float" office:value="69121" calcext:value-type="float">
            <text:p>69121</text:p>
          </table:table-cell>
          <table:table-cell office:value-type="float" office:value="5605" calcext:value-type="float">
            <text:p>5605</text:p>
          </table:table-cell>
          <table:table-cell office:value-type="float" office:value="387" calcext:value-type="float">
            <text:p>387</text:p>
          </table:table-cell>
          <table:table-cell office:value-type="float" office:value="256" calcext:value-type="float">
            <text:p>256</text:p>
          </table:table-cell>
          <table:table-cell table:formula="of:=MIN([.$H19];[#REF!];[.$N19];[#REF!];[.$T19];[#REF!];[.$Z19];[#REF!];[.$AF19];[#REF!];[.$AL19];[#REF!])" office:value-type="string" office:string-value="" calcext:value-type="error">
            <text:p>#REF!</text:p>
          </table:table-cell>
          <table:table-cell table:formula="of:=MIN([.$I19];[#REF!];[.$O19];[#REF!];[.$U19];[#REF!];[.$AA19];[#REF!];[.$AG19];[#REF!];[.$AM19];[#REF!])" office:value-type="string" office:string-value="" calcext:value-type="error">
            <text:p>#REF!</text:p>
          </table:table-cell>
          <table:table-cell table:formula="of:=MIN([.$J19];[#REF!];[.$P19];[#REF!];[.$V19];[#REF!];[.$AB19];[#REF!];[.$AH19];[#REF!];[.$AN19];[#REF!])" office:value-type="string" office:string-value="" calcext:value-type="error">
            <text:p>#REF!</text:p>
          </table:table-cell>
          <table:table-cell table:formula="of:=MIN([.$K19];[#REF!];[.$Q19];[#REF!];[.$W19];[#REF!];[.$AC19];[#REF!];[.$AI19];[#REF!];[.$AO19];[#REF!])" office:value-type="string" office:string-value="" calcext:value-type="error">
            <text:p>#REF!</text:p>
          </table:table-cell>
          <table:table-cell table:formula="of:=MIN([.$L19];[#REF!];[.$R19];[#REF!];[.$X19];[#REF!];[.$AD19];[#REF!];[.$AJ19];[#REF!];[.$AP19];[#REF!])" office:value-type="string" office:string-value="" calcext:value-type="error">
            <text:p>#REF!</text:p>
          </table:table-cell>
          <table:table-cell table:formula="of:=MIN([.$M19];[#REF!];[.$S19];[#REF!];[.$Y19];[#REF!];[.$AE19];[#REF!];[.$AK19];[#REF!];[.$AQ19];[#REF!])" office:value-type="string" office:string-value="" calcext:value-type="error">
            <text:p>#REF!</text:p>
          </table:table-cell>
          <table:table-cell table:formula="of:=MEDIAN([.$H19];[#REF!];[.$N19];[#REF!];[.$T19];[#REF!];[.$Z19];[#REF!];[.$AF19];[#REF!];[.$AL19];[#REF!])" office:value-type="string" office:string-value="" calcext:value-type="error">
            <text:p>#REF!</text:p>
          </table:table-cell>
          <table:table-cell table:formula="of:=MEDIAN([.$I19];[#REF!];[.$O19];[#REF!];[.$U19];[#REF!];[.$AA19];[#REF!];[.$AG19];[#REF!];[.$AM19];[#REF!])" office:value-type="string" office:string-value="" calcext:value-type="error">
            <text:p>#REF!</text:p>
          </table:table-cell>
          <table:table-cell table:formula="of:=MEDIAN([.$J19];[#REF!];[.$P19];[#REF!];[.$V19];[#REF!];[.$AB19];[#REF!];[.$AH19];[#REF!];[.$AN19];[#REF!])" office:value-type="string" office:string-value="" calcext:value-type="error">
            <text:p>#REF!</text:p>
          </table:table-cell>
          <table:table-cell table:formula="of:=MEDIAN([.$K19];[#REF!];[.$Q19];[#REF!];[.$W19];[#REF!];[.$AC19];[#REF!];[.$AI19];[#REF!];[.$AO19];[#REF!])" office:value-type="string" office:string-value="" calcext:value-type="error">
            <text:p>#REF!</text:p>
          </table:table-cell>
          <table:table-cell table:formula="of:=MEDIAN([.$L19];[#REF!];[.$R19];[#REF!];[.$X19];[#REF!];[.$AD19];[#REF!];[.$AJ19];[#REF!];[.$AP19];[#REF!])" office:value-type="string" office:string-value="" calcext:value-type="error">
            <text:p>#REF!</text:p>
          </table:table-cell>
          <table:table-cell table:formula="of:=MEDIAN([.$M19];[#REF!];[.$S19];[#REF!];[.$Y19];[#REF!];[.$AE19];[#REF!];[.$AK19];[#REF!];[.$AQ19];[#REF!])" office:value-type="string" office:string-value="" calcext:value-type="error">
            <text:p>#REF!</text:p>
          </table:table-cell>
          <table:table-cell table:formula="of:=MAX([.$H19];[#REF!];[.$N19];[#REF!];[.$T19];[#REF!];[.$Z19];[#REF!];[.$AF19];[#REF!];[.$AL19];[#REF!])" office:value-type="string" office:string-value="" calcext:value-type="error">
            <text:p>#REF!</text:p>
          </table:table-cell>
          <table:table-cell table:formula="of:=MAX([.$I19];[#REF!];[.$O19];[#REF!];[.$U19];[#REF!];[.$AA19];[#REF!];[.$AG19];[#REF!];[.$AM19];[#REF!])" office:value-type="string" office:string-value="" calcext:value-type="error">
            <text:p>#REF!</text:p>
          </table:table-cell>
          <table:table-cell table:formula="of:=MAX([.$J19];[#REF!];[.$P19];[#REF!];[.$V19];[#REF!];[.$AB19];[#REF!];[.$AH19];[#REF!];[.$AN19];[#REF!])" office:value-type="string" office:string-value="" calcext:value-type="error">
            <text:p>#REF!</text:p>
          </table:table-cell>
          <table:table-cell table:formula="of:=MAX([.$K19];[#REF!];[.$Q19];[#REF!];[.$W19];[#REF!];[.$AC19];[#REF!];[.$AI19];[#REF!];[.$AO19];[#REF!])" office:value-type="string" office:string-value="" calcext:value-type="error">
            <text:p>#REF!</text:p>
          </table:table-cell>
          <table:table-cell table:formula="of:=MAX([.$L19];[#REF!];[.$R19];[#REF!];[.$X19];[#REF!];[.$AD19];[#REF!];[.$AJ19];[#REF!];[.$AP19];[#REF!])" office:value-type="string" office:string-value="" calcext:value-type="error">
            <text:p>#REF!</text:p>
          </table:table-cell>
          <table:table-cell table:formula="of:=MAX([.$M19];[#REF!];[.$S19];[#REF!];[.$Y19];[#REF!];[.$AE19];[#REF!];[.$AK19];[#REF!];[.$AQ19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blocks-strips-typed/instances/instance-40.lp</text:p>
          </table:table-cell>
          <table:table-cell office:value-type="float" office:value="7.92" calcext:value-type="float">
            <text:p>7.92</text:p>
          </table:table-cell>
          <table:table-cell office:value-type="float" office:value="5.816" calcext:value-type="float">
            <text:p>5.816</text:p>
          </table:table-cell>
          <table:table-cell office:value-type="float" office:value="22346" calcext:value-type="float">
            <text:p>22346</text:p>
          </table:table-cell>
          <table:table-cell office:value-type="float" office:value="1150" calcext:value-type="float">
            <text:p>1150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14.02" calcext:value-type="float">
            <text:p>14.02</text:p>
          </table:table-cell>
          <table:table-cell office:value-type="float" office:value="12.909" calcext:value-type="float">
            <text:p>12.909</text:p>
          </table:table-cell>
          <table:table-cell office:value-type="float" office:value="31180" calcext:value-type="float">
            <text:p>31180</text:p>
          </table:table-cell>
          <table:table-cell office:value-type="float" office:value="906" calcext:value-type="float">
            <text:p>906</text:p>
          </table:table-cell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float" office:value="14.12" calcext:value-type="float">
            <text:p>14.12</text:p>
          </table:table-cell>
          <table:table-cell office:value-type="float" office:value="13.019" calcext:value-type="float">
            <text:p>13.019</text:p>
          </table:table-cell>
          <table:table-cell office:value-type="float" office:value="12395" calcext:value-type="float">
            <text:p>12395</text:p>
          </table:table-cell>
          <table:table-cell office:value-type="float" office:value="651" calcext:value-type="float">
            <text:p>651</text:p>
          </table:table-cell>
          <table:table-cell office:value-type="float" office:value="315" calcext:value-type="float">
            <text:p>315</text:p>
          </table:table-cell>
          <table:table-cell office:value-type="float" office:value="144" calcext:value-type="float">
            <text:p>144</text:p>
          </table:table-cell>
          <table:table-cell office:value-type="float" office:value="13.78" calcext:value-type="float">
            <text:p>13.78</text:p>
          </table:table-cell>
          <table:table-cell office:value-type="float" office:value="12.709" calcext:value-type="float">
            <text:p>12.709</text:p>
          </table:table-cell>
          <table:table-cell office:value-type="float" office:value="12395" calcext:value-type="float">
            <text:p>12395</text:p>
          </table:table-cell>
          <table:table-cell office:value-type="float" office:value="651" calcext:value-type="float">
            <text:p>651</text:p>
          </table:table-cell>
          <table:table-cell office:value-type="float" office:value="314" calcext:value-type="float">
            <text:p>314</text:p>
          </table:table-cell>
          <table:table-cell office:value-type="float" office:value="144" calcext:value-type="float">
            <text:p>144</text:p>
          </table:table-cell>
          <table:table-cell office:value-type="float" office:value="13.88" calcext:value-type="float">
            <text:p>13.88</text:p>
          </table:table-cell>
          <table:table-cell office:value-type="float" office:value="12.809" calcext:value-type="float">
            <text:p>12.809</text:p>
          </table:table-cell>
          <table:table-cell office:value-type="float" office:value="12395" calcext:value-type="float">
            <text:p>12395</text:p>
          </table:table-cell>
          <table:table-cell office:value-type="float" office:value="651" calcext:value-type="float">
            <text:p>651</text:p>
          </table:table-cell>
          <table:table-cell office:value-type="float" office:value="315" calcext:value-type="float">
            <text:p>315</text:p>
          </table:table-cell>
          <table:table-cell office:value-type="float" office:value="144" calcext:value-type="float">
            <text:p>144</text:p>
          </table:table-cell>
          <table:table-cell office:value-type="float" office:value="13.85" calcext:value-type="float">
            <text:p>13.85</text:p>
          </table:table-cell>
          <table:table-cell office:value-type="float" office:value="12.749" calcext:value-type="float">
            <text:p>12.749</text:p>
          </table:table-cell>
          <table:table-cell office:value-type="float" office:value="7743" calcext:value-type="float">
            <text:p>7743</text:p>
          </table:table-cell>
          <table:table-cell office:value-type="float" office:value="774" calcext:value-type="float">
            <text:p>774</text:p>
          </table:table-cell>
          <table:table-cell office:value-type="float" office:value="312" calcext:value-type="float">
            <text:p>312</text:p>
          </table:table-cell>
          <table:table-cell office:value-type="float" office:value="135" calcext:value-type="float">
            <text:p>135</text:p>
          </table:table-cell>
          <table:table-cell office:value-type="float" office:value="13.72" calcext:value-type="float">
            <text:p>13.72</text:p>
          </table:table-cell>
          <table:table-cell office:value-type="float" office:value="12.659" calcext:value-type="float">
            <text:p>12.659</text:p>
          </table:table-cell>
          <table:table-cell office:value-type="float" office:value="9042" calcext:value-type="float">
            <text:p>9042</text:p>
          </table:table-cell>
          <table:table-cell office:value-type="float" office:value="676" calcext:value-type="float">
            <text:p>676</text:p>
          </table:table-cell>
          <table:table-cell office:value-type="float" office:value="314" calcext:value-type="float">
            <text:p>314</text:p>
          </table:table-cell>
          <table:table-cell office:value-type="float" office:value="130" calcext:value-type="float">
            <text:p>130</text:p>
          </table:table-cell>
          <table:table-cell table:formula="of:=MIN([.$H20];[#REF!];[.$N20];[#REF!];[.$T20];[#REF!];[.$Z20];[#REF!];[.$AF20];[#REF!];[.$AL20];[#REF!])" office:value-type="string" office:string-value="" calcext:value-type="error">
            <text:p>#REF!</text:p>
          </table:table-cell>
          <table:table-cell table:formula="of:=MIN([.$I20];[#REF!];[.$O20];[#REF!];[.$U20];[#REF!];[.$AA20];[#REF!];[.$AG20];[#REF!];[.$AM20];[#REF!])" office:value-type="string" office:string-value="" calcext:value-type="error">
            <text:p>#REF!</text:p>
          </table:table-cell>
          <table:table-cell table:formula="of:=MIN([.$J20];[#REF!];[.$P20];[#REF!];[.$V20];[#REF!];[.$AB20];[#REF!];[.$AH20];[#REF!];[.$AN20];[#REF!])" office:value-type="string" office:string-value="" calcext:value-type="error">
            <text:p>#REF!</text:p>
          </table:table-cell>
          <table:table-cell table:formula="of:=MIN([.$K20];[#REF!];[.$Q20];[#REF!];[.$W20];[#REF!];[.$AC20];[#REF!];[.$AI20];[#REF!];[.$AO20];[#REF!])" office:value-type="string" office:string-value="" calcext:value-type="error">
            <text:p>#REF!</text:p>
          </table:table-cell>
          <table:table-cell table:formula="of:=MIN([.$L20];[#REF!];[.$R20];[#REF!];[.$X20];[#REF!];[.$AD20];[#REF!];[.$AJ20];[#REF!];[.$AP20];[#REF!])" office:value-type="string" office:string-value="" calcext:value-type="error">
            <text:p>#REF!</text:p>
          </table:table-cell>
          <table:table-cell table:formula="of:=MIN([.$M20];[#REF!];[.$S20];[#REF!];[.$Y20];[#REF!];[.$AE20];[#REF!];[.$AK20];[#REF!];[.$AQ20];[#REF!])" office:value-type="string" office:string-value="" calcext:value-type="error">
            <text:p>#REF!</text:p>
          </table:table-cell>
          <table:table-cell table:formula="of:=MEDIAN([.$H20];[#REF!];[.$N20];[#REF!];[.$T20];[#REF!];[.$Z20];[#REF!];[.$AF20];[#REF!];[.$AL20];[#REF!])" office:value-type="string" office:string-value="" calcext:value-type="error">
            <text:p>#REF!</text:p>
          </table:table-cell>
          <table:table-cell table:formula="of:=MEDIAN([.$I20];[#REF!];[.$O20];[#REF!];[.$U20];[#REF!];[.$AA20];[#REF!];[.$AG20];[#REF!];[.$AM20];[#REF!])" office:value-type="string" office:string-value="" calcext:value-type="error">
            <text:p>#REF!</text:p>
          </table:table-cell>
          <table:table-cell table:formula="of:=MEDIAN([.$J20];[#REF!];[.$P20];[#REF!];[.$V20];[#REF!];[.$AB20];[#REF!];[.$AH20];[#REF!];[.$AN20];[#REF!])" office:value-type="string" office:string-value="" calcext:value-type="error">
            <text:p>#REF!</text:p>
          </table:table-cell>
          <table:table-cell table:formula="of:=MEDIAN([.$K20];[#REF!];[.$Q20];[#REF!];[.$W20];[#REF!];[.$AC20];[#REF!];[.$AI20];[#REF!];[.$AO20];[#REF!])" office:value-type="string" office:string-value="" calcext:value-type="error">
            <text:p>#REF!</text:p>
          </table:table-cell>
          <table:table-cell table:formula="of:=MEDIAN([.$L20];[#REF!];[.$R20];[#REF!];[.$X20];[#REF!];[.$AD20];[#REF!];[.$AJ20];[#REF!];[.$AP20];[#REF!])" office:value-type="string" office:string-value="" calcext:value-type="error">
            <text:p>#REF!</text:p>
          </table:table-cell>
          <table:table-cell table:formula="of:=MEDIAN([.$M20];[#REF!];[.$S20];[#REF!];[.$Y20];[#REF!];[.$AE20];[#REF!];[.$AK20];[#REF!];[.$AQ20];[#REF!])" office:value-type="string" office:string-value="" calcext:value-type="error">
            <text:p>#REF!</text:p>
          </table:table-cell>
          <table:table-cell table:formula="of:=MAX([.$H20];[#REF!];[.$N20];[#REF!];[.$T20];[#REF!];[.$Z20];[#REF!];[.$AF20];[#REF!];[.$AL20];[#REF!])" office:value-type="string" office:string-value="" calcext:value-type="error">
            <text:p>#REF!</text:p>
          </table:table-cell>
          <table:table-cell table:formula="of:=MAX([.$I20];[#REF!];[.$O20];[#REF!];[.$U20];[#REF!];[.$AA20];[#REF!];[.$AG20];[#REF!];[.$AM20];[#REF!])" office:value-type="string" office:string-value="" calcext:value-type="error">
            <text:p>#REF!</text:p>
          </table:table-cell>
          <table:table-cell table:formula="of:=MAX([.$J20];[#REF!];[.$P20];[#REF!];[.$V20];[#REF!];[.$AB20];[#REF!];[.$AH20];[#REF!];[.$AN20];[#REF!])" office:value-type="string" office:string-value="" calcext:value-type="error">
            <text:p>#REF!</text:p>
          </table:table-cell>
          <table:table-cell table:formula="of:=MAX([.$K20];[#REF!];[.$Q20];[#REF!];[.$W20];[#REF!];[.$AC20];[#REF!];[.$AI20];[#REF!];[.$AO20];[#REF!])" office:value-type="string" office:string-value="" calcext:value-type="error">
            <text:p>#REF!</text:p>
          </table:table-cell>
          <table:table-cell table:formula="of:=MAX([.$L20];[#REF!];[.$R20];[#REF!];[.$X20];[#REF!];[.$AD20];[#REF!];[.$AJ20];[#REF!];[.$AP20];[#REF!])" office:value-type="string" office:string-value="" calcext:value-type="error">
            <text:p>#REF!</text:p>
          </table:table-cell>
          <table:table-cell table:formula="of:=MAX([.$M20];[#REF!];[.$S20];[#REF!];[.$Y20];[#REF!];[.$AE20];[#REF!];[.$AK20];[#REF!];[.$AQ20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blocks-strips-typed/instances/instance-41.lp</text:p>
          </table:table-cell>
          <table:table-cell office:value-type="float" office:value="10.23" calcext:value-type="float">
            <text:p>10.23</text:p>
          </table:table-cell>
          <table:table-cell office:value-type="float" office:value="7.598" calcext:value-type="float">
            <text:p>7.598</text:p>
          </table:table-cell>
          <table:table-cell office:value-type="float" office:value="6992" calcext:value-type="float">
            <text:p>6992</text:p>
          </table:table-cell>
          <table:table-cell office:value-type="float" office:value="3361" calcext:value-type="float">
            <text:p>3361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24.53" calcext:value-type="float">
            <text:p>24.53</text:p>
          </table:table-cell>
          <table:table-cell office:value-type="float" office:value="23.115" calcext:value-type="float">
            <text:p>23.115</text:p>
          </table:table-cell>
          <table:table-cell office:value-type="float" office:value="107642" calcext:value-type="float">
            <text:p>107642</text:p>
          </table:table-cell>
          <table:table-cell office:value-type="float" office:value="6286" calcext:value-type="float">
            <text:p>6286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office:value-type="float" office:value="19.06" calcext:value-type="float">
            <text:p>19.06</text:p>
          </table:table-cell>
          <table:table-cell office:value-type="float" office:value="17.503" calcext:value-type="float">
            <text:p>17.503</text:p>
          </table:table-cell>
          <table:table-cell office:value-type="float" office:value="14717" calcext:value-type="float">
            <text:p>14717</text:p>
          </table:table-cell>
          <table:table-cell office:value-type="float" office:value="3048" calcext:value-type="float">
            <text:p>3048</text:p>
          </table:table-cell>
          <table:table-cell office:value-type="float" office:value="368" calcext:value-type="float">
            <text:p>368</text:p>
          </table:table-cell>
          <table:table-cell office:value-type="float" office:value="493" calcext:value-type="float">
            <text:p>493</text:p>
          </table:table-cell>
          <table:table-cell office:value-type="float" office:value="19.59" calcext:value-type="float">
            <text:p>19.59</text:p>
          </table:table-cell>
          <table:table-cell office:value-type="float" office:value="18.012" calcext:value-type="float">
            <text:p>18.012</text:p>
          </table:table-cell>
          <table:table-cell office:value-type="float" office:value="14717" calcext:value-type="float">
            <text:p>14717</text:p>
          </table:table-cell>
          <table:table-cell office:value-type="float" office:value="3048" calcext:value-type="float">
            <text:p>3048</text:p>
          </table:table-cell>
          <table:table-cell office:value-type="float" office:value="364" calcext:value-type="float">
            <text:p>364</text:p>
          </table:table-cell>
          <table:table-cell office:value-type="float" office:value="493" calcext:value-type="float">
            <text:p>493</text:p>
          </table:table-cell>
          <table:table-cell office:value-type="float" office:value="20.63" calcext:value-type="float">
            <text:p>20.63</text:p>
          </table:table-cell>
          <table:table-cell office:value-type="float" office:value="19.151" calcext:value-type="float">
            <text:p>19.151</text:p>
          </table:table-cell>
          <table:table-cell office:value-type="float" office:value="30336" calcext:value-type="float">
            <text:p>30336</text:p>
          </table:table-cell>
          <table:table-cell office:value-type="float" office:value="5629" calcext:value-type="float">
            <text:p>5629</text:p>
          </table:table-cell>
          <table:table-cell office:value-type="float" office:value="390" calcext:value-type="float">
            <text:p>390</text:p>
          </table:table-cell>
          <table:table-cell office:value-type="float" office:value="376" calcext:value-type="float">
            <text:p>376</text:p>
          </table:table-cell>
          <table:table-cell office:value-type="float" office:value="17.78" calcext:value-type="float">
            <text:p>17.78</text:p>
          </table:table-cell>
          <table:table-cell office:value-type="float" office:value="16.498" calcext:value-type="float">
            <text:p>16.498</text:p>
          </table:table-cell>
          <table:table-cell office:value-type="float" office:value="27031" calcext:value-type="float">
            <text:p>27031</text:p>
          </table:table-cell>
          <table:table-cell office:value-type="float" office:value="2755" calcext:value-type="float">
            <text:p>2755</text:p>
          </table:table-cell>
          <table:table-cell office:value-type="float" office:value="358" calcext:value-type="float">
            <text:p>358</text:p>
          </table:table-cell>
          <table:table-cell office:value-type="float" office:value="139" calcext:value-type="float">
            <text:p>139</text:p>
          </table:table-cell>
          <table:table-cell office:value-type="float" office:value="19.01" calcext:value-type="float">
            <text:p>19.01</text:p>
          </table:table-cell>
          <table:table-cell office:value-type="float" office:value="17.585" calcext:value-type="float">
            <text:p>17.585</text:p>
          </table:table-cell>
          <table:table-cell office:value-type="float" office:value="13892" calcext:value-type="float">
            <text:p>13892</text:p>
          </table:table-cell>
          <table:table-cell office:value-type="float" office:value="2658" calcext:value-type="float">
            <text:p>2658</text:p>
          </table:table-cell>
          <table:table-cell office:value-type="float" office:value="358" calcext:value-type="float">
            <text:p>358</text:p>
          </table:table-cell>
          <table:table-cell office:value-type="float" office:value="297" calcext:value-type="float">
            <text:p>297</text:p>
          </table:table-cell>
          <table:table-cell table:formula="of:=MIN([.$H21];[#REF!];[.$N21];[#REF!];[.$T21];[#REF!];[.$Z21];[#REF!];[.$AF21];[#REF!];[.$AL21];[#REF!])" office:value-type="string" office:string-value="" calcext:value-type="error">
            <text:p>#REF!</text:p>
          </table:table-cell>
          <table:table-cell table:formula="of:=MIN([.$I21];[#REF!];[.$O21];[#REF!];[.$U21];[#REF!];[.$AA21];[#REF!];[.$AG21];[#REF!];[.$AM21];[#REF!])" office:value-type="string" office:string-value="" calcext:value-type="error">
            <text:p>#REF!</text:p>
          </table:table-cell>
          <table:table-cell table:formula="of:=MIN([.$J21];[#REF!];[.$P21];[#REF!];[.$V21];[#REF!];[.$AB21];[#REF!];[.$AH21];[#REF!];[.$AN21];[#REF!])" office:value-type="string" office:string-value="" calcext:value-type="error">
            <text:p>#REF!</text:p>
          </table:table-cell>
          <table:table-cell table:formula="of:=MIN([.$K21];[#REF!];[.$Q21];[#REF!];[.$W21];[#REF!];[.$AC21];[#REF!];[.$AI21];[#REF!];[.$AO21];[#REF!])" office:value-type="string" office:string-value="" calcext:value-type="error">
            <text:p>#REF!</text:p>
          </table:table-cell>
          <table:table-cell table:formula="of:=MIN([.$L21];[#REF!];[.$R21];[#REF!];[.$X21];[#REF!];[.$AD21];[#REF!];[.$AJ21];[#REF!];[.$AP21];[#REF!])" office:value-type="string" office:string-value="" calcext:value-type="error">
            <text:p>#REF!</text:p>
          </table:table-cell>
          <table:table-cell table:formula="of:=MIN([.$M21];[#REF!];[.$S21];[#REF!];[.$Y21];[#REF!];[.$AE21];[#REF!];[.$AK21];[#REF!];[.$AQ21];[#REF!])" office:value-type="string" office:string-value="" calcext:value-type="error">
            <text:p>#REF!</text:p>
          </table:table-cell>
          <table:table-cell table:formula="of:=MEDIAN([.$H21];[#REF!];[.$N21];[#REF!];[.$T21];[#REF!];[.$Z21];[#REF!];[.$AF21];[#REF!];[.$AL21];[#REF!])" office:value-type="string" office:string-value="" calcext:value-type="error">
            <text:p>#REF!</text:p>
          </table:table-cell>
          <table:table-cell table:formula="of:=MEDIAN([.$I21];[#REF!];[.$O21];[#REF!];[.$U21];[#REF!];[.$AA21];[#REF!];[.$AG21];[#REF!];[.$AM21];[#REF!])" office:value-type="string" office:string-value="" calcext:value-type="error">
            <text:p>#REF!</text:p>
          </table:table-cell>
          <table:table-cell table:formula="of:=MEDIAN([.$J21];[#REF!];[.$P21];[#REF!];[.$V21];[#REF!];[.$AB21];[#REF!];[.$AH21];[#REF!];[.$AN21];[#REF!])" office:value-type="string" office:string-value="" calcext:value-type="error">
            <text:p>#REF!</text:p>
          </table:table-cell>
          <table:table-cell table:formula="of:=MEDIAN([.$K21];[#REF!];[.$Q21];[#REF!];[.$W21];[#REF!];[.$AC21];[#REF!];[.$AI21];[#REF!];[.$AO21];[#REF!])" office:value-type="string" office:string-value="" calcext:value-type="error">
            <text:p>#REF!</text:p>
          </table:table-cell>
          <table:table-cell table:formula="of:=MEDIAN([.$L21];[#REF!];[.$R21];[#REF!];[.$X21];[#REF!];[.$AD21];[#REF!];[.$AJ21];[#REF!];[.$AP21];[#REF!])" office:value-type="string" office:string-value="" calcext:value-type="error">
            <text:p>#REF!</text:p>
          </table:table-cell>
          <table:table-cell table:formula="of:=MEDIAN([.$M21];[#REF!];[.$S21];[#REF!];[.$Y21];[#REF!];[.$AE21];[#REF!];[.$AK21];[#REF!];[.$AQ21];[#REF!])" office:value-type="string" office:string-value="" calcext:value-type="error">
            <text:p>#REF!</text:p>
          </table:table-cell>
          <table:table-cell table:formula="of:=MAX([.$H21];[#REF!];[.$N21];[#REF!];[.$T21];[#REF!];[.$Z21];[#REF!];[.$AF21];[#REF!];[.$AL21];[#REF!])" office:value-type="string" office:string-value="" calcext:value-type="error">
            <text:p>#REF!</text:p>
          </table:table-cell>
          <table:table-cell table:formula="of:=MAX([.$I21];[#REF!];[.$O21];[#REF!];[.$U21];[#REF!];[.$AA21];[#REF!];[.$AG21];[#REF!];[.$AM21];[#REF!])" office:value-type="string" office:string-value="" calcext:value-type="error">
            <text:p>#REF!</text:p>
          </table:table-cell>
          <table:table-cell table:formula="of:=MAX([.$J21];[#REF!];[.$P21];[#REF!];[.$V21];[#REF!];[.$AB21];[#REF!];[.$AH21];[#REF!];[.$AN21];[#REF!])" office:value-type="string" office:string-value="" calcext:value-type="error">
            <text:p>#REF!</text:p>
          </table:table-cell>
          <table:table-cell table:formula="of:=MAX([.$K21];[#REF!];[.$Q21];[#REF!];[.$W21];[#REF!];[.$AC21];[#REF!];[.$AI21];[#REF!];[.$AO21];[#REF!])" office:value-type="string" office:string-value="" calcext:value-type="error">
            <text:p>#REF!</text:p>
          </table:table-cell>
          <table:table-cell table:formula="of:=MAX([.$L21];[#REF!];[.$R21];[#REF!];[.$X21];[#REF!];[.$AD21];[#REF!];[.$AJ21];[#REF!];[.$AP21];[#REF!])" office:value-type="string" office:string-value="" calcext:value-type="error">
            <text:p>#REF!</text:p>
          </table:table-cell>
          <table:table-cell table:formula="of:=MAX([.$M21];[#REF!];[.$S21];[#REF!];[.$Y21];[#REF!];[.$AE21];[#REF!];[.$AK21];[#REF!];[.$AQ21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blocks-strips-typed/instances/instance-42.lp</text:p>
          </table:table-cell>
          <table:table-cell office:value-type="float" office:value="11.69" calcext:value-type="float">
            <text:p>11.69</text:p>
          </table:table-cell>
          <table:table-cell office:value-type="float" office:value="8.536" calcext:value-type="float">
            <text:p>8.536</text:p>
          </table:table-cell>
          <table:table-cell office:value-type="float" office:value="94997" calcext:value-type="float">
            <text:p>94997</text:p>
          </table:table-cell>
          <table:table-cell office:value-type="float" office:value="2132" calcext:value-type="float">
            <text:p>2132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  <table:table-cell office:value-type="float" office:value="26.454" calcext:value-type="float">
            <text:p>26.454</text:p>
          </table:table-cell>
          <table:table-cell office:value-type="float" office:value="173122" calcext:value-type="float">
            <text:p>173122</text:p>
          </table:table-cell>
          <table:table-cell office:value-type="float" office:value="7131" calcext:value-type="float">
            <text:p>7131</text:p>
          </table:table-cell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office:value-type="float" office:value="34.02" calcext:value-type="float">
            <text:p>34.02</text:p>
          </table:table-cell>
          <table:table-cell office:value-type="float" office:value="31.668" calcext:value-type="float">
            <text:p>31.668</text:p>
          </table:table-cell>
          <table:table-cell office:value-type="float" office:value="117004" calcext:value-type="float">
            <text:p>117004</text:p>
          </table:table-cell>
          <table:table-cell office:value-type="float" office:value="8654" calcext:value-type="float">
            <text:p>8654</text:p>
          </table:table-cell>
          <table:table-cell office:value-type="float" office:value="511" calcext:value-type="float">
            <text:p>511</text:p>
          </table:table-cell>
          <table:table-cell office:value-type="float" office:value="917" calcext:value-type="float">
            <text:p>917</text:p>
          </table:table-cell>
          <table:table-cell office:value-type="float" office:value="26.53" calcext:value-type="float">
            <text:p>26.53</text:p>
          </table:table-cell>
          <table:table-cell office:value-type="float" office:value="24.804" calcext:value-type="float">
            <text:p>24.804</text:p>
          </table:table-cell>
          <table:table-cell office:value-type="float" office:value="117961" calcext:value-type="float">
            <text:p>117961</text:p>
          </table:table-cell>
          <table:table-cell office:value-type="float" office:value="8678" calcext:value-type="float">
            <text:p>8678</text:p>
          </table:table-cell>
          <table:table-cell office:value-type="float" office:value="485" calcext:value-type="float">
            <text:p>485</text:p>
          </table:table-cell>
          <table:table-cell office:value-type="float" office:value="413" calcext:value-type="float">
            <text:p>413</text:p>
          </table:table-cell>
          <table:table-cell office:value-type="float" office:value="26.25" calcext:value-type="float">
            <text:p>26.25</text:p>
          </table:table-cell>
          <table:table-cell office:value-type="float" office:value="24.46" calcext:value-type="float">
            <text:p>24.46</text:p>
          </table:table-cell>
          <table:table-cell office:value-type="float" office:value="117831" calcext:value-type="float">
            <text:p>117831</text:p>
          </table:table-cell>
          <table:table-cell office:value-type="float" office:value="8636" calcext:value-type="float">
            <text:p>8636</text:p>
          </table:table-cell>
          <table:table-cell office:value-type="float" office:value="467" calcext:value-type="float">
            <text:p>467</text:p>
          </table:table-cell>
          <table:table-cell office:value-type="float" office:value="302" calcext:value-type="float">
            <text:p>302</text:p>
          </table:table-cell>
          <table:table-cell office:value-type="float" office:value="28.13" calcext:value-type="float">
            <text:p>28.13</text:p>
          </table:table-cell>
          <table:table-cell office:value-type="float" office:value="26.482" calcext:value-type="float">
            <text:p>26.482</text:p>
          </table:table-cell>
          <table:table-cell office:value-type="float" office:value="106976" calcext:value-type="float">
            <text:p>106976</text:p>
          </table:table-cell>
          <table:table-cell office:value-type="float" office:value="9124" calcext:value-type="float">
            <text:p>9124</text:p>
          </table:table-cell>
          <table:table-cell office:value-type="float" office:value="443" calcext:value-type="float">
            <text:p>443</text:p>
          </table:table-cell>
          <table:table-cell office:value-type="float" office:value="198" calcext:value-type="float">
            <text:p>198</text:p>
          </table:table-cell>
          <table:table-cell office:value-type="float" office:value="26.12" calcext:value-type="float">
            <text:p>26.12</text:p>
          </table:table-cell>
          <table:table-cell office:value-type="float" office:value="24.454" calcext:value-type="float">
            <text:p>24.454</text:p>
          </table:table-cell>
          <table:table-cell office:value-type="float" office:value="90570" calcext:value-type="float">
            <text:p>90570</text:p>
          </table:table-cell>
          <table:table-cell office:value-type="float" office:value="6643" calcext:value-type="float">
            <text:p>6643</text:p>
          </table:table-cell>
          <table:table-cell office:value-type="float" office:value="485" calcext:value-type="float">
            <text:p>485</text:p>
          </table:table-cell>
          <table:table-cell office:value-type="float" office:value="293" calcext:value-type="float">
            <text:p>293</text:p>
          </table:table-cell>
          <table:table-cell table:formula="of:=MIN([.$H22];[#REF!];[.$N22];[#REF!];[.$T22];[#REF!];[.$Z22];[#REF!];[.$AF22];[#REF!];[.$AL22];[#REF!])" office:value-type="string" office:string-value="" calcext:value-type="error">
            <text:p>#REF!</text:p>
          </table:table-cell>
          <table:table-cell table:formula="of:=MIN([.$I22];[#REF!];[.$O22];[#REF!];[.$U22];[#REF!];[.$AA22];[#REF!];[.$AG22];[#REF!];[.$AM22];[#REF!])" office:value-type="string" office:string-value="" calcext:value-type="error">
            <text:p>#REF!</text:p>
          </table:table-cell>
          <table:table-cell table:formula="of:=MIN([.$J22];[#REF!];[.$P22];[#REF!];[.$V22];[#REF!];[.$AB22];[#REF!];[.$AH22];[#REF!];[.$AN22];[#REF!])" office:value-type="string" office:string-value="" calcext:value-type="error">
            <text:p>#REF!</text:p>
          </table:table-cell>
          <table:table-cell table:formula="of:=MIN([.$K22];[#REF!];[.$Q22];[#REF!];[.$W22];[#REF!];[.$AC22];[#REF!];[.$AI22];[#REF!];[.$AO22];[#REF!])" office:value-type="string" office:string-value="" calcext:value-type="error">
            <text:p>#REF!</text:p>
          </table:table-cell>
          <table:table-cell table:formula="of:=MIN([.$L22];[#REF!];[.$R22];[#REF!];[.$X22];[#REF!];[.$AD22];[#REF!];[.$AJ22];[#REF!];[.$AP22];[#REF!])" office:value-type="string" office:string-value="" calcext:value-type="error">
            <text:p>#REF!</text:p>
          </table:table-cell>
          <table:table-cell table:formula="of:=MIN([.$M22];[#REF!];[.$S22];[#REF!];[.$Y22];[#REF!];[.$AE22];[#REF!];[.$AK22];[#REF!];[.$AQ22];[#REF!])" office:value-type="string" office:string-value="" calcext:value-type="error">
            <text:p>#REF!</text:p>
          </table:table-cell>
          <table:table-cell table:formula="of:=MEDIAN([.$H22];[#REF!];[.$N22];[#REF!];[.$T22];[#REF!];[.$Z22];[#REF!];[.$AF22];[#REF!];[.$AL22];[#REF!])" office:value-type="string" office:string-value="" calcext:value-type="error">
            <text:p>#REF!</text:p>
          </table:table-cell>
          <table:table-cell table:formula="of:=MEDIAN([.$I22];[#REF!];[.$O22];[#REF!];[.$U22];[#REF!];[.$AA22];[#REF!];[.$AG22];[#REF!];[.$AM22];[#REF!])" office:value-type="string" office:string-value="" calcext:value-type="error">
            <text:p>#REF!</text:p>
          </table:table-cell>
          <table:table-cell table:formula="of:=MEDIAN([.$J22];[#REF!];[.$P22];[#REF!];[.$V22];[#REF!];[.$AB22];[#REF!];[.$AH22];[#REF!];[.$AN22];[#REF!])" office:value-type="string" office:string-value="" calcext:value-type="error">
            <text:p>#REF!</text:p>
          </table:table-cell>
          <table:table-cell table:formula="of:=MEDIAN([.$K22];[#REF!];[.$Q22];[#REF!];[.$W22];[#REF!];[.$AC22];[#REF!];[.$AI22];[#REF!];[.$AO22];[#REF!])" office:value-type="string" office:string-value="" calcext:value-type="error">
            <text:p>#REF!</text:p>
          </table:table-cell>
          <table:table-cell table:formula="of:=MEDIAN([.$L22];[#REF!];[.$R22];[#REF!];[.$X22];[#REF!];[.$AD22];[#REF!];[.$AJ22];[#REF!];[.$AP22];[#REF!])" office:value-type="string" office:string-value="" calcext:value-type="error">
            <text:p>#REF!</text:p>
          </table:table-cell>
          <table:table-cell table:formula="of:=MEDIAN([.$M22];[#REF!];[.$S22];[#REF!];[.$Y22];[#REF!];[.$AE22];[#REF!];[.$AK22];[#REF!];[.$AQ22];[#REF!])" office:value-type="string" office:string-value="" calcext:value-type="error">
            <text:p>#REF!</text:p>
          </table:table-cell>
          <table:table-cell table:formula="of:=MAX([.$H22];[#REF!];[.$N22];[#REF!];[.$T22];[#REF!];[.$Z22];[#REF!];[.$AF22];[#REF!];[.$AL22];[#REF!])" office:value-type="string" office:string-value="" calcext:value-type="error">
            <text:p>#REF!</text:p>
          </table:table-cell>
          <table:table-cell table:formula="of:=MAX([.$I22];[#REF!];[.$O22];[#REF!];[.$U22];[#REF!];[.$AA22];[#REF!];[.$AG22];[#REF!];[.$AM22];[#REF!])" office:value-type="string" office:string-value="" calcext:value-type="error">
            <text:p>#REF!</text:p>
          </table:table-cell>
          <table:table-cell table:formula="of:=MAX([.$J22];[#REF!];[.$P22];[#REF!];[.$V22];[#REF!];[.$AB22];[#REF!];[.$AH22];[#REF!];[.$AN22];[#REF!])" office:value-type="string" office:string-value="" calcext:value-type="error">
            <text:p>#REF!</text:p>
          </table:table-cell>
          <table:table-cell table:formula="of:=MAX([.$K22];[#REF!];[.$Q22];[#REF!];[.$W22];[#REF!];[.$AC22];[#REF!];[.$AI22];[#REF!];[.$AO22];[#REF!])" office:value-type="string" office:string-value="" calcext:value-type="error">
            <text:p>#REF!</text:p>
          </table:table-cell>
          <table:table-cell table:formula="of:=MAX([.$L22];[#REF!];[.$R22];[#REF!];[.$X22];[#REF!];[.$AD22];[#REF!];[.$AJ22];[#REF!];[.$AP22];[#REF!])" office:value-type="string" office:string-value="" calcext:value-type="error">
            <text:p>#REF!</text:p>
          </table:table-cell>
          <table:table-cell table:formula="of:=MAX([.$M22];[#REF!];[.$S22];[#REF!];[.$Y22];[#REF!];[.$AE22];[#REF!];[.$AK22];[#REF!];[.$AQ22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depots-strips-automatic/instances/instance-10.lp</text:p>
          </table:table-cell>
          <table:table-cell office:value-type="float" office:value="2.32" calcext:value-type="float">
            <text:p>2.32</text:p>
          </table:table-cell>
          <table:table-cell office:value-type="float" office:value="1.895" calcext:value-type="float">
            <text:p>1.895</text:p>
          </table:table-cell>
          <table:table-cell office:value-type="float" office:value="2028" calcext:value-type="float">
            <text:p>2028</text:p>
          </table:table-cell>
          <table:table-cell office:value-type="float" office:value="1148" calcext:value-type="float">
            <text:p>1148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9.02" calcext:value-type="float">
            <text:p>9.02</text:p>
          </table:table-cell>
          <table:table-cell office:value-type="float" office:value="8.716" calcext:value-type="float">
            <text:p>8.716</text:p>
          </table:table-cell>
          <table:table-cell office:value-type="float" office:value="1908" calcext:value-type="float">
            <text:p>1908</text:p>
          </table:table-cell>
          <table:table-cell office:value-type="float" office:value="533" calcext:value-type="float">
            <text:p>533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8.92" calcext:value-type="float">
            <text:p>8.92</text:p>
          </table:table-cell>
          <table:table-cell office:value-type="float" office:value="8.518" calcext:value-type="float">
            <text:p>8.518</text:p>
          </table:table-cell>
          <table:table-cell office:value-type="float" office:value="1908" calcext:value-type="float">
            <text:p>1908</text:p>
          </table:table-cell>
          <table:table-cell office:value-type="float" office:value="533" calcext:value-type="float">
            <text:p>533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8.97" calcext:value-type="float">
            <text:p>8.97</text:p>
          </table:table-cell>
          <table:table-cell office:value-type="float" office:value="8.667" calcext:value-type="float">
            <text:p>8.667</text:p>
          </table:table-cell>
          <table:table-cell office:value-type="float" office:value="1908" calcext:value-type="float">
            <text:p>1908</text:p>
          </table:table-cell>
          <table:table-cell office:value-type="float" office:value="533" calcext:value-type="float">
            <text:p>533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8.69" calcext:value-type="float">
            <text:p>8.69</text:p>
          </table:table-cell>
          <table:table-cell office:value-type="float" office:value="8.413" calcext:value-type="float">
            <text:p>8.413</text:p>
          </table:table-cell>
          <table:table-cell office:value-type="float" office:value="1908" calcext:value-type="float">
            <text:p>1908</text:p>
          </table:table-cell>
          <table:table-cell office:value-type="float" office:value="533" calcext:value-type="float">
            <text:p>533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8.94" calcext:value-type="float">
            <text:p>8.94</text:p>
          </table:table-cell>
          <table:table-cell office:value-type="float" office:value="8.635" calcext:value-type="float">
            <text:p>8.635</text:p>
          </table:table-cell>
          <table:table-cell office:value-type="float" office:value="1908" calcext:value-type="float">
            <text:p>1908</text:p>
          </table:table-cell>
          <table:table-cell office:value-type="float" office:value="533" calcext:value-type="float">
            <text:p>533</text:p>
          </table:table-cell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9.52" calcext:value-type="float">
            <text:p>9.52</text:p>
          </table:table-cell>
          <table:table-cell office:value-type="float" office:value="9.225" calcext:value-type="float">
            <text:p>9.225</text:p>
          </table:table-cell>
          <table:table-cell office:value-type="float" office:value="1908" calcext:value-type="float">
            <text:p>1908</text:p>
          </table:table-cell>
          <table:table-cell office:value-type="float" office:value="533" calcext:value-type="float">
            <text:p>533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MIN([.$H23];[#REF!];[.$N23];[#REF!];[.$T23];[#REF!];[.$Z23];[#REF!];[.$AF23];[#REF!];[.$AL23];[#REF!])" office:value-type="string" office:string-value="" calcext:value-type="error">
            <text:p>#REF!</text:p>
          </table:table-cell>
          <table:table-cell table:formula="of:=MIN([.$I23];[#REF!];[.$O23];[#REF!];[.$U23];[#REF!];[.$AA23];[#REF!];[.$AG23];[#REF!];[.$AM23];[#REF!])" office:value-type="string" office:string-value="" calcext:value-type="error">
            <text:p>#REF!</text:p>
          </table:table-cell>
          <table:table-cell table:formula="of:=MIN([.$J23];[#REF!];[.$P23];[#REF!];[.$V23];[#REF!];[.$AB23];[#REF!];[.$AH23];[#REF!];[.$AN23];[#REF!])" office:value-type="string" office:string-value="" calcext:value-type="error">
            <text:p>#REF!</text:p>
          </table:table-cell>
          <table:table-cell table:formula="of:=MIN([.$K23];[#REF!];[.$Q23];[#REF!];[.$W23];[#REF!];[.$AC23];[#REF!];[.$AI23];[#REF!];[.$AO23];[#REF!])" office:value-type="string" office:string-value="" calcext:value-type="error">
            <text:p>#REF!</text:p>
          </table:table-cell>
          <table:table-cell table:formula="of:=MIN([.$L23];[#REF!];[.$R23];[#REF!];[.$X23];[#REF!];[.$AD23];[#REF!];[.$AJ23];[#REF!];[.$AP23];[#REF!])" office:value-type="string" office:string-value="" calcext:value-type="error">
            <text:p>#REF!</text:p>
          </table:table-cell>
          <table:table-cell table:formula="of:=MIN([.$M23];[#REF!];[.$S23];[#REF!];[.$Y23];[#REF!];[.$AE23];[#REF!];[.$AK23];[#REF!];[.$AQ23];[#REF!])" office:value-type="string" office:string-value="" calcext:value-type="error">
            <text:p>#REF!</text:p>
          </table:table-cell>
          <table:table-cell table:formula="of:=MEDIAN([.$H23];[#REF!];[.$N23];[#REF!];[.$T23];[#REF!];[.$Z23];[#REF!];[.$AF23];[#REF!];[.$AL23];[#REF!])" office:value-type="string" office:string-value="" calcext:value-type="error">
            <text:p>#REF!</text:p>
          </table:table-cell>
          <table:table-cell table:formula="of:=MEDIAN([.$I23];[#REF!];[.$O23];[#REF!];[.$U23];[#REF!];[.$AA23];[#REF!];[.$AG23];[#REF!];[.$AM23];[#REF!])" office:value-type="string" office:string-value="" calcext:value-type="error">
            <text:p>#REF!</text:p>
          </table:table-cell>
          <table:table-cell table:formula="of:=MEDIAN([.$J23];[#REF!];[.$P23];[#REF!];[.$V23];[#REF!];[.$AB23];[#REF!];[.$AH23];[#REF!];[.$AN23];[#REF!])" office:value-type="string" office:string-value="" calcext:value-type="error">
            <text:p>#REF!</text:p>
          </table:table-cell>
          <table:table-cell table:formula="of:=MEDIAN([.$K23];[#REF!];[.$Q23];[#REF!];[.$W23];[#REF!];[.$AC23];[#REF!];[.$AI23];[#REF!];[.$AO23];[#REF!])" office:value-type="string" office:string-value="" calcext:value-type="error">
            <text:p>#REF!</text:p>
          </table:table-cell>
          <table:table-cell table:formula="of:=MEDIAN([.$L23];[#REF!];[.$R23];[#REF!];[.$X23];[#REF!];[.$AD23];[#REF!];[.$AJ23];[#REF!];[.$AP23];[#REF!])" office:value-type="string" office:string-value="" calcext:value-type="error">
            <text:p>#REF!</text:p>
          </table:table-cell>
          <table:table-cell table:formula="of:=MEDIAN([.$M23];[#REF!];[.$S23];[#REF!];[.$Y23];[#REF!];[.$AE23];[#REF!];[.$AK23];[#REF!];[.$AQ23];[#REF!])" office:value-type="string" office:string-value="" calcext:value-type="error">
            <text:p>#REF!</text:p>
          </table:table-cell>
          <table:table-cell table:formula="of:=MAX([.$H23];[#REF!];[.$N23];[#REF!];[.$T23];[#REF!];[.$Z23];[#REF!];[.$AF23];[#REF!];[.$AL23];[#REF!])" office:value-type="string" office:string-value="" calcext:value-type="error">
            <text:p>#REF!</text:p>
          </table:table-cell>
          <table:table-cell table:formula="of:=MAX([.$I23];[#REF!];[.$O23];[#REF!];[.$U23];[#REF!];[.$AA23];[#REF!];[.$AG23];[#REF!];[.$AM23];[#REF!])" office:value-type="string" office:string-value="" calcext:value-type="error">
            <text:p>#REF!</text:p>
          </table:table-cell>
          <table:table-cell table:formula="of:=MAX([.$J23];[#REF!];[.$P23];[#REF!];[.$V23];[#REF!];[.$AB23];[#REF!];[.$AH23];[#REF!];[.$AN23];[#REF!])" office:value-type="string" office:string-value="" calcext:value-type="error">
            <text:p>#REF!</text:p>
          </table:table-cell>
          <table:table-cell table:formula="of:=MAX([.$K23];[#REF!];[.$Q23];[#REF!];[.$W23];[#REF!];[.$AC23];[#REF!];[.$AI23];[#REF!];[.$AO23];[#REF!])" office:value-type="string" office:string-value="" calcext:value-type="error">
            <text:p>#REF!</text:p>
          </table:table-cell>
          <table:table-cell table:formula="of:=MAX([.$L23];[#REF!];[.$R23];[#REF!];[.$X23];[#REF!];[.$AD23];[#REF!];[.$AJ23];[#REF!];[.$AP23];[#REF!])" office:value-type="string" office:string-value="" calcext:value-type="error">
            <text:p>#REF!</text:p>
          </table:table-cell>
          <table:table-cell table:formula="of:=MAX([.$M23];[#REF!];[.$S23];[#REF!];[.$Y23];[#REF!];[.$AE23];[#REF!];[.$AK23];[#REF!];[.$AQ23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depots-strips-automatic/instances/instance-11.l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161928" calcext:value-type="float">
            <text:p>1161928</text:p>
          </table:table-cell>
          <table:table-cell office:value-type="float" office:value="881294" calcext:value-type="float">
            <text:p>881294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float" office:value="780.43" calcext:value-type="float">
            <text:p>780.43</text:p>
          </table:table-cell>
          <table:table-cell office:value-type="float" office:value="779.096" calcext:value-type="float">
            <text:p>779.096</text:p>
          </table:table-cell>
          <table:table-cell office:value-type="float" office:value="2035746" calcext:value-type="float">
            <text:p>2035746</text:p>
          </table:table-cell>
          <table:table-cell office:value-type="float" office:value="1088880" calcext:value-type="float">
            <text:p>1088880</text:p>
          </table:table-cell>
          <table:table-cell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office:value-type="float" office:value="52.82" calcext:value-type="float">
            <text:p>52.82</text:p>
          </table:table-cell>
          <table:table-cell office:value-type="float" office:value="51.105" calcext:value-type="float">
            <text:p>51.105</text:p>
          </table:table-cell>
          <table:table-cell office:value-type="float" office:value="177765" calcext:value-type="float">
            <text:p>177765</text:p>
          </table:table-cell>
          <table:table-cell office:value-type="float" office:value="37222" calcext:value-type="float">
            <text:p>37222</text:p>
          </table:table-cell>
          <table:table-cell office:value-type="float" office:value="724" calcext:value-type="float">
            <text:p>724</text:p>
          </table:table-cell>
          <table:table-cell office:value-type="float" office:value="594" calcext:value-type="float">
            <text:p>594</text:p>
          </table:table-cell>
          <table:table-cell office:value-type="float" office:value="168.18" calcext:value-type="float">
            <text:p>168.18</text:p>
          </table:table-cell>
          <table:table-cell office:value-type="float" office:value="166.853" calcext:value-type="float">
            <text:p>166.853</text:p>
          </table:table-cell>
          <table:table-cell office:value-type="float" office:value="600237" calcext:value-type="float">
            <text:p>600237</text:p>
          </table:table-cell>
          <table:table-cell office:value-type="float" office:value="242954" calcext:value-type="float">
            <text:p>242954</text:p>
          </table:table-cell>
          <table:table-cell office:value-type="float" office:value="726" calcext:value-type="float">
            <text:p>726</text:p>
          </table:table-cell>
          <table:table-cell office:value-type="float" office:value="393" calcext:value-type="float">
            <text:p>393</text:p>
          </table:table-cell>
          <table:table-cell office:value-type="float" office:value="133.3" calcext:value-type="float">
            <text:p>133.3</text:p>
          </table:table-cell>
          <table:table-cell office:value-type="float" office:value="132.063" calcext:value-type="float">
            <text:p>132.063</text:p>
          </table:table-cell>
          <table:table-cell office:value-type="float" office:value="1355475" calcext:value-type="float">
            <text:p>1355475</text:p>
          </table:table-cell>
          <table:table-cell office:value-type="float" office:value="189261" calcext:value-type="float">
            <text:p>189261</text:p>
          </table:table-cell>
          <table:table-cell office:value-type="float" office:value="730" calcext:value-type="float">
            <text:p>730</text:p>
          </table:table-cell>
          <table:table-cell office:value-type="float" office:value="125" calcext:value-type="float">
            <text:p>125</text:p>
          </table:table-cell>
          <table:table-cell office:value-type="float" office:value="154.2" calcext:value-type="float">
            <text:p>154.2</text:p>
          </table:table-cell>
          <table:table-cell office:value-type="float" office:value="152.822" calcext:value-type="float">
            <text:p>152.822</text:p>
          </table:table-cell>
          <table:table-cell office:value-type="float" office:value="526716" calcext:value-type="float">
            <text:p>526716</text:p>
          </table:table-cell>
          <table:table-cell office:value-type="float" office:value="218376" calcext:value-type="float">
            <text:p>218376</text:p>
          </table:table-cell>
          <table:table-cell office:value-type="float" office:value="716" calcext:value-type="float">
            <text:p>716</text:p>
          </table:table-cell>
          <table:table-cell office:value-type="float" office:value="133" calcext:value-type="float">
            <text:p>133</text:p>
          </table:table-cell>
          <table:table-cell office:value-type="float" office:value="340.71" calcext:value-type="float">
            <text:p>340.71</text:p>
          </table:table-cell>
          <table:table-cell office:value-type="float" office:value="339.497" calcext:value-type="float">
            <text:p>339.497</text:p>
          </table:table-cell>
          <table:table-cell office:value-type="float" office:value="1035663" calcext:value-type="float">
            <text:p>1035663</text:p>
          </table:table-cell>
          <table:table-cell office:value-type="float" office:value="497469" calcext:value-type="float">
            <text:p>497469</text:p>
          </table:table-cell>
          <table:table-cell office:value-type="float" office:value="743" calcext:value-type="float">
            <text:p>743</text:p>
          </table:table-cell>
          <table:table-cell office:value-type="float" office:value="221" calcext:value-type="float">
            <text:p>221</text:p>
          </table:table-cell>
          <table:table-cell table:formula="of:=MIN([.$H24];[#REF!];[.$N24];[#REF!];[.$T24];[#REF!];[.$Z24];[#REF!];[.$AF24];[#REF!];[.$AL24];[#REF!])" office:value-type="string" office:string-value="" calcext:value-type="error">
            <text:p>#REF!</text:p>
          </table:table-cell>
          <table:table-cell table:formula="of:=MIN([.$I24];[#REF!];[.$O24];[#REF!];[.$U24];[#REF!];[.$AA24];[#REF!];[.$AG24];[#REF!];[.$AM24];[#REF!])" office:value-type="string" office:string-value="" calcext:value-type="error">
            <text:p>#REF!</text:p>
          </table:table-cell>
          <table:table-cell table:formula="of:=MIN([.$J24];[#REF!];[.$P24];[#REF!];[.$V24];[#REF!];[.$AB24];[#REF!];[.$AH24];[#REF!];[.$AN24];[#REF!])" office:value-type="string" office:string-value="" calcext:value-type="error">
            <text:p>#REF!</text:p>
          </table:table-cell>
          <table:table-cell table:formula="of:=MIN([.$K24];[#REF!];[.$Q24];[#REF!];[.$W24];[#REF!];[.$AC24];[#REF!];[.$AI24];[#REF!];[.$AO24];[#REF!])" office:value-type="string" office:string-value="" calcext:value-type="error">
            <text:p>#REF!</text:p>
          </table:table-cell>
          <table:table-cell table:formula="of:=MIN([.$L24];[#REF!];[.$R24];[#REF!];[.$X24];[#REF!];[.$AD24];[#REF!];[.$AJ24];[#REF!];[.$AP24];[#REF!])" office:value-type="string" office:string-value="" calcext:value-type="error">
            <text:p>#REF!</text:p>
          </table:table-cell>
          <table:table-cell table:formula="of:=MIN([.$M24];[#REF!];[.$S24];[#REF!];[.$Y24];[#REF!];[.$AE24];[#REF!];[.$AK24];[#REF!];[.$AQ24];[#REF!])" office:value-type="string" office:string-value="" calcext:value-type="error">
            <text:p>#REF!</text:p>
          </table:table-cell>
          <table:table-cell table:formula="of:=MEDIAN([.$H24];[#REF!];[.$N24];[#REF!];[.$T24];[#REF!];[.$Z24];[#REF!];[.$AF24];[#REF!];[.$AL24];[#REF!])" office:value-type="string" office:string-value="" calcext:value-type="error">
            <text:p>#REF!</text:p>
          </table:table-cell>
          <table:table-cell table:formula="of:=MEDIAN([.$I24];[#REF!];[.$O24];[#REF!];[.$U24];[#REF!];[.$AA24];[#REF!];[.$AG24];[#REF!];[.$AM24];[#REF!])" office:value-type="string" office:string-value="" calcext:value-type="error">
            <text:p>#REF!</text:p>
          </table:table-cell>
          <table:table-cell table:formula="of:=MEDIAN([.$J24];[#REF!];[.$P24];[#REF!];[.$V24];[#REF!];[.$AB24];[#REF!];[.$AH24];[#REF!];[.$AN24];[#REF!])" office:value-type="string" office:string-value="" calcext:value-type="error">
            <text:p>#REF!</text:p>
          </table:table-cell>
          <table:table-cell table:formula="of:=MEDIAN([.$K24];[#REF!];[.$Q24];[#REF!];[.$W24];[#REF!];[.$AC24];[#REF!];[.$AI24];[#REF!];[.$AO24];[#REF!])" office:value-type="string" office:string-value="" calcext:value-type="error">
            <text:p>#REF!</text:p>
          </table:table-cell>
          <table:table-cell table:formula="of:=MEDIAN([.$L24];[#REF!];[.$R24];[#REF!];[.$X24];[#REF!];[.$AD24];[#REF!];[.$AJ24];[#REF!];[.$AP24];[#REF!])" office:value-type="string" office:string-value="" calcext:value-type="error">
            <text:p>#REF!</text:p>
          </table:table-cell>
          <table:table-cell table:formula="of:=MEDIAN([.$M24];[#REF!];[.$S24];[#REF!];[.$Y24];[#REF!];[.$AE24];[#REF!];[.$AK24];[#REF!];[.$AQ24];[#REF!])" office:value-type="string" office:string-value="" calcext:value-type="error">
            <text:p>#REF!</text:p>
          </table:table-cell>
          <table:table-cell table:formula="of:=MAX([.$H24];[#REF!];[.$N24];[#REF!];[.$T24];[#REF!];[.$Z24];[#REF!];[.$AF24];[#REF!];[.$AL24];[#REF!])" office:value-type="string" office:string-value="" calcext:value-type="error">
            <text:p>#REF!</text:p>
          </table:table-cell>
          <table:table-cell table:formula="of:=MAX([.$I24];[#REF!];[.$O24];[#REF!];[.$U24];[#REF!];[.$AA24];[#REF!];[.$AG24];[#REF!];[.$AM24];[#REF!])" office:value-type="string" office:string-value="" calcext:value-type="error">
            <text:p>#REF!</text:p>
          </table:table-cell>
          <table:table-cell table:formula="of:=MAX([.$J24];[#REF!];[.$P24];[#REF!];[.$V24];[#REF!];[.$AB24];[#REF!];[.$AH24];[#REF!];[.$AN24];[#REF!])" office:value-type="string" office:string-value="" calcext:value-type="error">
            <text:p>#REF!</text:p>
          </table:table-cell>
          <table:table-cell table:formula="of:=MAX([.$K24];[#REF!];[.$Q24];[#REF!];[.$W24];[#REF!];[.$AC24];[#REF!];[.$AI24];[#REF!];[.$AO24];[#REF!])" office:value-type="string" office:string-value="" calcext:value-type="error">
            <text:p>#REF!</text:p>
          </table:table-cell>
          <table:table-cell table:formula="of:=MAX([.$L24];[#REF!];[.$R24];[#REF!];[.$X24];[#REF!];[.$AD24];[#REF!];[.$AJ24];[#REF!];[.$AP24];[#REF!])" office:value-type="string" office:string-value="" calcext:value-type="error">
            <text:p>#REF!</text:p>
          </table:table-cell>
          <table:table-cell table:formula="of:=MAX([.$M24];[#REF!];[.$S24];[#REF!];[.$Y24];[#REF!];[.$AE24];[#REF!];[.$AK24];[#REF!];[.$AQ24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depots-strips-automatic/instances/instance-12.l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3074769" calcext:value-type="float">
            <text:p>3074769</text:p>
          </table:table-cell>
          <table:table-cell office:value-type="float" office:value="656989" calcext:value-type="float">
            <text:p>656989</text:p>
          </table:table-cell>
          <table:table-cell office:value-type="float" office:value="977" calcext:value-type="float">
            <text:p>97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6488430" calcext:value-type="float">
            <text:p>16488430</text:p>
          </table:table-cell>
          <table:table-cell office:value-type="float" office:value="800314" calcext:value-type="float">
            <text:p>800314</text:p>
          </table:table-cell>
          <table:table-cell office:value-type="float" office:value="2253" calcext:value-type="float">
            <text:p>22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6680765" calcext:value-type="float">
            <text:p>16680765</text:p>
          </table:table-cell>
          <table:table-cell office:value-type="float" office:value="820532" calcext:value-type="float">
            <text:p>820532</text:p>
          </table:table-cell>
          <table:table-cell office:value-type="float" office:value="2265" calcext:value-type="float">
            <text:p>22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6298902" calcext:value-type="float">
            <text:p>16298902</text:p>
          </table:table-cell>
          <table:table-cell office:value-type="float" office:value="798330" calcext:value-type="float">
            <text:p>798330</text:p>
          </table:table-cell>
          <table:table-cell office:value-type="float" office:value="2262" calcext:value-type="float">
            <text:p>226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6315831" calcext:value-type="float">
            <text:p>16315831</text:p>
          </table:table-cell>
          <table:table-cell office:value-type="float" office:value="800303" calcext:value-type="float">
            <text:p>800303</text:p>
          </table:table-cell>
          <table:table-cell office:value-type="float" office:value="2265" calcext:value-type="float">
            <text:p>22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4642336" calcext:value-type="float">
            <text:p>14642336</text:p>
          </table:table-cell>
          <table:table-cell office:value-type="float" office:value="810571" calcext:value-type="float">
            <text:p>810571</text:p>
          </table:table-cell>
          <table:table-cell office:value-type="float" office:value="2247" calcext:value-type="float">
            <text:p>22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6087789" calcext:value-type="float">
            <text:p>16087789</text:p>
          </table:table-cell>
          <table:table-cell office:value-type="float" office:value="814570" calcext:value-type="float">
            <text:p>814570</text:p>
          </table:table-cell>
          <table:table-cell office:value-type="float" office:value="2243" calcext:value-type="float">
            <text:p>2243</text:p>
          </table:table-cell>
          <table:table-cell office:value-type="float" office:value="0" calcext:value-type="float">
            <text:p>0</text:p>
          </table:table-cell>
          <table:table-cell table:formula="of:=MIN([.$H25];[#REF!];[.$N25];[#REF!];[.$T25];[#REF!];[.$Z25];[#REF!];[.$AF25];[#REF!];[.$AL25];[#REF!])" office:value-type="string" office:string-value="" calcext:value-type="error">
            <text:p>#REF!</text:p>
          </table:table-cell>
          <table:table-cell table:formula="of:=MIN([.$I25];[#REF!];[.$O25];[#REF!];[.$U25];[#REF!];[.$AA25];[#REF!];[.$AG25];[#REF!];[.$AM25];[#REF!])" office:value-type="string" office:string-value="" calcext:value-type="error">
            <text:p>#REF!</text:p>
          </table:table-cell>
          <table:table-cell table:formula="of:=MIN([.$J25];[#REF!];[.$P25];[#REF!];[.$V25];[#REF!];[.$AB25];[#REF!];[.$AH25];[#REF!];[.$AN25];[#REF!])" office:value-type="string" office:string-value="" calcext:value-type="error">
            <text:p>#REF!</text:p>
          </table:table-cell>
          <table:table-cell table:formula="of:=MIN([.$K25];[#REF!];[.$Q25];[#REF!];[.$W25];[#REF!];[.$AC25];[#REF!];[.$AI25];[#REF!];[.$AO25];[#REF!])" office:value-type="string" office:string-value="" calcext:value-type="error">
            <text:p>#REF!</text:p>
          </table:table-cell>
          <table:table-cell table:formula="of:=MIN([.$L25];[#REF!];[.$R25];[#REF!];[.$X25];[#REF!];[.$AD25];[#REF!];[.$AJ25];[#REF!];[.$AP25];[#REF!])" office:value-type="string" office:string-value="" calcext:value-type="error">
            <text:p>#REF!</text:p>
          </table:table-cell>
          <table:table-cell table:formula="of:=MIN([.$M25];[#REF!];[.$S25];[#REF!];[.$Y25];[#REF!];[.$AE25];[#REF!];[.$AK25];[#REF!];[.$AQ25];[#REF!])" office:value-type="string" office:string-value="" calcext:value-type="error">
            <text:p>#REF!</text:p>
          </table:table-cell>
          <table:table-cell table:formula="of:=MEDIAN([.$H25];[#REF!];[.$N25];[#REF!];[.$T25];[#REF!];[.$Z25];[#REF!];[.$AF25];[#REF!];[.$AL25];[#REF!])" office:value-type="string" office:string-value="" calcext:value-type="error">
            <text:p>#REF!</text:p>
          </table:table-cell>
          <table:table-cell table:formula="of:=MEDIAN([.$I25];[#REF!];[.$O25];[#REF!];[.$U25];[#REF!];[.$AA25];[#REF!];[.$AG25];[#REF!];[.$AM25];[#REF!])" office:value-type="string" office:string-value="" calcext:value-type="error">
            <text:p>#REF!</text:p>
          </table:table-cell>
          <table:table-cell table:formula="of:=MEDIAN([.$J25];[#REF!];[.$P25];[#REF!];[.$V25];[#REF!];[.$AB25];[#REF!];[.$AH25];[#REF!];[.$AN25];[#REF!])" office:value-type="string" office:string-value="" calcext:value-type="error">
            <text:p>#REF!</text:p>
          </table:table-cell>
          <table:table-cell table:formula="of:=MEDIAN([.$K25];[#REF!];[.$Q25];[#REF!];[.$W25];[#REF!];[.$AC25];[#REF!];[.$AI25];[#REF!];[.$AO25];[#REF!])" office:value-type="string" office:string-value="" calcext:value-type="error">
            <text:p>#REF!</text:p>
          </table:table-cell>
          <table:table-cell table:formula="of:=MEDIAN([.$L25];[#REF!];[.$R25];[#REF!];[.$X25];[#REF!];[.$AD25];[#REF!];[.$AJ25];[#REF!];[.$AP25];[#REF!])" office:value-type="string" office:string-value="" calcext:value-type="error">
            <text:p>#REF!</text:p>
          </table:table-cell>
          <table:table-cell table:formula="of:=MEDIAN([.$M25];[#REF!];[.$S25];[#REF!];[.$Y25];[#REF!];[.$AE25];[#REF!];[.$AK25];[#REF!];[.$AQ25];[#REF!])" office:value-type="string" office:string-value="" calcext:value-type="error">
            <text:p>#REF!</text:p>
          </table:table-cell>
          <table:table-cell table:formula="of:=MAX([.$H25];[#REF!];[.$N25];[#REF!];[.$T25];[#REF!];[.$Z25];[#REF!];[.$AF25];[#REF!];[.$AL25];[#REF!])" office:value-type="string" office:string-value="" calcext:value-type="error">
            <text:p>#REF!</text:p>
          </table:table-cell>
          <table:table-cell table:formula="of:=MAX([.$I25];[#REF!];[.$O25];[#REF!];[.$U25];[#REF!];[.$AA25];[#REF!];[.$AG25];[#REF!];[.$AM25];[#REF!])" office:value-type="string" office:string-value="" calcext:value-type="error">
            <text:p>#REF!</text:p>
          </table:table-cell>
          <table:table-cell table:formula="of:=MAX([.$J25];[#REF!];[.$P25];[#REF!];[.$V25];[#REF!];[.$AB25];[#REF!];[.$AH25];[#REF!];[.$AN25];[#REF!])" office:value-type="string" office:string-value="" calcext:value-type="error">
            <text:p>#REF!</text:p>
          </table:table-cell>
          <table:table-cell table:formula="of:=MAX([.$K25];[#REF!];[.$Q25];[#REF!];[.$W25];[#REF!];[.$AC25];[#REF!];[.$AI25];[#REF!];[.$AO25];[#REF!])" office:value-type="string" office:string-value="" calcext:value-type="error">
            <text:p>#REF!</text:p>
          </table:table-cell>
          <table:table-cell table:formula="of:=MAX([.$L25];[#REF!];[.$R25];[#REF!];[.$X25];[#REF!];[.$AD25];[#REF!];[.$AJ25];[#REF!];[.$AP25];[#REF!])" office:value-type="string" office:string-value="" calcext:value-type="error">
            <text:p>#REF!</text:p>
          </table:table-cell>
          <table:table-cell table:formula="of:=MAX([.$M25];[#REF!];[.$S25];[#REF!];[.$Y25];[#REF!];[.$AE25];[#REF!];[.$AK25];[#REF!];[.$AQ25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depots-strips-automatic/instances/instance-13.lp</text:p>
          </table:table-cell>
          <table:table-cell office:value-type="float" office:value="2.79" calcext:value-type="float">
            <text:p>2.79</text:p>
          </table:table-cell>
          <table:table-cell office:value-type="float" office:value="2.244" calcext:value-type="float">
            <text:p>2.244</text:p>
          </table:table-cell>
          <table:table-cell office:value-type="float" office:value="359" calcext:value-type="float">
            <text:p>359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2.45" calcext:value-type="float">
            <text:p>12.45</text:p>
          </table:table-cell>
          <table:table-cell office:value-type="float" office:value="12.073" calcext:value-type="float">
            <text:p>12.073</text:p>
          </table:table-cell>
          <table:table-cell office:value-type="float" office:value="570" calcext:value-type="float">
            <text:p>570</text:p>
          </table:table-cell>
          <table:table-cell office:value-type="float" office:value="77" calcext:value-type="float">
            <text:p>77</text:p>
          </table:table-cell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12.88" calcext:value-type="float">
            <text:p>12.88</text:p>
          </table:table-cell>
          <table:table-cell office:value-type="float" office:value="12.516" calcext:value-type="float">
            <text:p>12.516</text:p>
          </table:table-cell>
          <table:table-cell office:value-type="float" office:value="570" calcext:value-type="float">
            <text:p>570</text:p>
          </table:table-cell>
          <table:table-cell office:value-type="float" office:value="77" calcext:value-type="float">
            <text:p>77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1.64" calcext:value-type="float">
            <text:p>11.64</text:p>
          </table:table-cell>
          <table:table-cell office:value-type="float" office:value="570" calcext:value-type="float">
            <text:p>570</text:p>
          </table:table-cell>
          <table:table-cell office:value-type="float" office:value="77" calcext:value-type="float">
            <text:p>77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12.02" calcext:value-type="float">
            <text:p>12.02</text:p>
          </table:table-cell>
          <table:table-cell office:value-type="float" office:value="11.653" calcext:value-type="float">
            <text:p>11.653</text:p>
          </table:table-cell>
          <table:table-cell office:value-type="float" office:value="570" calcext:value-type="float">
            <text:p>570</text:p>
          </table:table-cell>
          <table:table-cell office:value-type="float" office:value="77" calcext:value-type="float">
            <text:p>77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11.79" calcext:value-type="float">
            <text:p>11.79</text:p>
          </table:table-cell>
          <table:table-cell office:value-type="float" office:value="11.422" calcext:value-type="float">
            <text:p>11.422</text:p>
          </table:table-cell>
          <table:table-cell office:value-type="float" office:value="570" calcext:value-type="float">
            <text:p>570</text:p>
          </table:table-cell>
          <table:table-cell office:value-type="float" office:value="77" calcext:value-type="float">
            <text:p>77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11.99" calcext:value-type="float">
            <text:p>11.99</text:p>
          </table:table-cell>
          <table:table-cell office:value-type="float" office:value="11.62" calcext:value-type="float">
            <text:p>11.62</text:p>
          </table:table-cell>
          <table:table-cell office:value-type="float" office:value="570" calcext:value-type="float">
            <text:p>570</text:p>
          </table:table-cell>
          <table:table-cell office:value-type="float" office:value="77" calcext:value-type="float">
            <text:p>77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MIN([.$H26];[#REF!];[.$N26];[#REF!];[.$T26];[#REF!];[.$Z26];[#REF!];[.$AF26];[#REF!];[.$AL26];[#REF!])" office:value-type="string" office:string-value="" calcext:value-type="error">
            <text:p>#REF!</text:p>
          </table:table-cell>
          <table:table-cell table:formula="of:=MIN([.$I26];[#REF!];[.$O26];[#REF!];[.$U26];[#REF!];[.$AA26];[#REF!];[.$AG26];[#REF!];[.$AM26];[#REF!])" office:value-type="string" office:string-value="" calcext:value-type="error">
            <text:p>#REF!</text:p>
          </table:table-cell>
          <table:table-cell table:formula="of:=MIN([.$J26];[#REF!];[.$P26];[#REF!];[.$V26];[#REF!];[.$AB26];[#REF!];[.$AH26];[#REF!];[.$AN26];[#REF!])" office:value-type="string" office:string-value="" calcext:value-type="error">
            <text:p>#REF!</text:p>
          </table:table-cell>
          <table:table-cell table:formula="of:=MIN([.$K26];[#REF!];[.$Q26];[#REF!];[.$W26];[#REF!];[.$AC26];[#REF!];[.$AI26];[#REF!];[.$AO26];[#REF!])" office:value-type="string" office:string-value="" calcext:value-type="error">
            <text:p>#REF!</text:p>
          </table:table-cell>
          <table:table-cell table:formula="of:=MIN([.$L26];[#REF!];[.$R26];[#REF!];[.$X26];[#REF!];[.$AD26];[#REF!];[.$AJ26];[#REF!];[.$AP26];[#REF!])" office:value-type="string" office:string-value="" calcext:value-type="error">
            <text:p>#REF!</text:p>
          </table:table-cell>
          <table:table-cell table:formula="of:=MIN([.$M26];[#REF!];[.$S26];[#REF!];[.$Y26];[#REF!];[.$AE26];[#REF!];[.$AK26];[#REF!];[.$AQ26];[#REF!])" office:value-type="string" office:string-value="" calcext:value-type="error">
            <text:p>#REF!</text:p>
          </table:table-cell>
          <table:table-cell table:formula="of:=MEDIAN([.$H26];[#REF!];[.$N26];[#REF!];[.$T26];[#REF!];[.$Z26];[#REF!];[.$AF26];[#REF!];[.$AL26];[#REF!])" office:value-type="string" office:string-value="" calcext:value-type="error">
            <text:p>#REF!</text:p>
          </table:table-cell>
          <table:table-cell table:formula="of:=MEDIAN([.$I26];[#REF!];[.$O26];[#REF!];[.$U26];[#REF!];[.$AA26];[#REF!];[.$AG26];[#REF!];[.$AM26];[#REF!])" office:value-type="string" office:string-value="" calcext:value-type="error">
            <text:p>#REF!</text:p>
          </table:table-cell>
          <table:table-cell table:formula="of:=MEDIAN([.$J26];[#REF!];[.$P26];[#REF!];[.$V26];[#REF!];[.$AB26];[#REF!];[.$AH26];[#REF!];[.$AN26];[#REF!])" office:value-type="string" office:string-value="" calcext:value-type="error">
            <text:p>#REF!</text:p>
          </table:table-cell>
          <table:table-cell table:formula="of:=MEDIAN([.$K26];[#REF!];[.$Q26];[#REF!];[.$W26];[#REF!];[.$AC26];[#REF!];[.$AI26];[#REF!];[.$AO26];[#REF!])" office:value-type="string" office:string-value="" calcext:value-type="error">
            <text:p>#REF!</text:p>
          </table:table-cell>
          <table:table-cell table:formula="of:=MEDIAN([.$L26];[#REF!];[.$R26];[#REF!];[.$X26];[#REF!];[.$AD26];[#REF!];[.$AJ26];[#REF!];[.$AP26];[#REF!])" office:value-type="string" office:string-value="" calcext:value-type="error">
            <text:p>#REF!</text:p>
          </table:table-cell>
          <table:table-cell table:formula="of:=MEDIAN([.$M26];[#REF!];[.$S26];[#REF!];[.$Y26];[#REF!];[.$AE26];[#REF!];[.$AK26];[#REF!];[.$AQ26];[#REF!])" office:value-type="string" office:string-value="" calcext:value-type="error">
            <text:p>#REF!</text:p>
          </table:table-cell>
          <table:table-cell table:formula="of:=MAX([.$H26];[#REF!];[.$N26];[#REF!];[.$T26];[#REF!];[.$Z26];[#REF!];[.$AF26];[#REF!];[.$AL26];[#REF!])" office:value-type="string" office:string-value="" calcext:value-type="error">
            <text:p>#REF!</text:p>
          </table:table-cell>
          <table:table-cell table:formula="of:=MAX([.$I26];[#REF!];[.$O26];[#REF!];[.$U26];[#REF!];[.$AA26];[#REF!];[.$AG26];[#REF!];[.$AM26];[#REF!])" office:value-type="string" office:string-value="" calcext:value-type="error">
            <text:p>#REF!</text:p>
          </table:table-cell>
          <table:table-cell table:formula="of:=MAX([.$J26];[#REF!];[.$P26];[#REF!];[.$V26];[#REF!];[.$AB26];[#REF!];[.$AH26];[#REF!];[.$AN26];[#REF!])" office:value-type="string" office:string-value="" calcext:value-type="error">
            <text:p>#REF!</text:p>
          </table:table-cell>
          <table:table-cell table:formula="of:=MAX([.$K26];[#REF!];[.$Q26];[#REF!];[.$W26];[#REF!];[.$AC26];[#REF!];[.$AI26];[#REF!];[.$AO26];[#REF!])" office:value-type="string" office:string-value="" calcext:value-type="error">
            <text:p>#REF!</text:p>
          </table:table-cell>
          <table:table-cell table:formula="of:=MAX([.$L26];[#REF!];[.$R26];[#REF!];[.$X26];[#REF!];[.$AD26];[#REF!];[.$AJ26];[#REF!];[.$AP26];[#REF!])" office:value-type="string" office:string-value="" calcext:value-type="error">
            <text:p>#REF!</text:p>
          </table:table-cell>
          <table:table-cell table:formula="of:=MAX([.$M26];[#REF!];[.$S26];[#REF!];[.$Y26];[#REF!];[.$AE26];[#REF!];[.$AK26];[#REF!];[.$AQ26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depots-strips-automatic/instances/instance-14.lp</text:p>
          </table:table-cell>
          <table:table-cell office:value-type="float" office:value="10.53" calcext:value-type="float">
            <text:p>10.53</text:p>
          </table:table-cell>
          <table:table-cell office:value-type="float" office:value="8.323" calcext:value-type="float">
            <text:p>8.323</text:p>
          </table:table-cell>
          <table:table-cell office:value-type="float" office:value="4455" calcext:value-type="float">
            <text:p>4455</text:p>
          </table:table-cell>
          <table:table-cell office:value-type="float" office:value="2292" calcext:value-type="float">
            <text:p>2292</text:p>
          </table:table-cell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float" office:value="41.52" calcext:value-type="float">
            <text:p>41.52</text:p>
          </table:table-cell>
          <table:table-cell office:value-type="float" office:value="40.277" calcext:value-type="float">
            <text:p>40.277</text:p>
          </table:table-cell>
          <table:table-cell office:value-type="float" office:value="566" calcext:value-type="float">
            <text:p>566</text:p>
          </table:table-cell>
          <table:table-cell office:value-type="float" office:value="80" calcext:value-type="float">
            <text:p>80</text:p>
          </table:table-cell>
          <table:table-cell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office:value-type="float" office:value="41.17" calcext:value-type="float">
            <text:p>41.17</text:p>
          </table:table-cell>
          <table:table-cell office:value-type="float" office:value="39.862" calcext:value-type="float">
            <text:p>39.862</text:p>
          </table:table-cell>
          <table:table-cell office:value-type="float" office:value="4502" calcext:value-type="float">
            <text:p>4502</text:p>
          </table:table-cell>
          <table:table-cell office:value-type="float" office:value="490" calcext:value-type="float">
            <text:p>490</text:p>
          </table:table-cell>
          <table:table-cell office:value-type="float" office:value="847" calcext:value-type="float">
            <text:p>847</text:p>
          </table:table-cell>
          <table:table-cell office:value-type="float" office:value="8" calcext:value-type="float">
            <text:p>8</text:p>
          </table:table-cell>
          <table:table-cell office:value-type="float" office:value="41.53" calcext:value-type="float">
            <text:p>41.53</text:p>
          </table:table-cell>
          <table:table-cell office:value-type="float" office:value="40.245" calcext:value-type="float">
            <text:p>40.245</text:p>
          </table:table-cell>
          <table:table-cell office:value-type="float" office:value="4502" calcext:value-type="float">
            <text:p>4502</text:p>
          </table:table-cell>
          <table:table-cell office:value-type="float" office:value="490" calcext:value-type="float">
            <text:p>490</text:p>
          </table:table-cell>
          <table:table-cell office:value-type="float" office:value="845" calcext:value-type="float">
            <text:p>845</text:p>
          </table:table-cell>
          <table:table-cell office:value-type="float" office:value="8" calcext:value-type="float">
            <text:p>8</text:p>
          </table:table-cell>
          <table:table-cell office:value-type="float" office:value="41.15" calcext:value-type="float">
            <text:p>41.15</text:p>
          </table:table-cell>
          <table:table-cell office:value-type="float" office:value="40.035" calcext:value-type="float">
            <text:p>40.035</text:p>
          </table:table-cell>
          <table:table-cell office:value-type="float" office:value="4502" calcext:value-type="float">
            <text:p>4502</text:p>
          </table:table-cell>
          <table:table-cell office:value-type="float" office:value="490" calcext:value-type="float">
            <text:p>490</text:p>
          </table:table-cell>
          <table:table-cell office:value-type="float" office:value="849" calcext:value-type="float">
            <text:p>849</text:p>
          </table:table-cell>
          <table:table-cell office:value-type="float" office:value="8" calcext:value-type="float">
            <text:p>8</text:p>
          </table:table-cell>
          <table:table-cell office:value-type="float" office:value="42.14" calcext:value-type="float">
            <text:p>42.14</text:p>
          </table:table-cell>
          <table:table-cell office:value-type="float" office:value="40.817" calcext:value-type="float">
            <text:p>40.817</text:p>
          </table:table-cell>
          <table:table-cell office:value-type="float" office:value="5906" calcext:value-type="float">
            <text:p>5906</text:p>
          </table:table-cell>
          <table:table-cell office:value-type="float" office:value="1151" calcext:value-type="float">
            <text:p>1151</text:p>
          </table:table-cell>
          <table:table-cell office:value-type="float" office:value="846" calcext:value-type="float">
            <text:p>846</text:p>
          </table:table-cell>
          <table:table-cell office:value-type="float" office:value="7" calcext:value-type="float">
            <text:p>7</text:p>
          </table:table-cell>
          <table:table-cell office:value-type="float" office:value="41.31" calcext:value-type="float">
            <text:p>41.31</text:p>
          </table:table-cell>
          <table:table-cell office:value-type="float" office:value="39.987" calcext:value-type="float">
            <text:p>39.987</text:p>
          </table:table-cell>
          <table:table-cell office:value-type="float" office:value="4502" calcext:value-type="float">
            <text:p>4502</text:p>
          </table:table-cell>
          <table:table-cell office:value-type="float" office:value="490" calcext:value-type="float">
            <text:p>490</text:p>
          </table:table-cell>
          <table:table-cell office:value-type="float" office:value="847" calcext:value-type="float">
            <text:p>847</text:p>
          </table:table-cell>
          <table:table-cell office:value-type="float" office:value="8" calcext:value-type="float">
            <text:p>8</text:p>
          </table:table-cell>
          <table:table-cell table:formula="of:=MIN([.$H27];[#REF!];[.$N27];[#REF!];[.$T27];[#REF!];[.$Z27];[#REF!];[.$AF27];[#REF!];[.$AL27];[#REF!])" office:value-type="string" office:string-value="" calcext:value-type="error">
            <text:p>#REF!</text:p>
          </table:table-cell>
          <table:table-cell table:formula="of:=MIN([.$I27];[#REF!];[.$O27];[#REF!];[.$U27];[#REF!];[.$AA27];[#REF!];[.$AG27];[#REF!];[.$AM27];[#REF!])" office:value-type="string" office:string-value="" calcext:value-type="error">
            <text:p>#REF!</text:p>
          </table:table-cell>
          <table:table-cell table:formula="of:=MIN([.$J27];[#REF!];[.$P27];[#REF!];[.$V27];[#REF!];[.$AB27];[#REF!];[.$AH27];[#REF!];[.$AN27];[#REF!])" office:value-type="string" office:string-value="" calcext:value-type="error">
            <text:p>#REF!</text:p>
          </table:table-cell>
          <table:table-cell table:formula="of:=MIN([.$K27];[#REF!];[.$Q27];[#REF!];[.$W27];[#REF!];[.$AC27];[#REF!];[.$AI27];[#REF!];[.$AO27];[#REF!])" office:value-type="string" office:string-value="" calcext:value-type="error">
            <text:p>#REF!</text:p>
          </table:table-cell>
          <table:table-cell table:formula="of:=MIN([.$L27];[#REF!];[.$R27];[#REF!];[.$X27];[#REF!];[.$AD27];[#REF!];[.$AJ27];[#REF!];[.$AP27];[#REF!])" office:value-type="string" office:string-value="" calcext:value-type="error">
            <text:p>#REF!</text:p>
          </table:table-cell>
          <table:table-cell table:formula="of:=MIN([.$M27];[#REF!];[.$S27];[#REF!];[.$Y27];[#REF!];[.$AE27];[#REF!];[.$AK27];[#REF!];[.$AQ27];[#REF!])" office:value-type="string" office:string-value="" calcext:value-type="error">
            <text:p>#REF!</text:p>
          </table:table-cell>
          <table:table-cell table:formula="of:=MEDIAN([.$H27];[#REF!];[.$N27];[#REF!];[.$T27];[#REF!];[.$Z27];[#REF!];[.$AF27];[#REF!];[.$AL27];[#REF!])" office:value-type="string" office:string-value="" calcext:value-type="error">
            <text:p>#REF!</text:p>
          </table:table-cell>
          <table:table-cell table:formula="of:=MEDIAN([.$I27];[#REF!];[.$O27];[#REF!];[.$U27];[#REF!];[.$AA27];[#REF!];[.$AG27];[#REF!];[.$AM27];[#REF!])" office:value-type="string" office:string-value="" calcext:value-type="error">
            <text:p>#REF!</text:p>
          </table:table-cell>
          <table:table-cell table:formula="of:=MEDIAN([.$J27];[#REF!];[.$P27];[#REF!];[.$V27];[#REF!];[.$AB27];[#REF!];[.$AH27];[#REF!];[.$AN27];[#REF!])" office:value-type="string" office:string-value="" calcext:value-type="error">
            <text:p>#REF!</text:p>
          </table:table-cell>
          <table:table-cell table:formula="of:=MEDIAN([.$K27];[#REF!];[.$Q27];[#REF!];[.$W27];[#REF!];[.$AC27];[#REF!];[.$AI27];[#REF!];[.$AO27];[#REF!])" office:value-type="string" office:string-value="" calcext:value-type="error">
            <text:p>#REF!</text:p>
          </table:table-cell>
          <table:table-cell table:formula="of:=MEDIAN([.$L27];[#REF!];[.$R27];[#REF!];[.$X27];[#REF!];[.$AD27];[#REF!];[.$AJ27];[#REF!];[.$AP27];[#REF!])" office:value-type="string" office:string-value="" calcext:value-type="error">
            <text:p>#REF!</text:p>
          </table:table-cell>
          <table:table-cell table:formula="of:=MEDIAN([.$M27];[#REF!];[.$S27];[#REF!];[.$Y27];[#REF!];[.$AE27];[#REF!];[.$AK27];[#REF!];[.$AQ27];[#REF!])" office:value-type="string" office:string-value="" calcext:value-type="error">
            <text:p>#REF!</text:p>
          </table:table-cell>
          <table:table-cell table:formula="of:=MAX([.$H27];[#REF!];[.$N27];[#REF!];[.$T27];[#REF!];[.$Z27];[#REF!];[.$AF27];[#REF!];[.$AL27];[#REF!])" office:value-type="string" office:string-value="" calcext:value-type="error">
            <text:p>#REF!</text:p>
          </table:table-cell>
          <table:table-cell table:formula="of:=MAX([.$I27];[#REF!];[.$O27];[#REF!];[.$U27];[#REF!];[.$AA27];[#REF!];[.$AG27];[#REF!];[.$AM27];[#REF!])" office:value-type="string" office:string-value="" calcext:value-type="error">
            <text:p>#REF!</text:p>
          </table:table-cell>
          <table:table-cell table:formula="of:=MAX([.$J27];[#REF!];[.$P27];[#REF!];[.$V27];[#REF!];[.$AB27];[#REF!];[.$AH27];[#REF!];[.$AN27];[#REF!])" office:value-type="string" office:string-value="" calcext:value-type="error">
            <text:p>#REF!</text:p>
          </table:table-cell>
          <table:table-cell table:formula="of:=MAX([.$K27];[#REF!];[.$Q27];[#REF!];[.$W27];[#REF!];[.$AC27];[#REF!];[.$AI27];[#REF!];[.$AO27];[#REF!])" office:value-type="string" office:string-value="" calcext:value-type="error">
            <text:p>#REF!</text:p>
          </table:table-cell>
          <table:table-cell table:formula="of:=MAX([.$L27];[#REF!];[.$R27];[#REF!];[.$X27];[#REF!];[.$AD27];[#REF!];[.$AJ27];[#REF!];[.$AP27];[#REF!])" office:value-type="string" office:string-value="" calcext:value-type="error">
            <text:p>#REF!</text:p>
          </table:table-cell>
          <table:table-cell table:formula="of:=MAX([.$M27];[#REF!];[.$S27];[#REF!];[.$Y27];[#REF!];[.$AE27];[#REF!];[.$AK27];[#REF!];[.$AQ27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depots-strips-automatic/instances/instance-15.l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584526" calcext:value-type="float">
            <text:p>584526</text:p>
          </table:table-cell>
          <table:table-cell office:value-type="float" office:value="417968" calcext:value-type="float">
            <text:p>417968</text:p>
          </table:table-cell>
          <table:table-cell office:value-type="float" office:value="1186" calcext:value-type="float">
            <text:p>118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6296674" calcext:value-type="float">
            <text:p>6296674</text:p>
          </table:table-cell>
          <table:table-cell office:value-type="float" office:value="629847" calcext:value-type="float">
            <text:p>629847</text:p>
          </table:table-cell>
          <table:table-cell office:value-type="float" office:value="2589" calcext:value-type="float">
            <text:p>25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176539" calcext:value-type="float">
            <text:p>7176539</text:p>
          </table:table-cell>
          <table:table-cell office:value-type="float" office:value="594237" calcext:value-type="float">
            <text:p>594237</text:p>
          </table:table-cell>
          <table:table-cell office:value-type="float" office:value="2590" calcext:value-type="float">
            <text:p>25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282912" calcext:value-type="float">
            <text:p>7282912</text:p>
          </table:table-cell>
          <table:table-cell office:value-type="float" office:value="607852" calcext:value-type="float">
            <text:p>607852</text:p>
          </table:table-cell>
          <table:table-cell office:value-type="float" office:value="2588" calcext:value-type="float">
            <text:p>25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157386" calcext:value-type="float">
            <text:p>7157386</text:p>
          </table:table-cell>
          <table:table-cell office:value-type="float" office:value="592858" calcext:value-type="float">
            <text:p>592858</text:p>
          </table:table-cell>
          <table:table-cell office:value-type="float" office:value="2588" calcext:value-type="float">
            <text:p>25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779820" calcext:value-type="float">
            <text:p>7779820</text:p>
          </table:table-cell>
          <table:table-cell office:value-type="float" office:value="594898" calcext:value-type="float">
            <text:p>594898</text:p>
          </table:table-cell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243718" calcext:value-type="float">
            <text:p>7243718</text:p>
          </table:table-cell>
          <table:table-cell office:value-type="float" office:value="605234" calcext:value-type="float">
            <text:p>605234</text:p>
          </table:table-cell>
          <table:table-cell office:value-type="float" office:value="2620" calcext:value-type="float">
            <text:p>2620</text:p>
          </table:table-cell>
          <table:table-cell office:value-type="float" office:value="0" calcext:value-type="float">
            <text:p>0</text:p>
          </table:table-cell>
          <table:table-cell table:formula="of:=MIN([.$H28];[#REF!];[.$N28];[#REF!];[.$T28];[#REF!];[.$Z28];[#REF!];[.$AF28];[#REF!];[.$AL28];[#REF!])" office:value-type="string" office:string-value="" calcext:value-type="error">
            <text:p>#REF!</text:p>
          </table:table-cell>
          <table:table-cell table:formula="of:=MIN([.$I28];[#REF!];[.$O28];[#REF!];[.$U28];[#REF!];[.$AA28];[#REF!];[.$AG28];[#REF!];[.$AM28];[#REF!])" office:value-type="string" office:string-value="" calcext:value-type="error">
            <text:p>#REF!</text:p>
          </table:table-cell>
          <table:table-cell table:formula="of:=MIN([.$J28];[#REF!];[.$P28];[#REF!];[.$V28];[#REF!];[.$AB28];[#REF!];[.$AH28];[#REF!];[.$AN28];[#REF!])" office:value-type="string" office:string-value="" calcext:value-type="error">
            <text:p>#REF!</text:p>
          </table:table-cell>
          <table:table-cell table:formula="of:=MIN([.$K28];[#REF!];[.$Q28];[#REF!];[.$W28];[#REF!];[.$AC28];[#REF!];[.$AI28];[#REF!];[.$AO28];[#REF!])" office:value-type="string" office:string-value="" calcext:value-type="error">
            <text:p>#REF!</text:p>
          </table:table-cell>
          <table:table-cell table:formula="of:=MIN([.$L28];[#REF!];[.$R28];[#REF!];[.$X28];[#REF!];[.$AD28];[#REF!];[.$AJ28];[#REF!];[.$AP28];[#REF!])" office:value-type="string" office:string-value="" calcext:value-type="error">
            <text:p>#REF!</text:p>
          </table:table-cell>
          <table:table-cell table:formula="of:=MIN([.$M28];[#REF!];[.$S28];[#REF!];[.$Y28];[#REF!];[.$AE28];[#REF!];[.$AK28];[#REF!];[.$AQ28];[#REF!])" office:value-type="string" office:string-value="" calcext:value-type="error">
            <text:p>#REF!</text:p>
          </table:table-cell>
          <table:table-cell table:formula="of:=MEDIAN([.$H28];[#REF!];[.$N28];[#REF!];[.$T28];[#REF!];[.$Z28];[#REF!];[.$AF28];[#REF!];[.$AL28];[#REF!])" office:value-type="string" office:string-value="" calcext:value-type="error">
            <text:p>#REF!</text:p>
          </table:table-cell>
          <table:table-cell table:formula="of:=MEDIAN([.$I28];[#REF!];[.$O28];[#REF!];[.$U28];[#REF!];[.$AA28];[#REF!];[.$AG28];[#REF!];[.$AM28];[#REF!])" office:value-type="string" office:string-value="" calcext:value-type="error">
            <text:p>#REF!</text:p>
          </table:table-cell>
          <table:table-cell table:formula="of:=MEDIAN([.$J28];[#REF!];[.$P28];[#REF!];[.$V28];[#REF!];[.$AB28];[#REF!];[.$AH28];[#REF!];[.$AN28];[#REF!])" office:value-type="string" office:string-value="" calcext:value-type="error">
            <text:p>#REF!</text:p>
          </table:table-cell>
          <table:table-cell table:formula="of:=MEDIAN([.$K28];[#REF!];[.$Q28];[#REF!];[.$W28];[#REF!];[.$AC28];[#REF!];[.$AI28];[#REF!];[.$AO28];[#REF!])" office:value-type="string" office:string-value="" calcext:value-type="error">
            <text:p>#REF!</text:p>
          </table:table-cell>
          <table:table-cell table:formula="of:=MEDIAN([.$L28];[#REF!];[.$R28];[#REF!];[.$X28];[#REF!];[.$AD28];[#REF!];[.$AJ28];[#REF!];[.$AP28];[#REF!])" office:value-type="string" office:string-value="" calcext:value-type="error">
            <text:p>#REF!</text:p>
          </table:table-cell>
          <table:table-cell table:formula="of:=MEDIAN([.$M28];[#REF!];[.$S28];[#REF!];[.$Y28];[#REF!];[.$AE28];[#REF!];[.$AK28];[#REF!];[.$AQ28];[#REF!])" office:value-type="string" office:string-value="" calcext:value-type="error">
            <text:p>#REF!</text:p>
          </table:table-cell>
          <table:table-cell table:formula="of:=MAX([.$H28];[#REF!];[.$N28];[#REF!];[.$T28];[#REF!];[.$Z28];[#REF!];[.$AF28];[#REF!];[.$AL28];[#REF!])" office:value-type="string" office:string-value="" calcext:value-type="error">
            <text:p>#REF!</text:p>
          </table:table-cell>
          <table:table-cell table:formula="of:=MAX([.$I28];[#REF!];[.$O28];[#REF!];[.$U28];[#REF!];[.$AA28];[#REF!];[.$AG28];[#REF!];[.$AM28];[#REF!])" office:value-type="string" office:string-value="" calcext:value-type="error">
            <text:p>#REF!</text:p>
          </table:table-cell>
          <table:table-cell table:formula="of:=MAX([.$J28];[#REF!];[.$P28];[#REF!];[.$V28];[#REF!];[.$AB28];[#REF!];[.$AH28];[#REF!];[.$AN28];[#REF!])" office:value-type="string" office:string-value="" calcext:value-type="error">
            <text:p>#REF!</text:p>
          </table:table-cell>
          <table:table-cell table:formula="of:=MAX([.$K28];[#REF!];[.$Q28];[#REF!];[.$W28];[#REF!];[.$AC28];[#REF!];[.$AI28];[#REF!];[.$AO28];[#REF!])" office:value-type="string" office:string-value="" calcext:value-type="error">
            <text:p>#REF!</text:p>
          </table:table-cell>
          <table:table-cell table:formula="of:=MAX([.$L28];[#REF!];[.$R28];[#REF!];[.$X28];[#REF!];[.$AD28];[#REF!];[.$AJ28];[#REF!];[.$AP28];[#REF!])" office:value-type="string" office:string-value="" calcext:value-type="error">
            <text:p>#REF!</text:p>
          </table:table-cell>
          <table:table-cell table:formula="of:=MAX([.$M28];[#REF!];[.$S28];[#REF!];[.$Y28];[#REF!];[.$AE28];[#REF!];[.$AK28];[#REF!];[.$AQ28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depots-strips-automatic/instances/instance-16.lp</text:p>
          </table:table-cell>
          <table:table-cell office:value-type="float" office:value="4.23" calcext:value-type="float">
            <text:p>4.23</text:p>
          </table:table-cell>
          <table:table-cell office:value-type="float" office:value="3.346" calcext:value-type="float">
            <text:p>3.346</text:p>
          </table:table-cell>
          <table:table-cell office:value-type="float" office:value="466" calcext:value-type="float">
            <text:p>466</text:p>
          </table:table-cell>
          <table:table-cell office:value-type="float" office:value="100" calcext:value-type="float">
            <text:p>100</text:p>
          </table:table-cell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22.74" calcext:value-type="float">
            <text:p>22.74</text:p>
          </table:table-cell>
          <table:table-cell office:value-type="float" office:value="22.119" calcext:value-type="float">
            <text:p>22.119</text:p>
          </table:table-cell>
          <table:table-cell office:value-type="float" office:value="490" calcext:value-type="float">
            <text:p>490</text:p>
          </table:table-cell>
          <table:table-cell office:value-type="float" office:value="123" calcext:value-type="float">
            <text:p>123</text:p>
          </table:table-cell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office:value-type="float" office:value="22.49" calcext:value-type="float">
            <text:p>22.49</text:p>
          </table:table-cell>
          <table:table-cell office:value-type="float" office:value="21.895" calcext:value-type="float">
            <text:p>21.895</text:p>
          </table:table-cell>
          <table:table-cell office:value-type="float" office:value="490" calcext:value-type="float">
            <text:p>490</text:p>
          </table:table-cell>
          <table:table-cell office:value-type="float" office:value="123" calcext:value-type="float">
            <text:p>123</text:p>
          </table:table-cell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office:value-type="float" office:value="22.44" calcext:value-type="float">
            <text:p>22.44</text:p>
          </table:table-cell>
          <table:table-cell office:value-type="float" office:value="21.829" calcext:value-type="float">
            <text:p>21.829</text:p>
          </table:table-cell>
          <table:table-cell office:value-type="float" office:value="490" calcext:value-type="float">
            <text:p>490</text:p>
          </table:table-cell>
          <table:table-cell office:value-type="float" office:value="123" calcext:value-type="float">
            <text:p>123</text:p>
          </table:table-cell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.386" calcext:value-type="float">
            <text:p>21.386</text:p>
          </table:table-cell>
          <table:table-cell office:value-type="float" office:value="490" calcext:value-type="float">
            <text:p>490</text:p>
          </table:table-cell>
          <table:table-cell office:value-type="float" office:value="123" calcext:value-type="float">
            <text:p>123</text:p>
          </table:table-cell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office:value-type="float" office:value="22.1" calcext:value-type="float">
            <text:p>22.1</text:p>
          </table:table-cell>
          <table:table-cell office:value-type="float" office:value="21.468" calcext:value-type="float">
            <text:p>21.468</text:p>
          </table:table-cell>
          <table:table-cell office:value-type="float" office:value="490" calcext:value-type="float">
            <text:p>490</text:p>
          </table:table-cell>
          <table:table-cell office:value-type="float" office:value="123" calcext:value-type="float">
            <text:p>123</text:p>
          </table:table-cell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office:value-type="float" office:value="22.63" calcext:value-type="float">
            <text:p>22.63</text:p>
          </table:table-cell>
          <table:table-cell office:value-type="float" office:value="22.033" calcext:value-type="float">
            <text:p>22.033</text:p>
          </table:table-cell>
          <table:table-cell office:value-type="float" office:value="490" calcext:value-type="float">
            <text:p>490</text:p>
          </table:table-cell>
          <table:table-cell office:value-type="float" office:value="123" calcext:value-type="float">
            <text:p>123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MIN([.$H29];[#REF!];[.$N29];[#REF!];[.$T29];[#REF!];[.$Z29];[#REF!];[.$AF29];[#REF!];[.$AL29];[#REF!])" office:value-type="string" office:string-value="" calcext:value-type="error">
            <text:p>#REF!</text:p>
          </table:table-cell>
          <table:table-cell table:formula="of:=MIN([.$I29];[#REF!];[.$O29];[#REF!];[.$U29];[#REF!];[.$AA29];[#REF!];[.$AG29];[#REF!];[.$AM29];[#REF!])" office:value-type="string" office:string-value="" calcext:value-type="error">
            <text:p>#REF!</text:p>
          </table:table-cell>
          <table:table-cell table:formula="of:=MIN([.$J29];[#REF!];[.$P29];[#REF!];[.$V29];[#REF!];[.$AB29];[#REF!];[.$AH29];[#REF!];[.$AN29];[#REF!])" office:value-type="string" office:string-value="" calcext:value-type="error">
            <text:p>#REF!</text:p>
          </table:table-cell>
          <table:table-cell table:formula="of:=MIN([.$K29];[#REF!];[.$Q29];[#REF!];[.$W29];[#REF!];[.$AC29];[#REF!];[.$AI29];[#REF!];[.$AO29];[#REF!])" office:value-type="string" office:string-value="" calcext:value-type="error">
            <text:p>#REF!</text:p>
          </table:table-cell>
          <table:table-cell table:formula="of:=MIN([.$L29];[#REF!];[.$R29];[#REF!];[.$X29];[#REF!];[.$AD29];[#REF!];[.$AJ29];[#REF!];[.$AP29];[#REF!])" office:value-type="string" office:string-value="" calcext:value-type="error">
            <text:p>#REF!</text:p>
          </table:table-cell>
          <table:table-cell table:formula="of:=MIN([.$M29];[#REF!];[.$S29];[#REF!];[.$Y29];[#REF!];[.$AE29];[#REF!];[.$AK29];[#REF!];[.$AQ29];[#REF!])" office:value-type="string" office:string-value="" calcext:value-type="error">
            <text:p>#REF!</text:p>
          </table:table-cell>
          <table:table-cell table:formula="of:=MEDIAN([.$H29];[#REF!];[.$N29];[#REF!];[.$T29];[#REF!];[.$Z29];[#REF!];[.$AF29];[#REF!];[.$AL29];[#REF!])" office:value-type="string" office:string-value="" calcext:value-type="error">
            <text:p>#REF!</text:p>
          </table:table-cell>
          <table:table-cell table:formula="of:=MEDIAN([.$I29];[#REF!];[.$O29];[#REF!];[.$U29];[#REF!];[.$AA29];[#REF!];[.$AG29];[#REF!];[.$AM29];[#REF!])" office:value-type="string" office:string-value="" calcext:value-type="error">
            <text:p>#REF!</text:p>
          </table:table-cell>
          <table:table-cell table:formula="of:=MEDIAN([.$J29];[#REF!];[.$P29];[#REF!];[.$V29];[#REF!];[.$AB29];[#REF!];[.$AH29];[#REF!];[.$AN29];[#REF!])" office:value-type="string" office:string-value="" calcext:value-type="error">
            <text:p>#REF!</text:p>
          </table:table-cell>
          <table:table-cell table:formula="of:=MEDIAN([.$K29];[#REF!];[.$Q29];[#REF!];[.$W29];[#REF!];[.$AC29];[#REF!];[.$AI29];[#REF!];[.$AO29];[#REF!])" office:value-type="string" office:string-value="" calcext:value-type="error">
            <text:p>#REF!</text:p>
          </table:table-cell>
          <table:table-cell table:formula="of:=MEDIAN([.$L29];[#REF!];[.$R29];[#REF!];[.$X29];[#REF!];[.$AD29];[#REF!];[.$AJ29];[#REF!];[.$AP29];[#REF!])" office:value-type="string" office:string-value="" calcext:value-type="error">
            <text:p>#REF!</text:p>
          </table:table-cell>
          <table:table-cell table:formula="of:=MEDIAN([.$M29];[#REF!];[.$S29];[#REF!];[.$Y29];[#REF!];[.$AE29];[#REF!];[.$AK29];[#REF!];[.$AQ29];[#REF!])" office:value-type="string" office:string-value="" calcext:value-type="error">
            <text:p>#REF!</text:p>
          </table:table-cell>
          <table:table-cell table:formula="of:=MAX([.$H29];[#REF!];[.$N29];[#REF!];[.$T29];[#REF!];[.$Z29];[#REF!];[.$AF29];[#REF!];[.$AL29];[#REF!])" office:value-type="string" office:string-value="" calcext:value-type="error">
            <text:p>#REF!</text:p>
          </table:table-cell>
          <table:table-cell table:formula="of:=MAX([.$I29];[#REF!];[.$O29];[#REF!];[.$U29];[#REF!];[.$AA29];[#REF!];[.$AG29];[#REF!];[.$AM29];[#REF!])" office:value-type="string" office:string-value="" calcext:value-type="error">
            <text:p>#REF!</text:p>
          </table:table-cell>
          <table:table-cell table:formula="of:=MAX([.$J29];[#REF!];[.$P29];[#REF!];[.$V29];[#REF!];[.$AB29];[#REF!];[.$AH29];[#REF!];[.$AN29];[#REF!])" office:value-type="string" office:string-value="" calcext:value-type="error">
            <text:p>#REF!</text:p>
          </table:table-cell>
          <table:table-cell table:formula="of:=MAX([.$K29];[#REF!];[.$Q29];[#REF!];[.$W29];[#REF!];[.$AC29];[#REF!];[.$AI29];[#REF!];[.$AO29];[#REF!])" office:value-type="string" office:string-value="" calcext:value-type="error">
            <text:p>#REF!</text:p>
          </table:table-cell>
          <table:table-cell table:formula="of:=MAX([.$L29];[#REF!];[.$R29];[#REF!];[.$X29];[#REF!];[.$AD29];[#REF!];[.$AJ29];[#REF!];[.$AP29];[#REF!])" office:value-type="string" office:string-value="" calcext:value-type="error">
            <text:p>#REF!</text:p>
          </table:table-cell>
          <table:table-cell table:formula="of:=MAX([.$M29];[#REF!];[.$S29];[#REF!];[.$Y29];[#REF!];[.$AE29];[#REF!];[.$AK29];[#REF!];[.$AQ29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depots-strips-automatic/instances/instance-17.lp</text:p>
          </table:table-cell>
          <table:table-cell office:value-type="float" office:value="13.94" calcext:value-type="float">
            <text:p>13.94</text:p>
          </table:table-cell>
          <table:table-cell office:value-type="float" office:value="11.156" calcext:value-type="float">
            <text:p>11.156</text:p>
          </table:table-cell>
          <table:table-cell office:value-type="float" office:value="274" calcext:value-type="float">
            <text:p>274</text:p>
          </table:table-cell>
          <table:table-cell office:value-type="float" office:value="32" calcext:value-type="float">
            <text:p>32</text:p>
          </table:table-cell>
          <table:table-cell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office:value-type="float" office:value="72.26" calcext:value-type="float">
            <text:p>72.26</text:p>
          </table:table-cell>
          <table:table-cell office:value-type="float" office:value="70.313" calcext:value-type="float">
            <text:p>70.313</text:p>
          </table:table-cell>
          <table:table-cell office:value-type="float" office:value="5277" calcext:value-type="float">
            <text:p>5277</text:p>
          </table:table-cell>
          <table:table-cell office:value-type="float" office:value="1112" calcext:value-type="float">
            <text:p>1112</text:p>
          </table:table-cell>
          <table:table-cell office:value-type="float" office:value="1417" calcext:value-type="float">
            <text:p>1417</text:p>
          </table:table-cell>
          <table:table-cell office:value-type="float" office:value="0" calcext:value-type="float">
            <text:p>0</text:p>
          </table:table-cell>
          <table:table-cell office:value-type="float" office:value="72.8" calcext:value-type="float">
            <text:p>72.8</text:p>
          </table:table-cell>
          <table:table-cell office:value-type="float" office:value="70.838" calcext:value-type="float">
            <text:p>70.838</text:p>
          </table:table-cell>
          <table:table-cell office:value-type="float" office:value="5277" calcext:value-type="float">
            <text:p>5277</text:p>
          </table:table-cell>
          <table:table-cell office:value-type="float" office:value="1112" calcext:value-type="float">
            <text:p>1112</text:p>
          </table:table-cell>
          <table:table-cell office:value-type="float" office:value="1418" calcext:value-type="float">
            <text:p>1418</text:p>
          </table:table-cell>
          <table:table-cell office:value-type="float" office:value="0" calcext:value-type="float">
            <text:p>0</text:p>
          </table:table-cell>
          <table:table-cell office:value-type="float" office:value="70.84" calcext:value-type="float">
            <text:p>70.84</text:p>
          </table:table-cell>
          <table:table-cell office:value-type="float" office:value="69.192" calcext:value-type="float">
            <text:p>69.192</text:p>
          </table:table-cell>
          <table:table-cell office:value-type="float" office:value="5277" calcext:value-type="float">
            <text:p>5277</text:p>
          </table:table-cell>
          <table:table-cell office:value-type="float" office:value="1112" calcext:value-type="float">
            <text:p>1112</text:p>
          </table:table-cell>
          <table:table-cell office:value-type="float" office:value="1417" calcext:value-type="float">
            <text:p>1417</text:p>
          </table:table-cell>
          <table:table-cell office:value-type="float" office:value="0" calcext:value-type="float">
            <text:p>0</text:p>
          </table:table-cell>
          <table:table-cell office:value-type="float" office:value="72.74" calcext:value-type="float">
            <text:p>72.74</text:p>
          </table:table-cell>
          <table:table-cell office:value-type="float" office:value="70.984" calcext:value-type="float">
            <text:p>70.984</text:p>
          </table:table-cell>
          <table:table-cell office:value-type="float" office:value="5277" calcext:value-type="float">
            <text:p>5277</text:p>
          </table:table-cell>
          <table:table-cell office:value-type="float" office:value="1112" calcext:value-type="float">
            <text:p>1112</text:p>
          </table:table-cell>
          <table:table-cell office:value-type="float" office:value="1417" calcext:value-type="float">
            <text:p>1417</text:p>
          </table:table-cell>
          <table:table-cell office:value-type="float" office:value="0" calcext:value-type="float">
            <text:p>0</text:p>
          </table:table-cell>
          <table:table-cell office:value-type="float" office:value="72.35" calcext:value-type="float">
            <text:p>72.35</text:p>
          </table:table-cell>
          <table:table-cell office:value-type="float" office:value="70.393" calcext:value-type="float">
            <text:p>70.393</text:p>
          </table:table-cell>
          <table:table-cell office:value-type="float" office:value="5277" calcext:value-type="float">
            <text:p>5277</text:p>
          </table:table-cell>
          <table:table-cell office:value-type="float" office:value="1112" calcext:value-type="float">
            <text:p>1112</text:p>
          </table:table-cell>
          <table:table-cell office:value-type="float" office:value="1417" calcext:value-type="float">
            <text:p>1417</text:p>
          </table:table-cell>
          <table:table-cell office:value-type="float" office:value="0" calcext:value-type="float">
            <text:p>0</text:p>
          </table:table-cell>
          <table:table-cell office:value-type="float" office:value="72.06" calcext:value-type="float">
            <text:p>72.06</text:p>
          </table:table-cell>
          <table:table-cell office:value-type="float" office:value="70.091" calcext:value-type="float">
            <text:p>70.091</text:p>
          </table:table-cell>
          <table:table-cell office:value-type="float" office:value="5277" calcext:value-type="float">
            <text:p>5277</text:p>
          </table:table-cell>
          <table:table-cell office:value-type="float" office:value="1112" calcext:value-type="float">
            <text:p>1112</text:p>
          </table:table-cell>
          <table:table-cell office:value-type="float" office:value="1418" calcext:value-type="float">
            <text:p>1418</text:p>
          </table:table-cell>
          <table:table-cell office:value-type="float" office:value="0" calcext:value-type="float">
            <text:p>0</text:p>
          </table:table-cell>
          <table:table-cell table:formula="of:=MIN([.$H30];[#REF!];[.$N30];[#REF!];[.$T30];[#REF!];[.$Z30];[#REF!];[.$AF30];[#REF!];[.$AL30];[#REF!])" office:value-type="string" office:string-value="" calcext:value-type="error">
            <text:p>#REF!</text:p>
          </table:table-cell>
          <table:table-cell table:formula="of:=MIN([.$I30];[#REF!];[.$O30];[#REF!];[.$U30];[#REF!];[.$AA30];[#REF!];[.$AG30];[#REF!];[.$AM30];[#REF!])" office:value-type="string" office:string-value="" calcext:value-type="error">
            <text:p>#REF!</text:p>
          </table:table-cell>
          <table:table-cell table:formula="of:=MIN([.$J30];[#REF!];[.$P30];[#REF!];[.$V30];[#REF!];[.$AB30];[#REF!];[.$AH30];[#REF!];[.$AN30];[#REF!])" office:value-type="string" office:string-value="" calcext:value-type="error">
            <text:p>#REF!</text:p>
          </table:table-cell>
          <table:table-cell table:formula="of:=MIN([.$K30];[#REF!];[.$Q30];[#REF!];[.$W30];[#REF!];[.$AC30];[#REF!];[.$AI30];[#REF!];[.$AO30];[#REF!])" office:value-type="string" office:string-value="" calcext:value-type="error">
            <text:p>#REF!</text:p>
          </table:table-cell>
          <table:table-cell table:formula="of:=MIN([.$L30];[#REF!];[.$R30];[#REF!];[.$X30];[#REF!];[.$AD30];[#REF!];[.$AJ30];[#REF!];[.$AP30];[#REF!])" office:value-type="string" office:string-value="" calcext:value-type="error">
            <text:p>#REF!</text:p>
          </table:table-cell>
          <table:table-cell table:formula="of:=MIN([.$M30];[#REF!];[.$S30];[#REF!];[.$Y30];[#REF!];[.$AE30];[#REF!];[.$AK30];[#REF!];[.$AQ30];[#REF!])" office:value-type="string" office:string-value="" calcext:value-type="error">
            <text:p>#REF!</text:p>
          </table:table-cell>
          <table:table-cell table:formula="of:=MEDIAN([.$H30];[#REF!];[.$N30];[#REF!];[.$T30];[#REF!];[.$Z30];[#REF!];[.$AF30];[#REF!];[.$AL30];[#REF!])" office:value-type="string" office:string-value="" calcext:value-type="error">
            <text:p>#REF!</text:p>
          </table:table-cell>
          <table:table-cell table:formula="of:=MEDIAN([.$I30];[#REF!];[.$O30];[#REF!];[.$U30];[#REF!];[.$AA30];[#REF!];[.$AG30];[#REF!];[.$AM30];[#REF!])" office:value-type="string" office:string-value="" calcext:value-type="error">
            <text:p>#REF!</text:p>
          </table:table-cell>
          <table:table-cell table:formula="of:=MEDIAN([.$J30];[#REF!];[.$P30];[#REF!];[.$V30];[#REF!];[.$AB30];[#REF!];[.$AH30];[#REF!];[.$AN30];[#REF!])" office:value-type="string" office:string-value="" calcext:value-type="error">
            <text:p>#REF!</text:p>
          </table:table-cell>
          <table:table-cell table:formula="of:=MEDIAN([.$K30];[#REF!];[.$Q30];[#REF!];[.$W30];[#REF!];[.$AC30];[#REF!];[.$AI30];[#REF!];[.$AO30];[#REF!])" office:value-type="string" office:string-value="" calcext:value-type="error">
            <text:p>#REF!</text:p>
          </table:table-cell>
          <table:table-cell table:formula="of:=MEDIAN([.$L30];[#REF!];[.$R30];[#REF!];[.$X30];[#REF!];[.$AD30];[#REF!];[.$AJ30];[#REF!];[.$AP30];[#REF!])" office:value-type="string" office:string-value="" calcext:value-type="error">
            <text:p>#REF!</text:p>
          </table:table-cell>
          <table:table-cell table:formula="of:=MEDIAN([.$M30];[#REF!];[.$S30];[#REF!];[.$Y30];[#REF!];[.$AE30];[#REF!];[.$AK30];[#REF!];[.$AQ30];[#REF!])" office:value-type="string" office:string-value="" calcext:value-type="error">
            <text:p>#REF!</text:p>
          </table:table-cell>
          <table:table-cell table:formula="of:=MAX([.$H30];[#REF!];[.$N30];[#REF!];[.$T30];[#REF!];[.$Z30];[#REF!];[.$AF30];[#REF!];[.$AL30];[#REF!])" office:value-type="string" office:string-value="" calcext:value-type="error">
            <text:p>#REF!</text:p>
          </table:table-cell>
          <table:table-cell table:formula="of:=MAX([.$I30];[#REF!];[.$O30];[#REF!];[.$U30];[#REF!];[.$AA30];[#REF!];[.$AG30];[#REF!];[.$AM30];[#REF!])" office:value-type="string" office:string-value="" calcext:value-type="error">
            <text:p>#REF!</text:p>
          </table:table-cell>
          <table:table-cell table:formula="of:=MAX([.$J30];[#REF!];[.$P30];[#REF!];[.$V30];[#REF!];[.$AB30];[#REF!];[.$AH30];[#REF!];[.$AN30];[#REF!])" office:value-type="string" office:string-value="" calcext:value-type="error">
            <text:p>#REF!</text:p>
          </table:table-cell>
          <table:table-cell table:formula="of:=MAX([.$K30];[#REF!];[.$Q30];[#REF!];[.$W30];[#REF!];[.$AC30];[#REF!];[.$AI30];[#REF!];[.$AO30];[#REF!])" office:value-type="string" office:string-value="" calcext:value-type="error">
            <text:p>#REF!</text:p>
          </table:table-cell>
          <table:table-cell table:formula="of:=MAX([.$L30];[#REF!];[.$R30];[#REF!];[.$X30];[#REF!];[.$AD30];[#REF!];[.$AJ30];[#REF!];[.$AP30];[#REF!])" office:value-type="string" office:string-value="" calcext:value-type="error">
            <text:p>#REF!</text:p>
          </table:table-cell>
          <table:table-cell table:formula="of:=MAX([.$M30];[#REF!];[.$S30];[#REF!];[.$Y30];[#REF!];[.$AE30];[#REF!];[.$AK30];[#REF!];[.$AQ30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depots-strips-automatic/instances/instance-18.lp</text:p>
          </table:table-cell>
          <table:table-cell office:value-type="float" office:value="55.19" calcext:value-type="float">
            <text:p>55.19</text:p>
          </table:table-cell>
          <table:table-cell office:value-type="float" office:value="40.411" calcext:value-type="float">
            <text:p>40.411</text:p>
          </table:table-cell>
          <table:table-cell office:value-type="float" office:value="13500" calcext:value-type="float">
            <text:p>13500</text:p>
          </table:table-cell>
          <table:table-cell office:value-type="float" office:value="4691" calcext:value-type="float">
            <text:p>4691</text:p>
          </table:table-cell>
          <table:table-cell office:value-type="float" office:value="1805" calcext:value-type="float">
            <text:p>1805</text:p>
          </table:table-cell>
          <table:table-cell office:value-type="float" office:value="0" calcext:value-type="float">
            <text:p>0</text:p>
          </table:table-cell>
          <table:table-cell office:value-type="float" office:value="235.79" calcext:value-type="float">
            <text:p>235.79</text:p>
          </table:table-cell>
          <table:table-cell office:value-type="float" office:value="229.391" calcext:value-type="float">
            <text:p>229.391</text:p>
          </table:table-cell>
          <table:table-cell office:value-type="float" office:value="117898" calcext:value-type="float">
            <text:p>117898</text:p>
          </table:table-cell>
          <table:table-cell office:value-type="float" office:value="8862" calcext:value-type="float">
            <text:p>8862</text:p>
          </table:table-cell>
          <table:table-cell office:value-type="float" office:value="4276" calcext:value-type="float">
            <text:p>4276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221.545" calcext:value-type="float">
            <text:p>221.545</text:p>
          </table:table-cell>
          <table:table-cell office:value-type="float" office:value="245999" calcext:value-type="float">
            <text:p>245999</text:p>
          </table:table-cell>
          <table:table-cell office:value-type="float" office:value="6028" calcext:value-type="float">
            <text:p>6028</text:p>
          </table:table-cell>
          <table:table-cell office:value-type="float" office:value="4279" calcext:value-type="float">
            <text:p>4279</text:p>
          </table:table-cell>
          <table:table-cell office:value-type="float" office:value="11" calcext:value-type="float">
            <text:p>11</text:p>
          </table:table-cell>
          <table:table-cell office:value-type="float" office:value="219.96" calcext:value-type="float">
            <text:p>219.96</text:p>
          </table:table-cell>
          <table:table-cell office:value-type="float" office:value="213.411" calcext:value-type="float">
            <text:p>213.411</text:p>
          </table:table-cell>
          <table:table-cell office:value-type="float" office:value="245999" calcext:value-type="float">
            <text:p>245999</text:p>
          </table:table-cell>
          <table:table-cell office:value-type="float" office:value="6028" calcext:value-type="float">
            <text:p>6028</text:p>
          </table:table-cell>
          <table:table-cell office:value-type="float" office:value="4273" calcext:value-type="float">
            <text:p>4273</text:p>
          </table:table-cell>
          <table:table-cell office:value-type="float" office:value="11" calcext:value-type="float">
            <text:p>11</text:p>
          </table:table-cell>
          <table:table-cell office:value-type="float" office:value="222.66" calcext:value-type="float">
            <text:p>222.66</text:p>
          </table:table-cell>
          <table:table-cell office:value-type="float" office:value="215.587" calcext:value-type="float">
            <text:p>215.587</text:p>
          </table:table-cell>
          <table:table-cell office:value-type="float" office:value="245999" calcext:value-type="float">
            <text:p>245999</text:p>
          </table:table-cell>
          <table:table-cell office:value-type="float" office:value="6028" calcext:value-type="float">
            <text:p>6028</text:p>
          </table:table-cell>
          <table:table-cell office:value-type="float" office:value="4281" calcext:value-type="float">
            <text:p>4281</text:p>
          </table:table-cell>
          <table:table-cell office:value-type="float" office:value="11" calcext:value-type="float">
            <text:p>11</text:p>
          </table:table-cell>
          <table:table-cell office:value-type="float" office:value="221.5" calcext:value-type="float">
            <text:p>221.5</text:p>
          </table:table-cell>
          <table:table-cell office:value-type="float" office:value="214.775" calcext:value-type="float">
            <text:p>214.775</text:p>
          </table:table-cell>
          <table:table-cell office:value-type="float" office:value="244165" calcext:value-type="float">
            <text:p>244165</text:p>
          </table:table-cell>
          <table:table-cell office:value-type="float" office:value="8248" calcext:value-type="float">
            <text:p>8248</text:p>
          </table:table-cell>
          <table:table-cell office:value-type="float" office:value="4274" calcext:value-type="float">
            <text:p>4274</text:p>
          </table:table-cell>
          <table:table-cell office:value-type="float" office:value="5" calcext:value-type="float">
            <text:p>5</text:p>
          </table:table-cell>
          <table:table-cell office:value-type="float" office:value="219.82" calcext:value-type="float">
            <text:p>219.82</text:p>
          </table:table-cell>
          <table:table-cell office:value-type="float" office:value="213.492" calcext:value-type="float">
            <text:p>213.492</text:p>
          </table:table-cell>
          <table:table-cell office:value-type="float" office:value="197614" calcext:value-type="float">
            <text:p>197614</text:p>
          </table:table-cell>
          <table:table-cell office:value-type="float" office:value="5606" calcext:value-type="float">
            <text:p>5606</text:p>
          </table:table-cell>
          <table:table-cell office:value-type="float" office:value="4277" calcext:value-type="float">
            <text:p>4277</text:p>
          </table:table-cell>
          <table:table-cell office:value-type="float" office:value="9" calcext:value-type="float">
            <text:p>9</text:p>
          </table:table-cell>
          <table:table-cell table:formula="of:=MIN([.$H31];[#REF!];[.$N31];[#REF!];[.$T31];[#REF!];[.$Z31];[#REF!];[.$AF31];[#REF!];[.$AL31];[#REF!])" office:value-type="string" office:string-value="" calcext:value-type="error">
            <text:p>#REF!</text:p>
          </table:table-cell>
          <table:table-cell table:formula="of:=MIN([.$I31];[#REF!];[.$O31];[#REF!];[.$U31];[#REF!];[.$AA31];[#REF!];[.$AG31];[#REF!];[.$AM31];[#REF!])" office:value-type="string" office:string-value="" calcext:value-type="error">
            <text:p>#REF!</text:p>
          </table:table-cell>
          <table:table-cell table:formula="of:=MIN([.$J31];[#REF!];[.$P31];[#REF!];[.$V31];[#REF!];[.$AB31];[#REF!];[.$AH31];[#REF!];[.$AN31];[#REF!])" office:value-type="string" office:string-value="" calcext:value-type="error">
            <text:p>#REF!</text:p>
          </table:table-cell>
          <table:table-cell table:formula="of:=MIN([.$K31];[#REF!];[.$Q31];[#REF!];[.$W31];[#REF!];[.$AC31];[#REF!];[.$AI31];[#REF!];[.$AO31];[#REF!])" office:value-type="string" office:string-value="" calcext:value-type="error">
            <text:p>#REF!</text:p>
          </table:table-cell>
          <table:table-cell table:formula="of:=MIN([.$L31];[#REF!];[.$R31];[#REF!];[.$X31];[#REF!];[.$AD31];[#REF!];[.$AJ31];[#REF!];[.$AP31];[#REF!])" office:value-type="string" office:string-value="" calcext:value-type="error">
            <text:p>#REF!</text:p>
          </table:table-cell>
          <table:table-cell table:formula="of:=MIN([.$M31];[#REF!];[.$S31];[#REF!];[.$Y31];[#REF!];[.$AE31];[#REF!];[.$AK31];[#REF!];[.$AQ31];[#REF!])" office:value-type="string" office:string-value="" calcext:value-type="error">
            <text:p>#REF!</text:p>
          </table:table-cell>
          <table:table-cell table:formula="of:=MEDIAN([.$H31];[#REF!];[.$N31];[#REF!];[.$T31];[#REF!];[.$Z31];[#REF!];[.$AF31];[#REF!];[.$AL31];[#REF!])" office:value-type="string" office:string-value="" calcext:value-type="error">
            <text:p>#REF!</text:p>
          </table:table-cell>
          <table:table-cell table:formula="of:=MEDIAN([.$I31];[#REF!];[.$O31];[#REF!];[.$U31];[#REF!];[.$AA31];[#REF!];[.$AG31];[#REF!];[.$AM31];[#REF!])" office:value-type="string" office:string-value="" calcext:value-type="error">
            <text:p>#REF!</text:p>
          </table:table-cell>
          <table:table-cell table:formula="of:=MEDIAN([.$J31];[#REF!];[.$P31];[#REF!];[.$V31];[#REF!];[.$AB31];[#REF!];[.$AH31];[#REF!];[.$AN31];[#REF!])" office:value-type="string" office:string-value="" calcext:value-type="error">
            <text:p>#REF!</text:p>
          </table:table-cell>
          <table:table-cell table:formula="of:=MEDIAN([.$K31];[#REF!];[.$Q31];[#REF!];[.$W31];[#REF!];[.$AC31];[#REF!];[.$AI31];[#REF!];[.$AO31];[#REF!])" office:value-type="string" office:string-value="" calcext:value-type="error">
            <text:p>#REF!</text:p>
          </table:table-cell>
          <table:table-cell table:formula="of:=MEDIAN([.$L31];[#REF!];[.$R31];[#REF!];[.$X31];[#REF!];[.$AD31];[#REF!];[.$AJ31];[#REF!];[.$AP31];[#REF!])" office:value-type="string" office:string-value="" calcext:value-type="error">
            <text:p>#REF!</text:p>
          </table:table-cell>
          <table:table-cell table:formula="of:=MEDIAN([.$M31];[#REF!];[.$S31];[#REF!];[.$Y31];[#REF!];[.$AE31];[#REF!];[.$AK31];[#REF!];[.$AQ31];[#REF!])" office:value-type="string" office:string-value="" calcext:value-type="error">
            <text:p>#REF!</text:p>
          </table:table-cell>
          <table:table-cell table:formula="of:=MAX([.$H31];[#REF!];[.$N31];[#REF!];[.$T31];[#REF!];[.$Z31];[#REF!];[.$AF31];[#REF!];[.$AL31];[#REF!])" office:value-type="string" office:string-value="" calcext:value-type="error">
            <text:p>#REF!</text:p>
          </table:table-cell>
          <table:table-cell table:formula="of:=MAX([.$I31];[#REF!];[.$O31];[#REF!];[.$U31];[#REF!];[.$AA31];[#REF!];[.$AG31];[#REF!];[.$AM31];[#REF!])" office:value-type="string" office:string-value="" calcext:value-type="error">
            <text:p>#REF!</text:p>
          </table:table-cell>
          <table:table-cell table:formula="of:=MAX([.$J31];[#REF!];[.$P31];[#REF!];[.$V31];[#REF!];[.$AB31];[#REF!];[.$AH31];[#REF!];[.$AN31];[#REF!])" office:value-type="string" office:string-value="" calcext:value-type="error">
            <text:p>#REF!</text:p>
          </table:table-cell>
          <table:table-cell table:formula="of:=MAX([.$K31];[#REF!];[.$Q31];[#REF!];[.$W31];[#REF!];[.$AC31];[#REF!];[.$AI31];[#REF!];[.$AO31];[#REF!])" office:value-type="string" office:string-value="" calcext:value-type="error">
            <text:p>#REF!</text:p>
          </table:table-cell>
          <table:table-cell table:formula="of:=MAX([.$L31];[#REF!];[.$R31];[#REF!];[.$X31];[#REF!];[.$AD31];[#REF!];[.$AJ31];[#REF!];[.$AP31];[#REF!])" office:value-type="string" office:string-value="" calcext:value-type="error">
            <text:p>#REF!</text:p>
          </table:table-cell>
          <table:table-cell table:formula="of:=MAX([.$M31];[#REF!];[.$S31];[#REF!];[.$Y31];[#REF!];[.$AE31];[#REF!];[.$AK31];[#REF!];[.$AQ31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depots-strips-automatic/instances/instance-19.lp</text:p>
          </table:table-cell>
          <table:table-cell office:value-type="float" office:value="9.4" calcext:value-type="float">
            <text:p>9.4</text:p>
          </table:table-cell>
          <table:table-cell office:value-type="float" office:value="7.305" calcext:value-type="float">
            <text:p>7.305</text:p>
          </table:table-cell>
          <table:table-cell office:value-type="float" office:value="1192" calcext:value-type="float">
            <text:p>1192</text:p>
          </table:table-cell>
          <table:table-cell office:value-type="float" office:value="273" calcext:value-type="float">
            <text:p>273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45.96" calcext:value-type="float">
            <text:p>45.96</text:p>
          </table:table-cell>
          <table:table-cell office:value-type="float" office:value="44.786" calcext:value-type="float">
            <text:p>44.786</text:p>
          </table:table-cell>
          <table:table-cell office:value-type="float" office:value="912" calcext:value-type="float">
            <text:p>912</text:p>
          </table:table-cell>
          <table:table-cell office:value-type="float" office:value="149" calcext:value-type="float">
            <text:p>149</text:p>
          </table:table-cell>
          <table:table-cell office:value-type="float" office:value="913" calcext:value-type="float">
            <text:p>913</text:p>
          </table:table-cell>
          <table:table-cell office:value-type="float" office:value="0" calcext:value-type="float">
            <text:p>0</text:p>
          </table:table-cell>
          <table:table-cell office:value-type="float" office:value="46.03" calcext:value-type="float">
            <text:p>46.03</text:p>
          </table:table-cell>
          <table:table-cell office:value-type="float" office:value="44.845" calcext:value-type="float">
            <text:p>44.845</text:p>
          </table:table-cell>
          <table:table-cell office:value-type="float" office:value="912" calcext:value-type="float">
            <text:p>912</text:p>
          </table:table-cell>
          <table:table-cell office:value-type="float" office:value="149" calcext:value-type="float">
            <text:p>149</text:p>
          </table:table-cell>
          <table:table-cell office:value-type="float" office:value="914" calcext:value-type="float">
            <text:p>914</text:p>
          </table:table-cell>
          <table:table-cell office:value-type="float" office:value="0" calcext:value-type="float">
            <text:p>0</text:p>
          </table:table-cell>
          <table:table-cell office:value-type="float" office:value="44.97" calcext:value-type="float">
            <text:p>44.97</text:p>
          </table:table-cell>
          <table:table-cell office:value-type="float" office:value="43.755" calcext:value-type="float">
            <text:p>43.755</text:p>
          </table:table-cell>
          <table:table-cell office:value-type="float" office:value="912" calcext:value-type="float">
            <text:p>912</text:p>
          </table:table-cell>
          <table:table-cell office:value-type="float" office:value="149" calcext:value-type="float">
            <text:p>149</text:p>
          </table:table-cell>
          <table:table-cell office:value-type="float" office:value="915" calcext:value-type="float">
            <text:p>915</text:p>
          </table:table-cell>
          <table:table-cell office:value-type="float" office:value="0" calcext:value-type="float">
            <text:p>0</text:p>
          </table:table-cell>
          <table:table-cell office:value-type="float" office:value="45.65" calcext:value-type="float">
            <text:p>45.65</text:p>
          </table:table-cell>
          <table:table-cell office:value-type="float" office:value="44.514" calcext:value-type="float">
            <text:p>44.514</text:p>
          </table:table-cell>
          <table:table-cell office:value-type="float" office:value="912" calcext:value-type="float">
            <text:p>912</text:p>
          </table:table-cell>
          <table:table-cell office:value-type="float" office:value="149" calcext:value-type="float">
            <text:p>149</text:p>
          </table:table-cell>
          <table:table-cell office:value-type="float" office:value="914" calcext:value-type="float">
            <text:p>914</text:p>
          </table:table-cell>
          <table:table-cell office:value-type="float" office:value="0" calcext:value-type="float">
            <text:p>0</text:p>
          </table:table-cell>
          <table:table-cell office:value-type="float" office:value="45.24" calcext:value-type="float">
            <text:p>45.24</text:p>
          </table:table-cell>
          <table:table-cell office:value-type="float" office:value="44.101" calcext:value-type="float">
            <text:p>44.101</text:p>
          </table:table-cell>
          <table:table-cell office:value-type="float" office:value="912" calcext:value-type="float">
            <text:p>912</text:p>
          </table:table-cell>
          <table:table-cell office:value-type="float" office:value="149" calcext:value-type="float">
            <text:p>149</text:p>
          </table:table-cell>
          <table:table-cell office:value-type="float" office:value="914" calcext:value-type="float">
            <text:p>914</text:p>
          </table:table-cell>
          <table:table-cell office:value-type="float" office:value="0" calcext:value-type="float">
            <text:p>0</text:p>
          </table:table-cell>
          <table:table-cell office:value-type="float" office:value="45.58" calcext:value-type="float">
            <text:p>45.58</text:p>
          </table:table-cell>
          <table:table-cell office:value-type="float" office:value="44.389" calcext:value-type="float">
            <text:p>44.389</text:p>
          </table:table-cell>
          <table:table-cell office:value-type="float" office:value="912" calcext:value-type="float">
            <text:p>912</text:p>
          </table:table-cell>
          <table:table-cell office:value-type="float" office:value="149" calcext:value-type="float">
            <text:p>149</text:p>
          </table:table-cell>
          <table:table-cell office:value-type="float" office:value="918" calcext:value-type="float">
            <text:p>918</text:p>
          </table:table-cell>
          <table:table-cell office:value-type="float" office:value="0" calcext:value-type="float">
            <text:p>0</text:p>
          </table:table-cell>
          <table:table-cell table:formula="of:=MIN([.$H32];[#REF!];[.$N32];[#REF!];[.$T32];[#REF!];[.$Z32];[#REF!];[.$AF32];[#REF!];[.$AL32];[#REF!])" office:value-type="string" office:string-value="" calcext:value-type="error">
            <text:p>#REF!</text:p>
          </table:table-cell>
          <table:table-cell table:formula="of:=MIN([.$I32];[#REF!];[.$O32];[#REF!];[.$U32];[#REF!];[.$AA32];[#REF!];[.$AG32];[#REF!];[.$AM32];[#REF!])" office:value-type="string" office:string-value="" calcext:value-type="error">
            <text:p>#REF!</text:p>
          </table:table-cell>
          <table:table-cell table:formula="of:=MIN([.$J32];[#REF!];[.$P32];[#REF!];[.$V32];[#REF!];[.$AB32];[#REF!];[.$AH32];[#REF!];[.$AN32];[#REF!])" office:value-type="string" office:string-value="" calcext:value-type="error">
            <text:p>#REF!</text:p>
          </table:table-cell>
          <table:table-cell table:formula="of:=MIN([.$K32];[#REF!];[.$Q32];[#REF!];[.$W32];[#REF!];[.$AC32];[#REF!];[.$AI32];[#REF!];[.$AO32];[#REF!])" office:value-type="string" office:string-value="" calcext:value-type="error">
            <text:p>#REF!</text:p>
          </table:table-cell>
          <table:table-cell table:formula="of:=MIN([.$L32];[#REF!];[.$R32];[#REF!];[.$X32];[#REF!];[.$AD32];[#REF!];[.$AJ32];[#REF!];[.$AP32];[#REF!])" office:value-type="string" office:string-value="" calcext:value-type="error">
            <text:p>#REF!</text:p>
          </table:table-cell>
          <table:table-cell table:formula="of:=MIN([.$M32];[#REF!];[.$S32];[#REF!];[.$Y32];[#REF!];[.$AE32];[#REF!];[.$AK32];[#REF!];[.$AQ32];[#REF!])" office:value-type="string" office:string-value="" calcext:value-type="error">
            <text:p>#REF!</text:p>
          </table:table-cell>
          <table:table-cell table:formula="of:=MEDIAN([.$H32];[#REF!];[.$N32];[#REF!];[.$T32];[#REF!];[.$Z32];[#REF!];[.$AF32];[#REF!];[.$AL32];[#REF!])" office:value-type="string" office:string-value="" calcext:value-type="error">
            <text:p>#REF!</text:p>
          </table:table-cell>
          <table:table-cell table:formula="of:=MEDIAN([.$I32];[#REF!];[.$O32];[#REF!];[.$U32];[#REF!];[.$AA32];[#REF!];[.$AG32];[#REF!];[.$AM32];[#REF!])" office:value-type="string" office:string-value="" calcext:value-type="error">
            <text:p>#REF!</text:p>
          </table:table-cell>
          <table:table-cell table:formula="of:=MEDIAN([.$J32];[#REF!];[.$P32];[#REF!];[.$V32];[#REF!];[.$AB32];[#REF!];[.$AH32];[#REF!];[.$AN32];[#REF!])" office:value-type="string" office:string-value="" calcext:value-type="error">
            <text:p>#REF!</text:p>
          </table:table-cell>
          <table:table-cell table:formula="of:=MEDIAN([.$K32];[#REF!];[.$Q32];[#REF!];[.$W32];[#REF!];[.$AC32];[#REF!];[.$AI32];[#REF!];[.$AO32];[#REF!])" office:value-type="string" office:string-value="" calcext:value-type="error">
            <text:p>#REF!</text:p>
          </table:table-cell>
          <table:table-cell table:formula="of:=MEDIAN([.$L32];[#REF!];[.$R32];[#REF!];[.$X32];[#REF!];[.$AD32];[#REF!];[.$AJ32];[#REF!];[.$AP32];[#REF!])" office:value-type="string" office:string-value="" calcext:value-type="error">
            <text:p>#REF!</text:p>
          </table:table-cell>
          <table:table-cell table:formula="of:=MEDIAN([.$M32];[#REF!];[.$S32];[#REF!];[.$Y32];[#REF!];[.$AE32];[#REF!];[.$AK32];[#REF!];[.$AQ32];[#REF!])" office:value-type="string" office:string-value="" calcext:value-type="error">
            <text:p>#REF!</text:p>
          </table:table-cell>
          <table:table-cell table:formula="of:=MAX([.$H32];[#REF!];[.$N32];[#REF!];[.$T32];[#REF!];[.$Z32];[#REF!];[.$AF32];[#REF!];[.$AL32];[#REF!])" office:value-type="string" office:string-value="" calcext:value-type="error">
            <text:p>#REF!</text:p>
          </table:table-cell>
          <table:table-cell table:formula="of:=MAX([.$I32];[#REF!];[.$O32];[#REF!];[.$U32];[#REF!];[.$AA32];[#REF!];[.$AG32];[#REF!];[.$AM32];[#REF!])" office:value-type="string" office:string-value="" calcext:value-type="error">
            <text:p>#REF!</text:p>
          </table:table-cell>
          <table:table-cell table:formula="of:=MAX([.$J32];[#REF!];[.$P32];[#REF!];[.$V32];[#REF!];[.$AB32];[#REF!];[.$AH32];[#REF!];[.$AN32];[#REF!])" office:value-type="string" office:string-value="" calcext:value-type="error">
            <text:p>#REF!</text:p>
          </table:table-cell>
          <table:table-cell table:formula="of:=MAX([.$K32];[#REF!];[.$Q32];[#REF!];[.$W32];[#REF!];[.$AC32];[#REF!];[.$AI32];[#REF!];[.$AO32];[#REF!])" office:value-type="string" office:string-value="" calcext:value-type="error">
            <text:p>#REF!</text:p>
          </table:table-cell>
          <table:table-cell table:formula="of:=MAX([.$L32];[#REF!];[.$R32];[#REF!];[.$X32];[#REF!];[.$AD32];[#REF!];[.$AJ32];[#REF!];[.$AP32];[#REF!])" office:value-type="string" office:string-value="" calcext:value-type="error">
            <text:p>#REF!</text:p>
          </table:table-cell>
          <table:table-cell table:formula="of:=MAX([.$M32];[#REF!];[.$S32];[#REF!];[.$Y32];[#REF!];[.$AE32];[#REF!];[.$AK32];[#REF!];[.$AQ32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depots-strips-automatic/instances/instance-20.l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51426" calcext:value-type="float">
            <text:p>851426</text:p>
          </table:table-cell>
          <table:table-cell office:value-type="float" office:value="650043" calcext:value-type="float">
            <text:p>650043</text:p>
          </table:table-cell>
          <table:table-cell office:value-type="float" office:value="1848" calcext:value-type="float">
            <text:p>1848</text:p>
          </table:table-cell>
          <table:table-cell office:value-type="float" office:value="0" calcext:value-type="float">
            <text:p>0</text:p>
          </table:table-cell>
          <table:table-cell office:value-type="float" office:value="333.35" calcext:value-type="float">
            <text:p>333.35</text:p>
          </table:table-cell>
          <table:table-cell office:value-type="float" office:value="326.626" calcext:value-type="float">
            <text:p>326.626</text:p>
          </table:table-cell>
          <table:table-cell office:value-type="float" office:value="2641011" calcext:value-type="float">
            <text:p>2641011</text:p>
          </table:table-cell>
          <table:table-cell office:value-type="float" office:value="114223" calcext:value-type="float">
            <text:p>114223</text:p>
          </table:table-cell>
          <table:table-cell office:value-type="float" office:value="4418" calcext:value-type="float">
            <text:p>4418</text:p>
          </table:table-cell>
          <table:table-cell office:value-type="float" office:value="0" calcext:value-type="float">
            <text:p>0</text:p>
          </table:table-cell>
          <table:table-cell office:value-type="float" office:value="583" calcext:value-type="float">
            <text:p>583</text:p>
          </table:table-cell>
          <table:table-cell office:value-type="float" office:value="577.099" calcext:value-type="float">
            <text:p>577.099</text:p>
          </table:table-cell>
          <table:table-cell office:value-type="float" office:value="7017421" calcext:value-type="float">
            <text:p>7017421</text:p>
          </table:table-cell>
          <table:table-cell office:value-type="float" office:value="384660" calcext:value-type="float">
            <text:p>384660</text:p>
          </table:table-cell>
          <table:table-cell office:value-type="float" office:value="4481" calcext:value-type="float">
            <text:p>4481</text:p>
          </table:table-cell>
          <table:table-cell office:value-type="float" office:value="5" calcext:value-type="float">
            <text:p>5</text:p>
          </table:table-cell>
          <table:table-cell office:value-type="float" office:value="592.56" calcext:value-type="float">
            <text:p>592.56</text:p>
          </table:table-cell>
          <table:table-cell office:value-type="float" office:value="587.019" calcext:value-type="float">
            <text:p>587.019</text:p>
          </table:table-cell>
          <table:table-cell office:value-type="float" office:value="7017421" calcext:value-type="float">
            <text:p>7017421</text:p>
          </table:table-cell>
          <table:table-cell office:value-type="float" office:value="384660" calcext:value-type="float">
            <text:p>384660</text:p>
          </table:table-cell>
          <table:table-cell office:value-type="float" office:value="4484" calcext:value-type="float">
            <text:p>4484</text:p>
          </table:table-cell>
          <table:table-cell office:value-type="float" office:value="5" calcext:value-type="float">
            <text:p>5</text:p>
          </table:table-cell>
          <table:table-cell office:value-type="float" office:value="582.89" calcext:value-type="float">
            <text:p>582.89</text:p>
          </table:table-cell>
          <table:table-cell office:value-type="float" office:value="577.272" calcext:value-type="float">
            <text:p>577.272</text:p>
          </table:table-cell>
          <table:table-cell office:value-type="float" office:value="7017421" calcext:value-type="float">
            <text:p>7017421</text:p>
          </table:table-cell>
          <table:table-cell office:value-type="float" office:value="384660" calcext:value-type="float">
            <text:p>384660</text:p>
          </table:table-cell>
          <table:table-cell office:value-type="float" office:value="4489" calcext:value-type="float">
            <text:p>4489</text:p>
          </table:table-cell>
          <table:table-cell office:value-type="float" office:value="5" calcext:value-type="float">
            <text:p>5</text:p>
          </table:table-cell>
          <table:table-cell office:value-type="float" office:value="580.52" calcext:value-type="float">
            <text:p>580.52</text:p>
          </table:table-cell>
          <table:table-cell office:value-type="float" office:value="573.35" calcext:value-type="float">
            <text:p>573.35</text:p>
          </table:table-cell>
          <table:table-cell office:value-type="float" office:value="7017421" calcext:value-type="float">
            <text:p>7017421</text:p>
          </table:table-cell>
          <table:table-cell office:value-type="float" office:value="384660" calcext:value-type="float">
            <text:p>384660</text:p>
          </table:table-cell>
          <table:table-cell office:value-type="float" office:value="4484" calcext:value-type="float">
            <text:p>4484</text:p>
          </table:table-cell>
          <table:table-cell office:value-type="float" office:value="5" calcext:value-type="float">
            <text:p>5</text:p>
          </table:table-cell>
          <table:table-cell office:value-type="float" office:value="594.56" calcext:value-type="float">
            <text:p>594.56</text:p>
          </table:table-cell>
          <table:table-cell office:value-type="float" office:value="588.636" calcext:value-type="float">
            <text:p>588.636</text:p>
          </table:table-cell>
          <table:table-cell office:value-type="float" office:value="7017421" calcext:value-type="float">
            <text:p>7017421</text:p>
          </table:table-cell>
          <table:table-cell office:value-type="float" office:value="384660" calcext:value-type="float">
            <text:p>384660</text:p>
          </table:table-cell>
          <table:table-cell office:value-type="float" office:value="4488" calcext:value-type="float">
            <text:p>4488</text:p>
          </table:table-cell>
          <table:table-cell office:value-type="float" office:value="5" calcext:value-type="float">
            <text:p>5</text:p>
          </table:table-cell>
          <table:table-cell table:formula="of:=MIN([.$H33];[#REF!];[.$N33];[#REF!];[.$T33];[#REF!];[.$Z33];[#REF!];[.$AF33];[#REF!];[.$AL33];[#REF!])" office:value-type="string" office:string-value="" calcext:value-type="error">
            <text:p>#REF!</text:p>
          </table:table-cell>
          <table:table-cell table:formula="of:=MIN([.$I33];[#REF!];[.$O33];[#REF!];[.$U33];[#REF!];[.$AA33];[#REF!];[.$AG33];[#REF!];[.$AM33];[#REF!])" office:value-type="string" office:string-value="" calcext:value-type="error">
            <text:p>#REF!</text:p>
          </table:table-cell>
          <table:table-cell table:formula="of:=MIN([.$J33];[#REF!];[.$P33];[#REF!];[.$V33];[#REF!];[.$AB33];[#REF!];[.$AH33];[#REF!];[.$AN33];[#REF!])" office:value-type="string" office:string-value="" calcext:value-type="error">
            <text:p>#REF!</text:p>
          </table:table-cell>
          <table:table-cell table:formula="of:=MIN([.$K33];[#REF!];[.$Q33];[#REF!];[.$W33];[#REF!];[.$AC33];[#REF!];[.$AI33];[#REF!];[.$AO33];[#REF!])" office:value-type="string" office:string-value="" calcext:value-type="error">
            <text:p>#REF!</text:p>
          </table:table-cell>
          <table:table-cell table:formula="of:=MIN([.$L33];[#REF!];[.$R33];[#REF!];[.$X33];[#REF!];[.$AD33];[#REF!];[.$AJ33];[#REF!];[.$AP33];[#REF!])" office:value-type="string" office:string-value="" calcext:value-type="error">
            <text:p>#REF!</text:p>
          </table:table-cell>
          <table:table-cell table:formula="of:=MIN([.$M33];[#REF!];[.$S33];[#REF!];[.$Y33];[#REF!];[.$AE33];[#REF!];[.$AK33];[#REF!];[.$AQ33];[#REF!])" office:value-type="string" office:string-value="" calcext:value-type="error">
            <text:p>#REF!</text:p>
          </table:table-cell>
          <table:table-cell table:formula="of:=MEDIAN([.$H33];[#REF!];[.$N33];[#REF!];[.$T33];[#REF!];[.$Z33];[#REF!];[.$AF33];[#REF!];[.$AL33];[#REF!])" office:value-type="string" office:string-value="" calcext:value-type="error">
            <text:p>#REF!</text:p>
          </table:table-cell>
          <table:table-cell table:formula="of:=MEDIAN([.$I33];[#REF!];[.$O33];[#REF!];[.$U33];[#REF!];[.$AA33];[#REF!];[.$AG33];[#REF!];[.$AM33];[#REF!])" office:value-type="string" office:string-value="" calcext:value-type="error">
            <text:p>#REF!</text:p>
          </table:table-cell>
          <table:table-cell table:formula="of:=MEDIAN([.$J33];[#REF!];[.$P33];[#REF!];[.$V33];[#REF!];[.$AB33];[#REF!];[.$AH33];[#REF!];[.$AN33];[#REF!])" office:value-type="string" office:string-value="" calcext:value-type="error">
            <text:p>#REF!</text:p>
          </table:table-cell>
          <table:table-cell table:formula="of:=MEDIAN([.$K33];[#REF!];[.$Q33];[#REF!];[.$W33];[#REF!];[.$AC33];[#REF!];[.$AI33];[#REF!];[.$AO33];[#REF!])" office:value-type="string" office:string-value="" calcext:value-type="error">
            <text:p>#REF!</text:p>
          </table:table-cell>
          <table:table-cell table:formula="of:=MEDIAN([.$L33];[#REF!];[.$R33];[#REF!];[.$X33];[#REF!];[.$AD33];[#REF!];[.$AJ33];[#REF!];[.$AP33];[#REF!])" office:value-type="string" office:string-value="" calcext:value-type="error">
            <text:p>#REF!</text:p>
          </table:table-cell>
          <table:table-cell table:formula="of:=MEDIAN([.$M33];[#REF!];[.$S33];[#REF!];[.$Y33];[#REF!];[.$AE33];[#REF!];[.$AK33];[#REF!];[.$AQ33];[#REF!])" office:value-type="string" office:string-value="" calcext:value-type="error">
            <text:p>#REF!</text:p>
          </table:table-cell>
          <table:table-cell table:formula="of:=MAX([.$H33];[#REF!];[.$N33];[#REF!];[.$T33];[#REF!];[.$Z33];[#REF!];[.$AF33];[#REF!];[.$AL33];[#REF!])" office:value-type="string" office:string-value="" calcext:value-type="error">
            <text:p>#REF!</text:p>
          </table:table-cell>
          <table:table-cell table:formula="of:=MAX([.$I33];[#REF!];[.$O33];[#REF!];[.$U33];[#REF!];[.$AA33];[#REF!];[.$AG33];[#REF!];[.$AM33];[#REF!])" office:value-type="string" office:string-value="" calcext:value-type="error">
            <text:p>#REF!</text:p>
          </table:table-cell>
          <table:table-cell table:formula="of:=MAX([.$J33];[#REF!];[.$P33];[#REF!];[.$V33];[#REF!];[.$AB33];[#REF!];[.$AH33];[#REF!];[.$AN33];[#REF!])" office:value-type="string" office:string-value="" calcext:value-type="error">
            <text:p>#REF!</text:p>
          </table:table-cell>
          <table:table-cell table:formula="of:=MAX([.$K33];[#REF!];[.$Q33];[#REF!];[.$W33];[#REF!];[.$AC33];[#REF!];[.$AI33];[#REF!];[.$AO33];[#REF!])" office:value-type="string" office:string-value="" calcext:value-type="error">
            <text:p>#REF!</text:p>
          </table:table-cell>
          <table:table-cell table:formula="of:=MAX([.$L33];[#REF!];[.$R33];[#REF!];[.$X33];[#REF!];[.$AD33];[#REF!];[.$AJ33];[#REF!];[.$AP33];[#REF!])" office:value-type="string" office:string-value="" calcext:value-type="error">
            <text:p>#REF!</text:p>
          </table:table-cell>
          <table:table-cell table:formula="of:=MAX([.$M33];[#REF!];[.$S33];[#REF!];[.$Y33];[#REF!];[.$AE33];[#REF!];[.$AK33];[#REF!];[.$AQ33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depots-strips-automatic/instances/instance-3.lp</text:p>
          </table:table-cell>
          <table:table-cell office:value-type="float" office:value="0.85" calcext:value-type="float">
            <text:p>0.85</text:p>
          </table:table-cell>
          <table:table-cell office:value-type="float" office:value="0.702" calcext:value-type="float">
            <text:p>0.702</text:p>
          </table:table-cell>
          <table:table-cell office:value-type="float" office:value="798" calcext:value-type="float">
            <text:p>798</text:p>
          </table:table-cell>
          <table:table-cell office:value-type="float" office:value="457" calcext:value-type="float">
            <text:p>45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.67" calcext:value-type="float">
            <text:p>2.67</text:p>
          </table:table-cell>
          <table:table-cell office:value-type="float" office:value="2.479" calcext:value-type="float">
            <text:p>2.479</text:p>
          </table:table-cell>
          <table:table-cell office:value-type="float" office:value="1569" calcext:value-type="float">
            <text:p>1569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2.66" calcext:value-type="float">
            <text:p>2.66</text:p>
          </table:table-cell>
          <table:table-cell office:value-type="float" office:value="2.486" calcext:value-type="float">
            <text:p>2.486</text:p>
          </table:table-cell>
          <table:table-cell office:value-type="float" office:value="2631" calcext:value-type="float">
            <text:p>2631</text:p>
          </table:table-cell>
          <table:table-cell office:value-type="float" office:value="967" calcext:value-type="float">
            <text:p>967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2.93" calcext:value-type="float">
            <text:p>2.93</text:p>
          </table:table-cell>
          <table:table-cell office:value-type="float" office:value="2.743" calcext:value-type="float">
            <text:p>2.743</text:p>
          </table:table-cell>
          <table:table-cell office:value-type="float" office:value="2631" calcext:value-type="float">
            <text:p>2631</text:p>
          </table:table-cell>
          <table:table-cell office:value-type="float" office:value="967" calcext:value-type="float">
            <text:p>967</text:p>
          </table:table-cell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office:value-type="float" office:value="2.68" calcext:value-type="float">
            <text:p>2.68</text:p>
          </table:table-cell>
          <table:table-cell office:value-type="float" office:value="2.512" calcext:value-type="float">
            <text:p>2.512</text:p>
          </table:table-cell>
          <table:table-cell office:value-type="float" office:value="2631" calcext:value-type="float">
            <text:p>2631</text:p>
          </table:table-cell>
          <table:table-cell office:value-type="float" office:value="967" calcext:value-type="float">
            <text:p>967</text:p>
          </table:table-cell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office:value-type="float" office:value="2.72" calcext:value-type="float">
            <text:p>2.72</text:p>
          </table:table-cell>
          <table:table-cell office:value-type="float" office:value="2.534" calcext:value-type="float">
            <text:p>2.534</text:p>
          </table:table-cell>
          <table:table-cell office:value-type="float" office:value="2080" calcext:value-type="float">
            <text:p>2080</text:p>
          </table:table-cell>
          <table:table-cell office:value-type="float" office:value="766" calcext:value-type="float">
            <text:p>766</text:p>
          </table:table-cell>
          <table:table-cell office:value-type="float" office:value="73" calcext:value-type="float">
            <text:p>73</text:p>
          </table:table-cell>
          <table:table-cell office:value-type="float" office:value="14" calcext:value-type="float">
            <text:p>14</text:p>
          </table:table-cell>
          <table:table-cell office:value-type="float" office:value="2.74" calcext:value-type="float">
            <text:p>2.74</text:p>
          </table:table-cell>
          <table:table-cell office:value-type="float" office:value="2.576" calcext:value-type="float">
            <text:p>2.576</text:p>
          </table:table-cell>
          <table:table-cell office:value-type="float" office:value="2631" calcext:value-type="float">
            <text:p>2631</text:p>
          </table:table-cell>
          <table:table-cell office:value-type="float" office:value="967" calcext:value-type="float">
            <text:p>967</text:p>
          </table:table-cell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table:formula="of:=MIN([.$H34];[#REF!];[.$N34];[#REF!];[.$T34];[#REF!];[.$Z34];[#REF!];[.$AF34];[#REF!];[.$AL34];[#REF!])" office:value-type="string" office:string-value="" calcext:value-type="error">
            <text:p>#REF!</text:p>
          </table:table-cell>
          <table:table-cell table:formula="of:=MIN([.$I34];[#REF!];[.$O34];[#REF!];[.$U34];[#REF!];[.$AA34];[#REF!];[.$AG34];[#REF!];[.$AM34];[#REF!])" office:value-type="string" office:string-value="" calcext:value-type="error">
            <text:p>#REF!</text:p>
          </table:table-cell>
          <table:table-cell table:formula="of:=MIN([.$J34];[#REF!];[.$P34];[#REF!];[.$V34];[#REF!];[.$AB34];[#REF!];[.$AH34];[#REF!];[.$AN34];[#REF!])" office:value-type="string" office:string-value="" calcext:value-type="error">
            <text:p>#REF!</text:p>
          </table:table-cell>
          <table:table-cell table:formula="of:=MIN([.$K34];[#REF!];[.$Q34];[#REF!];[.$W34];[#REF!];[.$AC34];[#REF!];[.$AI34];[#REF!];[.$AO34];[#REF!])" office:value-type="string" office:string-value="" calcext:value-type="error">
            <text:p>#REF!</text:p>
          </table:table-cell>
          <table:table-cell table:formula="of:=MIN([.$L34];[#REF!];[.$R34];[#REF!];[.$X34];[#REF!];[.$AD34];[#REF!];[.$AJ34];[#REF!];[.$AP34];[#REF!])" office:value-type="string" office:string-value="" calcext:value-type="error">
            <text:p>#REF!</text:p>
          </table:table-cell>
          <table:table-cell table:formula="of:=MIN([.$M34];[#REF!];[.$S34];[#REF!];[.$Y34];[#REF!];[.$AE34];[#REF!];[.$AK34];[#REF!];[.$AQ34];[#REF!])" office:value-type="string" office:string-value="" calcext:value-type="error">
            <text:p>#REF!</text:p>
          </table:table-cell>
          <table:table-cell table:formula="of:=MEDIAN([.$H34];[#REF!];[.$N34];[#REF!];[.$T34];[#REF!];[.$Z34];[#REF!];[.$AF34];[#REF!];[.$AL34];[#REF!])" office:value-type="string" office:string-value="" calcext:value-type="error">
            <text:p>#REF!</text:p>
          </table:table-cell>
          <table:table-cell table:formula="of:=MEDIAN([.$I34];[#REF!];[.$O34];[#REF!];[.$U34];[#REF!];[.$AA34];[#REF!];[.$AG34];[#REF!];[.$AM34];[#REF!])" office:value-type="string" office:string-value="" calcext:value-type="error">
            <text:p>#REF!</text:p>
          </table:table-cell>
          <table:table-cell table:formula="of:=MEDIAN([.$J34];[#REF!];[.$P34];[#REF!];[.$V34];[#REF!];[.$AB34];[#REF!];[.$AH34];[#REF!];[.$AN34];[#REF!])" office:value-type="string" office:string-value="" calcext:value-type="error">
            <text:p>#REF!</text:p>
          </table:table-cell>
          <table:table-cell table:formula="of:=MEDIAN([.$K34];[#REF!];[.$Q34];[#REF!];[.$W34];[#REF!];[.$AC34];[#REF!];[.$AI34];[#REF!];[.$AO34];[#REF!])" office:value-type="string" office:string-value="" calcext:value-type="error">
            <text:p>#REF!</text:p>
          </table:table-cell>
          <table:table-cell table:formula="of:=MEDIAN([.$L34];[#REF!];[.$R34];[#REF!];[.$X34];[#REF!];[.$AD34];[#REF!];[.$AJ34];[#REF!];[.$AP34];[#REF!])" office:value-type="string" office:string-value="" calcext:value-type="error">
            <text:p>#REF!</text:p>
          </table:table-cell>
          <table:table-cell table:formula="of:=MEDIAN([.$M34];[#REF!];[.$S34];[#REF!];[.$Y34];[#REF!];[.$AE34];[#REF!];[.$AK34];[#REF!];[.$AQ34];[#REF!])" office:value-type="string" office:string-value="" calcext:value-type="error">
            <text:p>#REF!</text:p>
          </table:table-cell>
          <table:table-cell table:formula="of:=MAX([.$H34];[#REF!];[.$N34];[#REF!];[.$T34];[#REF!];[.$Z34];[#REF!];[.$AF34];[#REF!];[.$AL34];[#REF!])" office:value-type="string" office:string-value="" calcext:value-type="error">
            <text:p>#REF!</text:p>
          </table:table-cell>
          <table:table-cell table:formula="of:=MAX([.$I34];[#REF!];[.$O34];[#REF!];[.$U34];[#REF!];[.$AA34];[#REF!];[.$AG34];[#REF!];[.$AM34];[#REF!])" office:value-type="string" office:string-value="" calcext:value-type="error">
            <text:p>#REF!</text:p>
          </table:table-cell>
          <table:table-cell table:formula="of:=MAX([.$J34];[#REF!];[.$P34];[#REF!];[.$V34];[#REF!];[.$AB34];[#REF!];[.$AH34];[#REF!];[.$AN34];[#REF!])" office:value-type="string" office:string-value="" calcext:value-type="error">
            <text:p>#REF!</text:p>
          </table:table-cell>
          <table:table-cell table:formula="of:=MAX([.$K34];[#REF!];[.$Q34];[#REF!];[.$W34];[#REF!];[.$AC34];[#REF!];[.$AI34];[#REF!];[.$AO34];[#REF!])" office:value-type="string" office:string-value="" calcext:value-type="error">
            <text:p>#REF!</text:p>
          </table:table-cell>
          <table:table-cell table:formula="of:=MAX([.$L34];[#REF!];[.$R34];[#REF!];[.$X34];[#REF!];[.$AD34];[#REF!];[.$AJ34];[#REF!];[.$AP34];[#REF!])" office:value-type="string" office:string-value="" calcext:value-type="error">
            <text:p>#REF!</text:p>
          </table:table-cell>
          <table:table-cell table:formula="of:=MAX([.$M34];[#REF!];[.$S34];[#REF!];[.$Y34];[#REF!];[.$AE34];[#REF!];[.$AK34];[#REF!];[.$AQ34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depots-strips-automatic/instances/instance-4.lp</text:p>
          </table:table-cell>
          <table:table-cell office:value-type="float" office:value="1.29" calcext:value-type="float">
            <text:p>1.29</text:p>
          </table:table-cell>
          <table:table-cell office:value-type="float" office:value="0.999" calcext:value-type="float">
            <text:p>0.999</text:p>
          </table:table-cell>
          <table:table-cell office:value-type="float" office:value="535" calcext:value-type="float">
            <text:p>535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.45" calcext:value-type="float">
            <text:p>5.45</text:p>
          </table:table-cell>
          <table:table-cell office:value-type="float" office:value="5.197" calcext:value-type="float">
            <text:p>5.197</text:p>
          </table:table-cell>
          <table:table-cell office:value-type="float" office:value="7324" calcext:value-type="float">
            <text:p>7324</text:p>
          </table:table-cell>
          <table:table-cell office:value-type="float" office:value="2770" calcext:value-type="float">
            <text:p>2770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4.94" calcext:value-type="float">
            <text:p>4.94</text:p>
          </table:table-cell>
          <table:table-cell office:value-type="float" office:value="4.687" calcext:value-type="float">
            <text:p>4.687</text:p>
          </table:table-cell>
          <table:table-cell office:value-type="float" office:value="1924" calcext:value-type="float">
            <text:p>1924</text:p>
          </table:table-cell>
          <table:table-cell office:value-type="float" office:value="539" calcext:value-type="float">
            <text:p>539</text:p>
          </table:table-cell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float" office:value="5.07" calcext:value-type="float">
            <text:p>5.07</text:p>
          </table:table-cell>
          <table:table-cell office:value-type="float" office:value="4.813" calcext:value-type="float">
            <text:p>4.813</text:p>
          </table:table-cell>
          <table:table-cell office:value-type="float" office:value="1924" calcext:value-type="float">
            <text:p>1924</text:p>
          </table:table-cell>
          <table:table-cell office:value-type="float" office:value="539" calcext:value-type="float">
            <text:p>539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float" office:value="4.86" calcext:value-type="float">
            <text:p>4.86</text:p>
          </table:table-cell>
          <table:table-cell office:value-type="float" office:value="4.626" calcext:value-type="float">
            <text:p>4.626</text:p>
          </table:table-cell>
          <table:table-cell office:value-type="float" office:value="1924" calcext:value-type="float">
            <text:p>1924</text:p>
          </table:table-cell>
          <table:table-cell office:value-type="float" office:value="539" calcext:value-type="float">
            <text:p>539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float" office:value="5.37" calcext:value-type="float">
            <text:p>5.37</text:p>
          </table:table-cell>
          <table:table-cell office:value-type="float" office:value="5.113" calcext:value-type="float">
            <text:p>5.113</text:p>
          </table:table-cell>
          <table:table-cell office:value-type="float" office:value="3441" calcext:value-type="float">
            <text:p>3441</text:p>
          </table:table-cell>
          <table:table-cell office:value-type="float" office:value="1057" calcext:value-type="float">
            <text:p>1057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float" office:value="5.02" calcext:value-type="float">
            <text:p>5.02</text:p>
          </table:table-cell>
          <table:table-cell office:value-type="float" office:value="4.761" calcext:value-type="float">
            <text:p>4.761</text:p>
          </table:table-cell>
          <table:table-cell office:value-type="float" office:value="1924" calcext:value-type="float">
            <text:p>1924</text:p>
          </table:table-cell>
          <table:table-cell office:value-type="float" office:value="539" calcext:value-type="float">
            <text:p>539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table:formula="of:=MIN([.$H35];[#REF!];[.$N35];[#REF!];[.$T35];[#REF!];[.$Z35];[#REF!];[.$AF35];[#REF!];[.$AL35];[#REF!])" office:value-type="string" office:string-value="" calcext:value-type="error">
            <text:p>#REF!</text:p>
          </table:table-cell>
          <table:table-cell table:formula="of:=MIN([.$I35];[#REF!];[.$O35];[#REF!];[.$U35];[#REF!];[.$AA35];[#REF!];[.$AG35];[#REF!];[.$AM35];[#REF!])" office:value-type="string" office:string-value="" calcext:value-type="error">
            <text:p>#REF!</text:p>
          </table:table-cell>
          <table:table-cell table:formula="of:=MIN([.$J35];[#REF!];[.$P35];[#REF!];[.$V35];[#REF!];[.$AB35];[#REF!];[.$AH35];[#REF!];[.$AN35];[#REF!])" office:value-type="string" office:string-value="" calcext:value-type="error">
            <text:p>#REF!</text:p>
          </table:table-cell>
          <table:table-cell table:formula="of:=MIN([.$K35];[#REF!];[.$Q35];[#REF!];[.$W35];[#REF!];[.$AC35];[#REF!];[.$AI35];[#REF!];[.$AO35];[#REF!])" office:value-type="string" office:string-value="" calcext:value-type="error">
            <text:p>#REF!</text:p>
          </table:table-cell>
          <table:table-cell table:formula="of:=MIN([.$L35];[#REF!];[.$R35];[#REF!];[.$X35];[#REF!];[.$AD35];[#REF!];[.$AJ35];[#REF!];[.$AP35];[#REF!])" office:value-type="string" office:string-value="" calcext:value-type="error">
            <text:p>#REF!</text:p>
          </table:table-cell>
          <table:table-cell table:formula="of:=MIN([.$M35];[#REF!];[.$S35];[#REF!];[.$Y35];[#REF!];[.$AE35];[#REF!];[.$AK35];[#REF!];[.$AQ35];[#REF!])" office:value-type="string" office:string-value="" calcext:value-type="error">
            <text:p>#REF!</text:p>
          </table:table-cell>
          <table:table-cell table:formula="of:=MEDIAN([.$H35];[#REF!];[.$N35];[#REF!];[.$T35];[#REF!];[.$Z35];[#REF!];[.$AF35];[#REF!];[.$AL35];[#REF!])" office:value-type="string" office:string-value="" calcext:value-type="error">
            <text:p>#REF!</text:p>
          </table:table-cell>
          <table:table-cell table:formula="of:=MEDIAN([.$I35];[#REF!];[.$O35];[#REF!];[.$U35];[#REF!];[.$AA35];[#REF!];[.$AG35];[#REF!];[.$AM35];[#REF!])" office:value-type="string" office:string-value="" calcext:value-type="error">
            <text:p>#REF!</text:p>
          </table:table-cell>
          <table:table-cell table:formula="of:=MEDIAN([.$J35];[#REF!];[.$P35];[#REF!];[.$V35];[#REF!];[.$AB35];[#REF!];[.$AH35];[#REF!];[.$AN35];[#REF!])" office:value-type="string" office:string-value="" calcext:value-type="error">
            <text:p>#REF!</text:p>
          </table:table-cell>
          <table:table-cell table:formula="of:=MEDIAN([.$K35];[#REF!];[.$Q35];[#REF!];[.$W35];[#REF!];[.$AC35];[#REF!];[.$AI35];[#REF!];[.$AO35];[#REF!])" office:value-type="string" office:string-value="" calcext:value-type="error">
            <text:p>#REF!</text:p>
          </table:table-cell>
          <table:table-cell table:formula="of:=MEDIAN([.$L35];[#REF!];[.$R35];[#REF!];[.$X35];[#REF!];[.$AD35];[#REF!];[.$AJ35];[#REF!];[.$AP35];[#REF!])" office:value-type="string" office:string-value="" calcext:value-type="error">
            <text:p>#REF!</text:p>
          </table:table-cell>
          <table:table-cell table:formula="of:=MEDIAN([.$M35];[#REF!];[.$S35];[#REF!];[.$Y35];[#REF!];[.$AE35];[#REF!];[.$AK35];[#REF!];[.$AQ35];[#REF!])" office:value-type="string" office:string-value="" calcext:value-type="error">
            <text:p>#REF!</text:p>
          </table:table-cell>
          <table:table-cell table:formula="of:=MAX([.$H35];[#REF!];[.$N35];[#REF!];[.$T35];[#REF!];[.$Z35];[#REF!];[.$AF35];[#REF!];[.$AL35];[#REF!])" office:value-type="string" office:string-value="" calcext:value-type="error">
            <text:p>#REF!</text:p>
          </table:table-cell>
          <table:table-cell table:formula="of:=MAX([.$I35];[#REF!];[.$O35];[#REF!];[.$U35];[#REF!];[.$AA35];[#REF!];[.$AG35];[#REF!];[.$AM35];[#REF!])" office:value-type="string" office:string-value="" calcext:value-type="error">
            <text:p>#REF!</text:p>
          </table:table-cell>
          <table:table-cell table:formula="of:=MAX([.$J35];[#REF!];[.$P35];[#REF!];[.$V35];[#REF!];[.$AB35];[#REF!];[.$AH35];[#REF!];[.$AN35];[#REF!])" office:value-type="string" office:string-value="" calcext:value-type="error">
            <text:p>#REF!</text:p>
          </table:table-cell>
          <table:table-cell table:formula="of:=MAX([.$K35];[#REF!];[.$Q35];[#REF!];[.$W35];[#REF!];[.$AC35];[#REF!];[.$AI35];[#REF!];[.$AO35];[#REF!])" office:value-type="string" office:string-value="" calcext:value-type="error">
            <text:p>#REF!</text:p>
          </table:table-cell>
          <table:table-cell table:formula="of:=MAX([.$L35];[#REF!];[.$R35];[#REF!];[.$X35];[#REF!];[.$AD35];[#REF!];[.$AJ35];[#REF!];[.$AP35];[#REF!])" office:value-type="string" office:string-value="" calcext:value-type="error">
            <text:p>#REF!</text:p>
          </table:table-cell>
          <table:table-cell table:formula="of:=MAX([.$M35];[#REF!];[.$S35];[#REF!];[.$Y35];[#REF!];[.$AE35];[#REF!];[.$AK35];[#REF!];[.$AQ35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depots-strips-automatic/instances/instance-5.lp</text:p>
          </table:table-cell>
          <table:table-cell office:value-type="float" office:value="5.58" calcext:value-type="float">
            <text:p>5.58</text:p>
          </table:table-cell>
          <table:table-cell office:value-type="float" office:value="4.891" calcext:value-type="float">
            <text:p>4.891</text:p>
          </table:table-cell>
          <table:table-cell office:value-type="float" office:value="17810" calcext:value-type="float">
            <text:p>17810</text:p>
          </table:table-cell>
          <table:table-cell office:value-type="float" office:value="10274" calcext:value-type="float">
            <text:p>10274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1.88" calcext:value-type="float">
            <text:p>11.88</text:p>
          </table:table-cell>
          <table:table-cell office:value-type="float" office:value="11.459" calcext:value-type="float">
            <text:p>11.459</text:p>
          </table:table-cell>
          <table:table-cell office:value-type="float" office:value="25350" calcext:value-type="float">
            <text:p>25350</text:p>
          </table:table-cell>
          <table:table-cell office:value-type="float" office:value="8471" calcext:value-type="float">
            <text:p>8471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23.79" calcext:value-type="float">
            <text:p>23.79</text:p>
          </table:table-cell>
          <table:table-cell office:value-type="float" office:value="23.361" calcext:value-type="float">
            <text:p>23.361</text:p>
          </table:table-cell>
          <table:table-cell office:value-type="float" office:value="75886" calcext:value-type="float">
            <text:p>75886</text:p>
          </table:table-cell>
          <table:table-cell office:value-type="float" office:value="33808" calcext:value-type="float">
            <text:p>33808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office:value-type="float" office:value="23.75" calcext:value-type="float">
            <text:p>23.75</text:p>
          </table:table-cell>
          <table:table-cell office:value-type="float" office:value="23.31" calcext:value-type="float">
            <text:p>23.31</text:p>
          </table:table-cell>
          <table:table-cell office:value-type="float" office:value="75886" calcext:value-type="float">
            <text:p>75886</text:p>
          </table:table-cell>
          <table:table-cell office:value-type="float" office:value="33808" calcext:value-type="float">
            <text:p>33808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office:value-type="float" office:value="23.49" calcext:value-type="float">
            <text:p>23.49</text:p>
          </table:table-cell>
          <table:table-cell office:value-type="float" office:value="23.087" calcext:value-type="float">
            <text:p>23.087</text:p>
          </table:table-cell>
          <table:table-cell office:value-type="float" office:value="75886" calcext:value-type="float">
            <text:p>75886</text:p>
          </table:table-cell>
          <table:table-cell office:value-type="float" office:value="33808" calcext:value-type="float">
            <text:p>33808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office:value-type="float" office:value="10.9" calcext:value-type="float">
            <text:p>10.9</text:p>
          </table:table-cell>
          <table:table-cell office:value-type="float" office:value="10.457" calcext:value-type="float">
            <text:p>10.457</text:p>
          </table:table-cell>
          <table:table-cell office:value-type="float" office:value="18934" calcext:value-type="float">
            <text:p>18934</text:p>
          </table:table-cell>
          <table:table-cell office:value-type="float" office:value="5916" calcext:value-type="float">
            <text:p>5916</text:p>
          </table:table-cell>
          <table:table-cell office:value-type="float" office:value="219" calcext:value-type="float">
            <text:p>219</text:p>
          </table:table-cell>
          <table:table-cell office:value-type="float" office:value="14" calcext:value-type="float">
            <text:p>14</text:p>
          </table:table-cell>
          <table:table-cell office:value-type="float" office:value="10.93" calcext:value-type="float">
            <text:p>10.93</text:p>
          </table:table-cell>
          <table:table-cell office:value-type="float" office:value="10.543" calcext:value-type="float">
            <text:p>10.543</text:p>
          </table:table-cell>
          <table:table-cell office:value-type="float" office:value="18934" calcext:value-type="float">
            <text:p>18934</text:p>
          </table:table-cell>
          <table:table-cell office:value-type="float" office:value="5916" calcext:value-type="float">
            <text:p>5916</text:p>
          </table:table-cell>
          <table:table-cell office:value-type="float" office:value="220" calcext:value-type="float">
            <text:p>220</text:p>
          </table:table-cell>
          <table:table-cell office:value-type="float" office:value="14" calcext:value-type="float">
            <text:p>14</text:p>
          </table:table-cell>
          <table:table-cell table:formula="of:=MIN([.$H36];[#REF!];[.$N36];[#REF!];[.$T36];[#REF!];[.$Z36];[#REF!];[.$AF36];[#REF!];[.$AL36];[#REF!])" office:value-type="string" office:string-value="" calcext:value-type="error">
            <text:p>#REF!</text:p>
          </table:table-cell>
          <table:table-cell table:formula="of:=MIN([.$I36];[#REF!];[.$O36];[#REF!];[.$U36];[#REF!];[.$AA36];[#REF!];[.$AG36];[#REF!];[.$AM36];[#REF!])" office:value-type="string" office:string-value="" calcext:value-type="error">
            <text:p>#REF!</text:p>
          </table:table-cell>
          <table:table-cell table:formula="of:=MIN([.$J36];[#REF!];[.$P36];[#REF!];[.$V36];[#REF!];[.$AB36];[#REF!];[.$AH36];[#REF!];[.$AN36];[#REF!])" office:value-type="string" office:string-value="" calcext:value-type="error">
            <text:p>#REF!</text:p>
          </table:table-cell>
          <table:table-cell table:formula="of:=MIN([.$K36];[#REF!];[.$Q36];[#REF!];[.$W36];[#REF!];[.$AC36];[#REF!];[.$AI36];[#REF!];[.$AO36];[#REF!])" office:value-type="string" office:string-value="" calcext:value-type="error">
            <text:p>#REF!</text:p>
          </table:table-cell>
          <table:table-cell table:formula="of:=MIN([.$L36];[#REF!];[.$R36];[#REF!];[.$X36];[#REF!];[.$AD36];[#REF!];[.$AJ36];[#REF!];[.$AP36];[#REF!])" office:value-type="string" office:string-value="" calcext:value-type="error">
            <text:p>#REF!</text:p>
          </table:table-cell>
          <table:table-cell table:formula="of:=MIN([.$M36];[#REF!];[.$S36];[#REF!];[.$Y36];[#REF!];[.$AE36];[#REF!];[.$AK36];[#REF!];[.$AQ36];[#REF!])" office:value-type="string" office:string-value="" calcext:value-type="error">
            <text:p>#REF!</text:p>
          </table:table-cell>
          <table:table-cell table:formula="of:=MEDIAN([.$H36];[#REF!];[.$N36];[#REF!];[.$T36];[#REF!];[.$Z36];[#REF!];[.$AF36];[#REF!];[.$AL36];[#REF!])" office:value-type="string" office:string-value="" calcext:value-type="error">
            <text:p>#REF!</text:p>
          </table:table-cell>
          <table:table-cell table:formula="of:=MEDIAN([.$I36];[#REF!];[.$O36];[#REF!];[.$U36];[#REF!];[.$AA36];[#REF!];[.$AG36];[#REF!];[.$AM36];[#REF!])" office:value-type="string" office:string-value="" calcext:value-type="error">
            <text:p>#REF!</text:p>
          </table:table-cell>
          <table:table-cell table:formula="of:=MEDIAN([.$J36];[#REF!];[.$P36];[#REF!];[.$V36];[#REF!];[.$AB36];[#REF!];[.$AH36];[#REF!];[.$AN36];[#REF!])" office:value-type="string" office:string-value="" calcext:value-type="error">
            <text:p>#REF!</text:p>
          </table:table-cell>
          <table:table-cell table:formula="of:=MEDIAN([.$K36];[#REF!];[.$Q36];[#REF!];[.$W36];[#REF!];[.$AC36];[#REF!];[.$AI36];[#REF!];[.$AO36];[#REF!])" office:value-type="string" office:string-value="" calcext:value-type="error">
            <text:p>#REF!</text:p>
          </table:table-cell>
          <table:table-cell table:formula="of:=MEDIAN([.$L36];[#REF!];[.$R36];[#REF!];[.$X36];[#REF!];[.$AD36];[#REF!];[.$AJ36];[#REF!];[.$AP36];[#REF!])" office:value-type="string" office:string-value="" calcext:value-type="error">
            <text:p>#REF!</text:p>
          </table:table-cell>
          <table:table-cell table:formula="of:=MEDIAN([.$M36];[#REF!];[.$S36];[#REF!];[.$Y36];[#REF!];[.$AE36];[#REF!];[.$AK36];[#REF!];[.$AQ36];[#REF!])" office:value-type="string" office:string-value="" calcext:value-type="error">
            <text:p>#REF!</text:p>
          </table:table-cell>
          <table:table-cell table:formula="of:=MAX([.$H36];[#REF!];[.$N36];[#REF!];[.$T36];[#REF!];[.$Z36];[#REF!];[.$AF36];[#REF!];[.$AL36];[#REF!])" office:value-type="string" office:string-value="" calcext:value-type="error">
            <text:p>#REF!</text:p>
          </table:table-cell>
          <table:table-cell table:formula="of:=MAX([.$I36];[#REF!];[.$O36];[#REF!];[.$U36];[#REF!];[.$AA36];[#REF!];[.$AG36];[#REF!];[.$AM36];[#REF!])" office:value-type="string" office:string-value="" calcext:value-type="error">
            <text:p>#REF!</text:p>
          </table:table-cell>
          <table:table-cell table:formula="of:=MAX([.$J36];[#REF!];[.$P36];[#REF!];[.$V36];[#REF!];[.$AB36];[#REF!];[.$AH36];[#REF!];[.$AN36];[#REF!])" office:value-type="string" office:string-value="" calcext:value-type="error">
            <text:p>#REF!</text:p>
          </table:table-cell>
          <table:table-cell table:formula="of:=MAX([.$K36];[#REF!];[.$Q36];[#REF!];[.$W36];[#REF!];[.$AC36];[#REF!];[.$AI36];[#REF!];[.$AO36];[#REF!])" office:value-type="string" office:string-value="" calcext:value-type="error">
            <text:p>#REF!</text:p>
          </table:table-cell>
          <table:table-cell table:formula="of:=MAX([.$L36];[#REF!];[.$R36];[#REF!];[.$X36];[#REF!];[.$AD36];[#REF!];[.$AJ36];[#REF!];[.$AP36];[#REF!])" office:value-type="string" office:string-value="" calcext:value-type="error">
            <text:p>#REF!</text:p>
          </table:table-cell>
          <table:table-cell table:formula="of:=MAX([.$M36];[#REF!];[.$S36];[#REF!];[.$Y36];[#REF!];[.$AE36];[#REF!];[.$AK36];[#REF!];[.$AQ36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depots-strips-automatic/instances/instance-6.lp</text:p>
          </table:table-cell>
          <table:table-cell office:value-type="float" office:value="87.1" calcext:value-type="float">
            <text:p>87.1</text:p>
          </table:table-cell>
          <table:table-cell office:value-type="float" office:value="84.326" calcext:value-type="float">
            <text:p>84.326</text:p>
          </table:table-cell>
          <table:table-cell office:value-type="float" office:value="162018" calcext:value-type="float">
            <text:p>162018</text:p>
          </table:table-cell>
          <table:table-cell office:value-type="float" office:value="107795" calcext:value-type="float">
            <text:p>107795</text:p>
          </table:table-cell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float" office:value="479.35" calcext:value-type="float">
            <text:p>479.35</text:p>
          </table:table-cell>
          <table:table-cell office:value-type="float" office:value="477.783" calcext:value-type="float">
            <text:p>477.783</text:p>
          </table:table-cell>
          <table:table-cell office:value-type="float" office:value="1650307" calcext:value-type="float">
            <text:p>1650307</text:p>
          </table:table-cell>
          <table:table-cell office:value-type="float" office:value="673547" calcext:value-type="float">
            <text:p>673547</text:p>
          </table:table-cell>
          <table:table-cell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office:value-type="float" office:value="307.03" calcext:value-type="float">
            <text:p>307.03</text:p>
          </table:table-cell>
          <table:table-cell office:value-type="float" office:value="305.318" calcext:value-type="float">
            <text:p>305.318</text:p>
          </table:table-cell>
          <table:table-cell office:value-type="float" office:value="1143643" calcext:value-type="float">
            <text:p>1143643</text:p>
          </table:table-cell>
          <table:table-cell office:value-type="float" office:value="381477" calcext:value-type="float">
            <text:p>381477</text:p>
          </table:table-cell>
          <table:table-cell office:value-type="float" office:value="767" calcext:value-type="float">
            <text:p>767</text:p>
          </table:table-cell>
          <table:table-cell office:value-type="float" office:value="535" calcext:value-type="float">
            <text:p>535</text:p>
          </table:table-cell>
          <table:table-cell office:value-type="float" office:value="315.78" calcext:value-type="float">
            <text:p>315.78</text:p>
          </table:table-cell>
          <table:table-cell office:value-type="float" office:value="314.215" calcext:value-type="float">
            <text:p>314.215</text:p>
          </table:table-cell>
          <table:table-cell office:value-type="float" office:value="928156" calcext:value-type="float">
            <text:p>928156</text:p>
          </table:table-cell>
          <table:table-cell office:value-type="float" office:value="387401" calcext:value-type="float">
            <text:p>387401</text:p>
          </table:table-cell>
          <table:table-cell office:value-type="float" office:value="766" calcext:value-type="float">
            <text:p>766</text:p>
          </table:table-cell>
          <table:table-cell office:value-type="float" office:value="399" calcext:value-type="float">
            <text:p>399</text:p>
          </table:table-cell>
          <table:table-cell office:value-type="float" office:value="393.04" calcext:value-type="float">
            <text:p>393.04</text:p>
          </table:table-cell>
          <table:table-cell office:value-type="float" office:value="391.521" calcext:value-type="float">
            <text:p>391.521</text:p>
          </table:table-cell>
          <table:table-cell office:value-type="float" office:value="1235158" calcext:value-type="float">
            <text:p>1235158</text:p>
          </table:table-cell>
          <table:table-cell office:value-type="float" office:value="517458" calcext:value-type="float">
            <text:p>517458</text:p>
          </table:table-cell>
          <table:table-cell office:value-type="float" office:value="761" calcext:value-type="float">
            <text:p>761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887114" calcext:value-type="float">
            <text:p>8887114</text:p>
          </table:table-cell>
          <table:table-cell office:value-type="float" office:value="1106578" calcext:value-type="float">
            <text:p>1106578</text:p>
          </table:table-cell>
          <table:table-cell office:value-type="float" office:value="872" calcext:value-type="float">
            <text:p>872</text:p>
          </table:table-cell>
          <table:table-cell office:value-type="float" office:value="0" calcext:value-type="float">
            <text:p>0</text:p>
          </table:table-cell>
          <table:table-cell office:value-type="float" office:value="628.83" calcext:value-type="float">
            <text:p>628.83</text:p>
          </table:table-cell>
          <table:table-cell office:value-type="float" office:value="627.418" calcext:value-type="float">
            <text:p>627.418</text:p>
          </table:table-cell>
          <table:table-cell office:value-type="float" office:value="2183165" calcext:value-type="float">
            <text:p>2183165</text:p>
          </table:table-cell>
          <table:table-cell office:value-type="float" office:value="951455" calcext:value-type="float">
            <text:p>951455</text:p>
          </table:table-cell>
          <table:table-cell office:value-type="float" office:value="761" calcext:value-type="float">
            <text:p>761</text:p>
          </table:table-cell>
          <table:table-cell office:value-type="float" office:value="221" calcext:value-type="float">
            <text:p>221</text:p>
          </table:table-cell>
          <table:table-cell table:formula="of:=MIN([.$H37];[#REF!];[.$N37];[#REF!];[.$T37];[#REF!];[.$Z37];[#REF!];[.$AF37];[#REF!];[.$AL37];[#REF!])" office:value-type="string" office:string-value="" calcext:value-type="error">
            <text:p>#REF!</text:p>
          </table:table-cell>
          <table:table-cell table:formula="of:=MIN([.$I37];[#REF!];[.$O37];[#REF!];[.$U37];[#REF!];[.$AA37];[#REF!];[.$AG37];[#REF!];[.$AM37];[#REF!])" office:value-type="string" office:string-value="" calcext:value-type="error">
            <text:p>#REF!</text:p>
          </table:table-cell>
          <table:table-cell table:formula="of:=MIN([.$J37];[#REF!];[.$P37];[#REF!];[.$V37];[#REF!];[.$AB37];[#REF!];[.$AH37];[#REF!];[.$AN37];[#REF!])" office:value-type="string" office:string-value="" calcext:value-type="error">
            <text:p>#REF!</text:p>
          </table:table-cell>
          <table:table-cell table:formula="of:=MIN([.$K37];[#REF!];[.$Q37];[#REF!];[.$W37];[#REF!];[.$AC37];[#REF!];[.$AI37];[#REF!];[.$AO37];[#REF!])" office:value-type="string" office:string-value="" calcext:value-type="error">
            <text:p>#REF!</text:p>
          </table:table-cell>
          <table:table-cell table:formula="of:=MIN([.$L37];[#REF!];[.$R37];[#REF!];[.$X37];[#REF!];[.$AD37];[#REF!];[.$AJ37];[#REF!];[.$AP37];[#REF!])" office:value-type="string" office:string-value="" calcext:value-type="error">
            <text:p>#REF!</text:p>
          </table:table-cell>
          <table:table-cell table:formula="of:=MIN([.$M37];[#REF!];[.$S37];[#REF!];[.$Y37];[#REF!];[.$AE37];[#REF!];[.$AK37];[#REF!];[.$AQ37];[#REF!])" office:value-type="string" office:string-value="" calcext:value-type="error">
            <text:p>#REF!</text:p>
          </table:table-cell>
          <table:table-cell table:formula="of:=MEDIAN([.$H37];[#REF!];[.$N37];[#REF!];[.$T37];[#REF!];[.$Z37];[#REF!];[.$AF37];[#REF!];[.$AL37];[#REF!])" office:value-type="string" office:string-value="" calcext:value-type="error">
            <text:p>#REF!</text:p>
          </table:table-cell>
          <table:table-cell table:formula="of:=MEDIAN([.$I37];[#REF!];[.$O37];[#REF!];[.$U37];[#REF!];[.$AA37];[#REF!];[.$AG37];[#REF!];[.$AM37];[#REF!])" office:value-type="string" office:string-value="" calcext:value-type="error">
            <text:p>#REF!</text:p>
          </table:table-cell>
          <table:table-cell table:formula="of:=MEDIAN([.$J37];[#REF!];[.$P37];[#REF!];[.$V37];[#REF!];[.$AB37];[#REF!];[.$AH37];[#REF!];[.$AN37];[#REF!])" office:value-type="string" office:string-value="" calcext:value-type="error">
            <text:p>#REF!</text:p>
          </table:table-cell>
          <table:table-cell table:formula="of:=MEDIAN([.$K37];[#REF!];[.$Q37];[#REF!];[.$W37];[#REF!];[.$AC37];[#REF!];[.$AI37];[#REF!];[.$AO37];[#REF!])" office:value-type="string" office:string-value="" calcext:value-type="error">
            <text:p>#REF!</text:p>
          </table:table-cell>
          <table:table-cell table:formula="of:=MEDIAN([.$L37];[#REF!];[.$R37];[#REF!];[.$X37];[#REF!];[.$AD37];[#REF!];[.$AJ37];[#REF!];[.$AP37];[#REF!])" office:value-type="string" office:string-value="" calcext:value-type="error">
            <text:p>#REF!</text:p>
          </table:table-cell>
          <table:table-cell table:formula="of:=MEDIAN([.$M37];[#REF!];[.$S37];[#REF!];[.$Y37];[#REF!];[.$AE37];[#REF!];[.$AK37];[#REF!];[.$AQ37];[#REF!])" office:value-type="string" office:string-value="" calcext:value-type="error">
            <text:p>#REF!</text:p>
          </table:table-cell>
          <table:table-cell table:formula="of:=MAX([.$H37];[#REF!];[.$N37];[#REF!];[.$T37];[#REF!];[.$Z37];[#REF!];[.$AF37];[#REF!];[.$AL37];[#REF!])" office:value-type="string" office:string-value="" calcext:value-type="error">
            <text:p>#REF!</text:p>
          </table:table-cell>
          <table:table-cell table:formula="of:=MAX([.$I37];[#REF!];[.$O37];[#REF!];[.$U37];[#REF!];[.$AA37];[#REF!];[.$AG37];[#REF!];[.$AM37];[#REF!])" office:value-type="string" office:string-value="" calcext:value-type="error">
            <text:p>#REF!</text:p>
          </table:table-cell>
          <table:table-cell table:formula="of:=MAX([.$J37];[#REF!];[.$P37];[#REF!];[.$V37];[#REF!];[.$AB37];[#REF!];[.$AH37];[#REF!];[.$AN37];[#REF!])" office:value-type="string" office:string-value="" calcext:value-type="error">
            <text:p>#REF!</text:p>
          </table:table-cell>
          <table:table-cell table:formula="of:=MAX([.$K37];[#REF!];[.$Q37];[#REF!];[.$W37];[#REF!];[.$AC37];[#REF!];[.$AI37];[#REF!];[.$AO37];[#REF!])" office:value-type="string" office:string-value="" calcext:value-type="error">
            <text:p>#REF!</text:p>
          </table:table-cell>
          <table:table-cell table:formula="of:=MAX([.$L37];[#REF!];[.$R37];[#REF!];[.$X37];[#REF!];[.$AD37];[#REF!];[.$AJ37];[#REF!];[.$AP37];[#REF!])" office:value-type="string" office:string-value="" calcext:value-type="error">
            <text:p>#REF!</text:p>
          </table:table-cell>
          <table:table-cell table:formula="of:=MAX([.$M37];[#REF!];[.$S37];[#REF!];[.$Y37];[#REF!];[.$AE37];[#REF!];[.$AK37];[#REF!];[.$AQ37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depots-strips-automatic/instances/instance-7.lp</text:p>
          </table:table-cell>
          <table:table-cell office:value-type="float" office:value="0.9" calcext:value-type="float">
            <text:p>0.9</text:p>
          </table:table-cell>
          <table:table-cell office:value-type="float" office:value="0.646" calcext:value-type="float">
            <text:p>0.646</text:p>
          </table:table-cell>
          <table:table-cell office:value-type="float" office:value="265" calcext:value-type="float">
            <text:p>265</text:p>
          </table:table-cell>
          <table:table-cell office:value-type="float" office:value="96" calcext:value-type="float">
            <text:p>96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.25" calcext:value-type="float">
            <text:p>3.25</text:p>
          </table:table-cell>
          <table:table-cell office:value-type="float" office:value="3.087" calcext:value-type="float">
            <text:p>3.087</text:p>
          </table:table-cell>
          <table:table-cell office:value-type="float" office:value="332" calcext:value-type="float">
            <text:p>332</text:p>
          </table:table-cell>
          <table:table-cell office:value-type="float" office:value="66" calcext:value-type="float">
            <text:p>66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3.18" calcext:value-type="float">
            <text:p>3.18</text:p>
          </table:table-cell>
          <table:table-cell office:value-type="float" office:value="3.002" calcext:value-type="float">
            <text:p>3.002</text:p>
          </table:table-cell>
          <table:table-cell office:value-type="float" office:value="332" calcext:value-type="float">
            <text:p>332</text:p>
          </table:table-cell>
          <table:table-cell office:value-type="float" office:value="66" calcext:value-type="float">
            <text:p>66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3.16" calcext:value-type="float">
            <text:p>3.16</text:p>
          </table:table-cell>
          <table:table-cell office:value-type="float" office:value="2.988" calcext:value-type="float">
            <text:p>2.988</text:p>
          </table:table-cell>
          <table:table-cell office:value-type="float" office:value="332" calcext:value-type="float">
            <text:p>332</text:p>
          </table:table-cell>
          <table:table-cell office:value-type="float" office:value="66" calcext:value-type="float">
            <text:p>66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3.21" calcext:value-type="float">
            <text:p>3.21</text:p>
          </table:table-cell>
          <table:table-cell office:value-type="float" office:value="3.052" calcext:value-type="float">
            <text:p>3.052</text:p>
          </table:table-cell>
          <table:table-cell office:value-type="float" office:value="332" calcext:value-type="float">
            <text:p>332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3.13" calcext:value-type="float">
            <text:p>3.13</text:p>
          </table:table-cell>
          <table:table-cell office:value-type="float" office:value="2.954" calcext:value-type="float">
            <text:p>2.954</text:p>
          </table:table-cell>
          <table:table-cell office:value-type="float" office:value="332" calcext:value-type="float">
            <text:p>332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3.23" calcext:value-type="float">
            <text:p>3.23</text:p>
          </table:table-cell>
          <table:table-cell office:value-type="float" office:value="3.076" calcext:value-type="float">
            <text:p>3.076</text:p>
          </table:table-cell>
          <table:table-cell office:value-type="float" office:value="332" calcext:value-type="float">
            <text:p>332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MIN([.$H38];[#REF!];[.$N38];[#REF!];[.$T38];[#REF!];[.$Z38];[#REF!];[.$AF38];[#REF!];[.$AL38];[#REF!])" office:value-type="string" office:string-value="" calcext:value-type="error">
            <text:p>#REF!</text:p>
          </table:table-cell>
          <table:table-cell table:formula="of:=MIN([.$I38];[#REF!];[.$O38];[#REF!];[.$U38];[#REF!];[.$AA38];[#REF!];[.$AG38];[#REF!];[.$AM38];[#REF!])" office:value-type="string" office:string-value="" calcext:value-type="error">
            <text:p>#REF!</text:p>
          </table:table-cell>
          <table:table-cell table:formula="of:=MIN([.$J38];[#REF!];[.$P38];[#REF!];[.$V38];[#REF!];[.$AB38];[#REF!];[.$AH38];[#REF!];[.$AN38];[#REF!])" office:value-type="string" office:string-value="" calcext:value-type="error">
            <text:p>#REF!</text:p>
          </table:table-cell>
          <table:table-cell table:formula="of:=MIN([.$K38];[#REF!];[.$Q38];[#REF!];[.$W38];[#REF!];[.$AC38];[#REF!];[.$AI38];[#REF!];[.$AO38];[#REF!])" office:value-type="string" office:string-value="" calcext:value-type="error">
            <text:p>#REF!</text:p>
          </table:table-cell>
          <table:table-cell table:formula="of:=MIN([.$L38];[#REF!];[.$R38];[#REF!];[.$X38];[#REF!];[.$AD38];[#REF!];[.$AJ38];[#REF!];[.$AP38];[#REF!])" office:value-type="string" office:string-value="" calcext:value-type="error">
            <text:p>#REF!</text:p>
          </table:table-cell>
          <table:table-cell table:formula="of:=MIN([.$M38];[#REF!];[.$S38];[#REF!];[.$Y38];[#REF!];[.$AE38];[#REF!];[.$AK38];[#REF!];[.$AQ38];[#REF!])" office:value-type="string" office:string-value="" calcext:value-type="error">
            <text:p>#REF!</text:p>
          </table:table-cell>
          <table:table-cell table:formula="of:=MEDIAN([.$H38];[#REF!];[.$N38];[#REF!];[.$T38];[#REF!];[.$Z38];[#REF!];[.$AF38];[#REF!];[.$AL38];[#REF!])" office:value-type="string" office:string-value="" calcext:value-type="error">
            <text:p>#REF!</text:p>
          </table:table-cell>
          <table:table-cell table:formula="of:=MEDIAN([.$I38];[#REF!];[.$O38];[#REF!];[.$U38];[#REF!];[.$AA38];[#REF!];[.$AG38];[#REF!];[.$AM38];[#REF!])" office:value-type="string" office:string-value="" calcext:value-type="error">
            <text:p>#REF!</text:p>
          </table:table-cell>
          <table:table-cell table:formula="of:=MEDIAN([.$J38];[#REF!];[.$P38];[#REF!];[.$V38];[#REF!];[.$AB38];[#REF!];[.$AH38];[#REF!];[.$AN38];[#REF!])" office:value-type="string" office:string-value="" calcext:value-type="error">
            <text:p>#REF!</text:p>
          </table:table-cell>
          <table:table-cell table:formula="of:=MEDIAN([.$K38];[#REF!];[.$Q38];[#REF!];[.$W38];[#REF!];[.$AC38];[#REF!];[.$AI38];[#REF!];[.$AO38];[#REF!])" office:value-type="string" office:string-value="" calcext:value-type="error">
            <text:p>#REF!</text:p>
          </table:table-cell>
          <table:table-cell table:formula="of:=MEDIAN([.$L38];[#REF!];[.$R38];[#REF!];[.$X38];[#REF!];[.$AD38];[#REF!];[.$AJ38];[#REF!];[.$AP38];[#REF!])" office:value-type="string" office:string-value="" calcext:value-type="error">
            <text:p>#REF!</text:p>
          </table:table-cell>
          <table:table-cell table:formula="of:=MEDIAN([.$M38];[#REF!];[.$S38];[#REF!];[.$Y38];[#REF!];[.$AE38];[#REF!];[.$AK38];[#REF!];[.$AQ38];[#REF!])" office:value-type="string" office:string-value="" calcext:value-type="error">
            <text:p>#REF!</text:p>
          </table:table-cell>
          <table:table-cell table:formula="of:=MAX([.$H38];[#REF!];[.$N38];[#REF!];[.$T38];[#REF!];[.$Z38];[#REF!];[.$AF38];[#REF!];[.$AL38];[#REF!])" office:value-type="string" office:string-value="" calcext:value-type="error">
            <text:p>#REF!</text:p>
          </table:table-cell>
          <table:table-cell table:formula="of:=MAX([.$I38];[#REF!];[.$O38];[#REF!];[.$U38];[#REF!];[.$AA38];[#REF!];[.$AG38];[#REF!];[.$AM38];[#REF!])" office:value-type="string" office:string-value="" calcext:value-type="error">
            <text:p>#REF!</text:p>
          </table:table-cell>
          <table:table-cell table:formula="of:=MAX([.$J38];[#REF!];[.$P38];[#REF!];[.$V38];[#REF!];[.$AB38];[#REF!];[.$AH38];[#REF!];[.$AN38];[#REF!])" office:value-type="string" office:string-value="" calcext:value-type="error">
            <text:p>#REF!</text:p>
          </table:table-cell>
          <table:table-cell table:formula="of:=MAX([.$K38];[#REF!];[.$Q38];[#REF!];[.$W38];[#REF!];[.$AC38];[#REF!];[.$AI38];[#REF!];[.$AO38];[#REF!])" office:value-type="string" office:string-value="" calcext:value-type="error">
            <text:p>#REF!</text:p>
          </table:table-cell>
          <table:table-cell table:formula="of:=MAX([.$L38];[#REF!];[.$R38];[#REF!];[.$X38];[#REF!];[.$AD38];[#REF!];[.$AJ38];[#REF!];[.$AP38];[#REF!])" office:value-type="string" office:string-value="" calcext:value-type="error">
            <text:p>#REF!</text:p>
          </table:table-cell>
          <table:table-cell table:formula="of:=MAX([.$M38];[#REF!];[.$S38];[#REF!];[.$Y38];[#REF!];[.$AE38];[#REF!];[.$AK38];[#REF!];[.$AQ38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depots-strips-automatic/instances/instance-8.lp</text:p>
          </table:table-cell>
          <table:table-cell office:value-type="float" office:value="3.49" calcext:value-type="float">
            <text:p>3.49</text:p>
          </table:table-cell>
          <table:table-cell office:value-type="float" office:value="2.855" calcext:value-type="float">
            <text:p>2.855</text:p>
          </table:table-cell>
          <table:table-cell office:value-type="float" office:value="4822" calcext:value-type="float">
            <text:p>4822</text:p>
          </table:table-cell>
          <table:table-cell office:value-type="float" office:value="2589" calcext:value-type="float">
            <text:p>2589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3.42" calcext:value-type="float">
            <text:p>13.42</text:p>
          </table:table-cell>
          <table:table-cell office:value-type="float" office:value="12.991" calcext:value-type="float">
            <text:p>12.991</text:p>
          </table:table-cell>
          <table:table-cell office:value-type="float" office:value="15325" calcext:value-type="float">
            <text:p>15325</text:p>
          </table:table-cell>
          <table:table-cell office:value-type="float" office:value="6025" calcext:value-type="float">
            <text:p>6025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13.38" calcext:value-type="float">
            <text:p>13.38</text:p>
          </table:table-cell>
          <table:table-cell office:value-type="float" office:value="12.948" calcext:value-type="float">
            <text:p>12.948</text:p>
          </table:table-cell>
          <table:table-cell office:value-type="float" office:value="13130" calcext:value-type="float">
            <text:p>13130</text:p>
          </table:table-cell>
          <table:table-cell office:value-type="float" office:value="5111" calcext:value-type="float">
            <text:p>5111</text:p>
          </table:table-cell>
          <table:table-cell office:value-type="float" office:value="258" calcext:value-type="float">
            <text:p>258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.583" calcext:value-type="float">
            <text:p>12.583</text:p>
          </table:table-cell>
          <table:table-cell office:value-type="float" office:value="13130" calcext:value-type="float">
            <text:p>13130</text:p>
          </table:table-cell>
          <table:table-cell office:value-type="float" office:value="5111" calcext:value-type="float">
            <text:p>5111</text:p>
          </table:table-cell>
          <table:table-cell office:value-type="float" office:value="255" calcext:value-type="float">
            <text:p>255</text:p>
          </table:table-cell>
          <table:table-cell office:value-type="float" office:value="40" calcext:value-type="float">
            <text:p>40</text:p>
          </table:table-cell>
          <table:table-cell office:value-type="float" office:value="12.82" calcext:value-type="float">
            <text:p>12.82</text:p>
          </table:table-cell>
          <table:table-cell office:value-type="float" office:value="12.383" calcext:value-type="float">
            <text:p>12.383</text:p>
          </table:table-cell>
          <table:table-cell office:value-type="float" office:value="13130" calcext:value-type="float">
            <text:p>13130</text:p>
          </table:table-cell>
          <table:table-cell office:value-type="float" office:value="5111" calcext:value-type="float">
            <text:p>5111</text:p>
          </table:table-cell>
          <table:table-cell office:value-type="float" office:value="258" calcext:value-type="float">
            <text:p>258</text:p>
          </table:table-cell>
          <table:table-cell office:value-type="float" office:value="40" calcext:value-type="float">
            <text:p>40</text:p>
          </table:table-cell>
          <table:table-cell office:value-type="float" office:value="12.11" calcext:value-type="float">
            <text:p>12.11</text:p>
          </table:table-cell>
          <table:table-cell office:value-type="float" office:value="11.688" calcext:value-type="float">
            <text:p>11.688</text:p>
          </table:table-cell>
          <table:table-cell office:value-type="float" office:value="8758" calcext:value-type="float">
            <text:p>8758</text:p>
          </table:table-cell>
          <table:table-cell office:value-type="float" office:value="3189" calcext:value-type="float">
            <text:p>3189</text:p>
          </table:table-cell>
          <table:table-cell office:value-type="float" office:value="253" calcext:value-type="float">
            <text:p>253</text:p>
          </table:table-cell>
          <table:table-cell office:value-type="float" office:value="34" calcext:value-type="float">
            <text:p>34</text:p>
          </table:table-cell>
          <table:table-cell office:value-type="float" office:value="12.89" calcext:value-type="float">
            <text:p>12.89</text:p>
          </table:table-cell>
          <table:table-cell office:value-type="float" office:value="12.488" calcext:value-type="float">
            <text:p>12.488</text:p>
          </table:table-cell>
          <table:table-cell office:value-type="float" office:value="13130" calcext:value-type="float">
            <text:p>13130</text:p>
          </table:table-cell>
          <table:table-cell office:value-type="float" office:value="5111" calcext:value-type="float">
            <text:p>5111</text:p>
          </table:table-cell>
          <table:table-cell office:value-type="float" office:value="257" calcext:value-type="float">
            <text:p>257</text:p>
          </table:table-cell>
          <table:table-cell office:value-type="float" office:value="40" calcext:value-type="float">
            <text:p>40</text:p>
          </table:table-cell>
          <table:table-cell table:formula="of:=MIN([.$H39];[#REF!];[.$N39];[#REF!];[.$T39];[#REF!];[.$Z39];[#REF!];[.$AF39];[#REF!];[.$AL39];[#REF!])" office:value-type="string" office:string-value="" calcext:value-type="error">
            <text:p>#REF!</text:p>
          </table:table-cell>
          <table:table-cell table:formula="of:=MIN([.$I39];[#REF!];[.$O39];[#REF!];[.$U39];[#REF!];[.$AA39];[#REF!];[.$AG39];[#REF!];[.$AM39];[#REF!])" office:value-type="string" office:string-value="" calcext:value-type="error">
            <text:p>#REF!</text:p>
          </table:table-cell>
          <table:table-cell table:formula="of:=MIN([.$J39];[#REF!];[.$P39];[#REF!];[.$V39];[#REF!];[.$AB39];[#REF!];[.$AH39];[#REF!];[.$AN39];[#REF!])" office:value-type="string" office:string-value="" calcext:value-type="error">
            <text:p>#REF!</text:p>
          </table:table-cell>
          <table:table-cell table:formula="of:=MIN([.$K39];[#REF!];[.$Q39];[#REF!];[.$W39];[#REF!];[.$AC39];[#REF!];[.$AI39];[#REF!];[.$AO39];[#REF!])" office:value-type="string" office:string-value="" calcext:value-type="error">
            <text:p>#REF!</text:p>
          </table:table-cell>
          <table:table-cell table:formula="of:=MIN([.$L39];[#REF!];[.$R39];[#REF!];[.$X39];[#REF!];[.$AD39];[#REF!];[.$AJ39];[#REF!];[.$AP39];[#REF!])" office:value-type="string" office:string-value="" calcext:value-type="error">
            <text:p>#REF!</text:p>
          </table:table-cell>
          <table:table-cell table:formula="of:=MIN([.$M39];[#REF!];[.$S39];[#REF!];[.$Y39];[#REF!];[.$AE39];[#REF!];[.$AK39];[#REF!];[.$AQ39];[#REF!])" office:value-type="string" office:string-value="" calcext:value-type="error">
            <text:p>#REF!</text:p>
          </table:table-cell>
          <table:table-cell table:formula="of:=MEDIAN([.$H39];[#REF!];[.$N39];[#REF!];[.$T39];[#REF!];[.$Z39];[#REF!];[.$AF39];[#REF!];[.$AL39];[#REF!])" office:value-type="string" office:string-value="" calcext:value-type="error">
            <text:p>#REF!</text:p>
          </table:table-cell>
          <table:table-cell table:formula="of:=MEDIAN([.$I39];[#REF!];[.$O39];[#REF!];[.$U39];[#REF!];[.$AA39];[#REF!];[.$AG39];[#REF!];[.$AM39];[#REF!])" office:value-type="string" office:string-value="" calcext:value-type="error">
            <text:p>#REF!</text:p>
          </table:table-cell>
          <table:table-cell table:formula="of:=MEDIAN([.$J39];[#REF!];[.$P39];[#REF!];[.$V39];[#REF!];[.$AB39];[#REF!];[.$AH39];[#REF!];[.$AN39];[#REF!])" office:value-type="string" office:string-value="" calcext:value-type="error">
            <text:p>#REF!</text:p>
          </table:table-cell>
          <table:table-cell table:formula="of:=MEDIAN([.$K39];[#REF!];[.$Q39];[#REF!];[.$W39];[#REF!];[.$AC39];[#REF!];[.$AI39];[#REF!];[.$AO39];[#REF!])" office:value-type="string" office:string-value="" calcext:value-type="error">
            <text:p>#REF!</text:p>
          </table:table-cell>
          <table:table-cell table:formula="of:=MEDIAN([.$L39];[#REF!];[.$R39];[#REF!];[.$X39];[#REF!];[.$AD39];[#REF!];[.$AJ39];[#REF!];[.$AP39];[#REF!])" office:value-type="string" office:string-value="" calcext:value-type="error">
            <text:p>#REF!</text:p>
          </table:table-cell>
          <table:table-cell table:formula="of:=MEDIAN([.$M39];[#REF!];[.$S39];[#REF!];[.$Y39];[#REF!];[.$AE39];[#REF!];[.$AK39];[#REF!];[.$AQ39];[#REF!])" office:value-type="string" office:string-value="" calcext:value-type="error">
            <text:p>#REF!</text:p>
          </table:table-cell>
          <table:table-cell table:formula="of:=MAX([.$H39];[#REF!];[.$N39];[#REF!];[.$T39];[#REF!];[.$Z39];[#REF!];[.$AF39];[#REF!];[.$AL39];[#REF!])" office:value-type="string" office:string-value="" calcext:value-type="error">
            <text:p>#REF!</text:p>
          </table:table-cell>
          <table:table-cell table:formula="of:=MAX([.$I39];[#REF!];[.$O39];[#REF!];[.$U39];[#REF!];[.$AA39];[#REF!];[.$AG39];[#REF!];[.$AM39];[#REF!])" office:value-type="string" office:string-value="" calcext:value-type="error">
            <text:p>#REF!</text:p>
          </table:table-cell>
          <table:table-cell table:formula="of:=MAX([.$J39];[#REF!];[.$P39];[#REF!];[.$V39];[#REF!];[.$AB39];[#REF!];[.$AH39];[#REF!];[.$AN39];[#REF!])" office:value-type="string" office:string-value="" calcext:value-type="error">
            <text:p>#REF!</text:p>
          </table:table-cell>
          <table:table-cell table:formula="of:=MAX([.$K39];[#REF!];[.$Q39];[#REF!];[.$W39];[#REF!];[.$AC39];[#REF!];[.$AI39];[#REF!];[.$AO39];[#REF!])" office:value-type="string" office:string-value="" calcext:value-type="error">
            <text:p>#REF!</text:p>
          </table:table-cell>
          <table:table-cell table:formula="of:=MAX([.$L39];[#REF!];[.$R39];[#REF!];[.$X39];[#REF!];[.$AD39];[#REF!];[.$AJ39];[#REF!];[.$AP39];[#REF!])" office:value-type="string" office:string-value="" calcext:value-type="error">
            <text:p>#REF!</text:p>
          </table:table-cell>
          <table:table-cell table:formula="of:=MAX([.$M39];[#REF!];[.$S39];[#REF!];[.$Y39];[#REF!];[.$AE39];[#REF!];[.$AK39];[#REF!];[.$AQ39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depots-strips-automatic/instances/instance-9.l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072900" calcext:value-type="float">
            <text:p>1072900</text:p>
          </table:table-cell>
          <table:table-cell office:value-type="float" office:value="768359" calcext:value-type="float">
            <text:p>768359</text:p>
          </table:table-cell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3157055" calcext:value-type="float">
            <text:p>3157055</text:p>
          </table:table-cell>
          <table:table-cell office:value-type="float" office:value="1246231" calcext:value-type="float">
            <text:p>1246231</text:p>
          </table:table-cell>
          <table:table-cell office:value-type="float" office:value="854" calcext:value-type="float">
            <text:p>8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3159950" calcext:value-type="float">
            <text:p>3159950</text:p>
          </table:table-cell>
          <table:table-cell office:value-type="float" office:value="1199029" calcext:value-type="float">
            <text:p>1199029</text:p>
          </table:table-cell>
          <table:table-cell office:value-type="float" office:value="879" calcext:value-type="float">
            <text:p>8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791160" calcext:value-type="float">
            <text:p>2791160</text:p>
          </table:table-cell>
          <table:table-cell office:value-type="float" office:value="1107243" calcext:value-type="float">
            <text:p>1107243</text:p>
          </table:table-cell>
          <table:table-cell office:value-type="float" office:value="856" calcext:value-type="float">
            <text:p>856</text:p>
          </table:table-cell>
          <table:table-cell office:value-type="float" office:value="0" calcext:value-type="float">
            <text:p>0</text:p>
          </table:table-cell>
          <table:table-cell office:value-type="float" office:value="567.3" calcext:value-type="float">
            <text:p>567.3</text:p>
          </table:table-cell>
          <table:table-cell office:value-type="float" office:value="565.858" calcext:value-type="float">
            <text:p>565.858</text:p>
          </table:table-cell>
          <table:table-cell office:value-type="float" office:value="1927377" calcext:value-type="float">
            <text:p>1927377</text:p>
          </table:table-cell>
          <table:table-cell office:value-type="float" office:value="738243" calcext:value-type="float">
            <text:p>738243</text:p>
          </table:table-cell>
          <table:table-cell office:value-type="float" office:value="834" calcext:value-type="float">
            <text:p>834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3041528" calcext:value-type="float">
            <text:p>3041528</text:p>
          </table:table-cell>
          <table:table-cell office:value-type="float" office:value="1214164" calcext:value-type="float">
            <text:p>1214164</text:p>
          </table:table-cell>
          <table:table-cell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office:value-type="float" office:value="555.16" calcext:value-type="float">
            <text:p>555.16</text:p>
          </table:table-cell>
          <table:table-cell office:value-type="float" office:value="553.534" calcext:value-type="float">
            <text:p>553.534</text:p>
          </table:table-cell>
          <table:table-cell office:value-type="float" office:value="1857371" calcext:value-type="float">
            <text:p>1857371</text:p>
          </table:table-cell>
          <table:table-cell office:value-type="float" office:value="701507" calcext:value-type="float">
            <text:p>701507</text:p>
          </table:table-cell>
          <table:table-cell office:value-type="float" office:value="815" calcext:value-type="float">
            <text:p>815</text:p>
          </table:table-cell>
          <table:table-cell office:value-type="float" office:value="339" calcext:value-type="float">
            <text:p>339</text:p>
          </table:table-cell>
          <table:table-cell table:formula="of:=MIN([.$H40];[#REF!];[.$N40];[#REF!];[.$T40];[#REF!];[.$Z40];[#REF!];[.$AF40];[#REF!];[.$AL40];[#REF!])" office:value-type="string" office:string-value="" calcext:value-type="error">
            <text:p>#REF!</text:p>
          </table:table-cell>
          <table:table-cell table:formula="of:=MIN([.$I40];[#REF!];[.$O40];[#REF!];[.$U40];[#REF!];[.$AA40];[#REF!];[.$AG40];[#REF!];[.$AM40];[#REF!])" office:value-type="string" office:string-value="" calcext:value-type="error">
            <text:p>#REF!</text:p>
          </table:table-cell>
          <table:table-cell table:formula="of:=MIN([.$J40];[#REF!];[.$P40];[#REF!];[.$V40];[#REF!];[.$AB40];[#REF!];[.$AH40];[#REF!];[.$AN40];[#REF!])" office:value-type="string" office:string-value="" calcext:value-type="error">
            <text:p>#REF!</text:p>
          </table:table-cell>
          <table:table-cell table:formula="of:=MIN([.$K40];[#REF!];[.$Q40];[#REF!];[.$W40];[#REF!];[.$AC40];[#REF!];[.$AI40];[#REF!];[.$AO40];[#REF!])" office:value-type="string" office:string-value="" calcext:value-type="error">
            <text:p>#REF!</text:p>
          </table:table-cell>
          <table:table-cell table:formula="of:=MIN([.$L40];[#REF!];[.$R40];[#REF!];[.$X40];[#REF!];[.$AD40];[#REF!];[.$AJ40];[#REF!];[.$AP40];[#REF!])" office:value-type="string" office:string-value="" calcext:value-type="error">
            <text:p>#REF!</text:p>
          </table:table-cell>
          <table:table-cell table:formula="of:=MIN([.$M40];[#REF!];[.$S40];[#REF!];[.$Y40];[#REF!];[.$AE40];[#REF!];[.$AK40];[#REF!];[.$AQ40];[#REF!])" office:value-type="string" office:string-value="" calcext:value-type="error">
            <text:p>#REF!</text:p>
          </table:table-cell>
          <table:table-cell table:formula="of:=MEDIAN([.$H40];[#REF!];[.$N40];[#REF!];[.$T40];[#REF!];[.$Z40];[#REF!];[.$AF40];[#REF!];[.$AL40];[#REF!])" office:value-type="string" office:string-value="" calcext:value-type="error">
            <text:p>#REF!</text:p>
          </table:table-cell>
          <table:table-cell table:formula="of:=MEDIAN([.$I40];[#REF!];[.$O40];[#REF!];[.$U40];[#REF!];[.$AA40];[#REF!];[.$AG40];[#REF!];[.$AM40];[#REF!])" office:value-type="string" office:string-value="" calcext:value-type="error">
            <text:p>#REF!</text:p>
          </table:table-cell>
          <table:table-cell table:formula="of:=MEDIAN([.$J40];[#REF!];[.$P40];[#REF!];[.$V40];[#REF!];[.$AB40];[#REF!];[.$AH40];[#REF!];[.$AN40];[#REF!])" office:value-type="string" office:string-value="" calcext:value-type="error">
            <text:p>#REF!</text:p>
          </table:table-cell>
          <table:table-cell table:formula="of:=MEDIAN([.$K40];[#REF!];[.$Q40];[#REF!];[.$W40];[#REF!];[.$AC40];[#REF!];[.$AI40];[#REF!];[.$AO40];[#REF!])" office:value-type="string" office:string-value="" calcext:value-type="error">
            <text:p>#REF!</text:p>
          </table:table-cell>
          <table:table-cell table:formula="of:=MEDIAN([.$L40];[#REF!];[.$R40];[#REF!];[.$X40];[#REF!];[.$AD40];[#REF!];[.$AJ40];[#REF!];[.$AP40];[#REF!])" office:value-type="string" office:string-value="" calcext:value-type="error">
            <text:p>#REF!</text:p>
          </table:table-cell>
          <table:table-cell table:formula="of:=MEDIAN([.$M40];[#REF!];[.$S40];[#REF!];[.$Y40];[#REF!];[.$AE40];[#REF!];[.$AK40];[#REF!];[.$AQ40];[#REF!])" office:value-type="string" office:string-value="" calcext:value-type="error">
            <text:p>#REF!</text:p>
          </table:table-cell>
          <table:table-cell table:formula="of:=MAX([.$H40];[#REF!];[.$N40];[#REF!];[.$T40];[#REF!];[.$Z40];[#REF!];[.$AF40];[#REF!];[.$AL40];[#REF!])" office:value-type="string" office:string-value="" calcext:value-type="error">
            <text:p>#REF!</text:p>
          </table:table-cell>
          <table:table-cell table:formula="of:=MAX([.$I40];[#REF!];[.$O40];[#REF!];[.$U40];[#REF!];[.$AA40];[#REF!];[.$AG40];[#REF!];[.$AM40];[#REF!])" office:value-type="string" office:string-value="" calcext:value-type="error">
            <text:p>#REF!</text:p>
          </table:table-cell>
          <table:table-cell table:formula="of:=MAX([.$J40];[#REF!];[.$P40];[#REF!];[.$V40];[#REF!];[.$AB40];[#REF!];[.$AH40];[#REF!];[.$AN40];[#REF!])" office:value-type="string" office:string-value="" calcext:value-type="error">
            <text:p>#REF!</text:p>
          </table:table-cell>
          <table:table-cell table:formula="of:=MAX([.$K40];[#REF!];[.$Q40];[#REF!];[.$W40];[#REF!];[.$AC40];[#REF!];[.$AI40];[#REF!];[.$AO40];[#REF!])" office:value-type="string" office:string-value="" calcext:value-type="error">
            <text:p>#REF!</text:p>
          </table:table-cell>
          <table:table-cell table:formula="of:=MAX([.$L40];[#REF!];[.$R40];[#REF!];[.$X40];[#REF!];[.$AD40];[#REF!];[.$AJ40];[#REF!];[.$AP40];[#REF!])" office:value-type="string" office:string-value="" calcext:value-type="error">
            <text:p>#REF!</text:p>
          </table:table-cell>
          <table:table-cell table:formula="of:=MAX([.$M40];[#REF!];[.$S40];[#REF!];[.$Y40];[#REF!];[.$AE40];[#REF!];[.$AK40];[#REF!];[.$AQ40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driverlog-strips-automatic/instances/instance-11.lp</text:p>
          </table:table-cell>
          <table:table-cell office:value-type="float" office:value="0.63" calcext:value-type="float">
            <text:p>0.63</text:p>
          </table:table-cell>
          <table:table-cell office:value-type="float" office:value="0.491" calcext:value-type="float">
            <text:p>0.491</text:p>
          </table:table-cell>
          <table:table-cell office:value-type="float" office:value="445" calcext:value-type="float">
            <text:p>445</text:p>
          </table:table-cell>
          <table:table-cell office:value-type="float" office:value="212" calcext:value-type="float">
            <text:p>2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.21" calcext:value-type="float">
            <text:p>3.21</text:p>
          </table:table-cell>
          <table:table-cell office:value-type="float" office:value="2.942" calcext:value-type="float">
            <text:p>2.942</text:p>
          </table:table-cell>
          <table:table-cell office:value-type="float" office:value="299" calcext:value-type="float">
            <text:p>299</text:p>
          </table:table-cell>
          <table:table-cell office:value-type="float" office:value="142" calcext:value-type="float">
            <text:p>142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3.05" calcext:value-type="float">
            <text:p>3.05</text:p>
          </table:table-cell>
          <table:table-cell office:value-type="float" office:value="2.824" calcext:value-type="float">
            <text:p>2.824</text:p>
          </table:table-cell>
          <table:table-cell office:value-type="float" office:value="299" calcext:value-type="float">
            <text:p>299</text:p>
          </table:table-cell>
          <table:table-cell office:value-type="float" office:value="142" calcext:value-type="float">
            <text:p>142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2.99" calcext:value-type="float">
            <text:p>2.99</text:p>
          </table:table-cell>
          <table:table-cell office:value-type="float" office:value="2.825" calcext:value-type="float">
            <text:p>2.825</text:p>
          </table:table-cell>
          <table:table-cell office:value-type="float" office:value="299" calcext:value-type="float">
            <text:p>299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.98" calcext:value-type="float">
            <text:p>2.98</text:p>
          </table:table-cell>
          <table:table-cell office:value-type="float" office:value="2.829" calcext:value-type="float">
            <text:p>2.829</text:p>
          </table:table-cell>
          <table:table-cell office:value-type="float" office:value="299" calcext:value-type="float">
            <text:p>299</text:p>
          </table:table-cell>
          <table:table-cell office:value-type="float" office:value="142" calcext:value-type="float">
            <text:p>142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3.03" calcext:value-type="float">
            <text:p>3.03</text:p>
          </table:table-cell>
          <table:table-cell office:value-type="float" office:value="2.872" calcext:value-type="float">
            <text:p>2.872</text:p>
          </table:table-cell>
          <table:table-cell office:value-type="float" office:value="299" calcext:value-type="float">
            <text:p>299</text:p>
          </table:table-cell>
          <table:table-cell office:value-type="float" office:value="142" calcext:value-type="float">
            <text:p>142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2.97" calcext:value-type="float">
            <text:p>2.97</text:p>
          </table:table-cell>
          <table:table-cell office:value-type="float" office:value="2.819" calcext:value-type="float">
            <text:p>2.819</text:p>
          </table:table-cell>
          <table:table-cell office:value-type="float" office:value="299" calcext:value-type="float">
            <text:p>299</text:p>
          </table:table-cell>
          <table:table-cell office:value-type="float" office:value="142" calcext:value-type="float">
            <text:p>142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MIN([.$H41];[#REF!];[.$N41];[#REF!];[.$T41];[#REF!];[.$Z41];[#REF!];[.$AF41];[#REF!];[.$AL41];[#REF!])" office:value-type="string" office:string-value="" calcext:value-type="error">
            <text:p>#REF!</text:p>
          </table:table-cell>
          <table:table-cell table:formula="of:=MIN([.$I41];[#REF!];[.$O41];[#REF!];[.$U41];[#REF!];[.$AA41];[#REF!];[.$AG41];[#REF!];[.$AM41];[#REF!])" office:value-type="string" office:string-value="" calcext:value-type="error">
            <text:p>#REF!</text:p>
          </table:table-cell>
          <table:table-cell table:formula="of:=MIN([.$J41];[#REF!];[.$P41];[#REF!];[.$V41];[#REF!];[.$AB41];[#REF!];[.$AH41];[#REF!];[.$AN41];[#REF!])" office:value-type="string" office:string-value="" calcext:value-type="error">
            <text:p>#REF!</text:p>
          </table:table-cell>
          <table:table-cell table:formula="of:=MIN([.$K41];[#REF!];[.$Q41];[#REF!];[.$W41];[#REF!];[.$AC41];[#REF!];[.$AI41];[#REF!];[.$AO41];[#REF!])" office:value-type="string" office:string-value="" calcext:value-type="error">
            <text:p>#REF!</text:p>
          </table:table-cell>
          <table:table-cell table:formula="of:=MIN([.$L41];[#REF!];[.$R41];[#REF!];[.$X41];[#REF!];[.$AD41];[#REF!];[.$AJ41];[#REF!];[.$AP41];[#REF!])" office:value-type="string" office:string-value="" calcext:value-type="error">
            <text:p>#REF!</text:p>
          </table:table-cell>
          <table:table-cell table:formula="of:=MIN([.$M41];[#REF!];[.$S41];[#REF!];[.$Y41];[#REF!];[.$AE41];[#REF!];[.$AK41];[#REF!];[.$AQ41];[#REF!])" office:value-type="string" office:string-value="" calcext:value-type="error">
            <text:p>#REF!</text:p>
          </table:table-cell>
          <table:table-cell table:formula="of:=MEDIAN([.$H41];[#REF!];[.$N41];[#REF!];[.$T41];[#REF!];[.$Z41];[#REF!];[.$AF41];[#REF!];[.$AL41];[#REF!])" office:value-type="string" office:string-value="" calcext:value-type="error">
            <text:p>#REF!</text:p>
          </table:table-cell>
          <table:table-cell table:formula="of:=MEDIAN([.$I41];[#REF!];[.$O41];[#REF!];[.$U41];[#REF!];[.$AA41];[#REF!];[.$AG41];[#REF!];[.$AM41];[#REF!])" office:value-type="string" office:string-value="" calcext:value-type="error">
            <text:p>#REF!</text:p>
          </table:table-cell>
          <table:table-cell table:formula="of:=MEDIAN([.$J41];[#REF!];[.$P41];[#REF!];[.$V41];[#REF!];[.$AB41];[#REF!];[.$AH41];[#REF!];[.$AN41];[#REF!])" office:value-type="string" office:string-value="" calcext:value-type="error">
            <text:p>#REF!</text:p>
          </table:table-cell>
          <table:table-cell table:formula="of:=MEDIAN([.$K41];[#REF!];[.$Q41];[#REF!];[.$W41];[#REF!];[.$AC41];[#REF!];[.$AI41];[#REF!];[.$AO41];[#REF!])" office:value-type="string" office:string-value="" calcext:value-type="error">
            <text:p>#REF!</text:p>
          </table:table-cell>
          <table:table-cell table:formula="of:=MEDIAN([.$L41];[#REF!];[.$R41];[#REF!];[.$X41];[#REF!];[.$AD41];[#REF!];[.$AJ41];[#REF!];[.$AP41];[#REF!])" office:value-type="string" office:string-value="" calcext:value-type="error">
            <text:p>#REF!</text:p>
          </table:table-cell>
          <table:table-cell table:formula="of:=MEDIAN([.$M41];[#REF!];[.$S41];[#REF!];[.$Y41];[#REF!];[.$AE41];[#REF!];[.$AK41];[#REF!];[.$AQ41];[#REF!])" office:value-type="string" office:string-value="" calcext:value-type="error">
            <text:p>#REF!</text:p>
          </table:table-cell>
          <table:table-cell table:formula="of:=MAX([.$H41];[#REF!];[.$N41];[#REF!];[.$T41];[#REF!];[.$Z41];[#REF!];[.$AF41];[#REF!];[.$AL41];[#REF!])" office:value-type="string" office:string-value="" calcext:value-type="error">
            <text:p>#REF!</text:p>
          </table:table-cell>
          <table:table-cell table:formula="of:=MAX([.$I41];[#REF!];[.$O41];[#REF!];[.$U41];[#REF!];[.$AA41];[#REF!];[.$AG41];[#REF!];[.$AM41];[#REF!])" office:value-type="string" office:string-value="" calcext:value-type="error">
            <text:p>#REF!</text:p>
          </table:table-cell>
          <table:table-cell table:formula="of:=MAX([.$J41];[#REF!];[.$P41];[#REF!];[.$V41];[#REF!];[.$AB41];[#REF!];[.$AH41];[#REF!];[.$AN41];[#REF!])" office:value-type="string" office:string-value="" calcext:value-type="error">
            <text:p>#REF!</text:p>
          </table:table-cell>
          <table:table-cell table:formula="of:=MAX([.$K41];[#REF!];[.$Q41];[#REF!];[.$W41];[#REF!];[.$AC41];[#REF!];[.$AI41];[#REF!];[.$AO41];[#REF!])" office:value-type="string" office:string-value="" calcext:value-type="error">
            <text:p>#REF!</text:p>
          </table:table-cell>
          <table:table-cell table:formula="of:=MAX([.$L41];[#REF!];[.$R41];[#REF!];[.$X41];[#REF!];[.$AD41];[#REF!];[.$AJ41];[#REF!];[.$AP41];[#REF!])" office:value-type="string" office:string-value="" calcext:value-type="error">
            <text:p>#REF!</text:p>
          </table:table-cell>
          <table:table-cell table:formula="of:=MAX([.$M41];[#REF!];[.$S41];[#REF!];[.$Y41];[#REF!];[.$AE41];[#REF!];[.$AK41];[#REF!];[.$AQ41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driverlog-strips-automatic/instances/instance-12.lp</text:p>
          </table:table-cell>
          <table:table-cell office:value-type="float" office:value="3.73" calcext:value-type="float">
            <text:p>3.73</text:p>
          </table:table-cell>
          <table:table-cell office:value-type="float" office:value="3.276" calcext:value-type="float">
            <text:p>3.276</text:p>
          </table:table-cell>
          <table:table-cell office:value-type="float" office:value="16803" calcext:value-type="float">
            <text:p>16803</text:p>
          </table:table-cell>
          <table:table-cell office:value-type="float" office:value="10962" calcext:value-type="float">
            <text:p>10962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0.08" calcext:value-type="float">
            <text:p>10.08</text:p>
          </table:table-cell>
          <table:table-cell office:value-type="float" office:value="9.358" calcext:value-type="float">
            <text:p>9.358</text:p>
          </table:table-cell>
          <table:table-cell office:value-type="float" office:value="21652" calcext:value-type="float">
            <text:p>21652</text:p>
          </table:table-cell>
          <table:table-cell office:value-type="float" office:value="8646" calcext:value-type="float">
            <text:p>8646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0.22" calcext:value-type="float">
            <text:p>10.22</text:p>
          </table:table-cell>
          <table:table-cell office:value-type="float" office:value="9.276" calcext:value-type="float">
            <text:p>9.276</text:p>
          </table:table-cell>
          <table:table-cell office:value-type="float" office:value="14458" calcext:value-type="float">
            <text:p>14458</text:p>
          </table:table-cell>
          <table:table-cell office:value-type="float" office:value="6836" calcext:value-type="float">
            <text:p>6836</text:p>
          </table:table-cell>
          <table:table-cell office:value-type="float" office:value="207" calcext:value-type="float">
            <text:p>207</text:p>
          </table:table-cell>
          <table:table-cell office:value-type="float" office:value="699" calcext:value-type="float">
            <text:p>699</text:p>
          </table:table-cell>
          <table:table-cell office:value-type="float" office:value="9.88" calcext:value-type="float">
            <text:p>9.88</text:p>
          </table:table-cell>
          <table:table-cell office:value-type="float" office:value="9.032" calcext:value-type="float">
            <text:p>9.032</text:p>
          </table:table-cell>
          <table:table-cell office:value-type="float" office:value="14235" calcext:value-type="float">
            <text:p>14235</text:p>
          </table:table-cell>
          <table:table-cell office:value-type="float" office:value="6748" calcext:value-type="float">
            <text:p>6748</text:p>
          </table:table-cell>
          <table:table-cell office:value-type="float" office:value="196" calcext:value-type="float">
            <text:p>196</text:p>
          </table:table-cell>
          <table:table-cell office:value-type="float" office:value="487" calcext:value-type="float">
            <text:p>487</text:p>
          </table:table-cell>
          <table:table-cell office:value-type="float" office:value="9.56" calcext:value-type="float">
            <text:p>9.56</text:p>
          </table:table-cell>
          <table:table-cell office:value-type="float" office:value="9.082" calcext:value-type="float">
            <text:p>9.082</text:p>
          </table:table-cell>
          <table:table-cell office:value-type="float" office:value="15959" calcext:value-type="float">
            <text:p>15959</text:p>
          </table:table-cell>
          <table:table-cell office:value-type="float" office:value="7478" calcext:value-type="float">
            <text:p>7478</text:p>
          </table:table-cell>
          <table:table-cell office:value-type="float" office:value="183" calcext:value-type="float">
            <text:p>183</text:p>
          </table:table-cell>
          <table:table-cell office:value-type="float" office:value="217" calcext:value-type="float">
            <text:p>217</text:p>
          </table:table-cell>
          <table:table-cell office:value-type="float" office:value="9.92" calcext:value-type="float">
            <text:p>9.92</text:p>
          </table:table-cell>
          <table:table-cell office:value-type="float" office:value="9.355" calcext:value-type="float">
            <text:p>9.355</text:p>
          </table:table-cell>
          <table:table-cell office:value-type="float" office:value="20545" calcext:value-type="float">
            <text:p>20545</text:p>
          </table:table-cell>
          <table:table-cell office:value-type="float" office:value="8650" calcext:value-type="float">
            <text:p>8650</text:p>
          </table:table-cell>
          <table:table-cell office:value-type="float" office:value="182" calcext:value-type="float">
            <text:p>182</text:p>
          </table:table-cell>
          <table:table-cell office:value-type="float" office:value="163" calcext:value-type="float">
            <text:p>163</text:p>
          </table:table-cell>
          <table:table-cell office:value-type="float" office:value="9.84" calcext:value-type="float">
            <text:p>9.84</text:p>
          </table:table-cell>
          <table:table-cell office:value-type="float" office:value="9.248" calcext:value-type="float">
            <text:p>9.248</text:p>
          </table:table-cell>
          <table:table-cell office:value-type="float" office:value="17930" calcext:value-type="float">
            <text:p>17930</text:p>
          </table:table-cell>
          <table:table-cell office:value-type="float" office:value="7975" calcext:value-type="float">
            <text:p>7975</text:p>
          </table:table-cell>
          <table:table-cell office:value-type="float" office:value="189" calcext:value-type="float">
            <text:p>189</text:p>
          </table:table-cell>
          <table:table-cell office:value-type="float" office:value="312" calcext:value-type="float">
            <text:p>312</text:p>
          </table:table-cell>
          <table:table-cell table:formula="of:=MIN([.$H42];[#REF!];[.$N42];[#REF!];[.$T42];[#REF!];[.$Z42];[#REF!];[.$AF42];[#REF!];[.$AL42];[#REF!])" office:value-type="string" office:string-value="" calcext:value-type="error">
            <text:p>#REF!</text:p>
          </table:table-cell>
          <table:table-cell table:formula="of:=MIN([.$I42];[#REF!];[.$O42];[#REF!];[.$U42];[#REF!];[.$AA42];[#REF!];[.$AG42];[#REF!];[.$AM42];[#REF!])" office:value-type="string" office:string-value="" calcext:value-type="error">
            <text:p>#REF!</text:p>
          </table:table-cell>
          <table:table-cell table:formula="of:=MIN([.$J42];[#REF!];[.$P42];[#REF!];[.$V42];[#REF!];[.$AB42];[#REF!];[.$AH42];[#REF!];[.$AN42];[#REF!])" office:value-type="string" office:string-value="" calcext:value-type="error">
            <text:p>#REF!</text:p>
          </table:table-cell>
          <table:table-cell table:formula="of:=MIN([.$K42];[#REF!];[.$Q42];[#REF!];[.$W42];[#REF!];[.$AC42];[#REF!];[.$AI42];[#REF!];[.$AO42];[#REF!])" office:value-type="string" office:string-value="" calcext:value-type="error">
            <text:p>#REF!</text:p>
          </table:table-cell>
          <table:table-cell table:formula="of:=MIN([.$L42];[#REF!];[.$R42];[#REF!];[.$X42];[#REF!];[.$AD42];[#REF!];[.$AJ42];[#REF!];[.$AP42];[#REF!])" office:value-type="string" office:string-value="" calcext:value-type="error">
            <text:p>#REF!</text:p>
          </table:table-cell>
          <table:table-cell table:formula="of:=MIN([.$M42];[#REF!];[.$S42];[#REF!];[.$Y42];[#REF!];[.$AE42];[#REF!];[.$AK42];[#REF!];[.$AQ42];[#REF!])" office:value-type="string" office:string-value="" calcext:value-type="error">
            <text:p>#REF!</text:p>
          </table:table-cell>
          <table:table-cell table:formula="of:=MEDIAN([.$H42];[#REF!];[.$N42];[#REF!];[.$T42];[#REF!];[.$Z42];[#REF!];[.$AF42];[#REF!];[.$AL42];[#REF!])" office:value-type="string" office:string-value="" calcext:value-type="error">
            <text:p>#REF!</text:p>
          </table:table-cell>
          <table:table-cell table:formula="of:=MEDIAN([.$I42];[#REF!];[.$O42];[#REF!];[.$U42];[#REF!];[.$AA42];[#REF!];[.$AG42];[#REF!];[.$AM42];[#REF!])" office:value-type="string" office:string-value="" calcext:value-type="error">
            <text:p>#REF!</text:p>
          </table:table-cell>
          <table:table-cell table:formula="of:=MEDIAN([.$J42];[#REF!];[.$P42];[#REF!];[.$V42];[#REF!];[.$AB42];[#REF!];[.$AH42];[#REF!];[.$AN42];[#REF!])" office:value-type="string" office:string-value="" calcext:value-type="error">
            <text:p>#REF!</text:p>
          </table:table-cell>
          <table:table-cell table:formula="of:=MEDIAN([.$K42];[#REF!];[.$Q42];[#REF!];[.$W42];[#REF!];[.$AC42];[#REF!];[.$AI42];[#REF!];[.$AO42];[#REF!])" office:value-type="string" office:string-value="" calcext:value-type="error">
            <text:p>#REF!</text:p>
          </table:table-cell>
          <table:table-cell table:formula="of:=MEDIAN([.$L42];[#REF!];[.$R42];[#REF!];[.$X42];[#REF!];[.$AD42];[#REF!];[.$AJ42];[#REF!];[.$AP42];[#REF!])" office:value-type="string" office:string-value="" calcext:value-type="error">
            <text:p>#REF!</text:p>
          </table:table-cell>
          <table:table-cell table:formula="of:=MEDIAN([.$M42];[#REF!];[.$S42];[#REF!];[.$Y42];[#REF!];[.$AE42];[#REF!];[.$AK42];[#REF!];[.$AQ42];[#REF!])" office:value-type="string" office:string-value="" calcext:value-type="error">
            <text:p>#REF!</text:p>
          </table:table-cell>
          <table:table-cell table:formula="of:=MAX([.$H42];[#REF!];[.$N42];[#REF!];[.$T42];[#REF!];[.$Z42];[#REF!];[.$AF42];[#REF!];[.$AL42];[#REF!])" office:value-type="string" office:string-value="" calcext:value-type="error">
            <text:p>#REF!</text:p>
          </table:table-cell>
          <table:table-cell table:formula="of:=MAX([.$I42];[#REF!];[.$O42];[#REF!];[.$U42];[#REF!];[.$AA42];[#REF!];[.$AG42];[#REF!];[.$AM42];[#REF!])" office:value-type="string" office:string-value="" calcext:value-type="error">
            <text:p>#REF!</text:p>
          </table:table-cell>
          <table:table-cell table:formula="of:=MAX([.$J42];[#REF!];[.$P42];[#REF!];[.$V42];[#REF!];[.$AB42];[#REF!];[.$AH42];[#REF!];[.$AN42];[#REF!])" office:value-type="string" office:string-value="" calcext:value-type="error">
            <text:p>#REF!</text:p>
          </table:table-cell>
          <table:table-cell table:formula="of:=MAX([.$K42];[#REF!];[.$Q42];[#REF!];[.$W42];[#REF!];[.$AC42];[#REF!];[.$AI42];[#REF!];[.$AO42];[#REF!])" office:value-type="string" office:string-value="" calcext:value-type="error">
            <text:p>#REF!</text:p>
          </table:table-cell>
          <table:table-cell table:formula="of:=MAX([.$L42];[#REF!];[.$R42];[#REF!];[.$X42];[#REF!];[.$AD42];[#REF!];[.$AJ42];[#REF!];[.$AP42];[#REF!])" office:value-type="string" office:string-value="" calcext:value-type="error">
            <text:p>#REF!</text:p>
          </table:table-cell>
          <table:table-cell table:formula="of:=MAX([.$M42];[#REF!];[.$S42];[#REF!];[.$Y42];[#REF!];[.$AE42];[#REF!];[.$AK42];[#REF!];[.$AQ42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driverlog-strips-automatic/instances/instance-13.lp</text:p>
          </table:table-cell>
          <table:table-cell office:value-type="float" office:value="2.38" calcext:value-type="float">
            <text:p>2.38</text:p>
          </table:table-cell>
          <table:table-cell office:value-type="float" office:value="1.788" calcext:value-type="float">
            <text:p>1.788</text:p>
          </table:table-cell>
          <table:table-cell office:value-type="float" office:value="1510" calcext:value-type="float">
            <text:p>1510</text:p>
          </table:table-cell>
          <table:table-cell office:value-type="float" office:value="614" calcext:value-type="float">
            <text:p>6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0.87" calcext:value-type="float">
            <text:p>10.87</text:p>
          </table:table-cell>
          <table:table-cell office:value-type="float" office:value="10.398" calcext:value-type="float">
            <text:p>10.398</text:p>
          </table:table-cell>
          <table:table-cell office:value-type="float" office:value="3366" calcext:value-type="float">
            <text:p>3366</text:p>
          </table:table-cell>
          <table:table-cell office:value-type="float" office:value="1171" calcext:value-type="float">
            <text:p>1171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10.75" calcext:value-type="float">
            <text:p>10.75</text:p>
          </table:table-cell>
          <table:table-cell office:value-type="float" office:value="10.183" calcext:value-type="float">
            <text:p>10.183</text:p>
          </table:table-cell>
          <table:table-cell office:value-type="float" office:value="2355" calcext:value-type="float">
            <text:p>2355</text:p>
          </table:table-cell>
          <table:table-cell office:value-type="float" office:value="778" calcext:value-type="float">
            <text:p>778</text:p>
          </table:table-cell>
          <table:table-cell office:value-type="float" office:value="224" calcext:value-type="float">
            <text:p>224</text:p>
          </table:table-cell>
          <table:table-cell office:value-type="float" office:value="111" calcext:value-type="float">
            <text:p>111</text:p>
          </table:table-cell>
          <table:table-cell office:value-type="float" office:value="11.42" calcext:value-type="float">
            <text:p>11.42</text:p>
          </table:table-cell>
          <table:table-cell office:value-type="float" office:value="10.923" calcext:value-type="float">
            <text:p>10.923</text:p>
          </table:table-cell>
          <table:table-cell office:value-type="float" office:value="2355" calcext:value-type="float">
            <text:p>2355</text:p>
          </table:table-cell>
          <table:table-cell office:value-type="float" office:value="778" calcext:value-type="float">
            <text:p>778</text:p>
          </table:table-cell>
          <table:table-cell office:value-type="float" office:value="225" calcext:value-type="float">
            <text:p>225</text:p>
          </table:table-cell>
          <table:table-cell office:value-type="float" office:value="111" calcext:value-type="float">
            <text:p>111</text:p>
          </table:table-cell>
          <table:table-cell office:value-type="float" office:value="10.62" calcext:value-type="float">
            <text:p>10.62</text:p>
          </table:table-cell>
          <table:table-cell office:value-type="float" office:value="10.142" calcext:value-type="float">
            <text:p>10.142</text:p>
          </table:table-cell>
          <table:table-cell office:value-type="float" office:value="2355" calcext:value-type="float">
            <text:p>2355</text:p>
          </table:table-cell>
          <table:table-cell office:value-type="float" office:value="778" calcext:value-type="float">
            <text:p>778</text:p>
          </table:table-cell>
          <table:table-cell office:value-type="float" office:value="225" calcext:value-type="float">
            <text:p>225</text:p>
          </table:table-cell>
          <table:table-cell office:value-type="float" office:value="111" calcext:value-type="float">
            <text:p>111</text:p>
          </table:table-cell>
          <table:table-cell office:value-type="float" office:value="10.58" calcext:value-type="float">
            <text:p>10.58</text:p>
          </table:table-cell>
          <table:table-cell office:value-type="float" office:value="10.129" calcext:value-type="float">
            <text:p>10.129</text:p>
          </table:table-cell>
          <table:table-cell office:value-type="float" office:value="3120" calcext:value-type="float">
            <text:p>3120</text:p>
          </table:table-cell>
          <table:table-cell office:value-type="float" office:value="1068" calcext:value-type="float">
            <text:p>1068</text:p>
          </table:table-cell>
          <table:table-cell office:value-type="float" office:value="224" calcext:value-type="float">
            <text:p>224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10.507" calcext:value-type="float">
            <text:p>10.507</text:p>
          </table:table-cell>
          <table:table-cell office:value-type="float" office:value="3680" calcext:value-type="float">
            <text:p>3680</text:p>
          </table:table-cell>
          <table:table-cell office:value-type="float" office:value="1189" calcext:value-type="float">
            <text:p>1189</text:p>
          </table:table-cell>
          <table:table-cell office:value-type="float" office:value="224" calcext:value-type="float">
            <text:p>224</text:p>
          </table:table-cell>
          <table:table-cell office:value-type="float" office:value="101" calcext:value-type="float">
            <text:p>101</text:p>
          </table:table-cell>
          <table:table-cell table:formula="of:=MIN([.$H43];[#REF!];[.$N43];[#REF!];[.$T43];[#REF!];[.$Z43];[#REF!];[.$AF43];[#REF!];[.$AL43];[#REF!])" office:value-type="string" office:string-value="" calcext:value-type="error">
            <text:p>#REF!</text:p>
          </table:table-cell>
          <table:table-cell table:formula="of:=MIN([.$I43];[#REF!];[.$O43];[#REF!];[.$U43];[#REF!];[.$AA43];[#REF!];[.$AG43];[#REF!];[.$AM43];[#REF!])" office:value-type="string" office:string-value="" calcext:value-type="error">
            <text:p>#REF!</text:p>
          </table:table-cell>
          <table:table-cell table:formula="of:=MIN([.$J43];[#REF!];[.$P43];[#REF!];[.$V43];[#REF!];[.$AB43];[#REF!];[.$AH43];[#REF!];[.$AN43];[#REF!])" office:value-type="string" office:string-value="" calcext:value-type="error">
            <text:p>#REF!</text:p>
          </table:table-cell>
          <table:table-cell table:formula="of:=MIN([.$K43];[#REF!];[.$Q43];[#REF!];[.$W43];[#REF!];[.$AC43];[#REF!];[.$AI43];[#REF!];[.$AO43];[#REF!])" office:value-type="string" office:string-value="" calcext:value-type="error">
            <text:p>#REF!</text:p>
          </table:table-cell>
          <table:table-cell table:formula="of:=MIN([.$L43];[#REF!];[.$R43];[#REF!];[.$X43];[#REF!];[.$AD43];[#REF!];[.$AJ43];[#REF!];[.$AP43];[#REF!])" office:value-type="string" office:string-value="" calcext:value-type="error">
            <text:p>#REF!</text:p>
          </table:table-cell>
          <table:table-cell table:formula="of:=MIN([.$M43];[#REF!];[.$S43];[#REF!];[.$Y43];[#REF!];[.$AE43];[#REF!];[.$AK43];[#REF!];[.$AQ43];[#REF!])" office:value-type="string" office:string-value="" calcext:value-type="error">
            <text:p>#REF!</text:p>
          </table:table-cell>
          <table:table-cell table:formula="of:=MEDIAN([.$H43];[#REF!];[.$N43];[#REF!];[.$T43];[#REF!];[.$Z43];[#REF!];[.$AF43];[#REF!];[.$AL43];[#REF!])" office:value-type="string" office:string-value="" calcext:value-type="error">
            <text:p>#REF!</text:p>
          </table:table-cell>
          <table:table-cell table:formula="of:=MEDIAN([.$I43];[#REF!];[.$O43];[#REF!];[.$U43];[#REF!];[.$AA43];[#REF!];[.$AG43];[#REF!];[.$AM43];[#REF!])" office:value-type="string" office:string-value="" calcext:value-type="error">
            <text:p>#REF!</text:p>
          </table:table-cell>
          <table:table-cell table:formula="of:=MEDIAN([.$J43];[#REF!];[.$P43];[#REF!];[.$V43];[#REF!];[.$AB43];[#REF!];[.$AH43];[#REF!];[.$AN43];[#REF!])" office:value-type="string" office:string-value="" calcext:value-type="error">
            <text:p>#REF!</text:p>
          </table:table-cell>
          <table:table-cell table:formula="of:=MEDIAN([.$K43];[#REF!];[.$Q43];[#REF!];[.$W43];[#REF!];[.$AC43];[#REF!];[.$AI43];[#REF!];[.$AO43];[#REF!])" office:value-type="string" office:string-value="" calcext:value-type="error">
            <text:p>#REF!</text:p>
          </table:table-cell>
          <table:table-cell table:formula="of:=MEDIAN([.$L43];[#REF!];[.$R43];[#REF!];[.$X43];[#REF!];[.$AD43];[#REF!];[.$AJ43];[#REF!];[.$AP43];[#REF!])" office:value-type="string" office:string-value="" calcext:value-type="error">
            <text:p>#REF!</text:p>
          </table:table-cell>
          <table:table-cell table:formula="of:=MEDIAN([.$M43];[#REF!];[.$S43];[#REF!];[.$Y43];[#REF!];[.$AE43];[#REF!];[.$AK43];[#REF!];[.$AQ43];[#REF!])" office:value-type="string" office:string-value="" calcext:value-type="error">
            <text:p>#REF!</text:p>
          </table:table-cell>
          <table:table-cell table:formula="of:=MAX([.$H43];[#REF!];[.$N43];[#REF!];[.$T43];[#REF!];[.$Z43];[#REF!];[.$AF43];[#REF!];[.$AL43];[#REF!])" office:value-type="string" office:string-value="" calcext:value-type="error">
            <text:p>#REF!</text:p>
          </table:table-cell>
          <table:table-cell table:formula="of:=MAX([.$I43];[#REF!];[.$O43];[#REF!];[.$U43];[#REF!];[.$AA43];[#REF!];[.$AG43];[#REF!];[.$AM43];[#REF!])" office:value-type="string" office:string-value="" calcext:value-type="error">
            <text:p>#REF!</text:p>
          </table:table-cell>
          <table:table-cell table:formula="of:=MAX([.$J43];[#REF!];[.$P43];[#REF!];[.$V43];[#REF!];[.$AB43];[#REF!];[.$AH43];[#REF!];[.$AN43];[#REF!])" office:value-type="string" office:string-value="" calcext:value-type="error">
            <text:p>#REF!</text:p>
          </table:table-cell>
          <table:table-cell table:formula="of:=MAX([.$K43];[#REF!];[.$Q43];[#REF!];[.$W43];[#REF!];[.$AC43];[#REF!];[.$AI43];[#REF!];[.$AO43];[#REF!])" office:value-type="string" office:string-value="" calcext:value-type="error">
            <text:p>#REF!</text:p>
          </table:table-cell>
          <table:table-cell table:formula="of:=MAX([.$L43];[#REF!];[.$R43];[#REF!];[.$X43];[#REF!];[.$AD43];[#REF!];[.$AJ43];[#REF!];[.$AP43];[#REF!])" office:value-type="string" office:string-value="" calcext:value-type="error">
            <text:p>#REF!</text:p>
          </table:table-cell>
          <table:table-cell table:formula="of:=MAX([.$M43];[#REF!];[.$S43];[#REF!];[.$Y43];[#REF!];[.$AE43];[#REF!];[.$AK43];[#REF!];[.$AQ43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driverlog-strips-automatic/instances/instance-14.lp</text:p>
          </table:table-cell>
          <table:table-cell office:value-type="float" office:value="2.38" calcext:value-type="float">
            <text:p>2.38</text:p>
          </table:table-cell>
          <table:table-cell office:value-type="float" office:value="1.815" calcext:value-type="float">
            <text:p>1.815</text:p>
          </table:table-cell>
          <table:table-cell office:value-type="float" office:value="1638" calcext:value-type="float">
            <text:p>1638</text:p>
          </table:table-cell>
          <table:table-cell office:value-type="float" office:value="873" calcext:value-type="float">
            <text:p>873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0.82" calcext:value-type="float">
            <text:p>10.82</text:p>
          </table:table-cell>
          <table:table-cell office:value-type="float" office:value="10.271" calcext:value-type="float">
            <text:p>10.271</text:p>
          </table:table-cell>
          <table:table-cell office:value-type="float" office:value="4611" calcext:value-type="float">
            <text:p>4611</text:p>
          </table:table-cell>
          <table:table-cell office:value-type="float" office:value="1364" calcext:value-type="float">
            <text:p>1364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11.1" calcext:value-type="float">
            <text:p>11.1</text:p>
          </table:table-cell>
          <table:table-cell office:value-type="float" office:value="10.51" calcext:value-type="float">
            <text:p>10.51</text:p>
          </table:table-cell>
          <table:table-cell office:value-type="float" office:value="1421" calcext:value-type="float">
            <text:p>1421</text:p>
          </table:table-cell>
          <table:table-cell office:value-type="float" office:value="542" calcext:value-type="float">
            <text:p>542</text:p>
          </table:table-cell>
          <table:table-cell office:value-type="float" office:value="229" calcext:value-type="float">
            <text:p>229</text:p>
          </table:table-cell>
          <table:table-cell office:value-type="float" office:value="223" calcext:value-type="float">
            <text:p>223</text:p>
          </table:table-cell>
          <table:table-cell office:value-type="float" office:value="10.76" calcext:value-type="float">
            <text:p>10.76</text:p>
          </table:table-cell>
          <table:table-cell office:value-type="float" office:value="10.174" calcext:value-type="float">
            <text:p>10.174</text:p>
          </table:table-cell>
          <table:table-cell office:value-type="float" office:value="1421" calcext:value-type="float">
            <text:p>1421</text:p>
          </table:table-cell>
          <table:table-cell office:value-type="float" office:value="542" calcext:value-type="float">
            <text:p>542</text:p>
          </table:table-cell>
          <table:table-cell office:value-type="float" office:value="226" calcext:value-type="float">
            <text:p>226</text:p>
          </table:table-cell>
          <table:table-cell office:value-type="float" office:value="223" calcext:value-type="float">
            <text:p>223</text:p>
          </table:table-cell>
          <table:table-cell office:value-type="float" office:value="11.62" calcext:value-type="float">
            <text:p>11.62</text:p>
          </table:table-cell>
          <table:table-cell office:value-type="float" office:value="11.013" calcext:value-type="float">
            <text:p>11.013</text:p>
          </table:table-cell>
          <table:table-cell office:value-type="float" office:value="1421" calcext:value-type="float">
            <text:p>1421</text:p>
          </table:table-cell>
          <table:table-cell office:value-type="float" office:value="542" calcext:value-type="float">
            <text:p>542</text:p>
          </table:table-cell>
          <table:table-cell office:value-type="float" office:value="233" calcext:value-type="float">
            <text:p>233</text:p>
          </table:table-cell>
          <table:table-cell office:value-type="float" office:value="223" calcext:value-type="float">
            <text:p>223</text:p>
          </table:table-cell>
          <table:table-cell office:value-type="float" office:value="11.06" calcext:value-type="float">
            <text:p>11.06</text:p>
          </table:table-cell>
          <table:table-cell office:value-type="float" office:value="10.512" calcext:value-type="float">
            <text:p>10.512</text:p>
          </table:table-cell>
          <table:table-cell office:value-type="float" office:value="4747" calcext:value-type="float">
            <text:p>4747</text:p>
          </table:table-cell>
          <table:table-cell office:value-type="float" office:value="1369" calcext:value-type="float">
            <text:p>1369</text:p>
          </table:table-cell>
          <table:table-cell office:value-type="float" office:value="226" calcext:value-type="float">
            <text:p>226</text:p>
          </table:table-cell>
          <table:table-cell office:value-type="float" office:value="117" calcext:value-type="float">
            <text:p>117</text:p>
          </table:table-cell>
          <table:table-cell office:value-type="float" office:value="10.73" calcext:value-type="float">
            <text:p>10.73</text:p>
          </table:table-cell>
          <table:table-cell office:value-type="float" office:value="10.163" calcext:value-type="float">
            <text:p>10.163</text:p>
          </table:table-cell>
          <table:table-cell office:value-type="float" office:value="1416" calcext:value-type="float">
            <text:p>1416</text:p>
          </table:table-cell>
          <table:table-cell office:value-type="float" office:value="542" calcext:value-type="float">
            <text:p>542</text:p>
          </table:table-cell>
          <table:table-cell office:value-type="float" office:value="231" calcext:value-type="float">
            <text:p>231</text:p>
          </table:table-cell>
          <table:table-cell office:value-type="float" office:value="205" calcext:value-type="float">
            <text:p>205</text:p>
          </table:table-cell>
          <table:table-cell table:formula="of:=MIN([.$H44];[#REF!];[.$N44];[#REF!];[.$T44];[#REF!];[.$Z44];[#REF!];[.$AF44];[#REF!];[.$AL44];[#REF!])" office:value-type="string" office:string-value="" calcext:value-type="error">
            <text:p>#REF!</text:p>
          </table:table-cell>
          <table:table-cell table:formula="of:=MIN([.$I44];[#REF!];[.$O44];[#REF!];[.$U44];[#REF!];[.$AA44];[#REF!];[.$AG44];[#REF!];[.$AM44];[#REF!])" office:value-type="string" office:string-value="" calcext:value-type="error">
            <text:p>#REF!</text:p>
          </table:table-cell>
          <table:table-cell table:formula="of:=MIN([.$J44];[#REF!];[.$P44];[#REF!];[.$V44];[#REF!];[.$AB44];[#REF!];[.$AH44];[#REF!];[.$AN44];[#REF!])" office:value-type="string" office:string-value="" calcext:value-type="error">
            <text:p>#REF!</text:p>
          </table:table-cell>
          <table:table-cell table:formula="of:=MIN([.$K44];[#REF!];[.$Q44];[#REF!];[.$W44];[#REF!];[.$AC44];[#REF!];[.$AI44];[#REF!];[.$AO44];[#REF!])" office:value-type="string" office:string-value="" calcext:value-type="error">
            <text:p>#REF!</text:p>
          </table:table-cell>
          <table:table-cell table:formula="of:=MIN([.$L44];[#REF!];[.$R44];[#REF!];[.$X44];[#REF!];[.$AD44];[#REF!];[.$AJ44];[#REF!];[.$AP44];[#REF!])" office:value-type="string" office:string-value="" calcext:value-type="error">
            <text:p>#REF!</text:p>
          </table:table-cell>
          <table:table-cell table:formula="of:=MIN([.$M44];[#REF!];[.$S44];[#REF!];[.$Y44];[#REF!];[.$AE44];[#REF!];[.$AK44];[#REF!];[.$AQ44];[#REF!])" office:value-type="string" office:string-value="" calcext:value-type="error">
            <text:p>#REF!</text:p>
          </table:table-cell>
          <table:table-cell table:formula="of:=MEDIAN([.$H44];[#REF!];[.$N44];[#REF!];[.$T44];[#REF!];[.$Z44];[#REF!];[.$AF44];[#REF!];[.$AL44];[#REF!])" office:value-type="string" office:string-value="" calcext:value-type="error">
            <text:p>#REF!</text:p>
          </table:table-cell>
          <table:table-cell table:formula="of:=MEDIAN([.$I44];[#REF!];[.$O44];[#REF!];[.$U44];[#REF!];[.$AA44];[#REF!];[.$AG44];[#REF!];[.$AM44];[#REF!])" office:value-type="string" office:string-value="" calcext:value-type="error">
            <text:p>#REF!</text:p>
          </table:table-cell>
          <table:table-cell table:formula="of:=MEDIAN([.$J44];[#REF!];[.$P44];[#REF!];[.$V44];[#REF!];[.$AB44];[#REF!];[.$AH44];[#REF!];[.$AN44];[#REF!])" office:value-type="string" office:string-value="" calcext:value-type="error">
            <text:p>#REF!</text:p>
          </table:table-cell>
          <table:table-cell table:formula="of:=MEDIAN([.$K44];[#REF!];[.$Q44];[#REF!];[.$W44];[#REF!];[.$AC44];[#REF!];[.$AI44];[#REF!];[.$AO44];[#REF!])" office:value-type="string" office:string-value="" calcext:value-type="error">
            <text:p>#REF!</text:p>
          </table:table-cell>
          <table:table-cell table:formula="of:=MEDIAN([.$L44];[#REF!];[.$R44];[#REF!];[.$X44];[#REF!];[.$AD44];[#REF!];[.$AJ44];[#REF!];[.$AP44];[#REF!])" office:value-type="string" office:string-value="" calcext:value-type="error">
            <text:p>#REF!</text:p>
          </table:table-cell>
          <table:table-cell table:formula="of:=MEDIAN([.$M44];[#REF!];[.$S44];[#REF!];[.$Y44];[#REF!];[.$AE44];[#REF!];[.$AK44];[#REF!];[.$AQ44];[#REF!])" office:value-type="string" office:string-value="" calcext:value-type="error">
            <text:p>#REF!</text:p>
          </table:table-cell>
          <table:table-cell table:formula="of:=MAX([.$H44];[#REF!];[.$N44];[#REF!];[.$T44];[#REF!];[.$Z44];[#REF!];[.$AF44];[#REF!];[.$AL44];[#REF!])" office:value-type="string" office:string-value="" calcext:value-type="error">
            <text:p>#REF!</text:p>
          </table:table-cell>
          <table:table-cell table:formula="of:=MAX([.$I44];[#REF!];[.$O44];[#REF!];[.$U44];[#REF!];[.$AA44];[#REF!];[.$AG44];[#REF!];[.$AM44];[#REF!])" office:value-type="string" office:string-value="" calcext:value-type="error">
            <text:p>#REF!</text:p>
          </table:table-cell>
          <table:table-cell table:formula="of:=MAX([.$J44];[#REF!];[.$P44];[#REF!];[.$V44];[#REF!];[.$AB44];[#REF!];[.$AH44];[#REF!];[.$AN44];[#REF!])" office:value-type="string" office:string-value="" calcext:value-type="error">
            <text:p>#REF!</text:p>
          </table:table-cell>
          <table:table-cell table:formula="of:=MAX([.$K44];[#REF!];[.$Q44];[#REF!];[.$W44];[#REF!];[.$AC44];[#REF!];[.$AI44];[#REF!];[.$AO44];[#REF!])" office:value-type="string" office:string-value="" calcext:value-type="error">
            <text:p>#REF!</text:p>
          </table:table-cell>
          <table:table-cell table:formula="of:=MAX([.$L44];[#REF!];[.$R44];[#REF!];[.$X44];[#REF!];[.$AD44];[#REF!];[.$AJ44];[#REF!];[.$AP44];[#REF!])" office:value-type="string" office:string-value="" calcext:value-type="error">
            <text:p>#REF!</text:p>
          </table:table-cell>
          <table:table-cell table:formula="of:=MAX([.$M44];[#REF!];[.$S44];[#REF!];[.$Y44];[#REF!];[.$AE44];[#REF!];[.$AK44];[#REF!];[.$AQ44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driverlog-strips-automatic/instances/instance-15.lp</text:p>
          </table:table-cell>
          <table:table-cell office:value-type="float" office:value="8.57" calcext:value-type="float">
            <text:p>8.57</text:p>
          </table:table-cell>
          <table:table-cell office:value-type="float" office:value="6.53" calcext:value-type="float">
            <text:p>6.53</text:p>
          </table:table-cell>
          <table:table-cell office:value-type="float" office:value="5437" calcext:value-type="float">
            <text:p>5437</text:p>
          </table:table-cell>
          <table:table-cell office:value-type="float" office:value="2747" calcext:value-type="float">
            <text:p>2747</text:p>
          </table:table-cell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41.62" calcext:value-type="float">
            <text:p>41.62</text:p>
          </table:table-cell>
          <table:table-cell office:value-type="float" office:value="40.25" calcext:value-type="float">
            <text:p>40.25</text:p>
          </table:table-cell>
          <table:table-cell office:value-type="float" office:value="19017" calcext:value-type="float">
            <text:p>19017</text:p>
          </table:table-cell>
          <table:table-cell office:value-type="float" office:value="4749" calcext:value-type="float">
            <text:p>4749</text:p>
          </table:table-cell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office:value-type="float" office:value="41.09" calcext:value-type="float">
            <text:p>41.09</text:p>
          </table:table-cell>
          <table:table-cell office:value-type="float" office:value="39.685" calcext:value-type="float">
            <text:p>39.685</text:p>
          </table:table-cell>
          <table:table-cell office:value-type="float" office:value="8307" calcext:value-type="float">
            <text:p>8307</text:p>
          </table:table-cell>
          <table:table-cell office:value-type="float" office:value="2031" calcext:value-type="float">
            <text:p>2031</text:p>
          </table:table-cell>
          <table:table-cell office:value-type="float" office:value="772" calcext:value-type="float">
            <text:p>772</text:p>
          </table:table-cell>
          <table:table-cell office:value-type="float" office:value="328" calcext:value-type="float">
            <text:p>328</text:p>
          </table:table-cell>
          <table:table-cell office:value-type="float" office:value="40.18" calcext:value-type="float">
            <text:p>40.18</text:p>
          </table:table-cell>
          <table:table-cell office:value-type="float" office:value="38.54" calcext:value-type="float">
            <text:p>38.54</text:p>
          </table:table-cell>
          <table:table-cell office:value-type="float" office:value="8307" calcext:value-type="float">
            <text:p>8307</text:p>
          </table:table-cell>
          <table:table-cell office:value-type="float" office:value="2031" calcext:value-type="float">
            <text:p>2031</text:p>
          </table:table-cell>
          <table:table-cell office:value-type="float" office:value="771" calcext:value-type="float">
            <text:p>771</text:p>
          </table:table-cell>
          <table:table-cell office:value-type="float" office:value="328" calcext:value-type="float">
            <text:p>328</text:p>
          </table:table-cell>
          <table:table-cell office:value-type="float" office:value="40.54" calcext:value-type="float">
            <text:p>40.54</text:p>
          </table:table-cell>
          <table:table-cell office:value-type="float" office:value="39.186" calcext:value-type="float">
            <text:p>39.186</text:p>
          </table:table-cell>
          <table:table-cell office:value-type="float" office:value="5794" calcext:value-type="float">
            <text:p>5794</text:p>
          </table:table-cell>
          <table:table-cell office:value-type="float" office:value="1488" calcext:value-type="float">
            <text:p>1488</text:p>
          </table:table-cell>
          <table:table-cell office:value-type="float" office:value="769" calcext:value-type="float">
            <text:p>769</text:p>
          </table:table-cell>
          <table:table-cell office:value-type="float" office:value="250" calcext:value-type="float">
            <text:p>250</text:p>
          </table:table-cell>
          <table:table-cell office:value-type="float" office:value="41" calcext:value-type="float">
            <text:p>41</text:p>
          </table:table-cell>
          <table:table-cell office:value-type="float" office:value="39.582" calcext:value-type="float">
            <text:p>39.582</text:p>
          </table:table-cell>
          <table:table-cell office:value-type="float" office:value="13776" calcext:value-type="float">
            <text:p>13776</text:p>
          </table:table-cell>
          <table:table-cell office:value-type="float" office:value="3706" calcext:value-type="float">
            <text:p>3706</text:p>
          </table:table-cell>
          <table:table-cell office:value-type="float" office:value="768" calcext:value-type="float">
            <text:p>768</text:p>
          </table:table-cell>
          <table:table-cell office:value-type="float" office:value="179" calcext:value-type="float">
            <text:p>179</text:p>
          </table:table-cell>
          <table:table-cell office:value-type="float" office:value="40.75" calcext:value-type="float">
            <text:p>40.75</text:p>
          </table:table-cell>
          <table:table-cell office:value-type="float" office:value="39.298" calcext:value-type="float">
            <text:p>39.298</text:p>
          </table:table-cell>
          <table:table-cell office:value-type="float" office:value="8385" calcext:value-type="float">
            <text:p>8385</text:p>
          </table:table-cell>
          <table:table-cell office:value-type="float" office:value="2289" calcext:value-type="float">
            <text:p>2289</text:p>
          </table:table-cell>
          <table:table-cell office:value-type="float" office:value="769" calcext:value-type="float">
            <text:p>769</text:p>
          </table:table-cell>
          <table:table-cell office:value-type="float" office:value="290" calcext:value-type="float">
            <text:p>290</text:p>
          </table:table-cell>
          <table:table-cell table:formula="of:=MIN([.$H45];[#REF!];[.$N45];[#REF!];[.$T45];[#REF!];[.$Z45];[#REF!];[.$AF45];[#REF!];[.$AL45];[#REF!])" office:value-type="string" office:string-value="" calcext:value-type="error">
            <text:p>#REF!</text:p>
          </table:table-cell>
          <table:table-cell table:formula="of:=MIN([.$I45];[#REF!];[.$O45];[#REF!];[.$U45];[#REF!];[.$AA45];[#REF!];[.$AG45];[#REF!];[.$AM45];[#REF!])" office:value-type="string" office:string-value="" calcext:value-type="error">
            <text:p>#REF!</text:p>
          </table:table-cell>
          <table:table-cell table:formula="of:=MIN([.$J45];[#REF!];[.$P45];[#REF!];[.$V45];[#REF!];[.$AB45];[#REF!];[.$AH45];[#REF!];[.$AN45];[#REF!])" office:value-type="string" office:string-value="" calcext:value-type="error">
            <text:p>#REF!</text:p>
          </table:table-cell>
          <table:table-cell table:formula="of:=MIN([.$K45];[#REF!];[.$Q45];[#REF!];[.$W45];[#REF!];[.$AC45];[#REF!];[.$AI45];[#REF!];[.$AO45];[#REF!])" office:value-type="string" office:string-value="" calcext:value-type="error">
            <text:p>#REF!</text:p>
          </table:table-cell>
          <table:table-cell table:formula="of:=MIN([.$L45];[#REF!];[.$R45];[#REF!];[.$X45];[#REF!];[.$AD45];[#REF!];[.$AJ45];[#REF!];[.$AP45];[#REF!])" office:value-type="string" office:string-value="" calcext:value-type="error">
            <text:p>#REF!</text:p>
          </table:table-cell>
          <table:table-cell table:formula="of:=MIN([.$M45];[#REF!];[.$S45];[#REF!];[.$Y45];[#REF!];[.$AE45];[#REF!];[.$AK45];[#REF!];[.$AQ45];[#REF!])" office:value-type="string" office:string-value="" calcext:value-type="error">
            <text:p>#REF!</text:p>
          </table:table-cell>
          <table:table-cell table:formula="of:=MEDIAN([.$H45];[#REF!];[.$N45];[#REF!];[.$T45];[#REF!];[.$Z45];[#REF!];[.$AF45];[#REF!];[.$AL45];[#REF!])" office:value-type="string" office:string-value="" calcext:value-type="error">
            <text:p>#REF!</text:p>
          </table:table-cell>
          <table:table-cell table:formula="of:=MEDIAN([.$I45];[#REF!];[.$O45];[#REF!];[.$U45];[#REF!];[.$AA45];[#REF!];[.$AG45];[#REF!];[.$AM45];[#REF!])" office:value-type="string" office:string-value="" calcext:value-type="error">
            <text:p>#REF!</text:p>
          </table:table-cell>
          <table:table-cell table:formula="of:=MEDIAN([.$J45];[#REF!];[.$P45];[#REF!];[.$V45];[#REF!];[.$AB45];[#REF!];[.$AH45];[#REF!];[.$AN45];[#REF!])" office:value-type="string" office:string-value="" calcext:value-type="error">
            <text:p>#REF!</text:p>
          </table:table-cell>
          <table:table-cell table:formula="of:=MEDIAN([.$K45];[#REF!];[.$Q45];[#REF!];[.$W45];[#REF!];[.$AC45];[#REF!];[.$AI45];[#REF!];[.$AO45];[#REF!])" office:value-type="string" office:string-value="" calcext:value-type="error">
            <text:p>#REF!</text:p>
          </table:table-cell>
          <table:table-cell table:formula="of:=MEDIAN([.$L45];[#REF!];[.$R45];[#REF!];[.$X45];[#REF!];[.$AD45];[#REF!];[.$AJ45];[#REF!];[.$AP45];[#REF!])" office:value-type="string" office:string-value="" calcext:value-type="error">
            <text:p>#REF!</text:p>
          </table:table-cell>
          <table:table-cell table:formula="of:=MEDIAN([.$M45];[#REF!];[.$S45];[#REF!];[.$Y45];[#REF!];[.$AE45];[#REF!];[.$AK45];[#REF!];[.$AQ45];[#REF!])" office:value-type="string" office:string-value="" calcext:value-type="error">
            <text:p>#REF!</text:p>
          </table:table-cell>
          <table:table-cell table:formula="of:=MAX([.$H45];[#REF!];[.$N45];[#REF!];[.$T45];[#REF!];[.$Z45];[#REF!];[.$AF45];[#REF!];[.$AL45];[#REF!])" office:value-type="string" office:string-value="" calcext:value-type="error">
            <text:p>#REF!</text:p>
          </table:table-cell>
          <table:table-cell table:formula="of:=MAX([.$I45];[#REF!];[.$O45];[#REF!];[.$U45];[#REF!];[.$AA45];[#REF!];[.$AG45];[#REF!];[.$AM45];[#REF!])" office:value-type="string" office:string-value="" calcext:value-type="error">
            <text:p>#REF!</text:p>
          </table:table-cell>
          <table:table-cell table:formula="of:=MAX([.$J45];[#REF!];[.$P45];[#REF!];[.$V45];[#REF!];[.$AB45];[#REF!];[.$AH45];[#REF!];[.$AN45];[#REF!])" office:value-type="string" office:string-value="" calcext:value-type="error">
            <text:p>#REF!</text:p>
          </table:table-cell>
          <table:table-cell table:formula="of:=MAX([.$K45];[#REF!];[.$Q45];[#REF!];[.$W45];[#REF!];[.$AC45];[#REF!];[.$AI45];[#REF!];[.$AO45];[#REF!])" office:value-type="string" office:string-value="" calcext:value-type="error">
            <text:p>#REF!</text:p>
          </table:table-cell>
          <table:table-cell table:formula="of:=MAX([.$L45];[#REF!];[.$R45];[#REF!];[.$X45];[#REF!];[.$AD45];[#REF!];[.$AJ45];[#REF!];[.$AP45];[#REF!])" office:value-type="string" office:string-value="" calcext:value-type="error">
            <text:p>#REF!</text:p>
          </table:table-cell>
          <table:table-cell table:formula="of:=MAX([.$M45];[#REF!];[.$S45];[#REF!];[.$Y45];[#REF!];[.$AE45];[#REF!];[.$AK45];[#REF!];[.$AQ45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driverlog-strips-automatic/instances/instance-17.lp</text:p>
          </table:table-cell>
          <table:table-cell office:value-type="float" office:value="132.35" calcext:value-type="float">
            <text:p>132.35</text:p>
          </table:table-cell>
          <table:table-cell office:value-type="float" office:value="120.343" calcext:value-type="float">
            <text:p>120.343</text:p>
          </table:table-cell>
          <table:table-cell office:value-type="float" office:value="203546" calcext:value-type="float">
            <text:p>203546</text:p>
          </table:table-cell>
          <table:table-cell office:value-type="float" office:value="141056" calcext:value-type="float">
            <text:p>141056</text:p>
          </table:table-cell>
          <table:table-cell office:value-type="float" office:value="1087" calcext:value-type="float">
            <text:p>1087</text:p>
          </table:table-cell>
          <table:table-cell office:value-type="float" office:value="0" calcext:value-type="float">
            <text:p>0</text:p>
          </table:table-cell>
          <table:table-cell office:value-type="float" office:value="231.98" calcext:value-type="float">
            <text:p>231.98</text:p>
          </table:table-cell>
          <table:table-cell office:value-type="float" office:value="226.992" calcext:value-type="float">
            <text:p>226.992</text:p>
          </table:table-cell>
          <table:table-cell office:value-type="float" office:value="2040013" calcext:value-type="float">
            <text:p>2040013</text:p>
          </table:table-cell>
          <table:table-cell office:value-type="float" office:value="119497" calcext:value-type="float">
            <text:p>119497</text:p>
          </table:table-cell>
          <table:table-cell office:value-type="float" office:value="2928" calcext:value-type="float">
            <text:p>2928</text:p>
          </table:table-cell>
          <table:table-cell office:value-type="float" office:value="0" calcext:value-type="float">
            <text:p>0</text:p>
          </table:table-cell>
          <table:table-cell office:value-type="float" office:value="188.8" calcext:value-type="float">
            <text:p>188.8</text:p>
          </table:table-cell>
          <table:table-cell office:value-type="float" office:value="183.599" calcext:value-type="float">
            <text:p>183.599</text:p>
          </table:table-cell>
          <table:table-cell office:value-type="float" office:value="870363" calcext:value-type="float">
            <text:p>870363</text:p>
          </table:table-cell>
          <table:table-cell office:value-type="float" office:value="45483" calcext:value-type="float">
            <text:p>45483</text:p>
          </table:table-cell>
          <table:table-cell office:value-type="float" office:value="2934" calcext:value-type="float">
            <text:p>2934</text:p>
          </table:table-cell>
          <table:table-cell office:value-type="float" office:value="464" calcext:value-type="float">
            <text:p>464</text:p>
          </table:table-cell>
          <table:table-cell office:value-type="float" office:value="189.31" calcext:value-type="float">
            <text:p>189.31</text:p>
          </table:table-cell>
          <table:table-cell office:value-type="float" office:value="183.781" calcext:value-type="float">
            <text:p>183.781</text:p>
          </table:table-cell>
          <table:table-cell office:value-type="float" office:value="870363" calcext:value-type="float">
            <text:p>870363</text:p>
          </table:table-cell>
          <table:table-cell office:value-type="float" office:value="45483" calcext:value-type="float">
            <text:p>45483</text:p>
          </table:table-cell>
          <table:table-cell office:value-type="float" office:value="2934" calcext:value-type="float">
            <text:p>2934</text:p>
          </table:table-cell>
          <table:table-cell office:value-type="float" office:value="464" calcext:value-type="float">
            <text:p>464</text:p>
          </table:table-cell>
          <table:table-cell office:value-type="float" office:value="194.52" calcext:value-type="float">
            <text:p>194.52</text:p>
          </table:table-cell>
          <table:table-cell office:value-type="float" office:value="188.773" calcext:value-type="float">
            <text:p>188.773</text:p>
          </table:table-cell>
          <table:table-cell office:value-type="float" office:value="1050884" calcext:value-type="float">
            <text:p>1050884</text:p>
          </table:table-cell>
          <table:table-cell office:value-type="float" office:value="55375" calcext:value-type="float">
            <text:p>55375</text:p>
          </table:table-cell>
          <table:table-cell office:value-type="float" office:value="2929" calcext:value-type="float">
            <text:p>2929</text:p>
          </table:table-cell>
          <table:table-cell office:value-type="float" office:value="214" calcext:value-type="float">
            <text:p>214</text:p>
          </table:table-cell>
          <table:table-cell office:value-type="float" office:value="198.52" calcext:value-type="float">
            <text:p>198.52</text:p>
          </table:table-cell>
          <table:table-cell office:value-type="float" office:value="193.338" calcext:value-type="float">
            <text:p>193.338</text:p>
          </table:table-cell>
          <table:table-cell office:value-type="float" office:value="1138091" calcext:value-type="float">
            <text:p>1138091</text:p>
          </table:table-cell>
          <table:table-cell office:value-type="float" office:value="65388" calcext:value-type="float">
            <text:p>65388</text:p>
          </table:table-cell>
          <table:table-cell office:value-type="float" office:value="2929" calcext:value-type="float">
            <text:p>2929</text:p>
          </table:table-cell>
          <table:table-cell office:value-type="float" office:value="245" calcext:value-type="float">
            <text:p>245</text:p>
          </table:table-cell>
          <table:table-cell office:value-type="float" office:value="196" calcext:value-type="float">
            <text:p>196</text:p>
          </table:table-cell>
          <table:table-cell office:value-type="float" office:value="190.703" calcext:value-type="float">
            <text:p>190.703</text:p>
          </table:table-cell>
          <table:table-cell office:value-type="float" office:value="1079894" calcext:value-type="float">
            <text:p>1079894</text:p>
          </table:table-cell>
          <table:table-cell office:value-type="float" office:value="60141" calcext:value-type="float">
            <text:p>60141</text:p>
          </table:table-cell>
          <table:table-cell office:value-type="float" office:value="2932" calcext:value-type="float">
            <text:p>2932</text:p>
          </table:table-cell>
          <table:table-cell office:value-type="float" office:value="388" calcext:value-type="float">
            <text:p>388</text:p>
          </table:table-cell>
          <table:table-cell table:formula="of:=MIN([.$H46];[#REF!];[.$N46];[#REF!];[.$T46];[#REF!];[.$Z46];[#REF!];[.$AF46];[#REF!];[.$AL46];[#REF!])" office:value-type="string" office:string-value="" calcext:value-type="error">
            <text:p>#REF!</text:p>
          </table:table-cell>
          <table:table-cell table:formula="of:=MIN([.$I46];[#REF!];[.$O46];[#REF!];[.$U46];[#REF!];[.$AA46];[#REF!];[.$AG46];[#REF!];[.$AM46];[#REF!])" office:value-type="string" office:string-value="" calcext:value-type="error">
            <text:p>#REF!</text:p>
          </table:table-cell>
          <table:table-cell table:formula="of:=MIN([.$J46];[#REF!];[.$P46];[#REF!];[.$V46];[#REF!];[.$AB46];[#REF!];[.$AH46];[#REF!];[.$AN46];[#REF!])" office:value-type="string" office:string-value="" calcext:value-type="error">
            <text:p>#REF!</text:p>
          </table:table-cell>
          <table:table-cell table:formula="of:=MIN([.$K46];[#REF!];[.$Q46];[#REF!];[.$W46];[#REF!];[.$AC46];[#REF!];[.$AI46];[#REF!];[.$AO46];[#REF!])" office:value-type="string" office:string-value="" calcext:value-type="error">
            <text:p>#REF!</text:p>
          </table:table-cell>
          <table:table-cell table:formula="of:=MIN([.$L46];[#REF!];[.$R46];[#REF!];[.$X46];[#REF!];[.$AD46];[#REF!];[.$AJ46];[#REF!];[.$AP46];[#REF!])" office:value-type="string" office:string-value="" calcext:value-type="error">
            <text:p>#REF!</text:p>
          </table:table-cell>
          <table:table-cell table:formula="of:=MIN([.$M46];[#REF!];[.$S46];[#REF!];[.$Y46];[#REF!];[.$AE46];[#REF!];[.$AK46];[#REF!];[.$AQ46];[#REF!])" office:value-type="string" office:string-value="" calcext:value-type="error">
            <text:p>#REF!</text:p>
          </table:table-cell>
          <table:table-cell table:formula="of:=MEDIAN([.$H46];[#REF!];[.$N46];[#REF!];[.$T46];[#REF!];[.$Z46];[#REF!];[.$AF46];[#REF!];[.$AL46];[#REF!])" office:value-type="string" office:string-value="" calcext:value-type="error">
            <text:p>#REF!</text:p>
          </table:table-cell>
          <table:table-cell table:formula="of:=MEDIAN([.$I46];[#REF!];[.$O46];[#REF!];[.$U46];[#REF!];[.$AA46];[#REF!];[.$AG46];[#REF!];[.$AM46];[#REF!])" office:value-type="string" office:string-value="" calcext:value-type="error">
            <text:p>#REF!</text:p>
          </table:table-cell>
          <table:table-cell table:formula="of:=MEDIAN([.$J46];[#REF!];[.$P46];[#REF!];[.$V46];[#REF!];[.$AB46];[#REF!];[.$AH46];[#REF!];[.$AN46];[#REF!])" office:value-type="string" office:string-value="" calcext:value-type="error">
            <text:p>#REF!</text:p>
          </table:table-cell>
          <table:table-cell table:formula="of:=MEDIAN([.$K46];[#REF!];[.$Q46];[#REF!];[.$W46];[#REF!];[.$AC46];[#REF!];[.$AI46];[#REF!];[.$AO46];[#REF!])" office:value-type="string" office:string-value="" calcext:value-type="error">
            <text:p>#REF!</text:p>
          </table:table-cell>
          <table:table-cell table:formula="of:=MEDIAN([.$L46];[#REF!];[.$R46];[#REF!];[.$X46];[#REF!];[.$AD46];[#REF!];[.$AJ46];[#REF!];[.$AP46];[#REF!])" office:value-type="string" office:string-value="" calcext:value-type="error">
            <text:p>#REF!</text:p>
          </table:table-cell>
          <table:table-cell table:formula="of:=MEDIAN([.$M46];[#REF!];[.$S46];[#REF!];[.$Y46];[#REF!];[.$AE46];[#REF!];[.$AK46];[#REF!];[.$AQ46];[#REF!])" office:value-type="string" office:string-value="" calcext:value-type="error">
            <text:p>#REF!</text:p>
          </table:table-cell>
          <table:table-cell table:formula="of:=MAX([.$H46];[#REF!];[.$N46];[#REF!];[.$T46];[#REF!];[.$Z46];[#REF!];[.$AF46];[#REF!];[.$AL46];[#REF!])" office:value-type="string" office:string-value="" calcext:value-type="error">
            <text:p>#REF!</text:p>
          </table:table-cell>
          <table:table-cell table:formula="of:=MAX([.$I46];[#REF!];[.$O46];[#REF!];[.$U46];[#REF!];[.$AA46];[#REF!];[.$AG46];[#REF!];[.$AM46];[#REF!])" office:value-type="string" office:string-value="" calcext:value-type="error">
            <text:p>#REF!</text:p>
          </table:table-cell>
          <table:table-cell table:formula="of:=MAX([.$J46];[#REF!];[.$P46];[#REF!];[.$V46];[#REF!];[.$AB46];[#REF!];[.$AH46];[#REF!];[.$AN46];[#REF!])" office:value-type="string" office:string-value="" calcext:value-type="error">
            <text:p>#REF!</text:p>
          </table:table-cell>
          <table:table-cell table:formula="of:=MAX([.$K46];[#REF!];[.$Q46];[#REF!];[.$W46];[#REF!];[.$AC46];[#REF!];[.$AI46];[#REF!];[.$AO46];[#REF!])" office:value-type="string" office:string-value="" calcext:value-type="error">
            <text:p>#REF!</text:p>
          </table:table-cell>
          <table:table-cell table:formula="of:=MAX([.$L46];[#REF!];[.$R46];[#REF!];[.$X46];[#REF!];[.$AD46];[#REF!];[.$AJ46];[#REF!];[.$AP46];[#REF!])" office:value-type="string" office:string-value="" calcext:value-type="error">
            <text:p>#REF!</text:p>
          </table:table-cell>
          <table:table-cell table:formula="of:=MAX([.$M46];[#REF!];[.$S46];[#REF!];[.$Y46];[#REF!];[.$AE46];[#REF!];[.$AK46];[#REF!];[.$AQ46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driverlog-strips-automatic/instances/instance-18.l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45811" calcext:value-type="float">
            <text:p>845811</text:p>
          </table:table-cell>
          <table:table-cell office:value-type="float" office:value="698070" calcext:value-type="float">
            <text:p>698070</text:p>
          </table:table-cell>
          <table:table-cell office:value-type="float" office:value="2041" calcext:value-type="float">
            <text:p>20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338956" calcext:value-type="float">
            <text:p>8338956</text:p>
          </table:table-cell>
          <table:table-cell office:value-type="float" office:value="584948" calcext:value-type="float">
            <text:p>584948</text:p>
          </table:table-cell>
          <table:table-cell office:value-type="float" office:value="5545" calcext:value-type="float">
            <text:p>55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874210" calcext:value-type="float">
            <text:p>7874210</text:p>
          </table:table-cell>
          <table:table-cell office:value-type="float" office:value="612774" calcext:value-type="float">
            <text:p>612774</text:p>
          </table:table-cell>
          <table:table-cell office:value-type="float" office:value="5549" calcext:value-type="float">
            <text:p>55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825940" calcext:value-type="float">
            <text:p>7825940</text:p>
          </table:table-cell>
          <table:table-cell office:value-type="float" office:value="608516" calcext:value-type="float">
            <text:p>608516</text:p>
          </table:table-cell>
          <table:table-cell office:value-type="float" office:value="5554" calcext:value-type="float">
            <text:p>55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319910" calcext:value-type="float">
            <text:p>8319910</text:p>
          </table:table-cell>
          <table:table-cell office:value-type="float" office:value="607043" calcext:value-type="float">
            <text:p>607043</text:p>
          </table:table-cell>
          <table:table-cell office:value-type="float" office:value="5548" calcext:value-type="float">
            <text:p>55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412518" calcext:value-type="float">
            <text:p>8412518</text:p>
          </table:table-cell>
          <table:table-cell office:value-type="float" office:value="609978" calcext:value-type="float">
            <text:p>609978</text:p>
          </table:table-cell>
          <table:table-cell office:value-type="float" office:value="5550" calcext:value-type="float">
            <text:p>55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390336" calcext:value-type="float">
            <text:p>8390336</text:p>
          </table:table-cell>
          <table:table-cell office:value-type="float" office:value="616246" calcext:value-type="float">
            <text:p>616246</text:p>
          </table:table-cell>
          <table:table-cell office:value-type="float" office:value="5547" calcext:value-type="float">
            <text:p>5547</text:p>
          </table:table-cell>
          <table:table-cell office:value-type="float" office:value="0" calcext:value-type="float">
            <text:p>0</text:p>
          </table:table-cell>
          <table:table-cell table:formula="of:=MIN([.$H47];[#REF!];[.$N47];[#REF!];[.$T47];[#REF!];[.$Z47];[#REF!];[.$AF47];[#REF!];[.$AL47];[#REF!])" office:value-type="string" office:string-value="" calcext:value-type="error">
            <text:p>#REF!</text:p>
          </table:table-cell>
          <table:table-cell table:formula="of:=MIN([.$I47];[#REF!];[.$O47];[#REF!];[.$U47];[#REF!];[.$AA47];[#REF!];[.$AG47];[#REF!];[.$AM47];[#REF!])" office:value-type="string" office:string-value="" calcext:value-type="error">
            <text:p>#REF!</text:p>
          </table:table-cell>
          <table:table-cell table:formula="of:=MIN([.$J47];[#REF!];[.$P47];[#REF!];[.$V47];[#REF!];[.$AB47];[#REF!];[.$AH47];[#REF!];[.$AN47];[#REF!])" office:value-type="string" office:string-value="" calcext:value-type="error">
            <text:p>#REF!</text:p>
          </table:table-cell>
          <table:table-cell table:formula="of:=MIN([.$K47];[#REF!];[.$Q47];[#REF!];[.$W47];[#REF!];[.$AC47];[#REF!];[.$AI47];[#REF!];[.$AO47];[#REF!])" office:value-type="string" office:string-value="" calcext:value-type="error">
            <text:p>#REF!</text:p>
          </table:table-cell>
          <table:table-cell table:formula="of:=MIN([.$L47];[#REF!];[.$R47];[#REF!];[.$X47];[#REF!];[.$AD47];[#REF!];[.$AJ47];[#REF!];[.$AP47];[#REF!])" office:value-type="string" office:string-value="" calcext:value-type="error">
            <text:p>#REF!</text:p>
          </table:table-cell>
          <table:table-cell table:formula="of:=MIN([.$M47];[#REF!];[.$S47];[#REF!];[.$Y47];[#REF!];[.$AE47];[#REF!];[.$AK47];[#REF!];[.$AQ47];[#REF!])" office:value-type="string" office:string-value="" calcext:value-type="error">
            <text:p>#REF!</text:p>
          </table:table-cell>
          <table:table-cell table:formula="of:=MEDIAN([.$H47];[#REF!];[.$N47];[#REF!];[.$T47];[#REF!];[.$Z47];[#REF!];[.$AF47];[#REF!];[.$AL47];[#REF!])" office:value-type="string" office:string-value="" calcext:value-type="error">
            <text:p>#REF!</text:p>
          </table:table-cell>
          <table:table-cell table:formula="of:=MEDIAN([.$I47];[#REF!];[.$O47];[#REF!];[.$U47];[#REF!];[.$AA47];[#REF!];[.$AG47];[#REF!];[.$AM47];[#REF!])" office:value-type="string" office:string-value="" calcext:value-type="error">
            <text:p>#REF!</text:p>
          </table:table-cell>
          <table:table-cell table:formula="of:=MEDIAN([.$J47];[#REF!];[.$P47];[#REF!];[.$V47];[#REF!];[.$AB47];[#REF!];[.$AH47];[#REF!];[.$AN47];[#REF!])" office:value-type="string" office:string-value="" calcext:value-type="error">
            <text:p>#REF!</text:p>
          </table:table-cell>
          <table:table-cell table:formula="of:=MEDIAN([.$K47];[#REF!];[.$Q47];[#REF!];[.$W47];[#REF!];[.$AC47];[#REF!];[.$AI47];[#REF!];[.$AO47];[#REF!])" office:value-type="string" office:string-value="" calcext:value-type="error">
            <text:p>#REF!</text:p>
          </table:table-cell>
          <table:table-cell table:formula="of:=MEDIAN([.$L47];[#REF!];[.$R47];[#REF!];[.$X47];[#REF!];[.$AD47];[#REF!];[.$AJ47];[#REF!];[.$AP47];[#REF!])" office:value-type="string" office:string-value="" calcext:value-type="error">
            <text:p>#REF!</text:p>
          </table:table-cell>
          <table:table-cell table:formula="of:=MEDIAN([.$M47];[#REF!];[.$S47];[#REF!];[.$Y47];[#REF!];[.$AE47];[#REF!];[.$AK47];[#REF!];[.$AQ47];[#REF!])" office:value-type="string" office:string-value="" calcext:value-type="error">
            <text:p>#REF!</text:p>
          </table:table-cell>
          <table:table-cell table:formula="of:=MAX([.$H47];[#REF!];[.$N47];[#REF!];[.$T47];[#REF!];[.$Z47];[#REF!];[.$AF47];[#REF!];[.$AL47];[#REF!])" office:value-type="string" office:string-value="" calcext:value-type="error">
            <text:p>#REF!</text:p>
          </table:table-cell>
          <table:table-cell table:formula="of:=MAX([.$I47];[#REF!];[.$O47];[#REF!];[.$U47];[#REF!];[.$AA47];[#REF!];[.$AG47];[#REF!];[.$AM47];[#REF!])" office:value-type="string" office:string-value="" calcext:value-type="error">
            <text:p>#REF!</text:p>
          </table:table-cell>
          <table:table-cell table:formula="of:=MAX([.$J47];[#REF!];[.$P47];[#REF!];[.$V47];[#REF!];[.$AB47];[#REF!];[.$AH47];[#REF!];[.$AN47];[#REF!])" office:value-type="string" office:string-value="" calcext:value-type="error">
            <text:p>#REF!</text:p>
          </table:table-cell>
          <table:table-cell table:formula="of:=MAX([.$K47];[#REF!];[.$Q47];[#REF!];[.$W47];[#REF!];[.$AC47];[#REF!];[.$AI47];[#REF!];[.$AO47];[#REF!])" office:value-type="string" office:string-value="" calcext:value-type="error">
            <text:p>#REF!</text:p>
          </table:table-cell>
          <table:table-cell table:formula="of:=MAX([.$L47];[#REF!];[.$R47];[#REF!];[.$X47];[#REF!];[.$AD47];[#REF!];[.$AJ47];[#REF!];[.$AP47];[#REF!])" office:value-type="string" office:string-value="" calcext:value-type="error">
            <text:p>#REF!</text:p>
          </table:table-cell>
          <table:table-cell table:formula="of:=MAX([.$M47];[#REF!];[.$S47];[#REF!];[.$Y47];[#REF!];[.$AE47];[#REF!];[.$AK47];[#REF!];[.$AQ47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driverlog-strips-automatic/instances/instance-7.lp</text:p>
          </table:table-cell>
          <table:table-cell office:value-type="float" office:value="0.24" calcext:value-type="float">
            <text:p>0.24</text:p>
          </table:table-cell>
          <table:table-cell office:value-type="float" office:value="0.171" calcext:value-type="float">
            <text:p>0.171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.94</text:p>
          </table:table-cell>
          <table:table-cell office:value-type="float" office:value="0.813" calcext:value-type="float">
            <text:p>0.813</text:p>
          </table:table-cell>
          <table:table-cell office:value-type="float" office:value="71" calcext:value-type="float">
            <text:p>71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.94</text:p>
          </table:table-cell>
          <table:table-cell office:value-type="float" office:value="0.821" calcext:value-type="float">
            <text:p>0.821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0.87" calcext:value-type="float">
            <text:p>0.87</text:p>
          </table:table-cell>
          <table:table-cell office:value-type="float" office:value="0.746" calcext:value-type="float">
            <text:p>0.746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0.96" calcext:value-type="float">
            <text:p>0.96</text:p>
          </table:table-cell>
          <table:table-cell office:value-type="float" office:value="0.825" calcext:value-type="float">
            <text:p>0.825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0.97" calcext:value-type="float">
            <text:p>0.97</text:p>
          </table:table-cell>
          <table:table-cell office:value-type="float" office:value="0.838" calcext:value-type="float">
            <text:p>0.838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0.92" calcext:value-type="float">
            <text:p>0.92</text:p>
          </table:table-cell>
          <table:table-cell office:value-type="float" office:value="0.781" calcext:value-type="float">
            <text:p>0.781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formula="of:=MIN([.$H48];[#REF!];[.$N48];[#REF!];[.$T48];[#REF!];[.$Z48];[#REF!];[.$AF48];[#REF!];[.$AL48];[#REF!])" office:value-type="string" office:string-value="" calcext:value-type="error">
            <text:p>#REF!</text:p>
          </table:table-cell>
          <table:table-cell table:formula="of:=MIN([.$I48];[#REF!];[.$O48];[#REF!];[.$U48];[#REF!];[.$AA48];[#REF!];[.$AG48];[#REF!];[.$AM48];[#REF!])" office:value-type="string" office:string-value="" calcext:value-type="error">
            <text:p>#REF!</text:p>
          </table:table-cell>
          <table:table-cell table:formula="of:=MIN([.$J48];[#REF!];[.$P48];[#REF!];[.$V48];[#REF!];[.$AB48];[#REF!];[.$AH48];[#REF!];[.$AN48];[#REF!])" office:value-type="string" office:string-value="" calcext:value-type="error">
            <text:p>#REF!</text:p>
          </table:table-cell>
          <table:table-cell table:formula="of:=MIN([.$K48];[#REF!];[.$Q48];[#REF!];[.$W48];[#REF!];[.$AC48];[#REF!];[.$AI48];[#REF!];[.$AO48];[#REF!])" office:value-type="string" office:string-value="" calcext:value-type="error">
            <text:p>#REF!</text:p>
          </table:table-cell>
          <table:table-cell table:formula="of:=MIN([.$L48];[#REF!];[.$R48];[#REF!];[.$X48];[#REF!];[.$AD48];[#REF!];[.$AJ48];[#REF!];[.$AP48];[#REF!])" office:value-type="string" office:string-value="" calcext:value-type="error">
            <text:p>#REF!</text:p>
          </table:table-cell>
          <table:table-cell table:formula="of:=MIN([.$M48];[#REF!];[.$S48];[#REF!];[.$Y48];[#REF!];[.$AE48];[#REF!];[.$AK48];[#REF!];[.$AQ48];[#REF!])" office:value-type="string" office:string-value="" calcext:value-type="error">
            <text:p>#REF!</text:p>
          </table:table-cell>
          <table:table-cell table:formula="of:=MEDIAN([.$H48];[#REF!];[.$N48];[#REF!];[.$T48];[#REF!];[.$Z48];[#REF!];[.$AF48];[#REF!];[.$AL48];[#REF!])" office:value-type="string" office:string-value="" calcext:value-type="error">
            <text:p>#REF!</text:p>
          </table:table-cell>
          <table:table-cell table:formula="of:=MEDIAN([.$I48];[#REF!];[.$O48];[#REF!];[.$U48];[#REF!];[.$AA48];[#REF!];[.$AG48];[#REF!];[.$AM48];[#REF!])" office:value-type="string" office:string-value="" calcext:value-type="error">
            <text:p>#REF!</text:p>
          </table:table-cell>
          <table:table-cell table:formula="of:=MEDIAN([.$J48];[#REF!];[.$P48];[#REF!];[.$V48];[#REF!];[.$AB48];[#REF!];[.$AH48];[#REF!];[.$AN48];[#REF!])" office:value-type="string" office:string-value="" calcext:value-type="error">
            <text:p>#REF!</text:p>
          </table:table-cell>
          <table:table-cell table:formula="of:=MEDIAN([.$K48];[#REF!];[.$Q48];[#REF!];[.$W48];[#REF!];[.$AC48];[#REF!];[.$AI48];[#REF!];[.$AO48];[#REF!])" office:value-type="string" office:string-value="" calcext:value-type="error">
            <text:p>#REF!</text:p>
          </table:table-cell>
          <table:table-cell table:formula="of:=MEDIAN([.$L48];[#REF!];[.$R48];[#REF!];[.$X48];[#REF!];[.$AD48];[#REF!];[.$AJ48];[#REF!];[.$AP48];[#REF!])" office:value-type="string" office:string-value="" calcext:value-type="error">
            <text:p>#REF!</text:p>
          </table:table-cell>
          <table:table-cell table:formula="of:=MEDIAN([.$M48];[#REF!];[.$S48];[#REF!];[.$Y48];[#REF!];[.$AE48];[#REF!];[.$AK48];[#REF!];[.$AQ48];[#REF!])" office:value-type="string" office:string-value="" calcext:value-type="error">
            <text:p>#REF!</text:p>
          </table:table-cell>
          <table:table-cell table:formula="of:=MAX([.$H48];[#REF!];[.$N48];[#REF!];[.$T48];[#REF!];[.$Z48];[#REF!];[.$AF48];[#REF!];[.$AL48];[#REF!])" office:value-type="string" office:string-value="" calcext:value-type="error">
            <text:p>#REF!</text:p>
          </table:table-cell>
          <table:table-cell table:formula="of:=MAX([.$I48];[#REF!];[.$O48];[#REF!];[.$U48];[#REF!];[.$AA48];[#REF!];[.$AG48];[#REF!];[.$AM48];[#REF!])" office:value-type="string" office:string-value="" calcext:value-type="error">
            <text:p>#REF!</text:p>
          </table:table-cell>
          <table:table-cell table:formula="of:=MAX([.$J48];[#REF!];[.$P48];[#REF!];[.$V48];[#REF!];[.$AB48];[#REF!];[.$AH48];[#REF!];[.$AN48];[#REF!])" office:value-type="string" office:string-value="" calcext:value-type="error">
            <text:p>#REF!</text:p>
          </table:table-cell>
          <table:table-cell table:formula="of:=MAX([.$K48];[#REF!];[.$Q48];[#REF!];[.$W48];[#REF!];[.$AC48];[#REF!];[.$AI48];[#REF!];[.$AO48];[#REF!])" office:value-type="string" office:string-value="" calcext:value-type="error">
            <text:p>#REF!</text:p>
          </table:table-cell>
          <table:table-cell table:formula="of:=MAX([.$L48];[#REF!];[.$R48];[#REF!];[.$X48];[#REF!];[.$AD48];[#REF!];[.$AJ48];[#REF!];[.$AP48];[#REF!])" office:value-type="string" office:string-value="" calcext:value-type="error">
            <text:p>#REF!</text:p>
          </table:table-cell>
          <table:table-cell table:formula="of:=MAX([.$M48];[#REF!];[.$S48];[#REF!];[.$Y48];[#REF!];[.$AE48];[#REF!];[.$AK48];[#REF!];[.$AQ48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driverlog-strips-automatic/instances/instance-9.lp</text:p>
          </table:table-cell>
          <table:table-cell office:value-type="float" office:value="0.36" calcext:value-type="float">
            <text:p>0.36</text:p>
          </table:table-cell>
          <table:table-cell office:value-type="float" office:value="0.271" calcext:value-type="float">
            <text:p>0.271</text:p>
          </table:table-cell>
          <table:table-cell office:value-type="float" office:value="339" calcext:value-type="float">
            <text:p>339</text:p>
          </table:table-cell>
          <table:table-cell office:value-type="float" office:value="173" calcext:value-type="float">
            <text:p>17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  <table:table-cell office:value-type="float" office:value="1.278" calcext:value-type="float">
            <text:p>1.278</text:p>
          </table:table-cell>
          <table:table-cell office:value-type="float" office:value="229" calcext:value-type="float">
            <text:p>229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  <table:table-cell office:value-type="float" office:value="1.254" calcext:value-type="float">
            <text:p>1.254</text:p>
          </table:table-cell>
          <table:table-cell office:value-type="float" office:value="229" calcext:value-type="float">
            <text:p>229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.43" calcext:value-type="float">
            <text:p>1.43</text:p>
          </table:table-cell>
          <table:table-cell office:value-type="float" office:value="1.302" calcext:value-type="float">
            <text:p>1.302</text:p>
          </table:table-cell>
          <table:table-cell office:value-type="float" office:value="229" calcext:value-type="float">
            <text:p>229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.36" calcext:value-type="float">
            <text:p>1.36</text:p>
          </table:table-cell>
          <table:table-cell office:value-type="float" office:value="1.242" calcext:value-type="float">
            <text:p>1.242</text:p>
          </table:table-cell>
          <table:table-cell office:value-type="float" office:value="229" calcext:value-type="float">
            <text:p>229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1.272" calcext:value-type="float">
            <text:p>1.272</text:p>
          </table:table-cell>
          <table:table-cell office:value-type="float" office:value="229" calcext:value-type="float">
            <text:p>229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1.264" calcext:value-type="float">
            <text:p>1.264</text:p>
          </table:table-cell>
          <table:table-cell office:value-type="float" office:value="229" calcext:value-type="float">
            <text:p>229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MIN([.$H49];[#REF!];[.$N49];[#REF!];[.$T49];[#REF!];[.$Z49];[#REF!];[.$AF49];[#REF!];[.$AL49];[#REF!])" office:value-type="string" office:string-value="" calcext:value-type="error">
            <text:p>#REF!</text:p>
          </table:table-cell>
          <table:table-cell table:formula="of:=MIN([.$I49];[#REF!];[.$O49];[#REF!];[.$U49];[#REF!];[.$AA49];[#REF!];[.$AG49];[#REF!];[.$AM49];[#REF!])" office:value-type="string" office:string-value="" calcext:value-type="error">
            <text:p>#REF!</text:p>
          </table:table-cell>
          <table:table-cell table:formula="of:=MIN([.$J49];[#REF!];[.$P49];[#REF!];[.$V49];[#REF!];[.$AB49];[#REF!];[.$AH49];[#REF!];[.$AN49];[#REF!])" office:value-type="string" office:string-value="" calcext:value-type="error">
            <text:p>#REF!</text:p>
          </table:table-cell>
          <table:table-cell table:formula="of:=MIN([.$K49];[#REF!];[.$Q49];[#REF!];[.$W49];[#REF!];[.$AC49];[#REF!];[.$AI49];[#REF!];[.$AO49];[#REF!])" office:value-type="string" office:string-value="" calcext:value-type="error">
            <text:p>#REF!</text:p>
          </table:table-cell>
          <table:table-cell table:formula="of:=MIN([.$L49];[#REF!];[.$R49];[#REF!];[.$X49];[#REF!];[.$AD49];[#REF!];[.$AJ49];[#REF!];[.$AP49];[#REF!])" office:value-type="string" office:string-value="" calcext:value-type="error">
            <text:p>#REF!</text:p>
          </table:table-cell>
          <table:table-cell table:formula="of:=MIN([.$M49];[#REF!];[.$S49];[#REF!];[.$Y49];[#REF!];[.$AE49];[#REF!];[.$AK49];[#REF!];[.$AQ49];[#REF!])" office:value-type="string" office:string-value="" calcext:value-type="error">
            <text:p>#REF!</text:p>
          </table:table-cell>
          <table:table-cell table:formula="of:=MEDIAN([.$H49];[#REF!];[.$N49];[#REF!];[.$T49];[#REF!];[.$Z49];[#REF!];[.$AF49];[#REF!];[.$AL49];[#REF!])" office:value-type="string" office:string-value="" calcext:value-type="error">
            <text:p>#REF!</text:p>
          </table:table-cell>
          <table:table-cell table:formula="of:=MEDIAN([.$I49];[#REF!];[.$O49];[#REF!];[.$U49];[#REF!];[.$AA49];[#REF!];[.$AG49];[#REF!];[.$AM49];[#REF!])" office:value-type="string" office:string-value="" calcext:value-type="error">
            <text:p>#REF!</text:p>
          </table:table-cell>
          <table:table-cell table:formula="of:=MEDIAN([.$J49];[#REF!];[.$P49];[#REF!];[.$V49];[#REF!];[.$AB49];[#REF!];[.$AH49];[#REF!];[.$AN49];[#REF!])" office:value-type="string" office:string-value="" calcext:value-type="error">
            <text:p>#REF!</text:p>
          </table:table-cell>
          <table:table-cell table:formula="of:=MEDIAN([.$K49];[#REF!];[.$Q49];[#REF!];[.$W49];[#REF!];[.$AC49];[#REF!];[.$AI49];[#REF!];[.$AO49];[#REF!])" office:value-type="string" office:string-value="" calcext:value-type="error">
            <text:p>#REF!</text:p>
          </table:table-cell>
          <table:table-cell table:formula="of:=MEDIAN([.$L49];[#REF!];[.$R49];[#REF!];[.$X49];[#REF!];[.$AD49];[#REF!];[.$AJ49];[#REF!];[.$AP49];[#REF!])" office:value-type="string" office:string-value="" calcext:value-type="error">
            <text:p>#REF!</text:p>
          </table:table-cell>
          <table:table-cell table:formula="of:=MEDIAN([.$M49];[#REF!];[.$S49];[#REF!];[.$Y49];[#REF!];[.$AE49];[#REF!];[.$AK49];[#REF!];[.$AQ49];[#REF!])" office:value-type="string" office:string-value="" calcext:value-type="error">
            <text:p>#REF!</text:p>
          </table:table-cell>
          <table:table-cell table:formula="of:=MAX([.$H49];[#REF!];[.$N49];[#REF!];[.$T49];[#REF!];[.$Z49];[#REF!];[.$AF49];[#REF!];[.$AL49];[#REF!])" office:value-type="string" office:string-value="" calcext:value-type="error">
            <text:p>#REF!</text:p>
          </table:table-cell>
          <table:table-cell table:formula="of:=MAX([.$I49];[#REF!];[.$O49];[#REF!];[.$U49];[#REF!];[.$AA49];[#REF!];[.$AG49];[#REF!];[.$AM49];[#REF!])" office:value-type="string" office:string-value="" calcext:value-type="error">
            <text:p>#REF!</text:p>
          </table:table-cell>
          <table:table-cell table:formula="of:=MAX([.$J49];[#REF!];[.$P49];[#REF!];[.$V49];[#REF!];[.$AB49];[#REF!];[.$AH49];[#REF!];[.$AN49];[#REF!])" office:value-type="string" office:string-value="" calcext:value-type="error">
            <text:p>#REF!</text:p>
          </table:table-cell>
          <table:table-cell table:formula="of:=MAX([.$K49];[#REF!];[.$Q49];[#REF!];[.$W49];[#REF!];[.$AC49];[#REF!];[.$AI49];[#REF!];[.$AO49];[#REF!])" office:value-type="string" office:string-value="" calcext:value-type="error">
            <text:p>#REF!</text:p>
          </table:table-cell>
          <table:table-cell table:formula="of:=MAX([.$L49];[#REF!];[.$R49];[#REF!];[.$X49];[#REF!];[.$AD49];[#REF!];[.$AJ49];[#REF!];[.$AP49];[#REF!])" office:value-type="string" office:string-value="" calcext:value-type="error">
            <text:p>#REF!</text:p>
          </table:table-cell>
          <table:table-cell table:formula="of:=MAX([.$M49];[#REF!];[.$S49];[#REF!];[.$Y49];[#REF!];[.$AE49];[#REF!];[.$AK49];[#REF!];[.$AQ49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elevator-strips-simple-typed/instances/instance-38.lp</text:p>
          </table:table-cell>
          <table:table-cell office:value-type="float" office:value="2.73" calcext:value-type="float">
            <text:p>2.73</text:p>
          </table:table-cell>
          <table:table-cell office:value-type="float" office:value="2.482" calcext:value-type="float">
            <text:p>2.482</text:p>
          </table:table-cell>
          <table:table-cell office:value-type="float" office:value="21122" calcext:value-type="float">
            <text:p>21122</text:p>
          </table:table-cell>
          <table:table-cell office:value-type="float" office:value="16565" calcext:value-type="float">
            <text:p>16565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4.26" calcext:value-type="float">
            <text:p>4.26</text:p>
          </table:table-cell>
          <table:table-cell office:value-type="float" office:value="3.285" calcext:value-type="float">
            <text:p>3.285</text:p>
          </table:table-cell>
          <table:table-cell office:value-type="float" office:value="6614" calcext:value-type="float">
            <text:p>6614</text:p>
          </table:table-cell>
          <table:table-cell office:value-type="float" office:value="5067" calcext:value-type="float">
            <text:p>5067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2.833" calcext:value-type="float">
            <text:p>2.833</text:p>
          </table:table-cell>
          <table:table-cell office:value-type="float" office:value="2317" calcext:value-type="float">
            <text:p>2317</text:p>
          </table:table-cell>
          <table:table-cell office:value-type="float" office:value="1600" calcext:value-type="float">
            <text:p>1600</text:p>
          </table:table-cell>
          <table:table-cell office:value-type="float" office:value="74" calcext:value-type="float">
            <text:p>74</text:p>
          </table:table-cell>
          <table:table-cell office:value-type="float" office:value="498" calcext:value-type="float">
            <text:p>498</text:p>
          </table:table-cell>
          <table:table-cell office:value-type="float" office:value="3.95" calcext:value-type="float">
            <text:p>3.95</text:p>
          </table:table-cell>
          <table:table-cell office:value-type="float" office:value="2.986" calcext:value-type="float">
            <text:p>2.986</text:p>
          </table:table-cell>
          <table:table-cell office:value-type="float" office:value="2317" calcext:value-type="float">
            <text:p>2317</text:p>
          </table:table-cell>
          <table:table-cell office:value-type="float" office:value="1600" calcext:value-type="float">
            <text:p>1600</text:p>
          </table:table-cell>
          <table:table-cell office:value-type="float" office:value="73" calcext:value-type="float">
            <text:p>73</text:p>
          </table:table-cell>
          <table:table-cell office:value-type="float" office:value="498" calcext:value-type="float">
            <text:p>498</text:p>
          </table:table-cell>
          <table:table-cell office:value-type="float" office:value="3.62" calcext:value-type="float">
            <text:p>3.62</text:p>
          </table:table-cell>
          <table:table-cell office:value-type="float" office:value="3.049" calcext:value-type="float">
            <text:p>3.049</text:p>
          </table:table-cell>
          <table:table-cell office:value-type="float" office:value="3583" calcext:value-type="float">
            <text:p>3583</text:p>
          </table:table-cell>
          <table:table-cell office:value-type="float" office:value="2520" calcext:value-type="float">
            <text:p>2520</text:p>
          </table:table-cell>
          <table:table-cell office:value-type="float" office:value="70" calcext:value-type="float">
            <text:p>70</text:p>
          </table:table-cell>
          <table:table-cell office:value-type="float" office:value="373" calcext:value-type="float">
            <text:p>373</text:p>
          </table:table-cell>
          <table:table-cell office:value-type="float" office:value="3.45" calcext:value-type="float">
            <text:p>3.45</text:p>
          </table:table-cell>
          <table:table-cell office:value-type="float" office:value="2.811" calcext:value-type="float">
            <text:p>2.811</text:p>
          </table:table-cell>
          <table:table-cell office:value-type="float" office:value="2293" calcext:value-type="float">
            <text:p>2293</text:p>
          </table:table-cell>
          <table:table-cell office:value-type="float" office:value="1541" calcext:value-type="float">
            <text:p>1541</text:p>
          </table:table-cell>
          <table:table-cell office:value-type="float" office:value="66" calcext:value-type="float">
            <text:p>66</text:p>
          </table:table-cell>
          <table:table-cell office:value-type="float" office:value="174" calcext:value-type="float">
            <text:p>174</text:p>
          </table:table-cell>
          <table:table-cell office:value-type="float" office:value="3.92" calcext:value-type="float">
            <text:p>3.92</text:p>
          </table:table-cell>
          <table:table-cell office:value-type="float" office:value="2.95" calcext:value-type="float">
            <text:p>2.95</text:p>
          </table:table-cell>
          <table:table-cell office:value-type="float" office:value="3174" calcext:value-type="float">
            <text:p>3174</text:p>
          </table:table-cell>
          <table:table-cell office:value-type="float" office:value="2228" calcext:value-type="float">
            <text:p>2228</text:p>
          </table:table-cell>
          <table:table-cell office:value-type="float" office:value="71" calcext:value-type="float">
            <text:p>71</text:p>
          </table:table-cell>
          <table:table-cell office:value-type="float" office:value="414" calcext:value-type="float">
            <text:p>414</text:p>
          </table:table-cell>
          <table:table-cell table:formula="of:=MIN([.$H50];[#REF!];[.$N50];[#REF!];[.$T50];[#REF!];[.$Z50];[#REF!];[.$AF50];[#REF!];[.$AL50];[#REF!])" office:value-type="string" office:string-value="" calcext:value-type="error">
            <text:p>#REF!</text:p>
          </table:table-cell>
          <table:table-cell table:formula="of:=MIN([.$I50];[#REF!];[.$O50];[#REF!];[.$U50];[#REF!];[.$AA50];[#REF!];[.$AG50];[#REF!];[.$AM50];[#REF!])" office:value-type="string" office:string-value="" calcext:value-type="error">
            <text:p>#REF!</text:p>
          </table:table-cell>
          <table:table-cell table:formula="of:=MIN([.$J50];[#REF!];[.$P50];[#REF!];[.$V50];[#REF!];[.$AB50];[#REF!];[.$AH50];[#REF!];[.$AN50];[#REF!])" office:value-type="string" office:string-value="" calcext:value-type="error">
            <text:p>#REF!</text:p>
          </table:table-cell>
          <table:table-cell table:formula="of:=MIN([.$K50];[#REF!];[.$Q50];[#REF!];[.$W50];[#REF!];[.$AC50];[#REF!];[.$AI50];[#REF!];[.$AO50];[#REF!])" office:value-type="string" office:string-value="" calcext:value-type="error">
            <text:p>#REF!</text:p>
          </table:table-cell>
          <table:table-cell table:formula="of:=MIN([.$L50];[#REF!];[.$R50];[#REF!];[.$X50];[#REF!];[.$AD50];[#REF!];[.$AJ50];[#REF!];[.$AP50];[#REF!])" office:value-type="string" office:string-value="" calcext:value-type="error">
            <text:p>#REF!</text:p>
          </table:table-cell>
          <table:table-cell table:formula="of:=MIN([.$M50];[#REF!];[.$S50];[#REF!];[.$Y50];[#REF!];[.$AE50];[#REF!];[.$AK50];[#REF!];[.$AQ50];[#REF!])" office:value-type="string" office:string-value="" calcext:value-type="error">
            <text:p>#REF!</text:p>
          </table:table-cell>
          <table:table-cell table:formula="of:=MEDIAN([.$H50];[#REF!];[.$N50];[#REF!];[.$T50];[#REF!];[.$Z50];[#REF!];[.$AF50];[#REF!];[.$AL50];[#REF!])" office:value-type="string" office:string-value="" calcext:value-type="error">
            <text:p>#REF!</text:p>
          </table:table-cell>
          <table:table-cell table:formula="of:=MEDIAN([.$I50];[#REF!];[.$O50];[#REF!];[.$U50];[#REF!];[.$AA50];[#REF!];[.$AG50];[#REF!];[.$AM50];[#REF!])" office:value-type="string" office:string-value="" calcext:value-type="error">
            <text:p>#REF!</text:p>
          </table:table-cell>
          <table:table-cell table:formula="of:=MEDIAN([.$J50];[#REF!];[.$P50];[#REF!];[.$V50];[#REF!];[.$AB50];[#REF!];[.$AH50];[#REF!];[.$AN50];[#REF!])" office:value-type="string" office:string-value="" calcext:value-type="error">
            <text:p>#REF!</text:p>
          </table:table-cell>
          <table:table-cell table:formula="of:=MEDIAN([.$K50];[#REF!];[.$Q50];[#REF!];[.$W50];[#REF!];[.$AC50];[#REF!];[.$AI50];[#REF!];[.$AO50];[#REF!])" office:value-type="string" office:string-value="" calcext:value-type="error">
            <text:p>#REF!</text:p>
          </table:table-cell>
          <table:table-cell table:formula="of:=MEDIAN([.$L50];[#REF!];[.$R50];[#REF!];[.$X50];[#REF!];[.$AD50];[#REF!];[.$AJ50];[#REF!];[.$AP50];[#REF!])" office:value-type="string" office:string-value="" calcext:value-type="error">
            <text:p>#REF!</text:p>
          </table:table-cell>
          <table:table-cell table:formula="of:=MEDIAN([.$M50];[#REF!];[.$S50];[#REF!];[.$Y50];[#REF!];[.$AE50];[#REF!];[.$AK50];[#REF!];[.$AQ50];[#REF!])" office:value-type="string" office:string-value="" calcext:value-type="error">
            <text:p>#REF!</text:p>
          </table:table-cell>
          <table:table-cell table:formula="of:=MAX([.$H50];[#REF!];[.$N50];[#REF!];[.$T50];[#REF!];[.$Z50];[#REF!];[.$AF50];[#REF!];[.$AL50];[#REF!])" office:value-type="string" office:string-value="" calcext:value-type="error">
            <text:p>#REF!</text:p>
          </table:table-cell>
          <table:table-cell table:formula="of:=MAX([.$I50];[#REF!];[.$O50];[#REF!];[.$U50];[#REF!];[.$AA50];[#REF!];[.$AG50];[#REF!];[.$AM50];[#REF!])" office:value-type="string" office:string-value="" calcext:value-type="error">
            <text:p>#REF!</text:p>
          </table:table-cell>
          <table:table-cell table:formula="of:=MAX([.$J50];[#REF!];[.$P50];[#REF!];[.$V50];[#REF!];[.$AB50];[#REF!];[.$AH50];[#REF!];[.$AN50];[#REF!])" office:value-type="string" office:string-value="" calcext:value-type="error">
            <text:p>#REF!</text:p>
          </table:table-cell>
          <table:table-cell table:formula="of:=MAX([.$K50];[#REF!];[.$Q50];[#REF!];[.$W50];[#REF!];[.$AC50];[#REF!];[.$AI50];[#REF!];[.$AO50];[#REF!])" office:value-type="string" office:string-value="" calcext:value-type="error">
            <text:p>#REF!</text:p>
          </table:table-cell>
          <table:table-cell table:formula="of:=MAX([.$L50];[#REF!];[.$R50];[#REF!];[.$X50];[#REF!];[.$AD50];[#REF!];[.$AJ50];[#REF!];[.$AP50];[#REF!])" office:value-type="string" office:string-value="" calcext:value-type="error">
            <text:p>#REF!</text:p>
          </table:table-cell>
          <table:table-cell table:formula="of:=MAX([.$M50];[#REF!];[.$S50];[#REF!];[.$Y50];[#REF!];[.$AE50];[#REF!];[.$AK50];[#REF!];[.$AQ50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elevator-strips-simple-typed/instances/instance-40.lp</text:p>
          </table:table-cell>
          <table:table-cell office:value-type="float" office:value="3.34" calcext:value-type="float">
            <text:p>3.34</text:p>
          </table:table-cell>
          <table:table-cell office:value-type="float" office:value="3.082" calcext:value-type="float">
            <text:p>3.082</text:p>
          </table:table-cell>
          <table:table-cell office:value-type="float" office:value="32697" calcext:value-type="float">
            <text:p>32697</text:p>
          </table:table-cell>
          <table:table-cell office:value-type="float" office:value="24354" calcext:value-type="float">
            <text:p>24354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7.18" calcext:value-type="float">
            <text:p>7.18</text:p>
          </table:table-cell>
          <table:table-cell office:value-type="float" office:value="5.752" calcext:value-type="float">
            <text:p>5.752</text:p>
          </table:table-cell>
          <table:table-cell office:value-type="float" office:value="34237" calcext:value-type="float">
            <text:p>34237</text:p>
          </table:table-cell>
          <table:table-cell office:value-type="float" office:value="26762" calcext:value-type="float">
            <text:p>26762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6.87" calcext:value-type="float">
            <text:p>6.87</text:p>
          </table:table-cell>
          <table:table-cell office:value-type="float" office:value="5.091" calcext:value-type="float">
            <text:p>5.091</text:p>
          </table:table-cell>
          <table:table-cell office:value-type="float" office:value="29594" calcext:value-type="float">
            <text:p>29594</text:p>
          </table:table-cell>
          <table:table-cell office:value-type="float" office:value="23488" calcext:value-type="float">
            <text:p>23488</text:p>
          </table:table-cell>
          <table:table-cell office:value-type="float" office:value="85" calcext:value-type="float">
            <text:p>85</text:p>
          </table:table-cell>
          <table:table-cell office:value-type="float" office:value="1000" calcext:value-type="float">
            <text:p>1000</text:p>
          </table:table-cell>
          <table:table-cell office:value-type="float" office:value="7.53" calcext:value-type="float">
            <text:p>7.53</text:p>
          </table:table-cell>
          <table:table-cell office:value-type="float" office:value="5.251" calcext:value-type="float">
            <text:p>5.251</text:p>
          </table:table-cell>
          <table:table-cell office:value-type="float" office:value="28503" calcext:value-type="float">
            <text:p>28503</text:p>
          </table:table-cell>
          <table:table-cell office:value-type="float" office:value="22979" calcext:value-type="float">
            <text:p>22979</text:p>
          </table:table-cell>
          <table:table-cell office:value-type="float" office:value="89" calcext:value-type="float">
            <text:p>89</text:p>
          </table:table-cell>
          <table:table-cell office:value-type="float" office:value="1126" calcext:value-type="float">
            <text:p>1126</text:p>
          </table:table-cell>
          <table:table-cell office:value-type="float" office:value="5.62" calcext:value-type="float">
            <text:p>5.62</text:p>
          </table:table-cell>
          <table:table-cell office:value-type="float" office:value="4.721" calcext:value-type="float">
            <text:p>4.721</text:p>
          </table:table-cell>
          <table:table-cell office:value-type="float" office:value="25433" calcext:value-type="float">
            <text:p>25433</text:p>
          </table:table-cell>
          <table:table-cell office:value-type="float" office:value="19758" calcext:value-type="float">
            <text:p>19758</text:p>
          </table:table-cell>
          <table:table-cell office:value-type="float" office:value="74" calcext:value-type="float">
            <text:p>74</text:p>
          </table:table-cell>
          <table:table-cell office:value-type="float" office:value="500" calcext:value-type="float">
            <text:p>500</text:p>
          </table:table-cell>
          <table:table-cell office:value-type="float" office:value="5.93" calcext:value-type="float">
            <text:p>5.93</text:p>
          </table:table-cell>
          <table:table-cell office:value-type="float" office:value="4.336" calcext:value-type="float">
            <text:p>4.336</text:p>
          </table:table-cell>
          <table:table-cell office:value-type="float" office:value="19479" calcext:value-type="float">
            <text:p>19479</text:p>
          </table:table-cell>
          <table:table-cell office:value-type="float" office:value="14962" calcext:value-type="float">
            <text:p>14962</text:p>
          </table:table-cell>
          <table:table-cell office:value-type="float" office:value="69" calcext:value-type="float">
            <text:p>69</text:p>
          </table:table-cell>
          <table:table-cell office:value-type="float" office:value="235" calcext:value-type="float">
            <text:p>235</text:p>
          </table:table-cell>
          <table:table-cell office:value-type="float" office:value="6.29" calcext:value-type="float">
            <text:p>6.29</text:p>
          </table:table-cell>
          <table:table-cell office:value-type="float" office:value="4.586" calcext:value-type="float">
            <text:p>4.586</text:p>
          </table:table-cell>
          <table:table-cell office:value-type="float" office:value="21413" calcext:value-type="float">
            <text:p>21413</text:p>
          </table:table-cell>
          <table:table-cell office:value-type="float" office:value="16064" calcext:value-type="float">
            <text:p>16064</text:p>
          </table:table-cell>
          <table:table-cell office:value-type="float" office:value="78" calcext:value-type="float">
            <text:p>78</text:p>
          </table:table-cell>
          <table:table-cell office:value-type="float" office:value="765" calcext:value-type="float">
            <text:p>765</text:p>
          </table:table-cell>
          <table:table-cell table:formula="of:=MIN([.$H51];[#REF!];[.$N51];[#REF!];[.$T51];[#REF!];[.$Z51];[#REF!];[.$AF51];[#REF!];[.$AL51];[#REF!])" office:value-type="string" office:string-value="" calcext:value-type="error">
            <text:p>#REF!</text:p>
          </table:table-cell>
          <table:table-cell table:formula="of:=MIN([.$I51];[#REF!];[.$O51];[#REF!];[.$U51];[#REF!];[.$AA51];[#REF!];[.$AG51];[#REF!];[.$AM51];[#REF!])" office:value-type="string" office:string-value="" calcext:value-type="error">
            <text:p>#REF!</text:p>
          </table:table-cell>
          <table:table-cell table:formula="of:=MIN([.$J51];[#REF!];[.$P51];[#REF!];[.$V51];[#REF!];[.$AB51];[#REF!];[.$AH51];[#REF!];[.$AN51];[#REF!])" office:value-type="string" office:string-value="" calcext:value-type="error">
            <text:p>#REF!</text:p>
          </table:table-cell>
          <table:table-cell table:formula="of:=MIN([.$K51];[#REF!];[.$Q51];[#REF!];[.$W51];[#REF!];[.$AC51];[#REF!];[.$AI51];[#REF!];[.$AO51];[#REF!])" office:value-type="string" office:string-value="" calcext:value-type="error">
            <text:p>#REF!</text:p>
          </table:table-cell>
          <table:table-cell table:formula="of:=MIN([.$L51];[#REF!];[.$R51];[#REF!];[.$X51];[#REF!];[.$AD51];[#REF!];[.$AJ51];[#REF!];[.$AP51];[#REF!])" office:value-type="string" office:string-value="" calcext:value-type="error">
            <text:p>#REF!</text:p>
          </table:table-cell>
          <table:table-cell table:formula="of:=MIN([.$M51];[#REF!];[.$S51];[#REF!];[.$Y51];[#REF!];[.$AE51];[#REF!];[.$AK51];[#REF!];[.$AQ51];[#REF!])" office:value-type="string" office:string-value="" calcext:value-type="error">
            <text:p>#REF!</text:p>
          </table:table-cell>
          <table:table-cell table:formula="of:=MEDIAN([.$H51];[#REF!];[.$N51];[#REF!];[.$T51];[#REF!];[.$Z51];[#REF!];[.$AF51];[#REF!];[.$AL51];[#REF!])" office:value-type="string" office:string-value="" calcext:value-type="error">
            <text:p>#REF!</text:p>
          </table:table-cell>
          <table:table-cell table:formula="of:=MEDIAN([.$I51];[#REF!];[.$O51];[#REF!];[.$U51];[#REF!];[.$AA51];[#REF!];[.$AG51];[#REF!];[.$AM51];[#REF!])" office:value-type="string" office:string-value="" calcext:value-type="error">
            <text:p>#REF!</text:p>
          </table:table-cell>
          <table:table-cell table:formula="of:=MEDIAN([.$J51];[#REF!];[.$P51];[#REF!];[.$V51];[#REF!];[.$AB51];[#REF!];[.$AH51];[#REF!];[.$AN51];[#REF!])" office:value-type="string" office:string-value="" calcext:value-type="error">
            <text:p>#REF!</text:p>
          </table:table-cell>
          <table:table-cell table:formula="of:=MEDIAN([.$K51];[#REF!];[.$Q51];[#REF!];[.$W51];[#REF!];[.$AC51];[#REF!];[.$AI51];[#REF!];[.$AO51];[#REF!])" office:value-type="string" office:string-value="" calcext:value-type="error">
            <text:p>#REF!</text:p>
          </table:table-cell>
          <table:table-cell table:formula="of:=MEDIAN([.$L51];[#REF!];[.$R51];[#REF!];[.$X51];[#REF!];[.$AD51];[#REF!];[.$AJ51];[#REF!];[.$AP51];[#REF!])" office:value-type="string" office:string-value="" calcext:value-type="error">
            <text:p>#REF!</text:p>
          </table:table-cell>
          <table:table-cell table:formula="of:=MEDIAN([.$M51];[#REF!];[.$S51];[#REF!];[.$Y51];[#REF!];[.$AE51];[#REF!];[.$AK51];[#REF!];[.$AQ51];[#REF!])" office:value-type="string" office:string-value="" calcext:value-type="error">
            <text:p>#REF!</text:p>
          </table:table-cell>
          <table:table-cell table:formula="of:=MAX([.$H51];[#REF!];[.$N51];[#REF!];[.$T51];[#REF!];[.$Z51];[#REF!];[.$AF51];[#REF!];[.$AL51];[#REF!])" office:value-type="string" office:string-value="" calcext:value-type="error">
            <text:p>#REF!</text:p>
          </table:table-cell>
          <table:table-cell table:formula="of:=MAX([.$I51];[#REF!];[.$O51];[#REF!];[.$U51];[#REF!];[.$AA51];[#REF!];[.$AG51];[#REF!];[.$AM51];[#REF!])" office:value-type="string" office:string-value="" calcext:value-type="error">
            <text:p>#REF!</text:p>
          </table:table-cell>
          <table:table-cell table:formula="of:=MAX([.$J51];[#REF!];[.$P51];[#REF!];[.$V51];[#REF!];[.$AB51];[#REF!];[.$AH51];[#REF!];[.$AN51];[#REF!])" office:value-type="string" office:string-value="" calcext:value-type="error">
            <text:p>#REF!</text:p>
          </table:table-cell>
          <table:table-cell table:formula="of:=MAX([.$K51];[#REF!];[.$Q51];[#REF!];[.$W51];[#REF!];[.$AC51];[#REF!];[.$AI51];[#REF!];[.$AO51];[#REF!])" office:value-type="string" office:string-value="" calcext:value-type="error">
            <text:p>#REF!</text:p>
          </table:table-cell>
          <table:table-cell table:formula="of:=MAX([.$L51];[#REF!];[.$R51];[#REF!];[.$X51];[#REF!];[.$AD51];[#REF!];[.$AJ51];[#REF!];[.$AP51];[#REF!])" office:value-type="string" office:string-value="" calcext:value-type="error">
            <text:p>#REF!</text:p>
          </table:table-cell>
          <table:table-cell table:formula="of:=MAX([.$M51];[#REF!];[.$S51];[#REF!];[.$Y51];[#REF!];[.$AE51];[#REF!];[.$AK51];[#REF!];[.$AQ51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elevator-strips-simple-typed/instances/instance-42.lp</text:p>
          </table:table-cell>
          <table:table-cell office:value-type="float" office:value="9.54" calcext:value-type="float">
            <text:p>9.54</text:p>
          </table:table-cell>
          <table:table-cell office:value-type="float" office:value="9.153" calcext:value-type="float">
            <text:p>9.153</text:p>
          </table:table-cell>
          <table:table-cell office:value-type="float" office:value="94890" calcext:value-type="float">
            <text:p>94890</text:p>
          </table:table-cell>
          <table:table-cell office:value-type="float" office:value="75351" calcext:value-type="float">
            <text:p>7535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.78" calcext:value-type="float">
            <text:p>10.78</text:p>
          </table:table-cell>
          <table:table-cell office:value-type="float" office:value="9.267" calcext:value-type="float">
            <text:p>9.267</text:p>
          </table:table-cell>
          <table:table-cell office:value-type="float" office:value="57882" calcext:value-type="float">
            <text:p>57882</text:p>
          </table:table-cell>
          <table:table-cell office:value-type="float" office:value="46298" calcext:value-type="float">
            <text:p>46298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8.62" calcext:value-type="float">
            <text:p>8.62</text:p>
          </table:table-cell>
          <table:table-cell office:value-type="float" office:value="7.11" calcext:value-type="float">
            <text:p>7.11</text:p>
          </table:table-cell>
          <table:table-cell office:value-type="float" office:value="29012" calcext:value-type="float">
            <text:p>29012</text:p>
          </table:table-cell>
          <table:table-cell office:value-type="float" office:value="22357" calcext:value-type="float">
            <text:p>22357</text:p>
          </table:table-cell>
          <table:table-cell office:value-type="float" office:value="111" calcext:value-type="float">
            <text:p>111</text:p>
          </table:table-cell>
          <table:table-cell office:value-type="float" office:value="1000" calcext:value-type="float">
            <text:p>1000</text:p>
          </table:table-cell>
          <table:table-cell office:value-type="float" office:value="9.39" calcext:value-type="float">
            <text:p>9.39</text:p>
          </table:table-cell>
          <table:table-cell office:value-type="float" office:value="7.511" calcext:value-type="float">
            <text:p>7.511</text:p>
          </table:table-cell>
          <table:table-cell office:value-type="float" office:value="31134" calcext:value-type="float">
            <text:p>31134</text:p>
          </table:table-cell>
          <table:table-cell office:value-type="float" office:value="24022" calcext:value-type="float">
            <text:p>24022</text:p>
          </table:table-cell>
          <table:table-cell office:value-type="float" office:value="123" calcext:value-type="float">
            <text:p>123</text:p>
          </table:table-cell>
          <table:table-cell office:value-type="float" office:value="1458" calcext:value-type="float">
            <text:p>1458</text:p>
          </table:table-cell>
          <table:table-cell office:value-type="float" office:value="9.08" calcext:value-type="float">
            <text:p>9.08</text:p>
          </table:table-cell>
          <table:table-cell office:value-type="float" office:value="8.01" calcext:value-type="float">
            <text:p>8.01</text:p>
          </table:table-cell>
          <table:table-cell office:value-type="float" office:value="39291" calcext:value-type="float">
            <text:p>39291</text:p>
          </table:table-cell>
          <table:table-cell office:value-type="float" office:value="31591" calcext:value-type="float">
            <text:p>3159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7.36" calcext:value-type="float">
            <text:p>7.36</text:p>
          </table:table-cell>
          <table:table-cell office:value-type="float" office:value="5.794" calcext:value-type="float">
            <text:p>5.794</text:p>
          </table:table-cell>
          <table:table-cell office:value-type="float" office:value="22232" calcext:value-type="float">
            <text:p>22232</text:p>
          </table:table-cell>
          <table:table-cell office:value-type="float" office:value="16215" calcext:value-type="float">
            <text:p>16215</text:p>
          </table:table-cell>
          <table:table-cell office:value-type="float" office:value="96" calcext:value-type="float">
            <text:p>96</text:p>
          </table:table-cell>
          <table:table-cell office:value-type="float" office:value="305" calcext:value-type="float">
            <text:p>305</text:p>
          </table:table-cell>
          <table:table-cell office:value-type="float" office:value="10.32" calcext:value-type="float">
            <text:p>10.32</text:p>
          </table:table-cell>
          <table:table-cell office:value-type="float" office:value="8.89" calcext:value-type="float">
            <text:p>8.89</text:p>
          </table:table-cell>
          <table:table-cell office:value-type="float" office:value="46785" calcext:value-type="float">
            <text:p>46785</text:p>
          </table:table-cell>
          <table:table-cell office:value-type="float" office:value="37713" calcext:value-type="float">
            <text:p>37713</text:p>
          </table:table-cell>
          <table:table-cell office:value-type="float" office:value="108" calcext:value-type="float">
            <text:p>108</text:p>
          </table:table-cell>
          <table:table-cell office:value-type="float" office:value="968" calcext:value-type="float">
            <text:p>968</text:p>
          </table:table-cell>
          <table:table-cell table:formula="of:=MIN([.$H52];[#REF!];[.$N52];[#REF!];[.$T52];[#REF!];[.$Z52];[#REF!];[.$AF52];[#REF!];[.$AL52];[#REF!])" office:value-type="string" office:string-value="" calcext:value-type="error">
            <text:p>#REF!</text:p>
          </table:table-cell>
          <table:table-cell table:formula="of:=MIN([.$I52];[#REF!];[.$O52];[#REF!];[.$U52];[#REF!];[.$AA52];[#REF!];[.$AG52];[#REF!];[.$AM52];[#REF!])" office:value-type="string" office:string-value="" calcext:value-type="error">
            <text:p>#REF!</text:p>
          </table:table-cell>
          <table:table-cell table:formula="of:=MIN([.$J52];[#REF!];[.$P52];[#REF!];[.$V52];[#REF!];[.$AB52];[#REF!];[.$AH52];[#REF!];[.$AN52];[#REF!])" office:value-type="string" office:string-value="" calcext:value-type="error">
            <text:p>#REF!</text:p>
          </table:table-cell>
          <table:table-cell table:formula="of:=MIN([.$K52];[#REF!];[.$Q52];[#REF!];[.$W52];[#REF!];[.$AC52];[#REF!];[.$AI52];[#REF!];[.$AO52];[#REF!])" office:value-type="string" office:string-value="" calcext:value-type="error">
            <text:p>#REF!</text:p>
          </table:table-cell>
          <table:table-cell table:formula="of:=MIN([.$L52];[#REF!];[.$R52];[#REF!];[.$X52];[#REF!];[.$AD52];[#REF!];[.$AJ52];[#REF!];[.$AP52];[#REF!])" office:value-type="string" office:string-value="" calcext:value-type="error">
            <text:p>#REF!</text:p>
          </table:table-cell>
          <table:table-cell table:formula="of:=MIN([.$M52];[#REF!];[.$S52];[#REF!];[.$Y52];[#REF!];[.$AE52];[#REF!];[.$AK52];[#REF!];[.$AQ52];[#REF!])" office:value-type="string" office:string-value="" calcext:value-type="error">
            <text:p>#REF!</text:p>
          </table:table-cell>
          <table:table-cell table:formula="of:=MEDIAN([.$H52];[#REF!];[.$N52];[#REF!];[.$T52];[#REF!];[.$Z52];[#REF!];[.$AF52];[#REF!];[.$AL52];[#REF!])" office:value-type="string" office:string-value="" calcext:value-type="error">
            <text:p>#REF!</text:p>
          </table:table-cell>
          <table:table-cell table:formula="of:=MEDIAN([.$I52];[#REF!];[.$O52];[#REF!];[.$U52];[#REF!];[.$AA52];[#REF!];[.$AG52];[#REF!];[.$AM52];[#REF!])" office:value-type="string" office:string-value="" calcext:value-type="error">
            <text:p>#REF!</text:p>
          </table:table-cell>
          <table:table-cell table:formula="of:=MEDIAN([.$J52];[#REF!];[.$P52];[#REF!];[.$V52];[#REF!];[.$AB52];[#REF!];[.$AH52];[#REF!];[.$AN52];[#REF!])" office:value-type="string" office:string-value="" calcext:value-type="error">
            <text:p>#REF!</text:p>
          </table:table-cell>
          <table:table-cell table:formula="of:=MEDIAN([.$K52];[#REF!];[.$Q52];[#REF!];[.$W52];[#REF!];[.$AC52];[#REF!];[.$AI52];[#REF!];[.$AO52];[#REF!])" office:value-type="string" office:string-value="" calcext:value-type="error">
            <text:p>#REF!</text:p>
          </table:table-cell>
          <table:table-cell table:formula="of:=MEDIAN([.$L52];[#REF!];[.$R52];[#REF!];[.$X52];[#REF!];[.$AD52];[#REF!];[.$AJ52];[#REF!];[.$AP52];[#REF!])" office:value-type="string" office:string-value="" calcext:value-type="error">
            <text:p>#REF!</text:p>
          </table:table-cell>
          <table:table-cell table:formula="of:=MEDIAN([.$M52];[#REF!];[.$S52];[#REF!];[.$Y52];[#REF!];[.$AE52];[#REF!];[.$AK52];[#REF!];[.$AQ52];[#REF!])" office:value-type="string" office:string-value="" calcext:value-type="error">
            <text:p>#REF!</text:p>
          </table:table-cell>
          <table:table-cell table:formula="of:=MAX([.$H52];[#REF!];[.$N52];[#REF!];[.$T52];[#REF!];[.$Z52];[#REF!];[.$AF52];[#REF!];[.$AL52];[#REF!])" office:value-type="string" office:string-value="" calcext:value-type="error">
            <text:p>#REF!</text:p>
          </table:table-cell>
          <table:table-cell table:formula="of:=MAX([.$I52];[#REF!];[.$O52];[#REF!];[.$U52];[#REF!];[.$AA52];[#REF!];[.$AG52];[#REF!];[.$AM52];[#REF!])" office:value-type="string" office:string-value="" calcext:value-type="error">
            <text:p>#REF!</text:p>
          </table:table-cell>
          <table:table-cell table:formula="of:=MAX([.$J52];[#REF!];[.$P52];[#REF!];[.$V52];[#REF!];[.$AB52];[#REF!];[.$AH52];[#REF!];[.$AN52];[#REF!])" office:value-type="string" office:string-value="" calcext:value-type="error">
            <text:p>#REF!</text:p>
          </table:table-cell>
          <table:table-cell table:formula="of:=MAX([.$K52];[#REF!];[.$Q52];[#REF!];[.$W52];[#REF!];[.$AC52];[#REF!];[.$AI52];[#REF!];[.$AO52];[#REF!])" office:value-type="string" office:string-value="" calcext:value-type="error">
            <text:p>#REF!</text:p>
          </table:table-cell>
          <table:table-cell table:formula="of:=MAX([.$L52];[#REF!];[.$R52];[#REF!];[.$X52];[#REF!];[.$AD52];[#REF!];[.$AJ52];[#REF!];[.$AP52];[#REF!])" office:value-type="string" office:string-value="" calcext:value-type="error">
            <text:p>#REF!</text:p>
          </table:table-cell>
          <table:table-cell table:formula="of:=MAX([.$M52];[#REF!];[.$S52];[#REF!];[.$Y52];[#REF!];[.$AE52];[#REF!];[.$AK52];[#REF!];[.$AQ52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elevator-strips-simple-typed/instances/instance-43.lp</text:p>
          </table:table-cell>
          <table:table-cell office:value-type="float" office:value="3.65" calcext:value-type="float">
            <text:p>3.65</text:p>
          </table:table-cell>
          <table:table-cell office:value-type="float" office:value="3.248" calcext:value-type="float">
            <text:p>3.248</text:p>
          </table:table-cell>
          <table:table-cell office:value-type="float" office:value="30417" calcext:value-type="float">
            <text:p>30417</text:p>
          </table:table-cell>
          <table:table-cell office:value-type="float" office:value="23108" calcext:value-type="float">
            <text:p>23108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.88" calcext:value-type="float">
            <text:p>15.88</text:p>
          </table:table-cell>
          <table:table-cell office:value-type="float" office:value="14.24" calcext:value-type="float">
            <text:p>14.24</text:p>
          </table:table-cell>
          <table:table-cell office:value-type="float" office:value="90381" calcext:value-type="float">
            <text:p>90381</text:p>
          </table:table-cell>
          <table:table-cell office:value-type="float" office:value="80192" calcext:value-type="float">
            <text:p>80192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9.9" calcext:value-type="float">
            <text:p>9.9</text:p>
          </table:table-cell>
          <table:table-cell office:value-type="float" office:value="8.087" calcext:value-type="float">
            <text:p>8.087</text:p>
          </table:table-cell>
          <table:table-cell office:value-type="float" office:value="39674" calcext:value-type="float">
            <text:p>39674</text:p>
          </table:table-cell>
          <table:table-cell office:value-type="float" office:value="31857" calcext:value-type="float">
            <text:p>31857</text:p>
          </table:table-cell>
          <table:table-cell office:value-type="float" office:value="113" calcext:value-type="float">
            <text:p>113</text:p>
          </table:table-cell>
          <table:table-cell office:value-type="float" office:value="1000" calcext:value-type="float">
            <text:p>1000</text:p>
          </table:table-cell>
          <table:table-cell office:value-type="float" office:value="10.36" calcext:value-type="float">
            <text:p>10.36</text:p>
          </table:table-cell>
          <table:table-cell office:value-type="float" office:value="8.019" calcext:value-type="float">
            <text:p>8.019</text:p>
          </table:table-cell>
          <table:table-cell office:value-type="float" office:value="37257" calcext:value-type="float">
            <text:p>37257</text:p>
          </table:table-cell>
          <table:table-cell office:value-type="float" office:value="30184" calcext:value-type="float">
            <text:p>30184</text:p>
          </table:table-cell>
          <table:table-cell office:value-type="float" office:value="119" calcext:value-type="float">
            <text:p>119</text:p>
          </table:table-cell>
          <table:table-cell office:value-type="float" office:value="1454" calcext:value-type="float">
            <text:p>1454</text:p>
          </table:table-cell>
          <table:table-cell office:value-type="float" office:value="7.72" calcext:value-type="float">
            <text:p>7.72</text:p>
          </table:table-cell>
          <table:table-cell office:value-type="float" office:value="6.644" calcext:value-type="float">
            <text:p>6.644</text:p>
          </table:table-cell>
          <table:table-cell office:value-type="float" office:value="27391" calcext:value-type="float">
            <text:p>27391</text:p>
          </table:table-cell>
          <table:table-cell office:value-type="float" office:value="21068" calcext:value-type="float">
            <text:p>21068</text:p>
          </table:table-cell>
          <table:table-cell office:value-type="float" office:value="101" calcext:value-type="float">
            <text:p>101</text:p>
          </table:table-cell>
          <table:table-cell office:value-type="float" office:value="500" calcext:value-type="float">
            <text:p>500</text:p>
          </table:table-cell>
          <table:table-cell office:value-type="float" office:value="8.96" calcext:value-type="float">
            <text:p>8.96</text:p>
          </table:table-cell>
          <table:table-cell office:value-type="float" office:value="7.457" calcext:value-type="float">
            <text:p>7.457</text:p>
          </table:table-cell>
          <table:table-cell office:value-type="float" office:value="39771" calcext:value-type="float">
            <text:p>39771</text:p>
          </table:table-cell>
          <table:table-cell office:value-type="float" office:value="30150" calcext:value-type="float">
            <text:p>30150</text:p>
          </table:table-cell>
          <table:table-cell office:value-type="float" office:value="95" calcext:value-type="float">
            <text:p>95</text:p>
          </table:table-cell>
          <table:table-cell office:value-type="float" office:value="298" calcext:value-type="float">
            <text:p>298</text:p>
          </table:table-cell>
          <table:table-cell office:value-type="float" office:value="10.59" calcext:value-type="float">
            <text:p>10.59</text:p>
          </table:table-cell>
          <table:table-cell office:value-type="float" office:value="8.915" calcext:value-type="float">
            <text:p>8.915</text:p>
          </table:table-cell>
          <table:table-cell office:value-type="float" office:value="47968" calcext:value-type="float">
            <text:p>47968</text:p>
          </table:table-cell>
          <table:table-cell office:value-type="float" office:value="40329" calcext:value-type="float">
            <text:p>40329</text:p>
          </table:table-cell>
          <table:table-cell office:value-type="float" office:value="105" calcext:value-type="float">
            <text:p>105</text:p>
          </table:table-cell>
          <table:table-cell office:value-type="float" office:value="847" calcext:value-type="float">
            <text:p>847</text:p>
          </table:table-cell>
          <table:table-cell table:formula="of:=MIN([.$H53];[#REF!];[.$N53];[#REF!];[.$T53];[#REF!];[.$Z53];[#REF!];[.$AF53];[#REF!];[.$AL53];[#REF!])" office:value-type="string" office:string-value="" calcext:value-type="error">
            <text:p>#REF!</text:p>
          </table:table-cell>
          <table:table-cell table:formula="of:=MIN([.$I53];[#REF!];[.$O53];[#REF!];[.$U53];[#REF!];[.$AA53];[#REF!];[.$AG53];[#REF!];[.$AM53];[#REF!])" office:value-type="string" office:string-value="" calcext:value-type="error">
            <text:p>#REF!</text:p>
          </table:table-cell>
          <table:table-cell table:formula="of:=MIN([.$J53];[#REF!];[.$P53];[#REF!];[.$V53];[#REF!];[.$AB53];[#REF!];[.$AH53];[#REF!];[.$AN53];[#REF!])" office:value-type="string" office:string-value="" calcext:value-type="error">
            <text:p>#REF!</text:p>
          </table:table-cell>
          <table:table-cell table:formula="of:=MIN([.$K53];[#REF!];[.$Q53];[#REF!];[.$W53];[#REF!];[.$AC53];[#REF!];[.$AI53];[#REF!];[.$AO53];[#REF!])" office:value-type="string" office:string-value="" calcext:value-type="error">
            <text:p>#REF!</text:p>
          </table:table-cell>
          <table:table-cell table:formula="of:=MIN([.$L53];[#REF!];[.$R53];[#REF!];[.$X53];[#REF!];[.$AD53];[#REF!];[.$AJ53];[#REF!];[.$AP53];[#REF!])" office:value-type="string" office:string-value="" calcext:value-type="error">
            <text:p>#REF!</text:p>
          </table:table-cell>
          <table:table-cell table:formula="of:=MIN([.$M53];[#REF!];[.$S53];[#REF!];[.$Y53];[#REF!];[.$AE53];[#REF!];[.$AK53];[#REF!];[.$AQ53];[#REF!])" office:value-type="string" office:string-value="" calcext:value-type="error">
            <text:p>#REF!</text:p>
          </table:table-cell>
          <table:table-cell table:formula="of:=MEDIAN([.$H53];[#REF!];[.$N53];[#REF!];[.$T53];[#REF!];[.$Z53];[#REF!];[.$AF53];[#REF!];[.$AL53];[#REF!])" office:value-type="string" office:string-value="" calcext:value-type="error">
            <text:p>#REF!</text:p>
          </table:table-cell>
          <table:table-cell table:formula="of:=MEDIAN([.$I53];[#REF!];[.$O53];[#REF!];[.$U53];[#REF!];[.$AA53];[#REF!];[.$AG53];[#REF!];[.$AM53];[#REF!])" office:value-type="string" office:string-value="" calcext:value-type="error">
            <text:p>#REF!</text:p>
          </table:table-cell>
          <table:table-cell table:formula="of:=MEDIAN([.$J53];[#REF!];[.$P53];[#REF!];[.$V53];[#REF!];[.$AB53];[#REF!];[.$AH53];[#REF!];[.$AN53];[#REF!])" office:value-type="string" office:string-value="" calcext:value-type="error">
            <text:p>#REF!</text:p>
          </table:table-cell>
          <table:table-cell table:formula="of:=MEDIAN([.$K53];[#REF!];[.$Q53];[#REF!];[.$W53];[#REF!];[.$AC53];[#REF!];[.$AI53];[#REF!];[.$AO53];[#REF!])" office:value-type="string" office:string-value="" calcext:value-type="error">
            <text:p>#REF!</text:p>
          </table:table-cell>
          <table:table-cell table:formula="of:=MEDIAN([.$L53];[#REF!];[.$R53];[#REF!];[.$X53];[#REF!];[.$AD53];[#REF!];[.$AJ53];[#REF!];[.$AP53];[#REF!])" office:value-type="string" office:string-value="" calcext:value-type="error">
            <text:p>#REF!</text:p>
          </table:table-cell>
          <table:table-cell table:formula="of:=MEDIAN([.$M53];[#REF!];[.$S53];[#REF!];[.$Y53];[#REF!];[.$AE53];[#REF!];[.$AK53];[#REF!];[.$AQ53];[#REF!])" office:value-type="string" office:string-value="" calcext:value-type="error">
            <text:p>#REF!</text:p>
          </table:table-cell>
          <table:table-cell table:formula="of:=MAX([.$H53];[#REF!];[.$N53];[#REF!];[.$T53];[#REF!];[.$Z53];[#REF!];[.$AF53];[#REF!];[.$AL53];[#REF!])" office:value-type="string" office:string-value="" calcext:value-type="error">
            <text:p>#REF!</text:p>
          </table:table-cell>
          <table:table-cell table:formula="of:=MAX([.$I53];[#REF!];[.$O53];[#REF!];[.$U53];[#REF!];[.$AA53];[#REF!];[.$AG53];[#REF!];[.$AM53];[#REF!])" office:value-type="string" office:string-value="" calcext:value-type="error">
            <text:p>#REF!</text:p>
          </table:table-cell>
          <table:table-cell table:formula="of:=MAX([.$J53];[#REF!];[.$P53];[#REF!];[.$V53];[#REF!];[.$AB53];[#REF!];[.$AH53];[#REF!];[.$AN53];[#REF!])" office:value-type="string" office:string-value="" calcext:value-type="error">
            <text:p>#REF!</text:p>
          </table:table-cell>
          <table:table-cell table:formula="of:=MAX([.$K53];[#REF!];[.$Q53];[#REF!];[.$W53];[#REF!];[.$AC53];[#REF!];[.$AI53];[#REF!];[.$AO53];[#REF!])" office:value-type="string" office:string-value="" calcext:value-type="error">
            <text:p>#REF!</text:p>
          </table:table-cell>
          <table:table-cell table:formula="of:=MAX([.$L53];[#REF!];[.$R53];[#REF!];[.$X53];[#REF!];[.$AD53];[#REF!];[.$AJ53];[#REF!];[.$AP53];[#REF!])" office:value-type="string" office:string-value="" calcext:value-type="error">
            <text:p>#REF!</text:p>
          </table:table-cell>
          <table:table-cell table:formula="of:=MAX([.$M53];[#REF!];[.$S53];[#REF!];[.$Y53];[#REF!];[.$AE53];[#REF!];[.$AK53];[#REF!];[.$AQ53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elevator-strips-simple-typed/instances/instance-44.lp</text:p>
          </table:table-cell>
          <table:table-cell office:value-type="float" office:value="85.33" calcext:value-type="float">
            <text:p>85.33</text:p>
          </table:table-cell>
          <table:table-cell office:value-type="float" office:value="84.89" calcext:value-type="float">
            <text:p>84.89</text:p>
          </table:table-cell>
          <table:table-cell office:value-type="float" office:value="1013692" calcext:value-type="float">
            <text:p>1013692</text:p>
          </table:table-cell>
          <table:table-cell office:value-type="float" office:value="827786" calcext:value-type="float">
            <text:p>827786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71.16" calcext:value-type="float">
            <text:p>171.16</text:p>
          </table:table-cell>
          <table:table-cell office:value-type="float" office:value="169.666" calcext:value-type="float">
            <text:p>169.666</text:p>
          </table:table-cell>
          <table:table-cell office:value-type="float" office:value="2119418" calcext:value-type="float">
            <text:p>2119418</text:p>
          </table:table-cell>
          <table:table-cell office:value-type="float" office:value="1616257" calcext:value-type="float">
            <text:p>1616257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33.32" calcext:value-type="float">
            <text:p>33.32</text:p>
          </table:table-cell>
          <table:table-cell office:value-type="float" office:value="31.789" calcext:value-type="float">
            <text:p>31.789</text:p>
          </table:table-cell>
          <table:table-cell office:value-type="float" office:value="371148" calcext:value-type="float">
            <text:p>371148</text:p>
          </table:table-cell>
          <table:table-cell office:value-type="float" office:value="277465" calcext:value-type="float">
            <text:p>277465</text:p>
          </table:table-cell>
          <table:table-cell office:value-type="float" office:value="111" calcext:value-type="float">
            <text:p>111</text:p>
          </table:table-cell>
          <table:table-cell office:value-type="float" office:value="1000" calcext:value-type="float">
            <text:p>1000</text:p>
          </table:table-cell>
          <table:table-cell office:value-type="float" office:value="26.87" calcext:value-type="float">
            <text:p>26.87</text:p>
          </table:table-cell>
          <table:table-cell office:value-type="float" office:value="23.941" calcext:value-type="float">
            <text:p>23.941</text:p>
          </table:table-cell>
          <table:table-cell office:value-type="float" office:value="257767" calcext:value-type="float">
            <text:p>257767</text:p>
          </table:table-cell>
          <table:table-cell office:value-type="float" office:value="194967" calcext:value-type="float">
            <text:p>194967</text:p>
          </table:table-cell>
          <table:table-cell office:value-type="float" office:value="132" calcext:value-type="float">
            <text:p>132</text:p>
          </table:table-cell>
          <table:table-cell office:value-type="float" office:value="1500" calcext:value-type="float">
            <text:p>1500</text:p>
          </table:table-cell>
          <table:table-cell office:value-type="float" office:value="46.57" calcext:value-type="float">
            <text:p>46.57</text:p>
          </table:table-cell>
          <table:table-cell office:value-type="float" office:value="45.675" calcext:value-type="float">
            <text:p>45.675</text:p>
          </table:table-cell>
          <table:table-cell office:value-type="float" office:value="567892" calcext:value-type="float">
            <text:p>567892</text:p>
          </table:table-cell>
          <table:table-cell office:value-type="float" office:value="428312" calcext:value-type="float">
            <text:p>428312</text:p>
          </table:table-cell>
          <table:table-cell office:value-type="float" office:value="106" calcext:value-type="float">
            <text:p>106</text:p>
          </table:table-cell>
          <table:table-cell office:value-type="float" office:value="500" calcext:value-type="float">
            <text:p>500</text:p>
          </table:table-cell>
          <table:table-cell office:value-type="float" office:value="26.23" calcext:value-type="float">
            <text:p>26.23</text:p>
          </table:table-cell>
          <table:table-cell office:value-type="float" office:value="24.335" calcext:value-type="float">
            <text:p>24.335</text:p>
          </table:table-cell>
          <table:table-cell office:value-type="float" office:value="297508" calcext:value-type="float">
            <text:p>297508</text:p>
          </table:table-cell>
          <table:table-cell office:value-type="float" office:value="216550" calcext:value-type="float">
            <text:p>216550</text:p>
          </table:table-cell>
          <table:table-cell office:value-type="float" office:value="100" calcext:value-type="float">
            <text:p>100</text:p>
          </table:table-cell>
          <table:table-cell office:value-type="float" office:value="368" calcext:value-type="float">
            <text:p>368</text:p>
          </table:table-cell>
          <table:table-cell office:value-type="float" office:value="29.87" calcext:value-type="float">
            <text:p>29.87</text:p>
          </table:table-cell>
          <table:table-cell office:value-type="float" office:value="28.052" calcext:value-type="float">
            <text:p>28.052</text:p>
          </table:table-cell>
          <table:table-cell office:value-type="float" office:value="327753" calcext:value-type="float">
            <text:p>327753</text:p>
          </table:table-cell>
          <table:table-cell office:value-type="float" office:value="250647" calcext:value-type="float">
            <text:p>250647</text:p>
          </table:table-cell>
          <table:table-cell office:value-type="float" office:value="108" calcext:value-type="float">
            <text:p>108</text:p>
          </table:table-cell>
          <table:table-cell office:value-type="float" office:value="1000" calcext:value-type="float">
            <text:p>1000</text:p>
          </table:table-cell>
          <table:table-cell table:formula="of:=MIN([.$H54];[#REF!];[.$N54];[#REF!];[.$T54];[#REF!];[.$Z54];[#REF!];[.$AF54];[#REF!];[.$AL54];[#REF!])" office:value-type="string" office:string-value="" calcext:value-type="error">
            <text:p>#REF!</text:p>
          </table:table-cell>
          <table:table-cell table:formula="of:=MIN([.$I54];[#REF!];[.$O54];[#REF!];[.$U54];[#REF!];[.$AA54];[#REF!];[.$AG54];[#REF!];[.$AM54];[#REF!])" office:value-type="string" office:string-value="" calcext:value-type="error">
            <text:p>#REF!</text:p>
          </table:table-cell>
          <table:table-cell table:formula="of:=MIN([.$J54];[#REF!];[.$P54];[#REF!];[.$V54];[#REF!];[.$AB54];[#REF!];[.$AH54];[#REF!];[.$AN54];[#REF!])" office:value-type="string" office:string-value="" calcext:value-type="error">
            <text:p>#REF!</text:p>
          </table:table-cell>
          <table:table-cell table:formula="of:=MIN([.$K54];[#REF!];[.$Q54];[#REF!];[.$W54];[#REF!];[.$AC54];[#REF!];[.$AI54];[#REF!];[.$AO54];[#REF!])" office:value-type="string" office:string-value="" calcext:value-type="error">
            <text:p>#REF!</text:p>
          </table:table-cell>
          <table:table-cell table:formula="of:=MIN([.$L54];[#REF!];[.$R54];[#REF!];[.$X54];[#REF!];[.$AD54];[#REF!];[.$AJ54];[#REF!];[.$AP54];[#REF!])" office:value-type="string" office:string-value="" calcext:value-type="error">
            <text:p>#REF!</text:p>
          </table:table-cell>
          <table:table-cell table:formula="of:=MIN([.$M54];[#REF!];[.$S54];[#REF!];[.$Y54];[#REF!];[.$AE54];[#REF!];[.$AK54];[#REF!];[.$AQ54];[#REF!])" office:value-type="string" office:string-value="" calcext:value-type="error">
            <text:p>#REF!</text:p>
          </table:table-cell>
          <table:table-cell table:formula="of:=MEDIAN([.$H54];[#REF!];[.$N54];[#REF!];[.$T54];[#REF!];[.$Z54];[#REF!];[.$AF54];[#REF!];[.$AL54];[#REF!])" office:value-type="string" office:string-value="" calcext:value-type="error">
            <text:p>#REF!</text:p>
          </table:table-cell>
          <table:table-cell table:formula="of:=MEDIAN([.$I54];[#REF!];[.$O54];[#REF!];[.$U54];[#REF!];[.$AA54];[#REF!];[.$AG54];[#REF!];[.$AM54];[#REF!])" office:value-type="string" office:string-value="" calcext:value-type="error">
            <text:p>#REF!</text:p>
          </table:table-cell>
          <table:table-cell table:formula="of:=MEDIAN([.$J54];[#REF!];[.$P54];[#REF!];[.$V54];[#REF!];[.$AB54];[#REF!];[.$AH54];[#REF!];[.$AN54];[#REF!])" office:value-type="string" office:string-value="" calcext:value-type="error">
            <text:p>#REF!</text:p>
          </table:table-cell>
          <table:table-cell table:formula="of:=MEDIAN([.$K54];[#REF!];[.$Q54];[#REF!];[.$W54];[#REF!];[.$AC54];[#REF!];[.$AI54];[#REF!];[.$AO54];[#REF!])" office:value-type="string" office:string-value="" calcext:value-type="error">
            <text:p>#REF!</text:p>
          </table:table-cell>
          <table:table-cell table:formula="of:=MEDIAN([.$L54];[#REF!];[.$R54];[#REF!];[.$X54];[#REF!];[.$AD54];[#REF!];[.$AJ54];[#REF!];[.$AP54];[#REF!])" office:value-type="string" office:string-value="" calcext:value-type="error">
            <text:p>#REF!</text:p>
          </table:table-cell>
          <table:table-cell table:formula="of:=MEDIAN([.$M54];[#REF!];[.$S54];[#REF!];[.$Y54];[#REF!];[.$AE54];[#REF!];[.$AK54];[#REF!];[.$AQ54];[#REF!])" office:value-type="string" office:string-value="" calcext:value-type="error">
            <text:p>#REF!</text:p>
          </table:table-cell>
          <table:table-cell table:formula="of:=MAX([.$H54];[#REF!];[.$N54];[#REF!];[.$T54];[#REF!];[.$Z54];[#REF!];[.$AF54];[#REF!];[.$AL54];[#REF!])" office:value-type="string" office:string-value="" calcext:value-type="error">
            <text:p>#REF!</text:p>
          </table:table-cell>
          <table:table-cell table:formula="of:=MAX([.$I54];[#REF!];[.$O54];[#REF!];[.$U54];[#REF!];[.$AA54];[#REF!];[.$AG54];[#REF!];[.$AM54];[#REF!])" office:value-type="string" office:string-value="" calcext:value-type="error">
            <text:p>#REF!</text:p>
          </table:table-cell>
          <table:table-cell table:formula="of:=MAX([.$J54];[#REF!];[.$P54];[#REF!];[.$V54];[#REF!];[.$AB54];[#REF!];[.$AH54];[#REF!];[.$AN54];[#REF!])" office:value-type="string" office:string-value="" calcext:value-type="error">
            <text:p>#REF!</text:p>
          </table:table-cell>
          <table:table-cell table:formula="of:=MAX([.$K54];[#REF!];[.$Q54];[#REF!];[.$W54];[#REF!];[.$AC54];[#REF!];[.$AI54];[#REF!];[.$AO54];[#REF!])" office:value-type="string" office:string-value="" calcext:value-type="error">
            <text:p>#REF!</text:p>
          </table:table-cell>
          <table:table-cell table:formula="of:=MAX([.$L54];[#REF!];[.$R54];[#REF!];[.$X54];[#REF!];[.$AD54];[#REF!];[.$AJ54];[#REF!];[.$AP54];[#REF!])" office:value-type="string" office:string-value="" calcext:value-type="error">
            <text:p>#REF!</text:p>
          </table:table-cell>
          <table:table-cell table:formula="of:=MAX([.$M54];[#REF!];[.$S54];[#REF!];[.$Y54];[#REF!];[.$AE54];[#REF!];[.$AK54];[#REF!];[.$AQ54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elevator-strips-simple-typed/instances/instance-45.lp</text:p>
          </table:table-cell>
          <table:table-cell office:value-type="float" office:value="6.18" calcext:value-type="float">
            <text:p>6.18</text:p>
          </table:table-cell>
          <table:table-cell office:value-type="float" office:value="5.834" calcext:value-type="float">
            <text:p>5.834</text:p>
          </table:table-cell>
          <table:table-cell office:value-type="float" office:value="45626" calcext:value-type="float">
            <text:p>45626</text:p>
          </table:table-cell>
          <table:table-cell office:value-type="float" office:value="36653" calcext:value-type="float">
            <text:p>3665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27.38" calcext:value-type="float">
            <text:p>127.38</text:p>
          </table:table-cell>
          <table:table-cell office:value-type="float" office:value="125.861" calcext:value-type="float">
            <text:p>125.861</text:p>
          </table:table-cell>
          <table:table-cell office:value-type="float" office:value="972471" calcext:value-type="float">
            <text:p>972471</text:p>
          </table:table-cell>
          <table:table-cell office:value-type="float" office:value="858108" calcext:value-type="float">
            <text:p>858108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7.51" calcext:value-type="float">
            <text:p>17.51</text:p>
          </table:table-cell>
          <table:table-cell office:value-type="float" office:value="15.699" calcext:value-type="float">
            <text:p>15.699</text:p>
          </table:table-cell>
          <table:table-cell office:value-type="float" office:value="110716" calcext:value-type="float">
            <text:p>110716</text:p>
          </table:table-cell>
          <table:table-cell office:value-type="float" office:value="83775" calcext:value-type="float">
            <text:p>83775</text:p>
          </table:table-cell>
          <table:table-cell office:value-type="float" office:value="111" calcext:value-type="float">
            <text:p>111</text:p>
          </table:table-cell>
          <table:table-cell office:value-type="float" office:value="1000" calcext:value-type="float">
            <text:p>1000</text:p>
          </table:table-cell>
          <table:table-cell office:value-type="float" office:value="13.84" calcext:value-type="float">
            <text:p>13.84</text:p>
          </table:table-cell>
          <table:table-cell office:value-type="float" office:value="11.684" calcext:value-type="float">
            <text:p>11.684</text:p>
          </table:table-cell>
          <table:table-cell office:value-type="float" office:value="74892" calcext:value-type="float">
            <text:p>74892</text:p>
          </table:table-cell>
          <table:table-cell office:value-type="float" office:value="56419" calcext:value-type="float">
            <text:p>56419</text:p>
          </table:table-cell>
          <table:table-cell office:value-type="float" office:value="118" calcext:value-type="float">
            <text:p>118</text:p>
          </table:table-cell>
          <table:table-cell office:value-type="float" office:value="1328" calcext:value-type="float">
            <text:p>1328</text:p>
          </table:table-cell>
          <table:table-cell office:value-type="float" office:value="14.52" calcext:value-type="float">
            <text:p>14.52</text:p>
          </table:table-cell>
          <table:table-cell office:value-type="float" office:value="13.545" calcext:value-type="float">
            <text:p>13.545</text:p>
          </table:table-cell>
          <table:table-cell office:value-type="float" office:value="93948" calcext:value-type="float">
            <text:p>93948</text:p>
          </table:table-cell>
          <table:table-cell office:value-type="float" office:value="70223" calcext:value-type="float">
            <text:p>70223</text:p>
          </table:table-cell>
          <table:table-cell office:value-type="float" office:value="99" calcext:value-type="float">
            <text:p>99</text:p>
          </table:table-cell>
          <table:table-cell office:value-type="float" office:value="500" calcext:value-type="float">
            <text:p>500</text:p>
          </table:table-cell>
          <table:table-cell office:value-type="float" office:value="18.09" calcext:value-type="float">
            <text:p>18.09</text:p>
          </table:table-cell>
          <table:table-cell office:value-type="float" office:value="16.493" calcext:value-type="float">
            <text:p>16.493</text:p>
          </table:table-cell>
          <table:table-cell office:value-type="float" office:value="126367" calcext:value-type="float">
            <text:p>126367</text:p>
          </table:table-cell>
          <table:table-cell office:value-type="float" office:value="95287" calcext:value-type="float">
            <text:p>95287</text:p>
          </table:table-cell>
          <table:table-cell office:value-type="float" office:value="95" calcext:value-type="float">
            <text:p>95</text:p>
          </table:table-cell>
          <table:table-cell office:value-type="float" office:value="243" calcext:value-type="float">
            <text:p>243</text:p>
          </table:table-cell>
          <table:table-cell office:value-type="float" office:value="16.87" calcext:value-type="float">
            <text:p>16.87</text:p>
          </table:table-cell>
          <table:table-cell office:value-type="float" office:value="15.218" calcext:value-type="float">
            <text:p>15.218</text:p>
          </table:table-cell>
          <table:table-cell office:value-type="float" office:value="102150" calcext:value-type="float">
            <text:p>102150</text:p>
          </table:table-cell>
          <table:table-cell office:value-type="float" office:value="79796" calcext:value-type="float">
            <text:p>79796</text:p>
          </table:table-cell>
          <table:table-cell office:value-type="float" office:value="104" calcext:value-type="float">
            <text:p>104</text:p>
          </table:table-cell>
          <table:table-cell office:value-type="float" office:value="853" calcext:value-type="float">
            <text:p>853</text:p>
          </table:table-cell>
          <table:table-cell table:formula="of:=MIN([.$H55];[#REF!];[.$N55];[#REF!];[.$T55];[#REF!];[.$Z55];[#REF!];[.$AF55];[#REF!];[.$AL55];[#REF!])" office:value-type="string" office:string-value="" calcext:value-type="error">
            <text:p>#REF!</text:p>
          </table:table-cell>
          <table:table-cell table:formula="of:=MIN([.$I55];[#REF!];[.$O55];[#REF!];[.$U55];[#REF!];[.$AA55];[#REF!];[.$AG55];[#REF!];[.$AM55];[#REF!])" office:value-type="string" office:string-value="" calcext:value-type="error">
            <text:p>#REF!</text:p>
          </table:table-cell>
          <table:table-cell table:formula="of:=MIN([.$J55];[#REF!];[.$P55];[#REF!];[.$V55];[#REF!];[.$AB55];[#REF!];[.$AH55];[#REF!];[.$AN55];[#REF!])" office:value-type="string" office:string-value="" calcext:value-type="error">
            <text:p>#REF!</text:p>
          </table:table-cell>
          <table:table-cell table:formula="of:=MIN([.$K55];[#REF!];[.$Q55];[#REF!];[.$W55];[#REF!];[.$AC55];[#REF!];[.$AI55];[#REF!];[.$AO55];[#REF!])" office:value-type="string" office:string-value="" calcext:value-type="error">
            <text:p>#REF!</text:p>
          </table:table-cell>
          <table:table-cell table:formula="of:=MIN([.$L55];[#REF!];[.$R55];[#REF!];[.$X55];[#REF!];[.$AD55];[#REF!];[.$AJ55];[#REF!];[.$AP55];[#REF!])" office:value-type="string" office:string-value="" calcext:value-type="error">
            <text:p>#REF!</text:p>
          </table:table-cell>
          <table:table-cell table:formula="of:=MIN([.$M55];[#REF!];[.$S55];[#REF!];[.$Y55];[#REF!];[.$AE55];[#REF!];[.$AK55];[#REF!];[.$AQ55];[#REF!])" office:value-type="string" office:string-value="" calcext:value-type="error">
            <text:p>#REF!</text:p>
          </table:table-cell>
          <table:table-cell table:formula="of:=MEDIAN([.$H55];[#REF!];[.$N55];[#REF!];[.$T55];[#REF!];[.$Z55];[#REF!];[.$AF55];[#REF!];[.$AL55];[#REF!])" office:value-type="string" office:string-value="" calcext:value-type="error">
            <text:p>#REF!</text:p>
          </table:table-cell>
          <table:table-cell table:formula="of:=MEDIAN([.$I55];[#REF!];[.$O55];[#REF!];[.$U55];[#REF!];[.$AA55];[#REF!];[.$AG55];[#REF!];[.$AM55];[#REF!])" office:value-type="string" office:string-value="" calcext:value-type="error">
            <text:p>#REF!</text:p>
          </table:table-cell>
          <table:table-cell table:formula="of:=MEDIAN([.$J55];[#REF!];[.$P55];[#REF!];[.$V55];[#REF!];[.$AB55];[#REF!];[.$AH55];[#REF!];[.$AN55];[#REF!])" office:value-type="string" office:string-value="" calcext:value-type="error">
            <text:p>#REF!</text:p>
          </table:table-cell>
          <table:table-cell table:formula="of:=MEDIAN([.$K55];[#REF!];[.$Q55];[#REF!];[.$W55];[#REF!];[.$AC55];[#REF!];[.$AI55];[#REF!];[.$AO55];[#REF!])" office:value-type="string" office:string-value="" calcext:value-type="error">
            <text:p>#REF!</text:p>
          </table:table-cell>
          <table:table-cell table:formula="of:=MEDIAN([.$L55];[#REF!];[.$R55];[#REF!];[.$X55];[#REF!];[.$AD55];[#REF!];[.$AJ55];[#REF!];[.$AP55];[#REF!])" office:value-type="string" office:string-value="" calcext:value-type="error">
            <text:p>#REF!</text:p>
          </table:table-cell>
          <table:table-cell table:formula="of:=MEDIAN([.$M55];[#REF!];[.$S55];[#REF!];[.$Y55];[#REF!];[.$AE55];[#REF!];[.$AK55];[#REF!];[.$AQ55];[#REF!])" office:value-type="string" office:string-value="" calcext:value-type="error">
            <text:p>#REF!</text:p>
          </table:table-cell>
          <table:table-cell table:formula="of:=MAX([.$H55];[#REF!];[.$N55];[#REF!];[.$T55];[#REF!];[.$Z55];[#REF!];[.$AF55];[#REF!];[.$AL55];[#REF!])" office:value-type="string" office:string-value="" calcext:value-type="error">
            <text:p>#REF!</text:p>
          </table:table-cell>
          <table:table-cell table:formula="of:=MAX([.$I55];[#REF!];[.$O55];[#REF!];[.$U55];[#REF!];[.$AA55];[#REF!];[.$AG55];[#REF!];[.$AM55];[#REF!])" office:value-type="string" office:string-value="" calcext:value-type="error">
            <text:p>#REF!</text:p>
          </table:table-cell>
          <table:table-cell table:formula="of:=MAX([.$J55];[#REF!];[.$P55];[#REF!];[.$V55];[#REF!];[.$AB55];[#REF!];[.$AH55];[#REF!];[.$AN55];[#REF!])" office:value-type="string" office:string-value="" calcext:value-type="error">
            <text:p>#REF!</text:p>
          </table:table-cell>
          <table:table-cell table:formula="of:=MAX([.$K55];[#REF!];[.$Q55];[#REF!];[.$W55];[#REF!];[.$AC55];[#REF!];[.$AI55];[#REF!];[.$AO55];[#REF!])" office:value-type="string" office:string-value="" calcext:value-type="error">
            <text:p>#REF!</text:p>
          </table:table-cell>
          <table:table-cell table:formula="of:=MAX([.$L55];[#REF!];[.$R55];[#REF!];[.$X55];[#REF!];[.$AD55];[#REF!];[.$AJ55];[#REF!];[.$AP55];[#REF!])" office:value-type="string" office:string-value="" calcext:value-type="error">
            <text:p>#REF!</text:p>
          </table:table-cell>
          <table:table-cell table:formula="of:=MAX([.$M55];[#REF!];[.$S55];[#REF!];[.$Y55];[#REF!];[.$AE55];[#REF!];[.$AK55];[#REF!];[.$AQ55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elevator-strips-simple-typed/instances/instance-46.lp</text:p>
          </table:table-cell>
          <table:table-cell office:value-type="float" office:value="45.57" calcext:value-type="float">
            <text:p>45.57</text:p>
          </table:table-cell>
          <table:table-cell office:value-type="float" office:value="44.901" calcext:value-type="float">
            <text:p>44.901</text:p>
          </table:table-cell>
          <table:table-cell office:value-type="float" office:value="383862" calcext:value-type="float">
            <text:p>383862</text:p>
          </table:table-cell>
          <table:table-cell office:value-type="float" office:value="309126" calcext:value-type="float">
            <text:p>30912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579.66" calcext:value-type="float">
            <text:p>579.66</text:p>
          </table:table-cell>
          <table:table-cell office:value-type="float" office:value="578.019" calcext:value-type="float">
            <text:p>578.019</text:p>
          </table:table-cell>
          <table:table-cell office:value-type="float" office:value="5059804" calcext:value-type="float">
            <text:p>5059804</text:p>
          </table:table-cell>
          <table:table-cell office:value-type="float" office:value="4267629" calcext:value-type="float">
            <text:p>4267629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06.52" calcext:value-type="float">
            <text:p>106.52</text:p>
          </table:table-cell>
          <table:table-cell office:value-type="float" office:value="104.877" calcext:value-type="float">
            <text:p>104.877</text:p>
          </table:table-cell>
          <table:table-cell office:value-type="float" office:value="1099344" calcext:value-type="float">
            <text:p>1099344</text:p>
          </table:table-cell>
          <table:table-cell office:value-type="float" office:value="883531" calcext:value-type="float">
            <text:p>883531</text:p>
          </table:table-cell>
          <table:table-cell office:value-type="float" office:value="148" calcext:value-type="float">
            <text:p>148</text:p>
          </table:table-cell>
          <table:table-cell office:value-type="float" office:value="1000" calcext:value-type="float">
            <text:p>1000</text:p>
          </table:table-cell>
          <table:table-cell office:value-type="float" office:value="42.89" calcext:value-type="float">
            <text:p>42.89</text:p>
          </table:table-cell>
          <table:table-cell office:value-type="float" office:value="39.976" calcext:value-type="float">
            <text:p>39.976</text:p>
          </table:table-cell>
          <table:table-cell office:value-type="float" office:value="365194" calcext:value-type="float">
            <text:p>365194</text:p>
          </table:table-cell>
          <table:table-cell office:value-type="float" office:value="282976" calcext:value-type="float">
            <text:p>282976</text:p>
          </table:table-cell>
          <table:table-cell office:value-type="float" office:value="168" calcext:value-type="float">
            <text:p>168</text:p>
          </table:table-cell>
          <table:table-cell office:value-type="float" office:value="1500" calcext:value-type="float">
            <text:p>1500</text:p>
          </table:table-cell>
          <table:table-cell office:value-type="float" office:value="118.49" calcext:value-type="float">
            <text:p>118.49</text:p>
          </table:table-cell>
          <table:table-cell office:value-type="float" office:value="117.417" calcext:value-type="float">
            <text:p>117.417</text:p>
          </table:table-cell>
          <table:table-cell office:value-type="float" office:value="1150178" calcext:value-type="float">
            <text:p>1150178</text:p>
          </table:table-cell>
          <table:table-cell office:value-type="float" office:value="906414" calcext:value-type="float">
            <text:p>906414</text:p>
          </table:table-cell>
          <table:table-cell office:value-type="float" office:value="139" calcext:value-type="float">
            <text:p>139</text:p>
          </table:table-cell>
          <table:table-cell office:value-type="float" office:value="500" calcext:value-type="float">
            <text:p>500</text:p>
          </table:table-cell>
          <table:table-cell office:value-type="float" office:value="67.56" calcext:value-type="float">
            <text:p>67.56</text:p>
          </table:table-cell>
          <table:table-cell office:value-type="float" office:value="65.35" calcext:value-type="float">
            <text:p>65.35</text:p>
          </table:table-cell>
          <table:table-cell office:value-type="float" office:value="658218" calcext:value-type="float">
            <text:p>658218</text:p>
          </table:table-cell>
          <table:table-cell office:value-type="float" office:value="495356" calcext:value-type="float">
            <text:p>495356</text:p>
          </table:table-cell>
          <table:table-cell office:value-type="float" office:value="131" calcext:value-type="float">
            <text:p>131</text:p>
          </table:table-cell>
          <table:table-cell office:value-type="float" office:value="344" calcext:value-type="float">
            <text:p>344</text:p>
          </table:table-cell>
          <table:table-cell office:value-type="float" office:value="59.52" calcext:value-type="float">
            <text:p>59.52</text:p>
          </table:table-cell>
          <table:table-cell office:value-type="float" office:value="57.168" calcext:value-type="float">
            <text:p>57.168</text:p>
          </table:table-cell>
          <table:table-cell office:value-type="float" office:value="588885" calcext:value-type="float">
            <text:p>588885</text:p>
          </table:table-cell>
          <table:table-cell office:value-type="float" office:value="440705" calcext:value-type="float">
            <text:p>440705</text:p>
          </table:table-cell>
          <table:table-cell office:value-type="float" office:value="145" calcext:value-type="float">
            <text:p>145</text:p>
          </table:table-cell>
          <table:table-cell office:value-type="float" office:value="1000" calcext:value-type="float">
            <text:p>1000</text:p>
          </table:table-cell>
          <table:table-cell table:formula="of:=MIN([.$H56];[#REF!];[.$N56];[#REF!];[.$T56];[#REF!];[.$Z56];[#REF!];[.$AF56];[#REF!];[.$AL56];[#REF!])" office:value-type="string" office:string-value="" calcext:value-type="error">
            <text:p>#REF!</text:p>
          </table:table-cell>
          <table:table-cell table:formula="of:=MIN([.$I56];[#REF!];[.$O56];[#REF!];[.$U56];[#REF!];[.$AA56];[#REF!];[.$AG56];[#REF!];[.$AM56];[#REF!])" office:value-type="string" office:string-value="" calcext:value-type="error">
            <text:p>#REF!</text:p>
          </table:table-cell>
          <table:table-cell table:formula="of:=MIN([.$J56];[#REF!];[.$P56];[#REF!];[.$V56];[#REF!];[.$AB56];[#REF!];[.$AH56];[#REF!];[.$AN56];[#REF!])" office:value-type="string" office:string-value="" calcext:value-type="error">
            <text:p>#REF!</text:p>
          </table:table-cell>
          <table:table-cell table:formula="of:=MIN([.$K56];[#REF!];[.$Q56];[#REF!];[.$W56];[#REF!];[.$AC56];[#REF!];[.$AI56];[#REF!];[.$AO56];[#REF!])" office:value-type="string" office:string-value="" calcext:value-type="error">
            <text:p>#REF!</text:p>
          </table:table-cell>
          <table:table-cell table:formula="of:=MIN([.$L56];[#REF!];[.$R56];[#REF!];[.$X56];[#REF!];[.$AD56];[#REF!];[.$AJ56];[#REF!];[.$AP56];[#REF!])" office:value-type="string" office:string-value="" calcext:value-type="error">
            <text:p>#REF!</text:p>
          </table:table-cell>
          <table:table-cell table:formula="of:=MIN([.$M56];[#REF!];[.$S56];[#REF!];[.$Y56];[#REF!];[.$AE56];[#REF!];[.$AK56];[#REF!];[.$AQ56];[#REF!])" office:value-type="string" office:string-value="" calcext:value-type="error">
            <text:p>#REF!</text:p>
          </table:table-cell>
          <table:table-cell table:formula="of:=MEDIAN([.$H56];[#REF!];[.$N56];[#REF!];[.$T56];[#REF!];[.$Z56];[#REF!];[.$AF56];[#REF!];[.$AL56];[#REF!])" office:value-type="string" office:string-value="" calcext:value-type="error">
            <text:p>#REF!</text:p>
          </table:table-cell>
          <table:table-cell table:formula="of:=MEDIAN([.$I56];[#REF!];[.$O56];[#REF!];[.$U56];[#REF!];[.$AA56];[#REF!];[.$AG56];[#REF!];[.$AM56];[#REF!])" office:value-type="string" office:string-value="" calcext:value-type="error">
            <text:p>#REF!</text:p>
          </table:table-cell>
          <table:table-cell table:formula="of:=MEDIAN([.$J56];[#REF!];[.$P56];[#REF!];[.$V56];[#REF!];[.$AB56];[#REF!];[.$AH56];[#REF!];[.$AN56];[#REF!])" office:value-type="string" office:string-value="" calcext:value-type="error">
            <text:p>#REF!</text:p>
          </table:table-cell>
          <table:table-cell table:formula="of:=MEDIAN([.$K56];[#REF!];[.$Q56];[#REF!];[.$W56];[#REF!];[.$AC56];[#REF!];[.$AI56];[#REF!];[.$AO56];[#REF!])" office:value-type="string" office:string-value="" calcext:value-type="error">
            <text:p>#REF!</text:p>
          </table:table-cell>
          <table:table-cell table:formula="of:=MEDIAN([.$L56];[#REF!];[.$R56];[#REF!];[.$X56];[#REF!];[.$AD56];[#REF!];[.$AJ56];[#REF!];[.$AP56];[#REF!])" office:value-type="string" office:string-value="" calcext:value-type="error">
            <text:p>#REF!</text:p>
          </table:table-cell>
          <table:table-cell table:formula="of:=MEDIAN([.$M56];[#REF!];[.$S56];[#REF!];[.$Y56];[#REF!];[.$AE56];[#REF!];[.$AK56];[#REF!];[.$AQ56];[#REF!])" office:value-type="string" office:string-value="" calcext:value-type="error">
            <text:p>#REF!</text:p>
          </table:table-cell>
          <table:table-cell table:formula="of:=MAX([.$H56];[#REF!];[.$N56];[#REF!];[.$T56];[#REF!];[.$Z56];[#REF!];[.$AF56];[#REF!];[.$AL56];[#REF!])" office:value-type="string" office:string-value="" calcext:value-type="error">
            <text:p>#REF!</text:p>
          </table:table-cell>
          <table:table-cell table:formula="of:=MAX([.$I56];[#REF!];[.$O56];[#REF!];[.$U56];[#REF!];[.$AA56];[#REF!];[.$AG56];[#REF!];[.$AM56];[#REF!])" office:value-type="string" office:string-value="" calcext:value-type="error">
            <text:p>#REF!</text:p>
          </table:table-cell>
          <table:table-cell table:formula="of:=MAX([.$J56];[#REF!];[.$P56];[#REF!];[.$V56];[#REF!];[.$AB56];[#REF!];[.$AH56];[#REF!];[.$AN56];[#REF!])" office:value-type="string" office:string-value="" calcext:value-type="error">
            <text:p>#REF!</text:p>
          </table:table-cell>
          <table:table-cell table:formula="of:=MAX([.$K56];[#REF!];[.$Q56];[#REF!];[.$W56];[#REF!];[.$AC56];[#REF!];[.$AI56];[#REF!];[.$AO56];[#REF!])" office:value-type="string" office:string-value="" calcext:value-type="error">
            <text:p>#REF!</text:p>
          </table:table-cell>
          <table:table-cell table:formula="of:=MAX([.$L56];[#REF!];[.$R56];[#REF!];[.$X56];[#REF!];[.$AD56];[#REF!];[.$AJ56];[#REF!];[.$AP56];[#REF!])" office:value-type="string" office:string-value="" calcext:value-type="error">
            <text:p>#REF!</text:p>
          </table:table-cell>
          <table:table-cell table:formula="of:=MAX([.$M56];[#REF!];[.$S56];[#REF!];[.$Y56];[#REF!];[.$AE56];[#REF!];[.$AK56];[#REF!];[.$AQ56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elevator-strips-simple-typed/instances/instance-47.lp</text:p>
          </table:table-cell>
          <table:table-cell office:value-type="float" office:value="17.58" calcext:value-type="float">
            <text:p>17.58</text:p>
          </table:table-cell>
          <table:table-cell office:value-type="float" office:value="16.964" calcext:value-type="float">
            <text:p>16.964</text:p>
          </table:table-cell>
          <table:table-cell office:value-type="float" office:value="145738" calcext:value-type="float">
            <text:p>145738</text:p>
          </table:table-cell>
          <table:table-cell office:value-type="float" office:value="113894" calcext:value-type="float">
            <text:p>113894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3.17" calcext:value-type="float">
            <text:p>13.17</text:p>
          </table:table-cell>
          <table:table-cell office:value-type="float" office:value="11.482" calcext:value-type="float">
            <text:p>11.482</text:p>
          </table:table-cell>
          <table:table-cell office:value-type="float" office:value="53130" calcext:value-type="float">
            <text:p>53130</text:p>
          </table:table-cell>
          <table:table-cell office:value-type="float" office:value="41413" calcext:value-type="float">
            <text:p>41413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0.79" calcext:value-type="float">
            <text:p>10.79</text:p>
          </table:table-cell>
          <table:table-cell office:value-type="float" office:value="9.305" calcext:value-type="float">
            <text:p>9.305</text:p>
          </table:table-cell>
          <table:table-cell office:value-type="float" office:value="31341" calcext:value-type="float">
            <text:p>31341</text:p>
          </table:table-cell>
          <table:table-cell office:value-type="float" office:value="23576" calcext:value-type="float">
            <text:p>23576</text:p>
          </table:table-cell>
          <table:table-cell office:value-type="float" office:value="142" calcext:value-type="float">
            <text:p>142</text:p>
          </table:table-cell>
          <table:table-cell office:value-type="float" office:value="1000" calcext:value-type="float">
            <text:p>1000</text:p>
          </table:table-cell>
          <table:table-cell office:value-type="float" office:value="11.13" calcext:value-type="float">
            <text:p>11.13</text:p>
          </table:table-cell>
          <table:table-cell office:value-type="float" office:value="9.309" calcext:value-type="float">
            <text:p>9.309</text:p>
          </table:table-cell>
          <table:table-cell office:value-type="float" office:value="33104" calcext:value-type="float">
            <text:p>33104</text:p>
          </table:table-cell>
          <table:table-cell office:value-type="float" office:value="24818" calcext:value-type="float">
            <text:p>24818</text:p>
          </table:table-cell>
          <table:table-cell office:value-type="float" office:value="151" calcext:value-type="float">
            <text:p>151</text:p>
          </table:table-cell>
          <table:table-cell office:value-type="float" office:value="1442" calcext:value-type="float">
            <text:p>1442</text:p>
          </table:table-cell>
          <table:table-cell office:value-type="float" office:value="9.26" calcext:value-type="float">
            <text:p>9.26</text:p>
          </table:table-cell>
          <table:table-cell office:value-type="float" office:value="8.334" calcext:value-type="float">
            <text:p>8.334</text:p>
          </table:table-cell>
          <table:table-cell office:value-type="float" office:value="29076" calcext:value-type="float">
            <text:p>29076</text:p>
          </table:table-cell>
          <table:table-cell office:value-type="float" office:value="21808" calcext:value-type="float">
            <text:p>21808</text:p>
          </table:table-cell>
          <table:table-cell office:value-type="float" office:value="134" calcext:value-type="float">
            <text:p>134</text:p>
          </table:table-cell>
          <table:table-cell office:value-type="float" office:value="500" calcext:value-type="float">
            <text:p>500</text:p>
          </table:table-cell>
          <table:table-cell office:value-type="float" office:value="9.33" calcext:value-type="float">
            <text:p>9.33</text:p>
          </table:table-cell>
          <table:table-cell office:value-type="float" office:value="7.959" calcext:value-type="float">
            <text:p>7.959</text:p>
          </table:table-cell>
          <table:table-cell office:value-type="float" office:value="22108" calcext:value-type="float">
            <text:p>22108</text:p>
          </table:table-cell>
          <table:table-cell office:value-type="float" office:value="15913" calcext:value-type="float">
            <text:p>15913</text:p>
          </table:table-cell>
          <table:table-cell office:value-type="float" office:value="124" calcext:value-type="float">
            <text:p>124</text:p>
          </table:table-cell>
          <table:table-cell office:value-type="float" office:value="216" calcext:value-type="float">
            <text:p>216</text:p>
          </table:table-cell>
          <table:table-cell office:value-type="float" office:value="9.94" calcext:value-type="float">
            <text:p>9.94</text:p>
          </table:table-cell>
          <table:table-cell office:value-type="float" office:value="8.383" calcext:value-type="float">
            <text:p>8.383</text:p>
          </table:table-cell>
          <table:table-cell office:value-type="float" office:value="24887" calcext:value-type="float">
            <text:p>24887</text:p>
          </table:table-cell>
          <table:table-cell office:value-type="float" office:value="18284" calcext:value-type="float">
            <text:p>18284</text:p>
          </table:table-cell>
          <table:table-cell office:value-type="float" office:value="138" calcext:value-type="float">
            <text:p>138</text:p>
          </table:table-cell>
          <table:table-cell office:value-type="float" office:value="1000" calcext:value-type="float">
            <text:p>1000</text:p>
          </table:table-cell>
          <table:table-cell table:formula="of:=MIN([.$H57];[#REF!];[.$N57];[#REF!];[.$T57];[#REF!];[.$Z57];[#REF!];[.$AF57];[#REF!];[.$AL57];[#REF!])" office:value-type="string" office:string-value="" calcext:value-type="error">
            <text:p>#REF!</text:p>
          </table:table-cell>
          <table:table-cell table:formula="of:=MIN([.$I57];[#REF!];[.$O57];[#REF!];[.$U57];[#REF!];[.$AA57];[#REF!];[.$AG57];[#REF!];[.$AM57];[#REF!])" office:value-type="string" office:string-value="" calcext:value-type="error">
            <text:p>#REF!</text:p>
          </table:table-cell>
          <table:table-cell table:formula="of:=MIN([.$J57];[#REF!];[.$P57];[#REF!];[.$V57];[#REF!];[.$AB57];[#REF!];[.$AH57];[#REF!];[.$AN57];[#REF!])" office:value-type="string" office:string-value="" calcext:value-type="error">
            <text:p>#REF!</text:p>
          </table:table-cell>
          <table:table-cell table:formula="of:=MIN([.$K57];[#REF!];[.$Q57];[#REF!];[.$W57];[#REF!];[.$AC57];[#REF!];[.$AI57];[#REF!];[.$AO57];[#REF!])" office:value-type="string" office:string-value="" calcext:value-type="error">
            <text:p>#REF!</text:p>
          </table:table-cell>
          <table:table-cell table:formula="of:=MIN([.$L57];[#REF!];[.$R57];[#REF!];[.$X57];[#REF!];[.$AD57];[#REF!];[.$AJ57];[#REF!];[.$AP57];[#REF!])" office:value-type="string" office:string-value="" calcext:value-type="error">
            <text:p>#REF!</text:p>
          </table:table-cell>
          <table:table-cell table:formula="of:=MIN([.$M57];[#REF!];[.$S57];[#REF!];[.$Y57];[#REF!];[.$AE57];[#REF!];[.$AK57];[#REF!];[.$AQ57];[#REF!])" office:value-type="string" office:string-value="" calcext:value-type="error">
            <text:p>#REF!</text:p>
          </table:table-cell>
          <table:table-cell table:formula="of:=MEDIAN([.$H57];[#REF!];[.$N57];[#REF!];[.$T57];[#REF!];[.$Z57];[#REF!];[.$AF57];[#REF!];[.$AL57];[#REF!])" office:value-type="string" office:string-value="" calcext:value-type="error">
            <text:p>#REF!</text:p>
          </table:table-cell>
          <table:table-cell table:formula="of:=MEDIAN([.$I57];[#REF!];[.$O57];[#REF!];[.$U57];[#REF!];[.$AA57];[#REF!];[.$AG57];[#REF!];[.$AM57];[#REF!])" office:value-type="string" office:string-value="" calcext:value-type="error">
            <text:p>#REF!</text:p>
          </table:table-cell>
          <table:table-cell table:formula="of:=MEDIAN([.$J57];[#REF!];[.$P57];[#REF!];[.$V57];[#REF!];[.$AB57];[#REF!];[.$AH57];[#REF!];[.$AN57];[#REF!])" office:value-type="string" office:string-value="" calcext:value-type="error">
            <text:p>#REF!</text:p>
          </table:table-cell>
          <table:table-cell table:formula="of:=MEDIAN([.$K57];[#REF!];[.$Q57];[#REF!];[.$W57];[#REF!];[.$AC57];[#REF!];[.$AI57];[#REF!];[.$AO57];[#REF!])" office:value-type="string" office:string-value="" calcext:value-type="error">
            <text:p>#REF!</text:p>
          </table:table-cell>
          <table:table-cell table:formula="of:=MEDIAN([.$L57];[#REF!];[.$R57];[#REF!];[.$X57];[#REF!];[.$AD57];[#REF!];[.$AJ57];[#REF!];[.$AP57];[#REF!])" office:value-type="string" office:string-value="" calcext:value-type="error">
            <text:p>#REF!</text:p>
          </table:table-cell>
          <table:table-cell table:formula="of:=MEDIAN([.$M57];[#REF!];[.$S57];[#REF!];[.$Y57];[#REF!];[.$AE57];[#REF!];[.$AK57];[#REF!];[.$AQ57];[#REF!])" office:value-type="string" office:string-value="" calcext:value-type="error">
            <text:p>#REF!</text:p>
          </table:table-cell>
          <table:table-cell table:formula="of:=MAX([.$H57];[#REF!];[.$N57];[#REF!];[.$T57];[#REF!];[.$Z57];[#REF!];[.$AF57];[#REF!];[.$AL57];[#REF!])" office:value-type="string" office:string-value="" calcext:value-type="error">
            <text:p>#REF!</text:p>
          </table:table-cell>
          <table:table-cell table:formula="of:=MAX([.$I57];[#REF!];[.$O57];[#REF!];[.$U57];[#REF!];[.$AA57];[#REF!];[.$AG57];[#REF!];[.$AM57];[#REF!])" office:value-type="string" office:string-value="" calcext:value-type="error">
            <text:p>#REF!</text:p>
          </table:table-cell>
          <table:table-cell table:formula="of:=MAX([.$J57];[#REF!];[.$P57];[#REF!];[.$V57];[#REF!];[.$AB57];[#REF!];[.$AH57];[#REF!];[.$AN57];[#REF!])" office:value-type="string" office:string-value="" calcext:value-type="error">
            <text:p>#REF!</text:p>
          </table:table-cell>
          <table:table-cell table:formula="of:=MAX([.$K57];[#REF!];[.$Q57];[#REF!];[.$W57];[#REF!];[.$AC57];[#REF!];[.$AI57];[#REF!];[.$AO57];[#REF!])" office:value-type="string" office:string-value="" calcext:value-type="error">
            <text:p>#REF!</text:p>
          </table:table-cell>
          <table:table-cell table:formula="of:=MAX([.$L57];[#REF!];[.$R57];[#REF!];[.$X57];[#REF!];[.$AD57];[#REF!];[.$AJ57];[#REF!];[.$AP57];[#REF!])" office:value-type="string" office:string-value="" calcext:value-type="error">
            <text:p>#REF!</text:p>
          </table:table-cell>
          <table:table-cell table:formula="of:=MAX([.$M57];[#REF!];[.$S57];[#REF!];[.$Y57];[#REF!];[.$AE57];[#REF!];[.$AK57];[#REF!];[.$AQ57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elevator-strips-simple-typed/instances/instance-48.lp</text:p>
          </table:table-cell>
          <table:table-cell office:value-type="float" office:value="6.83" calcext:value-type="float">
            <text:p>6.83</text:p>
          </table:table-cell>
          <table:table-cell office:value-type="float" office:value="6.226" calcext:value-type="float">
            <text:p>6.226</text:p>
          </table:table-cell>
          <table:table-cell office:value-type="float" office:value="56931" calcext:value-type="float">
            <text:p>56931</text:p>
          </table:table-cell>
          <table:table-cell office:value-type="float" office:value="46054" calcext:value-type="float">
            <text:p>46054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32.16" calcext:value-type="float">
            <text:p>32.16</text:p>
          </table:table-cell>
          <table:table-cell office:value-type="float" office:value="30.598" calcext:value-type="float">
            <text:p>30.598</text:p>
          </table:table-cell>
          <table:table-cell office:value-type="float" office:value="207647" calcext:value-type="float">
            <text:p>207647</text:p>
          </table:table-cell>
          <table:table-cell office:value-type="float" office:value="185948" calcext:value-type="float">
            <text:p>185948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12.89" calcext:value-type="float">
            <text:p>12.89</text:p>
          </table:table-cell>
          <table:table-cell office:value-type="float" office:value="11.166" calcext:value-type="float">
            <text:p>11.166</text:p>
          </table:table-cell>
          <table:table-cell office:value-type="float" office:value="50117" calcext:value-type="float">
            <text:p>50117</text:p>
          </table:table-cell>
          <table:table-cell office:value-type="float" office:value="39026" calcext:value-type="float">
            <text:p>39026</text:p>
          </table:table-cell>
          <table:table-cell office:value-type="float" office:value="139" calcext:value-type="float">
            <text:p>139</text:p>
          </table:table-cell>
          <table:table-cell office:value-type="float" office:value="1000" calcext:value-type="float">
            <text:p>1000</text:p>
          </table:table-cell>
          <table:table-cell office:value-type="float" office:value="12.17" calcext:value-type="float">
            <text:p>12.17</text:p>
          </table:table-cell>
          <table:table-cell office:value-type="float" office:value="10.038" calcext:value-type="float">
            <text:p>10.038</text:p>
          </table:table-cell>
          <table:table-cell office:value-type="float" office:value="38534" calcext:value-type="float">
            <text:p>38534</text:p>
          </table:table-cell>
          <table:table-cell office:value-type="float" office:value="30114" calcext:value-type="float">
            <text:p>30114</text:p>
          </table:table-cell>
          <table:table-cell office:value-type="float" office:value="148" calcext:value-type="float">
            <text:p>148</text:p>
          </table:table-cell>
          <table:table-cell office:value-type="float" office:value="1395" calcext:value-type="float">
            <text:p>1395</text:p>
          </table:table-cell>
          <table:table-cell office:value-type="float" office:value="9.3" calcext:value-type="float">
            <text:p>9.3</text:p>
          </table:table-cell>
          <table:table-cell office:value-type="float" office:value="8.27" calcext:value-type="float">
            <text:p>8.27</text:p>
          </table:table-cell>
          <table:table-cell office:value-type="float" office:value="26480" calcext:value-type="float">
            <text:p>26480</text:p>
          </table:table-cell>
          <table:table-cell office:value-type="float" office:value="19304" calcext:value-type="float">
            <text:p>19304</text:p>
          </table:table-cell>
          <table:table-cell office:value-type="float" office:value="132" calcext:value-type="float">
            <text:p>132</text:p>
          </table:table-cell>
          <table:table-cell office:value-type="float" office:value="500" calcext:value-type="float">
            <text:p>500</text:p>
          </table:table-cell>
          <table:table-cell office:value-type="float" office:value="10.09" calcext:value-type="float">
            <text:p>10.09</text:p>
          </table:table-cell>
          <table:table-cell office:value-type="float" office:value="8.321" calcext:value-type="float">
            <text:p>8.321</text:p>
          </table:table-cell>
          <table:table-cell office:value-type="float" office:value="25787" calcext:value-type="float">
            <text:p>25787</text:p>
          </table:table-cell>
          <table:table-cell office:value-type="float" office:value="19286" calcext:value-type="float">
            <text:p>19286</text:p>
          </table:table-cell>
          <table:table-cell office:value-type="float" office:value="128" calcext:value-type="float">
            <text:p>128</text:p>
          </table:table-cell>
          <table:table-cell office:value-type="float" office:value="281" calcext:value-type="float">
            <text:p>281</text:p>
          </table:table-cell>
          <table:table-cell office:value-type="float" office:value="9.77" calcext:value-type="float">
            <text:p>9.77</text:p>
          </table:table-cell>
          <table:table-cell office:value-type="float" office:value="8.148" calcext:value-type="float">
            <text:p>8.148</text:p>
          </table:table-cell>
          <table:table-cell office:value-type="float" office:value="24323" calcext:value-type="float">
            <text:p>24323</text:p>
          </table:table-cell>
          <table:table-cell office:value-type="float" office:value="17079" calcext:value-type="float">
            <text:p>17079</text:p>
          </table:table-cell>
          <table:table-cell office:value-type="float" office:value="137" calcext:value-type="float">
            <text:p>137</text:p>
          </table:table-cell>
          <table:table-cell office:value-type="float" office:value="1000" calcext:value-type="float">
            <text:p>1000</text:p>
          </table:table-cell>
          <table:table-cell table:formula="of:=MIN([.$H58];[#REF!];[.$N58];[#REF!];[.$T58];[#REF!];[.$Z58];[#REF!];[.$AF58];[#REF!];[.$AL58];[#REF!])" office:value-type="string" office:string-value="" calcext:value-type="error">
            <text:p>#REF!</text:p>
          </table:table-cell>
          <table:table-cell table:formula="of:=MIN([.$I58];[#REF!];[.$O58];[#REF!];[.$U58];[#REF!];[.$AA58];[#REF!];[.$AG58];[#REF!];[.$AM58];[#REF!])" office:value-type="string" office:string-value="" calcext:value-type="error">
            <text:p>#REF!</text:p>
          </table:table-cell>
          <table:table-cell table:formula="of:=MIN([.$J58];[#REF!];[.$P58];[#REF!];[.$V58];[#REF!];[.$AB58];[#REF!];[.$AH58];[#REF!];[.$AN58];[#REF!])" office:value-type="string" office:string-value="" calcext:value-type="error">
            <text:p>#REF!</text:p>
          </table:table-cell>
          <table:table-cell table:formula="of:=MIN([.$K58];[#REF!];[.$Q58];[#REF!];[.$W58];[#REF!];[.$AC58];[#REF!];[.$AI58];[#REF!];[.$AO58];[#REF!])" office:value-type="string" office:string-value="" calcext:value-type="error">
            <text:p>#REF!</text:p>
          </table:table-cell>
          <table:table-cell table:formula="of:=MIN([.$L58];[#REF!];[.$R58];[#REF!];[.$X58];[#REF!];[.$AD58];[#REF!];[.$AJ58];[#REF!];[.$AP58];[#REF!])" office:value-type="string" office:string-value="" calcext:value-type="error">
            <text:p>#REF!</text:p>
          </table:table-cell>
          <table:table-cell table:formula="of:=MIN([.$M58];[#REF!];[.$S58];[#REF!];[.$Y58];[#REF!];[.$AE58];[#REF!];[.$AK58];[#REF!];[.$AQ58];[#REF!])" office:value-type="string" office:string-value="" calcext:value-type="error">
            <text:p>#REF!</text:p>
          </table:table-cell>
          <table:table-cell table:formula="of:=MEDIAN([.$H58];[#REF!];[.$N58];[#REF!];[.$T58];[#REF!];[.$Z58];[#REF!];[.$AF58];[#REF!];[.$AL58];[#REF!])" office:value-type="string" office:string-value="" calcext:value-type="error">
            <text:p>#REF!</text:p>
          </table:table-cell>
          <table:table-cell table:formula="of:=MEDIAN([.$I58];[#REF!];[.$O58];[#REF!];[.$U58];[#REF!];[.$AA58];[#REF!];[.$AG58];[#REF!];[.$AM58];[#REF!])" office:value-type="string" office:string-value="" calcext:value-type="error">
            <text:p>#REF!</text:p>
          </table:table-cell>
          <table:table-cell table:formula="of:=MEDIAN([.$J58];[#REF!];[.$P58];[#REF!];[.$V58];[#REF!];[.$AB58];[#REF!];[.$AH58];[#REF!];[.$AN58];[#REF!])" office:value-type="string" office:string-value="" calcext:value-type="error">
            <text:p>#REF!</text:p>
          </table:table-cell>
          <table:table-cell table:formula="of:=MEDIAN([.$K58];[#REF!];[.$Q58];[#REF!];[.$W58];[#REF!];[.$AC58];[#REF!];[.$AI58];[#REF!];[.$AO58];[#REF!])" office:value-type="string" office:string-value="" calcext:value-type="error">
            <text:p>#REF!</text:p>
          </table:table-cell>
          <table:table-cell table:formula="of:=MEDIAN([.$L58];[#REF!];[.$R58];[#REF!];[.$X58];[#REF!];[.$AD58];[#REF!];[.$AJ58];[#REF!];[.$AP58];[#REF!])" office:value-type="string" office:string-value="" calcext:value-type="error">
            <text:p>#REF!</text:p>
          </table:table-cell>
          <table:table-cell table:formula="of:=MEDIAN([.$M58];[#REF!];[.$S58];[#REF!];[.$Y58];[#REF!];[.$AE58];[#REF!];[.$AK58];[#REF!];[.$AQ58];[#REF!])" office:value-type="string" office:string-value="" calcext:value-type="error">
            <text:p>#REF!</text:p>
          </table:table-cell>
          <table:table-cell table:formula="of:=MAX([.$H58];[#REF!];[.$N58];[#REF!];[.$T58];[#REF!];[.$Z58];[#REF!];[.$AF58];[#REF!];[.$AL58];[#REF!])" office:value-type="string" office:string-value="" calcext:value-type="error">
            <text:p>#REF!</text:p>
          </table:table-cell>
          <table:table-cell table:formula="of:=MAX([.$I58];[#REF!];[.$O58];[#REF!];[.$U58];[#REF!];[.$AA58];[#REF!];[.$AG58];[#REF!];[.$AM58];[#REF!])" office:value-type="string" office:string-value="" calcext:value-type="error">
            <text:p>#REF!</text:p>
          </table:table-cell>
          <table:table-cell table:formula="of:=MAX([.$J58];[#REF!];[.$P58];[#REF!];[.$V58];[#REF!];[.$AB58];[#REF!];[.$AH58];[#REF!];[.$AN58];[#REF!])" office:value-type="string" office:string-value="" calcext:value-type="error">
            <text:p>#REF!</text:p>
          </table:table-cell>
          <table:table-cell table:formula="of:=MAX([.$K58];[#REF!];[.$Q58];[#REF!];[.$W58];[#REF!];[.$AC58];[#REF!];[.$AI58];[#REF!];[.$AO58];[#REF!])" office:value-type="string" office:string-value="" calcext:value-type="error">
            <text:p>#REF!</text:p>
          </table:table-cell>
          <table:table-cell table:formula="of:=MAX([.$L58];[#REF!];[.$R58];[#REF!];[.$X58];[#REF!];[.$AD58];[#REF!];[.$AJ58];[#REF!];[.$AP58];[#REF!])" office:value-type="string" office:string-value="" calcext:value-type="error">
            <text:p>#REF!</text:p>
          </table:table-cell>
          <table:table-cell table:formula="of:=MAX([.$M58];[#REF!];[.$S58];[#REF!];[.$Y58];[#REF!];[.$AE58];[#REF!];[.$AK58];[#REF!];[.$AQ58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elevator-strips-simple-typed/instances/instance-49.lp</text:p>
          </table:table-cell>
          <table:table-cell office:value-type="float" office:value="71.86" calcext:value-type="float">
            <text:p>71.86</text:p>
          </table:table-cell>
          <table:table-cell office:value-type="float" office:value="71.189" calcext:value-type="float">
            <text:p>71.189</text:p>
          </table:table-cell>
          <table:table-cell office:value-type="float" office:value="628510" calcext:value-type="float">
            <text:p>628510</text:p>
          </table:table-cell>
          <table:table-cell office:value-type="float" office:value="540292" calcext:value-type="float">
            <text:p>540292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887.15" calcext:value-type="float">
            <text:p>887.15</text:p>
          </table:table-cell>
          <table:table-cell office:value-type="float" office:value="885.607" calcext:value-type="float">
            <text:p>885.607</text:p>
          </table:table-cell>
          <table:table-cell office:value-type="float" office:value="6843572" calcext:value-type="float">
            <text:p>6843572</text:p>
          </table:table-cell>
          <table:table-cell office:value-type="float" office:value="6130442" calcext:value-type="float">
            <text:p>6130442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28.92" calcext:value-type="float">
            <text:p>128.92</text:p>
          </table:table-cell>
          <table:table-cell office:value-type="float" office:value="126.574" calcext:value-type="float">
            <text:p>126.574</text:p>
          </table:table-cell>
          <table:table-cell office:value-type="float" office:value="1226311" calcext:value-type="float">
            <text:p>1226311</text:p>
          </table:table-cell>
          <table:table-cell office:value-type="float" office:value="960104" calcext:value-type="float">
            <text:p>960104</text:p>
          </table:table-cell>
          <table:table-cell office:value-type="float" office:value="145" calcext:value-type="float">
            <text:p>145</text:p>
          </table:table-cell>
          <table:table-cell office:value-type="float" office:value="1000" calcext:value-type="float">
            <text:p>1000</text:p>
          </table:table-cell>
          <table:table-cell office:value-type="float" office:value="127.89" calcext:value-type="float">
            <text:p>127.89</text:p>
          </table:table-cell>
          <table:table-cell office:value-type="float" office:value="124.517" calcext:value-type="float">
            <text:p>124.517</text:p>
          </table:table-cell>
          <table:table-cell office:value-type="float" office:value="1159366" calcext:value-type="float">
            <text:p>1159366</text:p>
          </table:table-cell>
          <table:table-cell office:value-type="float" office:value="918622" calcext:value-type="float">
            <text:p>918622</text:p>
          </table:table-cell>
          <table:table-cell office:value-type="float" office:value="157" calcext:value-type="float">
            <text:p>157</text:p>
          </table:table-cell>
          <table:table-cell office:value-type="float" office:value="1500" calcext:value-type="float">
            <text:p>1500</text:p>
          </table:table-cell>
          <table:table-cell office:value-type="float" office:value="113.49" calcext:value-type="float">
            <text:p>113.49</text:p>
          </table:table-cell>
          <table:table-cell office:value-type="float" office:value="112.473" calcext:value-type="float">
            <text:p>112.473</text:p>
          </table:table-cell>
          <table:table-cell office:value-type="float" office:value="1122622" calcext:value-type="float">
            <text:p>1122622</text:p>
          </table:table-cell>
          <table:table-cell office:value-type="float" office:value="852969" calcext:value-type="float">
            <text:p>852969</text:p>
          </table:table-cell>
          <table:table-cell office:value-type="float" office:value="137" calcext:value-type="float">
            <text:p>137</text:p>
          </table:table-cell>
          <table:table-cell office:value-type="float" office:value="500" calcext:value-type="float">
            <text:p>500</text:p>
          </table:table-cell>
          <table:table-cell office:value-type="float" office:value="109.19" calcext:value-type="float">
            <text:p>109.19</text:p>
          </table:table-cell>
          <table:table-cell office:value-type="float" office:value="106.828" calcext:value-type="float">
            <text:p>106.828</text:p>
          </table:table-cell>
          <table:table-cell office:value-type="float" office:value="1147385" calcext:value-type="float">
            <text:p>1147385</text:p>
          </table:table-cell>
          <table:table-cell office:value-type="float" office:value="893555" calcext:value-type="float">
            <text:p>893555</text:p>
          </table:table-cell>
          <table:table-cell office:value-type="float" office:value="134" calcext:value-type="float">
            <text:p>134</text:p>
          </table:table-cell>
          <table:table-cell office:value-type="float" office:value="375" calcext:value-type="float">
            <text:p>375</text:p>
          </table:table-cell>
          <table:table-cell office:value-type="float" office:value="57.73" calcext:value-type="float">
            <text:p>57.73</text:p>
          </table:table-cell>
          <table:table-cell office:value-type="float" office:value="55.449" calcext:value-type="float">
            <text:p>55.449</text:p>
          </table:table-cell>
          <table:table-cell office:value-type="float" office:value="554633" calcext:value-type="float">
            <text:p>554633</text:p>
          </table:table-cell>
          <table:table-cell office:value-type="float" office:value="419567" calcext:value-type="float">
            <text:p>419567</text:p>
          </table:table-cell>
          <table:table-cell office:value-type="float" office:value="139" calcext:value-type="float">
            <text:p>139</text:p>
          </table:table-cell>
          <table:table-cell office:value-type="float" office:value="1000" calcext:value-type="float">
            <text:p>1000</text:p>
          </table:table-cell>
          <table:table-cell table:formula="of:=MIN([.$H59];[#REF!];[.$N59];[#REF!];[.$T59];[#REF!];[.$Z59];[#REF!];[.$AF59];[#REF!];[.$AL59];[#REF!])" office:value-type="string" office:string-value="" calcext:value-type="error">
            <text:p>#REF!</text:p>
          </table:table-cell>
          <table:table-cell table:formula="of:=MIN([.$I59];[#REF!];[.$O59];[#REF!];[.$U59];[#REF!];[.$AA59];[#REF!];[.$AG59];[#REF!];[.$AM59];[#REF!])" office:value-type="string" office:string-value="" calcext:value-type="error">
            <text:p>#REF!</text:p>
          </table:table-cell>
          <table:table-cell table:formula="of:=MIN([.$J59];[#REF!];[.$P59];[#REF!];[.$V59];[#REF!];[.$AB59];[#REF!];[.$AH59];[#REF!];[.$AN59];[#REF!])" office:value-type="string" office:string-value="" calcext:value-type="error">
            <text:p>#REF!</text:p>
          </table:table-cell>
          <table:table-cell table:formula="of:=MIN([.$K59];[#REF!];[.$Q59];[#REF!];[.$W59];[#REF!];[.$AC59];[#REF!];[.$AI59];[#REF!];[.$AO59];[#REF!])" office:value-type="string" office:string-value="" calcext:value-type="error">
            <text:p>#REF!</text:p>
          </table:table-cell>
          <table:table-cell table:formula="of:=MIN([.$L59];[#REF!];[.$R59];[#REF!];[.$X59];[#REF!];[.$AD59];[#REF!];[.$AJ59];[#REF!];[.$AP59];[#REF!])" office:value-type="string" office:string-value="" calcext:value-type="error">
            <text:p>#REF!</text:p>
          </table:table-cell>
          <table:table-cell table:formula="of:=MIN([.$M59];[#REF!];[.$S59];[#REF!];[.$Y59];[#REF!];[.$AE59];[#REF!];[.$AK59];[#REF!];[.$AQ59];[#REF!])" office:value-type="string" office:string-value="" calcext:value-type="error">
            <text:p>#REF!</text:p>
          </table:table-cell>
          <table:table-cell table:formula="of:=MEDIAN([.$H59];[#REF!];[.$N59];[#REF!];[.$T59];[#REF!];[.$Z59];[#REF!];[.$AF59];[#REF!];[.$AL59];[#REF!])" office:value-type="string" office:string-value="" calcext:value-type="error">
            <text:p>#REF!</text:p>
          </table:table-cell>
          <table:table-cell table:formula="of:=MEDIAN([.$I59];[#REF!];[.$O59];[#REF!];[.$U59];[#REF!];[.$AA59];[#REF!];[.$AG59];[#REF!];[.$AM59];[#REF!])" office:value-type="string" office:string-value="" calcext:value-type="error">
            <text:p>#REF!</text:p>
          </table:table-cell>
          <table:table-cell table:formula="of:=MEDIAN([.$J59];[#REF!];[.$P59];[#REF!];[.$V59];[#REF!];[.$AB59];[#REF!];[.$AH59];[#REF!];[.$AN59];[#REF!])" office:value-type="string" office:string-value="" calcext:value-type="error">
            <text:p>#REF!</text:p>
          </table:table-cell>
          <table:table-cell table:formula="of:=MEDIAN([.$K59];[#REF!];[.$Q59];[#REF!];[.$W59];[#REF!];[.$AC59];[#REF!];[.$AI59];[#REF!];[.$AO59];[#REF!])" office:value-type="string" office:string-value="" calcext:value-type="error">
            <text:p>#REF!</text:p>
          </table:table-cell>
          <table:table-cell table:formula="of:=MEDIAN([.$L59];[#REF!];[.$R59];[#REF!];[.$X59];[#REF!];[.$AD59];[#REF!];[.$AJ59];[#REF!];[.$AP59];[#REF!])" office:value-type="string" office:string-value="" calcext:value-type="error">
            <text:p>#REF!</text:p>
          </table:table-cell>
          <table:table-cell table:formula="of:=MEDIAN([.$M59];[#REF!];[.$S59];[#REF!];[.$Y59];[#REF!];[.$AE59];[#REF!];[.$AK59];[#REF!];[.$AQ59];[#REF!])" office:value-type="string" office:string-value="" calcext:value-type="error">
            <text:p>#REF!</text:p>
          </table:table-cell>
          <table:table-cell table:formula="of:=MAX([.$H59];[#REF!];[.$N59];[#REF!];[.$T59];[#REF!];[.$Z59];[#REF!];[.$AF59];[#REF!];[.$AL59];[#REF!])" office:value-type="string" office:string-value="" calcext:value-type="error">
            <text:p>#REF!</text:p>
          </table:table-cell>
          <table:table-cell table:formula="of:=MAX([.$I59];[#REF!];[.$O59];[#REF!];[.$U59];[#REF!];[.$AA59];[#REF!];[.$AG59];[#REF!];[.$AM59];[#REF!])" office:value-type="string" office:string-value="" calcext:value-type="error">
            <text:p>#REF!</text:p>
          </table:table-cell>
          <table:table-cell table:formula="of:=MAX([.$J59];[#REF!];[.$P59];[#REF!];[.$V59];[#REF!];[.$AB59];[#REF!];[.$AH59];[#REF!];[.$AN59];[#REF!])" office:value-type="string" office:string-value="" calcext:value-type="error">
            <text:p>#REF!</text:p>
          </table:table-cell>
          <table:table-cell table:formula="of:=MAX([.$K59];[#REF!];[.$Q59];[#REF!];[.$W59];[#REF!];[.$AC59];[#REF!];[.$AI59];[#REF!];[.$AO59];[#REF!])" office:value-type="string" office:string-value="" calcext:value-type="error">
            <text:p>#REF!</text:p>
          </table:table-cell>
          <table:table-cell table:formula="of:=MAX([.$L59];[#REF!];[.$R59];[#REF!];[.$X59];[#REF!];[.$AD59];[#REF!];[.$AJ59];[#REF!];[.$AP59];[#REF!])" office:value-type="string" office:string-value="" calcext:value-type="error">
            <text:p>#REF!</text:p>
          </table:table-cell>
          <table:table-cell table:formula="of:=MAX([.$M59];[#REF!];[.$S59];[#REF!];[.$Y59];[#REF!];[.$AE59];[#REF!];[.$AK59];[#REF!];[.$AQ59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elevator-strips-simple-typed/instances/instance-50.lp</text:p>
          </table:table-cell>
          <table:table-cell office:value-type="float" office:value="12.95" calcext:value-type="float">
            <text:p>12.95</text:p>
          </table:table-cell>
          <table:table-cell office:value-type="float" office:value="12.316" calcext:value-type="float">
            <text:p>12.316</text:p>
          </table:table-cell>
          <table:table-cell office:value-type="float" office:value="126324" calcext:value-type="float">
            <text:p>126324</text:p>
          </table:table-cell>
          <table:table-cell office:value-type="float" office:value="96436" calcext:value-type="float">
            <text:p>96436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430.77" calcext:value-type="float">
            <text:p>430.77</text:p>
          </table:table-cell>
          <table:table-cell office:value-type="float" office:value="429.051" calcext:value-type="float">
            <text:p>429.051</text:p>
          </table:table-cell>
          <table:table-cell office:value-type="float" office:value="3730174" calcext:value-type="float">
            <text:p>3730174</text:p>
          </table:table-cell>
          <table:table-cell office:value-type="float" office:value="3207605" calcext:value-type="float">
            <text:p>3207605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110.79" calcext:value-type="float">
            <text:p>110.79</text:p>
          </table:table-cell>
          <table:table-cell office:value-type="float" office:value="108.947" calcext:value-type="float">
            <text:p>108.947</text:p>
          </table:table-cell>
          <table:table-cell office:value-type="float" office:value="1140300" calcext:value-type="float">
            <text:p>1140300</text:p>
          </table:table-cell>
          <table:table-cell office:value-type="float" office:value="886476" calcext:value-type="float">
            <text:p>886476</text:p>
          </table:table-cell>
          <table:table-cell office:value-type="float" office:value="141" calcext:value-type="float">
            <text:p>141</text:p>
          </table:table-cell>
          <table:table-cell office:value-type="float" office:value="1000" calcext:value-type="float">
            <text:p>1000</text:p>
          </table:table-cell>
          <table:table-cell office:value-type="float" office:value="120.17" calcext:value-type="float">
            <text:p>120.17</text:p>
          </table:table-cell>
          <table:table-cell office:value-type="float" office:value="116.966" calcext:value-type="float">
            <text:p>116.966</text:p>
          </table:table-cell>
          <table:table-cell office:value-type="float" office:value="1207999" calcext:value-type="float">
            <text:p>1207999</text:p>
          </table:table-cell>
          <table:table-cell office:value-type="float" office:value="953081" calcext:value-type="float">
            <text:p>953081</text:p>
          </table:table-cell>
          <table:table-cell office:value-type="float" office:value="163" calcext:value-type="float">
            <text:p>163</text:p>
          </table:table-cell>
          <table:table-cell office:value-type="float" office:value="1500" calcext:value-type="float">
            <text:p>1500</text:p>
          </table:table-cell>
          <table:table-cell office:value-type="float" office:value="126.57" calcext:value-type="float">
            <text:p>126.57</text:p>
          </table:table-cell>
          <table:table-cell office:value-type="float" office:value="125.513" calcext:value-type="float">
            <text:p>125.513</text:p>
          </table:table-cell>
          <table:table-cell office:value-type="float" office:value="1230436" calcext:value-type="float">
            <text:p>1230436</text:p>
          </table:table-cell>
          <table:table-cell office:value-type="float" office:value="942668" calcext:value-type="float">
            <text:p>942668</text:p>
          </table:table-cell>
          <table:table-cell office:value-type="float" office:value="135" calcext:value-type="float">
            <text:p>135</text:p>
          </table:table-cell>
          <table:table-cell office:value-type="float" office:value="500" calcext:value-type="float">
            <text:p>500</text:p>
          </table:table-cell>
          <table:table-cell office:value-type="float" office:value="60.18" calcext:value-type="float">
            <text:p>60.18</text:p>
          </table:table-cell>
          <table:table-cell office:value-type="float" office:value="58.068" calcext:value-type="float">
            <text:p>58.068</text:p>
          </table:table-cell>
          <table:table-cell office:value-type="float" office:value="610931" calcext:value-type="float">
            <text:p>610931</text:p>
          </table:table-cell>
          <table:table-cell office:value-type="float" office:value="480920" calcext:value-type="float">
            <text:p>480920</text:p>
          </table:table-cell>
          <table:table-cell office:value-type="float" office:value="132" calcext:value-type="float">
            <text:p>132</text:p>
          </table:table-cell>
          <table:table-cell office:value-type="float" office:value="396" calcext:value-type="float">
            <text:p>396</text:p>
          </table:table-cell>
          <table:table-cell office:value-type="float" office:value="112.03" calcext:value-type="float">
            <text:p>112.03</text:p>
          </table:table-cell>
          <table:table-cell office:value-type="float" office:value="110.383" calcext:value-type="float">
            <text:p>110.383</text:p>
          </table:table-cell>
          <table:table-cell office:value-type="float" office:value="1107460" calcext:value-type="float">
            <text:p>1107460</text:p>
          </table:table-cell>
          <table:table-cell office:value-type="float" office:value="860849" calcext:value-type="float">
            <text:p>860849</text:p>
          </table:table-cell>
          <table:table-cell office:value-type="float" office:value="142" calcext:value-type="float">
            <text:p>142</text:p>
          </table:table-cell>
          <table:table-cell office:value-type="float" office:value="1000" calcext:value-type="float">
            <text:p>1000</text:p>
          </table:table-cell>
          <table:table-cell table:formula="of:=MIN([.$H60];[#REF!];[.$N60];[#REF!];[.$T60];[#REF!];[.$Z60];[#REF!];[.$AF60];[#REF!];[.$AL60];[#REF!])" office:value-type="string" office:string-value="" calcext:value-type="error">
            <text:p>#REF!</text:p>
          </table:table-cell>
          <table:table-cell table:formula="of:=MIN([.$I60];[#REF!];[.$O60];[#REF!];[.$U60];[#REF!];[.$AA60];[#REF!];[.$AG60];[#REF!];[.$AM60];[#REF!])" office:value-type="string" office:string-value="" calcext:value-type="error">
            <text:p>#REF!</text:p>
          </table:table-cell>
          <table:table-cell table:formula="of:=MIN([.$J60];[#REF!];[.$P60];[#REF!];[.$V60];[#REF!];[.$AB60];[#REF!];[.$AH60];[#REF!];[.$AN60];[#REF!])" office:value-type="string" office:string-value="" calcext:value-type="error">
            <text:p>#REF!</text:p>
          </table:table-cell>
          <table:table-cell table:formula="of:=MIN([.$K60];[#REF!];[.$Q60];[#REF!];[.$W60];[#REF!];[.$AC60];[#REF!];[.$AI60];[#REF!];[.$AO60];[#REF!])" office:value-type="string" office:string-value="" calcext:value-type="error">
            <text:p>#REF!</text:p>
          </table:table-cell>
          <table:table-cell table:formula="of:=MIN([.$L60];[#REF!];[.$R60];[#REF!];[.$X60];[#REF!];[.$AD60];[#REF!];[.$AJ60];[#REF!];[.$AP60];[#REF!])" office:value-type="string" office:string-value="" calcext:value-type="error">
            <text:p>#REF!</text:p>
          </table:table-cell>
          <table:table-cell table:formula="of:=MIN([.$M60];[#REF!];[.$S60];[#REF!];[.$Y60];[#REF!];[.$AE60];[#REF!];[.$AK60];[#REF!];[.$AQ60];[#REF!])" office:value-type="string" office:string-value="" calcext:value-type="error">
            <text:p>#REF!</text:p>
          </table:table-cell>
          <table:table-cell table:formula="of:=MEDIAN([.$H60];[#REF!];[.$N60];[#REF!];[.$T60];[#REF!];[.$Z60];[#REF!];[.$AF60];[#REF!];[.$AL60];[#REF!])" office:value-type="string" office:string-value="" calcext:value-type="error">
            <text:p>#REF!</text:p>
          </table:table-cell>
          <table:table-cell table:formula="of:=MEDIAN([.$I60];[#REF!];[.$O60];[#REF!];[.$U60];[#REF!];[.$AA60];[#REF!];[.$AG60];[#REF!];[.$AM60];[#REF!])" office:value-type="string" office:string-value="" calcext:value-type="error">
            <text:p>#REF!</text:p>
          </table:table-cell>
          <table:table-cell table:formula="of:=MEDIAN([.$J60];[#REF!];[.$P60];[#REF!];[.$V60];[#REF!];[.$AB60];[#REF!];[.$AH60];[#REF!];[.$AN60];[#REF!])" office:value-type="string" office:string-value="" calcext:value-type="error">
            <text:p>#REF!</text:p>
          </table:table-cell>
          <table:table-cell table:formula="of:=MEDIAN([.$K60];[#REF!];[.$Q60];[#REF!];[.$W60];[#REF!];[.$AC60];[#REF!];[.$AI60];[#REF!];[.$AO60];[#REF!])" office:value-type="string" office:string-value="" calcext:value-type="error">
            <text:p>#REF!</text:p>
          </table:table-cell>
          <table:table-cell table:formula="of:=MEDIAN([.$L60];[#REF!];[.$R60];[#REF!];[.$X60];[#REF!];[.$AD60];[#REF!];[.$AJ60];[#REF!];[.$AP60];[#REF!])" office:value-type="string" office:string-value="" calcext:value-type="error">
            <text:p>#REF!</text:p>
          </table:table-cell>
          <table:table-cell table:formula="of:=MEDIAN([.$M60];[#REF!];[.$S60];[#REF!];[.$Y60];[#REF!];[.$AE60];[#REF!];[.$AK60];[#REF!];[.$AQ60];[#REF!])" office:value-type="string" office:string-value="" calcext:value-type="error">
            <text:p>#REF!</text:p>
          </table:table-cell>
          <table:table-cell table:formula="of:=MAX([.$H60];[#REF!];[.$N60];[#REF!];[.$T60];[#REF!];[.$Z60];[#REF!];[.$AF60];[#REF!];[.$AL60];[#REF!])" office:value-type="string" office:string-value="" calcext:value-type="error">
            <text:p>#REF!</text:p>
          </table:table-cell>
          <table:table-cell table:formula="of:=MAX([.$I60];[#REF!];[.$O60];[#REF!];[.$U60];[#REF!];[.$AA60];[#REF!];[.$AG60];[#REF!];[.$AM60];[#REF!])" office:value-type="string" office:string-value="" calcext:value-type="error">
            <text:p>#REF!</text:p>
          </table:table-cell>
          <table:table-cell table:formula="of:=MAX([.$J60];[#REF!];[.$P60];[#REF!];[.$V60];[#REF!];[.$AB60];[#REF!];[.$AH60];[#REF!];[.$AN60];[#REF!])" office:value-type="string" office:string-value="" calcext:value-type="error">
            <text:p>#REF!</text:p>
          </table:table-cell>
          <table:table-cell table:formula="of:=MAX([.$K60];[#REF!];[.$Q60];[#REF!];[.$W60];[#REF!];[.$AC60];[#REF!];[.$AI60];[#REF!];[.$AO60];[#REF!])" office:value-type="string" office:string-value="" calcext:value-type="error">
            <text:p>#REF!</text:p>
          </table:table-cell>
          <table:table-cell table:formula="of:=MAX([.$L60];[#REF!];[.$R60];[#REF!];[.$X60];[#REF!];[.$AD60];[#REF!];[.$AJ60];[#REF!];[.$AP60];[#REF!])" office:value-type="string" office:string-value="" calcext:value-type="error">
            <text:p>#REF!</text:p>
          </table:table-cell>
          <table:table-cell table:formula="of:=MAX([.$M60];[#REF!];[.$S60];[#REF!];[.$Y60];[#REF!];[.$AE60];[#REF!];[.$AK60];[#REF!];[.$AQ60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elevator-strips-simple-typed/instances/instance-51.lp</text:p>
          </table:table-cell>
          <table:table-cell office:value-type="float" office:value="282.37" calcext:value-type="float">
            <text:p>282.37</text:p>
          </table:table-cell>
          <table:table-cell office:value-type="float" office:value="281.37" calcext:value-type="float">
            <text:p>281.37</text:p>
          </table:table-cell>
          <table:table-cell office:value-type="float" office:value="2750179" calcext:value-type="float">
            <text:p>2750179</text:p>
          </table:table-cell>
          <table:table-cell office:value-type="float" office:value="2210115" calcext:value-type="float">
            <text:p>2210115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6904629" calcext:value-type="float">
            <text:p>6904629</text:p>
          </table:table-cell>
          <table:table-cell office:value-type="float" office:value="6081359" calcext:value-type="float">
            <text:p>6081359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136.25" calcext:value-type="float">
            <text:p>136.25</text:p>
          </table:table-cell>
          <table:table-cell office:value-type="float" office:value="134.238" calcext:value-type="float">
            <text:p>134.238</text:p>
          </table:table-cell>
          <table:table-cell office:value-type="float" office:value="1183009" calcext:value-type="float">
            <text:p>1183009</text:p>
          </table:table-cell>
          <table:table-cell office:value-type="float" office:value="965462" calcext:value-type="float">
            <text:p>965462</text:p>
          </table:table-cell>
          <table:table-cell office:value-type="float" office:value="192" calcext:value-type="float">
            <text:p>192</text:p>
          </table:table-cell>
          <table:table-cell office:value-type="float" office:value="1000" calcext:value-type="float">
            <text:p>1000</text:p>
          </table:table-cell>
          <table:table-cell office:value-type="float" office:value="97.8" calcext:value-type="float">
            <text:p>97.8</text:p>
          </table:table-cell>
          <table:table-cell office:value-type="float" office:value="93.76" calcext:value-type="float">
            <text:p>93.76</text:p>
          </table:table-cell>
          <table:table-cell office:value-type="float" office:value="738774" calcext:value-type="float">
            <text:p>738774</text:p>
          </table:table-cell>
          <table:table-cell office:value-type="float" office:value="573475" calcext:value-type="float">
            <text:p>573475</text:p>
          </table:table-cell>
          <table:table-cell office:value-type="float" office:value="211" calcext:value-type="float">
            <text:p>211</text:p>
          </table:table-cell>
          <table:table-cell office:value-type="float" office:value="1500" calcext:value-type="float">
            <text:p>1500</text:p>
          </table:table-cell>
          <table:table-cell office:value-type="float" office:value="276.4" calcext:value-type="float">
            <text:p>276.4</text:p>
          </table:table-cell>
          <table:table-cell office:value-type="float" office:value="275.254" calcext:value-type="float">
            <text:p>275.254</text:p>
          </table:table-cell>
          <table:table-cell office:value-type="float" office:value="2333822" calcext:value-type="float">
            <text:p>2333822</text:p>
          </table:table-cell>
          <table:table-cell office:value-type="float" office:value="1819893" calcext:value-type="float">
            <text:p>1819893</text:p>
          </table:table-cell>
          <table:table-cell office:value-type="float" office:value="179" calcext:value-type="float">
            <text:p>179</text:p>
          </table:table-cell>
          <table:table-cell office:value-type="float" office:value="500" calcext:value-type="float">
            <text:p>500</text:p>
          </table:table-cell>
          <table:table-cell office:value-type="float" office:value="204.69" calcext:value-type="float">
            <text:p>204.69</text:p>
          </table:table-cell>
          <table:table-cell office:value-type="float" office:value="202.572" calcext:value-type="float">
            <text:p>202.572</text:p>
          </table:table-cell>
          <table:table-cell office:value-type="float" office:value="1883811" calcext:value-type="float">
            <text:p>1883811</text:p>
          </table:table-cell>
          <table:table-cell office:value-type="float" office:value="1468676" calcext:value-type="float">
            <text:p>1468676</text:p>
          </table:table-cell>
          <table:table-cell office:value-type="float" office:value="177" calcext:value-type="float">
            <text:p>177</text:p>
          </table:table-cell>
          <table:table-cell office:value-type="float" office:value="368" calcext:value-type="float">
            <text:p>368</text:p>
          </table:table-cell>
          <table:table-cell office:value-type="float" office:value="94.56" calcext:value-type="float">
            <text:p>94.56</text:p>
          </table:table-cell>
          <table:table-cell office:value-type="float" office:value="91.918" calcext:value-type="float">
            <text:p>91.918</text:p>
          </table:table-cell>
          <table:table-cell office:value-type="float" office:value="723053" calcext:value-type="float">
            <text:p>723053</text:p>
          </table:table-cell>
          <table:table-cell office:value-type="float" office:value="572102" calcext:value-type="float">
            <text:p>572102</text:p>
          </table:table-cell>
          <table:table-cell office:value-type="float" office:value="187" calcext:value-type="float">
            <text:p>187</text:p>
          </table:table-cell>
          <table:table-cell office:value-type="float" office:value="1000" calcext:value-type="float">
            <text:p>1000</text:p>
          </table:table-cell>
          <table:table-cell table:formula="of:=MIN([.$H61];[#REF!];[.$N61];[#REF!];[.$T61];[#REF!];[.$Z61];[#REF!];[.$AF61];[#REF!];[.$AL61];[#REF!])" office:value-type="string" office:string-value="" calcext:value-type="error">
            <text:p>#REF!</text:p>
          </table:table-cell>
          <table:table-cell table:formula="of:=MIN([.$I61];[#REF!];[.$O61];[#REF!];[.$U61];[#REF!];[.$AA61];[#REF!];[.$AG61];[#REF!];[.$AM61];[#REF!])" office:value-type="string" office:string-value="" calcext:value-type="error">
            <text:p>#REF!</text:p>
          </table:table-cell>
          <table:table-cell table:formula="of:=MIN([.$J61];[#REF!];[.$P61];[#REF!];[.$V61];[#REF!];[.$AB61];[#REF!];[.$AH61];[#REF!];[.$AN61];[#REF!])" office:value-type="string" office:string-value="" calcext:value-type="error">
            <text:p>#REF!</text:p>
          </table:table-cell>
          <table:table-cell table:formula="of:=MIN([.$K61];[#REF!];[.$Q61];[#REF!];[.$W61];[#REF!];[.$AC61];[#REF!];[.$AI61];[#REF!];[.$AO61];[#REF!])" office:value-type="string" office:string-value="" calcext:value-type="error">
            <text:p>#REF!</text:p>
          </table:table-cell>
          <table:table-cell table:formula="of:=MIN([.$L61];[#REF!];[.$R61];[#REF!];[.$X61];[#REF!];[.$AD61];[#REF!];[.$AJ61];[#REF!];[.$AP61];[#REF!])" office:value-type="string" office:string-value="" calcext:value-type="error">
            <text:p>#REF!</text:p>
          </table:table-cell>
          <table:table-cell table:formula="of:=MIN([.$M61];[#REF!];[.$S61];[#REF!];[.$Y61];[#REF!];[.$AE61];[#REF!];[.$AK61];[#REF!];[.$AQ61];[#REF!])" office:value-type="string" office:string-value="" calcext:value-type="error">
            <text:p>#REF!</text:p>
          </table:table-cell>
          <table:table-cell table:formula="of:=MEDIAN([.$H61];[#REF!];[.$N61];[#REF!];[.$T61];[#REF!];[.$Z61];[#REF!];[.$AF61];[#REF!];[.$AL61];[#REF!])" office:value-type="string" office:string-value="" calcext:value-type="error">
            <text:p>#REF!</text:p>
          </table:table-cell>
          <table:table-cell table:formula="of:=MEDIAN([.$I61];[#REF!];[.$O61];[#REF!];[.$U61];[#REF!];[.$AA61];[#REF!];[.$AG61];[#REF!];[.$AM61];[#REF!])" office:value-type="string" office:string-value="" calcext:value-type="error">
            <text:p>#REF!</text:p>
          </table:table-cell>
          <table:table-cell table:formula="of:=MEDIAN([.$J61];[#REF!];[.$P61];[#REF!];[.$V61];[#REF!];[.$AB61];[#REF!];[.$AH61];[#REF!];[.$AN61];[#REF!])" office:value-type="string" office:string-value="" calcext:value-type="error">
            <text:p>#REF!</text:p>
          </table:table-cell>
          <table:table-cell table:formula="of:=MEDIAN([.$K61];[#REF!];[.$Q61];[#REF!];[.$W61];[#REF!];[.$AC61];[#REF!];[.$AI61];[#REF!];[.$AO61];[#REF!])" office:value-type="string" office:string-value="" calcext:value-type="error">
            <text:p>#REF!</text:p>
          </table:table-cell>
          <table:table-cell table:formula="of:=MEDIAN([.$L61];[#REF!];[.$R61];[#REF!];[.$X61];[#REF!];[.$AD61];[#REF!];[.$AJ61];[#REF!];[.$AP61];[#REF!])" office:value-type="string" office:string-value="" calcext:value-type="error">
            <text:p>#REF!</text:p>
          </table:table-cell>
          <table:table-cell table:formula="of:=MEDIAN([.$M61];[#REF!];[.$S61];[#REF!];[.$Y61];[#REF!];[.$AE61];[#REF!];[.$AK61];[#REF!];[.$AQ61];[#REF!])" office:value-type="string" office:string-value="" calcext:value-type="error">
            <text:p>#REF!</text:p>
          </table:table-cell>
          <table:table-cell table:formula="of:=MAX([.$H61];[#REF!];[.$N61];[#REF!];[.$T61];[#REF!];[.$Z61];[#REF!];[.$AF61];[#REF!];[.$AL61];[#REF!])" office:value-type="string" office:string-value="" calcext:value-type="error">
            <text:p>#REF!</text:p>
          </table:table-cell>
          <table:table-cell table:formula="of:=MAX([.$I61];[#REF!];[.$O61];[#REF!];[.$U61];[#REF!];[.$AA61];[#REF!];[.$AG61];[#REF!];[.$AM61];[#REF!])" office:value-type="string" office:string-value="" calcext:value-type="error">
            <text:p>#REF!</text:p>
          </table:table-cell>
          <table:table-cell table:formula="of:=MAX([.$J61];[#REF!];[.$P61];[#REF!];[.$V61];[#REF!];[.$AB61];[#REF!];[.$AH61];[#REF!];[.$AN61];[#REF!])" office:value-type="string" office:string-value="" calcext:value-type="error">
            <text:p>#REF!</text:p>
          </table:table-cell>
          <table:table-cell table:formula="of:=MAX([.$K61];[#REF!];[.$Q61];[#REF!];[.$W61];[#REF!];[.$AC61];[#REF!];[.$AI61];[#REF!];[.$AO61];[#REF!])" office:value-type="string" office:string-value="" calcext:value-type="error">
            <text:p>#REF!</text:p>
          </table:table-cell>
          <table:table-cell table:formula="of:=MAX([.$L61];[#REF!];[.$R61];[#REF!];[.$X61];[#REF!];[.$AD61];[#REF!];[.$AJ61];[#REF!];[.$AP61];[#REF!])" office:value-type="string" office:string-value="" calcext:value-type="error">
            <text:p>#REF!</text:p>
          </table:table-cell>
          <table:table-cell table:formula="of:=MAX([.$M61];[#REF!];[.$S61];[#REF!];[.$Y61];[#REF!];[.$AE61];[#REF!];[.$AK61];[#REF!];[.$AQ61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elevator-strips-simple-typed/instances/instance-52.lp</text:p>
          </table:table-cell>
          <table:table-cell office:value-type="float" office:value="22.8" calcext:value-type="float">
            <text:p>22.8</text:p>
          </table:table-cell>
          <table:table-cell office:value-type="float" office:value="21.93" calcext:value-type="float">
            <text:p>21.93</text:p>
          </table:table-cell>
          <table:table-cell office:value-type="float" office:value="153493" calcext:value-type="float">
            <text:p>153493</text:p>
          </table:table-cell>
          <table:table-cell office:value-type="float" office:value="123802" calcext:value-type="float">
            <text:p>123802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28.46" calcext:value-type="float">
            <text:p>28.46</text:p>
          </table:table-cell>
          <table:table-cell office:value-type="float" office:value="26.736" calcext:value-type="float">
            <text:p>26.736</text:p>
          </table:table-cell>
          <table:table-cell office:value-type="float" office:value="118766" calcext:value-type="float">
            <text:p>118766</text:p>
          </table:table-cell>
          <table:table-cell office:value-type="float" office:value="105317" calcext:value-type="float">
            <text:p>105317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16.31" calcext:value-type="float">
            <text:p>16.31</text:p>
          </table:table-cell>
          <table:table-cell office:value-type="float" office:value="14.407" calcext:value-type="float">
            <text:p>14.407</text:p>
          </table:table-cell>
          <table:table-cell office:value-type="float" office:value="42635" calcext:value-type="float">
            <text:p>42635</text:p>
          </table:table-cell>
          <table:table-cell office:value-type="float" office:value="34705" calcext:value-type="float">
            <text:p>34705</text:p>
          </table:table-cell>
          <table:table-cell office:value-type="float" office:value="184" calcext:value-type="float">
            <text:p>184</text:p>
          </table:table-cell>
          <table:table-cell office:value-type="float" office:value="1000" calcext:value-type="float">
            <text:p>1000</text:p>
          </table:table-cell>
          <table:table-cell office:value-type="float" office:value="16.25" calcext:value-type="float">
            <text:p>16.25</text:p>
          </table:table-cell>
          <table:table-cell office:value-type="float" office:value="13.816" calcext:value-type="float">
            <text:p>13.816</text:p>
          </table:table-cell>
          <table:table-cell office:value-type="float" office:value="38813" calcext:value-type="float">
            <text:p>38813</text:p>
          </table:table-cell>
          <table:table-cell office:value-type="float" office:value="30468" calcext:value-type="float">
            <text:p>30468</text:p>
          </table:table-cell>
          <table:table-cell office:value-type="float" office:value="195" calcext:value-type="float">
            <text:p>195</text:p>
          </table:table-cell>
          <table:table-cell office:value-type="float" office:value="1498" calcext:value-type="float">
            <text:p>1498</text:p>
          </table:table-cell>
          <table:table-cell office:value-type="float" office:value="17.88" calcext:value-type="float">
            <text:p>17.88</text:p>
          </table:table-cell>
          <table:table-cell office:value-type="float" office:value="16.819" calcext:value-type="float">
            <text:p>16.819</text:p>
          </table:table-cell>
          <table:table-cell office:value-type="float" office:value="61285" calcext:value-type="float">
            <text:p>61285</text:p>
          </table:table-cell>
          <table:table-cell office:value-type="float" office:value="50554" calcext:value-type="float">
            <text:p>50554</text:p>
          </table:table-cell>
          <table:table-cell office:value-type="float" office:value="175" calcext:value-type="float">
            <text:p>175</text:p>
          </table:table-cell>
          <table:table-cell office:value-type="float" office:value="500" calcext:value-type="float">
            <text:p>500</text:p>
          </table:table-cell>
          <table:table-cell office:value-type="float" office:value="16.33" calcext:value-type="float">
            <text:p>16.33</text:p>
          </table:table-cell>
          <table:table-cell office:value-type="float" office:value="14.581" calcext:value-type="float">
            <text:p>14.581</text:p>
          </table:table-cell>
          <table:table-cell office:value-type="float" office:value="45347" calcext:value-type="float">
            <text:p>45347</text:p>
          </table:table-cell>
          <table:table-cell office:value-type="float" office:value="36992" calcext:value-type="float">
            <text:p>36992</text:p>
          </table:table-cell>
          <table:table-cell office:value-type="float" office:value="169" calcext:value-type="float">
            <text:p>169</text:p>
          </table:table-cell>
          <table:table-cell office:value-type="float" office:value="270" calcext:value-type="float">
            <text:p>270</text:p>
          </table:table-cell>
          <table:table-cell office:value-type="float" office:value="15.5" calcext:value-type="float">
            <text:p>15.5</text:p>
          </table:table-cell>
          <table:table-cell office:value-type="float" office:value="13.706" calcext:value-type="float">
            <text:p>13.706</text:p>
          </table:table-cell>
          <table:table-cell office:value-type="float" office:value="43343" calcext:value-type="float">
            <text:p>43343</text:p>
          </table:table-cell>
          <table:table-cell office:value-type="float" office:value="33625" calcext:value-type="float">
            <text:p>33625</text:p>
          </table:table-cell>
          <table:table-cell office:value-type="float" office:value="180" calcext:value-type="float">
            <text:p>180</text:p>
          </table:table-cell>
          <table:table-cell office:value-type="float" office:value="1000" calcext:value-type="float">
            <text:p>1000</text:p>
          </table:table-cell>
          <table:table-cell table:formula="of:=MIN([.$H62];[#REF!];[.$N62];[#REF!];[.$T62];[#REF!];[.$Z62];[#REF!];[.$AF62];[#REF!];[.$AL62];[#REF!])" office:value-type="string" office:string-value="" calcext:value-type="error">
            <text:p>#REF!</text:p>
          </table:table-cell>
          <table:table-cell table:formula="of:=MIN([.$I62];[#REF!];[.$O62];[#REF!];[.$U62];[#REF!];[.$AA62];[#REF!];[.$AG62];[#REF!];[.$AM62];[#REF!])" office:value-type="string" office:string-value="" calcext:value-type="error">
            <text:p>#REF!</text:p>
          </table:table-cell>
          <table:table-cell table:formula="of:=MIN([.$J62];[#REF!];[.$P62];[#REF!];[.$V62];[#REF!];[.$AB62];[#REF!];[.$AH62];[#REF!];[.$AN62];[#REF!])" office:value-type="string" office:string-value="" calcext:value-type="error">
            <text:p>#REF!</text:p>
          </table:table-cell>
          <table:table-cell table:formula="of:=MIN([.$K62];[#REF!];[.$Q62];[#REF!];[.$W62];[#REF!];[.$AC62];[#REF!];[.$AI62];[#REF!];[.$AO62];[#REF!])" office:value-type="string" office:string-value="" calcext:value-type="error">
            <text:p>#REF!</text:p>
          </table:table-cell>
          <table:table-cell table:formula="of:=MIN([.$L62];[#REF!];[.$R62];[#REF!];[.$X62];[#REF!];[.$AD62];[#REF!];[.$AJ62];[#REF!];[.$AP62];[#REF!])" office:value-type="string" office:string-value="" calcext:value-type="error">
            <text:p>#REF!</text:p>
          </table:table-cell>
          <table:table-cell table:formula="of:=MIN([.$M62];[#REF!];[.$S62];[#REF!];[.$Y62];[#REF!];[.$AE62];[#REF!];[.$AK62];[#REF!];[.$AQ62];[#REF!])" office:value-type="string" office:string-value="" calcext:value-type="error">
            <text:p>#REF!</text:p>
          </table:table-cell>
          <table:table-cell table:formula="of:=MEDIAN([.$H62];[#REF!];[.$N62];[#REF!];[.$T62];[#REF!];[.$Z62];[#REF!];[.$AF62];[#REF!];[.$AL62];[#REF!])" office:value-type="string" office:string-value="" calcext:value-type="error">
            <text:p>#REF!</text:p>
          </table:table-cell>
          <table:table-cell table:formula="of:=MEDIAN([.$I62];[#REF!];[.$O62];[#REF!];[.$U62];[#REF!];[.$AA62];[#REF!];[.$AG62];[#REF!];[.$AM62];[#REF!])" office:value-type="string" office:string-value="" calcext:value-type="error">
            <text:p>#REF!</text:p>
          </table:table-cell>
          <table:table-cell table:formula="of:=MEDIAN([.$J62];[#REF!];[.$P62];[#REF!];[.$V62];[#REF!];[.$AB62];[#REF!];[.$AH62];[#REF!];[.$AN62];[#REF!])" office:value-type="string" office:string-value="" calcext:value-type="error">
            <text:p>#REF!</text:p>
          </table:table-cell>
          <table:table-cell table:formula="of:=MEDIAN([.$K62];[#REF!];[.$Q62];[#REF!];[.$W62];[#REF!];[.$AC62];[#REF!];[.$AI62];[#REF!];[.$AO62];[#REF!])" office:value-type="string" office:string-value="" calcext:value-type="error">
            <text:p>#REF!</text:p>
          </table:table-cell>
          <table:table-cell table:formula="of:=MEDIAN([.$L62];[#REF!];[.$R62];[#REF!];[.$X62];[#REF!];[.$AD62];[#REF!];[.$AJ62];[#REF!];[.$AP62];[#REF!])" office:value-type="string" office:string-value="" calcext:value-type="error">
            <text:p>#REF!</text:p>
          </table:table-cell>
          <table:table-cell table:formula="of:=MEDIAN([.$M62];[#REF!];[.$S62];[#REF!];[.$Y62];[#REF!];[.$AE62];[#REF!];[.$AK62];[#REF!];[.$AQ62];[#REF!])" office:value-type="string" office:string-value="" calcext:value-type="error">
            <text:p>#REF!</text:p>
          </table:table-cell>
          <table:table-cell table:formula="of:=MAX([.$H62];[#REF!];[.$N62];[#REF!];[.$T62];[#REF!];[.$Z62];[#REF!];[.$AF62];[#REF!];[.$AL62];[#REF!])" office:value-type="string" office:string-value="" calcext:value-type="error">
            <text:p>#REF!</text:p>
          </table:table-cell>
          <table:table-cell table:formula="of:=MAX([.$I62];[#REF!];[.$O62];[#REF!];[.$U62];[#REF!];[.$AA62];[#REF!];[.$AG62];[#REF!];[.$AM62];[#REF!])" office:value-type="string" office:string-value="" calcext:value-type="error">
            <text:p>#REF!</text:p>
          </table:table-cell>
          <table:table-cell table:formula="of:=MAX([.$J62];[#REF!];[.$P62];[#REF!];[.$V62];[#REF!];[.$AB62];[#REF!];[.$AH62];[#REF!];[.$AN62];[#REF!])" office:value-type="string" office:string-value="" calcext:value-type="error">
            <text:p>#REF!</text:p>
          </table:table-cell>
          <table:table-cell table:formula="of:=MAX([.$K62];[#REF!];[.$Q62];[#REF!];[.$W62];[#REF!];[.$AC62];[#REF!];[.$AI62];[#REF!];[.$AO62];[#REF!])" office:value-type="string" office:string-value="" calcext:value-type="error">
            <text:p>#REF!</text:p>
          </table:table-cell>
          <table:table-cell table:formula="of:=MAX([.$L62];[#REF!];[.$R62];[#REF!];[.$X62];[#REF!];[.$AD62];[#REF!];[.$AJ62];[#REF!];[.$AP62];[#REF!])" office:value-type="string" office:string-value="" calcext:value-type="error">
            <text:p>#REF!</text:p>
          </table:table-cell>
          <table:table-cell table:formula="of:=MAX([.$M62];[#REF!];[.$S62];[#REF!];[.$Y62];[#REF!];[.$AE62];[#REF!];[.$AK62];[#REF!];[.$AQ62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elevator-strips-simple-typed/instances/instance-53.l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6389721" calcext:value-type="float">
            <text:p>6389721</text:p>
          </table:table-cell>
          <table:table-cell office:value-type="float" office:value="5524816" calcext:value-type="float">
            <text:p>5524816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6778509" calcext:value-type="float">
            <text:p>6778509</text:p>
          </table:table-cell>
          <table:table-cell office:value-type="float" office:value="5688142" calcext:value-type="float">
            <text:p>5688142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675254" calcext:value-type="float">
            <text:p>7675254</text:p>
          </table:table-cell>
          <table:table-cell office:value-type="float" office:value="5992580" calcext:value-type="float">
            <text:p>5992580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091309" calcext:value-type="float">
            <text:p>8091309</text:p>
          </table:table-cell>
          <table:table-cell office:value-type="float" office:value="6320288" calcext:value-type="float">
            <text:p>6320288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782584" calcext:value-type="float">
            <text:p>7782584</text:p>
          </table:table-cell>
          <table:table-cell office:value-type="float" office:value="6014557" calcext:value-type="float">
            <text:p>6014557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293144" calcext:value-type="float">
            <text:p>9293144</text:p>
          </table:table-cell>
          <table:table-cell office:value-type="float" office:value="7066079" calcext:value-type="float">
            <text:p>7066079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554767" calcext:value-type="float">
            <text:p>8554767</text:p>
          </table:table-cell>
          <table:table-cell office:value-type="float" office:value="6592762" calcext:value-type="float">
            <text:p>6592762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table:formula="of:=MIN([.$H63];[#REF!];[.$N63];[#REF!];[.$T63];[#REF!];[.$Z63];[#REF!];[.$AF63];[#REF!];[.$AL63];[#REF!])" office:value-type="string" office:string-value="" calcext:value-type="error">
            <text:p>#REF!</text:p>
          </table:table-cell>
          <table:table-cell table:formula="of:=MIN([.$I63];[#REF!];[.$O63];[#REF!];[.$U63];[#REF!];[.$AA63];[#REF!];[.$AG63];[#REF!];[.$AM63];[#REF!])" office:value-type="string" office:string-value="" calcext:value-type="error">
            <text:p>#REF!</text:p>
          </table:table-cell>
          <table:table-cell table:formula="of:=MIN([.$J63];[#REF!];[.$P63];[#REF!];[.$V63];[#REF!];[.$AB63];[#REF!];[.$AH63];[#REF!];[.$AN63];[#REF!])" office:value-type="string" office:string-value="" calcext:value-type="error">
            <text:p>#REF!</text:p>
          </table:table-cell>
          <table:table-cell table:formula="of:=MIN([.$K63];[#REF!];[.$Q63];[#REF!];[.$W63];[#REF!];[.$AC63];[#REF!];[.$AI63];[#REF!];[.$AO63];[#REF!])" office:value-type="string" office:string-value="" calcext:value-type="error">
            <text:p>#REF!</text:p>
          </table:table-cell>
          <table:table-cell table:formula="of:=MIN([.$L63];[#REF!];[.$R63];[#REF!];[.$X63];[#REF!];[.$AD63];[#REF!];[.$AJ63];[#REF!];[.$AP63];[#REF!])" office:value-type="string" office:string-value="" calcext:value-type="error">
            <text:p>#REF!</text:p>
          </table:table-cell>
          <table:table-cell table:formula="of:=MIN([.$M63];[#REF!];[.$S63];[#REF!];[.$Y63];[#REF!];[.$AE63];[#REF!];[.$AK63];[#REF!];[.$AQ63];[#REF!])" office:value-type="string" office:string-value="" calcext:value-type="error">
            <text:p>#REF!</text:p>
          </table:table-cell>
          <table:table-cell table:formula="of:=MEDIAN([.$H63];[#REF!];[.$N63];[#REF!];[.$T63];[#REF!];[.$Z63];[#REF!];[.$AF63];[#REF!];[.$AL63];[#REF!])" office:value-type="string" office:string-value="" calcext:value-type="error">
            <text:p>#REF!</text:p>
          </table:table-cell>
          <table:table-cell table:formula="of:=MEDIAN([.$I63];[#REF!];[.$O63];[#REF!];[.$U63];[#REF!];[.$AA63];[#REF!];[.$AG63];[#REF!];[.$AM63];[#REF!])" office:value-type="string" office:string-value="" calcext:value-type="error">
            <text:p>#REF!</text:p>
          </table:table-cell>
          <table:table-cell table:formula="of:=MEDIAN([.$J63];[#REF!];[.$P63];[#REF!];[.$V63];[#REF!];[.$AB63];[#REF!];[.$AH63];[#REF!];[.$AN63];[#REF!])" office:value-type="string" office:string-value="" calcext:value-type="error">
            <text:p>#REF!</text:p>
          </table:table-cell>
          <table:table-cell table:formula="of:=MEDIAN([.$K63];[#REF!];[.$Q63];[#REF!];[.$W63];[#REF!];[.$AC63];[#REF!];[.$AI63];[#REF!];[.$AO63];[#REF!])" office:value-type="string" office:string-value="" calcext:value-type="error">
            <text:p>#REF!</text:p>
          </table:table-cell>
          <table:table-cell table:formula="of:=MEDIAN([.$L63];[#REF!];[.$R63];[#REF!];[.$X63];[#REF!];[.$AD63];[#REF!];[.$AJ63];[#REF!];[.$AP63];[#REF!])" office:value-type="string" office:string-value="" calcext:value-type="error">
            <text:p>#REF!</text:p>
          </table:table-cell>
          <table:table-cell table:formula="of:=MEDIAN([.$M63];[#REF!];[.$S63];[#REF!];[.$Y63];[#REF!];[.$AE63];[#REF!];[.$AK63];[#REF!];[.$AQ63];[#REF!])" office:value-type="string" office:string-value="" calcext:value-type="error">
            <text:p>#REF!</text:p>
          </table:table-cell>
          <table:table-cell table:formula="of:=MAX([.$H63];[#REF!];[.$N63];[#REF!];[.$T63];[#REF!];[.$Z63];[#REF!];[.$AF63];[#REF!];[.$AL63];[#REF!])" office:value-type="string" office:string-value="" calcext:value-type="error">
            <text:p>#REF!</text:p>
          </table:table-cell>
          <table:table-cell table:formula="of:=MAX([.$I63];[#REF!];[.$O63];[#REF!];[.$U63];[#REF!];[.$AA63];[#REF!];[.$AG63];[#REF!];[.$AM63];[#REF!])" office:value-type="string" office:string-value="" calcext:value-type="error">
            <text:p>#REF!</text:p>
          </table:table-cell>
          <table:table-cell table:formula="of:=MAX([.$J63];[#REF!];[.$P63];[#REF!];[.$V63];[#REF!];[.$AB63];[#REF!];[.$AH63];[#REF!];[.$AN63];[#REF!])" office:value-type="string" office:string-value="" calcext:value-type="error">
            <text:p>#REF!</text:p>
          </table:table-cell>
          <table:table-cell table:formula="of:=MAX([.$K63];[#REF!];[.$Q63];[#REF!];[.$W63];[#REF!];[.$AC63];[#REF!];[.$AI63];[#REF!];[.$AO63];[#REF!])" office:value-type="string" office:string-value="" calcext:value-type="error">
            <text:p>#REF!</text:p>
          </table:table-cell>
          <table:table-cell table:formula="of:=MAX([.$L63];[#REF!];[.$R63];[#REF!];[.$X63];[#REF!];[.$AD63];[#REF!];[.$AJ63];[#REF!];[.$AP63];[#REF!])" office:value-type="string" office:string-value="" calcext:value-type="error">
            <text:p>#REF!</text:p>
          </table:table-cell>
          <table:table-cell table:formula="of:=MAX([.$M63];[#REF!];[.$S63];[#REF!];[.$Y63];[#REF!];[.$AE63];[#REF!];[.$AK63];[#REF!];[.$AQ63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elevator-strips-simple-typed/instances/instance-54.l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668282" calcext:value-type="float">
            <text:p>7668282</text:p>
          </table:table-cell>
          <table:table-cell office:value-type="float" office:value="6545417" calcext:value-type="float">
            <text:p>6545417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091858" calcext:value-type="float">
            <text:p>7091858</text:p>
          </table:table-cell>
          <table:table-cell office:value-type="float" office:value="6105761" calcext:value-type="float">
            <text:p>6105761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955318" calcext:value-type="float">
            <text:p>7955318</text:p>
          </table:table-cell>
          <table:table-cell office:value-type="float" office:value="6259538" calcext:value-type="float">
            <text:p>6259538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965000" calcext:value-type="float">
            <text:p>7965000</text:p>
          </table:table-cell>
          <table:table-cell office:value-type="float" office:value="6214825" calcext:value-type="float">
            <text:p>6214825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094270" calcext:value-type="float">
            <text:p>8094270</text:p>
          </table:table-cell>
          <table:table-cell office:value-type="float" office:value="6314973" calcext:value-type="float">
            <text:p>6314973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889808" calcext:value-type="float">
            <text:p>7889808</text:p>
          </table:table-cell>
          <table:table-cell office:value-type="float" office:value="6066172" calcext:value-type="float">
            <text:p>6066172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454240" calcext:value-type="float">
            <text:p>8454240</text:p>
          </table:table-cell>
          <table:table-cell office:value-type="float" office:value="6672677" calcext:value-type="float">
            <text:p>6672677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table:formula="of:=MIN([.$H64];[#REF!];[.$N64];[#REF!];[.$T64];[#REF!];[.$Z64];[#REF!];[.$AF64];[#REF!];[.$AL64];[#REF!])" office:value-type="string" office:string-value="" calcext:value-type="error">
            <text:p>#REF!</text:p>
          </table:table-cell>
          <table:table-cell table:formula="of:=MIN([.$I64];[#REF!];[.$O64];[#REF!];[.$U64];[#REF!];[.$AA64];[#REF!];[.$AG64];[#REF!];[.$AM64];[#REF!])" office:value-type="string" office:string-value="" calcext:value-type="error">
            <text:p>#REF!</text:p>
          </table:table-cell>
          <table:table-cell table:formula="of:=MIN([.$J64];[#REF!];[.$P64];[#REF!];[.$V64];[#REF!];[.$AB64];[#REF!];[.$AH64];[#REF!];[.$AN64];[#REF!])" office:value-type="string" office:string-value="" calcext:value-type="error">
            <text:p>#REF!</text:p>
          </table:table-cell>
          <table:table-cell table:formula="of:=MIN([.$K64];[#REF!];[.$Q64];[#REF!];[.$W64];[#REF!];[.$AC64];[#REF!];[.$AI64];[#REF!];[.$AO64];[#REF!])" office:value-type="string" office:string-value="" calcext:value-type="error">
            <text:p>#REF!</text:p>
          </table:table-cell>
          <table:table-cell table:formula="of:=MIN([.$L64];[#REF!];[.$R64];[#REF!];[.$X64];[#REF!];[.$AD64];[#REF!];[.$AJ64];[#REF!];[.$AP64];[#REF!])" office:value-type="string" office:string-value="" calcext:value-type="error">
            <text:p>#REF!</text:p>
          </table:table-cell>
          <table:table-cell table:formula="of:=MIN([.$M64];[#REF!];[.$S64];[#REF!];[.$Y64];[#REF!];[.$AE64];[#REF!];[.$AK64];[#REF!];[.$AQ64];[#REF!])" office:value-type="string" office:string-value="" calcext:value-type="error">
            <text:p>#REF!</text:p>
          </table:table-cell>
          <table:table-cell table:formula="of:=MEDIAN([.$H64];[#REF!];[.$N64];[#REF!];[.$T64];[#REF!];[.$Z64];[#REF!];[.$AF64];[#REF!];[.$AL64];[#REF!])" office:value-type="string" office:string-value="" calcext:value-type="error">
            <text:p>#REF!</text:p>
          </table:table-cell>
          <table:table-cell table:formula="of:=MEDIAN([.$I64];[#REF!];[.$O64];[#REF!];[.$U64];[#REF!];[.$AA64];[#REF!];[.$AG64];[#REF!];[.$AM64];[#REF!])" office:value-type="string" office:string-value="" calcext:value-type="error">
            <text:p>#REF!</text:p>
          </table:table-cell>
          <table:table-cell table:formula="of:=MEDIAN([.$J64];[#REF!];[.$P64];[#REF!];[.$V64];[#REF!];[.$AB64];[#REF!];[.$AH64];[#REF!];[.$AN64];[#REF!])" office:value-type="string" office:string-value="" calcext:value-type="error">
            <text:p>#REF!</text:p>
          </table:table-cell>
          <table:table-cell table:formula="of:=MEDIAN([.$K64];[#REF!];[.$Q64];[#REF!];[.$W64];[#REF!];[.$AC64];[#REF!];[.$AI64];[#REF!];[.$AO64];[#REF!])" office:value-type="string" office:string-value="" calcext:value-type="error">
            <text:p>#REF!</text:p>
          </table:table-cell>
          <table:table-cell table:formula="of:=MEDIAN([.$L64];[#REF!];[.$R64];[#REF!];[.$X64];[#REF!];[.$AD64];[#REF!];[.$AJ64];[#REF!];[.$AP64];[#REF!])" office:value-type="string" office:string-value="" calcext:value-type="error">
            <text:p>#REF!</text:p>
          </table:table-cell>
          <table:table-cell table:formula="of:=MEDIAN([.$M64];[#REF!];[.$S64];[#REF!];[.$Y64];[#REF!];[.$AE64];[#REF!];[.$AK64];[#REF!];[.$AQ64];[#REF!])" office:value-type="string" office:string-value="" calcext:value-type="error">
            <text:p>#REF!</text:p>
          </table:table-cell>
          <table:table-cell table:formula="of:=MAX([.$H64];[#REF!];[.$N64];[#REF!];[.$T64];[#REF!];[.$Z64];[#REF!];[.$AF64];[#REF!];[.$AL64];[#REF!])" office:value-type="string" office:string-value="" calcext:value-type="error">
            <text:p>#REF!</text:p>
          </table:table-cell>
          <table:table-cell table:formula="of:=MAX([.$I64];[#REF!];[.$O64];[#REF!];[.$U64];[#REF!];[.$AA64];[#REF!];[.$AG64];[#REF!];[.$AM64];[#REF!])" office:value-type="string" office:string-value="" calcext:value-type="error">
            <text:p>#REF!</text:p>
          </table:table-cell>
          <table:table-cell table:formula="of:=MAX([.$J64];[#REF!];[.$P64];[#REF!];[.$V64];[#REF!];[.$AB64];[#REF!];[.$AH64];[#REF!];[.$AN64];[#REF!])" office:value-type="string" office:string-value="" calcext:value-type="error">
            <text:p>#REF!</text:p>
          </table:table-cell>
          <table:table-cell table:formula="of:=MAX([.$K64];[#REF!];[.$Q64];[#REF!];[.$W64];[#REF!];[.$AC64];[#REF!];[.$AI64];[#REF!];[.$AO64];[#REF!])" office:value-type="string" office:string-value="" calcext:value-type="error">
            <text:p>#REF!</text:p>
          </table:table-cell>
          <table:table-cell table:formula="of:=MAX([.$L64];[#REF!];[.$R64];[#REF!];[.$X64];[#REF!];[.$AD64];[#REF!];[.$AJ64];[#REF!];[.$AP64];[#REF!])" office:value-type="string" office:string-value="" calcext:value-type="error">
            <text:p>#REF!</text:p>
          </table:table-cell>
          <table:table-cell table:formula="of:=MAX([.$M64];[#REF!];[.$S64];[#REF!];[.$Y64];[#REF!];[.$AE64];[#REF!];[.$AK64];[#REF!];[.$AQ64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elevator-strips-simple-typed/instances/instance-55.lp</text:p>
          </table:table-cell>
          <table:table-cell office:value-type="float" office:value="29.72" calcext:value-type="float">
            <text:p>29.72</text:p>
          </table:table-cell>
          <table:table-cell office:value-type="float" office:value="28.836" calcext:value-type="float">
            <text:p>28.836</text:p>
          </table:table-cell>
          <table:table-cell office:value-type="float" office:value="295541" calcext:value-type="float">
            <text:p>295541</text:p>
          </table:table-cell>
          <table:table-cell office:value-type="float" office:value="234855" calcext:value-type="float">
            <text:p>234855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334.64" calcext:value-type="float">
            <text:p>334.64</text:p>
          </table:table-cell>
          <table:table-cell office:value-type="float" office:value="333.017" calcext:value-type="float">
            <text:p>333.017</text:p>
          </table:table-cell>
          <table:table-cell office:value-type="float" office:value="2522087" calcext:value-type="float">
            <text:p>2522087</text:p>
          </table:table-cell>
          <table:table-cell office:value-type="float" office:value="2102893" calcext:value-type="float">
            <text:p>2102893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255.51" calcext:value-type="float">
            <text:p>255.51</text:p>
          </table:table-cell>
          <table:table-cell office:value-type="float" office:value="253.439" calcext:value-type="float">
            <text:p>253.439</text:p>
          </table:table-cell>
          <table:table-cell office:value-type="float" office:value="2305018" calcext:value-type="float">
            <text:p>2305018</text:p>
          </table:table-cell>
          <table:table-cell office:value-type="float" office:value="1809841" calcext:value-type="float">
            <text:p>1809841</text:p>
          </table:table-cell>
          <table:table-cell office:value-type="float" office:value="193" calcext:value-type="float">
            <text:p>193</text:p>
          </table:table-cell>
          <table:table-cell office:value-type="float" office:value="1000" calcext:value-type="float">
            <text:p>1000</text:p>
          </table:table-cell>
          <table:table-cell office:value-type="float" office:value="120.95" calcext:value-type="float">
            <text:p>120.95</text:p>
          </table:table-cell>
          <table:table-cell office:value-type="float" office:value="118.25" calcext:value-type="float">
            <text:p>118.25</text:p>
          </table:table-cell>
          <table:table-cell office:value-type="float" office:value="1092909" calcext:value-type="float">
            <text:p>1092909</text:p>
          </table:table-cell>
          <table:table-cell office:value-type="float" office:value="829099" calcext:value-type="float">
            <text:p>829099</text:p>
          </table:table-cell>
          <table:table-cell office:value-type="float" office:value="200" calcext:value-type="float">
            <text:p>200</text:p>
          </table:table-cell>
          <table:table-cell office:value-type="float" office:value="1500" calcext:value-type="float">
            <text:p>1500</text:p>
          </table:table-cell>
          <table:table-cell office:value-type="float" office:value="254.24" calcext:value-type="float">
            <text:p>254.24</text:p>
          </table:table-cell>
          <table:table-cell office:value-type="float" office:value="253.057" calcext:value-type="float">
            <text:p>253.057</text:p>
          </table:table-cell>
          <table:table-cell office:value-type="float" office:value="2293390" calcext:value-type="float">
            <text:p>2293390</text:p>
          </table:table-cell>
          <table:table-cell office:value-type="float" office:value="1797493" calcext:value-type="float">
            <text:p>1797493</text:p>
          </table:table-cell>
          <table:table-cell office:value-type="float" office:value="184" calcext:value-type="float">
            <text:p>184</text:p>
          </table:table-cell>
          <table:table-cell office:value-type="float" office:value="500" calcext:value-type="float">
            <text:p>500</text:p>
          </table:table-cell>
          <table:table-cell office:value-type="float" office:value="226.08" calcext:value-type="float">
            <text:p>226.08</text:p>
          </table:table-cell>
          <table:table-cell office:value-type="float" office:value="223.708" calcext:value-type="float">
            <text:p>223.708</text:p>
          </table:table-cell>
          <table:table-cell office:value-type="float" office:value="2129613" calcext:value-type="float">
            <text:p>2129613</text:p>
          </table:table-cell>
          <table:table-cell office:value-type="float" office:value="1623127" calcext:value-type="float">
            <text:p>1623127</text:p>
          </table:table-cell>
          <table:table-cell office:value-type="float" office:value="177" calcext:value-type="float">
            <text:p>177</text:p>
          </table:table-cell>
          <table:table-cell office:value-type="float" office:value="392" calcext:value-type="float">
            <text:p>392</text:p>
          </table:table-cell>
          <table:table-cell office:value-type="float" office:value="95.68" calcext:value-type="float">
            <text:p>95.68</text:p>
          </table:table-cell>
          <table:table-cell office:value-type="float" office:value="93.731" calcext:value-type="float">
            <text:p>93.731</text:p>
          </table:table-cell>
          <table:table-cell office:value-type="float" office:value="852861" calcext:value-type="float">
            <text:p>852861</text:p>
          </table:table-cell>
          <table:table-cell office:value-type="float" office:value="653556" calcext:value-type="float">
            <text:p>653556</text:p>
          </table:table-cell>
          <table:table-cell office:value-type="float" office:value="188" calcext:value-type="float">
            <text:p>188</text:p>
          </table:table-cell>
          <table:table-cell office:value-type="float" office:value="1000" calcext:value-type="float">
            <text:p>1000</text:p>
          </table:table-cell>
          <table:table-cell table:formula="of:=MIN([.$H65];[#REF!];[.$N65];[#REF!];[.$T65];[#REF!];[.$Z65];[#REF!];[.$AF65];[#REF!];[.$AL65];[#REF!])" office:value-type="string" office:string-value="" calcext:value-type="error">
            <text:p>#REF!</text:p>
          </table:table-cell>
          <table:table-cell table:formula="of:=MIN([.$I65];[#REF!];[.$O65];[#REF!];[.$U65];[#REF!];[.$AA65];[#REF!];[.$AG65];[#REF!];[.$AM65];[#REF!])" office:value-type="string" office:string-value="" calcext:value-type="error">
            <text:p>#REF!</text:p>
          </table:table-cell>
          <table:table-cell table:formula="of:=MIN([.$J65];[#REF!];[.$P65];[#REF!];[.$V65];[#REF!];[.$AB65];[#REF!];[.$AH65];[#REF!];[.$AN65];[#REF!])" office:value-type="string" office:string-value="" calcext:value-type="error">
            <text:p>#REF!</text:p>
          </table:table-cell>
          <table:table-cell table:formula="of:=MIN([.$K65];[#REF!];[.$Q65];[#REF!];[.$W65];[#REF!];[.$AC65];[#REF!];[.$AI65];[#REF!];[.$AO65];[#REF!])" office:value-type="string" office:string-value="" calcext:value-type="error">
            <text:p>#REF!</text:p>
          </table:table-cell>
          <table:table-cell table:formula="of:=MIN([.$L65];[#REF!];[.$R65];[#REF!];[.$X65];[#REF!];[.$AD65];[#REF!];[.$AJ65];[#REF!];[.$AP65];[#REF!])" office:value-type="string" office:string-value="" calcext:value-type="error">
            <text:p>#REF!</text:p>
          </table:table-cell>
          <table:table-cell table:formula="of:=MIN([.$M65];[#REF!];[.$S65];[#REF!];[.$Y65];[#REF!];[.$AE65];[#REF!];[.$AK65];[#REF!];[.$AQ65];[#REF!])" office:value-type="string" office:string-value="" calcext:value-type="error">
            <text:p>#REF!</text:p>
          </table:table-cell>
          <table:table-cell table:formula="of:=MEDIAN([.$H65];[#REF!];[.$N65];[#REF!];[.$T65];[#REF!];[.$Z65];[#REF!];[.$AF65];[#REF!];[.$AL65];[#REF!])" office:value-type="string" office:string-value="" calcext:value-type="error">
            <text:p>#REF!</text:p>
          </table:table-cell>
          <table:table-cell table:formula="of:=MEDIAN([.$I65];[#REF!];[.$O65];[#REF!];[.$U65];[#REF!];[.$AA65];[#REF!];[.$AG65];[#REF!];[.$AM65];[#REF!])" office:value-type="string" office:string-value="" calcext:value-type="error">
            <text:p>#REF!</text:p>
          </table:table-cell>
          <table:table-cell table:formula="of:=MEDIAN([.$J65];[#REF!];[.$P65];[#REF!];[.$V65];[#REF!];[.$AB65];[#REF!];[.$AH65];[#REF!];[.$AN65];[#REF!])" office:value-type="string" office:string-value="" calcext:value-type="error">
            <text:p>#REF!</text:p>
          </table:table-cell>
          <table:table-cell table:formula="of:=MEDIAN([.$K65];[#REF!];[.$Q65];[#REF!];[.$W65];[#REF!];[.$AC65];[#REF!];[.$AI65];[#REF!];[.$AO65];[#REF!])" office:value-type="string" office:string-value="" calcext:value-type="error">
            <text:p>#REF!</text:p>
          </table:table-cell>
          <table:table-cell table:formula="of:=MEDIAN([.$L65];[#REF!];[.$R65];[#REF!];[.$X65];[#REF!];[.$AD65];[#REF!];[.$AJ65];[#REF!];[.$AP65];[#REF!])" office:value-type="string" office:string-value="" calcext:value-type="error">
            <text:p>#REF!</text:p>
          </table:table-cell>
          <table:table-cell table:formula="of:=MEDIAN([.$M65];[#REF!];[.$S65];[#REF!];[.$Y65];[#REF!];[.$AE65];[#REF!];[.$AK65];[#REF!];[.$AQ65];[#REF!])" office:value-type="string" office:string-value="" calcext:value-type="error">
            <text:p>#REF!</text:p>
          </table:table-cell>
          <table:table-cell table:formula="of:=MAX([.$H65];[#REF!];[.$N65];[#REF!];[.$T65];[#REF!];[.$Z65];[#REF!];[.$AF65];[#REF!];[.$AL65];[#REF!])" office:value-type="string" office:string-value="" calcext:value-type="error">
            <text:p>#REF!</text:p>
          </table:table-cell>
          <table:table-cell table:formula="of:=MAX([.$I65];[#REF!];[.$O65];[#REF!];[.$U65];[#REF!];[.$AA65];[#REF!];[.$AG65];[#REF!];[.$AM65];[#REF!])" office:value-type="string" office:string-value="" calcext:value-type="error">
            <text:p>#REF!</text:p>
          </table:table-cell>
          <table:table-cell table:formula="of:=MAX([.$J65];[#REF!];[.$P65];[#REF!];[.$V65];[#REF!];[.$AB65];[#REF!];[.$AH65];[#REF!];[.$AN65];[#REF!])" office:value-type="string" office:string-value="" calcext:value-type="error">
            <text:p>#REF!</text:p>
          </table:table-cell>
          <table:table-cell table:formula="of:=MAX([.$K65];[#REF!];[.$Q65];[#REF!];[.$W65];[#REF!];[.$AC65];[#REF!];[.$AI65];[#REF!];[.$AO65];[#REF!])" office:value-type="string" office:string-value="" calcext:value-type="error">
            <text:p>#REF!</text:p>
          </table:table-cell>
          <table:table-cell table:formula="of:=MAX([.$L65];[#REF!];[.$R65];[#REF!];[.$X65];[#REF!];[.$AD65];[#REF!];[.$AJ65];[#REF!];[.$AP65];[#REF!])" office:value-type="string" office:string-value="" calcext:value-type="error">
            <text:p>#REF!</text:p>
          </table:table-cell>
          <table:table-cell table:formula="of:=MAX([.$M65];[#REF!];[.$S65];[#REF!];[.$Y65];[#REF!];[.$AE65];[#REF!];[.$AK65];[#REF!];[.$AQ65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elevator-strips-simple-typed/instances/instance-56.lp</text:p>
          </table:table-cell>
          <table:table-cell office:value-type="float" office:value="309.34" calcext:value-type="float">
            <text:p>309.34</text:p>
          </table:table-cell>
          <table:table-cell office:value-type="float" office:value="307.909" calcext:value-type="float">
            <text:p>307.909</text:p>
          </table:table-cell>
          <table:table-cell office:value-type="float" office:value="3606958" calcext:value-type="float">
            <text:p>3606958</text:p>
          </table:table-cell>
          <table:table-cell office:value-type="float" office:value="3065623" calcext:value-type="float">
            <text:p>3065623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5680573" calcext:value-type="float">
            <text:p>5680573</text:p>
          </table:table-cell>
          <table:table-cell office:value-type="float" office:value="4927115" calcext:value-type="float">
            <text:p>4927115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105752" calcext:value-type="float">
            <text:p>7105752</text:p>
          </table:table-cell>
          <table:table-cell office:value-type="float" office:value="5712498" calcext:value-type="float">
            <text:p>5712498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352201" calcext:value-type="float">
            <text:p>7352201</text:p>
          </table:table-cell>
          <table:table-cell office:value-type="float" office:value="5706087" calcext:value-type="float">
            <text:p>5706087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023200" calcext:value-type="float">
            <text:p>7023200</text:p>
          </table:table-cell>
          <table:table-cell office:value-type="float" office:value="5521475" calcext:value-type="float">
            <text:p>5521475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695521" calcext:value-type="float">
            <text:p>7695521</text:p>
          </table:table-cell>
          <table:table-cell office:value-type="float" office:value="5896648" calcext:value-type="float">
            <text:p>5896648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536920" calcext:value-type="float">
            <text:p>7536920</text:p>
          </table:table-cell>
          <table:table-cell office:value-type="float" office:value="5875207" calcext:value-type="float">
            <text:p>5875207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formula="of:=MIN([.$H66];[#REF!];[.$N66];[#REF!];[.$T66];[#REF!];[.$Z66];[#REF!];[.$AF66];[#REF!];[.$AL66];[#REF!])" office:value-type="string" office:string-value="" calcext:value-type="error">
            <text:p>#REF!</text:p>
          </table:table-cell>
          <table:table-cell table:formula="of:=MIN([.$I66];[#REF!];[.$O66];[#REF!];[.$U66];[#REF!];[.$AA66];[#REF!];[.$AG66];[#REF!];[.$AM66];[#REF!])" office:value-type="string" office:string-value="" calcext:value-type="error">
            <text:p>#REF!</text:p>
          </table:table-cell>
          <table:table-cell table:formula="of:=MIN([.$J66];[#REF!];[.$P66];[#REF!];[.$V66];[#REF!];[.$AB66];[#REF!];[.$AH66];[#REF!];[.$AN66];[#REF!])" office:value-type="string" office:string-value="" calcext:value-type="error">
            <text:p>#REF!</text:p>
          </table:table-cell>
          <table:table-cell table:formula="of:=MIN([.$K66];[#REF!];[.$Q66];[#REF!];[.$W66];[#REF!];[.$AC66];[#REF!];[.$AI66];[#REF!];[.$AO66];[#REF!])" office:value-type="string" office:string-value="" calcext:value-type="error">
            <text:p>#REF!</text:p>
          </table:table-cell>
          <table:table-cell table:formula="of:=MIN([.$L66];[#REF!];[.$R66];[#REF!];[.$X66];[#REF!];[.$AD66];[#REF!];[.$AJ66];[#REF!];[.$AP66];[#REF!])" office:value-type="string" office:string-value="" calcext:value-type="error">
            <text:p>#REF!</text:p>
          </table:table-cell>
          <table:table-cell table:formula="of:=MIN([.$M66];[#REF!];[.$S66];[#REF!];[.$Y66];[#REF!];[.$AE66];[#REF!];[.$AK66];[#REF!];[.$AQ66];[#REF!])" office:value-type="string" office:string-value="" calcext:value-type="error">
            <text:p>#REF!</text:p>
          </table:table-cell>
          <table:table-cell table:formula="of:=MEDIAN([.$H66];[#REF!];[.$N66];[#REF!];[.$T66];[#REF!];[.$Z66];[#REF!];[.$AF66];[#REF!];[.$AL66];[#REF!])" office:value-type="string" office:string-value="" calcext:value-type="error">
            <text:p>#REF!</text:p>
          </table:table-cell>
          <table:table-cell table:formula="of:=MEDIAN([.$I66];[#REF!];[.$O66];[#REF!];[.$U66];[#REF!];[.$AA66];[#REF!];[.$AG66];[#REF!];[.$AM66];[#REF!])" office:value-type="string" office:string-value="" calcext:value-type="error">
            <text:p>#REF!</text:p>
          </table:table-cell>
          <table:table-cell table:formula="of:=MEDIAN([.$J66];[#REF!];[.$P66];[#REF!];[.$V66];[#REF!];[.$AB66];[#REF!];[.$AH66];[#REF!];[.$AN66];[#REF!])" office:value-type="string" office:string-value="" calcext:value-type="error">
            <text:p>#REF!</text:p>
          </table:table-cell>
          <table:table-cell table:formula="of:=MEDIAN([.$K66];[#REF!];[.$Q66];[#REF!];[.$W66];[#REF!];[.$AC66];[#REF!];[.$AI66];[#REF!];[.$AO66];[#REF!])" office:value-type="string" office:string-value="" calcext:value-type="error">
            <text:p>#REF!</text:p>
          </table:table-cell>
          <table:table-cell table:formula="of:=MEDIAN([.$L66];[#REF!];[.$R66];[#REF!];[.$X66];[#REF!];[.$AD66];[#REF!];[.$AJ66];[#REF!];[.$AP66];[#REF!])" office:value-type="string" office:string-value="" calcext:value-type="error">
            <text:p>#REF!</text:p>
          </table:table-cell>
          <table:table-cell table:formula="of:=MEDIAN([.$M66];[#REF!];[.$S66];[#REF!];[.$Y66];[#REF!];[.$AE66];[#REF!];[.$AK66];[#REF!];[.$AQ66];[#REF!])" office:value-type="string" office:string-value="" calcext:value-type="error">
            <text:p>#REF!</text:p>
          </table:table-cell>
          <table:table-cell table:formula="of:=MAX([.$H66];[#REF!];[.$N66];[#REF!];[.$T66];[#REF!];[.$Z66];[#REF!];[.$AF66];[#REF!];[.$AL66];[#REF!])" office:value-type="string" office:string-value="" calcext:value-type="error">
            <text:p>#REF!</text:p>
          </table:table-cell>
          <table:table-cell table:formula="of:=MAX([.$I66];[#REF!];[.$O66];[#REF!];[.$U66];[#REF!];[.$AA66];[#REF!];[.$AG66];[#REF!];[.$AM66];[#REF!])" office:value-type="string" office:string-value="" calcext:value-type="error">
            <text:p>#REF!</text:p>
          </table:table-cell>
          <table:table-cell table:formula="of:=MAX([.$J66];[#REF!];[.$P66];[#REF!];[.$V66];[#REF!];[.$AB66];[#REF!];[.$AH66];[#REF!];[.$AN66];[#REF!])" office:value-type="string" office:string-value="" calcext:value-type="error">
            <text:p>#REF!</text:p>
          </table:table-cell>
          <table:table-cell table:formula="of:=MAX([.$K66];[#REF!];[.$Q66];[#REF!];[.$W66];[#REF!];[.$AC66];[#REF!];[.$AI66];[#REF!];[.$AO66];[#REF!])" office:value-type="string" office:string-value="" calcext:value-type="error">
            <text:p>#REF!</text:p>
          </table:table-cell>
          <table:table-cell table:formula="of:=MAX([.$L66];[#REF!];[.$R66];[#REF!];[.$X66];[#REF!];[.$AD66];[#REF!];[.$AJ66];[#REF!];[.$AP66];[#REF!])" office:value-type="string" office:string-value="" calcext:value-type="error">
            <text:p>#REF!</text:p>
          </table:table-cell>
          <table:table-cell table:formula="of:=MAX([.$M66];[#REF!];[.$S66];[#REF!];[.$Y66];[#REF!];[.$AE66];[#REF!];[.$AK66];[#REF!];[.$AQ66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elevator-strips-simple-typed/instances/instance-57.lp</text:p>
          </table:table-cell>
          <table:table-cell office:value-type="float" office:value="275.94" calcext:value-type="float">
            <text:p>275.94</text:p>
          </table:table-cell>
          <table:table-cell office:value-type="float" office:value="274.525" calcext:value-type="float">
            <text:p>274.525</text:p>
          </table:table-cell>
          <table:table-cell office:value-type="float" office:value="2888505" calcext:value-type="float">
            <text:p>2888505</text:p>
          </table:table-cell>
          <table:table-cell office:value-type="float" office:value="2455516" calcext:value-type="float">
            <text:p>2455516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171273" calcext:value-type="float">
            <text:p>7171273</text:p>
          </table:table-cell>
          <table:table-cell office:value-type="float" office:value="6688150" calcext:value-type="float">
            <text:p>6688150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6869085" calcext:value-type="float">
            <text:p>6869085</text:p>
          </table:table-cell>
          <table:table-cell office:value-type="float" office:value="5429385" calcext:value-type="float">
            <text:p>5429385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6886548" calcext:value-type="float">
            <text:p>6886548</text:p>
          </table:table-cell>
          <table:table-cell office:value-type="float" office:value="5502084" calcext:value-type="float">
            <text:p>5502084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6610458" calcext:value-type="float">
            <text:p>6610458</text:p>
          </table:table-cell>
          <table:table-cell office:value-type="float" office:value="5218258" calcext:value-type="float">
            <text:p>5218258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177208" calcext:value-type="float">
            <text:p>7177208</text:p>
          </table:table-cell>
          <table:table-cell office:value-type="float" office:value="5518123" calcext:value-type="float">
            <text:p>5518123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240014" calcext:value-type="float">
            <text:p>7240014</text:p>
          </table:table-cell>
          <table:table-cell office:value-type="float" office:value="5631397" calcext:value-type="float">
            <text:p>5631397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table:formula="of:=MIN([.$H67];[#REF!];[.$N67];[#REF!];[.$T67];[#REF!];[.$Z67];[#REF!];[.$AF67];[#REF!];[.$AL67];[#REF!])" office:value-type="string" office:string-value="" calcext:value-type="error">
            <text:p>#REF!</text:p>
          </table:table-cell>
          <table:table-cell table:formula="of:=MIN([.$I67];[#REF!];[.$O67];[#REF!];[.$U67];[#REF!];[.$AA67];[#REF!];[.$AG67];[#REF!];[.$AM67];[#REF!])" office:value-type="string" office:string-value="" calcext:value-type="error">
            <text:p>#REF!</text:p>
          </table:table-cell>
          <table:table-cell table:formula="of:=MIN([.$J67];[#REF!];[.$P67];[#REF!];[.$V67];[#REF!];[.$AB67];[#REF!];[.$AH67];[#REF!];[.$AN67];[#REF!])" office:value-type="string" office:string-value="" calcext:value-type="error">
            <text:p>#REF!</text:p>
          </table:table-cell>
          <table:table-cell table:formula="of:=MIN([.$K67];[#REF!];[.$Q67];[#REF!];[.$W67];[#REF!];[.$AC67];[#REF!];[.$AI67];[#REF!];[.$AO67];[#REF!])" office:value-type="string" office:string-value="" calcext:value-type="error">
            <text:p>#REF!</text:p>
          </table:table-cell>
          <table:table-cell table:formula="of:=MIN([.$L67];[#REF!];[.$R67];[#REF!];[.$X67];[#REF!];[.$AD67];[#REF!];[.$AJ67];[#REF!];[.$AP67];[#REF!])" office:value-type="string" office:string-value="" calcext:value-type="error">
            <text:p>#REF!</text:p>
          </table:table-cell>
          <table:table-cell table:formula="of:=MIN([.$M67];[#REF!];[.$S67];[#REF!];[.$Y67];[#REF!];[.$AE67];[#REF!];[.$AK67];[#REF!];[.$AQ67];[#REF!])" office:value-type="string" office:string-value="" calcext:value-type="error">
            <text:p>#REF!</text:p>
          </table:table-cell>
          <table:table-cell table:formula="of:=MEDIAN([.$H67];[#REF!];[.$N67];[#REF!];[.$T67];[#REF!];[.$Z67];[#REF!];[.$AF67];[#REF!];[.$AL67];[#REF!])" office:value-type="string" office:string-value="" calcext:value-type="error">
            <text:p>#REF!</text:p>
          </table:table-cell>
          <table:table-cell table:formula="of:=MEDIAN([.$I67];[#REF!];[.$O67];[#REF!];[.$U67];[#REF!];[.$AA67];[#REF!];[.$AG67];[#REF!];[.$AM67];[#REF!])" office:value-type="string" office:string-value="" calcext:value-type="error">
            <text:p>#REF!</text:p>
          </table:table-cell>
          <table:table-cell table:formula="of:=MEDIAN([.$J67];[#REF!];[.$P67];[#REF!];[.$V67];[#REF!];[.$AB67];[#REF!];[.$AH67];[#REF!];[.$AN67];[#REF!])" office:value-type="string" office:string-value="" calcext:value-type="error">
            <text:p>#REF!</text:p>
          </table:table-cell>
          <table:table-cell table:formula="of:=MEDIAN([.$K67];[#REF!];[.$Q67];[#REF!];[.$W67];[#REF!];[.$AC67];[#REF!];[.$AI67];[#REF!];[.$AO67];[#REF!])" office:value-type="string" office:string-value="" calcext:value-type="error">
            <text:p>#REF!</text:p>
          </table:table-cell>
          <table:table-cell table:formula="of:=MEDIAN([.$L67];[#REF!];[.$R67];[#REF!];[.$X67];[#REF!];[.$AD67];[#REF!];[.$AJ67];[#REF!];[.$AP67];[#REF!])" office:value-type="string" office:string-value="" calcext:value-type="error">
            <text:p>#REF!</text:p>
          </table:table-cell>
          <table:table-cell table:formula="of:=MEDIAN([.$M67];[#REF!];[.$S67];[#REF!];[.$Y67];[#REF!];[.$AE67];[#REF!];[.$AK67];[#REF!];[.$AQ67];[#REF!])" office:value-type="string" office:string-value="" calcext:value-type="error">
            <text:p>#REF!</text:p>
          </table:table-cell>
          <table:table-cell table:formula="of:=MAX([.$H67];[#REF!];[.$N67];[#REF!];[.$T67];[#REF!];[.$Z67];[#REF!];[.$AF67];[#REF!];[.$AL67];[#REF!])" office:value-type="string" office:string-value="" calcext:value-type="error">
            <text:p>#REF!</text:p>
          </table:table-cell>
          <table:table-cell table:formula="of:=MAX([.$I67];[#REF!];[.$O67];[#REF!];[.$U67];[#REF!];[.$AA67];[#REF!];[.$AG67];[#REF!];[.$AM67];[#REF!])" office:value-type="string" office:string-value="" calcext:value-type="error">
            <text:p>#REF!</text:p>
          </table:table-cell>
          <table:table-cell table:formula="of:=MAX([.$J67];[#REF!];[.$P67];[#REF!];[.$V67];[#REF!];[.$AB67];[#REF!];[.$AH67];[#REF!];[.$AN67];[#REF!])" office:value-type="string" office:string-value="" calcext:value-type="error">
            <text:p>#REF!</text:p>
          </table:table-cell>
          <table:table-cell table:formula="of:=MAX([.$K67];[#REF!];[.$Q67];[#REF!];[.$W67];[#REF!];[.$AC67];[#REF!];[.$AI67];[#REF!];[.$AO67];[#REF!])" office:value-type="string" office:string-value="" calcext:value-type="error">
            <text:p>#REF!</text:p>
          </table:table-cell>
          <table:table-cell table:formula="of:=MAX([.$L67];[#REF!];[.$R67];[#REF!];[.$X67];[#REF!];[.$AD67];[#REF!];[.$AJ67];[#REF!];[.$AP67];[#REF!])" office:value-type="string" office:string-value="" calcext:value-type="error">
            <text:p>#REF!</text:p>
          </table:table-cell>
          <table:table-cell table:formula="of:=MAX([.$M67];[#REF!];[.$S67];[#REF!];[.$Y67];[#REF!];[.$AE67];[#REF!];[.$AK67];[#REF!];[.$AQ67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elevator-strips-simple-typed/instances/instance-58.lp</text:p>
          </table:table-cell>
          <table:table-cell office:value-type="float" office:value="497.17" calcext:value-type="float">
            <text:p>497.17</text:p>
          </table:table-cell>
          <table:table-cell office:value-type="float" office:value="495.73" calcext:value-type="float">
            <text:p>495.73</text:p>
          </table:table-cell>
          <table:table-cell office:value-type="float" office:value="4971424" calcext:value-type="float">
            <text:p>4971424</text:p>
          </table:table-cell>
          <table:table-cell office:value-type="float" office:value="4299234" calcext:value-type="float">
            <text:p>4299234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6110307" calcext:value-type="float">
            <text:p>6110307</text:p>
          </table:table-cell>
          <table:table-cell office:value-type="float" office:value="5179063" calcext:value-type="float">
            <text:p>5179063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6718595" calcext:value-type="float">
            <text:p>6718595</text:p>
          </table:table-cell>
          <table:table-cell office:value-type="float" office:value="5286873" calcext:value-type="float">
            <text:p>5286873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6782700" calcext:value-type="float">
            <text:p>6782700</text:p>
          </table:table-cell>
          <table:table-cell office:value-type="float" office:value="5308932" calcext:value-type="float">
            <text:p>5308932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6701019" calcext:value-type="float">
            <text:p>6701019</text:p>
          </table:table-cell>
          <table:table-cell office:value-type="float" office:value="5274139" calcext:value-type="float">
            <text:p>5274139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614491" calcext:value-type="float">
            <text:p>7614491</text:p>
          </table:table-cell>
          <table:table-cell office:value-type="float" office:value="5807055" calcext:value-type="float">
            <text:p>5807055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6982512" calcext:value-type="float">
            <text:p>6982512</text:p>
          </table:table-cell>
          <table:table-cell office:value-type="float" office:value="5481199" calcext:value-type="float">
            <text:p>5481199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formula="of:=MIN([.$H68];[#REF!];[.$N68];[#REF!];[.$T68];[#REF!];[.$Z68];[#REF!];[.$AF68];[#REF!];[.$AL68];[#REF!])" office:value-type="string" office:string-value="" calcext:value-type="error">
            <text:p>#REF!</text:p>
          </table:table-cell>
          <table:table-cell table:formula="of:=MIN([.$I68];[#REF!];[.$O68];[#REF!];[.$U68];[#REF!];[.$AA68];[#REF!];[.$AG68];[#REF!];[.$AM68];[#REF!])" office:value-type="string" office:string-value="" calcext:value-type="error">
            <text:p>#REF!</text:p>
          </table:table-cell>
          <table:table-cell table:formula="of:=MIN([.$J68];[#REF!];[.$P68];[#REF!];[.$V68];[#REF!];[.$AB68];[#REF!];[.$AH68];[#REF!];[.$AN68];[#REF!])" office:value-type="string" office:string-value="" calcext:value-type="error">
            <text:p>#REF!</text:p>
          </table:table-cell>
          <table:table-cell table:formula="of:=MIN([.$K68];[#REF!];[.$Q68];[#REF!];[.$W68];[#REF!];[.$AC68];[#REF!];[.$AI68];[#REF!];[.$AO68];[#REF!])" office:value-type="string" office:string-value="" calcext:value-type="error">
            <text:p>#REF!</text:p>
          </table:table-cell>
          <table:table-cell table:formula="of:=MIN([.$L68];[#REF!];[.$R68];[#REF!];[.$X68];[#REF!];[.$AD68];[#REF!];[.$AJ68];[#REF!];[.$AP68];[#REF!])" office:value-type="string" office:string-value="" calcext:value-type="error">
            <text:p>#REF!</text:p>
          </table:table-cell>
          <table:table-cell table:formula="of:=MIN([.$M68];[#REF!];[.$S68];[#REF!];[.$Y68];[#REF!];[.$AE68];[#REF!];[.$AK68];[#REF!];[.$AQ68];[#REF!])" office:value-type="string" office:string-value="" calcext:value-type="error">
            <text:p>#REF!</text:p>
          </table:table-cell>
          <table:table-cell table:formula="of:=MEDIAN([.$H68];[#REF!];[.$N68];[#REF!];[.$T68];[#REF!];[.$Z68];[#REF!];[.$AF68];[#REF!];[.$AL68];[#REF!])" office:value-type="string" office:string-value="" calcext:value-type="error">
            <text:p>#REF!</text:p>
          </table:table-cell>
          <table:table-cell table:formula="of:=MEDIAN([.$I68];[#REF!];[.$O68];[#REF!];[.$U68];[#REF!];[.$AA68];[#REF!];[.$AG68];[#REF!];[.$AM68];[#REF!])" office:value-type="string" office:string-value="" calcext:value-type="error">
            <text:p>#REF!</text:p>
          </table:table-cell>
          <table:table-cell table:formula="of:=MEDIAN([.$J68];[#REF!];[.$P68];[#REF!];[.$V68];[#REF!];[.$AB68];[#REF!];[.$AH68];[#REF!];[.$AN68];[#REF!])" office:value-type="string" office:string-value="" calcext:value-type="error">
            <text:p>#REF!</text:p>
          </table:table-cell>
          <table:table-cell table:formula="of:=MEDIAN([.$K68];[#REF!];[.$Q68];[#REF!];[.$W68];[#REF!];[.$AC68];[#REF!];[.$AI68];[#REF!];[.$AO68];[#REF!])" office:value-type="string" office:string-value="" calcext:value-type="error">
            <text:p>#REF!</text:p>
          </table:table-cell>
          <table:table-cell table:formula="of:=MEDIAN([.$L68];[#REF!];[.$R68];[#REF!];[.$X68];[#REF!];[.$AD68];[#REF!];[.$AJ68];[#REF!];[.$AP68];[#REF!])" office:value-type="string" office:string-value="" calcext:value-type="error">
            <text:p>#REF!</text:p>
          </table:table-cell>
          <table:table-cell table:formula="of:=MEDIAN([.$M68];[#REF!];[.$S68];[#REF!];[.$Y68];[#REF!];[.$AE68];[#REF!];[.$AK68];[#REF!];[.$AQ68];[#REF!])" office:value-type="string" office:string-value="" calcext:value-type="error">
            <text:p>#REF!</text:p>
          </table:table-cell>
          <table:table-cell table:formula="of:=MAX([.$H68];[#REF!];[.$N68];[#REF!];[.$T68];[#REF!];[.$Z68];[#REF!];[.$AF68];[#REF!];[.$AL68];[#REF!])" office:value-type="string" office:string-value="" calcext:value-type="error">
            <text:p>#REF!</text:p>
          </table:table-cell>
          <table:table-cell table:formula="of:=MAX([.$I68];[#REF!];[.$O68];[#REF!];[.$U68];[#REF!];[.$AA68];[#REF!];[.$AG68];[#REF!];[.$AM68];[#REF!])" office:value-type="string" office:string-value="" calcext:value-type="error">
            <text:p>#REF!</text:p>
          </table:table-cell>
          <table:table-cell table:formula="of:=MAX([.$J68];[#REF!];[.$P68];[#REF!];[.$V68];[#REF!];[.$AB68];[#REF!];[.$AH68];[#REF!];[.$AN68];[#REF!])" office:value-type="string" office:string-value="" calcext:value-type="error">
            <text:p>#REF!</text:p>
          </table:table-cell>
          <table:table-cell table:formula="of:=MAX([.$K68];[#REF!];[.$Q68];[#REF!];[.$W68];[#REF!];[.$AC68];[#REF!];[.$AI68];[#REF!];[.$AO68];[#REF!])" office:value-type="string" office:string-value="" calcext:value-type="error">
            <text:p>#REF!</text:p>
          </table:table-cell>
          <table:table-cell table:formula="of:=MAX([.$L68];[#REF!];[.$R68];[#REF!];[.$X68];[#REF!];[.$AD68];[#REF!];[.$AJ68];[#REF!];[.$AP68];[#REF!])" office:value-type="string" office:string-value="" calcext:value-type="error">
            <text:p>#REF!</text:p>
          </table:table-cell>
          <table:table-cell table:formula="of:=MAX([.$M68];[#REF!];[.$S68];[#REF!];[.$Y68];[#REF!];[.$AE68];[#REF!];[.$AK68];[#REF!];[.$AQ68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elevator-strips-simple-typed/instances/instance-59.lp</text:p>
          </table:table-cell>
          <table:table-cell office:value-type="float" office:value="287.75" calcext:value-type="float">
            <text:p>287.75</text:p>
          </table:table-cell>
          <table:table-cell office:value-type="float" office:value="286.391" calcext:value-type="float">
            <text:p>286.391</text:p>
          </table:table-cell>
          <table:table-cell office:value-type="float" office:value="2132097" calcext:value-type="float">
            <text:p>2132097</text:p>
          </table:table-cell>
          <table:table-cell office:value-type="float" office:value="1845090" calcext:value-type="float">
            <text:p>184509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5691532" calcext:value-type="float">
            <text:p>5691532</text:p>
          </table:table-cell>
          <table:table-cell office:value-type="float" office:value="4959912" calcext:value-type="float">
            <text:p>4959912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180.87" calcext:value-type="float">
            <text:p>180.87</text:p>
          </table:table-cell>
          <table:table-cell office:value-type="float" office:value="178.882" calcext:value-type="float">
            <text:p>178.882</text:p>
          </table:table-cell>
          <table:table-cell office:value-type="float" office:value="1300020" calcext:value-type="float">
            <text:p>1300020</text:p>
          </table:table-cell>
          <table:table-cell office:value-type="float" office:value="1011226" calcext:value-type="float">
            <text:p>1011226</text:p>
          </table:table-cell>
          <table:table-cell office:value-type="float" office:value="244" calcext:value-type="float">
            <text:p>244</text:p>
          </table:table-cell>
          <table:table-cell office:value-type="float" office:value="1000" calcext:value-type="float">
            <text:p>1000</text:p>
          </table:table-cell>
          <table:table-cell office:value-type="float" office:value="90.36" calcext:value-type="float">
            <text:p>90.36</text:p>
          </table:table-cell>
          <table:table-cell office:value-type="float" office:value="87.933" calcext:value-type="float">
            <text:p>87.933</text:p>
          </table:table-cell>
          <table:table-cell office:value-type="float" office:value="627011" calcext:value-type="float">
            <text:p>627011</text:p>
          </table:table-cell>
          <table:table-cell office:value-type="float" office:value="484097" calcext:value-type="float">
            <text:p>484097</text:p>
          </table:table-cell>
          <table:table-cell office:value-type="float" office:value="251" calcext:value-type="float">
            <text:p>251</text:p>
          </table:table-cell>
          <table:table-cell office:value-type="float" office:value="1500" calcext:value-type="float">
            <text:p>1500</text:p>
          </table:table-cell>
          <table:table-cell office:value-type="float" office:value="199.73" calcext:value-type="float">
            <text:p>199.73</text:p>
          </table:table-cell>
          <table:table-cell office:value-type="float" office:value="198.607" calcext:value-type="float">
            <text:p>198.607</text:p>
          </table:table-cell>
          <table:table-cell office:value-type="float" office:value="1429859" calcext:value-type="float">
            <text:p>1429859</text:p>
          </table:table-cell>
          <table:table-cell office:value-type="float" office:value="1103373" calcext:value-type="float">
            <text:p>1103373</text:p>
          </table:table-cell>
          <table:table-cell office:value-type="float" office:value="241" calcext:value-type="float">
            <text:p>241</text:p>
          </table:table-cell>
          <table:table-cell office:value-type="float" office:value="500" calcext:value-type="float">
            <text:p>500</text:p>
          </table:table-cell>
          <table:table-cell office:value-type="float" office:value="261.4" calcext:value-type="float">
            <text:p>261.4</text:p>
          </table:table-cell>
          <table:table-cell office:value-type="float" office:value="258.851" calcext:value-type="float">
            <text:p>258.851</text:p>
          </table:table-cell>
          <table:table-cell office:value-type="float" office:value="2055656" calcext:value-type="float">
            <text:p>2055656</text:p>
          </table:table-cell>
          <table:table-cell office:value-type="float" office:value="1616496" calcext:value-type="float">
            <text:p>1616496</text:p>
          </table:table-cell>
          <table:table-cell office:value-type="float" office:value="241" calcext:value-type="float">
            <text:p>241</text:p>
          </table:table-cell>
          <table:table-cell office:value-type="float" office:value="346" calcext:value-type="float">
            <text:p>346</text:p>
          </table:table-cell>
          <table:table-cell office:value-type="float" office:value="56.95" calcext:value-type="float">
            <text:p>56.95</text:p>
          </table:table-cell>
          <table:table-cell office:value-type="float" office:value="54.454" calcext:value-type="float">
            <text:p>54.454</text:p>
          </table:table-cell>
          <table:table-cell office:value-type="float" office:value="407994" calcext:value-type="float">
            <text:p>407994</text:p>
          </table:table-cell>
          <table:table-cell office:value-type="float" office:value="313828" calcext:value-type="float">
            <text:p>313828</text:p>
          </table:table-cell>
          <table:table-cell office:value-type="float" office:value="243" calcext:value-type="float">
            <text:p>243</text:p>
          </table:table-cell>
          <table:table-cell office:value-type="float" office:value="1000" calcext:value-type="float">
            <text:p>1000</text:p>
          </table:table-cell>
          <table:table-cell table:formula="of:=MIN([.$H69];[#REF!];[.$N69];[#REF!];[.$T69];[#REF!];[.$Z69];[#REF!];[.$AF69];[#REF!];[.$AL69];[#REF!])" office:value-type="string" office:string-value="" calcext:value-type="error">
            <text:p>#REF!</text:p>
          </table:table-cell>
          <table:table-cell table:formula="of:=MIN([.$I69];[#REF!];[.$O69];[#REF!];[.$U69];[#REF!];[.$AA69];[#REF!];[.$AG69];[#REF!];[.$AM69];[#REF!])" office:value-type="string" office:string-value="" calcext:value-type="error">
            <text:p>#REF!</text:p>
          </table:table-cell>
          <table:table-cell table:formula="of:=MIN([.$J69];[#REF!];[.$P69];[#REF!];[.$V69];[#REF!];[.$AB69];[#REF!];[.$AH69];[#REF!];[.$AN69];[#REF!])" office:value-type="string" office:string-value="" calcext:value-type="error">
            <text:p>#REF!</text:p>
          </table:table-cell>
          <table:table-cell table:formula="of:=MIN([.$K69];[#REF!];[.$Q69];[#REF!];[.$W69];[#REF!];[.$AC69];[#REF!];[.$AI69];[#REF!];[.$AO69];[#REF!])" office:value-type="string" office:string-value="" calcext:value-type="error">
            <text:p>#REF!</text:p>
          </table:table-cell>
          <table:table-cell table:formula="of:=MIN([.$L69];[#REF!];[.$R69];[#REF!];[.$X69];[#REF!];[.$AD69];[#REF!];[.$AJ69];[#REF!];[.$AP69];[#REF!])" office:value-type="string" office:string-value="" calcext:value-type="error">
            <text:p>#REF!</text:p>
          </table:table-cell>
          <table:table-cell table:formula="of:=MIN([.$M69];[#REF!];[.$S69];[#REF!];[.$Y69];[#REF!];[.$AE69];[#REF!];[.$AK69];[#REF!];[.$AQ69];[#REF!])" office:value-type="string" office:string-value="" calcext:value-type="error">
            <text:p>#REF!</text:p>
          </table:table-cell>
          <table:table-cell table:formula="of:=MEDIAN([.$H69];[#REF!];[.$N69];[#REF!];[.$T69];[#REF!];[.$Z69];[#REF!];[.$AF69];[#REF!];[.$AL69];[#REF!])" office:value-type="string" office:string-value="" calcext:value-type="error">
            <text:p>#REF!</text:p>
          </table:table-cell>
          <table:table-cell table:formula="of:=MEDIAN([.$I69];[#REF!];[.$O69];[#REF!];[.$U69];[#REF!];[.$AA69];[#REF!];[.$AG69];[#REF!];[.$AM69];[#REF!])" office:value-type="string" office:string-value="" calcext:value-type="error">
            <text:p>#REF!</text:p>
          </table:table-cell>
          <table:table-cell table:formula="of:=MEDIAN([.$J69];[#REF!];[.$P69];[#REF!];[.$V69];[#REF!];[.$AB69];[#REF!];[.$AH69];[#REF!];[.$AN69];[#REF!])" office:value-type="string" office:string-value="" calcext:value-type="error">
            <text:p>#REF!</text:p>
          </table:table-cell>
          <table:table-cell table:formula="of:=MEDIAN([.$K69];[#REF!];[.$Q69];[#REF!];[.$W69];[#REF!];[.$AC69];[#REF!];[.$AI69];[#REF!];[.$AO69];[#REF!])" office:value-type="string" office:string-value="" calcext:value-type="error">
            <text:p>#REF!</text:p>
          </table:table-cell>
          <table:table-cell table:formula="of:=MEDIAN([.$L69];[#REF!];[.$R69];[#REF!];[.$X69];[#REF!];[.$AD69];[#REF!];[.$AJ69];[#REF!];[.$AP69];[#REF!])" office:value-type="string" office:string-value="" calcext:value-type="error">
            <text:p>#REF!</text:p>
          </table:table-cell>
          <table:table-cell table:formula="of:=MEDIAN([.$M69];[#REF!];[.$S69];[#REF!];[.$Y69];[#REF!];[.$AE69];[#REF!];[.$AK69];[#REF!];[.$AQ69];[#REF!])" office:value-type="string" office:string-value="" calcext:value-type="error">
            <text:p>#REF!</text:p>
          </table:table-cell>
          <table:table-cell table:formula="of:=MAX([.$H69];[#REF!];[.$N69];[#REF!];[.$T69];[#REF!];[.$Z69];[#REF!];[.$AF69];[#REF!];[.$AL69];[#REF!])" office:value-type="string" office:string-value="" calcext:value-type="error">
            <text:p>#REF!</text:p>
          </table:table-cell>
          <table:table-cell table:formula="of:=MAX([.$I69];[#REF!];[.$O69];[#REF!];[.$U69];[#REF!];[.$AA69];[#REF!];[.$AG69];[#REF!];[.$AM69];[#REF!])" office:value-type="string" office:string-value="" calcext:value-type="error">
            <text:p>#REF!</text:p>
          </table:table-cell>
          <table:table-cell table:formula="of:=MAX([.$J69];[#REF!];[.$P69];[#REF!];[.$V69];[#REF!];[.$AB69];[#REF!];[.$AH69];[#REF!];[.$AN69];[#REF!])" office:value-type="string" office:string-value="" calcext:value-type="error">
            <text:p>#REF!</text:p>
          </table:table-cell>
          <table:table-cell table:formula="of:=MAX([.$K69];[#REF!];[.$Q69];[#REF!];[.$W69];[#REF!];[.$AC69];[#REF!];[.$AI69];[#REF!];[.$AO69];[#REF!])" office:value-type="string" office:string-value="" calcext:value-type="error">
            <text:p>#REF!</text:p>
          </table:table-cell>
          <table:table-cell table:formula="of:=MAX([.$L69];[#REF!];[.$R69];[#REF!];[.$X69];[#REF!];[.$AD69];[#REF!];[.$AJ69];[#REF!];[.$AP69];[#REF!])" office:value-type="string" office:string-value="" calcext:value-type="error">
            <text:p>#REF!</text:p>
          </table:table-cell>
          <table:table-cell table:formula="of:=MAX([.$M69];[#REF!];[.$S69];[#REF!];[.$Y69];[#REF!];[.$AE69];[#REF!];[.$AK69];[#REF!];[.$AQ69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freecell-strips-typed/instances/instance-1.lp</text:p>
          </table:table-cell>
          <table:table-cell office:value-type="float" office:value="115.28" calcext:value-type="float">
            <text:p>115.28</text:p>
          </table:table-cell>
          <table:table-cell office:value-type="float" office:value="89.623" calcext:value-type="float">
            <text:p>89.623</text:p>
          </table:table-cell>
          <table:table-cell office:value-type="float" office:value="1863" calcext:value-type="float">
            <text:p>1863</text:p>
          </table:table-cell>
          <table:table-cell office:value-type="float" office:value="1580" calcext:value-type="float">
            <text:p>1580</text:p>
          </table:table-cell>
          <table:table-cell office:value-type="float" office:value="4013" calcext:value-type="float">
            <text:p>40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52" calcext:value-type="float">
            <text:p>81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2" calcext:value-type="float">
            <text:p>80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76" calcext:value-type="float">
            <text:p>807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22" calcext:value-type="float">
            <text:p>80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51" calcext:value-type="float">
            <text:p>80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63" calcext:value-type="float">
            <text:p>8063</text:p>
          </table:table-cell>
          <table:table-cell office:value-type="float" office:value="0" calcext:value-type="float">
            <text:p>0</text:p>
          </table:table-cell>
          <table:table-cell table:formula="of:=MIN([.$H70];[#REF!];[.$N70];[#REF!];[.$T70];[#REF!];[.$Z70];[#REF!];[.$AF70];[#REF!];[.$AL70];[#REF!])" office:value-type="string" office:string-value="" calcext:value-type="error">
            <text:p>#REF!</text:p>
          </table:table-cell>
          <table:table-cell table:formula="of:=MIN([.$I70];[#REF!];[.$O70];[#REF!];[.$U70];[#REF!];[.$AA70];[#REF!];[.$AG70];[#REF!];[.$AM70];[#REF!])" office:value-type="string" office:string-value="" calcext:value-type="error">
            <text:p>#REF!</text:p>
          </table:table-cell>
          <table:table-cell table:formula="of:=MIN([.$J70];[#REF!];[.$P70];[#REF!];[.$V70];[#REF!];[.$AB70];[#REF!];[.$AH70];[#REF!];[.$AN70];[#REF!])" office:value-type="string" office:string-value="" calcext:value-type="error">
            <text:p>#REF!</text:p>
          </table:table-cell>
          <table:table-cell table:formula="of:=MIN([.$K70];[#REF!];[.$Q70];[#REF!];[.$W70];[#REF!];[.$AC70];[#REF!];[.$AI70];[#REF!];[.$AO70];[#REF!])" office:value-type="string" office:string-value="" calcext:value-type="error">
            <text:p>#REF!</text:p>
          </table:table-cell>
          <table:table-cell table:formula="of:=MIN([.$L70];[#REF!];[.$R70];[#REF!];[.$X70];[#REF!];[.$AD70];[#REF!];[.$AJ70];[#REF!];[.$AP70];[#REF!])" office:value-type="string" office:string-value="" calcext:value-type="error">
            <text:p>#REF!</text:p>
          </table:table-cell>
          <table:table-cell table:formula="of:=MIN([.$M70];[#REF!];[.$S70];[#REF!];[.$Y70];[#REF!];[.$AE70];[#REF!];[.$AK70];[#REF!];[.$AQ70];[#REF!])" office:value-type="string" office:string-value="" calcext:value-type="error">
            <text:p>#REF!</text:p>
          </table:table-cell>
          <table:table-cell table:formula="of:=MEDIAN([.$H70];[#REF!];[.$N70];[#REF!];[.$T70];[#REF!];[.$Z70];[#REF!];[.$AF70];[#REF!];[.$AL70];[#REF!])" office:value-type="string" office:string-value="" calcext:value-type="error">
            <text:p>#REF!</text:p>
          </table:table-cell>
          <table:table-cell table:formula="of:=MEDIAN([.$I70];[#REF!];[.$O70];[#REF!];[.$U70];[#REF!];[.$AA70];[#REF!];[.$AG70];[#REF!];[.$AM70];[#REF!])" office:value-type="string" office:string-value="" calcext:value-type="error">
            <text:p>#REF!</text:p>
          </table:table-cell>
          <table:table-cell table:formula="of:=MEDIAN([.$J70];[#REF!];[.$P70];[#REF!];[.$V70];[#REF!];[.$AB70];[#REF!];[.$AH70];[#REF!];[.$AN70];[#REF!])" office:value-type="string" office:string-value="" calcext:value-type="error">
            <text:p>#REF!</text:p>
          </table:table-cell>
          <table:table-cell table:formula="of:=MEDIAN([.$K70];[#REF!];[.$Q70];[#REF!];[.$W70];[#REF!];[.$AC70];[#REF!];[.$AI70];[#REF!];[.$AO70];[#REF!])" office:value-type="string" office:string-value="" calcext:value-type="error">
            <text:p>#REF!</text:p>
          </table:table-cell>
          <table:table-cell table:formula="of:=MEDIAN([.$L70];[#REF!];[.$R70];[#REF!];[.$X70];[#REF!];[.$AD70];[#REF!];[.$AJ70];[#REF!];[.$AP70];[#REF!])" office:value-type="string" office:string-value="" calcext:value-type="error">
            <text:p>#REF!</text:p>
          </table:table-cell>
          <table:table-cell table:formula="of:=MEDIAN([.$M70];[#REF!];[.$S70];[#REF!];[.$Y70];[#REF!];[.$AE70];[#REF!];[.$AK70];[#REF!];[.$AQ70];[#REF!])" office:value-type="string" office:string-value="" calcext:value-type="error">
            <text:p>#REF!</text:p>
          </table:table-cell>
          <table:table-cell table:formula="of:=MAX([.$H70];[#REF!];[.$N70];[#REF!];[.$T70];[#REF!];[.$Z70];[#REF!];[.$AF70];[#REF!];[.$AL70];[#REF!])" office:value-type="string" office:string-value="" calcext:value-type="error">
            <text:p>#REF!</text:p>
          </table:table-cell>
          <table:table-cell table:formula="of:=MAX([.$I70];[#REF!];[.$O70];[#REF!];[.$U70];[#REF!];[.$AA70];[#REF!];[.$AG70];[#REF!];[.$AM70];[#REF!])" office:value-type="string" office:string-value="" calcext:value-type="error">
            <text:p>#REF!</text:p>
          </table:table-cell>
          <table:table-cell table:formula="of:=MAX([.$J70];[#REF!];[.$P70];[#REF!];[.$V70];[#REF!];[.$AB70];[#REF!];[.$AH70];[#REF!];[.$AN70];[#REF!])" office:value-type="string" office:string-value="" calcext:value-type="error">
            <text:p>#REF!</text:p>
          </table:table-cell>
          <table:table-cell table:formula="of:=MAX([.$K70];[#REF!];[.$Q70];[#REF!];[.$W70];[#REF!];[.$AC70];[#REF!];[.$AI70];[#REF!];[.$AO70];[#REF!])" office:value-type="string" office:string-value="" calcext:value-type="error">
            <text:p>#REF!</text:p>
          </table:table-cell>
          <table:table-cell table:formula="of:=MAX([.$L70];[#REF!];[.$R70];[#REF!];[.$X70];[#REF!];[.$AD70];[#REF!];[.$AJ70];[#REF!];[.$AP70];[#REF!])" office:value-type="string" office:string-value="" calcext:value-type="error">
            <text:p>#REF!</text:p>
          </table:table-cell>
          <table:table-cell table:formula="of:=MAX([.$M70];[#REF!];[.$S70];[#REF!];[.$Y70];[#REF!];[.$AE70];[#REF!];[.$AK70];[#REF!];[.$AQ70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freecell-strips-typed/instances/instance-10.lp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88" calcext:value-type="float">
            <text:p>80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99" calcext:value-type="float">
            <text:p>80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93" calcext:value-type="float">
            <text:p>80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2" calcext:value-type="float">
            <text:p>80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50" calcext:value-type="float">
            <text:p>80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93" calcext:value-type="float">
            <text:p>80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87" calcext:value-type="float">
            <text:p>8087</text:p>
          </table:table-cell>
          <table:table-cell office:value-type="float" office:value="0" calcext:value-type="float">
            <text:p>0</text:p>
          </table:table-cell>
          <table:table-cell table:formula="of:=MIN([.$H71];[#REF!];[.$N71];[#REF!];[.$T71];[#REF!];[.$Z71];[#REF!];[.$AF71];[#REF!];[.$AL71];[#REF!])" office:value-type="string" office:string-value="" calcext:value-type="error">
            <text:p>#REF!</text:p>
          </table:table-cell>
          <table:table-cell table:formula="of:=MIN([.$I71];[#REF!];[.$O71];[#REF!];[.$U71];[#REF!];[.$AA71];[#REF!];[.$AG71];[#REF!];[.$AM71];[#REF!])" office:value-type="string" office:string-value="" calcext:value-type="error">
            <text:p>#REF!</text:p>
          </table:table-cell>
          <table:table-cell table:formula="of:=MIN([.$J71];[#REF!];[.$P71];[#REF!];[.$V71];[#REF!];[.$AB71];[#REF!];[.$AH71];[#REF!];[.$AN71];[#REF!])" office:value-type="string" office:string-value="" calcext:value-type="error">
            <text:p>#REF!</text:p>
          </table:table-cell>
          <table:table-cell table:formula="of:=MIN([.$K71];[#REF!];[.$Q71];[#REF!];[.$W71];[#REF!];[.$AC71];[#REF!];[.$AI71];[#REF!];[.$AO71];[#REF!])" office:value-type="string" office:string-value="" calcext:value-type="error">
            <text:p>#REF!</text:p>
          </table:table-cell>
          <table:table-cell table:formula="of:=MIN([.$L71];[#REF!];[.$R71];[#REF!];[.$X71];[#REF!];[.$AD71];[#REF!];[.$AJ71];[#REF!];[.$AP71];[#REF!])" office:value-type="string" office:string-value="" calcext:value-type="error">
            <text:p>#REF!</text:p>
          </table:table-cell>
          <table:table-cell table:formula="of:=MIN([.$M71];[#REF!];[.$S71];[#REF!];[.$Y71];[#REF!];[.$AE71];[#REF!];[.$AK71];[#REF!];[.$AQ71];[#REF!])" office:value-type="string" office:string-value="" calcext:value-type="error">
            <text:p>#REF!</text:p>
          </table:table-cell>
          <table:table-cell table:formula="of:=MEDIAN([.$H71];[#REF!];[.$N71];[#REF!];[.$T71];[#REF!];[.$Z71];[#REF!];[.$AF71];[#REF!];[.$AL71];[#REF!])" office:value-type="string" office:string-value="" calcext:value-type="error">
            <text:p>#REF!</text:p>
          </table:table-cell>
          <table:table-cell table:formula="of:=MEDIAN([.$I71];[#REF!];[.$O71];[#REF!];[.$U71];[#REF!];[.$AA71];[#REF!];[.$AG71];[#REF!];[.$AM71];[#REF!])" office:value-type="string" office:string-value="" calcext:value-type="error">
            <text:p>#REF!</text:p>
          </table:table-cell>
          <table:table-cell table:formula="of:=MEDIAN([.$J71];[#REF!];[.$P71];[#REF!];[.$V71];[#REF!];[.$AB71];[#REF!];[.$AH71];[#REF!];[.$AN71];[#REF!])" office:value-type="string" office:string-value="" calcext:value-type="error">
            <text:p>#REF!</text:p>
          </table:table-cell>
          <table:table-cell table:formula="of:=MEDIAN([.$K71];[#REF!];[.$Q71];[#REF!];[.$W71];[#REF!];[.$AC71];[#REF!];[.$AI71];[#REF!];[.$AO71];[#REF!])" office:value-type="string" office:string-value="" calcext:value-type="error">
            <text:p>#REF!</text:p>
          </table:table-cell>
          <table:table-cell table:formula="of:=MEDIAN([.$L71];[#REF!];[.$R71];[#REF!];[.$X71];[#REF!];[.$AD71];[#REF!];[.$AJ71];[#REF!];[.$AP71];[#REF!])" office:value-type="string" office:string-value="" calcext:value-type="error">
            <text:p>#REF!</text:p>
          </table:table-cell>
          <table:table-cell table:formula="of:=MEDIAN([.$M71];[#REF!];[.$S71];[#REF!];[.$Y71];[#REF!];[.$AE71];[#REF!];[.$AK71];[#REF!];[.$AQ71];[#REF!])" office:value-type="string" office:string-value="" calcext:value-type="error">
            <text:p>#REF!</text:p>
          </table:table-cell>
          <table:table-cell table:formula="of:=MAX([.$H71];[#REF!];[.$N71];[#REF!];[.$T71];[#REF!];[.$Z71];[#REF!];[.$AF71];[#REF!];[.$AL71];[#REF!])" office:value-type="string" office:string-value="" calcext:value-type="error">
            <text:p>#REF!</text:p>
          </table:table-cell>
          <table:table-cell table:formula="of:=MAX([.$I71];[#REF!];[.$O71];[#REF!];[.$U71];[#REF!];[.$AA71];[#REF!];[.$AG71];[#REF!];[.$AM71];[#REF!])" office:value-type="string" office:string-value="" calcext:value-type="error">
            <text:p>#REF!</text:p>
          </table:table-cell>
          <table:table-cell table:formula="of:=MAX([.$J71];[#REF!];[.$P71];[#REF!];[.$V71];[#REF!];[.$AB71];[#REF!];[.$AH71];[#REF!];[.$AN71];[#REF!])" office:value-type="string" office:string-value="" calcext:value-type="error">
            <text:p>#REF!</text:p>
          </table:table-cell>
          <table:table-cell table:formula="of:=MAX([.$K71];[#REF!];[.$Q71];[#REF!];[.$W71];[#REF!];[.$AC71];[#REF!];[.$AI71];[#REF!];[.$AO71];[#REF!])" office:value-type="string" office:string-value="" calcext:value-type="error">
            <text:p>#REF!</text:p>
          </table:table-cell>
          <table:table-cell table:formula="of:=MAX([.$L71];[#REF!];[.$R71];[#REF!];[.$X71];[#REF!];[.$AD71];[#REF!];[.$AJ71];[#REF!];[.$AP71];[#REF!])" office:value-type="string" office:string-value="" calcext:value-type="error">
            <text:p>#REF!</text:p>
          </table:table-cell>
          <table:table-cell table:formula="of:=MAX([.$M71];[#REF!];[.$S71];[#REF!];[.$Y71];[#REF!];[.$AE71];[#REF!];[.$AK71];[#REF!];[.$AQ71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freecell-strips-typed/instances/instance-11.lp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16" calcext:value-type="float">
            <text:p>80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28" calcext:value-type="float">
            <text:p>80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29" calcext:value-type="float">
            <text:p>80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27" calcext:value-type="float">
            <text:p>80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28" calcext:value-type="float">
            <text:p>80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7" calcext:value-type="float">
            <text:p>80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21" calcext:value-type="float">
            <text:p>8021</text:p>
          </table:table-cell>
          <table:table-cell office:value-type="float" office:value="0" calcext:value-type="float">
            <text:p>0</text:p>
          </table:table-cell>
          <table:table-cell table:formula="of:=MIN([.$H72];[#REF!];[.$N72];[#REF!];[.$T72];[#REF!];[.$Z72];[#REF!];[.$AF72];[#REF!];[.$AL72];[#REF!])" office:value-type="string" office:string-value="" calcext:value-type="error">
            <text:p>#REF!</text:p>
          </table:table-cell>
          <table:table-cell table:formula="of:=MIN([.$I72];[#REF!];[.$O72];[#REF!];[.$U72];[#REF!];[.$AA72];[#REF!];[.$AG72];[#REF!];[.$AM72];[#REF!])" office:value-type="string" office:string-value="" calcext:value-type="error">
            <text:p>#REF!</text:p>
          </table:table-cell>
          <table:table-cell table:formula="of:=MIN([.$J72];[#REF!];[.$P72];[#REF!];[.$V72];[#REF!];[.$AB72];[#REF!];[.$AH72];[#REF!];[.$AN72];[#REF!])" office:value-type="string" office:string-value="" calcext:value-type="error">
            <text:p>#REF!</text:p>
          </table:table-cell>
          <table:table-cell table:formula="of:=MIN([.$K72];[#REF!];[.$Q72];[#REF!];[.$W72];[#REF!];[.$AC72];[#REF!];[.$AI72];[#REF!];[.$AO72];[#REF!])" office:value-type="string" office:string-value="" calcext:value-type="error">
            <text:p>#REF!</text:p>
          </table:table-cell>
          <table:table-cell table:formula="of:=MIN([.$L72];[#REF!];[.$R72];[#REF!];[.$X72];[#REF!];[.$AD72];[#REF!];[.$AJ72];[#REF!];[.$AP72];[#REF!])" office:value-type="string" office:string-value="" calcext:value-type="error">
            <text:p>#REF!</text:p>
          </table:table-cell>
          <table:table-cell table:formula="of:=MIN([.$M72];[#REF!];[.$S72];[#REF!];[.$Y72];[#REF!];[.$AE72];[#REF!];[.$AK72];[#REF!];[.$AQ72];[#REF!])" office:value-type="string" office:string-value="" calcext:value-type="error">
            <text:p>#REF!</text:p>
          </table:table-cell>
          <table:table-cell table:formula="of:=MEDIAN([.$H72];[#REF!];[.$N72];[#REF!];[.$T72];[#REF!];[.$Z72];[#REF!];[.$AF72];[#REF!];[.$AL72];[#REF!])" office:value-type="string" office:string-value="" calcext:value-type="error">
            <text:p>#REF!</text:p>
          </table:table-cell>
          <table:table-cell table:formula="of:=MEDIAN([.$I72];[#REF!];[.$O72];[#REF!];[.$U72];[#REF!];[.$AA72];[#REF!];[.$AG72];[#REF!];[.$AM72];[#REF!])" office:value-type="string" office:string-value="" calcext:value-type="error">
            <text:p>#REF!</text:p>
          </table:table-cell>
          <table:table-cell table:formula="of:=MEDIAN([.$J72];[#REF!];[.$P72];[#REF!];[.$V72];[#REF!];[.$AB72];[#REF!];[.$AH72];[#REF!];[.$AN72];[#REF!])" office:value-type="string" office:string-value="" calcext:value-type="error">
            <text:p>#REF!</text:p>
          </table:table-cell>
          <table:table-cell table:formula="of:=MEDIAN([.$K72];[#REF!];[.$Q72];[#REF!];[.$W72];[#REF!];[.$AC72];[#REF!];[.$AI72];[#REF!];[.$AO72];[#REF!])" office:value-type="string" office:string-value="" calcext:value-type="error">
            <text:p>#REF!</text:p>
          </table:table-cell>
          <table:table-cell table:formula="of:=MEDIAN([.$L72];[#REF!];[.$R72];[#REF!];[.$X72];[#REF!];[.$AD72];[#REF!];[.$AJ72];[#REF!];[.$AP72];[#REF!])" office:value-type="string" office:string-value="" calcext:value-type="error">
            <text:p>#REF!</text:p>
          </table:table-cell>
          <table:table-cell table:formula="of:=MEDIAN([.$M72];[#REF!];[.$S72];[#REF!];[.$Y72];[#REF!];[.$AE72];[#REF!];[.$AK72];[#REF!];[.$AQ72];[#REF!])" office:value-type="string" office:string-value="" calcext:value-type="error">
            <text:p>#REF!</text:p>
          </table:table-cell>
          <table:table-cell table:formula="of:=MAX([.$H72];[#REF!];[.$N72];[#REF!];[.$T72];[#REF!];[.$Z72];[#REF!];[.$AF72];[#REF!];[.$AL72];[#REF!])" office:value-type="string" office:string-value="" calcext:value-type="error">
            <text:p>#REF!</text:p>
          </table:table-cell>
          <table:table-cell table:formula="of:=MAX([.$I72];[#REF!];[.$O72];[#REF!];[.$U72];[#REF!];[.$AA72];[#REF!];[.$AG72];[#REF!];[.$AM72];[#REF!])" office:value-type="string" office:string-value="" calcext:value-type="error">
            <text:p>#REF!</text:p>
          </table:table-cell>
          <table:table-cell table:formula="of:=MAX([.$J72];[#REF!];[.$P72];[#REF!];[.$V72];[#REF!];[.$AB72];[#REF!];[.$AH72];[#REF!];[.$AN72];[#REF!])" office:value-type="string" office:string-value="" calcext:value-type="error">
            <text:p>#REF!</text:p>
          </table:table-cell>
          <table:table-cell table:formula="of:=MAX([.$K72];[#REF!];[.$Q72];[#REF!];[.$W72];[#REF!];[.$AC72];[#REF!];[.$AI72];[#REF!];[.$AO72];[#REF!])" office:value-type="string" office:string-value="" calcext:value-type="error">
            <text:p>#REF!</text:p>
          </table:table-cell>
          <table:table-cell table:formula="of:=MAX([.$L72];[#REF!];[.$R72];[#REF!];[.$X72];[#REF!];[.$AD72];[#REF!];[.$AJ72];[#REF!];[.$AP72];[#REF!])" office:value-type="string" office:string-value="" calcext:value-type="error">
            <text:p>#REF!</text:p>
          </table:table-cell>
          <table:table-cell table:formula="of:=MAX([.$M72];[#REF!];[.$S72];[#REF!];[.$Y72];[#REF!];[.$AE72];[#REF!];[.$AK72];[#REF!];[.$AQ72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freecell-strips-typed/instances/instance-12.lp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14" calcext:value-type="float">
            <text:p>80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29" calcext:value-type="float">
            <text:p>80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28" calcext:value-type="float">
            <text:p>80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29" calcext:value-type="float">
            <text:p>80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22" calcext:value-type="float">
            <text:p>80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28" calcext:value-type="float">
            <text:p>80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6" calcext:value-type="float">
            <text:p>8006</text:p>
          </table:table-cell>
          <table:table-cell office:value-type="float" office:value="0" calcext:value-type="float">
            <text:p>0</text:p>
          </table:table-cell>
          <table:table-cell table:formula="of:=MIN([.$H73];[#REF!];[.$N73];[#REF!];[.$T73];[#REF!];[.$Z73];[#REF!];[.$AF73];[#REF!];[.$AL73];[#REF!])" office:value-type="string" office:string-value="" calcext:value-type="error">
            <text:p>#REF!</text:p>
          </table:table-cell>
          <table:table-cell table:formula="of:=MIN([.$I73];[#REF!];[.$O73];[#REF!];[.$U73];[#REF!];[.$AA73];[#REF!];[.$AG73];[#REF!];[.$AM73];[#REF!])" office:value-type="string" office:string-value="" calcext:value-type="error">
            <text:p>#REF!</text:p>
          </table:table-cell>
          <table:table-cell table:formula="of:=MIN([.$J73];[#REF!];[.$P73];[#REF!];[.$V73];[#REF!];[.$AB73];[#REF!];[.$AH73];[#REF!];[.$AN73];[#REF!])" office:value-type="string" office:string-value="" calcext:value-type="error">
            <text:p>#REF!</text:p>
          </table:table-cell>
          <table:table-cell table:formula="of:=MIN([.$K73];[#REF!];[.$Q73];[#REF!];[.$W73];[#REF!];[.$AC73];[#REF!];[.$AI73];[#REF!];[.$AO73];[#REF!])" office:value-type="string" office:string-value="" calcext:value-type="error">
            <text:p>#REF!</text:p>
          </table:table-cell>
          <table:table-cell table:formula="of:=MIN([.$L73];[#REF!];[.$R73];[#REF!];[.$X73];[#REF!];[.$AD73];[#REF!];[.$AJ73];[#REF!];[.$AP73];[#REF!])" office:value-type="string" office:string-value="" calcext:value-type="error">
            <text:p>#REF!</text:p>
          </table:table-cell>
          <table:table-cell table:formula="of:=MIN([.$M73];[#REF!];[.$S73];[#REF!];[.$Y73];[#REF!];[.$AE73];[#REF!];[.$AK73];[#REF!];[.$AQ73];[#REF!])" office:value-type="string" office:string-value="" calcext:value-type="error">
            <text:p>#REF!</text:p>
          </table:table-cell>
          <table:table-cell table:formula="of:=MEDIAN([.$H73];[#REF!];[.$N73];[#REF!];[.$T73];[#REF!];[.$Z73];[#REF!];[.$AF73];[#REF!];[.$AL73];[#REF!])" office:value-type="string" office:string-value="" calcext:value-type="error">
            <text:p>#REF!</text:p>
          </table:table-cell>
          <table:table-cell table:formula="of:=MEDIAN([.$I73];[#REF!];[.$O73];[#REF!];[.$U73];[#REF!];[.$AA73];[#REF!];[.$AG73];[#REF!];[.$AM73];[#REF!])" office:value-type="string" office:string-value="" calcext:value-type="error">
            <text:p>#REF!</text:p>
          </table:table-cell>
          <table:table-cell table:formula="of:=MEDIAN([.$J73];[#REF!];[.$P73];[#REF!];[.$V73];[#REF!];[.$AB73];[#REF!];[.$AH73];[#REF!];[.$AN73];[#REF!])" office:value-type="string" office:string-value="" calcext:value-type="error">
            <text:p>#REF!</text:p>
          </table:table-cell>
          <table:table-cell table:formula="of:=MEDIAN([.$K73];[#REF!];[.$Q73];[#REF!];[.$W73];[#REF!];[.$AC73];[#REF!];[.$AI73];[#REF!];[.$AO73];[#REF!])" office:value-type="string" office:string-value="" calcext:value-type="error">
            <text:p>#REF!</text:p>
          </table:table-cell>
          <table:table-cell table:formula="of:=MEDIAN([.$L73];[#REF!];[.$R73];[#REF!];[.$X73];[#REF!];[.$AD73];[#REF!];[.$AJ73];[#REF!];[.$AP73];[#REF!])" office:value-type="string" office:string-value="" calcext:value-type="error">
            <text:p>#REF!</text:p>
          </table:table-cell>
          <table:table-cell table:formula="of:=MEDIAN([.$M73];[#REF!];[.$S73];[#REF!];[.$Y73];[#REF!];[.$AE73];[#REF!];[.$AK73];[#REF!];[.$AQ73];[#REF!])" office:value-type="string" office:string-value="" calcext:value-type="error">
            <text:p>#REF!</text:p>
          </table:table-cell>
          <table:table-cell table:formula="of:=MAX([.$H73];[#REF!];[.$N73];[#REF!];[.$T73];[#REF!];[.$Z73];[#REF!];[.$AF73];[#REF!];[.$AL73];[#REF!])" office:value-type="string" office:string-value="" calcext:value-type="error">
            <text:p>#REF!</text:p>
          </table:table-cell>
          <table:table-cell table:formula="of:=MAX([.$I73];[#REF!];[.$O73];[#REF!];[.$U73];[#REF!];[.$AA73];[#REF!];[.$AG73];[#REF!];[.$AM73];[#REF!])" office:value-type="string" office:string-value="" calcext:value-type="error">
            <text:p>#REF!</text:p>
          </table:table-cell>
          <table:table-cell table:formula="of:=MAX([.$J73];[#REF!];[.$P73];[#REF!];[.$V73];[#REF!];[.$AB73];[#REF!];[.$AH73];[#REF!];[.$AN73];[#REF!])" office:value-type="string" office:string-value="" calcext:value-type="error">
            <text:p>#REF!</text:p>
          </table:table-cell>
          <table:table-cell table:formula="of:=MAX([.$K73];[#REF!];[.$Q73];[#REF!];[.$W73];[#REF!];[.$AC73];[#REF!];[.$AI73];[#REF!];[.$AO73];[#REF!])" office:value-type="string" office:string-value="" calcext:value-type="error">
            <text:p>#REF!</text:p>
          </table:table-cell>
          <table:table-cell table:formula="of:=MAX([.$L73];[#REF!];[.$R73];[#REF!];[.$X73];[#REF!];[.$AD73];[#REF!];[.$AJ73];[#REF!];[.$AP73];[#REF!])" office:value-type="string" office:string-value="" calcext:value-type="error">
            <text:p>#REF!</text:p>
          </table:table-cell>
          <table:table-cell table:formula="of:=MAX([.$M73];[#REF!];[.$S73];[#REF!];[.$Y73];[#REF!];[.$AE73];[#REF!];[.$AK73];[#REF!];[.$AQ73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freecell-strips-typed/instances/instance-13.lp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19" calcext:value-type="float">
            <text:p>80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22" calcext:value-type="float">
            <text:p>80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29" calcext:value-type="float">
            <text:p>80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28" calcext:value-type="float">
            <text:p>80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27" calcext:value-type="float">
            <text:p>80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27" calcext:value-type="float">
            <text:p>80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21" calcext:value-type="float">
            <text:p>8021</text:p>
          </table:table-cell>
          <table:table-cell office:value-type="float" office:value="0" calcext:value-type="float">
            <text:p>0</text:p>
          </table:table-cell>
          <table:table-cell table:formula="of:=MIN([.$H74];[#REF!];[.$N74];[#REF!];[.$T74];[#REF!];[.$Z74];[#REF!];[.$AF74];[#REF!];[.$AL74];[#REF!])" office:value-type="string" office:string-value="" calcext:value-type="error">
            <text:p>#REF!</text:p>
          </table:table-cell>
          <table:table-cell table:formula="of:=MIN([.$I74];[#REF!];[.$O74];[#REF!];[.$U74];[#REF!];[.$AA74];[#REF!];[.$AG74];[#REF!];[.$AM74];[#REF!])" office:value-type="string" office:string-value="" calcext:value-type="error">
            <text:p>#REF!</text:p>
          </table:table-cell>
          <table:table-cell table:formula="of:=MIN([.$J74];[#REF!];[.$P74];[#REF!];[.$V74];[#REF!];[.$AB74];[#REF!];[.$AH74];[#REF!];[.$AN74];[#REF!])" office:value-type="string" office:string-value="" calcext:value-type="error">
            <text:p>#REF!</text:p>
          </table:table-cell>
          <table:table-cell table:formula="of:=MIN([.$K74];[#REF!];[.$Q74];[#REF!];[.$W74];[#REF!];[.$AC74];[#REF!];[.$AI74];[#REF!];[.$AO74];[#REF!])" office:value-type="string" office:string-value="" calcext:value-type="error">
            <text:p>#REF!</text:p>
          </table:table-cell>
          <table:table-cell table:formula="of:=MIN([.$L74];[#REF!];[.$R74];[#REF!];[.$X74];[#REF!];[.$AD74];[#REF!];[.$AJ74];[#REF!];[.$AP74];[#REF!])" office:value-type="string" office:string-value="" calcext:value-type="error">
            <text:p>#REF!</text:p>
          </table:table-cell>
          <table:table-cell table:formula="of:=MIN([.$M74];[#REF!];[.$S74];[#REF!];[.$Y74];[#REF!];[.$AE74];[#REF!];[.$AK74];[#REF!];[.$AQ74];[#REF!])" office:value-type="string" office:string-value="" calcext:value-type="error">
            <text:p>#REF!</text:p>
          </table:table-cell>
          <table:table-cell table:formula="of:=MEDIAN([.$H74];[#REF!];[.$N74];[#REF!];[.$T74];[#REF!];[.$Z74];[#REF!];[.$AF74];[#REF!];[.$AL74];[#REF!])" office:value-type="string" office:string-value="" calcext:value-type="error">
            <text:p>#REF!</text:p>
          </table:table-cell>
          <table:table-cell table:formula="of:=MEDIAN([.$I74];[#REF!];[.$O74];[#REF!];[.$U74];[#REF!];[.$AA74];[#REF!];[.$AG74];[#REF!];[.$AM74];[#REF!])" office:value-type="string" office:string-value="" calcext:value-type="error">
            <text:p>#REF!</text:p>
          </table:table-cell>
          <table:table-cell table:formula="of:=MEDIAN([.$J74];[#REF!];[.$P74];[#REF!];[.$V74];[#REF!];[.$AB74];[#REF!];[.$AH74];[#REF!];[.$AN74];[#REF!])" office:value-type="string" office:string-value="" calcext:value-type="error">
            <text:p>#REF!</text:p>
          </table:table-cell>
          <table:table-cell table:formula="of:=MEDIAN([.$K74];[#REF!];[.$Q74];[#REF!];[.$W74];[#REF!];[.$AC74];[#REF!];[.$AI74];[#REF!];[.$AO74];[#REF!])" office:value-type="string" office:string-value="" calcext:value-type="error">
            <text:p>#REF!</text:p>
          </table:table-cell>
          <table:table-cell table:formula="of:=MEDIAN([.$L74];[#REF!];[.$R74];[#REF!];[.$X74];[#REF!];[.$AD74];[#REF!];[.$AJ74];[#REF!];[.$AP74];[#REF!])" office:value-type="string" office:string-value="" calcext:value-type="error">
            <text:p>#REF!</text:p>
          </table:table-cell>
          <table:table-cell table:formula="of:=MEDIAN([.$M74];[#REF!];[.$S74];[#REF!];[.$Y74];[#REF!];[.$AE74];[#REF!];[.$AK74];[#REF!];[.$AQ74];[#REF!])" office:value-type="string" office:string-value="" calcext:value-type="error">
            <text:p>#REF!</text:p>
          </table:table-cell>
          <table:table-cell table:formula="of:=MAX([.$H74];[#REF!];[.$N74];[#REF!];[.$T74];[#REF!];[.$Z74];[#REF!];[.$AF74];[#REF!];[.$AL74];[#REF!])" office:value-type="string" office:string-value="" calcext:value-type="error">
            <text:p>#REF!</text:p>
          </table:table-cell>
          <table:table-cell table:formula="of:=MAX([.$I74];[#REF!];[.$O74];[#REF!];[.$U74];[#REF!];[.$AA74];[#REF!];[.$AG74];[#REF!];[.$AM74];[#REF!])" office:value-type="string" office:string-value="" calcext:value-type="error">
            <text:p>#REF!</text:p>
          </table:table-cell>
          <table:table-cell table:formula="of:=MAX([.$J74];[#REF!];[.$P74];[#REF!];[.$V74];[#REF!];[.$AB74];[#REF!];[.$AH74];[#REF!];[.$AN74];[#REF!])" office:value-type="string" office:string-value="" calcext:value-type="error">
            <text:p>#REF!</text:p>
          </table:table-cell>
          <table:table-cell table:formula="of:=MAX([.$K74];[#REF!];[.$Q74];[#REF!];[.$W74];[#REF!];[.$AC74];[#REF!];[.$AI74];[#REF!];[.$AO74];[#REF!])" office:value-type="string" office:string-value="" calcext:value-type="error">
            <text:p>#REF!</text:p>
          </table:table-cell>
          <table:table-cell table:formula="of:=MAX([.$L74];[#REF!];[.$R74];[#REF!];[.$X74];[#REF!];[.$AD74];[#REF!];[.$AJ74];[#REF!];[.$AP74];[#REF!])" office:value-type="string" office:string-value="" calcext:value-type="error">
            <text:p>#REF!</text:p>
          </table:table-cell>
          <table:table-cell table:formula="of:=MAX([.$M74];[#REF!];[.$S74];[#REF!];[.$Y74];[#REF!];[.$AE74];[#REF!];[.$AK74];[#REF!];[.$AQ74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freecell-strips-typed/instances/instance-14.lp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14" calcext:value-type="float">
            <text:p>80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29" calcext:value-type="float">
            <text:p>80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29" calcext:value-type="float">
            <text:p>80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28" calcext:value-type="float">
            <text:p>80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29" calcext:value-type="float">
            <text:p>80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28" calcext:value-type="float">
            <text:p>80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2" calcext:value-type="float">
            <text:p>8002</text:p>
          </table:table-cell>
          <table:table-cell office:value-type="float" office:value="0" calcext:value-type="float">
            <text:p>0</text:p>
          </table:table-cell>
          <table:table-cell table:formula="of:=MIN([.$H75];[#REF!];[.$N75];[#REF!];[.$T75];[#REF!];[.$Z75];[#REF!];[.$AF75];[#REF!];[.$AL75];[#REF!])" office:value-type="string" office:string-value="" calcext:value-type="error">
            <text:p>#REF!</text:p>
          </table:table-cell>
          <table:table-cell table:formula="of:=MIN([.$I75];[#REF!];[.$O75];[#REF!];[.$U75];[#REF!];[.$AA75];[#REF!];[.$AG75];[#REF!];[.$AM75];[#REF!])" office:value-type="string" office:string-value="" calcext:value-type="error">
            <text:p>#REF!</text:p>
          </table:table-cell>
          <table:table-cell table:formula="of:=MIN([.$J75];[#REF!];[.$P75];[#REF!];[.$V75];[#REF!];[.$AB75];[#REF!];[.$AH75];[#REF!];[.$AN75];[#REF!])" office:value-type="string" office:string-value="" calcext:value-type="error">
            <text:p>#REF!</text:p>
          </table:table-cell>
          <table:table-cell table:formula="of:=MIN([.$K75];[#REF!];[.$Q75];[#REF!];[.$W75];[#REF!];[.$AC75];[#REF!];[.$AI75];[#REF!];[.$AO75];[#REF!])" office:value-type="string" office:string-value="" calcext:value-type="error">
            <text:p>#REF!</text:p>
          </table:table-cell>
          <table:table-cell table:formula="of:=MIN([.$L75];[#REF!];[.$R75];[#REF!];[.$X75];[#REF!];[.$AD75];[#REF!];[.$AJ75];[#REF!];[.$AP75];[#REF!])" office:value-type="string" office:string-value="" calcext:value-type="error">
            <text:p>#REF!</text:p>
          </table:table-cell>
          <table:table-cell table:formula="of:=MIN([.$M75];[#REF!];[.$S75];[#REF!];[.$Y75];[#REF!];[.$AE75];[#REF!];[.$AK75];[#REF!];[.$AQ75];[#REF!])" office:value-type="string" office:string-value="" calcext:value-type="error">
            <text:p>#REF!</text:p>
          </table:table-cell>
          <table:table-cell table:formula="of:=MEDIAN([.$H75];[#REF!];[.$N75];[#REF!];[.$T75];[#REF!];[.$Z75];[#REF!];[.$AF75];[#REF!];[.$AL75];[#REF!])" office:value-type="string" office:string-value="" calcext:value-type="error">
            <text:p>#REF!</text:p>
          </table:table-cell>
          <table:table-cell table:formula="of:=MEDIAN([.$I75];[#REF!];[.$O75];[#REF!];[.$U75];[#REF!];[.$AA75];[#REF!];[.$AG75];[#REF!];[.$AM75];[#REF!])" office:value-type="string" office:string-value="" calcext:value-type="error">
            <text:p>#REF!</text:p>
          </table:table-cell>
          <table:table-cell table:formula="of:=MEDIAN([.$J75];[#REF!];[.$P75];[#REF!];[.$V75];[#REF!];[.$AB75];[#REF!];[.$AH75];[#REF!];[.$AN75];[#REF!])" office:value-type="string" office:string-value="" calcext:value-type="error">
            <text:p>#REF!</text:p>
          </table:table-cell>
          <table:table-cell table:formula="of:=MEDIAN([.$K75];[#REF!];[.$Q75];[#REF!];[.$W75];[#REF!];[.$AC75];[#REF!];[.$AI75];[#REF!];[.$AO75];[#REF!])" office:value-type="string" office:string-value="" calcext:value-type="error">
            <text:p>#REF!</text:p>
          </table:table-cell>
          <table:table-cell table:formula="of:=MEDIAN([.$L75];[#REF!];[.$R75];[#REF!];[.$X75];[#REF!];[.$AD75];[#REF!];[.$AJ75];[#REF!];[.$AP75];[#REF!])" office:value-type="string" office:string-value="" calcext:value-type="error">
            <text:p>#REF!</text:p>
          </table:table-cell>
          <table:table-cell table:formula="of:=MEDIAN([.$M75];[#REF!];[.$S75];[#REF!];[.$Y75];[#REF!];[.$AE75];[#REF!];[.$AK75];[#REF!];[.$AQ75];[#REF!])" office:value-type="string" office:string-value="" calcext:value-type="error">
            <text:p>#REF!</text:p>
          </table:table-cell>
          <table:table-cell table:formula="of:=MAX([.$H75];[#REF!];[.$N75];[#REF!];[.$T75];[#REF!];[.$Z75];[#REF!];[.$AF75];[#REF!];[.$AL75];[#REF!])" office:value-type="string" office:string-value="" calcext:value-type="error">
            <text:p>#REF!</text:p>
          </table:table-cell>
          <table:table-cell table:formula="of:=MAX([.$I75];[#REF!];[.$O75];[#REF!];[.$U75];[#REF!];[.$AA75];[#REF!];[.$AG75];[#REF!];[.$AM75];[#REF!])" office:value-type="string" office:string-value="" calcext:value-type="error">
            <text:p>#REF!</text:p>
          </table:table-cell>
          <table:table-cell table:formula="of:=MAX([.$J75];[#REF!];[.$P75];[#REF!];[.$V75];[#REF!];[.$AB75];[#REF!];[.$AH75];[#REF!];[.$AN75];[#REF!])" office:value-type="string" office:string-value="" calcext:value-type="error">
            <text:p>#REF!</text:p>
          </table:table-cell>
          <table:table-cell table:formula="of:=MAX([.$K75];[#REF!];[.$Q75];[#REF!];[.$W75];[#REF!];[.$AC75];[#REF!];[.$AI75];[#REF!];[.$AO75];[#REF!])" office:value-type="string" office:string-value="" calcext:value-type="error">
            <text:p>#REF!</text:p>
          </table:table-cell>
          <table:table-cell table:formula="of:=MAX([.$L75];[#REF!];[.$R75];[#REF!];[.$X75];[#REF!];[.$AD75];[#REF!];[.$AJ75];[#REF!];[.$AP75];[#REF!])" office:value-type="string" office:string-value="" calcext:value-type="error">
            <text:p>#REF!</text:p>
          </table:table-cell>
          <table:table-cell table:formula="of:=MAX([.$M75];[#REF!];[.$S75];[#REF!];[.$Y75];[#REF!];[.$AE75];[#REF!];[.$AK75];[#REF!];[.$AQ75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freecell-strips-typed/instances/instance-15.lp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15" calcext:value-type="float">
            <text:p>80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28" calcext:value-type="float">
            <text:p>80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20" calcext:value-type="float">
            <text:p>80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27" calcext:value-type="float">
            <text:p>80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28" calcext:value-type="float">
            <text:p>80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22" calcext:value-type="float">
            <text:p>80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16" calcext:value-type="float">
            <text:p>8016</text:p>
          </table:table-cell>
          <table:table-cell office:value-type="float" office:value="0" calcext:value-type="float">
            <text:p>0</text:p>
          </table:table-cell>
          <table:table-cell table:formula="of:=MIN([.$H76];[#REF!];[.$N76];[#REF!];[.$T76];[#REF!];[.$Z76];[#REF!];[.$AF76];[#REF!];[.$AL76];[#REF!])" office:value-type="string" office:string-value="" calcext:value-type="error">
            <text:p>#REF!</text:p>
          </table:table-cell>
          <table:table-cell table:formula="of:=MIN([.$I76];[#REF!];[.$O76];[#REF!];[.$U76];[#REF!];[.$AA76];[#REF!];[.$AG76];[#REF!];[.$AM76];[#REF!])" office:value-type="string" office:string-value="" calcext:value-type="error">
            <text:p>#REF!</text:p>
          </table:table-cell>
          <table:table-cell table:formula="of:=MIN([.$J76];[#REF!];[.$P76];[#REF!];[.$V76];[#REF!];[.$AB76];[#REF!];[.$AH76];[#REF!];[.$AN76];[#REF!])" office:value-type="string" office:string-value="" calcext:value-type="error">
            <text:p>#REF!</text:p>
          </table:table-cell>
          <table:table-cell table:formula="of:=MIN([.$K76];[#REF!];[.$Q76];[#REF!];[.$W76];[#REF!];[.$AC76];[#REF!];[.$AI76];[#REF!];[.$AO76];[#REF!])" office:value-type="string" office:string-value="" calcext:value-type="error">
            <text:p>#REF!</text:p>
          </table:table-cell>
          <table:table-cell table:formula="of:=MIN([.$L76];[#REF!];[.$R76];[#REF!];[.$X76];[#REF!];[.$AD76];[#REF!];[.$AJ76];[#REF!];[.$AP76];[#REF!])" office:value-type="string" office:string-value="" calcext:value-type="error">
            <text:p>#REF!</text:p>
          </table:table-cell>
          <table:table-cell table:formula="of:=MIN([.$M76];[#REF!];[.$S76];[#REF!];[.$Y76];[#REF!];[.$AE76];[#REF!];[.$AK76];[#REF!];[.$AQ76];[#REF!])" office:value-type="string" office:string-value="" calcext:value-type="error">
            <text:p>#REF!</text:p>
          </table:table-cell>
          <table:table-cell table:formula="of:=MEDIAN([.$H76];[#REF!];[.$N76];[#REF!];[.$T76];[#REF!];[.$Z76];[#REF!];[.$AF76];[#REF!];[.$AL76];[#REF!])" office:value-type="string" office:string-value="" calcext:value-type="error">
            <text:p>#REF!</text:p>
          </table:table-cell>
          <table:table-cell table:formula="of:=MEDIAN([.$I76];[#REF!];[.$O76];[#REF!];[.$U76];[#REF!];[.$AA76];[#REF!];[.$AG76];[#REF!];[.$AM76];[#REF!])" office:value-type="string" office:string-value="" calcext:value-type="error">
            <text:p>#REF!</text:p>
          </table:table-cell>
          <table:table-cell table:formula="of:=MEDIAN([.$J76];[#REF!];[.$P76];[#REF!];[.$V76];[#REF!];[.$AB76];[#REF!];[.$AH76];[#REF!];[.$AN76];[#REF!])" office:value-type="string" office:string-value="" calcext:value-type="error">
            <text:p>#REF!</text:p>
          </table:table-cell>
          <table:table-cell table:formula="of:=MEDIAN([.$K76];[#REF!];[.$Q76];[#REF!];[.$W76];[#REF!];[.$AC76];[#REF!];[.$AI76];[#REF!];[.$AO76];[#REF!])" office:value-type="string" office:string-value="" calcext:value-type="error">
            <text:p>#REF!</text:p>
          </table:table-cell>
          <table:table-cell table:formula="of:=MEDIAN([.$L76];[#REF!];[.$R76];[#REF!];[.$X76];[#REF!];[.$AD76];[#REF!];[.$AJ76];[#REF!];[.$AP76];[#REF!])" office:value-type="string" office:string-value="" calcext:value-type="error">
            <text:p>#REF!</text:p>
          </table:table-cell>
          <table:table-cell table:formula="of:=MEDIAN([.$M76];[#REF!];[.$S76];[#REF!];[.$Y76];[#REF!];[.$AE76];[#REF!];[.$AK76];[#REF!];[.$AQ76];[#REF!])" office:value-type="string" office:string-value="" calcext:value-type="error">
            <text:p>#REF!</text:p>
          </table:table-cell>
          <table:table-cell table:formula="of:=MAX([.$H76];[#REF!];[.$N76];[#REF!];[.$T76];[#REF!];[.$Z76];[#REF!];[.$AF76];[#REF!];[.$AL76];[#REF!])" office:value-type="string" office:string-value="" calcext:value-type="error">
            <text:p>#REF!</text:p>
          </table:table-cell>
          <table:table-cell table:formula="of:=MAX([.$I76];[#REF!];[.$O76];[#REF!];[.$U76];[#REF!];[.$AA76];[#REF!];[.$AG76];[#REF!];[.$AM76];[#REF!])" office:value-type="string" office:string-value="" calcext:value-type="error">
            <text:p>#REF!</text:p>
          </table:table-cell>
          <table:table-cell table:formula="of:=MAX([.$J76];[#REF!];[.$P76];[#REF!];[.$V76];[#REF!];[.$AB76];[#REF!];[.$AH76];[#REF!];[.$AN76];[#REF!])" office:value-type="string" office:string-value="" calcext:value-type="error">
            <text:p>#REF!</text:p>
          </table:table-cell>
          <table:table-cell table:formula="of:=MAX([.$K76];[#REF!];[.$Q76];[#REF!];[.$W76];[#REF!];[.$AC76];[#REF!];[.$AI76];[#REF!];[.$AO76];[#REF!])" office:value-type="string" office:string-value="" calcext:value-type="error">
            <text:p>#REF!</text:p>
          </table:table-cell>
          <table:table-cell table:formula="of:=MAX([.$L76];[#REF!];[.$R76];[#REF!];[.$X76];[#REF!];[.$AD76];[#REF!];[.$AJ76];[#REF!];[.$AP76];[#REF!])" office:value-type="string" office:string-value="" calcext:value-type="error">
            <text:p>#REF!</text:p>
          </table:table-cell>
          <table:table-cell table:formula="of:=MAX([.$M76];[#REF!];[.$S76];[#REF!];[.$Y76];[#REF!];[.$AE76];[#REF!];[.$AK76];[#REF!];[.$AQ76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freecell-strips-typed/instances/instance-19.lp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31" calcext:value-type="float">
            <text:p>80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3" calcext:value-type="float">
            <text:p>80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45" calcext:value-type="float">
            <text:p>80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3" calcext:value-type="float">
            <text:p>80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table:formula="of:=MIN([.$H77];[#REF!];[.$N77];[#REF!];[.$T77];[#REF!];[.$Z77];[#REF!];[.$AF77];[#REF!];[.$AL77];[#REF!])" office:value-type="string" office:string-value="" calcext:value-type="error">
            <text:p>#REF!</text:p>
          </table:table-cell>
          <table:table-cell table:formula="of:=MIN([.$I77];[#REF!];[.$O77];[#REF!];[.$U77];[#REF!];[.$AA77];[#REF!];[.$AG77];[#REF!];[.$AM77];[#REF!])" office:value-type="string" office:string-value="" calcext:value-type="error">
            <text:p>#REF!</text:p>
          </table:table-cell>
          <table:table-cell table:formula="of:=MIN([.$J77];[#REF!];[.$P77];[#REF!];[.$V77];[#REF!];[.$AB77];[#REF!];[.$AH77];[#REF!];[.$AN77];[#REF!])" office:value-type="string" office:string-value="" calcext:value-type="error">
            <text:p>#REF!</text:p>
          </table:table-cell>
          <table:table-cell table:formula="of:=MIN([.$K77];[#REF!];[.$Q77];[#REF!];[.$W77];[#REF!];[.$AC77];[#REF!];[.$AI77];[#REF!];[.$AO77];[#REF!])" office:value-type="string" office:string-value="" calcext:value-type="error">
            <text:p>#REF!</text:p>
          </table:table-cell>
          <table:table-cell table:formula="of:=MIN([.$L77];[#REF!];[.$R77];[#REF!];[.$X77];[#REF!];[.$AD77];[#REF!];[.$AJ77];[#REF!];[.$AP77];[#REF!])" office:value-type="string" office:string-value="" calcext:value-type="error">
            <text:p>#REF!</text:p>
          </table:table-cell>
          <table:table-cell table:formula="of:=MIN([.$M77];[#REF!];[.$S77];[#REF!];[.$Y77];[#REF!];[.$AE77];[#REF!];[.$AK77];[#REF!];[.$AQ77];[#REF!])" office:value-type="string" office:string-value="" calcext:value-type="error">
            <text:p>#REF!</text:p>
          </table:table-cell>
          <table:table-cell table:formula="of:=MEDIAN([.$H77];[#REF!];[.$N77];[#REF!];[.$T77];[#REF!];[.$Z77];[#REF!];[.$AF77];[#REF!];[.$AL77];[#REF!])" office:value-type="string" office:string-value="" calcext:value-type="error">
            <text:p>#REF!</text:p>
          </table:table-cell>
          <table:table-cell table:formula="of:=MEDIAN([.$I77];[#REF!];[.$O77];[#REF!];[.$U77];[#REF!];[.$AA77];[#REF!];[.$AG77];[#REF!];[.$AM77];[#REF!])" office:value-type="string" office:string-value="" calcext:value-type="error">
            <text:p>#REF!</text:p>
          </table:table-cell>
          <table:table-cell table:formula="of:=MEDIAN([.$J77];[#REF!];[.$P77];[#REF!];[.$V77];[#REF!];[.$AB77];[#REF!];[.$AH77];[#REF!];[.$AN77];[#REF!])" office:value-type="string" office:string-value="" calcext:value-type="error">
            <text:p>#REF!</text:p>
          </table:table-cell>
          <table:table-cell table:formula="of:=MEDIAN([.$K77];[#REF!];[.$Q77];[#REF!];[.$W77];[#REF!];[.$AC77];[#REF!];[.$AI77];[#REF!];[.$AO77];[#REF!])" office:value-type="string" office:string-value="" calcext:value-type="error">
            <text:p>#REF!</text:p>
          </table:table-cell>
          <table:table-cell table:formula="of:=MEDIAN([.$L77];[#REF!];[.$R77];[#REF!];[.$X77];[#REF!];[.$AD77];[#REF!];[.$AJ77];[#REF!];[.$AP77];[#REF!])" office:value-type="string" office:string-value="" calcext:value-type="error">
            <text:p>#REF!</text:p>
          </table:table-cell>
          <table:table-cell table:formula="of:=MEDIAN([.$M77];[#REF!];[.$S77];[#REF!];[.$Y77];[#REF!];[.$AE77];[#REF!];[.$AK77];[#REF!];[.$AQ77];[#REF!])" office:value-type="string" office:string-value="" calcext:value-type="error">
            <text:p>#REF!</text:p>
          </table:table-cell>
          <table:table-cell table:formula="of:=MAX([.$H77];[#REF!];[.$N77];[#REF!];[.$T77];[#REF!];[.$Z77];[#REF!];[.$AF77];[#REF!];[.$AL77];[#REF!])" office:value-type="string" office:string-value="" calcext:value-type="error">
            <text:p>#REF!</text:p>
          </table:table-cell>
          <table:table-cell table:formula="of:=MAX([.$I77];[#REF!];[.$O77];[#REF!];[.$U77];[#REF!];[.$AA77];[#REF!];[.$AG77];[#REF!];[.$AM77];[#REF!])" office:value-type="string" office:string-value="" calcext:value-type="error">
            <text:p>#REF!</text:p>
          </table:table-cell>
          <table:table-cell table:formula="of:=MAX([.$J77];[#REF!];[.$P77];[#REF!];[.$V77];[#REF!];[.$AB77];[#REF!];[.$AH77];[#REF!];[.$AN77];[#REF!])" office:value-type="string" office:string-value="" calcext:value-type="error">
            <text:p>#REF!</text:p>
          </table:table-cell>
          <table:table-cell table:formula="of:=MAX([.$K77];[#REF!];[.$Q77];[#REF!];[.$W77];[#REF!];[.$AC77];[#REF!];[.$AI77];[#REF!];[.$AO77];[#REF!])" office:value-type="string" office:string-value="" calcext:value-type="error">
            <text:p>#REF!</text:p>
          </table:table-cell>
          <table:table-cell table:formula="of:=MAX([.$L77];[#REF!];[.$R77];[#REF!];[.$X77];[#REF!];[.$AD77];[#REF!];[.$AJ77];[#REF!];[.$AP77];[#REF!])" office:value-type="string" office:string-value="" calcext:value-type="error">
            <text:p>#REF!</text:p>
          </table:table-cell>
          <table:table-cell table:formula="of:=MAX([.$M77];[#REF!];[.$S77];[#REF!];[.$Y77];[#REF!];[.$AE77];[#REF!];[.$AK77];[#REF!];[.$AQ77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freecell-strips-typed/instances/instance-2.lp</text:p>
          </table:table-cell>
          <table:table-cell office:value-type="float" office:value="115.18" calcext:value-type="float">
            <text:p>115.18</text:p>
          </table:table-cell>
          <table:table-cell office:value-type="float" office:value="89.994" calcext:value-type="float">
            <text:p>89.994</text:p>
          </table:table-cell>
          <table:table-cell office:value-type="float" office:value="6124" calcext:value-type="float">
            <text:p>6124</text:p>
          </table:table-cell>
          <table:table-cell office:value-type="float" office:value="5316" calcext:value-type="float">
            <text:p>5316</text:p>
          </table:table-cell>
          <table:table-cell office:value-type="float" office:value="3977" calcext:value-type="float">
            <text:p>397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75" calcext:value-type="float">
            <text:p>8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20" calcext:value-type="float">
            <text:p>81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60" calcext:value-type="float">
            <text:p>80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8" calcext:value-type="float">
            <text:p>80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02" calcext:value-type="float">
            <text:p>82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19" calcext:value-type="float">
            <text:p>8119</text:p>
          </table:table-cell>
          <table:table-cell office:value-type="float" office:value="0" calcext:value-type="float">
            <text:p>0</text:p>
          </table:table-cell>
          <table:table-cell table:formula="of:=MIN([.$H78];[#REF!];[.$N78];[#REF!];[.$T78];[#REF!];[.$Z78];[#REF!];[.$AF78];[#REF!];[.$AL78];[#REF!])" office:value-type="string" office:string-value="" calcext:value-type="error">
            <text:p>#REF!</text:p>
          </table:table-cell>
          <table:table-cell table:formula="of:=MIN([.$I78];[#REF!];[.$O78];[#REF!];[.$U78];[#REF!];[.$AA78];[#REF!];[.$AG78];[#REF!];[.$AM78];[#REF!])" office:value-type="string" office:string-value="" calcext:value-type="error">
            <text:p>#REF!</text:p>
          </table:table-cell>
          <table:table-cell table:formula="of:=MIN([.$J78];[#REF!];[.$P78];[#REF!];[.$V78];[#REF!];[.$AB78];[#REF!];[.$AH78];[#REF!];[.$AN78];[#REF!])" office:value-type="string" office:string-value="" calcext:value-type="error">
            <text:p>#REF!</text:p>
          </table:table-cell>
          <table:table-cell table:formula="of:=MIN([.$K78];[#REF!];[.$Q78];[#REF!];[.$W78];[#REF!];[.$AC78];[#REF!];[.$AI78];[#REF!];[.$AO78];[#REF!])" office:value-type="string" office:string-value="" calcext:value-type="error">
            <text:p>#REF!</text:p>
          </table:table-cell>
          <table:table-cell table:formula="of:=MIN([.$L78];[#REF!];[.$R78];[#REF!];[.$X78];[#REF!];[.$AD78];[#REF!];[.$AJ78];[#REF!];[.$AP78];[#REF!])" office:value-type="string" office:string-value="" calcext:value-type="error">
            <text:p>#REF!</text:p>
          </table:table-cell>
          <table:table-cell table:formula="of:=MIN([.$M78];[#REF!];[.$S78];[#REF!];[.$Y78];[#REF!];[.$AE78];[#REF!];[.$AK78];[#REF!];[.$AQ78];[#REF!])" office:value-type="string" office:string-value="" calcext:value-type="error">
            <text:p>#REF!</text:p>
          </table:table-cell>
          <table:table-cell table:formula="of:=MEDIAN([.$H78];[#REF!];[.$N78];[#REF!];[.$T78];[#REF!];[.$Z78];[#REF!];[.$AF78];[#REF!];[.$AL78];[#REF!])" office:value-type="string" office:string-value="" calcext:value-type="error">
            <text:p>#REF!</text:p>
          </table:table-cell>
          <table:table-cell table:formula="of:=MEDIAN([.$I78];[#REF!];[.$O78];[#REF!];[.$U78];[#REF!];[.$AA78];[#REF!];[.$AG78];[#REF!];[.$AM78];[#REF!])" office:value-type="string" office:string-value="" calcext:value-type="error">
            <text:p>#REF!</text:p>
          </table:table-cell>
          <table:table-cell table:formula="of:=MEDIAN([.$J78];[#REF!];[.$P78];[#REF!];[.$V78];[#REF!];[.$AB78];[#REF!];[.$AH78];[#REF!];[.$AN78];[#REF!])" office:value-type="string" office:string-value="" calcext:value-type="error">
            <text:p>#REF!</text:p>
          </table:table-cell>
          <table:table-cell table:formula="of:=MEDIAN([.$K78];[#REF!];[.$Q78];[#REF!];[.$W78];[#REF!];[.$AC78];[#REF!];[.$AI78];[#REF!];[.$AO78];[#REF!])" office:value-type="string" office:string-value="" calcext:value-type="error">
            <text:p>#REF!</text:p>
          </table:table-cell>
          <table:table-cell table:formula="of:=MEDIAN([.$L78];[#REF!];[.$R78];[#REF!];[.$X78];[#REF!];[.$AD78];[#REF!];[.$AJ78];[#REF!];[.$AP78];[#REF!])" office:value-type="string" office:string-value="" calcext:value-type="error">
            <text:p>#REF!</text:p>
          </table:table-cell>
          <table:table-cell table:formula="of:=MEDIAN([.$M78];[#REF!];[.$S78];[#REF!];[.$Y78];[#REF!];[.$AE78];[#REF!];[.$AK78];[#REF!];[.$AQ78];[#REF!])" office:value-type="string" office:string-value="" calcext:value-type="error">
            <text:p>#REF!</text:p>
          </table:table-cell>
          <table:table-cell table:formula="of:=MAX([.$H78];[#REF!];[.$N78];[#REF!];[.$T78];[#REF!];[.$Z78];[#REF!];[.$AF78];[#REF!];[.$AL78];[#REF!])" office:value-type="string" office:string-value="" calcext:value-type="error">
            <text:p>#REF!</text:p>
          </table:table-cell>
          <table:table-cell table:formula="of:=MAX([.$I78];[#REF!];[.$O78];[#REF!];[.$U78];[#REF!];[.$AA78];[#REF!];[.$AG78];[#REF!];[.$AM78];[#REF!])" office:value-type="string" office:string-value="" calcext:value-type="error">
            <text:p>#REF!</text:p>
          </table:table-cell>
          <table:table-cell table:formula="of:=MAX([.$J78];[#REF!];[.$P78];[#REF!];[.$V78];[#REF!];[.$AB78];[#REF!];[.$AH78];[#REF!];[.$AN78];[#REF!])" office:value-type="string" office:string-value="" calcext:value-type="error">
            <text:p>#REF!</text:p>
          </table:table-cell>
          <table:table-cell table:formula="of:=MAX([.$K78];[#REF!];[.$Q78];[#REF!];[.$W78];[#REF!];[.$AC78];[#REF!];[.$AI78];[#REF!];[.$AO78];[#REF!])" office:value-type="string" office:string-value="" calcext:value-type="error">
            <text:p>#REF!</text:p>
          </table:table-cell>
          <table:table-cell table:formula="of:=MAX([.$L78];[#REF!];[.$R78];[#REF!];[.$X78];[#REF!];[.$AD78];[#REF!];[.$AJ78];[#REF!];[.$AP78];[#REF!])" office:value-type="string" office:string-value="" calcext:value-type="error">
            <text:p>#REF!</text:p>
          </table:table-cell>
          <table:table-cell table:formula="of:=MAX([.$M78];[#REF!];[.$S78];[#REF!];[.$Y78];[#REF!];[.$AE78];[#REF!];[.$AK78];[#REF!];[.$AQ78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freecell-strips-typed/instances/instance-3.lp</text:p>
          </table:table-cell>
          <table:table-cell office:value-type="float" office:value="112.37" calcext:value-type="float">
            <text:p>112.37</text:p>
          </table:table-cell>
          <table:table-cell office:value-type="float" office:value="89.793" calcext:value-type="float">
            <text:p>89.793</text:p>
          </table:table-cell>
          <table:table-cell office:value-type="float" office:value="331" calcext:value-type="float">
            <text:p>331</text:p>
          </table:table-cell>
          <table:table-cell office:value-type="float" office:value="281" calcext:value-type="float">
            <text:p>281</text:p>
          </table:table-cell>
          <table:table-cell office:value-type="float" office:value="3873" calcext:value-type="float">
            <text:p>387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3" calcext:value-type="float">
            <text:p>80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15" calcext:value-type="float">
            <text:p>80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19" calcext:value-type="float">
            <text:p>80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15" calcext:value-type="float">
            <text:p>82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70" calcext:value-type="float">
            <text:p>81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11" calcext:value-type="float">
            <text:p>8211</text:p>
          </table:table-cell>
          <table:table-cell office:value-type="float" office:value="0" calcext:value-type="float">
            <text:p>0</text:p>
          </table:table-cell>
          <table:table-cell table:formula="of:=MIN([.$H79];[#REF!];[.$N79];[#REF!];[.$T79];[#REF!];[.$Z79];[#REF!];[.$AF79];[#REF!];[.$AL79];[#REF!])" office:value-type="string" office:string-value="" calcext:value-type="error">
            <text:p>#REF!</text:p>
          </table:table-cell>
          <table:table-cell table:formula="of:=MIN([.$I79];[#REF!];[.$O79];[#REF!];[.$U79];[#REF!];[.$AA79];[#REF!];[.$AG79];[#REF!];[.$AM79];[#REF!])" office:value-type="string" office:string-value="" calcext:value-type="error">
            <text:p>#REF!</text:p>
          </table:table-cell>
          <table:table-cell table:formula="of:=MIN([.$J79];[#REF!];[.$P79];[#REF!];[.$V79];[#REF!];[.$AB79];[#REF!];[.$AH79];[#REF!];[.$AN79];[#REF!])" office:value-type="string" office:string-value="" calcext:value-type="error">
            <text:p>#REF!</text:p>
          </table:table-cell>
          <table:table-cell table:formula="of:=MIN([.$K79];[#REF!];[.$Q79];[#REF!];[.$W79];[#REF!];[.$AC79];[#REF!];[.$AI79];[#REF!];[.$AO79];[#REF!])" office:value-type="string" office:string-value="" calcext:value-type="error">
            <text:p>#REF!</text:p>
          </table:table-cell>
          <table:table-cell table:formula="of:=MIN([.$L79];[#REF!];[.$R79];[#REF!];[.$X79];[#REF!];[.$AD79];[#REF!];[.$AJ79];[#REF!];[.$AP79];[#REF!])" office:value-type="string" office:string-value="" calcext:value-type="error">
            <text:p>#REF!</text:p>
          </table:table-cell>
          <table:table-cell table:formula="of:=MIN([.$M79];[#REF!];[.$S79];[#REF!];[.$Y79];[#REF!];[.$AE79];[#REF!];[.$AK79];[#REF!];[.$AQ79];[#REF!])" office:value-type="string" office:string-value="" calcext:value-type="error">
            <text:p>#REF!</text:p>
          </table:table-cell>
          <table:table-cell table:formula="of:=MEDIAN([.$H79];[#REF!];[.$N79];[#REF!];[.$T79];[#REF!];[.$Z79];[#REF!];[.$AF79];[#REF!];[.$AL79];[#REF!])" office:value-type="string" office:string-value="" calcext:value-type="error">
            <text:p>#REF!</text:p>
          </table:table-cell>
          <table:table-cell table:formula="of:=MEDIAN([.$I79];[#REF!];[.$O79];[#REF!];[.$U79];[#REF!];[.$AA79];[#REF!];[.$AG79];[#REF!];[.$AM79];[#REF!])" office:value-type="string" office:string-value="" calcext:value-type="error">
            <text:p>#REF!</text:p>
          </table:table-cell>
          <table:table-cell table:formula="of:=MEDIAN([.$J79];[#REF!];[.$P79];[#REF!];[.$V79];[#REF!];[.$AB79];[#REF!];[.$AH79];[#REF!];[.$AN79];[#REF!])" office:value-type="string" office:string-value="" calcext:value-type="error">
            <text:p>#REF!</text:p>
          </table:table-cell>
          <table:table-cell table:formula="of:=MEDIAN([.$K79];[#REF!];[.$Q79];[#REF!];[.$W79];[#REF!];[.$AC79];[#REF!];[.$AI79];[#REF!];[.$AO79];[#REF!])" office:value-type="string" office:string-value="" calcext:value-type="error">
            <text:p>#REF!</text:p>
          </table:table-cell>
          <table:table-cell table:formula="of:=MEDIAN([.$L79];[#REF!];[.$R79];[#REF!];[.$X79];[#REF!];[.$AD79];[#REF!];[.$AJ79];[#REF!];[.$AP79];[#REF!])" office:value-type="string" office:string-value="" calcext:value-type="error">
            <text:p>#REF!</text:p>
          </table:table-cell>
          <table:table-cell table:formula="of:=MEDIAN([.$M79];[#REF!];[.$S79];[#REF!];[.$Y79];[#REF!];[.$AE79];[#REF!];[.$AK79];[#REF!];[.$AQ79];[#REF!])" office:value-type="string" office:string-value="" calcext:value-type="error">
            <text:p>#REF!</text:p>
          </table:table-cell>
          <table:table-cell table:formula="of:=MAX([.$H79];[#REF!];[.$N79];[#REF!];[.$T79];[#REF!];[.$Z79];[#REF!];[.$AF79];[#REF!];[.$AL79];[#REF!])" office:value-type="string" office:string-value="" calcext:value-type="error">
            <text:p>#REF!</text:p>
          </table:table-cell>
          <table:table-cell table:formula="of:=MAX([.$I79];[#REF!];[.$O79];[#REF!];[.$U79];[#REF!];[.$AA79];[#REF!];[.$AG79];[#REF!];[.$AM79];[#REF!])" office:value-type="string" office:string-value="" calcext:value-type="error">
            <text:p>#REF!</text:p>
          </table:table-cell>
          <table:table-cell table:formula="of:=MAX([.$J79];[#REF!];[.$P79];[#REF!];[.$V79];[#REF!];[.$AB79];[#REF!];[.$AH79];[#REF!];[.$AN79];[#REF!])" office:value-type="string" office:string-value="" calcext:value-type="error">
            <text:p>#REF!</text:p>
          </table:table-cell>
          <table:table-cell table:formula="of:=MAX([.$K79];[#REF!];[.$Q79];[#REF!];[.$W79];[#REF!];[.$AC79];[#REF!];[.$AI79];[#REF!];[.$AO79];[#REF!])" office:value-type="string" office:string-value="" calcext:value-type="error">
            <text:p>#REF!</text:p>
          </table:table-cell>
          <table:table-cell table:formula="of:=MAX([.$L79];[#REF!];[.$R79];[#REF!];[.$X79];[#REF!];[.$AD79];[#REF!];[.$AJ79];[#REF!];[.$AP79];[#REF!])" office:value-type="string" office:string-value="" calcext:value-type="error">
            <text:p>#REF!</text:p>
          </table:table-cell>
          <table:table-cell table:formula="of:=MAX([.$M79];[#REF!];[.$S79];[#REF!];[.$Y79];[#REF!];[.$AE79];[#REF!];[.$AK79];[#REF!];[.$AQ79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freecell-strips-typed/instances/instance-4.lp</text:p>
          </table:table-cell>
          <table:table-cell office:value-type="float" office:value="115.27" calcext:value-type="float">
            <text:p>115.27</text:p>
          </table:table-cell>
          <table:table-cell office:value-type="float" office:value="89.734" calcext:value-type="float">
            <text:p>89.734</text:p>
          </table:table-cell>
          <table:table-cell office:value-type="float" office:value="10134" calcext:value-type="float">
            <text:p>10134</text:p>
          </table:table-cell>
          <table:table-cell office:value-type="float" office:value="8943" calcext:value-type="float">
            <text:p>8943</text:p>
          </table:table-cell>
          <table:table-cell office:value-type="float" office:value="3876" calcext:value-type="float">
            <text:p>387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70" calcext:value-type="float">
            <text:p>81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16" calcext:value-type="float">
            <text:p>80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20" calcext:value-type="float">
            <text:p>80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49" calcext:value-type="float">
            <text:p>80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20" calcext:value-type="float">
            <text:p>8120</text:p>
          </table:table-cell>
          <table:table-cell office:value-type="float" office:value="0" calcext:value-type="float">
            <text:p>0</text:p>
          </table:table-cell>
          <table:table-cell table:formula="of:=MIN([.$H80];[#REF!];[.$N80];[#REF!];[.$T80];[#REF!];[.$Z80];[#REF!];[.$AF80];[#REF!];[.$AL80];[#REF!])" office:value-type="string" office:string-value="" calcext:value-type="error">
            <text:p>#REF!</text:p>
          </table:table-cell>
          <table:table-cell table:formula="of:=MIN([.$I80];[#REF!];[.$O80];[#REF!];[.$U80];[#REF!];[.$AA80];[#REF!];[.$AG80];[#REF!];[.$AM80];[#REF!])" office:value-type="string" office:string-value="" calcext:value-type="error">
            <text:p>#REF!</text:p>
          </table:table-cell>
          <table:table-cell table:formula="of:=MIN([.$J80];[#REF!];[.$P80];[#REF!];[.$V80];[#REF!];[.$AB80];[#REF!];[.$AH80];[#REF!];[.$AN80];[#REF!])" office:value-type="string" office:string-value="" calcext:value-type="error">
            <text:p>#REF!</text:p>
          </table:table-cell>
          <table:table-cell table:formula="of:=MIN([.$K80];[#REF!];[.$Q80];[#REF!];[.$W80];[#REF!];[.$AC80];[#REF!];[.$AI80];[#REF!];[.$AO80];[#REF!])" office:value-type="string" office:string-value="" calcext:value-type="error">
            <text:p>#REF!</text:p>
          </table:table-cell>
          <table:table-cell table:formula="of:=MIN([.$L80];[#REF!];[.$R80];[#REF!];[.$X80];[#REF!];[.$AD80];[#REF!];[.$AJ80];[#REF!];[.$AP80];[#REF!])" office:value-type="string" office:string-value="" calcext:value-type="error">
            <text:p>#REF!</text:p>
          </table:table-cell>
          <table:table-cell table:formula="of:=MIN([.$M80];[#REF!];[.$S80];[#REF!];[.$Y80];[#REF!];[.$AE80];[#REF!];[.$AK80];[#REF!];[.$AQ80];[#REF!])" office:value-type="string" office:string-value="" calcext:value-type="error">
            <text:p>#REF!</text:p>
          </table:table-cell>
          <table:table-cell table:formula="of:=MEDIAN([.$H80];[#REF!];[.$N80];[#REF!];[.$T80];[#REF!];[.$Z80];[#REF!];[.$AF80];[#REF!];[.$AL80];[#REF!])" office:value-type="string" office:string-value="" calcext:value-type="error">
            <text:p>#REF!</text:p>
          </table:table-cell>
          <table:table-cell table:formula="of:=MEDIAN([.$I80];[#REF!];[.$O80];[#REF!];[.$U80];[#REF!];[.$AA80];[#REF!];[.$AG80];[#REF!];[.$AM80];[#REF!])" office:value-type="string" office:string-value="" calcext:value-type="error">
            <text:p>#REF!</text:p>
          </table:table-cell>
          <table:table-cell table:formula="of:=MEDIAN([.$J80];[#REF!];[.$P80];[#REF!];[.$V80];[#REF!];[.$AB80];[#REF!];[.$AH80];[#REF!];[.$AN80];[#REF!])" office:value-type="string" office:string-value="" calcext:value-type="error">
            <text:p>#REF!</text:p>
          </table:table-cell>
          <table:table-cell table:formula="of:=MEDIAN([.$K80];[#REF!];[.$Q80];[#REF!];[.$W80];[#REF!];[.$AC80];[#REF!];[.$AI80];[#REF!];[.$AO80];[#REF!])" office:value-type="string" office:string-value="" calcext:value-type="error">
            <text:p>#REF!</text:p>
          </table:table-cell>
          <table:table-cell table:formula="of:=MEDIAN([.$L80];[#REF!];[.$R80];[#REF!];[.$X80];[#REF!];[.$AD80];[#REF!];[.$AJ80];[#REF!];[.$AP80];[#REF!])" office:value-type="string" office:string-value="" calcext:value-type="error">
            <text:p>#REF!</text:p>
          </table:table-cell>
          <table:table-cell table:formula="of:=MEDIAN([.$M80];[#REF!];[.$S80];[#REF!];[.$Y80];[#REF!];[.$AE80];[#REF!];[.$AK80];[#REF!];[.$AQ80];[#REF!])" office:value-type="string" office:string-value="" calcext:value-type="error">
            <text:p>#REF!</text:p>
          </table:table-cell>
          <table:table-cell table:formula="of:=MAX([.$H80];[#REF!];[.$N80];[#REF!];[.$T80];[#REF!];[.$Z80];[#REF!];[.$AF80];[#REF!];[.$AL80];[#REF!])" office:value-type="string" office:string-value="" calcext:value-type="error">
            <text:p>#REF!</text:p>
          </table:table-cell>
          <table:table-cell table:formula="of:=MAX([.$I80];[#REF!];[.$O80];[#REF!];[.$U80];[#REF!];[.$AA80];[#REF!];[.$AG80];[#REF!];[.$AM80];[#REF!])" office:value-type="string" office:string-value="" calcext:value-type="error">
            <text:p>#REF!</text:p>
          </table:table-cell>
          <table:table-cell table:formula="of:=MAX([.$J80];[#REF!];[.$P80];[#REF!];[.$V80];[#REF!];[.$AB80];[#REF!];[.$AH80];[#REF!];[.$AN80];[#REF!])" office:value-type="string" office:string-value="" calcext:value-type="error">
            <text:p>#REF!</text:p>
          </table:table-cell>
          <table:table-cell table:formula="of:=MAX([.$K80];[#REF!];[.$Q80];[#REF!];[.$W80];[#REF!];[.$AC80];[#REF!];[.$AI80];[#REF!];[.$AO80];[#REF!])" office:value-type="string" office:string-value="" calcext:value-type="error">
            <text:p>#REF!</text:p>
          </table:table-cell>
          <table:table-cell table:formula="of:=MAX([.$L80];[#REF!];[.$R80];[#REF!];[.$X80];[#REF!];[.$AD80];[#REF!];[.$AJ80];[#REF!];[.$AP80];[#REF!])" office:value-type="string" office:string-value="" calcext:value-type="error">
            <text:p>#REF!</text:p>
          </table:table-cell>
          <table:table-cell table:formula="of:=MAX([.$M80];[#REF!];[.$S80];[#REF!];[.$Y80];[#REF!];[.$AE80];[#REF!];[.$AK80];[#REF!];[.$AQ80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freecell-strips-typed/instances/instance-5.lp</text:p>
          </table:table-cell>
          <table:table-cell office:value-type="float" office:value="114.35" calcext:value-type="float">
            <text:p>114.35</text:p>
          </table:table-cell>
          <table:table-cell office:value-type="float" office:value="89.197" calcext:value-type="float">
            <text:p>89.197</text:p>
          </table:table-cell>
          <table:table-cell office:value-type="float" office:value="4893" calcext:value-type="float">
            <text:p>4893</text:p>
          </table:table-cell>
          <table:table-cell office:value-type="float" office:value="4187" calcext:value-type="float">
            <text:p>4187</text:p>
          </table:table-cell>
          <table:table-cell office:value-type="float" office:value="3927" calcext:value-type="float">
            <text:p>39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61" calcext:value-type="float">
            <text:p>816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57" calcext:value-type="float">
            <text:p>81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55" calcext:value-type="float">
            <text:p>81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67" calcext:value-type="float">
            <text:p>81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11" calcext:value-type="float">
            <text:p>82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table:formula="of:=MIN([.$H81];[#REF!];[.$N81];[#REF!];[.$T81];[#REF!];[.$Z81];[#REF!];[.$AF81];[#REF!];[.$AL81];[#REF!])" office:value-type="string" office:string-value="" calcext:value-type="error">
            <text:p>#REF!</text:p>
          </table:table-cell>
          <table:table-cell table:formula="of:=MIN([.$I81];[#REF!];[.$O81];[#REF!];[.$U81];[#REF!];[.$AA81];[#REF!];[.$AG81];[#REF!];[.$AM81];[#REF!])" office:value-type="string" office:string-value="" calcext:value-type="error">
            <text:p>#REF!</text:p>
          </table:table-cell>
          <table:table-cell table:formula="of:=MIN([.$J81];[#REF!];[.$P81];[#REF!];[.$V81];[#REF!];[.$AB81];[#REF!];[.$AH81];[#REF!];[.$AN81];[#REF!])" office:value-type="string" office:string-value="" calcext:value-type="error">
            <text:p>#REF!</text:p>
          </table:table-cell>
          <table:table-cell table:formula="of:=MIN([.$K81];[#REF!];[.$Q81];[#REF!];[.$W81];[#REF!];[.$AC81];[#REF!];[.$AI81];[#REF!];[.$AO81];[#REF!])" office:value-type="string" office:string-value="" calcext:value-type="error">
            <text:p>#REF!</text:p>
          </table:table-cell>
          <table:table-cell table:formula="of:=MIN([.$L81];[#REF!];[.$R81];[#REF!];[.$X81];[#REF!];[.$AD81];[#REF!];[.$AJ81];[#REF!];[.$AP81];[#REF!])" office:value-type="string" office:string-value="" calcext:value-type="error">
            <text:p>#REF!</text:p>
          </table:table-cell>
          <table:table-cell table:formula="of:=MIN([.$M81];[#REF!];[.$S81];[#REF!];[.$Y81];[#REF!];[.$AE81];[#REF!];[.$AK81];[#REF!];[.$AQ81];[#REF!])" office:value-type="string" office:string-value="" calcext:value-type="error">
            <text:p>#REF!</text:p>
          </table:table-cell>
          <table:table-cell table:formula="of:=MEDIAN([.$H81];[#REF!];[.$N81];[#REF!];[.$T81];[#REF!];[.$Z81];[#REF!];[.$AF81];[#REF!];[.$AL81];[#REF!])" office:value-type="string" office:string-value="" calcext:value-type="error">
            <text:p>#REF!</text:p>
          </table:table-cell>
          <table:table-cell table:formula="of:=MEDIAN([.$I81];[#REF!];[.$O81];[#REF!];[.$U81];[#REF!];[.$AA81];[#REF!];[.$AG81];[#REF!];[.$AM81];[#REF!])" office:value-type="string" office:string-value="" calcext:value-type="error">
            <text:p>#REF!</text:p>
          </table:table-cell>
          <table:table-cell table:formula="of:=MEDIAN([.$J81];[#REF!];[.$P81];[#REF!];[.$V81];[#REF!];[.$AB81];[#REF!];[.$AH81];[#REF!];[.$AN81];[#REF!])" office:value-type="string" office:string-value="" calcext:value-type="error">
            <text:p>#REF!</text:p>
          </table:table-cell>
          <table:table-cell table:formula="of:=MEDIAN([.$K81];[#REF!];[.$Q81];[#REF!];[.$W81];[#REF!];[.$AC81];[#REF!];[.$AI81];[#REF!];[.$AO81];[#REF!])" office:value-type="string" office:string-value="" calcext:value-type="error">
            <text:p>#REF!</text:p>
          </table:table-cell>
          <table:table-cell table:formula="of:=MEDIAN([.$L81];[#REF!];[.$R81];[#REF!];[.$X81];[#REF!];[.$AD81];[#REF!];[.$AJ81];[#REF!];[.$AP81];[#REF!])" office:value-type="string" office:string-value="" calcext:value-type="error">
            <text:p>#REF!</text:p>
          </table:table-cell>
          <table:table-cell table:formula="of:=MEDIAN([.$M81];[#REF!];[.$S81];[#REF!];[.$Y81];[#REF!];[.$AE81];[#REF!];[.$AK81];[#REF!];[.$AQ81];[#REF!])" office:value-type="string" office:string-value="" calcext:value-type="error">
            <text:p>#REF!</text:p>
          </table:table-cell>
          <table:table-cell table:formula="of:=MAX([.$H81];[#REF!];[.$N81];[#REF!];[.$T81];[#REF!];[.$Z81];[#REF!];[.$AF81];[#REF!];[.$AL81];[#REF!])" office:value-type="string" office:string-value="" calcext:value-type="error">
            <text:p>#REF!</text:p>
          </table:table-cell>
          <table:table-cell table:formula="of:=MAX([.$I81];[#REF!];[.$O81];[#REF!];[.$U81];[#REF!];[.$AA81];[#REF!];[.$AG81];[#REF!];[.$AM81];[#REF!])" office:value-type="string" office:string-value="" calcext:value-type="error">
            <text:p>#REF!</text:p>
          </table:table-cell>
          <table:table-cell table:formula="of:=MAX([.$J81];[#REF!];[.$P81];[#REF!];[.$V81];[#REF!];[.$AB81];[#REF!];[.$AH81];[#REF!];[.$AN81];[#REF!])" office:value-type="string" office:string-value="" calcext:value-type="error">
            <text:p>#REF!</text:p>
          </table:table-cell>
          <table:table-cell table:formula="of:=MAX([.$K81];[#REF!];[.$Q81];[#REF!];[.$W81];[#REF!];[.$AC81];[#REF!];[.$AI81];[#REF!];[.$AO81];[#REF!])" office:value-type="string" office:string-value="" calcext:value-type="error">
            <text:p>#REF!</text:p>
          </table:table-cell>
          <table:table-cell table:formula="of:=MAX([.$L81];[#REF!];[.$R81];[#REF!];[.$X81];[#REF!];[.$AD81];[#REF!];[.$AJ81];[#REF!];[.$AP81];[#REF!])" office:value-type="string" office:string-value="" calcext:value-type="error">
            <text:p>#REF!</text:p>
          </table:table-cell>
          <table:table-cell table:formula="of:=MAX([.$M81];[#REF!];[.$S81];[#REF!];[.$Y81];[#REF!];[.$AE81];[#REF!];[.$AK81];[#REF!];[.$AQ81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freecell-strips-typed/instances/instance-6.lp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3" calcext:value-type="float">
            <text:p>80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31" calcext:value-type="float">
            <text:p>80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27" calcext:value-type="float">
            <text:p>81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30" calcext:value-type="float">
            <text:p>81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93" calcext:value-type="float">
            <text:p>80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13" calcext:value-type="float">
            <text:p>80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30" calcext:value-type="float">
            <text:p>8130</text:p>
          </table:table-cell>
          <table:table-cell office:value-type="float" office:value="0" calcext:value-type="float">
            <text:p>0</text:p>
          </table:table-cell>
          <table:table-cell table:formula="of:=MIN([.$H82];[#REF!];[.$N82];[#REF!];[.$T82];[#REF!];[.$Z82];[#REF!];[.$AF82];[#REF!];[.$AL82];[#REF!])" office:value-type="string" office:string-value="" calcext:value-type="error">
            <text:p>#REF!</text:p>
          </table:table-cell>
          <table:table-cell table:formula="of:=MIN([.$I82];[#REF!];[.$O82];[#REF!];[.$U82];[#REF!];[.$AA82];[#REF!];[.$AG82];[#REF!];[.$AM82];[#REF!])" office:value-type="string" office:string-value="" calcext:value-type="error">
            <text:p>#REF!</text:p>
          </table:table-cell>
          <table:table-cell table:formula="of:=MIN([.$J82];[#REF!];[.$P82];[#REF!];[.$V82];[#REF!];[.$AB82];[#REF!];[.$AH82];[#REF!];[.$AN82];[#REF!])" office:value-type="string" office:string-value="" calcext:value-type="error">
            <text:p>#REF!</text:p>
          </table:table-cell>
          <table:table-cell table:formula="of:=MIN([.$K82];[#REF!];[.$Q82];[#REF!];[.$W82];[#REF!];[.$AC82];[#REF!];[.$AI82];[#REF!];[.$AO82];[#REF!])" office:value-type="string" office:string-value="" calcext:value-type="error">
            <text:p>#REF!</text:p>
          </table:table-cell>
          <table:table-cell table:formula="of:=MIN([.$L82];[#REF!];[.$R82];[#REF!];[.$X82];[#REF!];[.$AD82];[#REF!];[.$AJ82];[#REF!];[.$AP82];[#REF!])" office:value-type="string" office:string-value="" calcext:value-type="error">
            <text:p>#REF!</text:p>
          </table:table-cell>
          <table:table-cell table:formula="of:=MIN([.$M82];[#REF!];[.$S82];[#REF!];[.$Y82];[#REF!];[.$AE82];[#REF!];[.$AK82];[#REF!];[.$AQ82];[#REF!])" office:value-type="string" office:string-value="" calcext:value-type="error">
            <text:p>#REF!</text:p>
          </table:table-cell>
          <table:table-cell table:formula="of:=MEDIAN([.$H82];[#REF!];[.$N82];[#REF!];[.$T82];[#REF!];[.$Z82];[#REF!];[.$AF82];[#REF!];[.$AL82];[#REF!])" office:value-type="string" office:string-value="" calcext:value-type="error">
            <text:p>#REF!</text:p>
          </table:table-cell>
          <table:table-cell table:formula="of:=MEDIAN([.$I82];[#REF!];[.$O82];[#REF!];[.$U82];[#REF!];[.$AA82];[#REF!];[.$AG82];[#REF!];[.$AM82];[#REF!])" office:value-type="string" office:string-value="" calcext:value-type="error">
            <text:p>#REF!</text:p>
          </table:table-cell>
          <table:table-cell table:formula="of:=MEDIAN([.$J82];[#REF!];[.$P82];[#REF!];[.$V82];[#REF!];[.$AB82];[#REF!];[.$AH82];[#REF!];[.$AN82];[#REF!])" office:value-type="string" office:string-value="" calcext:value-type="error">
            <text:p>#REF!</text:p>
          </table:table-cell>
          <table:table-cell table:formula="of:=MEDIAN([.$K82];[#REF!];[.$Q82];[#REF!];[.$W82];[#REF!];[.$AC82];[#REF!];[.$AI82];[#REF!];[.$AO82];[#REF!])" office:value-type="string" office:string-value="" calcext:value-type="error">
            <text:p>#REF!</text:p>
          </table:table-cell>
          <table:table-cell table:formula="of:=MEDIAN([.$L82];[#REF!];[.$R82];[#REF!];[.$X82];[#REF!];[.$AD82];[#REF!];[.$AJ82];[#REF!];[.$AP82];[#REF!])" office:value-type="string" office:string-value="" calcext:value-type="error">
            <text:p>#REF!</text:p>
          </table:table-cell>
          <table:table-cell table:formula="of:=MEDIAN([.$M82];[#REF!];[.$S82];[#REF!];[.$Y82];[#REF!];[.$AE82];[#REF!];[.$AK82];[#REF!];[.$AQ82];[#REF!])" office:value-type="string" office:string-value="" calcext:value-type="error">
            <text:p>#REF!</text:p>
          </table:table-cell>
          <table:table-cell table:formula="of:=MAX([.$H82];[#REF!];[.$N82];[#REF!];[.$T82];[#REF!];[.$Z82];[#REF!];[.$AF82];[#REF!];[.$AL82];[#REF!])" office:value-type="string" office:string-value="" calcext:value-type="error">
            <text:p>#REF!</text:p>
          </table:table-cell>
          <table:table-cell table:formula="of:=MAX([.$I82];[#REF!];[.$O82];[#REF!];[.$U82];[#REF!];[.$AA82];[#REF!];[.$AG82];[#REF!];[.$AM82];[#REF!])" office:value-type="string" office:string-value="" calcext:value-type="error">
            <text:p>#REF!</text:p>
          </table:table-cell>
          <table:table-cell table:formula="of:=MAX([.$J82];[#REF!];[.$P82];[#REF!];[.$V82];[#REF!];[.$AB82];[#REF!];[.$AH82];[#REF!];[.$AN82];[#REF!])" office:value-type="string" office:string-value="" calcext:value-type="error">
            <text:p>#REF!</text:p>
          </table:table-cell>
          <table:table-cell table:formula="of:=MAX([.$K82];[#REF!];[.$Q82];[#REF!];[.$W82];[#REF!];[.$AC82];[#REF!];[.$AI82];[#REF!];[.$AO82];[#REF!])" office:value-type="string" office:string-value="" calcext:value-type="error">
            <text:p>#REF!</text:p>
          </table:table-cell>
          <table:table-cell table:formula="of:=MAX([.$L82];[#REF!];[.$R82];[#REF!];[.$X82];[#REF!];[.$AD82];[#REF!];[.$AJ82];[#REF!];[.$AP82];[#REF!])" office:value-type="string" office:string-value="" calcext:value-type="error">
            <text:p>#REF!</text:p>
          </table:table-cell>
          <table:table-cell table:formula="of:=MAX([.$M82];[#REF!];[.$S82];[#REF!];[.$Y82];[#REF!];[.$AE82];[#REF!];[.$AK82];[#REF!];[.$AQ82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freecell-strips-typed/instances/instance-7.lp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83" calcext:value-type="float">
            <text:p>808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96" calcext:value-type="float">
            <text:p>809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98" calcext:value-type="float">
            <text:p>80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34" calcext:value-type="float">
            <text:p>80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4" calcext:value-type="float">
            <text:p>80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93" calcext:value-type="float">
            <text:p>80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45" calcext:value-type="float">
            <text:p>8045</text:p>
          </table:table-cell>
          <table:table-cell office:value-type="float" office:value="0" calcext:value-type="float">
            <text:p>0</text:p>
          </table:table-cell>
          <table:table-cell table:formula="of:=MIN([.$H83];[#REF!];[.$N83];[#REF!];[.$T83];[#REF!];[.$Z83];[#REF!];[.$AF83];[#REF!];[.$AL83];[#REF!])" office:value-type="string" office:string-value="" calcext:value-type="error">
            <text:p>#REF!</text:p>
          </table:table-cell>
          <table:table-cell table:formula="of:=MIN([.$I83];[#REF!];[.$O83];[#REF!];[.$U83];[#REF!];[.$AA83];[#REF!];[.$AG83];[#REF!];[.$AM83];[#REF!])" office:value-type="string" office:string-value="" calcext:value-type="error">
            <text:p>#REF!</text:p>
          </table:table-cell>
          <table:table-cell table:formula="of:=MIN([.$J83];[#REF!];[.$P83];[#REF!];[.$V83];[#REF!];[.$AB83];[#REF!];[.$AH83];[#REF!];[.$AN83];[#REF!])" office:value-type="string" office:string-value="" calcext:value-type="error">
            <text:p>#REF!</text:p>
          </table:table-cell>
          <table:table-cell table:formula="of:=MIN([.$K83];[#REF!];[.$Q83];[#REF!];[.$W83];[#REF!];[.$AC83];[#REF!];[.$AI83];[#REF!];[.$AO83];[#REF!])" office:value-type="string" office:string-value="" calcext:value-type="error">
            <text:p>#REF!</text:p>
          </table:table-cell>
          <table:table-cell table:formula="of:=MIN([.$L83];[#REF!];[.$R83];[#REF!];[.$X83];[#REF!];[.$AD83];[#REF!];[.$AJ83];[#REF!];[.$AP83];[#REF!])" office:value-type="string" office:string-value="" calcext:value-type="error">
            <text:p>#REF!</text:p>
          </table:table-cell>
          <table:table-cell table:formula="of:=MIN([.$M83];[#REF!];[.$S83];[#REF!];[.$Y83];[#REF!];[.$AE83];[#REF!];[.$AK83];[#REF!];[.$AQ83];[#REF!])" office:value-type="string" office:string-value="" calcext:value-type="error">
            <text:p>#REF!</text:p>
          </table:table-cell>
          <table:table-cell table:formula="of:=MEDIAN([.$H83];[#REF!];[.$N83];[#REF!];[.$T83];[#REF!];[.$Z83];[#REF!];[.$AF83];[#REF!];[.$AL83];[#REF!])" office:value-type="string" office:string-value="" calcext:value-type="error">
            <text:p>#REF!</text:p>
          </table:table-cell>
          <table:table-cell table:formula="of:=MEDIAN([.$I83];[#REF!];[.$O83];[#REF!];[.$U83];[#REF!];[.$AA83];[#REF!];[.$AG83];[#REF!];[.$AM83];[#REF!])" office:value-type="string" office:string-value="" calcext:value-type="error">
            <text:p>#REF!</text:p>
          </table:table-cell>
          <table:table-cell table:formula="of:=MEDIAN([.$J83];[#REF!];[.$P83];[#REF!];[.$V83];[#REF!];[.$AB83];[#REF!];[.$AH83];[#REF!];[.$AN83];[#REF!])" office:value-type="string" office:string-value="" calcext:value-type="error">
            <text:p>#REF!</text:p>
          </table:table-cell>
          <table:table-cell table:formula="of:=MEDIAN([.$K83];[#REF!];[.$Q83];[#REF!];[.$W83];[#REF!];[.$AC83];[#REF!];[.$AI83];[#REF!];[.$AO83];[#REF!])" office:value-type="string" office:string-value="" calcext:value-type="error">
            <text:p>#REF!</text:p>
          </table:table-cell>
          <table:table-cell table:formula="of:=MEDIAN([.$L83];[#REF!];[.$R83];[#REF!];[.$X83];[#REF!];[.$AD83];[#REF!];[.$AJ83];[#REF!];[.$AP83];[#REF!])" office:value-type="string" office:string-value="" calcext:value-type="error">
            <text:p>#REF!</text:p>
          </table:table-cell>
          <table:table-cell table:formula="of:=MEDIAN([.$M83];[#REF!];[.$S83];[#REF!];[.$Y83];[#REF!];[.$AE83];[#REF!];[.$AK83];[#REF!];[.$AQ83];[#REF!])" office:value-type="string" office:string-value="" calcext:value-type="error">
            <text:p>#REF!</text:p>
          </table:table-cell>
          <table:table-cell table:formula="of:=MAX([.$H83];[#REF!];[.$N83];[#REF!];[.$T83];[#REF!];[.$Z83];[#REF!];[.$AF83];[#REF!];[.$AL83];[#REF!])" office:value-type="string" office:string-value="" calcext:value-type="error">
            <text:p>#REF!</text:p>
          </table:table-cell>
          <table:table-cell table:formula="of:=MAX([.$I83];[#REF!];[.$O83];[#REF!];[.$U83];[#REF!];[.$AA83];[#REF!];[.$AG83];[#REF!];[.$AM83];[#REF!])" office:value-type="string" office:string-value="" calcext:value-type="error">
            <text:p>#REF!</text:p>
          </table:table-cell>
          <table:table-cell table:formula="of:=MAX([.$J83];[#REF!];[.$P83];[#REF!];[.$V83];[#REF!];[.$AB83];[#REF!];[.$AH83];[#REF!];[.$AN83];[#REF!])" office:value-type="string" office:string-value="" calcext:value-type="error">
            <text:p>#REF!</text:p>
          </table:table-cell>
          <table:table-cell table:formula="of:=MAX([.$K83];[#REF!];[.$Q83];[#REF!];[.$W83];[#REF!];[.$AC83];[#REF!];[.$AI83];[#REF!];[.$AO83];[#REF!])" office:value-type="string" office:string-value="" calcext:value-type="error">
            <text:p>#REF!</text:p>
          </table:table-cell>
          <table:table-cell table:formula="of:=MAX([.$L83];[#REF!];[.$R83];[#REF!];[.$X83];[#REF!];[.$AD83];[#REF!];[.$AJ83];[#REF!];[.$AP83];[#REF!])" office:value-type="string" office:string-value="" calcext:value-type="error">
            <text:p>#REF!</text:p>
          </table:table-cell>
          <table:table-cell table:formula="of:=MAX([.$M83];[#REF!];[.$S83];[#REF!];[.$Y83];[#REF!];[.$AE83];[#REF!];[.$AK83];[#REF!];[.$AQ83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freecell-strips-typed/instances/instance-8.lp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80" calcext:value-type="float">
            <text:p>80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95" calcext:value-type="float">
            <text:p>80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16" calcext:value-type="float">
            <text:p>80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48" calcext:value-type="float">
            <text:p>80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52" calcext:value-type="float">
            <text:p>80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89" calcext:value-type="float">
            <text:p>80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89" calcext:value-type="float">
            <text:p>8089</text:p>
          </table:table-cell>
          <table:table-cell office:value-type="float" office:value="0" calcext:value-type="float">
            <text:p>0</text:p>
          </table:table-cell>
          <table:table-cell table:formula="of:=MIN([.$H84];[#REF!];[.$N84];[#REF!];[.$T84];[#REF!];[.$Z84];[#REF!];[.$AF84];[#REF!];[.$AL84];[#REF!])" office:value-type="string" office:string-value="" calcext:value-type="error">
            <text:p>#REF!</text:p>
          </table:table-cell>
          <table:table-cell table:formula="of:=MIN([.$I84];[#REF!];[.$O84];[#REF!];[.$U84];[#REF!];[.$AA84];[#REF!];[.$AG84];[#REF!];[.$AM84];[#REF!])" office:value-type="string" office:string-value="" calcext:value-type="error">
            <text:p>#REF!</text:p>
          </table:table-cell>
          <table:table-cell table:formula="of:=MIN([.$J84];[#REF!];[.$P84];[#REF!];[.$V84];[#REF!];[.$AB84];[#REF!];[.$AH84];[#REF!];[.$AN84];[#REF!])" office:value-type="string" office:string-value="" calcext:value-type="error">
            <text:p>#REF!</text:p>
          </table:table-cell>
          <table:table-cell table:formula="of:=MIN([.$K84];[#REF!];[.$Q84];[#REF!];[.$W84];[#REF!];[.$AC84];[#REF!];[.$AI84];[#REF!];[.$AO84];[#REF!])" office:value-type="string" office:string-value="" calcext:value-type="error">
            <text:p>#REF!</text:p>
          </table:table-cell>
          <table:table-cell table:formula="of:=MIN([.$L84];[#REF!];[.$R84];[#REF!];[.$X84];[#REF!];[.$AD84];[#REF!];[.$AJ84];[#REF!];[.$AP84];[#REF!])" office:value-type="string" office:string-value="" calcext:value-type="error">
            <text:p>#REF!</text:p>
          </table:table-cell>
          <table:table-cell table:formula="of:=MIN([.$M84];[#REF!];[.$S84];[#REF!];[.$Y84];[#REF!];[.$AE84];[#REF!];[.$AK84];[#REF!];[.$AQ84];[#REF!])" office:value-type="string" office:string-value="" calcext:value-type="error">
            <text:p>#REF!</text:p>
          </table:table-cell>
          <table:table-cell table:formula="of:=MEDIAN([.$H84];[#REF!];[.$N84];[#REF!];[.$T84];[#REF!];[.$Z84];[#REF!];[.$AF84];[#REF!];[.$AL84];[#REF!])" office:value-type="string" office:string-value="" calcext:value-type="error">
            <text:p>#REF!</text:p>
          </table:table-cell>
          <table:table-cell table:formula="of:=MEDIAN([.$I84];[#REF!];[.$O84];[#REF!];[.$U84];[#REF!];[.$AA84];[#REF!];[.$AG84];[#REF!];[.$AM84];[#REF!])" office:value-type="string" office:string-value="" calcext:value-type="error">
            <text:p>#REF!</text:p>
          </table:table-cell>
          <table:table-cell table:formula="of:=MEDIAN([.$J84];[#REF!];[.$P84];[#REF!];[.$V84];[#REF!];[.$AB84];[#REF!];[.$AH84];[#REF!];[.$AN84];[#REF!])" office:value-type="string" office:string-value="" calcext:value-type="error">
            <text:p>#REF!</text:p>
          </table:table-cell>
          <table:table-cell table:formula="of:=MEDIAN([.$K84];[#REF!];[.$Q84];[#REF!];[.$W84];[#REF!];[.$AC84];[#REF!];[.$AI84];[#REF!];[.$AO84];[#REF!])" office:value-type="string" office:string-value="" calcext:value-type="error">
            <text:p>#REF!</text:p>
          </table:table-cell>
          <table:table-cell table:formula="of:=MEDIAN([.$L84];[#REF!];[.$R84];[#REF!];[.$X84];[#REF!];[.$AD84];[#REF!];[.$AJ84];[#REF!];[.$AP84];[#REF!])" office:value-type="string" office:string-value="" calcext:value-type="error">
            <text:p>#REF!</text:p>
          </table:table-cell>
          <table:table-cell table:formula="of:=MEDIAN([.$M84];[#REF!];[.$S84];[#REF!];[.$Y84];[#REF!];[.$AE84];[#REF!];[.$AK84];[#REF!];[.$AQ84];[#REF!])" office:value-type="string" office:string-value="" calcext:value-type="error">
            <text:p>#REF!</text:p>
          </table:table-cell>
          <table:table-cell table:formula="of:=MAX([.$H84];[#REF!];[.$N84];[#REF!];[.$T84];[#REF!];[.$Z84];[#REF!];[.$AF84];[#REF!];[.$AL84];[#REF!])" office:value-type="string" office:string-value="" calcext:value-type="error">
            <text:p>#REF!</text:p>
          </table:table-cell>
          <table:table-cell table:formula="of:=MAX([.$I84];[#REF!];[.$O84];[#REF!];[.$U84];[#REF!];[.$AA84];[#REF!];[.$AG84];[#REF!];[.$AM84];[#REF!])" office:value-type="string" office:string-value="" calcext:value-type="error">
            <text:p>#REF!</text:p>
          </table:table-cell>
          <table:table-cell table:formula="of:=MAX([.$J84];[#REF!];[.$P84];[#REF!];[.$V84];[#REF!];[.$AB84];[#REF!];[.$AH84];[#REF!];[.$AN84];[#REF!])" office:value-type="string" office:string-value="" calcext:value-type="error">
            <text:p>#REF!</text:p>
          </table:table-cell>
          <table:table-cell table:formula="of:=MAX([.$K84];[#REF!];[.$Q84];[#REF!];[.$W84];[#REF!];[.$AC84];[#REF!];[.$AI84];[#REF!];[.$AO84];[#REF!])" office:value-type="string" office:string-value="" calcext:value-type="error">
            <text:p>#REF!</text:p>
          </table:table-cell>
          <table:table-cell table:formula="of:=MAX([.$L84];[#REF!];[.$R84];[#REF!];[.$X84];[#REF!];[.$AD84];[#REF!];[.$AJ84];[#REF!];[.$AP84];[#REF!])" office:value-type="string" office:string-value="" calcext:value-type="error">
            <text:p>#REF!</text:p>
          </table:table-cell>
          <table:table-cell table:formula="of:=MAX([.$M84];[#REF!];[.$S84];[#REF!];[.$Y84];[#REF!];[.$AE84];[#REF!];[.$AK84];[#REF!];[.$AQ84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freecell-strips-typed/instances/instance-9.lp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18" calcext:value-type="float">
            <text:p>81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32" calcext:value-type="float">
            <text:p>81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27" calcext:value-type="float">
            <text:p>80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32" calcext:value-type="float">
            <text:p>81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95" calcext:value-type="float">
            <text:p>80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31" calcext:value-type="float">
            <text:p>81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32" calcext:value-type="float">
            <text:p>8132</text:p>
          </table:table-cell>
          <table:table-cell office:value-type="float" office:value="0" calcext:value-type="float">
            <text:p>0</text:p>
          </table:table-cell>
          <table:table-cell table:formula="of:=MIN([.$H85];[#REF!];[.$N85];[#REF!];[.$T85];[#REF!];[.$Z85];[#REF!];[.$AF85];[#REF!];[.$AL85];[#REF!])" office:value-type="string" office:string-value="" calcext:value-type="error">
            <text:p>#REF!</text:p>
          </table:table-cell>
          <table:table-cell table:formula="of:=MIN([.$I85];[#REF!];[.$O85];[#REF!];[.$U85];[#REF!];[.$AA85];[#REF!];[.$AG85];[#REF!];[.$AM85];[#REF!])" office:value-type="string" office:string-value="" calcext:value-type="error">
            <text:p>#REF!</text:p>
          </table:table-cell>
          <table:table-cell table:formula="of:=MIN([.$J85];[#REF!];[.$P85];[#REF!];[.$V85];[#REF!];[.$AB85];[#REF!];[.$AH85];[#REF!];[.$AN85];[#REF!])" office:value-type="string" office:string-value="" calcext:value-type="error">
            <text:p>#REF!</text:p>
          </table:table-cell>
          <table:table-cell table:formula="of:=MIN([.$K85];[#REF!];[.$Q85];[#REF!];[.$W85];[#REF!];[.$AC85];[#REF!];[.$AI85];[#REF!];[.$AO85];[#REF!])" office:value-type="string" office:string-value="" calcext:value-type="error">
            <text:p>#REF!</text:p>
          </table:table-cell>
          <table:table-cell table:formula="of:=MIN([.$L85];[#REF!];[.$R85];[#REF!];[.$X85];[#REF!];[.$AD85];[#REF!];[.$AJ85];[#REF!];[.$AP85];[#REF!])" office:value-type="string" office:string-value="" calcext:value-type="error">
            <text:p>#REF!</text:p>
          </table:table-cell>
          <table:table-cell table:formula="of:=MIN([.$M85];[#REF!];[.$S85];[#REF!];[.$Y85];[#REF!];[.$AE85];[#REF!];[.$AK85];[#REF!];[.$AQ85];[#REF!])" office:value-type="string" office:string-value="" calcext:value-type="error">
            <text:p>#REF!</text:p>
          </table:table-cell>
          <table:table-cell table:formula="of:=MEDIAN([.$H85];[#REF!];[.$N85];[#REF!];[.$T85];[#REF!];[.$Z85];[#REF!];[.$AF85];[#REF!];[.$AL85];[#REF!])" office:value-type="string" office:string-value="" calcext:value-type="error">
            <text:p>#REF!</text:p>
          </table:table-cell>
          <table:table-cell table:formula="of:=MEDIAN([.$I85];[#REF!];[.$O85];[#REF!];[.$U85];[#REF!];[.$AA85];[#REF!];[.$AG85];[#REF!];[.$AM85];[#REF!])" office:value-type="string" office:string-value="" calcext:value-type="error">
            <text:p>#REF!</text:p>
          </table:table-cell>
          <table:table-cell table:formula="of:=MEDIAN([.$J85];[#REF!];[.$P85];[#REF!];[.$V85];[#REF!];[.$AB85];[#REF!];[.$AH85];[#REF!];[.$AN85];[#REF!])" office:value-type="string" office:string-value="" calcext:value-type="error">
            <text:p>#REF!</text:p>
          </table:table-cell>
          <table:table-cell table:formula="of:=MEDIAN([.$K85];[#REF!];[.$Q85];[#REF!];[.$W85];[#REF!];[.$AC85];[#REF!];[.$AI85];[#REF!];[.$AO85];[#REF!])" office:value-type="string" office:string-value="" calcext:value-type="error">
            <text:p>#REF!</text:p>
          </table:table-cell>
          <table:table-cell table:formula="of:=MEDIAN([.$L85];[#REF!];[.$R85];[#REF!];[.$X85];[#REF!];[.$AD85];[#REF!];[.$AJ85];[#REF!];[.$AP85];[#REF!])" office:value-type="string" office:string-value="" calcext:value-type="error">
            <text:p>#REF!</text:p>
          </table:table-cell>
          <table:table-cell table:formula="of:=MEDIAN([.$M85];[#REF!];[.$S85];[#REF!];[.$Y85];[#REF!];[.$AE85];[#REF!];[.$AK85];[#REF!];[.$AQ85];[#REF!])" office:value-type="string" office:string-value="" calcext:value-type="error">
            <text:p>#REF!</text:p>
          </table:table-cell>
          <table:table-cell table:formula="of:=MAX([.$H85];[#REF!];[.$N85];[#REF!];[.$T85];[#REF!];[.$Z85];[#REF!];[.$AF85];[#REF!];[.$AL85];[#REF!])" office:value-type="string" office:string-value="" calcext:value-type="error">
            <text:p>#REF!</text:p>
          </table:table-cell>
          <table:table-cell table:formula="of:=MAX([.$I85];[#REF!];[.$O85];[#REF!];[.$U85];[#REF!];[.$AA85];[#REF!];[.$AG85];[#REF!];[.$AM85];[#REF!])" office:value-type="string" office:string-value="" calcext:value-type="error">
            <text:p>#REF!</text:p>
          </table:table-cell>
          <table:table-cell table:formula="of:=MAX([.$J85];[#REF!];[.$P85];[#REF!];[.$V85];[#REF!];[.$AB85];[#REF!];[.$AH85];[#REF!];[.$AN85];[#REF!])" office:value-type="string" office:string-value="" calcext:value-type="error">
            <text:p>#REF!</text:p>
          </table:table-cell>
          <table:table-cell table:formula="of:=MAX([.$K85];[#REF!];[.$Q85];[#REF!];[.$W85];[#REF!];[.$AC85];[#REF!];[.$AI85];[#REF!];[.$AO85];[#REF!])" office:value-type="string" office:string-value="" calcext:value-type="error">
            <text:p>#REF!</text:p>
          </table:table-cell>
          <table:table-cell table:formula="of:=MAX([.$L85];[#REF!];[.$R85];[#REF!];[.$X85];[#REF!];[.$AD85];[#REF!];[.$AJ85];[#REF!];[.$AP85];[#REF!])" office:value-type="string" office:string-value="" calcext:value-type="error">
            <text:p>#REF!</text:p>
          </table:table-cell>
          <table:table-cell table:formula="of:=MAX([.$M85];[#REF!];[.$S85];[#REF!];[.$Y85];[#REF!];[.$AE85];[#REF!];[.$AK85];[#REF!];[.$AQ85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grid-round-2-strips/instances/instance-1.lp</text:p>
          </table:table-cell>
          <table:table-cell office:value-type="float" office:value="24.82" calcext:value-type="float">
            <text:p>24.82</text:p>
          </table:table-cell>
          <table:table-cell office:value-type="float" office:value="16.35" calcext:value-type="float">
            <text:p>16.35</text:p>
          </table:table-cell>
          <table:table-cell office:value-type="float" office:value="285" calcext:value-type="float">
            <text:p>285</text:p>
          </table:table-cell>
          <table:table-cell office:value-type="float" office:value="148" calcext:value-type="float">
            <text:p>148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 office:value-type="float" office:value="111.73" calcext:value-type="float">
            <text:p>111.73</text:p>
          </table:table-cell>
          <table:table-cell office:value-type="float" office:value="108.301" calcext:value-type="float">
            <text:p>108.301</text:p>
          </table:table-cell>
          <table:table-cell office:value-type="float" office:value="283" calcext:value-type="float">
            <text:p>283</text:p>
          </table:table-cell>
          <table:table-cell office:value-type="float" office:value="106" calcext:value-type="float">
            <text:p>106</text:p>
          </table:table-cell>
          <table:table-cell office:value-type="float" office:value="1963" calcext:value-type="float">
            <text:p>1963</text:p>
          </table:table-cell>
          <table:table-cell office:value-type="float" office:value="0" calcext:value-type="float">
            <text:p>0</text:p>
          </table:table-cell>
          <table:table-cell office:value-type="float" office:value="110.74" calcext:value-type="float">
            <text:p>110.74</text:p>
          </table:table-cell>
          <table:table-cell office:value-type="float" office:value="107.612" calcext:value-type="float">
            <text:p>107.612</text:p>
          </table:table-cell>
          <table:table-cell office:value-type="float" office:value="251" calcext:value-type="float">
            <text:p>251</text:p>
          </table:table-cell>
          <table:table-cell office:value-type="float" office:value="96" calcext:value-type="float">
            <text:p>96</text:p>
          </table:table-cell>
          <table:table-cell office:value-type="float" office:value="1959" calcext:value-type="float">
            <text:p>1959</text:p>
          </table:table-cell>
          <table:table-cell office:value-type="float" office:value="3" calcext:value-type="float">
            <text:p>3</text:p>
          </table:table-cell>
          <table:table-cell office:value-type="float" office:value="115.2" calcext:value-type="float">
            <text:p>115.2</text:p>
          </table:table-cell>
          <table:table-cell office:value-type="float" office:value="111.872" calcext:value-type="float">
            <text:p>111.872</text:p>
          </table:table-cell>
          <table:table-cell office:value-type="float" office:value="251" calcext:value-type="float">
            <text:p>251</text:p>
          </table:table-cell>
          <table:table-cell office:value-type="float" office:value="96" calcext:value-type="float">
            <text:p>96</text:p>
          </table:table-cell>
          <table:table-cell office:value-type="float" office:value="1959" calcext:value-type="float">
            <text:p>1959</text:p>
          </table:table-cell>
          <table:table-cell office:value-type="float" office:value="3" calcext:value-type="float">
            <text:p>3</text:p>
          </table:table-cell>
          <table:table-cell office:value-type="float" office:value="109.96" calcext:value-type="float">
            <text:p>109.96</text:p>
          </table:table-cell>
          <table:table-cell office:value-type="float" office:value="106.412" calcext:value-type="float">
            <text:p>106.412</text:p>
          </table:table-cell>
          <table:table-cell office:value-type="float" office:value="251" calcext:value-type="float">
            <text:p>251</text:p>
          </table:table-cell>
          <table:table-cell office:value-type="float" office:value="96" calcext:value-type="float">
            <text:p>96</text:p>
          </table:table-cell>
          <table:table-cell office:value-type="float" office:value="1959" calcext:value-type="float">
            <text:p>1959</text:p>
          </table:table-cell>
          <table:table-cell office:value-type="float" office:value="3" calcext:value-type="float">
            <text:p>3</text:p>
          </table:table-cell>
          <table:table-cell office:value-type="float" office:value="111.77" calcext:value-type="float">
            <text:p>111.77</text:p>
          </table:table-cell>
          <table:table-cell office:value-type="float" office:value="108.175" calcext:value-type="float">
            <text:p>108.175</text:p>
          </table:table-cell>
          <table:table-cell office:value-type="float" office:value="251" calcext:value-type="float">
            <text:p>251</text:p>
          </table:table-cell>
          <table:table-cell office:value-type="float" office:value="96" calcext:value-type="float">
            <text:p>96</text:p>
          </table:table-cell>
          <table:table-cell office:value-type="float" office:value="1959" calcext:value-type="float">
            <text:p>1959</text:p>
          </table:table-cell>
          <table:table-cell office:value-type="float" office:value="3" calcext:value-type="float">
            <text:p>3</text:p>
          </table:table-cell>
          <table:table-cell office:value-type="float" office:value="110.71" calcext:value-type="float">
            <text:p>110.71</text:p>
          </table:table-cell>
          <table:table-cell office:value-type="float" office:value="107.5" calcext:value-type="float">
            <text:p>107.5</text:p>
          </table:table-cell>
          <table:table-cell office:value-type="float" office:value="251" calcext:value-type="float">
            <text:p>251</text:p>
          </table:table-cell>
          <table:table-cell office:value-type="float" office:value="96" calcext:value-type="float">
            <text:p>96</text:p>
          </table:table-cell>
          <table:table-cell office:value-type="float" office:value="1958" calcext:value-type="float">
            <text:p>1958</text:p>
          </table:table-cell>
          <table:table-cell office:value-type="float" office:value="3" calcext:value-type="float">
            <text:p>3</text:p>
          </table:table-cell>
          <table:table-cell table:formula="of:=MIN([.$H86];[#REF!];[.$N86];[#REF!];[.$T86];[#REF!];[.$Z86];[#REF!];[.$AF86];[#REF!];[.$AL86];[#REF!])" office:value-type="string" office:string-value="" calcext:value-type="error">
            <text:p>#REF!</text:p>
          </table:table-cell>
          <table:table-cell table:formula="of:=MIN([.$I86];[#REF!];[.$O86];[#REF!];[.$U86];[#REF!];[.$AA86];[#REF!];[.$AG86];[#REF!];[.$AM86];[#REF!])" office:value-type="string" office:string-value="" calcext:value-type="error">
            <text:p>#REF!</text:p>
          </table:table-cell>
          <table:table-cell table:formula="of:=MIN([.$J86];[#REF!];[.$P86];[#REF!];[.$V86];[#REF!];[.$AB86];[#REF!];[.$AH86];[#REF!];[.$AN86];[#REF!])" office:value-type="string" office:string-value="" calcext:value-type="error">
            <text:p>#REF!</text:p>
          </table:table-cell>
          <table:table-cell table:formula="of:=MIN([.$K86];[#REF!];[.$Q86];[#REF!];[.$W86];[#REF!];[.$AC86];[#REF!];[.$AI86];[#REF!];[.$AO86];[#REF!])" office:value-type="string" office:string-value="" calcext:value-type="error">
            <text:p>#REF!</text:p>
          </table:table-cell>
          <table:table-cell table:formula="of:=MIN([.$L86];[#REF!];[.$R86];[#REF!];[.$X86];[#REF!];[.$AD86];[#REF!];[.$AJ86];[#REF!];[.$AP86];[#REF!])" office:value-type="string" office:string-value="" calcext:value-type="error">
            <text:p>#REF!</text:p>
          </table:table-cell>
          <table:table-cell table:formula="of:=MIN([.$M86];[#REF!];[.$S86];[#REF!];[.$Y86];[#REF!];[.$AE86];[#REF!];[.$AK86];[#REF!];[.$AQ86];[#REF!])" office:value-type="string" office:string-value="" calcext:value-type="error">
            <text:p>#REF!</text:p>
          </table:table-cell>
          <table:table-cell table:formula="of:=MEDIAN([.$H86];[#REF!];[.$N86];[#REF!];[.$T86];[#REF!];[.$Z86];[#REF!];[.$AF86];[#REF!];[.$AL86];[#REF!])" office:value-type="string" office:string-value="" calcext:value-type="error">
            <text:p>#REF!</text:p>
          </table:table-cell>
          <table:table-cell table:formula="of:=MEDIAN([.$I86];[#REF!];[.$O86];[#REF!];[.$U86];[#REF!];[.$AA86];[#REF!];[.$AG86];[#REF!];[.$AM86];[#REF!])" office:value-type="string" office:string-value="" calcext:value-type="error">
            <text:p>#REF!</text:p>
          </table:table-cell>
          <table:table-cell table:formula="of:=MEDIAN([.$J86];[#REF!];[.$P86];[#REF!];[.$V86];[#REF!];[.$AB86];[#REF!];[.$AH86];[#REF!];[.$AN86];[#REF!])" office:value-type="string" office:string-value="" calcext:value-type="error">
            <text:p>#REF!</text:p>
          </table:table-cell>
          <table:table-cell table:formula="of:=MEDIAN([.$K86];[#REF!];[.$Q86];[#REF!];[.$W86];[#REF!];[.$AC86];[#REF!];[.$AI86];[#REF!];[.$AO86];[#REF!])" office:value-type="string" office:string-value="" calcext:value-type="error">
            <text:p>#REF!</text:p>
          </table:table-cell>
          <table:table-cell table:formula="of:=MEDIAN([.$L86];[#REF!];[.$R86];[#REF!];[.$X86];[#REF!];[.$AD86];[#REF!];[.$AJ86];[#REF!];[.$AP86];[#REF!])" office:value-type="string" office:string-value="" calcext:value-type="error">
            <text:p>#REF!</text:p>
          </table:table-cell>
          <table:table-cell table:formula="of:=MEDIAN([.$M86];[#REF!];[.$S86];[#REF!];[.$Y86];[#REF!];[.$AE86];[#REF!];[.$AK86];[#REF!];[.$AQ86];[#REF!])" office:value-type="string" office:string-value="" calcext:value-type="error">
            <text:p>#REF!</text:p>
          </table:table-cell>
          <table:table-cell table:formula="of:=MAX([.$H86];[#REF!];[.$N86];[#REF!];[.$T86];[#REF!];[.$Z86];[#REF!];[.$AF86];[#REF!];[.$AL86];[#REF!])" office:value-type="string" office:string-value="" calcext:value-type="error">
            <text:p>#REF!</text:p>
          </table:table-cell>
          <table:table-cell table:formula="of:=MAX([.$I86];[#REF!];[.$O86];[#REF!];[.$U86];[#REF!];[.$AA86];[#REF!];[.$AG86];[#REF!];[.$AM86];[#REF!])" office:value-type="string" office:string-value="" calcext:value-type="error">
            <text:p>#REF!</text:p>
          </table:table-cell>
          <table:table-cell table:formula="of:=MAX([.$J86];[#REF!];[.$P86];[#REF!];[.$V86];[#REF!];[.$AB86];[#REF!];[.$AH86];[#REF!];[.$AN86];[#REF!])" office:value-type="string" office:string-value="" calcext:value-type="error">
            <text:p>#REF!</text:p>
          </table:table-cell>
          <table:table-cell table:formula="of:=MAX([.$K86];[#REF!];[.$Q86];[#REF!];[.$W86];[#REF!];[.$AC86];[#REF!];[.$AI86];[#REF!];[.$AO86];[#REF!])" office:value-type="string" office:string-value="" calcext:value-type="error">
            <text:p>#REF!</text:p>
          </table:table-cell>
          <table:table-cell table:formula="of:=MAX([.$L86];[#REF!];[.$R86];[#REF!];[.$X86];[#REF!];[.$AD86];[#REF!];[.$AJ86];[#REF!];[.$AP86];[#REF!])" office:value-type="string" office:string-value="" calcext:value-type="error">
            <text:p>#REF!</text:p>
          </table:table-cell>
          <table:table-cell table:formula="of:=MAX([.$M86];[#REF!];[.$S86];[#REF!];[.$Y86];[#REF!];[.$AE86];[#REF!];[.$AK86];[#REF!];[.$AQ86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grid-round-2-strips/instances/instance-2.lp</text:p>
          </table:table-cell>
          <table:table-cell office:value-type="float" office:value="114.23" calcext:value-type="float">
            <text:p>114.23</text:p>
          </table:table-cell>
          <table:table-cell office:value-type="float" office:value="62.329" calcext:value-type="float">
            <text:p>62.329</text:p>
          </table:table-cell>
          <table:table-cell office:value-type="float" office:value="10675" calcext:value-type="float">
            <text:p>10675</text:p>
          </table:table-cell>
          <table:table-cell office:value-type="float" office:value="6685" calcext:value-type="float">
            <text:p>6685</text:p>
          </table:table-cell>
          <table:table-cell office:value-type="float" office:value="2158" calcext:value-type="float">
            <text:p>2158</text:p>
          </table:table-cell>
          <table:table-cell office:value-type="float" office:value="0" calcext:value-type="float">
            <text:p>0</text:p>
          </table:table-cell>
          <table:table-cell office:value-type="float" office:value="363.12" calcext:value-type="float">
            <text:p>363.12</text:p>
          </table:table-cell>
          <table:table-cell office:value-type="float" office:value="347.655" calcext:value-type="float">
            <text:p>347.655</text:p>
          </table:table-cell>
          <table:table-cell office:value-type="float" office:value="377061" calcext:value-type="float">
            <text:p>377061</text:p>
          </table:table-cell>
          <table:table-cell office:value-type="float" office:value="7338" calcext:value-type="float">
            <text:p>7338</text:p>
          </table:table-cell>
          <table:table-cell office:value-type="float" office:value="5827" calcext:value-type="float">
            <text:p>5827</text:p>
          </table:table-cell>
          <table:table-cell office:value-type="float" office:value="0" calcext:value-type="float">
            <text:p>0</text:p>
          </table:table-cell>
          <table:table-cell office:value-type="float" office:value="357.36" calcext:value-type="float">
            <text:p>357.36</text:p>
          </table:table-cell>
          <table:table-cell office:value-type="float" office:value="342.561" calcext:value-type="float">
            <text:p>342.561</text:p>
          </table:table-cell>
          <table:table-cell office:value-type="float" office:value="274429" calcext:value-type="float">
            <text:p>274429</text:p>
          </table:table-cell>
          <table:table-cell office:value-type="float" office:value="7528" calcext:value-type="float">
            <text:p>7528</text:p>
          </table:table-cell>
          <table:table-cell office:value-type="float" office:value="5787" calcext:value-type="float">
            <text:p>5787</text:p>
          </table:table-cell>
          <table:table-cell office:value-type="float" office:value="65" calcext:value-type="float">
            <text:p>65</text:p>
          </table:table-cell>
          <table:table-cell office:value-type="float" office:value="358" calcext:value-type="float">
            <text:p>358</text:p>
          </table:table-cell>
          <table:table-cell office:value-type="float" office:value="342.928" calcext:value-type="float">
            <text:p>342.928</text:p>
          </table:table-cell>
          <table:table-cell office:value-type="float" office:value="274429" calcext:value-type="float">
            <text:p>274429</text:p>
          </table:table-cell>
          <table:table-cell office:value-type="float" office:value="7528" calcext:value-type="float">
            <text:p>7528</text:p>
          </table:table-cell>
          <table:table-cell office:value-type="float" office:value="5787" calcext:value-type="float">
            <text:p>5787</text:p>
          </table:table-cell>
          <table:table-cell office:value-type="float" office:value="65" calcext:value-type="float">
            <text:p>65</text:p>
          </table:table-cell>
          <table:table-cell office:value-type="float" office:value="348.28" calcext:value-type="float">
            <text:p>348.28</text:p>
          </table:table-cell>
          <table:table-cell office:value-type="float" office:value="333.811" calcext:value-type="float">
            <text:p>333.811</text:p>
          </table:table-cell>
          <table:table-cell office:value-type="float" office:value="274429" calcext:value-type="float">
            <text:p>274429</text:p>
          </table:table-cell>
          <table:table-cell office:value-type="float" office:value="7528" calcext:value-type="float">
            <text:p>7528</text:p>
          </table:table-cell>
          <table:table-cell office:value-type="float" office:value="5786" calcext:value-type="float">
            <text:p>5786</text:p>
          </table:table-cell>
          <table:table-cell office:value-type="float" office:value="65" calcext:value-type="float">
            <text:p>65</text:p>
          </table:table-cell>
          <table:table-cell office:value-type="float" office:value="352.76" calcext:value-type="float">
            <text:p>352.76</text:p>
          </table:table-cell>
          <table:table-cell office:value-type="float" office:value="337.842" calcext:value-type="float">
            <text:p>337.842</text:p>
          </table:table-cell>
          <table:table-cell office:value-type="float" office:value="118295" calcext:value-type="float">
            <text:p>118295</text:p>
          </table:table-cell>
          <table:table-cell office:value-type="float" office:value="3293" calcext:value-type="float">
            <text:p>3293</text:p>
          </table:table-cell>
          <table:table-cell office:value-type="float" office:value="5771" calcext:value-type="float">
            <text:p>5771</text:p>
          </table:table-cell>
          <table:table-cell office:value-type="float" office:value="50" calcext:value-type="float">
            <text:p>50</text:p>
          </table:table-cell>
          <table:table-cell office:value-type="float" office:value="355.55" calcext:value-type="float">
            <text:p>355.55</text:p>
          </table:table-cell>
          <table:table-cell office:value-type="float" office:value="340.324" calcext:value-type="float">
            <text:p>340.324</text:p>
          </table:table-cell>
          <table:table-cell office:value-type="float" office:value="361078" calcext:value-type="float">
            <text:p>361078</text:p>
          </table:table-cell>
          <table:table-cell office:value-type="float" office:value="7972" calcext:value-type="float">
            <text:p>7972</text:p>
          </table:table-cell>
          <table:table-cell office:value-type="float" office:value="5773" calcext:value-type="float">
            <text:p>5773</text:p>
          </table:table-cell>
          <table:table-cell office:value-type="float" office:value="62" calcext:value-type="float">
            <text:p>62</text:p>
          </table:table-cell>
          <table:table-cell table:formula="of:=MIN([.$H87];[#REF!];[.$N87];[#REF!];[.$T87];[#REF!];[.$Z87];[#REF!];[.$AF87];[#REF!];[.$AL87];[#REF!])" office:value-type="string" office:string-value="" calcext:value-type="error">
            <text:p>#REF!</text:p>
          </table:table-cell>
          <table:table-cell table:formula="of:=MIN([.$I87];[#REF!];[.$O87];[#REF!];[.$U87];[#REF!];[.$AA87];[#REF!];[.$AG87];[#REF!];[.$AM87];[#REF!])" office:value-type="string" office:string-value="" calcext:value-type="error">
            <text:p>#REF!</text:p>
          </table:table-cell>
          <table:table-cell table:formula="of:=MIN([.$J87];[#REF!];[.$P87];[#REF!];[.$V87];[#REF!];[.$AB87];[#REF!];[.$AH87];[#REF!];[.$AN87];[#REF!])" office:value-type="string" office:string-value="" calcext:value-type="error">
            <text:p>#REF!</text:p>
          </table:table-cell>
          <table:table-cell table:formula="of:=MIN([.$K87];[#REF!];[.$Q87];[#REF!];[.$W87];[#REF!];[.$AC87];[#REF!];[.$AI87];[#REF!];[.$AO87];[#REF!])" office:value-type="string" office:string-value="" calcext:value-type="error">
            <text:p>#REF!</text:p>
          </table:table-cell>
          <table:table-cell table:formula="of:=MIN([.$L87];[#REF!];[.$R87];[#REF!];[.$X87];[#REF!];[.$AD87];[#REF!];[.$AJ87];[#REF!];[.$AP87];[#REF!])" office:value-type="string" office:string-value="" calcext:value-type="error">
            <text:p>#REF!</text:p>
          </table:table-cell>
          <table:table-cell table:formula="of:=MIN([.$M87];[#REF!];[.$S87];[#REF!];[.$Y87];[#REF!];[.$AE87];[#REF!];[.$AK87];[#REF!];[.$AQ87];[#REF!])" office:value-type="string" office:string-value="" calcext:value-type="error">
            <text:p>#REF!</text:p>
          </table:table-cell>
          <table:table-cell table:formula="of:=MEDIAN([.$H87];[#REF!];[.$N87];[#REF!];[.$T87];[#REF!];[.$Z87];[#REF!];[.$AF87];[#REF!];[.$AL87];[#REF!])" office:value-type="string" office:string-value="" calcext:value-type="error">
            <text:p>#REF!</text:p>
          </table:table-cell>
          <table:table-cell table:formula="of:=MEDIAN([.$I87];[#REF!];[.$O87];[#REF!];[.$U87];[#REF!];[.$AA87];[#REF!];[.$AG87];[#REF!];[.$AM87];[#REF!])" office:value-type="string" office:string-value="" calcext:value-type="error">
            <text:p>#REF!</text:p>
          </table:table-cell>
          <table:table-cell table:formula="of:=MEDIAN([.$J87];[#REF!];[.$P87];[#REF!];[.$V87];[#REF!];[.$AB87];[#REF!];[.$AH87];[#REF!];[.$AN87];[#REF!])" office:value-type="string" office:string-value="" calcext:value-type="error">
            <text:p>#REF!</text:p>
          </table:table-cell>
          <table:table-cell table:formula="of:=MEDIAN([.$K87];[#REF!];[.$Q87];[#REF!];[.$W87];[#REF!];[.$AC87];[#REF!];[.$AI87];[#REF!];[.$AO87];[#REF!])" office:value-type="string" office:string-value="" calcext:value-type="error">
            <text:p>#REF!</text:p>
          </table:table-cell>
          <table:table-cell table:formula="of:=MEDIAN([.$L87];[#REF!];[.$R87];[#REF!];[.$X87];[#REF!];[.$AD87];[#REF!];[.$AJ87];[#REF!];[.$AP87];[#REF!])" office:value-type="string" office:string-value="" calcext:value-type="error">
            <text:p>#REF!</text:p>
          </table:table-cell>
          <table:table-cell table:formula="of:=MEDIAN([.$M87];[#REF!];[.$S87];[#REF!];[.$Y87];[#REF!];[.$AE87];[#REF!];[.$AK87];[#REF!];[.$AQ87];[#REF!])" office:value-type="string" office:string-value="" calcext:value-type="error">
            <text:p>#REF!</text:p>
          </table:table-cell>
          <table:table-cell table:formula="of:=MAX([.$H87];[#REF!];[.$N87];[#REF!];[.$T87];[#REF!];[.$Z87];[#REF!];[.$AF87];[#REF!];[.$AL87];[#REF!])" office:value-type="string" office:string-value="" calcext:value-type="error">
            <text:p>#REF!</text:p>
          </table:table-cell>
          <table:table-cell table:formula="of:=MAX([.$I87];[#REF!];[.$O87];[#REF!];[.$U87];[#REF!];[.$AA87];[#REF!];[.$AG87];[#REF!];[.$AM87];[#REF!])" office:value-type="string" office:string-value="" calcext:value-type="error">
            <text:p>#REF!</text:p>
          </table:table-cell>
          <table:table-cell table:formula="of:=MAX([.$J87];[#REF!];[.$P87];[#REF!];[.$V87];[#REF!];[.$AB87];[#REF!];[.$AH87];[#REF!];[.$AN87];[#REF!])" office:value-type="string" office:string-value="" calcext:value-type="error">
            <text:p>#REF!</text:p>
          </table:table-cell>
          <table:table-cell table:formula="of:=MAX([.$K87];[#REF!];[.$Q87];[#REF!];[.$W87];[#REF!];[.$AC87];[#REF!];[.$AI87];[#REF!];[.$AO87];[#REF!])" office:value-type="string" office:string-value="" calcext:value-type="error">
            <text:p>#REF!</text:p>
          </table:table-cell>
          <table:table-cell table:formula="of:=MAX([.$L87];[#REF!];[.$R87];[#REF!];[.$X87];[#REF!];[.$AD87];[#REF!];[.$AJ87];[#REF!];[.$AP87];[#REF!])" office:value-type="string" office:string-value="" calcext:value-type="error">
            <text:p>#REF!</text:p>
          </table:table-cell>
          <table:table-cell table:formula="of:=MAX([.$M87];[#REF!];[.$S87];[#REF!];[.$Y87];[#REF!];[.$AE87];[#REF!];[.$AK87];[#REF!];[.$AQ87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gripper-round-1-strips/instances/instance-10.l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6677383" calcext:value-type="float">
            <text:p>6677383</text:p>
          </table:table-cell>
          <table:table-cell office:value-type="float" office:value="5377363" calcext:value-type="float">
            <text:p>5377363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2240598" calcext:value-type="float">
            <text:p>12240598</text:p>
          </table:table-cell>
          <table:table-cell office:value-type="float" office:value="8937278" calcext:value-type="float">
            <text:p>8937278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680432" calcext:value-type="float">
            <text:p>9680432</text:p>
          </table:table-cell>
          <table:table-cell office:value-type="float" office:value="7143660" calcext:value-type="float">
            <text:p>714366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0145837" calcext:value-type="float">
            <text:p>10145837</text:p>
          </table:table-cell>
          <table:table-cell office:value-type="float" office:value="7350988" calcext:value-type="float">
            <text:p>7350988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0942816" calcext:value-type="float">
            <text:p>10942816</text:p>
          </table:table-cell>
          <table:table-cell office:value-type="float" office:value="8093224" calcext:value-type="float">
            <text:p>8093224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0285389" calcext:value-type="float">
            <text:p>10285389</text:p>
          </table:table-cell>
          <table:table-cell office:value-type="float" office:value="7809487" calcext:value-type="float">
            <text:p>7809487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1218922" calcext:value-type="float">
            <text:p>11218922</text:p>
          </table:table-cell>
          <table:table-cell office:value-type="float" office:value="8210723" calcext:value-type="float">
            <text:p>8210723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MIN([.$H88];[#REF!];[.$N88];[#REF!];[.$T88];[#REF!];[.$Z88];[#REF!];[.$AF88];[#REF!];[.$AL88];[#REF!])" office:value-type="string" office:string-value="" calcext:value-type="error">
            <text:p>#REF!</text:p>
          </table:table-cell>
          <table:table-cell table:formula="of:=MIN([.$I88];[#REF!];[.$O88];[#REF!];[.$U88];[#REF!];[.$AA88];[#REF!];[.$AG88];[#REF!];[.$AM88];[#REF!])" office:value-type="string" office:string-value="" calcext:value-type="error">
            <text:p>#REF!</text:p>
          </table:table-cell>
          <table:table-cell table:formula="of:=MIN([.$J88];[#REF!];[.$P88];[#REF!];[.$V88];[#REF!];[.$AB88];[#REF!];[.$AH88];[#REF!];[.$AN88];[#REF!])" office:value-type="string" office:string-value="" calcext:value-type="error">
            <text:p>#REF!</text:p>
          </table:table-cell>
          <table:table-cell table:formula="of:=MIN([.$K88];[#REF!];[.$Q88];[#REF!];[.$W88];[#REF!];[.$AC88];[#REF!];[.$AI88];[#REF!];[.$AO88];[#REF!])" office:value-type="string" office:string-value="" calcext:value-type="error">
            <text:p>#REF!</text:p>
          </table:table-cell>
          <table:table-cell table:formula="of:=MIN([.$L88];[#REF!];[.$R88];[#REF!];[.$X88];[#REF!];[.$AD88];[#REF!];[.$AJ88];[#REF!];[.$AP88];[#REF!])" office:value-type="string" office:string-value="" calcext:value-type="error">
            <text:p>#REF!</text:p>
          </table:table-cell>
          <table:table-cell table:formula="of:=MIN([.$M88];[#REF!];[.$S88];[#REF!];[.$Y88];[#REF!];[.$AE88];[#REF!];[.$AK88];[#REF!];[.$AQ88];[#REF!])" office:value-type="string" office:string-value="" calcext:value-type="error">
            <text:p>#REF!</text:p>
          </table:table-cell>
          <table:table-cell table:formula="of:=MEDIAN([.$H88];[#REF!];[.$N88];[#REF!];[.$T88];[#REF!];[.$Z88];[#REF!];[.$AF88];[#REF!];[.$AL88];[#REF!])" office:value-type="string" office:string-value="" calcext:value-type="error">
            <text:p>#REF!</text:p>
          </table:table-cell>
          <table:table-cell table:formula="of:=MEDIAN([.$I88];[#REF!];[.$O88];[#REF!];[.$U88];[#REF!];[.$AA88];[#REF!];[.$AG88];[#REF!];[.$AM88];[#REF!])" office:value-type="string" office:string-value="" calcext:value-type="error">
            <text:p>#REF!</text:p>
          </table:table-cell>
          <table:table-cell table:formula="of:=MEDIAN([.$J88];[#REF!];[.$P88];[#REF!];[.$V88];[#REF!];[.$AB88];[#REF!];[.$AH88];[#REF!];[.$AN88];[#REF!])" office:value-type="string" office:string-value="" calcext:value-type="error">
            <text:p>#REF!</text:p>
          </table:table-cell>
          <table:table-cell table:formula="of:=MEDIAN([.$K88];[#REF!];[.$Q88];[#REF!];[.$W88];[#REF!];[.$AC88];[#REF!];[.$AI88];[#REF!];[.$AO88];[#REF!])" office:value-type="string" office:string-value="" calcext:value-type="error">
            <text:p>#REF!</text:p>
          </table:table-cell>
          <table:table-cell table:formula="of:=MEDIAN([.$L88];[#REF!];[.$R88];[#REF!];[.$X88];[#REF!];[.$AD88];[#REF!];[.$AJ88];[#REF!];[.$AP88];[#REF!])" office:value-type="string" office:string-value="" calcext:value-type="error">
            <text:p>#REF!</text:p>
          </table:table-cell>
          <table:table-cell table:formula="of:=MEDIAN([.$M88];[#REF!];[.$S88];[#REF!];[.$Y88];[#REF!];[.$AE88];[#REF!];[.$AK88];[#REF!];[.$AQ88];[#REF!])" office:value-type="string" office:string-value="" calcext:value-type="error">
            <text:p>#REF!</text:p>
          </table:table-cell>
          <table:table-cell table:formula="of:=MAX([.$H88];[#REF!];[.$N88];[#REF!];[.$T88];[#REF!];[.$Z88];[#REF!];[.$AF88];[#REF!];[.$AL88];[#REF!])" office:value-type="string" office:string-value="" calcext:value-type="error">
            <text:p>#REF!</text:p>
          </table:table-cell>
          <table:table-cell table:formula="of:=MAX([.$I88];[#REF!];[.$O88];[#REF!];[.$U88];[#REF!];[.$AA88];[#REF!];[.$AG88];[#REF!];[.$AM88];[#REF!])" office:value-type="string" office:string-value="" calcext:value-type="error">
            <text:p>#REF!</text:p>
          </table:table-cell>
          <table:table-cell table:formula="of:=MAX([.$J88];[#REF!];[.$P88];[#REF!];[.$V88];[#REF!];[.$AB88];[#REF!];[.$AH88];[#REF!];[.$AN88];[#REF!])" office:value-type="string" office:string-value="" calcext:value-type="error">
            <text:p>#REF!</text:p>
          </table:table-cell>
          <table:table-cell table:formula="of:=MAX([.$K88];[#REF!];[.$Q88];[#REF!];[.$W88];[#REF!];[.$AC88];[#REF!];[.$AI88];[#REF!];[.$AO88];[#REF!])" office:value-type="string" office:string-value="" calcext:value-type="error">
            <text:p>#REF!</text:p>
          </table:table-cell>
          <table:table-cell table:formula="of:=MAX([.$L88];[#REF!];[.$R88];[#REF!];[.$X88];[#REF!];[.$AD88];[#REF!];[.$AJ88];[#REF!];[.$AP88];[#REF!])" office:value-type="string" office:string-value="" calcext:value-type="error">
            <text:p>#REF!</text:p>
          </table:table-cell>
          <table:table-cell table:formula="of:=MAX([.$M88];[#REF!];[.$S88];[#REF!];[.$Y88];[#REF!];[.$AE88];[#REF!];[.$AK88];[#REF!];[.$AQ88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gripper-round-1-strips/instances/instance-11.l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068260" calcext:value-type="float">
            <text:p>7068260</text:p>
          </table:table-cell>
          <table:table-cell office:value-type="float" office:value="5931669" calcext:value-type="float">
            <text:p>5931669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1495637" calcext:value-type="float">
            <text:p>11495637</text:p>
          </table:table-cell>
          <table:table-cell office:value-type="float" office:value="8343891" calcext:value-type="float">
            <text:p>8343891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0668115" calcext:value-type="float">
            <text:p>10668115</text:p>
          </table:table-cell>
          <table:table-cell office:value-type="float" office:value="7838292" calcext:value-type="float">
            <text:p>7838292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973229" calcext:value-type="float">
            <text:p>9973229</text:p>
          </table:table-cell>
          <table:table-cell office:value-type="float" office:value="7242258" calcext:value-type="float">
            <text:p>7242258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0389251" calcext:value-type="float">
            <text:p>10389251</text:p>
          </table:table-cell>
          <table:table-cell office:value-type="float" office:value="7733913" calcext:value-type="float">
            <text:p>7733913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999109" calcext:value-type="float">
            <text:p>9999109</text:p>
          </table:table-cell>
          <table:table-cell office:value-type="float" office:value="7594696" calcext:value-type="float">
            <text:p>7594696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0066584" calcext:value-type="float">
            <text:p>10066584</text:p>
          </table:table-cell>
          <table:table-cell office:value-type="float" office:value="7502057" calcext:value-type="float">
            <text:p>7502057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MIN([.$H89];[#REF!];[.$N89];[#REF!];[.$T89];[#REF!];[.$Z89];[#REF!];[.$AF89];[#REF!];[.$AL89];[#REF!])" office:value-type="string" office:string-value="" calcext:value-type="error">
            <text:p>#REF!</text:p>
          </table:table-cell>
          <table:table-cell table:formula="of:=MIN([.$I89];[#REF!];[.$O89];[#REF!];[.$U89];[#REF!];[.$AA89];[#REF!];[.$AG89];[#REF!];[.$AM89];[#REF!])" office:value-type="string" office:string-value="" calcext:value-type="error">
            <text:p>#REF!</text:p>
          </table:table-cell>
          <table:table-cell table:formula="of:=MIN([.$J89];[#REF!];[.$P89];[#REF!];[.$V89];[#REF!];[.$AB89];[#REF!];[.$AH89];[#REF!];[.$AN89];[#REF!])" office:value-type="string" office:string-value="" calcext:value-type="error">
            <text:p>#REF!</text:p>
          </table:table-cell>
          <table:table-cell table:formula="of:=MIN([.$K89];[#REF!];[.$Q89];[#REF!];[.$W89];[#REF!];[.$AC89];[#REF!];[.$AI89];[#REF!];[.$AO89];[#REF!])" office:value-type="string" office:string-value="" calcext:value-type="error">
            <text:p>#REF!</text:p>
          </table:table-cell>
          <table:table-cell table:formula="of:=MIN([.$L89];[#REF!];[.$R89];[#REF!];[.$X89];[#REF!];[.$AD89];[#REF!];[.$AJ89];[#REF!];[.$AP89];[#REF!])" office:value-type="string" office:string-value="" calcext:value-type="error">
            <text:p>#REF!</text:p>
          </table:table-cell>
          <table:table-cell table:formula="of:=MIN([.$M89];[#REF!];[.$S89];[#REF!];[.$Y89];[#REF!];[.$AE89];[#REF!];[.$AK89];[#REF!];[.$AQ89];[#REF!])" office:value-type="string" office:string-value="" calcext:value-type="error">
            <text:p>#REF!</text:p>
          </table:table-cell>
          <table:table-cell table:formula="of:=MEDIAN([.$H89];[#REF!];[.$N89];[#REF!];[.$T89];[#REF!];[.$Z89];[#REF!];[.$AF89];[#REF!];[.$AL89];[#REF!])" office:value-type="string" office:string-value="" calcext:value-type="error">
            <text:p>#REF!</text:p>
          </table:table-cell>
          <table:table-cell table:formula="of:=MEDIAN([.$I89];[#REF!];[.$O89];[#REF!];[.$U89];[#REF!];[.$AA89];[#REF!];[.$AG89];[#REF!];[.$AM89];[#REF!])" office:value-type="string" office:string-value="" calcext:value-type="error">
            <text:p>#REF!</text:p>
          </table:table-cell>
          <table:table-cell table:formula="of:=MEDIAN([.$J89];[#REF!];[.$P89];[#REF!];[.$V89];[#REF!];[.$AB89];[#REF!];[.$AH89];[#REF!];[.$AN89];[#REF!])" office:value-type="string" office:string-value="" calcext:value-type="error">
            <text:p>#REF!</text:p>
          </table:table-cell>
          <table:table-cell table:formula="of:=MEDIAN([.$K89];[#REF!];[.$Q89];[#REF!];[.$W89];[#REF!];[.$AC89];[#REF!];[.$AI89];[#REF!];[.$AO89];[#REF!])" office:value-type="string" office:string-value="" calcext:value-type="error">
            <text:p>#REF!</text:p>
          </table:table-cell>
          <table:table-cell table:formula="of:=MEDIAN([.$L89];[#REF!];[.$R89];[#REF!];[.$X89];[#REF!];[.$AD89];[#REF!];[.$AJ89];[#REF!];[.$AP89];[#REF!])" office:value-type="string" office:string-value="" calcext:value-type="error">
            <text:p>#REF!</text:p>
          </table:table-cell>
          <table:table-cell table:formula="of:=MEDIAN([.$M89];[#REF!];[.$S89];[#REF!];[.$Y89];[#REF!];[.$AE89];[#REF!];[.$AK89];[#REF!];[.$AQ89];[#REF!])" office:value-type="string" office:string-value="" calcext:value-type="error">
            <text:p>#REF!</text:p>
          </table:table-cell>
          <table:table-cell table:formula="of:=MAX([.$H89];[#REF!];[.$N89];[#REF!];[.$T89];[#REF!];[.$Z89];[#REF!];[.$AF89];[#REF!];[.$AL89];[#REF!])" office:value-type="string" office:string-value="" calcext:value-type="error">
            <text:p>#REF!</text:p>
          </table:table-cell>
          <table:table-cell table:formula="of:=MAX([.$I89];[#REF!];[.$O89];[#REF!];[.$U89];[#REF!];[.$AA89];[#REF!];[.$AG89];[#REF!];[.$AM89];[#REF!])" office:value-type="string" office:string-value="" calcext:value-type="error">
            <text:p>#REF!</text:p>
          </table:table-cell>
          <table:table-cell table:formula="of:=MAX([.$J89];[#REF!];[.$P89];[#REF!];[.$V89];[#REF!];[.$AB89];[#REF!];[.$AH89];[#REF!];[.$AN89];[#REF!])" office:value-type="string" office:string-value="" calcext:value-type="error">
            <text:p>#REF!</text:p>
          </table:table-cell>
          <table:table-cell table:formula="of:=MAX([.$K89];[#REF!];[.$Q89];[#REF!];[.$W89];[#REF!];[.$AC89];[#REF!];[.$AI89];[#REF!];[.$AO89];[#REF!])" office:value-type="string" office:string-value="" calcext:value-type="error">
            <text:p>#REF!</text:p>
          </table:table-cell>
          <table:table-cell table:formula="of:=MAX([.$L89];[#REF!];[.$R89];[#REF!];[.$X89];[#REF!];[.$AD89];[#REF!];[.$AJ89];[#REF!];[.$AP89];[#REF!])" office:value-type="string" office:string-value="" calcext:value-type="error">
            <text:p>#REF!</text:p>
          </table:table-cell>
          <table:table-cell table:formula="of:=MAX([.$M89];[#REF!];[.$S89];[#REF!];[.$Y89];[#REF!];[.$AE89];[#REF!];[.$AK89];[#REF!];[.$AQ89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gripper-round-1-strips/instances/instance-12.l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6670190" calcext:value-type="float">
            <text:p>6670190</text:p>
          </table:table-cell>
          <table:table-cell office:value-type="float" office:value="5538058" calcext:value-type="float">
            <text:p>5538058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1243580" calcext:value-type="float">
            <text:p>11243580</text:p>
          </table:table-cell>
          <table:table-cell office:value-type="float" office:value="8160680" calcext:value-type="float">
            <text:p>816068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0275955" calcext:value-type="float">
            <text:p>10275955</text:p>
          </table:table-cell>
          <table:table-cell office:value-type="float" office:value="7304418" calcext:value-type="float">
            <text:p>7304418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0462590" calcext:value-type="float">
            <text:p>10462590</text:p>
          </table:table-cell>
          <table:table-cell office:value-type="float" office:value="7544980" calcext:value-type="float">
            <text:p>7544980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1068937" calcext:value-type="float">
            <text:p>11068937</text:p>
          </table:table-cell>
          <table:table-cell office:value-type="float" office:value="8018069" calcext:value-type="float">
            <text:p>8018069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1522547" calcext:value-type="float">
            <text:p>11522547</text:p>
          </table:table-cell>
          <table:table-cell office:value-type="float" office:value="8341497" calcext:value-type="float">
            <text:p>8341497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1345508" calcext:value-type="float">
            <text:p>11345508</text:p>
          </table:table-cell>
          <table:table-cell office:value-type="float" office:value="8040567" calcext:value-type="float">
            <text:p>8040567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MIN([.$H90];[#REF!];[.$N90];[#REF!];[.$T90];[#REF!];[.$Z90];[#REF!];[.$AF90];[#REF!];[.$AL90];[#REF!])" office:value-type="string" office:string-value="" calcext:value-type="error">
            <text:p>#REF!</text:p>
          </table:table-cell>
          <table:table-cell table:formula="of:=MIN([.$I90];[#REF!];[.$O90];[#REF!];[.$U90];[#REF!];[.$AA90];[#REF!];[.$AG90];[#REF!];[.$AM90];[#REF!])" office:value-type="string" office:string-value="" calcext:value-type="error">
            <text:p>#REF!</text:p>
          </table:table-cell>
          <table:table-cell table:formula="of:=MIN([.$J90];[#REF!];[.$P90];[#REF!];[.$V90];[#REF!];[.$AB90];[#REF!];[.$AH90];[#REF!];[.$AN90];[#REF!])" office:value-type="string" office:string-value="" calcext:value-type="error">
            <text:p>#REF!</text:p>
          </table:table-cell>
          <table:table-cell table:formula="of:=MIN([.$K90];[#REF!];[.$Q90];[#REF!];[.$W90];[#REF!];[.$AC90];[#REF!];[.$AI90];[#REF!];[.$AO90];[#REF!])" office:value-type="string" office:string-value="" calcext:value-type="error">
            <text:p>#REF!</text:p>
          </table:table-cell>
          <table:table-cell table:formula="of:=MIN([.$L90];[#REF!];[.$R90];[#REF!];[.$X90];[#REF!];[.$AD90];[#REF!];[.$AJ90];[#REF!];[.$AP90];[#REF!])" office:value-type="string" office:string-value="" calcext:value-type="error">
            <text:p>#REF!</text:p>
          </table:table-cell>
          <table:table-cell table:formula="of:=MIN([.$M90];[#REF!];[.$S90];[#REF!];[.$Y90];[#REF!];[.$AE90];[#REF!];[.$AK90];[#REF!];[.$AQ90];[#REF!])" office:value-type="string" office:string-value="" calcext:value-type="error">
            <text:p>#REF!</text:p>
          </table:table-cell>
          <table:table-cell table:formula="of:=MEDIAN([.$H90];[#REF!];[.$N90];[#REF!];[.$T90];[#REF!];[.$Z90];[#REF!];[.$AF90];[#REF!];[.$AL90];[#REF!])" office:value-type="string" office:string-value="" calcext:value-type="error">
            <text:p>#REF!</text:p>
          </table:table-cell>
          <table:table-cell table:formula="of:=MEDIAN([.$I90];[#REF!];[.$O90];[#REF!];[.$U90];[#REF!];[.$AA90];[#REF!];[.$AG90];[#REF!];[.$AM90];[#REF!])" office:value-type="string" office:string-value="" calcext:value-type="error">
            <text:p>#REF!</text:p>
          </table:table-cell>
          <table:table-cell table:formula="of:=MEDIAN([.$J90];[#REF!];[.$P90];[#REF!];[.$V90];[#REF!];[.$AB90];[#REF!];[.$AH90];[#REF!];[.$AN90];[#REF!])" office:value-type="string" office:string-value="" calcext:value-type="error">
            <text:p>#REF!</text:p>
          </table:table-cell>
          <table:table-cell table:formula="of:=MEDIAN([.$K90];[#REF!];[.$Q90];[#REF!];[.$W90];[#REF!];[.$AC90];[#REF!];[.$AI90];[#REF!];[.$AO90];[#REF!])" office:value-type="string" office:string-value="" calcext:value-type="error">
            <text:p>#REF!</text:p>
          </table:table-cell>
          <table:table-cell table:formula="of:=MEDIAN([.$L90];[#REF!];[.$R90];[#REF!];[.$X90];[#REF!];[.$AD90];[#REF!];[.$AJ90];[#REF!];[.$AP90];[#REF!])" office:value-type="string" office:string-value="" calcext:value-type="error">
            <text:p>#REF!</text:p>
          </table:table-cell>
          <table:table-cell table:formula="of:=MEDIAN([.$M90];[#REF!];[.$S90];[#REF!];[.$Y90];[#REF!];[.$AE90];[#REF!];[.$AK90];[#REF!];[.$AQ90];[#REF!])" office:value-type="string" office:string-value="" calcext:value-type="error">
            <text:p>#REF!</text:p>
          </table:table-cell>
          <table:table-cell table:formula="of:=MAX([.$H90];[#REF!];[.$N90];[#REF!];[.$T90];[#REF!];[.$Z90];[#REF!];[.$AF90];[#REF!];[.$AL90];[#REF!])" office:value-type="string" office:string-value="" calcext:value-type="error">
            <text:p>#REF!</text:p>
          </table:table-cell>
          <table:table-cell table:formula="of:=MAX([.$I90];[#REF!];[.$O90];[#REF!];[.$U90];[#REF!];[.$AA90];[#REF!];[.$AG90];[#REF!];[.$AM90];[#REF!])" office:value-type="string" office:string-value="" calcext:value-type="error">
            <text:p>#REF!</text:p>
          </table:table-cell>
          <table:table-cell table:formula="of:=MAX([.$J90];[#REF!];[.$P90];[#REF!];[.$V90];[#REF!];[.$AB90];[#REF!];[.$AH90];[#REF!];[.$AN90];[#REF!])" office:value-type="string" office:string-value="" calcext:value-type="error">
            <text:p>#REF!</text:p>
          </table:table-cell>
          <table:table-cell table:formula="of:=MAX([.$K90];[#REF!];[.$Q90];[#REF!];[.$W90];[#REF!];[.$AC90];[#REF!];[.$AI90];[#REF!];[.$AO90];[#REF!])" office:value-type="string" office:string-value="" calcext:value-type="error">
            <text:p>#REF!</text:p>
          </table:table-cell>
          <table:table-cell table:formula="of:=MAX([.$L90];[#REF!];[.$R90];[#REF!];[.$X90];[#REF!];[.$AD90];[#REF!];[.$AJ90];[#REF!];[.$AP90];[#REF!])" office:value-type="string" office:string-value="" calcext:value-type="error">
            <text:p>#REF!</text:p>
          </table:table-cell>
          <table:table-cell table:formula="of:=MAX([.$M90];[#REF!];[.$S90];[#REF!];[.$Y90];[#REF!];[.$AE90];[#REF!];[.$AK90];[#REF!];[.$AQ90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gripper-round-1-strips/instances/instance-13.l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6785735" calcext:value-type="float">
            <text:p>6785735</text:p>
          </table:table-cell>
          <table:table-cell office:value-type="float" office:value="5627568" calcext:value-type="float">
            <text:p>5627568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962190" calcext:value-type="float">
            <text:p>9962190</text:p>
          </table:table-cell>
          <table:table-cell office:value-type="float" office:value="7341373" calcext:value-type="float">
            <text:p>734137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914421" calcext:value-type="float">
            <text:p>9914421</text:p>
          </table:table-cell>
          <table:table-cell office:value-type="float" office:value="7206555" calcext:value-type="float">
            <text:p>7206555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937730" calcext:value-type="float">
            <text:p>9937730</text:p>
          </table:table-cell>
          <table:table-cell office:value-type="float" office:value="7125373" calcext:value-type="float">
            <text:p>7125373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0827059" calcext:value-type="float">
            <text:p>10827059</text:p>
          </table:table-cell>
          <table:table-cell office:value-type="float" office:value="7747382" calcext:value-type="float">
            <text:p>7747382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0543769" calcext:value-type="float">
            <text:p>10543769</text:p>
          </table:table-cell>
          <table:table-cell office:value-type="float" office:value="7663718" calcext:value-type="float">
            <text:p>7663718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0126464" calcext:value-type="float">
            <text:p>10126464</text:p>
          </table:table-cell>
          <table:table-cell office:value-type="float" office:value="7266712" calcext:value-type="float">
            <text:p>7266712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MIN([.$H91];[#REF!];[.$N91];[#REF!];[.$T91];[#REF!];[.$Z91];[#REF!];[.$AF91];[#REF!];[.$AL91];[#REF!])" office:value-type="string" office:string-value="" calcext:value-type="error">
            <text:p>#REF!</text:p>
          </table:table-cell>
          <table:table-cell table:formula="of:=MIN([.$I91];[#REF!];[.$O91];[#REF!];[.$U91];[#REF!];[.$AA91];[#REF!];[.$AG91];[#REF!];[.$AM91];[#REF!])" office:value-type="string" office:string-value="" calcext:value-type="error">
            <text:p>#REF!</text:p>
          </table:table-cell>
          <table:table-cell table:formula="of:=MIN([.$J91];[#REF!];[.$P91];[#REF!];[.$V91];[#REF!];[.$AB91];[#REF!];[.$AH91];[#REF!];[.$AN91];[#REF!])" office:value-type="string" office:string-value="" calcext:value-type="error">
            <text:p>#REF!</text:p>
          </table:table-cell>
          <table:table-cell table:formula="of:=MIN([.$K91];[#REF!];[.$Q91];[#REF!];[.$W91];[#REF!];[.$AC91];[#REF!];[.$AI91];[#REF!];[.$AO91];[#REF!])" office:value-type="string" office:string-value="" calcext:value-type="error">
            <text:p>#REF!</text:p>
          </table:table-cell>
          <table:table-cell table:formula="of:=MIN([.$L91];[#REF!];[.$R91];[#REF!];[.$X91];[#REF!];[.$AD91];[#REF!];[.$AJ91];[#REF!];[.$AP91];[#REF!])" office:value-type="string" office:string-value="" calcext:value-type="error">
            <text:p>#REF!</text:p>
          </table:table-cell>
          <table:table-cell table:formula="of:=MIN([.$M91];[#REF!];[.$S91];[#REF!];[.$Y91];[#REF!];[.$AE91];[#REF!];[.$AK91];[#REF!];[.$AQ91];[#REF!])" office:value-type="string" office:string-value="" calcext:value-type="error">
            <text:p>#REF!</text:p>
          </table:table-cell>
          <table:table-cell table:formula="of:=MEDIAN([.$H91];[#REF!];[.$N91];[#REF!];[.$T91];[#REF!];[.$Z91];[#REF!];[.$AF91];[#REF!];[.$AL91];[#REF!])" office:value-type="string" office:string-value="" calcext:value-type="error">
            <text:p>#REF!</text:p>
          </table:table-cell>
          <table:table-cell table:formula="of:=MEDIAN([.$I91];[#REF!];[.$O91];[#REF!];[.$U91];[#REF!];[.$AA91];[#REF!];[.$AG91];[#REF!];[.$AM91];[#REF!])" office:value-type="string" office:string-value="" calcext:value-type="error">
            <text:p>#REF!</text:p>
          </table:table-cell>
          <table:table-cell table:formula="of:=MEDIAN([.$J91];[#REF!];[.$P91];[#REF!];[.$V91];[#REF!];[.$AB91];[#REF!];[.$AH91];[#REF!];[.$AN91];[#REF!])" office:value-type="string" office:string-value="" calcext:value-type="error">
            <text:p>#REF!</text:p>
          </table:table-cell>
          <table:table-cell table:formula="of:=MEDIAN([.$K91];[#REF!];[.$Q91];[#REF!];[.$W91];[#REF!];[.$AC91];[#REF!];[.$AI91];[#REF!];[.$AO91];[#REF!])" office:value-type="string" office:string-value="" calcext:value-type="error">
            <text:p>#REF!</text:p>
          </table:table-cell>
          <table:table-cell table:formula="of:=MEDIAN([.$L91];[#REF!];[.$R91];[#REF!];[.$X91];[#REF!];[.$AD91];[#REF!];[.$AJ91];[#REF!];[.$AP91];[#REF!])" office:value-type="string" office:string-value="" calcext:value-type="error">
            <text:p>#REF!</text:p>
          </table:table-cell>
          <table:table-cell table:formula="of:=MEDIAN([.$M91];[#REF!];[.$S91];[#REF!];[.$Y91];[#REF!];[.$AE91];[#REF!];[.$AK91];[#REF!];[.$AQ91];[#REF!])" office:value-type="string" office:string-value="" calcext:value-type="error">
            <text:p>#REF!</text:p>
          </table:table-cell>
          <table:table-cell table:formula="of:=MAX([.$H91];[#REF!];[.$N91];[#REF!];[.$T91];[#REF!];[.$Z91];[#REF!];[.$AF91];[#REF!];[.$AL91];[#REF!])" office:value-type="string" office:string-value="" calcext:value-type="error">
            <text:p>#REF!</text:p>
          </table:table-cell>
          <table:table-cell table:formula="of:=MAX([.$I91];[#REF!];[.$O91];[#REF!];[.$U91];[#REF!];[.$AA91];[#REF!];[.$AG91];[#REF!];[.$AM91];[#REF!])" office:value-type="string" office:string-value="" calcext:value-type="error">
            <text:p>#REF!</text:p>
          </table:table-cell>
          <table:table-cell table:formula="of:=MAX([.$J91];[#REF!];[.$P91];[#REF!];[.$V91];[#REF!];[.$AB91];[#REF!];[.$AH91];[#REF!];[.$AN91];[#REF!])" office:value-type="string" office:string-value="" calcext:value-type="error">
            <text:p>#REF!</text:p>
          </table:table-cell>
          <table:table-cell table:formula="of:=MAX([.$K91];[#REF!];[.$Q91];[#REF!];[.$W91];[#REF!];[.$AC91];[#REF!];[.$AI91];[#REF!];[.$AO91];[#REF!])" office:value-type="string" office:string-value="" calcext:value-type="error">
            <text:p>#REF!</text:p>
          </table:table-cell>
          <table:table-cell table:formula="of:=MAX([.$L91];[#REF!];[.$R91];[#REF!];[.$X91];[#REF!];[.$AD91];[#REF!];[.$AJ91];[#REF!];[.$AP91];[#REF!])" office:value-type="string" office:string-value="" calcext:value-type="error">
            <text:p>#REF!</text:p>
          </table:table-cell>
          <table:table-cell table:formula="of:=MAX([.$M91];[#REF!];[.$S91];[#REF!];[.$Y91];[#REF!];[.$AE91];[#REF!];[.$AK91];[#REF!];[.$AQ91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gripper-round-1-strips/instances/instance-14.l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6002394" calcext:value-type="float">
            <text:p>6002394</text:p>
          </table:table-cell>
          <table:table-cell office:value-type="float" office:value="4867250" calcext:value-type="float">
            <text:p>486725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1021155" calcext:value-type="float">
            <text:p>11021155</text:p>
          </table:table-cell>
          <table:table-cell office:value-type="float" office:value="7926269" calcext:value-type="float">
            <text:p>7926269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922392" calcext:value-type="float">
            <text:p>9922392</text:p>
          </table:table-cell>
          <table:table-cell office:value-type="float" office:value="6953697" calcext:value-type="float">
            <text:p>6953697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709379" calcext:value-type="float">
            <text:p>9709379</text:p>
          </table:table-cell>
          <table:table-cell office:value-type="float" office:value="6896463" calcext:value-type="float">
            <text:p>6896463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0503266" calcext:value-type="float">
            <text:p>10503266</text:p>
          </table:table-cell>
          <table:table-cell office:value-type="float" office:value="7581160" calcext:value-type="float">
            <text:p>758116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0229903" calcext:value-type="float">
            <text:p>10229903</text:p>
          </table:table-cell>
          <table:table-cell office:value-type="float" office:value="7426355" calcext:value-type="float">
            <text:p>7426355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921595" calcext:value-type="float">
            <text:p>9921595</text:p>
          </table:table-cell>
          <table:table-cell office:value-type="float" office:value="6988137" calcext:value-type="float">
            <text:p>6988137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MIN([.$H92];[#REF!];[.$N92];[#REF!];[.$T92];[#REF!];[.$Z92];[#REF!];[.$AF92];[#REF!];[.$AL92];[#REF!])" office:value-type="string" office:string-value="" calcext:value-type="error">
            <text:p>#REF!</text:p>
          </table:table-cell>
          <table:table-cell table:formula="of:=MIN([.$I92];[#REF!];[.$O92];[#REF!];[.$U92];[#REF!];[.$AA92];[#REF!];[.$AG92];[#REF!];[.$AM92];[#REF!])" office:value-type="string" office:string-value="" calcext:value-type="error">
            <text:p>#REF!</text:p>
          </table:table-cell>
          <table:table-cell table:formula="of:=MIN([.$J92];[#REF!];[.$P92];[#REF!];[.$V92];[#REF!];[.$AB92];[#REF!];[.$AH92];[#REF!];[.$AN92];[#REF!])" office:value-type="string" office:string-value="" calcext:value-type="error">
            <text:p>#REF!</text:p>
          </table:table-cell>
          <table:table-cell table:formula="of:=MIN([.$K92];[#REF!];[.$Q92];[#REF!];[.$W92];[#REF!];[.$AC92];[#REF!];[.$AI92];[#REF!];[.$AO92];[#REF!])" office:value-type="string" office:string-value="" calcext:value-type="error">
            <text:p>#REF!</text:p>
          </table:table-cell>
          <table:table-cell table:formula="of:=MIN([.$L92];[#REF!];[.$R92];[#REF!];[.$X92];[#REF!];[.$AD92];[#REF!];[.$AJ92];[#REF!];[.$AP92];[#REF!])" office:value-type="string" office:string-value="" calcext:value-type="error">
            <text:p>#REF!</text:p>
          </table:table-cell>
          <table:table-cell table:formula="of:=MIN([.$M92];[#REF!];[.$S92];[#REF!];[.$Y92];[#REF!];[.$AE92];[#REF!];[.$AK92];[#REF!];[.$AQ92];[#REF!])" office:value-type="string" office:string-value="" calcext:value-type="error">
            <text:p>#REF!</text:p>
          </table:table-cell>
          <table:table-cell table:formula="of:=MEDIAN([.$H92];[#REF!];[.$N92];[#REF!];[.$T92];[#REF!];[.$Z92];[#REF!];[.$AF92];[#REF!];[.$AL92];[#REF!])" office:value-type="string" office:string-value="" calcext:value-type="error">
            <text:p>#REF!</text:p>
          </table:table-cell>
          <table:table-cell table:formula="of:=MEDIAN([.$I92];[#REF!];[.$O92];[#REF!];[.$U92];[#REF!];[.$AA92];[#REF!];[.$AG92];[#REF!];[.$AM92];[#REF!])" office:value-type="string" office:string-value="" calcext:value-type="error">
            <text:p>#REF!</text:p>
          </table:table-cell>
          <table:table-cell table:formula="of:=MEDIAN([.$J92];[#REF!];[.$P92];[#REF!];[.$V92];[#REF!];[.$AB92];[#REF!];[.$AH92];[#REF!];[.$AN92];[#REF!])" office:value-type="string" office:string-value="" calcext:value-type="error">
            <text:p>#REF!</text:p>
          </table:table-cell>
          <table:table-cell table:formula="of:=MEDIAN([.$K92];[#REF!];[.$Q92];[#REF!];[.$W92];[#REF!];[.$AC92];[#REF!];[.$AI92];[#REF!];[.$AO92];[#REF!])" office:value-type="string" office:string-value="" calcext:value-type="error">
            <text:p>#REF!</text:p>
          </table:table-cell>
          <table:table-cell table:formula="of:=MEDIAN([.$L92];[#REF!];[.$R92];[#REF!];[.$X92];[#REF!];[.$AD92];[#REF!];[.$AJ92];[#REF!];[.$AP92];[#REF!])" office:value-type="string" office:string-value="" calcext:value-type="error">
            <text:p>#REF!</text:p>
          </table:table-cell>
          <table:table-cell table:formula="of:=MEDIAN([.$M92];[#REF!];[.$S92];[#REF!];[.$Y92];[#REF!];[.$AE92];[#REF!];[.$AK92];[#REF!];[.$AQ92];[#REF!])" office:value-type="string" office:string-value="" calcext:value-type="error">
            <text:p>#REF!</text:p>
          </table:table-cell>
          <table:table-cell table:formula="of:=MAX([.$H92];[#REF!];[.$N92];[#REF!];[.$T92];[#REF!];[.$Z92];[#REF!];[.$AF92];[#REF!];[.$AL92];[#REF!])" office:value-type="string" office:string-value="" calcext:value-type="error">
            <text:p>#REF!</text:p>
          </table:table-cell>
          <table:table-cell table:formula="of:=MAX([.$I92];[#REF!];[.$O92];[#REF!];[.$U92];[#REF!];[.$AA92];[#REF!];[.$AG92];[#REF!];[.$AM92];[#REF!])" office:value-type="string" office:string-value="" calcext:value-type="error">
            <text:p>#REF!</text:p>
          </table:table-cell>
          <table:table-cell table:formula="of:=MAX([.$J92];[#REF!];[.$P92];[#REF!];[.$V92];[#REF!];[.$AB92];[#REF!];[.$AH92];[#REF!];[.$AN92];[#REF!])" office:value-type="string" office:string-value="" calcext:value-type="error">
            <text:p>#REF!</text:p>
          </table:table-cell>
          <table:table-cell table:formula="of:=MAX([.$K92];[#REF!];[.$Q92];[#REF!];[.$W92];[#REF!];[.$AC92];[#REF!];[.$AI92];[#REF!];[.$AO92];[#REF!])" office:value-type="string" office:string-value="" calcext:value-type="error">
            <text:p>#REF!</text:p>
          </table:table-cell>
          <table:table-cell table:formula="of:=MAX([.$L92];[#REF!];[.$R92];[#REF!];[.$X92];[#REF!];[.$AD92];[#REF!];[.$AJ92];[#REF!];[.$AP92];[#REF!])" office:value-type="string" office:string-value="" calcext:value-type="error">
            <text:p>#REF!</text:p>
          </table:table-cell>
          <table:table-cell table:formula="of:=MAX([.$M92];[#REF!];[.$S92];[#REF!];[.$Y92];[#REF!];[.$AE92];[#REF!];[.$AK92];[#REF!];[.$AQ92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gripper-round-1-strips/instances/instance-15.l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6569987" calcext:value-type="float">
            <text:p>6569987</text:p>
          </table:table-cell>
          <table:table-cell office:value-type="float" office:value="5457840" calcext:value-type="float">
            <text:p>545784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133825" calcext:value-type="float">
            <text:p>9133825</text:p>
          </table:table-cell>
          <table:table-cell office:value-type="float" office:value="6686615" calcext:value-type="float">
            <text:p>6686615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711458" calcext:value-type="float">
            <text:p>9711458</text:p>
          </table:table-cell>
          <table:table-cell office:value-type="float" office:value="6873875" calcext:value-type="float">
            <text:p>6873875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316226" calcext:value-type="float">
            <text:p>9316226</text:p>
          </table:table-cell>
          <table:table-cell office:value-type="float" office:value="6615114" calcext:value-type="float">
            <text:p>6615114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974173" calcext:value-type="float">
            <text:p>9974173</text:p>
          </table:table-cell>
          <table:table-cell office:value-type="float" office:value="7058435" calcext:value-type="float">
            <text:p>7058435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0588231" calcext:value-type="float">
            <text:p>10588231</text:p>
          </table:table-cell>
          <table:table-cell office:value-type="float" office:value="7638500" calcext:value-type="float">
            <text:p>763850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0299274" calcext:value-type="float">
            <text:p>10299274</text:p>
          </table:table-cell>
          <table:table-cell office:value-type="float" office:value="7328875" calcext:value-type="float">
            <text:p>7328875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MIN([.$H93];[#REF!];[.$N93];[#REF!];[.$T93];[#REF!];[.$Z93];[#REF!];[.$AF93];[#REF!];[.$AL93];[#REF!])" office:value-type="string" office:string-value="" calcext:value-type="error">
            <text:p>#REF!</text:p>
          </table:table-cell>
          <table:table-cell table:formula="of:=MIN([.$I93];[#REF!];[.$O93];[#REF!];[.$U93];[#REF!];[.$AA93];[#REF!];[.$AG93];[#REF!];[.$AM93];[#REF!])" office:value-type="string" office:string-value="" calcext:value-type="error">
            <text:p>#REF!</text:p>
          </table:table-cell>
          <table:table-cell table:formula="of:=MIN([.$J93];[#REF!];[.$P93];[#REF!];[.$V93];[#REF!];[.$AB93];[#REF!];[.$AH93];[#REF!];[.$AN93];[#REF!])" office:value-type="string" office:string-value="" calcext:value-type="error">
            <text:p>#REF!</text:p>
          </table:table-cell>
          <table:table-cell table:formula="of:=MIN([.$K93];[#REF!];[.$Q93];[#REF!];[.$W93];[#REF!];[.$AC93];[#REF!];[.$AI93];[#REF!];[.$AO93];[#REF!])" office:value-type="string" office:string-value="" calcext:value-type="error">
            <text:p>#REF!</text:p>
          </table:table-cell>
          <table:table-cell table:formula="of:=MIN([.$L93];[#REF!];[.$R93];[#REF!];[.$X93];[#REF!];[.$AD93];[#REF!];[.$AJ93];[#REF!];[.$AP93];[#REF!])" office:value-type="string" office:string-value="" calcext:value-type="error">
            <text:p>#REF!</text:p>
          </table:table-cell>
          <table:table-cell table:formula="of:=MIN([.$M93];[#REF!];[.$S93];[#REF!];[.$Y93];[#REF!];[.$AE93];[#REF!];[.$AK93];[#REF!];[.$AQ93];[#REF!])" office:value-type="string" office:string-value="" calcext:value-type="error">
            <text:p>#REF!</text:p>
          </table:table-cell>
          <table:table-cell table:formula="of:=MEDIAN([.$H93];[#REF!];[.$N93];[#REF!];[.$T93];[#REF!];[.$Z93];[#REF!];[.$AF93];[#REF!];[.$AL93];[#REF!])" office:value-type="string" office:string-value="" calcext:value-type="error">
            <text:p>#REF!</text:p>
          </table:table-cell>
          <table:table-cell table:formula="of:=MEDIAN([.$I93];[#REF!];[.$O93];[#REF!];[.$U93];[#REF!];[.$AA93];[#REF!];[.$AG93];[#REF!];[.$AM93];[#REF!])" office:value-type="string" office:string-value="" calcext:value-type="error">
            <text:p>#REF!</text:p>
          </table:table-cell>
          <table:table-cell table:formula="of:=MEDIAN([.$J93];[#REF!];[.$P93];[#REF!];[.$V93];[#REF!];[.$AB93];[#REF!];[.$AH93];[#REF!];[.$AN93];[#REF!])" office:value-type="string" office:string-value="" calcext:value-type="error">
            <text:p>#REF!</text:p>
          </table:table-cell>
          <table:table-cell table:formula="of:=MEDIAN([.$K93];[#REF!];[.$Q93];[#REF!];[.$W93];[#REF!];[.$AC93];[#REF!];[.$AI93];[#REF!];[.$AO93];[#REF!])" office:value-type="string" office:string-value="" calcext:value-type="error">
            <text:p>#REF!</text:p>
          </table:table-cell>
          <table:table-cell table:formula="of:=MEDIAN([.$L93];[#REF!];[.$R93];[#REF!];[.$X93];[#REF!];[.$AD93];[#REF!];[.$AJ93];[#REF!];[.$AP93];[#REF!])" office:value-type="string" office:string-value="" calcext:value-type="error">
            <text:p>#REF!</text:p>
          </table:table-cell>
          <table:table-cell table:formula="of:=MEDIAN([.$M93];[#REF!];[.$S93];[#REF!];[.$Y93];[#REF!];[.$AE93];[#REF!];[.$AK93];[#REF!];[.$AQ93];[#REF!])" office:value-type="string" office:string-value="" calcext:value-type="error">
            <text:p>#REF!</text:p>
          </table:table-cell>
          <table:table-cell table:formula="of:=MAX([.$H93];[#REF!];[.$N93];[#REF!];[.$T93];[#REF!];[.$Z93];[#REF!];[.$AF93];[#REF!];[.$AL93];[#REF!])" office:value-type="string" office:string-value="" calcext:value-type="error">
            <text:p>#REF!</text:p>
          </table:table-cell>
          <table:table-cell table:formula="of:=MAX([.$I93];[#REF!];[.$O93];[#REF!];[.$U93];[#REF!];[.$AA93];[#REF!];[.$AG93];[#REF!];[.$AM93];[#REF!])" office:value-type="string" office:string-value="" calcext:value-type="error">
            <text:p>#REF!</text:p>
          </table:table-cell>
          <table:table-cell table:formula="of:=MAX([.$J93];[#REF!];[.$P93];[#REF!];[.$V93];[#REF!];[.$AB93];[#REF!];[.$AH93];[#REF!];[.$AN93];[#REF!])" office:value-type="string" office:string-value="" calcext:value-type="error">
            <text:p>#REF!</text:p>
          </table:table-cell>
          <table:table-cell table:formula="of:=MAX([.$K93];[#REF!];[.$Q93];[#REF!];[.$W93];[#REF!];[.$AC93];[#REF!];[.$AI93];[#REF!];[.$AO93];[#REF!])" office:value-type="string" office:string-value="" calcext:value-type="error">
            <text:p>#REF!</text:p>
          </table:table-cell>
          <table:table-cell table:formula="of:=MAX([.$L93];[#REF!];[.$R93];[#REF!];[.$X93];[#REF!];[.$AD93];[#REF!];[.$AJ93];[#REF!];[.$AP93];[#REF!])" office:value-type="string" office:string-value="" calcext:value-type="error">
            <text:p>#REF!</text:p>
          </table:table-cell>
          <table:table-cell table:formula="of:=MAX([.$M93];[#REF!];[.$S93];[#REF!];[.$Y93];[#REF!];[.$AE93];[#REF!];[.$AK93];[#REF!];[.$AQ93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gripper-round-1-strips/instances/instance-16.l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5872514" calcext:value-type="float">
            <text:p>5872514</text:p>
          </table:table-cell>
          <table:table-cell office:value-type="float" office:value="4845252" calcext:value-type="float">
            <text:p>484525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097137" calcext:value-type="float">
            <text:p>9097137</text:p>
          </table:table-cell>
          <table:table-cell office:value-type="float" office:value="6639689" calcext:value-type="float">
            <text:p>6639689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753253" calcext:value-type="float">
            <text:p>8753253</text:p>
          </table:table-cell>
          <table:table-cell office:value-type="float" office:value="6392922" calcext:value-type="float">
            <text:p>6392922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316443" calcext:value-type="float">
            <text:p>8316443</text:p>
          </table:table-cell>
          <table:table-cell office:value-type="float" office:value="6089377" calcext:value-type="float">
            <text:p>6089377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610401" calcext:value-type="float">
            <text:p>9610401</text:p>
          </table:table-cell>
          <table:table-cell office:value-type="float" office:value="6953645" calcext:value-type="float">
            <text:p>6953645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551135" calcext:value-type="float">
            <text:p>8551135</text:p>
          </table:table-cell>
          <table:table-cell office:value-type="float" office:value="6274150" calcext:value-type="float">
            <text:p>627415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635130" calcext:value-type="float">
            <text:p>9635130</text:p>
          </table:table-cell>
          <table:table-cell office:value-type="float" office:value="6840405" calcext:value-type="float">
            <text:p>6840405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MIN([.$H94];[#REF!];[.$N94];[#REF!];[.$T94];[#REF!];[.$Z94];[#REF!];[.$AF94];[#REF!];[.$AL94];[#REF!])" office:value-type="string" office:string-value="" calcext:value-type="error">
            <text:p>#REF!</text:p>
          </table:table-cell>
          <table:table-cell table:formula="of:=MIN([.$I94];[#REF!];[.$O94];[#REF!];[.$U94];[#REF!];[.$AA94];[#REF!];[.$AG94];[#REF!];[.$AM94];[#REF!])" office:value-type="string" office:string-value="" calcext:value-type="error">
            <text:p>#REF!</text:p>
          </table:table-cell>
          <table:table-cell table:formula="of:=MIN([.$J94];[#REF!];[.$P94];[#REF!];[.$V94];[#REF!];[.$AB94];[#REF!];[.$AH94];[#REF!];[.$AN94];[#REF!])" office:value-type="string" office:string-value="" calcext:value-type="error">
            <text:p>#REF!</text:p>
          </table:table-cell>
          <table:table-cell table:formula="of:=MIN([.$K94];[#REF!];[.$Q94];[#REF!];[.$W94];[#REF!];[.$AC94];[#REF!];[.$AI94];[#REF!];[.$AO94];[#REF!])" office:value-type="string" office:string-value="" calcext:value-type="error">
            <text:p>#REF!</text:p>
          </table:table-cell>
          <table:table-cell table:formula="of:=MIN([.$L94];[#REF!];[.$R94];[#REF!];[.$X94];[#REF!];[.$AD94];[#REF!];[.$AJ94];[#REF!];[.$AP94];[#REF!])" office:value-type="string" office:string-value="" calcext:value-type="error">
            <text:p>#REF!</text:p>
          </table:table-cell>
          <table:table-cell table:formula="of:=MIN([.$M94];[#REF!];[.$S94];[#REF!];[.$Y94];[#REF!];[.$AE94];[#REF!];[.$AK94];[#REF!];[.$AQ94];[#REF!])" office:value-type="string" office:string-value="" calcext:value-type="error">
            <text:p>#REF!</text:p>
          </table:table-cell>
          <table:table-cell table:formula="of:=MEDIAN([.$H94];[#REF!];[.$N94];[#REF!];[.$T94];[#REF!];[.$Z94];[#REF!];[.$AF94];[#REF!];[.$AL94];[#REF!])" office:value-type="string" office:string-value="" calcext:value-type="error">
            <text:p>#REF!</text:p>
          </table:table-cell>
          <table:table-cell table:formula="of:=MEDIAN([.$I94];[#REF!];[.$O94];[#REF!];[.$U94];[#REF!];[.$AA94];[#REF!];[.$AG94];[#REF!];[.$AM94];[#REF!])" office:value-type="string" office:string-value="" calcext:value-type="error">
            <text:p>#REF!</text:p>
          </table:table-cell>
          <table:table-cell table:formula="of:=MEDIAN([.$J94];[#REF!];[.$P94];[#REF!];[.$V94];[#REF!];[.$AB94];[#REF!];[.$AH94];[#REF!];[.$AN94];[#REF!])" office:value-type="string" office:string-value="" calcext:value-type="error">
            <text:p>#REF!</text:p>
          </table:table-cell>
          <table:table-cell table:formula="of:=MEDIAN([.$K94];[#REF!];[.$Q94];[#REF!];[.$W94];[#REF!];[.$AC94];[#REF!];[.$AI94];[#REF!];[.$AO94];[#REF!])" office:value-type="string" office:string-value="" calcext:value-type="error">
            <text:p>#REF!</text:p>
          </table:table-cell>
          <table:table-cell table:formula="of:=MEDIAN([.$L94];[#REF!];[.$R94];[#REF!];[.$X94];[#REF!];[.$AD94];[#REF!];[.$AJ94];[#REF!];[.$AP94];[#REF!])" office:value-type="string" office:string-value="" calcext:value-type="error">
            <text:p>#REF!</text:p>
          </table:table-cell>
          <table:table-cell table:formula="of:=MEDIAN([.$M94];[#REF!];[.$S94];[#REF!];[.$Y94];[#REF!];[.$AE94];[#REF!];[.$AK94];[#REF!];[.$AQ94];[#REF!])" office:value-type="string" office:string-value="" calcext:value-type="error">
            <text:p>#REF!</text:p>
          </table:table-cell>
          <table:table-cell table:formula="of:=MAX([.$H94];[#REF!];[.$N94];[#REF!];[.$T94];[#REF!];[.$Z94];[#REF!];[.$AF94];[#REF!];[.$AL94];[#REF!])" office:value-type="string" office:string-value="" calcext:value-type="error">
            <text:p>#REF!</text:p>
          </table:table-cell>
          <table:table-cell table:formula="of:=MAX([.$I94];[#REF!];[.$O94];[#REF!];[.$U94];[#REF!];[.$AA94];[#REF!];[.$AG94];[#REF!];[.$AM94];[#REF!])" office:value-type="string" office:string-value="" calcext:value-type="error">
            <text:p>#REF!</text:p>
          </table:table-cell>
          <table:table-cell table:formula="of:=MAX([.$J94];[#REF!];[.$P94];[#REF!];[.$V94];[#REF!];[.$AB94];[#REF!];[.$AH94];[#REF!];[.$AN94];[#REF!])" office:value-type="string" office:string-value="" calcext:value-type="error">
            <text:p>#REF!</text:p>
          </table:table-cell>
          <table:table-cell table:formula="of:=MAX([.$K94];[#REF!];[.$Q94];[#REF!];[.$W94];[#REF!];[.$AC94];[#REF!];[.$AI94];[#REF!];[.$AO94];[#REF!])" office:value-type="string" office:string-value="" calcext:value-type="error">
            <text:p>#REF!</text:p>
          </table:table-cell>
          <table:table-cell table:formula="of:=MAX([.$L94];[#REF!];[.$R94];[#REF!];[.$X94];[#REF!];[.$AD94];[#REF!];[.$AJ94];[#REF!];[.$AP94];[#REF!])" office:value-type="string" office:string-value="" calcext:value-type="error">
            <text:p>#REF!</text:p>
          </table:table-cell>
          <table:table-cell table:formula="of:=MAX([.$M94];[#REF!];[.$S94];[#REF!];[.$Y94];[#REF!];[.$AE94];[#REF!];[.$AK94];[#REF!];[.$AQ94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gripper-round-1-strips/instances/instance-17.l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6007948" calcext:value-type="float">
            <text:p>6007948</text:p>
          </table:table-cell>
          <table:table-cell office:value-type="float" office:value="4948392" calcext:value-type="float">
            <text:p>4948392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401024" calcext:value-type="float">
            <text:p>9401024</text:p>
          </table:table-cell>
          <table:table-cell office:value-type="float" office:value="6804440" calcext:value-type="float">
            <text:p>680444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181774" calcext:value-type="float">
            <text:p>9181774</text:p>
          </table:table-cell>
          <table:table-cell office:value-type="float" office:value="6554385" calcext:value-type="float">
            <text:p>6554385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708401" calcext:value-type="float">
            <text:p>8708401</text:p>
          </table:table-cell>
          <table:table-cell office:value-type="float" office:value="6278539" calcext:value-type="float">
            <text:p>6278539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283896" calcext:value-type="float">
            <text:p>9283896</text:p>
          </table:table-cell>
          <table:table-cell office:value-type="float" office:value="6713121" calcext:value-type="float">
            <text:p>6713121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699868" calcext:value-type="float">
            <text:p>9699868</text:p>
          </table:table-cell>
          <table:table-cell office:value-type="float" office:value="6994772" calcext:value-type="float">
            <text:p>6994772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357823" calcext:value-type="float">
            <text:p>9357823</text:p>
          </table:table-cell>
          <table:table-cell office:value-type="float" office:value="6586916" calcext:value-type="float">
            <text:p>6586916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MIN([.$H95];[#REF!];[.$N95];[#REF!];[.$T95];[#REF!];[.$Z95];[#REF!];[.$AF95];[#REF!];[.$AL95];[#REF!])" office:value-type="string" office:string-value="" calcext:value-type="error">
            <text:p>#REF!</text:p>
          </table:table-cell>
          <table:table-cell table:formula="of:=MIN([.$I95];[#REF!];[.$O95];[#REF!];[.$U95];[#REF!];[.$AA95];[#REF!];[.$AG95];[#REF!];[.$AM95];[#REF!])" office:value-type="string" office:string-value="" calcext:value-type="error">
            <text:p>#REF!</text:p>
          </table:table-cell>
          <table:table-cell table:formula="of:=MIN([.$J95];[#REF!];[.$P95];[#REF!];[.$V95];[#REF!];[.$AB95];[#REF!];[.$AH95];[#REF!];[.$AN95];[#REF!])" office:value-type="string" office:string-value="" calcext:value-type="error">
            <text:p>#REF!</text:p>
          </table:table-cell>
          <table:table-cell table:formula="of:=MIN([.$K95];[#REF!];[.$Q95];[#REF!];[.$W95];[#REF!];[.$AC95];[#REF!];[.$AI95];[#REF!];[.$AO95];[#REF!])" office:value-type="string" office:string-value="" calcext:value-type="error">
            <text:p>#REF!</text:p>
          </table:table-cell>
          <table:table-cell table:formula="of:=MIN([.$L95];[#REF!];[.$R95];[#REF!];[.$X95];[#REF!];[.$AD95];[#REF!];[.$AJ95];[#REF!];[.$AP95];[#REF!])" office:value-type="string" office:string-value="" calcext:value-type="error">
            <text:p>#REF!</text:p>
          </table:table-cell>
          <table:table-cell table:formula="of:=MIN([.$M95];[#REF!];[.$S95];[#REF!];[.$Y95];[#REF!];[.$AE95];[#REF!];[.$AK95];[#REF!];[.$AQ95];[#REF!])" office:value-type="string" office:string-value="" calcext:value-type="error">
            <text:p>#REF!</text:p>
          </table:table-cell>
          <table:table-cell table:formula="of:=MEDIAN([.$H95];[#REF!];[.$N95];[#REF!];[.$T95];[#REF!];[.$Z95];[#REF!];[.$AF95];[#REF!];[.$AL95];[#REF!])" office:value-type="string" office:string-value="" calcext:value-type="error">
            <text:p>#REF!</text:p>
          </table:table-cell>
          <table:table-cell table:formula="of:=MEDIAN([.$I95];[#REF!];[.$O95];[#REF!];[.$U95];[#REF!];[.$AA95];[#REF!];[.$AG95];[#REF!];[.$AM95];[#REF!])" office:value-type="string" office:string-value="" calcext:value-type="error">
            <text:p>#REF!</text:p>
          </table:table-cell>
          <table:table-cell table:formula="of:=MEDIAN([.$J95];[#REF!];[.$P95];[#REF!];[.$V95];[#REF!];[.$AB95];[#REF!];[.$AH95];[#REF!];[.$AN95];[#REF!])" office:value-type="string" office:string-value="" calcext:value-type="error">
            <text:p>#REF!</text:p>
          </table:table-cell>
          <table:table-cell table:formula="of:=MEDIAN([.$K95];[#REF!];[.$Q95];[#REF!];[.$W95];[#REF!];[.$AC95];[#REF!];[.$AI95];[#REF!];[.$AO95];[#REF!])" office:value-type="string" office:string-value="" calcext:value-type="error">
            <text:p>#REF!</text:p>
          </table:table-cell>
          <table:table-cell table:formula="of:=MEDIAN([.$L95];[#REF!];[.$R95];[#REF!];[.$X95];[#REF!];[.$AD95];[#REF!];[.$AJ95];[#REF!];[.$AP95];[#REF!])" office:value-type="string" office:string-value="" calcext:value-type="error">
            <text:p>#REF!</text:p>
          </table:table-cell>
          <table:table-cell table:formula="of:=MEDIAN([.$M95];[#REF!];[.$S95];[#REF!];[.$Y95];[#REF!];[.$AE95];[#REF!];[.$AK95];[#REF!];[.$AQ95];[#REF!])" office:value-type="string" office:string-value="" calcext:value-type="error">
            <text:p>#REF!</text:p>
          </table:table-cell>
          <table:table-cell table:formula="of:=MAX([.$H95];[#REF!];[.$N95];[#REF!];[.$T95];[#REF!];[.$Z95];[#REF!];[.$AF95];[#REF!];[.$AL95];[#REF!])" office:value-type="string" office:string-value="" calcext:value-type="error">
            <text:p>#REF!</text:p>
          </table:table-cell>
          <table:table-cell table:formula="of:=MAX([.$I95];[#REF!];[.$O95];[#REF!];[.$U95];[#REF!];[.$AA95];[#REF!];[.$AG95];[#REF!];[.$AM95];[#REF!])" office:value-type="string" office:string-value="" calcext:value-type="error">
            <text:p>#REF!</text:p>
          </table:table-cell>
          <table:table-cell table:formula="of:=MAX([.$J95];[#REF!];[.$P95];[#REF!];[.$V95];[#REF!];[.$AB95];[#REF!];[.$AH95];[#REF!];[.$AN95];[#REF!])" office:value-type="string" office:string-value="" calcext:value-type="error">
            <text:p>#REF!</text:p>
          </table:table-cell>
          <table:table-cell table:formula="of:=MAX([.$K95];[#REF!];[.$Q95];[#REF!];[.$W95];[#REF!];[.$AC95];[#REF!];[.$AI95];[#REF!];[.$AO95];[#REF!])" office:value-type="string" office:string-value="" calcext:value-type="error">
            <text:p>#REF!</text:p>
          </table:table-cell>
          <table:table-cell table:formula="of:=MAX([.$L95];[#REF!];[.$R95];[#REF!];[.$X95];[#REF!];[.$AD95];[#REF!];[.$AJ95];[#REF!];[.$AP95];[#REF!])" office:value-type="string" office:string-value="" calcext:value-type="error">
            <text:p>#REF!</text:p>
          </table:table-cell>
          <table:table-cell table:formula="of:=MAX([.$M95];[#REF!];[.$S95];[#REF!];[.$Y95];[#REF!];[.$AE95];[#REF!];[.$AK95];[#REF!];[.$AQ95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gripper-round-1-strips/instances/instance-18.l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5715233" calcext:value-type="float">
            <text:p>5715233</text:p>
          </table:table-cell>
          <table:table-cell office:value-type="float" office:value="4779742" calcext:value-type="float">
            <text:p>4779742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750304" calcext:value-type="float">
            <text:p>8750304</text:p>
          </table:table-cell>
          <table:table-cell office:value-type="float" office:value="6422485" calcext:value-type="float">
            <text:p>6422485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479636" calcext:value-type="float">
            <text:p>8479636</text:p>
          </table:table-cell>
          <table:table-cell office:value-type="float" office:value="6164157" calcext:value-type="float">
            <text:p>6164157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431380" calcext:value-type="float">
            <text:p>8431380</text:p>
          </table:table-cell>
          <table:table-cell office:value-type="float" office:value="6010607" calcext:value-type="float">
            <text:p>6010607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538402" calcext:value-type="float">
            <text:p>9538402</text:p>
          </table:table-cell>
          <table:table-cell office:value-type="float" office:value="6786753" calcext:value-type="float">
            <text:p>6786753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359101" calcext:value-type="float">
            <text:p>8359101</text:p>
          </table:table-cell>
          <table:table-cell office:value-type="float" office:value="6171868" calcext:value-type="float">
            <text:p>6171868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974144" calcext:value-type="float">
            <text:p>8974144</text:p>
          </table:table-cell>
          <table:table-cell office:value-type="float" office:value="6553866" calcext:value-type="float">
            <text:p>6553866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MIN([.$H96];[#REF!];[.$N96];[#REF!];[.$T96];[#REF!];[.$Z96];[#REF!];[.$AF96];[#REF!];[.$AL96];[#REF!])" office:value-type="string" office:string-value="" calcext:value-type="error">
            <text:p>#REF!</text:p>
          </table:table-cell>
          <table:table-cell table:formula="of:=MIN([.$I96];[#REF!];[.$O96];[#REF!];[.$U96];[#REF!];[.$AA96];[#REF!];[.$AG96];[#REF!];[.$AM96];[#REF!])" office:value-type="string" office:string-value="" calcext:value-type="error">
            <text:p>#REF!</text:p>
          </table:table-cell>
          <table:table-cell table:formula="of:=MIN([.$J96];[#REF!];[.$P96];[#REF!];[.$V96];[#REF!];[.$AB96];[#REF!];[.$AH96];[#REF!];[.$AN96];[#REF!])" office:value-type="string" office:string-value="" calcext:value-type="error">
            <text:p>#REF!</text:p>
          </table:table-cell>
          <table:table-cell table:formula="of:=MIN([.$K96];[#REF!];[.$Q96];[#REF!];[.$W96];[#REF!];[.$AC96];[#REF!];[.$AI96];[#REF!];[.$AO96];[#REF!])" office:value-type="string" office:string-value="" calcext:value-type="error">
            <text:p>#REF!</text:p>
          </table:table-cell>
          <table:table-cell table:formula="of:=MIN([.$L96];[#REF!];[.$R96];[#REF!];[.$X96];[#REF!];[.$AD96];[#REF!];[.$AJ96];[#REF!];[.$AP96];[#REF!])" office:value-type="string" office:string-value="" calcext:value-type="error">
            <text:p>#REF!</text:p>
          </table:table-cell>
          <table:table-cell table:formula="of:=MIN([.$M96];[#REF!];[.$S96];[#REF!];[.$Y96];[#REF!];[.$AE96];[#REF!];[.$AK96];[#REF!];[.$AQ96];[#REF!])" office:value-type="string" office:string-value="" calcext:value-type="error">
            <text:p>#REF!</text:p>
          </table:table-cell>
          <table:table-cell table:formula="of:=MEDIAN([.$H96];[#REF!];[.$N96];[#REF!];[.$T96];[#REF!];[.$Z96];[#REF!];[.$AF96];[#REF!];[.$AL96];[#REF!])" office:value-type="string" office:string-value="" calcext:value-type="error">
            <text:p>#REF!</text:p>
          </table:table-cell>
          <table:table-cell table:formula="of:=MEDIAN([.$I96];[#REF!];[.$O96];[#REF!];[.$U96];[#REF!];[.$AA96];[#REF!];[.$AG96];[#REF!];[.$AM96];[#REF!])" office:value-type="string" office:string-value="" calcext:value-type="error">
            <text:p>#REF!</text:p>
          </table:table-cell>
          <table:table-cell table:formula="of:=MEDIAN([.$J96];[#REF!];[.$P96];[#REF!];[.$V96];[#REF!];[.$AB96];[#REF!];[.$AH96];[#REF!];[.$AN96];[#REF!])" office:value-type="string" office:string-value="" calcext:value-type="error">
            <text:p>#REF!</text:p>
          </table:table-cell>
          <table:table-cell table:formula="of:=MEDIAN([.$K96];[#REF!];[.$Q96];[#REF!];[.$W96];[#REF!];[.$AC96];[#REF!];[.$AI96];[#REF!];[.$AO96];[#REF!])" office:value-type="string" office:string-value="" calcext:value-type="error">
            <text:p>#REF!</text:p>
          </table:table-cell>
          <table:table-cell table:formula="of:=MEDIAN([.$L96];[#REF!];[.$R96];[#REF!];[.$X96];[#REF!];[.$AD96];[#REF!];[.$AJ96];[#REF!];[.$AP96];[#REF!])" office:value-type="string" office:string-value="" calcext:value-type="error">
            <text:p>#REF!</text:p>
          </table:table-cell>
          <table:table-cell table:formula="of:=MEDIAN([.$M96];[#REF!];[.$S96];[#REF!];[.$Y96];[#REF!];[.$AE96];[#REF!];[.$AK96];[#REF!];[.$AQ96];[#REF!])" office:value-type="string" office:string-value="" calcext:value-type="error">
            <text:p>#REF!</text:p>
          </table:table-cell>
          <table:table-cell table:formula="of:=MAX([.$H96];[#REF!];[.$N96];[#REF!];[.$T96];[#REF!];[.$Z96];[#REF!];[.$AF96];[#REF!];[.$AL96];[#REF!])" office:value-type="string" office:string-value="" calcext:value-type="error">
            <text:p>#REF!</text:p>
          </table:table-cell>
          <table:table-cell table:formula="of:=MAX([.$I96];[#REF!];[.$O96];[#REF!];[.$U96];[#REF!];[.$AA96];[#REF!];[.$AG96];[#REF!];[.$AM96];[#REF!])" office:value-type="string" office:string-value="" calcext:value-type="error">
            <text:p>#REF!</text:p>
          </table:table-cell>
          <table:table-cell table:formula="of:=MAX([.$J96];[#REF!];[.$P96];[#REF!];[.$V96];[#REF!];[.$AB96];[#REF!];[.$AH96];[#REF!];[.$AN96];[#REF!])" office:value-type="string" office:string-value="" calcext:value-type="error">
            <text:p>#REF!</text:p>
          </table:table-cell>
          <table:table-cell table:formula="of:=MAX([.$K96];[#REF!];[.$Q96];[#REF!];[.$W96];[#REF!];[.$AC96];[#REF!];[.$AI96];[#REF!];[.$AO96];[#REF!])" office:value-type="string" office:string-value="" calcext:value-type="error">
            <text:p>#REF!</text:p>
          </table:table-cell>
          <table:table-cell table:formula="of:=MAX([.$L96];[#REF!];[.$R96];[#REF!];[.$X96];[#REF!];[.$AD96];[#REF!];[.$AJ96];[#REF!];[.$AP96];[#REF!])" office:value-type="string" office:string-value="" calcext:value-type="error">
            <text:p>#REF!</text:p>
          </table:table-cell>
          <table:table-cell table:formula="of:=MAX([.$M96];[#REF!];[.$S96];[#REF!];[.$Y96];[#REF!];[.$AE96];[#REF!];[.$AK96];[#REF!];[.$AQ96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gripper-round-1-strips/instances/instance-19.l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5691591" calcext:value-type="float">
            <text:p>5691591</text:p>
          </table:table-cell>
          <table:table-cell office:value-type="float" office:value="4672865" calcext:value-type="float">
            <text:p>4672865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939213" calcext:value-type="float">
            <text:p>8939213</text:p>
          </table:table-cell>
          <table:table-cell office:value-type="float" office:value="6465816" calcext:value-type="float">
            <text:p>6465816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621811" calcext:value-type="float">
            <text:p>8621811</text:p>
          </table:table-cell>
          <table:table-cell office:value-type="float" office:value="6083552" calcext:value-type="float">
            <text:p>6083552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768889" calcext:value-type="float">
            <text:p>8768889</text:p>
          </table:table-cell>
          <table:table-cell office:value-type="float" office:value="6296834" calcext:value-type="float">
            <text:p>6296834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984686" calcext:value-type="float">
            <text:p>8984686</text:p>
          </table:table-cell>
          <table:table-cell office:value-type="float" office:value="6487012" calcext:value-type="float">
            <text:p>648701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206713" calcext:value-type="float">
            <text:p>9206713</text:p>
          </table:table-cell>
          <table:table-cell office:value-type="float" office:value="6661323" calcext:value-type="float">
            <text:p>6661323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1766523" calcext:value-type="float">
            <text:p>11766523</text:p>
          </table:table-cell>
          <table:table-cell office:value-type="float" office:value="7164501" calcext:value-type="float">
            <text:p>7164501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formula="of:=MIN([.$H97];[#REF!];[.$N97];[#REF!];[.$T97];[#REF!];[.$Z97];[#REF!];[.$AF97];[#REF!];[.$AL97];[#REF!])" office:value-type="string" office:string-value="" calcext:value-type="error">
            <text:p>#REF!</text:p>
          </table:table-cell>
          <table:table-cell table:formula="of:=MIN([.$I97];[#REF!];[.$O97];[#REF!];[.$U97];[#REF!];[.$AA97];[#REF!];[.$AG97];[#REF!];[.$AM97];[#REF!])" office:value-type="string" office:string-value="" calcext:value-type="error">
            <text:p>#REF!</text:p>
          </table:table-cell>
          <table:table-cell table:formula="of:=MIN([.$J97];[#REF!];[.$P97];[#REF!];[.$V97];[#REF!];[.$AB97];[#REF!];[.$AH97];[#REF!];[.$AN97];[#REF!])" office:value-type="string" office:string-value="" calcext:value-type="error">
            <text:p>#REF!</text:p>
          </table:table-cell>
          <table:table-cell table:formula="of:=MIN([.$K97];[#REF!];[.$Q97];[#REF!];[.$W97];[#REF!];[.$AC97];[#REF!];[.$AI97];[#REF!];[.$AO97];[#REF!])" office:value-type="string" office:string-value="" calcext:value-type="error">
            <text:p>#REF!</text:p>
          </table:table-cell>
          <table:table-cell table:formula="of:=MIN([.$L97];[#REF!];[.$R97];[#REF!];[.$X97];[#REF!];[.$AD97];[#REF!];[.$AJ97];[#REF!];[.$AP97];[#REF!])" office:value-type="string" office:string-value="" calcext:value-type="error">
            <text:p>#REF!</text:p>
          </table:table-cell>
          <table:table-cell table:formula="of:=MIN([.$M97];[#REF!];[.$S97];[#REF!];[.$Y97];[#REF!];[.$AE97];[#REF!];[.$AK97];[#REF!];[.$AQ97];[#REF!])" office:value-type="string" office:string-value="" calcext:value-type="error">
            <text:p>#REF!</text:p>
          </table:table-cell>
          <table:table-cell table:formula="of:=MEDIAN([.$H97];[#REF!];[.$N97];[#REF!];[.$T97];[#REF!];[.$Z97];[#REF!];[.$AF97];[#REF!];[.$AL97];[#REF!])" office:value-type="string" office:string-value="" calcext:value-type="error">
            <text:p>#REF!</text:p>
          </table:table-cell>
          <table:table-cell table:formula="of:=MEDIAN([.$I97];[#REF!];[.$O97];[#REF!];[.$U97];[#REF!];[.$AA97];[#REF!];[.$AG97];[#REF!];[.$AM97];[#REF!])" office:value-type="string" office:string-value="" calcext:value-type="error">
            <text:p>#REF!</text:p>
          </table:table-cell>
          <table:table-cell table:formula="of:=MEDIAN([.$J97];[#REF!];[.$P97];[#REF!];[.$V97];[#REF!];[.$AB97];[#REF!];[.$AH97];[#REF!];[.$AN97];[#REF!])" office:value-type="string" office:string-value="" calcext:value-type="error">
            <text:p>#REF!</text:p>
          </table:table-cell>
          <table:table-cell table:formula="of:=MEDIAN([.$K97];[#REF!];[.$Q97];[#REF!];[.$W97];[#REF!];[.$AC97];[#REF!];[.$AI97];[#REF!];[.$AO97];[#REF!])" office:value-type="string" office:string-value="" calcext:value-type="error">
            <text:p>#REF!</text:p>
          </table:table-cell>
          <table:table-cell table:formula="of:=MEDIAN([.$L97];[#REF!];[.$R97];[#REF!];[.$X97];[#REF!];[.$AD97];[#REF!];[.$AJ97];[#REF!];[.$AP97];[#REF!])" office:value-type="string" office:string-value="" calcext:value-type="error">
            <text:p>#REF!</text:p>
          </table:table-cell>
          <table:table-cell table:formula="of:=MEDIAN([.$M97];[#REF!];[.$S97];[#REF!];[.$Y97];[#REF!];[.$AE97];[#REF!];[.$AK97];[#REF!];[.$AQ97];[#REF!])" office:value-type="string" office:string-value="" calcext:value-type="error">
            <text:p>#REF!</text:p>
          </table:table-cell>
          <table:table-cell table:formula="of:=MAX([.$H97];[#REF!];[.$N97];[#REF!];[.$T97];[#REF!];[.$Z97];[#REF!];[.$AF97];[#REF!];[.$AL97];[#REF!])" office:value-type="string" office:string-value="" calcext:value-type="error">
            <text:p>#REF!</text:p>
          </table:table-cell>
          <table:table-cell table:formula="of:=MAX([.$I97];[#REF!];[.$O97];[#REF!];[.$U97];[#REF!];[.$AA97];[#REF!];[.$AG97];[#REF!];[.$AM97];[#REF!])" office:value-type="string" office:string-value="" calcext:value-type="error">
            <text:p>#REF!</text:p>
          </table:table-cell>
          <table:table-cell table:formula="of:=MAX([.$J97];[#REF!];[.$P97];[#REF!];[.$V97];[#REF!];[.$AB97];[#REF!];[.$AH97];[#REF!];[.$AN97];[#REF!])" office:value-type="string" office:string-value="" calcext:value-type="error">
            <text:p>#REF!</text:p>
          </table:table-cell>
          <table:table-cell table:formula="of:=MAX([.$K97];[#REF!];[.$Q97];[#REF!];[.$W97];[#REF!];[.$AC97];[#REF!];[.$AI97];[#REF!];[.$AO97];[#REF!])" office:value-type="string" office:string-value="" calcext:value-type="error">
            <text:p>#REF!</text:p>
          </table:table-cell>
          <table:table-cell table:formula="of:=MAX([.$L97];[#REF!];[.$R97];[#REF!];[.$X97];[#REF!];[.$AD97];[#REF!];[.$AJ97];[#REF!];[.$AP97];[#REF!])" office:value-type="string" office:string-value="" calcext:value-type="error">
            <text:p>#REF!</text:p>
          </table:table-cell>
          <table:table-cell table:formula="of:=MAX([.$M97];[#REF!];[.$S97];[#REF!];[.$Y97];[#REF!];[.$AE97];[#REF!];[.$AK97];[#REF!];[.$AQ97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gripper-round-1-strips/instances/instance-20.l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5496270" calcext:value-type="float">
            <text:p>5496270</text:p>
          </table:table-cell>
          <table:table-cell office:value-type="float" office:value="4550089" calcext:value-type="float">
            <text:p>455008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243274" calcext:value-type="float">
            <text:p>8243274</text:p>
          </table:table-cell>
          <table:table-cell office:value-type="float" office:value="5971955" calcext:value-type="float">
            <text:p>5971955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096298" calcext:value-type="float">
            <text:p>8096298</text:p>
          </table:table-cell>
          <table:table-cell office:value-type="float" office:value="5684676" calcext:value-type="float">
            <text:p>5684676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611012" calcext:value-type="float">
            <text:p>8611012</text:p>
          </table:table-cell>
          <table:table-cell office:value-type="float" office:value="6152203" calcext:value-type="float">
            <text:p>6152203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0520181" calcext:value-type="float">
            <text:p>10520181</text:p>
          </table:table-cell>
          <table:table-cell office:value-type="float" office:value="6286048" calcext:value-type="float">
            <text:p>6286048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551246" calcext:value-type="float">
            <text:p>8551246</text:p>
          </table:table-cell>
          <table:table-cell office:value-type="float" office:value="6198764" calcext:value-type="float">
            <text:p>6198764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411653" calcext:value-type="float">
            <text:p>9411653</text:p>
          </table:table-cell>
          <table:table-cell office:value-type="float" office:value="6274170" calcext:value-type="float">
            <text:p>627417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MIN([.$H98];[#REF!];[.$N98];[#REF!];[.$T98];[#REF!];[.$Z98];[#REF!];[.$AF98];[#REF!];[.$AL98];[#REF!])" office:value-type="string" office:string-value="" calcext:value-type="error">
            <text:p>#REF!</text:p>
          </table:table-cell>
          <table:table-cell table:formula="of:=MIN([.$I98];[#REF!];[.$O98];[#REF!];[.$U98];[#REF!];[.$AA98];[#REF!];[.$AG98];[#REF!];[.$AM98];[#REF!])" office:value-type="string" office:string-value="" calcext:value-type="error">
            <text:p>#REF!</text:p>
          </table:table-cell>
          <table:table-cell table:formula="of:=MIN([.$J98];[#REF!];[.$P98];[#REF!];[.$V98];[#REF!];[.$AB98];[#REF!];[.$AH98];[#REF!];[.$AN98];[#REF!])" office:value-type="string" office:string-value="" calcext:value-type="error">
            <text:p>#REF!</text:p>
          </table:table-cell>
          <table:table-cell table:formula="of:=MIN([.$K98];[#REF!];[.$Q98];[#REF!];[.$W98];[#REF!];[.$AC98];[#REF!];[.$AI98];[#REF!];[.$AO98];[#REF!])" office:value-type="string" office:string-value="" calcext:value-type="error">
            <text:p>#REF!</text:p>
          </table:table-cell>
          <table:table-cell table:formula="of:=MIN([.$L98];[#REF!];[.$R98];[#REF!];[.$X98];[#REF!];[.$AD98];[#REF!];[.$AJ98];[#REF!];[.$AP98];[#REF!])" office:value-type="string" office:string-value="" calcext:value-type="error">
            <text:p>#REF!</text:p>
          </table:table-cell>
          <table:table-cell table:formula="of:=MIN([.$M98];[#REF!];[.$S98];[#REF!];[.$Y98];[#REF!];[.$AE98];[#REF!];[.$AK98];[#REF!];[.$AQ98];[#REF!])" office:value-type="string" office:string-value="" calcext:value-type="error">
            <text:p>#REF!</text:p>
          </table:table-cell>
          <table:table-cell table:formula="of:=MEDIAN([.$H98];[#REF!];[.$N98];[#REF!];[.$T98];[#REF!];[.$Z98];[#REF!];[.$AF98];[#REF!];[.$AL98];[#REF!])" office:value-type="string" office:string-value="" calcext:value-type="error">
            <text:p>#REF!</text:p>
          </table:table-cell>
          <table:table-cell table:formula="of:=MEDIAN([.$I98];[#REF!];[.$O98];[#REF!];[.$U98];[#REF!];[.$AA98];[#REF!];[.$AG98];[#REF!];[.$AM98];[#REF!])" office:value-type="string" office:string-value="" calcext:value-type="error">
            <text:p>#REF!</text:p>
          </table:table-cell>
          <table:table-cell table:formula="of:=MEDIAN([.$J98];[#REF!];[.$P98];[#REF!];[.$V98];[#REF!];[.$AB98];[#REF!];[.$AH98];[#REF!];[.$AN98];[#REF!])" office:value-type="string" office:string-value="" calcext:value-type="error">
            <text:p>#REF!</text:p>
          </table:table-cell>
          <table:table-cell table:formula="of:=MEDIAN([.$K98];[#REF!];[.$Q98];[#REF!];[.$W98];[#REF!];[.$AC98];[#REF!];[.$AI98];[#REF!];[.$AO98];[#REF!])" office:value-type="string" office:string-value="" calcext:value-type="error">
            <text:p>#REF!</text:p>
          </table:table-cell>
          <table:table-cell table:formula="of:=MEDIAN([.$L98];[#REF!];[.$R98];[#REF!];[.$X98];[#REF!];[.$AD98];[#REF!];[.$AJ98];[#REF!];[.$AP98];[#REF!])" office:value-type="string" office:string-value="" calcext:value-type="error">
            <text:p>#REF!</text:p>
          </table:table-cell>
          <table:table-cell table:formula="of:=MEDIAN([.$M98];[#REF!];[.$S98];[#REF!];[.$Y98];[#REF!];[.$AE98];[#REF!];[.$AK98];[#REF!];[.$AQ98];[#REF!])" office:value-type="string" office:string-value="" calcext:value-type="error">
            <text:p>#REF!</text:p>
          </table:table-cell>
          <table:table-cell table:formula="of:=MAX([.$H98];[#REF!];[.$N98];[#REF!];[.$T98];[#REF!];[.$Z98];[#REF!];[.$AF98];[#REF!];[.$AL98];[#REF!])" office:value-type="string" office:string-value="" calcext:value-type="error">
            <text:p>#REF!</text:p>
          </table:table-cell>
          <table:table-cell table:formula="of:=MAX([.$I98];[#REF!];[.$O98];[#REF!];[.$U98];[#REF!];[.$AA98];[#REF!];[.$AG98];[#REF!];[.$AM98];[#REF!])" office:value-type="string" office:string-value="" calcext:value-type="error">
            <text:p>#REF!</text:p>
          </table:table-cell>
          <table:table-cell table:formula="of:=MAX([.$J98];[#REF!];[.$P98];[#REF!];[.$V98];[#REF!];[.$AB98];[#REF!];[.$AH98];[#REF!];[.$AN98];[#REF!])" office:value-type="string" office:string-value="" calcext:value-type="error">
            <text:p>#REF!</text:p>
          </table:table-cell>
          <table:table-cell table:formula="of:=MAX([.$K98];[#REF!];[.$Q98];[#REF!];[.$W98];[#REF!];[.$AC98];[#REF!];[.$AI98];[#REF!];[.$AO98];[#REF!])" office:value-type="string" office:string-value="" calcext:value-type="error">
            <text:p>#REF!</text:p>
          </table:table-cell>
          <table:table-cell table:formula="of:=MAX([.$L98];[#REF!];[.$R98];[#REF!];[.$X98];[#REF!];[.$AD98];[#REF!];[.$AJ98];[#REF!];[.$AP98];[#REF!])" office:value-type="string" office:string-value="" calcext:value-type="error">
            <text:p>#REF!</text:p>
          </table:table-cell>
          <table:table-cell table:formula="of:=MAX([.$M98];[#REF!];[.$S98];[#REF!];[.$Y98];[#REF!];[.$AE98];[#REF!];[.$AK98];[#REF!];[.$AQ98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gripper-round-1-strips/instances/instance-4.lp</text:p>
          </table:table-cell>
          <table:table-cell office:value-type="float" office:value="28.63" calcext:value-type="float">
            <text:p>28.63</text:p>
          </table:table-cell>
          <table:table-cell office:value-type="float" office:value="28.554" calcext:value-type="float">
            <text:p>28.554</text:p>
          </table:table-cell>
          <table:table-cell office:value-type="float" office:value="443190" calcext:value-type="float">
            <text:p>443190</text:p>
          </table:table-cell>
          <table:table-cell office:value-type="float" office:value="353615" calcext:value-type="float">
            <text:p>35361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7.76" calcext:value-type="float">
            <text:p>17.76</text:p>
          </table:table-cell>
          <table:table-cell office:value-type="float" office:value="17.258" calcext:value-type="float">
            <text:p>17.258</text:p>
          </table:table-cell>
          <table:table-cell office:value-type="float" office:value="328264" calcext:value-type="float">
            <text:p>328264</text:p>
          </table:table-cell>
          <table:table-cell office:value-type="float" office:value="245329" calcext:value-type="float">
            <text:p>245329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6.23" calcext:value-type="float">
            <text:p>16.23</text:p>
          </table:table-cell>
          <table:table-cell office:value-type="float" office:value="15.33" calcext:value-type="float">
            <text:p>15.33</text:p>
          </table:table-cell>
          <table:table-cell office:value-type="float" office:value="250152" calcext:value-type="float">
            <text:p>250152</text:p>
          </table:table-cell>
          <table:table-cell office:value-type="float" office:value="186322" calcext:value-type="float">
            <text:p>186322</text:p>
          </table:table-cell>
          <table:table-cell office:value-type="float" office:value="62" calcext:value-type="float">
            <text:p>62</text:p>
          </table:table-cell>
          <table:table-cell office:value-type="float" office:value="916" calcext:value-type="float">
            <text:p>916</text:p>
          </table:table-cell>
          <table:table-cell office:value-type="float" office:value="22.04" calcext:value-type="float">
            <text:p>22.04</text:p>
          </table:table-cell>
          <table:table-cell office:value-type="float" office:value="20.947" calcext:value-type="float">
            <text:p>20.947</text:p>
          </table:table-cell>
          <table:table-cell office:value-type="float" office:value="308369" calcext:value-type="float">
            <text:p>308369</text:p>
          </table:table-cell>
          <table:table-cell office:value-type="float" office:value="228344" calcext:value-type="float">
            <text:p>228344</text:p>
          </table:table-cell>
          <table:table-cell office:value-type="float" office:value="68" calcext:value-type="float">
            <text:p>68</text:p>
          </table:table-cell>
          <table:table-cell office:value-type="float" office:value="1172" calcext:value-type="float">
            <text:p>1172</text:p>
          </table:table-cell>
          <table:table-cell office:value-type="float" office:value="15.12" calcext:value-type="float">
            <text:p>15.12</text:p>
          </table:table-cell>
          <table:table-cell office:value-type="float" office:value="14.575" calcext:value-type="float">
            <text:p>14.575</text:p>
          </table:table-cell>
          <table:table-cell office:value-type="float" office:value="254065" calcext:value-type="float">
            <text:p>254065</text:p>
          </table:table-cell>
          <table:table-cell office:value-type="float" office:value="185340" calcext:value-type="float">
            <text:p>18534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float" office:value="37.91" calcext:value-type="float">
            <text:p>37.91</text:p>
          </table:table-cell>
          <table:table-cell office:value-type="float" office:value="37.378" calcext:value-type="float">
            <text:p>37.378</text:p>
          </table:table-cell>
          <table:table-cell office:value-type="float" office:value="626840" calcext:value-type="float">
            <text:p>626840</text:p>
          </table:table-cell>
          <table:table-cell office:value-type="float" office:value="490025" calcext:value-type="float">
            <text:p>490025</text:p>
          </table:table-cell>
          <table:table-cell office:value-type="float" office:value="38" calcext:value-type="float">
            <text:p>38</text:p>
          </table:table-cell>
          <table:table-cell office:value-type="float" office:value="134" calcext:value-type="float">
            <text:p>134</text:p>
          </table:table-cell>
          <table:table-cell office:value-type="float" office:value="26.43" calcext:value-type="float">
            <text:p>26.43</text:p>
          </table:table-cell>
          <table:table-cell office:value-type="float" office:value="25.638" calcext:value-type="float">
            <text:p>25.638</text:p>
          </table:table-cell>
          <table:table-cell office:value-type="float" office:value="431009" calcext:value-type="float">
            <text:p>431009</text:p>
          </table:table-cell>
          <table:table-cell office:value-type="float" office:value="321219" calcext:value-type="float">
            <text:p>321219</text:p>
          </table:table-cell>
          <table:table-cell office:value-type="float" office:value="48" calcext:value-type="float">
            <text:p>48</text:p>
          </table:table-cell>
          <table:table-cell office:value-type="float" office:value="592" calcext:value-type="float">
            <text:p>592</text:p>
          </table:table-cell>
          <table:table-cell table:formula="of:=MIN([.$H99];[#REF!];[.$N99];[#REF!];[.$T99];[#REF!];[.$Z99];[#REF!];[.$AF99];[#REF!];[.$AL99];[#REF!])" office:value-type="string" office:string-value="" calcext:value-type="error">
            <text:p>#REF!</text:p>
          </table:table-cell>
          <table:table-cell table:formula="of:=MIN([.$I99];[#REF!];[.$O99];[#REF!];[.$U99];[#REF!];[.$AA99];[#REF!];[.$AG99];[#REF!];[.$AM99];[#REF!])" office:value-type="string" office:string-value="" calcext:value-type="error">
            <text:p>#REF!</text:p>
          </table:table-cell>
          <table:table-cell table:formula="of:=MIN([.$J99];[#REF!];[.$P99];[#REF!];[.$V99];[#REF!];[.$AB99];[#REF!];[.$AH99];[#REF!];[.$AN99];[#REF!])" office:value-type="string" office:string-value="" calcext:value-type="error">
            <text:p>#REF!</text:p>
          </table:table-cell>
          <table:table-cell table:formula="of:=MIN([.$K99];[#REF!];[.$Q99];[#REF!];[.$W99];[#REF!];[.$AC99];[#REF!];[.$AI99];[#REF!];[.$AO99];[#REF!])" office:value-type="string" office:string-value="" calcext:value-type="error">
            <text:p>#REF!</text:p>
          </table:table-cell>
          <table:table-cell table:formula="of:=MIN([.$L99];[#REF!];[.$R99];[#REF!];[.$X99];[#REF!];[.$AD99];[#REF!];[.$AJ99];[#REF!];[.$AP99];[#REF!])" office:value-type="string" office:string-value="" calcext:value-type="error">
            <text:p>#REF!</text:p>
          </table:table-cell>
          <table:table-cell table:formula="of:=MIN([.$M99];[#REF!];[.$S99];[#REF!];[.$Y99];[#REF!];[.$AE99];[#REF!];[.$AK99];[#REF!];[.$AQ99];[#REF!])" office:value-type="string" office:string-value="" calcext:value-type="error">
            <text:p>#REF!</text:p>
          </table:table-cell>
          <table:table-cell table:formula="of:=MEDIAN([.$H99];[#REF!];[.$N99];[#REF!];[.$T99];[#REF!];[.$Z99];[#REF!];[.$AF99];[#REF!];[.$AL99];[#REF!])" office:value-type="string" office:string-value="" calcext:value-type="error">
            <text:p>#REF!</text:p>
          </table:table-cell>
          <table:table-cell table:formula="of:=MEDIAN([.$I99];[#REF!];[.$O99];[#REF!];[.$U99];[#REF!];[.$AA99];[#REF!];[.$AG99];[#REF!];[.$AM99];[#REF!])" office:value-type="string" office:string-value="" calcext:value-type="error">
            <text:p>#REF!</text:p>
          </table:table-cell>
          <table:table-cell table:formula="of:=MEDIAN([.$J99];[#REF!];[.$P99];[#REF!];[.$V99];[#REF!];[.$AB99];[#REF!];[.$AH99];[#REF!];[.$AN99];[#REF!])" office:value-type="string" office:string-value="" calcext:value-type="error">
            <text:p>#REF!</text:p>
          </table:table-cell>
          <table:table-cell table:formula="of:=MEDIAN([.$K99];[#REF!];[.$Q99];[#REF!];[.$W99];[#REF!];[.$AC99];[#REF!];[.$AI99];[#REF!];[.$AO99];[#REF!])" office:value-type="string" office:string-value="" calcext:value-type="error">
            <text:p>#REF!</text:p>
          </table:table-cell>
          <table:table-cell table:formula="of:=MEDIAN([.$L99];[#REF!];[.$R99];[#REF!];[.$X99];[#REF!];[.$AD99];[#REF!];[.$AJ99];[#REF!];[.$AP99];[#REF!])" office:value-type="string" office:string-value="" calcext:value-type="error">
            <text:p>#REF!</text:p>
          </table:table-cell>
          <table:table-cell table:formula="of:=MEDIAN([.$M99];[#REF!];[.$S99];[#REF!];[.$Y99];[#REF!];[.$AE99];[#REF!];[.$AK99];[#REF!];[.$AQ99];[#REF!])" office:value-type="string" office:string-value="" calcext:value-type="error">
            <text:p>#REF!</text:p>
          </table:table-cell>
          <table:table-cell table:formula="of:=MAX([.$H99];[#REF!];[.$N99];[#REF!];[.$T99];[#REF!];[.$Z99];[#REF!];[.$AF99];[#REF!];[.$AL99];[#REF!])" office:value-type="string" office:string-value="" calcext:value-type="error">
            <text:p>#REF!</text:p>
          </table:table-cell>
          <table:table-cell table:formula="of:=MAX([.$I99];[#REF!];[.$O99];[#REF!];[.$U99];[#REF!];[.$AA99];[#REF!];[.$AG99];[#REF!];[.$AM99];[#REF!])" office:value-type="string" office:string-value="" calcext:value-type="error">
            <text:p>#REF!</text:p>
          </table:table-cell>
          <table:table-cell table:formula="of:=MAX([.$J99];[#REF!];[.$P99];[#REF!];[.$V99];[#REF!];[.$AB99];[#REF!];[.$AH99];[#REF!];[.$AN99];[#REF!])" office:value-type="string" office:string-value="" calcext:value-type="error">
            <text:p>#REF!</text:p>
          </table:table-cell>
          <table:table-cell table:formula="of:=MAX([.$K99];[#REF!];[.$Q99];[#REF!];[.$W99];[#REF!];[.$AC99];[#REF!];[.$AI99];[#REF!];[.$AO99];[#REF!])" office:value-type="string" office:string-value="" calcext:value-type="error">
            <text:p>#REF!</text:p>
          </table:table-cell>
          <table:table-cell table:formula="of:=MAX([.$L99];[#REF!];[.$R99];[#REF!];[.$X99];[#REF!];[.$AD99];[#REF!];[.$AJ99];[#REF!];[.$AP99];[#REF!])" office:value-type="string" office:string-value="" calcext:value-type="error">
            <text:p>#REF!</text:p>
          </table:table-cell>
          <table:table-cell table:formula="of:=MAX([.$M99];[#REF!];[.$S99];[#REF!];[.$Y99];[#REF!];[.$AE99];[#REF!];[.$AK99];[#REF!];[.$AQ99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gripper-round-1-strips/instances/instance-5.l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204216" calcext:value-type="float">
            <text:p>7204216</text:p>
          </table:table-cell>
          <table:table-cell office:value-type="float" office:value="6095926" calcext:value-type="float">
            <text:p>609592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3307282" calcext:value-type="float">
            <text:p>13307282</text:p>
          </table:table-cell>
          <table:table-cell office:value-type="float" office:value="10084229" calcext:value-type="float">
            <text:p>1008422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2781570" calcext:value-type="float">
            <text:p>12781570</text:p>
          </table:table-cell>
          <table:table-cell office:value-type="float" office:value="9474550" calcext:value-type="float">
            <text:p>947455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444.26" calcext:value-type="float">
            <text:p>444.26</text:p>
          </table:table-cell>
          <table:table-cell office:value-type="float" office:value="442.425" calcext:value-type="float">
            <text:p>442.425</text:p>
          </table:table-cell>
          <table:table-cell office:value-type="float" office:value="6411937" calcext:value-type="float">
            <text:p>6411937</text:p>
          </table:table-cell>
          <table:table-cell office:value-type="float" office:value="4677162" calcext:value-type="float">
            <text:p>4677162</text:p>
          </table:table-cell>
          <table:table-cell office:value-type="float" office:value="93" calcext:value-type="float">
            <text:p>93</text:p>
          </table:table-cell>
          <table:table-cell office:value-type="float" office:value="1500" calcext:value-type="float">
            <text:p>1500</text:p>
          </table:table-cell>
          <table:table-cell office:value-type="float" office:value="534.73" calcext:value-type="float">
            <text:p>534.73</text:p>
          </table:table-cell>
          <table:table-cell office:value-type="float" office:value="534.087" calcext:value-type="float">
            <text:p>534.087</text:p>
          </table:table-cell>
          <table:table-cell office:value-type="float" office:value="8200128" calcext:value-type="float">
            <text:p>8200128</text:p>
          </table:table-cell>
          <table:table-cell office:value-type="float" office:value="6057196" calcext:value-type="float">
            <text:p>6057196</text:p>
          </table:table-cell>
          <table:table-cell office:value-type="float" office:value="63" calcext:value-type="float">
            <text:p>63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2895489" calcext:value-type="float">
            <text:p>12895489</text:p>
          </table:table-cell>
          <table:table-cell office:value-type="float" office:value="9738459" calcext:value-type="float">
            <text:p>973845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794.45" calcext:value-type="float">
            <text:p>794.45</text:p>
          </table:table-cell>
          <table:table-cell office:value-type="float" office:value="793.52" calcext:value-type="float">
            <text:p>793.52</text:p>
          </table:table-cell>
          <table:table-cell office:value-type="float" office:value="12270178" calcext:value-type="float">
            <text:p>12270178</text:p>
          </table:table-cell>
          <table:table-cell office:value-type="float" office:value="9014254" calcext:value-type="float">
            <text:p>9014254</text:p>
          </table:table-cell>
          <table:table-cell office:value-type="float" office:value="68" calcext:value-type="float">
            <text:p>68</text:p>
          </table:table-cell>
          <table:table-cell office:value-type="float" office:value="666" calcext:value-type="float">
            <text:p>666</text:p>
          </table:table-cell>
          <table:table-cell table:formula="of:=MIN([.$H100];[#REF!];[.$N100];[#REF!];[.$T100];[#REF!];[.$Z100];[#REF!];[.$AF100];[#REF!];[.$AL100];[#REF!])" office:value-type="string" office:string-value="" calcext:value-type="error">
            <text:p>#REF!</text:p>
          </table:table-cell>
          <table:table-cell table:formula="of:=MIN([.$I100];[#REF!];[.$O100];[#REF!];[.$U100];[#REF!];[.$AA100];[#REF!];[.$AG100];[#REF!];[.$AM100];[#REF!])" office:value-type="string" office:string-value="" calcext:value-type="error">
            <text:p>#REF!</text:p>
          </table:table-cell>
          <table:table-cell table:formula="of:=MIN([.$J100];[#REF!];[.$P100];[#REF!];[.$V100];[#REF!];[.$AB100];[#REF!];[.$AH100];[#REF!];[.$AN100];[#REF!])" office:value-type="string" office:string-value="" calcext:value-type="error">
            <text:p>#REF!</text:p>
          </table:table-cell>
          <table:table-cell table:formula="of:=MIN([.$K100];[#REF!];[.$Q100];[#REF!];[.$W100];[#REF!];[.$AC100];[#REF!];[.$AI100];[#REF!];[.$AO100];[#REF!])" office:value-type="string" office:string-value="" calcext:value-type="error">
            <text:p>#REF!</text:p>
          </table:table-cell>
          <table:table-cell table:formula="of:=MIN([.$L100];[#REF!];[.$R100];[#REF!];[.$X100];[#REF!];[.$AD100];[#REF!];[.$AJ100];[#REF!];[.$AP100];[#REF!])" office:value-type="string" office:string-value="" calcext:value-type="error">
            <text:p>#REF!</text:p>
          </table:table-cell>
          <table:table-cell table:formula="of:=MIN([.$M100];[#REF!];[.$S100];[#REF!];[.$Y100];[#REF!];[.$AE100];[#REF!];[.$AK100];[#REF!];[.$AQ100];[#REF!])" office:value-type="string" office:string-value="" calcext:value-type="error">
            <text:p>#REF!</text:p>
          </table:table-cell>
          <table:table-cell table:formula="of:=MEDIAN([.$H100];[#REF!];[.$N100];[#REF!];[.$T100];[#REF!];[.$Z100];[#REF!];[.$AF100];[#REF!];[.$AL100];[#REF!])" office:value-type="string" office:string-value="" calcext:value-type="error">
            <text:p>#REF!</text:p>
          </table:table-cell>
          <table:table-cell table:formula="of:=MEDIAN([.$I100];[#REF!];[.$O100];[#REF!];[.$U100];[#REF!];[.$AA100];[#REF!];[.$AG100];[#REF!];[.$AM100];[#REF!])" office:value-type="string" office:string-value="" calcext:value-type="error">
            <text:p>#REF!</text:p>
          </table:table-cell>
          <table:table-cell table:formula="of:=MEDIAN([.$J100];[#REF!];[.$P100];[#REF!];[.$V100];[#REF!];[.$AB100];[#REF!];[.$AH100];[#REF!];[.$AN100];[#REF!])" office:value-type="string" office:string-value="" calcext:value-type="error">
            <text:p>#REF!</text:p>
          </table:table-cell>
          <table:table-cell table:formula="of:=MEDIAN([.$K100];[#REF!];[.$Q100];[#REF!];[.$W100];[#REF!];[.$AC100];[#REF!];[.$AI100];[#REF!];[.$AO100];[#REF!])" office:value-type="string" office:string-value="" calcext:value-type="error">
            <text:p>#REF!</text:p>
          </table:table-cell>
          <table:table-cell table:formula="of:=MEDIAN([.$L100];[#REF!];[.$R100];[#REF!];[.$X100];[#REF!];[.$AD100];[#REF!];[.$AJ100];[#REF!];[.$AP100];[#REF!])" office:value-type="string" office:string-value="" calcext:value-type="error">
            <text:p>#REF!</text:p>
          </table:table-cell>
          <table:table-cell table:formula="of:=MEDIAN([.$M100];[#REF!];[.$S100];[#REF!];[.$Y100];[#REF!];[.$AE100];[#REF!];[.$AK100];[#REF!];[.$AQ100];[#REF!])" office:value-type="string" office:string-value="" calcext:value-type="error">
            <text:p>#REF!</text:p>
          </table:table-cell>
          <table:table-cell table:formula="of:=MAX([.$H100];[#REF!];[.$N100];[#REF!];[.$T100];[#REF!];[.$Z100];[#REF!];[.$AF100];[#REF!];[.$AL100];[#REF!])" office:value-type="string" office:string-value="" calcext:value-type="error">
            <text:p>#REF!</text:p>
          </table:table-cell>
          <table:table-cell table:formula="of:=MAX([.$I100];[#REF!];[.$O100];[#REF!];[.$U100];[#REF!];[.$AA100];[#REF!];[.$AG100];[#REF!];[.$AM100];[#REF!])" office:value-type="string" office:string-value="" calcext:value-type="error">
            <text:p>#REF!</text:p>
          </table:table-cell>
          <table:table-cell table:formula="of:=MAX([.$J100];[#REF!];[.$P100];[#REF!];[.$V100];[#REF!];[.$AB100];[#REF!];[.$AH100];[#REF!];[.$AN100];[#REF!])" office:value-type="string" office:string-value="" calcext:value-type="error">
            <text:p>#REF!</text:p>
          </table:table-cell>
          <table:table-cell table:formula="of:=MAX([.$K100];[#REF!];[.$Q100];[#REF!];[.$W100];[#REF!];[.$AC100];[#REF!];[.$AI100];[#REF!];[.$AO100];[#REF!])" office:value-type="string" office:string-value="" calcext:value-type="error">
            <text:p>#REF!</text:p>
          </table:table-cell>
          <table:table-cell table:formula="of:=MAX([.$L100];[#REF!];[.$R100];[#REF!];[.$X100];[#REF!];[.$AD100];[#REF!];[.$AJ100];[#REF!];[.$AP100];[#REF!])" office:value-type="string" office:string-value="" calcext:value-type="error">
            <text:p>#REF!</text:p>
          </table:table-cell>
          <table:table-cell table:formula="of:=MAX([.$M100];[#REF!];[.$S100];[#REF!];[.$Y100];[#REF!];[.$AE100];[#REF!];[.$AK100];[#REF!];[.$AQ100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gripper-round-1-strips/instances/instance-6.l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298967" calcext:value-type="float">
            <text:p>7298967</text:p>
          </table:table-cell>
          <table:table-cell office:value-type="float" office:value="6111915" calcext:value-type="float">
            <text:p>6111915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3928586" calcext:value-type="float">
            <text:p>13928586</text:p>
          </table:table-cell>
          <table:table-cell office:value-type="float" office:value="10242031" calcext:value-type="float">
            <text:p>10242031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1213341" calcext:value-type="float">
            <text:p>11213341</text:p>
          </table:table-cell>
          <table:table-cell office:value-type="float" office:value="8496077" calcext:value-type="float">
            <text:p>8496077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1576518" calcext:value-type="float">
            <text:p>11576518</text:p>
          </table:table-cell>
          <table:table-cell office:value-type="float" office:value="8435007" calcext:value-type="float">
            <text:p>8435007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2724992" calcext:value-type="float">
            <text:p>12724992</text:p>
          </table:table-cell>
          <table:table-cell office:value-type="float" office:value="9443154" calcext:value-type="float">
            <text:p>9443154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2955076" calcext:value-type="float">
            <text:p>12955076</text:p>
          </table:table-cell>
          <table:table-cell office:value-type="float" office:value="9701118" calcext:value-type="float">
            <text:p>9701118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2796453" calcext:value-type="float">
            <text:p>12796453</text:p>
          </table:table-cell>
          <table:table-cell office:value-type="float" office:value="9447184" calcext:value-type="float">
            <text:p>9447184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MIN([.$H101];[#REF!];[.$N101];[#REF!];[.$T101];[#REF!];[.$Z101];[#REF!];[.$AF101];[#REF!];[.$AL101];[#REF!])" office:value-type="string" office:string-value="" calcext:value-type="error">
            <text:p>#REF!</text:p>
          </table:table-cell>
          <table:table-cell table:formula="of:=MIN([.$I101];[#REF!];[.$O101];[#REF!];[.$U101];[#REF!];[.$AA101];[#REF!];[.$AG101];[#REF!];[.$AM101];[#REF!])" office:value-type="string" office:string-value="" calcext:value-type="error">
            <text:p>#REF!</text:p>
          </table:table-cell>
          <table:table-cell table:formula="of:=MIN([.$J101];[#REF!];[.$P101];[#REF!];[.$V101];[#REF!];[.$AB101];[#REF!];[.$AH101];[#REF!];[.$AN101];[#REF!])" office:value-type="string" office:string-value="" calcext:value-type="error">
            <text:p>#REF!</text:p>
          </table:table-cell>
          <table:table-cell table:formula="of:=MIN([.$K101];[#REF!];[.$Q101];[#REF!];[.$W101];[#REF!];[.$AC101];[#REF!];[.$AI101];[#REF!];[.$AO101];[#REF!])" office:value-type="string" office:string-value="" calcext:value-type="error">
            <text:p>#REF!</text:p>
          </table:table-cell>
          <table:table-cell table:formula="of:=MIN([.$L101];[#REF!];[.$R101];[#REF!];[.$X101];[#REF!];[.$AD101];[#REF!];[.$AJ101];[#REF!];[.$AP101];[#REF!])" office:value-type="string" office:string-value="" calcext:value-type="error">
            <text:p>#REF!</text:p>
          </table:table-cell>
          <table:table-cell table:formula="of:=MIN([.$M101];[#REF!];[.$S101];[#REF!];[.$Y101];[#REF!];[.$AE101];[#REF!];[.$AK101];[#REF!];[.$AQ101];[#REF!])" office:value-type="string" office:string-value="" calcext:value-type="error">
            <text:p>#REF!</text:p>
          </table:table-cell>
          <table:table-cell table:formula="of:=MEDIAN([.$H101];[#REF!];[.$N101];[#REF!];[.$T101];[#REF!];[.$Z101];[#REF!];[.$AF101];[#REF!];[.$AL101];[#REF!])" office:value-type="string" office:string-value="" calcext:value-type="error">
            <text:p>#REF!</text:p>
          </table:table-cell>
          <table:table-cell table:formula="of:=MEDIAN([.$I101];[#REF!];[.$O101];[#REF!];[.$U101];[#REF!];[.$AA101];[#REF!];[.$AG101];[#REF!];[.$AM101];[#REF!])" office:value-type="string" office:string-value="" calcext:value-type="error">
            <text:p>#REF!</text:p>
          </table:table-cell>
          <table:table-cell table:formula="of:=MEDIAN([.$J101];[#REF!];[.$P101];[#REF!];[.$V101];[#REF!];[.$AB101];[#REF!];[.$AH101];[#REF!];[.$AN101];[#REF!])" office:value-type="string" office:string-value="" calcext:value-type="error">
            <text:p>#REF!</text:p>
          </table:table-cell>
          <table:table-cell table:formula="of:=MEDIAN([.$K101];[#REF!];[.$Q101];[#REF!];[.$W101];[#REF!];[.$AC101];[#REF!];[.$AI101];[#REF!];[.$AO101];[#REF!])" office:value-type="string" office:string-value="" calcext:value-type="error">
            <text:p>#REF!</text:p>
          </table:table-cell>
          <table:table-cell table:formula="of:=MEDIAN([.$L101];[#REF!];[.$R101];[#REF!];[.$X101];[#REF!];[.$AD101];[#REF!];[.$AJ101];[#REF!];[.$AP101];[#REF!])" office:value-type="string" office:string-value="" calcext:value-type="error">
            <text:p>#REF!</text:p>
          </table:table-cell>
          <table:table-cell table:formula="of:=MEDIAN([.$M101];[#REF!];[.$S101];[#REF!];[.$Y101];[#REF!];[.$AE101];[#REF!];[.$AK101];[#REF!];[.$AQ101];[#REF!])" office:value-type="string" office:string-value="" calcext:value-type="error">
            <text:p>#REF!</text:p>
          </table:table-cell>
          <table:table-cell table:formula="of:=MAX([.$H101];[#REF!];[.$N101];[#REF!];[.$T101];[#REF!];[.$Z101];[#REF!];[.$AF101];[#REF!];[.$AL101];[#REF!])" office:value-type="string" office:string-value="" calcext:value-type="error">
            <text:p>#REF!</text:p>
          </table:table-cell>
          <table:table-cell table:formula="of:=MAX([.$I101];[#REF!];[.$O101];[#REF!];[.$U101];[#REF!];[.$AA101];[#REF!];[.$AG101];[#REF!];[.$AM101];[#REF!])" office:value-type="string" office:string-value="" calcext:value-type="error">
            <text:p>#REF!</text:p>
          </table:table-cell>
          <table:table-cell table:formula="of:=MAX([.$J101];[#REF!];[.$P101];[#REF!];[.$V101];[#REF!];[.$AB101];[#REF!];[.$AH101];[#REF!];[.$AN101];[#REF!])" office:value-type="string" office:string-value="" calcext:value-type="error">
            <text:p>#REF!</text:p>
          </table:table-cell>
          <table:table-cell table:formula="of:=MAX([.$K101];[#REF!];[.$Q101];[#REF!];[.$W101];[#REF!];[.$AC101];[#REF!];[.$AI101];[#REF!];[.$AO101];[#REF!])" office:value-type="string" office:string-value="" calcext:value-type="error">
            <text:p>#REF!</text:p>
          </table:table-cell>
          <table:table-cell table:formula="of:=MAX([.$L101];[#REF!];[.$R101];[#REF!];[.$X101];[#REF!];[.$AD101];[#REF!];[.$AJ101];[#REF!];[.$AP101];[#REF!])" office:value-type="string" office:string-value="" calcext:value-type="error">
            <text:p>#REF!</text:p>
          </table:table-cell>
          <table:table-cell table:formula="of:=MAX([.$M101];[#REF!];[.$S101];[#REF!];[.$Y101];[#REF!];[.$AE101];[#REF!];[.$AK101];[#REF!];[.$AQ101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gripper-round-1-strips/instances/instance-7.l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418556" calcext:value-type="float">
            <text:p>7418556</text:p>
          </table:table-cell>
          <table:table-cell office:value-type="float" office:value="6214324" calcext:value-type="float">
            <text:p>6214324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3264686" calcext:value-type="float">
            <text:p>13264686</text:p>
          </table:table-cell>
          <table:table-cell office:value-type="float" office:value="9829560" calcext:value-type="float">
            <text:p>982956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1736559" calcext:value-type="float">
            <text:p>11736559</text:p>
          </table:table-cell>
          <table:table-cell office:value-type="float" office:value="8601393" calcext:value-type="float">
            <text:p>8601393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0800274" calcext:value-type="float">
            <text:p>10800274</text:p>
          </table:table-cell>
          <table:table-cell office:value-type="float" office:value="8014143" calcext:value-type="float">
            <text:p>8014143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2215493" calcext:value-type="float">
            <text:p>12215493</text:p>
          </table:table-cell>
          <table:table-cell office:value-type="float" office:value="8980271" calcext:value-type="float">
            <text:p>8980271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1515844" calcext:value-type="float">
            <text:p>11515844</text:p>
          </table:table-cell>
          <table:table-cell office:value-type="float" office:value="8728526" calcext:value-type="float">
            <text:p>8728526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2200206" calcext:value-type="float">
            <text:p>12200206</text:p>
          </table:table-cell>
          <table:table-cell office:value-type="float" office:value="9016445" calcext:value-type="float">
            <text:p>9016445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MIN([.$H102];[#REF!];[.$N102];[#REF!];[.$T102];[#REF!];[.$Z102];[#REF!];[.$AF102];[#REF!];[.$AL102];[#REF!])" office:value-type="string" office:string-value="" calcext:value-type="error">
            <text:p>#REF!</text:p>
          </table:table-cell>
          <table:table-cell table:formula="of:=MIN([.$I102];[#REF!];[.$O102];[#REF!];[.$U102];[#REF!];[.$AA102];[#REF!];[.$AG102];[#REF!];[.$AM102];[#REF!])" office:value-type="string" office:string-value="" calcext:value-type="error">
            <text:p>#REF!</text:p>
          </table:table-cell>
          <table:table-cell table:formula="of:=MIN([.$J102];[#REF!];[.$P102];[#REF!];[.$V102];[#REF!];[.$AB102];[#REF!];[.$AH102];[#REF!];[.$AN102];[#REF!])" office:value-type="string" office:string-value="" calcext:value-type="error">
            <text:p>#REF!</text:p>
          </table:table-cell>
          <table:table-cell table:formula="of:=MIN([.$K102];[#REF!];[.$Q102];[#REF!];[.$W102];[#REF!];[.$AC102];[#REF!];[.$AI102];[#REF!];[.$AO102];[#REF!])" office:value-type="string" office:string-value="" calcext:value-type="error">
            <text:p>#REF!</text:p>
          </table:table-cell>
          <table:table-cell table:formula="of:=MIN([.$L102];[#REF!];[.$R102];[#REF!];[.$X102];[#REF!];[.$AD102];[#REF!];[.$AJ102];[#REF!];[.$AP102];[#REF!])" office:value-type="string" office:string-value="" calcext:value-type="error">
            <text:p>#REF!</text:p>
          </table:table-cell>
          <table:table-cell table:formula="of:=MIN([.$M102];[#REF!];[.$S102];[#REF!];[.$Y102];[#REF!];[.$AE102];[#REF!];[.$AK102];[#REF!];[.$AQ102];[#REF!])" office:value-type="string" office:string-value="" calcext:value-type="error">
            <text:p>#REF!</text:p>
          </table:table-cell>
          <table:table-cell table:formula="of:=MEDIAN([.$H102];[#REF!];[.$N102];[#REF!];[.$T102];[#REF!];[.$Z102];[#REF!];[.$AF102];[#REF!];[.$AL102];[#REF!])" office:value-type="string" office:string-value="" calcext:value-type="error">
            <text:p>#REF!</text:p>
          </table:table-cell>
          <table:table-cell table:formula="of:=MEDIAN([.$I102];[#REF!];[.$O102];[#REF!];[.$U102];[#REF!];[.$AA102];[#REF!];[.$AG102];[#REF!];[.$AM102];[#REF!])" office:value-type="string" office:string-value="" calcext:value-type="error">
            <text:p>#REF!</text:p>
          </table:table-cell>
          <table:table-cell table:formula="of:=MEDIAN([.$J102];[#REF!];[.$P102];[#REF!];[.$V102];[#REF!];[.$AB102];[#REF!];[.$AH102];[#REF!];[.$AN102];[#REF!])" office:value-type="string" office:string-value="" calcext:value-type="error">
            <text:p>#REF!</text:p>
          </table:table-cell>
          <table:table-cell table:formula="of:=MEDIAN([.$K102];[#REF!];[.$Q102];[#REF!];[.$W102];[#REF!];[.$AC102];[#REF!];[.$AI102];[#REF!];[.$AO102];[#REF!])" office:value-type="string" office:string-value="" calcext:value-type="error">
            <text:p>#REF!</text:p>
          </table:table-cell>
          <table:table-cell table:formula="of:=MEDIAN([.$L102];[#REF!];[.$R102];[#REF!];[.$X102];[#REF!];[.$AD102];[#REF!];[.$AJ102];[#REF!];[.$AP102];[#REF!])" office:value-type="string" office:string-value="" calcext:value-type="error">
            <text:p>#REF!</text:p>
          </table:table-cell>
          <table:table-cell table:formula="of:=MEDIAN([.$M102];[#REF!];[.$S102];[#REF!];[.$Y102];[#REF!];[.$AE102];[#REF!];[.$AK102];[#REF!];[.$AQ102];[#REF!])" office:value-type="string" office:string-value="" calcext:value-type="error">
            <text:p>#REF!</text:p>
          </table:table-cell>
          <table:table-cell table:formula="of:=MAX([.$H102];[#REF!];[.$N102];[#REF!];[.$T102];[#REF!];[.$Z102];[#REF!];[.$AF102];[#REF!];[.$AL102];[#REF!])" office:value-type="string" office:string-value="" calcext:value-type="error">
            <text:p>#REF!</text:p>
          </table:table-cell>
          <table:table-cell table:formula="of:=MAX([.$I102];[#REF!];[.$O102];[#REF!];[.$U102];[#REF!];[.$AA102];[#REF!];[.$AG102];[#REF!];[.$AM102];[#REF!])" office:value-type="string" office:string-value="" calcext:value-type="error">
            <text:p>#REF!</text:p>
          </table:table-cell>
          <table:table-cell table:formula="of:=MAX([.$J102];[#REF!];[.$P102];[#REF!];[.$V102];[#REF!];[.$AB102];[#REF!];[.$AH102];[#REF!];[.$AN102];[#REF!])" office:value-type="string" office:string-value="" calcext:value-type="error">
            <text:p>#REF!</text:p>
          </table:table-cell>
          <table:table-cell table:formula="of:=MAX([.$K102];[#REF!];[.$Q102];[#REF!];[.$W102];[#REF!];[.$AC102];[#REF!];[.$AI102];[#REF!];[.$AO102];[#REF!])" office:value-type="string" office:string-value="" calcext:value-type="error">
            <text:p>#REF!</text:p>
          </table:table-cell>
          <table:table-cell table:formula="of:=MAX([.$L102];[#REF!];[.$R102];[#REF!];[.$X102];[#REF!];[.$AD102];[#REF!];[.$AJ102];[#REF!];[.$AP102];[#REF!])" office:value-type="string" office:string-value="" calcext:value-type="error">
            <text:p>#REF!</text:p>
          </table:table-cell>
          <table:table-cell table:formula="of:=MAX([.$M102];[#REF!];[.$S102];[#REF!];[.$Y102];[#REF!];[.$AE102];[#REF!];[.$AK102];[#REF!];[.$AQ102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gripper-round-1-strips/instances/instance-8.l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6891500" calcext:value-type="float">
            <text:p>6891500</text:p>
          </table:table-cell>
          <table:table-cell office:value-type="float" office:value="5574349" calcext:value-type="float">
            <text:p>5574349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1837937" calcext:value-type="float">
            <text:p>11837937</text:p>
          </table:table-cell>
          <table:table-cell office:value-type="float" office:value="8827060" calcext:value-type="float">
            <text:p>882706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1420265" calcext:value-type="float">
            <text:p>11420265</text:p>
          </table:table-cell>
          <table:table-cell office:value-type="float" office:value="8336857" calcext:value-type="float">
            <text:p>8336857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0861742" calcext:value-type="float">
            <text:p>10861742</text:p>
          </table:table-cell>
          <table:table-cell office:value-type="float" office:value="7879723" calcext:value-type="float">
            <text:p>7879723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1960432" calcext:value-type="float">
            <text:p>11960432</text:p>
          </table:table-cell>
          <table:table-cell office:value-type="float" office:value="8836345" calcext:value-type="float">
            <text:p>883634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2220431" calcext:value-type="float">
            <text:p>12220431</text:p>
          </table:table-cell>
          <table:table-cell office:value-type="float" office:value="9154682" calcext:value-type="float">
            <text:p>9154682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2057523" calcext:value-type="float">
            <text:p>12057523</text:p>
          </table:table-cell>
          <table:table-cell office:value-type="float" office:value="8732920" calcext:value-type="float">
            <text:p>873292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MIN([.$H103];[#REF!];[.$N103];[#REF!];[.$T103];[#REF!];[.$Z103];[#REF!];[.$AF103];[#REF!];[.$AL103];[#REF!])" office:value-type="string" office:string-value="" calcext:value-type="error">
            <text:p>#REF!</text:p>
          </table:table-cell>
          <table:table-cell table:formula="of:=MIN([.$I103];[#REF!];[.$O103];[#REF!];[.$U103];[#REF!];[.$AA103];[#REF!];[.$AG103];[#REF!];[.$AM103];[#REF!])" office:value-type="string" office:string-value="" calcext:value-type="error">
            <text:p>#REF!</text:p>
          </table:table-cell>
          <table:table-cell table:formula="of:=MIN([.$J103];[#REF!];[.$P103];[#REF!];[.$V103];[#REF!];[.$AB103];[#REF!];[.$AH103];[#REF!];[.$AN103];[#REF!])" office:value-type="string" office:string-value="" calcext:value-type="error">
            <text:p>#REF!</text:p>
          </table:table-cell>
          <table:table-cell table:formula="of:=MIN([.$K103];[#REF!];[.$Q103];[#REF!];[.$W103];[#REF!];[.$AC103];[#REF!];[.$AI103];[#REF!];[.$AO103];[#REF!])" office:value-type="string" office:string-value="" calcext:value-type="error">
            <text:p>#REF!</text:p>
          </table:table-cell>
          <table:table-cell table:formula="of:=MIN([.$L103];[#REF!];[.$R103];[#REF!];[.$X103];[#REF!];[.$AD103];[#REF!];[.$AJ103];[#REF!];[.$AP103];[#REF!])" office:value-type="string" office:string-value="" calcext:value-type="error">
            <text:p>#REF!</text:p>
          </table:table-cell>
          <table:table-cell table:formula="of:=MIN([.$M103];[#REF!];[.$S103];[#REF!];[.$Y103];[#REF!];[.$AE103];[#REF!];[.$AK103];[#REF!];[.$AQ103];[#REF!])" office:value-type="string" office:string-value="" calcext:value-type="error">
            <text:p>#REF!</text:p>
          </table:table-cell>
          <table:table-cell table:formula="of:=MEDIAN([.$H103];[#REF!];[.$N103];[#REF!];[.$T103];[#REF!];[.$Z103];[#REF!];[.$AF103];[#REF!];[.$AL103];[#REF!])" office:value-type="string" office:string-value="" calcext:value-type="error">
            <text:p>#REF!</text:p>
          </table:table-cell>
          <table:table-cell table:formula="of:=MEDIAN([.$I103];[#REF!];[.$O103];[#REF!];[.$U103];[#REF!];[.$AA103];[#REF!];[.$AG103];[#REF!];[.$AM103];[#REF!])" office:value-type="string" office:string-value="" calcext:value-type="error">
            <text:p>#REF!</text:p>
          </table:table-cell>
          <table:table-cell table:formula="of:=MEDIAN([.$J103];[#REF!];[.$P103];[#REF!];[.$V103];[#REF!];[.$AB103];[#REF!];[.$AH103];[#REF!];[.$AN103];[#REF!])" office:value-type="string" office:string-value="" calcext:value-type="error">
            <text:p>#REF!</text:p>
          </table:table-cell>
          <table:table-cell table:formula="of:=MEDIAN([.$K103];[#REF!];[.$Q103];[#REF!];[.$W103];[#REF!];[.$AC103];[#REF!];[.$AI103];[#REF!];[.$AO103];[#REF!])" office:value-type="string" office:string-value="" calcext:value-type="error">
            <text:p>#REF!</text:p>
          </table:table-cell>
          <table:table-cell table:formula="of:=MEDIAN([.$L103];[#REF!];[.$R103];[#REF!];[.$X103];[#REF!];[.$AD103];[#REF!];[.$AJ103];[#REF!];[.$AP103];[#REF!])" office:value-type="string" office:string-value="" calcext:value-type="error">
            <text:p>#REF!</text:p>
          </table:table-cell>
          <table:table-cell table:formula="of:=MEDIAN([.$M103];[#REF!];[.$S103];[#REF!];[.$Y103];[#REF!];[.$AE103];[#REF!];[.$AK103];[#REF!];[.$AQ103];[#REF!])" office:value-type="string" office:string-value="" calcext:value-type="error">
            <text:p>#REF!</text:p>
          </table:table-cell>
          <table:table-cell table:formula="of:=MAX([.$H103];[#REF!];[.$N103];[#REF!];[.$T103];[#REF!];[.$Z103];[#REF!];[.$AF103];[#REF!];[.$AL103];[#REF!])" office:value-type="string" office:string-value="" calcext:value-type="error">
            <text:p>#REF!</text:p>
          </table:table-cell>
          <table:table-cell table:formula="of:=MAX([.$I103];[#REF!];[.$O103];[#REF!];[.$U103];[#REF!];[.$AA103];[#REF!];[.$AG103];[#REF!];[.$AM103];[#REF!])" office:value-type="string" office:string-value="" calcext:value-type="error">
            <text:p>#REF!</text:p>
          </table:table-cell>
          <table:table-cell table:formula="of:=MAX([.$J103];[#REF!];[.$P103];[#REF!];[.$V103];[#REF!];[.$AB103];[#REF!];[.$AH103];[#REF!];[.$AN103];[#REF!])" office:value-type="string" office:string-value="" calcext:value-type="error">
            <text:p>#REF!</text:p>
          </table:table-cell>
          <table:table-cell table:formula="of:=MAX([.$K103];[#REF!];[.$Q103];[#REF!];[.$W103];[#REF!];[.$AC103];[#REF!];[.$AI103];[#REF!];[.$AO103];[#REF!])" office:value-type="string" office:string-value="" calcext:value-type="error">
            <text:p>#REF!</text:p>
          </table:table-cell>
          <table:table-cell table:formula="of:=MAX([.$L103];[#REF!];[.$R103];[#REF!];[.$X103];[#REF!];[.$AD103];[#REF!];[.$AJ103];[#REF!];[.$AP103];[#REF!])" office:value-type="string" office:string-value="" calcext:value-type="error">
            <text:p>#REF!</text:p>
          </table:table-cell>
          <table:table-cell table:formula="of:=MAX([.$M103];[#REF!];[.$S103];[#REF!];[.$Y103];[#REF!];[.$AE103];[#REF!];[.$AK103];[#REF!];[.$AQ103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gripper-round-1-strips/instances/instance-9.l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6922163" calcext:value-type="float">
            <text:p>6922163</text:p>
          </table:table-cell>
          <table:table-cell office:value-type="float" office:value="5854191" calcext:value-type="float">
            <text:p>585419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2169099" calcext:value-type="float">
            <text:p>12169099</text:p>
          </table:table-cell>
          <table:table-cell office:value-type="float" office:value="8991799" calcext:value-type="float">
            <text:p>8991799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0431805" calcext:value-type="float">
            <text:p>10431805</text:p>
          </table:table-cell>
          <table:table-cell office:value-type="float" office:value="7602768" calcext:value-type="float">
            <text:p>7602768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0136373" calcext:value-type="float">
            <text:p>10136373</text:p>
          </table:table-cell>
          <table:table-cell office:value-type="float" office:value="7566621" calcext:value-type="float">
            <text:p>756662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0922745" calcext:value-type="float">
            <text:p>10922745</text:p>
          </table:table-cell>
          <table:table-cell office:value-type="float" office:value="8204941" calcext:value-type="float">
            <text:p>820494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0516866" calcext:value-type="float">
            <text:p>10516866</text:p>
          </table:table-cell>
          <table:table-cell office:value-type="float" office:value="8053077" calcext:value-type="float">
            <text:p>8053077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0985291" calcext:value-type="float">
            <text:p>10985291</text:p>
          </table:table-cell>
          <table:table-cell office:value-type="float" office:value="8062586" calcext:value-type="float">
            <text:p>8062586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MIN([.$H104];[#REF!];[.$N104];[#REF!];[.$T104];[#REF!];[.$Z104];[#REF!];[.$AF104];[#REF!];[.$AL104];[#REF!])" office:value-type="string" office:string-value="" calcext:value-type="error">
            <text:p>#REF!</text:p>
          </table:table-cell>
          <table:table-cell table:formula="of:=MIN([.$I104];[#REF!];[.$O104];[#REF!];[.$U104];[#REF!];[.$AA104];[#REF!];[.$AG104];[#REF!];[.$AM104];[#REF!])" office:value-type="string" office:string-value="" calcext:value-type="error">
            <text:p>#REF!</text:p>
          </table:table-cell>
          <table:table-cell table:formula="of:=MIN([.$J104];[#REF!];[.$P104];[#REF!];[.$V104];[#REF!];[.$AB104];[#REF!];[.$AH104];[#REF!];[.$AN104];[#REF!])" office:value-type="string" office:string-value="" calcext:value-type="error">
            <text:p>#REF!</text:p>
          </table:table-cell>
          <table:table-cell table:formula="of:=MIN([.$K104];[#REF!];[.$Q104];[#REF!];[.$W104];[#REF!];[.$AC104];[#REF!];[.$AI104];[#REF!];[.$AO104];[#REF!])" office:value-type="string" office:string-value="" calcext:value-type="error">
            <text:p>#REF!</text:p>
          </table:table-cell>
          <table:table-cell table:formula="of:=MIN([.$L104];[#REF!];[.$R104];[#REF!];[.$X104];[#REF!];[.$AD104];[#REF!];[.$AJ104];[#REF!];[.$AP104];[#REF!])" office:value-type="string" office:string-value="" calcext:value-type="error">
            <text:p>#REF!</text:p>
          </table:table-cell>
          <table:table-cell table:formula="of:=MIN([.$M104];[#REF!];[.$S104];[#REF!];[.$Y104];[#REF!];[.$AE104];[#REF!];[.$AK104];[#REF!];[.$AQ104];[#REF!])" office:value-type="string" office:string-value="" calcext:value-type="error">
            <text:p>#REF!</text:p>
          </table:table-cell>
          <table:table-cell table:formula="of:=MEDIAN([.$H104];[#REF!];[.$N104];[#REF!];[.$T104];[#REF!];[.$Z104];[#REF!];[.$AF104];[#REF!];[.$AL104];[#REF!])" office:value-type="string" office:string-value="" calcext:value-type="error">
            <text:p>#REF!</text:p>
          </table:table-cell>
          <table:table-cell table:formula="of:=MEDIAN([.$I104];[#REF!];[.$O104];[#REF!];[.$U104];[#REF!];[.$AA104];[#REF!];[.$AG104];[#REF!];[.$AM104];[#REF!])" office:value-type="string" office:string-value="" calcext:value-type="error">
            <text:p>#REF!</text:p>
          </table:table-cell>
          <table:table-cell table:formula="of:=MEDIAN([.$J104];[#REF!];[.$P104];[#REF!];[.$V104];[#REF!];[.$AB104];[#REF!];[.$AH104];[#REF!];[.$AN104];[#REF!])" office:value-type="string" office:string-value="" calcext:value-type="error">
            <text:p>#REF!</text:p>
          </table:table-cell>
          <table:table-cell table:formula="of:=MEDIAN([.$K104];[#REF!];[.$Q104];[#REF!];[.$W104];[#REF!];[.$AC104];[#REF!];[.$AI104];[#REF!];[.$AO104];[#REF!])" office:value-type="string" office:string-value="" calcext:value-type="error">
            <text:p>#REF!</text:p>
          </table:table-cell>
          <table:table-cell table:formula="of:=MEDIAN([.$L104];[#REF!];[.$R104];[#REF!];[.$X104];[#REF!];[.$AD104];[#REF!];[.$AJ104];[#REF!];[.$AP104];[#REF!])" office:value-type="string" office:string-value="" calcext:value-type="error">
            <text:p>#REF!</text:p>
          </table:table-cell>
          <table:table-cell table:formula="of:=MEDIAN([.$M104];[#REF!];[.$S104];[#REF!];[.$Y104];[#REF!];[.$AE104];[#REF!];[.$AK104];[#REF!];[.$AQ104];[#REF!])" office:value-type="string" office:string-value="" calcext:value-type="error">
            <text:p>#REF!</text:p>
          </table:table-cell>
          <table:table-cell table:formula="of:=MAX([.$H104];[#REF!];[.$N104];[#REF!];[.$T104];[#REF!];[.$Z104];[#REF!];[.$AF104];[#REF!];[.$AL104];[#REF!])" office:value-type="string" office:string-value="" calcext:value-type="error">
            <text:p>#REF!</text:p>
          </table:table-cell>
          <table:table-cell table:formula="of:=MAX([.$I104];[#REF!];[.$O104];[#REF!];[.$U104];[#REF!];[.$AA104];[#REF!];[.$AG104];[#REF!];[.$AM104];[#REF!])" office:value-type="string" office:string-value="" calcext:value-type="error">
            <text:p>#REF!</text:p>
          </table:table-cell>
          <table:table-cell table:formula="of:=MAX([.$J104];[#REF!];[.$P104];[#REF!];[.$V104];[#REF!];[.$AB104];[#REF!];[.$AH104];[#REF!];[.$AN104];[#REF!])" office:value-type="string" office:string-value="" calcext:value-type="error">
            <text:p>#REF!</text:p>
          </table:table-cell>
          <table:table-cell table:formula="of:=MAX([.$K104];[#REF!];[.$Q104];[#REF!];[.$W104];[#REF!];[.$AC104];[#REF!];[.$AI104];[#REF!];[.$AO104];[#REF!])" office:value-type="string" office:string-value="" calcext:value-type="error">
            <text:p>#REF!</text:p>
          </table:table-cell>
          <table:table-cell table:formula="of:=MAX([.$L104];[#REF!];[.$R104];[#REF!];[.$X104];[#REF!];[.$AD104];[#REF!];[.$AJ104];[#REF!];[.$AP104];[#REF!])" office:value-type="string" office:string-value="" calcext:value-type="error">
            <text:p>#REF!</text:p>
          </table:table-cell>
          <table:table-cell table:formula="of:=MAX([.$M104];[#REF!];[.$S104];[#REF!];[.$Y104];[#REF!];[.$AE104];[#REF!];[.$AK104];[#REF!];[.$AQ104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logistics-round-1-strips/instances/instance-1.lp</text:p>
          </table:table-cell>
          <table:table-cell office:value-type="float" office:value="0.35" calcext:value-type="float">
            <text:p>0.35</text:p>
          </table:table-cell>
          <table:table-cell office:value-type="float" office:value="0.264" calcext:value-type="float">
            <text:p>0.264</text:p>
          </table:table-cell>
          <table:table-cell office:value-type="float" office:value="155" calcext:value-type="float">
            <text:p>155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1.178" calcext:value-type="float">
            <text:p>1.178</text:p>
          </table:table-cell>
          <table:table-cell office:value-type="float" office:value="215" calcext:value-type="float">
            <text:p>215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.56" calcext:value-type="float">
            <text:p>1.56</text:p>
          </table:table-cell>
          <table:table-cell office:value-type="float" office:value="1.333" calcext:value-type="float">
            <text:p>1.333</text:p>
          </table:table-cell>
          <table:table-cell office:value-type="float" office:value="215" calcext:value-type="float">
            <text:p>215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.65" calcext:value-type="float">
            <text:p>1.65</text:p>
          </table:table-cell>
          <table:table-cell office:value-type="float" office:value="1.427" calcext:value-type="float">
            <text:p>1.427</text:p>
          </table:table-cell>
          <table:table-cell office:value-type="float" office:value="215" calcext:value-type="float">
            <text:p>215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.43" calcext:value-type="float">
            <text:p>1.43</text:p>
          </table:table-cell>
          <table:table-cell office:value-type="float" office:value="1.328" calcext:value-type="float">
            <text:p>1.328</text:p>
          </table:table-cell>
          <table:table-cell office:value-type="float" office:value="215" calcext:value-type="float">
            <text:p>215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.26" calcext:value-type="float">
            <text:p>1.26</text:p>
          </table:table-cell>
          <table:table-cell office:value-type="float" office:value="1.152" calcext:value-type="float">
            <text:p>1.152</text:p>
          </table:table-cell>
          <table:table-cell office:value-type="float" office:value="215" calcext:value-type="float">
            <text:p>215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1.145" calcext:value-type="float">
            <text:p>1.145</text:p>
          </table:table-cell>
          <table:table-cell office:value-type="float" office:value="215" calcext:value-type="float">
            <text:p>215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MIN([.$H105];[#REF!];[.$N105];[#REF!];[.$T105];[#REF!];[.$Z105];[#REF!];[.$AF105];[#REF!];[.$AL105];[#REF!])" office:value-type="string" office:string-value="" calcext:value-type="error">
            <text:p>#REF!</text:p>
          </table:table-cell>
          <table:table-cell table:formula="of:=MIN([.$I105];[#REF!];[.$O105];[#REF!];[.$U105];[#REF!];[.$AA105];[#REF!];[.$AG105];[#REF!];[.$AM105];[#REF!])" office:value-type="string" office:string-value="" calcext:value-type="error">
            <text:p>#REF!</text:p>
          </table:table-cell>
          <table:table-cell table:formula="of:=MIN([.$J105];[#REF!];[.$P105];[#REF!];[.$V105];[#REF!];[.$AB105];[#REF!];[.$AH105];[#REF!];[.$AN105];[#REF!])" office:value-type="string" office:string-value="" calcext:value-type="error">
            <text:p>#REF!</text:p>
          </table:table-cell>
          <table:table-cell table:formula="of:=MIN([.$K105];[#REF!];[.$Q105];[#REF!];[.$W105];[#REF!];[.$AC105];[#REF!];[.$AI105];[#REF!];[.$AO105];[#REF!])" office:value-type="string" office:string-value="" calcext:value-type="error">
            <text:p>#REF!</text:p>
          </table:table-cell>
          <table:table-cell table:formula="of:=MIN([.$L105];[#REF!];[.$R105];[#REF!];[.$X105];[#REF!];[.$AD105];[#REF!];[.$AJ105];[#REF!];[.$AP105];[#REF!])" office:value-type="string" office:string-value="" calcext:value-type="error">
            <text:p>#REF!</text:p>
          </table:table-cell>
          <table:table-cell table:formula="of:=MIN([.$M105];[#REF!];[.$S105];[#REF!];[.$Y105];[#REF!];[.$AE105];[#REF!];[.$AK105];[#REF!];[.$AQ105];[#REF!])" office:value-type="string" office:string-value="" calcext:value-type="error">
            <text:p>#REF!</text:p>
          </table:table-cell>
          <table:table-cell table:formula="of:=MEDIAN([.$H105];[#REF!];[.$N105];[#REF!];[.$T105];[#REF!];[.$Z105];[#REF!];[.$AF105];[#REF!];[.$AL105];[#REF!])" office:value-type="string" office:string-value="" calcext:value-type="error">
            <text:p>#REF!</text:p>
          </table:table-cell>
          <table:table-cell table:formula="of:=MEDIAN([.$I105];[#REF!];[.$O105];[#REF!];[.$U105];[#REF!];[.$AA105];[#REF!];[.$AG105];[#REF!];[.$AM105];[#REF!])" office:value-type="string" office:string-value="" calcext:value-type="error">
            <text:p>#REF!</text:p>
          </table:table-cell>
          <table:table-cell table:formula="of:=MEDIAN([.$J105];[#REF!];[.$P105];[#REF!];[.$V105];[#REF!];[.$AB105];[#REF!];[.$AH105];[#REF!];[.$AN105];[#REF!])" office:value-type="string" office:string-value="" calcext:value-type="error">
            <text:p>#REF!</text:p>
          </table:table-cell>
          <table:table-cell table:formula="of:=MEDIAN([.$K105];[#REF!];[.$Q105];[#REF!];[.$W105];[#REF!];[.$AC105];[#REF!];[.$AI105];[#REF!];[.$AO105];[#REF!])" office:value-type="string" office:string-value="" calcext:value-type="error">
            <text:p>#REF!</text:p>
          </table:table-cell>
          <table:table-cell table:formula="of:=MEDIAN([.$L105];[#REF!];[.$R105];[#REF!];[.$X105];[#REF!];[.$AD105];[#REF!];[.$AJ105];[#REF!];[.$AP105];[#REF!])" office:value-type="string" office:string-value="" calcext:value-type="error">
            <text:p>#REF!</text:p>
          </table:table-cell>
          <table:table-cell table:formula="of:=MEDIAN([.$M105];[#REF!];[.$S105];[#REF!];[.$Y105];[#REF!];[.$AE105];[#REF!];[.$AK105];[#REF!];[.$AQ105];[#REF!])" office:value-type="string" office:string-value="" calcext:value-type="error">
            <text:p>#REF!</text:p>
          </table:table-cell>
          <table:table-cell table:formula="of:=MAX([.$H105];[#REF!];[.$N105];[#REF!];[.$T105];[#REF!];[.$Z105];[#REF!];[.$AF105];[#REF!];[.$AL105];[#REF!])" office:value-type="string" office:string-value="" calcext:value-type="error">
            <text:p>#REF!</text:p>
          </table:table-cell>
          <table:table-cell table:formula="of:=MAX([.$I105];[#REF!];[.$O105];[#REF!];[.$U105];[#REF!];[.$AA105];[#REF!];[.$AG105];[#REF!];[.$AM105];[#REF!])" office:value-type="string" office:string-value="" calcext:value-type="error">
            <text:p>#REF!</text:p>
          </table:table-cell>
          <table:table-cell table:formula="of:=MAX([.$J105];[#REF!];[.$P105];[#REF!];[.$V105];[#REF!];[.$AB105];[#REF!];[.$AH105];[#REF!];[.$AN105];[#REF!])" office:value-type="string" office:string-value="" calcext:value-type="error">
            <text:p>#REF!</text:p>
          </table:table-cell>
          <table:table-cell table:formula="of:=MAX([.$K105];[#REF!];[.$Q105];[#REF!];[.$W105];[#REF!];[.$AC105];[#REF!];[.$AI105];[#REF!];[.$AO105];[#REF!])" office:value-type="string" office:string-value="" calcext:value-type="error">
            <text:p>#REF!</text:p>
          </table:table-cell>
          <table:table-cell table:formula="of:=MAX([.$L105];[#REF!];[.$R105];[#REF!];[.$X105];[#REF!];[.$AD105];[#REF!];[.$AJ105];[#REF!];[.$AP105];[#REF!])" office:value-type="string" office:string-value="" calcext:value-type="error">
            <text:p>#REF!</text:p>
          </table:table-cell>
          <table:table-cell table:formula="of:=MAX([.$M105];[#REF!];[.$S105];[#REF!];[.$Y105];[#REF!];[.$AE105];[#REF!];[.$AK105];[#REF!];[.$AQ105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logistics-round-1-strips/instances/instance-10.lp</text:p>
          </table:table-cell>
          <table:table-cell office:value-type="float" office:value="337.42" calcext:value-type="float">
            <text:p>337.42</text:p>
          </table:table-cell>
          <table:table-cell office:value-type="float" office:value="327.769" calcext:value-type="float">
            <text:p>327.769</text:p>
          </table:table-cell>
          <table:table-cell office:value-type="float" office:value="557648" calcext:value-type="float">
            <text:p>557648</text:p>
          </table:table-cell>
          <table:table-cell office:value-type="float" office:value="448978" calcext:value-type="float">
            <text:p>448978</text:p>
          </table:table-cell>
          <table:table-cell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office:value-type="float" office:value="149.73" calcext:value-type="float">
            <text:p>149.73</text:p>
          </table:table-cell>
          <table:table-cell office:value-type="float" office:value="145.032" calcext:value-type="float">
            <text:p>145.032</text:p>
          </table:table-cell>
          <table:table-cell office:value-type="float" office:value="51069" calcext:value-type="float">
            <text:p>51069</text:p>
          </table:table-cell>
          <table:table-cell office:value-type="float" office:value="1066" calcext:value-type="float">
            <text:p>1066</text:p>
          </table:table-cell>
          <table:table-cell office:value-type="float" office:value="2878" calcext:value-type="float">
            <text:p>2878</text:p>
          </table:table-cell>
          <table:table-cell office:value-type="float" office:value="0" calcext:value-type="float">
            <text:p>0</text:p>
          </table:table-cell>
          <table:table-cell office:value-type="float" office:value="193.32" calcext:value-type="float">
            <text:p>193.32</text:p>
          </table:table-cell>
          <table:table-cell office:value-type="float" office:value="188.484" calcext:value-type="float">
            <text:p>188.484</text:p>
          </table:table-cell>
          <table:table-cell office:value-type="float" office:value="154029" calcext:value-type="float">
            <text:p>154029</text:p>
          </table:table-cell>
          <table:table-cell office:value-type="float" office:value="55934" calcext:value-type="float">
            <text:p>55934</text:p>
          </table:table-cell>
          <table:table-cell office:value-type="float" office:value="2884" calcext:value-type="float">
            <text:p>2884</text:p>
          </table:table-cell>
          <table:table-cell office:value-type="float" office:value="179" calcext:value-type="float">
            <text:p>179</text:p>
          </table:table-cell>
          <table:table-cell office:value-type="float" office:value="195.37" calcext:value-type="float">
            <text:p>195.37</text:p>
          </table:table-cell>
          <table:table-cell office:value-type="float" office:value="191.078" calcext:value-type="float">
            <text:p>191.078</text:p>
          </table:table-cell>
          <table:table-cell office:value-type="float" office:value="154029" calcext:value-type="float">
            <text:p>154029</text:p>
          </table:table-cell>
          <table:table-cell office:value-type="float" office:value="55934" calcext:value-type="float">
            <text:p>55934</text:p>
          </table:table-cell>
          <table:table-cell office:value-type="float" office:value="2880" calcext:value-type="float">
            <text:p>2880</text:p>
          </table:table-cell>
          <table:table-cell office:value-type="float" office:value="179" calcext:value-type="float">
            <text:p>179</text:p>
          </table:table-cell>
          <table:table-cell office:value-type="float" office:value="189.57" calcext:value-type="float">
            <text:p>189.57</text:p>
          </table:table-cell>
          <table:table-cell office:value-type="float" office:value="185.185" calcext:value-type="float">
            <text:p>185.185</text:p>
          </table:table-cell>
          <table:table-cell office:value-type="float" office:value="154029" calcext:value-type="float">
            <text:p>154029</text:p>
          </table:table-cell>
          <table:table-cell office:value-type="float" office:value="55934" calcext:value-type="float">
            <text:p>55934</text:p>
          </table:table-cell>
          <table:table-cell office:value-type="float" office:value="2883" calcext:value-type="float">
            <text:p>2883</text:p>
          </table:table-cell>
          <table:table-cell office:value-type="float" office:value="179" calcext:value-type="float">
            <text:p>179</text:p>
          </table:table-cell>
          <table:table-cell office:value-type="float" office:value="150.77" calcext:value-type="float">
            <text:p>150.77</text:p>
          </table:table-cell>
          <table:table-cell office:value-type="float" office:value="146.284" calcext:value-type="float">
            <text:p>146.284</text:p>
          </table:table-cell>
          <table:table-cell office:value-type="float" office:value="64205" calcext:value-type="float">
            <text:p>64205</text:p>
          </table:table-cell>
          <table:table-cell office:value-type="float" office:value="1394" calcext:value-type="float">
            <text:p>1394</text:p>
          </table:table-cell>
          <table:table-cell office:value-type="float" office:value="2883" calcext:value-type="float">
            <text:p>2883</text:p>
          </table:table-cell>
          <table:table-cell office:value-type="float" office:value="114" calcext:value-type="float">
            <text:p>114</text:p>
          </table:table-cell>
          <table:table-cell office:value-type="float" office:value="151.35" calcext:value-type="float">
            <text:p>151.35</text:p>
          </table:table-cell>
          <table:table-cell office:value-type="float" office:value="147.026" calcext:value-type="float">
            <text:p>147.026</text:p>
          </table:table-cell>
          <table:table-cell office:value-type="float" office:value="21149" calcext:value-type="float">
            <text:p>21149</text:p>
          </table:table-cell>
          <table:table-cell office:value-type="float" office:value="2779" calcext:value-type="float">
            <text:p>2779</text:p>
          </table:table-cell>
          <table:table-cell office:value-type="float" office:value="2885" calcext:value-type="float">
            <text:p>2885</text:p>
          </table:table-cell>
          <table:table-cell office:value-type="float" office:value="169" calcext:value-type="float">
            <text:p>169</text:p>
          </table:table-cell>
          <table:table-cell table:formula="of:=MIN([.$H106];[#REF!];[.$N106];[#REF!];[.$T106];[#REF!];[.$Z106];[#REF!];[.$AF106];[#REF!];[.$AL106];[#REF!])" office:value-type="string" office:string-value="" calcext:value-type="error">
            <text:p>#REF!</text:p>
          </table:table-cell>
          <table:table-cell table:formula="of:=MIN([.$I106];[#REF!];[.$O106];[#REF!];[.$U106];[#REF!];[.$AA106];[#REF!];[.$AG106];[#REF!];[.$AM106];[#REF!])" office:value-type="string" office:string-value="" calcext:value-type="error">
            <text:p>#REF!</text:p>
          </table:table-cell>
          <table:table-cell table:formula="of:=MIN([.$J106];[#REF!];[.$P106];[#REF!];[.$V106];[#REF!];[.$AB106];[#REF!];[.$AH106];[#REF!];[.$AN106];[#REF!])" office:value-type="string" office:string-value="" calcext:value-type="error">
            <text:p>#REF!</text:p>
          </table:table-cell>
          <table:table-cell table:formula="of:=MIN([.$K106];[#REF!];[.$Q106];[#REF!];[.$W106];[#REF!];[.$AC106];[#REF!];[.$AI106];[#REF!];[.$AO106];[#REF!])" office:value-type="string" office:string-value="" calcext:value-type="error">
            <text:p>#REF!</text:p>
          </table:table-cell>
          <table:table-cell table:formula="of:=MIN([.$L106];[#REF!];[.$R106];[#REF!];[.$X106];[#REF!];[.$AD106];[#REF!];[.$AJ106];[#REF!];[.$AP106];[#REF!])" office:value-type="string" office:string-value="" calcext:value-type="error">
            <text:p>#REF!</text:p>
          </table:table-cell>
          <table:table-cell table:formula="of:=MIN([.$M106];[#REF!];[.$S106];[#REF!];[.$Y106];[#REF!];[.$AE106];[#REF!];[.$AK106];[#REF!];[.$AQ106];[#REF!])" office:value-type="string" office:string-value="" calcext:value-type="error">
            <text:p>#REF!</text:p>
          </table:table-cell>
          <table:table-cell table:formula="of:=MEDIAN([.$H106];[#REF!];[.$N106];[#REF!];[.$T106];[#REF!];[.$Z106];[#REF!];[.$AF106];[#REF!];[.$AL106];[#REF!])" office:value-type="string" office:string-value="" calcext:value-type="error">
            <text:p>#REF!</text:p>
          </table:table-cell>
          <table:table-cell table:formula="of:=MEDIAN([.$I106];[#REF!];[.$O106];[#REF!];[.$U106];[#REF!];[.$AA106];[#REF!];[.$AG106];[#REF!];[.$AM106];[#REF!])" office:value-type="string" office:string-value="" calcext:value-type="error">
            <text:p>#REF!</text:p>
          </table:table-cell>
          <table:table-cell table:formula="of:=MEDIAN([.$J106];[#REF!];[.$P106];[#REF!];[.$V106];[#REF!];[.$AB106];[#REF!];[.$AH106];[#REF!];[.$AN106];[#REF!])" office:value-type="string" office:string-value="" calcext:value-type="error">
            <text:p>#REF!</text:p>
          </table:table-cell>
          <table:table-cell table:formula="of:=MEDIAN([.$K106];[#REF!];[.$Q106];[#REF!];[.$W106];[#REF!];[.$AC106];[#REF!];[.$AI106];[#REF!];[.$AO106];[#REF!])" office:value-type="string" office:string-value="" calcext:value-type="error">
            <text:p>#REF!</text:p>
          </table:table-cell>
          <table:table-cell table:formula="of:=MEDIAN([.$L106];[#REF!];[.$R106];[#REF!];[.$X106];[#REF!];[.$AD106];[#REF!];[.$AJ106];[#REF!];[.$AP106];[#REF!])" office:value-type="string" office:string-value="" calcext:value-type="error">
            <text:p>#REF!</text:p>
          </table:table-cell>
          <table:table-cell table:formula="of:=MEDIAN([.$M106];[#REF!];[.$S106];[#REF!];[.$Y106];[#REF!];[.$AE106];[#REF!];[.$AK106];[#REF!];[.$AQ106];[#REF!])" office:value-type="string" office:string-value="" calcext:value-type="error">
            <text:p>#REF!</text:p>
          </table:table-cell>
          <table:table-cell table:formula="of:=MAX([.$H106];[#REF!];[.$N106];[#REF!];[.$T106];[#REF!];[.$Z106];[#REF!];[.$AF106];[#REF!];[.$AL106];[#REF!])" office:value-type="string" office:string-value="" calcext:value-type="error">
            <text:p>#REF!</text:p>
          </table:table-cell>
          <table:table-cell table:formula="of:=MAX([.$I106];[#REF!];[.$O106];[#REF!];[.$U106];[#REF!];[.$AA106];[#REF!];[.$AG106];[#REF!];[.$AM106];[#REF!])" office:value-type="string" office:string-value="" calcext:value-type="error">
            <text:p>#REF!</text:p>
          </table:table-cell>
          <table:table-cell table:formula="of:=MAX([.$J106];[#REF!];[.$P106];[#REF!];[.$V106];[#REF!];[.$AB106];[#REF!];[.$AH106];[#REF!];[.$AN106];[#REF!])" office:value-type="string" office:string-value="" calcext:value-type="error">
            <text:p>#REF!</text:p>
          </table:table-cell>
          <table:table-cell table:formula="of:=MAX([.$K106];[#REF!];[.$Q106];[#REF!];[.$W106];[#REF!];[.$AC106];[#REF!];[.$AI106];[#REF!];[.$AO106];[#REF!])" office:value-type="string" office:string-value="" calcext:value-type="error">
            <text:p>#REF!</text:p>
          </table:table-cell>
          <table:table-cell table:formula="of:=MAX([.$L106];[#REF!];[.$R106];[#REF!];[.$X106];[#REF!];[.$AD106];[#REF!];[.$AJ106];[#REF!];[.$AP106];[#REF!])" office:value-type="string" office:string-value="" calcext:value-type="error">
            <text:p>#REF!</text:p>
          </table:table-cell>
          <table:table-cell table:formula="of:=MAX([.$M106];[#REF!];[.$S106];[#REF!];[.$Y106];[#REF!];[.$AE106];[#REF!];[.$AK106];[#REF!];[.$AQ106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logistics-round-1-strips/instances/instance-11.lp</text:p>
          </table:table-cell>
          <table:table-cell office:value-type="float" office:value="1.48" calcext:value-type="float">
            <text:p>1.48</text:p>
          </table:table-cell>
          <table:table-cell office:value-type="float" office:value="1.176" calcext:value-type="float">
            <text:p>1.176</text:p>
          </table:table-cell>
          <table:table-cell office:value-type="float" office:value="5048" calcext:value-type="float">
            <text:p>5048</text:p>
          </table:table-cell>
          <table:table-cell office:value-type="float" office:value="125" calcext:value-type="float">
            <text:p>125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6.75" calcext:value-type="float">
            <text:p>6.75</text:p>
          </table:table-cell>
          <table:table-cell office:value-type="float" office:value="6.507" calcext:value-type="float">
            <text:p>6.507</text:p>
          </table:table-cell>
          <table:table-cell office:value-type="float" office:value="706" calcext:value-type="float">
            <text:p>706</text:p>
          </table:table-cell>
          <table:table-cell office:value-type="float" office:value="31" calcext:value-type="float">
            <text:p>31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6.65" calcext:value-type="float">
            <text:p>6.65</text:p>
          </table:table-cell>
          <table:table-cell office:value-type="float" office:value="6.401" calcext:value-type="float">
            <text:p>6.401</text:p>
          </table:table-cell>
          <table:table-cell office:value-type="float" office:value="706" calcext:value-type="float">
            <text:p>706</text:p>
          </table:table-cell>
          <table:table-cell office:value-type="float" office:value="31" calcext:value-type="float">
            <text:p>31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6.67" calcext:value-type="float">
            <text:p>6.67</text:p>
          </table:table-cell>
          <table:table-cell office:value-type="float" office:value="6.421" calcext:value-type="float">
            <text:p>6.421</text:p>
          </table:table-cell>
          <table:table-cell office:value-type="float" office:value="706" calcext:value-type="float">
            <text:p>706</text:p>
          </table:table-cell>
          <table:table-cell office:value-type="float" office:value="31" calcext:value-type="float">
            <text:p>31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6.82" calcext:value-type="float">
            <text:p>6.82</text:p>
          </table:table-cell>
          <table:table-cell office:value-type="float" office:value="6.565" calcext:value-type="float">
            <text:p>6.565</text:p>
          </table:table-cell>
          <table:table-cell office:value-type="float" office:value="706" calcext:value-type="float">
            <text:p>706</text:p>
          </table:table-cell>
          <table:table-cell office:value-type="float" office:value="31" calcext:value-type="float">
            <text:p>31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6.59" calcext:value-type="float">
            <text:p>6.59</text:p>
          </table:table-cell>
          <table:table-cell office:value-type="float" office:value="6.356" calcext:value-type="float">
            <text:p>6.356</text:p>
          </table:table-cell>
          <table:table-cell office:value-type="float" office:value="706" calcext:value-type="float">
            <text:p>706</text:p>
          </table:table-cell>
          <table:table-cell office:value-type="float" office:value="31" calcext:value-type="float">
            <text:p>31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6.65" calcext:value-type="float">
            <text:p>6.65</text:p>
          </table:table-cell>
          <table:table-cell office:value-type="float" office:value="6.41" calcext:value-type="float">
            <text:p>6.41</text:p>
          </table:table-cell>
          <table:table-cell office:value-type="float" office:value="706" calcext:value-type="float">
            <text:p>706</text:p>
          </table:table-cell>
          <table:table-cell office:value-type="float" office:value="31" calcext:value-type="float">
            <text:p>31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MIN([.$H107];[#REF!];[.$N107];[#REF!];[.$T107];[#REF!];[.$Z107];[#REF!];[.$AF107];[#REF!];[.$AL107];[#REF!])" office:value-type="string" office:string-value="" calcext:value-type="error">
            <text:p>#REF!</text:p>
          </table:table-cell>
          <table:table-cell table:formula="of:=MIN([.$I107];[#REF!];[.$O107];[#REF!];[.$U107];[#REF!];[.$AA107];[#REF!];[.$AG107];[#REF!];[.$AM107];[#REF!])" office:value-type="string" office:string-value="" calcext:value-type="error">
            <text:p>#REF!</text:p>
          </table:table-cell>
          <table:table-cell table:formula="of:=MIN([.$J107];[#REF!];[.$P107];[#REF!];[.$V107];[#REF!];[.$AB107];[#REF!];[.$AH107];[#REF!];[.$AN107];[#REF!])" office:value-type="string" office:string-value="" calcext:value-type="error">
            <text:p>#REF!</text:p>
          </table:table-cell>
          <table:table-cell table:formula="of:=MIN([.$K107];[#REF!];[.$Q107];[#REF!];[.$W107];[#REF!];[.$AC107];[#REF!];[.$AI107];[#REF!];[.$AO107];[#REF!])" office:value-type="string" office:string-value="" calcext:value-type="error">
            <text:p>#REF!</text:p>
          </table:table-cell>
          <table:table-cell table:formula="of:=MIN([.$L107];[#REF!];[.$R107];[#REF!];[.$X107];[#REF!];[.$AD107];[#REF!];[.$AJ107];[#REF!];[.$AP107];[#REF!])" office:value-type="string" office:string-value="" calcext:value-type="error">
            <text:p>#REF!</text:p>
          </table:table-cell>
          <table:table-cell table:formula="of:=MIN([.$M107];[#REF!];[.$S107];[#REF!];[.$Y107];[#REF!];[.$AE107];[#REF!];[.$AK107];[#REF!];[.$AQ107];[#REF!])" office:value-type="string" office:string-value="" calcext:value-type="error">
            <text:p>#REF!</text:p>
          </table:table-cell>
          <table:table-cell table:formula="of:=MEDIAN([.$H107];[#REF!];[.$N107];[#REF!];[.$T107];[#REF!];[.$Z107];[#REF!];[.$AF107];[#REF!];[.$AL107];[#REF!])" office:value-type="string" office:string-value="" calcext:value-type="error">
            <text:p>#REF!</text:p>
          </table:table-cell>
          <table:table-cell table:formula="of:=MEDIAN([.$I107];[#REF!];[.$O107];[#REF!];[.$U107];[#REF!];[.$AA107];[#REF!];[.$AG107];[#REF!];[.$AM107];[#REF!])" office:value-type="string" office:string-value="" calcext:value-type="error">
            <text:p>#REF!</text:p>
          </table:table-cell>
          <table:table-cell table:formula="of:=MEDIAN([.$J107];[#REF!];[.$P107];[#REF!];[.$V107];[#REF!];[.$AB107];[#REF!];[.$AH107];[#REF!];[.$AN107];[#REF!])" office:value-type="string" office:string-value="" calcext:value-type="error">
            <text:p>#REF!</text:p>
          </table:table-cell>
          <table:table-cell table:formula="of:=MEDIAN([.$K107];[#REF!];[.$Q107];[#REF!];[.$W107];[#REF!];[.$AC107];[#REF!];[.$AI107];[#REF!];[.$AO107];[#REF!])" office:value-type="string" office:string-value="" calcext:value-type="error">
            <text:p>#REF!</text:p>
          </table:table-cell>
          <table:table-cell table:formula="of:=MEDIAN([.$L107];[#REF!];[.$R107];[#REF!];[.$X107];[#REF!];[.$AD107];[#REF!];[.$AJ107];[#REF!];[.$AP107];[#REF!])" office:value-type="string" office:string-value="" calcext:value-type="error">
            <text:p>#REF!</text:p>
          </table:table-cell>
          <table:table-cell table:formula="of:=MEDIAN([.$M107];[#REF!];[.$S107];[#REF!];[.$Y107];[#REF!];[.$AE107];[#REF!];[.$AK107];[#REF!];[.$AQ107];[#REF!])" office:value-type="string" office:string-value="" calcext:value-type="error">
            <text:p>#REF!</text:p>
          </table:table-cell>
          <table:table-cell table:formula="of:=MAX([.$H107];[#REF!];[.$N107];[#REF!];[.$T107];[#REF!];[.$Z107];[#REF!];[.$AF107];[#REF!];[.$AL107];[#REF!])" office:value-type="string" office:string-value="" calcext:value-type="error">
            <text:p>#REF!</text:p>
          </table:table-cell>
          <table:table-cell table:formula="of:=MAX([.$I107];[#REF!];[.$O107];[#REF!];[.$U107];[#REF!];[.$AA107];[#REF!];[.$AG107];[#REF!];[.$AM107];[#REF!])" office:value-type="string" office:string-value="" calcext:value-type="error">
            <text:p>#REF!</text:p>
          </table:table-cell>
          <table:table-cell table:formula="of:=MAX([.$J107];[#REF!];[.$P107];[#REF!];[.$V107];[#REF!];[.$AB107];[#REF!];[.$AH107];[#REF!];[.$AN107];[#REF!])" office:value-type="string" office:string-value="" calcext:value-type="error">
            <text:p>#REF!</text:p>
          </table:table-cell>
          <table:table-cell table:formula="of:=MAX([.$K107];[#REF!];[.$Q107];[#REF!];[.$W107];[#REF!];[.$AC107];[#REF!];[.$AI107];[#REF!];[.$AO107];[#REF!])" office:value-type="string" office:string-value="" calcext:value-type="error">
            <text:p>#REF!</text:p>
          </table:table-cell>
          <table:table-cell table:formula="of:=MAX([.$L107];[#REF!];[.$R107];[#REF!];[.$X107];[#REF!];[.$AD107];[#REF!];[.$AJ107];[#REF!];[.$AP107];[#REF!])" office:value-type="string" office:string-value="" calcext:value-type="error">
            <text:p>#REF!</text:p>
          </table:table-cell>
          <table:table-cell table:formula="of:=MAX([.$M107];[#REF!];[.$S107];[#REF!];[.$Y107];[#REF!];[.$AE107];[#REF!];[.$AK107];[#REF!];[.$AQ107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logistics-round-1-strips/instances/instance-12.lp</text:p>
          </table:table-cell>
          <table:table-cell office:value-type="float" office:value="80.53" calcext:value-type="float">
            <text:p>80.53</text:p>
          </table:table-cell>
          <table:table-cell office:value-type="float" office:value="54.921" calcext:value-type="float">
            <text:p>54.921</text:p>
          </table:table-cell>
          <table:table-cell office:value-type="float" office:value="8923" calcext:value-type="float">
            <text:p>8923</text:p>
          </table:table-cell>
          <table:table-cell office:value-type="float" office:value="124" calcext:value-type="float">
            <text:p>124</text:p>
          </table:table-cell>
          <table:table-cell office:value-type="float" office:value="2580" calcext:value-type="float">
            <text:p>2580</text:p>
          </table:table-cell>
          <table:table-cell office:value-type="float" office:value="0" calcext:value-type="float">
            <text:p>0</text:p>
          </table:table-cell>
          <table:table-cell office:value-type="float" office:value="401.9" calcext:value-type="float">
            <text:p>401.9</text:p>
          </table:table-cell>
          <table:table-cell office:value-type="float" office:value="392.091" calcext:value-type="float">
            <text:p>392.091</text:p>
          </table:table-cell>
          <table:table-cell office:value-type="float" office:value="7778" calcext:value-type="float">
            <text:p>7778</text:p>
          </table:table-cell>
          <table:table-cell office:value-type="float" office:value="173" calcext:value-type="float">
            <text:p>173</text:p>
          </table:table-cell>
          <table:table-cell office:value-type="float" office:value="7550" calcext:value-type="float">
            <text:p>7550</text:p>
          </table:table-cell>
          <table:table-cell office:value-type="float" office:value="0" calcext:value-type="float">
            <text:p>0</text:p>
          </table:table-cell>
          <table:table-cell office:value-type="float" office:value="463.22" calcext:value-type="float">
            <text:p>463.22</text:p>
          </table:table-cell>
          <table:table-cell office:value-type="float" office:value="453.893" calcext:value-type="float">
            <text:p>453.893</text:p>
          </table:table-cell>
          <table:table-cell office:value-type="float" office:value="7778" calcext:value-type="float">
            <text:p>7778</text:p>
          </table:table-cell>
          <table:table-cell office:value-type="float" office:value="173" calcext:value-type="float">
            <text:p>173</text:p>
          </table:table-cell>
          <table:table-cell office:value-type="float" office:value="7549" calcext:value-type="float">
            <text:p>7549</text:p>
          </table:table-cell>
          <table:table-cell office:value-type="float" office:value="0" calcext:value-type="float">
            <text:p>0</text:p>
          </table:table-cell>
          <table:table-cell office:value-type="float" office:value="407.12" calcext:value-type="float">
            <text:p>407.12</text:p>
          </table:table-cell>
          <table:table-cell office:value-type="float" office:value="397.589" calcext:value-type="float">
            <text:p>397.589</text:p>
          </table:table-cell>
          <table:table-cell office:value-type="float" office:value="7778" calcext:value-type="float">
            <text:p>7778</text:p>
          </table:table-cell>
          <table:table-cell office:value-type="float" office:value="173" calcext:value-type="float">
            <text:p>173</text:p>
          </table:table-cell>
          <table:table-cell office:value-type="float" office:value="7551" calcext:value-type="float">
            <text:p>7551</text:p>
          </table:table-cell>
          <table:table-cell office:value-type="float" office:value="0" calcext:value-type="float">
            <text:p>0</text:p>
          </table:table-cell>
          <table:table-cell office:value-type="float" office:value="417.24" calcext:value-type="float">
            <text:p>417.24</text:p>
          </table:table-cell>
          <table:table-cell office:value-type="float" office:value="408.036" calcext:value-type="float">
            <text:p>408.036</text:p>
          </table:table-cell>
          <table:table-cell office:value-type="float" office:value="7778" calcext:value-type="float">
            <text:p>7778</text:p>
          </table:table-cell>
          <table:table-cell office:value-type="float" office:value="173" calcext:value-type="float">
            <text:p>173</text:p>
          </table:table-cell>
          <table:table-cell office:value-type="float" office:value="7553" calcext:value-type="float">
            <text:p>7553</text:p>
          </table:table-cell>
          <table:table-cell office:value-type="float" office:value="0" calcext:value-type="float">
            <text:p>0</text:p>
          </table:table-cell>
          <table:table-cell office:value-type="float" office:value="398.34" calcext:value-type="float">
            <text:p>398.34</text:p>
          </table:table-cell>
          <table:table-cell office:value-type="float" office:value="388.785" calcext:value-type="float">
            <text:p>388.785</text:p>
          </table:table-cell>
          <table:table-cell office:value-type="float" office:value="7778" calcext:value-type="float">
            <text:p>7778</text:p>
          </table:table-cell>
          <table:table-cell office:value-type="float" office:value="173" calcext:value-type="float">
            <text:p>173</text:p>
          </table:table-cell>
          <table:table-cell office:value-type="float" office:value="7549" calcext:value-type="float">
            <text:p>7549</text:p>
          </table:table-cell>
          <table:table-cell office:value-type="float" office:value="0" calcext:value-type="float">
            <text:p>0</text:p>
          </table:table-cell>
          <table:table-cell office:value-type="float" office:value="391.07" calcext:value-type="float">
            <text:p>391.07</text:p>
          </table:table-cell>
          <table:table-cell office:value-type="float" office:value="381.98" calcext:value-type="float">
            <text:p>381.98</text:p>
          </table:table-cell>
          <table:table-cell office:value-type="float" office:value="7778" calcext:value-type="float">
            <text:p>7778</text:p>
          </table:table-cell>
          <table:table-cell office:value-type="float" office:value="173" calcext:value-type="float">
            <text:p>173</text:p>
          </table:table-cell>
          <table:table-cell office:value-type="float" office:value="7549" calcext:value-type="float">
            <text:p>7549</text:p>
          </table:table-cell>
          <table:table-cell office:value-type="float" office:value="0" calcext:value-type="float">
            <text:p>0</text:p>
          </table:table-cell>
          <table:table-cell table:formula="of:=MIN([.$H108];[#REF!];[.$N108];[#REF!];[.$T108];[#REF!];[.$Z108];[#REF!];[.$AF108];[#REF!];[.$AL108];[#REF!])" office:value-type="string" office:string-value="" calcext:value-type="error">
            <text:p>#REF!</text:p>
          </table:table-cell>
          <table:table-cell table:formula="of:=MIN([.$I108];[#REF!];[.$O108];[#REF!];[.$U108];[#REF!];[.$AA108];[#REF!];[.$AG108];[#REF!];[.$AM108];[#REF!])" office:value-type="string" office:string-value="" calcext:value-type="error">
            <text:p>#REF!</text:p>
          </table:table-cell>
          <table:table-cell table:formula="of:=MIN([.$J108];[#REF!];[.$P108];[#REF!];[.$V108];[#REF!];[.$AB108];[#REF!];[.$AH108];[#REF!];[.$AN108];[#REF!])" office:value-type="string" office:string-value="" calcext:value-type="error">
            <text:p>#REF!</text:p>
          </table:table-cell>
          <table:table-cell table:formula="of:=MIN([.$K108];[#REF!];[.$Q108];[#REF!];[.$W108];[#REF!];[.$AC108];[#REF!];[.$AI108];[#REF!];[.$AO108];[#REF!])" office:value-type="string" office:string-value="" calcext:value-type="error">
            <text:p>#REF!</text:p>
          </table:table-cell>
          <table:table-cell table:formula="of:=MIN([.$L108];[#REF!];[.$R108];[#REF!];[.$X108];[#REF!];[.$AD108];[#REF!];[.$AJ108];[#REF!];[.$AP108];[#REF!])" office:value-type="string" office:string-value="" calcext:value-type="error">
            <text:p>#REF!</text:p>
          </table:table-cell>
          <table:table-cell table:formula="of:=MIN([.$M108];[#REF!];[.$S108];[#REF!];[.$Y108];[#REF!];[.$AE108];[#REF!];[.$AK108];[#REF!];[.$AQ108];[#REF!])" office:value-type="string" office:string-value="" calcext:value-type="error">
            <text:p>#REF!</text:p>
          </table:table-cell>
          <table:table-cell table:formula="of:=MEDIAN([.$H108];[#REF!];[.$N108];[#REF!];[.$T108];[#REF!];[.$Z108];[#REF!];[.$AF108];[#REF!];[.$AL108];[#REF!])" office:value-type="string" office:string-value="" calcext:value-type="error">
            <text:p>#REF!</text:p>
          </table:table-cell>
          <table:table-cell table:formula="of:=MEDIAN([.$I108];[#REF!];[.$O108];[#REF!];[.$U108];[#REF!];[.$AA108];[#REF!];[.$AG108];[#REF!];[.$AM108];[#REF!])" office:value-type="string" office:string-value="" calcext:value-type="error">
            <text:p>#REF!</text:p>
          </table:table-cell>
          <table:table-cell table:formula="of:=MEDIAN([.$J108];[#REF!];[.$P108];[#REF!];[.$V108];[#REF!];[.$AB108];[#REF!];[.$AH108];[#REF!];[.$AN108];[#REF!])" office:value-type="string" office:string-value="" calcext:value-type="error">
            <text:p>#REF!</text:p>
          </table:table-cell>
          <table:table-cell table:formula="of:=MEDIAN([.$K108];[#REF!];[.$Q108];[#REF!];[.$W108];[#REF!];[.$AC108];[#REF!];[.$AI108];[#REF!];[.$AO108];[#REF!])" office:value-type="string" office:string-value="" calcext:value-type="error">
            <text:p>#REF!</text:p>
          </table:table-cell>
          <table:table-cell table:formula="of:=MEDIAN([.$L108];[#REF!];[.$R108];[#REF!];[.$X108];[#REF!];[.$AD108];[#REF!];[.$AJ108];[#REF!];[.$AP108];[#REF!])" office:value-type="string" office:string-value="" calcext:value-type="error">
            <text:p>#REF!</text:p>
          </table:table-cell>
          <table:table-cell table:formula="of:=MEDIAN([.$M108];[#REF!];[.$S108];[#REF!];[.$Y108];[#REF!];[.$AE108];[#REF!];[.$AK108];[#REF!];[.$AQ108];[#REF!])" office:value-type="string" office:string-value="" calcext:value-type="error">
            <text:p>#REF!</text:p>
          </table:table-cell>
          <table:table-cell table:formula="of:=MAX([.$H108];[#REF!];[.$N108];[#REF!];[.$T108];[#REF!];[.$Z108];[#REF!];[.$AF108];[#REF!];[.$AL108];[#REF!])" office:value-type="string" office:string-value="" calcext:value-type="error">
            <text:p>#REF!</text:p>
          </table:table-cell>
          <table:table-cell table:formula="of:=MAX([.$I108];[#REF!];[.$O108];[#REF!];[.$U108];[#REF!];[.$AA108];[#REF!];[.$AG108];[#REF!];[.$AM108];[#REF!])" office:value-type="string" office:string-value="" calcext:value-type="error">
            <text:p>#REF!</text:p>
          </table:table-cell>
          <table:table-cell table:formula="of:=MAX([.$J108];[#REF!];[.$P108];[#REF!];[.$V108];[#REF!];[.$AB108];[#REF!];[.$AH108];[#REF!];[.$AN108];[#REF!])" office:value-type="string" office:string-value="" calcext:value-type="error">
            <text:p>#REF!</text:p>
          </table:table-cell>
          <table:table-cell table:formula="of:=MAX([.$K108];[#REF!];[.$Q108];[#REF!];[.$W108];[#REF!];[.$AC108];[#REF!];[.$AI108];[#REF!];[.$AO108];[#REF!])" office:value-type="string" office:string-value="" calcext:value-type="error">
            <text:p>#REF!</text:p>
          </table:table-cell>
          <table:table-cell table:formula="of:=MAX([.$L108];[#REF!];[.$R108];[#REF!];[.$X108];[#REF!];[.$AD108];[#REF!];[.$AJ108];[#REF!];[.$AP108];[#REF!])" office:value-type="string" office:string-value="" calcext:value-type="error">
            <text:p>#REF!</text:p>
          </table:table-cell>
          <table:table-cell table:formula="of:=MAX([.$M108];[#REF!];[.$S108];[#REF!];[.$Y108];[#REF!];[.$AE108];[#REF!];[.$AK108];[#REF!];[.$AQ108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logistics-round-1-strips/instances/instance-13.lp</text:p>
          </table:table-cell>
          <table:table-cell office:value-type="float" office:value="117.84" calcext:value-type="float">
            <text:p>117.84</text:p>
          </table:table-cell>
          <table:table-cell office:value-type="float" office:value="81.192" calcext:value-type="float">
            <text:p>81.192</text:p>
          </table:table-cell>
          <table:table-cell office:value-type="float" office:value="7882" calcext:value-type="float">
            <text:p>7882</text:p>
          </table:table-cell>
          <table:table-cell office:value-type="float" office:value="122" calcext:value-type="float">
            <text:p>122</text:p>
          </table:table-cell>
          <table:table-cell office:value-type="float" office:value="3786" calcext:value-type="float">
            <text:p>378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64" calcext:value-type="float">
            <text:p>81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06" calcext:value-type="float">
            <text:p>82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52" calcext:value-type="float">
            <text:p>80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34" calcext:value-type="float">
            <text:p>81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10" calcext:value-type="float">
            <text:p>81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32" calcext:value-type="float">
            <text:p>8032</text:p>
          </table:table-cell>
          <table:table-cell office:value-type="float" office:value="0" calcext:value-type="float">
            <text:p>0</text:p>
          </table:table-cell>
          <table:table-cell table:formula="of:=MIN([.$H109];[#REF!];[.$N109];[#REF!];[.$T109];[#REF!];[.$Z109];[#REF!];[.$AF109];[#REF!];[.$AL109];[#REF!])" office:value-type="string" office:string-value="" calcext:value-type="error">
            <text:p>#REF!</text:p>
          </table:table-cell>
          <table:table-cell table:formula="of:=MIN([.$I109];[#REF!];[.$O109];[#REF!];[.$U109];[#REF!];[.$AA109];[#REF!];[.$AG109];[#REF!];[.$AM109];[#REF!])" office:value-type="string" office:string-value="" calcext:value-type="error">
            <text:p>#REF!</text:p>
          </table:table-cell>
          <table:table-cell table:formula="of:=MIN([.$J109];[#REF!];[.$P109];[#REF!];[.$V109];[#REF!];[.$AB109];[#REF!];[.$AH109];[#REF!];[.$AN109];[#REF!])" office:value-type="string" office:string-value="" calcext:value-type="error">
            <text:p>#REF!</text:p>
          </table:table-cell>
          <table:table-cell table:formula="of:=MIN([.$K109];[#REF!];[.$Q109];[#REF!];[.$W109];[#REF!];[.$AC109];[#REF!];[.$AI109];[#REF!];[.$AO109];[#REF!])" office:value-type="string" office:string-value="" calcext:value-type="error">
            <text:p>#REF!</text:p>
          </table:table-cell>
          <table:table-cell table:formula="of:=MIN([.$L109];[#REF!];[.$R109];[#REF!];[.$X109];[#REF!];[.$AD109];[#REF!];[.$AJ109];[#REF!];[.$AP109];[#REF!])" office:value-type="string" office:string-value="" calcext:value-type="error">
            <text:p>#REF!</text:p>
          </table:table-cell>
          <table:table-cell table:formula="of:=MIN([.$M109];[#REF!];[.$S109];[#REF!];[.$Y109];[#REF!];[.$AE109];[#REF!];[.$AK109];[#REF!];[.$AQ109];[#REF!])" office:value-type="string" office:string-value="" calcext:value-type="error">
            <text:p>#REF!</text:p>
          </table:table-cell>
          <table:table-cell table:formula="of:=MEDIAN([.$H109];[#REF!];[.$N109];[#REF!];[.$T109];[#REF!];[.$Z109];[#REF!];[.$AF109];[#REF!];[.$AL109];[#REF!])" office:value-type="string" office:string-value="" calcext:value-type="error">
            <text:p>#REF!</text:p>
          </table:table-cell>
          <table:table-cell table:formula="of:=MEDIAN([.$I109];[#REF!];[.$O109];[#REF!];[.$U109];[#REF!];[.$AA109];[#REF!];[.$AG109];[#REF!];[.$AM109];[#REF!])" office:value-type="string" office:string-value="" calcext:value-type="error">
            <text:p>#REF!</text:p>
          </table:table-cell>
          <table:table-cell table:formula="of:=MEDIAN([.$J109];[#REF!];[.$P109];[#REF!];[.$V109];[#REF!];[.$AB109];[#REF!];[.$AH109];[#REF!];[.$AN109];[#REF!])" office:value-type="string" office:string-value="" calcext:value-type="error">
            <text:p>#REF!</text:p>
          </table:table-cell>
          <table:table-cell table:formula="of:=MEDIAN([.$K109];[#REF!];[.$Q109];[#REF!];[.$W109];[#REF!];[.$AC109];[#REF!];[.$AI109];[#REF!];[.$AO109];[#REF!])" office:value-type="string" office:string-value="" calcext:value-type="error">
            <text:p>#REF!</text:p>
          </table:table-cell>
          <table:table-cell table:formula="of:=MEDIAN([.$L109];[#REF!];[.$R109];[#REF!];[.$X109];[#REF!];[.$AD109];[#REF!];[.$AJ109];[#REF!];[.$AP109];[#REF!])" office:value-type="string" office:string-value="" calcext:value-type="error">
            <text:p>#REF!</text:p>
          </table:table-cell>
          <table:table-cell table:formula="of:=MEDIAN([.$M109];[#REF!];[.$S109];[#REF!];[.$Y109];[#REF!];[.$AE109];[#REF!];[.$AK109];[#REF!];[.$AQ109];[#REF!])" office:value-type="string" office:string-value="" calcext:value-type="error">
            <text:p>#REF!</text:p>
          </table:table-cell>
          <table:table-cell table:formula="of:=MAX([.$H109];[#REF!];[.$N109];[#REF!];[.$T109];[#REF!];[.$Z109];[#REF!];[.$AF109];[#REF!];[.$AL109];[#REF!])" office:value-type="string" office:string-value="" calcext:value-type="error">
            <text:p>#REF!</text:p>
          </table:table-cell>
          <table:table-cell table:formula="of:=MAX([.$I109];[#REF!];[.$O109];[#REF!];[.$U109];[#REF!];[.$AA109];[#REF!];[.$AG109];[#REF!];[.$AM109];[#REF!])" office:value-type="string" office:string-value="" calcext:value-type="error">
            <text:p>#REF!</text:p>
          </table:table-cell>
          <table:table-cell table:formula="of:=MAX([.$J109];[#REF!];[.$P109];[#REF!];[.$V109];[#REF!];[.$AB109];[#REF!];[.$AH109];[#REF!];[.$AN109];[#REF!])" office:value-type="string" office:string-value="" calcext:value-type="error">
            <text:p>#REF!</text:p>
          </table:table-cell>
          <table:table-cell table:formula="of:=MAX([.$K109];[#REF!];[.$Q109];[#REF!];[.$W109];[#REF!];[.$AC109];[#REF!];[.$AI109];[#REF!];[.$AO109];[#REF!])" office:value-type="string" office:string-value="" calcext:value-type="error">
            <text:p>#REF!</text:p>
          </table:table-cell>
          <table:table-cell table:formula="of:=MAX([.$L109];[#REF!];[.$R109];[#REF!];[.$X109];[#REF!];[.$AD109];[#REF!];[.$AJ109];[#REF!];[.$AP109];[#REF!])" office:value-type="string" office:string-value="" calcext:value-type="error">
            <text:p>#REF!</text:p>
          </table:table-cell>
          <table:table-cell table:formula="of:=MAX([.$M109];[#REF!];[.$S109];[#REF!];[.$Y109];[#REF!];[.$AE109];[#REF!];[.$AK109];[#REF!];[.$AQ109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logistics-round-1-strips/instances/instance-14.lp</text:p>
          </table:table-cell>
          <table:table-cell office:value-type="float" office:value="26.66" calcext:value-type="float">
            <text:p>26.66</text:p>
          </table:table-cell>
          <table:table-cell office:value-type="float" office:value="20.161" calcext:value-type="float">
            <text:p>20.161</text:p>
          </table:table-cell>
          <table:table-cell office:value-type="float" office:value="20256" calcext:value-type="float">
            <text:p>20256</text:p>
          </table:table-cell>
          <table:table-cell office:value-type="float" office:value="389" calcext:value-type="float">
            <text:p>389</text:p>
          </table:table-cell>
          <table:table-cell office:value-type="float" office:value="967" calcext:value-type="float">
            <text:p>967</text:p>
          </table:table-cell>
          <table:table-cell office:value-type="float" office:value="0" calcext:value-type="float">
            <text:p>0</text:p>
          </table:table-cell>
          <table:table-cell office:value-type="float" office:value="127.48" calcext:value-type="float">
            <text:p>127.48</text:p>
          </table:table-cell>
          <table:table-cell office:value-type="float" office:value="124.701" calcext:value-type="float">
            <text:p>124.701</text:p>
          </table:table-cell>
          <table:table-cell office:value-type="float" office:value="10768" calcext:value-type="float">
            <text:p>10768</text:p>
          </table:table-cell>
          <table:table-cell office:value-type="float" office:value="257" calcext:value-type="float">
            <text:p>257</text:p>
          </table:table-cell>
          <table:table-cell office:value-type="float" office:value="2555" calcext:value-type="float">
            <text:p>2555</text:p>
          </table:table-cell>
          <table:table-cell office:value-type="float" office:value="0" calcext:value-type="float">
            <text:p>0</text:p>
          </table:table-cell>
          <table:table-cell office:value-type="float" office:value="125.17" calcext:value-type="float">
            <text:p>125.17</text:p>
          </table:table-cell>
          <table:table-cell office:value-type="float" office:value="122.167" calcext:value-type="float">
            <text:p>122.167</text:p>
          </table:table-cell>
          <table:table-cell office:value-type="float" office:value="10768" calcext:value-type="float">
            <text:p>10768</text:p>
          </table:table-cell>
          <table:table-cell office:value-type="float" office:value="257" calcext:value-type="float">
            <text:p>257</text:p>
          </table:table-cell>
          <table:table-cell office:value-type="float" office:value="2558" calcext:value-type="float">
            <text:p>2558</text:p>
          </table:table-cell>
          <table:table-cell office:value-type="float" office:value="0" calcext:value-type="float">
            <text:p>0</text:p>
          </table:table-cell>
          <table:table-cell office:value-type="float" office:value="132.28" calcext:value-type="float">
            <text:p>132.28</text:p>
          </table:table-cell>
          <table:table-cell office:value-type="float" office:value="129.224" calcext:value-type="float">
            <text:p>129.224</text:p>
          </table:table-cell>
          <table:table-cell office:value-type="float" office:value="10768" calcext:value-type="float">
            <text:p>10768</text:p>
          </table:table-cell>
          <table:table-cell office:value-type="float" office:value="257" calcext:value-type="float">
            <text:p>257</text:p>
          </table:table-cell>
          <table:table-cell office:value-type="float" office:value="2558" calcext:value-type="float">
            <text:p>2558</text:p>
          </table:table-cell>
          <table:table-cell office:value-type="float" office:value="0" calcext:value-type="float">
            <text:p>0</text:p>
          </table:table-cell>
          <table:table-cell office:value-type="float" office:value="128.43" calcext:value-type="float">
            <text:p>128.43</text:p>
          </table:table-cell>
          <table:table-cell office:value-type="float" office:value="125.089" calcext:value-type="float">
            <text:p>125.089</text:p>
          </table:table-cell>
          <table:table-cell office:value-type="float" office:value="10768" calcext:value-type="float">
            <text:p>10768</text:p>
          </table:table-cell>
          <table:table-cell office:value-type="float" office:value="257" calcext:value-type="float">
            <text:p>257</text:p>
          </table:table-cell>
          <table:table-cell office:value-type="float" office:value="2556" calcext:value-type="float">
            <text:p>2556</text:p>
          </table:table-cell>
          <table:table-cell office:value-type="float" office:value="0" calcext:value-type="float">
            <text:p>0</text:p>
          </table:table-cell>
          <table:table-cell office:value-type="float" office:value="135.76" calcext:value-type="float">
            <text:p>135.76</text:p>
          </table:table-cell>
          <table:table-cell office:value-type="float" office:value="132.992" calcext:value-type="float">
            <text:p>132.992</text:p>
          </table:table-cell>
          <table:table-cell office:value-type="float" office:value="10768" calcext:value-type="float">
            <text:p>10768</text:p>
          </table:table-cell>
          <table:table-cell office:value-type="float" office:value="257" calcext:value-type="float">
            <text:p>257</text:p>
          </table:table-cell>
          <table:table-cell office:value-type="float" office:value="2557" calcext:value-type="float">
            <text:p>2557</text:p>
          </table:table-cell>
          <table:table-cell office:value-type="float" office:value="0" calcext:value-type="float">
            <text:p>0</text:p>
          </table:table-cell>
          <table:table-cell office:value-type="float" office:value="126.53" calcext:value-type="float">
            <text:p>126.53</text:p>
          </table:table-cell>
          <table:table-cell office:value-type="float" office:value="123.432" calcext:value-type="float">
            <text:p>123.432</text:p>
          </table:table-cell>
          <table:table-cell office:value-type="float" office:value="10768" calcext:value-type="float">
            <text:p>10768</text:p>
          </table:table-cell>
          <table:table-cell office:value-type="float" office:value="257" calcext:value-type="float">
            <text:p>257</text:p>
          </table:table-cell>
          <table:table-cell office:value-type="float" office:value="2554" calcext:value-type="float">
            <text:p>2554</text:p>
          </table:table-cell>
          <table:table-cell office:value-type="float" office:value="0" calcext:value-type="float">
            <text:p>0</text:p>
          </table:table-cell>
          <table:table-cell table:formula="of:=MIN([.$H110];[#REF!];[.$N110];[#REF!];[.$T110];[#REF!];[.$Z110];[#REF!];[.$AF110];[#REF!];[.$AL110];[#REF!])" office:value-type="string" office:string-value="" calcext:value-type="error">
            <text:p>#REF!</text:p>
          </table:table-cell>
          <table:table-cell table:formula="of:=MIN([.$I110];[#REF!];[.$O110];[#REF!];[.$U110];[#REF!];[.$AA110];[#REF!];[.$AG110];[#REF!];[.$AM110];[#REF!])" office:value-type="string" office:string-value="" calcext:value-type="error">
            <text:p>#REF!</text:p>
          </table:table-cell>
          <table:table-cell table:formula="of:=MIN([.$J110];[#REF!];[.$P110];[#REF!];[.$V110];[#REF!];[.$AB110];[#REF!];[.$AH110];[#REF!];[.$AN110];[#REF!])" office:value-type="string" office:string-value="" calcext:value-type="error">
            <text:p>#REF!</text:p>
          </table:table-cell>
          <table:table-cell table:formula="of:=MIN([.$K110];[#REF!];[.$Q110];[#REF!];[.$W110];[#REF!];[.$AC110];[#REF!];[.$AI110];[#REF!];[.$AO110];[#REF!])" office:value-type="string" office:string-value="" calcext:value-type="error">
            <text:p>#REF!</text:p>
          </table:table-cell>
          <table:table-cell table:formula="of:=MIN([.$L110];[#REF!];[.$R110];[#REF!];[.$X110];[#REF!];[.$AD110];[#REF!];[.$AJ110];[#REF!];[.$AP110];[#REF!])" office:value-type="string" office:string-value="" calcext:value-type="error">
            <text:p>#REF!</text:p>
          </table:table-cell>
          <table:table-cell table:formula="of:=MIN([.$M110];[#REF!];[.$S110];[#REF!];[.$Y110];[#REF!];[.$AE110];[#REF!];[.$AK110];[#REF!];[.$AQ110];[#REF!])" office:value-type="string" office:string-value="" calcext:value-type="error">
            <text:p>#REF!</text:p>
          </table:table-cell>
          <table:table-cell table:formula="of:=MEDIAN([.$H110];[#REF!];[.$N110];[#REF!];[.$T110];[#REF!];[.$Z110];[#REF!];[.$AF110];[#REF!];[.$AL110];[#REF!])" office:value-type="string" office:string-value="" calcext:value-type="error">
            <text:p>#REF!</text:p>
          </table:table-cell>
          <table:table-cell table:formula="of:=MEDIAN([.$I110];[#REF!];[.$O110];[#REF!];[.$U110];[#REF!];[.$AA110];[#REF!];[.$AG110];[#REF!];[.$AM110];[#REF!])" office:value-type="string" office:string-value="" calcext:value-type="error">
            <text:p>#REF!</text:p>
          </table:table-cell>
          <table:table-cell table:formula="of:=MEDIAN([.$J110];[#REF!];[.$P110];[#REF!];[.$V110];[#REF!];[.$AB110];[#REF!];[.$AH110];[#REF!];[.$AN110];[#REF!])" office:value-type="string" office:string-value="" calcext:value-type="error">
            <text:p>#REF!</text:p>
          </table:table-cell>
          <table:table-cell table:formula="of:=MEDIAN([.$K110];[#REF!];[.$Q110];[#REF!];[.$W110];[#REF!];[.$AC110];[#REF!];[.$AI110];[#REF!];[.$AO110];[#REF!])" office:value-type="string" office:string-value="" calcext:value-type="error">
            <text:p>#REF!</text:p>
          </table:table-cell>
          <table:table-cell table:formula="of:=MEDIAN([.$L110];[#REF!];[.$R110];[#REF!];[.$X110];[#REF!];[.$AD110];[#REF!];[.$AJ110];[#REF!];[.$AP110];[#REF!])" office:value-type="string" office:string-value="" calcext:value-type="error">
            <text:p>#REF!</text:p>
          </table:table-cell>
          <table:table-cell table:formula="of:=MEDIAN([.$M110];[#REF!];[.$S110];[#REF!];[.$Y110];[#REF!];[.$AE110];[#REF!];[.$AK110];[#REF!];[.$AQ110];[#REF!])" office:value-type="string" office:string-value="" calcext:value-type="error">
            <text:p>#REF!</text:p>
          </table:table-cell>
          <table:table-cell table:formula="of:=MAX([.$H110];[#REF!];[.$N110];[#REF!];[.$T110];[#REF!];[.$Z110];[#REF!];[.$AF110];[#REF!];[.$AL110];[#REF!])" office:value-type="string" office:string-value="" calcext:value-type="error">
            <text:p>#REF!</text:p>
          </table:table-cell>
          <table:table-cell table:formula="of:=MAX([.$I110];[#REF!];[.$O110];[#REF!];[.$U110];[#REF!];[.$AA110];[#REF!];[.$AG110];[#REF!];[.$AM110];[#REF!])" office:value-type="string" office:string-value="" calcext:value-type="error">
            <text:p>#REF!</text:p>
          </table:table-cell>
          <table:table-cell table:formula="of:=MAX([.$J110];[#REF!];[.$P110];[#REF!];[.$V110];[#REF!];[.$AB110];[#REF!];[.$AH110];[#REF!];[.$AN110];[#REF!])" office:value-type="string" office:string-value="" calcext:value-type="error">
            <text:p>#REF!</text:p>
          </table:table-cell>
          <table:table-cell table:formula="of:=MAX([.$K110];[#REF!];[.$Q110];[#REF!];[.$W110];[#REF!];[.$AC110];[#REF!];[.$AI110];[#REF!];[.$AO110];[#REF!])" office:value-type="string" office:string-value="" calcext:value-type="error">
            <text:p>#REF!</text:p>
          </table:table-cell>
          <table:table-cell table:formula="of:=MAX([.$L110];[#REF!];[.$R110];[#REF!];[.$X110];[#REF!];[.$AD110];[#REF!];[.$AJ110];[#REF!];[.$AP110];[#REF!])" office:value-type="string" office:string-value="" calcext:value-type="error">
            <text:p>#REF!</text:p>
          </table:table-cell>
          <table:table-cell table:formula="of:=MAX([.$M110];[#REF!];[.$S110];[#REF!];[.$Y110];[#REF!];[.$AE110];[#REF!];[.$AK110];[#REF!];[.$AQ110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logistics-round-1-strips/instances/instance-15.lp</text:p>
          </table:table-cell>
          <table:table-cell office:value-type="float" office:value="2.58" calcext:value-type="float">
            <text:p>2.58</text:p>
          </table:table-cell>
          <table:table-cell office:value-type="float" office:value="1.988" calcext:value-type="float">
            <text:p>1.988</text:p>
          </table:table-cell>
          <table:table-cell office:value-type="float" office:value="6327" calcext:value-type="float">
            <text:p>6327</text:p>
          </table:table-cell>
          <table:table-cell office:value-type="float" office:value="1400" calcext:value-type="float">
            <text:p>140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9.02" calcext:value-type="float">
            <text:p>9.02</text:p>
          </table:table-cell>
          <table:table-cell office:value-type="float" office:value="8.709" calcext:value-type="float">
            <text:p>8.709</text:p>
          </table:table-cell>
          <table:table-cell office:value-type="float" office:value="7955" calcext:value-type="float">
            <text:p>7955</text:p>
          </table:table-cell>
          <table:table-cell office:value-type="float" office:value="1264" calcext:value-type="float">
            <text:p>1264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9.13" calcext:value-type="float">
            <text:p>9.13</text:p>
          </table:table-cell>
          <table:table-cell office:value-type="float" office:value="8.666" calcext:value-type="float">
            <text:p>8.666</text:p>
          </table:table-cell>
          <table:table-cell office:value-type="float" office:value="5173" calcext:value-type="float">
            <text:p>5173</text:p>
          </table:table-cell>
          <table:table-cell office:value-type="float" office:value="1017" calcext:value-type="float">
            <text:p>1017</text:p>
          </table:table-cell>
          <table:table-cell office:value-type="float" office:value="227" calcext:value-type="float">
            <text:p>227</text:p>
          </table:table-cell>
          <table:table-cell office:value-type="float" office:value="17" calcext:value-type="float">
            <text:p>17</text:p>
          </table:table-cell>
          <table:table-cell office:value-type="float" office:value="8.93" calcext:value-type="float">
            <text:p>8.93</text:p>
          </table:table-cell>
          <table:table-cell office:value-type="float" office:value="8.504" calcext:value-type="float">
            <text:p>8.504</text:p>
          </table:table-cell>
          <table:table-cell office:value-type="float" office:value="5173" calcext:value-type="float">
            <text:p>5173</text:p>
          </table:table-cell>
          <table:table-cell office:value-type="float" office:value="1017" calcext:value-type="float">
            <text:p>1017</text:p>
          </table:table-cell>
          <table:table-cell office:value-type="float" office:value="227" calcext:value-type="float">
            <text:p>227</text:p>
          </table:table-cell>
          <table:table-cell office:value-type="float" office:value="17" calcext:value-type="float">
            <text:p>17</text:p>
          </table:table-cell>
          <table:table-cell office:value-type="float" office:value="9.07" calcext:value-type="float">
            <text:p>9.07</text:p>
          </table:table-cell>
          <table:table-cell office:value-type="float" office:value="8.726" calcext:value-type="float">
            <text:p>8.726</text:p>
          </table:table-cell>
          <table:table-cell office:value-type="float" office:value="5173" calcext:value-type="float">
            <text:p>5173</text:p>
          </table:table-cell>
          <table:table-cell office:value-type="float" office:value="1017" calcext:value-type="float">
            <text:p>1017</text:p>
          </table:table-cell>
          <table:table-cell office:value-type="float" office:value="225" calcext:value-type="float">
            <text:p>225</text:p>
          </table:table-cell>
          <table:table-cell office:value-type="float" office:value="17" calcext:value-type="float">
            <text:p>17</text:p>
          </table:table-cell>
          <table:table-cell office:value-type="float" office:value="9.22" calcext:value-type="float">
            <text:p>9.22</text:p>
          </table:table-cell>
          <table:table-cell office:value-type="float" office:value="8.852" calcext:value-type="float">
            <text:p>8.852</text:p>
          </table:table-cell>
          <table:table-cell office:value-type="float" office:value="5173" calcext:value-type="float">
            <text:p>5173</text:p>
          </table:table-cell>
          <table:table-cell office:value-type="float" office:value="1017" calcext:value-type="float">
            <text:p>1017</text:p>
          </table:table-cell>
          <table:table-cell office:value-type="float" office:value="225" calcext:value-type="float">
            <text:p>225</text:p>
          </table:table-cell>
          <table:table-cell office:value-type="float" office:value="17" calcext:value-type="float">
            <text:p>17</text:p>
          </table:table-cell>
          <table:table-cell office:value-type="float" office:value="9.33" calcext:value-type="float">
            <text:p>9.33</text:p>
          </table:table-cell>
          <table:table-cell office:value-type="float" office:value="8.958" calcext:value-type="float">
            <text:p>8.958</text:p>
          </table:table-cell>
          <table:table-cell office:value-type="float" office:value="5173" calcext:value-type="float">
            <text:p>5173</text:p>
          </table:table-cell>
          <table:table-cell office:value-type="float" office:value="1017" calcext:value-type="float">
            <text:p>1017</text:p>
          </table:table-cell>
          <table:table-cell office:value-type="float" office:value="226" calcext:value-type="float">
            <text:p>226</text:p>
          </table:table-cell>
          <table:table-cell office:value-type="float" office:value="17" calcext:value-type="float">
            <text:p>17</text:p>
          </table:table-cell>
          <table:table-cell table:formula="of:=MIN([.$H111];[#REF!];[.$N111];[#REF!];[.$T111];[#REF!];[.$Z111];[#REF!];[.$AF111];[#REF!];[.$AL111];[#REF!])" office:value-type="string" office:string-value="" calcext:value-type="error">
            <text:p>#REF!</text:p>
          </table:table-cell>
          <table:table-cell table:formula="of:=MIN([.$I111];[#REF!];[.$O111];[#REF!];[.$U111];[#REF!];[.$AA111];[#REF!];[.$AG111];[#REF!];[.$AM111];[#REF!])" office:value-type="string" office:string-value="" calcext:value-type="error">
            <text:p>#REF!</text:p>
          </table:table-cell>
          <table:table-cell table:formula="of:=MIN([.$J111];[#REF!];[.$P111];[#REF!];[.$V111];[#REF!];[.$AB111];[#REF!];[.$AH111];[#REF!];[.$AN111];[#REF!])" office:value-type="string" office:string-value="" calcext:value-type="error">
            <text:p>#REF!</text:p>
          </table:table-cell>
          <table:table-cell table:formula="of:=MIN([.$K111];[#REF!];[.$Q111];[#REF!];[.$W111];[#REF!];[.$AC111];[#REF!];[.$AI111];[#REF!];[.$AO111];[#REF!])" office:value-type="string" office:string-value="" calcext:value-type="error">
            <text:p>#REF!</text:p>
          </table:table-cell>
          <table:table-cell table:formula="of:=MIN([.$L111];[#REF!];[.$R111];[#REF!];[.$X111];[#REF!];[.$AD111];[#REF!];[.$AJ111];[#REF!];[.$AP111];[#REF!])" office:value-type="string" office:string-value="" calcext:value-type="error">
            <text:p>#REF!</text:p>
          </table:table-cell>
          <table:table-cell table:formula="of:=MIN([.$M111];[#REF!];[.$S111];[#REF!];[.$Y111];[#REF!];[.$AE111];[#REF!];[.$AK111];[#REF!];[.$AQ111];[#REF!])" office:value-type="string" office:string-value="" calcext:value-type="error">
            <text:p>#REF!</text:p>
          </table:table-cell>
          <table:table-cell table:formula="of:=MEDIAN([.$H111];[#REF!];[.$N111];[#REF!];[.$T111];[#REF!];[.$Z111];[#REF!];[.$AF111];[#REF!];[.$AL111];[#REF!])" office:value-type="string" office:string-value="" calcext:value-type="error">
            <text:p>#REF!</text:p>
          </table:table-cell>
          <table:table-cell table:formula="of:=MEDIAN([.$I111];[#REF!];[.$O111];[#REF!];[.$U111];[#REF!];[.$AA111];[#REF!];[.$AG111];[#REF!];[.$AM111];[#REF!])" office:value-type="string" office:string-value="" calcext:value-type="error">
            <text:p>#REF!</text:p>
          </table:table-cell>
          <table:table-cell table:formula="of:=MEDIAN([.$J111];[#REF!];[.$P111];[#REF!];[.$V111];[#REF!];[.$AB111];[#REF!];[.$AH111];[#REF!];[.$AN111];[#REF!])" office:value-type="string" office:string-value="" calcext:value-type="error">
            <text:p>#REF!</text:p>
          </table:table-cell>
          <table:table-cell table:formula="of:=MEDIAN([.$K111];[#REF!];[.$Q111];[#REF!];[.$W111];[#REF!];[.$AC111];[#REF!];[.$AI111];[#REF!];[.$AO111];[#REF!])" office:value-type="string" office:string-value="" calcext:value-type="error">
            <text:p>#REF!</text:p>
          </table:table-cell>
          <table:table-cell table:formula="of:=MEDIAN([.$L111];[#REF!];[.$R111];[#REF!];[.$X111];[#REF!];[.$AD111];[#REF!];[.$AJ111];[#REF!];[.$AP111];[#REF!])" office:value-type="string" office:string-value="" calcext:value-type="error">
            <text:p>#REF!</text:p>
          </table:table-cell>
          <table:table-cell table:formula="of:=MEDIAN([.$M111];[#REF!];[.$S111];[#REF!];[.$Y111];[#REF!];[.$AE111];[#REF!];[.$AK111];[#REF!];[.$AQ111];[#REF!])" office:value-type="string" office:string-value="" calcext:value-type="error">
            <text:p>#REF!</text:p>
          </table:table-cell>
          <table:table-cell table:formula="of:=MAX([.$H111];[#REF!];[.$N111];[#REF!];[.$T111];[#REF!];[.$Z111];[#REF!];[.$AF111];[#REF!];[.$AL111];[#REF!])" office:value-type="string" office:string-value="" calcext:value-type="error">
            <text:p>#REF!</text:p>
          </table:table-cell>
          <table:table-cell table:formula="of:=MAX([.$I111];[#REF!];[.$O111];[#REF!];[.$U111];[#REF!];[.$AA111];[#REF!];[.$AG111];[#REF!];[.$AM111];[#REF!])" office:value-type="string" office:string-value="" calcext:value-type="error">
            <text:p>#REF!</text:p>
          </table:table-cell>
          <table:table-cell table:formula="of:=MAX([.$J111];[#REF!];[.$P111];[#REF!];[.$V111];[#REF!];[.$AB111];[#REF!];[.$AH111];[#REF!];[.$AN111];[#REF!])" office:value-type="string" office:string-value="" calcext:value-type="error">
            <text:p>#REF!</text:p>
          </table:table-cell>
          <table:table-cell table:formula="of:=MAX([.$K111];[#REF!];[.$Q111];[#REF!];[.$W111];[#REF!];[.$AC111];[#REF!];[.$AI111];[#REF!];[.$AO111];[#REF!])" office:value-type="string" office:string-value="" calcext:value-type="error">
            <text:p>#REF!</text:p>
          </table:table-cell>
          <table:table-cell table:formula="of:=MAX([.$L111];[#REF!];[.$R111];[#REF!];[.$X111];[#REF!];[.$AD111];[#REF!];[.$AJ111];[#REF!];[.$AP111];[#REF!])" office:value-type="string" office:string-value="" calcext:value-type="error">
            <text:p>#REF!</text:p>
          </table:table-cell>
          <table:table-cell table:formula="of:=MAX([.$M111];[#REF!];[.$S111];[#REF!];[.$Y111];[#REF!];[.$AE111];[#REF!];[.$AK111];[#REF!];[.$AQ111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logistics-round-1-strips/instances/instance-16.lp</text:p>
          </table:table-cell>
          <table:table-cell office:value-type="float" office:value="25.83" calcext:value-type="float">
            <text:p>25.83</text:p>
          </table:table-cell>
          <table:table-cell office:value-type="float" office:value="18.062" calcext:value-type="float">
            <text:p>18.062</text:p>
          </table:table-cell>
          <table:table-cell office:value-type="float" office:value="12759" calcext:value-type="float">
            <text:p>12759</text:p>
          </table:table-cell>
          <table:table-cell office:value-type="float" office:value="260" calcext:value-type="float">
            <text:p>260</text:p>
          </table:table-cell>
          <table:table-cell office:value-type="float" office:value="924" calcext:value-type="float">
            <text:p>924</text:p>
          </table:table-cell>
          <table:table-cell office:value-type="float" office:value="0" calcext:value-type="float">
            <text:p>0</text:p>
          </table:table-cell>
          <table:table-cell office:value-type="float" office:value="119.99" calcext:value-type="float">
            <text:p>119.99</text:p>
          </table:table-cell>
          <table:table-cell office:value-type="float" office:value="115.602" calcext:value-type="float">
            <text:p>115.602</text:p>
          </table:table-cell>
          <table:table-cell office:value-type="float" office:value="10475" calcext:value-type="float">
            <text:p>10475</text:p>
          </table:table-cell>
          <table:table-cell office:value-type="float" office:value="219" calcext:value-type="float">
            <text:p>219</text:p>
          </table:table-cell>
          <table:table-cell office:value-type="float" office:value="2382" calcext:value-type="float">
            <text:p>2382</text:p>
          </table:table-cell>
          <table:table-cell office:value-type="float" office:value="0" calcext:value-type="float">
            <text:p>0</text:p>
          </table:table-cell>
          <table:table-cell office:value-type="float" office:value="121.82" calcext:value-type="float">
            <text:p>121.82</text:p>
          </table:table-cell>
          <table:table-cell office:value-type="float" office:value="117.128" calcext:value-type="float">
            <text:p>117.128</text:p>
          </table:table-cell>
          <table:table-cell office:value-type="float" office:value="10475" calcext:value-type="float">
            <text:p>10475</text:p>
          </table:table-cell>
          <table:table-cell office:value-type="float" office:value="219" calcext:value-type="float">
            <text:p>219</text:p>
          </table:table-cell>
          <table:table-cell office:value-type="float" office:value="2381" calcext:value-type="float">
            <text:p>2381</text:p>
          </table:table-cell>
          <table:table-cell office:value-type="float" office:value="0" calcext:value-type="float">
            <text:p>0</text:p>
          </table:table-cell>
          <table:table-cell office:value-type="float" office:value="116.48" calcext:value-type="float">
            <text:p>116.48</text:p>
          </table:table-cell>
          <table:table-cell office:value-type="float" office:value="112.449" calcext:value-type="float">
            <text:p>112.449</text:p>
          </table:table-cell>
          <table:table-cell office:value-type="float" office:value="10475" calcext:value-type="float">
            <text:p>10475</text:p>
          </table:table-cell>
          <table:table-cell office:value-type="float" office:value="219" calcext:value-type="float">
            <text:p>219</text:p>
          </table:table-cell>
          <table:table-cell office:value-type="float" office:value="2379" calcext:value-type="float">
            <text:p>2379</text:p>
          </table:table-cell>
          <table:table-cell office:value-type="float" office:value="0" calcext:value-type="float">
            <text:p>0</text:p>
          </table:table-cell>
          <table:table-cell office:value-type="float" office:value="118.96" calcext:value-type="float">
            <text:p>118.96</text:p>
          </table:table-cell>
          <table:table-cell office:value-type="float" office:value="114.777" calcext:value-type="float">
            <text:p>114.777</text:p>
          </table:table-cell>
          <table:table-cell office:value-type="float" office:value="10475" calcext:value-type="float">
            <text:p>10475</text:p>
          </table:table-cell>
          <table:table-cell office:value-type="float" office:value="219" calcext:value-type="float">
            <text:p>219</text:p>
          </table:table-cell>
          <table:table-cell office:value-type="float" office:value="2379" calcext:value-type="float">
            <text:p>2379</text:p>
          </table:table-cell>
          <table:table-cell office:value-type="float" office:value="0" calcext:value-type="float">
            <text:p>0</text:p>
          </table:table-cell>
          <table:table-cell office:value-type="float" office:value="117.45" calcext:value-type="float">
            <text:p>117.45</text:p>
          </table:table-cell>
          <table:table-cell office:value-type="float" office:value="113.345" calcext:value-type="float">
            <text:p>113.345</text:p>
          </table:table-cell>
          <table:table-cell office:value-type="float" office:value="10475" calcext:value-type="float">
            <text:p>10475</text:p>
          </table:table-cell>
          <table:table-cell office:value-type="float" office:value="219" calcext:value-type="float">
            <text:p>219</text:p>
          </table:table-cell>
          <table:table-cell office:value-type="float" office:value="2380" calcext:value-type="float">
            <text:p>2380</text:p>
          </table:table-cell>
          <table:table-cell office:value-type="float" office:value="0" calcext:value-type="float">
            <text:p>0</text:p>
          </table:table-cell>
          <table:table-cell office:value-type="float" office:value="131.79" calcext:value-type="float">
            <text:p>131.79</text:p>
          </table:table-cell>
          <table:table-cell office:value-type="float" office:value="127.772" calcext:value-type="float">
            <text:p>127.772</text:p>
          </table:table-cell>
          <table:table-cell office:value-type="float" office:value="10475" calcext:value-type="float">
            <text:p>10475</text:p>
          </table:table-cell>
          <table:table-cell office:value-type="float" office:value="219" calcext:value-type="float">
            <text:p>219</text:p>
          </table:table-cell>
          <table:table-cell office:value-type="float" office:value="2382" calcext:value-type="float">
            <text:p>2382</text:p>
          </table:table-cell>
          <table:table-cell office:value-type="float" office:value="0" calcext:value-type="float">
            <text:p>0</text:p>
          </table:table-cell>
          <table:table-cell table:formula="of:=MIN([.$H112];[#REF!];[.$N112];[#REF!];[.$T112];[#REF!];[.$Z112];[#REF!];[.$AF112];[#REF!];[.$AL112];[#REF!])" office:value-type="string" office:string-value="" calcext:value-type="error">
            <text:p>#REF!</text:p>
          </table:table-cell>
          <table:table-cell table:formula="of:=MIN([.$I112];[#REF!];[.$O112];[#REF!];[.$U112];[#REF!];[.$AA112];[#REF!];[.$AG112];[#REF!];[.$AM112];[#REF!])" office:value-type="string" office:string-value="" calcext:value-type="error">
            <text:p>#REF!</text:p>
          </table:table-cell>
          <table:table-cell table:formula="of:=MIN([.$J112];[#REF!];[.$P112];[#REF!];[.$V112];[#REF!];[.$AB112];[#REF!];[.$AH112];[#REF!];[.$AN112];[#REF!])" office:value-type="string" office:string-value="" calcext:value-type="error">
            <text:p>#REF!</text:p>
          </table:table-cell>
          <table:table-cell table:formula="of:=MIN([.$K112];[#REF!];[.$Q112];[#REF!];[.$W112];[#REF!];[.$AC112];[#REF!];[.$AI112];[#REF!];[.$AO112];[#REF!])" office:value-type="string" office:string-value="" calcext:value-type="error">
            <text:p>#REF!</text:p>
          </table:table-cell>
          <table:table-cell table:formula="of:=MIN([.$L112];[#REF!];[.$R112];[#REF!];[.$X112];[#REF!];[.$AD112];[#REF!];[.$AJ112];[#REF!];[.$AP112];[#REF!])" office:value-type="string" office:string-value="" calcext:value-type="error">
            <text:p>#REF!</text:p>
          </table:table-cell>
          <table:table-cell table:formula="of:=MIN([.$M112];[#REF!];[.$S112];[#REF!];[.$Y112];[#REF!];[.$AE112];[#REF!];[.$AK112];[#REF!];[.$AQ112];[#REF!])" office:value-type="string" office:string-value="" calcext:value-type="error">
            <text:p>#REF!</text:p>
          </table:table-cell>
          <table:table-cell table:formula="of:=MEDIAN([.$H112];[#REF!];[.$N112];[#REF!];[.$T112];[#REF!];[.$Z112];[#REF!];[.$AF112];[#REF!];[.$AL112];[#REF!])" office:value-type="string" office:string-value="" calcext:value-type="error">
            <text:p>#REF!</text:p>
          </table:table-cell>
          <table:table-cell table:formula="of:=MEDIAN([.$I112];[#REF!];[.$O112];[#REF!];[.$U112];[#REF!];[.$AA112];[#REF!];[.$AG112];[#REF!];[.$AM112];[#REF!])" office:value-type="string" office:string-value="" calcext:value-type="error">
            <text:p>#REF!</text:p>
          </table:table-cell>
          <table:table-cell table:formula="of:=MEDIAN([.$J112];[#REF!];[.$P112];[#REF!];[.$V112];[#REF!];[.$AB112];[#REF!];[.$AH112];[#REF!];[.$AN112];[#REF!])" office:value-type="string" office:string-value="" calcext:value-type="error">
            <text:p>#REF!</text:p>
          </table:table-cell>
          <table:table-cell table:formula="of:=MEDIAN([.$K112];[#REF!];[.$Q112];[#REF!];[.$W112];[#REF!];[.$AC112];[#REF!];[.$AI112];[#REF!];[.$AO112];[#REF!])" office:value-type="string" office:string-value="" calcext:value-type="error">
            <text:p>#REF!</text:p>
          </table:table-cell>
          <table:table-cell table:formula="of:=MEDIAN([.$L112];[#REF!];[.$R112];[#REF!];[.$X112];[#REF!];[.$AD112];[#REF!];[.$AJ112];[#REF!];[.$AP112];[#REF!])" office:value-type="string" office:string-value="" calcext:value-type="error">
            <text:p>#REF!</text:p>
          </table:table-cell>
          <table:table-cell table:formula="of:=MEDIAN([.$M112];[#REF!];[.$S112];[#REF!];[.$Y112];[#REF!];[.$AE112];[#REF!];[.$AK112];[#REF!];[.$AQ112];[#REF!])" office:value-type="string" office:string-value="" calcext:value-type="error">
            <text:p>#REF!</text:p>
          </table:table-cell>
          <table:table-cell table:formula="of:=MAX([.$H112];[#REF!];[.$N112];[#REF!];[.$T112];[#REF!];[.$Z112];[#REF!];[.$AF112];[#REF!];[.$AL112];[#REF!])" office:value-type="string" office:string-value="" calcext:value-type="error">
            <text:p>#REF!</text:p>
          </table:table-cell>
          <table:table-cell table:formula="of:=MAX([.$I112];[#REF!];[.$O112];[#REF!];[.$U112];[#REF!];[.$AA112];[#REF!];[.$AG112];[#REF!];[.$AM112];[#REF!])" office:value-type="string" office:string-value="" calcext:value-type="error">
            <text:p>#REF!</text:p>
          </table:table-cell>
          <table:table-cell table:formula="of:=MAX([.$J112];[#REF!];[.$P112];[#REF!];[.$V112];[#REF!];[.$AB112];[#REF!];[.$AH112];[#REF!];[.$AN112];[#REF!])" office:value-type="string" office:string-value="" calcext:value-type="error">
            <text:p>#REF!</text:p>
          </table:table-cell>
          <table:table-cell table:formula="of:=MAX([.$K112];[#REF!];[.$Q112];[#REF!];[.$W112];[#REF!];[.$AC112];[#REF!];[.$AI112];[#REF!];[.$AO112];[#REF!])" office:value-type="string" office:string-value="" calcext:value-type="error">
            <text:p>#REF!</text:p>
          </table:table-cell>
          <table:table-cell table:formula="of:=MAX([.$L112];[#REF!];[.$R112];[#REF!];[.$X112];[#REF!];[.$AD112];[#REF!];[.$AJ112];[#REF!];[.$AP112];[#REF!])" office:value-type="string" office:string-value="" calcext:value-type="error">
            <text:p>#REF!</text:p>
          </table:table-cell>
          <table:table-cell table:formula="of:=MAX([.$M112];[#REF!];[.$S112];[#REF!];[.$Y112];[#REF!];[.$AE112];[#REF!];[.$AK112];[#REF!];[.$AQ112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logistics-round-1-strips/instances/instance-17.lp</text:p>
          </table:table-cell>
          <table:table-cell office:value-type="float" office:value="4.99" calcext:value-type="float">
            <text:p>4.99</text:p>
          </table:table-cell>
          <table:table-cell office:value-type="float" office:value="3.807" calcext:value-type="float">
            <text:p>3.807</text:p>
          </table:table-cell>
          <table:table-cell office:value-type="float" office:value="6824" calcext:value-type="float">
            <text:p>6824</text:p>
          </table:table-cell>
          <table:table-cell office:value-type="float" office:value="270" calcext:value-type="float">
            <text:p>27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4.52" calcext:value-type="float">
            <text:p>24.52</text:p>
          </table:table-cell>
          <table:table-cell office:value-type="float" office:value="23.867" calcext:value-type="float">
            <text:p>23.867</text:p>
          </table:table-cell>
          <table:table-cell office:value-type="float" office:value="4678" calcext:value-type="float">
            <text:p>4678</text:p>
          </table:table-cell>
          <table:table-cell office:value-type="float" office:value="159" calcext:value-type="float">
            <text:p>159</text:p>
          </table:table-cell>
          <table:table-cell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office:value-type="float" office:value="25.15" calcext:value-type="float">
            <text:p>25.15</text:p>
          </table:table-cell>
          <table:table-cell office:value-type="float" office:value="24.476" calcext:value-type="float">
            <text:p>24.476</text:p>
          </table:table-cell>
          <table:table-cell office:value-type="float" office:value="4678" calcext:value-type="float">
            <text:p>4678</text:p>
          </table:table-cell>
          <table:table-cell office:value-type="float" office:value="159" calcext:value-type="float">
            <text:p>159</text:p>
          </table:table-cell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office:value-type="float" office:value="26.02" calcext:value-type="float">
            <text:p>26.02</text:p>
          </table:table-cell>
          <table:table-cell office:value-type="float" office:value="25.246" calcext:value-type="float">
            <text:p>25.246</text:p>
          </table:table-cell>
          <table:table-cell office:value-type="float" office:value="4678" calcext:value-type="float">
            <text:p>4678</text:p>
          </table:table-cell>
          <table:table-cell office:value-type="float" office:value="159" calcext:value-type="float">
            <text:p>159</text:p>
          </table:table-cell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office:value-type="float" office:value="24.45" calcext:value-type="float">
            <text:p>24.45</text:p>
          </table:table-cell>
          <table:table-cell office:value-type="float" office:value="23.824" calcext:value-type="float">
            <text:p>23.824</text:p>
          </table:table-cell>
          <table:table-cell office:value-type="float" office:value="4678" calcext:value-type="float">
            <text:p>4678</text:p>
          </table:table-cell>
          <table:table-cell office:value-type="float" office:value="159" calcext:value-type="float">
            <text:p>159</text:p>
          </table:table-cell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office:value-type="float" office:value="24.37" calcext:value-type="float">
            <text:p>24.37</text:p>
          </table:table-cell>
          <table:table-cell office:value-type="float" office:value="23.796" calcext:value-type="float">
            <text:p>23.796</text:p>
          </table:table-cell>
          <table:table-cell office:value-type="float" office:value="4678" calcext:value-type="float">
            <text:p>4678</text:p>
          </table:table-cell>
          <table:table-cell office:value-type="float" office:value="159" calcext:value-type="float">
            <text:p>159</text:p>
          </table:table-cell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office:value-type="float" office:value="25.48" calcext:value-type="float">
            <text:p>25.48</text:p>
          </table:table-cell>
          <table:table-cell office:value-type="float" office:value="24.848" calcext:value-type="float">
            <text:p>24.848</text:p>
          </table:table-cell>
          <table:table-cell office:value-type="float" office:value="4678" calcext:value-type="float">
            <text:p>4678</text:p>
          </table:table-cell>
          <table:table-cell office:value-type="float" office:value="159" calcext:value-type="float">
            <text:p>159</text:p>
          </table:table-cell>
          <table:table-cell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MIN([.$H113];[#REF!];[.$N113];[#REF!];[.$T113];[#REF!];[.$Z113];[#REF!];[.$AF113];[#REF!];[.$AL113];[#REF!])" office:value-type="string" office:string-value="" calcext:value-type="error">
            <text:p>#REF!</text:p>
          </table:table-cell>
          <table:table-cell table:formula="of:=MIN([.$I113];[#REF!];[.$O113];[#REF!];[.$U113];[#REF!];[.$AA113];[#REF!];[.$AG113];[#REF!];[.$AM113];[#REF!])" office:value-type="string" office:string-value="" calcext:value-type="error">
            <text:p>#REF!</text:p>
          </table:table-cell>
          <table:table-cell table:formula="of:=MIN([.$J113];[#REF!];[.$P113];[#REF!];[.$V113];[#REF!];[.$AB113];[#REF!];[.$AH113];[#REF!];[.$AN113];[#REF!])" office:value-type="string" office:string-value="" calcext:value-type="error">
            <text:p>#REF!</text:p>
          </table:table-cell>
          <table:table-cell table:formula="of:=MIN([.$K113];[#REF!];[.$Q113];[#REF!];[.$W113];[#REF!];[.$AC113];[#REF!];[.$AI113];[#REF!];[.$AO113];[#REF!])" office:value-type="string" office:string-value="" calcext:value-type="error">
            <text:p>#REF!</text:p>
          </table:table-cell>
          <table:table-cell table:formula="of:=MIN([.$L113];[#REF!];[.$R113];[#REF!];[.$X113];[#REF!];[.$AD113];[#REF!];[.$AJ113];[#REF!];[.$AP113];[#REF!])" office:value-type="string" office:string-value="" calcext:value-type="error">
            <text:p>#REF!</text:p>
          </table:table-cell>
          <table:table-cell table:formula="of:=MIN([.$M113];[#REF!];[.$S113];[#REF!];[.$Y113];[#REF!];[.$AE113];[#REF!];[.$AK113];[#REF!];[.$AQ113];[#REF!])" office:value-type="string" office:string-value="" calcext:value-type="error">
            <text:p>#REF!</text:p>
          </table:table-cell>
          <table:table-cell table:formula="of:=MEDIAN([.$H113];[#REF!];[.$N113];[#REF!];[.$T113];[#REF!];[.$Z113];[#REF!];[.$AF113];[#REF!];[.$AL113];[#REF!])" office:value-type="string" office:string-value="" calcext:value-type="error">
            <text:p>#REF!</text:p>
          </table:table-cell>
          <table:table-cell table:formula="of:=MEDIAN([.$I113];[#REF!];[.$O113];[#REF!];[.$U113];[#REF!];[.$AA113];[#REF!];[.$AG113];[#REF!];[.$AM113];[#REF!])" office:value-type="string" office:string-value="" calcext:value-type="error">
            <text:p>#REF!</text:p>
          </table:table-cell>
          <table:table-cell table:formula="of:=MEDIAN([.$J113];[#REF!];[.$P113];[#REF!];[.$V113];[#REF!];[.$AB113];[#REF!];[.$AH113];[#REF!];[.$AN113];[#REF!])" office:value-type="string" office:string-value="" calcext:value-type="error">
            <text:p>#REF!</text:p>
          </table:table-cell>
          <table:table-cell table:formula="of:=MEDIAN([.$K113];[#REF!];[.$Q113];[#REF!];[.$W113];[#REF!];[.$AC113];[#REF!];[.$AI113];[#REF!];[.$AO113];[#REF!])" office:value-type="string" office:string-value="" calcext:value-type="error">
            <text:p>#REF!</text:p>
          </table:table-cell>
          <table:table-cell table:formula="of:=MEDIAN([.$L113];[#REF!];[.$R113];[#REF!];[.$X113];[#REF!];[.$AD113];[#REF!];[.$AJ113];[#REF!];[.$AP113];[#REF!])" office:value-type="string" office:string-value="" calcext:value-type="error">
            <text:p>#REF!</text:p>
          </table:table-cell>
          <table:table-cell table:formula="of:=MEDIAN([.$M113];[#REF!];[.$S113];[#REF!];[.$Y113];[#REF!];[.$AE113];[#REF!];[.$AK113];[#REF!];[.$AQ113];[#REF!])" office:value-type="string" office:string-value="" calcext:value-type="error">
            <text:p>#REF!</text:p>
          </table:table-cell>
          <table:table-cell table:formula="of:=MAX([.$H113];[#REF!];[.$N113];[#REF!];[.$T113];[#REF!];[.$Z113];[#REF!];[.$AF113];[#REF!];[.$AL113];[#REF!])" office:value-type="string" office:string-value="" calcext:value-type="error">
            <text:p>#REF!</text:p>
          </table:table-cell>
          <table:table-cell table:formula="of:=MAX([.$I113];[#REF!];[.$O113];[#REF!];[.$U113];[#REF!];[.$AA113];[#REF!];[.$AG113];[#REF!];[.$AM113];[#REF!])" office:value-type="string" office:string-value="" calcext:value-type="error">
            <text:p>#REF!</text:p>
          </table:table-cell>
          <table:table-cell table:formula="of:=MAX([.$J113];[#REF!];[.$P113];[#REF!];[.$V113];[#REF!];[.$AB113];[#REF!];[.$AH113];[#REF!];[.$AN113];[#REF!])" office:value-type="string" office:string-value="" calcext:value-type="error">
            <text:p>#REF!</text:p>
          </table:table-cell>
          <table:table-cell table:formula="of:=MAX([.$K113];[#REF!];[.$Q113];[#REF!];[.$W113];[#REF!];[.$AC113];[#REF!];[.$AI113];[#REF!];[.$AO113];[#REF!])" office:value-type="string" office:string-value="" calcext:value-type="error">
            <text:p>#REF!</text:p>
          </table:table-cell>
          <table:table-cell table:formula="of:=MAX([.$L113];[#REF!];[.$R113];[#REF!];[.$X113];[#REF!];[.$AD113];[#REF!];[.$AJ113];[#REF!];[.$AP113];[#REF!])" office:value-type="string" office:string-value="" calcext:value-type="error">
            <text:p>#REF!</text:p>
          </table:table-cell>
          <table:table-cell table:formula="of:=MAX([.$M113];[#REF!];[.$S113];[#REF!];[.$Y113];[#REF!];[.$AE113];[#REF!];[.$AK113];[#REF!];[.$AQ113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logistics-round-1-strips/instances/instance-19.l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3693130" calcext:value-type="float">
            <text:p>3693130</text:p>
          </table:table-cell>
          <table:table-cell office:value-type="float" office:value="3421076" calcext:value-type="float">
            <text:p>3421076</text:p>
          </table:table-cell>
          <table:table-cell office:value-type="float" office:value="2601" calcext:value-type="float">
            <text:p>26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941842" calcext:value-type="float">
            <text:p>1941842</text:p>
          </table:table-cell>
          <table:table-cell office:value-type="float" office:value="1239455" calcext:value-type="float">
            <text:p>1239455</text:p>
          </table:table-cell>
          <table:table-cell office:value-type="float" office:value="7584" calcext:value-type="float">
            <text:p>75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982649" calcext:value-type="float">
            <text:p>1982649</text:p>
          </table:table-cell>
          <table:table-cell office:value-type="float" office:value="1268437" calcext:value-type="float">
            <text:p>1268437</text:p>
          </table:table-cell>
          <table:table-cell office:value-type="float" office:value="7581" calcext:value-type="float">
            <text:p>75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899869" calcext:value-type="float">
            <text:p>1899869</text:p>
          </table:table-cell>
          <table:table-cell office:value-type="float" office:value="1210833" calcext:value-type="float">
            <text:p>1210833</text:p>
          </table:table-cell>
          <table:table-cell office:value-type="float" office:value="7575" calcext:value-type="float">
            <text:p>75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936122" calcext:value-type="float">
            <text:p>1936122</text:p>
          </table:table-cell>
          <table:table-cell office:value-type="float" office:value="1236212" calcext:value-type="float">
            <text:p>1236212</text:p>
          </table:table-cell>
          <table:table-cell office:value-type="float" office:value="7581" calcext:value-type="float">
            <text:p>75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963512" calcext:value-type="float">
            <text:p>1963512</text:p>
          </table:table-cell>
          <table:table-cell office:value-type="float" office:value="1253600" calcext:value-type="float">
            <text:p>1253600</text:p>
          </table:table-cell>
          <table:table-cell office:value-type="float" office:value="7580" calcext:value-type="float">
            <text:p>75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997809" calcext:value-type="float">
            <text:p>1997809</text:p>
          </table:table-cell>
          <table:table-cell office:value-type="float" office:value="1278824" calcext:value-type="float">
            <text:p>1278824</text:p>
          </table:table-cell>
          <table:table-cell office:value-type="float" office:value="7575" calcext:value-type="float">
            <text:p>7575</text:p>
          </table:table-cell>
          <table:table-cell office:value-type="float" office:value="0" calcext:value-type="float">
            <text:p>0</text:p>
          </table:table-cell>
          <table:table-cell table:formula="of:=MIN([.$H114];[#REF!];[.$N114];[#REF!];[.$T114];[#REF!];[.$Z114];[#REF!];[.$AF114];[#REF!];[.$AL114];[#REF!])" office:value-type="string" office:string-value="" calcext:value-type="error">
            <text:p>#REF!</text:p>
          </table:table-cell>
          <table:table-cell table:formula="of:=MIN([.$I114];[#REF!];[.$O114];[#REF!];[.$U114];[#REF!];[.$AA114];[#REF!];[.$AG114];[#REF!];[.$AM114];[#REF!])" office:value-type="string" office:string-value="" calcext:value-type="error">
            <text:p>#REF!</text:p>
          </table:table-cell>
          <table:table-cell table:formula="of:=MIN([.$J114];[#REF!];[.$P114];[#REF!];[.$V114];[#REF!];[.$AB114];[#REF!];[.$AH114];[#REF!];[.$AN114];[#REF!])" office:value-type="string" office:string-value="" calcext:value-type="error">
            <text:p>#REF!</text:p>
          </table:table-cell>
          <table:table-cell table:formula="of:=MIN([.$K114];[#REF!];[.$Q114];[#REF!];[.$W114];[#REF!];[.$AC114];[#REF!];[.$AI114];[#REF!];[.$AO114];[#REF!])" office:value-type="string" office:string-value="" calcext:value-type="error">
            <text:p>#REF!</text:p>
          </table:table-cell>
          <table:table-cell table:formula="of:=MIN([.$L114];[#REF!];[.$R114];[#REF!];[.$X114];[#REF!];[.$AD114];[#REF!];[.$AJ114];[#REF!];[.$AP114];[#REF!])" office:value-type="string" office:string-value="" calcext:value-type="error">
            <text:p>#REF!</text:p>
          </table:table-cell>
          <table:table-cell table:formula="of:=MIN([.$M114];[#REF!];[.$S114];[#REF!];[.$Y114];[#REF!];[.$AE114];[#REF!];[.$AK114];[#REF!];[.$AQ114];[#REF!])" office:value-type="string" office:string-value="" calcext:value-type="error">
            <text:p>#REF!</text:p>
          </table:table-cell>
          <table:table-cell table:formula="of:=MEDIAN([.$H114];[#REF!];[.$N114];[#REF!];[.$T114];[#REF!];[.$Z114];[#REF!];[.$AF114];[#REF!];[.$AL114];[#REF!])" office:value-type="string" office:string-value="" calcext:value-type="error">
            <text:p>#REF!</text:p>
          </table:table-cell>
          <table:table-cell table:formula="of:=MEDIAN([.$I114];[#REF!];[.$O114];[#REF!];[.$U114];[#REF!];[.$AA114];[#REF!];[.$AG114];[#REF!];[.$AM114];[#REF!])" office:value-type="string" office:string-value="" calcext:value-type="error">
            <text:p>#REF!</text:p>
          </table:table-cell>
          <table:table-cell table:formula="of:=MEDIAN([.$J114];[#REF!];[.$P114];[#REF!];[.$V114];[#REF!];[.$AB114];[#REF!];[.$AH114];[#REF!];[.$AN114];[#REF!])" office:value-type="string" office:string-value="" calcext:value-type="error">
            <text:p>#REF!</text:p>
          </table:table-cell>
          <table:table-cell table:formula="of:=MEDIAN([.$K114];[#REF!];[.$Q114];[#REF!];[.$W114];[#REF!];[.$AC114];[#REF!];[.$AI114];[#REF!];[.$AO114];[#REF!])" office:value-type="string" office:string-value="" calcext:value-type="error">
            <text:p>#REF!</text:p>
          </table:table-cell>
          <table:table-cell table:formula="of:=MEDIAN([.$L114];[#REF!];[.$R114];[#REF!];[.$X114];[#REF!];[.$AD114];[#REF!];[.$AJ114];[#REF!];[.$AP114];[#REF!])" office:value-type="string" office:string-value="" calcext:value-type="error">
            <text:p>#REF!</text:p>
          </table:table-cell>
          <table:table-cell table:formula="of:=MEDIAN([.$M114];[#REF!];[.$S114];[#REF!];[.$Y114];[#REF!];[.$AE114];[#REF!];[.$AK114];[#REF!];[.$AQ114];[#REF!])" office:value-type="string" office:string-value="" calcext:value-type="error">
            <text:p>#REF!</text:p>
          </table:table-cell>
          <table:table-cell table:formula="of:=MAX([.$H114];[#REF!];[.$N114];[#REF!];[.$T114];[#REF!];[.$Z114];[#REF!];[.$AF114];[#REF!];[.$AL114];[#REF!])" office:value-type="string" office:string-value="" calcext:value-type="error">
            <text:p>#REF!</text:p>
          </table:table-cell>
          <table:table-cell table:formula="of:=MAX([.$I114];[#REF!];[.$O114];[#REF!];[.$U114];[#REF!];[.$AA114];[#REF!];[.$AG114];[#REF!];[.$AM114];[#REF!])" office:value-type="string" office:string-value="" calcext:value-type="error">
            <text:p>#REF!</text:p>
          </table:table-cell>
          <table:table-cell table:formula="of:=MAX([.$J114];[#REF!];[.$P114];[#REF!];[.$V114];[#REF!];[.$AB114];[#REF!];[.$AH114];[#REF!];[.$AN114];[#REF!])" office:value-type="string" office:string-value="" calcext:value-type="error">
            <text:p>#REF!</text:p>
          </table:table-cell>
          <table:table-cell table:formula="of:=MAX([.$K114];[#REF!];[.$Q114];[#REF!];[.$W114];[#REF!];[.$AC114];[#REF!];[.$AI114];[#REF!];[.$AO114];[#REF!])" office:value-type="string" office:string-value="" calcext:value-type="error">
            <text:p>#REF!</text:p>
          </table:table-cell>
          <table:table-cell table:formula="of:=MAX([.$L114];[#REF!];[.$R114];[#REF!];[.$X114];[#REF!];[.$AD114];[#REF!];[.$AJ114];[#REF!];[.$AP114];[#REF!])" office:value-type="string" office:string-value="" calcext:value-type="error">
            <text:p>#REF!</text:p>
          </table:table-cell>
          <table:table-cell table:formula="of:=MAX([.$M114];[#REF!];[.$S114];[#REF!];[.$Y114];[#REF!];[.$AE114];[#REF!];[.$AK114];[#REF!];[.$AQ114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logistics-round-1-strips/instances/instance-2.lp</text:p>
          </table:table-cell>
          <table:table-cell office:value-type="float" office:value="1.12" calcext:value-type="float">
            <text:p>1.12</text:p>
          </table:table-cell>
          <table:table-cell office:value-type="float" office:value="0.882" calcext:value-type="float">
            <text:p>0.882</text:p>
          </table:table-cell>
          <table:table-cell office:value-type="float" office:value="499" calcext:value-type="float">
            <text:p>499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5.82" calcext:value-type="float">
            <text:p>5.82</text:p>
          </table:table-cell>
          <table:table-cell office:value-type="float" office:value="5.595" calcext:value-type="float">
            <text:p>5.595</text:p>
          </table:table-cell>
          <table:table-cell office:value-type="float" office:value="787" calcext:value-type="float">
            <text:p>787</text:p>
          </table:table-cell>
          <table:table-cell office:value-type="float" office:value="59" calcext:value-type="float">
            <text:p>59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5.96" calcext:value-type="float">
            <text:p>5.96</text:p>
          </table:table-cell>
          <table:table-cell office:value-type="float" office:value="5.628" calcext:value-type="float">
            <text:p>5.628</text:p>
          </table:table-cell>
          <table:table-cell office:value-type="float" office:value="787" calcext:value-type="float">
            <text:p>787</text:p>
          </table:table-cell>
          <table:table-cell office:value-type="float" office:value="59" calcext:value-type="float">
            <text:p>59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5.82" calcext:value-type="float">
            <text:p>5.82</text:p>
          </table:table-cell>
          <table:table-cell office:value-type="float" office:value="5.594" calcext:value-type="float">
            <text:p>5.594</text:p>
          </table:table-cell>
          <table:table-cell office:value-type="float" office:value="787" calcext:value-type="float">
            <text:p>787</text:p>
          </table:table-cell>
          <table:table-cell office:value-type="float" office:value="59" calcext:value-type="float">
            <text:p>59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5.84" calcext:value-type="float">
            <text:p>5.84</text:p>
          </table:table-cell>
          <table:table-cell office:value-type="float" office:value="5.631" calcext:value-type="float">
            <text:p>5.631</text:p>
          </table:table-cell>
          <table:table-cell office:value-type="float" office:value="787" calcext:value-type="float">
            <text:p>787</text:p>
          </table:table-cell>
          <table:table-cell office:value-type="float" office:value="59" calcext:value-type="float">
            <text:p>59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5.83" calcext:value-type="float">
            <text:p>5.83</text:p>
          </table:table-cell>
          <table:table-cell office:value-type="float" office:value="5.623" calcext:value-type="float">
            <text:p>5.623</text:p>
          </table:table-cell>
          <table:table-cell office:value-type="float" office:value="787" calcext:value-type="float">
            <text:p>787</text:p>
          </table:table-cell>
          <table:table-cell office:value-type="float" office:value="59" calcext:value-type="float">
            <text:p>59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6.08" calcext:value-type="float">
            <text:p>6.08</text:p>
          </table:table-cell>
          <table:table-cell office:value-type="float" office:value="5.871" calcext:value-type="float">
            <text:p>5.871</text:p>
          </table:table-cell>
          <table:table-cell office:value-type="float" office:value="787" calcext:value-type="float">
            <text:p>787</text:p>
          </table:table-cell>
          <table:table-cell office:value-type="float" office:value="59" calcext:value-type="float">
            <text:p>59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MIN([.$H115];[#REF!];[.$N115];[#REF!];[.$T115];[#REF!];[.$Z115];[#REF!];[.$AF115];[#REF!];[.$AL115];[#REF!])" office:value-type="string" office:string-value="" calcext:value-type="error">
            <text:p>#REF!</text:p>
          </table:table-cell>
          <table:table-cell table:formula="of:=MIN([.$I115];[#REF!];[.$O115];[#REF!];[.$U115];[#REF!];[.$AA115];[#REF!];[.$AG115];[#REF!];[.$AM115];[#REF!])" office:value-type="string" office:string-value="" calcext:value-type="error">
            <text:p>#REF!</text:p>
          </table:table-cell>
          <table:table-cell table:formula="of:=MIN([.$J115];[#REF!];[.$P115];[#REF!];[.$V115];[#REF!];[.$AB115];[#REF!];[.$AH115];[#REF!];[.$AN115];[#REF!])" office:value-type="string" office:string-value="" calcext:value-type="error">
            <text:p>#REF!</text:p>
          </table:table-cell>
          <table:table-cell table:formula="of:=MIN([.$K115];[#REF!];[.$Q115];[#REF!];[.$W115];[#REF!];[.$AC115];[#REF!];[.$AI115];[#REF!];[.$AO115];[#REF!])" office:value-type="string" office:string-value="" calcext:value-type="error">
            <text:p>#REF!</text:p>
          </table:table-cell>
          <table:table-cell table:formula="of:=MIN([.$L115];[#REF!];[.$R115];[#REF!];[.$X115];[#REF!];[.$AD115];[#REF!];[.$AJ115];[#REF!];[.$AP115];[#REF!])" office:value-type="string" office:string-value="" calcext:value-type="error">
            <text:p>#REF!</text:p>
          </table:table-cell>
          <table:table-cell table:formula="of:=MIN([.$M115];[#REF!];[.$S115];[#REF!];[.$Y115];[#REF!];[.$AE115];[#REF!];[.$AK115];[#REF!];[.$AQ115];[#REF!])" office:value-type="string" office:string-value="" calcext:value-type="error">
            <text:p>#REF!</text:p>
          </table:table-cell>
          <table:table-cell table:formula="of:=MEDIAN([.$H115];[#REF!];[.$N115];[#REF!];[.$T115];[#REF!];[.$Z115];[#REF!];[.$AF115];[#REF!];[.$AL115];[#REF!])" office:value-type="string" office:string-value="" calcext:value-type="error">
            <text:p>#REF!</text:p>
          </table:table-cell>
          <table:table-cell table:formula="of:=MEDIAN([.$I115];[#REF!];[.$O115];[#REF!];[.$U115];[#REF!];[.$AA115];[#REF!];[.$AG115];[#REF!];[.$AM115];[#REF!])" office:value-type="string" office:string-value="" calcext:value-type="error">
            <text:p>#REF!</text:p>
          </table:table-cell>
          <table:table-cell table:formula="of:=MEDIAN([.$J115];[#REF!];[.$P115];[#REF!];[.$V115];[#REF!];[.$AB115];[#REF!];[.$AH115];[#REF!];[.$AN115];[#REF!])" office:value-type="string" office:string-value="" calcext:value-type="error">
            <text:p>#REF!</text:p>
          </table:table-cell>
          <table:table-cell table:formula="of:=MEDIAN([.$K115];[#REF!];[.$Q115];[#REF!];[.$W115];[#REF!];[.$AC115];[#REF!];[.$AI115];[#REF!];[.$AO115];[#REF!])" office:value-type="string" office:string-value="" calcext:value-type="error">
            <text:p>#REF!</text:p>
          </table:table-cell>
          <table:table-cell table:formula="of:=MEDIAN([.$L115];[#REF!];[.$R115];[#REF!];[.$X115];[#REF!];[.$AD115];[#REF!];[.$AJ115];[#REF!];[.$AP115];[#REF!])" office:value-type="string" office:string-value="" calcext:value-type="error">
            <text:p>#REF!</text:p>
          </table:table-cell>
          <table:table-cell table:formula="of:=MEDIAN([.$M115];[#REF!];[.$S115];[#REF!];[.$Y115];[#REF!];[.$AE115];[#REF!];[.$AK115];[#REF!];[.$AQ115];[#REF!])" office:value-type="string" office:string-value="" calcext:value-type="error">
            <text:p>#REF!</text:p>
          </table:table-cell>
          <table:table-cell table:formula="of:=MAX([.$H115];[#REF!];[.$N115];[#REF!];[.$T115];[#REF!];[.$Z115];[#REF!];[.$AF115];[#REF!];[.$AL115];[#REF!])" office:value-type="string" office:string-value="" calcext:value-type="error">
            <text:p>#REF!</text:p>
          </table:table-cell>
          <table:table-cell table:formula="of:=MAX([.$I115];[#REF!];[.$O115];[#REF!];[.$U115];[#REF!];[.$AA115];[#REF!];[.$AG115];[#REF!];[.$AM115];[#REF!])" office:value-type="string" office:string-value="" calcext:value-type="error">
            <text:p>#REF!</text:p>
          </table:table-cell>
          <table:table-cell table:formula="of:=MAX([.$J115];[#REF!];[.$P115];[#REF!];[.$V115];[#REF!];[.$AB115];[#REF!];[.$AH115];[#REF!];[.$AN115];[#REF!])" office:value-type="string" office:string-value="" calcext:value-type="error">
            <text:p>#REF!</text:p>
          </table:table-cell>
          <table:table-cell table:formula="of:=MAX([.$K115];[#REF!];[.$Q115];[#REF!];[.$W115];[#REF!];[.$AC115];[#REF!];[.$AI115];[#REF!];[.$AO115];[#REF!])" office:value-type="string" office:string-value="" calcext:value-type="error">
            <text:p>#REF!</text:p>
          </table:table-cell>
          <table:table-cell table:formula="of:=MAX([.$L115];[#REF!];[.$R115];[#REF!];[.$X115];[#REF!];[.$AD115];[#REF!];[.$AJ115];[#REF!];[.$AP115];[#REF!])" office:value-type="string" office:string-value="" calcext:value-type="error">
            <text:p>#REF!</text:p>
          </table:table-cell>
          <table:table-cell table:formula="of:=MAX([.$M115];[#REF!];[.$S115];[#REF!];[.$Y115];[#REF!];[.$AE115];[#REF!];[.$AK115];[#REF!];[.$AQ115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logistics-round-1-strips/instances/instance-21.lp</text:p>
          </table:table-cell>
          <table:table-cell office:value-type="float" office:value="139.84" calcext:value-type="float">
            <text:p>139.84</text:p>
          </table:table-cell>
          <table:table-cell office:value-type="float" office:value="93.884" calcext:value-type="float">
            <text:p>93.884</text:p>
          </table:table-cell>
          <table:table-cell office:value-type="float" office:value="21572" calcext:value-type="float">
            <text:p>21572</text:p>
          </table:table-cell>
          <table:table-cell office:value-type="float" office:value="382" calcext:value-type="float">
            <text:p>382</text:p>
          </table:table-cell>
          <table:table-cell office:value-type="float" office:value="4176" calcext:value-type="float">
            <text:p>417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2" calcext:value-type="float">
            <text:p>80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3" calcext:value-type="float">
            <text:p>80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3" calcext:value-type="float">
            <text:p>80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1" calcext:value-type="float">
            <text:p>80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1" calcext:value-type="float">
            <text:p>80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2" calcext:value-type="float">
            <text:p>8002</text:p>
          </table:table-cell>
          <table:table-cell office:value-type="float" office:value="0" calcext:value-type="float">
            <text:p>0</text:p>
          </table:table-cell>
          <table:table-cell table:formula="of:=MIN([.$H116];[#REF!];[.$N116];[#REF!];[.$T116];[#REF!];[.$Z116];[#REF!];[.$AF116];[#REF!];[.$AL116];[#REF!])" office:value-type="string" office:string-value="" calcext:value-type="error">
            <text:p>#REF!</text:p>
          </table:table-cell>
          <table:table-cell table:formula="of:=MIN([.$I116];[#REF!];[.$O116];[#REF!];[.$U116];[#REF!];[.$AA116];[#REF!];[.$AG116];[#REF!];[.$AM116];[#REF!])" office:value-type="string" office:string-value="" calcext:value-type="error">
            <text:p>#REF!</text:p>
          </table:table-cell>
          <table:table-cell table:formula="of:=MIN([.$J116];[#REF!];[.$P116];[#REF!];[.$V116];[#REF!];[.$AB116];[#REF!];[.$AH116];[#REF!];[.$AN116];[#REF!])" office:value-type="string" office:string-value="" calcext:value-type="error">
            <text:p>#REF!</text:p>
          </table:table-cell>
          <table:table-cell table:formula="of:=MIN([.$K116];[#REF!];[.$Q116];[#REF!];[.$W116];[#REF!];[.$AC116];[#REF!];[.$AI116];[#REF!];[.$AO116];[#REF!])" office:value-type="string" office:string-value="" calcext:value-type="error">
            <text:p>#REF!</text:p>
          </table:table-cell>
          <table:table-cell table:formula="of:=MIN([.$L116];[#REF!];[.$R116];[#REF!];[.$X116];[#REF!];[.$AD116];[#REF!];[.$AJ116];[#REF!];[.$AP116];[#REF!])" office:value-type="string" office:string-value="" calcext:value-type="error">
            <text:p>#REF!</text:p>
          </table:table-cell>
          <table:table-cell table:formula="of:=MIN([.$M116];[#REF!];[.$S116];[#REF!];[.$Y116];[#REF!];[.$AE116];[#REF!];[.$AK116];[#REF!];[.$AQ116];[#REF!])" office:value-type="string" office:string-value="" calcext:value-type="error">
            <text:p>#REF!</text:p>
          </table:table-cell>
          <table:table-cell table:formula="of:=MEDIAN([.$H116];[#REF!];[.$N116];[#REF!];[.$T116];[#REF!];[.$Z116];[#REF!];[.$AF116];[#REF!];[.$AL116];[#REF!])" office:value-type="string" office:string-value="" calcext:value-type="error">
            <text:p>#REF!</text:p>
          </table:table-cell>
          <table:table-cell table:formula="of:=MEDIAN([.$I116];[#REF!];[.$O116];[#REF!];[.$U116];[#REF!];[.$AA116];[#REF!];[.$AG116];[#REF!];[.$AM116];[#REF!])" office:value-type="string" office:string-value="" calcext:value-type="error">
            <text:p>#REF!</text:p>
          </table:table-cell>
          <table:table-cell table:formula="of:=MEDIAN([.$J116];[#REF!];[.$P116];[#REF!];[.$V116];[#REF!];[.$AB116];[#REF!];[.$AH116];[#REF!];[.$AN116];[#REF!])" office:value-type="string" office:string-value="" calcext:value-type="error">
            <text:p>#REF!</text:p>
          </table:table-cell>
          <table:table-cell table:formula="of:=MEDIAN([.$K116];[#REF!];[.$Q116];[#REF!];[.$W116];[#REF!];[.$AC116];[#REF!];[.$AI116];[#REF!];[.$AO116];[#REF!])" office:value-type="string" office:string-value="" calcext:value-type="error">
            <text:p>#REF!</text:p>
          </table:table-cell>
          <table:table-cell table:formula="of:=MEDIAN([.$L116];[#REF!];[.$R116];[#REF!];[.$X116];[#REF!];[.$AD116];[#REF!];[.$AJ116];[#REF!];[.$AP116];[#REF!])" office:value-type="string" office:string-value="" calcext:value-type="error">
            <text:p>#REF!</text:p>
          </table:table-cell>
          <table:table-cell table:formula="of:=MEDIAN([.$M116];[#REF!];[.$S116];[#REF!];[.$Y116];[#REF!];[.$AE116];[#REF!];[.$AK116];[#REF!];[.$AQ116];[#REF!])" office:value-type="string" office:string-value="" calcext:value-type="error">
            <text:p>#REF!</text:p>
          </table:table-cell>
          <table:table-cell table:formula="of:=MAX([.$H116];[#REF!];[.$N116];[#REF!];[.$T116];[#REF!];[.$Z116];[#REF!];[.$AF116];[#REF!];[.$AL116];[#REF!])" office:value-type="string" office:string-value="" calcext:value-type="error">
            <text:p>#REF!</text:p>
          </table:table-cell>
          <table:table-cell table:formula="of:=MAX([.$I116];[#REF!];[.$O116];[#REF!];[.$U116];[#REF!];[.$AA116];[#REF!];[.$AG116];[#REF!];[.$AM116];[#REF!])" office:value-type="string" office:string-value="" calcext:value-type="error">
            <text:p>#REF!</text:p>
          </table:table-cell>
          <table:table-cell table:formula="of:=MAX([.$J116];[#REF!];[.$P116];[#REF!];[.$V116];[#REF!];[.$AB116];[#REF!];[.$AH116];[#REF!];[.$AN116];[#REF!])" office:value-type="string" office:string-value="" calcext:value-type="error">
            <text:p>#REF!</text:p>
          </table:table-cell>
          <table:table-cell table:formula="of:=MAX([.$K116];[#REF!];[.$Q116];[#REF!];[.$W116];[#REF!];[.$AC116];[#REF!];[.$AI116];[#REF!];[.$AO116];[#REF!])" office:value-type="string" office:string-value="" calcext:value-type="error">
            <text:p>#REF!</text:p>
          </table:table-cell>
          <table:table-cell table:formula="of:=MAX([.$L116];[#REF!];[.$R116];[#REF!];[.$X116];[#REF!];[.$AD116];[#REF!];[.$AJ116];[#REF!];[.$AP116];[#REF!])" office:value-type="string" office:string-value="" calcext:value-type="error">
            <text:p>#REF!</text:p>
          </table:table-cell>
          <table:table-cell table:formula="of:=MAX([.$M116];[#REF!];[.$S116];[#REF!];[.$Y116];[#REF!];[.$AE116];[#REF!];[.$AK116];[#REF!];[.$AQ116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logistics-round-1-strips/instances/instance-23.lp</text:p>
          </table:table-cell>
          <table:table-cell office:value-type="float" office:value="147.32" calcext:value-type="float">
            <text:p>147.32</text:p>
          </table:table-cell>
          <table:table-cell office:value-type="float" office:value="145.752" calcext:value-type="float">
            <text:p>145.752</text:p>
          </table:table-cell>
          <table:table-cell office:value-type="float" office:value="440342" calcext:value-type="float">
            <text:p>440342</text:p>
          </table:table-cell>
          <table:table-cell office:value-type="float" office:value="367171" calcext:value-type="float">
            <text:p>367171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4.808" calcext:value-type="float">
            <text:p>34.808</text:p>
          </table:table-cell>
          <table:table-cell office:value-type="float" office:value="18402" calcext:value-type="float">
            <text:p>18402</text:p>
          </table:table-cell>
          <table:table-cell office:value-type="float" office:value="1062" calcext:value-type="float">
            <text:p>1062</text:p>
          </table:table-cell>
          <table:table-cell office:value-type="float" office:value="783" calcext:value-type="float">
            <text:p>783</text:p>
          </table:table-cell>
          <table:table-cell office:value-type="float" office:value="0" calcext:value-type="float">
            <text:p>0</text:p>
          </table:table-cell>
          <table:table-cell office:value-type="float" office:value="35.1" calcext:value-type="float">
            <text:p>35.1</text:p>
          </table:table-cell>
          <table:table-cell office:value-type="float" office:value="33.978" calcext:value-type="float">
            <text:p>33.978</text:p>
          </table:table-cell>
          <table:table-cell office:value-type="float" office:value="11493" calcext:value-type="float">
            <text:p>11493</text:p>
          </table:table-cell>
          <table:table-cell office:value-type="float" office:value="881" calcext:value-type="float">
            <text:p>881</text:p>
          </table:table-cell>
          <table:table-cell office:value-type="float" office:value="787" calcext:value-type="float">
            <text:p>787</text:p>
          </table:table-cell>
          <table:table-cell office:value-type="float" office:value="253" calcext:value-type="float">
            <text:p>253</text:p>
          </table:table-cell>
          <table:table-cell office:value-type="float" office:value="35.97" calcext:value-type="float">
            <text:p>35.97</text:p>
          </table:table-cell>
          <table:table-cell office:value-type="float" office:value="34.705" calcext:value-type="float">
            <text:p>34.705</text:p>
          </table:table-cell>
          <table:table-cell office:value-type="float" office:value="11493" calcext:value-type="float">
            <text:p>11493</text:p>
          </table:table-cell>
          <table:table-cell office:value-type="float" office:value="881" calcext:value-type="float">
            <text:p>881</text:p>
          </table:table-cell>
          <table:table-cell office:value-type="float" office:value="786" calcext:value-type="float">
            <text:p>786</text:p>
          </table:table-cell>
          <table:table-cell office:value-type="float" office:value="253" calcext:value-type="float">
            <text:p>253</text:p>
          </table:table-cell>
          <table:table-cell office:value-type="float" office:value="35.91" calcext:value-type="float">
            <text:p>35.91</text:p>
          </table:table-cell>
          <table:table-cell office:value-type="float" office:value="34.673" calcext:value-type="float">
            <text:p>34.673</text:p>
          </table:table-cell>
          <table:table-cell office:value-type="float" office:value="11605" calcext:value-type="float">
            <text:p>11605</text:p>
          </table:table-cell>
          <table:table-cell office:value-type="float" office:value="958" calcext:value-type="float">
            <text:p>958</text:p>
          </table:table-cell>
          <table:table-cell office:value-type="float" office:value="786" calcext:value-type="float">
            <text:p>786</text:p>
          </table:table-cell>
          <table:table-cell office:value-type="float" office:value="231" calcext:value-type="float">
            <text:p>231</text:p>
          </table:table-cell>
          <table:table-cell office:value-type="float" office:value="35.38" calcext:value-type="float">
            <text:p>35.38</text:p>
          </table:table-cell>
          <table:table-cell office:value-type="float" office:value="34.185" calcext:value-type="float">
            <text:p>34.185</text:p>
          </table:table-cell>
          <table:table-cell office:value-type="float" office:value="23797" calcext:value-type="float">
            <text:p>23797</text:p>
          </table:table-cell>
          <table:table-cell office:value-type="float" office:value="1046" calcext:value-type="float">
            <text:p>1046</text:p>
          </table:table-cell>
          <table:table-cell office:value-type="float" office:value="785" calcext:value-type="float">
            <text:p>785</text:p>
          </table:table-cell>
          <table:table-cell office:value-type="float" office:value="120" calcext:value-type="float">
            <text:p>120</text:p>
          </table:table-cell>
          <table:table-cell office:value-type="float" office:value="35.5" calcext:value-type="float">
            <text:p>35.5</text:p>
          </table:table-cell>
          <table:table-cell office:value-type="float" office:value="34.343" calcext:value-type="float">
            <text:p>34.343</text:p>
          </table:table-cell>
          <table:table-cell office:value-type="float" office:value="23764" calcext:value-type="float">
            <text:p>23764</text:p>
          </table:table-cell>
          <table:table-cell office:value-type="float" office:value="1398" calcext:value-type="float">
            <text:p>1398</text:p>
          </table:table-cell>
          <table:table-cell office:value-type="float" office:value="786" calcext:value-type="float">
            <text:p>786</text:p>
          </table:table-cell>
          <table:table-cell office:value-type="float" office:value="218" calcext:value-type="float">
            <text:p>218</text:p>
          </table:table-cell>
          <table:table-cell table:formula="of:=MIN([.$H117];[#REF!];[.$N117];[#REF!];[.$T117];[#REF!];[.$Z117];[#REF!];[.$AF117];[#REF!];[.$AL117];[#REF!])" office:value-type="string" office:string-value="" calcext:value-type="error">
            <text:p>#REF!</text:p>
          </table:table-cell>
          <table:table-cell table:formula="of:=MIN([.$I117];[#REF!];[.$O117];[#REF!];[.$U117];[#REF!];[.$AA117];[#REF!];[.$AG117];[#REF!];[.$AM117];[#REF!])" office:value-type="string" office:string-value="" calcext:value-type="error">
            <text:p>#REF!</text:p>
          </table:table-cell>
          <table:table-cell table:formula="of:=MIN([.$J117];[#REF!];[.$P117];[#REF!];[.$V117];[#REF!];[.$AB117];[#REF!];[.$AH117];[#REF!];[.$AN117];[#REF!])" office:value-type="string" office:string-value="" calcext:value-type="error">
            <text:p>#REF!</text:p>
          </table:table-cell>
          <table:table-cell table:formula="of:=MIN([.$K117];[#REF!];[.$Q117];[#REF!];[.$W117];[#REF!];[.$AC117];[#REF!];[.$AI117];[#REF!];[.$AO117];[#REF!])" office:value-type="string" office:string-value="" calcext:value-type="error">
            <text:p>#REF!</text:p>
          </table:table-cell>
          <table:table-cell table:formula="of:=MIN([.$L117];[#REF!];[.$R117];[#REF!];[.$X117];[#REF!];[.$AD117];[#REF!];[.$AJ117];[#REF!];[.$AP117];[#REF!])" office:value-type="string" office:string-value="" calcext:value-type="error">
            <text:p>#REF!</text:p>
          </table:table-cell>
          <table:table-cell table:formula="of:=MIN([.$M117];[#REF!];[.$S117];[#REF!];[.$Y117];[#REF!];[.$AE117];[#REF!];[.$AK117];[#REF!];[.$AQ117];[#REF!])" office:value-type="string" office:string-value="" calcext:value-type="error">
            <text:p>#REF!</text:p>
          </table:table-cell>
          <table:table-cell table:formula="of:=MEDIAN([.$H117];[#REF!];[.$N117];[#REF!];[.$T117];[#REF!];[.$Z117];[#REF!];[.$AF117];[#REF!];[.$AL117];[#REF!])" office:value-type="string" office:string-value="" calcext:value-type="error">
            <text:p>#REF!</text:p>
          </table:table-cell>
          <table:table-cell table:formula="of:=MEDIAN([.$I117];[#REF!];[.$O117];[#REF!];[.$U117];[#REF!];[.$AA117];[#REF!];[.$AG117];[#REF!];[.$AM117];[#REF!])" office:value-type="string" office:string-value="" calcext:value-type="error">
            <text:p>#REF!</text:p>
          </table:table-cell>
          <table:table-cell table:formula="of:=MEDIAN([.$J117];[#REF!];[.$P117];[#REF!];[.$V117];[#REF!];[.$AB117];[#REF!];[.$AH117];[#REF!];[.$AN117];[#REF!])" office:value-type="string" office:string-value="" calcext:value-type="error">
            <text:p>#REF!</text:p>
          </table:table-cell>
          <table:table-cell table:formula="of:=MEDIAN([.$K117];[#REF!];[.$Q117];[#REF!];[.$W117];[#REF!];[.$AC117];[#REF!];[.$AI117];[#REF!];[.$AO117];[#REF!])" office:value-type="string" office:string-value="" calcext:value-type="error">
            <text:p>#REF!</text:p>
          </table:table-cell>
          <table:table-cell table:formula="of:=MEDIAN([.$L117];[#REF!];[.$R117];[#REF!];[.$X117];[#REF!];[.$AD117];[#REF!];[.$AJ117];[#REF!];[.$AP117];[#REF!])" office:value-type="string" office:string-value="" calcext:value-type="error">
            <text:p>#REF!</text:p>
          </table:table-cell>
          <table:table-cell table:formula="of:=MEDIAN([.$M117];[#REF!];[.$S117];[#REF!];[.$Y117];[#REF!];[.$AE117];[#REF!];[.$AK117];[#REF!];[.$AQ117];[#REF!])" office:value-type="string" office:string-value="" calcext:value-type="error">
            <text:p>#REF!</text:p>
          </table:table-cell>
          <table:table-cell table:formula="of:=MAX([.$H117];[#REF!];[.$N117];[#REF!];[.$T117];[#REF!];[.$Z117];[#REF!];[.$AF117];[#REF!];[.$AL117];[#REF!])" office:value-type="string" office:string-value="" calcext:value-type="error">
            <text:p>#REF!</text:p>
          </table:table-cell>
          <table:table-cell table:formula="of:=MAX([.$I117];[#REF!];[.$O117];[#REF!];[.$U117];[#REF!];[.$AA117];[#REF!];[.$AG117];[#REF!];[.$AM117];[#REF!])" office:value-type="string" office:string-value="" calcext:value-type="error">
            <text:p>#REF!</text:p>
          </table:table-cell>
          <table:table-cell table:formula="of:=MAX([.$J117];[#REF!];[.$P117];[#REF!];[.$V117];[#REF!];[.$AB117];[#REF!];[.$AH117];[#REF!];[.$AN117];[#REF!])" office:value-type="string" office:string-value="" calcext:value-type="error">
            <text:p>#REF!</text:p>
          </table:table-cell>
          <table:table-cell table:formula="of:=MAX([.$K117];[#REF!];[.$Q117];[#REF!];[.$W117];[#REF!];[.$AC117];[#REF!];[.$AI117];[#REF!];[.$AO117];[#REF!])" office:value-type="string" office:string-value="" calcext:value-type="error">
            <text:p>#REF!</text:p>
          </table:table-cell>
          <table:table-cell table:formula="of:=MAX([.$L117];[#REF!];[.$R117];[#REF!];[.$X117];[#REF!];[.$AD117];[#REF!];[.$AJ117];[#REF!];[.$AP117];[#REF!])" office:value-type="string" office:string-value="" calcext:value-type="error">
            <text:p>#REF!</text:p>
          </table:table-cell>
          <table:table-cell table:formula="of:=MAX([.$M117];[#REF!];[.$S117];[#REF!];[.$Y117];[#REF!];[.$AE117];[#REF!];[.$AK117];[#REF!];[.$AQ117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logistics-round-1-strips/instances/instance-24.lp</text:p>
          </table:table-cell>
          <table:table-cell office:value-type="float" office:value="84.76" calcext:value-type="float">
            <text:p>84.76</text:p>
          </table:table-cell>
          <table:table-cell office:value-type="float" office:value="56.673" calcext:value-type="float">
            <text:p>56.673</text:p>
          </table:table-cell>
          <table:table-cell office:value-type="float" office:value="13253" calcext:value-type="float">
            <text:p>13253</text:p>
          </table:table-cell>
          <table:table-cell office:value-type="float" office:value="204" calcext:value-type="float">
            <text:p>204</text:p>
          </table:table-cell>
          <table:table-cell office:value-type="float" office:value="2615" calcext:value-type="float">
            <text:p>2615</text:p>
          </table:table-cell>
          <table:table-cell office:value-type="float" office:value="0" calcext:value-type="float">
            <text:p>0</text:p>
          </table:table-cell>
          <table:table-cell office:value-type="float" office:value="404.12" calcext:value-type="float">
            <text:p>404.12</text:p>
          </table:table-cell>
          <table:table-cell office:value-type="float" office:value="392.589" calcext:value-type="float">
            <text:p>392.589</text:p>
          </table:table-cell>
          <table:table-cell office:value-type="float" office:value="7694" calcext:value-type="float">
            <text:p>7694</text:p>
          </table:table-cell>
          <table:table-cell office:value-type="float" office:value="202" calcext:value-type="float">
            <text:p>202</text:p>
          </table:table-cell>
          <table:table-cell office:value-type="float" office:value="7531" calcext:value-type="float">
            <text:p>7531</text:p>
          </table:table-cell>
          <table:table-cell office:value-type="float" office:value="0" calcext:value-type="float">
            <text:p>0</text:p>
          </table:table-cell>
          <table:table-cell office:value-type="float" office:value="408.23" calcext:value-type="float">
            <text:p>408.23</text:p>
          </table:table-cell>
          <table:table-cell office:value-type="float" office:value="398.326" calcext:value-type="float">
            <text:p>398.326</text:p>
          </table:table-cell>
          <table:table-cell office:value-type="float" office:value="7694" calcext:value-type="float">
            <text:p>7694</text:p>
          </table:table-cell>
          <table:table-cell office:value-type="float" office:value="202" calcext:value-type="float">
            <text:p>202</text:p>
          </table:table-cell>
          <table:table-cell office:value-type="float" office:value="7528" calcext:value-type="float">
            <text:p>7528</text:p>
          </table:table-cell>
          <table:table-cell office:value-type="float" office:value="0" calcext:value-type="float">
            <text:p>0</text:p>
          </table:table-cell>
          <table:table-cell office:value-type="float" office:value="395.08" calcext:value-type="float">
            <text:p>395.08</text:p>
          </table:table-cell>
          <table:table-cell office:value-type="float" office:value="385.165" calcext:value-type="float">
            <text:p>385.165</text:p>
          </table:table-cell>
          <table:table-cell office:value-type="float" office:value="7694" calcext:value-type="float">
            <text:p>7694</text:p>
          </table:table-cell>
          <table:table-cell office:value-type="float" office:value="202" calcext:value-type="float">
            <text:p>202</text:p>
          </table:table-cell>
          <table:table-cell office:value-type="float" office:value="7531" calcext:value-type="float">
            <text:p>7531</text:p>
          </table:table-cell>
          <table:table-cell office:value-type="float" office:value="0" calcext:value-type="float">
            <text:p>0</text:p>
          </table:table-cell>
          <table:table-cell office:value-type="float" office:value="422.97" calcext:value-type="float">
            <text:p>422.97</text:p>
          </table:table-cell>
          <table:table-cell office:value-type="float" office:value="413.313" calcext:value-type="float">
            <text:p>413.313</text:p>
          </table:table-cell>
          <table:table-cell office:value-type="float" office:value="7694" calcext:value-type="float">
            <text:p>7694</text:p>
          </table:table-cell>
          <table:table-cell office:value-type="float" office:value="202" calcext:value-type="float">
            <text:p>202</text:p>
          </table:table-cell>
          <table:table-cell office:value-type="float" office:value="7529" calcext:value-type="float">
            <text:p>7529</text:p>
          </table:table-cell>
          <table:table-cell office:value-type="float" office:value="0" calcext:value-type="float">
            <text:p>0</text:p>
          </table:table-cell>
          <table:table-cell office:value-type="float" office:value="399.79" calcext:value-type="float">
            <text:p>399.79</text:p>
          </table:table-cell>
          <table:table-cell office:value-type="float" office:value="389.887" calcext:value-type="float">
            <text:p>389.887</text:p>
          </table:table-cell>
          <table:table-cell office:value-type="float" office:value="7694" calcext:value-type="float">
            <text:p>7694</text:p>
          </table:table-cell>
          <table:table-cell office:value-type="float" office:value="202" calcext:value-type="float">
            <text:p>202</text:p>
          </table:table-cell>
          <table:table-cell office:value-type="float" office:value="7530" calcext:value-type="float">
            <text:p>7530</text:p>
          </table:table-cell>
          <table:table-cell office:value-type="float" office:value="0" calcext:value-type="float">
            <text:p>0</text:p>
          </table:table-cell>
          <table:table-cell office:value-type="float" office:value="405.04" calcext:value-type="float">
            <text:p>405.04</text:p>
          </table:table-cell>
          <table:table-cell office:value-type="float" office:value="394.068" calcext:value-type="float">
            <text:p>394.068</text:p>
          </table:table-cell>
          <table:table-cell office:value-type="float" office:value="7694" calcext:value-type="float">
            <text:p>7694</text:p>
          </table:table-cell>
          <table:table-cell office:value-type="float" office:value="202" calcext:value-type="float">
            <text:p>202</text:p>
          </table:table-cell>
          <table:table-cell office:value-type="float" office:value="7531" calcext:value-type="float">
            <text:p>7531</text:p>
          </table:table-cell>
          <table:table-cell office:value-type="float" office:value="0" calcext:value-type="float">
            <text:p>0</text:p>
          </table:table-cell>
          <table:table-cell table:formula="of:=MIN([.$H118];[#REF!];[.$N118];[#REF!];[.$T118];[#REF!];[.$Z118];[#REF!];[.$AF118];[#REF!];[.$AL118];[#REF!])" office:value-type="string" office:string-value="" calcext:value-type="error">
            <text:p>#REF!</text:p>
          </table:table-cell>
          <table:table-cell table:formula="of:=MIN([.$I118];[#REF!];[.$O118];[#REF!];[.$U118];[#REF!];[.$AA118];[#REF!];[.$AG118];[#REF!];[.$AM118];[#REF!])" office:value-type="string" office:string-value="" calcext:value-type="error">
            <text:p>#REF!</text:p>
          </table:table-cell>
          <table:table-cell table:formula="of:=MIN([.$J118];[#REF!];[.$P118];[#REF!];[.$V118];[#REF!];[.$AB118];[#REF!];[.$AH118];[#REF!];[.$AN118];[#REF!])" office:value-type="string" office:string-value="" calcext:value-type="error">
            <text:p>#REF!</text:p>
          </table:table-cell>
          <table:table-cell table:formula="of:=MIN([.$K118];[#REF!];[.$Q118];[#REF!];[.$W118];[#REF!];[.$AC118];[#REF!];[.$AI118];[#REF!];[.$AO118];[#REF!])" office:value-type="string" office:string-value="" calcext:value-type="error">
            <text:p>#REF!</text:p>
          </table:table-cell>
          <table:table-cell table:formula="of:=MIN([.$L118];[#REF!];[.$R118];[#REF!];[.$X118];[#REF!];[.$AD118];[#REF!];[.$AJ118];[#REF!];[.$AP118];[#REF!])" office:value-type="string" office:string-value="" calcext:value-type="error">
            <text:p>#REF!</text:p>
          </table:table-cell>
          <table:table-cell table:formula="of:=MIN([.$M118];[#REF!];[.$S118];[#REF!];[.$Y118];[#REF!];[.$AE118];[#REF!];[.$AK118];[#REF!];[.$AQ118];[#REF!])" office:value-type="string" office:string-value="" calcext:value-type="error">
            <text:p>#REF!</text:p>
          </table:table-cell>
          <table:table-cell table:formula="of:=MEDIAN([.$H118];[#REF!];[.$N118];[#REF!];[.$T118];[#REF!];[.$Z118];[#REF!];[.$AF118];[#REF!];[.$AL118];[#REF!])" office:value-type="string" office:string-value="" calcext:value-type="error">
            <text:p>#REF!</text:p>
          </table:table-cell>
          <table:table-cell table:formula="of:=MEDIAN([.$I118];[#REF!];[.$O118];[#REF!];[.$U118];[#REF!];[.$AA118];[#REF!];[.$AG118];[#REF!];[.$AM118];[#REF!])" office:value-type="string" office:string-value="" calcext:value-type="error">
            <text:p>#REF!</text:p>
          </table:table-cell>
          <table:table-cell table:formula="of:=MEDIAN([.$J118];[#REF!];[.$P118];[#REF!];[.$V118];[#REF!];[.$AB118];[#REF!];[.$AH118];[#REF!];[.$AN118];[#REF!])" office:value-type="string" office:string-value="" calcext:value-type="error">
            <text:p>#REF!</text:p>
          </table:table-cell>
          <table:table-cell table:formula="of:=MEDIAN([.$K118];[#REF!];[.$Q118];[#REF!];[.$W118];[#REF!];[.$AC118];[#REF!];[.$AI118];[#REF!];[.$AO118];[#REF!])" office:value-type="string" office:string-value="" calcext:value-type="error">
            <text:p>#REF!</text:p>
          </table:table-cell>
          <table:table-cell table:formula="of:=MEDIAN([.$L118];[#REF!];[.$R118];[#REF!];[.$X118];[#REF!];[.$AD118];[#REF!];[.$AJ118];[#REF!];[.$AP118];[#REF!])" office:value-type="string" office:string-value="" calcext:value-type="error">
            <text:p>#REF!</text:p>
          </table:table-cell>
          <table:table-cell table:formula="of:=MEDIAN([.$M118];[#REF!];[.$S118];[#REF!];[.$Y118];[#REF!];[.$AE118];[#REF!];[.$AK118];[#REF!];[.$AQ118];[#REF!])" office:value-type="string" office:string-value="" calcext:value-type="error">
            <text:p>#REF!</text:p>
          </table:table-cell>
          <table:table-cell table:formula="of:=MAX([.$H118];[#REF!];[.$N118];[#REF!];[.$T118];[#REF!];[.$Z118];[#REF!];[.$AF118];[#REF!];[.$AL118];[#REF!])" office:value-type="string" office:string-value="" calcext:value-type="error">
            <text:p>#REF!</text:p>
          </table:table-cell>
          <table:table-cell table:formula="of:=MAX([.$I118];[#REF!];[.$O118];[#REF!];[.$U118];[#REF!];[.$AA118];[#REF!];[.$AG118];[#REF!];[.$AM118];[#REF!])" office:value-type="string" office:string-value="" calcext:value-type="error">
            <text:p>#REF!</text:p>
          </table:table-cell>
          <table:table-cell table:formula="of:=MAX([.$J118];[#REF!];[.$P118];[#REF!];[.$V118];[#REF!];[.$AB118];[#REF!];[.$AH118];[#REF!];[.$AN118];[#REF!])" office:value-type="string" office:string-value="" calcext:value-type="error">
            <text:p>#REF!</text:p>
          </table:table-cell>
          <table:table-cell table:formula="of:=MAX([.$K118];[#REF!];[.$Q118];[#REF!];[.$W118];[#REF!];[.$AC118];[#REF!];[.$AI118];[#REF!];[.$AO118];[#REF!])" office:value-type="string" office:string-value="" calcext:value-type="error">
            <text:p>#REF!</text:p>
          </table:table-cell>
          <table:table-cell table:formula="of:=MAX([.$L118];[#REF!];[.$R118];[#REF!];[.$X118];[#REF!];[.$AD118];[#REF!];[.$AJ118];[#REF!];[.$AP118];[#REF!])" office:value-type="string" office:string-value="" calcext:value-type="error">
            <text:p>#REF!</text:p>
          </table:table-cell>
          <table:table-cell table:formula="of:=MAX([.$M118];[#REF!];[.$S118];[#REF!];[.$Y118];[#REF!];[.$AE118];[#REF!];[.$AK118];[#REF!];[.$AQ118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logistics-round-1-strips/instances/instance-3.lp</text:p>
          </table:table-cell>
          <table:table-cell office:value-type="float" office:value="4.32" calcext:value-type="float">
            <text:p>4.32</text:p>
          </table:table-cell>
          <table:table-cell office:value-type="float" office:value="3.239" calcext:value-type="float">
            <text:p>3.239</text:p>
          </table:table-cell>
          <table:table-cell office:value-type="float" office:value="1642" calcext:value-type="float">
            <text:p>1642</text:p>
          </table:table-cell>
          <table:table-cell office:value-type="float" office:value="111" calcext:value-type="float">
            <text:p>111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21.82" calcext:value-type="float">
            <text:p>21.82</text:p>
          </table:table-cell>
          <table:table-cell office:value-type="float" office:value="21.209" calcext:value-type="float">
            <text:p>21.209</text:p>
          </table:table-cell>
          <table:table-cell office:value-type="float" office:value="839" calcext:value-type="float">
            <text:p>839</text:p>
          </table:table-cell>
          <table:table-cell office:value-type="float" office:value="84" calcext:value-type="float">
            <text:p>84</text:p>
          </table:table-cell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office:value-type="float" office:value="22.93" calcext:value-type="float">
            <text:p>22.93</text:p>
          </table:table-cell>
          <table:table-cell office:value-type="float" office:value="22.34" calcext:value-type="float">
            <text:p>22.34</text:p>
          </table:table-cell>
          <table:table-cell office:value-type="float" office:value="839" calcext:value-type="float">
            <text:p>839</text:p>
          </table:table-cell>
          <table:table-cell office:value-type="float" office:value="84" calcext:value-type="float">
            <text:p>84</text:p>
          </table:table-cell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office:value-type="float" office:value="21.72" calcext:value-type="float">
            <text:p>21.72</text:p>
          </table:table-cell>
          <table:table-cell office:value-type="float" office:value="21.023" calcext:value-type="float">
            <text:p>21.023</text:p>
          </table:table-cell>
          <table:table-cell office:value-type="float" office:value="839" calcext:value-type="float">
            <text:p>839</text:p>
          </table:table-cell>
          <table:table-cell office:value-type="float" office:value="84" calcext:value-type="float">
            <text:p>84</text:p>
          </table:table-cell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office:value-type="float" office:value="22.66" calcext:value-type="float">
            <text:p>22.66</text:p>
          </table:table-cell>
          <table:table-cell office:value-type="float" office:value="22.076" calcext:value-type="float">
            <text:p>22.076</text:p>
          </table:table-cell>
          <table:table-cell office:value-type="float" office:value="839" calcext:value-type="float">
            <text:p>839</text:p>
          </table:table-cell>
          <table:table-cell office:value-type="float" office:value="84" calcext:value-type="float">
            <text:p>84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office:value-type="float" office:value="21.82" calcext:value-type="float">
            <text:p>21.82</text:p>
          </table:table-cell>
          <table:table-cell office:value-type="float" office:value="21.224" calcext:value-type="float">
            <text:p>21.224</text:p>
          </table:table-cell>
          <table:table-cell office:value-type="float" office:value="839" calcext:value-type="float">
            <text:p>839</text:p>
          </table:table-cell>
          <table:table-cell office:value-type="float" office:value="84" calcext:value-type="float">
            <text:p>84</text:p>
          </table:table-cell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office:value-type="float" office:value="22.84" calcext:value-type="float">
            <text:p>22.84</text:p>
          </table:table-cell>
          <table:table-cell office:value-type="float" office:value="22.285" calcext:value-type="float">
            <text:p>22.285</text:p>
          </table:table-cell>
          <table:table-cell office:value-type="float" office:value="839" calcext:value-type="float">
            <text:p>839</text:p>
          </table:table-cell>
          <table:table-cell office:value-type="float" office:value="84" calcext:value-type="float">
            <text:p>84</text:p>
          </table:table-cell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  <table:table-cell table:formula="of:=MIN([.$H119];[#REF!];[.$N119];[#REF!];[.$T119];[#REF!];[.$Z119];[#REF!];[.$AF119];[#REF!];[.$AL119];[#REF!])" office:value-type="string" office:string-value="" calcext:value-type="error">
            <text:p>#REF!</text:p>
          </table:table-cell>
          <table:table-cell table:formula="of:=MIN([.$I119];[#REF!];[.$O119];[#REF!];[.$U119];[#REF!];[.$AA119];[#REF!];[.$AG119];[#REF!];[.$AM119];[#REF!])" office:value-type="string" office:string-value="" calcext:value-type="error">
            <text:p>#REF!</text:p>
          </table:table-cell>
          <table:table-cell table:formula="of:=MIN([.$J119];[#REF!];[.$P119];[#REF!];[.$V119];[#REF!];[.$AB119];[#REF!];[.$AH119];[#REF!];[.$AN119];[#REF!])" office:value-type="string" office:string-value="" calcext:value-type="error">
            <text:p>#REF!</text:p>
          </table:table-cell>
          <table:table-cell table:formula="of:=MIN([.$K119];[#REF!];[.$Q119];[#REF!];[.$W119];[#REF!];[.$AC119];[#REF!];[.$AI119];[#REF!];[.$AO119];[#REF!])" office:value-type="string" office:string-value="" calcext:value-type="error">
            <text:p>#REF!</text:p>
          </table:table-cell>
          <table:table-cell table:formula="of:=MIN([.$L119];[#REF!];[.$R119];[#REF!];[.$X119];[#REF!];[.$AD119];[#REF!];[.$AJ119];[#REF!];[.$AP119];[#REF!])" office:value-type="string" office:string-value="" calcext:value-type="error">
            <text:p>#REF!</text:p>
          </table:table-cell>
          <table:table-cell table:formula="of:=MIN([.$M119];[#REF!];[.$S119];[#REF!];[.$Y119];[#REF!];[.$AE119];[#REF!];[.$AK119];[#REF!];[.$AQ119];[#REF!])" office:value-type="string" office:string-value="" calcext:value-type="error">
            <text:p>#REF!</text:p>
          </table:table-cell>
          <table:table-cell table:formula="of:=MEDIAN([.$H119];[#REF!];[.$N119];[#REF!];[.$T119];[#REF!];[.$Z119];[#REF!];[.$AF119];[#REF!];[.$AL119];[#REF!])" office:value-type="string" office:string-value="" calcext:value-type="error">
            <text:p>#REF!</text:p>
          </table:table-cell>
          <table:table-cell table:formula="of:=MEDIAN([.$I119];[#REF!];[.$O119];[#REF!];[.$U119];[#REF!];[.$AA119];[#REF!];[.$AG119];[#REF!];[.$AM119];[#REF!])" office:value-type="string" office:string-value="" calcext:value-type="error">
            <text:p>#REF!</text:p>
          </table:table-cell>
          <table:table-cell table:formula="of:=MEDIAN([.$J119];[#REF!];[.$P119];[#REF!];[.$V119];[#REF!];[.$AB119];[#REF!];[.$AH119];[#REF!];[.$AN119];[#REF!])" office:value-type="string" office:string-value="" calcext:value-type="error">
            <text:p>#REF!</text:p>
          </table:table-cell>
          <table:table-cell table:formula="of:=MEDIAN([.$K119];[#REF!];[.$Q119];[#REF!];[.$W119];[#REF!];[.$AC119];[#REF!];[.$AI119];[#REF!];[.$AO119];[#REF!])" office:value-type="string" office:string-value="" calcext:value-type="error">
            <text:p>#REF!</text:p>
          </table:table-cell>
          <table:table-cell table:formula="of:=MEDIAN([.$L119];[#REF!];[.$R119];[#REF!];[.$X119];[#REF!];[.$AD119];[#REF!];[.$AJ119];[#REF!];[.$AP119];[#REF!])" office:value-type="string" office:string-value="" calcext:value-type="error">
            <text:p>#REF!</text:p>
          </table:table-cell>
          <table:table-cell table:formula="of:=MEDIAN([.$M119];[#REF!];[.$S119];[#REF!];[.$Y119];[#REF!];[.$AE119];[#REF!];[.$AK119];[#REF!];[.$AQ119];[#REF!])" office:value-type="string" office:string-value="" calcext:value-type="error">
            <text:p>#REF!</text:p>
          </table:table-cell>
          <table:table-cell table:formula="of:=MAX([.$H119];[#REF!];[.$N119];[#REF!];[.$T119];[#REF!];[.$Z119];[#REF!];[.$AF119];[#REF!];[.$AL119];[#REF!])" office:value-type="string" office:string-value="" calcext:value-type="error">
            <text:p>#REF!</text:p>
          </table:table-cell>
          <table:table-cell table:formula="of:=MAX([.$I119];[#REF!];[.$O119];[#REF!];[.$U119];[#REF!];[.$AA119];[#REF!];[.$AG119];[#REF!];[.$AM119];[#REF!])" office:value-type="string" office:string-value="" calcext:value-type="error">
            <text:p>#REF!</text:p>
          </table:table-cell>
          <table:table-cell table:formula="of:=MAX([.$J119];[#REF!];[.$P119];[#REF!];[.$V119];[#REF!];[.$AB119];[#REF!];[.$AH119];[#REF!];[.$AN119];[#REF!])" office:value-type="string" office:string-value="" calcext:value-type="error">
            <text:p>#REF!</text:p>
          </table:table-cell>
          <table:table-cell table:formula="of:=MAX([.$K119];[#REF!];[.$Q119];[#REF!];[.$W119];[#REF!];[.$AC119];[#REF!];[.$AI119];[#REF!];[.$AO119];[#REF!])" office:value-type="string" office:string-value="" calcext:value-type="error">
            <text:p>#REF!</text:p>
          </table:table-cell>
          <table:table-cell table:formula="of:=MAX([.$L119];[#REF!];[.$R119];[#REF!];[.$X119];[#REF!];[.$AD119];[#REF!];[.$AJ119];[#REF!];[.$AP119];[#REF!])" office:value-type="string" office:string-value="" calcext:value-type="error">
            <text:p>#REF!</text:p>
          </table:table-cell>
          <table:table-cell table:formula="of:=MAX([.$M119];[#REF!];[.$S119];[#REF!];[.$Y119];[#REF!];[.$AE119];[#REF!];[.$AK119];[#REF!];[.$AQ119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logistics-round-1-strips/instances/instance-4.lp</text:p>
          </table:table-cell>
          <table:table-cell office:value-type="float" office:value="7.68" calcext:value-type="float">
            <text:p>7.68</text:p>
          </table:table-cell>
          <table:table-cell office:value-type="float" office:value="5.812" calcext:value-type="float">
            <text:p>5.812</text:p>
          </table:table-cell>
          <table:table-cell office:value-type="float" office:value="2779" calcext:value-type="float">
            <text:p>2779</text:p>
          </table:table-cell>
          <table:table-cell office:value-type="float" office:value="190" calcext:value-type="float">
            <text:p>190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office:value-type="float" office:value="39.15" calcext:value-type="float">
            <text:p>39.15</text:p>
          </table:table-cell>
          <table:table-cell office:value-type="float" office:value="38.152" calcext:value-type="float">
            <text:p>38.152</text:p>
          </table:table-cell>
          <table:table-cell office:value-type="float" office:value="2816" calcext:value-type="float">
            <text:p>2816</text:p>
          </table:table-cell>
          <table:table-cell office:value-type="float" office:value="152" calcext:value-type="float">
            <text:p>152</text:p>
          </table:table-cell>
          <table:table-cell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office:value-type="float" office:value="39.84" calcext:value-type="float">
            <text:p>39.84</text:p>
          </table:table-cell>
          <table:table-cell office:value-type="float" office:value="38.869" calcext:value-type="float">
            <text:p>38.869</text:p>
          </table:table-cell>
          <table:table-cell office:value-type="float" office:value="2816" calcext:value-type="float">
            <text:p>2816</text:p>
          </table:table-cell>
          <table:table-cell office:value-type="float" office:value="152" calcext:value-type="float">
            <text:p>152</text:p>
          </table:table-cell>
          <table:table-cell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office:value-type="float" office:value="39.46" calcext:value-type="float">
            <text:p>39.46</text:p>
          </table:table-cell>
          <table:table-cell office:value-type="float" office:value="38.382" calcext:value-type="float">
            <text:p>38.382</text:p>
          </table:table-cell>
          <table:table-cell office:value-type="float" office:value="2816" calcext:value-type="float">
            <text:p>2816</text:p>
          </table:table-cell>
          <table:table-cell office:value-type="float" office:value="152" calcext:value-type="float">
            <text:p>152</text:p>
          </table:table-cell>
          <table:table-cell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office:value-type="float" office:value="38.36" calcext:value-type="float">
            <text:p>38.36</text:p>
          </table:table-cell>
          <table:table-cell office:value-type="float" office:value="37.46" calcext:value-type="float">
            <text:p>37.46</text:p>
          </table:table-cell>
          <table:table-cell office:value-type="float" office:value="2816" calcext:value-type="float">
            <text:p>2816</text:p>
          </table:table-cell>
          <table:table-cell office:value-type="float" office:value="152" calcext:value-type="float">
            <text:p>152</text:p>
          </table:table-cell>
          <table:table-cell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office:value-type="float" office:value="38.53" calcext:value-type="float">
            <text:p>38.53</text:p>
          </table:table-cell>
          <table:table-cell office:value-type="float" office:value="37.638" calcext:value-type="float">
            <text:p>37.638</text:p>
          </table:table-cell>
          <table:table-cell office:value-type="float" office:value="2816" calcext:value-type="float">
            <text:p>2816</text:p>
          </table:table-cell>
          <table:table-cell office:value-type="float" office:value="152" calcext:value-type="float">
            <text:p>152</text:p>
          </table:table-cell>
          <table:table-cell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office:value-type="float" office:value="38.37" calcext:value-type="float">
            <text:p>38.37</text:p>
          </table:table-cell>
          <table:table-cell office:value-type="float" office:value="37.436" calcext:value-type="float">
            <text:p>37.436</text:p>
          </table:table-cell>
          <table:table-cell office:value-type="float" office:value="2816" calcext:value-type="float">
            <text:p>2816</text:p>
          </table:table-cell>
          <table:table-cell office:value-type="float" office:value="152" calcext:value-type="float">
            <text:p>152</text:p>
          </table:table-cell>
          <table:table-cell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MIN([.$H120];[#REF!];[.$N120];[#REF!];[.$T120];[#REF!];[.$Z120];[#REF!];[.$AF120];[#REF!];[.$AL120];[#REF!])" office:value-type="string" office:string-value="" calcext:value-type="error">
            <text:p>#REF!</text:p>
          </table:table-cell>
          <table:table-cell table:formula="of:=MIN([.$I120];[#REF!];[.$O120];[#REF!];[.$U120];[#REF!];[.$AA120];[#REF!];[.$AG120];[#REF!];[.$AM120];[#REF!])" office:value-type="string" office:string-value="" calcext:value-type="error">
            <text:p>#REF!</text:p>
          </table:table-cell>
          <table:table-cell table:formula="of:=MIN([.$J120];[#REF!];[.$P120];[#REF!];[.$V120];[#REF!];[.$AB120];[#REF!];[.$AH120];[#REF!];[.$AN120];[#REF!])" office:value-type="string" office:string-value="" calcext:value-type="error">
            <text:p>#REF!</text:p>
          </table:table-cell>
          <table:table-cell table:formula="of:=MIN([.$K120];[#REF!];[.$Q120];[#REF!];[.$W120];[#REF!];[.$AC120];[#REF!];[.$AI120];[#REF!];[.$AO120];[#REF!])" office:value-type="string" office:string-value="" calcext:value-type="error">
            <text:p>#REF!</text:p>
          </table:table-cell>
          <table:table-cell table:formula="of:=MIN([.$L120];[#REF!];[.$R120];[#REF!];[.$X120];[#REF!];[.$AD120];[#REF!];[.$AJ120];[#REF!];[.$AP120];[#REF!])" office:value-type="string" office:string-value="" calcext:value-type="error">
            <text:p>#REF!</text:p>
          </table:table-cell>
          <table:table-cell table:formula="of:=MIN([.$M120];[#REF!];[.$S120];[#REF!];[.$Y120];[#REF!];[.$AE120];[#REF!];[.$AK120];[#REF!];[.$AQ120];[#REF!])" office:value-type="string" office:string-value="" calcext:value-type="error">
            <text:p>#REF!</text:p>
          </table:table-cell>
          <table:table-cell table:formula="of:=MEDIAN([.$H120];[#REF!];[.$N120];[#REF!];[.$T120];[#REF!];[.$Z120];[#REF!];[.$AF120];[#REF!];[.$AL120];[#REF!])" office:value-type="string" office:string-value="" calcext:value-type="error">
            <text:p>#REF!</text:p>
          </table:table-cell>
          <table:table-cell table:formula="of:=MEDIAN([.$I120];[#REF!];[.$O120];[#REF!];[.$U120];[#REF!];[.$AA120];[#REF!];[.$AG120];[#REF!];[.$AM120];[#REF!])" office:value-type="string" office:string-value="" calcext:value-type="error">
            <text:p>#REF!</text:p>
          </table:table-cell>
          <table:table-cell table:formula="of:=MEDIAN([.$J120];[#REF!];[.$P120];[#REF!];[.$V120];[#REF!];[.$AB120];[#REF!];[.$AH120];[#REF!];[.$AN120];[#REF!])" office:value-type="string" office:string-value="" calcext:value-type="error">
            <text:p>#REF!</text:p>
          </table:table-cell>
          <table:table-cell table:formula="of:=MEDIAN([.$K120];[#REF!];[.$Q120];[#REF!];[.$W120];[#REF!];[.$AC120];[#REF!];[.$AI120];[#REF!];[.$AO120];[#REF!])" office:value-type="string" office:string-value="" calcext:value-type="error">
            <text:p>#REF!</text:p>
          </table:table-cell>
          <table:table-cell table:formula="of:=MEDIAN([.$L120];[#REF!];[.$R120];[#REF!];[.$X120];[#REF!];[.$AD120];[#REF!];[.$AJ120];[#REF!];[.$AP120];[#REF!])" office:value-type="string" office:string-value="" calcext:value-type="error">
            <text:p>#REF!</text:p>
          </table:table-cell>
          <table:table-cell table:formula="of:=MEDIAN([.$M120];[#REF!];[.$S120];[#REF!];[.$Y120];[#REF!];[.$AE120];[#REF!];[.$AK120];[#REF!];[.$AQ120];[#REF!])" office:value-type="string" office:string-value="" calcext:value-type="error">
            <text:p>#REF!</text:p>
          </table:table-cell>
          <table:table-cell table:formula="of:=MAX([.$H120];[#REF!];[.$N120];[#REF!];[.$T120];[#REF!];[.$Z120];[#REF!];[.$AF120];[#REF!];[.$AL120];[#REF!])" office:value-type="string" office:string-value="" calcext:value-type="error">
            <text:p>#REF!</text:p>
          </table:table-cell>
          <table:table-cell table:formula="of:=MAX([.$I120];[#REF!];[.$O120];[#REF!];[.$U120];[#REF!];[.$AA120];[#REF!];[.$AG120];[#REF!];[.$AM120];[#REF!])" office:value-type="string" office:string-value="" calcext:value-type="error">
            <text:p>#REF!</text:p>
          </table:table-cell>
          <table:table-cell table:formula="of:=MAX([.$J120];[#REF!];[.$P120];[#REF!];[.$V120];[#REF!];[.$AB120];[#REF!];[.$AH120];[#REF!];[.$AN120];[#REF!])" office:value-type="string" office:string-value="" calcext:value-type="error">
            <text:p>#REF!</text:p>
          </table:table-cell>
          <table:table-cell table:formula="of:=MAX([.$K120];[#REF!];[.$Q120];[#REF!];[.$W120];[#REF!];[.$AC120];[#REF!];[.$AI120];[#REF!];[.$AO120];[#REF!])" office:value-type="string" office:string-value="" calcext:value-type="error">
            <text:p>#REF!</text:p>
          </table:table-cell>
          <table:table-cell table:formula="of:=MAX([.$L120];[#REF!];[.$R120];[#REF!];[.$X120];[#REF!];[.$AD120];[#REF!];[.$AJ120];[#REF!];[.$AP120];[#REF!])" office:value-type="string" office:string-value="" calcext:value-type="error">
            <text:p>#REF!</text:p>
          </table:table-cell>
          <table:table-cell table:formula="of:=MAX([.$M120];[#REF!];[.$S120];[#REF!];[.$Y120];[#REF!];[.$AE120];[#REF!];[.$AK120];[#REF!];[.$AQ120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logistics-round-1-strips/instances/instance-6.lp</text:p>
          </table:table-cell>
          <table:table-cell office:value-type="float" office:value="12.1" calcext:value-type="float">
            <text:p>12.1</text:p>
          </table:table-cell>
          <table:table-cell office:value-type="float" office:value="9.073" calcext:value-type="float">
            <text:p>9.073</text:p>
          </table:table-cell>
          <table:table-cell office:value-type="float" office:value="5264" calcext:value-type="float">
            <text:p>5264</text:p>
          </table:table-cell>
          <table:table-cell office:value-type="float" office:value="500" calcext:value-type="float">
            <text:p>500</text:p>
          </table:table-cell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office:value-type="float" office:value="51.6" calcext:value-type="float">
            <text:p>51.6</text:p>
          </table:table-cell>
          <table:table-cell office:value-type="float" office:value="50.03" calcext:value-type="float">
            <text:p>50.03</text:p>
          </table:table-cell>
          <table:table-cell office:value-type="float" office:value="2990" calcext:value-type="float">
            <text:p>2990</text:p>
          </table:table-cell>
          <table:table-cell office:value-type="float" office:value="195" calcext:value-type="float">
            <text:p>195</text:p>
          </table:table-cell>
          <table:table-cell office:value-type="float" office:value="1131" calcext:value-type="float">
            <text:p>1131</text:p>
          </table:table-cell>
          <table:table-cell office:value-type="float" office:value="0" calcext:value-type="float">
            <text:p>0</text:p>
          </table:table-cell>
          <table:table-cell office:value-type="float" office:value="51.64" calcext:value-type="float">
            <text:p>51.64</text:p>
          </table:table-cell>
          <table:table-cell office:value-type="float" office:value="50.122" calcext:value-type="float">
            <text:p>50.122</text:p>
          </table:table-cell>
          <table:table-cell office:value-type="float" office:value="4196" calcext:value-type="float">
            <text:p>4196</text:p>
          </table:table-cell>
          <table:table-cell office:value-type="float" office:value="448" calcext:value-type="float">
            <text:p>448</text:p>
          </table:table-cell>
          <table:table-cell office:value-type="float" office:value="1134" calcext:value-type="float">
            <text:p>1134</text:p>
          </table:table-cell>
          <table:table-cell office:value-type="float" office:value="27" calcext:value-type="float">
            <text:p>27</text:p>
          </table:table-cell>
          <table:table-cell office:value-type="float" office:value="51.51" calcext:value-type="float">
            <text:p>51.51</text:p>
          </table:table-cell>
          <table:table-cell office:value-type="float" office:value="49.871" calcext:value-type="float">
            <text:p>49.871</text:p>
          </table:table-cell>
          <table:table-cell office:value-type="float" office:value="4196" calcext:value-type="float">
            <text:p>4196</text:p>
          </table:table-cell>
          <table:table-cell office:value-type="float" office:value="448" calcext:value-type="float">
            <text:p>448</text:p>
          </table:table-cell>
          <table:table-cell office:value-type="float" office:value="1132" calcext:value-type="float">
            <text:p>1132</text:p>
          </table:table-cell>
          <table:table-cell office:value-type="float" office:value="27" calcext:value-type="float">
            <text:p>27</text:p>
          </table:table-cell>
          <table:table-cell office:value-type="float" office:value="52.09" calcext:value-type="float">
            <text:p>52.09</text:p>
          </table:table-cell>
          <table:table-cell office:value-type="float" office:value="50.535" calcext:value-type="float">
            <text:p>50.535</text:p>
          </table:table-cell>
          <table:table-cell office:value-type="float" office:value="4196" calcext:value-type="float">
            <text:p>4196</text:p>
          </table:table-cell>
          <table:table-cell office:value-type="float" office:value="448" calcext:value-type="float">
            <text:p>448</text:p>
          </table:table-cell>
          <table:table-cell office:value-type="float" office:value="1132" calcext:value-type="float">
            <text:p>1132</text:p>
          </table:table-cell>
          <table:table-cell office:value-type="float" office:value="27" calcext:value-type="float">
            <text:p>27</text:p>
          </table:table-cell>
          <table:table-cell office:value-type="float" office:value="52.47" calcext:value-type="float">
            <text:p>52.47</text:p>
          </table:table-cell>
          <table:table-cell office:value-type="float" office:value="50.899" calcext:value-type="float">
            <text:p>50.899</text:p>
          </table:table-cell>
          <table:table-cell office:value-type="float" office:value="5714" calcext:value-type="float">
            <text:p>5714</text:p>
          </table:table-cell>
          <table:table-cell office:value-type="float" office:value="777" calcext:value-type="float">
            <text:p>777</text:p>
          </table:table-cell>
          <table:table-cell office:value-type="float" office:value="1133" calcext:value-type="float">
            <text:p>1133</text:p>
          </table:table-cell>
          <table:table-cell office:value-type="float" office:value="18" calcext:value-type="float">
            <text:p>18</text:p>
          </table:table-cell>
          <table:table-cell office:value-type="float" office:value="52.24" calcext:value-type="float">
            <text:p>52.24</text:p>
          </table:table-cell>
          <table:table-cell office:value-type="float" office:value="50.662" calcext:value-type="float">
            <text:p>50.662</text:p>
          </table:table-cell>
          <table:table-cell office:value-type="float" office:value="4196" calcext:value-type="float">
            <text:p>4196</text:p>
          </table:table-cell>
          <table:table-cell office:value-type="float" office:value="448" calcext:value-type="float">
            <text:p>448</text:p>
          </table:table-cell>
          <table:table-cell office:value-type="float" office:value="1132" calcext:value-type="float">
            <text:p>1132</text:p>
          </table:table-cell>
          <table:table-cell office:value-type="float" office:value="27" calcext:value-type="float">
            <text:p>27</text:p>
          </table:table-cell>
          <table:table-cell table:formula="of:=MIN([.$H121];[#REF!];[.$N121];[#REF!];[.$T121];[#REF!];[.$Z121];[#REF!];[.$AF121];[#REF!];[.$AL121];[#REF!])" office:value-type="string" office:string-value="" calcext:value-type="error">
            <text:p>#REF!</text:p>
          </table:table-cell>
          <table:table-cell table:formula="of:=MIN([.$I121];[#REF!];[.$O121];[#REF!];[.$U121];[#REF!];[.$AA121];[#REF!];[.$AG121];[#REF!];[.$AM121];[#REF!])" office:value-type="string" office:string-value="" calcext:value-type="error">
            <text:p>#REF!</text:p>
          </table:table-cell>
          <table:table-cell table:formula="of:=MIN([.$J121];[#REF!];[.$P121];[#REF!];[.$V121];[#REF!];[.$AB121];[#REF!];[.$AH121];[#REF!];[.$AN121];[#REF!])" office:value-type="string" office:string-value="" calcext:value-type="error">
            <text:p>#REF!</text:p>
          </table:table-cell>
          <table:table-cell table:formula="of:=MIN([.$K121];[#REF!];[.$Q121];[#REF!];[.$W121];[#REF!];[.$AC121];[#REF!];[.$AI121];[#REF!];[.$AO121];[#REF!])" office:value-type="string" office:string-value="" calcext:value-type="error">
            <text:p>#REF!</text:p>
          </table:table-cell>
          <table:table-cell table:formula="of:=MIN([.$L121];[#REF!];[.$R121];[#REF!];[.$X121];[#REF!];[.$AD121];[#REF!];[.$AJ121];[#REF!];[.$AP121];[#REF!])" office:value-type="string" office:string-value="" calcext:value-type="error">
            <text:p>#REF!</text:p>
          </table:table-cell>
          <table:table-cell table:formula="of:=MIN([.$M121];[#REF!];[.$S121];[#REF!];[.$Y121];[#REF!];[.$AE121];[#REF!];[.$AK121];[#REF!];[.$AQ121];[#REF!])" office:value-type="string" office:string-value="" calcext:value-type="error">
            <text:p>#REF!</text:p>
          </table:table-cell>
          <table:table-cell table:formula="of:=MEDIAN([.$H121];[#REF!];[.$N121];[#REF!];[.$T121];[#REF!];[.$Z121];[#REF!];[.$AF121];[#REF!];[.$AL121];[#REF!])" office:value-type="string" office:string-value="" calcext:value-type="error">
            <text:p>#REF!</text:p>
          </table:table-cell>
          <table:table-cell table:formula="of:=MEDIAN([.$I121];[#REF!];[.$O121];[#REF!];[.$U121];[#REF!];[.$AA121];[#REF!];[.$AG121];[#REF!];[.$AM121];[#REF!])" office:value-type="string" office:string-value="" calcext:value-type="error">
            <text:p>#REF!</text:p>
          </table:table-cell>
          <table:table-cell table:formula="of:=MEDIAN([.$J121];[#REF!];[.$P121];[#REF!];[.$V121];[#REF!];[.$AB121];[#REF!];[.$AH121];[#REF!];[.$AN121];[#REF!])" office:value-type="string" office:string-value="" calcext:value-type="error">
            <text:p>#REF!</text:p>
          </table:table-cell>
          <table:table-cell table:formula="of:=MEDIAN([.$K121];[#REF!];[.$Q121];[#REF!];[.$W121];[#REF!];[.$AC121];[#REF!];[.$AI121];[#REF!];[.$AO121];[#REF!])" office:value-type="string" office:string-value="" calcext:value-type="error">
            <text:p>#REF!</text:p>
          </table:table-cell>
          <table:table-cell table:formula="of:=MEDIAN([.$L121];[#REF!];[.$R121];[#REF!];[.$X121];[#REF!];[.$AD121];[#REF!];[.$AJ121];[#REF!];[.$AP121];[#REF!])" office:value-type="string" office:string-value="" calcext:value-type="error">
            <text:p>#REF!</text:p>
          </table:table-cell>
          <table:table-cell table:formula="of:=MEDIAN([.$M121];[#REF!];[.$S121];[#REF!];[.$Y121];[#REF!];[.$AE121];[#REF!];[.$AK121];[#REF!];[.$AQ121];[#REF!])" office:value-type="string" office:string-value="" calcext:value-type="error">
            <text:p>#REF!</text:p>
          </table:table-cell>
          <table:table-cell table:formula="of:=MAX([.$H121];[#REF!];[.$N121];[#REF!];[.$T121];[#REF!];[.$Z121];[#REF!];[.$AF121];[#REF!];[.$AL121];[#REF!])" office:value-type="string" office:string-value="" calcext:value-type="error">
            <text:p>#REF!</text:p>
          </table:table-cell>
          <table:table-cell table:formula="of:=MAX([.$I121];[#REF!];[.$O121];[#REF!];[.$U121];[#REF!];[.$AA121];[#REF!];[.$AG121];[#REF!];[.$AM121];[#REF!])" office:value-type="string" office:string-value="" calcext:value-type="error">
            <text:p>#REF!</text:p>
          </table:table-cell>
          <table:table-cell table:formula="of:=MAX([.$J121];[#REF!];[.$P121];[#REF!];[.$V121];[#REF!];[.$AB121];[#REF!];[.$AH121];[#REF!];[.$AN121];[#REF!])" office:value-type="string" office:string-value="" calcext:value-type="error">
            <text:p>#REF!</text:p>
          </table:table-cell>
          <table:table-cell table:formula="of:=MAX([.$K121];[#REF!];[.$Q121];[#REF!];[.$W121];[#REF!];[.$AC121];[#REF!];[.$AI121];[#REF!];[.$AO121];[#REF!])" office:value-type="string" office:string-value="" calcext:value-type="error">
            <text:p>#REF!</text:p>
          </table:table-cell>
          <table:table-cell table:formula="of:=MAX([.$L121];[#REF!];[.$R121];[#REF!];[.$X121];[#REF!];[.$AD121];[#REF!];[.$AJ121];[#REF!];[.$AP121];[#REF!])" office:value-type="string" office:string-value="" calcext:value-type="error">
            <text:p>#REF!</text:p>
          </table:table-cell>
          <table:table-cell table:formula="of:=MAX([.$M121];[#REF!];[.$S121];[#REF!];[.$Y121];[#REF!];[.$AE121];[#REF!];[.$AK121];[#REF!];[.$AQ121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logistics-round-1-strips/instances/instance-7.lp</text:p>
          </table:table-cell>
          <table:table-cell office:value-type="float" office:value="2.9" calcext:value-type="float">
            <text:p>2.9</text:p>
          </table:table-cell>
          <table:table-cell office:value-type="float" office:value="2.254" calcext:value-type="float">
            <text:p>2.254</text:p>
          </table:table-cell>
          <table:table-cell office:value-type="float" office:value="2075" calcext:value-type="float">
            <text:p>2075</text:p>
          </table:table-cell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3.98" calcext:value-type="float">
            <text:p>13.98</text:p>
          </table:table-cell>
          <table:table-cell office:value-type="float" office:value="13.569" calcext:value-type="float">
            <text:p>13.569</text:p>
          </table:table-cell>
          <table:table-cell office:value-type="float" office:value="1157" calcext:value-type="float">
            <text:p>1157</text:p>
          </table:table-cell>
          <table:table-cell office:value-type="float" office:value="84" calcext:value-type="float">
            <text:p>84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float" office:value="13.94" calcext:value-type="float">
            <text:p>13.94</text:p>
          </table:table-cell>
          <table:table-cell office:value-type="float" office:value="13.532" calcext:value-type="float">
            <text:p>13.532</text:p>
          </table:table-cell>
          <table:table-cell office:value-type="float" office:value="1157" calcext:value-type="float">
            <text:p>1157</text:p>
          </table:table-cell>
          <table:table-cell office:value-type="float" office:value="84" calcext:value-type="float">
            <text:p>84</text:p>
          </table:table-cell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float" office:value="14.12" calcext:value-type="float">
            <text:p>14.12</text:p>
          </table:table-cell>
          <table:table-cell office:value-type="float" office:value="13.701" calcext:value-type="float">
            <text:p>13.701</text:p>
          </table:table-cell>
          <table:table-cell office:value-type="float" office:value="1157" calcext:value-type="float">
            <text:p>1157</text:p>
          </table:table-cell>
          <table:table-cell office:value-type="float" office:value="84" calcext:value-type="float">
            <text:p>84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14.12" calcext:value-type="float">
            <text:p>14.12</text:p>
          </table:table-cell>
          <table:table-cell office:value-type="float" office:value="13.697" calcext:value-type="float">
            <text:p>13.697</text:p>
          </table:table-cell>
          <table:table-cell office:value-type="float" office:value="1157" calcext:value-type="float">
            <text:p>1157</text:p>
          </table:table-cell>
          <table:table-cell office:value-type="float" office:value="84" calcext:value-type="float">
            <text:p>84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13.9" calcext:value-type="float">
            <text:p>13.9</text:p>
          </table:table-cell>
          <table:table-cell office:value-type="float" office:value="13.48" calcext:value-type="float">
            <text:p>13.48</text:p>
          </table:table-cell>
          <table:table-cell office:value-type="float" office:value="1157" calcext:value-type="float">
            <text:p>1157</text:p>
          </table:table-cell>
          <table:table-cell office:value-type="float" office:value="84" calcext:value-type="float">
            <text:p>84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float" office:value="13.72" calcext:value-type="float">
            <text:p>13.72</text:p>
          </table:table-cell>
          <table:table-cell office:value-type="float" office:value="13.339" calcext:value-type="float">
            <text:p>13.339</text:p>
          </table:table-cell>
          <table:table-cell office:value-type="float" office:value="1157" calcext:value-type="float">
            <text:p>1157</text:p>
          </table:table-cell>
          <table:table-cell office:value-type="float" office:value="84" calcext:value-type="float">
            <text:p>84</text:p>
          </table:table-cell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table:formula="of:=MIN([.$H122];[#REF!];[.$N122];[#REF!];[.$T122];[#REF!];[.$Z122];[#REF!];[.$AF122];[#REF!];[.$AL122];[#REF!])" office:value-type="string" office:string-value="" calcext:value-type="error">
            <text:p>#REF!</text:p>
          </table:table-cell>
          <table:table-cell table:formula="of:=MIN([.$I122];[#REF!];[.$O122];[#REF!];[.$U122];[#REF!];[.$AA122];[#REF!];[.$AG122];[#REF!];[.$AM122];[#REF!])" office:value-type="string" office:string-value="" calcext:value-type="error">
            <text:p>#REF!</text:p>
          </table:table-cell>
          <table:table-cell table:formula="of:=MIN([.$J122];[#REF!];[.$P122];[#REF!];[.$V122];[#REF!];[.$AB122];[#REF!];[.$AH122];[#REF!];[.$AN122];[#REF!])" office:value-type="string" office:string-value="" calcext:value-type="error">
            <text:p>#REF!</text:p>
          </table:table-cell>
          <table:table-cell table:formula="of:=MIN([.$K122];[#REF!];[.$Q122];[#REF!];[.$W122];[#REF!];[.$AC122];[#REF!];[.$AI122];[#REF!];[.$AO122];[#REF!])" office:value-type="string" office:string-value="" calcext:value-type="error">
            <text:p>#REF!</text:p>
          </table:table-cell>
          <table:table-cell table:formula="of:=MIN([.$L122];[#REF!];[.$R122];[#REF!];[.$X122];[#REF!];[.$AD122];[#REF!];[.$AJ122];[#REF!];[.$AP122];[#REF!])" office:value-type="string" office:string-value="" calcext:value-type="error">
            <text:p>#REF!</text:p>
          </table:table-cell>
          <table:table-cell table:formula="of:=MIN([.$M122];[#REF!];[.$S122];[#REF!];[.$Y122];[#REF!];[.$AE122];[#REF!];[.$AK122];[#REF!];[.$AQ122];[#REF!])" office:value-type="string" office:string-value="" calcext:value-type="error">
            <text:p>#REF!</text:p>
          </table:table-cell>
          <table:table-cell table:formula="of:=MEDIAN([.$H122];[#REF!];[.$N122];[#REF!];[.$T122];[#REF!];[.$Z122];[#REF!];[.$AF122];[#REF!];[.$AL122];[#REF!])" office:value-type="string" office:string-value="" calcext:value-type="error">
            <text:p>#REF!</text:p>
          </table:table-cell>
          <table:table-cell table:formula="of:=MEDIAN([.$I122];[#REF!];[.$O122];[#REF!];[.$U122];[#REF!];[.$AA122];[#REF!];[.$AG122];[#REF!];[.$AM122];[#REF!])" office:value-type="string" office:string-value="" calcext:value-type="error">
            <text:p>#REF!</text:p>
          </table:table-cell>
          <table:table-cell table:formula="of:=MEDIAN([.$J122];[#REF!];[.$P122];[#REF!];[.$V122];[#REF!];[.$AB122];[#REF!];[.$AH122];[#REF!];[.$AN122];[#REF!])" office:value-type="string" office:string-value="" calcext:value-type="error">
            <text:p>#REF!</text:p>
          </table:table-cell>
          <table:table-cell table:formula="of:=MEDIAN([.$K122];[#REF!];[.$Q122];[#REF!];[.$W122];[#REF!];[.$AC122];[#REF!];[.$AI122];[#REF!];[.$AO122];[#REF!])" office:value-type="string" office:string-value="" calcext:value-type="error">
            <text:p>#REF!</text:p>
          </table:table-cell>
          <table:table-cell table:formula="of:=MEDIAN([.$L122];[#REF!];[.$R122];[#REF!];[.$X122];[#REF!];[.$AD122];[#REF!];[.$AJ122];[#REF!];[.$AP122];[#REF!])" office:value-type="string" office:string-value="" calcext:value-type="error">
            <text:p>#REF!</text:p>
          </table:table-cell>
          <table:table-cell table:formula="of:=MEDIAN([.$M122];[#REF!];[.$S122];[#REF!];[.$Y122];[#REF!];[.$AE122];[#REF!];[.$AK122];[#REF!];[.$AQ122];[#REF!])" office:value-type="string" office:string-value="" calcext:value-type="error">
            <text:p>#REF!</text:p>
          </table:table-cell>
          <table:table-cell table:formula="of:=MAX([.$H122];[#REF!];[.$N122];[#REF!];[.$T122];[#REF!];[.$Z122];[#REF!];[.$AF122];[#REF!];[.$AL122];[#REF!])" office:value-type="string" office:string-value="" calcext:value-type="error">
            <text:p>#REF!</text:p>
          </table:table-cell>
          <table:table-cell table:formula="of:=MAX([.$I122];[#REF!];[.$O122];[#REF!];[.$U122];[#REF!];[.$AA122];[#REF!];[.$AG122];[#REF!];[.$AM122];[#REF!])" office:value-type="string" office:string-value="" calcext:value-type="error">
            <text:p>#REF!</text:p>
          </table:table-cell>
          <table:table-cell table:formula="of:=MAX([.$J122];[#REF!];[.$P122];[#REF!];[.$V122];[#REF!];[.$AB122];[#REF!];[.$AH122];[#REF!];[.$AN122];[#REF!])" office:value-type="string" office:string-value="" calcext:value-type="error">
            <text:p>#REF!</text:p>
          </table:table-cell>
          <table:table-cell table:formula="of:=MAX([.$K122];[#REF!];[.$Q122];[#REF!];[.$W122];[#REF!];[.$AC122];[#REF!];[.$AI122];[#REF!];[.$AO122];[#REF!])" office:value-type="string" office:string-value="" calcext:value-type="error">
            <text:p>#REF!</text:p>
          </table:table-cell>
          <table:table-cell table:formula="of:=MAX([.$L122];[#REF!];[.$R122];[#REF!];[.$X122];[#REF!];[.$AD122];[#REF!];[.$AJ122];[#REF!];[.$AP122];[#REF!])" office:value-type="string" office:string-value="" calcext:value-type="error">
            <text:p>#REF!</text:p>
          </table:table-cell>
          <table:table-cell table:formula="of:=MAX([.$M122];[#REF!];[.$S122];[#REF!];[.$Y122];[#REF!];[.$AE122];[#REF!];[.$AK122];[#REF!];[.$AQ122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logistics-round-1-strips/instances/instance-8.lp</text:p>
          </table:table-cell>
          <table:table-cell office:value-type="float" office:value="13.42" calcext:value-type="float">
            <text:p>13.42</text:p>
          </table:table-cell>
          <table:table-cell office:value-type="float" office:value="10.071" calcext:value-type="float">
            <text:p>10.071</text:p>
          </table:table-cell>
          <table:table-cell office:value-type="float" office:value="3270" calcext:value-type="float">
            <text:p>3270</text:p>
          </table:table-cell>
          <table:table-cell office:value-type="float" office:value="179" calcext:value-type="float">
            <text:p>179</text:p>
          </table:table-cell>
          <table:table-cell office:value-type="float" office:value="507" calcext:value-type="float">
            <text:p>507</text:p>
          </table:table-cell>
          <table:table-cell office:value-type="float" office:value="0" calcext:value-type="float">
            <text:p>0</text:p>
          </table:table-cell>
          <table:table-cell office:value-type="float" office:value="66.79" calcext:value-type="float">
            <text:p>66.79</text:p>
          </table:table-cell>
          <table:table-cell office:value-type="float" office:value="65.206" calcext:value-type="float">
            <text:p>65.206</text:p>
          </table:table-cell>
          <table:table-cell office:value-type="float" office:value="3997" calcext:value-type="float">
            <text:p>3997</text:p>
          </table:table-cell>
          <table:table-cell office:value-type="float" office:value="292" calcext:value-type="float">
            <text:p>292</text:p>
          </table:table-cell>
          <table:table-cell office:value-type="float" office:value="1351" calcext:value-type="float">
            <text:p>1351</text:p>
          </table:table-cell>
          <table:table-cell office:value-type="float" office:value="0" calcext:value-type="float">
            <text:p>0</text:p>
          </table:table-cell>
          <table:table-cell office:value-type="float" office:value="67.02" calcext:value-type="float">
            <text:p>67.02</text:p>
          </table:table-cell>
          <table:table-cell office:value-type="float" office:value="65.321" calcext:value-type="float">
            <text:p>65.321</text:p>
          </table:table-cell>
          <table:table-cell office:value-type="float" office:value="3997" calcext:value-type="float">
            <text:p>3997</text:p>
          </table:table-cell>
          <table:table-cell office:value-type="float" office:value="292" calcext:value-type="float">
            <text:p>292</text:p>
          </table:table-cell>
          <table:table-cell office:value-type="float" office:value="1348" calcext:value-type="float">
            <text:p>1348</text:p>
          </table:table-cell>
          <table:table-cell office:value-type="float" office:value="0" calcext:value-type="float">
            <text:p>0</text:p>
          </table:table-cell>
          <table:table-cell office:value-type="float" office:value="65.35" calcext:value-type="float">
            <text:p>65.35</text:p>
          </table:table-cell>
          <table:table-cell office:value-type="float" office:value="63.654" calcext:value-type="float">
            <text:p>63.654</text:p>
          </table:table-cell>
          <table:table-cell office:value-type="float" office:value="3997" calcext:value-type="float">
            <text:p>3997</text:p>
          </table:table-cell>
          <table:table-cell office:value-type="float" office:value="292" calcext:value-type="float">
            <text:p>292</text:p>
          </table:table-cell>
          <table:table-cell office:value-type="float" office:value="1349" calcext:value-type="float">
            <text:p>1349</text:p>
          </table:table-cell>
          <table:table-cell office:value-type="float" office:value="0" calcext:value-type="float">
            <text:p>0</text:p>
          </table:table-cell>
          <table:table-cell office:value-type="float" office:value="65.27" calcext:value-type="float">
            <text:p>65.27</text:p>
          </table:table-cell>
          <table:table-cell office:value-type="float" office:value="63.597" calcext:value-type="float">
            <text:p>63.597</text:p>
          </table:table-cell>
          <table:table-cell office:value-type="float" office:value="3997" calcext:value-type="float">
            <text:p>3997</text:p>
          </table:table-cell>
          <table:table-cell office:value-type="float" office:value="292" calcext:value-type="float">
            <text:p>292</text:p>
          </table:table-cell>
          <table:table-cell office:value-type="float" office:value="1348" calcext:value-type="float">
            <text:p>1348</text:p>
          </table:table-cell>
          <table:table-cell office:value-type="float" office:value="0" calcext:value-type="float">
            <text:p>0</text:p>
          </table:table-cell>
          <table:table-cell office:value-type="float" office:value="65.69" calcext:value-type="float">
            <text:p>65.69</text:p>
          </table:table-cell>
          <table:table-cell office:value-type="float" office:value="64.115" calcext:value-type="float">
            <text:p>64.115</text:p>
          </table:table-cell>
          <table:table-cell office:value-type="float" office:value="3997" calcext:value-type="float">
            <text:p>3997</text:p>
          </table:table-cell>
          <table:table-cell office:value-type="float" office:value="292" calcext:value-type="float">
            <text:p>292</text:p>
          </table:table-cell>
          <table:table-cell office:value-type="float" office:value="1350" calcext:value-type="float">
            <text:p>1350</text:p>
          </table:table-cell>
          <table:table-cell office:value-type="float" office:value="0" calcext:value-type="float">
            <text:p>0</text:p>
          </table:table-cell>
          <table:table-cell office:value-type="float" office:value="65.27" calcext:value-type="float">
            <text:p>65.27</text:p>
          </table:table-cell>
          <table:table-cell office:value-type="float" office:value="63.649" calcext:value-type="float">
            <text:p>63.649</text:p>
          </table:table-cell>
          <table:table-cell office:value-type="float" office:value="3997" calcext:value-type="float">
            <text:p>3997</text:p>
          </table:table-cell>
          <table:table-cell office:value-type="float" office:value="292" calcext:value-type="float">
            <text:p>292</text:p>
          </table:table-cell>
          <table:table-cell office:value-type="float" office:value="1348" calcext:value-type="float">
            <text:p>1348</text:p>
          </table:table-cell>
          <table:table-cell office:value-type="float" office:value="0" calcext:value-type="float">
            <text:p>0</text:p>
          </table:table-cell>
          <table:table-cell table:formula="of:=MIN([.$H123];[#REF!];[.$N123];[#REF!];[.$T123];[#REF!];[.$Z123];[#REF!];[.$AF123];[#REF!];[.$AL123];[#REF!])" office:value-type="string" office:string-value="" calcext:value-type="error">
            <text:p>#REF!</text:p>
          </table:table-cell>
          <table:table-cell table:formula="of:=MIN([.$I123];[#REF!];[.$O123];[#REF!];[.$U123];[#REF!];[.$AA123];[#REF!];[.$AG123];[#REF!];[.$AM123];[#REF!])" office:value-type="string" office:string-value="" calcext:value-type="error">
            <text:p>#REF!</text:p>
          </table:table-cell>
          <table:table-cell table:formula="of:=MIN([.$J123];[#REF!];[.$P123];[#REF!];[.$V123];[#REF!];[.$AB123];[#REF!];[.$AH123];[#REF!];[.$AN123];[#REF!])" office:value-type="string" office:string-value="" calcext:value-type="error">
            <text:p>#REF!</text:p>
          </table:table-cell>
          <table:table-cell table:formula="of:=MIN([.$K123];[#REF!];[.$Q123];[#REF!];[.$W123];[#REF!];[.$AC123];[#REF!];[.$AI123];[#REF!];[.$AO123];[#REF!])" office:value-type="string" office:string-value="" calcext:value-type="error">
            <text:p>#REF!</text:p>
          </table:table-cell>
          <table:table-cell table:formula="of:=MIN([.$L123];[#REF!];[.$R123];[#REF!];[.$X123];[#REF!];[.$AD123];[#REF!];[.$AJ123];[#REF!];[.$AP123];[#REF!])" office:value-type="string" office:string-value="" calcext:value-type="error">
            <text:p>#REF!</text:p>
          </table:table-cell>
          <table:table-cell table:formula="of:=MIN([.$M123];[#REF!];[.$S123];[#REF!];[.$Y123];[#REF!];[.$AE123];[#REF!];[.$AK123];[#REF!];[.$AQ123];[#REF!])" office:value-type="string" office:string-value="" calcext:value-type="error">
            <text:p>#REF!</text:p>
          </table:table-cell>
          <table:table-cell table:formula="of:=MEDIAN([.$H123];[#REF!];[.$N123];[#REF!];[.$T123];[#REF!];[.$Z123];[#REF!];[.$AF123];[#REF!];[.$AL123];[#REF!])" office:value-type="string" office:string-value="" calcext:value-type="error">
            <text:p>#REF!</text:p>
          </table:table-cell>
          <table:table-cell table:formula="of:=MEDIAN([.$I123];[#REF!];[.$O123];[#REF!];[.$U123];[#REF!];[.$AA123];[#REF!];[.$AG123];[#REF!];[.$AM123];[#REF!])" office:value-type="string" office:string-value="" calcext:value-type="error">
            <text:p>#REF!</text:p>
          </table:table-cell>
          <table:table-cell table:formula="of:=MEDIAN([.$J123];[#REF!];[.$P123];[#REF!];[.$V123];[#REF!];[.$AB123];[#REF!];[.$AH123];[#REF!];[.$AN123];[#REF!])" office:value-type="string" office:string-value="" calcext:value-type="error">
            <text:p>#REF!</text:p>
          </table:table-cell>
          <table:table-cell table:formula="of:=MEDIAN([.$K123];[#REF!];[.$Q123];[#REF!];[.$W123];[#REF!];[.$AC123];[#REF!];[.$AI123];[#REF!];[.$AO123];[#REF!])" office:value-type="string" office:string-value="" calcext:value-type="error">
            <text:p>#REF!</text:p>
          </table:table-cell>
          <table:table-cell table:formula="of:=MEDIAN([.$L123];[#REF!];[.$R123];[#REF!];[.$X123];[#REF!];[.$AD123];[#REF!];[.$AJ123];[#REF!];[.$AP123];[#REF!])" office:value-type="string" office:string-value="" calcext:value-type="error">
            <text:p>#REF!</text:p>
          </table:table-cell>
          <table:table-cell table:formula="of:=MEDIAN([.$M123];[#REF!];[.$S123];[#REF!];[.$Y123];[#REF!];[.$AE123];[#REF!];[.$AK123];[#REF!];[.$AQ123];[#REF!])" office:value-type="string" office:string-value="" calcext:value-type="error">
            <text:p>#REF!</text:p>
          </table:table-cell>
          <table:table-cell table:formula="of:=MAX([.$H123];[#REF!];[.$N123];[#REF!];[.$T123];[#REF!];[.$Z123];[#REF!];[.$AF123];[#REF!];[.$AL123];[#REF!])" office:value-type="string" office:string-value="" calcext:value-type="error">
            <text:p>#REF!</text:p>
          </table:table-cell>
          <table:table-cell table:formula="of:=MAX([.$I123];[#REF!];[.$O123];[#REF!];[.$U123];[#REF!];[.$AA123];[#REF!];[.$AG123];[#REF!];[.$AM123];[#REF!])" office:value-type="string" office:string-value="" calcext:value-type="error">
            <text:p>#REF!</text:p>
          </table:table-cell>
          <table:table-cell table:formula="of:=MAX([.$J123];[#REF!];[.$P123];[#REF!];[.$V123];[#REF!];[.$AB123];[#REF!];[.$AH123];[#REF!];[.$AN123];[#REF!])" office:value-type="string" office:string-value="" calcext:value-type="error">
            <text:p>#REF!</text:p>
          </table:table-cell>
          <table:table-cell table:formula="of:=MAX([.$K123];[#REF!];[.$Q123];[#REF!];[.$W123];[#REF!];[.$AC123];[#REF!];[.$AI123];[#REF!];[.$AO123];[#REF!])" office:value-type="string" office:string-value="" calcext:value-type="error">
            <text:p>#REF!</text:p>
          </table:table-cell>
          <table:table-cell table:formula="of:=MAX([.$L123];[#REF!];[.$R123];[#REF!];[.$X123];[#REF!];[.$AD123];[#REF!];[.$AJ123];[#REF!];[.$AP123];[#REF!])" office:value-type="string" office:string-value="" calcext:value-type="error">
            <text:p>#REF!</text:p>
          </table:table-cell>
          <table:table-cell table:formula="of:=MAX([.$M123];[#REF!];[.$S123];[#REF!];[.$Y123];[#REF!];[.$AE123];[#REF!];[.$AK123];[#REF!];[.$AQ123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logistics-round-1-strips/instances/instance-9.lp</text:p>
          </table:table-cell>
          <table:table-cell office:value-type="float" office:value="18.67" calcext:value-type="float">
            <text:p>18.67</text:p>
          </table:table-cell>
          <table:table-cell office:value-type="float" office:value="14.112" calcext:value-type="float">
            <text:p>14.112</text:p>
          </table:table-cell>
          <table:table-cell office:value-type="float" office:value="12982" calcext:value-type="float">
            <text:p>12982</text:p>
          </table:table-cell>
          <table:table-cell office:value-type="float" office:value="2303" calcext:value-type="float">
            <text:p>2303</text:p>
          </table:table-cell>
          <table:table-cell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office:value-type="float" office:value="89.75" calcext:value-type="float">
            <text:p>89.75</text:p>
          </table:table-cell>
          <table:table-cell office:value-type="float" office:value="87.195" calcext:value-type="float">
            <text:p>87.195</text:p>
          </table:table-cell>
          <table:table-cell office:value-type="float" office:value="11428" calcext:value-type="float">
            <text:p>11428</text:p>
          </table:table-cell>
          <table:table-cell office:value-type="float" office:value="1254" calcext:value-type="float">
            <text:p>1254</text:p>
          </table:table-cell>
          <table:table-cell office:value-type="float" office:value="1801" calcext:value-type="float">
            <text:p>1801</text:p>
          </table:table-cell>
          <table:table-cell office:value-type="float" office:value="0" calcext:value-type="float">
            <text:p>0</text:p>
          </table:table-cell>
          <table:table-cell office:value-type="float" office:value="90.04" calcext:value-type="float">
            <text:p>90.04</text:p>
          </table:table-cell>
          <table:table-cell office:value-type="float" office:value="87.32" calcext:value-type="float">
            <text:p>87.32</text:p>
          </table:table-cell>
          <table:table-cell office:value-type="float" office:value="11649" calcext:value-type="float">
            <text:p>11649</text:p>
          </table:table-cell>
          <table:table-cell office:value-type="float" office:value="1235" calcext:value-type="float">
            <text:p>1235</text:p>
          </table:table-cell>
          <table:table-cell office:value-type="float" office:value="1806" calcext:value-type="float">
            <text:p>1806</text:p>
          </table:table-cell>
          <table:table-cell office:value-type="float" office:value="254" calcext:value-type="float">
            <text:p>254</text:p>
          </table:table-cell>
          <table:table-cell office:value-type="float" office:value="88.73" calcext:value-type="float">
            <text:p>88.73</text:p>
          </table:table-cell>
          <table:table-cell office:value-type="float" office:value="85.856" calcext:value-type="float">
            <text:p>85.856</text:p>
          </table:table-cell>
          <table:table-cell office:value-type="float" office:value="11649" calcext:value-type="float">
            <text:p>11649</text:p>
          </table:table-cell>
          <table:table-cell office:value-type="float" office:value="1235" calcext:value-type="float">
            <text:p>1235</text:p>
          </table:table-cell>
          <table:table-cell office:value-type="float" office:value="1808" calcext:value-type="float">
            <text:p>1808</text:p>
          </table:table-cell>
          <table:table-cell office:value-type="float" office:value="254" calcext:value-type="float">
            <text:p>254</text:p>
          </table:table-cell>
          <table:table-cell office:value-type="float" office:value="89.34" calcext:value-type="float">
            <text:p>89.34</text:p>
          </table:table-cell>
          <table:table-cell office:value-type="float" office:value="86.832" calcext:value-type="float">
            <text:p>86.832</text:p>
          </table:table-cell>
          <table:table-cell office:value-type="float" office:value="6674" calcext:value-type="float">
            <text:p>6674</text:p>
          </table:table-cell>
          <table:table-cell office:value-type="float" office:value="1162" calcext:value-type="float">
            <text:p>1162</text:p>
          </table:table-cell>
          <table:table-cell office:value-type="float" office:value="1804" calcext:value-type="float">
            <text:p>1804</text:p>
          </table:table-cell>
          <table:table-cell office:value-type="float" office:value="193" calcext:value-type="float">
            <text:p>193</text:p>
          </table:table-cell>
          <table:table-cell office:value-type="float" office:value="90.48" calcext:value-type="float">
            <text:p>90.48</text:p>
          </table:table-cell>
          <table:table-cell office:value-type="float" office:value="87.673" calcext:value-type="float">
            <text:p>87.673</text:p>
          </table:table-cell>
          <table:table-cell office:value-type="float" office:value="17696" calcext:value-type="float">
            <text:p>17696</text:p>
          </table:table-cell>
          <table:table-cell office:value-type="float" office:value="1535" calcext:value-type="float">
            <text:p>1535</text:p>
          </table:table-cell>
          <table:table-cell office:value-type="float" office:value="1803" calcext:value-type="float">
            <text:p>1803</text:p>
          </table:table-cell>
          <table:table-cell office:value-type="float" office:value="144" calcext:value-type="float">
            <text:p>144</text:p>
          </table:table-cell>
          <table:table-cell office:value-type="float" office:value="89.49" calcext:value-type="float">
            <text:p>89.49</text:p>
          </table:table-cell>
          <table:table-cell office:value-type="float" office:value="86.551" calcext:value-type="float">
            <text:p>86.551</text:p>
          </table:table-cell>
          <table:table-cell office:value-type="float" office:value="12377" calcext:value-type="float">
            <text:p>12377</text:p>
          </table:table-cell>
          <table:table-cell office:value-type="float" office:value="1280" calcext:value-type="float">
            <text:p>1280</text:p>
          </table:table-cell>
          <table:table-cell office:value-type="float" office:value="1806" calcext:value-type="float">
            <text:p>1806</text:p>
          </table:table-cell>
          <table:table-cell office:value-type="float" office:value="225" calcext:value-type="float">
            <text:p>225</text:p>
          </table:table-cell>
          <table:table-cell table:formula="of:=MIN([.$H124];[#REF!];[.$N124];[#REF!];[.$T124];[#REF!];[.$Z124];[#REF!];[.$AF124];[#REF!];[.$AL124];[#REF!])" office:value-type="string" office:string-value="" calcext:value-type="error">
            <text:p>#REF!</text:p>
          </table:table-cell>
          <table:table-cell table:formula="of:=MIN([.$I124];[#REF!];[.$O124];[#REF!];[.$U124];[#REF!];[.$AA124];[#REF!];[.$AG124];[#REF!];[.$AM124];[#REF!])" office:value-type="string" office:string-value="" calcext:value-type="error">
            <text:p>#REF!</text:p>
          </table:table-cell>
          <table:table-cell table:formula="of:=MIN([.$J124];[#REF!];[.$P124];[#REF!];[.$V124];[#REF!];[.$AB124];[#REF!];[.$AH124];[#REF!];[.$AN124];[#REF!])" office:value-type="string" office:string-value="" calcext:value-type="error">
            <text:p>#REF!</text:p>
          </table:table-cell>
          <table:table-cell table:formula="of:=MIN([.$K124];[#REF!];[.$Q124];[#REF!];[.$W124];[#REF!];[.$AC124];[#REF!];[.$AI124];[#REF!];[.$AO124];[#REF!])" office:value-type="string" office:string-value="" calcext:value-type="error">
            <text:p>#REF!</text:p>
          </table:table-cell>
          <table:table-cell table:formula="of:=MIN([.$L124];[#REF!];[.$R124];[#REF!];[.$X124];[#REF!];[.$AD124];[#REF!];[.$AJ124];[#REF!];[.$AP124];[#REF!])" office:value-type="string" office:string-value="" calcext:value-type="error">
            <text:p>#REF!</text:p>
          </table:table-cell>
          <table:table-cell table:formula="of:=MIN([.$M124];[#REF!];[.$S124];[#REF!];[.$Y124];[#REF!];[.$AE124];[#REF!];[.$AK124];[#REF!];[.$AQ124];[#REF!])" office:value-type="string" office:string-value="" calcext:value-type="error">
            <text:p>#REF!</text:p>
          </table:table-cell>
          <table:table-cell table:formula="of:=MEDIAN([.$H124];[#REF!];[.$N124];[#REF!];[.$T124];[#REF!];[.$Z124];[#REF!];[.$AF124];[#REF!];[.$AL124];[#REF!])" office:value-type="string" office:string-value="" calcext:value-type="error">
            <text:p>#REF!</text:p>
          </table:table-cell>
          <table:table-cell table:formula="of:=MEDIAN([.$I124];[#REF!];[.$O124];[#REF!];[.$U124];[#REF!];[.$AA124];[#REF!];[.$AG124];[#REF!];[.$AM124];[#REF!])" office:value-type="string" office:string-value="" calcext:value-type="error">
            <text:p>#REF!</text:p>
          </table:table-cell>
          <table:table-cell table:formula="of:=MEDIAN([.$J124];[#REF!];[.$P124];[#REF!];[.$V124];[#REF!];[.$AB124];[#REF!];[.$AH124];[#REF!];[.$AN124];[#REF!])" office:value-type="string" office:string-value="" calcext:value-type="error">
            <text:p>#REF!</text:p>
          </table:table-cell>
          <table:table-cell table:formula="of:=MEDIAN([.$K124];[#REF!];[.$Q124];[#REF!];[.$W124];[#REF!];[.$AC124];[#REF!];[.$AI124];[#REF!];[.$AO124];[#REF!])" office:value-type="string" office:string-value="" calcext:value-type="error">
            <text:p>#REF!</text:p>
          </table:table-cell>
          <table:table-cell table:formula="of:=MEDIAN([.$L124];[#REF!];[.$R124];[#REF!];[.$X124];[#REF!];[.$AD124];[#REF!];[.$AJ124];[#REF!];[.$AP124];[#REF!])" office:value-type="string" office:string-value="" calcext:value-type="error">
            <text:p>#REF!</text:p>
          </table:table-cell>
          <table:table-cell table:formula="of:=MEDIAN([.$M124];[#REF!];[.$S124];[#REF!];[.$Y124];[#REF!];[.$AE124];[#REF!];[.$AK124];[#REF!];[.$AQ124];[#REF!])" office:value-type="string" office:string-value="" calcext:value-type="error">
            <text:p>#REF!</text:p>
          </table:table-cell>
          <table:table-cell table:formula="of:=MAX([.$H124];[#REF!];[.$N124];[#REF!];[.$T124];[#REF!];[.$Z124];[#REF!];[.$AF124];[#REF!];[.$AL124];[#REF!])" office:value-type="string" office:string-value="" calcext:value-type="error">
            <text:p>#REF!</text:p>
          </table:table-cell>
          <table:table-cell table:formula="of:=MAX([.$I124];[#REF!];[.$O124];[#REF!];[.$U124];[#REF!];[.$AA124];[#REF!];[.$AG124];[#REF!];[.$AM124];[#REF!])" office:value-type="string" office:string-value="" calcext:value-type="error">
            <text:p>#REF!</text:p>
          </table:table-cell>
          <table:table-cell table:formula="of:=MAX([.$J124];[#REF!];[.$P124];[#REF!];[.$V124];[#REF!];[.$AB124];[#REF!];[.$AH124];[#REF!];[.$AN124];[#REF!])" office:value-type="string" office:string-value="" calcext:value-type="error">
            <text:p>#REF!</text:p>
          </table:table-cell>
          <table:table-cell table:formula="of:=MAX([.$K124];[#REF!];[.$Q124];[#REF!];[.$W124];[#REF!];[.$AC124];[#REF!];[.$AI124];[#REF!];[.$AO124];[#REF!])" office:value-type="string" office:string-value="" calcext:value-type="error">
            <text:p>#REF!</text:p>
          </table:table-cell>
          <table:table-cell table:formula="of:=MAX([.$L124];[#REF!];[.$R124];[#REF!];[.$X124];[#REF!];[.$AD124];[#REF!];[.$AJ124];[#REF!];[.$AP124];[#REF!])" office:value-type="string" office:string-value="" calcext:value-type="error">
            <text:p>#REF!</text:p>
          </table:table-cell>
          <table:table-cell table:formula="of:=MAX([.$M124];[#REF!];[.$S124];[#REF!];[.$Y124];[#REF!];[.$AE124];[#REF!];[.$AK124];[#REF!];[.$AQ124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mystery-round-1-strips/instances/instance-10.lp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47" calcext:value-type="float">
            <text:p>80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55" calcext:value-type="float">
            <text:p>80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51" calcext:value-type="float">
            <text:p>80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51" calcext:value-type="float">
            <text:p>80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48" calcext:value-type="float">
            <text:p>80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55" calcext:value-type="float">
            <text:p>80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48" calcext:value-type="float">
            <text:p>8048</text:p>
          </table:table-cell>
          <table:table-cell office:value-type="float" office:value="0" calcext:value-type="float">
            <text:p>0</text:p>
          </table:table-cell>
          <table:table-cell table:formula="of:=MIN([.$H125];[#REF!];[.$N125];[#REF!];[.$T125];[#REF!];[.$Z125];[#REF!];[.$AF125];[#REF!];[.$AL125];[#REF!])" office:value-type="string" office:string-value="" calcext:value-type="error">
            <text:p>#REF!</text:p>
          </table:table-cell>
          <table:table-cell table:formula="of:=MIN([.$I125];[#REF!];[.$O125];[#REF!];[.$U125];[#REF!];[.$AA125];[#REF!];[.$AG125];[#REF!];[.$AM125];[#REF!])" office:value-type="string" office:string-value="" calcext:value-type="error">
            <text:p>#REF!</text:p>
          </table:table-cell>
          <table:table-cell table:formula="of:=MIN([.$J125];[#REF!];[.$P125];[#REF!];[.$V125];[#REF!];[.$AB125];[#REF!];[.$AH125];[#REF!];[.$AN125];[#REF!])" office:value-type="string" office:string-value="" calcext:value-type="error">
            <text:p>#REF!</text:p>
          </table:table-cell>
          <table:table-cell table:formula="of:=MIN([.$K125];[#REF!];[.$Q125];[#REF!];[.$W125];[#REF!];[.$AC125];[#REF!];[.$AI125];[#REF!];[.$AO125];[#REF!])" office:value-type="string" office:string-value="" calcext:value-type="error">
            <text:p>#REF!</text:p>
          </table:table-cell>
          <table:table-cell table:formula="of:=MIN([.$L125];[#REF!];[.$R125];[#REF!];[.$X125];[#REF!];[.$AD125];[#REF!];[.$AJ125];[#REF!];[.$AP125];[#REF!])" office:value-type="string" office:string-value="" calcext:value-type="error">
            <text:p>#REF!</text:p>
          </table:table-cell>
          <table:table-cell table:formula="of:=MIN([.$M125];[#REF!];[.$S125];[#REF!];[.$Y125];[#REF!];[.$AE125];[#REF!];[.$AK125];[#REF!];[.$AQ125];[#REF!])" office:value-type="string" office:string-value="" calcext:value-type="error">
            <text:p>#REF!</text:p>
          </table:table-cell>
          <table:table-cell table:formula="of:=MEDIAN([.$H125];[#REF!];[.$N125];[#REF!];[.$T125];[#REF!];[.$Z125];[#REF!];[.$AF125];[#REF!];[.$AL125];[#REF!])" office:value-type="string" office:string-value="" calcext:value-type="error">
            <text:p>#REF!</text:p>
          </table:table-cell>
          <table:table-cell table:formula="of:=MEDIAN([.$I125];[#REF!];[.$O125];[#REF!];[.$U125];[#REF!];[.$AA125];[#REF!];[.$AG125];[#REF!];[.$AM125];[#REF!])" office:value-type="string" office:string-value="" calcext:value-type="error">
            <text:p>#REF!</text:p>
          </table:table-cell>
          <table:table-cell table:formula="of:=MEDIAN([.$J125];[#REF!];[.$P125];[#REF!];[.$V125];[#REF!];[.$AB125];[#REF!];[.$AH125];[#REF!];[.$AN125];[#REF!])" office:value-type="string" office:string-value="" calcext:value-type="error">
            <text:p>#REF!</text:p>
          </table:table-cell>
          <table:table-cell table:formula="of:=MEDIAN([.$K125];[#REF!];[.$Q125];[#REF!];[.$W125];[#REF!];[.$AC125];[#REF!];[.$AI125];[#REF!];[.$AO125];[#REF!])" office:value-type="string" office:string-value="" calcext:value-type="error">
            <text:p>#REF!</text:p>
          </table:table-cell>
          <table:table-cell table:formula="of:=MEDIAN([.$L125];[#REF!];[.$R125];[#REF!];[.$X125];[#REF!];[.$AD125];[#REF!];[.$AJ125];[#REF!];[.$AP125];[#REF!])" office:value-type="string" office:string-value="" calcext:value-type="error">
            <text:p>#REF!</text:p>
          </table:table-cell>
          <table:table-cell table:formula="of:=MEDIAN([.$M125];[#REF!];[.$S125];[#REF!];[.$Y125];[#REF!];[.$AE125];[#REF!];[.$AK125];[#REF!];[.$AQ125];[#REF!])" office:value-type="string" office:string-value="" calcext:value-type="error">
            <text:p>#REF!</text:p>
          </table:table-cell>
          <table:table-cell table:formula="of:=MAX([.$H125];[#REF!];[.$N125];[#REF!];[.$T125];[#REF!];[.$Z125];[#REF!];[.$AF125];[#REF!];[.$AL125];[#REF!])" office:value-type="string" office:string-value="" calcext:value-type="error">
            <text:p>#REF!</text:p>
          </table:table-cell>
          <table:table-cell table:formula="of:=MAX([.$I125];[#REF!];[.$O125];[#REF!];[.$U125];[#REF!];[.$AA125];[#REF!];[.$AG125];[#REF!];[.$AM125];[#REF!])" office:value-type="string" office:string-value="" calcext:value-type="error">
            <text:p>#REF!</text:p>
          </table:table-cell>
          <table:table-cell table:formula="of:=MAX([.$J125];[#REF!];[.$P125];[#REF!];[.$V125];[#REF!];[.$AB125];[#REF!];[.$AH125];[#REF!];[.$AN125];[#REF!])" office:value-type="string" office:string-value="" calcext:value-type="error">
            <text:p>#REF!</text:p>
          </table:table-cell>
          <table:table-cell table:formula="of:=MAX([.$K125];[#REF!];[.$Q125];[#REF!];[.$W125];[#REF!];[.$AC125];[#REF!];[.$AI125];[#REF!];[.$AO125];[#REF!])" office:value-type="string" office:string-value="" calcext:value-type="error">
            <text:p>#REF!</text:p>
          </table:table-cell>
          <table:table-cell table:formula="of:=MAX([.$L125];[#REF!];[.$R125];[#REF!];[.$X125];[#REF!];[.$AD125];[#REF!];[.$AJ125];[#REF!];[.$AP125];[#REF!])" office:value-type="string" office:string-value="" calcext:value-type="error">
            <text:p>#REF!</text:p>
          </table:table-cell>
          <table:table-cell table:formula="of:=MAX([.$M125];[#REF!];[.$S125];[#REF!];[.$Y125];[#REF!];[.$AE125];[#REF!];[.$AK125];[#REF!];[.$AQ125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mystery-round-1-strips/instances/instance-13.lp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05" calcext:value-type="float">
            <text:p>81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81" calcext:value-type="float">
            <text:p>81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74" calcext:value-type="float">
            <text:p>817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65" calcext:value-type="float">
            <text:p>80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77" calcext:value-type="float">
            <text:p>817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32" calcext:value-type="float">
            <text:p>80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90" calcext:value-type="float">
            <text:p>8190</text:p>
          </table:table-cell>
          <table:table-cell office:value-type="float" office:value="0" calcext:value-type="float">
            <text:p>0</text:p>
          </table:table-cell>
          <table:table-cell table:formula="of:=MIN([.$H126];[#REF!];[.$N126];[#REF!];[.$T126];[#REF!];[.$Z126];[#REF!];[.$AF126];[#REF!];[.$AL126];[#REF!])" office:value-type="string" office:string-value="" calcext:value-type="error">
            <text:p>#REF!</text:p>
          </table:table-cell>
          <table:table-cell table:formula="of:=MIN([.$I126];[#REF!];[.$O126];[#REF!];[.$U126];[#REF!];[.$AA126];[#REF!];[.$AG126];[#REF!];[.$AM126];[#REF!])" office:value-type="string" office:string-value="" calcext:value-type="error">
            <text:p>#REF!</text:p>
          </table:table-cell>
          <table:table-cell table:formula="of:=MIN([.$J126];[#REF!];[.$P126];[#REF!];[.$V126];[#REF!];[.$AB126];[#REF!];[.$AH126];[#REF!];[.$AN126];[#REF!])" office:value-type="string" office:string-value="" calcext:value-type="error">
            <text:p>#REF!</text:p>
          </table:table-cell>
          <table:table-cell table:formula="of:=MIN([.$K126];[#REF!];[.$Q126];[#REF!];[.$W126];[#REF!];[.$AC126];[#REF!];[.$AI126];[#REF!];[.$AO126];[#REF!])" office:value-type="string" office:string-value="" calcext:value-type="error">
            <text:p>#REF!</text:p>
          </table:table-cell>
          <table:table-cell table:formula="of:=MIN([.$L126];[#REF!];[.$R126];[#REF!];[.$X126];[#REF!];[.$AD126];[#REF!];[.$AJ126];[#REF!];[.$AP126];[#REF!])" office:value-type="string" office:string-value="" calcext:value-type="error">
            <text:p>#REF!</text:p>
          </table:table-cell>
          <table:table-cell table:formula="of:=MIN([.$M126];[#REF!];[.$S126];[#REF!];[.$Y126];[#REF!];[.$AE126];[#REF!];[.$AK126];[#REF!];[.$AQ126];[#REF!])" office:value-type="string" office:string-value="" calcext:value-type="error">
            <text:p>#REF!</text:p>
          </table:table-cell>
          <table:table-cell table:formula="of:=MEDIAN([.$H126];[#REF!];[.$N126];[#REF!];[.$T126];[#REF!];[.$Z126];[#REF!];[.$AF126];[#REF!];[.$AL126];[#REF!])" office:value-type="string" office:string-value="" calcext:value-type="error">
            <text:p>#REF!</text:p>
          </table:table-cell>
          <table:table-cell table:formula="of:=MEDIAN([.$I126];[#REF!];[.$O126];[#REF!];[.$U126];[#REF!];[.$AA126];[#REF!];[.$AG126];[#REF!];[.$AM126];[#REF!])" office:value-type="string" office:string-value="" calcext:value-type="error">
            <text:p>#REF!</text:p>
          </table:table-cell>
          <table:table-cell table:formula="of:=MEDIAN([.$J126];[#REF!];[.$P126];[#REF!];[.$V126];[#REF!];[.$AB126];[#REF!];[.$AH126];[#REF!];[.$AN126];[#REF!])" office:value-type="string" office:string-value="" calcext:value-type="error">
            <text:p>#REF!</text:p>
          </table:table-cell>
          <table:table-cell table:formula="of:=MEDIAN([.$K126];[#REF!];[.$Q126];[#REF!];[.$W126];[#REF!];[.$AC126];[#REF!];[.$AI126];[#REF!];[.$AO126];[#REF!])" office:value-type="string" office:string-value="" calcext:value-type="error">
            <text:p>#REF!</text:p>
          </table:table-cell>
          <table:table-cell table:formula="of:=MEDIAN([.$L126];[#REF!];[.$R126];[#REF!];[.$X126];[#REF!];[.$AD126];[#REF!];[.$AJ126];[#REF!];[.$AP126];[#REF!])" office:value-type="string" office:string-value="" calcext:value-type="error">
            <text:p>#REF!</text:p>
          </table:table-cell>
          <table:table-cell table:formula="of:=MEDIAN([.$M126];[#REF!];[.$S126];[#REF!];[.$Y126];[#REF!];[.$AE126];[#REF!];[.$AK126];[#REF!];[.$AQ126];[#REF!])" office:value-type="string" office:string-value="" calcext:value-type="error">
            <text:p>#REF!</text:p>
          </table:table-cell>
          <table:table-cell table:formula="of:=MAX([.$H126];[#REF!];[.$N126];[#REF!];[.$T126];[#REF!];[.$Z126];[#REF!];[.$AF126];[#REF!];[.$AL126];[#REF!])" office:value-type="string" office:string-value="" calcext:value-type="error">
            <text:p>#REF!</text:p>
          </table:table-cell>
          <table:table-cell table:formula="of:=MAX([.$I126];[#REF!];[.$O126];[#REF!];[.$U126];[#REF!];[.$AA126];[#REF!];[.$AG126];[#REF!];[.$AM126];[#REF!])" office:value-type="string" office:string-value="" calcext:value-type="error">
            <text:p>#REF!</text:p>
          </table:table-cell>
          <table:table-cell table:formula="of:=MAX([.$J126];[#REF!];[.$P126];[#REF!];[.$V126];[#REF!];[.$AB126];[#REF!];[.$AH126];[#REF!];[.$AN126];[#REF!])" office:value-type="string" office:string-value="" calcext:value-type="error">
            <text:p>#REF!</text:p>
          </table:table-cell>
          <table:table-cell table:formula="of:=MAX([.$K126];[#REF!];[.$Q126];[#REF!];[.$W126];[#REF!];[.$AC126];[#REF!];[.$AI126];[#REF!];[.$AO126];[#REF!])" office:value-type="string" office:string-value="" calcext:value-type="error">
            <text:p>#REF!</text:p>
          </table:table-cell>
          <table:table-cell table:formula="of:=MAX([.$L126];[#REF!];[.$R126];[#REF!];[.$X126];[#REF!];[.$AD126];[#REF!];[.$AJ126];[#REF!];[.$AP126];[#REF!])" office:value-type="string" office:string-value="" calcext:value-type="error">
            <text:p>#REF!</text:p>
          </table:table-cell>
          <table:table-cell table:formula="of:=MAX([.$M126];[#REF!];[.$S126];[#REF!];[.$Y126];[#REF!];[.$AE126];[#REF!];[.$AK126];[#REF!];[.$AQ126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mystery-round-1-strips/instances/instance-15.lp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56" calcext:value-type="float">
            <text:p>80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91" calcext:value-type="float">
            <text:p>809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41" calcext:value-type="float">
            <text:p>81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50" calcext:value-type="float">
            <text:p>80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53" calcext:value-type="float">
            <text:p>80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69" calcext:value-type="float">
            <text:p>806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96" calcext:value-type="float">
            <text:p>8196</text:p>
          </table:table-cell>
          <table:table-cell office:value-type="float" office:value="0" calcext:value-type="float">
            <text:p>0</text:p>
          </table:table-cell>
          <table:table-cell table:formula="of:=MIN([.$H127];[#REF!];[.$N127];[#REF!];[.$T127];[#REF!];[.$Z127];[#REF!];[.$AF127];[#REF!];[.$AL127];[#REF!])" office:value-type="string" office:string-value="" calcext:value-type="error">
            <text:p>#REF!</text:p>
          </table:table-cell>
          <table:table-cell table:formula="of:=MIN([.$I127];[#REF!];[.$O127];[#REF!];[.$U127];[#REF!];[.$AA127];[#REF!];[.$AG127];[#REF!];[.$AM127];[#REF!])" office:value-type="string" office:string-value="" calcext:value-type="error">
            <text:p>#REF!</text:p>
          </table:table-cell>
          <table:table-cell table:formula="of:=MIN([.$J127];[#REF!];[.$P127];[#REF!];[.$V127];[#REF!];[.$AB127];[#REF!];[.$AH127];[#REF!];[.$AN127];[#REF!])" office:value-type="string" office:string-value="" calcext:value-type="error">
            <text:p>#REF!</text:p>
          </table:table-cell>
          <table:table-cell table:formula="of:=MIN([.$K127];[#REF!];[.$Q127];[#REF!];[.$W127];[#REF!];[.$AC127];[#REF!];[.$AI127];[#REF!];[.$AO127];[#REF!])" office:value-type="string" office:string-value="" calcext:value-type="error">
            <text:p>#REF!</text:p>
          </table:table-cell>
          <table:table-cell table:formula="of:=MIN([.$L127];[#REF!];[.$R127];[#REF!];[.$X127];[#REF!];[.$AD127];[#REF!];[.$AJ127];[#REF!];[.$AP127];[#REF!])" office:value-type="string" office:string-value="" calcext:value-type="error">
            <text:p>#REF!</text:p>
          </table:table-cell>
          <table:table-cell table:formula="of:=MIN([.$M127];[#REF!];[.$S127];[#REF!];[.$Y127];[#REF!];[.$AE127];[#REF!];[.$AK127];[#REF!];[.$AQ127];[#REF!])" office:value-type="string" office:string-value="" calcext:value-type="error">
            <text:p>#REF!</text:p>
          </table:table-cell>
          <table:table-cell table:formula="of:=MEDIAN([.$H127];[#REF!];[.$N127];[#REF!];[.$T127];[#REF!];[.$Z127];[#REF!];[.$AF127];[#REF!];[.$AL127];[#REF!])" office:value-type="string" office:string-value="" calcext:value-type="error">
            <text:p>#REF!</text:p>
          </table:table-cell>
          <table:table-cell table:formula="of:=MEDIAN([.$I127];[#REF!];[.$O127];[#REF!];[.$U127];[#REF!];[.$AA127];[#REF!];[.$AG127];[#REF!];[.$AM127];[#REF!])" office:value-type="string" office:string-value="" calcext:value-type="error">
            <text:p>#REF!</text:p>
          </table:table-cell>
          <table:table-cell table:formula="of:=MEDIAN([.$J127];[#REF!];[.$P127];[#REF!];[.$V127];[#REF!];[.$AB127];[#REF!];[.$AH127];[#REF!];[.$AN127];[#REF!])" office:value-type="string" office:string-value="" calcext:value-type="error">
            <text:p>#REF!</text:p>
          </table:table-cell>
          <table:table-cell table:formula="of:=MEDIAN([.$K127];[#REF!];[.$Q127];[#REF!];[.$W127];[#REF!];[.$AC127];[#REF!];[.$AI127];[#REF!];[.$AO127];[#REF!])" office:value-type="string" office:string-value="" calcext:value-type="error">
            <text:p>#REF!</text:p>
          </table:table-cell>
          <table:table-cell table:formula="of:=MEDIAN([.$L127];[#REF!];[.$R127];[#REF!];[.$X127];[#REF!];[.$AD127];[#REF!];[.$AJ127];[#REF!];[.$AP127];[#REF!])" office:value-type="string" office:string-value="" calcext:value-type="error">
            <text:p>#REF!</text:p>
          </table:table-cell>
          <table:table-cell table:formula="of:=MEDIAN([.$M127];[#REF!];[.$S127];[#REF!];[.$Y127];[#REF!];[.$AE127];[#REF!];[.$AK127];[#REF!];[.$AQ127];[#REF!])" office:value-type="string" office:string-value="" calcext:value-type="error">
            <text:p>#REF!</text:p>
          </table:table-cell>
          <table:table-cell table:formula="of:=MAX([.$H127];[#REF!];[.$N127];[#REF!];[.$T127];[#REF!];[.$Z127];[#REF!];[.$AF127];[#REF!];[.$AL127];[#REF!])" office:value-type="string" office:string-value="" calcext:value-type="error">
            <text:p>#REF!</text:p>
          </table:table-cell>
          <table:table-cell table:formula="of:=MAX([.$I127];[#REF!];[.$O127];[#REF!];[.$U127];[#REF!];[.$AA127];[#REF!];[.$AG127];[#REF!];[.$AM127];[#REF!])" office:value-type="string" office:string-value="" calcext:value-type="error">
            <text:p>#REF!</text:p>
          </table:table-cell>
          <table:table-cell table:formula="of:=MAX([.$J127];[#REF!];[.$P127];[#REF!];[.$V127];[#REF!];[.$AB127];[#REF!];[.$AH127];[#REF!];[.$AN127];[#REF!])" office:value-type="string" office:string-value="" calcext:value-type="error">
            <text:p>#REF!</text:p>
          </table:table-cell>
          <table:table-cell table:formula="of:=MAX([.$K127];[#REF!];[.$Q127];[#REF!];[.$W127];[#REF!];[.$AC127];[#REF!];[.$AI127];[#REF!];[.$AO127];[#REF!])" office:value-type="string" office:string-value="" calcext:value-type="error">
            <text:p>#REF!</text:p>
          </table:table-cell>
          <table:table-cell table:formula="of:=MAX([.$L127];[#REF!];[.$R127];[#REF!];[.$X127];[#REF!];[.$AD127];[#REF!];[.$AJ127];[#REF!];[.$AP127];[#REF!])" office:value-type="string" office:string-value="" calcext:value-type="error">
            <text:p>#REF!</text:p>
          </table:table-cell>
          <table:table-cell table:formula="of:=MAX([.$M127];[#REF!];[.$S127];[#REF!];[.$Y127];[#REF!];[.$AE127];[#REF!];[.$AK127];[#REF!];[.$AQ127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mystery-round-1-strips/instances/instance-17.lp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31" calcext:value-type="float">
            <text:p>80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36" calcext:value-type="float">
            <text:p>81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58" calcext:value-type="float">
            <text:p>805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62" calcext:value-type="float">
            <text:p>816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48" calcext:value-type="float">
            <text:p>81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80" calcext:value-type="float">
            <text:p>8180</text:p>
          </table:table-cell>
          <table:table-cell office:value-type="float" office:value="0" calcext:value-type="float">
            <text:p>0</text:p>
          </table:table-cell>
          <table:table-cell table:formula="of:=MIN([.$H128];[#REF!];[.$N128];[#REF!];[.$T128];[#REF!];[.$Z128];[#REF!];[.$AF128];[#REF!];[.$AL128];[#REF!])" office:value-type="string" office:string-value="" calcext:value-type="error">
            <text:p>#REF!</text:p>
          </table:table-cell>
          <table:table-cell table:formula="of:=MIN([.$I128];[#REF!];[.$O128];[#REF!];[.$U128];[#REF!];[.$AA128];[#REF!];[.$AG128];[#REF!];[.$AM128];[#REF!])" office:value-type="string" office:string-value="" calcext:value-type="error">
            <text:p>#REF!</text:p>
          </table:table-cell>
          <table:table-cell table:formula="of:=MIN([.$J128];[#REF!];[.$P128];[#REF!];[.$V128];[#REF!];[.$AB128];[#REF!];[.$AH128];[#REF!];[.$AN128];[#REF!])" office:value-type="string" office:string-value="" calcext:value-type="error">
            <text:p>#REF!</text:p>
          </table:table-cell>
          <table:table-cell table:formula="of:=MIN([.$K128];[#REF!];[.$Q128];[#REF!];[.$W128];[#REF!];[.$AC128];[#REF!];[.$AI128];[#REF!];[.$AO128];[#REF!])" office:value-type="string" office:string-value="" calcext:value-type="error">
            <text:p>#REF!</text:p>
          </table:table-cell>
          <table:table-cell table:formula="of:=MIN([.$L128];[#REF!];[.$R128];[#REF!];[.$X128];[#REF!];[.$AD128];[#REF!];[.$AJ128];[#REF!];[.$AP128];[#REF!])" office:value-type="string" office:string-value="" calcext:value-type="error">
            <text:p>#REF!</text:p>
          </table:table-cell>
          <table:table-cell table:formula="of:=MIN([.$M128];[#REF!];[.$S128];[#REF!];[.$Y128];[#REF!];[.$AE128];[#REF!];[.$AK128];[#REF!];[.$AQ128];[#REF!])" office:value-type="string" office:string-value="" calcext:value-type="error">
            <text:p>#REF!</text:p>
          </table:table-cell>
          <table:table-cell table:formula="of:=MEDIAN([.$H128];[#REF!];[.$N128];[#REF!];[.$T128];[#REF!];[.$Z128];[#REF!];[.$AF128];[#REF!];[.$AL128];[#REF!])" office:value-type="string" office:string-value="" calcext:value-type="error">
            <text:p>#REF!</text:p>
          </table:table-cell>
          <table:table-cell table:formula="of:=MEDIAN([.$I128];[#REF!];[.$O128];[#REF!];[.$U128];[#REF!];[.$AA128];[#REF!];[.$AG128];[#REF!];[.$AM128];[#REF!])" office:value-type="string" office:string-value="" calcext:value-type="error">
            <text:p>#REF!</text:p>
          </table:table-cell>
          <table:table-cell table:formula="of:=MEDIAN([.$J128];[#REF!];[.$P128];[#REF!];[.$V128];[#REF!];[.$AB128];[#REF!];[.$AH128];[#REF!];[.$AN128];[#REF!])" office:value-type="string" office:string-value="" calcext:value-type="error">
            <text:p>#REF!</text:p>
          </table:table-cell>
          <table:table-cell table:formula="of:=MEDIAN([.$K128];[#REF!];[.$Q128];[#REF!];[.$W128];[#REF!];[.$AC128];[#REF!];[.$AI128];[#REF!];[.$AO128];[#REF!])" office:value-type="string" office:string-value="" calcext:value-type="error">
            <text:p>#REF!</text:p>
          </table:table-cell>
          <table:table-cell table:formula="of:=MEDIAN([.$L128];[#REF!];[.$R128];[#REF!];[.$X128];[#REF!];[.$AD128];[#REF!];[.$AJ128];[#REF!];[.$AP128];[#REF!])" office:value-type="string" office:string-value="" calcext:value-type="error">
            <text:p>#REF!</text:p>
          </table:table-cell>
          <table:table-cell table:formula="of:=MEDIAN([.$M128];[#REF!];[.$S128];[#REF!];[.$Y128];[#REF!];[.$AE128];[#REF!];[.$AK128];[#REF!];[.$AQ128];[#REF!])" office:value-type="string" office:string-value="" calcext:value-type="error">
            <text:p>#REF!</text:p>
          </table:table-cell>
          <table:table-cell table:formula="of:=MAX([.$H128];[#REF!];[.$N128];[#REF!];[.$T128];[#REF!];[.$Z128];[#REF!];[.$AF128];[#REF!];[.$AL128];[#REF!])" office:value-type="string" office:string-value="" calcext:value-type="error">
            <text:p>#REF!</text:p>
          </table:table-cell>
          <table:table-cell table:formula="of:=MAX([.$I128];[#REF!];[.$O128];[#REF!];[.$U128];[#REF!];[.$AA128];[#REF!];[.$AG128];[#REF!];[.$AM128];[#REF!])" office:value-type="string" office:string-value="" calcext:value-type="error">
            <text:p>#REF!</text:p>
          </table:table-cell>
          <table:table-cell table:formula="of:=MAX([.$J128];[#REF!];[.$P128];[#REF!];[.$V128];[#REF!];[.$AB128];[#REF!];[.$AH128];[#REF!];[.$AN128];[#REF!])" office:value-type="string" office:string-value="" calcext:value-type="error">
            <text:p>#REF!</text:p>
          </table:table-cell>
          <table:table-cell table:formula="of:=MAX([.$K128];[#REF!];[.$Q128];[#REF!];[.$W128];[#REF!];[.$AC128];[#REF!];[.$AI128];[#REF!];[.$AO128];[#REF!])" office:value-type="string" office:string-value="" calcext:value-type="error">
            <text:p>#REF!</text:p>
          </table:table-cell>
          <table:table-cell table:formula="of:=MAX([.$L128];[#REF!];[.$R128];[#REF!];[.$X128];[#REF!];[.$AD128];[#REF!];[.$AJ128];[#REF!];[.$AP128];[#REF!])" office:value-type="string" office:string-value="" calcext:value-type="error">
            <text:p>#REF!</text:p>
          </table:table-cell>
          <table:table-cell table:formula="of:=MAX([.$M128];[#REF!];[.$S128];[#REF!];[.$Y128];[#REF!];[.$AE128];[#REF!];[.$AK128];[#REF!];[.$AQ128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mystery-round-1-strips/instances/instance-19.lp</text:p>
          </table:table-cell>
          <table:table-cell office:value-type="float" office:value="61.25" calcext:value-type="float">
            <text:p>61.25</text:p>
          </table:table-cell>
          <table:table-cell office:value-type="float" office:value="47.231" calcext:value-type="float">
            <text:p>47.231</text:p>
          </table:table-cell>
          <table:table-cell office:value-type="float" office:value="775" calcext:value-type="float">
            <text:p>775</text:p>
          </table:table-cell>
          <table:table-cell office:value-type="float" office:value="207" calcext:value-type="float">
            <text:p>207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office:value-type="float" office:value="330.72" calcext:value-type="float">
            <text:p>330.72</text:p>
          </table:table-cell>
          <table:table-cell office:value-type="float" office:value="322.754" calcext:value-type="float">
            <text:p>322.754</text:p>
          </table:table-cell>
          <table:table-cell office:value-type="float" office:value="816" calcext:value-type="float">
            <text:p>816</text:p>
          </table:table-cell>
          <table:table-cell office:value-type="float" office:value="276" calcext:value-type="float">
            <text:p>276</text:p>
          </table:table-cell>
          <table:table-cell office:value-type="float" office:value="6499" calcext:value-type="float">
            <text:p>6499</text:p>
          </table:table-cell>
          <table:table-cell office:value-type="float" office:value="0" calcext:value-type="float">
            <text:p>0</text:p>
          </table:table-cell>
          <table:table-cell office:value-type="float" office:value="336.65" calcext:value-type="float">
            <text:p>336.65</text:p>
          </table:table-cell>
          <table:table-cell office:value-type="float" office:value="328.626" calcext:value-type="float">
            <text:p>328.626</text:p>
          </table:table-cell>
          <table:table-cell office:value-type="float" office:value="1614" calcext:value-type="float">
            <text:p>1614</text:p>
          </table:table-cell>
          <table:table-cell office:value-type="float" office:value="591" calcext:value-type="float">
            <text:p>591</text:p>
          </table:table-cell>
          <table:table-cell office:value-type="float" office:value="6502" calcext:value-type="float">
            <text:p>6502</text:p>
          </table:table-cell>
          <table:table-cell office:value-type="float" office:value="17" calcext:value-type="float">
            <text:p>17</text:p>
          </table:table-cell>
          <table:table-cell office:value-type="float" office:value="339.34" calcext:value-type="float">
            <text:p>339.34</text:p>
          </table:table-cell>
          <table:table-cell office:value-type="float" office:value="331.486" calcext:value-type="float">
            <text:p>331.486</text:p>
          </table:table-cell>
          <table:table-cell office:value-type="float" office:value="1614" calcext:value-type="float">
            <text:p>1614</text:p>
          </table:table-cell>
          <table:table-cell office:value-type="float" office:value="591" calcext:value-type="float">
            <text:p>591</text:p>
          </table:table-cell>
          <table:table-cell office:value-type="float" office:value="6497" calcext:value-type="float">
            <text:p>6497</text:p>
          </table:table-cell>
          <table:table-cell office:value-type="float" office:value="17" calcext:value-type="float">
            <text:p>17</text:p>
          </table:table-cell>
          <table:table-cell office:value-type="float" office:value="336.58" calcext:value-type="float">
            <text:p>336.58</text:p>
          </table:table-cell>
          <table:table-cell office:value-type="float" office:value="328.422" calcext:value-type="float">
            <text:p>328.422</text:p>
          </table:table-cell>
          <table:table-cell office:value-type="float" office:value="1614" calcext:value-type="float">
            <text:p>1614</text:p>
          </table:table-cell>
          <table:table-cell office:value-type="float" office:value="591" calcext:value-type="float">
            <text:p>591</text:p>
          </table:table-cell>
          <table:table-cell office:value-type="float" office:value="6503" calcext:value-type="float">
            <text:p>6503</text:p>
          </table:table-cell>
          <table:table-cell office:value-type="float" office:value="17" calcext:value-type="float">
            <text:p>17</text:p>
          </table:table-cell>
          <table:table-cell office:value-type="float" office:value="340.84" calcext:value-type="float">
            <text:p>340.84</text:p>
          </table:table-cell>
          <table:table-cell office:value-type="float" office:value="332.731" calcext:value-type="float">
            <text:p>332.731</text:p>
          </table:table-cell>
          <table:table-cell office:value-type="float" office:value="2375" calcext:value-type="float">
            <text:p>2375</text:p>
          </table:table-cell>
          <table:table-cell office:value-type="float" office:value="1097" calcext:value-type="float">
            <text:p>1097</text:p>
          </table:table-cell>
          <table:table-cell office:value-type="float" office:value="6498" calcext:value-type="float">
            <text:p>6498</text:p>
          </table:table-cell>
          <table:table-cell office:value-type="float" office:value="11" calcext:value-type="float">
            <text:p>11</text:p>
          </table:table-cell>
          <table:table-cell office:value-type="float" office:value="340.64" calcext:value-type="float">
            <text:p>340.64</text:p>
          </table:table-cell>
          <table:table-cell office:value-type="float" office:value="332.488" calcext:value-type="float">
            <text:p>332.488</text:p>
          </table:table-cell>
          <table:table-cell office:value-type="float" office:value="1614" calcext:value-type="float">
            <text:p>1614</text:p>
          </table:table-cell>
          <table:table-cell office:value-type="float" office:value="591" calcext:value-type="float">
            <text:p>591</text:p>
          </table:table-cell>
          <table:table-cell office:value-type="float" office:value="6501" calcext:value-type="float">
            <text:p>6501</text:p>
          </table:table-cell>
          <table:table-cell office:value-type="float" office:value="14" calcext:value-type="float">
            <text:p>14</text:p>
          </table:table-cell>
          <table:table-cell table:formula="of:=MIN([.$H129];[#REF!];[.$N129];[#REF!];[.$T129];[#REF!];[.$Z129];[#REF!];[.$AF129];[#REF!];[.$AL129];[#REF!])" office:value-type="string" office:string-value="" calcext:value-type="error">
            <text:p>#REF!</text:p>
          </table:table-cell>
          <table:table-cell table:formula="of:=MIN([.$I129];[#REF!];[.$O129];[#REF!];[.$U129];[#REF!];[.$AA129];[#REF!];[.$AG129];[#REF!];[.$AM129];[#REF!])" office:value-type="string" office:string-value="" calcext:value-type="error">
            <text:p>#REF!</text:p>
          </table:table-cell>
          <table:table-cell table:formula="of:=MIN([.$J129];[#REF!];[.$P129];[#REF!];[.$V129];[#REF!];[.$AB129];[#REF!];[.$AH129];[#REF!];[.$AN129];[#REF!])" office:value-type="string" office:string-value="" calcext:value-type="error">
            <text:p>#REF!</text:p>
          </table:table-cell>
          <table:table-cell table:formula="of:=MIN([.$K129];[#REF!];[.$Q129];[#REF!];[.$W129];[#REF!];[.$AC129];[#REF!];[.$AI129];[#REF!];[.$AO129];[#REF!])" office:value-type="string" office:string-value="" calcext:value-type="error">
            <text:p>#REF!</text:p>
          </table:table-cell>
          <table:table-cell table:formula="of:=MIN([.$L129];[#REF!];[.$R129];[#REF!];[.$X129];[#REF!];[.$AD129];[#REF!];[.$AJ129];[#REF!];[.$AP129];[#REF!])" office:value-type="string" office:string-value="" calcext:value-type="error">
            <text:p>#REF!</text:p>
          </table:table-cell>
          <table:table-cell table:formula="of:=MIN([.$M129];[#REF!];[.$S129];[#REF!];[.$Y129];[#REF!];[.$AE129];[#REF!];[.$AK129];[#REF!];[.$AQ129];[#REF!])" office:value-type="string" office:string-value="" calcext:value-type="error">
            <text:p>#REF!</text:p>
          </table:table-cell>
          <table:table-cell table:formula="of:=MEDIAN([.$H129];[#REF!];[.$N129];[#REF!];[.$T129];[#REF!];[.$Z129];[#REF!];[.$AF129];[#REF!];[.$AL129];[#REF!])" office:value-type="string" office:string-value="" calcext:value-type="error">
            <text:p>#REF!</text:p>
          </table:table-cell>
          <table:table-cell table:formula="of:=MEDIAN([.$I129];[#REF!];[.$O129];[#REF!];[.$U129];[#REF!];[.$AA129];[#REF!];[.$AG129];[#REF!];[.$AM129];[#REF!])" office:value-type="string" office:string-value="" calcext:value-type="error">
            <text:p>#REF!</text:p>
          </table:table-cell>
          <table:table-cell table:formula="of:=MEDIAN([.$J129];[#REF!];[.$P129];[#REF!];[.$V129];[#REF!];[.$AB129];[#REF!];[.$AH129];[#REF!];[.$AN129];[#REF!])" office:value-type="string" office:string-value="" calcext:value-type="error">
            <text:p>#REF!</text:p>
          </table:table-cell>
          <table:table-cell table:formula="of:=MEDIAN([.$K129];[#REF!];[.$Q129];[#REF!];[.$W129];[#REF!];[.$AC129];[#REF!];[.$AI129];[#REF!];[.$AO129];[#REF!])" office:value-type="string" office:string-value="" calcext:value-type="error">
            <text:p>#REF!</text:p>
          </table:table-cell>
          <table:table-cell table:formula="of:=MEDIAN([.$L129];[#REF!];[.$R129];[#REF!];[.$X129];[#REF!];[.$AD129];[#REF!];[.$AJ129];[#REF!];[.$AP129];[#REF!])" office:value-type="string" office:string-value="" calcext:value-type="error">
            <text:p>#REF!</text:p>
          </table:table-cell>
          <table:table-cell table:formula="of:=MEDIAN([.$M129];[#REF!];[.$S129];[#REF!];[.$Y129];[#REF!];[.$AE129];[#REF!];[.$AK129];[#REF!];[.$AQ129];[#REF!])" office:value-type="string" office:string-value="" calcext:value-type="error">
            <text:p>#REF!</text:p>
          </table:table-cell>
          <table:table-cell table:formula="of:=MAX([.$H129];[#REF!];[.$N129];[#REF!];[.$T129];[#REF!];[.$Z129];[#REF!];[.$AF129];[#REF!];[.$AL129];[#REF!])" office:value-type="string" office:string-value="" calcext:value-type="error">
            <text:p>#REF!</text:p>
          </table:table-cell>
          <table:table-cell table:formula="of:=MAX([.$I129];[#REF!];[.$O129];[#REF!];[.$U129];[#REF!];[.$AA129];[#REF!];[.$AG129];[#REF!];[.$AM129];[#REF!])" office:value-type="string" office:string-value="" calcext:value-type="error">
            <text:p>#REF!</text:p>
          </table:table-cell>
          <table:table-cell table:formula="of:=MAX([.$J129];[#REF!];[.$P129];[#REF!];[.$V129];[#REF!];[.$AB129];[#REF!];[.$AH129];[#REF!];[.$AN129];[#REF!])" office:value-type="string" office:string-value="" calcext:value-type="error">
            <text:p>#REF!</text:p>
          </table:table-cell>
          <table:table-cell table:formula="of:=MAX([.$K129];[#REF!];[.$Q129];[#REF!];[.$W129];[#REF!];[.$AC129];[#REF!];[.$AI129];[#REF!];[.$AO129];[#REF!])" office:value-type="string" office:string-value="" calcext:value-type="error">
            <text:p>#REF!</text:p>
          </table:table-cell>
          <table:table-cell table:formula="of:=MAX([.$L129];[#REF!];[.$R129];[#REF!];[.$X129];[#REF!];[.$AD129];[#REF!];[.$AJ129];[#REF!];[.$AP129];[#REF!])" office:value-type="string" office:string-value="" calcext:value-type="error">
            <text:p>#REF!</text:p>
          </table:table-cell>
          <table:table-cell table:formula="of:=MAX([.$M129];[#REF!];[.$S129];[#REF!];[.$Y129];[#REF!];[.$AE129];[#REF!];[.$AK129];[#REF!];[.$AQ129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mystery-round-1-strips/instances/instance-2.lp</text:p>
          </table:table-cell>
          <table:table-cell office:value-type="float" office:value="21.06" calcext:value-type="float">
            <text:p>21.06</text:p>
          </table:table-cell>
          <table:table-cell office:value-type="float" office:value="16.855" calcext:value-type="float">
            <text:p>16.855</text:p>
          </table:table-cell>
          <table:table-cell office:value-type="float" office:value="214" calcext:value-type="float">
            <text:p>214</text:p>
          </table:table-cell>
          <table:table-cell office:value-type="float" office:value="75" calcext:value-type="float">
            <text:p>75</text:p>
          </table:table-cell>
          <table:table-cell office:value-type="float" office:value="727" calcext:value-type="float">
            <text:p>727</text:p>
          </table:table-cell>
          <table:table-cell office:value-type="float" office:value="0" calcext:value-type="float">
            <text:p>0</text:p>
          </table:table-cell>
          <table:table-cell office:value-type="float" office:value="122.95" calcext:value-type="float">
            <text:p>122.95</text:p>
          </table:table-cell>
          <table:table-cell office:value-type="float" office:value="121.006" calcext:value-type="float">
            <text:p>121.006</text:p>
          </table:table-cell>
          <table:table-cell office:value-type="float" office:value="611" calcext:value-type="float">
            <text:p>611</text:p>
          </table:table-cell>
          <table:table-cell office:value-type="float" office:value="194" calcext:value-type="float">
            <text:p>194</text:p>
          </table:table-cell>
          <table:table-cell office:value-type="float" office:value="2414" calcext:value-type="float">
            <text:p>2414</text:p>
          </table:table-cell>
          <table:table-cell office:value-type="float" office:value="0" calcext:value-type="float">
            <text:p>0</text:p>
          </table:table-cell>
          <table:table-cell office:value-type="float" office:value="122.55" calcext:value-type="float">
            <text:p>122.55</text:p>
          </table:table-cell>
          <table:table-cell office:value-type="float" office:value="120.667" calcext:value-type="float">
            <text:p>120.667</text:p>
          </table:table-cell>
          <table:table-cell office:value-type="float" office:value="611" calcext:value-type="float">
            <text:p>611</text:p>
          </table:table-cell>
          <table:table-cell office:value-type="float" office:value="194" calcext:value-type="float">
            <text:p>194</text:p>
          </table:table-cell>
          <table:table-cell office:value-type="float" office:value="2414" calcext:value-type="float">
            <text:p>2414</text:p>
          </table:table-cell>
          <table:table-cell office:value-type="float" office:value="0" calcext:value-type="float">
            <text:p>0</text:p>
          </table:table-cell>
          <table:table-cell office:value-type="float" office:value="123.7" calcext:value-type="float">
            <text:p>123.7</text:p>
          </table:table-cell>
          <table:table-cell office:value-type="float" office:value="121.54" calcext:value-type="float">
            <text:p>121.54</text:p>
          </table:table-cell>
          <table:table-cell office:value-type="float" office:value="611" calcext:value-type="float">
            <text:p>611</text:p>
          </table:table-cell>
          <table:table-cell office:value-type="float" office:value="194" calcext:value-type="float">
            <text:p>194</text:p>
          </table:table-cell>
          <table:table-cell office:value-type="float" office:value="2418" calcext:value-type="float">
            <text:p>2418</text:p>
          </table:table-cell>
          <table:table-cell office:value-type="float" office:value="0" calcext:value-type="float">
            <text:p>0</text:p>
          </table:table-cell>
          <table:table-cell office:value-type="float" office:value="133.92" calcext:value-type="float">
            <text:p>133.92</text:p>
          </table:table-cell>
          <table:table-cell office:value-type="float" office:value="131.844" calcext:value-type="float">
            <text:p>131.844</text:p>
          </table:table-cell>
          <table:table-cell office:value-type="float" office:value="611" calcext:value-type="float">
            <text:p>611</text:p>
          </table:table-cell>
          <table:table-cell office:value-type="float" office:value="194" calcext:value-type="float">
            <text:p>194</text:p>
          </table:table-cell>
          <table:table-cell office:value-type="float" office:value="2418" calcext:value-type="float">
            <text:p>2418</text:p>
          </table:table-cell>
          <table:table-cell office:value-type="float" office:value="0" calcext:value-type="float">
            <text:p>0</text:p>
          </table:table-cell>
          <table:table-cell office:value-type="float" office:value="121.7" calcext:value-type="float">
            <text:p>121.7</text:p>
          </table:table-cell>
          <table:table-cell office:value-type="float" office:value="119.392" calcext:value-type="float">
            <text:p>119.392</text:p>
          </table:table-cell>
          <table:table-cell office:value-type="float" office:value="611" calcext:value-type="float">
            <text:p>611</text:p>
          </table:table-cell>
          <table:table-cell office:value-type="float" office:value="194" calcext:value-type="float">
            <text:p>194</text:p>
          </table:table-cell>
          <table:table-cell office:value-type="float" office:value="2418" calcext:value-type="float">
            <text:p>2418</text:p>
          </table:table-cell>
          <table:table-cell office:value-type="float" office:value="0" calcext:value-type="float">
            <text:p>0</text:p>
          </table:table-cell>
          <table:table-cell office:value-type="float" office:value="121.31" calcext:value-type="float">
            <text:p>121.31</text:p>
          </table:table-cell>
          <table:table-cell office:value-type="float" office:value="118.959" calcext:value-type="float">
            <text:p>118.959</text:p>
          </table:table-cell>
          <table:table-cell office:value-type="float" office:value="611" calcext:value-type="float">
            <text:p>611</text:p>
          </table:table-cell>
          <table:table-cell office:value-type="float" office:value="194" calcext:value-type="float">
            <text:p>194</text:p>
          </table:table-cell>
          <table:table-cell office:value-type="float" office:value="2417" calcext:value-type="float">
            <text:p>2417</text:p>
          </table:table-cell>
          <table:table-cell office:value-type="float" office:value="0" calcext:value-type="float">
            <text:p>0</text:p>
          </table:table-cell>
          <table:table-cell table:formula="of:=MIN([.$H130];[#REF!];[.$N130];[#REF!];[.$T130];[#REF!];[.$Z130];[#REF!];[.$AF130];[#REF!];[.$AL130];[#REF!])" office:value-type="string" office:string-value="" calcext:value-type="error">
            <text:p>#REF!</text:p>
          </table:table-cell>
          <table:table-cell table:formula="of:=MIN([.$I130];[#REF!];[.$O130];[#REF!];[.$U130];[#REF!];[.$AA130];[#REF!];[.$AG130];[#REF!];[.$AM130];[#REF!])" office:value-type="string" office:string-value="" calcext:value-type="error">
            <text:p>#REF!</text:p>
          </table:table-cell>
          <table:table-cell table:formula="of:=MIN([.$J130];[#REF!];[.$P130];[#REF!];[.$V130];[#REF!];[.$AB130];[#REF!];[.$AH130];[#REF!];[.$AN130];[#REF!])" office:value-type="string" office:string-value="" calcext:value-type="error">
            <text:p>#REF!</text:p>
          </table:table-cell>
          <table:table-cell table:formula="of:=MIN([.$K130];[#REF!];[.$Q130];[#REF!];[.$W130];[#REF!];[.$AC130];[#REF!];[.$AI130];[#REF!];[.$AO130];[#REF!])" office:value-type="string" office:string-value="" calcext:value-type="error">
            <text:p>#REF!</text:p>
          </table:table-cell>
          <table:table-cell table:formula="of:=MIN([.$L130];[#REF!];[.$R130];[#REF!];[.$X130];[#REF!];[.$AD130];[#REF!];[.$AJ130];[#REF!];[.$AP130];[#REF!])" office:value-type="string" office:string-value="" calcext:value-type="error">
            <text:p>#REF!</text:p>
          </table:table-cell>
          <table:table-cell table:formula="of:=MIN([.$M130];[#REF!];[.$S130];[#REF!];[.$Y130];[#REF!];[.$AE130];[#REF!];[.$AK130];[#REF!];[.$AQ130];[#REF!])" office:value-type="string" office:string-value="" calcext:value-type="error">
            <text:p>#REF!</text:p>
          </table:table-cell>
          <table:table-cell table:formula="of:=MEDIAN([.$H130];[#REF!];[.$N130];[#REF!];[.$T130];[#REF!];[.$Z130];[#REF!];[.$AF130];[#REF!];[.$AL130];[#REF!])" office:value-type="string" office:string-value="" calcext:value-type="error">
            <text:p>#REF!</text:p>
          </table:table-cell>
          <table:table-cell table:formula="of:=MEDIAN([.$I130];[#REF!];[.$O130];[#REF!];[.$U130];[#REF!];[.$AA130];[#REF!];[.$AG130];[#REF!];[.$AM130];[#REF!])" office:value-type="string" office:string-value="" calcext:value-type="error">
            <text:p>#REF!</text:p>
          </table:table-cell>
          <table:table-cell table:formula="of:=MEDIAN([.$J130];[#REF!];[.$P130];[#REF!];[.$V130];[#REF!];[.$AB130];[#REF!];[.$AH130];[#REF!];[.$AN130];[#REF!])" office:value-type="string" office:string-value="" calcext:value-type="error">
            <text:p>#REF!</text:p>
          </table:table-cell>
          <table:table-cell table:formula="of:=MEDIAN([.$K130];[#REF!];[.$Q130];[#REF!];[.$W130];[#REF!];[.$AC130];[#REF!];[.$AI130];[#REF!];[.$AO130];[#REF!])" office:value-type="string" office:string-value="" calcext:value-type="error">
            <text:p>#REF!</text:p>
          </table:table-cell>
          <table:table-cell table:formula="of:=MEDIAN([.$L130];[#REF!];[.$R130];[#REF!];[.$X130];[#REF!];[.$AD130];[#REF!];[.$AJ130];[#REF!];[.$AP130];[#REF!])" office:value-type="string" office:string-value="" calcext:value-type="error">
            <text:p>#REF!</text:p>
          </table:table-cell>
          <table:table-cell table:formula="of:=MEDIAN([.$M130];[#REF!];[.$S130];[#REF!];[.$Y130];[#REF!];[.$AE130];[#REF!];[.$AK130];[#REF!];[.$AQ130];[#REF!])" office:value-type="string" office:string-value="" calcext:value-type="error">
            <text:p>#REF!</text:p>
          </table:table-cell>
          <table:table-cell table:formula="of:=MAX([.$H130];[#REF!];[.$N130];[#REF!];[.$T130];[#REF!];[.$Z130];[#REF!];[.$AF130];[#REF!];[.$AL130];[#REF!])" office:value-type="string" office:string-value="" calcext:value-type="error">
            <text:p>#REF!</text:p>
          </table:table-cell>
          <table:table-cell table:formula="of:=MAX([.$I130];[#REF!];[.$O130];[#REF!];[.$U130];[#REF!];[.$AA130];[#REF!];[.$AG130];[#REF!];[.$AM130];[#REF!])" office:value-type="string" office:string-value="" calcext:value-type="error">
            <text:p>#REF!</text:p>
          </table:table-cell>
          <table:table-cell table:formula="of:=MAX([.$J130];[#REF!];[.$P130];[#REF!];[.$V130];[#REF!];[.$AB130];[#REF!];[.$AH130];[#REF!];[.$AN130];[#REF!])" office:value-type="string" office:string-value="" calcext:value-type="error">
            <text:p>#REF!</text:p>
          </table:table-cell>
          <table:table-cell table:formula="of:=MAX([.$K130];[#REF!];[.$Q130];[#REF!];[.$W130];[#REF!];[.$AC130];[#REF!];[.$AI130];[#REF!];[.$AO130];[#REF!])" office:value-type="string" office:string-value="" calcext:value-type="error">
            <text:p>#REF!</text:p>
          </table:table-cell>
          <table:table-cell table:formula="of:=MAX([.$L130];[#REF!];[.$R130];[#REF!];[.$X130];[#REF!];[.$AD130];[#REF!];[.$AJ130];[#REF!];[.$AP130];[#REF!])" office:value-type="string" office:string-value="" calcext:value-type="error">
            <text:p>#REF!</text:p>
          </table:table-cell>
          <table:table-cell table:formula="of:=MAX([.$M130];[#REF!];[.$S130];[#REF!];[.$Y130];[#REF!];[.$AE130];[#REF!];[.$AK130];[#REF!];[.$AQ130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mystery-round-1-strips/instances/instance-20.lp</text:p>
          </table:table-cell>
          <table:table-cell office:value-type="float" office:value="62.73" calcext:value-type="float">
            <text:p>62.73</text:p>
          </table:table-cell>
          <table:table-cell office:value-type="float" office:value="46.731" calcext:value-type="float">
            <text:p>46.731</text:p>
          </table:table-cell>
          <table:table-cell office:value-type="float" office:value="7548" calcext:value-type="float">
            <text:p>7548</text:p>
          </table:table-cell>
          <table:table-cell office:value-type="float" office:value="1590" calcext:value-type="float">
            <text:p>1590</text:p>
          </table:table-cell>
          <table:table-cell office:value-type="float" office:value="2084" calcext:value-type="float">
            <text:p>2084</text:p>
          </table:table-cell>
          <table:table-cell office:value-type="float" office:value="0" calcext:value-type="float">
            <text:p>0</text:p>
          </table:table-cell>
          <table:table-cell office:value-type="float" office:value="354.29" calcext:value-type="float">
            <text:p>354.29</text:p>
          </table:table-cell>
          <table:table-cell office:value-type="float" office:value="346.462" calcext:value-type="float">
            <text:p>346.462</text:p>
          </table:table-cell>
          <table:table-cell office:value-type="float" office:value="3817" calcext:value-type="float">
            <text:p>3817</text:p>
          </table:table-cell>
          <table:table-cell office:value-type="float" office:value="750" calcext:value-type="float">
            <text:p>750</text:p>
          </table:table-cell>
          <table:table-cell office:value-type="float" office:value="6610" calcext:value-type="float">
            <text:p>6610</text:p>
          </table:table-cell>
          <table:table-cell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float" office:value="332.884" calcext:value-type="float">
            <text:p>332.884</text:p>
          </table:table-cell>
          <table:table-cell office:value-type="float" office:value="32715" calcext:value-type="float">
            <text:p>32715</text:p>
          </table:table-cell>
          <table:table-cell office:value-type="float" office:value="8590" calcext:value-type="float">
            <text:p>8590</text:p>
          </table:table-cell>
          <table:table-cell office:value-type="float" office:value="6614" calcext:value-type="float">
            <text:p>6614</text:p>
          </table:table-cell>
          <table:table-cell office:value-type="float" office:value="7" calcext:value-type="float">
            <text:p>7</text:p>
          </table:table-cell>
          <table:table-cell office:value-type="float" office:value="344.44" calcext:value-type="float">
            <text:p>344.44</text:p>
          </table:table-cell>
          <table:table-cell office:value-type="float" office:value="335.757" calcext:value-type="float">
            <text:p>335.757</text:p>
          </table:table-cell>
          <table:table-cell office:value-type="float" office:value="32715" calcext:value-type="float">
            <text:p>32715</text:p>
          </table:table-cell>
          <table:table-cell office:value-type="float" office:value="8590" calcext:value-type="float">
            <text:p>8590</text:p>
          </table:table-cell>
          <table:table-cell office:value-type="float" office:value="6615" calcext:value-type="float">
            <text:p>6615</text:p>
          </table:table-cell>
          <table:table-cell office:value-type="float" office:value="7" calcext:value-type="float">
            <text:p>7</text:p>
          </table:table-cell>
          <table:table-cell office:value-type="float" office:value="355.09" calcext:value-type="float">
            <text:p>355.09</text:p>
          </table:table-cell>
          <table:table-cell office:value-type="float" office:value="347.609" calcext:value-type="float">
            <text:p>347.609</text:p>
          </table:table-cell>
          <table:table-cell office:value-type="float" office:value="32715" calcext:value-type="float">
            <text:p>32715</text:p>
          </table:table-cell>
          <table:table-cell office:value-type="float" office:value="8590" calcext:value-type="float">
            <text:p>8590</text:p>
          </table:table-cell>
          <table:table-cell office:value-type="float" office:value="6615" calcext:value-type="float">
            <text:p>6615</text:p>
          </table:table-cell>
          <table:table-cell office:value-type="float" office:value="7" calcext:value-type="float">
            <text:p>7</text:p>
          </table:table-cell>
          <table:table-cell office:value-type="float" office:value="333.67" calcext:value-type="float">
            <text:p>333.67</text:p>
          </table:table-cell>
          <table:table-cell office:value-type="float" office:value="326.856" calcext:value-type="float">
            <text:p>326.856</text:p>
          </table:table-cell>
          <table:table-cell office:value-type="float" office:value="32715" calcext:value-type="float">
            <text:p>32715</text:p>
          </table:table-cell>
          <table:table-cell office:value-type="float" office:value="8590" calcext:value-type="float">
            <text:p>8590</text:p>
          </table:table-cell>
          <table:table-cell office:value-type="float" office:value="6612" calcext:value-type="float">
            <text:p>6612</text:p>
          </table:table-cell>
          <table:table-cell office:value-type="float" office:value="7" calcext:value-type="float">
            <text:p>7</text:p>
          </table:table-cell>
          <table:table-cell office:value-type="float" office:value="350.11" calcext:value-type="float">
            <text:p>350.11</text:p>
          </table:table-cell>
          <table:table-cell office:value-type="float" office:value="342.206" calcext:value-type="float">
            <text:p>342.206</text:p>
          </table:table-cell>
          <table:table-cell office:value-type="float" office:value="32715" calcext:value-type="float">
            <text:p>32715</text:p>
          </table:table-cell>
          <table:table-cell office:value-type="float" office:value="8590" calcext:value-type="float">
            <text:p>8590</text:p>
          </table:table-cell>
          <table:table-cell office:value-type="float" office:value="6617" calcext:value-type="float">
            <text:p>6617</text:p>
          </table:table-cell>
          <table:table-cell office:value-type="float" office:value="7" calcext:value-type="float">
            <text:p>7</text:p>
          </table:table-cell>
          <table:table-cell table:formula="of:=MIN([.$H131];[#REF!];[.$N131];[#REF!];[.$T131];[#REF!];[.$Z131];[#REF!];[.$AF131];[#REF!];[.$AL131];[#REF!])" office:value-type="string" office:string-value="" calcext:value-type="error">
            <text:p>#REF!</text:p>
          </table:table-cell>
          <table:table-cell table:formula="of:=MIN([.$I131];[#REF!];[.$O131];[#REF!];[.$U131];[#REF!];[.$AA131];[#REF!];[.$AG131];[#REF!];[.$AM131];[#REF!])" office:value-type="string" office:string-value="" calcext:value-type="error">
            <text:p>#REF!</text:p>
          </table:table-cell>
          <table:table-cell table:formula="of:=MIN([.$J131];[#REF!];[.$P131];[#REF!];[.$V131];[#REF!];[.$AB131];[#REF!];[.$AH131];[#REF!];[.$AN131];[#REF!])" office:value-type="string" office:string-value="" calcext:value-type="error">
            <text:p>#REF!</text:p>
          </table:table-cell>
          <table:table-cell table:formula="of:=MIN([.$K131];[#REF!];[.$Q131];[#REF!];[.$W131];[#REF!];[.$AC131];[#REF!];[.$AI131];[#REF!];[.$AO131];[#REF!])" office:value-type="string" office:string-value="" calcext:value-type="error">
            <text:p>#REF!</text:p>
          </table:table-cell>
          <table:table-cell table:formula="of:=MIN([.$L131];[#REF!];[.$R131];[#REF!];[.$X131];[#REF!];[.$AD131];[#REF!];[.$AJ131];[#REF!];[.$AP131];[#REF!])" office:value-type="string" office:string-value="" calcext:value-type="error">
            <text:p>#REF!</text:p>
          </table:table-cell>
          <table:table-cell table:formula="of:=MIN([.$M131];[#REF!];[.$S131];[#REF!];[.$Y131];[#REF!];[.$AE131];[#REF!];[.$AK131];[#REF!];[.$AQ131];[#REF!])" office:value-type="string" office:string-value="" calcext:value-type="error">
            <text:p>#REF!</text:p>
          </table:table-cell>
          <table:table-cell table:formula="of:=MEDIAN([.$H131];[#REF!];[.$N131];[#REF!];[.$T131];[#REF!];[.$Z131];[#REF!];[.$AF131];[#REF!];[.$AL131];[#REF!])" office:value-type="string" office:string-value="" calcext:value-type="error">
            <text:p>#REF!</text:p>
          </table:table-cell>
          <table:table-cell table:formula="of:=MEDIAN([.$I131];[#REF!];[.$O131];[#REF!];[.$U131];[#REF!];[.$AA131];[#REF!];[.$AG131];[#REF!];[.$AM131];[#REF!])" office:value-type="string" office:string-value="" calcext:value-type="error">
            <text:p>#REF!</text:p>
          </table:table-cell>
          <table:table-cell table:formula="of:=MEDIAN([.$J131];[#REF!];[.$P131];[#REF!];[.$V131];[#REF!];[.$AB131];[#REF!];[.$AH131];[#REF!];[.$AN131];[#REF!])" office:value-type="string" office:string-value="" calcext:value-type="error">
            <text:p>#REF!</text:p>
          </table:table-cell>
          <table:table-cell table:formula="of:=MEDIAN([.$K131];[#REF!];[.$Q131];[#REF!];[.$W131];[#REF!];[.$AC131];[#REF!];[.$AI131];[#REF!];[.$AO131];[#REF!])" office:value-type="string" office:string-value="" calcext:value-type="error">
            <text:p>#REF!</text:p>
          </table:table-cell>
          <table:table-cell table:formula="of:=MEDIAN([.$L131];[#REF!];[.$R131];[#REF!];[.$X131];[#REF!];[.$AD131];[#REF!];[.$AJ131];[#REF!];[.$AP131];[#REF!])" office:value-type="string" office:string-value="" calcext:value-type="error">
            <text:p>#REF!</text:p>
          </table:table-cell>
          <table:table-cell table:formula="of:=MEDIAN([.$M131];[#REF!];[.$S131];[#REF!];[.$Y131];[#REF!];[.$AE131];[#REF!];[.$AK131];[#REF!];[.$AQ131];[#REF!])" office:value-type="string" office:string-value="" calcext:value-type="error">
            <text:p>#REF!</text:p>
          </table:table-cell>
          <table:table-cell table:formula="of:=MAX([.$H131];[#REF!];[.$N131];[#REF!];[.$T131];[#REF!];[.$Z131];[#REF!];[.$AF131];[#REF!];[.$AL131];[#REF!])" office:value-type="string" office:string-value="" calcext:value-type="error">
            <text:p>#REF!</text:p>
          </table:table-cell>
          <table:table-cell table:formula="of:=MAX([.$I131];[#REF!];[.$O131];[#REF!];[.$U131];[#REF!];[.$AA131];[#REF!];[.$AG131];[#REF!];[.$AM131];[#REF!])" office:value-type="string" office:string-value="" calcext:value-type="error">
            <text:p>#REF!</text:p>
          </table:table-cell>
          <table:table-cell table:formula="of:=MAX([.$J131];[#REF!];[.$P131];[#REF!];[.$V131];[#REF!];[.$AB131];[#REF!];[.$AH131];[#REF!];[.$AN131];[#REF!])" office:value-type="string" office:string-value="" calcext:value-type="error">
            <text:p>#REF!</text:p>
          </table:table-cell>
          <table:table-cell table:formula="of:=MAX([.$K131];[#REF!];[.$Q131];[#REF!];[.$W131];[#REF!];[.$AC131];[#REF!];[.$AI131];[#REF!];[.$AO131];[#REF!])" office:value-type="string" office:string-value="" calcext:value-type="error">
            <text:p>#REF!</text:p>
          </table:table-cell>
          <table:table-cell table:formula="of:=MAX([.$L131];[#REF!];[.$R131];[#REF!];[.$X131];[#REF!];[.$AD131];[#REF!];[.$AJ131];[#REF!];[.$AP131];[#REF!])" office:value-type="string" office:string-value="" calcext:value-type="error">
            <text:p>#REF!</text:p>
          </table:table-cell>
          <table:table-cell table:formula="of:=MAX([.$M131];[#REF!];[.$S131];[#REF!];[.$Y131];[#REF!];[.$AE131];[#REF!];[.$AK131];[#REF!];[.$AQ131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mystery-round-1-strips/instances/instance-26.lp</text:p>
          </table:table-cell>
          <table:table-cell office:value-type="float" office:value="4.56" calcext:value-type="float">
            <text:p>4.56</text:p>
          </table:table-cell>
          <table:table-cell office:value-type="float" office:value="3.66" calcext:value-type="float">
            <text:p>3.66</text:p>
          </table:table-cell>
          <table:table-cell office:value-type="float" office:value="160" calcext:value-type="float">
            <text:p>160</text:p>
          </table:table-cell>
          <table:table-cell office:value-type="float" office:value="51" calcext:value-type="float">
            <text:p>51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29.505" calcext:value-type="float">
            <text:p>29.505</text:p>
          </table:table-cell>
          <table:table-cell office:value-type="float" office:value="3074" calcext:value-type="float">
            <text:p>3074</text:p>
          </table:table-cell>
          <table:table-cell office:value-type="float" office:value="1241" calcext:value-type="float">
            <text:p>1241</text:p>
          </table:table-cell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  <table:table-cell office:value-type="float" office:value="29.44" calcext:value-type="float">
            <text:p>29.44</text:p>
          </table:table-cell>
          <table:table-cell office:value-type="float" office:value="28.698" calcext:value-type="float">
            <text:p>28.698</text:p>
          </table:table-cell>
          <table:table-cell office:value-type="float" office:value="549" calcext:value-type="float">
            <text:p>549</text:p>
          </table:table-cell>
          <table:table-cell office:value-type="float" office:value="216" calcext:value-type="float">
            <text:p>216</text:p>
          </table:table-cell>
          <table:table-cell office:value-type="float" office:value="613" calcext:value-type="float">
            <text:p>613</text:p>
          </table:table-cell>
          <table:table-cell office:value-type="float" office:value="4" calcext:value-type="float">
            <text:p>4</text:p>
          </table:table-cell>
          <table:table-cell office:value-type="float" office:value="28.49" calcext:value-type="float">
            <text:p>28.49</text:p>
          </table:table-cell>
          <table:table-cell office:value-type="float" office:value="27.805" calcext:value-type="float">
            <text:p>27.805</text:p>
          </table:table-cell>
          <table:table-cell office:value-type="float" office:value="549" calcext:value-type="float">
            <text:p>549</text:p>
          </table:table-cell>
          <table:table-cell office:value-type="float" office:value="216" calcext:value-type="float">
            <text:p>216</text:p>
          </table:table-cell>
          <table:table-cell office:value-type="float" office:value="614" calcext:value-type="float">
            <text:p>614</text:p>
          </table:table-cell>
          <table:table-cell office:value-type="float" office:value="4" calcext:value-type="float">
            <text:p>4</text:p>
          </table:table-cell>
          <table:table-cell office:value-type="float" office:value="29.33" calcext:value-type="float">
            <text:p>29.33</text:p>
          </table:table-cell>
          <table:table-cell office:value-type="float" office:value="28.613" calcext:value-type="float">
            <text:p>28.613</text:p>
          </table:table-cell>
          <table:table-cell office:value-type="float" office:value="549" calcext:value-type="float">
            <text:p>549</text:p>
          </table:table-cell>
          <table:table-cell office:value-type="float" office:value="216" calcext:value-type="float">
            <text:p>216</text:p>
          </table:table-cell>
          <table:table-cell office:value-type="float" office:value="614" calcext:value-type="float">
            <text:p>614</text:p>
          </table:table-cell>
          <table:table-cell office:value-type="float" office:value="4" calcext:value-type="float">
            <text:p>4</text:p>
          </table:table-cell>
          <table:table-cell office:value-type="float" office:value="28.56" calcext:value-type="float">
            <text:p>28.56</text:p>
          </table:table-cell>
          <table:table-cell office:value-type="float" office:value="27.85" calcext:value-type="float">
            <text:p>27.85</text:p>
          </table:table-cell>
          <table:table-cell office:value-type="float" office:value="703" calcext:value-type="float">
            <text:p>703</text:p>
          </table:table-cell>
          <table:table-cell office:value-type="float" office:value="298" calcext:value-type="float">
            <text:p>298</text:p>
          </table:table-cell>
          <table:table-cell office:value-type="float" office:value="614" calcext:value-type="float">
            <text:p>614</text:p>
          </table:table-cell>
          <table:table-cell office:value-type="float" office:value="3" calcext:value-type="float">
            <text:p>3</text:p>
          </table:table-cell>
          <table:table-cell office:value-type="float" office:value="28.74" calcext:value-type="float">
            <text:p>28.74</text:p>
          </table:table-cell>
          <table:table-cell office:value-type="float" office:value="27.993" calcext:value-type="float">
            <text:p>27.993</text:p>
          </table:table-cell>
          <table:table-cell office:value-type="float" office:value="549" calcext:value-type="float">
            <text:p>549</text:p>
          </table:table-cell>
          <table:table-cell office:value-type="float" office:value="216" calcext:value-type="float">
            <text:p>216</text:p>
          </table:table-cell>
          <table:table-cell office:value-type="float" office:value="607" calcext:value-type="float">
            <text:p>607</text:p>
          </table:table-cell>
          <table:table-cell office:value-type="float" office:value="4" calcext:value-type="float">
            <text:p>4</text:p>
          </table:table-cell>
          <table:table-cell table:formula="of:=MIN([.$H132];[#REF!];[.$N132];[#REF!];[.$T132];[#REF!];[.$Z132];[#REF!];[.$AF132];[#REF!];[.$AL132];[#REF!])" office:value-type="string" office:string-value="" calcext:value-type="error">
            <text:p>#REF!</text:p>
          </table:table-cell>
          <table:table-cell table:formula="of:=MIN([.$I132];[#REF!];[.$O132];[#REF!];[.$U132];[#REF!];[.$AA132];[#REF!];[.$AG132];[#REF!];[.$AM132];[#REF!])" office:value-type="string" office:string-value="" calcext:value-type="error">
            <text:p>#REF!</text:p>
          </table:table-cell>
          <table:table-cell table:formula="of:=MIN([.$J132];[#REF!];[.$P132];[#REF!];[.$V132];[#REF!];[.$AB132];[#REF!];[.$AH132];[#REF!];[.$AN132];[#REF!])" office:value-type="string" office:string-value="" calcext:value-type="error">
            <text:p>#REF!</text:p>
          </table:table-cell>
          <table:table-cell table:formula="of:=MIN([.$K132];[#REF!];[.$Q132];[#REF!];[.$W132];[#REF!];[.$AC132];[#REF!];[.$AI132];[#REF!];[.$AO132];[#REF!])" office:value-type="string" office:string-value="" calcext:value-type="error">
            <text:p>#REF!</text:p>
          </table:table-cell>
          <table:table-cell table:formula="of:=MIN([.$L132];[#REF!];[.$R132];[#REF!];[.$X132];[#REF!];[.$AD132];[#REF!];[.$AJ132];[#REF!];[.$AP132];[#REF!])" office:value-type="string" office:string-value="" calcext:value-type="error">
            <text:p>#REF!</text:p>
          </table:table-cell>
          <table:table-cell table:formula="of:=MIN([.$M132];[#REF!];[.$S132];[#REF!];[.$Y132];[#REF!];[.$AE132];[#REF!];[.$AK132];[#REF!];[.$AQ132];[#REF!])" office:value-type="string" office:string-value="" calcext:value-type="error">
            <text:p>#REF!</text:p>
          </table:table-cell>
          <table:table-cell table:formula="of:=MEDIAN([.$H132];[#REF!];[.$N132];[#REF!];[.$T132];[#REF!];[.$Z132];[#REF!];[.$AF132];[#REF!];[.$AL132];[#REF!])" office:value-type="string" office:string-value="" calcext:value-type="error">
            <text:p>#REF!</text:p>
          </table:table-cell>
          <table:table-cell table:formula="of:=MEDIAN([.$I132];[#REF!];[.$O132];[#REF!];[.$U132];[#REF!];[.$AA132];[#REF!];[.$AG132];[#REF!];[.$AM132];[#REF!])" office:value-type="string" office:string-value="" calcext:value-type="error">
            <text:p>#REF!</text:p>
          </table:table-cell>
          <table:table-cell table:formula="of:=MEDIAN([.$J132];[#REF!];[.$P132];[#REF!];[.$V132];[#REF!];[.$AB132];[#REF!];[.$AH132];[#REF!];[.$AN132];[#REF!])" office:value-type="string" office:string-value="" calcext:value-type="error">
            <text:p>#REF!</text:p>
          </table:table-cell>
          <table:table-cell table:formula="of:=MEDIAN([.$K132];[#REF!];[.$Q132];[#REF!];[.$W132];[#REF!];[.$AC132];[#REF!];[.$AI132];[#REF!];[.$AO132];[#REF!])" office:value-type="string" office:string-value="" calcext:value-type="error">
            <text:p>#REF!</text:p>
          </table:table-cell>
          <table:table-cell table:formula="of:=MEDIAN([.$L132];[#REF!];[.$R132];[#REF!];[.$X132];[#REF!];[.$AD132];[#REF!];[.$AJ132];[#REF!];[.$AP132];[#REF!])" office:value-type="string" office:string-value="" calcext:value-type="error">
            <text:p>#REF!</text:p>
          </table:table-cell>
          <table:table-cell table:formula="of:=MEDIAN([.$M132];[#REF!];[.$S132];[#REF!];[.$Y132];[#REF!];[.$AE132];[#REF!];[.$AK132];[#REF!];[.$AQ132];[#REF!])" office:value-type="string" office:string-value="" calcext:value-type="error">
            <text:p>#REF!</text:p>
          </table:table-cell>
          <table:table-cell table:formula="of:=MAX([.$H132];[#REF!];[.$N132];[#REF!];[.$T132];[#REF!];[.$Z132];[#REF!];[.$AF132];[#REF!];[.$AL132];[#REF!])" office:value-type="string" office:string-value="" calcext:value-type="error">
            <text:p>#REF!</text:p>
          </table:table-cell>
          <table:table-cell table:formula="of:=MAX([.$I132];[#REF!];[.$O132];[#REF!];[.$U132];[#REF!];[.$AA132];[#REF!];[.$AG132];[#REF!];[.$AM132];[#REF!])" office:value-type="string" office:string-value="" calcext:value-type="error">
            <text:p>#REF!</text:p>
          </table:table-cell>
          <table:table-cell table:formula="of:=MAX([.$J132];[#REF!];[.$P132];[#REF!];[.$V132];[#REF!];[.$AB132];[#REF!];[.$AH132];[#REF!];[.$AN132];[#REF!])" office:value-type="string" office:string-value="" calcext:value-type="error">
            <text:p>#REF!</text:p>
          </table:table-cell>
          <table:table-cell table:formula="of:=MAX([.$K132];[#REF!];[.$Q132];[#REF!];[.$W132];[#REF!];[.$AC132];[#REF!];[.$AI132];[#REF!];[.$AO132];[#REF!])" office:value-type="string" office:string-value="" calcext:value-type="error">
            <text:p>#REF!</text:p>
          </table:table-cell>
          <table:table-cell table:formula="of:=MAX([.$L132];[#REF!];[.$R132];[#REF!];[.$X132];[#REF!];[.$AD132];[#REF!];[.$AJ132];[#REF!];[.$AP132];[#REF!])" office:value-type="string" office:string-value="" calcext:value-type="error">
            <text:p>#REF!</text:p>
          </table:table-cell>
          <table:table-cell table:formula="of:=MAX([.$M132];[#REF!];[.$S132];[#REF!];[.$Y132];[#REF!];[.$AE132];[#REF!];[.$AK132];[#REF!];[.$AQ132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mystery-round-1-strips/instances/instance-27.lp</text:p>
          </table:table-cell>
          <table:table-cell office:value-type="float" office:value="2.54" calcext:value-type="float">
            <text:p>2.54</text:p>
          </table:table-cell>
          <table:table-cell office:value-type="float" office:value="2.129" calcext:value-type="float">
            <text:p>2.129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15.65" calcext:value-type="float">
            <text:p>15.65</text:p>
          </table:table-cell>
          <table:table-cell office:value-type="float" office:value="15.312" calcext:value-type="float">
            <text:p>15.312</text:p>
          </table:table-cell>
          <table:table-cell office:value-type="float" office:value="161" calcext:value-type="float">
            <text:p>161</text:p>
          </table:table-cell>
          <table:table-cell office:value-type="float" office:value="57" calcext:value-type="float">
            <text:p>57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float" office:value="15.72" calcext:value-type="float">
            <text:p>15.72</text:p>
          </table:table-cell>
          <table:table-cell office:value-type="float" office:value="15.401" calcext:value-type="float">
            <text:p>15.401</text:p>
          </table:table-cell>
          <table:table-cell office:value-type="float" office:value="161" calcext:value-type="float">
            <text:p>161</text:p>
          </table:table-cell>
          <table:table-cell office:value-type="float" office:value="57" calcext:value-type="float">
            <text:p>57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15.61" calcext:value-type="float">
            <text:p>15.61</text:p>
          </table:table-cell>
          <table:table-cell office:value-type="float" office:value="15.28" calcext:value-type="float">
            <text:p>15.28</text:p>
          </table:table-cell>
          <table:table-cell office:value-type="float" office:value="161" calcext:value-type="float">
            <text:p>161</text:p>
          </table:table-cell>
          <table:table-cell office:value-type="float" office:value="57" calcext:value-type="float">
            <text:p>57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float" office:value="15.77" calcext:value-type="float">
            <text:p>15.77</text:p>
          </table:table-cell>
          <table:table-cell office:value-type="float" office:value="15.438" calcext:value-type="float">
            <text:p>15.438</text:p>
          </table:table-cell>
          <table:table-cell office:value-type="float" office:value="161" calcext:value-type="float">
            <text:p>161</text:p>
          </table:table-cell>
          <table:table-cell office:value-type="float" office:value="57" calcext:value-type="float">
            <text:p>57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15.78" calcext:value-type="float">
            <text:p>15.78</text:p>
          </table:table-cell>
          <table:table-cell office:value-type="float" office:value="15.437" calcext:value-type="float">
            <text:p>15.437</text:p>
          </table:table-cell>
          <table:table-cell office:value-type="float" office:value="161" calcext:value-type="float">
            <text:p>161</text:p>
          </table:table-cell>
          <table:table-cell office:value-type="float" office:value="57" calcext:value-type="float">
            <text:p>57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float" office:value="16.26" calcext:value-type="float">
            <text:p>16.26</text:p>
          </table:table-cell>
          <table:table-cell office:value-type="float" office:value="15.923" calcext:value-type="float">
            <text:p>15.923</text:p>
          </table:table-cell>
          <table:table-cell office:value-type="float" office:value="161" calcext:value-type="float">
            <text:p>161</text:p>
          </table:table-cell>
          <table:table-cell office:value-type="float" office:value="57" calcext:value-type="float">
            <text:p>57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table:formula="of:=MIN([.$H133];[#REF!];[.$N133];[#REF!];[.$T133];[#REF!];[.$Z133];[#REF!];[.$AF133];[#REF!];[.$AL133];[#REF!])" office:value-type="string" office:string-value="" calcext:value-type="error">
            <text:p>#REF!</text:p>
          </table:table-cell>
          <table:table-cell table:formula="of:=MIN([.$I133];[#REF!];[.$O133];[#REF!];[.$U133];[#REF!];[.$AA133];[#REF!];[.$AG133];[#REF!];[.$AM133];[#REF!])" office:value-type="string" office:string-value="" calcext:value-type="error">
            <text:p>#REF!</text:p>
          </table:table-cell>
          <table:table-cell table:formula="of:=MIN([.$J133];[#REF!];[.$P133];[#REF!];[.$V133];[#REF!];[.$AB133];[#REF!];[.$AH133];[#REF!];[.$AN133];[#REF!])" office:value-type="string" office:string-value="" calcext:value-type="error">
            <text:p>#REF!</text:p>
          </table:table-cell>
          <table:table-cell table:formula="of:=MIN([.$K133];[#REF!];[.$Q133];[#REF!];[.$W133];[#REF!];[.$AC133];[#REF!];[.$AI133];[#REF!];[.$AO133];[#REF!])" office:value-type="string" office:string-value="" calcext:value-type="error">
            <text:p>#REF!</text:p>
          </table:table-cell>
          <table:table-cell table:formula="of:=MIN([.$L133];[#REF!];[.$R133];[#REF!];[.$X133];[#REF!];[.$AD133];[#REF!];[.$AJ133];[#REF!];[.$AP133];[#REF!])" office:value-type="string" office:string-value="" calcext:value-type="error">
            <text:p>#REF!</text:p>
          </table:table-cell>
          <table:table-cell table:formula="of:=MIN([.$M133];[#REF!];[.$S133];[#REF!];[.$Y133];[#REF!];[.$AE133];[#REF!];[.$AK133];[#REF!];[.$AQ133];[#REF!])" office:value-type="string" office:string-value="" calcext:value-type="error">
            <text:p>#REF!</text:p>
          </table:table-cell>
          <table:table-cell table:formula="of:=MEDIAN([.$H133];[#REF!];[.$N133];[#REF!];[.$T133];[#REF!];[.$Z133];[#REF!];[.$AF133];[#REF!];[.$AL133];[#REF!])" office:value-type="string" office:string-value="" calcext:value-type="error">
            <text:p>#REF!</text:p>
          </table:table-cell>
          <table:table-cell table:formula="of:=MEDIAN([.$I133];[#REF!];[.$O133];[#REF!];[.$U133];[#REF!];[.$AA133];[#REF!];[.$AG133];[#REF!];[.$AM133];[#REF!])" office:value-type="string" office:string-value="" calcext:value-type="error">
            <text:p>#REF!</text:p>
          </table:table-cell>
          <table:table-cell table:formula="of:=MEDIAN([.$J133];[#REF!];[.$P133];[#REF!];[.$V133];[#REF!];[.$AB133];[#REF!];[.$AH133];[#REF!];[.$AN133];[#REF!])" office:value-type="string" office:string-value="" calcext:value-type="error">
            <text:p>#REF!</text:p>
          </table:table-cell>
          <table:table-cell table:formula="of:=MEDIAN([.$K133];[#REF!];[.$Q133];[#REF!];[.$W133];[#REF!];[.$AC133];[#REF!];[.$AI133];[#REF!];[.$AO133];[#REF!])" office:value-type="string" office:string-value="" calcext:value-type="error">
            <text:p>#REF!</text:p>
          </table:table-cell>
          <table:table-cell table:formula="of:=MEDIAN([.$L133];[#REF!];[.$R133];[#REF!];[.$X133];[#REF!];[.$AD133];[#REF!];[.$AJ133];[#REF!];[.$AP133];[#REF!])" office:value-type="string" office:string-value="" calcext:value-type="error">
            <text:p>#REF!</text:p>
          </table:table-cell>
          <table:table-cell table:formula="of:=MEDIAN([.$M133];[#REF!];[.$S133];[#REF!];[.$Y133];[#REF!];[.$AE133];[#REF!];[.$AK133];[#REF!];[.$AQ133];[#REF!])" office:value-type="string" office:string-value="" calcext:value-type="error">
            <text:p>#REF!</text:p>
          </table:table-cell>
          <table:table-cell table:formula="of:=MAX([.$H133];[#REF!];[.$N133];[#REF!];[.$T133];[#REF!];[.$Z133];[#REF!];[.$AF133];[#REF!];[.$AL133];[#REF!])" office:value-type="string" office:string-value="" calcext:value-type="error">
            <text:p>#REF!</text:p>
          </table:table-cell>
          <table:table-cell table:formula="of:=MAX([.$I133];[#REF!];[.$O133];[#REF!];[.$U133];[#REF!];[.$AA133];[#REF!];[.$AG133];[#REF!];[.$AM133];[#REF!])" office:value-type="string" office:string-value="" calcext:value-type="error">
            <text:p>#REF!</text:p>
          </table:table-cell>
          <table:table-cell table:formula="of:=MAX([.$J133];[#REF!];[.$P133];[#REF!];[.$V133];[#REF!];[.$AB133];[#REF!];[.$AH133];[#REF!];[.$AN133];[#REF!])" office:value-type="string" office:string-value="" calcext:value-type="error">
            <text:p>#REF!</text:p>
          </table:table-cell>
          <table:table-cell table:formula="of:=MAX([.$K133];[#REF!];[.$Q133];[#REF!];[.$W133];[#REF!];[.$AC133];[#REF!];[.$AI133];[#REF!];[.$AO133];[#REF!])" office:value-type="string" office:string-value="" calcext:value-type="error">
            <text:p>#REF!</text:p>
          </table:table-cell>
          <table:table-cell table:formula="of:=MAX([.$L133];[#REF!];[.$R133];[#REF!];[.$X133];[#REF!];[.$AD133];[#REF!];[.$AJ133];[#REF!];[.$AP133];[#REF!])" office:value-type="string" office:string-value="" calcext:value-type="error">
            <text:p>#REF!</text:p>
          </table:table-cell>
          <table:table-cell table:formula="of:=MAX([.$M133];[#REF!];[.$S133];[#REF!];[.$Y133];[#REF!];[.$AE133];[#REF!];[.$AK133];[#REF!];[.$AQ133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mystery-round-1-strips/instances/instance-29.lp</text:p>
          </table:table-cell>
          <table:table-cell office:value-type="float" office:value="3.96" calcext:value-type="float">
            <text:p>3.96</text:p>
          </table:table-cell>
          <table:table-cell office:value-type="float" office:value="3.316" calcext:value-type="float">
            <text:p>3.31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26.5" calcext:value-type="float">
            <text:p>26.5</text:p>
          </table:table-cell>
          <table:table-cell office:value-type="float" office:value="25.98" calcext:value-type="float">
            <text:p>25.98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office:value-type="float" office:value="25.46" calcext:value-type="float">
            <text:p>25.46</text:p>
          </table:table-cell>
          <table:table-cell office:value-type="float" office:value="24.928" calcext:value-type="float">
            <text:p>24.928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office:value-type="float" office:value="25.05" calcext:value-type="float">
            <text:p>25.05</text:p>
          </table:table-cell>
          <table:table-cell office:value-type="float" office:value="24.53" calcext:value-type="float">
            <text:p>24.53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office:value-type="float" office:value="25.89" calcext:value-type="float">
            <text:p>25.89</text:p>
          </table:table-cell>
          <table:table-cell office:value-type="float" office:value="25.367" calcext:value-type="float">
            <text:p>25.367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office:value-type="float" office:value="24.977" calcext:value-type="float">
            <text:p>24.977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office:value-type="float" office:value="25.02" calcext:value-type="float">
            <text:p>25.02</text:p>
          </table:table-cell>
          <table:table-cell office:value-type="float" office:value="24.489" calcext:value-type="float">
            <text:p>24.489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table:formula="of:=MIN([.$H134];[#REF!];[.$N134];[#REF!];[.$T134];[#REF!];[.$Z134];[#REF!];[.$AF134];[#REF!];[.$AL134];[#REF!])" office:value-type="string" office:string-value="" calcext:value-type="error">
            <text:p>#REF!</text:p>
          </table:table-cell>
          <table:table-cell table:formula="of:=MIN([.$I134];[#REF!];[.$O134];[#REF!];[.$U134];[#REF!];[.$AA134];[#REF!];[.$AG134];[#REF!];[.$AM134];[#REF!])" office:value-type="string" office:string-value="" calcext:value-type="error">
            <text:p>#REF!</text:p>
          </table:table-cell>
          <table:table-cell table:formula="of:=MIN([.$J134];[#REF!];[.$P134];[#REF!];[.$V134];[#REF!];[.$AB134];[#REF!];[.$AH134];[#REF!];[.$AN134];[#REF!])" office:value-type="string" office:string-value="" calcext:value-type="error">
            <text:p>#REF!</text:p>
          </table:table-cell>
          <table:table-cell table:formula="of:=MIN([.$K134];[#REF!];[.$Q134];[#REF!];[.$W134];[#REF!];[.$AC134];[#REF!];[.$AI134];[#REF!];[.$AO134];[#REF!])" office:value-type="string" office:string-value="" calcext:value-type="error">
            <text:p>#REF!</text:p>
          </table:table-cell>
          <table:table-cell table:formula="of:=MIN([.$L134];[#REF!];[.$R134];[#REF!];[.$X134];[#REF!];[.$AD134];[#REF!];[.$AJ134];[#REF!];[.$AP134];[#REF!])" office:value-type="string" office:string-value="" calcext:value-type="error">
            <text:p>#REF!</text:p>
          </table:table-cell>
          <table:table-cell table:formula="of:=MIN([.$M134];[#REF!];[.$S134];[#REF!];[.$Y134];[#REF!];[.$AE134];[#REF!];[.$AK134];[#REF!];[.$AQ134];[#REF!])" office:value-type="string" office:string-value="" calcext:value-type="error">
            <text:p>#REF!</text:p>
          </table:table-cell>
          <table:table-cell table:formula="of:=MEDIAN([.$H134];[#REF!];[.$N134];[#REF!];[.$T134];[#REF!];[.$Z134];[#REF!];[.$AF134];[#REF!];[.$AL134];[#REF!])" office:value-type="string" office:string-value="" calcext:value-type="error">
            <text:p>#REF!</text:p>
          </table:table-cell>
          <table:table-cell table:formula="of:=MEDIAN([.$I134];[#REF!];[.$O134];[#REF!];[.$U134];[#REF!];[.$AA134];[#REF!];[.$AG134];[#REF!];[.$AM134];[#REF!])" office:value-type="string" office:string-value="" calcext:value-type="error">
            <text:p>#REF!</text:p>
          </table:table-cell>
          <table:table-cell table:formula="of:=MEDIAN([.$J134];[#REF!];[.$P134];[#REF!];[.$V134];[#REF!];[.$AB134];[#REF!];[.$AH134];[#REF!];[.$AN134];[#REF!])" office:value-type="string" office:string-value="" calcext:value-type="error">
            <text:p>#REF!</text:p>
          </table:table-cell>
          <table:table-cell table:formula="of:=MEDIAN([.$K134];[#REF!];[.$Q134];[#REF!];[.$W134];[#REF!];[.$AC134];[#REF!];[.$AI134];[#REF!];[.$AO134];[#REF!])" office:value-type="string" office:string-value="" calcext:value-type="error">
            <text:p>#REF!</text:p>
          </table:table-cell>
          <table:table-cell table:formula="of:=MEDIAN([.$L134];[#REF!];[.$R134];[#REF!];[.$X134];[#REF!];[.$AD134];[#REF!];[.$AJ134];[#REF!];[.$AP134];[#REF!])" office:value-type="string" office:string-value="" calcext:value-type="error">
            <text:p>#REF!</text:p>
          </table:table-cell>
          <table:table-cell table:formula="of:=MEDIAN([.$M134];[#REF!];[.$S134];[#REF!];[.$Y134];[#REF!];[.$AE134];[#REF!];[.$AK134];[#REF!];[.$AQ134];[#REF!])" office:value-type="string" office:string-value="" calcext:value-type="error">
            <text:p>#REF!</text:p>
          </table:table-cell>
          <table:table-cell table:formula="of:=MAX([.$H134];[#REF!];[.$N134];[#REF!];[.$T134];[#REF!];[.$Z134];[#REF!];[.$AF134];[#REF!];[.$AL134];[#REF!])" office:value-type="string" office:string-value="" calcext:value-type="error">
            <text:p>#REF!</text:p>
          </table:table-cell>
          <table:table-cell table:formula="of:=MAX([.$I134];[#REF!];[.$O134];[#REF!];[.$U134];[#REF!];[.$AA134];[#REF!];[.$AG134];[#REF!];[.$AM134];[#REF!])" office:value-type="string" office:string-value="" calcext:value-type="error">
            <text:p>#REF!</text:p>
          </table:table-cell>
          <table:table-cell table:formula="of:=MAX([.$J134];[#REF!];[.$P134];[#REF!];[.$V134];[#REF!];[.$AB134];[#REF!];[.$AH134];[#REF!];[.$AN134];[#REF!])" office:value-type="string" office:string-value="" calcext:value-type="error">
            <text:p>#REF!</text:p>
          </table:table-cell>
          <table:table-cell table:formula="of:=MAX([.$K134];[#REF!];[.$Q134];[#REF!];[.$W134];[#REF!];[.$AC134];[#REF!];[.$AI134];[#REF!];[.$AO134];[#REF!])" office:value-type="string" office:string-value="" calcext:value-type="error">
            <text:p>#REF!</text:p>
          </table:table-cell>
          <table:table-cell table:formula="of:=MAX([.$L134];[#REF!];[.$R134];[#REF!];[.$X134];[#REF!];[.$AD134];[#REF!];[.$AJ134];[#REF!];[.$AP134];[#REF!])" office:value-type="string" office:string-value="" calcext:value-type="error">
            <text:p>#REF!</text:p>
          </table:table-cell>
          <table:table-cell table:formula="of:=MAX([.$M134];[#REF!];[.$S134];[#REF!];[.$Y134];[#REF!];[.$AE134];[#REF!];[.$AK134];[#REF!];[.$AQ134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mystery-round-1-strips/instances/instance-3.lp</text:p>
          </table:table-cell>
          <table:table-cell office:value-type="float" office:value="4.34" calcext:value-type="float">
            <text:p>4.34</text:p>
          </table:table-cell>
          <table:table-cell office:value-type="float" office:value="3.566" calcext:value-type="float">
            <text:p>3.566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28.15" calcext:value-type="float">
            <text:p>28.15</text:p>
          </table:table-cell>
          <table:table-cell office:value-type="float" office:value="27.637" calcext:value-type="float">
            <text:p>27.637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  <table:table-cell office:value-type="float" office:value="29.24" calcext:value-type="float">
            <text:p>29.24</text:p>
          </table:table-cell>
          <table:table-cell office:value-type="float" office:value="28.634" calcext:value-type="float">
            <text:p>28.634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office:value-type="float" office:value="28.13" calcext:value-type="float">
            <text:p>28.13</text:p>
          </table:table-cell>
          <table:table-cell office:value-type="float" office:value="27.524" calcext:value-type="float">
            <text:p>27.524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  <table:table-cell office:value-type="float" office:value="28.18" calcext:value-type="float">
            <text:p>28.18</text:p>
          </table:table-cell>
          <table:table-cell office:value-type="float" office:value="27.602" calcext:value-type="float">
            <text:p>27.602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584" calcext:value-type="float">
            <text:p>584</text:p>
          </table:table-cell>
          <table:table-cell office:value-type="float" office:value="0" calcext:value-type="float">
            <text:p>0</text:p>
          </table:table-cell>
          <table:table-cell office:value-type="float" office:value="28.09" calcext:value-type="float">
            <text:p>28.09</text:p>
          </table:table-cell>
          <table:table-cell office:value-type="float" office:value="27.481" calcext:value-type="float">
            <text:p>27.481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  <table:table-cell office:value-type="float" office:value="28.03" calcext:value-type="float">
            <text:p>28.03</text:p>
          </table:table-cell>
          <table:table-cell office:value-type="float" office:value="27.455" calcext:value-type="float">
            <text:p>27.455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  <table:table-cell table:formula="of:=MIN([.$H135];[#REF!];[.$N135];[#REF!];[.$T135];[#REF!];[.$Z135];[#REF!];[.$AF135];[#REF!];[.$AL135];[#REF!])" office:value-type="string" office:string-value="" calcext:value-type="error">
            <text:p>#REF!</text:p>
          </table:table-cell>
          <table:table-cell table:formula="of:=MIN([.$I135];[#REF!];[.$O135];[#REF!];[.$U135];[#REF!];[.$AA135];[#REF!];[.$AG135];[#REF!];[.$AM135];[#REF!])" office:value-type="string" office:string-value="" calcext:value-type="error">
            <text:p>#REF!</text:p>
          </table:table-cell>
          <table:table-cell table:formula="of:=MIN([.$J135];[#REF!];[.$P135];[#REF!];[.$V135];[#REF!];[.$AB135];[#REF!];[.$AH135];[#REF!];[.$AN135];[#REF!])" office:value-type="string" office:string-value="" calcext:value-type="error">
            <text:p>#REF!</text:p>
          </table:table-cell>
          <table:table-cell table:formula="of:=MIN([.$K135];[#REF!];[.$Q135];[#REF!];[.$W135];[#REF!];[.$AC135];[#REF!];[.$AI135];[#REF!];[.$AO135];[#REF!])" office:value-type="string" office:string-value="" calcext:value-type="error">
            <text:p>#REF!</text:p>
          </table:table-cell>
          <table:table-cell table:formula="of:=MIN([.$L135];[#REF!];[.$R135];[#REF!];[.$X135];[#REF!];[.$AD135];[#REF!];[.$AJ135];[#REF!];[.$AP135];[#REF!])" office:value-type="string" office:string-value="" calcext:value-type="error">
            <text:p>#REF!</text:p>
          </table:table-cell>
          <table:table-cell table:formula="of:=MIN([.$M135];[#REF!];[.$S135];[#REF!];[.$Y135];[#REF!];[.$AE135];[#REF!];[.$AK135];[#REF!];[.$AQ135];[#REF!])" office:value-type="string" office:string-value="" calcext:value-type="error">
            <text:p>#REF!</text:p>
          </table:table-cell>
          <table:table-cell table:formula="of:=MEDIAN([.$H135];[#REF!];[.$N135];[#REF!];[.$T135];[#REF!];[.$Z135];[#REF!];[.$AF135];[#REF!];[.$AL135];[#REF!])" office:value-type="string" office:string-value="" calcext:value-type="error">
            <text:p>#REF!</text:p>
          </table:table-cell>
          <table:table-cell table:formula="of:=MEDIAN([.$I135];[#REF!];[.$O135];[#REF!];[.$U135];[#REF!];[.$AA135];[#REF!];[.$AG135];[#REF!];[.$AM135];[#REF!])" office:value-type="string" office:string-value="" calcext:value-type="error">
            <text:p>#REF!</text:p>
          </table:table-cell>
          <table:table-cell table:formula="of:=MEDIAN([.$J135];[#REF!];[.$P135];[#REF!];[.$V135];[#REF!];[.$AB135];[#REF!];[.$AH135];[#REF!];[.$AN135];[#REF!])" office:value-type="string" office:string-value="" calcext:value-type="error">
            <text:p>#REF!</text:p>
          </table:table-cell>
          <table:table-cell table:formula="of:=MEDIAN([.$K135];[#REF!];[.$Q135];[#REF!];[.$W135];[#REF!];[.$AC135];[#REF!];[.$AI135];[#REF!];[.$AO135];[#REF!])" office:value-type="string" office:string-value="" calcext:value-type="error">
            <text:p>#REF!</text:p>
          </table:table-cell>
          <table:table-cell table:formula="of:=MEDIAN([.$L135];[#REF!];[.$R135];[#REF!];[.$X135];[#REF!];[.$AD135];[#REF!];[.$AJ135];[#REF!];[.$AP135];[#REF!])" office:value-type="string" office:string-value="" calcext:value-type="error">
            <text:p>#REF!</text:p>
          </table:table-cell>
          <table:table-cell table:formula="of:=MEDIAN([.$M135];[#REF!];[.$S135];[#REF!];[.$Y135];[#REF!];[.$AE135];[#REF!];[.$AK135];[#REF!];[.$AQ135];[#REF!])" office:value-type="string" office:string-value="" calcext:value-type="error">
            <text:p>#REF!</text:p>
          </table:table-cell>
          <table:table-cell table:formula="of:=MAX([.$H135];[#REF!];[.$N135];[#REF!];[.$T135];[#REF!];[.$Z135];[#REF!];[.$AF135];[#REF!];[.$AL135];[#REF!])" office:value-type="string" office:string-value="" calcext:value-type="error">
            <text:p>#REF!</text:p>
          </table:table-cell>
          <table:table-cell table:formula="of:=MAX([.$I135];[#REF!];[.$O135];[#REF!];[.$U135];[#REF!];[.$AA135];[#REF!];[.$AG135];[#REF!];[.$AM135];[#REF!])" office:value-type="string" office:string-value="" calcext:value-type="error">
            <text:p>#REF!</text:p>
          </table:table-cell>
          <table:table-cell table:formula="of:=MAX([.$J135];[#REF!];[.$P135];[#REF!];[.$V135];[#REF!];[.$AB135];[#REF!];[.$AH135];[#REF!];[.$AN135];[#REF!])" office:value-type="string" office:string-value="" calcext:value-type="error">
            <text:p>#REF!</text:p>
          </table:table-cell>
          <table:table-cell table:formula="of:=MAX([.$K135];[#REF!];[.$Q135];[#REF!];[.$W135];[#REF!];[.$AC135];[#REF!];[.$AI135];[#REF!];[.$AO135];[#REF!])" office:value-type="string" office:string-value="" calcext:value-type="error">
            <text:p>#REF!</text:p>
          </table:table-cell>
          <table:table-cell table:formula="of:=MAX([.$L135];[#REF!];[.$R135];[#REF!];[.$X135];[#REF!];[.$AD135];[#REF!];[.$AJ135];[#REF!];[.$AP135];[#REF!])" office:value-type="string" office:string-value="" calcext:value-type="error">
            <text:p>#REF!</text:p>
          </table:table-cell>
          <table:table-cell table:formula="of:=MAX([.$M135];[#REF!];[.$S135];[#REF!];[.$Y135];[#REF!];[.$AE135];[#REF!];[.$AK135];[#REF!];[.$AQ135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mystery-round-1-strips/instances/instance-30.lp</text:p>
          </table:table-cell>
          <table:table-cell office:value-type="float" office:value="23.42" calcext:value-type="float">
            <text:p>23.42</text:p>
          </table:table-cell>
          <table:table-cell office:value-type="float" office:value="18.859" calcext:value-type="float">
            <text:p>18.859</text:p>
          </table:table-cell>
          <table:table-cell office:value-type="float" office:value="553" calcext:value-type="float">
            <text:p>553</text:p>
          </table:table-cell>
          <table:table-cell office:value-type="float" office:value="219" calcext:value-type="float">
            <text:p>219</text:p>
          </table:table-cell>
          <table:table-cell office:value-type="float" office:value="932" calcext:value-type="float">
            <text:p>932</text:p>
          </table:table-cell>
          <table:table-cell office:value-type="float" office:value="0" calcext:value-type="float">
            <text:p>0</text:p>
          </table:table-cell>
          <table:table-cell office:value-type="float" office:value="136.23" calcext:value-type="float">
            <text:p>136.23</text:p>
          </table:table-cell>
          <table:table-cell office:value-type="float" office:value="132.987" calcext:value-type="float">
            <text:p>132.987</text:p>
          </table:table-cell>
          <table:table-cell office:value-type="float" office:value="495" calcext:value-type="float">
            <text:p>495</text:p>
          </table:table-cell>
          <table:table-cell office:value-type="float" office:value="73" calcext:value-type="float">
            <text:p>73</text:p>
          </table:table-cell>
          <table:table-cell office:value-type="float" office:value="2698" calcext:value-type="float">
            <text:p>2698</text:p>
          </table:table-cell>
          <table:table-cell office:value-type="float" office:value="0" calcext:value-type="float">
            <text:p>0</text:p>
          </table:table-cell>
          <table:table-cell office:value-type="float" office:value="135.97" calcext:value-type="float">
            <text:p>135.97</text:p>
          </table:table-cell>
          <table:table-cell office:value-type="float" office:value="132.978" calcext:value-type="float">
            <text:p>132.978</text:p>
          </table:table-cell>
          <table:table-cell office:value-type="float" office:value="503" calcext:value-type="float">
            <text:p>503</text:p>
          </table:table-cell>
          <table:table-cell office:value-type="float" office:value="72" calcext:value-type="float">
            <text:p>72</text:p>
          </table:table-cell>
          <table:table-cell office:value-type="float" office:value="2704" calcext:value-type="float">
            <text:p>2704</text:p>
          </table:table-cell>
          <table:table-cell office:value-type="float" office:value="10" calcext:value-type="float">
            <text:p>10</text:p>
          </table:table-cell>
          <table:table-cell office:value-type="float" office:value="139.89" calcext:value-type="float">
            <text:p>139.89</text:p>
          </table:table-cell>
          <table:table-cell office:value-type="float" office:value="136.863" calcext:value-type="float">
            <text:p>136.863</text:p>
          </table:table-cell>
          <table:table-cell office:value-type="float" office:value="503" calcext:value-type="float">
            <text:p>503</text:p>
          </table:table-cell>
          <table:table-cell office:value-type="float" office:value="72" calcext:value-type="float">
            <text:p>72</text:p>
          </table:table-cell>
          <table:table-cell office:value-type="float" office:value="2702" calcext:value-type="float">
            <text:p>2702</text:p>
          </table:table-cell>
          <table:table-cell office:value-type="float" office:value="10" calcext:value-type="float">
            <text:p>10</text:p>
          </table:table-cell>
          <table:table-cell office:value-type="float" office:value="135.71" calcext:value-type="float">
            <text:p>135.71</text:p>
          </table:table-cell>
          <table:table-cell office:value-type="float" office:value="132.391" calcext:value-type="float">
            <text:p>132.391</text:p>
          </table:table-cell>
          <table:table-cell office:value-type="float" office:value="503" calcext:value-type="float">
            <text:p>503</text:p>
          </table:table-cell>
          <table:table-cell office:value-type="float" office:value="72" calcext:value-type="float">
            <text:p>72</text:p>
          </table:table-cell>
          <table:table-cell office:value-type="float" office:value="2699" calcext:value-type="float">
            <text:p>2699</text:p>
          </table:table-cell>
          <table:table-cell office:value-type="float" office:value="10" calcext:value-type="float">
            <text:p>10</text:p>
          </table:table-cell>
          <table:table-cell office:value-type="float" office:value="137.15" calcext:value-type="float">
            <text:p>137.15</text:p>
          </table:table-cell>
          <table:table-cell office:value-type="float" office:value="134.221" calcext:value-type="float">
            <text:p>134.221</text:p>
          </table:table-cell>
          <table:table-cell office:value-type="float" office:value="503" calcext:value-type="float">
            <text:p>503</text:p>
          </table:table-cell>
          <table:table-cell office:value-type="float" office:value="72" calcext:value-type="float">
            <text:p>72</text:p>
          </table:table-cell>
          <table:table-cell office:value-type="float" office:value="2700" calcext:value-type="float">
            <text:p>2700</text:p>
          </table:table-cell>
          <table:table-cell office:value-type="float" office:value="7" calcext:value-type="float">
            <text:p>7</text:p>
          </table:table-cell>
          <table:table-cell office:value-type="float" office:value="137.18" calcext:value-type="float">
            <text:p>137.18</text:p>
          </table:table-cell>
          <table:table-cell office:value-type="float" office:value="134.369" calcext:value-type="float">
            <text:p>134.369</text:p>
          </table:table-cell>
          <table:table-cell office:value-type="float" office:value="503" calcext:value-type="float">
            <text:p>503</text:p>
          </table:table-cell>
          <table:table-cell office:value-type="float" office:value="72" calcext:value-type="float">
            <text:p>72</text:p>
          </table:table-cell>
          <table:table-cell office:value-type="float" office:value="2703" calcext:value-type="float">
            <text:p>2703</text:p>
          </table:table-cell>
          <table:table-cell office:value-type="float" office:value="10" calcext:value-type="float">
            <text:p>10</text:p>
          </table:table-cell>
          <table:table-cell table:formula="of:=MIN([.$H136];[#REF!];[.$N136];[#REF!];[.$T136];[#REF!];[.$Z136];[#REF!];[.$AF136];[#REF!];[.$AL136];[#REF!])" office:value-type="string" office:string-value="" calcext:value-type="error">
            <text:p>#REF!</text:p>
          </table:table-cell>
          <table:table-cell table:formula="of:=MIN([.$I136];[#REF!];[.$O136];[#REF!];[.$U136];[#REF!];[.$AA136];[#REF!];[.$AG136];[#REF!];[.$AM136];[#REF!])" office:value-type="string" office:string-value="" calcext:value-type="error">
            <text:p>#REF!</text:p>
          </table:table-cell>
          <table:table-cell table:formula="of:=MIN([.$J136];[#REF!];[.$P136];[#REF!];[.$V136];[#REF!];[.$AB136];[#REF!];[.$AH136];[#REF!];[.$AN136];[#REF!])" office:value-type="string" office:string-value="" calcext:value-type="error">
            <text:p>#REF!</text:p>
          </table:table-cell>
          <table:table-cell table:formula="of:=MIN([.$K136];[#REF!];[.$Q136];[#REF!];[.$W136];[#REF!];[.$AC136];[#REF!];[.$AI136];[#REF!];[.$AO136];[#REF!])" office:value-type="string" office:string-value="" calcext:value-type="error">
            <text:p>#REF!</text:p>
          </table:table-cell>
          <table:table-cell table:formula="of:=MIN([.$L136];[#REF!];[.$R136];[#REF!];[.$X136];[#REF!];[.$AD136];[#REF!];[.$AJ136];[#REF!];[.$AP136];[#REF!])" office:value-type="string" office:string-value="" calcext:value-type="error">
            <text:p>#REF!</text:p>
          </table:table-cell>
          <table:table-cell table:formula="of:=MIN([.$M136];[#REF!];[.$S136];[#REF!];[.$Y136];[#REF!];[.$AE136];[#REF!];[.$AK136];[#REF!];[.$AQ136];[#REF!])" office:value-type="string" office:string-value="" calcext:value-type="error">
            <text:p>#REF!</text:p>
          </table:table-cell>
          <table:table-cell table:formula="of:=MEDIAN([.$H136];[#REF!];[.$N136];[#REF!];[.$T136];[#REF!];[.$Z136];[#REF!];[.$AF136];[#REF!];[.$AL136];[#REF!])" office:value-type="string" office:string-value="" calcext:value-type="error">
            <text:p>#REF!</text:p>
          </table:table-cell>
          <table:table-cell table:formula="of:=MEDIAN([.$I136];[#REF!];[.$O136];[#REF!];[.$U136];[#REF!];[.$AA136];[#REF!];[.$AG136];[#REF!];[.$AM136];[#REF!])" office:value-type="string" office:string-value="" calcext:value-type="error">
            <text:p>#REF!</text:p>
          </table:table-cell>
          <table:table-cell table:formula="of:=MEDIAN([.$J136];[#REF!];[.$P136];[#REF!];[.$V136];[#REF!];[.$AB136];[#REF!];[.$AH136];[#REF!];[.$AN136];[#REF!])" office:value-type="string" office:string-value="" calcext:value-type="error">
            <text:p>#REF!</text:p>
          </table:table-cell>
          <table:table-cell table:formula="of:=MEDIAN([.$K136];[#REF!];[.$Q136];[#REF!];[.$W136];[#REF!];[.$AC136];[#REF!];[.$AI136];[#REF!];[.$AO136];[#REF!])" office:value-type="string" office:string-value="" calcext:value-type="error">
            <text:p>#REF!</text:p>
          </table:table-cell>
          <table:table-cell table:formula="of:=MEDIAN([.$L136];[#REF!];[.$R136];[#REF!];[.$X136];[#REF!];[.$AD136];[#REF!];[.$AJ136];[#REF!];[.$AP136];[#REF!])" office:value-type="string" office:string-value="" calcext:value-type="error">
            <text:p>#REF!</text:p>
          </table:table-cell>
          <table:table-cell table:formula="of:=MEDIAN([.$M136];[#REF!];[.$S136];[#REF!];[.$Y136];[#REF!];[.$AE136];[#REF!];[.$AK136];[#REF!];[.$AQ136];[#REF!])" office:value-type="string" office:string-value="" calcext:value-type="error">
            <text:p>#REF!</text:p>
          </table:table-cell>
          <table:table-cell table:formula="of:=MAX([.$H136];[#REF!];[.$N136];[#REF!];[.$T136];[#REF!];[.$Z136];[#REF!];[.$AF136];[#REF!];[.$AL136];[#REF!])" office:value-type="string" office:string-value="" calcext:value-type="error">
            <text:p>#REF!</text:p>
          </table:table-cell>
          <table:table-cell table:formula="of:=MAX([.$I136];[#REF!];[.$O136];[#REF!];[.$U136];[#REF!];[.$AA136];[#REF!];[.$AG136];[#REF!];[.$AM136];[#REF!])" office:value-type="string" office:string-value="" calcext:value-type="error">
            <text:p>#REF!</text:p>
          </table:table-cell>
          <table:table-cell table:formula="of:=MAX([.$J136];[#REF!];[.$P136];[#REF!];[.$V136];[#REF!];[.$AB136];[#REF!];[.$AH136];[#REF!];[.$AN136];[#REF!])" office:value-type="string" office:string-value="" calcext:value-type="error">
            <text:p>#REF!</text:p>
          </table:table-cell>
          <table:table-cell table:formula="of:=MAX([.$K136];[#REF!];[.$Q136];[#REF!];[.$W136];[#REF!];[.$AC136];[#REF!];[.$AI136];[#REF!];[.$AO136];[#REF!])" office:value-type="string" office:string-value="" calcext:value-type="error">
            <text:p>#REF!</text:p>
          </table:table-cell>
          <table:table-cell table:formula="of:=MAX([.$L136];[#REF!];[.$R136];[#REF!];[.$X136];[#REF!];[.$AD136];[#REF!];[.$AJ136];[#REF!];[.$AP136];[#REF!])" office:value-type="string" office:string-value="" calcext:value-type="error">
            <text:p>#REF!</text:p>
          </table:table-cell>
          <table:table-cell table:formula="of:=MAX([.$M136];[#REF!];[.$S136];[#REF!];[.$Y136];[#REF!];[.$AE136];[#REF!];[.$AK136];[#REF!];[.$AQ136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mystery-round-1-strips/instances/instance-6.lp</text:p>
          </table:table-cell>
          <table:table-cell office:value-type="float" office:value="155.68" calcext:value-type="float">
            <text:p>155.68</text:p>
          </table:table-cell>
          <table:table-cell office:value-type="float" office:value="107.3" calcext:value-type="float">
            <text:p>107.3</text:p>
          </table:table-cell>
          <table:table-cell office:value-type="float" office:value="13318" calcext:value-type="float">
            <text:p>13318</text:p>
          </table:table-cell>
          <table:table-cell office:value-type="float" office:value="5091" calcext:value-type="float">
            <text:p>5091</text:p>
          </table:table-cell>
          <table:table-cell office:value-type="float" office:value="4504" calcext:value-type="float">
            <text:p>45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1" calcext:value-type="float">
            <text:p>80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4" calcext:value-type="float">
            <text:p>80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14" calcext:value-type="float">
            <text:p>80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5" calcext:value-type="float">
            <text:p>80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6" calcext:value-type="float">
            <text:p>80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3" calcext:value-type="float">
            <text:p>8003</text:p>
          </table:table-cell>
          <table:table-cell office:value-type="float" office:value="0" calcext:value-type="float">
            <text:p>0</text:p>
          </table:table-cell>
          <table:table-cell table:formula="of:=MIN([.$H137];[#REF!];[.$N137];[#REF!];[.$T137];[#REF!];[.$Z137];[#REF!];[.$AF137];[#REF!];[.$AL137];[#REF!])" office:value-type="string" office:string-value="" calcext:value-type="error">
            <text:p>#REF!</text:p>
          </table:table-cell>
          <table:table-cell table:formula="of:=MIN([.$I137];[#REF!];[.$O137];[#REF!];[.$U137];[#REF!];[.$AA137];[#REF!];[.$AG137];[#REF!];[.$AM137];[#REF!])" office:value-type="string" office:string-value="" calcext:value-type="error">
            <text:p>#REF!</text:p>
          </table:table-cell>
          <table:table-cell table:formula="of:=MIN([.$J137];[#REF!];[.$P137];[#REF!];[.$V137];[#REF!];[.$AB137];[#REF!];[.$AH137];[#REF!];[.$AN137];[#REF!])" office:value-type="string" office:string-value="" calcext:value-type="error">
            <text:p>#REF!</text:p>
          </table:table-cell>
          <table:table-cell table:formula="of:=MIN([.$K137];[#REF!];[.$Q137];[#REF!];[.$W137];[#REF!];[.$AC137];[#REF!];[.$AI137];[#REF!];[.$AO137];[#REF!])" office:value-type="string" office:string-value="" calcext:value-type="error">
            <text:p>#REF!</text:p>
          </table:table-cell>
          <table:table-cell table:formula="of:=MIN([.$L137];[#REF!];[.$R137];[#REF!];[.$X137];[#REF!];[.$AD137];[#REF!];[.$AJ137];[#REF!];[.$AP137];[#REF!])" office:value-type="string" office:string-value="" calcext:value-type="error">
            <text:p>#REF!</text:p>
          </table:table-cell>
          <table:table-cell table:formula="of:=MIN([.$M137];[#REF!];[.$S137];[#REF!];[.$Y137];[#REF!];[.$AE137];[#REF!];[.$AK137];[#REF!];[.$AQ137];[#REF!])" office:value-type="string" office:string-value="" calcext:value-type="error">
            <text:p>#REF!</text:p>
          </table:table-cell>
          <table:table-cell table:formula="of:=MEDIAN([.$H137];[#REF!];[.$N137];[#REF!];[.$T137];[#REF!];[.$Z137];[#REF!];[.$AF137];[#REF!];[.$AL137];[#REF!])" office:value-type="string" office:string-value="" calcext:value-type="error">
            <text:p>#REF!</text:p>
          </table:table-cell>
          <table:table-cell table:formula="of:=MEDIAN([.$I137];[#REF!];[.$O137];[#REF!];[.$U137];[#REF!];[.$AA137];[#REF!];[.$AG137];[#REF!];[.$AM137];[#REF!])" office:value-type="string" office:string-value="" calcext:value-type="error">
            <text:p>#REF!</text:p>
          </table:table-cell>
          <table:table-cell table:formula="of:=MEDIAN([.$J137];[#REF!];[.$P137];[#REF!];[.$V137];[#REF!];[.$AB137];[#REF!];[.$AH137];[#REF!];[.$AN137];[#REF!])" office:value-type="string" office:string-value="" calcext:value-type="error">
            <text:p>#REF!</text:p>
          </table:table-cell>
          <table:table-cell table:formula="of:=MEDIAN([.$K137];[#REF!];[.$Q137];[#REF!];[.$W137];[#REF!];[.$AC137];[#REF!];[.$AI137];[#REF!];[.$AO137];[#REF!])" office:value-type="string" office:string-value="" calcext:value-type="error">
            <text:p>#REF!</text:p>
          </table:table-cell>
          <table:table-cell table:formula="of:=MEDIAN([.$L137];[#REF!];[.$R137];[#REF!];[.$X137];[#REF!];[.$AD137];[#REF!];[.$AJ137];[#REF!];[.$AP137];[#REF!])" office:value-type="string" office:string-value="" calcext:value-type="error">
            <text:p>#REF!</text:p>
          </table:table-cell>
          <table:table-cell table:formula="of:=MEDIAN([.$M137];[#REF!];[.$S137];[#REF!];[.$Y137];[#REF!];[.$AE137];[#REF!];[.$AK137];[#REF!];[.$AQ137];[#REF!])" office:value-type="string" office:string-value="" calcext:value-type="error">
            <text:p>#REF!</text:p>
          </table:table-cell>
          <table:table-cell table:formula="of:=MAX([.$H137];[#REF!];[.$N137];[#REF!];[.$T137];[#REF!];[.$Z137];[#REF!];[.$AF137];[#REF!];[.$AL137];[#REF!])" office:value-type="string" office:string-value="" calcext:value-type="error">
            <text:p>#REF!</text:p>
          </table:table-cell>
          <table:table-cell table:formula="of:=MAX([.$I137];[#REF!];[.$O137];[#REF!];[.$U137];[#REF!];[.$AA137];[#REF!];[.$AG137];[#REF!];[.$AM137];[#REF!])" office:value-type="string" office:string-value="" calcext:value-type="error">
            <text:p>#REF!</text:p>
          </table:table-cell>
          <table:table-cell table:formula="of:=MAX([.$J137];[#REF!];[.$P137];[#REF!];[.$V137];[#REF!];[.$AB137];[#REF!];[.$AH137];[#REF!];[.$AN137];[#REF!])" office:value-type="string" office:string-value="" calcext:value-type="error">
            <text:p>#REF!</text:p>
          </table:table-cell>
          <table:table-cell table:formula="of:=MAX([.$K137];[#REF!];[.$Q137];[#REF!];[.$W137];[#REF!];[.$AC137];[#REF!];[.$AI137];[#REF!];[.$AO137];[#REF!])" office:value-type="string" office:string-value="" calcext:value-type="error">
            <text:p>#REF!</text:p>
          </table:table-cell>
          <table:table-cell table:formula="of:=MAX([.$L137];[#REF!];[.$R137];[#REF!];[.$X137];[#REF!];[.$AD137];[#REF!];[.$AJ137];[#REF!];[.$AP137];[#REF!])" office:value-type="string" office:string-value="" calcext:value-type="error">
            <text:p>#REF!</text:p>
          </table:table-cell>
          <table:table-cell table:formula="of:=MAX([.$M137];[#REF!];[.$S137];[#REF!];[.$Y137];[#REF!];[.$AE137];[#REF!];[.$AK137];[#REF!];[.$AQ137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mystery-round-1-strips/instances/instance-9.lp</text:p>
          </table:table-cell>
          <table:table-cell office:value-type="float" office:value="9.04" calcext:value-type="float">
            <text:p>9.04</text:p>
          </table:table-cell>
          <table:table-cell office:value-type="float" office:value="7.325" calcext:value-type="float">
            <text:p>7.325</text:p>
          </table:table-cell>
          <table:table-cell office:value-type="float" office:value="122" calcext:value-type="float">
            <text:p>122</text:p>
          </table:table-cell>
          <table:table-cell office:value-type="float" office:value="41" calcext:value-type="float">
            <text:p>41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float" office:value="56.58" calcext:value-type="float">
            <text:p>56.58</text:p>
          </table:table-cell>
          <table:table-cell office:value-type="float" office:value="55.634" calcext:value-type="float">
            <text:p>55.634</text:p>
          </table:table-cell>
          <table:table-cell office:value-type="float" office:value="264" calcext:value-type="float">
            <text:p>264</text:p>
          </table:table-cell>
          <table:table-cell office:value-type="float" office:value="65" calcext:value-type="float">
            <text:p>65</text:p>
          </table:table-cell>
          <table:table-cell office:value-type="float" office:value="1127" calcext:value-type="float">
            <text:p>1127</text:p>
          </table:table-cell>
          <table:table-cell office:value-type="float" office:value="0" calcext:value-type="float">
            <text:p>0</text:p>
          </table:table-cell>
          <table:table-cell office:value-type="float" office:value="55.62" calcext:value-type="float">
            <text:p>55.62</text:p>
          </table:table-cell>
          <table:table-cell office:value-type="float" office:value="54.583" calcext:value-type="float">
            <text:p>54.583</text:p>
          </table:table-cell>
          <table:table-cell office:value-type="float" office:value="264" calcext:value-type="float">
            <text:p>264</text:p>
          </table:table-cell>
          <table:table-cell office:value-type="float" office:value="65" calcext:value-type="float">
            <text:p>65</text:p>
          </table:table-cell>
          <table:table-cell office:value-type="float" office:value="1130" calcext:value-type="float">
            <text:p>1130</text:p>
          </table:table-cell>
          <table:table-cell office:value-type="float" office:value="0" calcext:value-type="float">
            <text:p>0</text:p>
          </table:table-cell>
          <table:table-cell office:value-type="float" office:value="56.77" calcext:value-type="float">
            <text:p>56.77</text:p>
          </table:table-cell>
          <table:table-cell office:value-type="float" office:value="55.797" calcext:value-type="float">
            <text:p>55.797</text:p>
          </table:table-cell>
          <table:table-cell office:value-type="float" office:value="264" calcext:value-type="float">
            <text:p>264</text:p>
          </table:table-cell>
          <table:table-cell office:value-type="float" office:value="65" calcext:value-type="float">
            <text:p>65</text:p>
          </table:table-cell>
          <table:table-cell office:value-type="float" office:value="1126" calcext:value-type="float">
            <text:p>1126</text:p>
          </table:table-cell>
          <table:table-cell office:value-type="float" office:value="0" calcext:value-type="float">
            <text:p>0</text:p>
          </table:table-cell>
          <table:table-cell office:value-type="float" office:value="55.05" calcext:value-type="float">
            <text:p>55.05</text:p>
          </table:table-cell>
          <table:table-cell office:value-type="float" office:value="53.996" calcext:value-type="float">
            <text:p>53.996</text:p>
          </table:table-cell>
          <table:table-cell office:value-type="float" office:value="264" calcext:value-type="float">
            <text:p>264</text:p>
          </table:table-cell>
          <table:table-cell office:value-type="float" office:value="65" calcext:value-type="float">
            <text:p>65</text:p>
          </table:table-cell>
          <table:table-cell office:value-type="float" office:value="1125" calcext:value-type="float">
            <text:p>1125</text:p>
          </table:table-cell>
          <table:table-cell office:value-type="float" office:value="0" calcext:value-type="float">
            <text:p>0</text:p>
          </table:table-cell>
          <table:table-cell office:value-type="float" office:value="55.54" calcext:value-type="float">
            <text:p>55.54</text:p>
          </table:table-cell>
          <table:table-cell office:value-type="float" office:value="54.515" calcext:value-type="float">
            <text:p>54.515</text:p>
          </table:table-cell>
          <table:table-cell office:value-type="float" office:value="264" calcext:value-type="float">
            <text:p>264</text:p>
          </table:table-cell>
          <table:table-cell office:value-type="float" office:value="65" calcext:value-type="float">
            <text:p>65</text:p>
          </table:table-cell>
          <table:table-cell office:value-type="float" office:value="1126" calcext:value-type="float">
            <text:p>1126</text:p>
          </table:table-cell>
          <table:table-cell office:value-type="float" office:value="0" calcext:value-type="float">
            <text:p>0</text:p>
          </table:table-cell>
          <table:table-cell office:value-type="float" office:value="55.9" calcext:value-type="float">
            <text:p>55.9</text:p>
          </table:table-cell>
          <table:table-cell office:value-type="float" office:value="54.778" calcext:value-type="float">
            <text:p>54.778</text:p>
          </table:table-cell>
          <table:table-cell office:value-type="float" office:value="264" calcext:value-type="float">
            <text:p>264</text:p>
          </table:table-cell>
          <table:table-cell office:value-type="float" office:value="65" calcext:value-type="float">
            <text:p>65</text:p>
          </table:table-cell>
          <table:table-cell office:value-type="float" office:value="1126" calcext:value-type="float">
            <text:p>1126</text:p>
          </table:table-cell>
          <table:table-cell office:value-type="float" office:value="0" calcext:value-type="float">
            <text:p>0</text:p>
          </table:table-cell>
          <table:table-cell table:formula="of:=MIN([.$H138];[#REF!];[.$N138];[#REF!];[.$T138];[#REF!];[.$Z138];[#REF!];[.$AF138];[#REF!];[.$AL138];[#REF!])" office:value-type="string" office:string-value="" calcext:value-type="error">
            <text:p>#REF!</text:p>
          </table:table-cell>
          <table:table-cell table:formula="of:=MIN([.$I138];[#REF!];[.$O138];[#REF!];[.$U138];[#REF!];[.$AA138];[#REF!];[.$AG138];[#REF!];[.$AM138];[#REF!])" office:value-type="string" office:string-value="" calcext:value-type="error">
            <text:p>#REF!</text:p>
          </table:table-cell>
          <table:table-cell table:formula="of:=MIN([.$J138];[#REF!];[.$P138];[#REF!];[.$V138];[#REF!];[.$AB138];[#REF!];[.$AH138];[#REF!];[.$AN138];[#REF!])" office:value-type="string" office:string-value="" calcext:value-type="error">
            <text:p>#REF!</text:p>
          </table:table-cell>
          <table:table-cell table:formula="of:=MIN([.$K138];[#REF!];[.$Q138];[#REF!];[.$W138];[#REF!];[.$AC138];[#REF!];[.$AI138];[#REF!];[.$AO138];[#REF!])" office:value-type="string" office:string-value="" calcext:value-type="error">
            <text:p>#REF!</text:p>
          </table:table-cell>
          <table:table-cell table:formula="of:=MIN([.$L138];[#REF!];[.$R138];[#REF!];[.$X138];[#REF!];[.$AD138];[#REF!];[.$AJ138];[#REF!];[.$AP138];[#REF!])" office:value-type="string" office:string-value="" calcext:value-type="error">
            <text:p>#REF!</text:p>
          </table:table-cell>
          <table:table-cell table:formula="of:=MIN([.$M138];[#REF!];[.$S138];[#REF!];[.$Y138];[#REF!];[.$AE138];[#REF!];[.$AK138];[#REF!];[.$AQ138];[#REF!])" office:value-type="string" office:string-value="" calcext:value-type="error">
            <text:p>#REF!</text:p>
          </table:table-cell>
          <table:table-cell table:formula="of:=MEDIAN([.$H138];[#REF!];[.$N138];[#REF!];[.$T138];[#REF!];[.$Z138];[#REF!];[.$AF138];[#REF!];[.$AL138];[#REF!])" office:value-type="string" office:string-value="" calcext:value-type="error">
            <text:p>#REF!</text:p>
          </table:table-cell>
          <table:table-cell table:formula="of:=MEDIAN([.$I138];[#REF!];[.$O138];[#REF!];[.$U138];[#REF!];[.$AA138];[#REF!];[.$AG138];[#REF!];[.$AM138];[#REF!])" office:value-type="string" office:string-value="" calcext:value-type="error">
            <text:p>#REF!</text:p>
          </table:table-cell>
          <table:table-cell table:formula="of:=MEDIAN([.$J138];[#REF!];[.$P138];[#REF!];[.$V138];[#REF!];[.$AB138];[#REF!];[.$AH138];[#REF!];[.$AN138];[#REF!])" office:value-type="string" office:string-value="" calcext:value-type="error">
            <text:p>#REF!</text:p>
          </table:table-cell>
          <table:table-cell table:formula="of:=MEDIAN([.$K138];[#REF!];[.$Q138];[#REF!];[.$W138];[#REF!];[.$AC138];[#REF!];[.$AI138];[#REF!];[.$AO138];[#REF!])" office:value-type="string" office:string-value="" calcext:value-type="error">
            <text:p>#REF!</text:p>
          </table:table-cell>
          <table:table-cell table:formula="of:=MEDIAN([.$L138];[#REF!];[.$R138];[#REF!];[.$X138];[#REF!];[.$AD138];[#REF!];[.$AJ138];[#REF!];[.$AP138];[#REF!])" office:value-type="string" office:string-value="" calcext:value-type="error">
            <text:p>#REF!</text:p>
          </table:table-cell>
          <table:table-cell table:formula="of:=MEDIAN([.$M138];[#REF!];[.$S138];[#REF!];[.$Y138];[#REF!];[.$AE138];[#REF!];[.$AK138];[#REF!];[.$AQ138];[#REF!])" office:value-type="string" office:string-value="" calcext:value-type="error">
            <text:p>#REF!</text:p>
          </table:table-cell>
          <table:table-cell table:formula="of:=MAX([.$H138];[#REF!];[.$N138];[#REF!];[.$T138];[#REF!];[.$Z138];[#REF!];[.$AF138];[#REF!];[.$AL138];[#REF!])" office:value-type="string" office:string-value="" calcext:value-type="error">
            <text:p>#REF!</text:p>
          </table:table-cell>
          <table:table-cell table:formula="of:=MAX([.$I138];[#REF!];[.$O138];[#REF!];[.$U138];[#REF!];[.$AA138];[#REF!];[.$AG138];[#REF!];[.$AM138];[#REF!])" office:value-type="string" office:string-value="" calcext:value-type="error">
            <text:p>#REF!</text:p>
          </table:table-cell>
          <table:table-cell table:formula="of:=MAX([.$J138];[#REF!];[.$P138];[#REF!];[.$V138];[#REF!];[.$AB138];[#REF!];[.$AH138];[#REF!];[.$AN138];[#REF!])" office:value-type="string" office:string-value="" calcext:value-type="error">
            <text:p>#REF!</text:p>
          </table:table-cell>
          <table:table-cell table:formula="of:=MAX([.$K138];[#REF!];[.$Q138];[#REF!];[.$W138];[#REF!];[.$AC138];[#REF!];[.$AI138];[#REF!];[.$AO138];[#REF!])" office:value-type="string" office:string-value="" calcext:value-type="error">
            <text:p>#REF!</text:p>
          </table:table-cell>
          <table:table-cell table:formula="of:=MAX([.$L138];[#REF!];[.$R138];[#REF!];[.$X138];[#REF!];[.$AD138];[#REF!];[.$AJ138];[#REF!];[.$AP138];[#REF!])" office:value-type="string" office:string-value="" calcext:value-type="error">
            <text:p>#REF!</text:p>
          </table:table-cell>
          <table:table-cell table:formula="of:=MAX([.$M138];[#REF!];[.$S138];[#REF!];[.$Y138];[#REF!];[.$AE138];[#REF!];[.$AK138];[#REF!];[.$AQ138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number-columns-repeated="62"/>
        </table:table-row>
        <table:table-row table:style-name="ro1">
          <table:table-cell office:value-type="string" calcext:value-type="string">
            <text:p>SUM</text:p>
          </table:table-cell>
          <table:table-cell table:number-columns-repeated="6"/>
          <table:table-cell table:formula="of:=SUM([.H3:.H138])" office:value-type="float" office:value="54326.36" calcext:value-type="float">
            <text:p>54326.36</text:p>
          </table:table-cell>
          <table:table-cell table:formula="of:=SUM([.I3:.I138])" office:value-type="float" office:value="54168.664" calcext:value-type="float">
            <text:p>54168.664</text:p>
          </table:table-cell>
          <table:table-cell table:formula="of:=SUM([.J3:.J138])" office:value-type="float" office:value="287980710" calcext:value-type="float">
            <text:p>287980710</text:p>
          </table:table-cell>
          <table:table-cell table:formula="of:=SUM([.K3:.K138])" office:value-type="float" office:value="192850701" calcext:value-type="float">
            <text:p>192850701</text:p>
          </table:table-cell>
          <table:table-cell table:formula="of:=SUM([.L3:.L138])" office:value-type="float" office:value="293013" calcext:value-type="float">
            <text:p>293013</text:p>
          </table:table-cell>
          <table:table-cell table:formula="of:=SUM([.M3:.M138])" office:value-type="float" office:value="0" calcext:value-type="float">
            <text:p>0</text:p>
          </table:table-cell>
          <table:table-cell table:formula="of:=SUM([.N3:.N138])" office:value-type="float" office:value="50329.81" calcext:value-type="float">
            <text:p>50329.81</text:p>
          </table:table-cell>
          <table:table-cell table:formula="of:=SUM([.O3:.O138])" office:value-type="float" office:value="50166.328" calcext:value-type="float">
            <text:p>50166.328</text:p>
          </table:table-cell>
          <table:table-cell table:formula="of:=SUM([.P3:.P138])" office:value-type="float" office:value="253967877" calcext:value-type="float">
            <text:p>253967877</text:p>
          </table:table-cell>
          <table:table-cell table:formula="of:=SUM([.Q3:.Q138])" office:value-type="float" office:value="158173316" calcext:value-type="float">
            <text:p>158173316</text:p>
          </table:table-cell>
          <table:table-cell table:formula="of:=SUM([.R3:.R138])" office:value-type="float" office:value="293419" calcext:value-type="float">
            <text:p>293419</text:p>
          </table:table-cell>
          <table:table-cell table:formula="of:=SUM([.S3:.S138])" office:value-type="float" office:value="27934" calcext:value-type="float">
            <text:p>27934</text:p>
          </table:table-cell>
          <table:table-cell table:formula="of:=SUM([.T3:.T138])" office:value-type="float" office:value="49593.45" calcext:value-type="float">
            <text:p>49593.45</text:p>
          </table:table-cell>
          <table:table-cell table:formula="of:=SUM([.U3:.U138])" office:value-type="float" office:value="49418.372" calcext:value-type="float">
            <text:p>49418.372</text:p>
          </table:table-cell>
          <table:table-cell table:formula="of:=SUM([.V3:.V138])" office:value-type="float" office:value="242265628" calcext:value-type="float">
            <text:p>242265628</text:p>
          </table:table-cell>
          <table:table-cell table:formula="of:=SUM([.W3:.W138])" office:value-type="float" office:value="149502374" calcext:value-type="float">
            <text:p>149502374</text:p>
          </table:table-cell>
          <table:table-cell table:formula="of:=SUM([.X3:.X138])" office:value-type="float" office:value="293136" calcext:value-type="float">
            <text:p>293136</text:p>
          </table:table-cell>
          <table:table-cell table:formula="of:=SUM([.Y3:.Y138])" office:value-type="float" office:value="32778" calcext:value-type="float">
            <text:p>32778</text:p>
          </table:table-cell>
          <table:table-cell table:formula="of:=SUM([.Z3:.Z138])" office:value-type="float" office:value="49909.89" calcext:value-type="float">
            <text:p>49909.89</text:p>
          </table:table-cell>
          <table:table-cell table:formula="of:=SUM([.AA3:.AA138])" office:value-type="float" office:value="49761.317" calcext:value-type="float">
            <text:p>49761.317</text:p>
          </table:table-cell>
          <table:table-cell table:formula="of:=SUM([.AB3:.AB138])" office:value-type="float" office:value="262353673" calcext:value-type="float">
            <text:p>262353673</text:p>
          </table:table-cell>
          <table:table-cell table:formula="of:=SUM([.AC3:.AC138])" office:value-type="float" office:value="162916856" calcext:value-type="float">
            <text:p>162916856</text:p>
          </table:table-cell>
          <table:table-cell table:formula="of:=SUM([.AD3:.AD138])" office:value-type="float" office:value="292545" calcext:value-type="float">
            <text:p>292545</text:p>
          </table:table-cell>
          <table:table-cell table:formula="of:=SUM([.AE3:.AE138])" office:value-type="float" office:value="14792" calcext:value-type="float">
            <text:p>14792</text:p>
          </table:table-cell>
          <table:table-cell table:formula="of:=SUM([.AF3:.AF138])" office:value-type="float" office:value="50867.47" calcext:value-type="float">
            <text:p>50867.47</text:p>
          </table:table-cell>
          <table:table-cell table:formula="of:=SUM([.AG3:.AG138])" office:value-type="float" office:value="50709.355" calcext:value-type="float">
            <text:p>50709.355</text:p>
          </table:table-cell>
          <table:table-cell table:formula="of:=SUM([.AH3:.AH138])" office:value-type="float" office:value="271633001" calcext:value-type="float">
            <text:p>271633001</text:p>
          </table:table-cell>
          <table:table-cell table:formula="of:=SUM([.AI3:.AI138])" office:value-type="float" office:value="168394165" calcext:value-type="float">
            <text:p>168394165</text:p>
          </table:table-cell>
          <table:table-cell table:formula="of:=SUM([.AJ3:.AJ138])" office:value-type="float" office:value="292358" calcext:value-type="float">
            <text:p>292358</text:p>
          </table:table-cell>
          <table:table-cell table:formula="of:=SUM([.AK3:.AK138])" office:value-type="float" office:value="9116" calcext:value-type="float">
            <text:p>9116</text:p>
          </table:table-cell>
          <table:table-cell table:formula="of:=SUM([.AL3:.AL138])" office:value-type="float" office:value="49912.46" calcext:value-type="float">
            <text:p>49912.46</text:p>
          </table:table-cell>
          <table:table-cell table:formula="of:=SUM([.AM3:.AM138])" office:value-type="float" office:value="49748.885" calcext:value-type="float">
            <text:p>49748.885</text:p>
          </table:table-cell>
          <table:table-cell table:formula="of:=SUM([.AN3:.AN138])" office:value-type="float" office:value="264762660" calcext:value-type="float">
            <text:p>264762660</text:p>
          </table:table-cell>
          <table:table-cell table:formula="of:=SUM([.AO3:.AO138])" office:value-type="float" office:value="163386990" calcext:value-type="float">
            <text:p>163386990</text:p>
          </table:table-cell>
          <table:table-cell table:formula="of:=SUM([.AP3:.AP138])" office:value-type="float" office:value="292993" calcext:value-type="float">
            <text:p>292993</text:p>
          </table:table-cell>
          <table:table-cell table:formula="of:=SUM([.AQ3:.AQ138])" office:value-type="float" office:value="22571" calcext:value-type="float">
            <text:p>22571</text:p>
          </table:table-cell>
          <table:table-cell table:formula="of:=SUM([.AR3:.AR138])" office:value-type="string" office:string-value="" calcext:value-type="error">
            <text:p>#REF!</text:p>
          </table:table-cell>
          <table:table-cell table:formula="of:=SUM([.AS3:.AS138])" office:value-type="string" office:string-value="" calcext:value-type="error">
            <text:p>#REF!</text:p>
          </table:table-cell>
          <table:table-cell table:formula="of:=SUM([.AT3:.AT138])" office:value-type="string" office:string-value="" calcext:value-type="error">
            <text:p>#REF!</text:p>
          </table:table-cell>
          <table:table-cell table:formula="of:=SUM([.AU3:.AU138])" office:value-type="string" office:string-value="" calcext:value-type="error">
            <text:p>#REF!</text:p>
          </table:table-cell>
          <table:table-cell table:formula="of:=SUM([.AV3:.AV138])" office:value-type="string" office:string-value="" calcext:value-type="error">
            <text:p>#REF!</text:p>
          </table:table-cell>
          <table:table-cell table:formula="of:=SUM([.AW3:.AW138])" office:value-type="string" office:string-value="" calcext:value-type="error">
            <text:p>#REF!</text:p>
          </table:table-cell>
          <table:table-cell table:formula="of:=SUM([.AX3:.AX138])" office:value-type="string" office:string-value="" calcext:value-type="error">
            <text:p>#REF!</text:p>
          </table:table-cell>
          <table:table-cell table:formula="of:=SUM([.AY3:.AY138])" office:value-type="string" office:string-value="" calcext:value-type="error">
            <text:p>#REF!</text:p>
          </table:table-cell>
          <table:table-cell table:formula="of:=SUM([.AZ3:.AZ138])" office:value-type="string" office:string-value="" calcext:value-type="error">
            <text:p>#REF!</text:p>
          </table:table-cell>
          <table:table-cell table:formula="of:=SUM([.BA3:.BA138])" office:value-type="string" office:string-value="" calcext:value-type="error">
            <text:p>#REF!</text:p>
          </table:table-cell>
          <table:table-cell table:formula="of:=SUM([.BB3:.BB138])" office:value-type="string" office:string-value="" calcext:value-type="error">
            <text:p>#REF!</text:p>
          </table:table-cell>
          <table:table-cell table:formula="of:=SUM([.BC3:.BC138])" office:value-type="string" office:string-value="" calcext:value-type="error">
            <text:p>#REF!</text:p>
          </table:table-cell>
          <table:table-cell table:formula="of:=SUM([.BD3:.BD138])" office:value-type="string" office:string-value="" calcext:value-type="error">
            <text:p>#REF!</text:p>
          </table:table-cell>
          <table:table-cell table:formula="of:=SUM([.BE3:.BE138])" office:value-type="string" office:string-value="" calcext:value-type="error">
            <text:p>#REF!</text:p>
          </table:table-cell>
          <table:table-cell table:formula="of:=SUM([.BF3:.BF138])" office:value-type="string" office:string-value="" calcext:value-type="error">
            <text:p>#REF!</text:p>
          </table:table-cell>
          <table:table-cell table:formula="of:=SUM([.BG3:.BG138])" office:value-type="string" office:string-value="" calcext:value-type="error">
            <text:p>#REF!</text:p>
          </table:table-cell>
          <table:table-cell table:formula="of:=SUM([.BH3:.BH138])" office:value-type="string" office:string-value="" calcext:value-type="error">
            <text:p>#REF!</text:p>
          </table:table-cell>
          <table:table-cell table:formula="of:=SUM([.BI3:.BI138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table:number-columns-repeated="6"/>
          <table:table-cell table:formula="of:=AVERAGE([.H3:.H138])" office:value-type="float" office:value="399.458529411765" calcext:value-type="float">
            <text:p>399.458529411765</text:p>
          </table:table-cell>
          <table:table-cell table:formula="of:=AVERAGE([.I3:.I138])" office:value-type="float" office:value="398.299" calcext:value-type="float">
            <text:p>398.299</text:p>
          </table:table-cell>
          <table:table-cell table:formula="of:=AVERAGE([.J3:.J138])" office:value-type="float" office:value="2117505.22058824" calcext:value-type="float">
            <text:p>2117505.22058824</text:p>
          </table:table-cell>
          <table:table-cell table:formula="of:=AVERAGE([.K3:.K138])" office:value-type="float" office:value="1418019.86029412" calcext:value-type="float">
            <text:p>1418019.86029412</text:p>
          </table:table-cell>
          <table:table-cell table:formula="of:=AVERAGE([.L3:.L138])" office:value-type="float" office:value="2154.50735294118" calcext:value-type="float">
            <text:p>2154.50735294118</text:p>
          </table:table-cell>
          <table:table-cell table:formula="of:=AVERAGE([.M3:.M138])" office:value-type="float" office:value="0" calcext:value-type="float">
            <text:p>0</text:p>
          </table:table-cell>
          <table:table-cell table:formula="of:=AVERAGE([.N3:.N138])" office:value-type="float" office:value="370.072132352941" calcext:value-type="float">
            <text:p>370.072132352941</text:p>
          </table:table-cell>
          <table:table-cell table:formula="of:=AVERAGE([.O3:.O138])" office:value-type="float" office:value="368.870058823529" calcext:value-type="float">
            <text:p>368.870058823529</text:p>
          </table:table-cell>
          <table:table-cell table:formula="of:=AVERAGE([.P3:.P138])" office:value-type="float" office:value="1867410.86029412" calcext:value-type="float">
            <text:p>1867410.86029412</text:p>
          </table:table-cell>
          <table:table-cell table:formula="of:=AVERAGE([.Q3:.Q138])" office:value-type="float" office:value="1163039.08823529" calcext:value-type="float">
            <text:p>1163039.08823529</text:p>
          </table:table-cell>
          <table:table-cell table:formula="of:=AVERAGE([.R3:.R138])" office:value-type="float" office:value="2157.49264705882" calcext:value-type="float">
            <text:p>2157.49264705882</text:p>
          </table:table-cell>
          <table:table-cell table:formula="of:=AVERAGE([.S3:.S138])" office:value-type="float" office:value="205.397058823529" calcext:value-type="float">
            <text:p>205.397058823529</text:p>
          </table:table-cell>
          <table:table-cell table:formula="of:=AVERAGE([.T3:.T138])" office:value-type="float" office:value="364.657720588235" calcext:value-type="float">
            <text:p>364.657720588235</text:p>
          </table:table-cell>
          <table:table-cell table:formula="of:=AVERAGE([.U3:.U138])" office:value-type="float" office:value="363.370382352941" calcext:value-type="float">
            <text:p>363.370382352941</text:p>
          </table:table-cell>
          <table:table-cell table:formula="of:=AVERAGE([.V3:.V138])" office:value-type="float" office:value="1781364.91176471" calcext:value-type="float">
            <text:p>1781364.91176471</text:p>
          </table:table-cell>
          <table:table-cell table:formula="of:=AVERAGE([.W3:.W138])" office:value-type="float" office:value="1099282.16176471" calcext:value-type="float">
            <text:p>1099282.16176471</text:p>
          </table:table-cell>
          <table:table-cell table:formula="of:=AVERAGE([.X3:.X138])" office:value-type="float" office:value="2155.41176470588" calcext:value-type="float">
            <text:p>2155.41176470588</text:p>
          </table:table-cell>
          <table:table-cell table:formula="of:=AVERAGE([.Y3:.Y138])" office:value-type="float" office:value="241.014705882353" calcext:value-type="float">
            <text:p>241.014705882353</text:p>
          </table:table-cell>
          <table:table-cell table:formula="of:=AVERAGE([.Z3:.Z138])" office:value-type="float" office:value="366.984485294118" calcext:value-type="float">
            <text:p>366.984485294118</text:p>
          </table:table-cell>
          <table:table-cell table:formula="of:=AVERAGE([.AA3:.AA138])" office:value-type="float" office:value="365.892036764706" calcext:value-type="float">
            <text:p>365.892036764706</text:p>
          </table:table-cell>
          <table:table-cell table:formula="of:=AVERAGE([.AB3:.AB138])" office:value-type="float" office:value="1929071.125" calcext:value-type="float">
            <text:p>1929071.125</text:p>
          </table:table-cell>
          <table:table-cell table:formula="of:=AVERAGE([.AC3:.AC138])" office:value-type="float" office:value="1197918.05882353" calcext:value-type="float">
            <text:p>1197918.05882353</text:p>
          </table:table-cell>
          <table:table-cell table:formula="of:=AVERAGE([.AD3:.AD138])" office:value-type="float" office:value="2151.06617647059" calcext:value-type="float">
            <text:p>2151.06617647059</text:p>
          </table:table-cell>
          <table:table-cell table:formula="of:=AVERAGE([.AE3:.AE138])" office:value-type="float" office:value="108.764705882353" calcext:value-type="float">
            <text:p>108.764705882353</text:p>
          </table:table-cell>
          <table:table-cell table:formula="of:=AVERAGE([.AF3:.AF138])" office:value-type="float" office:value="374.025514705882" calcext:value-type="float">
            <text:p>374.025514705882</text:p>
          </table:table-cell>
          <table:table-cell table:formula="of:=AVERAGE([.AG3:.AG138])" office:value-type="float" office:value="372.862904411765" calcext:value-type="float">
            <text:p>372.862904411765</text:p>
          </table:table-cell>
          <table:table-cell table:formula="of:=AVERAGE([.AH3:.AH138])" office:value-type="float" office:value="1997301.47794118" calcext:value-type="float">
            <text:p>1997301.47794118</text:p>
          </table:table-cell>
          <table:table-cell table:formula="of:=AVERAGE([.AI3:.AI138])" office:value-type="float" office:value="1238192.38970588" calcext:value-type="float">
            <text:p>1238192.38970588</text:p>
          </table:table-cell>
          <table:table-cell table:formula="of:=AVERAGE([.AJ3:.AJ138])" office:value-type="float" office:value="2149.69117647059" calcext:value-type="float">
            <text:p>2149.69117647059</text:p>
          </table:table-cell>
          <table:table-cell table:formula="of:=AVERAGE([.AK3:.AK138])" office:value-type="float" office:value="67.0294117647059" calcext:value-type="float">
            <text:p>67.0294117647059</text:p>
          </table:table-cell>
          <table:table-cell table:formula="of:=AVERAGE([.AL3:.AL138])" office:value-type="float" office:value="367.003382352941" calcext:value-type="float">
            <text:p>367.003382352941</text:p>
          </table:table-cell>
          <table:table-cell table:formula="of:=AVERAGE([.AM3:.AM138])" office:value-type="float" office:value="365.800625" calcext:value-type="float">
            <text:p>365.800625</text:p>
          </table:table-cell>
          <table:table-cell table:formula="of:=AVERAGE([.AN3:.AN138])" office:value-type="float" office:value="1946784.26470588" calcext:value-type="float">
            <text:p>1946784.26470588</text:p>
          </table:table-cell>
          <table:table-cell table:formula="of:=AVERAGE([.AO3:.AO138])" office:value-type="float" office:value="1201374.92647059" calcext:value-type="float">
            <text:p>1201374.92647059</text:p>
          </table:table-cell>
          <table:table-cell table:formula="of:=AVERAGE([.AP3:.AP138])" office:value-type="float" office:value="2154.36029411765" calcext:value-type="float">
            <text:p>2154.36029411765</text:p>
          </table:table-cell>
          <table:table-cell table:formula="of:=AVERAGE([.AQ3:.AQ138])" office:value-type="float" office:value="165.963235294118" calcext:value-type="float">
            <text:p>165.963235294118</text:p>
          </table:table-cell>
          <table:table-cell table:formula="of:=AVERAGE([.AR3:.AR138])" office:value-type="string" office:string-value="" calcext:value-type="error">
            <text:p>#REF!</text:p>
          </table:table-cell>
          <table:table-cell table:formula="of:=AVERAGE([.AS3:.AS138])" office:value-type="string" office:string-value="" calcext:value-type="error">
            <text:p>#REF!</text:p>
          </table:table-cell>
          <table:table-cell table:formula="of:=AVERAGE([.AT3:.AT138])" office:value-type="string" office:string-value="" calcext:value-type="error">
            <text:p>#REF!</text:p>
          </table:table-cell>
          <table:table-cell table:formula="of:=AVERAGE([.AU3:.AU138])" office:value-type="string" office:string-value="" calcext:value-type="error">
            <text:p>#REF!</text:p>
          </table:table-cell>
          <table:table-cell table:formula="of:=AVERAGE([.AV3:.AV138])" office:value-type="string" office:string-value="" calcext:value-type="error">
            <text:p>#REF!</text:p>
          </table:table-cell>
          <table:table-cell table:formula="of:=AVERAGE([.AW3:.AW138])" office:value-type="string" office:string-value="" calcext:value-type="error">
            <text:p>#REF!</text:p>
          </table:table-cell>
          <table:table-cell table:formula="of:=AVERAGE([.AX3:.AX138])" office:value-type="string" office:string-value="" calcext:value-type="error">
            <text:p>#REF!</text:p>
          </table:table-cell>
          <table:table-cell table:formula="of:=AVERAGE([.AY3:.AY138])" office:value-type="string" office:string-value="" calcext:value-type="error">
            <text:p>#REF!</text:p>
          </table:table-cell>
          <table:table-cell table:formula="of:=AVERAGE([.AZ3:.AZ138])" office:value-type="string" office:string-value="" calcext:value-type="error">
            <text:p>#REF!</text:p>
          </table:table-cell>
          <table:table-cell table:formula="of:=AVERAGE([.BA3:.BA138])" office:value-type="string" office:string-value="" calcext:value-type="error">
            <text:p>#REF!</text:p>
          </table:table-cell>
          <table:table-cell table:formula="of:=AVERAGE([.BB3:.BB138])" office:value-type="string" office:string-value="" calcext:value-type="error">
            <text:p>#REF!</text:p>
          </table:table-cell>
          <table:table-cell table:formula="of:=AVERAGE([.BC3:.BC138])" office:value-type="string" office:string-value="" calcext:value-type="error">
            <text:p>#REF!</text:p>
          </table:table-cell>
          <table:table-cell table:formula="of:=AVERAGE([.BD3:.BD138])" office:value-type="string" office:string-value="" calcext:value-type="error">
            <text:p>#REF!</text:p>
          </table:table-cell>
          <table:table-cell table:formula="of:=AVERAGE([.BE3:.BE138])" office:value-type="string" office:string-value="" calcext:value-type="error">
            <text:p>#REF!</text:p>
          </table:table-cell>
          <table:table-cell table:formula="of:=AVERAGE([.BF3:.BF138])" office:value-type="string" office:string-value="" calcext:value-type="error">
            <text:p>#REF!</text:p>
          </table:table-cell>
          <table:table-cell table:formula="of:=AVERAGE([.BG3:.BG138])" office:value-type="string" office:string-value="" calcext:value-type="error">
            <text:p>#REF!</text:p>
          </table:table-cell>
          <table:table-cell table:formula="of:=AVERAGE([.BH3:.BH138])" office:value-type="string" office:string-value="" calcext:value-type="error">
            <text:p>#REF!</text:p>
          </table:table-cell>
          <table:table-cell table:formula="of:=AVERAGE([.BI3:.BI138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DEV</text:p>
          </table:table-cell>
          <table:table-cell table:number-columns-repeated="6"/>
          <table:table-cell table:formula="of:=STDEV([.H3:.H138])" office:value-type="float" office:value="412.487746746008" calcext:value-type="float">
            <text:p>412.487746746008</text:p>
          </table:table-cell>
          <table:table-cell table:formula="of:=STDEV([.I3:.I138])" office:value-type="float" office:value="413.004922050932" calcext:value-type="float">
            <text:p>413.004922050932</text:p>
          </table:table-cell>
          <table:table-cell table:formula="of:=STDEV([.J3:.J138])" office:value-type="float" office:value="3983575.02197647" calcext:value-type="float">
            <text:p>3983575.02197647</text:p>
          </table:table-cell>
          <table:table-cell table:formula="of:=STDEV([.K3:.K138])" office:value-type="float" office:value="2831438.60083144" calcext:value-type="float">
            <text:p>2831438.60083144</text:p>
          </table:table-cell>
          <table:table-cell table:formula="of:=STDEV([.L3:.L138])" office:value-type="float" office:value="3113.56276336723" calcext:value-type="float">
            <text:p>3113.56276336723</text:p>
          </table:table-cell>
          <table:table-cell table:formula="of:=STDEV([.M3:.M138])" office:value-type="float" office:value="0" calcext:value-type="float">
            <text:p>0</text:p>
          </table:table-cell>
          <table:table-cell table:formula="of:=STDEV([.N3:.N138])" office:value-type="float" office:value="409.536745716983" calcext:value-type="float">
            <text:p>409.536745716983</text:p>
          </table:table-cell>
          <table:table-cell table:formula="of:=STDEV([.O3:.O138])" office:value-type="float" office:value="410.064825792301" calcext:value-type="float">
            <text:p>410.064825792301</text:p>
          </table:table-cell>
          <table:table-cell table:formula="of:=STDEV([.P3:.P138])" office:value-type="float" office:value="3755087.46456998" calcext:value-type="float">
            <text:p>3755087.46456998</text:p>
          </table:table-cell>
          <table:table-cell table:formula="of:=STDEV([.Q3:.Q138])" office:value-type="float" office:value="2526218.83001131" calcext:value-type="float">
            <text:p>2526218.83001131</text:p>
          </table:table-cell>
          <table:table-cell table:formula="of:=STDEV([.R3:.R138])" office:value-type="float" office:value="3105.87201328524" calcext:value-type="float">
            <text:p>3105.87201328524</text:p>
          </table:table-cell>
          <table:table-cell table:formula="of:=STDEV([.S3:.S138])" office:value-type="float" office:value="347.955430935072" calcext:value-type="float">
            <text:p>347.955430935072</text:p>
          </table:table-cell>
          <table:table-cell table:formula="of:=STDEV([.T3:.T138])" office:value-type="float" office:value="407.928591223671" calcext:value-type="float">
            <text:p>407.928591223671</text:p>
          </table:table-cell>
          <table:table-cell table:formula="of:=STDEV([.U3:.U138])" office:value-type="float" office:value="408.505331009851" calcext:value-type="float">
            <text:p>408.505331009851</text:p>
          </table:table-cell>
          <table:table-cell table:formula="of:=STDEV([.V3:.V138])" office:value-type="float" office:value="3614953.0984828" calcext:value-type="float">
            <text:p>3614953.0984828</text:p>
          </table:table-cell>
          <table:table-cell table:formula="of:=STDEV([.W3:.W138])" office:value-type="float" office:value="2411523.0757965" calcext:value-type="float">
            <text:p>2411523.0757965</text:p>
          </table:table-cell>
          <table:table-cell table:formula="of:=STDEV([.X3:.X138])" office:value-type="float" office:value="3097.31594788871" calcext:value-type="float">
            <text:p>3097.31594788871</text:p>
          </table:table-cell>
          <table:table-cell table:formula="of:=STDEV([.Y3:.Y138])" office:value-type="float" office:value="459.924421895825" calcext:value-type="float">
            <text:p>459.924421895825</text:p>
          </table:table-cell>
          <table:table-cell table:formula="of:=STDEV([.Z3:.Z138])" office:value-type="float" office:value="404.212152361566" calcext:value-type="float">
            <text:p>404.212152361566</text:p>
          </table:table-cell>
          <table:table-cell table:formula="of:=STDEV([.AA3:.AA138])" office:value-type="float" office:value="404.636051063676" calcext:value-type="float">
            <text:p>404.636051063676</text:p>
          </table:table-cell>
          <table:table-cell table:formula="of:=STDEV([.AB3:.AB138])" office:value-type="float" office:value="3851028.74257274" calcext:value-type="float">
            <text:p>3851028.74257274</text:p>
          </table:table-cell>
          <table:table-cell table:formula="of:=STDEV([.AC3:.AC138])" office:value-type="float" office:value="2597222.20002244" calcext:value-type="float">
            <text:p>2597222.20002244</text:p>
          </table:table-cell>
          <table:table-cell table:formula="of:=STDEV([.AD3:.AD138])" office:value-type="float" office:value="3106.7286026306" calcext:value-type="float">
            <text:p>3106.7286026306</text:p>
          </table:table-cell>
          <table:table-cell table:formula="of:=STDEV([.AE3:.AE138])" office:value-type="float" office:value="169.768218257374" calcext:value-type="float">
            <text:p>169.768218257374</text:p>
          </table:table-cell>
          <table:table-cell table:formula="of:=STDEV([.AF3:.AF138])" office:value-type="float" office:value="412.03811619768" calcext:value-type="float">
            <text:p>412.03811619768</text:p>
          </table:table-cell>
          <table:table-cell table:formula="of:=STDEV([.AG3:.AG138])" office:value-type="float" office:value="412.546182920506" calcext:value-type="float">
            <text:p>412.546182920506</text:p>
          </table:table-cell>
          <table:table-cell table:formula="of:=STDEV([.AH3:.AH138])" office:value-type="float" office:value="3912534.9137499" calcext:value-type="float">
            <text:p>3912534.9137499</text:p>
          </table:table-cell>
          <table:table-cell table:formula="of:=STDEV([.AI3:.AI138])" office:value-type="float" office:value="2688046.14081803" calcext:value-type="float">
            <text:p>2688046.14081803</text:p>
          </table:table-cell>
          <table:table-cell table:formula="of:=STDEV([.AJ3:.AJ138])" office:value-type="float" office:value="3110.9790658836" calcext:value-type="float">
            <text:p>3110.9790658836</text:p>
          </table:table-cell>
          <table:table-cell table:formula="of:=STDEV([.AK3:.AK138])" office:value-type="float" office:value="107.516334068379" calcext:value-type="float">
            <text:p>107.516334068379</text:p>
          </table:table-cell>
          <table:table-cell table:formula="of:=STDEV([.AL3:.AL138])" office:value-type="float" office:value="408.343362253659" calcext:value-type="float">
            <text:p>408.343362253659</text:p>
          </table:table-cell>
          <table:table-cell table:formula="of:=STDEV([.AM3:.AM138])" office:value-type="float" office:value="408.839915456693" calcext:value-type="float">
            <text:p>408.839915456693</text:p>
          </table:table-cell>
          <table:table-cell table:formula="of:=STDEV([.AN3:.AN138])" office:value-type="float" office:value="3959569.53737007" calcext:value-type="float">
            <text:p>3959569.53737007</text:p>
          </table:table-cell>
          <table:table-cell table:formula="of:=STDEV([.AO3:.AO138])" office:value-type="float" office:value="2660486.87182148" calcext:value-type="float">
            <text:p>2660486.87182148</text:p>
          </table:table-cell>
          <table:table-cell table:formula="of:=STDEV([.AP3:.AP138])" office:value-type="float" office:value="3110.70127540112" calcext:value-type="float">
            <text:p>3110.70127540112</text:p>
          </table:table-cell>
          <table:table-cell table:formula="of:=STDEV([.AQ3:.AQ138])" office:value-type="float" office:value="299.067449547899" calcext:value-type="float">
            <text:p>299.067449547899</text:p>
          </table:table-cell>
          <table:table-cell table:formula="of:=STDEV([.AR3:.AR138])" office:value-type="string" office:string-value="" calcext:value-type="error">
            <text:p>#REF!</text:p>
          </table:table-cell>
          <table:table-cell table:formula="of:=STDEV([.AS3:.AS138])" office:value-type="string" office:string-value="" calcext:value-type="error">
            <text:p>#REF!</text:p>
          </table:table-cell>
          <table:table-cell table:formula="of:=STDEV([.AT3:.AT138])" office:value-type="string" office:string-value="" calcext:value-type="error">
            <text:p>#REF!</text:p>
          </table:table-cell>
          <table:table-cell table:formula="of:=STDEV([.AU3:.AU138])" office:value-type="string" office:string-value="" calcext:value-type="error">
            <text:p>#REF!</text:p>
          </table:table-cell>
          <table:table-cell table:formula="of:=STDEV([.AV3:.AV138])" office:value-type="string" office:string-value="" calcext:value-type="error">
            <text:p>#REF!</text:p>
          </table:table-cell>
          <table:table-cell table:formula="of:=STDEV([.AW3:.AW138])" office:value-type="string" office:string-value="" calcext:value-type="error">
            <text:p>#REF!</text:p>
          </table:table-cell>
          <table:table-cell table:formula="of:=STDEV([.AX3:.AX138])" office:value-type="string" office:string-value="" calcext:value-type="error">
            <text:p>#REF!</text:p>
          </table:table-cell>
          <table:table-cell table:formula="of:=STDEV([.AY3:.AY138])" office:value-type="string" office:string-value="" calcext:value-type="error">
            <text:p>#REF!</text:p>
          </table:table-cell>
          <table:table-cell table:formula="of:=STDEV([.AZ3:.AZ138])" office:value-type="string" office:string-value="" calcext:value-type="error">
            <text:p>#REF!</text:p>
          </table:table-cell>
          <table:table-cell table:formula="of:=STDEV([.BA3:.BA138])" office:value-type="string" office:string-value="" calcext:value-type="error">
            <text:p>#REF!</text:p>
          </table:table-cell>
          <table:table-cell table:formula="of:=STDEV([.BB3:.BB138])" office:value-type="string" office:string-value="" calcext:value-type="error">
            <text:p>#REF!</text:p>
          </table:table-cell>
          <table:table-cell table:formula="of:=STDEV([.BC3:.BC138])" office:value-type="string" office:string-value="" calcext:value-type="error">
            <text:p>#REF!</text:p>
          </table:table-cell>
          <table:table-cell table:formula="of:=STDEV([.BD3:.BD138])" office:value-type="string" office:string-value="" calcext:value-type="error">
            <text:p>#REF!</text:p>
          </table:table-cell>
          <table:table-cell table:formula="of:=STDEV([.BE3:.BE138])" office:value-type="string" office:string-value="" calcext:value-type="error">
            <text:p>#REF!</text:p>
          </table:table-cell>
          <table:table-cell table:formula="of:=STDEV([.BF3:.BF138])" office:value-type="string" office:string-value="" calcext:value-type="error">
            <text:p>#REF!</text:p>
          </table:table-cell>
          <table:table-cell table:formula="of:=STDEV([.BG3:.BG138])" office:value-type="string" office:string-value="" calcext:value-type="error">
            <text:p>#REF!</text:p>
          </table:table-cell>
          <table:table-cell table:formula="of:=STDEV([.BH3:.BH138])" office:value-type="string" office:string-value="" calcext:value-type="error">
            <text:p>#REF!</text:p>
          </table:table-cell>
          <table:table-cell table:formula="of:=STDEV([.BI3:.BI138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DST</text:p>
          </table:table-cell>
          <table:table-cell table:number-columns-repeated="6"/>
          <table:table-cell table:number-matrix-columns-spanned="1" table:number-matrix-rows-spanned="1" table:formula="of:=SUM(([.H3:.H138]-[.$AR3:.$AR13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I3:.I138]-[.$AS3:.$AS13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J3:.J138]-[.$AT3:.$AT13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K3:.K138]-[.$AU3:.$AU13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L3:.L138]-[.$AV3:.$AV13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M3:.M138]-[.$AW3:.$AW13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N3:.N138]-[.$AR3:.$AR13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O3:.O138]-[.$AS3:.$AS13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P3:.P138]-[.$AT3:.$AT13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Q3:.Q138]-[.$AU3:.$AU13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R3:.R138]-[.$AV3:.$AV13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S3:.S138]-[.$AW3:.$AW13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T3:.T138]-[.$AR3:.$AR13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U3:.U138]-[.$AS3:.$AS13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V3:.V138]-[.$AT3:.$AT13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W3:.W138]-[.$AU3:.$AU13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X3:.X138]-[.$AV3:.$AV13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Y3:.Y138]-[.$AW3:.$AW13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Z3:.Z138]-[.$AR3:.$AR13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AA3:.AA138]-[.$AS3:.$AS13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AB3:.AB138]-[.$AT3:.$AT13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AC3:.AC138]-[.$AU3:.$AU13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AD3:.AD138]-[.$AV3:.$AV13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AE3:.AE138]-[.$AW3:.$AW13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AF3:.AF138]-[.$AR3:.$AR13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AG3:.AG138]-[.$AS3:.$AS13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AH3:.AH138]-[.$AT3:.$AT13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AI3:.AI138]-[.$AU3:.$AU13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AJ3:.AJ138]-[.$AV3:.$AV13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AK3:.AK138]-[.$AW3:.$AW13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AL3:.AL138]-[.$AR3:.$AR13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AM3:.AM138]-[.$AS3:.$AS13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AN3:.AN138]-[.$AT3:.$AT13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AO3:.AO138]-[.$AU3:.$AU13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AP3:.AP138]-[.$AV3:.$AV13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AQ3:.AQ138]-[.$AW3:.$AW138])^2)^0.5" office:value-type="string" office:string-value="" calcext:value-type="error">
            <text:p>#NUM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EST</text:p>
          </table:table-cell>
          <table:table-cell table:number-columns-repeated="6"/>
          <table:table-cell table:number-matrix-columns-spanned="1" table:number-matrix-rows-spanned="1" table:formula="of:=SUM([.H3:.H138]=[.$AR3:.$AR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I3:.I138]=[.$AS3:.$AS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J3:.J138]=[.$AT3:.$AT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K3:.K138]=[.$AU3:.$AU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L3:.L138]=[.$AV3:.$AV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M3:.M138]=[.$AW3:.$AW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N3:.N138]=[.$AR3:.$AR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O3:.O138]=[.$AS3:.$AS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P3:.P138]=[.$AT3:.$AT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Q3:.Q138]=[.$AU3:.$AU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R3:.R138]=[.$AV3:.$AV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S3:.S138]=[.$AW3:.$AW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T3:.T138]=[.$AR3:.$AR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U3:.U138]=[.$AS3:.$AS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V3:.V138]=[.$AT3:.$AT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W3:.W138]=[.$AU3:.$AU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X3:.X138]=[.$AV3:.$AV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Y3:.Y138]=[.$AW3:.$AW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Z3:.Z138]=[.$AR3:.$AR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AA3:.AA138]=[.$AS3:.$AS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AB3:.AB138]=[.$AT3:.$AT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AC3:.AC138]=[.$AU3:.$AU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AD3:.AD138]=[.$AV3:.$AV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AE3:.AE138]=[.$AW3:.$AW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AF3:.AF138]=[.$AR3:.$AR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AG3:.AG138]=[.$AS3:.$AS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AH3:.AH138]=[.$AT3:.$AT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AI3:.AI138]=[.$AU3:.$AU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AJ3:.AJ138]=[.$AV3:.$AV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AK3:.AK138]=[.$AW3:.$AW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AL3:.AL138]=[.$AR3:.$AR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AM3:.AM138]=[.$AS3:.$AS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AN3:.AN138]=[.$AT3:.$AT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AO3:.AO138]=[.$AU3:.$AU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AP3:.AP138]=[.$AV3:.$AV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AQ3:.AQ138]=[.$AW3:.$AW138])" office:value-type="string" office:string-value="" calcext:value-type="error">
            <text:p>#REF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ETTER</text:p>
          </table:table-cell>
          <table:table-cell table:number-columns-repeated="6"/>
          <table:table-cell table:number-matrix-columns-spanned="1" table:number-matrix-rows-spanned="1" table:formula="of:=SUM([.H3:.H138]&lt;[.$AX3:.$AX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I3:.I138]&lt;[.$AY3:.$AY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J3:.J138]&lt;[.$AZ3:.$AZ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K3:.K138]&lt;[.$BA3:.$BA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L3:.L138]&lt;[.$BB3:.$BB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M3:.M138]&lt;[.$BC3:.$BC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N3:.N138]&lt;[.$AX3:.$AX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O3:.O138]&lt;[.$AY3:.$AY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P3:.P138]&lt;[.$AZ3:.$AZ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Q3:.Q138]&lt;[.$BA3:.$BA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R3:.R138]&lt;[.$BB3:.$BB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S3:.S138]&lt;[.$BC3:.$BC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T3:.T138]&lt;[.$AX3:.$AX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U3:.U138]&lt;[.$AY3:.$AY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V3:.V138]&lt;[.$AZ3:.$AZ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W3:.W138]&lt;[.$BA3:.$BA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X3:.X138]&lt;[.$BB3:.$BB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Y3:.Y138]&lt;[.$BC3:.$BC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Z3:.Z138]&lt;[.$AX3:.$AX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AA3:.AA138]&lt;[.$AY3:.$AY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AB3:.AB138]&lt;[.$AZ3:.$AZ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AC3:.AC138]&lt;[.$BA3:.$BA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AD3:.AD138]&lt;[.$BB3:.$BB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AE3:.AE138]&lt;[.$BC3:.$BC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AF3:.AF138]&lt;[.$AX3:.$AX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AG3:.AG138]&lt;[.$AY3:.$AY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AH3:.AH138]&lt;[.$AZ3:.$AZ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AI3:.AI138]&lt;[.$BA3:.$BA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AJ3:.AJ138]&lt;[.$BB3:.$BB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AK3:.AK138]&lt;[.$BC3:.$BC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AL3:.AL138]&lt;[.$AX3:.$AX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AM3:.AM138]&lt;[.$AY3:.$AY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AN3:.AN138]&lt;[.$AZ3:.$AZ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AO3:.AO138]&lt;[.$BA3:.$BA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AP3:.AP138]&lt;[.$BB3:.$BB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AQ3:.AQ138]&lt;[.$BC3:.$BC138])" office:value-type="string" office:string-value="" calcext:value-type="error">
            <text:p>#REF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ORSE</text:p>
          </table:table-cell>
          <table:table-cell table:number-columns-repeated="6"/>
          <table:table-cell table:number-matrix-columns-spanned="1" table:number-matrix-rows-spanned="1" table:formula="of:=SUM([.H3:.H138]&gt;[.$AX3:.$AX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I3:.I138]&gt;[.$AY3:.$AY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J3:.J138]&gt;[.$AZ3:.$AZ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K3:.K138]&gt;[.$BA3:.$BA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L3:.L138]&gt;[.$BB3:.$BB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M3:.M138]&gt;[.$BC3:.$BC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N3:.N138]&gt;[.$AX3:.$AX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O3:.O138]&gt;[.$AY3:.$AY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P3:.P138]&gt;[.$AZ3:.$AZ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Q3:.Q138]&gt;[.$BA3:.$BA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R3:.R138]&gt;[.$BB3:.$BB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S3:.S138]&gt;[.$BC3:.$BC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T3:.T138]&gt;[.$AX3:.$AX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U3:.U138]&gt;[.$AY3:.$AY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V3:.V138]&gt;[.$AZ3:.$AZ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W3:.W138]&gt;[.$BA3:.$BA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X3:.X138]&gt;[.$BB3:.$BB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Y3:.Y138]&gt;[.$BC3:.$BC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Z3:.Z138]&gt;[.$AX3:.$AX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AA3:.AA138]&gt;[.$AY3:.$AY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AB3:.AB138]&gt;[.$AZ3:.$AZ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AC3:.AC138]&gt;[.$BA3:.$BA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AD3:.AD138]&gt;[.$BB3:.$BB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AE3:.AE138]&gt;[.$BC3:.$BC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AF3:.AF138]&gt;[.$AX3:.$AX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AG3:.AG138]&gt;[.$AY3:.$AY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AH3:.AH138]&gt;[.$AZ3:.$AZ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AI3:.AI138]&gt;[.$BA3:.$BA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AJ3:.AJ138]&gt;[.$BB3:.$BB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AK3:.AK138]&gt;[.$BC3:.$BC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AL3:.AL138]&gt;[.$AX3:.$AX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AM3:.AM138]&gt;[.$AY3:.$AY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AN3:.AN138]&gt;[.$AZ3:.$AZ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AO3:.AO138]&gt;[.$BA3:.$BA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AP3:.AP138]&gt;[.$BB3:.$BB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AQ3:.AQ138]&gt;[.$BC3:.$BC138])" office:value-type="string" office:string-value="" calcext:value-type="error">
            <text:p>#REF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ORST</text:p>
          </table:table-cell>
          <table:table-cell table:number-columns-repeated="6"/>
          <table:table-cell table:number-matrix-columns-spanned="1" table:number-matrix-rows-spanned="1" table:formula="of:=SUM([.H3:.H138]=[.$BD3:.$BD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I3:.I138]=[.$BE3:.$BE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J3:.J138]=[.$BF3:.$BF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K3:.K138]=[.$BG3:.$BG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L3:.L138]=[.$BH3:.$BH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M3:.M138]=[.$BI3:.$BI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N3:.N138]=[.$BD3:.$BD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O3:.O138]=[.$BE3:.$BE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P3:.P138]=[.$BF3:.$BF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Q3:.Q138]=[.$BG3:.$BG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R3:.R138]=[.$BH3:.$BH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S3:.S138]=[.$BI3:.$BI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T3:.T138]=[.$BD3:.$BD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U3:.U138]=[.$BE3:.$BE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V3:.V138]=[.$BF3:.$BF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W3:.W138]=[.$BG3:.$BG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X3:.X138]=[.$BH3:.$BH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Y3:.Y138]=[.$BI3:.$BI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Z3:.Z138]=[.$BD3:.$BD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AA3:.AA138]=[.$BE3:.$BE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AB3:.AB138]=[.$BF3:.$BF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AC3:.AC138]=[.$BG3:.$BG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AD3:.AD138]=[.$BH3:.$BH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AE3:.AE138]=[.$BI3:.$BI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AF3:.AF138]=[.$BD3:.$BD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AG3:.AG138]=[.$BE3:.$BE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AH3:.AH138]=[.$BF3:.$BF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AI3:.AI138]=[.$BG3:.$BG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AJ3:.AJ138]=[.$BH3:.$BH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AK3:.AK138]=[.$BI3:.$BI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AL3:.AL138]=[.$BD3:.$BD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AM3:.AM138]=[.$BE3:.$BE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AN3:.AN138]=[.$BF3:.$BF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AO3:.AO138]=[.$BG3:.$BG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AP3:.AP138]=[.$BH3:.$BH138])" office:value-type="string" office:string-value="" calcext:value-type="error">
            <text:p>#REF!</text:p>
          </table:table-cell>
          <table:table-cell table:number-matrix-columns-spanned="1" table:number-matrix-rows-spanned="1" table:formula="of:=SUM([.AQ3:.AQ138]=[.$BI3:.$BI138])" office:value-type="string" office:string-value="" calcext:value-type="error">
            <text:p>#REF!</text:p>
          </table:table-cell>
          <table:table-cell table:number-columns-repeated="19"/>
        </table:table-row>
      </table:table>
      <table:table table:name="Classes" table:style-name="ta1" table:print="false">
        <table:table-column table:style-name="co8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9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column table:style-name="co10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column table:style-name="co10" table:default-cell-style-name="Default"/>
        <table:table-column table:style-name="co3" table:number-columns-repeated="5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column table:style-name="co11" table:default-cell-style-name="Default"/>
        <table:table-column table:style-name="co3" table:number-columns-repeated="5" table:default-cell-style-name="Default"/>
        <table:table-column table:style-name="co6" table:default-cell-style-name="Default"/>
        <table:table-column table:style-name="co3" table:number-columns-repeated="5" table:default-cell-style-name="Default"/>
        <table:table-column table:style-name="co12" table:default-cell-style-name="Default"/>
        <table:table-column table:style-name="co3" table:number-columns-repeated="5" table:default-cell-style-name="Default"/>
        <table:table-column table:style-name="co6" table:default-cell-style-name="Default"/>
        <table:table-column table:style-name="co3" table:number-columns-repeated="5" table:default-cell-style-name="Default"/>
        <table:table-column table:style-name="co12" table:default-cell-style-name="Default"/>
        <table:table-column table:style-name="co3" table:number-columns-repeated="24" table:default-cell-style-name="Default"/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empty-1/base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empty-1/base-heur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empty-1/max-1000-step-1000-size-50-deg-10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empty-1/max-1000-step-1000-size-50-deg-10-heur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empty-1/max-1500-step-1500-size-50-deg-10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empty-1/max-1500-step-1500-size-50-deg-10-heur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empty-1/max-500-step-500-size-50-deg-10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empty-1/max-500-step-500-size-50-deg-10-heur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empty-1/max-1000-step-1000-size-50-deg-10-lbd-3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empty-1/max-1000-step-1000-size-50-deg-10-lbd-3-heur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empty-1/max-1000-step-1000-size-50-deg-10-lbd-5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empty-1/max-1000-step-1000-size-50-deg-10-lbd-5-heur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min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median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m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conflicts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ngadd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conflicts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ngadd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conflicts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ngadd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conflicts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ngadd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conflicts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ngadd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conflicts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ngadd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conflicts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ngadd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conflicts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ngadd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conflicts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ngadd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conflicts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ngadd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conflicts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ngadd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conflicts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ngadd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conflicts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ngadd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conflicts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ngadd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conflicts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ngadded</text:p>
          </table:table-cell>
          <table:table-cell/>
        </table:table-row>
        <table:table-row table:style-name="ro1">
          <table:table-cell office:value-type="string" calcext:value-type="string">
            <text:p>blocks-strips-typed/instances</text:p>
          </table:table-cell>
          <table:table-cell table:formula="of:=AVERAGE([Instances.H3:Instances.H22])" office:value-type="float" office:value="11.9815" calcext:value-type="float">
            <text:p>11.9815</text:p>
          </table:table-cell>
          <table:table-cell table:formula="of:=AVERAGE([Instances.I3:Instances.I22])" office:value-type="float" office:value="11.04285" calcext:value-type="float">
            <text:p>11.04285</text:p>
          </table:table-cell>
          <table:table-cell table:formula="of:=AVERAGE([Instances.J3:Instances.J22])" office:value-type="float" office:value="51242.05" calcext:value-type="float">
            <text:p>51242.05</text:p>
          </table:table-cell>
          <table:table-cell table:formula="of:=AVERAGE([Instances.K3:Instances.K22])" office:value-type="float" office:value="3412.05" calcext:value-type="float">
            <text:p>3412.05</text:p>
          </table:table-cell>
          <table:table-cell table:formula="of:=AVERAGE([Instances.L3:Instances.L22])" office:value-type="float" office:value="214.5" calcext:value-type="float">
            <text:p>214.5</text:p>
          </table:table-cell>
          <table:table-cell table:formula="of:=AVERAGE([Instances.M3:Instances.M22])" office:value-type="float" office:value="0" calcext:value-type="float">
            <text:p>0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Instances.N3:Instances.N22])" office:value-type="float" office:value="12.2415" calcext:value-type="float">
            <text:p>12.2415</text:p>
          </table:table-cell>
          <table:table-cell table:formula="of:=AVERAGE([Instances.O3:Instances.O22])" office:value-type="float" office:value="11.24105" calcext:value-type="float">
            <text:p>11.24105</text:p>
          </table:table-cell>
          <table:table-cell table:formula="of:=AVERAGE([Instances.P3:Instances.P22])" office:value-type="float" office:value="26522.4" calcext:value-type="float">
            <text:p>26522.4</text:p>
          </table:table-cell>
          <table:table-cell table:formula="of:=AVERAGE([Instances.Q3:Instances.Q22])" office:value-type="float" office:value="2894.55" calcext:value-type="float">
            <text:p>2894.55</text:p>
          </table:table-cell>
          <table:table-cell table:formula="of:=AVERAGE([Instances.R3:Instances.R22])" office:value-type="float" office:value="225.1" calcext:value-type="float">
            <text:p>225.1</text:p>
          </table:table-cell>
          <table:table-cell table:formula="of:=AVERAGE([Instances.S3:Instances.S22])" office:value-type="float" office:value="430.8" calcext:value-type="float">
            <text:p>430.8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Instances.T3:Instances.T22])" office:value-type="float" office:value="10.836" calcext:value-type="float">
            <text:p>10.836</text:p>
          </table:table-cell>
          <table:table-cell table:formula="of:=AVERAGE([Instances.U3:Instances.U22])" office:value-type="float" office:value="9.9593" calcext:value-type="float">
            <text:p>9.9593</text:p>
          </table:table-cell>
          <table:table-cell table:formula="of:=AVERAGE([Instances.V3:Instances.V22])" office:value-type="float" office:value="26645.15" calcext:value-type="float">
            <text:p>26645.15</text:p>
          </table:table-cell>
          <table:table-cell table:formula="of:=AVERAGE([Instances.W3:Instances.W22])" office:value-type="float" office:value="2913.1" calcext:value-type="float">
            <text:p>2913.1</text:p>
          </table:table-cell>
          <table:table-cell table:formula="of:=AVERAGE([Instances.X3:Instances.X22])" office:value-type="float" office:value="217.7" calcext:value-type="float">
            <text:p>217.7</text:p>
          </table:table-cell>
          <table:table-cell table:formula="of:=AVERAGE([Instances.Y3:Instances.Y22])" office:value-type="float" office:value="302.6" calcext:value-type="float">
            <text:p>302.6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Instances.Z3:Instances.Z22])" office:value-type="float" office:value="10.53" calcext:value-type="float">
            <text:p>10.53</text:p>
          </table:table-cell>
          <table:table-cell table:formula="of:=AVERAGE([Instances.AA3:Instances.AA22])" office:value-type="float" office:value="9.719" calcext:value-type="float">
            <text:p>9.719</text:p>
          </table:table-cell>
          <table:table-cell table:formula="of:=AVERAGE([Instances.AB3:Instances.AB22])" office:value-type="float" office:value="27325.85" calcext:value-type="float">
            <text:p>27325.85</text:p>
          </table:table-cell>
          <table:table-cell table:formula="of:=AVERAGE([Instances.AC3:Instances.AC22])" office:value-type="float" office:value="2996.3" calcext:value-type="float">
            <text:p>2996.3</text:p>
          </table:table-cell>
          <table:table-cell table:formula="of:=AVERAGE([Instances.AD3:Instances.AD22])" office:value-type="float" office:value="214.9" calcext:value-type="float">
            <text:p>214.9</text:p>
          </table:table-cell>
          <table:table-cell table:formula="of:=AVERAGE([Instances.AE3:Instances.AE22])" office:value-type="float" office:value="201.15" calcext:value-type="float">
            <text:p>201.15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Instances.AF3:Instances.AF22])" office:value-type="float" office:value="10.3095" calcext:value-type="float">
            <text:p>10.3095</text:p>
          </table:table-cell>
          <table:table-cell table:formula="of:=AVERAGE([Instances.AG3:Instances.AG22])" office:value-type="float" office:value="9.51615" calcext:value-type="float">
            <text:p>9.51615</text:p>
          </table:table-cell>
          <table:table-cell table:formula="of:=AVERAGE([Instances.AH3:Instances.AH22])" office:value-type="float" office:value="26984.9" calcext:value-type="float">
            <text:p>26984.9</text:p>
          </table:table-cell>
          <table:table-cell table:formula="of:=AVERAGE([Instances.AI3:Instances.AI22])" office:value-type="float" office:value="2859" calcext:value-type="float">
            <text:p>2859</text:p>
          </table:table-cell>
          <table:table-cell table:formula="of:=AVERAGE([Instances.AJ3:Instances.AJ22])" office:value-type="float" office:value="207.5" calcext:value-type="float">
            <text:p>207.5</text:p>
          </table:table-cell>
          <table:table-cell table:formula="of:=AVERAGE([Instances.AK3:Instances.AK22])" office:value-type="float" office:value="145.1" calcext:value-type="float">
            <text:p>145.1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Instances.AL3:Instances.AL22])" office:value-type="float" office:value="10.5" calcext:value-type="float">
            <text:p>10.5</text:p>
          </table:table-cell>
          <table:table-cell table:formula="of:=AVERAGE([Instances.AM3:Instances.AM22])" office:value-type="float" office:value="9.6684" calcext:value-type="float">
            <text:p>9.6684</text:p>
          </table:table-cell>
          <table:table-cell table:formula="of:=AVERAGE([Instances.AN3:Instances.AN22])" office:value-type="float" office:value="28172.55" calcext:value-type="float">
            <text:p>28172.55</text:p>
          </table:table-cell>
          <table:table-cell table:formula="of:=AVERAGE([Instances.AO3:Instances.AO22])" office:value-type="float" office:value="2816.65" calcext:value-type="float">
            <text:p>2816.65</text:p>
          </table:table-cell>
          <table:table-cell table:formula="of:=AVERAGE([Instances.AP3:Instances.AP22])" office:value-type="float" office:value="213.45" calcext:value-type="float">
            <text:p>213.45</text:p>
          </table:table-cell>
          <table:table-cell table:formula="of:=AVERAGE([Instances.AQ3:Instances.AQ22])" office:value-type="float" office:value="226.2" calcext:value-type="float">
            <text:p>226.2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MIN([.$B3];[.$H3];[.$N3];[.$T3];[.$Z3];[.$AF3];[.$AL3];[.$AR3];[.$AX3];[.$BD3];[.$BJ3];[.$BP3])" office:value-type="string" office:string-value="" calcext:value-type="error">
            <text:p>#REF!</text:p>
          </table:table-cell>
          <table:table-cell table:formula="of:=MIN([.$C3];[.$I3];[.$O3];[.$U3];[.$AA3];[.$AG3];[.$AM3];[.$AS3];[.$AY3];[.$BE3];[.$BK3];[.$BQ3])" office:value-type="string" office:string-value="" calcext:value-type="error">
            <text:p>#REF!</text:p>
          </table:table-cell>
          <table:table-cell table:formula="of:=MIN([.$D3];[.$J3];[.$P3];[.$V3];[.$AB3];[.$AH3];[.$AN3];[.$AT3];[.$AZ3];[.$BF3];[.$BL3];[.$BR3])" office:value-type="string" office:string-value="" calcext:value-type="error">
            <text:p>#REF!</text:p>
          </table:table-cell>
          <table:table-cell table:formula="of:=MIN([.$E3];[.$K3];[.$Q3];[.$W3];[.$AC3];[.$AI3];[.$AO3];[.$AU3];[.$BA3];[.$BG3];[.$BM3];[.$BS3])" office:value-type="string" office:string-value="" calcext:value-type="error">
            <text:p>#REF!</text:p>
          </table:table-cell>
          <table:table-cell table:formula="of:=MIN([.$F3];[.$L3];[.$R3];[.$X3];[.$AD3];[.$AJ3];[.$AP3];[.$AV3];[.$BB3];[.$BH3];[.$BN3];[.$BT3])" office:value-type="string" office:string-value="" calcext:value-type="error">
            <text:p>#REF!</text:p>
          </table:table-cell>
          <table:table-cell table:formula="of:=MIN([.$G3];[.$M3];[.$S3];[.$Y3];[.$AE3];[.$AK3];[.$AQ3];[.$AW3];[.$BC3];[.$BI3];[.$BO3];[.$BU3])" office:value-type="string" office:string-value="" calcext:value-type="error">
            <text:p>#REF!</text:p>
          </table:table-cell>
          <table:table-cell table:formula="of:=MEDIAN([.$B3];[.$H3];[.$N3];[.$T3];[.$Z3];[.$AF3];[.$AL3];[.$AR3];[.$AX3];[.$BD3];[.$BJ3];[.$BP3])" office:value-type="string" office:string-value="" calcext:value-type="error">
            <text:p>#REF!</text:p>
          </table:table-cell>
          <table:table-cell table:formula="of:=MEDIAN([.$C3];[.$I3];[.$O3];[.$U3];[.$AA3];[.$AG3];[.$AM3];[.$AS3];[.$AY3];[.$BE3];[.$BK3];[.$BQ3])" office:value-type="string" office:string-value="" calcext:value-type="error">
            <text:p>#REF!</text:p>
          </table:table-cell>
          <table:table-cell table:formula="of:=MEDIAN([.$D3];[.$J3];[.$P3];[.$V3];[.$AB3];[.$AH3];[.$AN3];[.$AT3];[.$AZ3];[.$BF3];[.$BL3];[.$BR3])" office:value-type="string" office:string-value="" calcext:value-type="error">
            <text:p>#REF!</text:p>
          </table:table-cell>
          <table:table-cell table:formula="of:=MEDIAN([.$E3];[.$K3];[.$Q3];[.$W3];[.$AC3];[.$AI3];[.$AO3];[.$AU3];[.$BA3];[.$BG3];[.$BM3];[.$BS3])" office:value-type="string" office:string-value="" calcext:value-type="error">
            <text:p>#REF!</text:p>
          </table:table-cell>
          <table:table-cell table:formula="of:=MEDIAN([.$F3];[.$L3];[.$R3];[.$X3];[.$AD3];[.$AJ3];[.$AP3];[.$AV3];[.$BB3];[.$BH3];[.$BN3];[.$BT3])" office:value-type="string" office:string-value="" calcext:value-type="error">
            <text:p>#REF!</text:p>
          </table:table-cell>
          <table:table-cell table:formula="of:=MEDIAN([.$G3];[.$M3];[.$S3];[.$Y3];[.$AE3];[.$AK3];[.$AQ3];[.$AW3];[.$BC3];[.$BI3];[.$BO3];[.$BU3])" office:value-type="string" office:string-value="" calcext:value-type="error">
            <text:p>#REF!</text:p>
          </table:table-cell>
          <table:table-cell table:formula="of:=MAX([.$B3];[.$H3];[.$N3];[.$T3];[.$Z3];[.$AF3];[.$AL3];[.$AR3];[.$AX3];[.$BD3];[.$BJ3];[.$BP3])" office:value-type="string" office:string-value="" calcext:value-type="error">
            <text:p>#REF!</text:p>
          </table:table-cell>
          <table:table-cell table:formula="of:=MAX([.$C3];[.$I3];[.$O3];[.$U3];[.$AA3];[.$AG3];[.$AM3];[.$AS3];[.$AY3];[.$BE3];[.$BK3];[.$BQ3])" office:value-type="string" office:string-value="" calcext:value-type="error">
            <text:p>#REF!</text:p>
          </table:table-cell>
          <table:table-cell table:formula="of:=MAX([.$D3];[.$J3];[.$P3];[.$V3];[.$AB3];[.$AH3];[.$AN3];[.$AT3];[.$AZ3];[.$BF3];[.$BL3];[.$BR3])" office:value-type="string" office:string-value="" calcext:value-type="error">
            <text:p>#REF!</text:p>
          </table:table-cell>
          <table:table-cell table:formula="of:=MAX([.$E3];[.$K3];[.$Q3];[.$W3];[.$AC3];[.$AI3];[.$AO3];[.$AU3];[.$BA3];[.$BG3];[.$BM3];[.$BS3])" office:value-type="string" office:string-value="" calcext:value-type="error">
            <text:p>#REF!</text:p>
          </table:table-cell>
          <table:table-cell table:formula="of:=MAX([.$F3];[.$L3];[.$R3];[.$X3];[.$AD3];[.$AJ3];[.$AP3];[.$AV3];[.$BB3];[.$BH3];[.$BN3];[.$BT3])" office:value-type="string" office:string-value="" calcext:value-type="error">
            <text:p>#REF!</text:p>
          </table:table-cell>
          <table:table-cell table:formula="of:=MAX([.$G3];[.$M3];[.$S3];[.$Y3];[.$AE3];[.$AK3];[.$AQ3];[.$AW3];[.$BC3];[.$BI3];[.$BO3];[.$BU3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depots-strips-automatic/instances</text:p>
          </table:table-cell>
          <table:table-cell table:formula="of:=AVERAGE([Instances.H23:Instances.H40])" office:value-type="float" office:value="264.974444444444" calcext:value-type="float">
            <text:p>264.974444444444</text:p>
          </table:table-cell>
          <table:table-cell table:formula="of:=AVERAGE([Instances.I23:Instances.I40])" office:value-type="float" office:value="263.6885" calcext:value-type="float">
            <text:p>263.6885</text:p>
          </table:table-cell>
          <table:table-cell table:formula="of:=AVERAGE([Instances.J23:Instances.J40])" office:value-type="float" office:value="1802596.88888889" calcext:value-type="float">
            <text:p>1802596.88888889</text:p>
          </table:table-cell>
          <table:table-cell table:formula="of:=AVERAGE([Instances.K23:Instances.K40])" office:value-type="float" office:value="254545.333333333" calcext:value-type="float">
            <text:p>254545.333333333</text:p>
          </table:table-cell>
          <table:table-cell table:formula="of:=AVERAGE([Instances.L23:Instances.L40])" office:value-type="float" office:value="1155.11111111111" calcext:value-type="float">
            <text:p>1155.11111111111</text:p>
          </table:table-cell>
          <table:table-cell table:formula="of:=AVERAGE([Instances.M23:Instances.M40])" office:value-type="float" office:value="0" calcext:value-type="float">
            <text:p>0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Instances.N23:Instances.N40])" office:value-type="float" office:value="229.060555555556" calcext:value-type="float">
            <text:p>229.060555555556</text:p>
          </table:table-cell>
          <table:table-cell table:formula="of:=AVERAGE([Instances.O23:Instances.O40])" office:value-type="float" office:value="227.779166666667" calcext:value-type="float">
            <text:p>227.779166666667</text:p>
          </table:table-cell>
          <table:table-cell table:formula="of:=AVERAGE([Instances.P23:Instances.P40])" office:value-type="float" office:value="1983869.11111111" calcext:value-type="float">
            <text:p>1983869.11111111</text:p>
          </table:table-cell>
          <table:table-cell table:formula="of:=AVERAGE([Instances.Q23:Instances.Q40])" office:value-type="float" office:value="192564.444444444" calcext:value-type="float">
            <text:p>192564.444444444</text:p>
          </table:table-cell>
          <table:table-cell table:formula="of:=AVERAGE([Instances.R23:Instances.R40])" office:value-type="float" office:value="1159.61111111111" calcext:value-type="float">
            <text:p>1159.61111111111</text:p>
          </table:table-cell>
          <table:table-cell table:formula="of:=AVERAGE([Instances.S23:Instances.S40])" office:value-type="float" office:value="68.6666666666667" calcext:value-type="float">
            <text:p>68.6666666666667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Instances.T23:Instances.T40])" office:value-type="float" office:value="235.841111111111" calcext:value-type="float">
            <text:p>235.841111111111</text:p>
          </table:table-cell>
          <table:table-cell table:formula="of:=AVERAGE([Instances.U23:Instances.U40])" office:value-type="float" office:value="234.625722222222" calcext:value-type="float">
            <text:p>234.625722222222</text:p>
          </table:table-cell>
          <table:table-cell table:formula="of:=AVERAGE([Instances.V23:Instances.V40])" office:value-type="float" office:value="1959574.94444444" calcext:value-type="float">
            <text:p>1959574.94444444</text:p>
          </table:table-cell>
          <table:table-cell table:formula="of:=AVERAGE([Instances.W23:Instances.W40])" office:value-type="float" office:value="198746.833333333" calcext:value-type="float">
            <text:p>198746.833333333</text:p>
          </table:table-cell>
          <table:table-cell table:formula="of:=AVERAGE([Instances.X23:Instances.X40])" office:value-type="float" office:value="1157.27777777778" calcext:value-type="float">
            <text:p>1157.27777777778</text:p>
          </table:table-cell>
          <table:table-cell table:formula="of:=AVERAGE([Instances.Y23:Instances.Y40])" office:value-type="float" office:value="49.9444444444444" calcext:value-type="float">
            <text:p>49.9444444444444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Instances.Z23:Instances.Z40])" office:value-type="float" office:value="219.361111111111" calcext:value-type="float">
            <text:p>219.361111111111</text:p>
          </table:table-cell>
          <table:table-cell table:formula="of:=AVERAGE([Instances.AA23:Instances.AA40])" office:value-type="float" office:value="218.052555555556" calcext:value-type="float">
            <text:p>218.052555555556</text:p>
          </table:table-cell>
          <table:table-cell table:formula="of:=AVERAGE([Instances.AB23:Instances.AB40])" office:value-type="float" office:value="1964567.16666667" calcext:value-type="float">
            <text:p>1964567.16666667</text:p>
          </table:table-cell>
          <table:table-cell table:formula="of:=AVERAGE([Instances.AC23:Instances.AC40])" office:value-type="float" office:value="181765.888888889" calcext:value-type="float">
            <text:p>181765.888888889</text:p>
          </table:table-cell>
          <table:table-cell table:formula="of:=AVERAGE([Instances.AD23:Instances.AD40])" office:value-type="float" office:value="1157.33333333333" calcext:value-type="float">
            <text:p>1157.33333333333</text:p>
          </table:table-cell>
          <table:table-cell table:formula="of:=AVERAGE([Instances.AE23:Instances.AE40])" office:value-type="float" office:value="34.5" calcext:value-type="float">
            <text:p>34.5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Instances.AF23:Instances.AF40])" office:value-type="float" office:value="266.278333333333" calcext:value-type="float">
            <text:p>266.278333333333</text:p>
          </table:table-cell>
          <table:table-cell table:formula="of:=AVERAGE([Instances.AG23:Instances.AG40])" office:value-type="float" office:value="265.029388888889" calcext:value-type="float">
            <text:p>265.029388888889</text:p>
          </table:table-cell>
          <table:table-cell table:formula="of:=AVERAGE([Instances.AH23:Instances.AH40])" office:value-type="float" office:value="2343761.55555556" calcext:value-type="float">
            <text:p>2343761.55555556</text:p>
          </table:table-cell>
          <table:table-cell table:formula="of:=AVERAGE([Instances.AI23:Instances.AI40])" office:value-type="float" office:value="241757.444444444" calcext:value-type="float">
            <text:p>241757.444444444</text:p>
          </table:table-cell>
          <table:table-cell table:formula="of:=AVERAGE([Instances.AJ23:Instances.AJ40])" office:value-type="float" office:value="1159.88888888889" calcext:value-type="float">
            <text:p>1159.88888888889</text:p>
          </table:table-cell>
          <table:table-cell table:formula="of:=AVERAGE([Instances.AK23:Instances.AK40])" office:value-type="float" office:value="12" calcext:value-type="float">
            <text:p>12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Instances.AL23:Instances.AL40])" office:value-type="float" office:value="243.165555555556" calcext:value-type="float">
            <text:p>243.165555555556</text:p>
          </table:table-cell>
          <table:table-cell table:formula="of:=AVERAGE([Instances.AM23:Instances.AM40])" office:value-type="float" office:value="241.853666666667" calcext:value-type="float">
            <text:p>241.853666666667</text:p>
          </table:table-cell>
          <table:table-cell table:formula="of:=AVERAGE([Instances.AN23:Instances.AN40])" office:value-type="float" office:value="1981852.83333333" calcext:value-type="float">
            <text:p>1981852.83333333</text:p>
          </table:table-cell>
          <table:table-cell table:formula="of:=AVERAGE([Instances.AO23:Instances.AO40])" office:value-type="float" office:value="220865.777777778" calcext:value-type="float">
            <text:p>220865.777777778</text:p>
          </table:table-cell>
          <table:table-cell table:formula="of:=AVERAGE([Instances.AP23:Instances.AP40])" office:value-type="float" office:value="1156.05555555556" calcext:value-type="float">
            <text:p>1156.05555555556</text:p>
          </table:table-cell>
          <table:table-cell table:formula="of:=AVERAGE([Instances.AQ23:Instances.AQ40])" office:value-type="float" office:value="49.0555555555556" calcext:value-type="float">
            <text:p>49.0555555555556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MIN([.$B4];[.$H4];[.$N4];[.$T4];[.$Z4];[.$AF4];[.$AL4];[.$AR4];[.$AX4];[.$BD4];[.$BJ4];[.$BP4])" office:value-type="string" office:string-value="" calcext:value-type="error">
            <text:p>#REF!</text:p>
          </table:table-cell>
          <table:table-cell table:formula="of:=MIN([.$C4];[.$I4];[.$O4];[.$U4];[.$AA4];[.$AG4];[.$AM4];[.$AS4];[.$AY4];[.$BE4];[.$BK4];[.$BQ4])" office:value-type="string" office:string-value="" calcext:value-type="error">
            <text:p>#REF!</text:p>
          </table:table-cell>
          <table:table-cell table:formula="of:=MIN([.$D4];[.$J4];[.$P4];[.$V4];[.$AB4];[.$AH4];[.$AN4];[.$AT4];[.$AZ4];[.$BF4];[.$BL4];[.$BR4])" office:value-type="string" office:string-value="" calcext:value-type="error">
            <text:p>#REF!</text:p>
          </table:table-cell>
          <table:table-cell table:formula="of:=MIN([.$E4];[.$K4];[.$Q4];[.$W4];[.$AC4];[.$AI4];[.$AO4];[.$AU4];[.$BA4];[.$BG4];[.$BM4];[.$BS4])" office:value-type="string" office:string-value="" calcext:value-type="error">
            <text:p>#REF!</text:p>
          </table:table-cell>
          <table:table-cell table:formula="of:=MIN([.$F4];[.$L4];[.$R4];[.$X4];[.$AD4];[.$AJ4];[.$AP4];[.$AV4];[.$BB4];[.$BH4];[.$BN4];[.$BT4])" office:value-type="string" office:string-value="" calcext:value-type="error">
            <text:p>#REF!</text:p>
          </table:table-cell>
          <table:table-cell table:formula="of:=MIN([.$G4];[.$M4];[.$S4];[.$Y4];[.$AE4];[.$AK4];[.$AQ4];[.$AW4];[.$BC4];[.$BI4];[.$BO4];[.$BU4])" office:value-type="string" office:string-value="" calcext:value-type="error">
            <text:p>#REF!</text:p>
          </table:table-cell>
          <table:table-cell table:formula="of:=MEDIAN([.$B4];[.$H4];[.$N4];[.$T4];[.$Z4];[.$AF4];[.$AL4];[.$AR4];[.$AX4];[.$BD4];[.$BJ4];[.$BP4])" office:value-type="string" office:string-value="" calcext:value-type="error">
            <text:p>#REF!</text:p>
          </table:table-cell>
          <table:table-cell table:formula="of:=MEDIAN([.$C4];[.$I4];[.$O4];[.$U4];[.$AA4];[.$AG4];[.$AM4];[.$AS4];[.$AY4];[.$BE4];[.$BK4];[.$BQ4])" office:value-type="string" office:string-value="" calcext:value-type="error">
            <text:p>#REF!</text:p>
          </table:table-cell>
          <table:table-cell table:formula="of:=MEDIAN([.$D4];[.$J4];[.$P4];[.$V4];[.$AB4];[.$AH4];[.$AN4];[.$AT4];[.$AZ4];[.$BF4];[.$BL4];[.$BR4])" office:value-type="string" office:string-value="" calcext:value-type="error">
            <text:p>#REF!</text:p>
          </table:table-cell>
          <table:table-cell table:formula="of:=MEDIAN([.$E4];[.$K4];[.$Q4];[.$W4];[.$AC4];[.$AI4];[.$AO4];[.$AU4];[.$BA4];[.$BG4];[.$BM4];[.$BS4])" office:value-type="string" office:string-value="" calcext:value-type="error">
            <text:p>#REF!</text:p>
          </table:table-cell>
          <table:table-cell table:formula="of:=MEDIAN([.$F4];[.$L4];[.$R4];[.$X4];[.$AD4];[.$AJ4];[.$AP4];[.$AV4];[.$BB4];[.$BH4];[.$BN4];[.$BT4])" office:value-type="string" office:string-value="" calcext:value-type="error">
            <text:p>#REF!</text:p>
          </table:table-cell>
          <table:table-cell table:formula="of:=MEDIAN([.$G4];[.$M4];[.$S4];[.$Y4];[.$AE4];[.$AK4];[.$AQ4];[.$AW4];[.$BC4];[.$BI4];[.$BO4];[.$BU4])" office:value-type="string" office:string-value="" calcext:value-type="error">
            <text:p>#REF!</text:p>
          </table:table-cell>
          <table:table-cell table:formula="of:=MAX([.$B4];[.$H4];[.$N4];[.$T4];[.$Z4];[.$AF4];[.$AL4];[.$AR4];[.$AX4];[.$BD4];[.$BJ4];[.$BP4])" office:value-type="string" office:string-value="" calcext:value-type="error">
            <text:p>#REF!</text:p>
          </table:table-cell>
          <table:table-cell table:formula="of:=MAX([.$C4];[.$I4];[.$O4];[.$U4];[.$AA4];[.$AG4];[.$AM4];[.$AS4];[.$AY4];[.$BE4];[.$BK4];[.$BQ4])" office:value-type="string" office:string-value="" calcext:value-type="error">
            <text:p>#REF!</text:p>
          </table:table-cell>
          <table:table-cell table:formula="of:=MAX([.$D4];[.$J4];[.$P4];[.$V4];[.$AB4];[.$AH4];[.$AN4];[.$AT4];[.$AZ4];[.$BF4];[.$BL4];[.$BR4])" office:value-type="string" office:string-value="" calcext:value-type="error">
            <text:p>#REF!</text:p>
          </table:table-cell>
          <table:table-cell table:formula="of:=MAX([.$E4];[.$K4];[.$Q4];[.$W4];[.$AC4];[.$AI4];[.$AO4];[.$AU4];[.$BA4];[.$BG4];[.$BM4];[.$BS4])" office:value-type="string" office:string-value="" calcext:value-type="error">
            <text:p>#REF!</text:p>
          </table:table-cell>
          <table:table-cell table:formula="of:=MAX([.$F4];[.$L4];[.$R4];[.$X4];[.$AD4];[.$AJ4];[.$AP4];[.$AV4];[.$BB4];[.$BH4];[.$BN4];[.$BT4])" office:value-type="string" office:string-value="" calcext:value-type="error">
            <text:p>#REF!</text:p>
          </table:table-cell>
          <table:table-cell table:formula="of:=MAX([.$G4];[.$M4];[.$S4];[.$Y4];[.$AE4];[.$AK4];[.$AQ4];[.$AW4];[.$BC4];[.$BI4];[.$BO4];[.$BU4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driverlog-strips-automatic/instances</text:p>
          </table:table-cell>
          <table:table-cell table:formula="of:=AVERAGE([Instances.H41:Instances.H49])" office:value-type="float" office:value="134.548888888889" calcext:value-type="float">
            <text:p>134.548888888889</text:p>
          </table:table-cell>
          <table:table-cell table:formula="of:=AVERAGE([Instances.I41:Instances.I49])" office:value-type="float" office:value="133.589111111111" calcext:value-type="float">
            <text:p>133.589111111111</text:p>
          </table:table-cell>
          <table:table-cell table:formula="of:=AVERAGE([Instances.J41:Instances.J49])" office:value-type="float" office:value="1158690.44444444" calcext:value-type="float">
            <text:p>1158690.44444444</text:p>
          </table:table-cell>
          <table:table-cell table:formula="of:=AVERAGE([Instances.K41:Instances.K49])" office:value-type="float" office:value="80065" calcext:value-type="float">
            <text:p>80065</text:p>
          </table:table-cell>
          <table:table-cell table:formula="of:=AVERAGE([Instances.L41:Instances.L49])" office:value-type="float" office:value="1113.66666666667" calcext:value-type="float">
            <text:p>1113.66666666667</text:p>
          </table:table-cell>
          <table:table-cell table:formula="of:=AVERAGE([Instances.M41:Instances.M49])" office:value-type="float" office:value="0" calcext:value-type="float">
            <text:p>0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Instances.N41:Instances.N49])" office:value-type="float" office:value="129.702222222222" calcext:value-type="float">
            <text:p>129.702222222222</text:p>
          </table:table-cell>
          <table:table-cell table:formula="of:=AVERAGE([Instances.O41:Instances.O49])" office:value-type="float" office:value="128.683555555556" calcext:value-type="float">
            <text:p>128.683555555556</text:p>
          </table:table-cell>
          <table:table-cell table:formula="of:=AVERAGE([Instances.P41:Instances.P49])" office:value-type="float" office:value="974634.888888889" calcext:value-type="float">
            <text:p>974634.888888889</text:p>
          </table:table-cell>
          <table:table-cell table:formula="of:=AVERAGE([Instances.Q41:Instances.Q49])" office:value-type="float" office:value="74294.8888888889" calcext:value-type="float">
            <text:p>74294.8888888889</text:p>
          </table:table-cell>
          <table:table-cell table:formula="of:=AVERAGE([Instances.R41:Instances.R49])" office:value-type="float" office:value="1117.88888888889" calcext:value-type="float">
            <text:p>1117.88888888889</text:p>
          </table:table-cell>
          <table:table-cell table:formula="of:=AVERAGE([Instances.S41:Instances.S49])" office:value-type="float" office:value="203.555555555556" calcext:value-type="float">
            <text:p>203.555555555556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Instances.T41:Instances.T49])" office:value-type="float" office:value="129.648888888889" calcext:value-type="float">
            <text:p>129.648888888889</text:p>
          </table:table-cell>
          <table:table-cell table:formula="of:=AVERAGE([Instances.U41:Instances.U49])" office:value-type="float" office:value="128.591444444444" calcext:value-type="float">
            <text:p>128.591444444444</text:p>
          </table:table-cell>
          <table:table-cell table:formula="of:=AVERAGE([Instances.V41:Instances.V49])" office:value-type="float" office:value="969246.777777778" calcext:value-type="float">
            <text:p>969246.777777778</text:p>
          </table:table-cell>
          <table:table-cell table:formula="of:=AVERAGE([Instances.W41:Instances.W49])" office:value-type="float" office:value="73812" calcext:value-type="float">
            <text:p>73812</text:p>
          </table:table-cell>
          <table:table-cell table:formula="of:=AVERAGE([Instances.X41:Instances.X49])" office:value-type="float" office:value="1117.22222222222" calcext:value-type="float">
            <text:p>1117.22222222222</text:p>
          </table:table-cell>
          <table:table-cell table:formula="of:=AVERAGE([Instances.Y41:Instances.Y49])" office:value-type="float" office:value="180" calcext:value-type="float">
            <text:p>180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Instances.Z41:Instances.Z49])" office:value-type="float" office:value="130.24" calcext:value-type="float">
            <text:p>130.24</text:p>
          </table:table-cell>
          <table:table-cell table:formula="of:=AVERAGE([Instances.AA41:Instances.AA49])" office:value-type="float" office:value="129.232444444444" calcext:value-type="float">
            <text:p>129.232444444444</text:p>
          </table:table-cell>
          <table:table-cell table:formula="of:=AVERAGE([Instances.AB41:Instances.AB49])" office:value-type="float" office:value="1044102.55555556" calcext:value-type="float">
            <text:p>1044102.55555556</text:p>
          </table:table-cell>
          <table:table-cell table:formula="of:=AVERAGE([Instances.AC41:Instances.AC49])" office:value-type="float" office:value="74768.2222222222" calcext:value-type="float">
            <text:p>74768.2222222222</text:p>
          </table:table-cell>
          <table:table-cell table:formula="of:=AVERAGE([Instances.AD41:Instances.AD49])" office:value-type="float" office:value="1115.44444444444" calcext:value-type="float">
            <text:p>1115.44444444444</text:p>
          </table:table-cell>
          <table:table-cell table:formula="of:=AVERAGE([Instances.AE41:Instances.AE49])" office:value-type="float" office:value="113.555555555556" calcext:value-type="float">
            <text:p>113.555555555556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Instances.AF41:Instances.AF49])" office:value-type="float" office:value="130.72" calcext:value-type="float">
            <text:p>130.72</text:p>
          </table:table-cell>
          <table:table-cell table:formula="of:=AVERAGE([Instances.AG41:Instances.AG49])" office:value-type="float" office:value="129.766444444444" calcext:value-type="float">
            <text:p>129.766444444444</text:p>
          </table:table-cell>
          <table:table-cell table:formula="of:=AVERAGE([Instances.AH41:Instances.AH49])" office:value-type="float" office:value="1065933" calcext:value-type="float">
            <text:p>1065933</text:p>
          </table:table-cell>
          <table:table-cell table:formula="of:=AVERAGE([Instances.AI41:Instances.AI49])" office:value-type="float" office:value="76707.6666666667" calcext:value-type="float">
            <text:p>76707.6666666667</text:p>
          </table:table-cell>
          <table:table-cell table:formula="of:=AVERAGE([Instances.AJ41:Instances.AJ49])" office:value-type="float" office:value="1113.66666666667" calcext:value-type="float">
            <text:p>1113.66666666667</text:p>
          </table:table-cell>
          <table:table-cell table:formula="of:=AVERAGE([Instances.AK41:Instances.AK49])" office:value-type="float" office:value="84.3333333333333" calcext:value-type="float">
            <text:p>84.3333333333333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Instances.AL41:Instances.AL49])" office:value-type="float" office:value="130.401111111111" calcext:value-type="float">
            <text:p>130.401111111111</text:p>
          </table:table-cell>
          <table:table-cell table:formula="of:=AVERAGE([Instances.AM41:Instances.AM49])" office:value-type="float" office:value="129.420333333333" calcext:value-type="float">
            <text:p>129.420333333333</text:p>
          </table:table-cell>
          <table:table-cell table:formula="of:=AVERAGE([Instances.AN41:Instances.AN49])" office:value-type="float" office:value="1055804.55555556" calcext:value-type="float">
            <text:p>1055804.55555556</text:p>
          </table:table-cell>
          <table:table-cell table:formula="of:=AVERAGE([Instances.AO41:Instances.AO49])" office:value-type="float" office:value="76510.2222222222" calcext:value-type="float">
            <text:p>76510.2222222222</text:p>
          </table:table-cell>
          <table:table-cell table:formula="of:=AVERAGE([Instances.AP41:Instances.AP49])" office:value-type="float" office:value="1115.55555555556" calcext:value-type="float">
            <text:p>1115.55555555556</text:p>
          </table:table-cell>
          <table:table-cell table:formula="of:=AVERAGE([Instances.AQ41:Instances.AQ49])" office:value-type="float" office:value="144.777777777778" calcext:value-type="float">
            <text:p>144.777777777778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MIN([.$B5];[.$H5];[.$N5];[.$T5];[.$Z5];[.$AF5];[.$AL5];[.$AR5];[.$AX5];[.$BD5];[.$BJ5];[.$BP5])" office:value-type="string" office:string-value="" calcext:value-type="error">
            <text:p>#REF!</text:p>
          </table:table-cell>
          <table:table-cell table:formula="of:=MIN([.$C5];[.$I5];[.$O5];[.$U5];[.$AA5];[.$AG5];[.$AM5];[.$AS5];[.$AY5];[.$BE5];[.$BK5];[.$BQ5])" office:value-type="string" office:string-value="" calcext:value-type="error">
            <text:p>#REF!</text:p>
          </table:table-cell>
          <table:table-cell table:formula="of:=MIN([.$D5];[.$J5];[.$P5];[.$V5];[.$AB5];[.$AH5];[.$AN5];[.$AT5];[.$AZ5];[.$BF5];[.$BL5];[.$BR5])" office:value-type="string" office:string-value="" calcext:value-type="error">
            <text:p>#REF!</text:p>
          </table:table-cell>
          <table:table-cell table:formula="of:=MIN([.$E5];[.$K5];[.$Q5];[.$W5];[.$AC5];[.$AI5];[.$AO5];[.$AU5];[.$BA5];[.$BG5];[.$BM5];[.$BS5])" office:value-type="string" office:string-value="" calcext:value-type="error">
            <text:p>#REF!</text:p>
          </table:table-cell>
          <table:table-cell table:formula="of:=MIN([.$F5];[.$L5];[.$R5];[.$X5];[.$AD5];[.$AJ5];[.$AP5];[.$AV5];[.$BB5];[.$BH5];[.$BN5];[.$BT5])" office:value-type="string" office:string-value="" calcext:value-type="error">
            <text:p>#REF!</text:p>
          </table:table-cell>
          <table:table-cell table:formula="of:=MIN([.$G5];[.$M5];[.$S5];[.$Y5];[.$AE5];[.$AK5];[.$AQ5];[.$AW5];[.$BC5];[.$BI5];[.$BO5];[.$BU5])" office:value-type="string" office:string-value="" calcext:value-type="error">
            <text:p>#REF!</text:p>
          </table:table-cell>
          <table:table-cell table:formula="of:=MEDIAN([.$B5];[.$H5];[.$N5];[.$T5];[.$Z5];[.$AF5];[.$AL5];[.$AR5];[.$AX5];[.$BD5];[.$BJ5];[.$BP5])" office:value-type="string" office:string-value="" calcext:value-type="error">
            <text:p>#REF!</text:p>
          </table:table-cell>
          <table:table-cell table:formula="of:=MEDIAN([.$C5];[.$I5];[.$O5];[.$U5];[.$AA5];[.$AG5];[.$AM5];[.$AS5];[.$AY5];[.$BE5];[.$BK5];[.$BQ5])" office:value-type="string" office:string-value="" calcext:value-type="error">
            <text:p>#REF!</text:p>
          </table:table-cell>
          <table:table-cell table:formula="of:=MEDIAN([.$D5];[.$J5];[.$P5];[.$V5];[.$AB5];[.$AH5];[.$AN5];[.$AT5];[.$AZ5];[.$BF5];[.$BL5];[.$BR5])" office:value-type="string" office:string-value="" calcext:value-type="error">
            <text:p>#REF!</text:p>
          </table:table-cell>
          <table:table-cell table:formula="of:=MEDIAN([.$E5];[.$K5];[.$Q5];[.$W5];[.$AC5];[.$AI5];[.$AO5];[.$AU5];[.$BA5];[.$BG5];[.$BM5];[.$BS5])" office:value-type="string" office:string-value="" calcext:value-type="error">
            <text:p>#REF!</text:p>
          </table:table-cell>
          <table:table-cell table:formula="of:=MEDIAN([.$F5];[.$L5];[.$R5];[.$X5];[.$AD5];[.$AJ5];[.$AP5];[.$AV5];[.$BB5];[.$BH5];[.$BN5];[.$BT5])" office:value-type="string" office:string-value="" calcext:value-type="error">
            <text:p>#REF!</text:p>
          </table:table-cell>
          <table:table-cell table:formula="of:=MEDIAN([.$G5];[.$M5];[.$S5];[.$Y5];[.$AE5];[.$AK5];[.$AQ5];[.$AW5];[.$BC5];[.$BI5];[.$BO5];[.$BU5])" office:value-type="string" office:string-value="" calcext:value-type="error">
            <text:p>#REF!</text:p>
          </table:table-cell>
          <table:table-cell table:formula="of:=MAX([.$B5];[.$H5];[.$N5];[.$T5];[.$Z5];[.$AF5];[.$AL5];[.$AR5];[.$AX5];[.$BD5];[.$BJ5];[.$BP5])" office:value-type="string" office:string-value="" calcext:value-type="error">
            <text:p>#REF!</text:p>
          </table:table-cell>
          <table:table-cell table:formula="of:=MAX([.$C5];[.$I5];[.$O5];[.$U5];[.$AA5];[.$AG5];[.$AM5];[.$AS5];[.$AY5];[.$BE5];[.$BK5];[.$BQ5])" office:value-type="string" office:string-value="" calcext:value-type="error">
            <text:p>#REF!</text:p>
          </table:table-cell>
          <table:table-cell table:formula="of:=MAX([.$D5];[.$J5];[.$P5];[.$V5];[.$AB5];[.$AH5];[.$AN5];[.$AT5];[.$AZ5];[.$BF5];[.$BL5];[.$BR5])" office:value-type="string" office:string-value="" calcext:value-type="error">
            <text:p>#REF!</text:p>
          </table:table-cell>
          <table:table-cell table:formula="of:=MAX([.$E5];[.$K5];[.$Q5];[.$W5];[.$AC5];[.$AI5];[.$AO5];[.$AU5];[.$BA5];[.$BG5];[.$BM5];[.$BS5])" office:value-type="string" office:string-value="" calcext:value-type="error">
            <text:p>#REF!</text:p>
          </table:table-cell>
          <table:table-cell table:formula="of:=MAX([.$F5];[.$L5];[.$R5];[.$X5];[.$AD5];[.$AJ5];[.$AP5];[.$AV5];[.$BB5];[.$BH5];[.$BN5];[.$BT5])" office:value-type="string" office:string-value="" calcext:value-type="error">
            <text:p>#REF!</text:p>
          </table:table-cell>
          <table:table-cell table:formula="of:=MAX([.$G5];[.$M5];[.$S5];[.$Y5];[.$AE5];[.$AK5];[.$AQ5];[.$AW5];[.$BC5];[.$BI5];[.$BO5];[.$BU5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elevator-strips-simple-typed/instances</text:p>
          </table:table-cell>
          <table:table-cell table:formula="of:=AVERAGE([Instances.H50:Instances.H69])" office:value-type="float" office:value="447.1325" calcext:value-type="float">
            <text:p>447.1325</text:p>
          </table:table-cell>
          <table:table-cell table:formula="of:=AVERAGE([Instances.I50:Instances.I69])" office:value-type="float" office:value="446.12905" calcext:value-type="float">
            <text:p>446.12905</text:p>
          </table:table-cell>
          <table:table-cell table:formula="of:=AVERAGE([Instances.J50:Instances.J69])" office:value-type="float" office:value="3362243.2" calcext:value-type="float">
            <text:p>3362243.2</text:p>
          </table:table-cell>
          <table:table-cell table:formula="of:=AVERAGE([Instances.K50:Instances.K69])" office:value-type="float" office:value="2915171.65" calcext:value-type="float">
            <text:p>2915171.65</text:p>
          </table:table-cell>
          <table:table-cell table:formula="of:=AVERAGE([Instances.L50:Instances.L69])" office:value-type="float" office:value="159.5" calcext:value-type="float">
            <text:p>159.5</text:p>
          </table:table-cell>
          <table:table-cell table:formula="of:=AVERAGE([Instances.M50:Instances.M69])" office:value-type="float" office:value="0" calcext:value-type="float">
            <text:p>0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Instances.N50:Instances.N69])" office:value-type="float" office:value="276.9435" calcext:value-type="float">
            <text:p>276.9435</text:p>
          </table:table-cell>
          <table:table-cell table:formula="of:=AVERAGE([Instances.O50:Instances.O69])" office:value-type="float" office:value="275.6222" calcext:value-type="float">
            <text:p>275.6222</text:p>
          </table:table-cell>
          <table:table-cell table:formula="of:=AVERAGE([Instances.P50:Instances.P69])" office:value-type="float" office:value="2264228" calcext:value-type="float">
            <text:p>2264228</text:p>
          </table:table-cell>
          <table:table-cell table:formula="of:=AVERAGE([Instances.Q50:Instances.Q69])" office:value-type="float" office:value="1786768.15" calcext:value-type="float">
            <text:p>1786768.15</text:p>
          </table:table-cell>
          <table:table-cell table:formula="of:=AVERAGE([Instances.R50:Instances.R69])" office:value-type="float" office:value="163.6" calcext:value-type="float">
            <text:p>163.6</text:p>
          </table:table-cell>
          <table:table-cell table:formula="of:=AVERAGE([Instances.S50:Instances.S69])" office:value-type="float" office:value="724.9" calcext:value-type="float">
            <text:p>724.9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Instances.T50:Instances.T69])" office:value-type="float" office:value="260.5775" calcext:value-type="float">
            <text:p>260.5775</text:p>
          </table:table-cell>
          <table:table-cell table:formula="of:=AVERAGE([Instances.U50:Instances.U69])" office:value-type="float" office:value="258.69785" calcext:value-type="float">
            <text:p>258.69785</text:p>
          </table:table-cell>
          <table:table-cell table:formula="of:=AVERAGE([Instances.V50:Instances.V69])" office:value-type="float" office:value="2140566.6" calcext:value-type="float">
            <text:p>2140566.6</text:p>
          </table:table-cell>
          <table:table-cell table:formula="of:=AVERAGE([Instances.W50:Instances.W69])" office:value-type="float" office:value="1675456.85" calcext:value-type="float">
            <text:p>1675456.85</text:p>
          </table:table-cell>
          <table:table-cell table:formula="of:=AVERAGE([Instances.X50:Instances.X69])" office:value-type="float" office:value="174.4" calcext:value-type="float">
            <text:p>174.4</text:p>
          </table:table-cell>
          <table:table-cell table:formula="of:=AVERAGE([Instances.Y50:Instances.Y69])" office:value-type="float" office:value="1034.95" calcext:value-type="float">
            <text:p>1034.95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Instances.Z50:Instances.Z69])" office:value-type="float" office:value="285.6245" calcext:value-type="float">
            <text:p>285.6245</text:p>
          </table:table-cell>
          <table:table-cell table:formula="of:=AVERAGE([Instances.AA50:Instances.AA69])" office:value-type="float" office:value="284.8694" calcext:value-type="float">
            <text:p>284.8694</text:p>
          </table:table-cell>
          <table:table-cell table:formula="of:=AVERAGE([Instances.AB50:Instances.AB69])" office:value-type="float" office:value="2332310.85" calcext:value-type="float">
            <text:p>2332310.85</text:p>
          </table:table-cell>
          <table:table-cell table:formula="of:=AVERAGE([Instances.AC50:Instances.AC69])" office:value-type="float" office:value="1821567.5" calcext:value-type="float">
            <text:p>1821567.5</text:p>
          </table:table-cell>
          <table:table-cell table:formula="of:=AVERAGE([Instances.AD50:Instances.AD69])" office:value-type="float" office:value="155.5" calcext:value-type="float">
            <text:p>155.5</text:p>
          </table:table-cell>
          <table:table-cell table:formula="of:=AVERAGE([Instances.AE50:Instances.AE69])" office:value-type="float" office:value="368.65" calcext:value-type="float">
            <text:p>368.65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Instances.AF50:Instances.AF69])" office:value-type="float" office:value="276.7435" calcext:value-type="float">
            <text:p>276.7435</text:p>
          </table:table-cell>
          <table:table-cell table:formula="of:=AVERAGE([Instances.AG50:Instances.AG69])" office:value-type="float" office:value="275.3732" calcext:value-type="float">
            <text:p>275.3732</text:p>
          </table:table-cell>
          <table:table-cell table:formula="of:=AVERAGE([Instances.AH50:Instances.AH69])" office:value-type="float" office:value="2437833.9" calcext:value-type="float">
            <text:p>2437833.9</text:p>
          </table:table-cell>
          <table:table-cell table:formula="of:=AVERAGE([Instances.AI50:Instances.AI69])" office:value-type="float" office:value="1868955.15" calcext:value-type="float">
            <text:p>1868955.15</text:p>
          </table:table-cell>
          <table:table-cell table:formula="of:=AVERAGE([Instances.AJ50:Instances.AJ69])" office:value-type="float" office:value="150.6" calcext:value-type="float">
            <text:p>150.6</text:p>
          </table:table-cell>
          <table:table-cell table:formula="of:=AVERAGE([Instances.AK50:Instances.AK69])" office:value-type="float" office:value="230.55" calcext:value-type="float">
            <text:p>230.55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Instances.AL50:Instances.AL69])" office:value-type="float" office:value="254.477" calcext:value-type="float">
            <text:p>254.477</text:p>
          </table:table-cell>
          <table:table-cell table:formula="of:=AVERAGE([Instances.AM50:Instances.AM69])" office:value-type="float" office:value="253.09755" calcext:value-type="float">
            <text:p>253.09755</text:p>
          </table:table-cell>
          <table:table-cell table:formula="of:=AVERAGE([Instances.AN50:Instances.AN69])" office:value-type="float" office:value="2182256.75" calcext:value-type="float">
            <text:p>2182256.75</text:p>
          </table:table-cell>
          <table:table-cell table:formula="of:=AVERAGE([Instances.AO50:Instances.AO69])" office:value-type="float" office:value="1700480.7" calcext:value-type="float">
            <text:p>1700480.7</text:p>
          </table:table-cell>
          <table:table-cell table:formula="of:=AVERAGE([Instances.AP50:Instances.AP69])" office:value-type="float" office:value="160.6" calcext:value-type="float">
            <text:p>160.6</text:p>
          </table:table-cell>
          <table:table-cell table:formula="of:=AVERAGE([Instances.AQ50:Instances.AQ69])" office:value-type="float" office:value="692.35" calcext:value-type="float">
            <text:p>692.35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MIN([.$B6];[.$H6];[.$N6];[.$T6];[.$Z6];[.$AF6];[.$AL6];[.$AR6];[.$AX6];[.$BD6];[.$BJ6];[.$BP6])" office:value-type="string" office:string-value="" calcext:value-type="error">
            <text:p>#REF!</text:p>
          </table:table-cell>
          <table:table-cell table:formula="of:=MIN([.$C6];[.$I6];[.$O6];[.$U6];[.$AA6];[.$AG6];[.$AM6];[.$AS6];[.$AY6];[.$BE6];[.$BK6];[.$BQ6])" office:value-type="string" office:string-value="" calcext:value-type="error">
            <text:p>#REF!</text:p>
          </table:table-cell>
          <table:table-cell table:formula="of:=MIN([.$D6];[.$J6];[.$P6];[.$V6];[.$AB6];[.$AH6];[.$AN6];[.$AT6];[.$AZ6];[.$BF6];[.$BL6];[.$BR6])" office:value-type="string" office:string-value="" calcext:value-type="error">
            <text:p>#REF!</text:p>
          </table:table-cell>
          <table:table-cell table:formula="of:=MIN([.$E6];[.$K6];[.$Q6];[.$W6];[.$AC6];[.$AI6];[.$AO6];[.$AU6];[.$BA6];[.$BG6];[.$BM6];[.$BS6])" office:value-type="string" office:string-value="" calcext:value-type="error">
            <text:p>#REF!</text:p>
          </table:table-cell>
          <table:table-cell table:formula="of:=MIN([.$F6];[.$L6];[.$R6];[.$X6];[.$AD6];[.$AJ6];[.$AP6];[.$AV6];[.$BB6];[.$BH6];[.$BN6];[.$BT6])" office:value-type="string" office:string-value="" calcext:value-type="error">
            <text:p>#REF!</text:p>
          </table:table-cell>
          <table:table-cell table:formula="of:=MIN([.$G6];[.$M6];[.$S6];[.$Y6];[.$AE6];[.$AK6];[.$AQ6];[.$AW6];[.$BC6];[.$BI6];[.$BO6];[.$BU6])" office:value-type="string" office:string-value="" calcext:value-type="error">
            <text:p>#REF!</text:p>
          </table:table-cell>
          <table:table-cell table:formula="of:=MEDIAN([.$B6];[.$H6];[.$N6];[.$T6];[.$Z6];[.$AF6];[.$AL6];[.$AR6];[.$AX6];[.$BD6];[.$BJ6];[.$BP6])" office:value-type="string" office:string-value="" calcext:value-type="error">
            <text:p>#REF!</text:p>
          </table:table-cell>
          <table:table-cell table:formula="of:=MEDIAN([.$C6];[.$I6];[.$O6];[.$U6];[.$AA6];[.$AG6];[.$AM6];[.$AS6];[.$AY6];[.$BE6];[.$BK6];[.$BQ6])" office:value-type="string" office:string-value="" calcext:value-type="error">
            <text:p>#REF!</text:p>
          </table:table-cell>
          <table:table-cell table:formula="of:=MEDIAN([.$D6];[.$J6];[.$P6];[.$V6];[.$AB6];[.$AH6];[.$AN6];[.$AT6];[.$AZ6];[.$BF6];[.$BL6];[.$BR6])" office:value-type="string" office:string-value="" calcext:value-type="error">
            <text:p>#REF!</text:p>
          </table:table-cell>
          <table:table-cell table:formula="of:=MEDIAN([.$E6];[.$K6];[.$Q6];[.$W6];[.$AC6];[.$AI6];[.$AO6];[.$AU6];[.$BA6];[.$BG6];[.$BM6];[.$BS6])" office:value-type="string" office:string-value="" calcext:value-type="error">
            <text:p>#REF!</text:p>
          </table:table-cell>
          <table:table-cell table:formula="of:=MEDIAN([.$F6];[.$L6];[.$R6];[.$X6];[.$AD6];[.$AJ6];[.$AP6];[.$AV6];[.$BB6];[.$BH6];[.$BN6];[.$BT6])" office:value-type="string" office:string-value="" calcext:value-type="error">
            <text:p>#REF!</text:p>
          </table:table-cell>
          <table:table-cell table:formula="of:=MEDIAN([.$G6];[.$M6];[.$S6];[.$Y6];[.$AE6];[.$AK6];[.$AQ6];[.$AW6];[.$BC6];[.$BI6];[.$BO6];[.$BU6])" office:value-type="string" office:string-value="" calcext:value-type="error">
            <text:p>#REF!</text:p>
          </table:table-cell>
          <table:table-cell table:formula="of:=MAX([.$B6];[.$H6];[.$N6];[.$T6];[.$Z6];[.$AF6];[.$AL6];[.$AR6];[.$AX6];[.$BD6];[.$BJ6];[.$BP6])" office:value-type="string" office:string-value="" calcext:value-type="error">
            <text:p>#REF!</text:p>
          </table:table-cell>
          <table:table-cell table:formula="of:=MAX([.$C6];[.$I6];[.$O6];[.$U6];[.$AA6];[.$AG6];[.$AM6];[.$AS6];[.$AY6];[.$BE6];[.$BK6];[.$BQ6])" office:value-type="string" office:string-value="" calcext:value-type="error">
            <text:p>#REF!</text:p>
          </table:table-cell>
          <table:table-cell table:formula="of:=MAX([.$D6];[.$J6];[.$P6];[.$V6];[.$AB6];[.$AH6];[.$AN6];[.$AT6];[.$AZ6];[.$BF6];[.$BL6];[.$BR6])" office:value-type="string" office:string-value="" calcext:value-type="error">
            <text:p>#REF!</text:p>
          </table:table-cell>
          <table:table-cell table:formula="of:=MAX([.$E6];[.$K6];[.$Q6];[.$W6];[.$AC6];[.$AI6];[.$AO6];[.$AU6];[.$BA6];[.$BG6];[.$BM6];[.$BS6])" office:value-type="string" office:string-value="" calcext:value-type="error">
            <text:p>#REF!</text:p>
          </table:table-cell>
          <table:table-cell table:formula="of:=MAX([.$F6];[.$L6];[.$R6];[.$X6];[.$AD6];[.$AJ6];[.$AP6];[.$AV6];[.$BB6];[.$BH6];[.$BN6];[.$BT6])" office:value-type="string" office:string-value="" calcext:value-type="error">
            <text:p>#REF!</text:p>
          </table:table-cell>
          <table:table-cell table:formula="of:=MAX([.$G6];[.$M6];[.$S6];[.$Y6];[.$AE6];[.$AK6];[.$AQ6];[.$AW6];[.$BC6];[.$BI6];[.$BO6];[.$BU6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freecell-strips-typed/instances</text:p>
          </table:table-cell>
          <table:table-cell table:formula="of:=AVERAGE([Instances.H70:Instances.H85])" office:value-type="float" office:value="900" calcext:value-type="float">
            <text:p>900</text:p>
          </table:table-cell>
          <table:table-cell table:formula="of:=AVERAGE([Instances.I70:Instances.I85])" office:value-type="float" office:value="900" calcext:value-type="float">
            <text:p>900</text:p>
          </table:table-cell>
          <table:table-cell table:formula="of:=AVERAGE([Instances.J70:Instances.J85])" office:value-type="float" office:value="0" calcext:value-type="float">
            <text:p>0</text:p>
          </table:table-cell>
          <table:table-cell table:formula="of:=AVERAGE([Instances.K70:Instances.K85])" office:value-type="float" office:value="0" calcext:value-type="float">
            <text:p>0</text:p>
          </table:table-cell>
          <table:table-cell table:formula="of:=AVERAGE([Instances.L70:Instances.L85])" office:value-type="float" office:value="8078.3125" calcext:value-type="float">
            <text:p>8078.3125</text:p>
          </table:table-cell>
          <table:table-cell table:formula="of:=AVERAGE([Instances.M70:Instances.M85])" office:value-type="float" office:value="0" calcext:value-type="float">
            <text:p>0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Instances.N70:Instances.N85])" office:value-type="float" office:value="900" calcext:value-type="float">
            <text:p>900</text:p>
          </table:table-cell>
          <table:table-cell table:formula="of:=AVERAGE([Instances.O70:Instances.O85])" office:value-type="float" office:value="900" calcext:value-type="float">
            <text:p>900</text:p>
          </table:table-cell>
          <table:table-cell table:formula="of:=AVERAGE([Instances.P70:Instances.P85])" office:value-type="float" office:value="0" calcext:value-type="float">
            <text:p>0</text:p>
          </table:table-cell>
          <table:table-cell table:formula="of:=AVERAGE([Instances.Q70:Instances.Q85])" office:value-type="float" office:value="0" calcext:value-type="float">
            <text:p>0</text:p>
          </table:table-cell>
          <table:table-cell table:formula="of:=AVERAGE([Instances.R70:Instances.R85])" office:value-type="float" office:value="8056.1875" calcext:value-type="float">
            <text:p>8056.1875</text:p>
          </table:table-cell>
          <table:table-cell table:formula="of:=AVERAGE([Instances.S70:Instances.S85])" office:value-type="float" office:value="0" calcext:value-type="float">
            <text:p>0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Instances.T70:Instances.T85])" office:value-type="float" office:value="900" calcext:value-type="float">
            <text:p>900</text:p>
          </table:table-cell>
          <table:table-cell table:formula="of:=AVERAGE([Instances.U70:Instances.U85])" office:value-type="float" office:value="900" calcext:value-type="float">
            <text:p>900</text:p>
          </table:table-cell>
          <table:table-cell table:formula="of:=AVERAGE([Instances.V70:Instances.V85])" office:value-type="float" office:value="0" calcext:value-type="float">
            <text:p>0</text:p>
          </table:table-cell>
          <table:table-cell table:formula="of:=AVERAGE([Instances.W70:Instances.W85])" office:value-type="float" office:value="0" calcext:value-type="float">
            <text:p>0</text:p>
          </table:table-cell>
          <table:table-cell table:formula="of:=AVERAGE([Instances.X70:Instances.X85])" office:value-type="float" office:value="8050.6875" calcext:value-type="float">
            <text:p>8050.6875</text:p>
          </table:table-cell>
          <table:table-cell table:formula="of:=AVERAGE([Instances.Y70:Instances.Y85])" office:value-type="float" office:value="0" calcext:value-type="float">
            <text:p>0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Instances.Z70:Instances.Z85])" office:value-type="float" office:value="900" calcext:value-type="float">
            <text:p>900</text:p>
          </table:table-cell>
          <table:table-cell table:formula="of:=AVERAGE([Instances.AA70:Instances.AA85])" office:value-type="float" office:value="900" calcext:value-type="float">
            <text:p>900</text:p>
          </table:table-cell>
          <table:table-cell table:formula="of:=AVERAGE([Instances.AB70:Instances.AB85])" office:value-type="float" office:value="0" calcext:value-type="float">
            <text:p>0</text:p>
          </table:table-cell>
          <table:table-cell table:formula="of:=AVERAGE([Instances.AC70:Instances.AC85])" office:value-type="float" office:value="0" calcext:value-type="float">
            <text:p>0</text:p>
          </table:table-cell>
          <table:table-cell table:formula="of:=AVERAGE([Instances.AD70:Instances.AD85])" office:value-type="float" office:value="8053.75" calcext:value-type="float">
            <text:p>8053.75</text:p>
          </table:table-cell>
          <table:table-cell table:formula="of:=AVERAGE([Instances.AE70:Instances.AE85])" office:value-type="float" office:value="0" calcext:value-type="float">
            <text:p>0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Instances.AF70:Instances.AF85])" office:value-type="float" office:value="900" calcext:value-type="float">
            <text:p>900</text:p>
          </table:table-cell>
          <table:table-cell table:formula="of:=AVERAGE([Instances.AG70:Instances.AG85])" office:value-type="float" office:value="900" calcext:value-type="float">
            <text:p>900</text:p>
          </table:table-cell>
          <table:table-cell table:formula="of:=AVERAGE([Instances.AH70:Instances.AH85])" office:value-type="float" office:value="0" calcext:value-type="float">
            <text:p>0</text:p>
          </table:table-cell>
          <table:table-cell table:formula="of:=AVERAGE([Instances.AI70:Instances.AI85])" office:value-type="float" office:value="0" calcext:value-type="float">
            <text:p>0</text:p>
          </table:table-cell>
          <table:table-cell table:formula="of:=AVERAGE([Instances.AJ70:Instances.AJ85])" office:value-type="float" office:value="8076.0625" calcext:value-type="float">
            <text:p>8076.0625</text:p>
          </table:table-cell>
          <table:table-cell table:formula="of:=AVERAGE([Instances.AK70:Instances.AK85])" office:value-type="float" office:value="0" calcext:value-type="float">
            <text:p>0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Instances.AL70:Instances.AL85])" office:value-type="float" office:value="900" calcext:value-type="float">
            <text:p>900</text:p>
          </table:table-cell>
          <table:table-cell table:formula="of:=AVERAGE([Instances.AM70:Instances.AM85])" office:value-type="float" office:value="900" calcext:value-type="float">
            <text:p>900</text:p>
          </table:table-cell>
          <table:table-cell table:formula="of:=AVERAGE([Instances.AN70:Instances.AN85])" office:value-type="float" office:value="0" calcext:value-type="float">
            <text:p>0</text:p>
          </table:table-cell>
          <table:table-cell table:formula="of:=AVERAGE([Instances.AO70:Instances.AO85])" office:value-type="float" office:value="0" calcext:value-type="float">
            <text:p>0</text:p>
          </table:table-cell>
          <table:table-cell table:formula="of:=AVERAGE([Instances.AP70:Instances.AP85])" office:value-type="float" office:value="8070.375" calcext:value-type="float">
            <text:p>8070.375</text:p>
          </table:table-cell>
          <table:table-cell table:formula="of:=AVERAGE([Instances.AQ70:Instances.AQ85])" office:value-type="float" office:value="0" calcext:value-type="float">
            <text:p>0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MIN([.$B7];[.$H7];[.$N7];[.$T7];[.$Z7];[.$AF7];[.$AL7];[.$AR7];[.$AX7];[.$BD7];[.$BJ7];[.$BP7])" office:value-type="string" office:string-value="" calcext:value-type="error">
            <text:p>#REF!</text:p>
          </table:table-cell>
          <table:table-cell table:formula="of:=MIN([.$C7];[.$I7];[.$O7];[.$U7];[.$AA7];[.$AG7];[.$AM7];[.$AS7];[.$AY7];[.$BE7];[.$BK7];[.$BQ7])" office:value-type="string" office:string-value="" calcext:value-type="error">
            <text:p>#REF!</text:p>
          </table:table-cell>
          <table:table-cell table:formula="of:=MIN([.$D7];[.$J7];[.$P7];[.$V7];[.$AB7];[.$AH7];[.$AN7];[.$AT7];[.$AZ7];[.$BF7];[.$BL7];[.$BR7])" office:value-type="string" office:string-value="" calcext:value-type="error">
            <text:p>#REF!</text:p>
          </table:table-cell>
          <table:table-cell table:formula="of:=MIN([.$E7];[.$K7];[.$Q7];[.$W7];[.$AC7];[.$AI7];[.$AO7];[.$AU7];[.$BA7];[.$BG7];[.$BM7];[.$BS7])" office:value-type="string" office:string-value="" calcext:value-type="error">
            <text:p>#REF!</text:p>
          </table:table-cell>
          <table:table-cell table:formula="of:=MIN([.$F7];[.$L7];[.$R7];[.$X7];[.$AD7];[.$AJ7];[.$AP7];[.$AV7];[.$BB7];[.$BH7];[.$BN7];[.$BT7])" office:value-type="string" office:string-value="" calcext:value-type="error">
            <text:p>#REF!</text:p>
          </table:table-cell>
          <table:table-cell table:formula="of:=MIN([.$G7];[.$M7];[.$S7];[.$Y7];[.$AE7];[.$AK7];[.$AQ7];[.$AW7];[.$BC7];[.$BI7];[.$BO7];[.$BU7])" office:value-type="string" office:string-value="" calcext:value-type="error">
            <text:p>#REF!</text:p>
          </table:table-cell>
          <table:table-cell table:formula="of:=MEDIAN([.$B7];[.$H7];[.$N7];[.$T7];[.$Z7];[.$AF7];[.$AL7];[.$AR7];[.$AX7];[.$BD7];[.$BJ7];[.$BP7])" office:value-type="string" office:string-value="" calcext:value-type="error">
            <text:p>#REF!</text:p>
          </table:table-cell>
          <table:table-cell table:formula="of:=MEDIAN([.$C7];[.$I7];[.$O7];[.$U7];[.$AA7];[.$AG7];[.$AM7];[.$AS7];[.$AY7];[.$BE7];[.$BK7];[.$BQ7])" office:value-type="string" office:string-value="" calcext:value-type="error">
            <text:p>#REF!</text:p>
          </table:table-cell>
          <table:table-cell table:formula="of:=MEDIAN([.$D7];[.$J7];[.$P7];[.$V7];[.$AB7];[.$AH7];[.$AN7];[.$AT7];[.$AZ7];[.$BF7];[.$BL7];[.$BR7])" office:value-type="string" office:string-value="" calcext:value-type="error">
            <text:p>#REF!</text:p>
          </table:table-cell>
          <table:table-cell table:formula="of:=MEDIAN([.$E7];[.$K7];[.$Q7];[.$W7];[.$AC7];[.$AI7];[.$AO7];[.$AU7];[.$BA7];[.$BG7];[.$BM7];[.$BS7])" office:value-type="string" office:string-value="" calcext:value-type="error">
            <text:p>#REF!</text:p>
          </table:table-cell>
          <table:table-cell table:formula="of:=MEDIAN([.$F7];[.$L7];[.$R7];[.$X7];[.$AD7];[.$AJ7];[.$AP7];[.$AV7];[.$BB7];[.$BH7];[.$BN7];[.$BT7])" office:value-type="string" office:string-value="" calcext:value-type="error">
            <text:p>#REF!</text:p>
          </table:table-cell>
          <table:table-cell table:formula="of:=MEDIAN([.$G7];[.$M7];[.$S7];[.$Y7];[.$AE7];[.$AK7];[.$AQ7];[.$AW7];[.$BC7];[.$BI7];[.$BO7];[.$BU7])" office:value-type="string" office:string-value="" calcext:value-type="error">
            <text:p>#REF!</text:p>
          </table:table-cell>
          <table:table-cell table:formula="of:=MAX([.$B7];[.$H7];[.$N7];[.$T7];[.$Z7];[.$AF7];[.$AL7];[.$AR7];[.$AX7];[.$BD7];[.$BJ7];[.$BP7])" office:value-type="string" office:string-value="" calcext:value-type="error">
            <text:p>#REF!</text:p>
          </table:table-cell>
          <table:table-cell table:formula="of:=MAX([.$C7];[.$I7];[.$O7];[.$U7];[.$AA7];[.$AG7];[.$AM7];[.$AS7];[.$AY7];[.$BE7];[.$BK7];[.$BQ7])" office:value-type="string" office:string-value="" calcext:value-type="error">
            <text:p>#REF!</text:p>
          </table:table-cell>
          <table:table-cell table:formula="of:=MAX([.$D7];[.$J7];[.$P7];[.$V7];[.$AB7];[.$AH7];[.$AN7];[.$AT7];[.$AZ7];[.$BF7];[.$BL7];[.$BR7])" office:value-type="string" office:string-value="" calcext:value-type="error">
            <text:p>#REF!</text:p>
          </table:table-cell>
          <table:table-cell table:formula="of:=MAX([.$E7];[.$K7];[.$Q7];[.$W7];[.$AC7];[.$AI7];[.$AO7];[.$AU7];[.$BA7];[.$BG7];[.$BM7];[.$BS7])" office:value-type="string" office:string-value="" calcext:value-type="error">
            <text:p>#REF!</text:p>
          </table:table-cell>
          <table:table-cell table:formula="of:=MAX([.$F7];[.$L7];[.$R7];[.$X7];[.$AD7];[.$AJ7];[.$AP7];[.$AV7];[.$BB7];[.$BH7];[.$BN7];[.$BT7])" office:value-type="string" office:string-value="" calcext:value-type="error">
            <text:p>#REF!</text:p>
          </table:table-cell>
          <table:table-cell table:formula="of:=MAX([.$G7];[.$M7];[.$S7];[.$Y7];[.$AE7];[.$AK7];[.$AQ7];[.$AW7];[.$BC7];[.$BI7];[.$BO7];[.$BU7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grid-round-2-strips/instances</text:p>
          </table:table-cell>
          <table:table-cell table:formula="of:=AVERAGE([Instances.H86:Instances.H87])" office:value-type="float" office:value="237.425" calcext:value-type="float">
            <text:p>237.425</text:p>
          </table:table-cell>
          <table:table-cell table:formula="of:=AVERAGE([Instances.I86:Instances.I87])" office:value-type="float" office:value="227.978" calcext:value-type="float">
            <text:p>227.978</text:p>
          </table:table-cell>
          <table:table-cell table:formula="of:=AVERAGE([Instances.J86:Instances.J87])" office:value-type="float" office:value="188672" calcext:value-type="float">
            <text:p>188672</text:p>
          </table:table-cell>
          <table:table-cell table:formula="of:=AVERAGE([Instances.K86:Instances.K87])" office:value-type="float" office:value="3722" calcext:value-type="float">
            <text:p>3722</text:p>
          </table:table-cell>
          <table:table-cell table:formula="of:=AVERAGE([Instances.L86:Instances.L87])" office:value-type="float" office:value="3895" calcext:value-type="float">
            <text:p>3895</text:p>
          </table:table-cell>
          <table:table-cell table:formula="of:=AVERAGE([Instances.M86:Instances.M87])" office:value-type="float" office:value="0" calcext:value-type="float">
            <text:p>0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Instances.N86:Instances.N87])" office:value-type="float" office:value="234.05" calcext:value-type="float">
            <text:p>234.05</text:p>
          </table:table-cell>
          <table:table-cell table:formula="of:=AVERAGE([Instances.O86:Instances.O87])" office:value-type="float" office:value="225.0865" calcext:value-type="float">
            <text:p>225.0865</text:p>
          </table:table-cell>
          <table:table-cell table:formula="of:=AVERAGE([Instances.P86:Instances.P87])" office:value-type="float" office:value="137340" calcext:value-type="float">
            <text:p>137340</text:p>
          </table:table-cell>
          <table:table-cell table:formula="of:=AVERAGE([Instances.Q86:Instances.Q87])" office:value-type="float" office:value="3812" calcext:value-type="float">
            <text:p>3812</text:p>
          </table:table-cell>
          <table:table-cell table:formula="of:=AVERAGE([Instances.R86:Instances.R87])" office:value-type="float" office:value="3873" calcext:value-type="float">
            <text:p>3873</text:p>
          </table:table-cell>
          <table:table-cell table:formula="of:=AVERAGE([Instances.S86:Instances.S87])" office:value-type="float" office:value="34" calcext:value-type="float">
            <text:p>34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Instances.T86:Instances.T87])" office:value-type="float" office:value="236.6" calcext:value-type="float">
            <text:p>236.6</text:p>
          </table:table-cell>
          <table:table-cell table:formula="of:=AVERAGE([Instances.U86:Instances.U87])" office:value-type="float" office:value="227.4" calcext:value-type="float">
            <text:p>227.4</text:p>
          </table:table-cell>
          <table:table-cell table:formula="of:=AVERAGE([Instances.V86:Instances.V87])" office:value-type="float" office:value="137340" calcext:value-type="float">
            <text:p>137340</text:p>
          </table:table-cell>
          <table:table-cell table:formula="of:=AVERAGE([Instances.W86:Instances.W87])" office:value-type="float" office:value="3812" calcext:value-type="float">
            <text:p>3812</text:p>
          </table:table-cell>
          <table:table-cell table:formula="of:=AVERAGE([Instances.X86:Instances.X87])" office:value-type="float" office:value="3873" calcext:value-type="float">
            <text:p>3873</text:p>
          </table:table-cell>
          <table:table-cell table:formula="of:=AVERAGE([Instances.Y86:Instances.Y87])" office:value-type="float" office:value="34" calcext:value-type="float">
            <text:p>34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Instances.Z86:Instances.Z87])" office:value-type="float" office:value="229.12" calcext:value-type="float">
            <text:p>229.12</text:p>
          </table:table-cell>
          <table:table-cell table:formula="of:=AVERAGE([Instances.AA86:Instances.AA87])" office:value-type="float" office:value="220.1115" calcext:value-type="float">
            <text:p>220.1115</text:p>
          </table:table-cell>
          <table:table-cell table:formula="of:=AVERAGE([Instances.AB86:Instances.AB87])" office:value-type="float" office:value="137340" calcext:value-type="float">
            <text:p>137340</text:p>
          </table:table-cell>
          <table:table-cell table:formula="of:=AVERAGE([Instances.AC86:Instances.AC87])" office:value-type="float" office:value="3812" calcext:value-type="float">
            <text:p>3812</text:p>
          </table:table-cell>
          <table:table-cell table:formula="of:=AVERAGE([Instances.AD86:Instances.AD87])" office:value-type="float" office:value="3872.5" calcext:value-type="float">
            <text:p>3872.5</text:p>
          </table:table-cell>
          <table:table-cell table:formula="of:=AVERAGE([Instances.AE86:Instances.AE87])" office:value-type="float" office:value="34" calcext:value-type="float">
            <text:p>34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Instances.AF86:Instances.AF87])" office:value-type="float" office:value="232.265" calcext:value-type="float">
            <text:p>232.265</text:p>
          </table:table-cell>
          <table:table-cell table:formula="of:=AVERAGE([Instances.AG86:Instances.AG87])" office:value-type="float" office:value="223.0085" calcext:value-type="float">
            <text:p>223.0085</text:p>
          </table:table-cell>
          <table:table-cell table:formula="of:=AVERAGE([Instances.AH86:Instances.AH87])" office:value-type="float" office:value="59273" calcext:value-type="float">
            <text:p>59273</text:p>
          </table:table-cell>
          <table:table-cell table:formula="of:=AVERAGE([Instances.AI86:Instances.AI87])" office:value-type="float" office:value="1694.5" calcext:value-type="float">
            <text:p>1694.5</text:p>
          </table:table-cell>
          <table:table-cell table:formula="of:=AVERAGE([Instances.AJ86:Instances.AJ87])" office:value-type="float" office:value="3865" calcext:value-type="float">
            <text:p>3865</text:p>
          </table:table-cell>
          <table:table-cell table:formula="of:=AVERAGE([Instances.AK86:Instances.AK87])" office:value-type="float" office:value="26.5" calcext:value-type="float">
            <text:p>26.5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Instances.AL86:Instances.AL87])" office:value-type="float" office:value="233.13" calcext:value-type="float">
            <text:p>233.13</text:p>
          </table:table-cell>
          <table:table-cell table:formula="of:=AVERAGE([Instances.AM86:Instances.AM87])" office:value-type="float" office:value="223.912" calcext:value-type="float">
            <text:p>223.912</text:p>
          </table:table-cell>
          <table:table-cell table:formula="of:=AVERAGE([Instances.AN86:Instances.AN87])" office:value-type="float" office:value="180664.5" calcext:value-type="float">
            <text:p>180664.5</text:p>
          </table:table-cell>
          <table:table-cell table:formula="of:=AVERAGE([Instances.AO86:Instances.AO87])" office:value-type="float" office:value="4034" calcext:value-type="float">
            <text:p>4034</text:p>
          </table:table-cell>
          <table:table-cell table:formula="of:=AVERAGE([Instances.AP86:Instances.AP87])" office:value-type="float" office:value="3865.5" calcext:value-type="float">
            <text:p>3865.5</text:p>
          </table:table-cell>
          <table:table-cell table:formula="of:=AVERAGE([Instances.AQ86:Instances.AQ87])" office:value-type="float" office:value="32.5" calcext:value-type="float">
            <text:p>32.5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MIN([.$B8];[.$H8];[.$N8];[.$T8];[.$Z8];[.$AF8];[.$AL8];[.$AR8];[.$AX8];[.$BD8];[.$BJ8];[.$BP8])" office:value-type="string" office:string-value="" calcext:value-type="error">
            <text:p>#REF!</text:p>
          </table:table-cell>
          <table:table-cell table:formula="of:=MIN([.$C8];[.$I8];[.$O8];[.$U8];[.$AA8];[.$AG8];[.$AM8];[.$AS8];[.$AY8];[.$BE8];[.$BK8];[.$BQ8])" office:value-type="string" office:string-value="" calcext:value-type="error">
            <text:p>#REF!</text:p>
          </table:table-cell>
          <table:table-cell table:formula="of:=MIN([.$D8];[.$J8];[.$P8];[.$V8];[.$AB8];[.$AH8];[.$AN8];[.$AT8];[.$AZ8];[.$BF8];[.$BL8];[.$BR8])" office:value-type="string" office:string-value="" calcext:value-type="error">
            <text:p>#REF!</text:p>
          </table:table-cell>
          <table:table-cell table:formula="of:=MIN([.$E8];[.$K8];[.$Q8];[.$W8];[.$AC8];[.$AI8];[.$AO8];[.$AU8];[.$BA8];[.$BG8];[.$BM8];[.$BS8])" office:value-type="string" office:string-value="" calcext:value-type="error">
            <text:p>#REF!</text:p>
          </table:table-cell>
          <table:table-cell table:formula="of:=MIN([.$F8];[.$L8];[.$R8];[.$X8];[.$AD8];[.$AJ8];[.$AP8];[.$AV8];[.$BB8];[.$BH8];[.$BN8];[.$BT8])" office:value-type="string" office:string-value="" calcext:value-type="error">
            <text:p>#REF!</text:p>
          </table:table-cell>
          <table:table-cell table:formula="of:=MIN([.$G8];[.$M8];[.$S8];[.$Y8];[.$AE8];[.$AK8];[.$AQ8];[.$AW8];[.$BC8];[.$BI8];[.$BO8];[.$BU8])" office:value-type="string" office:string-value="" calcext:value-type="error">
            <text:p>#REF!</text:p>
          </table:table-cell>
          <table:table-cell table:formula="of:=MEDIAN([.$B8];[.$H8];[.$N8];[.$T8];[.$Z8];[.$AF8];[.$AL8];[.$AR8];[.$AX8];[.$BD8];[.$BJ8];[.$BP8])" office:value-type="string" office:string-value="" calcext:value-type="error">
            <text:p>#REF!</text:p>
          </table:table-cell>
          <table:table-cell table:formula="of:=MEDIAN([.$C8];[.$I8];[.$O8];[.$U8];[.$AA8];[.$AG8];[.$AM8];[.$AS8];[.$AY8];[.$BE8];[.$BK8];[.$BQ8])" office:value-type="string" office:string-value="" calcext:value-type="error">
            <text:p>#REF!</text:p>
          </table:table-cell>
          <table:table-cell table:formula="of:=MEDIAN([.$D8];[.$J8];[.$P8];[.$V8];[.$AB8];[.$AH8];[.$AN8];[.$AT8];[.$AZ8];[.$BF8];[.$BL8];[.$BR8])" office:value-type="string" office:string-value="" calcext:value-type="error">
            <text:p>#REF!</text:p>
          </table:table-cell>
          <table:table-cell table:formula="of:=MEDIAN([.$E8];[.$K8];[.$Q8];[.$W8];[.$AC8];[.$AI8];[.$AO8];[.$AU8];[.$BA8];[.$BG8];[.$BM8];[.$BS8])" office:value-type="string" office:string-value="" calcext:value-type="error">
            <text:p>#REF!</text:p>
          </table:table-cell>
          <table:table-cell table:formula="of:=MEDIAN([.$F8];[.$L8];[.$R8];[.$X8];[.$AD8];[.$AJ8];[.$AP8];[.$AV8];[.$BB8];[.$BH8];[.$BN8];[.$BT8])" office:value-type="string" office:string-value="" calcext:value-type="error">
            <text:p>#REF!</text:p>
          </table:table-cell>
          <table:table-cell table:formula="of:=MEDIAN([.$G8];[.$M8];[.$S8];[.$Y8];[.$AE8];[.$AK8];[.$AQ8];[.$AW8];[.$BC8];[.$BI8];[.$BO8];[.$BU8])" office:value-type="string" office:string-value="" calcext:value-type="error">
            <text:p>#REF!</text:p>
          </table:table-cell>
          <table:table-cell table:formula="of:=MAX([.$B8];[.$H8];[.$N8];[.$T8];[.$Z8];[.$AF8];[.$AL8];[.$AR8];[.$AX8];[.$BD8];[.$BJ8];[.$BP8])" office:value-type="string" office:string-value="" calcext:value-type="error">
            <text:p>#REF!</text:p>
          </table:table-cell>
          <table:table-cell table:formula="of:=MAX([.$C8];[.$I8];[.$O8];[.$U8];[.$AA8];[.$AG8];[.$AM8];[.$AS8];[.$AY8];[.$BE8];[.$BK8];[.$BQ8])" office:value-type="string" office:string-value="" calcext:value-type="error">
            <text:p>#REF!</text:p>
          </table:table-cell>
          <table:table-cell table:formula="of:=MAX([.$D8];[.$J8];[.$P8];[.$V8];[.$AB8];[.$AH8];[.$AN8];[.$AT8];[.$AZ8];[.$BF8];[.$BL8];[.$BR8])" office:value-type="string" office:string-value="" calcext:value-type="error">
            <text:p>#REF!</text:p>
          </table:table-cell>
          <table:table-cell table:formula="of:=MAX([.$E8];[.$K8];[.$Q8];[.$W8];[.$AC8];[.$AI8];[.$AO8];[.$AU8];[.$BA8];[.$BG8];[.$BM8];[.$BS8])" office:value-type="string" office:string-value="" calcext:value-type="error">
            <text:p>#REF!</text:p>
          </table:table-cell>
          <table:table-cell table:formula="of:=MAX([.$F8];[.$L8];[.$R8];[.$X8];[.$AD8];[.$AJ8];[.$AP8];[.$AV8];[.$BB8];[.$BH8];[.$BN8];[.$BT8])" office:value-type="string" office:string-value="" calcext:value-type="error">
            <text:p>#REF!</text:p>
          </table:table-cell>
          <table:table-cell table:formula="of:=MAX([.$G8];[.$M8];[.$S8];[.$Y8];[.$AE8];[.$AK8];[.$AQ8];[.$AW8];[.$BC8];[.$BI8];[.$BO8];[.$BU8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gripper-round-1-strips/instances</text:p>
          </table:table-cell>
          <table:table-cell table:formula="of:=AVERAGE([Instances.H88:Instances.H104])" office:value-type="float" office:value="848.103529411765" calcext:value-type="float">
            <text:p>848.103529411765</text:p>
          </table:table-cell>
          <table:table-cell table:formula="of:=AVERAGE([Instances.I88:Instances.I104])" office:value-type="float" office:value="848.074" calcext:value-type="float">
            <text:p>848.074</text:p>
          </table:table-cell>
          <table:table-cell table:formula="of:=AVERAGE([Instances.J88:Instances.J104])" office:value-type="float" office:value="10256693.5882353" calcext:value-type="float">
            <text:p>10256693.5882353</text:p>
          </table:table-cell>
          <table:table-cell table:formula="of:=AVERAGE([Instances.K88:Instances.K104])" office:value-type="float" office:value="7524735.23529412" calcext:value-type="float">
            <text:p>7524735.23529412</text:p>
          </table:table-cell>
          <table:table-cell table:formula="of:=AVERAGE([Instances.L88:Instances.L104])" office:value-type="float" office:value="77.2941176470588" calcext:value-type="float">
            <text:p>77.2941176470588</text:p>
          </table:table-cell>
          <table:table-cell table:formula="of:=AVERAGE([Instances.M88:Instances.M104])" office:value-type="float" office:value="0" calcext:value-type="float">
            <text:p>0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Instances.N88:Instances.N104])" office:value-type="float" office:value="848.013529411765" calcext:value-type="float">
            <text:p>848.013529411765</text:p>
          </table:table-cell>
          <table:table-cell table:formula="of:=AVERAGE([Instances.O88:Instances.O104])" office:value-type="float" office:value="847.960588235294" calcext:value-type="float">
            <text:p>847.960588235294</text:p>
          </table:table-cell>
          <table:table-cell table:formula="of:=AVERAGE([Instances.P88:Instances.P104])" office:value-type="float" office:value="9478778.64705882" calcext:value-type="float">
            <text:p>9478778.64705882</text:p>
          </table:table-cell>
          <table:table-cell table:formula="of:=AVERAGE([Instances.Q88:Instances.Q104])" office:value-type="float" office:value="6876362.11764706" calcext:value-type="float">
            <text:p>6876362.11764706</text:p>
          </table:table-cell>
          <table:table-cell table:formula="of:=AVERAGE([Instances.R88:Instances.R104])" office:value-type="float" office:value="96.9411764705882" calcext:value-type="float">
            <text:p>96.9411764705882</text:p>
          </table:table-cell>
          <table:table-cell table:formula="of:=AVERAGE([Instances.S88:Instances.S104])" office:value-type="float" office:value="53.8823529411765" calcext:value-type="float">
            <text:p>53.8823529411765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Instances.T88:Instances.T104])" office:value-type="float" office:value="821.54705882353" calcext:value-type="float">
            <text:p>821.54705882353</text:p>
          </table:table-cell>
          <table:table-cell table:formula="of:=AVERAGE([Instances.U88:Instances.U104])" office:value-type="float" office:value="821.374823529412" calcext:value-type="float">
            <text:p>821.374823529412</text:p>
          </table:table-cell>
          <table:table-cell table:formula="of:=AVERAGE([Instances.V88:Instances.V104])" office:value-type="float" office:value="8969195.82352941" calcext:value-type="float">
            <text:p>8969195.82352941</text:p>
          </table:table-cell>
          <table:table-cell table:formula="of:=AVERAGE([Instances.W88:Instances.W104])" office:value-type="float" office:value="6494337.41176471" calcext:value-type="float">
            <text:p>6494337.41176471</text:p>
          </table:table-cell>
          <table:table-cell table:formula="of:=AVERAGE([Instances.X88:Instances.X104])" office:value-type="float" office:value="110" calcext:value-type="float">
            <text:p>110</text:p>
          </table:table-cell>
          <table:table-cell table:formula="of:=AVERAGE([Instances.Y88:Instances.Y104])" office:value-type="float" office:value="157.176470588235" calcext:value-type="float">
            <text:p>157.176470588235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Instances.Z88:Instances.Z104])" office:value-type="float" office:value="826.461764705882" calcext:value-type="float">
            <text:p>826.461764705882</text:p>
          </table:table-cell>
          <table:table-cell table:formula="of:=AVERAGE([Instances.AA88:Instances.AA104])" office:value-type="float" office:value="826.391882352941" calcext:value-type="float">
            <text:p>826.391882352941</text:p>
          </table:table-cell>
          <table:table-cell table:formula="of:=AVERAGE([Instances.AB88:Instances.AB104])" office:value-type="float" office:value="9877701.35294118" calcext:value-type="float">
            <text:p>9877701.35294118</text:p>
          </table:table-cell>
          <table:table-cell table:formula="of:=AVERAGE([Instances.AC88:Instances.AC104])" office:value-type="float" office:value="7127412.29411765" calcext:value-type="float">
            <text:p>7127412.29411765</text:p>
          </table:table-cell>
          <table:table-cell table:formula="of:=AVERAGE([Instances.AD88:Instances.AD104])" office:value-type="float" office:value="82.3529411764706" calcext:value-type="float">
            <text:p>82.3529411764706</text:p>
          </table:table-cell>
          <table:table-cell table:formula="of:=AVERAGE([Instances.AE88:Instances.AE104])" office:value-type="float" office:value="58.8235294117647" calcext:value-type="float">
            <text:p>58.8235294117647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Instances.AF88:Instances.AF104])" office:value-type="float" office:value="849.288823529412" calcext:value-type="float">
            <text:p>849.288823529412</text:p>
          </table:table-cell>
          <table:table-cell table:formula="of:=AVERAGE([Instances.AG88:Instances.AG104])" office:value-type="float" office:value="849.257529411765" calcext:value-type="float">
            <text:p>849.257529411765</text:p>
          </table:table-cell>
          <table:table-cell table:formula="of:=AVERAGE([Instances.AH88:Instances.AH104])" office:value-type="float" office:value="9898091.58823529" calcext:value-type="float">
            <text:p>9898091.58823529</text:p>
          </table:table-cell>
          <table:table-cell table:formula="of:=AVERAGE([Instances.AI88:Instances.AI104])" office:value-type="float" office:value="7331824.52941177" calcext:value-type="float">
            <text:p>7331824.52941177</text:p>
          </table:table-cell>
          <table:table-cell table:formula="of:=AVERAGE([Instances.AJ88:Instances.AJ104])" office:value-type="float" office:value="73.1764705882353" calcext:value-type="float">
            <text:p>73.1764705882353</text:p>
          </table:table-cell>
          <table:table-cell table:formula="of:=AVERAGE([Instances.AK88:Instances.AK104])" office:value-type="float" office:value="7.88235294117647" calcext:value-type="float">
            <text:p>7.88235294117647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Instances.AL88:Instances.AL104])" office:value-type="float" office:value="842.404705882353" calcext:value-type="float">
            <text:p>842.404705882353</text:p>
          </table:table-cell>
          <table:table-cell table:formula="of:=AVERAGE([Instances.AM88:Instances.AM104])" office:value-type="float" office:value="842.303411764706" calcext:value-type="float">
            <text:p>842.303411764706</text:p>
          </table:table-cell>
          <table:table-cell table:formula="of:=AVERAGE([Instances.AN88:Instances.AN104])" office:value-type="float" office:value="10168487.0588235" calcext:value-type="float">
            <text:p>10168487.0588235</text:p>
          </table:table-cell>
          <table:table-cell table:formula="of:=AVERAGE([Instances.AO88:Instances.AO104])" office:value-type="float" office:value="7255972.76470588" calcext:value-type="float">
            <text:p>7255972.76470588</text:p>
          </table:table-cell>
          <table:table-cell table:formula="of:=AVERAGE([Instances.AP88:Instances.AP104])" office:value-type="float" office:value="85.8823529411765" calcext:value-type="float">
            <text:p>85.8823529411765</text:p>
          </table:table-cell>
          <table:table-cell table:formula="of:=AVERAGE([Instances.AQ88:Instances.AQ104])" office:value-type="float" office:value="74" calcext:value-type="float">
            <text:p>74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MIN([.$B9];[.$H9];[.$N9];[.$T9];[.$Z9];[.$AF9];[.$AL9];[.$AR9];[.$AX9];[.$BD9];[.$BJ9];[.$BP9])" office:value-type="string" office:string-value="" calcext:value-type="error">
            <text:p>#REF!</text:p>
          </table:table-cell>
          <table:table-cell table:formula="of:=MIN([.$C9];[.$I9];[.$O9];[.$U9];[.$AA9];[.$AG9];[.$AM9];[.$AS9];[.$AY9];[.$BE9];[.$BK9];[.$BQ9])" office:value-type="string" office:string-value="" calcext:value-type="error">
            <text:p>#REF!</text:p>
          </table:table-cell>
          <table:table-cell table:formula="of:=MIN([.$D9];[.$J9];[.$P9];[.$V9];[.$AB9];[.$AH9];[.$AN9];[.$AT9];[.$AZ9];[.$BF9];[.$BL9];[.$BR9])" office:value-type="string" office:string-value="" calcext:value-type="error">
            <text:p>#REF!</text:p>
          </table:table-cell>
          <table:table-cell table:formula="of:=MIN([.$E9];[.$K9];[.$Q9];[.$W9];[.$AC9];[.$AI9];[.$AO9];[.$AU9];[.$BA9];[.$BG9];[.$BM9];[.$BS9])" office:value-type="string" office:string-value="" calcext:value-type="error">
            <text:p>#REF!</text:p>
          </table:table-cell>
          <table:table-cell table:formula="of:=MIN([.$F9];[.$L9];[.$R9];[.$X9];[.$AD9];[.$AJ9];[.$AP9];[.$AV9];[.$BB9];[.$BH9];[.$BN9];[.$BT9])" office:value-type="string" office:string-value="" calcext:value-type="error">
            <text:p>#REF!</text:p>
          </table:table-cell>
          <table:table-cell table:formula="of:=MIN([.$G9];[.$M9];[.$S9];[.$Y9];[.$AE9];[.$AK9];[.$AQ9];[.$AW9];[.$BC9];[.$BI9];[.$BO9];[.$BU9])" office:value-type="string" office:string-value="" calcext:value-type="error">
            <text:p>#REF!</text:p>
          </table:table-cell>
          <table:table-cell table:formula="of:=MEDIAN([.$B9];[.$H9];[.$N9];[.$T9];[.$Z9];[.$AF9];[.$AL9];[.$AR9];[.$AX9];[.$BD9];[.$BJ9];[.$BP9])" office:value-type="string" office:string-value="" calcext:value-type="error">
            <text:p>#REF!</text:p>
          </table:table-cell>
          <table:table-cell table:formula="of:=MEDIAN([.$C9];[.$I9];[.$O9];[.$U9];[.$AA9];[.$AG9];[.$AM9];[.$AS9];[.$AY9];[.$BE9];[.$BK9];[.$BQ9])" office:value-type="string" office:string-value="" calcext:value-type="error">
            <text:p>#REF!</text:p>
          </table:table-cell>
          <table:table-cell table:formula="of:=MEDIAN([.$D9];[.$J9];[.$P9];[.$V9];[.$AB9];[.$AH9];[.$AN9];[.$AT9];[.$AZ9];[.$BF9];[.$BL9];[.$BR9])" office:value-type="string" office:string-value="" calcext:value-type="error">
            <text:p>#REF!</text:p>
          </table:table-cell>
          <table:table-cell table:formula="of:=MEDIAN([.$E9];[.$K9];[.$Q9];[.$W9];[.$AC9];[.$AI9];[.$AO9];[.$AU9];[.$BA9];[.$BG9];[.$BM9];[.$BS9])" office:value-type="string" office:string-value="" calcext:value-type="error">
            <text:p>#REF!</text:p>
          </table:table-cell>
          <table:table-cell table:formula="of:=MEDIAN([.$F9];[.$L9];[.$R9];[.$X9];[.$AD9];[.$AJ9];[.$AP9];[.$AV9];[.$BB9];[.$BH9];[.$BN9];[.$BT9])" office:value-type="string" office:string-value="" calcext:value-type="error">
            <text:p>#REF!</text:p>
          </table:table-cell>
          <table:table-cell table:formula="of:=MEDIAN([.$G9];[.$M9];[.$S9];[.$Y9];[.$AE9];[.$AK9];[.$AQ9];[.$AW9];[.$BC9];[.$BI9];[.$BO9];[.$BU9])" office:value-type="string" office:string-value="" calcext:value-type="error">
            <text:p>#REF!</text:p>
          </table:table-cell>
          <table:table-cell table:formula="of:=MAX([.$B9];[.$H9];[.$N9];[.$T9];[.$Z9];[.$AF9];[.$AL9];[.$AR9];[.$AX9];[.$BD9];[.$BJ9];[.$BP9])" office:value-type="string" office:string-value="" calcext:value-type="error">
            <text:p>#REF!</text:p>
          </table:table-cell>
          <table:table-cell table:formula="of:=MAX([.$C9];[.$I9];[.$O9];[.$U9];[.$AA9];[.$AG9];[.$AM9];[.$AS9];[.$AY9];[.$BE9];[.$BK9];[.$BQ9])" office:value-type="string" office:string-value="" calcext:value-type="error">
            <text:p>#REF!</text:p>
          </table:table-cell>
          <table:table-cell table:formula="of:=MAX([.$D9];[.$J9];[.$P9];[.$V9];[.$AB9];[.$AH9];[.$AN9];[.$AT9];[.$AZ9];[.$BF9];[.$BL9];[.$BR9])" office:value-type="string" office:string-value="" calcext:value-type="error">
            <text:p>#REF!</text:p>
          </table:table-cell>
          <table:table-cell table:formula="of:=MAX([.$E9];[.$K9];[.$Q9];[.$W9];[.$AC9];[.$AI9];[.$AO9];[.$AU9];[.$BA9];[.$BG9];[.$BM9];[.$BS9])" office:value-type="string" office:string-value="" calcext:value-type="error">
            <text:p>#REF!</text:p>
          </table:table-cell>
          <table:table-cell table:formula="of:=MAX([.$F9];[.$L9];[.$R9];[.$X9];[.$AD9];[.$AJ9];[.$AP9];[.$AV9];[.$BB9];[.$BH9];[.$BN9];[.$BT9])" office:value-type="string" office:string-value="" calcext:value-type="error">
            <text:p>#REF!</text:p>
          </table:table-cell>
          <table:table-cell table:formula="of:=MAX([.$G9];[.$M9];[.$S9];[.$Y9];[.$AE9];[.$AK9];[.$AQ9];[.$AW9];[.$BC9];[.$BI9];[.$BO9];[.$BU9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logistics-round-1-strips/instances</text:p>
          </table:table-cell>
          <table:table-cell table:formula="of:=AVERAGE([Instances.H105:Instances.H124])" office:value-type="float" office:value="213.486" calcext:value-type="float">
            <text:p>213.486</text:p>
          </table:table-cell>
          <table:table-cell table:formula="of:=AVERAGE([Instances.I105:Instances.I124])" office:value-type="float" office:value="211.302" calcext:value-type="float">
            <text:p>211.302</text:p>
          </table:table-cell>
          <table:table-cell table:formula="of:=AVERAGE([Instances.J105:Instances.J124])" office:value-type="float" office:value="104279.8" calcext:value-type="float">
            <text:p>104279.8</text:p>
          </table:table-cell>
          <table:table-cell table:formula="of:=AVERAGE([Instances.K105:Instances.K124])" office:value-type="float" office:value="62300.95" calcext:value-type="float">
            <text:p>62300.95</text:p>
          </table:table-cell>
          <table:table-cell table:formula="of:=AVERAGE([Instances.L105:Instances.L124])" office:value-type="float" office:value="2720.35" calcext:value-type="float">
            <text:p>2720.35</text:p>
          </table:table-cell>
          <table:table-cell table:formula="of:=AVERAGE([Instances.M105:Instances.M124])" office:value-type="float" office:value="0" calcext:value-type="float">
            <text:p>0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Instances.N105:Instances.N124])" office:value-type="float" office:value="219.036" calcext:value-type="float">
            <text:p>219.036</text:p>
          </table:table-cell>
          <table:table-cell table:formula="of:=AVERAGE([Instances.O105:Instances.O124])" office:value-type="float" office:value="216.8992" calcext:value-type="float">
            <text:p>216.8992</text:p>
          </table:table-cell>
          <table:table-cell table:formula="of:=AVERAGE([Instances.P105:Instances.P124])" office:value-type="float" office:value="111054.95" calcext:value-type="float">
            <text:p>111054.95</text:p>
          </table:table-cell>
          <table:table-cell table:formula="of:=AVERAGE([Instances.Q105:Instances.Q124])" office:value-type="float" office:value="66483.75" calcext:value-type="float">
            <text:p>66483.75</text:p>
          </table:table-cell>
          <table:table-cell table:formula="of:=AVERAGE([Instances.R105:Instances.R124])" office:value-type="float" office:value="2723" calcext:value-type="float">
            <text:p>2723</text:p>
          </table:table-cell>
          <table:table-cell table:formula="of:=AVERAGE([Instances.S105:Instances.S124])" office:value-type="float" office:value="36.5" calcext:value-type="float">
            <text:p>36.5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Instances.T105:Instances.T124])" office:value-type="float" office:value="215.614" calcext:value-type="float">
            <text:p>215.614</text:p>
          </table:table-cell>
          <table:table-cell table:formula="of:=AVERAGE([Instances.U105:Instances.U124])" office:value-type="float" office:value="213.49445" calcext:value-type="float">
            <text:p>213.49445</text:p>
          </table:table-cell>
          <table:table-cell table:formula="of:=AVERAGE([Instances.V105:Instances.V124])" office:value-type="float" office:value="106915.95" calcext:value-type="float">
            <text:p>106915.95</text:p>
          </table:table-cell>
          <table:table-cell table:formula="of:=AVERAGE([Instances.W105:Instances.W124])" office:value-type="float" office:value="63603.55" calcext:value-type="float">
            <text:p>63603.55</text:p>
          </table:table-cell>
          <table:table-cell table:formula="of:=AVERAGE([Instances.X105:Instances.X124])" office:value-type="float" office:value="2714.9" calcext:value-type="float">
            <text:p>2714.9</text:p>
          </table:table-cell>
          <table:table-cell table:formula="of:=AVERAGE([Instances.Y105:Instances.Y124])" office:value-type="float" office:value="36.5" calcext:value-type="float">
            <text:p>36.5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Instances.Z105:Instances.Z124])" office:value-type="float" office:value="217.1265" calcext:value-type="float">
            <text:p>217.1265</text:p>
          </table:table-cell>
          <table:table-cell table:formula="of:=AVERAGE([Instances.AA105:Instances.AA124])" office:value-type="float" office:value="215.0672" calcext:value-type="float">
            <text:p>215.0672</text:p>
          </table:table-cell>
          <table:table-cell table:formula="of:=AVERAGE([Instances.AB105:Instances.AB124])" office:value-type="float" office:value="108485.45" calcext:value-type="float">
            <text:p>108485.45</text:p>
          </table:table-cell>
          <table:table-cell table:formula="of:=AVERAGE([Instances.AC105:Instances.AC124])" office:value-type="float" office:value="64872.7" calcext:value-type="float">
            <text:p>64872.7</text:p>
          </table:table-cell>
          <table:table-cell table:formula="of:=AVERAGE([Instances.AD105:Instances.AD124])" office:value-type="float" office:value="2718.65" calcext:value-type="float">
            <text:p>2718.65</text:p>
          </table:table-cell>
          <table:table-cell table:formula="of:=AVERAGE([Instances.AE105:Instances.AE124])" office:value-type="float" office:value="32.35" calcext:value-type="float">
            <text:p>32.35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Instances.AF105:Instances.AF124])" office:value-type="float" office:value="213.3825" calcext:value-type="float">
            <text:p>213.3825</text:p>
          </table:table-cell>
          <table:table-cell table:formula="of:=AVERAGE([Instances.AG105:Instances.AG124])" office:value-type="float" office:value="211.3143" calcext:value-type="float">
            <text:p>211.3143</text:p>
          </table:table-cell>
          <table:table-cell table:formula="of:=AVERAGE([Instances.AH105:Instances.AH124])" office:value-type="float" office:value="106600.35" calcext:value-type="float">
            <text:p>106600.35</text:p>
          </table:table-cell>
          <table:table-cell table:formula="of:=AVERAGE([Instances.AI105:Instances.AI124])" office:value-type="float" office:value="63054.6" calcext:value-type="float">
            <text:p>63054.6</text:p>
          </table:table-cell>
          <table:table-cell table:formula="of:=AVERAGE([Instances.AJ105:Instances.AJ124])" office:value-type="float" office:value="2717.45" calcext:value-type="float">
            <text:p>2717.45</text:p>
          </table:table-cell>
          <table:table-cell table:formula="of:=AVERAGE([Instances.AK105:Instances.AK124])" office:value-type="float" office:value="20.65" calcext:value-type="float">
            <text:p>20.65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Instances.AL105:Instances.AL124])" office:value-type="float" office:value="213.6" calcext:value-type="float">
            <text:p>213.6</text:p>
          </table:table-cell>
          <table:table-cell table:formula="of:=AVERAGE([Instances.AM105:Instances.AM124])" office:value-type="float" office:value="211.48875" calcext:value-type="float">
            <text:p>211.48875</text:p>
          </table:table-cell>
          <table:table-cell table:formula="of:=AVERAGE([Instances.AN105:Instances.AN124])" office:value-type="float" office:value="105818.9" calcext:value-type="float">
            <text:p>105818.9</text:p>
          </table:table-cell>
          <table:table-cell table:formula="of:=AVERAGE([Instances.AO105:Instances.AO124])" office:value-type="float" office:value="64373.45" calcext:value-type="float">
            <text:p>64373.45</text:p>
          </table:table-cell>
          <table:table-cell table:formula="of:=AVERAGE([Instances.AP105:Instances.AP124])" office:value-type="float" office:value="2714.4" calcext:value-type="float">
            <text:p>2714.4</text:p>
          </table:table-cell>
          <table:table-cell table:formula="of:=AVERAGE([Instances.AQ105:Instances.AQ124])" office:value-type="float" office:value="32.8" calcext:value-type="float">
            <text:p>32.8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MIN([.$B10];[.$H10];[.$N10];[.$T10];[.$Z10];[.$AF10];[.$AL10];[.$AR10];[.$AX10];[.$BD10];[.$BJ10];[.$BP10])" office:value-type="string" office:string-value="" calcext:value-type="error">
            <text:p>#REF!</text:p>
          </table:table-cell>
          <table:table-cell table:formula="of:=MIN([.$C10];[.$I10];[.$O10];[.$U10];[.$AA10];[.$AG10];[.$AM10];[.$AS10];[.$AY10];[.$BE10];[.$BK10];[.$BQ10])" office:value-type="string" office:string-value="" calcext:value-type="error">
            <text:p>#REF!</text:p>
          </table:table-cell>
          <table:table-cell table:formula="of:=MIN([.$D10];[.$J10];[.$P10];[.$V10];[.$AB10];[.$AH10];[.$AN10];[.$AT10];[.$AZ10];[.$BF10];[.$BL10];[.$BR10])" office:value-type="string" office:string-value="" calcext:value-type="error">
            <text:p>#REF!</text:p>
          </table:table-cell>
          <table:table-cell table:formula="of:=MIN([.$E10];[.$K10];[.$Q10];[.$W10];[.$AC10];[.$AI10];[.$AO10];[.$AU10];[.$BA10];[.$BG10];[.$BM10];[.$BS10])" office:value-type="string" office:string-value="" calcext:value-type="error">
            <text:p>#REF!</text:p>
          </table:table-cell>
          <table:table-cell table:formula="of:=MIN([.$F10];[.$L10];[.$R10];[.$X10];[.$AD10];[.$AJ10];[.$AP10];[.$AV10];[.$BB10];[.$BH10];[.$BN10];[.$BT10])" office:value-type="string" office:string-value="" calcext:value-type="error">
            <text:p>#REF!</text:p>
          </table:table-cell>
          <table:table-cell table:formula="of:=MIN([.$G10];[.$M10];[.$S10];[.$Y10];[.$AE10];[.$AK10];[.$AQ10];[.$AW10];[.$BC10];[.$BI10];[.$BO10];[.$BU10])" office:value-type="string" office:string-value="" calcext:value-type="error">
            <text:p>#REF!</text:p>
          </table:table-cell>
          <table:table-cell table:formula="of:=MEDIAN([.$B10];[.$H10];[.$N10];[.$T10];[.$Z10];[.$AF10];[.$AL10];[.$AR10];[.$AX10];[.$BD10];[.$BJ10];[.$BP10])" office:value-type="string" office:string-value="" calcext:value-type="error">
            <text:p>#REF!</text:p>
          </table:table-cell>
          <table:table-cell table:formula="of:=MEDIAN([.$C10];[.$I10];[.$O10];[.$U10];[.$AA10];[.$AG10];[.$AM10];[.$AS10];[.$AY10];[.$BE10];[.$BK10];[.$BQ10])" office:value-type="string" office:string-value="" calcext:value-type="error">
            <text:p>#REF!</text:p>
          </table:table-cell>
          <table:table-cell table:formula="of:=MEDIAN([.$D10];[.$J10];[.$P10];[.$V10];[.$AB10];[.$AH10];[.$AN10];[.$AT10];[.$AZ10];[.$BF10];[.$BL10];[.$BR10])" office:value-type="string" office:string-value="" calcext:value-type="error">
            <text:p>#REF!</text:p>
          </table:table-cell>
          <table:table-cell table:formula="of:=MEDIAN([.$E10];[.$K10];[.$Q10];[.$W10];[.$AC10];[.$AI10];[.$AO10];[.$AU10];[.$BA10];[.$BG10];[.$BM10];[.$BS10])" office:value-type="string" office:string-value="" calcext:value-type="error">
            <text:p>#REF!</text:p>
          </table:table-cell>
          <table:table-cell table:formula="of:=MEDIAN([.$F10];[.$L10];[.$R10];[.$X10];[.$AD10];[.$AJ10];[.$AP10];[.$AV10];[.$BB10];[.$BH10];[.$BN10];[.$BT10])" office:value-type="string" office:string-value="" calcext:value-type="error">
            <text:p>#REF!</text:p>
          </table:table-cell>
          <table:table-cell table:formula="of:=MEDIAN([.$G10];[.$M10];[.$S10];[.$Y10];[.$AE10];[.$AK10];[.$AQ10];[.$AW10];[.$BC10];[.$BI10];[.$BO10];[.$BU10])" office:value-type="string" office:string-value="" calcext:value-type="error">
            <text:p>#REF!</text:p>
          </table:table-cell>
          <table:table-cell table:formula="of:=MAX([.$B10];[.$H10];[.$N10];[.$T10];[.$Z10];[.$AF10];[.$AL10];[.$AR10];[.$AX10];[.$BD10];[.$BJ10];[.$BP10])" office:value-type="string" office:string-value="" calcext:value-type="error">
            <text:p>#REF!</text:p>
          </table:table-cell>
          <table:table-cell table:formula="of:=MAX([.$C10];[.$I10];[.$O10];[.$U10];[.$AA10];[.$AG10];[.$AM10];[.$AS10];[.$AY10];[.$BE10];[.$BK10];[.$BQ10])" office:value-type="string" office:string-value="" calcext:value-type="error">
            <text:p>#REF!</text:p>
          </table:table-cell>
          <table:table-cell table:formula="of:=MAX([.$D10];[.$J10];[.$P10];[.$V10];[.$AB10];[.$AH10];[.$AN10];[.$AT10];[.$AZ10];[.$BF10];[.$BL10];[.$BR10])" office:value-type="string" office:string-value="" calcext:value-type="error">
            <text:p>#REF!</text:p>
          </table:table-cell>
          <table:table-cell table:formula="of:=MAX([.$E10];[.$K10];[.$Q10];[.$W10];[.$AC10];[.$AI10];[.$AO10];[.$AU10];[.$BA10];[.$BG10];[.$BM10];[.$BS10])" office:value-type="string" office:string-value="" calcext:value-type="error">
            <text:p>#REF!</text:p>
          </table:table-cell>
          <table:table-cell table:formula="of:=MAX([.$F10];[.$L10];[.$R10];[.$X10];[.$AD10];[.$AJ10];[.$AP10];[.$AV10];[.$BB10];[.$BH10];[.$BN10];[.$BT10])" office:value-type="string" office:string-value="" calcext:value-type="error">
            <text:p>#REF!</text:p>
          </table:table-cell>
          <table:table-cell table:formula="of:=MAX([.$G10];[.$M10];[.$S10];[.$Y10];[.$AE10];[.$AK10];[.$AQ10];[.$AW10];[.$BC10];[.$BI10];[.$BO10];[.$BU10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mystery-round-1-strips/instances</text:p>
          </table:table-cell>
          <table:table-cell table:formula="of:=AVERAGE([Instances.H125:Instances.H138])" office:value-type="float" office:value="400.090714285714" calcext:value-type="float">
            <text:p>400.090714285714</text:p>
          </table:table-cell>
          <table:table-cell table:formula="of:=AVERAGE([Instances.I125:Instances.I138])" office:value-type="float" office:value="398.376928571429" calcext:value-type="float">
            <text:p>398.376928571429</text:p>
          </table:table-cell>
          <table:table-cell table:formula="of:=AVERAGE([Instances.J125:Instances.J138])" office:value-type="float" office:value="665.428571428572" calcext:value-type="float">
            <text:p>665.428571428572</text:p>
          </table:table-cell>
          <table:table-cell table:formula="of:=AVERAGE([Instances.K125:Instances.K138])" office:value-type="float" office:value="190.285714285714" calcext:value-type="float">
            <text:p>190.285714285714</text:p>
          </table:table-cell>
          <table:table-cell table:formula="of:=AVERAGE([Instances.L125:Instances.L138])" office:value-type="float" office:value="4425.28571428572" calcext:value-type="float">
            <text:p>4425.28571428572</text:p>
          </table:table-cell>
          <table:table-cell table:formula="of:=AVERAGE([Instances.M125:Instances.M138])" office:value-type="float" office:value="0" calcext:value-type="float">
            <text:p>0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Instances.N125:Instances.N138])" office:value-type="float" office:value="399.332142857143" calcext:value-type="float">
            <text:p>399.332142857143</text:p>
          </table:table-cell>
          <table:table-cell table:formula="of:=AVERAGE([Instances.O125:Instances.O138])" office:value-type="float" office:value="397.671357142857" calcext:value-type="float">
            <text:p>397.671357142857</text:p>
          </table:table-cell>
          <table:table-cell table:formula="of:=AVERAGE([Instances.P125:Instances.P138])" office:value-type="float" office:value="2606.78571428571" calcext:value-type="float">
            <text:p>2606.78571428571</text:p>
          </table:table-cell>
          <table:table-cell table:formula="of:=AVERAGE([Instances.Q125:Instances.Q138])" office:value-type="float" office:value="699.5" calcext:value-type="float">
            <text:p>699.5</text:p>
          </table:table-cell>
          <table:table-cell table:formula="of:=AVERAGE([Instances.R125:Instances.R138])" office:value-type="float" office:value="4425.57142857143" calcext:value-type="float">
            <text:p>4425.57142857143</text:p>
          </table:table-cell>
          <table:table-cell table:formula="of:=AVERAGE([Instances.S125:Instances.S138])" office:value-type="float" office:value="2.71428571428571" calcext:value-type="float">
            <text:p>2.71428571428571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Instances.T125:Instances.T138])" office:value-type="float" office:value="400.101428571429" calcext:value-type="float">
            <text:p>400.101428571429</text:p>
          </table:table-cell>
          <table:table-cell table:formula="of:=AVERAGE([Instances.U125:Instances.U138])" office:value-type="float" office:value="398.327285714286" calcext:value-type="float">
            <text:p>398.327285714286</text:p>
          </table:table-cell>
          <table:table-cell table:formula="of:=AVERAGE([Instances.V125:Instances.V138])" office:value-type="float" office:value="2606.78571428571" calcext:value-type="float">
            <text:p>2606.78571428571</text:p>
          </table:table-cell>
          <table:table-cell table:formula="of:=AVERAGE([Instances.W125:Instances.W138])" office:value-type="float" office:value="699.5" calcext:value-type="float">
            <text:p>699.5</text:p>
          </table:table-cell>
          <table:table-cell table:formula="of:=AVERAGE([Instances.X125:Instances.X138])" office:value-type="float" office:value="4405.92857142857" calcext:value-type="float">
            <text:p>4405.92857142857</text:p>
          </table:table-cell>
          <table:table-cell table:formula="of:=AVERAGE([Instances.Y125:Instances.Y138])" office:value-type="float" office:value="2.71428571428571" calcext:value-type="float">
            <text:p>2.71428571428571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Instances.Z125:Instances.Z138])" office:value-type="float" office:value="401.108571428571" calcext:value-type="float">
            <text:p>401.108571428571</text:p>
          </table:table-cell>
          <table:table-cell table:formula="of:=AVERAGE([Instances.AA125:Instances.AA138])" office:value-type="float" office:value="399.377285714286" calcext:value-type="float">
            <text:p>399.377285714286</text:p>
          </table:table-cell>
          <table:table-cell table:formula="of:=AVERAGE([Instances.AB125:Instances.AB138])" office:value-type="float" office:value="2606.78571428571" calcext:value-type="float">
            <text:p>2606.78571428571</text:p>
          </table:table-cell>
          <table:table-cell table:formula="of:=AVERAGE([Instances.AC125:Instances.AC138])" office:value-type="float" office:value="699.5" calcext:value-type="float">
            <text:p>699.5</text:p>
          </table:table-cell>
          <table:table-cell table:formula="of:=AVERAGE([Instances.AD125:Instances.AD138])" office:value-type="float" office:value="4420.57142857143" calcext:value-type="float">
            <text:p>4420.57142857143</text:p>
          </table:table-cell>
          <table:table-cell table:formula="of:=AVERAGE([Instances.AE125:Instances.AE138])" office:value-type="float" office:value="2.71428571428571" calcext:value-type="float">
            <text:p>2.71428571428571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Instances.AF125:Instances.AF138])" office:value-type="float" office:value="399.059285714286" calcext:value-type="float">
            <text:p>399.059285714286</text:p>
          </table:table-cell>
          <table:table-cell table:formula="of:=AVERAGE([Instances.AG125:Instances.AG138])" office:value-type="float" office:value="397.39" calcext:value-type="float">
            <text:p>397.39</text:p>
          </table:table-cell>
          <table:table-cell table:formula="of:=AVERAGE([Instances.AH125:Instances.AH138])" office:value-type="float" office:value="2672.14285714286" calcext:value-type="float">
            <text:p>2672.14285714286</text:p>
          </table:table-cell>
          <table:table-cell table:formula="of:=AVERAGE([Instances.AI125:Instances.AI138])" office:value-type="float" office:value="741.5" calcext:value-type="float">
            <text:p>741.5</text:p>
          </table:table-cell>
          <table:table-cell table:formula="of:=AVERAGE([Instances.AJ125:Instances.AJ138])" office:value-type="float" office:value="4411.07142857143" calcext:value-type="float">
            <text:p>4411.07142857143</text:p>
          </table:table-cell>
          <table:table-cell table:formula="of:=AVERAGE([Instances.AK125:Instances.AK138])" office:value-type="float" office:value="2" calcext:value-type="float">
            <text:p>2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Instances.AL125:Instances.AL138])" office:value-type="float" office:value="400.227857142857" calcext:value-type="float">
            <text:p>400.227857142857</text:p>
          </table:table-cell>
          <table:table-cell table:formula="of:=AVERAGE([Instances.AM125:Instances.AM138])" office:value-type="float" office:value="398.475714285714" calcext:value-type="float">
            <text:p>398.475714285714</text:p>
          </table:table-cell>
          <table:table-cell table:formula="of:=AVERAGE([Instances.AN125:Instances.AN138])" office:value-type="float" office:value="2606.78571428571" calcext:value-type="float">
            <text:p>2606.78571428571</text:p>
          </table:table-cell>
          <table:table-cell table:formula="of:=AVERAGE([Instances.AO125:Instances.AO138])" office:value-type="float" office:value="699.5" calcext:value-type="float">
            <text:p>699.5</text:p>
          </table:table-cell>
          <table:table-cell table:formula="of:=AVERAGE([Instances.AP125:Instances.AP138])" office:value-type="float" office:value="4432.71428571429" calcext:value-type="float">
            <text:p>4432.71428571429</text:p>
          </table:table-cell>
          <table:table-cell table:formula="of:=AVERAGE([Instances.AQ125:Instances.AQ138])" office:value-type="float" office:value="2.5" calcext:value-type="float">
            <text:p>2.5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MIN([.$B11];[.$H11];[.$N11];[.$T11];[.$Z11];[.$AF11];[.$AL11];[.$AR11];[.$AX11];[.$BD11];[.$BJ11];[.$BP11])" office:value-type="string" office:string-value="" calcext:value-type="error">
            <text:p>#REF!</text:p>
          </table:table-cell>
          <table:table-cell table:formula="of:=MIN([.$C11];[.$I11];[.$O11];[.$U11];[.$AA11];[.$AG11];[.$AM11];[.$AS11];[.$AY11];[.$BE11];[.$BK11];[.$BQ11])" office:value-type="string" office:string-value="" calcext:value-type="error">
            <text:p>#REF!</text:p>
          </table:table-cell>
          <table:table-cell table:formula="of:=MIN([.$D11];[.$J11];[.$P11];[.$V11];[.$AB11];[.$AH11];[.$AN11];[.$AT11];[.$AZ11];[.$BF11];[.$BL11];[.$BR11])" office:value-type="string" office:string-value="" calcext:value-type="error">
            <text:p>#REF!</text:p>
          </table:table-cell>
          <table:table-cell table:formula="of:=MIN([.$E11];[.$K11];[.$Q11];[.$W11];[.$AC11];[.$AI11];[.$AO11];[.$AU11];[.$BA11];[.$BG11];[.$BM11];[.$BS11])" office:value-type="string" office:string-value="" calcext:value-type="error">
            <text:p>#REF!</text:p>
          </table:table-cell>
          <table:table-cell table:formula="of:=MIN([.$F11];[.$L11];[.$R11];[.$X11];[.$AD11];[.$AJ11];[.$AP11];[.$AV11];[.$BB11];[.$BH11];[.$BN11];[.$BT11])" office:value-type="string" office:string-value="" calcext:value-type="error">
            <text:p>#REF!</text:p>
          </table:table-cell>
          <table:table-cell table:formula="of:=MIN([.$G11];[.$M11];[.$S11];[.$Y11];[.$AE11];[.$AK11];[.$AQ11];[.$AW11];[.$BC11];[.$BI11];[.$BO11];[.$BU11])" office:value-type="string" office:string-value="" calcext:value-type="error">
            <text:p>#REF!</text:p>
          </table:table-cell>
          <table:table-cell table:formula="of:=MEDIAN([.$B11];[.$H11];[.$N11];[.$T11];[.$Z11];[.$AF11];[.$AL11];[.$AR11];[.$AX11];[.$BD11];[.$BJ11];[.$BP11])" office:value-type="string" office:string-value="" calcext:value-type="error">
            <text:p>#REF!</text:p>
          </table:table-cell>
          <table:table-cell table:formula="of:=MEDIAN([.$C11];[.$I11];[.$O11];[.$U11];[.$AA11];[.$AG11];[.$AM11];[.$AS11];[.$AY11];[.$BE11];[.$BK11];[.$BQ11])" office:value-type="string" office:string-value="" calcext:value-type="error">
            <text:p>#REF!</text:p>
          </table:table-cell>
          <table:table-cell table:formula="of:=MEDIAN([.$D11];[.$J11];[.$P11];[.$V11];[.$AB11];[.$AH11];[.$AN11];[.$AT11];[.$AZ11];[.$BF11];[.$BL11];[.$BR11])" office:value-type="string" office:string-value="" calcext:value-type="error">
            <text:p>#REF!</text:p>
          </table:table-cell>
          <table:table-cell table:formula="of:=MEDIAN([.$E11];[.$K11];[.$Q11];[.$W11];[.$AC11];[.$AI11];[.$AO11];[.$AU11];[.$BA11];[.$BG11];[.$BM11];[.$BS11])" office:value-type="string" office:string-value="" calcext:value-type="error">
            <text:p>#REF!</text:p>
          </table:table-cell>
          <table:table-cell table:formula="of:=MEDIAN([.$F11];[.$L11];[.$R11];[.$X11];[.$AD11];[.$AJ11];[.$AP11];[.$AV11];[.$BB11];[.$BH11];[.$BN11];[.$BT11])" office:value-type="string" office:string-value="" calcext:value-type="error">
            <text:p>#REF!</text:p>
          </table:table-cell>
          <table:table-cell table:formula="of:=MEDIAN([.$G11];[.$M11];[.$S11];[.$Y11];[.$AE11];[.$AK11];[.$AQ11];[.$AW11];[.$BC11];[.$BI11];[.$BO11];[.$BU11])" office:value-type="string" office:string-value="" calcext:value-type="error">
            <text:p>#REF!</text:p>
          </table:table-cell>
          <table:table-cell table:formula="of:=MAX([.$B11];[.$H11];[.$N11];[.$T11];[.$Z11];[.$AF11];[.$AL11];[.$AR11];[.$AX11];[.$BD11];[.$BJ11];[.$BP11])" office:value-type="string" office:string-value="" calcext:value-type="error">
            <text:p>#REF!</text:p>
          </table:table-cell>
          <table:table-cell table:formula="of:=MAX([.$C11];[.$I11];[.$O11];[.$U11];[.$AA11];[.$AG11];[.$AM11];[.$AS11];[.$AY11];[.$BE11];[.$BK11];[.$BQ11])" office:value-type="string" office:string-value="" calcext:value-type="error">
            <text:p>#REF!</text:p>
          </table:table-cell>
          <table:table-cell table:formula="of:=MAX([.$D11];[.$J11];[.$P11];[.$V11];[.$AB11];[.$AH11];[.$AN11];[.$AT11];[.$AZ11];[.$BF11];[.$BL11];[.$BR11])" office:value-type="string" office:string-value="" calcext:value-type="error">
            <text:p>#REF!</text:p>
          </table:table-cell>
          <table:table-cell table:formula="of:=MAX([.$E11];[.$K11];[.$Q11];[.$W11];[.$AC11];[.$AI11];[.$AO11];[.$AU11];[.$BA11];[.$BG11];[.$BM11];[.$BS11])" office:value-type="string" office:string-value="" calcext:value-type="error">
            <text:p>#REF!</text:p>
          </table:table-cell>
          <table:table-cell table:formula="of:=MAX([.$F11];[.$L11];[.$R11];[.$X11];[.$AD11];[.$AJ11];[.$AP11];[.$AV11];[.$BB11];[.$BH11];[.$BN11];[.$BT11])" office:value-type="string" office:string-value="" calcext:value-type="error">
            <text:p>#REF!</text:p>
          </table:table-cell>
          <table:table-cell table:formula="of:=MAX([.$G11];[.$M11];[.$S11];[.$Y11];[.$AE11];[.$AK11];[.$AQ11];[.$AW11];[.$BC11];[.$BI11];[.$BO11];[.$BU11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number-columns-repeated="92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3:.B11])" office:value-type="float" office:value="3457.74257703081" calcext:value-type="float">
            <text:p>3457.74257703081</text:p>
          </table:table-cell>
          <table:table-cell table:formula="of:=SUM([.C3:.C11])" office:value-type="float" office:value="3440.18043968254" calcext:value-type="float">
            <text:p>3440.18043968254</text:p>
          </table:table-cell>
          <table:table-cell table:formula="of:=SUM([.D3:.D11])" office:value-type="float" office:value="16925083.4001401" calcext:value-type="float">
            <text:p>16925083.4001401</text:p>
          </table:table-cell>
          <table:table-cell table:formula="of:=SUM([.E3:.E11])" office:value-type="float" office:value="10844142.5043417" calcext:value-type="float">
            <text:p>10844142.5043417</text:p>
          </table:table-cell>
          <table:table-cell table:formula="of:=SUM([.F3:.F11])" office:value-type="float" office:value="21839.0201097105" calcext:value-type="float">
            <text:p>21839.0201097105</text:p>
          </table:table-cell>
          <table:table-cell table:formula="of:=SUM([.G3:.G11])" office:value-type="float" office:value="0" calcext:value-type="float">
            <text:p>0</text:p>
          </table:table-cell>
          <table:table-cell table:formula="of:=SUM([.H3:.H11])" office:value-type="string" office:string-value="" calcext:value-type="error">
            <text:p>#REF!</text:p>
          </table:table-cell>
          <table:table-cell table:formula="of:=SUM([.I3:.I11])" office:value-type="string" office:string-value="" calcext:value-type="error">
            <text:p>#REF!</text:p>
          </table:table-cell>
          <table:table-cell table:formula="of:=SUM([.J3:.J11])" office:value-type="string" office:string-value="" calcext:value-type="error">
            <text:p>#REF!</text:p>
          </table:table-cell>
          <table:table-cell table:formula="of:=SUM([.K3:.K11])" office:value-type="string" office:string-value="" calcext:value-type="error">
            <text:p>#REF!</text:p>
          </table:table-cell>
          <table:table-cell table:formula="of:=SUM([.L3:.L11])" office:value-type="string" office:string-value="" calcext:value-type="error">
            <text:p>#REF!</text:p>
          </table:table-cell>
          <table:table-cell table:formula="of:=SUM([.M3:.M11])" office:value-type="string" office:string-value="" calcext:value-type="error">
            <text:p>#REF!</text:p>
          </table:table-cell>
          <table:table-cell table:formula="of:=SUM([.N3:.N11])" office:value-type="float" office:value="3248.37945004669" calcext:value-type="float">
            <text:p>3248.37945004669</text:p>
          </table:table-cell>
          <table:table-cell table:formula="of:=SUM([.O3:.O11])" office:value-type="float" office:value="3230.94361760037" calcext:value-type="float">
            <text:p>3230.94361760037</text:p>
          </table:table-cell>
          <table:table-cell table:formula="of:=SUM([.P3:.P11])" office:value-type="float" office:value="14979034.7827731" calcext:value-type="float">
            <text:p>14979034.7827731</text:p>
          </table:table-cell>
          <table:table-cell table:formula="of:=SUM([.Q3:.Q11])" office:value-type="float" office:value="9003879.40098039" calcext:value-type="float">
            <text:p>9003879.40098039</text:p>
          </table:table-cell>
          <table:table-cell table:formula="of:=SUM([.R3:.R11])" office:value-type="float" office:value="21840.900105042" calcext:value-type="float">
            <text:p>21840.900105042</text:p>
          </table:table-cell>
          <table:table-cell table:formula="of:=SUM([.S3:.S11])" office:value-type="float" office:value="1555.01886087768" calcext:value-type="float">
            <text:p>1555.01886087768</text:p>
          </table:table-cell>
          <table:table-cell table:formula="of:=SUM([.T3:.T11])" office:value-type="string" office:string-value="" calcext:value-type="error">
            <text:p>#REF!</text:p>
          </table:table-cell>
          <table:table-cell table:formula="of:=SUM([.U3:.U11])" office:value-type="string" office:string-value="" calcext:value-type="error">
            <text:p>#REF!</text:p>
          </table:table-cell>
          <table:table-cell table:formula="of:=SUM([.V3:.V11])" office:value-type="string" office:string-value="" calcext:value-type="error">
            <text:p>#REF!</text:p>
          </table:table-cell>
          <table:table-cell table:formula="of:=SUM([.W3:.W11])" office:value-type="string" office:string-value="" calcext:value-type="error">
            <text:p>#REF!</text:p>
          </table:table-cell>
          <table:table-cell table:formula="of:=SUM([.X3:.X11])" office:value-type="string" office:string-value="" calcext:value-type="error">
            <text:p>#REF!</text:p>
          </table:table-cell>
          <table:table-cell table:formula="of:=SUM([.Y3:.Y11])" office:value-type="string" office:string-value="" calcext:value-type="error">
            <text:p>#REF!</text:p>
          </table:table-cell>
          <table:table-cell table:formula="of:=SUM([.Z3:.Z11])" office:value-type="float" office:value="3210.76598739496" calcext:value-type="float">
            <text:p>3210.76598739496</text:p>
          </table:table-cell>
          <table:table-cell table:formula="of:=SUM([.AA3:.AA11])" office:value-type="float" office:value="3192.47087591036" calcext:value-type="float">
            <text:p>3192.47087591036</text:p>
          </table:table-cell>
          <table:table-cell table:formula="of:=SUM([.AB3:.AB11])" office:value-type="float" office:value="14312092.0314659" calcext:value-type="float">
            <text:p>14312092.0314659</text:p>
          </table:table-cell>
          <table:table-cell table:formula="of:=SUM([.AC3:.AC11])" office:value-type="float" office:value="8513381.24509804" calcext:value-type="float">
            <text:p>8513381.24509804</text:p>
          </table:table-cell>
          <table:table-cell table:formula="of:=SUM([.AD3:.AD11])" office:value-type="float" office:value="21821.1160714286" calcext:value-type="float">
            <text:p>21821.1160714286</text:p>
          </table:table-cell>
          <table:table-cell table:formula="of:=SUM([.AE3:.AE11])" office:value-type="float" office:value="1797.88520074697" calcext:value-type="float">
            <text:p>1797.88520074697</text:p>
          </table:table-cell>
          <table:table-cell table:formula="of:=SUM([.AF3:.AF11])" office:value-type="string" office:string-value="" calcext:value-type="error">
            <text:p>#REF!</text:p>
          </table:table-cell>
          <table:table-cell table:formula="of:=SUM([.AG3:.AG11])" office:value-type="string" office:string-value="" calcext:value-type="error">
            <text:p>#REF!</text:p>
          </table:table-cell>
          <table:table-cell table:formula="of:=SUM([.AH3:.AH11])" office:value-type="string" office:string-value="" calcext:value-type="error">
            <text:p>#REF!</text:p>
          </table:table-cell>
          <table:table-cell table:formula="of:=SUM([.AI3:.AI11])" office:value-type="string" office:string-value="" calcext:value-type="error">
            <text:p>#REF!</text:p>
          </table:table-cell>
          <table:table-cell table:formula="of:=SUM([.AJ3:.AJ11])" office:value-type="string" office:string-value="" calcext:value-type="error">
            <text:p>#REF!</text:p>
          </table:table-cell>
          <table:table-cell table:formula="of:=SUM([.AK3:.AK11])" office:value-type="string" office:string-value="" calcext:value-type="error">
            <text:p>#REF!</text:p>
          </table:table-cell>
          <table:table-cell table:formula="of:=SUM([.AL3:.AL11])" office:value-type="float" office:value="3219.57244724556" calcext:value-type="float">
            <text:p>3219.57244724556</text:p>
          </table:table-cell>
          <table:table-cell table:formula="of:=SUM([.AM3:.AM11])" office:value-type="float" office:value="3202.82126806723" calcext:value-type="float">
            <text:p>3202.82126806723</text:p>
          </table:table-cell>
          <table:table-cell table:formula="of:=SUM([.AN3:.AN11])" office:value-type="float" office:value="15494440.0108777" calcext:value-type="float">
            <text:p>15494440.0108777</text:p>
          </table:table-cell>
          <table:table-cell table:formula="of:=SUM([.AO3:.AO11])" office:value-type="float" office:value="9277894.40522876" calcext:value-type="float">
            <text:p>9277894.40522876</text:p>
          </table:table-cell>
          <table:table-cell table:formula="of:=SUM([.AP3:.AP11])" office:value-type="float" office:value="21791.0021475257" calcext:value-type="float">
            <text:p>21791.0021475257</text:p>
          </table:table-cell>
          <table:table-cell table:formula="of:=SUM([.AQ3:.AQ11])" office:value-type="float" office:value="845.743370681606" calcext:value-type="float">
            <text:p>845.743370681606</text:p>
          </table:table-cell>
          <table:table-cell table:formula="of:=SUM([.AR3:.AR11])" office:value-type="string" office:string-value="" calcext:value-type="error">
            <text:p>#REF!</text:p>
          </table:table-cell>
          <table:table-cell table:formula="of:=SUM([.AS3:.AS11])" office:value-type="string" office:string-value="" calcext:value-type="error">
            <text:p>#REF!</text:p>
          </table:table-cell>
          <table:table-cell table:formula="of:=SUM([.AT3:.AT11])" office:value-type="string" office:string-value="" calcext:value-type="error">
            <text:p>#REF!</text:p>
          </table:table-cell>
          <table:table-cell table:formula="of:=SUM([.AU3:.AU11])" office:value-type="string" office:string-value="" calcext:value-type="error">
            <text:p>#REF!</text:p>
          </table:table-cell>
          <table:table-cell table:formula="of:=SUM([.AV3:.AV11])" office:value-type="string" office:string-value="" calcext:value-type="error">
            <text:p>#REF!</text:p>
          </table:table-cell>
          <table:table-cell table:formula="of:=SUM([.AW3:.AW11])" office:value-type="string" office:string-value="" calcext:value-type="error">
            <text:p>#REF!</text:p>
          </table:table-cell>
          <table:table-cell table:formula="of:=SUM([.AX3:.AX11])" office:value-type="float" office:value="3278.04694257703" calcext:value-type="float">
            <text:p>3278.04694257703</text:p>
          </table:table-cell>
          <table:table-cell table:formula="of:=SUM([.AY3:.AY11])" office:value-type="float" office:value="3260.6555127451" calcext:value-type="float">
            <text:p>3260.6555127451</text:p>
          </table:table-cell>
          <table:table-cell table:formula="of:=SUM([.AZ3:.AZ11])" office:value-type="float" office:value="15941150.436648" calcext:value-type="float">
            <text:p>15941150.436648</text:p>
          </table:table-cell>
          <table:table-cell table:formula="of:=SUM([.BA3:.BA11])" office:value-type="float" office:value="9587594.39052288" calcext:value-type="float">
            <text:p>9587594.39052288</text:p>
          </table:table-cell>
          <table:table-cell table:formula="of:=SUM([.BB3:.BB11])" office:value-type="float" office:value="21774.4159547152" calcext:value-type="float">
            <text:p>21774.4159547152</text:p>
          </table:table-cell>
          <table:table-cell table:formula="of:=SUM([.BC3:.BC11])" office:value-type="float" office:value="529.01568627451" calcext:value-type="float">
            <text:p>529.01568627451</text:p>
          </table:table-cell>
          <table:table-cell table:formula="of:=SUM([.BD3:.BD11])" office:value-type="string" office:string-value="" calcext:value-type="error">
            <text:p>#REF!</text:p>
          </table:table-cell>
          <table:table-cell table:formula="of:=SUM([.BE3:.BE11])" office:value-type="string" office:string-value="" calcext:value-type="error">
            <text:p>#REF!</text:p>
          </table:table-cell>
          <table:table-cell table:formula="of:=SUM([.BF3:.BF11])" office:value-type="string" office:string-value="" calcext:value-type="error">
            <text:p>#REF!</text:p>
          </table:table-cell>
          <table:table-cell table:formula="of:=SUM([.BG3:.BG11])" office:value-type="string" office:string-value="" calcext:value-type="error">
            <text:p>#REF!</text:p>
          </table:table-cell>
          <table:table-cell table:formula="of:=SUM([.BH3:.BH11])" office:value-type="string" office:string-value="" calcext:value-type="error">
            <text:p>#REF!</text:p>
          </table:table-cell>
          <table:table-cell table:formula="of:=SUM([.BI3:.BI11])" office:value-type="string" office:string-value="" calcext:value-type="error">
            <text:p>#REF!</text:p>
          </table:table-cell>
          <table:table-cell table:formula="of:=SUM([.BJ3:.BJ11])" office:value-type="float" office:value="3227.90622969188" calcext:value-type="float">
            <text:p>3227.90622969188</text:p>
          </table:table-cell>
          <table:table-cell table:formula="of:=SUM([.BK3:.BK11])" office:value-type="float" office:value="3210.21982605042" calcext:value-type="float">
            <text:p>3210.21982605042</text:p>
          </table:table-cell>
          <table:table-cell table:formula="of:=SUM([.BL3:.BL11])" office:value-type="float" office:value="15705663.9334267" calcext:value-type="float">
            <text:p>15705663.9334267</text:p>
          </table:table-cell>
          <table:table-cell table:formula="of:=SUM([.BM3:.BM11])" office:value-type="float" office:value="9325753.06470588" calcext:value-type="float">
            <text:p>9325753.06470588</text:p>
          </table:table-cell>
          <table:table-cell table:formula="of:=SUM([.BN3:.BN11])" office:value-type="float" office:value="21814.5327497666" calcext:value-type="float">
            <text:p>21814.5327497666</text:p>
          </table:table-cell>
          <table:table-cell table:formula="of:=SUM([.BO3:.BO11])" office:value-type="float" office:value="1254.18333333333" calcext:value-type="float">
            <text:p>1254.18333333333</text:p>
          </table:table-cell>
          <table:table-cell table:formula="of:=SUM([.BP3:.BP11])" office:value-type="string" office:string-value="" calcext:value-type="error">
            <text:p>#REF!</text:p>
          </table:table-cell>
          <table:table-cell table:formula="of:=SUM([.BQ3:.BQ11])" office:value-type="string" office:string-value="" calcext:value-type="error">
            <text:p>#REF!</text:p>
          </table:table-cell>
          <table:table-cell table:formula="of:=SUM([.BR3:.BR11])" office:value-type="string" office:string-value="" calcext:value-type="error">
            <text:p>#REF!</text:p>
          </table:table-cell>
          <table:table-cell table:formula="of:=SUM([.BS3:.BS11])" office:value-type="string" office:string-value="" calcext:value-type="error">
            <text:p>#REF!</text:p>
          </table:table-cell>
          <table:table-cell table:formula="of:=SUM([.BT3:.BT11])" office:value-type="string" office:string-value="" calcext:value-type="error">
            <text:p>#REF!</text:p>
          </table:table-cell>
          <table:table-cell table:formula="of:=SUM([.BU3:.BU11])" office:value-type="string" office:string-value="" calcext:value-type="error">
            <text:p>#REF!</text:p>
          </table:table-cell>
          <table:table-cell table:formula="of:=SUM([.BV3:.BV11])" office:value-type="string" office:string-value="" calcext:value-type="error">
            <text:p>#REF!</text:p>
          </table:table-cell>
          <table:table-cell table:formula="of:=SUM([.BW3:.BW11])" office:value-type="string" office:string-value="" calcext:value-type="error">
            <text:p>#REF!</text:p>
          </table:table-cell>
          <table:table-cell table:formula="of:=SUM([.BX3:.BX11])" office:value-type="string" office:string-value="" calcext:value-type="error">
            <text:p>#REF!</text:p>
          </table:table-cell>
          <table:table-cell table:formula="of:=SUM([.BY3:.BY11])" office:value-type="string" office:string-value="" calcext:value-type="error">
            <text:p>#REF!</text:p>
          </table:table-cell>
          <table:table-cell table:formula="of:=SUM([.BZ3:.BZ11])" office:value-type="string" office:string-value="" calcext:value-type="error">
            <text:p>#REF!</text:p>
          </table:table-cell>
          <table:table-cell table:formula="of:=SUM([.CA3:.CA11])" office:value-type="string" office:string-value="" calcext:value-type="error">
            <text:p>#REF!</text:p>
          </table:table-cell>
          <table:table-cell table:formula="of:=SUM([.CB3:.CB11])" office:value-type="string" office:string-value="" calcext:value-type="error">
            <text:p>#REF!</text:p>
          </table:table-cell>
          <table:table-cell table:formula="of:=SUM([.CC3:.CC11])" office:value-type="string" office:string-value="" calcext:value-type="error">
            <text:p>#REF!</text:p>
          </table:table-cell>
          <table:table-cell table:formula="of:=SUM([.CD3:.CD11])" office:value-type="string" office:string-value="" calcext:value-type="error">
            <text:p>#REF!</text:p>
          </table:table-cell>
          <table:table-cell table:formula="of:=SUM([.CE3:.CE11])" office:value-type="string" office:string-value="" calcext:value-type="error">
            <text:p>#REF!</text:p>
          </table:table-cell>
          <table:table-cell table:formula="of:=SUM([.CF3:.CF11])" office:value-type="string" office:string-value="" calcext:value-type="error">
            <text:p>#REF!</text:p>
          </table:table-cell>
          <table:table-cell table:formula="of:=SUM([.CG3:.CG11])" office:value-type="string" office:string-value="" calcext:value-type="error">
            <text:p>#REF!</text:p>
          </table:table-cell>
          <table:table-cell table:formula="of:=SUM([.CH3:.CH11])" office:value-type="string" office:string-value="" calcext:value-type="error">
            <text:p>#REF!</text:p>
          </table:table-cell>
          <table:table-cell table:formula="of:=SUM([.CI3:.CI11])" office:value-type="string" office:string-value="" calcext:value-type="error">
            <text:p>#REF!</text:p>
          </table:table-cell>
          <table:table-cell table:formula="of:=SUM([.CJ3:.CJ11])" office:value-type="string" office:string-value="" calcext:value-type="error">
            <text:p>#REF!</text:p>
          </table:table-cell>
          <table:table-cell table:formula="of:=SUM([.CK3:.CK11])" office:value-type="string" office:string-value="" calcext:value-type="error">
            <text:p>#REF!</text:p>
          </table:table-cell>
          <table:table-cell table:formula="of:=SUM([.CL3:.CL11])" office:value-type="string" office:string-value="" calcext:value-type="error">
            <text:p>#REF!</text:p>
          </table:table-cell>
          <table:table-cell table:formula="of:=SUM([.CM3:.CM11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3:.B11])" office:value-type="float" office:value="384.19361967009" calcext:value-type="float">
            <text:p>384.19361967009</text:p>
          </table:table-cell>
          <table:table-cell table:formula="of:=AVERAGE([.C3:.C11])" office:value-type="float" office:value="382.242271075838" calcext:value-type="float">
            <text:p>382.242271075838</text:p>
          </table:table-cell>
          <table:table-cell table:formula="of:=AVERAGE([.D3:.D11])" office:value-type="float" office:value="1880564.82223778" calcext:value-type="float">
            <text:p>1880564.82223778</text:p>
          </table:table-cell>
          <table:table-cell table:formula="of:=AVERAGE([.E3:.E11])" office:value-type="float" office:value="1204904.72270464" calcext:value-type="float">
            <text:p>1204904.72270464</text:p>
          </table:table-cell>
          <table:table-cell table:formula="of:=AVERAGE([.F3:.F11])" office:value-type="float" office:value="2426.55778996784" calcext:value-type="float">
            <text:p>2426.55778996784</text:p>
          </table:table-cell>
          <table:table-cell table:formula="of:=AVERAGE([.G3:.G11])" office:value-type="float" office:value="0" calcext:value-type="float">
            <text:p>0</text:p>
          </table:table-cell>
          <table:table-cell table:formula="of:=AVERAGE([.H3:.H11])" office:value-type="string" office:string-value="" calcext:value-type="error">
            <text:p>#REF!</text:p>
          </table:table-cell>
          <table:table-cell table:formula="of:=AVERAGE([.I3:.I11])" office:value-type="string" office:string-value="" calcext:value-type="error">
            <text:p>#REF!</text:p>
          </table:table-cell>
          <table:table-cell table:formula="of:=AVERAGE([.J3:.J11])" office:value-type="string" office:string-value="" calcext:value-type="error">
            <text:p>#REF!</text:p>
          </table:table-cell>
          <table:table-cell table:formula="of:=AVERAGE([.K3:.K11])" office:value-type="string" office:string-value="" calcext:value-type="error">
            <text:p>#REF!</text:p>
          </table:table-cell>
          <table:table-cell table:formula="of:=AVERAGE([.L3:.L11])" office:value-type="string" office:string-value="" calcext:value-type="error">
            <text:p>#REF!</text:p>
          </table:table-cell>
          <table:table-cell table:formula="of:=AVERAGE([.M3:.M11])" office:value-type="string" office:string-value="" calcext:value-type="error">
            <text:p>#REF!</text:p>
          </table:table-cell>
          <table:table-cell table:formula="of:=AVERAGE([.N3:.N11])" office:value-type="float" office:value="360.931050005187" calcext:value-type="float">
            <text:p>360.931050005187</text:p>
          </table:table-cell>
          <table:table-cell table:formula="of:=AVERAGE([.O3:.O11])" office:value-type="float" office:value="358.99373528893" calcext:value-type="float">
            <text:p>358.99373528893</text:p>
          </table:table-cell>
          <table:table-cell table:formula="of:=AVERAGE([.P3:.P11])" office:value-type="float" office:value="1664337.1980859" calcext:value-type="float">
            <text:p>1664337.1980859</text:p>
          </table:table-cell>
          <table:table-cell table:formula="of:=AVERAGE([.Q3:.Q11])" office:value-type="float" office:value="1000431.04455338" calcext:value-type="float">
            <text:p>1000431.04455338</text:p>
          </table:table-cell>
          <table:table-cell table:formula="of:=AVERAGE([.R3:.R11])" office:value-type="float" office:value="2426.766678338" calcext:value-type="float">
            <text:p>2426.766678338</text:p>
          </table:table-cell>
          <table:table-cell table:formula="of:=AVERAGE([.S3:.S11])" office:value-type="float" office:value="172.779873430854" calcext:value-type="float">
            <text:p>172.779873430854</text:p>
          </table:table-cell>
          <table:table-cell table:formula="of:=AVERAGE([.T3:.T11])" office:value-type="string" office:string-value="" calcext:value-type="error">
            <text:p>#REF!</text:p>
          </table:table-cell>
          <table:table-cell table:formula="of:=AVERAGE([.U3:.U11])" office:value-type="string" office:string-value="" calcext:value-type="error">
            <text:p>#REF!</text:p>
          </table:table-cell>
          <table:table-cell table:formula="of:=AVERAGE([.V3:.V11])" office:value-type="string" office:string-value="" calcext:value-type="error">
            <text:p>#REF!</text:p>
          </table:table-cell>
          <table:table-cell table:formula="of:=AVERAGE([.W3:.W11])" office:value-type="string" office:string-value="" calcext:value-type="error">
            <text:p>#REF!</text:p>
          </table:table-cell>
          <table:table-cell table:formula="of:=AVERAGE([.X3:.X11])" office:value-type="string" office:string-value="" calcext:value-type="error">
            <text:p>#REF!</text:p>
          </table:table-cell>
          <table:table-cell table:formula="of:=AVERAGE([.Y3:.Y11])" office:value-type="string" office:string-value="" calcext:value-type="error">
            <text:p>#REF!</text:p>
          </table:table-cell>
          <table:table-cell table:formula="of:=AVERAGE([.Z3:.Z11])" office:value-type="float" office:value="356.751776377218" calcext:value-type="float">
            <text:p>356.751776377218</text:p>
          </table:table-cell>
          <table:table-cell table:formula="of:=AVERAGE([.AA3:.AA11])" office:value-type="float" office:value="354.718986212263" calcext:value-type="float">
            <text:p>354.718986212263</text:p>
          </table:table-cell>
          <table:table-cell table:formula="of:=AVERAGE([.AB3:.AB11])" office:value-type="float" office:value="1590232.44794066" calcext:value-type="float">
            <text:p>1590232.44794066</text:p>
          </table:table-cell>
          <table:table-cell table:formula="of:=AVERAGE([.AC3:.AC11])" office:value-type="float" office:value="945931.249455338" calcext:value-type="float">
            <text:p>945931.249455338</text:p>
          </table:table-cell>
          <table:table-cell table:formula="of:=AVERAGE([.AD3:.AD11])" office:value-type="float" office:value="2424.56845238095" calcext:value-type="float">
            <text:p>2424.56845238095</text:p>
          </table:table-cell>
          <table:table-cell table:formula="of:=AVERAGE([.AE3:.AE11])" office:value-type="float" office:value="199.765022305218" calcext:value-type="float">
            <text:p>199.765022305218</text:p>
          </table:table-cell>
          <table:table-cell table:formula="of:=AVERAGE([.AF3:.AF11])" office:value-type="string" office:string-value="" calcext:value-type="error">
            <text:p>#REF!</text:p>
          </table:table-cell>
          <table:table-cell table:formula="of:=AVERAGE([.AG3:.AG11])" office:value-type="string" office:string-value="" calcext:value-type="error">
            <text:p>#REF!</text:p>
          </table:table-cell>
          <table:table-cell table:formula="of:=AVERAGE([.AH3:.AH11])" office:value-type="string" office:string-value="" calcext:value-type="error">
            <text:p>#REF!</text:p>
          </table:table-cell>
          <table:table-cell table:formula="of:=AVERAGE([.AI3:.AI11])" office:value-type="string" office:string-value="" calcext:value-type="error">
            <text:p>#REF!</text:p>
          </table:table-cell>
          <table:table-cell table:formula="of:=AVERAGE([.AJ3:.AJ11])" office:value-type="string" office:string-value="" calcext:value-type="error">
            <text:p>#REF!</text:p>
          </table:table-cell>
          <table:table-cell table:formula="of:=AVERAGE([.AK3:.AK11])" office:value-type="string" office:string-value="" calcext:value-type="error">
            <text:p>#REF!</text:p>
          </table:table-cell>
          <table:table-cell table:formula="of:=AVERAGE([.AL3:.AL11])" office:value-type="float" office:value="357.730271916174" calcext:value-type="float">
            <text:p>357.730271916174</text:p>
          </table:table-cell>
          <table:table-cell table:formula="of:=AVERAGE([.AM3:.AM11])" office:value-type="float" office:value="355.869029785247" calcext:value-type="float">
            <text:p>355.869029785247</text:p>
          </table:table-cell>
          <table:table-cell table:formula="of:=AVERAGE([.AN3:.AN11])" office:value-type="float" office:value="1721604.44565308" calcext:value-type="float">
            <text:p>1721604.44565308</text:p>
          </table:table-cell>
          <table:table-cell table:formula="of:=AVERAGE([.AO3:.AO11])" office:value-type="float" office:value="1030877.15613653" calcext:value-type="float">
            <text:p>1030877.15613653</text:p>
          </table:table-cell>
          <table:table-cell table:formula="of:=AVERAGE([.AP3:.AP11])" office:value-type="float" office:value="2421.22246083619" calcext:value-type="float">
            <text:p>2421.22246083619</text:p>
          </table:table-cell>
          <table:table-cell table:formula="of:=AVERAGE([.AQ3:.AQ11])" office:value-type="float" office:value="93.9714856312895" calcext:value-type="float">
            <text:p>93.9714856312895</text:p>
          </table:table-cell>
          <table:table-cell table:formula="of:=AVERAGE([.AR3:.AR11])" office:value-type="string" office:string-value="" calcext:value-type="error">
            <text:p>#REF!</text:p>
          </table:table-cell>
          <table:table-cell table:formula="of:=AVERAGE([.AS3:.AS11])" office:value-type="string" office:string-value="" calcext:value-type="error">
            <text:p>#REF!</text:p>
          </table:table-cell>
          <table:table-cell table:formula="of:=AVERAGE([.AT3:.AT11])" office:value-type="string" office:string-value="" calcext:value-type="error">
            <text:p>#REF!</text:p>
          </table:table-cell>
          <table:table-cell table:formula="of:=AVERAGE([.AU3:.AU11])" office:value-type="string" office:string-value="" calcext:value-type="error">
            <text:p>#REF!</text:p>
          </table:table-cell>
          <table:table-cell table:formula="of:=AVERAGE([.AV3:.AV11])" office:value-type="string" office:string-value="" calcext:value-type="error">
            <text:p>#REF!</text:p>
          </table:table-cell>
          <table:table-cell table:formula="of:=AVERAGE([.AW3:.AW11])" office:value-type="string" office:string-value="" calcext:value-type="error">
            <text:p>#REF!</text:p>
          </table:table-cell>
          <table:table-cell table:formula="of:=AVERAGE([.AX3:.AX11])" office:value-type="float" office:value="364.227438064114" calcext:value-type="float">
            <text:p>364.227438064114</text:p>
          </table:table-cell>
          <table:table-cell table:formula="of:=AVERAGE([.AY3:.AY11])" office:value-type="float" office:value="362.295056971678" calcext:value-type="float">
            <text:p>362.295056971678</text:p>
          </table:table-cell>
          <table:table-cell table:formula="of:=AVERAGE([.AZ3:.AZ11])" office:value-type="float" office:value="1771238.93740533" calcext:value-type="float">
            <text:p>1771238.93740533</text:p>
          </table:table-cell>
          <table:table-cell table:formula="of:=AVERAGE([.BA3:.BA11])" office:value-type="float" office:value="1065288.26561365" calcext:value-type="float">
            <text:p>1065288.26561365</text:p>
          </table:table-cell>
          <table:table-cell table:formula="of:=AVERAGE([.BB3:.BB11])" office:value-type="float" office:value="2419.37955052391" calcext:value-type="float">
            <text:p>2419.37955052391</text:p>
          </table:table-cell>
          <table:table-cell table:formula="of:=AVERAGE([.BC3:.BC11])" office:value-type="float" office:value="58.7795206971678" calcext:value-type="float">
            <text:p>58.7795206971678</text:p>
          </table:table-cell>
          <table:table-cell table:formula="of:=AVERAGE([.BD3:.BD11])" office:value-type="string" office:string-value="" calcext:value-type="error">
            <text:p>#REF!</text:p>
          </table:table-cell>
          <table:table-cell table:formula="of:=AVERAGE([.BE3:.BE11])" office:value-type="string" office:string-value="" calcext:value-type="error">
            <text:p>#REF!</text:p>
          </table:table-cell>
          <table:table-cell table:formula="of:=AVERAGE([.BF3:.BF11])" office:value-type="string" office:string-value="" calcext:value-type="error">
            <text:p>#REF!</text:p>
          </table:table-cell>
          <table:table-cell table:formula="of:=AVERAGE([.BG3:.BG11])" office:value-type="string" office:string-value="" calcext:value-type="error">
            <text:p>#REF!</text:p>
          </table:table-cell>
          <table:table-cell table:formula="of:=AVERAGE([.BH3:.BH11])" office:value-type="string" office:string-value="" calcext:value-type="error">
            <text:p>#REF!</text:p>
          </table:table-cell>
          <table:table-cell table:formula="of:=AVERAGE([.BI3:.BI11])" office:value-type="string" office:string-value="" calcext:value-type="error">
            <text:p>#REF!</text:p>
          </table:table-cell>
          <table:table-cell table:formula="of:=AVERAGE([.BJ3:.BJ11])" office:value-type="float" office:value="358.656247743542" calcext:value-type="float">
            <text:p>358.656247743542</text:p>
          </table:table-cell>
          <table:table-cell table:formula="of:=AVERAGE([.BK3:.BK11])" office:value-type="float" office:value="356.69109178338" calcext:value-type="float">
            <text:p>356.69109178338</text:p>
          </table:table-cell>
          <table:table-cell table:formula="of:=AVERAGE([.BL3:.BL11])" office:value-type="float" office:value="1745073.77038074" calcext:value-type="float">
            <text:p>1745073.77038074</text:p>
          </table:table-cell>
          <table:table-cell table:formula="of:=AVERAGE([.BM3:.BM11])" office:value-type="float" office:value="1036194.78496732" calcext:value-type="float">
            <text:p>1036194.78496732</text:p>
          </table:table-cell>
          <table:table-cell table:formula="of:=AVERAGE([.BN3:.BN11])" office:value-type="float" office:value="2423.83697219629" calcext:value-type="float">
            <text:p>2423.83697219629</text:p>
          </table:table-cell>
          <table:table-cell table:formula="of:=AVERAGE([.BO3:.BO11])" office:value-type="float" office:value="139.353703703704" calcext:value-type="float">
            <text:p>139.353703703704</text:p>
          </table:table-cell>
          <table:table-cell table:formula="of:=AVERAGE([.BP3:.BP11])" office:value-type="string" office:string-value="" calcext:value-type="error">
            <text:p>#REF!</text:p>
          </table:table-cell>
          <table:table-cell table:formula="of:=AVERAGE([.BQ3:.BQ11])" office:value-type="string" office:string-value="" calcext:value-type="error">
            <text:p>#REF!</text:p>
          </table:table-cell>
          <table:table-cell table:formula="of:=AVERAGE([.BR3:.BR11])" office:value-type="string" office:string-value="" calcext:value-type="error">
            <text:p>#REF!</text:p>
          </table:table-cell>
          <table:table-cell table:formula="of:=AVERAGE([.BS3:.BS11])" office:value-type="string" office:string-value="" calcext:value-type="error">
            <text:p>#REF!</text:p>
          </table:table-cell>
          <table:table-cell table:formula="of:=AVERAGE([.BT3:.BT11])" office:value-type="string" office:string-value="" calcext:value-type="error">
            <text:p>#REF!</text:p>
          </table:table-cell>
          <table:table-cell table:formula="of:=AVERAGE([.BU3:.BU11])" office:value-type="string" office:string-value="" calcext:value-type="error">
            <text:p>#REF!</text:p>
          </table:table-cell>
          <table:table-cell table:formula="of:=AVERAGE([.BV3:.BV11])" office:value-type="string" office:string-value="" calcext:value-type="error">
            <text:p>#REF!</text:p>
          </table:table-cell>
          <table:table-cell table:formula="of:=AVERAGE([.BW3:.BW11])" office:value-type="string" office:string-value="" calcext:value-type="error">
            <text:p>#REF!</text:p>
          </table:table-cell>
          <table:table-cell table:formula="of:=AVERAGE([.BX3:.BX11])" office:value-type="string" office:string-value="" calcext:value-type="error">
            <text:p>#REF!</text:p>
          </table:table-cell>
          <table:table-cell table:formula="of:=AVERAGE([.BY3:.BY11])" office:value-type="string" office:string-value="" calcext:value-type="error">
            <text:p>#REF!</text:p>
          </table:table-cell>
          <table:table-cell table:formula="of:=AVERAGE([.BZ3:.BZ11])" office:value-type="string" office:string-value="" calcext:value-type="error">
            <text:p>#REF!</text:p>
          </table:table-cell>
          <table:table-cell table:formula="of:=AVERAGE([.CA3:.CA11])" office:value-type="string" office:string-value="" calcext:value-type="error">
            <text:p>#REF!</text:p>
          </table:table-cell>
          <table:table-cell table:formula="of:=AVERAGE([.CB3:.CB11])" office:value-type="string" office:string-value="" calcext:value-type="error">
            <text:p>#REF!</text:p>
          </table:table-cell>
          <table:table-cell table:formula="of:=AVERAGE([.CC3:.CC11])" office:value-type="string" office:string-value="" calcext:value-type="error">
            <text:p>#REF!</text:p>
          </table:table-cell>
          <table:table-cell table:formula="of:=AVERAGE([.CD3:.CD11])" office:value-type="string" office:string-value="" calcext:value-type="error">
            <text:p>#REF!</text:p>
          </table:table-cell>
          <table:table-cell table:formula="of:=AVERAGE([.CE3:.CE11])" office:value-type="string" office:string-value="" calcext:value-type="error">
            <text:p>#REF!</text:p>
          </table:table-cell>
          <table:table-cell table:formula="of:=AVERAGE([.CF3:.CF11])" office:value-type="string" office:string-value="" calcext:value-type="error">
            <text:p>#REF!</text:p>
          </table:table-cell>
          <table:table-cell table:formula="of:=AVERAGE([.CG3:.CG11])" office:value-type="string" office:string-value="" calcext:value-type="error">
            <text:p>#REF!</text:p>
          </table:table-cell>
          <table:table-cell table:formula="of:=AVERAGE([.CH3:.CH11])" office:value-type="string" office:string-value="" calcext:value-type="error">
            <text:p>#REF!</text:p>
          </table:table-cell>
          <table:table-cell table:formula="of:=AVERAGE([.CI3:.CI11])" office:value-type="string" office:string-value="" calcext:value-type="error">
            <text:p>#REF!</text:p>
          </table:table-cell>
          <table:table-cell table:formula="of:=AVERAGE([.CJ3:.CJ11])" office:value-type="string" office:string-value="" calcext:value-type="error">
            <text:p>#REF!</text:p>
          </table:table-cell>
          <table:table-cell table:formula="of:=AVERAGE([.CK3:.CK11])" office:value-type="string" office:string-value="" calcext:value-type="error">
            <text:p>#REF!</text:p>
          </table:table-cell>
          <table:table-cell table:formula="of:=AVERAGE([.CL3:.CL11])" office:value-type="string" office:string-value="" calcext:value-type="error">
            <text:p>#REF!</text:p>
          </table:table-cell>
          <table:table-cell table:formula="of:=AVERAGE([.CM3:.CM11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DEV</text:p>
          </table:table-cell>
          <table:table-cell table:formula="of:=STDEV([.B3:.B11])" office:value-type="float" office:value="306.439702700806" calcext:value-type="float">
            <text:p>306.439702700806</text:p>
          </table:table-cell>
          <table:table-cell table:formula="of:=STDEV([.C3:.C11])" office:value-type="float" office:value="307.429779713354" calcext:value-type="float">
            <text:p>307.429779713354</text:p>
          </table:table-cell>
          <table:table-cell table:formula="of:=STDEV([.D3:.D11])" office:value-type="float" office:value="3341345.96614492" calcext:value-type="float">
            <text:p>3341345.96614492</text:p>
          </table:table-cell>
          <table:table-cell table:formula="of:=STDEV([.E3:.E11])" office:value-type="float" office:value="2552665.72096633" calcext:value-type="float">
            <text:p>2552665.72096633</text:p>
          </table:table-cell>
          <table:table-cell table:formula="of:=STDEV([.F3:.F11])" office:value-type="float" office:value="2670.95327680059" calcext:value-type="float">
            <text:p>2670.95327680059</text:p>
          </table:table-cell>
          <table:table-cell table:formula="of:=STDEV([.G3:.G11])" office:value-type="float" office:value="0" calcext:value-type="float">
            <text:p>0</text:p>
          </table:table-cell>
          <table:table-cell table:formula="of:=STDEV([.H3:.H11])" office:value-type="string" office:string-value="" calcext:value-type="error">
            <text:p>#REF!</text:p>
          </table:table-cell>
          <table:table-cell table:formula="of:=STDEV([.I3:.I11])" office:value-type="string" office:string-value="" calcext:value-type="error">
            <text:p>#REF!</text:p>
          </table:table-cell>
          <table:table-cell table:formula="of:=STDEV([.J3:.J11])" office:value-type="string" office:string-value="" calcext:value-type="error">
            <text:p>#REF!</text:p>
          </table:table-cell>
          <table:table-cell table:formula="of:=STDEV([.K3:.K11])" office:value-type="string" office:string-value="" calcext:value-type="error">
            <text:p>#REF!</text:p>
          </table:table-cell>
          <table:table-cell table:formula="of:=STDEV([.L3:.L11])" office:value-type="string" office:string-value="" calcext:value-type="error">
            <text:p>#REF!</text:p>
          </table:table-cell>
          <table:table-cell table:formula="of:=STDEV([.M3:.M11])" office:value-type="string" office:string-value="" calcext:value-type="error">
            <text:p>#REF!</text:p>
          </table:table-cell>
          <table:table-cell table:formula="of:=STDEV([.N3:.N11])" office:value-type="float" office:value="309.242468286407" calcext:value-type="float">
            <text:p>309.242468286407</text:p>
          </table:table-cell>
          <table:table-cell table:formula="of:=STDEV([.O3:.O11])" office:value-type="float" office:value="310.148575226558" calcext:value-type="float">
            <text:p>310.148575226558</text:p>
          </table:table-cell>
          <table:table-cell table:formula="of:=STDEV([.P3:.P11])" office:value-type="float" office:value="3061073.419218" calcext:value-type="float">
            <text:p>3061073.419218</text:p>
          </table:table-cell>
          <table:table-cell table:formula="of:=STDEV([.Q3:.Q11])" office:value-type="float" office:value="2278052.35356235" calcext:value-type="float">
            <text:p>2278052.35356235</text:p>
          </table:table-cell>
          <table:table-cell table:formula="of:=STDEV([.R3:.R11])" office:value-type="float" office:value="2659.44390247586" calcext:value-type="float">
            <text:p>2659.44390247586</text:p>
          </table:table-cell>
          <table:table-cell table:formula="of:=STDEV([.S3:.S11])" office:value-type="float" office:value="248.480781110185" calcext:value-type="float">
            <text:p>248.480781110185</text:p>
          </table:table-cell>
          <table:table-cell table:formula="of:=STDEV([.T3:.T11])" office:value-type="string" office:string-value="" calcext:value-type="error">
            <text:p>#REF!</text:p>
          </table:table-cell>
          <table:table-cell table:formula="of:=STDEV([.U3:.U11])" office:value-type="string" office:string-value="" calcext:value-type="error">
            <text:p>#REF!</text:p>
          </table:table-cell>
          <table:table-cell table:formula="of:=STDEV([.V3:.V11])" office:value-type="string" office:string-value="" calcext:value-type="error">
            <text:p>#REF!</text:p>
          </table:table-cell>
          <table:table-cell table:formula="of:=STDEV([.W3:.W11])" office:value-type="string" office:string-value="" calcext:value-type="error">
            <text:p>#REF!</text:p>
          </table:table-cell>
          <table:table-cell table:formula="of:=STDEV([.X3:.X11])" office:value-type="string" office:string-value="" calcext:value-type="error">
            <text:p>#REF!</text:p>
          </table:table-cell>
          <table:table-cell table:formula="of:=STDEV([.Y3:.Y11])" office:value-type="string" office:string-value="" calcext:value-type="error">
            <text:p>#REF!</text:p>
          </table:table-cell>
          <table:table-cell table:formula="of:=STDEV([.Z3:.Z11])" office:value-type="float" office:value="304.649619840212" calcext:value-type="float">
            <text:p>304.649619840212</text:p>
          </table:table-cell>
          <table:table-cell table:formula="of:=STDEV([.AA3:.AA11])" office:value-type="float" office:value="305.53039726063" calcext:value-type="float">
            <text:p>305.53039726063</text:p>
          </table:table-cell>
          <table:table-cell table:formula="of:=STDEV([.AB3:.AB11])" office:value-type="float" office:value="2895671.97032797" calcext:value-type="float">
            <text:p>2895671.97032797</text:p>
          </table:table-cell>
          <table:table-cell table:formula="of:=STDEV([.AC3:.AC11])" office:value-type="float" office:value="2149985.99266559" calcext:value-type="float">
            <text:p>2149985.99266559</text:p>
          </table:table-cell>
          <table:table-cell table:formula="of:=STDEV([.AD3:.AD11])" office:value-type="float" office:value="2654.41102660796" calcext:value-type="float">
            <text:p>2654.41102660796</text:p>
          </table:table-cell>
          <table:table-cell table:formula="of:=STDEV([.AE3:.AE11])" office:value-type="float" office:value="328.943040862498" calcext:value-type="float">
            <text:p>328.943040862498</text:p>
          </table:table-cell>
          <table:table-cell table:formula="of:=STDEV([.AF3:.AF11])" office:value-type="string" office:string-value="" calcext:value-type="error">
            <text:p>#REF!</text:p>
          </table:table-cell>
          <table:table-cell table:formula="of:=STDEV([.AG3:.AG11])" office:value-type="string" office:string-value="" calcext:value-type="error">
            <text:p>#REF!</text:p>
          </table:table-cell>
          <table:table-cell table:formula="of:=STDEV([.AH3:.AH11])" office:value-type="string" office:string-value="" calcext:value-type="error">
            <text:p>#REF!</text:p>
          </table:table-cell>
          <table:table-cell table:formula="of:=STDEV([.AI3:.AI11])" office:value-type="string" office:string-value="" calcext:value-type="error">
            <text:p>#REF!</text:p>
          </table:table-cell>
          <table:table-cell table:formula="of:=STDEV([.AJ3:.AJ11])" office:value-type="string" office:string-value="" calcext:value-type="error">
            <text:p>#REF!</text:p>
          </table:table-cell>
          <table:table-cell table:formula="of:=STDEV([.AK3:.AK11])" office:value-type="string" office:string-value="" calcext:value-type="error">
            <text:p>#REF!</text:p>
          </table:table-cell>
          <table:table-cell table:formula="of:=STDEV([.AL3:.AL11])" office:value-type="float" office:value="305.900819212219" calcext:value-type="float">
            <text:p>305.900819212219</text:p>
          </table:table-cell>
          <table:table-cell table:formula="of:=STDEV([.AM3:.AM11])" office:value-type="float" office:value="306.764732932168" calcext:value-type="float">
            <text:p>306.764732932168</text:p>
          </table:table-cell>
          <table:table-cell table:formula="of:=STDEV([.AN3:.AN11])" office:value-type="float" office:value="3188150.33126627" calcext:value-type="float">
            <text:p>3188150.33126627</text:p>
          </table:table-cell>
          <table:table-cell table:formula="of:=STDEV([.AO3:.AO11])" office:value-type="float" office:value="2361053.95848653" calcext:value-type="float">
            <text:p>2361053.95848653</text:p>
          </table:table-cell>
          <table:table-cell table:formula="of:=STDEV([.AP3:.AP11])" office:value-type="float" office:value="2662.03803659879" calcext:value-type="float">
            <text:p>2662.03803659879</text:p>
          </table:table-cell>
          <table:table-cell table:formula="of:=STDEV([.AQ3:.AQ11])" office:value-type="float" office:value="120.749531909632" calcext:value-type="float">
            <text:p>120.749531909632</text:p>
          </table:table-cell>
          <table:table-cell table:formula="of:=STDEV([.AR3:.AR11])" office:value-type="string" office:string-value="" calcext:value-type="error">
            <text:p>#REF!</text:p>
          </table:table-cell>
          <table:table-cell table:formula="of:=STDEV([.AS3:.AS11])" office:value-type="string" office:string-value="" calcext:value-type="error">
            <text:p>#REF!</text:p>
          </table:table-cell>
          <table:table-cell table:formula="of:=STDEV([.AT3:.AT11])" office:value-type="string" office:string-value="" calcext:value-type="error">
            <text:p>#REF!</text:p>
          </table:table-cell>
          <table:table-cell table:formula="of:=STDEV([.AU3:.AU11])" office:value-type="string" office:string-value="" calcext:value-type="error">
            <text:p>#REF!</text:p>
          </table:table-cell>
          <table:table-cell table:formula="of:=STDEV([.AV3:.AV11])" office:value-type="string" office:string-value="" calcext:value-type="error">
            <text:p>#REF!</text:p>
          </table:table-cell>
          <table:table-cell table:formula="of:=STDEV([.AW3:.AW11])" office:value-type="string" office:string-value="" calcext:value-type="error">
            <text:p>#REF!</text:p>
          </table:table-cell>
          <table:table-cell table:formula="of:=STDEV([.AX3:.AX11])" office:value-type="float" office:value="308.372627849522" calcext:value-type="float">
            <text:p>308.372627849522</text:p>
          </table:table-cell>
          <table:table-cell table:formula="of:=STDEV([.AY3:.AY11])" office:value-type="float" office:value="309.278429681886" calcext:value-type="float">
            <text:p>309.278429681886</text:p>
          </table:table-cell>
          <table:table-cell table:formula="of:=STDEV([.AZ3:.AZ11])" office:value-type="float" office:value="3207894.72416822" calcext:value-type="float">
            <text:p>3207894.72416822</text:p>
          </table:table-cell>
          <table:table-cell table:formula="of:=STDEV([.BA3:.BA11])" office:value-type="float" office:value="2426504.96313094" calcext:value-type="float">
            <text:p>2426504.96313094</text:p>
          </table:table-cell>
          <table:table-cell table:formula="of:=STDEV([.BB3:.BB11])" office:value-type="float" office:value="2668.78264742995" calcext:value-type="float">
            <text:p>2668.78264742995</text:p>
          </table:table-cell>
          <table:table-cell table:formula="of:=STDEV([.BC3:.BC11])" office:value-type="float" office:value="80.283045469219" calcext:value-type="float">
            <text:p>80.283045469219</text:p>
          </table:table-cell>
          <table:table-cell table:formula="of:=STDEV([.BD3:.BD11])" office:value-type="string" office:string-value="" calcext:value-type="error">
            <text:p>#REF!</text:p>
          </table:table-cell>
          <table:table-cell table:formula="of:=STDEV([.BE3:.BE11])" office:value-type="string" office:string-value="" calcext:value-type="error">
            <text:p>#REF!</text:p>
          </table:table-cell>
          <table:table-cell table:formula="of:=STDEV([.BF3:.BF11])" office:value-type="string" office:string-value="" calcext:value-type="error">
            <text:p>#REF!</text:p>
          </table:table-cell>
          <table:table-cell table:formula="of:=STDEV([.BG3:.BG11])" office:value-type="string" office:string-value="" calcext:value-type="error">
            <text:p>#REF!</text:p>
          </table:table-cell>
          <table:table-cell table:formula="of:=STDEV([.BH3:.BH11])" office:value-type="string" office:string-value="" calcext:value-type="error">
            <text:p>#REF!</text:p>
          </table:table-cell>
          <table:table-cell table:formula="of:=STDEV([.BI3:.BI11])" office:value-type="string" office:string-value="" calcext:value-type="error">
            <text:p>#REF!</text:p>
          </table:table-cell>
          <table:table-cell table:formula="of:=STDEV([.BJ3:.BJ11])" office:value-type="float" office:value="308.847975817646" calcext:value-type="float">
            <text:p>308.847975817646</text:p>
          </table:table-cell>
          <table:table-cell table:formula="of:=STDEV([.BK3:.BK11])" office:value-type="float" office:value="309.729692510813" calcext:value-type="float">
            <text:p>309.729692510813</text:p>
          </table:table-cell>
          <table:table-cell table:formula="of:=STDEV([.BL3:.BL11])" office:value-type="float" office:value="3275666.59462869" calcext:value-type="float">
            <text:p>3275666.59462869</text:p>
          </table:table-cell>
          <table:table-cell table:formula="of:=STDEV([.BM3:.BM11])" office:value-type="float" office:value="2396254.44247426" calcext:value-type="float">
            <text:p>2396254.44247426</text:p>
          </table:table-cell>
          <table:table-cell table:formula="of:=STDEV([.BN3:.BN11])" office:value-type="float" office:value="2666.33533303292" calcext:value-type="float">
            <text:p>2666.33533303292</text:p>
          </table:table-cell>
          <table:table-cell table:formula="of:=STDEV([.BO3:.BO11])" office:value-type="float" office:value="219.863952919095" calcext:value-type="float">
            <text:p>219.863952919095</text:p>
          </table:table-cell>
          <table:table-cell table:formula="of:=STDEV([.BP3:.BP11])" office:value-type="string" office:string-value="" calcext:value-type="error">
            <text:p>#REF!</text:p>
          </table:table-cell>
          <table:table-cell table:formula="of:=STDEV([.BQ3:.BQ11])" office:value-type="string" office:string-value="" calcext:value-type="error">
            <text:p>#REF!</text:p>
          </table:table-cell>
          <table:table-cell table:formula="of:=STDEV([.BR3:.BR11])" office:value-type="string" office:string-value="" calcext:value-type="error">
            <text:p>#REF!</text:p>
          </table:table-cell>
          <table:table-cell table:formula="of:=STDEV([.BS3:.BS11])" office:value-type="string" office:string-value="" calcext:value-type="error">
            <text:p>#REF!</text:p>
          </table:table-cell>
          <table:table-cell table:formula="of:=STDEV([.BT3:.BT11])" office:value-type="string" office:string-value="" calcext:value-type="error">
            <text:p>#REF!</text:p>
          </table:table-cell>
          <table:table-cell table:formula="of:=STDEV([.BU3:.BU11])" office:value-type="string" office:string-value="" calcext:value-type="error">
            <text:p>#REF!</text:p>
          </table:table-cell>
          <table:table-cell table:formula="of:=STDEV([.BV3:.BV11])" office:value-type="string" office:string-value="" calcext:value-type="error">
            <text:p>#REF!</text:p>
          </table:table-cell>
          <table:table-cell table:formula="of:=STDEV([.BW3:.BW11])" office:value-type="string" office:string-value="" calcext:value-type="error">
            <text:p>#REF!</text:p>
          </table:table-cell>
          <table:table-cell table:formula="of:=STDEV([.BX3:.BX11])" office:value-type="string" office:string-value="" calcext:value-type="error">
            <text:p>#REF!</text:p>
          </table:table-cell>
          <table:table-cell table:formula="of:=STDEV([.BY3:.BY11])" office:value-type="string" office:string-value="" calcext:value-type="error">
            <text:p>#REF!</text:p>
          </table:table-cell>
          <table:table-cell table:formula="of:=STDEV([.BZ3:.BZ11])" office:value-type="string" office:string-value="" calcext:value-type="error">
            <text:p>#REF!</text:p>
          </table:table-cell>
          <table:table-cell table:formula="of:=STDEV([.CA3:.CA11])" office:value-type="string" office:string-value="" calcext:value-type="error">
            <text:p>#REF!</text:p>
          </table:table-cell>
          <table:table-cell table:formula="of:=STDEV([.CB3:.CB11])" office:value-type="string" office:string-value="" calcext:value-type="error">
            <text:p>#REF!</text:p>
          </table:table-cell>
          <table:table-cell table:formula="of:=STDEV([.CC3:.CC11])" office:value-type="string" office:string-value="" calcext:value-type="error">
            <text:p>#REF!</text:p>
          </table:table-cell>
          <table:table-cell table:formula="of:=STDEV([.CD3:.CD11])" office:value-type="string" office:string-value="" calcext:value-type="error">
            <text:p>#REF!</text:p>
          </table:table-cell>
          <table:table-cell table:formula="of:=STDEV([.CE3:.CE11])" office:value-type="string" office:string-value="" calcext:value-type="error">
            <text:p>#REF!</text:p>
          </table:table-cell>
          <table:table-cell table:formula="of:=STDEV([.CF3:.CF11])" office:value-type="string" office:string-value="" calcext:value-type="error">
            <text:p>#REF!</text:p>
          </table:table-cell>
          <table:table-cell table:formula="of:=STDEV([.CG3:.CG11])" office:value-type="string" office:string-value="" calcext:value-type="error">
            <text:p>#REF!</text:p>
          </table:table-cell>
          <table:table-cell table:formula="of:=STDEV([.CH3:.CH11])" office:value-type="string" office:string-value="" calcext:value-type="error">
            <text:p>#REF!</text:p>
          </table:table-cell>
          <table:table-cell table:formula="of:=STDEV([.CI3:.CI11])" office:value-type="string" office:string-value="" calcext:value-type="error">
            <text:p>#REF!</text:p>
          </table:table-cell>
          <table:table-cell table:formula="of:=STDEV([.CJ3:.CJ11])" office:value-type="string" office:string-value="" calcext:value-type="error">
            <text:p>#REF!</text:p>
          </table:table-cell>
          <table:table-cell table:formula="of:=STDEV([.CK3:.CK11])" office:value-type="string" office:string-value="" calcext:value-type="error">
            <text:p>#REF!</text:p>
          </table:table-cell>
          <table:table-cell table:formula="of:=STDEV([.CL3:.CL11])" office:value-type="string" office:string-value="" calcext:value-type="error">
            <text:p>#REF!</text:p>
          </table:table-cell>
          <table:table-cell table:formula="of:=STDEV([.CM3:.CM11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DST</text:p>
          </table:table-cell>
          <table:table-cell table:number-matrix-columns-spanned="1" table:number-matrix-rows-spanned="1" table:formula="of:=SUM(([.B3:.B11]-[.$BV3:.$BV11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C3:.C11]-[.$BW3:.$BW11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D3:.D11]-[.$BX3:.$BX11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E3:.E11]-[.$BY3:.$BY11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F3:.F11]-[.$BZ3:.$BZ11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G3:.G11]-[.$CA3:.$CA11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H3:.H11]-[.$BV3:.$BV11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I3:.I11]-[.$BW3:.$BW11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J3:.J11]-[.$BX3:.$BX11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K3:.K11]-[.$BY3:.$BY11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L3:.L11]-[.$BZ3:.$BZ11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M3:.M11]-[.$CA3:.$CA11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N3:.N11]-[.$BV3:.$BV11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O3:.O11]-[.$BW3:.$BW11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P3:.P11]-[.$BX3:.$BX11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Q3:.Q11]-[.$BY3:.$BY11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R3:.R11]-[.$BZ3:.$BZ11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S3:.S11]-[.$CA3:.$CA11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T3:.T11]-[.$BV3:.$BV11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U3:.U11]-[.$BW3:.$BW11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V3:.V11]-[.$BX3:.$BX11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W3:.W11]-[.$BY3:.$BY11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X3:.X11]-[.$BZ3:.$BZ11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Y3:.Y11]-[.$CA3:.$CA11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Z3:.Z11]-[.$BV3:.$BV11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AA3:.AA11]-[.$BW3:.$BW11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AB3:.AB11]-[.$BX3:.$BX11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AC3:.AC11]-[.$BY3:.$BY11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AD3:.AD11]-[.$BZ3:.$BZ11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AE3:.AE11]-[.$CA3:.$CA11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AF3:.AF11]-[.$BV3:.$BV11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AG3:.AG11]-[.$BW3:.$BW11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AH3:.AH11]-[.$BX3:.$BX11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AI3:.AI11]-[.$BY3:.$BY11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AJ3:.AJ11]-[.$BZ3:.$BZ11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AK3:.AK11]-[.$CA3:.$CA11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AL3:.AL11]-[.$BV3:.$BV11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AM3:.AM11]-[.$BW3:.$BW11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AN3:.AN11]-[.$BX3:.$BX11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AO3:.AO11]-[.$BY3:.$BY11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AP3:.AP11]-[.$BZ3:.$BZ11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AQ3:.AQ11]-[.$CA3:.$CA11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AR3:.AR11]-[.$BV3:.$BV11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AS3:.AS11]-[.$BW3:.$BW11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AT3:.AT11]-[.$BX3:.$BX11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AU3:.AU11]-[.$BY3:.$BY11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AV3:.AV11]-[.$BZ3:.$BZ11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AW3:.AW11]-[.$CA3:.$CA11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AX3:.AX11]-[.$BV3:.$BV11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AY3:.AY11]-[.$BW3:.$BW11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AZ3:.AZ11]-[.$BX3:.$BX11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BA3:.BA11]-[.$BY3:.$BY11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BB3:.BB11]-[.$BZ3:.$BZ11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BC3:.BC11]-[.$CA3:.$CA11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BD3:.BD11]-[.$BV3:.$BV11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BE3:.BE11]-[.$BW3:.$BW11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BF3:.BF11]-[.$BX3:.$BX11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BG3:.BG11]-[.$BY3:.$BY11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BH3:.BH11]-[.$BZ3:.$BZ11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BI3:.BI11]-[.$CA3:.$CA11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BJ3:.BJ11]-[.$BV3:.$BV11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BK3:.BK11]-[.$BW3:.$BW11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BL3:.BL11]-[.$BX3:.$BX11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BM3:.BM11]-[.$BY3:.$BY11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BN3:.BN11]-[.$BZ3:.$BZ11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BO3:.BO11]-[.$CA3:.$CA11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BP3:.BP11]-[.$BV3:.$BV11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BQ3:.BQ11]-[.$BW3:.$BW11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BR3:.BR11]-[.$BX3:.$BX11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BS3:.BS11]-[.$BY3:.$BY11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BT3:.BT11]-[.$BZ3:.$BZ11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BU3:.BU11]-[.$CA3:.$CA11])^2)^0.5" office:value-type="string" office:string-value="" calcext:value-type="error">
            <text:p>#NUM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EST</text:p>
          </table:table-cell>
          <table:table-cell table:number-matrix-columns-spanned="1" table:number-matrix-rows-spanned="1" table:formula="of:=SUM([.B3:.B11]=[.$BV3:.$BV11])" office:value-type="string" office:string-value="" calcext:value-type="error">
            <text:p>#REF!</text:p>
          </table:table-cell>
          <table:table-cell table:number-matrix-columns-spanned="1" table:number-matrix-rows-spanned="1" table:formula="of:=SUM([.C3:.C11]=[.$BW3:.$BW11])" office:value-type="string" office:string-value="" calcext:value-type="error">
            <text:p>#REF!</text:p>
          </table:table-cell>
          <table:table-cell table:number-matrix-columns-spanned="1" table:number-matrix-rows-spanned="1" table:formula="of:=SUM([.D3:.D11]=[.$BX3:.$BX11])" office:value-type="string" office:string-value="" calcext:value-type="error">
            <text:p>#REF!</text:p>
          </table:table-cell>
          <table:table-cell table:number-matrix-columns-spanned="1" table:number-matrix-rows-spanned="1" table:formula="of:=SUM([.E3:.E11]=[.$BY3:.$BY11])" office:value-type="string" office:string-value="" calcext:value-type="error">
            <text:p>#REF!</text:p>
          </table:table-cell>
          <table:table-cell table:number-matrix-columns-spanned="1" table:number-matrix-rows-spanned="1" table:formula="of:=SUM([.F3:.F11]=[.$BZ3:.$BZ11])" office:value-type="string" office:string-value="" calcext:value-type="error">
            <text:p>#REF!</text:p>
          </table:table-cell>
          <table:table-cell table:number-matrix-columns-spanned="1" table:number-matrix-rows-spanned="1" table:formula="of:=SUM([.G3:.G11]=[.$CA3:.$CA11])" office:value-type="string" office:string-value="" calcext:value-type="error">
            <text:p>#REF!</text:p>
          </table:table-cell>
          <table:table-cell table:number-matrix-columns-spanned="1" table:number-matrix-rows-spanned="1" table:formula="of:=SUM([.H3:.H11]=[.$BV3:.$BV11])" office:value-type="string" office:string-value="" calcext:value-type="error">
            <text:p>#REF!</text:p>
          </table:table-cell>
          <table:table-cell table:number-matrix-columns-spanned="1" table:number-matrix-rows-spanned="1" table:formula="of:=SUM([.I3:.I11]=[.$BW3:.$BW11])" office:value-type="string" office:string-value="" calcext:value-type="error">
            <text:p>#REF!</text:p>
          </table:table-cell>
          <table:table-cell table:number-matrix-columns-spanned="1" table:number-matrix-rows-spanned="1" table:formula="of:=SUM([.J3:.J11]=[.$BX3:.$BX11])" office:value-type="string" office:string-value="" calcext:value-type="error">
            <text:p>#REF!</text:p>
          </table:table-cell>
          <table:table-cell table:number-matrix-columns-spanned="1" table:number-matrix-rows-spanned="1" table:formula="of:=SUM([.K3:.K11]=[.$BY3:.$BY11])" office:value-type="string" office:string-value="" calcext:value-type="error">
            <text:p>#REF!</text:p>
          </table:table-cell>
          <table:table-cell table:number-matrix-columns-spanned="1" table:number-matrix-rows-spanned="1" table:formula="of:=SUM([.L3:.L11]=[.$BZ3:.$BZ11])" office:value-type="string" office:string-value="" calcext:value-type="error">
            <text:p>#REF!</text:p>
          </table:table-cell>
          <table:table-cell table:number-matrix-columns-spanned="1" table:number-matrix-rows-spanned="1" table:formula="of:=SUM([.M3:.M11]=[.$CA3:.$CA11])" office:value-type="string" office:string-value="" calcext:value-type="error">
            <text:p>#REF!</text:p>
          </table:table-cell>
          <table:table-cell table:number-matrix-columns-spanned="1" table:number-matrix-rows-spanned="1" table:formula="of:=SUM([.N3:.N11]=[.$BV3:.$BV11])" office:value-type="string" office:string-value="" calcext:value-type="error">
            <text:p>#REF!</text:p>
          </table:table-cell>
          <table:table-cell table:number-matrix-columns-spanned="1" table:number-matrix-rows-spanned="1" table:formula="of:=SUM([.O3:.O11]=[.$BW3:.$BW11])" office:value-type="string" office:string-value="" calcext:value-type="error">
            <text:p>#REF!</text:p>
          </table:table-cell>
          <table:table-cell table:number-matrix-columns-spanned="1" table:number-matrix-rows-spanned="1" table:formula="of:=SUM([.P3:.P11]=[.$BX3:.$BX11])" office:value-type="string" office:string-value="" calcext:value-type="error">
            <text:p>#REF!</text:p>
          </table:table-cell>
          <table:table-cell table:number-matrix-columns-spanned="1" table:number-matrix-rows-spanned="1" table:formula="of:=SUM([.Q3:.Q11]=[.$BY3:.$BY11])" office:value-type="string" office:string-value="" calcext:value-type="error">
            <text:p>#REF!</text:p>
          </table:table-cell>
          <table:table-cell table:number-matrix-columns-spanned="1" table:number-matrix-rows-spanned="1" table:formula="of:=SUM([.R3:.R11]=[.$BZ3:.$BZ11])" office:value-type="string" office:string-value="" calcext:value-type="error">
            <text:p>#REF!</text:p>
          </table:table-cell>
          <table:table-cell table:number-matrix-columns-spanned="1" table:number-matrix-rows-spanned="1" table:formula="of:=SUM([.S3:.S11]=[.$CA3:.$CA11])" office:value-type="string" office:string-value="" calcext:value-type="error">
            <text:p>#REF!</text:p>
          </table:table-cell>
          <table:table-cell table:number-matrix-columns-spanned="1" table:number-matrix-rows-spanned="1" table:formula="of:=SUM([.T3:.T11]=[.$BV3:.$BV11])" office:value-type="string" office:string-value="" calcext:value-type="error">
            <text:p>#REF!</text:p>
          </table:table-cell>
          <table:table-cell table:number-matrix-columns-spanned="1" table:number-matrix-rows-spanned="1" table:formula="of:=SUM([.U3:.U11]=[.$BW3:.$BW11])" office:value-type="string" office:string-value="" calcext:value-type="error">
            <text:p>#REF!</text:p>
          </table:table-cell>
          <table:table-cell table:number-matrix-columns-spanned="1" table:number-matrix-rows-spanned="1" table:formula="of:=SUM([.V3:.V11]=[.$BX3:.$BX11])" office:value-type="string" office:string-value="" calcext:value-type="error">
            <text:p>#REF!</text:p>
          </table:table-cell>
          <table:table-cell table:number-matrix-columns-spanned="1" table:number-matrix-rows-spanned="1" table:formula="of:=SUM([.W3:.W11]=[.$BY3:.$BY11])" office:value-type="string" office:string-value="" calcext:value-type="error">
            <text:p>#REF!</text:p>
          </table:table-cell>
          <table:table-cell table:number-matrix-columns-spanned="1" table:number-matrix-rows-spanned="1" table:formula="of:=SUM([.X3:.X11]=[.$BZ3:.$BZ11])" office:value-type="string" office:string-value="" calcext:value-type="error">
            <text:p>#REF!</text:p>
          </table:table-cell>
          <table:table-cell table:number-matrix-columns-spanned="1" table:number-matrix-rows-spanned="1" table:formula="of:=SUM([.Y3:.Y11]=[.$CA3:.$CA11])" office:value-type="string" office:string-value="" calcext:value-type="error">
            <text:p>#REF!</text:p>
          </table:table-cell>
          <table:table-cell table:number-matrix-columns-spanned="1" table:number-matrix-rows-spanned="1" table:formula="of:=SUM([.Z3:.Z11]=[.$BV3:.$BV11])" office:value-type="string" office:string-value="" calcext:value-type="error">
            <text:p>#REF!</text:p>
          </table:table-cell>
          <table:table-cell table:number-matrix-columns-spanned="1" table:number-matrix-rows-spanned="1" table:formula="of:=SUM([.AA3:.AA11]=[.$BW3:.$BW11])" office:value-type="string" office:string-value="" calcext:value-type="error">
            <text:p>#REF!</text:p>
          </table:table-cell>
          <table:table-cell table:number-matrix-columns-spanned="1" table:number-matrix-rows-spanned="1" table:formula="of:=SUM([.AB3:.AB11]=[.$BX3:.$BX11])" office:value-type="string" office:string-value="" calcext:value-type="error">
            <text:p>#REF!</text:p>
          </table:table-cell>
          <table:table-cell table:number-matrix-columns-spanned="1" table:number-matrix-rows-spanned="1" table:formula="of:=SUM([.AC3:.AC11]=[.$BY3:.$BY11])" office:value-type="string" office:string-value="" calcext:value-type="error">
            <text:p>#REF!</text:p>
          </table:table-cell>
          <table:table-cell table:number-matrix-columns-spanned="1" table:number-matrix-rows-spanned="1" table:formula="of:=SUM([.AD3:.AD11]=[.$BZ3:.$BZ11])" office:value-type="string" office:string-value="" calcext:value-type="error">
            <text:p>#REF!</text:p>
          </table:table-cell>
          <table:table-cell table:number-matrix-columns-spanned="1" table:number-matrix-rows-spanned="1" table:formula="of:=SUM([.AE3:.AE11]=[.$CA3:.$CA11])" office:value-type="string" office:string-value="" calcext:value-type="error">
            <text:p>#REF!</text:p>
          </table:table-cell>
          <table:table-cell table:number-matrix-columns-spanned="1" table:number-matrix-rows-spanned="1" table:formula="of:=SUM([.AF3:.AF11]=[.$BV3:.$BV11])" office:value-type="string" office:string-value="" calcext:value-type="error">
            <text:p>#REF!</text:p>
          </table:table-cell>
          <table:table-cell table:number-matrix-columns-spanned="1" table:number-matrix-rows-spanned="1" table:formula="of:=SUM([.AG3:.AG11]=[.$BW3:.$BW11])" office:value-type="string" office:string-value="" calcext:value-type="error">
            <text:p>#REF!</text:p>
          </table:table-cell>
          <table:table-cell table:number-matrix-columns-spanned="1" table:number-matrix-rows-spanned="1" table:formula="of:=SUM([.AH3:.AH11]=[.$BX3:.$BX11])" office:value-type="string" office:string-value="" calcext:value-type="error">
            <text:p>#REF!</text:p>
          </table:table-cell>
          <table:table-cell table:number-matrix-columns-spanned="1" table:number-matrix-rows-spanned="1" table:formula="of:=SUM([.AI3:.AI11]=[.$BY3:.$BY11])" office:value-type="string" office:string-value="" calcext:value-type="error">
            <text:p>#REF!</text:p>
          </table:table-cell>
          <table:table-cell table:number-matrix-columns-spanned="1" table:number-matrix-rows-spanned="1" table:formula="of:=SUM([.AJ3:.AJ11]=[.$BZ3:.$BZ11])" office:value-type="string" office:string-value="" calcext:value-type="error">
            <text:p>#REF!</text:p>
          </table:table-cell>
          <table:table-cell table:number-matrix-columns-spanned="1" table:number-matrix-rows-spanned="1" table:formula="of:=SUM([.AK3:.AK11]=[.$CA3:.$CA11])" office:value-type="string" office:string-value="" calcext:value-type="error">
            <text:p>#REF!</text:p>
          </table:table-cell>
          <table:table-cell table:number-matrix-columns-spanned="1" table:number-matrix-rows-spanned="1" table:formula="of:=SUM([.AL3:.AL11]=[.$BV3:.$BV11])" office:value-type="string" office:string-value="" calcext:value-type="error">
            <text:p>#REF!</text:p>
          </table:table-cell>
          <table:table-cell table:number-matrix-columns-spanned="1" table:number-matrix-rows-spanned="1" table:formula="of:=SUM([.AM3:.AM11]=[.$BW3:.$BW11])" office:value-type="string" office:string-value="" calcext:value-type="error">
            <text:p>#REF!</text:p>
          </table:table-cell>
          <table:table-cell table:number-matrix-columns-spanned="1" table:number-matrix-rows-spanned="1" table:formula="of:=SUM([.AN3:.AN11]=[.$BX3:.$BX11])" office:value-type="string" office:string-value="" calcext:value-type="error">
            <text:p>#REF!</text:p>
          </table:table-cell>
          <table:table-cell table:number-matrix-columns-spanned="1" table:number-matrix-rows-spanned="1" table:formula="of:=SUM([.AO3:.AO11]=[.$BY3:.$BY11])" office:value-type="string" office:string-value="" calcext:value-type="error">
            <text:p>#REF!</text:p>
          </table:table-cell>
          <table:table-cell table:number-matrix-columns-spanned="1" table:number-matrix-rows-spanned="1" table:formula="of:=SUM([.AP3:.AP11]=[.$BZ3:.$BZ11])" office:value-type="string" office:string-value="" calcext:value-type="error">
            <text:p>#REF!</text:p>
          </table:table-cell>
          <table:table-cell table:number-matrix-columns-spanned="1" table:number-matrix-rows-spanned="1" table:formula="of:=SUM([.AQ3:.AQ11]=[.$CA3:.$CA11])" office:value-type="string" office:string-value="" calcext:value-type="error">
            <text:p>#REF!</text:p>
          </table:table-cell>
          <table:table-cell table:number-matrix-columns-spanned="1" table:number-matrix-rows-spanned="1" table:formula="of:=SUM([.AR3:.AR11]=[.$BV3:.$BV11])" office:value-type="string" office:string-value="" calcext:value-type="error">
            <text:p>#REF!</text:p>
          </table:table-cell>
          <table:table-cell table:number-matrix-columns-spanned="1" table:number-matrix-rows-spanned="1" table:formula="of:=SUM([.AS3:.AS11]=[.$BW3:.$BW11])" office:value-type="string" office:string-value="" calcext:value-type="error">
            <text:p>#REF!</text:p>
          </table:table-cell>
          <table:table-cell table:number-matrix-columns-spanned="1" table:number-matrix-rows-spanned="1" table:formula="of:=SUM([.AT3:.AT11]=[.$BX3:.$BX11])" office:value-type="string" office:string-value="" calcext:value-type="error">
            <text:p>#REF!</text:p>
          </table:table-cell>
          <table:table-cell table:number-matrix-columns-spanned="1" table:number-matrix-rows-spanned="1" table:formula="of:=SUM([.AU3:.AU11]=[.$BY3:.$BY11])" office:value-type="string" office:string-value="" calcext:value-type="error">
            <text:p>#REF!</text:p>
          </table:table-cell>
          <table:table-cell table:number-matrix-columns-spanned="1" table:number-matrix-rows-spanned="1" table:formula="of:=SUM([.AV3:.AV11]=[.$BZ3:.$BZ11])" office:value-type="string" office:string-value="" calcext:value-type="error">
            <text:p>#REF!</text:p>
          </table:table-cell>
          <table:table-cell table:number-matrix-columns-spanned="1" table:number-matrix-rows-spanned="1" table:formula="of:=SUM([.AW3:.AW11]=[.$CA3:.$CA11])" office:value-type="string" office:string-value="" calcext:value-type="error">
            <text:p>#REF!</text:p>
          </table:table-cell>
          <table:table-cell table:number-matrix-columns-spanned="1" table:number-matrix-rows-spanned="1" table:formula="of:=SUM([.AX3:.AX11]=[.$BV3:.$BV11])" office:value-type="string" office:string-value="" calcext:value-type="error">
            <text:p>#REF!</text:p>
          </table:table-cell>
          <table:table-cell table:number-matrix-columns-spanned="1" table:number-matrix-rows-spanned="1" table:formula="of:=SUM([.AY3:.AY11]=[.$BW3:.$BW11])" office:value-type="string" office:string-value="" calcext:value-type="error">
            <text:p>#REF!</text:p>
          </table:table-cell>
          <table:table-cell table:number-matrix-columns-spanned="1" table:number-matrix-rows-spanned="1" table:formula="of:=SUM([.AZ3:.AZ11]=[.$BX3:.$BX11])" office:value-type="string" office:string-value="" calcext:value-type="error">
            <text:p>#REF!</text:p>
          </table:table-cell>
          <table:table-cell table:number-matrix-columns-spanned="1" table:number-matrix-rows-spanned="1" table:formula="of:=SUM([.BA3:.BA11]=[.$BY3:.$BY11])" office:value-type="string" office:string-value="" calcext:value-type="error">
            <text:p>#REF!</text:p>
          </table:table-cell>
          <table:table-cell table:number-matrix-columns-spanned="1" table:number-matrix-rows-spanned="1" table:formula="of:=SUM([.BB3:.BB11]=[.$BZ3:.$BZ11])" office:value-type="string" office:string-value="" calcext:value-type="error">
            <text:p>#REF!</text:p>
          </table:table-cell>
          <table:table-cell table:number-matrix-columns-spanned="1" table:number-matrix-rows-spanned="1" table:formula="of:=SUM([.BC3:.BC11]=[.$CA3:.$CA11])" office:value-type="string" office:string-value="" calcext:value-type="error">
            <text:p>#REF!</text:p>
          </table:table-cell>
          <table:table-cell table:number-matrix-columns-spanned="1" table:number-matrix-rows-spanned="1" table:formula="of:=SUM([.BD3:.BD11]=[.$BV3:.$BV11])" office:value-type="string" office:string-value="" calcext:value-type="error">
            <text:p>#REF!</text:p>
          </table:table-cell>
          <table:table-cell table:number-matrix-columns-spanned="1" table:number-matrix-rows-spanned="1" table:formula="of:=SUM([.BE3:.BE11]=[.$BW3:.$BW11])" office:value-type="string" office:string-value="" calcext:value-type="error">
            <text:p>#REF!</text:p>
          </table:table-cell>
          <table:table-cell table:number-matrix-columns-spanned="1" table:number-matrix-rows-spanned="1" table:formula="of:=SUM([.BF3:.BF11]=[.$BX3:.$BX11])" office:value-type="string" office:string-value="" calcext:value-type="error">
            <text:p>#REF!</text:p>
          </table:table-cell>
          <table:table-cell table:number-matrix-columns-spanned="1" table:number-matrix-rows-spanned="1" table:formula="of:=SUM([.BG3:.BG11]=[.$BY3:.$BY11])" office:value-type="string" office:string-value="" calcext:value-type="error">
            <text:p>#REF!</text:p>
          </table:table-cell>
          <table:table-cell table:number-matrix-columns-spanned="1" table:number-matrix-rows-spanned="1" table:formula="of:=SUM([.BH3:.BH11]=[.$BZ3:.$BZ11])" office:value-type="string" office:string-value="" calcext:value-type="error">
            <text:p>#REF!</text:p>
          </table:table-cell>
          <table:table-cell table:number-matrix-columns-spanned="1" table:number-matrix-rows-spanned="1" table:formula="of:=SUM([.BI3:.BI11]=[.$CA3:.$CA11])" office:value-type="string" office:string-value="" calcext:value-type="error">
            <text:p>#REF!</text:p>
          </table:table-cell>
          <table:table-cell table:number-matrix-columns-spanned="1" table:number-matrix-rows-spanned="1" table:formula="of:=SUM([.BJ3:.BJ11]=[.$BV3:.$BV11])" office:value-type="string" office:string-value="" calcext:value-type="error">
            <text:p>#REF!</text:p>
          </table:table-cell>
          <table:table-cell table:number-matrix-columns-spanned="1" table:number-matrix-rows-spanned="1" table:formula="of:=SUM([.BK3:.BK11]=[.$BW3:.$BW11])" office:value-type="string" office:string-value="" calcext:value-type="error">
            <text:p>#REF!</text:p>
          </table:table-cell>
          <table:table-cell table:number-matrix-columns-spanned="1" table:number-matrix-rows-spanned="1" table:formula="of:=SUM([.BL3:.BL11]=[.$BX3:.$BX11])" office:value-type="string" office:string-value="" calcext:value-type="error">
            <text:p>#REF!</text:p>
          </table:table-cell>
          <table:table-cell table:number-matrix-columns-spanned="1" table:number-matrix-rows-spanned="1" table:formula="of:=SUM([.BM3:.BM11]=[.$BY3:.$BY11])" office:value-type="string" office:string-value="" calcext:value-type="error">
            <text:p>#REF!</text:p>
          </table:table-cell>
          <table:table-cell table:number-matrix-columns-spanned="1" table:number-matrix-rows-spanned="1" table:formula="of:=SUM([.BN3:.BN11]=[.$BZ3:.$BZ11])" office:value-type="string" office:string-value="" calcext:value-type="error">
            <text:p>#REF!</text:p>
          </table:table-cell>
          <table:table-cell table:number-matrix-columns-spanned="1" table:number-matrix-rows-spanned="1" table:formula="of:=SUM([.BO3:.BO11]=[.$CA3:.$CA11])" office:value-type="string" office:string-value="" calcext:value-type="error">
            <text:p>#REF!</text:p>
          </table:table-cell>
          <table:table-cell table:number-matrix-columns-spanned="1" table:number-matrix-rows-spanned="1" table:formula="of:=SUM([.BP3:.BP11]=[.$BV3:.$BV11])" office:value-type="string" office:string-value="" calcext:value-type="error">
            <text:p>#REF!</text:p>
          </table:table-cell>
          <table:table-cell table:number-matrix-columns-spanned="1" table:number-matrix-rows-spanned="1" table:formula="of:=SUM([.BQ3:.BQ11]=[.$BW3:.$BW11])" office:value-type="string" office:string-value="" calcext:value-type="error">
            <text:p>#REF!</text:p>
          </table:table-cell>
          <table:table-cell table:number-matrix-columns-spanned="1" table:number-matrix-rows-spanned="1" table:formula="of:=SUM([.BR3:.BR11]=[.$BX3:.$BX11])" office:value-type="string" office:string-value="" calcext:value-type="error">
            <text:p>#REF!</text:p>
          </table:table-cell>
          <table:table-cell table:number-matrix-columns-spanned="1" table:number-matrix-rows-spanned="1" table:formula="of:=SUM([.BS3:.BS11]=[.$BY3:.$BY11])" office:value-type="string" office:string-value="" calcext:value-type="error">
            <text:p>#REF!</text:p>
          </table:table-cell>
          <table:table-cell table:number-matrix-columns-spanned="1" table:number-matrix-rows-spanned="1" table:formula="of:=SUM([.BT3:.BT11]=[.$BZ3:.$BZ11])" office:value-type="string" office:string-value="" calcext:value-type="error">
            <text:p>#REF!</text:p>
          </table:table-cell>
          <table:table-cell table:number-matrix-columns-spanned="1" table:number-matrix-rows-spanned="1" table:formula="of:=SUM([.BU3:.BU11]=[.$CA3:.$CA11])" office:value-type="string" office:string-value="" calcext:value-type="error">
            <text:p>#REF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ETTER</text:p>
          </table:table-cell>
          <table:table-cell table:number-matrix-columns-spanned="1" table:number-matrix-rows-spanned="1" table:formula="of:=SUM([.B3:.B11]&lt;[.$CB3:.$CB11])" office:value-type="string" office:string-value="" calcext:value-type="error">
            <text:p>#REF!</text:p>
          </table:table-cell>
          <table:table-cell table:number-matrix-columns-spanned="1" table:number-matrix-rows-spanned="1" table:formula="of:=SUM([.C3:.C11]&lt;[.$CC3:.$CC11])" office:value-type="string" office:string-value="" calcext:value-type="error">
            <text:p>#REF!</text:p>
          </table:table-cell>
          <table:table-cell table:number-matrix-columns-spanned="1" table:number-matrix-rows-spanned="1" table:formula="of:=SUM([.D3:.D11]&lt;[.$CD3:.$CD11])" office:value-type="string" office:string-value="" calcext:value-type="error">
            <text:p>#REF!</text:p>
          </table:table-cell>
          <table:table-cell table:number-matrix-columns-spanned="1" table:number-matrix-rows-spanned="1" table:formula="of:=SUM([.E3:.E11]&lt;[.$CE3:.$CE11])" office:value-type="string" office:string-value="" calcext:value-type="error">
            <text:p>#REF!</text:p>
          </table:table-cell>
          <table:table-cell table:number-matrix-columns-spanned="1" table:number-matrix-rows-spanned="1" table:formula="of:=SUM([.F3:.F11]&lt;[.$CF3:.$CF11])" office:value-type="string" office:string-value="" calcext:value-type="error">
            <text:p>#REF!</text:p>
          </table:table-cell>
          <table:table-cell table:number-matrix-columns-spanned="1" table:number-matrix-rows-spanned="1" table:formula="of:=SUM([.G3:.G11]&lt;[.$CG3:.$CG11])" office:value-type="string" office:string-value="" calcext:value-type="error">
            <text:p>#REF!</text:p>
          </table:table-cell>
          <table:table-cell table:number-matrix-columns-spanned="1" table:number-matrix-rows-spanned="1" table:formula="of:=SUM([.H3:.H11]&lt;[.$CB3:.$CB11])" office:value-type="string" office:string-value="" calcext:value-type="error">
            <text:p>#REF!</text:p>
          </table:table-cell>
          <table:table-cell table:number-matrix-columns-spanned="1" table:number-matrix-rows-spanned="1" table:formula="of:=SUM([.I3:.I11]&lt;[.$CC3:.$CC11])" office:value-type="string" office:string-value="" calcext:value-type="error">
            <text:p>#REF!</text:p>
          </table:table-cell>
          <table:table-cell table:number-matrix-columns-spanned="1" table:number-matrix-rows-spanned="1" table:formula="of:=SUM([.J3:.J11]&lt;[.$CD3:.$CD11])" office:value-type="string" office:string-value="" calcext:value-type="error">
            <text:p>#REF!</text:p>
          </table:table-cell>
          <table:table-cell table:number-matrix-columns-spanned="1" table:number-matrix-rows-spanned="1" table:formula="of:=SUM([.K3:.K11]&lt;[.$CE3:.$CE11])" office:value-type="string" office:string-value="" calcext:value-type="error">
            <text:p>#REF!</text:p>
          </table:table-cell>
          <table:table-cell table:number-matrix-columns-spanned="1" table:number-matrix-rows-spanned="1" table:formula="of:=SUM([.L3:.L11]&lt;[.$CF3:.$CF11])" office:value-type="string" office:string-value="" calcext:value-type="error">
            <text:p>#REF!</text:p>
          </table:table-cell>
          <table:table-cell table:number-matrix-columns-spanned="1" table:number-matrix-rows-spanned="1" table:formula="of:=SUM([.M3:.M11]&lt;[.$CG3:.$CG11])" office:value-type="string" office:string-value="" calcext:value-type="error">
            <text:p>#REF!</text:p>
          </table:table-cell>
          <table:table-cell table:number-matrix-columns-spanned="1" table:number-matrix-rows-spanned="1" table:formula="of:=SUM([.N3:.N11]&lt;[.$CB3:.$CB11])" office:value-type="string" office:string-value="" calcext:value-type="error">
            <text:p>#REF!</text:p>
          </table:table-cell>
          <table:table-cell table:number-matrix-columns-spanned="1" table:number-matrix-rows-spanned="1" table:formula="of:=SUM([.O3:.O11]&lt;[.$CC3:.$CC11])" office:value-type="string" office:string-value="" calcext:value-type="error">
            <text:p>#REF!</text:p>
          </table:table-cell>
          <table:table-cell table:number-matrix-columns-spanned="1" table:number-matrix-rows-spanned="1" table:formula="of:=SUM([.P3:.P11]&lt;[.$CD3:.$CD11])" office:value-type="string" office:string-value="" calcext:value-type="error">
            <text:p>#REF!</text:p>
          </table:table-cell>
          <table:table-cell table:number-matrix-columns-spanned="1" table:number-matrix-rows-spanned="1" table:formula="of:=SUM([.Q3:.Q11]&lt;[.$CE3:.$CE11])" office:value-type="string" office:string-value="" calcext:value-type="error">
            <text:p>#REF!</text:p>
          </table:table-cell>
          <table:table-cell table:number-matrix-columns-spanned="1" table:number-matrix-rows-spanned="1" table:formula="of:=SUM([.R3:.R11]&lt;[.$CF3:.$CF11])" office:value-type="string" office:string-value="" calcext:value-type="error">
            <text:p>#REF!</text:p>
          </table:table-cell>
          <table:table-cell table:number-matrix-columns-spanned="1" table:number-matrix-rows-spanned="1" table:formula="of:=SUM([.S3:.S11]&lt;[.$CG3:.$CG11])" office:value-type="string" office:string-value="" calcext:value-type="error">
            <text:p>#REF!</text:p>
          </table:table-cell>
          <table:table-cell table:number-matrix-columns-spanned="1" table:number-matrix-rows-spanned="1" table:formula="of:=SUM([.T3:.T11]&lt;[.$CB3:.$CB11])" office:value-type="string" office:string-value="" calcext:value-type="error">
            <text:p>#REF!</text:p>
          </table:table-cell>
          <table:table-cell table:number-matrix-columns-spanned="1" table:number-matrix-rows-spanned="1" table:formula="of:=SUM([.U3:.U11]&lt;[.$CC3:.$CC11])" office:value-type="string" office:string-value="" calcext:value-type="error">
            <text:p>#REF!</text:p>
          </table:table-cell>
          <table:table-cell table:number-matrix-columns-spanned="1" table:number-matrix-rows-spanned="1" table:formula="of:=SUM([.V3:.V11]&lt;[.$CD3:.$CD11])" office:value-type="string" office:string-value="" calcext:value-type="error">
            <text:p>#REF!</text:p>
          </table:table-cell>
          <table:table-cell table:number-matrix-columns-spanned="1" table:number-matrix-rows-spanned="1" table:formula="of:=SUM([.W3:.W11]&lt;[.$CE3:.$CE11])" office:value-type="string" office:string-value="" calcext:value-type="error">
            <text:p>#REF!</text:p>
          </table:table-cell>
          <table:table-cell table:number-matrix-columns-spanned="1" table:number-matrix-rows-spanned="1" table:formula="of:=SUM([.X3:.X11]&lt;[.$CF3:.$CF11])" office:value-type="string" office:string-value="" calcext:value-type="error">
            <text:p>#REF!</text:p>
          </table:table-cell>
          <table:table-cell table:number-matrix-columns-spanned="1" table:number-matrix-rows-spanned="1" table:formula="of:=SUM([.Y3:.Y11]&lt;[.$CG3:.$CG11])" office:value-type="string" office:string-value="" calcext:value-type="error">
            <text:p>#REF!</text:p>
          </table:table-cell>
          <table:table-cell table:number-matrix-columns-spanned="1" table:number-matrix-rows-spanned="1" table:formula="of:=SUM([.Z3:.Z11]&lt;[.$CB3:.$CB11])" office:value-type="string" office:string-value="" calcext:value-type="error">
            <text:p>#REF!</text:p>
          </table:table-cell>
          <table:table-cell table:number-matrix-columns-spanned="1" table:number-matrix-rows-spanned="1" table:formula="of:=SUM([.AA3:.AA11]&lt;[.$CC3:.$CC11])" office:value-type="string" office:string-value="" calcext:value-type="error">
            <text:p>#REF!</text:p>
          </table:table-cell>
          <table:table-cell table:number-matrix-columns-spanned="1" table:number-matrix-rows-spanned="1" table:formula="of:=SUM([.AB3:.AB11]&lt;[.$CD3:.$CD11])" office:value-type="string" office:string-value="" calcext:value-type="error">
            <text:p>#REF!</text:p>
          </table:table-cell>
          <table:table-cell table:number-matrix-columns-spanned="1" table:number-matrix-rows-spanned="1" table:formula="of:=SUM([.AC3:.AC11]&lt;[.$CE3:.$CE11])" office:value-type="string" office:string-value="" calcext:value-type="error">
            <text:p>#REF!</text:p>
          </table:table-cell>
          <table:table-cell table:number-matrix-columns-spanned="1" table:number-matrix-rows-spanned="1" table:formula="of:=SUM([.AD3:.AD11]&lt;[.$CF3:.$CF11])" office:value-type="string" office:string-value="" calcext:value-type="error">
            <text:p>#REF!</text:p>
          </table:table-cell>
          <table:table-cell table:number-matrix-columns-spanned="1" table:number-matrix-rows-spanned="1" table:formula="of:=SUM([.AE3:.AE11]&lt;[.$CG3:.$CG11])" office:value-type="string" office:string-value="" calcext:value-type="error">
            <text:p>#REF!</text:p>
          </table:table-cell>
          <table:table-cell table:number-matrix-columns-spanned="1" table:number-matrix-rows-spanned="1" table:formula="of:=SUM([.AF3:.AF11]&lt;[.$CB3:.$CB11])" office:value-type="string" office:string-value="" calcext:value-type="error">
            <text:p>#REF!</text:p>
          </table:table-cell>
          <table:table-cell table:number-matrix-columns-spanned="1" table:number-matrix-rows-spanned="1" table:formula="of:=SUM([.AG3:.AG11]&lt;[.$CC3:.$CC11])" office:value-type="string" office:string-value="" calcext:value-type="error">
            <text:p>#REF!</text:p>
          </table:table-cell>
          <table:table-cell table:number-matrix-columns-spanned="1" table:number-matrix-rows-spanned="1" table:formula="of:=SUM([.AH3:.AH11]&lt;[.$CD3:.$CD11])" office:value-type="string" office:string-value="" calcext:value-type="error">
            <text:p>#REF!</text:p>
          </table:table-cell>
          <table:table-cell table:number-matrix-columns-spanned="1" table:number-matrix-rows-spanned="1" table:formula="of:=SUM([.AI3:.AI11]&lt;[.$CE3:.$CE11])" office:value-type="string" office:string-value="" calcext:value-type="error">
            <text:p>#REF!</text:p>
          </table:table-cell>
          <table:table-cell table:number-matrix-columns-spanned="1" table:number-matrix-rows-spanned="1" table:formula="of:=SUM([.AJ3:.AJ11]&lt;[.$CF3:.$CF11])" office:value-type="string" office:string-value="" calcext:value-type="error">
            <text:p>#REF!</text:p>
          </table:table-cell>
          <table:table-cell table:number-matrix-columns-spanned="1" table:number-matrix-rows-spanned="1" table:formula="of:=SUM([.AK3:.AK11]&lt;[.$CG3:.$CG11])" office:value-type="string" office:string-value="" calcext:value-type="error">
            <text:p>#REF!</text:p>
          </table:table-cell>
          <table:table-cell table:number-matrix-columns-spanned="1" table:number-matrix-rows-spanned="1" table:formula="of:=SUM([.AL3:.AL11]&lt;[.$CB3:.$CB11])" office:value-type="string" office:string-value="" calcext:value-type="error">
            <text:p>#REF!</text:p>
          </table:table-cell>
          <table:table-cell table:number-matrix-columns-spanned="1" table:number-matrix-rows-spanned="1" table:formula="of:=SUM([.AM3:.AM11]&lt;[.$CC3:.$CC11])" office:value-type="string" office:string-value="" calcext:value-type="error">
            <text:p>#REF!</text:p>
          </table:table-cell>
          <table:table-cell table:number-matrix-columns-spanned="1" table:number-matrix-rows-spanned="1" table:formula="of:=SUM([.AN3:.AN11]&lt;[.$CD3:.$CD11])" office:value-type="string" office:string-value="" calcext:value-type="error">
            <text:p>#REF!</text:p>
          </table:table-cell>
          <table:table-cell table:number-matrix-columns-spanned="1" table:number-matrix-rows-spanned="1" table:formula="of:=SUM([.AO3:.AO11]&lt;[.$CE3:.$CE11])" office:value-type="string" office:string-value="" calcext:value-type="error">
            <text:p>#REF!</text:p>
          </table:table-cell>
          <table:table-cell table:number-matrix-columns-spanned="1" table:number-matrix-rows-spanned="1" table:formula="of:=SUM([.AP3:.AP11]&lt;[.$CF3:.$CF11])" office:value-type="string" office:string-value="" calcext:value-type="error">
            <text:p>#REF!</text:p>
          </table:table-cell>
          <table:table-cell table:number-matrix-columns-spanned="1" table:number-matrix-rows-spanned="1" table:formula="of:=SUM([.AQ3:.AQ11]&lt;[.$CG3:.$CG11])" office:value-type="string" office:string-value="" calcext:value-type="error">
            <text:p>#REF!</text:p>
          </table:table-cell>
          <table:table-cell table:number-matrix-columns-spanned="1" table:number-matrix-rows-spanned="1" table:formula="of:=SUM([.AR3:.AR11]&lt;[.$CB3:.$CB11])" office:value-type="string" office:string-value="" calcext:value-type="error">
            <text:p>#REF!</text:p>
          </table:table-cell>
          <table:table-cell table:number-matrix-columns-spanned="1" table:number-matrix-rows-spanned="1" table:formula="of:=SUM([.AS3:.AS11]&lt;[.$CC3:.$CC11])" office:value-type="string" office:string-value="" calcext:value-type="error">
            <text:p>#REF!</text:p>
          </table:table-cell>
          <table:table-cell table:number-matrix-columns-spanned="1" table:number-matrix-rows-spanned="1" table:formula="of:=SUM([.AT3:.AT11]&lt;[.$CD3:.$CD11])" office:value-type="string" office:string-value="" calcext:value-type="error">
            <text:p>#REF!</text:p>
          </table:table-cell>
          <table:table-cell table:number-matrix-columns-spanned="1" table:number-matrix-rows-spanned="1" table:formula="of:=SUM([.AU3:.AU11]&lt;[.$CE3:.$CE11])" office:value-type="string" office:string-value="" calcext:value-type="error">
            <text:p>#REF!</text:p>
          </table:table-cell>
          <table:table-cell table:number-matrix-columns-spanned="1" table:number-matrix-rows-spanned="1" table:formula="of:=SUM([.AV3:.AV11]&lt;[.$CF3:.$CF11])" office:value-type="string" office:string-value="" calcext:value-type="error">
            <text:p>#REF!</text:p>
          </table:table-cell>
          <table:table-cell table:number-matrix-columns-spanned="1" table:number-matrix-rows-spanned="1" table:formula="of:=SUM([.AW3:.AW11]&lt;[.$CG3:.$CG11])" office:value-type="string" office:string-value="" calcext:value-type="error">
            <text:p>#REF!</text:p>
          </table:table-cell>
          <table:table-cell table:number-matrix-columns-spanned="1" table:number-matrix-rows-spanned="1" table:formula="of:=SUM([.AX3:.AX11]&lt;[.$CB3:.$CB11])" office:value-type="string" office:string-value="" calcext:value-type="error">
            <text:p>#REF!</text:p>
          </table:table-cell>
          <table:table-cell table:number-matrix-columns-spanned="1" table:number-matrix-rows-spanned="1" table:formula="of:=SUM([.AY3:.AY11]&lt;[.$CC3:.$CC11])" office:value-type="string" office:string-value="" calcext:value-type="error">
            <text:p>#REF!</text:p>
          </table:table-cell>
          <table:table-cell table:number-matrix-columns-spanned="1" table:number-matrix-rows-spanned="1" table:formula="of:=SUM([.AZ3:.AZ11]&lt;[.$CD3:.$CD11])" office:value-type="string" office:string-value="" calcext:value-type="error">
            <text:p>#REF!</text:p>
          </table:table-cell>
          <table:table-cell table:number-matrix-columns-spanned="1" table:number-matrix-rows-spanned="1" table:formula="of:=SUM([.BA3:.BA11]&lt;[.$CE3:.$CE11])" office:value-type="string" office:string-value="" calcext:value-type="error">
            <text:p>#REF!</text:p>
          </table:table-cell>
          <table:table-cell table:number-matrix-columns-spanned="1" table:number-matrix-rows-spanned="1" table:formula="of:=SUM([.BB3:.BB11]&lt;[.$CF3:.$CF11])" office:value-type="string" office:string-value="" calcext:value-type="error">
            <text:p>#REF!</text:p>
          </table:table-cell>
          <table:table-cell table:number-matrix-columns-spanned="1" table:number-matrix-rows-spanned="1" table:formula="of:=SUM([.BC3:.BC11]&lt;[.$CG3:.$CG11])" office:value-type="string" office:string-value="" calcext:value-type="error">
            <text:p>#REF!</text:p>
          </table:table-cell>
          <table:table-cell table:number-matrix-columns-spanned="1" table:number-matrix-rows-spanned="1" table:formula="of:=SUM([.BD3:.BD11]&lt;[.$CB3:.$CB11])" office:value-type="string" office:string-value="" calcext:value-type="error">
            <text:p>#REF!</text:p>
          </table:table-cell>
          <table:table-cell table:number-matrix-columns-spanned="1" table:number-matrix-rows-spanned="1" table:formula="of:=SUM([.BE3:.BE11]&lt;[.$CC3:.$CC11])" office:value-type="string" office:string-value="" calcext:value-type="error">
            <text:p>#REF!</text:p>
          </table:table-cell>
          <table:table-cell table:number-matrix-columns-spanned="1" table:number-matrix-rows-spanned="1" table:formula="of:=SUM([.BF3:.BF11]&lt;[.$CD3:.$CD11])" office:value-type="string" office:string-value="" calcext:value-type="error">
            <text:p>#REF!</text:p>
          </table:table-cell>
          <table:table-cell table:number-matrix-columns-spanned="1" table:number-matrix-rows-spanned="1" table:formula="of:=SUM([.BG3:.BG11]&lt;[.$CE3:.$CE11])" office:value-type="string" office:string-value="" calcext:value-type="error">
            <text:p>#REF!</text:p>
          </table:table-cell>
          <table:table-cell table:number-matrix-columns-spanned="1" table:number-matrix-rows-spanned="1" table:formula="of:=SUM([.BH3:.BH11]&lt;[.$CF3:.$CF11])" office:value-type="string" office:string-value="" calcext:value-type="error">
            <text:p>#REF!</text:p>
          </table:table-cell>
          <table:table-cell table:number-matrix-columns-spanned="1" table:number-matrix-rows-spanned="1" table:formula="of:=SUM([.BI3:.BI11]&lt;[.$CG3:.$CG11])" office:value-type="string" office:string-value="" calcext:value-type="error">
            <text:p>#REF!</text:p>
          </table:table-cell>
          <table:table-cell table:number-matrix-columns-spanned="1" table:number-matrix-rows-spanned="1" table:formula="of:=SUM([.BJ3:.BJ11]&lt;[.$CB3:.$CB11])" office:value-type="string" office:string-value="" calcext:value-type="error">
            <text:p>#REF!</text:p>
          </table:table-cell>
          <table:table-cell table:number-matrix-columns-spanned="1" table:number-matrix-rows-spanned="1" table:formula="of:=SUM([.BK3:.BK11]&lt;[.$CC3:.$CC11])" office:value-type="string" office:string-value="" calcext:value-type="error">
            <text:p>#REF!</text:p>
          </table:table-cell>
          <table:table-cell table:number-matrix-columns-spanned="1" table:number-matrix-rows-spanned="1" table:formula="of:=SUM([.BL3:.BL11]&lt;[.$CD3:.$CD11])" office:value-type="string" office:string-value="" calcext:value-type="error">
            <text:p>#REF!</text:p>
          </table:table-cell>
          <table:table-cell table:number-matrix-columns-spanned="1" table:number-matrix-rows-spanned="1" table:formula="of:=SUM([.BM3:.BM11]&lt;[.$CE3:.$CE11])" office:value-type="string" office:string-value="" calcext:value-type="error">
            <text:p>#REF!</text:p>
          </table:table-cell>
          <table:table-cell table:number-matrix-columns-spanned="1" table:number-matrix-rows-spanned="1" table:formula="of:=SUM([.BN3:.BN11]&lt;[.$CF3:.$CF11])" office:value-type="string" office:string-value="" calcext:value-type="error">
            <text:p>#REF!</text:p>
          </table:table-cell>
          <table:table-cell table:number-matrix-columns-spanned="1" table:number-matrix-rows-spanned="1" table:formula="of:=SUM([.BO3:.BO11]&lt;[.$CG3:.$CG11])" office:value-type="string" office:string-value="" calcext:value-type="error">
            <text:p>#REF!</text:p>
          </table:table-cell>
          <table:table-cell table:number-matrix-columns-spanned="1" table:number-matrix-rows-spanned="1" table:formula="of:=SUM([.BP3:.BP11]&lt;[.$CB3:.$CB11])" office:value-type="string" office:string-value="" calcext:value-type="error">
            <text:p>#REF!</text:p>
          </table:table-cell>
          <table:table-cell table:number-matrix-columns-spanned="1" table:number-matrix-rows-spanned="1" table:formula="of:=SUM([.BQ3:.BQ11]&lt;[.$CC3:.$CC11])" office:value-type="string" office:string-value="" calcext:value-type="error">
            <text:p>#REF!</text:p>
          </table:table-cell>
          <table:table-cell table:number-matrix-columns-spanned="1" table:number-matrix-rows-spanned="1" table:formula="of:=SUM([.BR3:.BR11]&lt;[.$CD3:.$CD11])" office:value-type="string" office:string-value="" calcext:value-type="error">
            <text:p>#REF!</text:p>
          </table:table-cell>
          <table:table-cell table:number-matrix-columns-spanned="1" table:number-matrix-rows-spanned="1" table:formula="of:=SUM([.BS3:.BS11]&lt;[.$CE3:.$CE11])" office:value-type="string" office:string-value="" calcext:value-type="error">
            <text:p>#REF!</text:p>
          </table:table-cell>
          <table:table-cell table:number-matrix-columns-spanned="1" table:number-matrix-rows-spanned="1" table:formula="of:=SUM([.BT3:.BT11]&lt;[.$CF3:.$CF11])" office:value-type="string" office:string-value="" calcext:value-type="error">
            <text:p>#REF!</text:p>
          </table:table-cell>
          <table:table-cell table:number-matrix-columns-spanned="1" table:number-matrix-rows-spanned="1" table:formula="of:=SUM([.BU3:.BU11]&lt;[.$CG3:.$CG11])" office:value-type="string" office:string-value="" calcext:value-type="error">
            <text:p>#REF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ORSE</text:p>
          </table:table-cell>
          <table:table-cell table:number-matrix-columns-spanned="1" table:number-matrix-rows-spanned="1" table:formula="of:=SUM([.B3:.B11]&gt;[.$CB3:.$CB11])" office:value-type="string" office:string-value="" calcext:value-type="error">
            <text:p>#REF!</text:p>
          </table:table-cell>
          <table:table-cell table:number-matrix-columns-spanned="1" table:number-matrix-rows-spanned="1" table:formula="of:=SUM([.C3:.C11]&gt;[.$CC3:.$CC11])" office:value-type="string" office:string-value="" calcext:value-type="error">
            <text:p>#REF!</text:p>
          </table:table-cell>
          <table:table-cell table:number-matrix-columns-spanned="1" table:number-matrix-rows-spanned="1" table:formula="of:=SUM([.D3:.D11]&gt;[.$CD3:.$CD11])" office:value-type="string" office:string-value="" calcext:value-type="error">
            <text:p>#REF!</text:p>
          </table:table-cell>
          <table:table-cell table:number-matrix-columns-spanned="1" table:number-matrix-rows-spanned="1" table:formula="of:=SUM([.E3:.E11]&gt;[.$CE3:.$CE11])" office:value-type="string" office:string-value="" calcext:value-type="error">
            <text:p>#REF!</text:p>
          </table:table-cell>
          <table:table-cell table:number-matrix-columns-spanned="1" table:number-matrix-rows-spanned="1" table:formula="of:=SUM([.F3:.F11]&gt;[.$CF3:.$CF11])" office:value-type="string" office:string-value="" calcext:value-type="error">
            <text:p>#REF!</text:p>
          </table:table-cell>
          <table:table-cell table:number-matrix-columns-spanned="1" table:number-matrix-rows-spanned="1" table:formula="of:=SUM([.G3:.G11]&gt;[.$CG3:.$CG11])" office:value-type="string" office:string-value="" calcext:value-type="error">
            <text:p>#REF!</text:p>
          </table:table-cell>
          <table:table-cell table:number-matrix-columns-spanned="1" table:number-matrix-rows-spanned="1" table:formula="of:=SUM([.H3:.H11]&gt;[.$CB3:.$CB11])" office:value-type="string" office:string-value="" calcext:value-type="error">
            <text:p>#REF!</text:p>
          </table:table-cell>
          <table:table-cell table:number-matrix-columns-spanned="1" table:number-matrix-rows-spanned="1" table:formula="of:=SUM([.I3:.I11]&gt;[.$CC3:.$CC11])" office:value-type="string" office:string-value="" calcext:value-type="error">
            <text:p>#REF!</text:p>
          </table:table-cell>
          <table:table-cell table:number-matrix-columns-spanned="1" table:number-matrix-rows-spanned="1" table:formula="of:=SUM([.J3:.J11]&gt;[.$CD3:.$CD11])" office:value-type="string" office:string-value="" calcext:value-type="error">
            <text:p>#REF!</text:p>
          </table:table-cell>
          <table:table-cell table:number-matrix-columns-spanned="1" table:number-matrix-rows-spanned="1" table:formula="of:=SUM([.K3:.K11]&gt;[.$CE3:.$CE11])" office:value-type="string" office:string-value="" calcext:value-type="error">
            <text:p>#REF!</text:p>
          </table:table-cell>
          <table:table-cell table:number-matrix-columns-spanned="1" table:number-matrix-rows-spanned="1" table:formula="of:=SUM([.L3:.L11]&gt;[.$CF3:.$CF11])" office:value-type="string" office:string-value="" calcext:value-type="error">
            <text:p>#REF!</text:p>
          </table:table-cell>
          <table:table-cell table:number-matrix-columns-spanned="1" table:number-matrix-rows-spanned="1" table:formula="of:=SUM([.M3:.M11]&gt;[.$CG3:.$CG11])" office:value-type="string" office:string-value="" calcext:value-type="error">
            <text:p>#REF!</text:p>
          </table:table-cell>
          <table:table-cell table:number-matrix-columns-spanned="1" table:number-matrix-rows-spanned="1" table:formula="of:=SUM([.N3:.N11]&gt;[.$CB3:.$CB11])" office:value-type="string" office:string-value="" calcext:value-type="error">
            <text:p>#REF!</text:p>
          </table:table-cell>
          <table:table-cell table:number-matrix-columns-spanned="1" table:number-matrix-rows-spanned="1" table:formula="of:=SUM([.O3:.O11]&gt;[.$CC3:.$CC11])" office:value-type="string" office:string-value="" calcext:value-type="error">
            <text:p>#REF!</text:p>
          </table:table-cell>
          <table:table-cell table:number-matrix-columns-spanned="1" table:number-matrix-rows-spanned="1" table:formula="of:=SUM([.P3:.P11]&gt;[.$CD3:.$CD11])" office:value-type="string" office:string-value="" calcext:value-type="error">
            <text:p>#REF!</text:p>
          </table:table-cell>
          <table:table-cell table:number-matrix-columns-spanned="1" table:number-matrix-rows-spanned="1" table:formula="of:=SUM([.Q3:.Q11]&gt;[.$CE3:.$CE11])" office:value-type="string" office:string-value="" calcext:value-type="error">
            <text:p>#REF!</text:p>
          </table:table-cell>
          <table:table-cell table:number-matrix-columns-spanned="1" table:number-matrix-rows-spanned="1" table:formula="of:=SUM([.R3:.R11]&gt;[.$CF3:.$CF11])" office:value-type="string" office:string-value="" calcext:value-type="error">
            <text:p>#REF!</text:p>
          </table:table-cell>
          <table:table-cell table:number-matrix-columns-spanned="1" table:number-matrix-rows-spanned="1" table:formula="of:=SUM([.S3:.S11]&gt;[.$CG3:.$CG11])" office:value-type="string" office:string-value="" calcext:value-type="error">
            <text:p>#REF!</text:p>
          </table:table-cell>
          <table:table-cell table:number-matrix-columns-spanned="1" table:number-matrix-rows-spanned="1" table:formula="of:=SUM([.T3:.T11]&gt;[.$CB3:.$CB11])" office:value-type="string" office:string-value="" calcext:value-type="error">
            <text:p>#REF!</text:p>
          </table:table-cell>
          <table:table-cell table:number-matrix-columns-spanned="1" table:number-matrix-rows-spanned="1" table:formula="of:=SUM([.U3:.U11]&gt;[.$CC3:.$CC11])" office:value-type="string" office:string-value="" calcext:value-type="error">
            <text:p>#REF!</text:p>
          </table:table-cell>
          <table:table-cell table:number-matrix-columns-spanned="1" table:number-matrix-rows-spanned="1" table:formula="of:=SUM([.V3:.V11]&gt;[.$CD3:.$CD11])" office:value-type="string" office:string-value="" calcext:value-type="error">
            <text:p>#REF!</text:p>
          </table:table-cell>
          <table:table-cell table:number-matrix-columns-spanned="1" table:number-matrix-rows-spanned="1" table:formula="of:=SUM([.W3:.W11]&gt;[.$CE3:.$CE11])" office:value-type="string" office:string-value="" calcext:value-type="error">
            <text:p>#REF!</text:p>
          </table:table-cell>
          <table:table-cell table:number-matrix-columns-spanned="1" table:number-matrix-rows-spanned="1" table:formula="of:=SUM([.X3:.X11]&gt;[.$CF3:.$CF11])" office:value-type="string" office:string-value="" calcext:value-type="error">
            <text:p>#REF!</text:p>
          </table:table-cell>
          <table:table-cell table:number-matrix-columns-spanned="1" table:number-matrix-rows-spanned="1" table:formula="of:=SUM([.Y3:.Y11]&gt;[.$CG3:.$CG11])" office:value-type="string" office:string-value="" calcext:value-type="error">
            <text:p>#REF!</text:p>
          </table:table-cell>
          <table:table-cell table:number-matrix-columns-spanned="1" table:number-matrix-rows-spanned="1" table:formula="of:=SUM([.Z3:.Z11]&gt;[.$CB3:.$CB11])" office:value-type="string" office:string-value="" calcext:value-type="error">
            <text:p>#REF!</text:p>
          </table:table-cell>
          <table:table-cell table:number-matrix-columns-spanned="1" table:number-matrix-rows-spanned="1" table:formula="of:=SUM([.AA3:.AA11]&gt;[.$CC3:.$CC11])" office:value-type="string" office:string-value="" calcext:value-type="error">
            <text:p>#REF!</text:p>
          </table:table-cell>
          <table:table-cell table:number-matrix-columns-spanned="1" table:number-matrix-rows-spanned="1" table:formula="of:=SUM([.AB3:.AB11]&gt;[.$CD3:.$CD11])" office:value-type="string" office:string-value="" calcext:value-type="error">
            <text:p>#REF!</text:p>
          </table:table-cell>
          <table:table-cell table:number-matrix-columns-spanned="1" table:number-matrix-rows-spanned="1" table:formula="of:=SUM([.AC3:.AC11]&gt;[.$CE3:.$CE11])" office:value-type="string" office:string-value="" calcext:value-type="error">
            <text:p>#REF!</text:p>
          </table:table-cell>
          <table:table-cell table:number-matrix-columns-spanned="1" table:number-matrix-rows-spanned="1" table:formula="of:=SUM([.AD3:.AD11]&gt;[.$CF3:.$CF11])" office:value-type="string" office:string-value="" calcext:value-type="error">
            <text:p>#REF!</text:p>
          </table:table-cell>
          <table:table-cell table:number-matrix-columns-spanned="1" table:number-matrix-rows-spanned="1" table:formula="of:=SUM([.AE3:.AE11]&gt;[.$CG3:.$CG11])" office:value-type="string" office:string-value="" calcext:value-type="error">
            <text:p>#REF!</text:p>
          </table:table-cell>
          <table:table-cell table:number-matrix-columns-spanned="1" table:number-matrix-rows-spanned="1" table:formula="of:=SUM([.AF3:.AF11]&gt;[.$CB3:.$CB11])" office:value-type="string" office:string-value="" calcext:value-type="error">
            <text:p>#REF!</text:p>
          </table:table-cell>
          <table:table-cell table:number-matrix-columns-spanned="1" table:number-matrix-rows-spanned="1" table:formula="of:=SUM([.AG3:.AG11]&gt;[.$CC3:.$CC11])" office:value-type="string" office:string-value="" calcext:value-type="error">
            <text:p>#REF!</text:p>
          </table:table-cell>
          <table:table-cell table:number-matrix-columns-spanned="1" table:number-matrix-rows-spanned="1" table:formula="of:=SUM([.AH3:.AH11]&gt;[.$CD3:.$CD11])" office:value-type="string" office:string-value="" calcext:value-type="error">
            <text:p>#REF!</text:p>
          </table:table-cell>
          <table:table-cell table:number-matrix-columns-spanned="1" table:number-matrix-rows-spanned="1" table:formula="of:=SUM([.AI3:.AI11]&gt;[.$CE3:.$CE11])" office:value-type="string" office:string-value="" calcext:value-type="error">
            <text:p>#REF!</text:p>
          </table:table-cell>
          <table:table-cell table:number-matrix-columns-spanned="1" table:number-matrix-rows-spanned="1" table:formula="of:=SUM([.AJ3:.AJ11]&gt;[.$CF3:.$CF11])" office:value-type="string" office:string-value="" calcext:value-type="error">
            <text:p>#REF!</text:p>
          </table:table-cell>
          <table:table-cell table:number-matrix-columns-spanned="1" table:number-matrix-rows-spanned="1" table:formula="of:=SUM([.AK3:.AK11]&gt;[.$CG3:.$CG11])" office:value-type="string" office:string-value="" calcext:value-type="error">
            <text:p>#REF!</text:p>
          </table:table-cell>
          <table:table-cell table:number-matrix-columns-spanned="1" table:number-matrix-rows-spanned="1" table:formula="of:=SUM([.AL3:.AL11]&gt;[.$CB3:.$CB11])" office:value-type="string" office:string-value="" calcext:value-type="error">
            <text:p>#REF!</text:p>
          </table:table-cell>
          <table:table-cell table:number-matrix-columns-spanned="1" table:number-matrix-rows-spanned="1" table:formula="of:=SUM([.AM3:.AM11]&gt;[.$CC3:.$CC11])" office:value-type="string" office:string-value="" calcext:value-type="error">
            <text:p>#REF!</text:p>
          </table:table-cell>
          <table:table-cell table:number-matrix-columns-spanned="1" table:number-matrix-rows-spanned="1" table:formula="of:=SUM([.AN3:.AN11]&gt;[.$CD3:.$CD11])" office:value-type="string" office:string-value="" calcext:value-type="error">
            <text:p>#REF!</text:p>
          </table:table-cell>
          <table:table-cell table:number-matrix-columns-spanned="1" table:number-matrix-rows-spanned="1" table:formula="of:=SUM([.AO3:.AO11]&gt;[.$CE3:.$CE11])" office:value-type="string" office:string-value="" calcext:value-type="error">
            <text:p>#REF!</text:p>
          </table:table-cell>
          <table:table-cell table:number-matrix-columns-spanned="1" table:number-matrix-rows-spanned="1" table:formula="of:=SUM([.AP3:.AP11]&gt;[.$CF3:.$CF11])" office:value-type="string" office:string-value="" calcext:value-type="error">
            <text:p>#REF!</text:p>
          </table:table-cell>
          <table:table-cell table:number-matrix-columns-spanned="1" table:number-matrix-rows-spanned="1" table:formula="of:=SUM([.AQ3:.AQ11]&gt;[.$CG3:.$CG11])" office:value-type="string" office:string-value="" calcext:value-type="error">
            <text:p>#REF!</text:p>
          </table:table-cell>
          <table:table-cell table:number-matrix-columns-spanned="1" table:number-matrix-rows-spanned="1" table:formula="of:=SUM([.AR3:.AR11]&gt;[.$CB3:.$CB11])" office:value-type="string" office:string-value="" calcext:value-type="error">
            <text:p>#REF!</text:p>
          </table:table-cell>
          <table:table-cell table:number-matrix-columns-spanned="1" table:number-matrix-rows-spanned="1" table:formula="of:=SUM([.AS3:.AS11]&gt;[.$CC3:.$CC11])" office:value-type="string" office:string-value="" calcext:value-type="error">
            <text:p>#REF!</text:p>
          </table:table-cell>
          <table:table-cell table:number-matrix-columns-spanned="1" table:number-matrix-rows-spanned="1" table:formula="of:=SUM([.AT3:.AT11]&gt;[.$CD3:.$CD11])" office:value-type="string" office:string-value="" calcext:value-type="error">
            <text:p>#REF!</text:p>
          </table:table-cell>
          <table:table-cell table:number-matrix-columns-spanned="1" table:number-matrix-rows-spanned="1" table:formula="of:=SUM([.AU3:.AU11]&gt;[.$CE3:.$CE11])" office:value-type="string" office:string-value="" calcext:value-type="error">
            <text:p>#REF!</text:p>
          </table:table-cell>
          <table:table-cell table:number-matrix-columns-spanned="1" table:number-matrix-rows-spanned="1" table:formula="of:=SUM([.AV3:.AV11]&gt;[.$CF3:.$CF11])" office:value-type="string" office:string-value="" calcext:value-type="error">
            <text:p>#REF!</text:p>
          </table:table-cell>
          <table:table-cell table:number-matrix-columns-spanned="1" table:number-matrix-rows-spanned="1" table:formula="of:=SUM([.AW3:.AW11]&gt;[.$CG3:.$CG11])" office:value-type="string" office:string-value="" calcext:value-type="error">
            <text:p>#REF!</text:p>
          </table:table-cell>
          <table:table-cell table:number-matrix-columns-spanned="1" table:number-matrix-rows-spanned="1" table:formula="of:=SUM([.AX3:.AX11]&gt;[.$CB3:.$CB11])" office:value-type="string" office:string-value="" calcext:value-type="error">
            <text:p>#REF!</text:p>
          </table:table-cell>
          <table:table-cell table:number-matrix-columns-spanned="1" table:number-matrix-rows-spanned="1" table:formula="of:=SUM([.AY3:.AY11]&gt;[.$CC3:.$CC11])" office:value-type="string" office:string-value="" calcext:value-type="error">
            <text:p>#REF!</text:p>
          </table:table-cell>
          <table:table-cell table:number-matrix-columns-spanned="1" table:number-matrix-rows-spanned="1" table:formula="of:=SUM([.AZ3:.AZ11]&gt;[.$CD3:.$CD11])" office:value-type="string" office:string-value="" calcext:value-type="error">
            <text:p>#REF!</text:p>
          </table:table-cell>
          <table:table-cell table:number-matrix-columns-spanned="1" table:number-matrix-rows-spanned="1" table:formula="of:=SUM([.BA3:.BA11]&gt;[.$CE3:.$CE11])" office:value-type="string" office:string-value="" calcext:value-type="error">
            <text:p>#REF!</text:p>
          </table:table-cell>
          <table:table-cell table:number-matrix-columns-spanned="1" table:number-matrix-rows-spanned="1" table:formula="of:=SUM([.BB3:.BB11]&gt;[.$CF3:.$CF11])" office:value-type="string" office:string-value="" calcext:value-type="error">
            <text:p>#REF!</text:p>
          </table:table-cell>
          <table:table-cell table:number-matrix-columns-spanned="1" table:number-matrix-rows-spanned="1" table:formula="of:=SUM([.BC3:.BC11]&gt;[.$CG3:.$CG11])" office:value-type="string" office:string-value="" calcext:value-type="error">
            <text:p>#REF!</text:p>
          </table:table-cell>
          <table:table-cell table:number-matrix-columns-spanned="1" table:number-matrix-rows-spanned="1" table:formula="of:=SUM([.BD3:.BD11]&gt;[.$CB3:.$CB11])" office:value-type="string" office:string-value="" calcext:value-type="error">
            <text:p>#REF!</text:p>
          </table:table-cell>
          <table:table-cell table:number-matrix-columns-spanned="1" table:number-matrix-rows-spanned="1" table:formula="of:=SUM([.BE3:.BE11]&gt;[.$CC3:.$CC11])" office:value-type="string" office:string-value="" calcext:value-type="error">
            <text:p>#REF!</text:p>
          </table:table-cell>
          <table:table-cell table:number-matrix-columns-spanned="1" table:number-matrix-rows-spanned="1" table:formula="of:=SUM([.BF3:.BF11]&gt;[.$CD3:.$CD11])" office:value-type="string" office:string-value="" calcext:value-type="error">
            <text:p>#REF!</text:p>
          </table:table-cell>
          <table:table-cell table:number-matrix-columns-spanned="1" table:number-matrix-rows-spanned="1" table:formula="of:=SUM([.BG3:.BG11]&gt;[.$CE3:.$CE11])" office:value-type="string" office:string-value="" calcext:value-type="error">
            <text:p>#REF!</text:p>
          </table:table-cell>
          <table:table-cell table:number-matrix-columns-spanned="1" table:number-matrix-rows-spanned="1" table:formula="of:=SUM([.BH3:.BH11]&gt;[.$CF3:.$CF11])" office:value-type="string" office:string-value="" calcext:value-type="error">
            <text:p>#REF!</text:p>
          </table:table-cell>
          <table:table-cell table:number-matrix-columns-spanned="1" table:number-matrix-rows-spanned="1" table:formula="of:=SUM([.BI3:.BI11]&gt;[.$CG3:.$CG11])" office:value-type="string" office:string-value="" calcext:value-type="error">
            <text:p>#REF!</text:p>
          </table:table-cell>
          <table:table-cell table:number-matrix-columns-spanned="1" table:number-matrix-rows-spanned="1" table:formula="of:=SUM([.BJ3:.BJ11]&gt;[.$CB3:.$CB11])" office:value-type="string" office:string-value="" calcext:value-type="error">
            <text:p>#REF!</text:p>
          </table:table-cell>
          <table:table-cell table:number-matrix-columns-spanned="1" table:number-matrix-rows-spanned="1" table:formula="of:=SUM([.BK3:.BK11]&gt;[.$CC3:.$CC11])" office:value-type="string" office:string-value="" calcext:value-type="error">
            <text:p>#REF!</text:p>
          </table:table-cell>
          <table:table-cell table:number-matrix-columns-spanned="1" table:number-matrix-rows-spanned="1" table:formula="of:=SUM([.BL3:.BL11]&gt;[.$CD3:.$CD11])" office:value-type="string" office:string-value="" calcext:value-type="error">
            <text:p>#REF!</text:p>
          </table:table-cell>
          <table:table-cell table:number-matrix-columns-spanned="1" table:number-matrix-rows-spanned="1" table:formula="of:=SUM([.BM3:.BM11]&gt;[.$CE3:.$CE11])" office:value-type="string" office:string-value="" calcext:value-type="error">
            <text:p>#REF!</text:p>
          </table:table-cell>
          <table:table-cell table:number-matrix-columns-spanned="1" table:number-matrix-rows-spanned="1" table:formula="of:=SUM([.BN3:.BN11]&gt;[.$CF3:.$CF11])" office:value-type="string" office:string-value="" calcext:value-type="error">
            <text:p>#REF!</text:p>
          </table:table-cell>
          <table:table-cell table:number-matrix-columns-spanned="1" table:number-matrix-rows-spanned="1" table:formula="of:=SUM([.BO3:.BO11]&gt;[.$CG3:.$CG11])" office:value-type="string" office:string-value="" calcext:value-type="error">
            <text:p>#REF!</text:p>
          </table:table-cell>
          <table:table-cell table:number-matrix-columns-spanned="1" table:number-matrix-rows-spanned="1" table:formula="of:=SUM([.BP3:.BP11]&gt;[.$CB3:.$CB11])" office:value-type="string" office:string-value="" calcext:value-type="error">
            <text:p>#REF!</text:p>
          </table:table-cell>
          <table:table-cell table:number-matrix-columns-spanned="1" table:number-matrix-rows-spanned="1" table:formula="of:=SUM([.BQ3:.BQ11]&gt;[.$CC3:.$CC11])" office:value-type="string" office:string-value="" calcext:value-type="error">
            <text:p>#REF!</text:p>
          </table:table-cell>
          <table:table-cell table:number-matrix-columns-spanned="1" table:number-matrix-rows-spanned="1" table:formula="of:=SUM([.BR3:.BR11]&gt;[.$CD3:.$CD11])" office:value-type="string" office:string-value="" calcext:value-type="error">
            <text:p>#REF!</text:p>
          </table:table-cell>
          <table:table-cell table:number-matrix-columns-spanned="1" table:number-matrix-rows-spanned="1" table:formula="of:=SUM([.BS3:.BS11]&gt;[.$CE3:.$CE11])" office:value-type="string" office:string-value="" calcext:value-type="error">
            <text:p>#REF!</text:p>
          </table:table-cell>
          <table:table-cell table:number-matrix-columns-spanned="1" table:number-matrix-rows-spanned="1" table:formula="of:=SUM([.BT3:.BT11]&gt;[.$CF3:.$CF11])" office:value-type="string" office:string-value="" calcext:value-type="error">
            <text:p>#REF!</text:p>
          </table:table-cell>
          <table:table-cell table:number-matrix-columns-spanned="1" table:number-matrix-rows-spanned="1" table:formula="of:=SUM([.BU3:.BU11]&gt;[.$CG3:.$CG11])" office:value-type="string" office:string-value="" calcext:value-type="error">
            <text:p>#REF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ORST</text:p>
          </table:table-cell>
          <table:table-cell table:number-matrix-columns-spanned="1" table:number-matrix-rows-spanned="1" table:formula="of:=SUM([.B3:.B11]=[.$CH3:.$CH11])" office:value-type="string" office:string-value="" calcext:value-type="error">
            <text:p>#REF!</text:p>
          </table:table-cell>
          <table:table-cell table:number-matrix-columns-spanned="1" table:number-matrix-rows-spanned="1" table:formula="of:=SUM([.C3:.C11]=[.$CI3:.$CI11])" office:value-type="string" office:string-value="" calcext:value-type="error">
            <text:p>#REF!</text:p>
          </table:table-cell>
          <table:table-cell table:number-matrix-columns-spanned="1" table:number-matrix-rows-spanned="1" table:formula="of:=SUM([.D3:.D11]=[.$CJ3:.$CJ11])" office:value-type="string" office:string-value="" calcext:value-type="error">
            <text:p>#REF!</text:p>
          </table:table-cell>
          <table:table-cell table:number-matrix-columns-spanned="1" table:number-matrix-rows-spanned="1" table:formula="of:=SUM([.E3:.E11]=[.$CK3:.$CK11])" office:value-type="string" office:string-value="" calcext:value-type="error">
            <text:p>#REF!</text:p>
          </table:table-cell>
          <table:table-cell table:number-matrix-columns-spanned="1" table:number-matrix-rows-spanned="1" table:formula="of:=SUM([.F3:.F11]=[.$CL3:.$CL11])" office:value-type="string" office:string-value="" calcext:value-type="error">
            <text:p>#REF!</text:p>
          </table:table-cell>
          <table:table-cell table:number-matrix-columns-spanned="1" table:number-matrix-rows-spanned="1" table:formula="of:=SUM([.G3:.G11]=[.$CM3:.$CM11])" office:value-type="string" office:string-value="" calcext:value-type="error">
            <text:p>#REF!</text:p>
          </table:table-cell>
          <table:table-cell table:number-matrix-columns-spanned="1" table:number-matrix-rows-spanned="1" table:formula="of:=SUM([.H3:.H11]=[.$CH3:.$CH11])" office:value-type="string" office:string-value="" calcext:value-type="error">
            <text:p>#REF!</text:p>
          </table:table-cell>
          <table:table-cell table:number-matrix-columns-spanned="1" table:number-matrix-rows-spanned="1" table:formula="of:=SUM([.I3:.I11]=[.$CI3:.$CI11])" office:value-type="string" office:string-value="" calcext:value-type="error">
            <text:p>#REF!</text:p>
          </table:table-cell>
          <table:table-cell table:number-matrix-columns-spanned="1" table:number-matrix-rows-spanned="1" table:formula="of:=SUM([.J3:.J11]=[.$CJ3:.$CJ11])" office:value-type="string" office:string-value="" calcext:value-type="error">
            <text:p>#REF!</text:p>
          </table:table-cell>
          <table:table-cell table:number-matrix-columns-spanned="1" table:number-matrix-rows-spanned="1" table:formula="of:=SUM([.K3:.K11]=[.$CK3:.$CK11])" office:value-type="string" office:string-value="" calcext:value-type="error">
            <text:p>#REF!</text:p>
          </table:table-cell>
          <table:table-cell table:number-matrix-columns-spanned="1" table:number-matrix-rows-spanned="1" table:formula="of:=SUM([.L3:.L11]=[.$CL3:.$CL11])" office:value-type="string" office:string-value="" calcext:value-type="error">
            <text:p>#REF!</text:p>
          </table:table-cell>
          <table:table-cell table:number-matrix-columns-spanned="1" table:number-matrix-rows-spanned="1" table:formula="of:=SUM([.M3:.M11]=[.$CM3:.$CM11])" office:value-type="string" office:string-value="" calcext:value-type="error">
            <text:p>#REF!</text:p>
          </table:table-cell>
          <table:table-cell table:number-matrix-columns-spanned="1" table:number-matrix-rows-spanned="1" table:formula="of:=SUM([.N3:.N11]=[.$CH3:.$CH11])" office:value-type="string" office:string-value="" calcext:value-type="error">
            <text:p>#REF!</text:p>
          </table:table-cell>
          <table:table-cell table:number-matrix-columns-spanned="1" table:number-matrix-rows-spanned="1" table:formula="of:=SUM([.O3:.O11]=[.$CI3:.$CI11])" office:value-type="string" office:string-value="" calcext:value-type="error">
            <text:p>#REF!</text:p>
          </table:table-cell>
          <table:table-cell table:number-matrix-columns-spanned="1" table:number-matrix-rows-spanned="1" table:formula="of:=SUM([.P3:.P11]=[.$CJ3:.$CJ11])" office:value-type="string" office:string-value="" calcext:value-type="error">
            <text:p>#REF!</text:p>
          </table:table-cell>
          <table:table-cell table:number-matrix-columns-spanned="1" table:number-matrix-rows-spanned="1" table:formula="of:=SUM([.Q3:.Q11]=[.$CK3:.$CK11])" office:value-type="string" office:string-value="" calcext:value-type="error">
            <text:p>#REF!</text:p>
          </table:table-cell>
          <table:table-cell table:number-matrix-columns-spanned="1" table:number-matrix-rows-spanned="1" table:formula="of:=SUM([.R3:.R11]=[.$CL3:.$CL11])" office:value-type="string" office:string-value="" calcext:value-type="error">
            <text:p>#REF!</text:p>
          </table:table-cell>
          <table:table-cell table:number-matrix-columns-spanned="1" table:number-matrix-rows-spanned="1" table:formula="of:=SUM([.S3:.S11]=[.$CM3:.$CM11])" office:value-type="string" office:string-value="" calcext:value-type="error">
            <text:p>#REF!</text:p>
          </table:table-cell>
          <table:table-cell table:number-matrix-columns-spanned="1" table:number-matrix-rows-spanned="1" table:formula="of:=SUM([.T3:.T11]=[.$CH3:.$CH11])" office:value-type="string" office:string-value="" calcext:value-type="error">
            <text:p>#REF!</text:p>
          </table:table-cell>
          <table:table-cell table:number-matrix-columns-spanned="1" table:number-matrix-rows-spanned="1" table:formula="of:=SUM([.U3:.U11]=[.$CI3:.$CI11])" office:value-type="string" office:string-value="" calcext:value-type="error">
            <text:p>#REF!</text:p>
          </table:table-cell>
          <table:table-cell table:number-matrix-columns-spanned="1" table:number-matrix-rows-spanned="1" table:formula="of:=SUM([.V3:.V11]=[.$CJ3:.$CJ11])" office:value-type="string" office:string-value="" calcext:value-type="error">
            <text:p>#REF!</text:p>
          </table:table-cell>
          <table:table-cell table:number-matrix-columns-spanned="1" table:number-matrix-rows-spanned="1" table:formula="of:=SUM([.W3:.W11]=[.$CK3:.$CK11])" office:value-type="string" office:string-value="" calcext:value-type="error">
            <text:p>#REF!</text:p>
          </table:table-cell>
          <table:table-cell table:number-matrix-columns-spanned="1" table:number-matrix-rows-spanned="1" table:formula="of:=SUM([.X3:.X11]=[.$CL3:.$CL11])" office:value-type="string" office:string-value="" calcext:value-type="error">
            <text:p>#REF!</text:p>
          </table:table-cell>
          <table:table-cell table:number-matrix-columns-spanned="1" table:number-matrix-rows-spanned="1" table:formula="of:=SUM([.Y3:.Y11]=[.$CM3:.$CM11])" office:value-type="string" office:string-value="" calcext:value-type="error">
            <text:p>#REF!</text:p>
          </table:table-cell>
          <table:table-cell table:number-matrix-columns-spanned="1" table:number-matrix-rows-spanned="1" table:formula="of:=SUM([.Z3:.Z11]=[.$CH3:.$CH11])" office:value-type="string" office:string-value="" calcext:value-type="error">
            <text:p>#REF!</text:p>
          </table:table-cell>
          <table:table-cell table:number-matrix-columns-spanned="1" table:number-matrix-rows-spanned="1" table:formula="of:=SUM([.AA3:.AA11]=[.$CI3:.$CI11])" office:value-type="string" office:string-value="" calcext:value-type="error">
            <text:p>#REF!</text:p>
          </table:table-cell>
          <table:table-cell table:number-matrix-columns-spanned="1" table:number-matrix-rows-spanned="1" table:formula="of:=SUM([.AB3:.AB11]=[.$CJ3:.$CJ11])" office:value-type="string" office:string-value="" calcext:value-type="error">
            <text:p>#REF!</text:p>
          </table:table-cell>
          <table:table-cell table:number-matrix-columns-spanned="1" table:number-matrix-rows-spanned="1" table:formula="of:=SUM([.AC3:.AC11]=[.$CK3:.$CK11])" office:value-type="string" office:string-value="" calcext:value-type="error">
            <text:p>#REF!</text:p>
          </table:table-cell>
          <table:table-cell table:number-matrix-columns-spanned="1" table:number-matrix-rows-spanned="1" table:formula="of:=SUM([.AD3:.AD11]=[.$CL3:.$CL11])" office:value-type="string" office:string-value="" calcext:value-type="error">
            <text:p>#REF!</text:p>
          </table:table-cell>
          <table:table-cell table:number-matrix-columns-spanned="1" table:number-matrix-rows-spanned="1" table:formula="of:=SUM([.AE3:.AE11]=[.$CM3:.$CM11])" office:value-type="string" office:string-value="" calcext:value-type="error">
            <text:p>#REF!</text:p>
          </table:table-cell>
          <table:table-cell table:number-matrix-columns-spanned="1" table:number-matrix-rows-spanned="1" table:formula="of:=SUM([.AF3:.AF11]=[.$CH3:.$CH11])" office:value-type="string" office:string-value="" calcext:value-type="error">
            <text:p>#REF!</text:p>
          </table:table-cell>
          <table:table-cell table:number-matrix-columns-spanned="1" table:number-matrix-rows-spanned="1" table:formula="of:=SUM([.AG3:.AG11]=[.$CI3:.$CI11])" office:value-type="string" office:string-value="" calcext:value-type="error">
            <text:p>#REF!</text:p>
          </table:table-cell>
          <table:table-cell table:number-matrix-columns-spanned="1" table:number-matrix-rows-spanned="1" table:formula="of:=SUM([.AH3:.AH11]=[.$CJ3:.$CJ11])" office:value-type="string" office:string-value="" calcext:value-type="error">
            <text:p>#REF!</text:p>
          </table:table-cell>
          <table:table-cell table:number-matrix-columns-spanned="1" table:number-matrix-rows-spanned="1" table:formula="of:=SUM([.AI3:.AI11]=[.$CK3:.$CK11])" office:value-type="string" office:string-value="" calcext:value-type="error">
            <text:p>#REF!</text:p>
          </table:table-cell>
          <table:table-cell table:number-matrix-columns-spanned="1" table:number-matrix-rows-spanned="1" table:formula="of:=SUM([.AJ3:.AJ11]=[.$CL3:.$CL11])" office:value-type="string" office:string-value="" calcext:value-type="error">
            <text:p>#REF!</text:p>
          </table:table-cell>
          <table:table-cell table:number-matrix-columns-spanned="1" table:number-matrix-rows-spanned="1" table:formula="of:=SUM([.AK3:.AK11]=[.$CM3:.$CM11])" office:value-type="string" office:string-value="" calcext:value-type="error">
            <text:p>#REF!</text:p>
          </table:table-cell>
          <table:table-cell table:number-matrix-columns-spanned="1" table:number-matrix-rows-spanned="1" table:formula="of:=SUM([.AL3:.AL11]=[.$CH3:.$CH11])" office:value-type="string" office:string-value="" calcext:value-type="error">
            <text:p>#REF!</text:p>
          </table:table-cell>
          <table:table-cell table:number-matrix-columns-spanned="1" table:number-matrix-rows-spanned="1" table:formula="of:=SUM([.AM3:.AM11]=[.$CI3:.$CI11])" office:value-type="string" office:string-value="" calcext:value-type="error">
            <text:p>#REF!</text:p>
          </table:table-cell>
          <table:table-cell table:number-matrix-columns-spanned="1" table:number-matrix-rows-spanned="1" table:formula="of:=SUM([.AN3:.AN11]=[.$CJ3:.$CJ11])" office:value-type="string" office:string-value="" calcext:value-type="error">
            <text:p>#REF!</text:p>
          </table:table-cell>
          <table:table-cell table:number-matrix-columns-spanned="1" table:number-matrix-rows-spanned="1" table:formula="of:=SUM([.AO3:.AO11]=[.$CK3:.$CK11])" office:value-type="string" office:string-value="" calcext:value-type="error">
            <text:p>#REF!</text:p>
          </table:table-cell>
          <table:table-cell table:number-matrix-columns-spanned="1" table:number-matrix-rows-spanned="1" table:formula="of:=SUM([.AP3:.AP11]=[.$CL3:.$CL11])" office:value-type="string" office:string-value="" calcext:value-type="error">
            <text:p>#REF!</text:p>
          </table:table-cell>
          <table:table-cell table:number-matrix-columns-spanned="1" table:number-matrix-rows-spanned="1" table:formula="of:=SUM([.AQ3:.AQ11]=[.$CM3:.$CM11])" office:value-type="string" office:string-value="" calcext:value-type="error">
            <text:p>#REF!</text:p>
          </table:table-cell>
          <table:table-cell table:number-matrix-columns-spanned="1" table:number-matrix-rows-spanned="1" table:formula="of:=SUM([.AR3:.AR11]=[.$CH3:.$CH11])" office:value-type="string" office:string-value="" calcext:value-type="error">
            <text:p>#REF!</text:p>
          </table:table-cell>
          <table:table-cell table:number-matrix-columns-spanned="1" table:number-matrix-rows-spanned="1" table:formula="of:=SUM([.AS3:.AS11]=[.$CI3:.$CI11])" office:value-type="string" office:string-value="" calcext:value-type="error">
            <text:p>#REF!</text:p>
          </table:table-cell>
          <table:table-cell table:number-matrix-columns-spanned="1" table:number-matrix-rows-spanned="1" table:formula="of:=SUM([.AT3:.AT11]=[.$CJ3:.$CJ11])" office:value-type="string" office:string-value="" calcext:value-type="error">
            <text:p>#REF!</text:p>
          </table:table-cell>
          <table:table-cell table:number-matrix-columns-spanned="1" table:number-matrix-rows-spanned="1" table:formula="of:=SUM([.AU3:.AU11]=[.$CK3:.$CK11])" office:value-type="string" office:string-value="" calcext:value-type="error">
            <text:p>#REF!</text:p>
          </table:table-cell>
          <table:table-cell table:number-matrix-columns-spanned="1" table:number-matrix-rows-spanned="1" table:formula="of:=SUM([.AV3:.AV11]=[.$CL3:.$CL11])" office:value-type="string" office:string-value="" calcext:value-type="error">
            <text:p>#REF!</text:p>
          </table:table-cell>
          <table:table-cell table:number-matrix-columns-spanned="1" table:number-matrix-rows-spanned="1" table:formula="of:=SUM([.AW3:.AW11]=[.$CM3:.$CM11])" office:value-type="string" office:string-value="" calcext:value-type="error">
            <text:p>#REF!</text:p>
          </table:table-cell>
          <table:table-cell table:number-matrix-columns-spanned="1" table:number-matrix-rows-spanned="1" table:formula="of:=SUM([.AX3:.AX11]=[.$CH3:.$CH11])" office:value-type="string" office:string-value="" calcext:value-type="error">
            <text:p>#REF!</text:p>
          </table:table-cell>
          <table:table-cell table:number-matrix-columns-spanned="1" table:number-matrix-rows-spanned="1" table:formula="of:=SUM([.AY3:.AY11]=[.$CI3:.$CI11])" office:value-type="string" office:string-value="" calcext:value-type="error">
            <text:p>#REF!</text:p>
          </table:table-cell>
          <table:table-cell table:number-matrix-columns-spanned="1" table:number-matrix-rows-spanned="1" table:formula="of:=SUM([.AZ3:.AZ11]=[.$CJ3:.$CJ11])" office:value-type="string" office:string-value="" calcext:value-type="error">
            <text:p>#REF!</text:p>
          </table:table-cell>
          <table:table-cell table:number-matrix-columns-spanned="1" table:number-matrix-rows-spanned="1" table:formula="of:=SUM([.BA3:.BA11]=[.$CK3:.$CK11])" office:value-type="string" office:string-value="" calcext:value-type="error">
            <text:p>#REF!</text:p>
          </table:table-cell>
          <table:table-cell table:number-matrix-columns-spanned="1" table:number-matrix-rows-spanned="1" table:formula="of:=SUM([.BB3:.BB11]=[.$CL3:.$CL11])" office:value-type="string" office:string-value="" calcext:value-type="error">
            <text:p>#REF!</text:p>
          </table:table-cell>
          <table:table-cell table:number-matrix-columns-spanned="1" table:number-matrix-rows-spanned="1" table:formula="of:=SUM([.BC3:.BC11]=[.$CM3:.$CM11])" office:value-type="string" office:string-value="" calcext:value-type="error">
            <text:p>#REF!</text:p>
          </table:table-cell>
          <table:table-cell table:number-matrix-columns-spanned="1" table:number-matrix-rows-spanned="1" table:formula="of:=SUM([.BD3:.BD11]=[.$CH3:.$CH11])" office:value-type="string" office:string-value="" calcext:value-type="error">
            <text:p>#REF!</text:p>
          </table:table-cell>
          <table:table-cell table:number-matrix-columns-spanned="1" table:number-matrix-rows-spanned="1" table:formula="of:=SUM([.BE3:.BE11]=[.$CI3:.$CI11])" office:value-type="string" office:string-value="" calcext:value-type="error">
            <text:p>#REF!</text:p>
          </table:table-cell>
          <table:table-cell table:number-matrix-columns-spanned="1" table:number-matrix-rows-spanned="1" table:formula="of:=SUM([.BF3:.BF11]=[.$CJ3:.$CJ11])" office:value-type="string" office:string-value="" calcext:value-type="error">
            <text:p>#REF!</text:p>
          </table:table-cell>
          <table:table-cell table:number-matrix-columns-spanned="1" table:number-matrix-rows-spanned="1" table:formula="of:=SUM([.BG3:.BG11]=[.$CK3:.$CK11])" office:value-type="string" office:string-value="" calcext:value-type="error">
            <text:p>#REF!</text:p>
          </table:table-cell>
          <table:table-cell table:number-matrix-columns-spanned="1" table:number-matrix-rows-spanned="1" table:formula="of:=SUM([.BH3:.BH11]=[.$CL3:.$CL11])" office:value-type="string" office:string-value="" calcext:value-type="error">
            <text:p>#REF!</text:p>
          </table:table-cell>
          <table:table-cell table:number-matrix-columns-spanned="1" table:number-matrix-rows-spanned="1" table:formula="of:=SUM([.BI3:.BI11]=[.$CM3:.$CM11])" office:value-type="string" office:string-value="" calcext:value-type="error">
            <text:p>#REF!</text:p>
          </table:table-cell>
          <table:table-cell table:number-matrix-columns-spanned="1" table:number-matrix-rows-spanned="1" table:formula="of:=SUM([.BJ3:.BJ11]=[.$CH3:.$CH11])" office:value-type="string" office:string-value="" calcext:value-type="error">
            <text:p>#REF!</text:p>
          </table:table-cell>
          <table:table-cell table:number-matrix-columns-spanned="1" table:number-matrix-rows-spanned="1" table:formula="of:=SUM([.BK3:.BK11]=[.$CI3:.$CI11])" office:value-type="string" office:string-value="" calcext:value-type="error">
            <text:p>#REF!</text:p>
          </table:table-cell>
          <table:table-cell table:number-matrix-columns-spanned="1" table:number-matrix-rows-spanned="1" table:formula="of:=SUM([.BL3:.BL11]=[.$CJ3:.$CJ11])" office:value-type="string" office:string-value="" calcext:value-type="error">
            <text:p>#REF!</text:p>
          </table:table-cell>
          <table:table-cell table:number-matrix-columns-spanned="1" table:number-matrix-rows-spanned="1" table:formula="of:=SUM([.BM3:.BM11]=[.$CK3:.$CK11])" office:value-type="string" office:string-value="" calcext:value-type="error">
            <text:p>#REF!</text:p>
          </table:table-cell>
          <table:table-cell table:number-matrix-columns-spanned="1" table:number-matrix-rows-spanned="1" table:formula="of:=SUM([.BN3:.BN11]=[.$CL3:.$CL11])" office:value-type="string" office:string-value="" calcext:value-type="error">
            <text:p>#REF!</text:p>
          </table:table-cell>
          <table:table-cell table:number-matrix-columns-spanned="1" table:number-matrix-rows-spanned="1" table:formula="of:=SUM([.BO3:.BO11]=[.$CM3:.$CM11])" office:value-type="string" office:string-value="" calcext:value-type="error">
            <text:p>#REF!</text:p>
          </table:table-cell>
          <table:table-cell table:number-matrix-columns-spanned="1" table:number-matrix-rows-spanned="1" table:formula="of:=SUM([.BP3:.BP11]=[.$CH3:.$CH11])" office:value-type="string" office:string-value="" calcext:value-type="error">
            <text:p>#REF!</text:p>
          </table:table-cell>
          <table:table-cell table:number-matrix-columns-spanned="1" table:number-matrix-rows-spanned="1" table:formula="of:=SUM([.BQ3:.BQ11]=[.$CI3:.$CI11])" office:value-type="string" office:string-value="" calcext:value-type="error">
            <text:p>#REF!</text:p>
          </table:table-cell>
          <table:table-cell table:number-matrix-columns-spanned="1" table:number-matrix-rows-spanned="1" table:formula="of:=SUM([.BR3:.BR11]=[.$CJ3:.$CJ11])" office:value-type="string" office:string-value="" calcext:value-type="error">
            <text:p>#REF!</text:p>
          </table:table-cell>
          <table:table-cell table:number-matrix-columns-spanned="1" table:number-matrix-rows-spanned="1" table:formula="of:=SUM([.BS3:.BS11]=[.$CK3:.$CK11])" office:value-type="string" office:string-value="" calcext:value-type="error">
            <text:p>#REF!</text:p>
          </table:table-cell>
          <table:table-cell table:number-matrix-columns-spanned="1" table:number-matrix-rows-spanned="1" table:formula="of:=SUM([.BT3:.BT11]=[.$CL3:.$CL11])" office:value-type="string" office:string-value="" calcext:value-type="error">
            <text:p>#REF!</text:p>
          </table:table-cell>
          <table:table-cell table:number-matrix-columns-spanned="1" table:number-matrix-rows-spanned="1" table:formula="of:=SUM([.BU3:.BU11]=[.$CM3:.$CM11])" office:value-type="string" office:string-value="" calcext:value-type="error">
            <text:p>#REF!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8">00/00/0000</text:date>, <text:time style:data-style-name="N2" text:time-value="15:24:20.2364365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2-05-18T15:25:25.307806522</dc:date>
    <meta:editing-duration>PT8M40S</meta:editing-duration>
    <meta:editing-cycles>2</meta:editing-cycles>
    <meta:generator>LibreOffice/7.0.4.2$Linux_X86_64 LibreOffice_project/00$Build-2</meta:generator>
    <meta:document-statistic meta:table-count="2" meta:cell-count="10392" meta:object-count="0"/>
  </office:meta>
</office:document-meta>
</file>